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Název</text:p>
          </table:table-cell>
          <table:table-cell office:value-type="string" calcext:value-type="string">
            <text:p>Alternativní název</text:p>
          </table:table-cell>
          <table:table-cell office:value-type="string" calcext:value-type="string">
            <text:p>Время существования:</text:p>
          </table:table-cell>
          <table:table-cell office:value-type="string" calcext:value-type="string">
            <text:p>Реорганизован:</text:p>
          </table:table-cell>
          <table:table-cell office:value-type="string" calcext:value-type="string">
            <text:p>Подчинен:</text:p>
          </table:table-cell>
          <table:table-cell office:value-type="string" calcext:value-type="string">
            <text:p>Дислокация:</text:p>
          </table:table-cell>
          <table:table-cell office:value-type="string" calcext:value-type="string">
            <text:p>Литер:</text:p>
          </table:table-cell>
          <table:table-cell office:value-type="string" calcext:value-type="string">
            <text:p>Телегр. код:</text:p>
          </table:table-cell>
          <table:table-cell office:value-type="string" calcext:value-type="string">
            <text:p>Адрес:</text:p>
          </table:table-cell>
          <table:table-cell office:value-type="string" calcext:value-type="string">
            <text:p>Производство:</text:p>
          </table:table-cell>
          <table:table-cell office:value-type="string" calcext:value-type="string">
            <text:p>Численность:</text:p>
          </table:table-cell>
          <table:table-cell office:value-type="string" calcext:value-type="string">
            <text:p>Начальники:</text:p>
          </table:table-cell>
          <table:table-cell office:value-type="string" calcext:value-type="string">
            <text:p>Архив:</text:p>
          </table:table-cell>
          <table:table-cell office:value-type="string" calcext:value-type="string">
            <text:p>Примечания:</text:p>
          </table:table-cell>
          <table:table-cell office:value-type="string" calcext:value-type="string">
            <text:p>Примечание:</text:p>
          </table:table-cell>
          <table:table-cell office:value-type="string" calcext:value-type="string">
            <text:p>Источники:</text:p>
          </table:table-cell>
          <table:table-cell office:value-type="string" calcext:value-type="string">
            <text:p>Доп. сведения:</text:p>
          </table:table-cell>
          <table:table-cell office:value-type="string" calcext:value-type="string">
            <text:p>См. также:</text:p>
          </table:table-cell>
          <table:table-cell office:value-type="string" calcext:value-type="string">
            <text:p>Autor:</text:p>
          </table:table-cell>
          <table:table-cell office:value-type="string" calcext:value-type="string">
            <text:p>Zdroj:</text:p>
          </table:table-cell>
        </table:table-row>
        <table:table-row table:style-name="ro1">
          <table:table-cell office:value-type="string" calcext:value-type="string">
            <text:p>АВТОТРАНСПОРТНЫЙ ИТЛ ДАЛЬСТРОЯ</text:p>
          </table:table-cell>
          <table:table-cell office:value-type="string" calcext:value-type="string">
            <text:p>ИТЛ Упр. автотранспорта, Транслаг, Транспортное ЛО,&lt;BR&gt;ИТЛ Автотранспорта, Автотранспортный ИТЛ УСВИТЛа</text:p>
          </table:table-cell>
          <table:table-cell office:value-type="string" calcext:value-type="string">
            <text:p>организован не позднее 01.02.51 [1]&lt;SUP&gt;1&lt;/SUP&gt;;&lt;br&gt; закрыт 05.08.54 [2].</text:p>
          </table:table-cell>
          <table:table-cell office:value-type="string" calcext:value-type="string">
            <text:p>между 22.05.51 и 01.05.52 из ЛО в ИТЛ [3], {21. Л. 55}&lt;SUP&gt;2&lt;/SUP&gt;.</text:p>
          </table:table-cell>
          <table:table-cell office:value-type="string" calcext:value-type="string">
            <text:p>ГУ ИТ лагерей Дальстроя в 1951–1952 гг. [1], {21. Л. 55};&lt;br&gt; УСВИТЛ в 1953–1954 гг. {21. Л. 667}, [2].</text:p>
          </table:table-cell>
          <table:table-cell office:value-type="string" calcext:value-type="string">
            <text:p>Магаданская обл., пос. Мякит {21. Л. 667, 733}.</text:p>
          </table:table-cell>
          <table:table-cell office:value-type="string" calcext:value-type="string">
            <text:p>АВ-4 {21. Л. 667, 733}.</text:p>
          </table:table-cell>
          <table:table-cell office:value-type="string" calcext:value-type="string">
            <text:p>нет {21. Л. 667}.</text:p>
          </table:table-cell>
          <table:table-cell office:value-type="string" calcext:value-type="string">
            <text:p>Магаданская обл., пос. Мякит, п/я АВ-261/206 на 01.08.53 {21. Л. 733};&lt;br&gt; п/я АВ-261/46 на 11.12.53 {21. Л. 667}.</text:p>
          </table:table-cell>
          <table:table-cell office:value-type="string" calcext:value-type="string">
            <text:p>работа в цехах на участках автобаз, на Спорненском авторем. з-де&lt;SUP&gt;3&lt;/SUP&gt;, стр-во в пос. Мякит, обслуживание угольных шахт Первомайского угольного р-на {21. Л. 55–70}.</text:p>
          </table:table-cell>
          <table:table-cell office:value-type="string" calcext:value-type="string">
            <text:p>22.05.51 — 4316 [3];&lt;br&gt; 01.09.51 — 5927&lt;SUP&gt;4&lt;/SUP&gt; [4];&lt;br&gt; 01.05.52 — 6265&lt;SUP&gt;5&lt;/SUP&gt; {21. Л. 55–70};&lt;br&gt; 01.08.53 — 3643 {21. Л. 733};&lt;br&gt; 02.02.54 — 4433 {21. Л. 671}.</text:p>
          </table:table-cell>
          <table:table-cell office:value-type="string" calcext:value-type="string">
            <text:p>нач. — майор Абаев ?.?. (упом. 01.05.52) {21. Л. 70};&lt;br&gt; п/п инт.с. Карпов Б.Н., ? — по 15.07.52 [5];&lt;br&gt; инж.-майор Толкачев С.С., с 15.07.52 — ? [5];&lt;br&gt; майор Ершов ?.?. (упом. 01.08.53) {21. Л. 733}&lt;SUP&gt;6&lt;/SUP&gt;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01.02.51 встречено первое упом. Транслага, но статус лаг. подр. при этом не обозначен;&lt;br&gt; согласно [6], этот ИТЛ был организован в 1952 г.&lt;br&gt;&lt;SUP&gt;2&lt;/SUP&gt; 22.05.51 Транслаг упом. в качестве ЛО, а 01.05.52 встречено первое упом. ИТЛ Упр. автомобильного транспорта.&lt;br&gt;&lt;SUP&gt;3&lt;/SUP&gt; Подробнее об истории Спорненского авторем. з-да (пос. Спорный, ныне р.п. Спорное) см. [7].&lt;br&gt;&lt;SUP&gt;4&lt;/SUP&gt; Из них 25 женщин [4].&lt;br&gt;&lt;SUP&gt;5&lt;/SUP&gt; Из них 18 женщин, 638 осужденных за к/р преступления {21. Л. 55–70}.&lt;br&gt;&lt;SUP&gt;6&lt;/SUP&gt; Согласно этому источнику, Ершов стал нач. АВТОТРАНСПОРТНОГО ИТЛ 15.09.52, но в др. документах подтверждения этому не обнаружено.</text:p>
          </table:table-cell>
          <table:table-cell/>
          <table:table-cell office:value-type="string" calcext:value-type="string">
            <text:p>&lt;ol compact&gt;&lt;li&gt;ГАРФ. Ф. 9414. Оп. 1д. Д. 159. Л. 26.&lt;br&gt;&lt;li&gt;Пр. 0443 МВД от 05.08.54.&lt;br&gt;&lt;li&gt;ГАРФ. Ф. 9414. Оп. 1д. Д. 107. Л. 2.&lt;br&gt;&lt;li&gt;Там же. Оп. 1. Д. 509. Л. 87.&lt;br&gt;&lt;li&gt;Пр. 836лс МВД от 15.07.52.&lt;br&gt;&lt;li&gt;ГАРФ. Ф. 9414. Оп. 1д. Д. 161. Л. 87.&lt;br&gt;&lt;li&gt;Паникаров И.А. История поселков центральной Колымы. Магадан.: АО МАОБТИ, 1995. С. 125–130.&lt;/ol&gt;</text:p>
          </table:table-cell>
          <table:table-cell table:number-columns-repeated="2"/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АЗОВСКИЙ ИТЛ</text:p>
          </table:table-cell>
          <table:table-cell office:value-type="string" calcext:value-type="string">
            <text:p>Азовлаг</text:p>
          </table:table-cell>
          <table:table-cell office:value-type="string" calcext:value-type="string">
            <text:p>организован 14.05.53 (переименован из СТРОИТЕЛЬСТВА 462 И ИТЛ) {36};&lt;br&gt; закрыт 05.06.53 [1].</text:p>
          </table:table-cell>
          <table:table-cell/>
          <table:table-cell office:value-type="string" calcext:value-type="string">
            <text:p>ГУЛАГ МЮ {36}.</text:p>
          </table:table-cell>
          <table:table-cell office:value-type="string" calcext:value-type="string">
            <text:p>Украинская ССР, Днепропетровская обл., г.Кривой Рог {37}.</text:p>
          </table:table-cell>
          <table:table-cell office:value-type="string" calcext:value-type="string">
            <text:p>ЖЛ — перешел от предшественника {36, 37}.</text:p>
          </table:table-cell>
          <table:table-cell office:value-type="string" calcext:value-type="string">
            <text:p>Арктика {37}.</text:p>
          </table:table-cell>
          <table:table-cell office:value-type="string" calcext:value-type="string">
            <text:p>Днепропетровская обл., г.Кривой Рог, п/я ЖЛ-38 {37}.</text:p>
          </table:table-cell>
          <table:table-cell office:value-type="string" calcext:value-type="string">
            <text:p>обслуживание Стр-ва 462 [1].</text:p>
          </table:table-cell>
          <table:table-cell office:value-type="string" calcext:value-type="string">
            <text:p>15.05.53 — 3590 [2].</text:p>
          </table:table-cell>
          <table:table-cell office:value-type="string" calcext:value-type="string">
            <text:p>и.о. нач. — полк. в/с Гриднев Н.А., ? — по 05.06.53 [1]&lt;SUP&gt;1&lt;/SUP&gt;.</text:p>
          </table:table-cell>
          <table:table-cell office:value-type="string" calcext:value-type="string">
            <text:p>В ОИТК УМВД по Днепропетровской обл.: л/д з/к — 683, материалы делопроизводства {1, 2}.</text:p>
          </table:table-cell>
          <table:table-cell/>
          <table:table-cell office:value-type="string" calcext:value-type="string">
            <text:p>&lt;SUP&gt;1&lt;/SUP&gt; По всей вероятности, Н.А.Гриднев был и.о. нач. с момента переименования ИТЛ, так как 01.04.53 он назначен на должность и.о. нач. ИТЛ при Стр-ве 462 (предшественника АЗОВСКОГО ИТЛ) [3].</text:p>
          </table:table-cell>
          <table:table-cell office:value-type="string" calcext:value-type="string">
            <text:p>&lt;ol compact&gt;&lt;li&gt;Пр. 072 МЮ от 05.06.53.&lt;br&gt;&lt;li&gt;ГАРФ. Ф.9414. Оп.1д. Д.243. Разд.4. Л.15.&lt;br&gt;&lt;li&gt;Пр. 021/л МЮ от 01.04.53.&lt;/ol&gt;</text:p>
          </table:table-cell>
          <table:table-cell/>
          <table:table-cell office:value-type="string" calcext:value-type="string">
            <text:p>&lt;a href=r3-3.html&gt;АЗОВСКОЕ ЛО&lt;/a&gt;,&lt;br&gt; &lt;a href=r3-348.html&gt;СТРОИТЕЛЬСТВО 462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АЗОВСКОЕ ЛО</text:p>
          </table:table-cell>
          <table:table-cell office:value-type="string" calcext:value-type="string">
            <text:p>Азовлаг, ЛО при Строительстве 462</text:p>
          </table:table-cell>
          <table:table-cell office:value-type="string" calcext:value-type="string">
            <text:p>организовано 01.12.54 (расп. МВД № 12741) [1. Л. без №]&lt;SUP&gt;1&lt;/SUP&gt;;&lt;br&gt; закрыто 07.05.55 (расп. МВД № 11/6–179) [1. Л. 8].</text:p>
          </table:table-cell>
          <table:table-cell/>
          <table:table-cell office:value-type="string" calcext:value-type="string">
            <text:p>ГУЛАГ до 02.02.55;&lt;br&gt; Главспецстрой с 02.02.55 {27}.</text:p>
          </table:table-cell>
          <table:table-cell office:value-type="string" calcext:value-type="string">
            <text:p>Украинская ССР, г.Кривой Рог [1. Л. 5].</text:p>
          </table:table-cell>
          <table:table-cell office:value-type="string" calcext:value-type="string">
            <text:p>ЖЛ с 02.02.55 {42}.</text:p>
          </table:table-cell>
          <table:table-cell office:value-type="string" calcext:value-type="string">
            <text:p>нет {42}.</text:p>
          </table:table-cell>
          <table:table-cell office:value-type="string" calcext:value-type="string">
            <text:p>Украинская ССР, г.Кривой Рог, п/я 38 {42}.</text:p>
          </table:table-cell>
          <table:table-cell office:value-type="string" calcext:value-type="string">
            <text:p>обслуживание Стр-ва 462 Главспецстроя {42}.</text:p>
          </table:table-cell>
          <table:table-cell office:value-type="string" calcext:value-type="string">
            <text:p>01.01.55 — 1865, 01.05.55 — 1821 (УРО);&lt;br&gt; 01.03.55 — 2043 [1. Л. 5об.].</text:p>
          </table:table-cell>
          <table:table-cell office:value-type="string" calcext:value-type="string">
            <text:p>нач. — полк. Минаев Г.Е., с 01.12.54 по 07.05.55 [1. Л. 3, 8].</text:p>
          </table:table-cell>
          <table:table-cell office:value-type="string" calcext:value-type="string">
            <text:p>В УИТЛК МВД Украинской ССР {1}.</text:p>
          </table:table-cell>
          <table:table-cell/>
          <table:table-cell office:value-type="string" calcext:value-type="string">
            <text:p>&lt;SUP&gt;1&lt;/SUP&gt; Название Азовское ЛО присвоено 02.02.55 {42}</text:p>
          </table:table-cell>
          <table:table-cell office:value-type="string" calcext:value-type="string">
            <text:p>&lt;ol compact&gt;&lt;li&gt;ГАРФ. Ф. 9414. Оп. 1д. Д. 566.&lt;/ol&gt;</text:p>
          </table:table-cell>
          <table:table-cell/>
          <table:table-cell office:value-type="string" calcext:value-type="string">
            <text:p>&lt;a href=r3-2.html&gt;АЗОВСКИЙ ИТЛ&lt;/a&gt;,&lt;br&gt; &lt;a href=r3-348.html&gt;СТРОИТЕЛЬСТВО 462 И ИТЛ&lt;/a&gt;.&lt;FONT &gt;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АКТЮБИНСКИЙ ИТЛ</text:p>
          </table:table-cell>
          <table:table-cell office:value-type="string" calcext:value-type="string">
            <text:p>Актюбинлаг, Актюбкомбинат, Актюбинстрой,&lt;BR&gt;ИТЛ и Строительство Актюбинского комбината НКВД</text:p>
          </table:table-cell>
          <table:table-cell office:value-type="string" calcext:value-type="string">
            <text:p>организован 27.02.40 [1], закрыт 24.04.46 [2]&lt;SUP&gt;1&lt;/SUP&gt;.</text:p>
          </table:table-cell>
          <table:table-cell/>
          <table:table-cell office:value-type="string" calcext:value-type="string">
            <text:p>ГУЛАГ с 27.02.40 [1];&lt;br&gt; ГУЛПС с 26.02.41 [3, 4];&lt;br&gt; УЛСПЧМ с 14.05.41 [5];&lt;br&gt; ГУЛГМП с 02.07.41 [6]&lt;SUP&gt;2&lt;/SUP&gt;;&lt;br&gt; ГУЛПС с 19.03.42 [7].</text:p>
          </table:table-cell>
          <table:table-cell office:value-type="string" calcext:value-type="string">
            <text:p>Казахская ССР, г.Актюбинск {11, 13–15}.</text:p>
          </table:table-cell>
          <table:table-cell office:value-type="string" calcext:value-type="string">
            <text:p>А с 25.12.45 {16}.</text:p>
          </table:table-cell>
          <table:table-cell office:value-type="string" calcext:value-type="string">
            <text:p>нет {15}.</text:p>
          </table:table-cell>
          <table:table-cell office:value-type="string" calcext:value-type="string">
            <text:p>г.Актюбинск Казахской ССР, п/я 7 на 17.10.40 {11};&lt;br&gt; п/я 105 по крайней мере в период 24.03.42 — 08.06.45 {13–15}.</text:p>
          </table:table-cell>
          <table:table-cell office:value-type="string" calcext:value-type="string">
            <text:p>стр-во Актюбинского ферросплавного комб. [7], добыча и отгрузка хромовых и железо-никелевых руд на Донском и Кимперсайском месторождениях [8], эксплуатация карьеров Батамшинского никелевого рудника [9], стр-во Кимперсайского рудоуправления комб. Южуралникель [10], разработка Мугоджарского карьера кварцитов [11], обслуживание Берчогурской угольной шахты № 1 (с 25.11.42) [12], геологоразведочные работы [13], стр-во ТЭЦ и ДОК [14], кирп. з-да [15], лесоразработки в Куйбышевской [16] и Оренбургской обл. [11], стр-во жилья, водопровода, паровозного депо [9], ж/д пути, шоссе, дробильно-сортировочной ф-ки, производство кирпича, извести и алебастра, разработка каменных карьеров [17], подсобные с/х работы, рыболовство [16], швейное производство для собственных нужд [18].</text:p>
          </table:table-cell>
          <table:table-cell office:value-type="string" calcext:value-type="string">
            <text:p>01.07.40 — 4500 (УРО);&lt;br&gt; 01.01.41 — 8079, 01.07.41 — 7181 [4];&lt;br&gt; 01.01.42 — 10 201, 01.01.43 — 14 842&lt;SUP&gt;3&lt;/SUP&gt;, 01.01.44 — 11 831, 01.01.45 — 9121, 01.12.45 — 4553 (УРО)&lt;SUP&gt;4&lt;/SUP&gt;.</text:p>
          </table:table-cell>
          <table:table-cell office:value-type="string" calcext:value-type="string">
            <text:p>нач. — кап. ГБ Кузнецов М.М., с 27.02.40 — не ранее 08.10.41 [1, 19];&lt;br&gt; майор ГБ Тарасюк С.А., с 30.10.41 — ? [20];&lt;br&gt; майор ГБ Царевский М.М., не позднее 19.03.42 — по 17.04.43 [7, 21];&lt;br&gt; и.о. нач. (нач.) — инж.-п/п Бусыгин В.П., не позднее 26.04.43 — по 06.03.45 [22, 23];&lt;br&gt; и.о. нач. (нач.) — Гулько А.А., с 06.03.45 — ? [23]&lt;SUP&gt;5&lt;/SUP&gt;;&lt;br&gt; з/н — лейт. ГБ Попов Б.И., с 27.02.40 по 25.04.41 [1, 24];&lt;br&gt; ст. лейт. ГБ Дюдин Л.М., с 25.04.41 — ? [24].</text:p>
          </table:table-cell>
          <table:table-cell office:value-type="string" calcext:value-type="string">
            <text:p>В 1-м Спецотделе УМВД по Актюбинской обл.: л/д нач. состава, охраны и работников оперчекотдела, общее делопроизводство оперчекотдела;&lt;br&gt; в Актюбинском облгосархиве: личные листки по учету кадров, протоколы медосвидетельствований и т.п. трудмобилизованных и трудармейцев. Л/д з/к и пр. нач. ИТЛ — нет {1, 2}.</text:p>
          </table:table-cell>
          <table:table-cell office:value-type="string" calcext:value-type="string">
            <text:p>&lt;SUP&gt;1&lt;/SUP&gt; На базе ликвидируемого АКТЮБИНСКОГО ИТЛ организуются Актюбинская ИТК для предоставления рабочей силы стр-ву Актюбинского комб. и Донская ИТК для предоставления рабочей силы Донским хромитовым рудникам.&lt;br&gt;&lt;SUP&gt;2&lt;/SUP&gt; Этим приказом ряд упр. МВД, в том числе УЛСПЧМ, были влиты в ГУЛГМП.&lt;br&gt;&lt;SUP&gt;3&lt;/SUP&gt; По др. данным, на 01.01.43 — 15 567, из них 1824 женщины, 2286 осужденных за к/р преступления [25].&lt;br&gt;&lt;SUP&gt;4&lt;/SUP&gt; В 1941 г. в лагере умерли 1176 з/к [26], в 1942 г. — 3672 [27];&lt;br&gt; 01.11.42 на стр-ве было 1543 мобилизованных немца, немцы продолжали работать там до конца 1945 г. [28, 29].&lt;br&gt;&lt;SUP&gt;5&lt;/SUP&gt; По-видимому, до закрытия ИТЛ, так как упом. 17.11.49 как б. нач. Актюбинского комб. МВД 05.10.50 [30].</text:p>
          </table:table-cell>
          <table:table-cell/>
          <table:table-cell office:value-type="string" calcext:value-type="string">
            <text:p>&lt;ol compact&gt;&lt;li&gt;Пр. 075 НКВД от 27.02.40.&lt;br&gt;&lt;li&gt;Пр. 00350 МВД от 24.04.46.&lt;br&gt;&lt;li&gt;Пр. 00212 НКВД от 26.02.41.&lt;br&gt;&lt;li&gt;ГАРФ. Ф. 9414. Оп. 1д. Д. 371. Л. 2, 54.&lt;br&gt;&lt;li&gt;Пр. 00576 НКВД от 14.05.41.&lt;br&gt;&lt;li&gt;Пр. 00855 НКВД от 02.07.41.&lt;br&gt;&lt;li&gt;Пр. 117 НКВД от 19.03.42.&lt;br&gt;&lt;li&gt;Пр. 139 НКВД от 31.03.42. &lt;br&gt;&lt;li&gt;Пр. 045 НКВД от 03.02.43.&lt;br&gt;&lt;li&gt;Пр. 207/203 НКВД и НКЦМ от 06.05.44.&lt;br&gt;&lt;li&gt;Пр. 0444 НКВД от 04.12.43.&lt;br&gt;&lt;li&gt;Пр. 449/0453 НКУП и НКВД от 25.11.42.&lt;br&gt;&lt;li&gt;Пр. 0177 НКВД от 25.05.42.&lt;br&gt;&lt;li&gt;ГАРФ. Ф. 9414. Оп. 1. Д. 30. Л. 48.&lt;br&gt;&lt;li&gt;Пр. 0283 НКВД от 05.06.41.&lt;br&gt;&lt;li&gt;Пр. 0170 НКВД от 03.05.43. &lt;br&gt;&lt;li&gt;ГАРФ. Ф. 9414. Оп. 1. Д. 853. Л. 1–5.&lt;br&gt;&lt;li&gt;Там же. Д. 50. Л. 175. &lt;br&gt;&lt;li&gt;Пр. 0435 НКВД от 08.10.41.&lt;br&gt;&lt;li&gt;Пр. 0463 НКВД от 30.10.41. &lt;br&gt;&lt;li&gt;Пр. 920лс НКВД от 17.04.43.&lt;br&gt;&lt;li&gt;Пр. 0159 НКВД от 26.04.43.&lt;br&gt;&lt;li&gt;Пр. 190лс НКВД от 06.03.45.&lt;br&gt;&lt;li&gt;Пр. 00479 НКВД от 25.04.41. &lt;br&gt;&lt;li&gt;ГАРФ. Ф. 9414. Оп. 1д. Д. 378. Л. 112.&lt;br&gt;&lt;li&gt;Там же. Д. 372. Л. 10.&lt;br&gt;&lt;li&gt;Там же. Д. 381. Л. 11.&lt;br&gt;&lt;li&gt;Там же. Д. 379. Л. 184.&lt;br&gt;&lt;li&gt;Там же. Д. 424. Л. 1–201.&lt;br&gt;&lt;li&gt;Пр. 1487лс МВД от 17.11.49.&lt;/ol&gt;</text:p>
          </table:table-cell>
          <table:table-cell/>
          <table:table-cell office:value-type="string" calcext:value-type="string">
            <text:p>&lt;a href=r3-197.html&gt;КИМПЕРСАЙСКИЙ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АЛДАНСКИЙ ИТЛ</text:p>
          </table:table-cell>
          <table:table-cell office:value-type="string" calcext:value-type="string">
            <text:p>Алданлаг, Алданзолото</text:p>
          </table:table-cell>
          <table:table-cell office:value-type="string" calcext:value-type="string">
            <text:p>организован 07.06.47 [1];&lt;br&gt; закрыт 29.04.53 {35}.</text:p>
          </table:table-cell>
          <table:table-cell/>
          <table:table-cell office:value-type="string" calcext:value-type="string">
            <text:p>СГУ, в составе УИТЛК МВД Якутской АССР с 07.06.47 [1], {19};&lt;br&gt; ГУЛАГ МЮ с 02.04.53 {33}.</text:p>
          </table:table-cell>
          <table:table-cell office:value-type="string" calcext:value-type="string">
            <text:p>Якутская АССР, г.Алдан [1], {19, 22, 28}.</text:p>
          </table:table-cell>
          <table:table-cell office:value-type="string" calcext:value-type="string">
            <text:p>БЮ с 07.06.46 [1], {19, 22, 28}.</text:p>
          </table:table-cell>
          <table:table-cell office:value-type="string" calcext:value-type="string">
            <text:p>Юпитер {19, 22, 28}.</text:p>
          </table:table-cell>
          <table:table-cell office:value-type="string" calcext:value-type="string">
            <text:p>Якутская АССР, г.Алдан, п/я 395 {19};&lt;br&gt; г.Алдан Якутской АССР, п/я БЮ-395 {22, 28}.</text:p>
          </table:table-cell>
          <table:table-cell office:value-type="string" calcext:value-type="string">
            <text:p>добыча руды в шахтах Лебединского рудника, горные и земляные работы, капитальное стр-во, лесозаготовки [2. Разд. 3. Л. 3–11].</text:p>
          </table:table-cell>
          <table:table-cell office:value-type="string" calcext:value-type="string">
            <text:p>01.08.47 — 2792, 01.01.48 — 3590 (УРО);&lt;br&gt; 01.03.52 — 2356&lt;SUP&gt;1&lt;/SUP&gt; [2. Разд. 3. Л. 2–10];&lt;br&gt; 01.01.53 — 2068 [3];&lt;br&gt; 15.04.53 — 1708 [2. Разд. 4. Л. 3].</text:p>
          </table:table-cell>
          <table:table-cell office:value-type="string" calcext:value-type="string">
            <text:p>нач.— инж.-п/п Мальцев С.Ф. (управляющий Якутзолота) с 07.06.47 по 04.03.49 [1, 4]&lt;SUP&gt;2&lt;/SUP&gt;;&lt;br&gt; инж.-кап. (инж.-п/п) Заикин Н.Е., с 11.05.49 по 01.04.53 [5], [2. Разд. 1. Л. 2об.]&lt;SUP&gt;3&lt;/SUP&gt;;&lt;br&gt; и.о. нач. — кап. в/с Филатов В.Г., с 01.04.53 — ? [6];&lt;br&gt; и.о. з/н — майор Иванов И.Н. (упом. 11.04.52) [7].</text:p>
          </table:table-cell>
          <table:table-cell office:value-type="string" calcext:value-type="string">
            <text:p>1956 г. — в УИТЛК МВД Якутской АССР: л/д офицеров, охраны и вольнонаемных (л/д з/к — нет);&lt;br&gt; материалы делопроизводства — 550;&lt;br&gt; в 1-м Спецотделе МВД Якутской АССР: л/д руководящего офицерского состава {1, 2}. 1996 г. — в ИЦ МВД Республики Саха (Якутия): приказы нач. АЛДАНСКОГО ИТЛ [8].</text:p>
          </table:table-cell>
          <table:table-cell office:value-type="string" calcext:value-type="string">
            <text:p>&lt;SUP&gt;1&lt;/SUP&gt; В том числе 329 осужденных за к/р преступления.&lt;br&gt;&lt;SUP&gt;2&lt;/SUP&gt; С.Ф.Мальцев с 03.05.48 был по совместительству нач. СТРОИТЕЛЬНО-ЭКСПЛУАТАЦИОННОГО УПР. 11 И ИТЛ [4].&lt;br&gt;&lt;SUP&gt;3&lt;/SUP&gt; Согласно [9], 01.11.50 нач. АЛДАНСКОГО ИТЛ был п/п Сапронов.</text:p>
          </table:table-cell>
          <table:table-cell/>
          <table:table-cell office:value-type="string" calcext:value-type="string">
            <text:p>&lt;ol compact&gt;&lt;li&gt;Пр. 00611 МВД от 07.06.47.&lt;br&gt;&lt;li&gt;ГАРФ. Ф. 9414. Оп. 1д. Д. 190.&lt;br&gt;&lt;li&gt;Там же. Оп. 1. Д. 184. Л. 4.&lt;br&gt;&lt;li&gt;Пр. 263лс МВД от 04.03.49. &lt;br&gt;&lt;li&gt;Пр. 586лс МВД от 11.05.49.&lt;br&gt;&lt;li&gt;Пр. 024/л МЮ от 01.04.53.&lt;br&gt;&lt;li&gt;ГАРФ. Ф. 9414. Оп. 1. Д. 629. Л. 60.&lt;br&gt;&lt;li&gt;Письмо ИЦ МВД Республики Саха (Якутия) № 11–1247 от 13.09.96.&lt;br&gt;&lt;li&gt;ГАРФ. Ф. 9414. Оп. 1д. Д. 152. Л. 1.&lt;/ol&gt;</text:p>
          </table:table-cell>
          <table:table-cell/>
          <table:table-cell office:value-type="string" calcext:value-type="string">
            <text:p>&lt;a href=r3-326.html&gt;СТРОИТЕЛЬНО-ЭКСПЛУАТАЦИОННОЕ УПР. 11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АЛЛУАЙВСКОЕ СТРОИТЕЛЬСТВО И ИТЛ</text:p>
          </table:table-cell>
          <table:table-cell office:value-type="string" calcext:value-type="string">
            <text:p>Аллуайвстрой</text:p>
          </table:table-cell>
          <table:table-cell office:value-type="string" calcext:value-type="string">
            <text:p>организован 26.04.41 [1]&lt;SUP&gt;1&lt;/SUP&gt;;&lt;br&gt; закрыт 28.06.41 {12}&lt;SUP&gt;2&lt;/SUP&gt;.</text:p>
          </table:table-cell>
          <table:table-cell/>
          <table:table-cell office:value-type="string" calcext:value-type="string">
            <text:p>ГУЛАГ с 26.04.41 [1];&lt;br&gt; УЛСПЧМ с 14.05.41 [2].</text:p>
          </table:table-cell>
          <table:table-cell office:value-type="string" calcext:value-type="string">
            <text:p>Мурманская обл., в 90 км от ст. Пинозеро Кировской ж.д. [3]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стр-во Аллуайвского феррониобиевого комб. [2].</text:p>
          </table:table-cell>
          <table:table-cell office:value-type="string" calcext:value-type="string">
            <text:p>?&lt;SUP&gt;3&lt;/SUP&gt;</text:p>
          </table:table-cell>
          <table:table-cell office:value-type="string" calcext:value-type="string">
            <text:p>нач. — Бусыгин В.П., с 21.06.41 — ? [4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Стр-во комб. передано из НКЦМ в ведение НКВД решением СНК от 21.04.41. Первое время сохранялось двойное подчинение, чуть позже, после вмешательства А.П.Завенягина, все руководство сосредоточено в НКВД [5. Л. 18].&lt;br&gt;&lt;SUP&gt;2&lt;/SUP&gt; Окончательное прекращение работ — конец сентября 1941 г. [5. Л. 18].&lt;br&gt;&lt;SUP&gt;3&lt;/SUP&gt; В УРО данных нет;&lt;br&gt; 01.07.41 эвакуировано 2000 з/к, 24.09.41 последние 157 з/к переданы стр-ву объекта 251-А ГУАС [5. Л. 18].</text:p>
          </table:table-cell>
          <table:table-cell/>
          <table:table-cell office:value-type="string" calcext:value-type="string">
            <text:p>&lt;ol compact&gt;&lt;li&gt;Пр. 209 НКВД от 26.04.41.&lt;br&gt;&lt;li&gt;Пр. 00576 НКВД от 14.05.41.&lt;br&gt;&lt;li&gt;ГАРФ. Ф. 8361. Оп. 1. Д. 4. Л. 2–3.&lt;br&gt;&lt;li&gt;Пр. 127сс/00816 НКЦМ и НКВД от 21.06.41.&lt;br&gt;&lt;li&gt;ГАРФ. Ф. 8361. Оп. 1. Д. 1.&lt;/ol&gt;</text:p>
          </table:table-cell>
          <table:table-cell/>
          <table:table-cell office:value-type="string" calcext:value-type="string">
            <text:p>&lt;a href=r3-98.html&gt;ЕНСКОЕ СТРОИТЕЛЬСТВО И ИТЛ&lt;/a&gt;.</text:p>
          </table:table-cell>
          <table:table-cell office:value-type="string" calcext:value-type="string">
            <text:p>С.Филип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АЛТАЙСКИЙ ИТЛ</text:p>
          </table:table-cell>
          <table:table-cell office:value-type="string" calcext:value-type="string">
            <text:p>Алтайлаг</text:p>
          </table:table-cell>
          <table:table-cell office:value-type="string" calcext:value-type="string">
            <text:p>организован 22.01.43 [1]&lt;SUP&gt;1&lt;/SUP&gt;;&lt;br&gt; закрыт 06.04.45 [2]&lt;SUP&gt;2&lt;/SUP&gt;.</text:p>
          </table:table-cell>
          <table:table-cell/>
          <table:table-cell office:value-type="string" calcext:value-type="string">
            <text:p>ГУЛЖДС [2, 3].</text:p>
          </table:table-cell>
          <table:table-cell office:value-type="string" calcext:value-type="string">
            <text:p>ст. Кулунда Омской ж.д. [4];&lt;br&gt; Алтайский кр., с.Михайловка Михайловского р-на {2, 14}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ст. Кулунда Омской ж.д., п/я 308 [4], {14}.</text:p>
          </table:table-cell>
          <table:table-cell office:value-type="string" calcext:value-type="string">
            <text:p>стр-во ж.д. Кулунда—Михайловское, зданий для содовых печей Михайловского содового з-да (комб.) [1, 2]&lt;SUP&gt;3&lt;/SUP&gt;, ЦЭС и 2-х паропроизводительных котлов з-да, жилищное стр-во [5]&lt;SUP&gt;4&lt;/SUP&gt;.</text:p>
          </table:table-cell>
          <table:table-cell office:value-type="string" calcext:value-type="string">
            <text:p>01.44 — 6473, 01.01.45 — 4024 (УРО);&lt;br&gt; 01.07.44 — 6273 [6].</text:p>
          </table:table-cell>
          <table:table-cell office:value-type="string" calcext:value-type="string">
            <text:p>нач.— майор ГБ Петренко И.Г., с 22.01.43 по 24.05.43 [1, 7]&lt;SUP&gt;5&lt;/SUP&gt;;&lt;br&gt; майор (п/п) ГБ Макаров И.Д., с 24.05.43 по 02.04.45 [7, 8];&lt;br&gt; з/н — Ефимов Н.Л., ? — по 24.05.43 [9]&lt;SUP&gt;6&lt;/SUP&gt;.</text:p>
          </table:table-cell>
          <table:table-cell office:value-type="string" calcext:value-type="string">
            <text:p>1956 г. — в архиве КАРАГАНДИНСКОГО ИТЛ: л/д з/к — 3507, картотека з/к — 9143, л/д мобилизованных немцев и вольнонаемных;&lt;br&gt; в Алтайском краевом ГА (г.Барнаул): пр. по Алтайлагу, тех. материалы, списки мобилизованных немцев и специалистов;&lt;br&gt; в 1-м Спецотделе УМВД по Карагандинской обл.: л/д вольнонаемных {1}. 1997 г. — в Центре хранения архивного фонда (ЦХАФ): тех. документация по стр-ву, переписка с ГУЛАГом, докладные записки и отчеты о состоянии лагеря, дислокация и штаты подр. Алтайстроя [10].</text:p>
          </table:table-cell>
          <table:table-cell office:value-type="string" calcext:value-type="string">
            <text:p>&lt;SUP&gt;1&lt;/SUP&gt; Приказано перебросить из НИЖНЕ-АМУРСКОГО ИТЛ до 5000 з/к с механизмами, оборудованием, автоколоннами.&lt;br&gt;&lt;SUP&gt;2&lt;/SUP&gt; Переименован в Упр. САРАНСКОГО ИТЛ И СТРОИТЕЛЬСТВА ГУЛЖДС и передислоцирован в Караганду.&lt;br&gt;&lt;SUP&gt;3&lt;/SUP&gt; Стр-во печей возложено на ГУЛЖДС без прямого указания на исполнителя, но так как др. лагерей ГУЛЖДС в этом районе не было, по-видимому, работы велись Алтайлагом [1].&lt;br&gt;&lt;SUP&gt;4&lt;/SUP&gt; З-д построен и ж.д. сдана в постоянную эксплуатацию в III кв. 1944 г. [11].&lt;br&gt;&lt;SUP&gt;5&lt;/SUP&gt; Одновременно оставался нач. НИЖНЕ-АМУРСКОГО ИТЛ [1];&lt;br&gt; освобождение от должности подтверждено также пр. НКВД [9].&lt;br&gt;&lt;SUP&gt;6&lt;/SUP&gt; Одновременно — з/н НИЖНЕ-АМУРСКОГО ИТЛ (на 26.05.43) [9].</text:p>
          </table:table-cell>
          <table:table-cell/>
          <table:table-cell office:value-type="string" calcext:value-type="string">
            <text:p>&lt;ol compact&gt;&lt;li&gt;Пр. 00106 НКВД от 22.01.43. &lt;br&gt;&lt;li&gt;Пр. 067 НКВД от 06.04.45. &lt;br&gt;&lt;li&gt;Пр. 02 ГУЛЖДС НКВД от 18.03.44. &lt;br&gt;&lt;li&gt;Пр. 00755 НКВД от 23.04.43. &lt;br&gt;&lt;li&gt;Пр. 001311 НКВД от 24.10.44. &lt;br&gt;&lt;li&gt;ГАРФ. Ф. 9414. Оп. 1. Д. 325. Л. 107–110.&lt;br&gt;&lt;li&gt;Пр. 1189лс НКВД от 24.05.43. &lt;br&gt;&lt;li&gt;ГАРФ. Служебная карточка ГУЛАГа.&lt;br&gt;&lt;li&gt;Пр. 00894 НКВД от 26.05.43. &lt;br&gt;&lt;li&gt;Письмо ЦХАФ Алтайского кр. № 3 от 06.02.97. &lt;br&gt;&lt;li&gt;Пр. 001312 НКВД от 24.10.44.&lt;/ol&gt;</text:p>
          </table:table-cell>
          <table:table-cell/>
          <table:table-cell office:value-type="string" calcext:value-type="string">
            <text:p>&lt;a href=r3-253.html&gt;НИЖНЕ-АМУРСКИЙ ИТЛ&lt;/a&gt;,&lt;br&gt; &lt;a href=r3-295.html&gt;САРАНСКИЙ ИТЛ И СТРОИТЕЛЬСТВО ГУЛЖДС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АМГУНЬСКИЙ ИТЛ</text:p>
          </table:table-cell>
          <table:table-cell office:value-type="string" calcext:value-type="string">
            <text:p>Амгуньлаг</text:p>
          </table:table-cell>
          <table:table-cell office:value-type="string" calcext:value-type="string">
            <text:p>организован 03.03.46 [1]&lt;SUP&gt;1&lt;/SUP&gt;;&lt;br&gt; закрыт 15.01.47 [2]&lt;SUP&gt;2&lt;/SUP&gt;.</text:p>
          </table:table-cell>
          <table:table-cell/>
          <table:table-cell office:value-type="string" calcext:value-type="string">
            <text:p>АМУРСКОЕ УПР. СТРОИТЕЛЬСТВА БАМ И СТРОИТЕЛЬСТВА 500 ГУЛЖДС [2, 3]&lt;SUP&gt;2&lt;/SUP&gt;.</text:p>
          </table:table-cell>
          <table:table-cell office:value-type="string" calcext:value-type="string">
            <text:p>Хабаровский кр., пос. Старт на 03.03.46 [1];&lt;br&gt; ст. Хурмули Дальневосточной ж.д. на 31.10.46 {17}.</text:p>
          </table:table-cell>
          <table:table-cell office:value-type="string" calcext:value-type="string">
            <text:p>АУ с 03.03.46 [1], {17}.</text:p>
          </table:table-cell>
          <table:table-cell office:value-type="string" calcext:value-type="string">
            <text:p>нет.</text:p>
          </table:table-cell>
          <table:table-cell office:value-type="string" calcext:value-type="string">
            <text:p>г.Комсомольск-на-Амуре, п/я 365 на 31.10.46 {17}.</text:p>
          </table:table-cell>
          <table:table-cell office:value-type="string" calcext:value-type="string">
            <text:p>стр-во ж/д линии Комсомольск—Ургал (участок БАМа) [1].</text:p>
          </table:table-cell>
          <table:table-cell office:value-type="string" calcext:value-type="string">
            <text:p>01.04.46 — 1218, 01.12.46 — 5992, 01.01.47 — 6034, 01.02.47 — 6543 (УРО)&lt;SUP&gt;3&lt;/SUP&gt;.</text:p>
          </table:table-cell>
          <table:table-cell office:value-type="string" calcext:value-type="string">
            <text:p>нач. — п/п Потемкин Н.Ф., с 03.03.46&lt;SUP&gt;4&lt;/SUP&gt; по 15.01.47&lt;SUP&gt;5&lt;/SUP&gt; [1, 2].</text:p>
          </table:table-cell>
          <table:table-cell office:value-type="string" calcext:value-type="string">
            <text:p>В УИТЛК УМВД по Хабаровскому кр., в колонии № 7 г. Комсомольска-на-Амуре {1}.</text:p>
          </table:table-cell>
          <table:table-cell office:value-type="string" calcext:value-type="string">
            <text:p>&lt;SUP&gt;1&lt;/SUP&gt; Дата организации ИТЛ. Упр. Амгуньского стр-ва организовано 04.10.45 [3]. Отметим, что в сводках УРО Амгуньское стр-во упом. как самостоятельная единица с 01.01.46 (см. примеч. 3).&lt;br&gt;&lt;SUP&gt;2&lt;/SUP&gt; В [2, 3] говорится об Упр. Амгуньского стр-ва;&lt;br&gt; ИТЛ не упом.&lt;br&gt;&lt;SUP&gt;3&lt;/SUP&gt; Кроме з/к на Амгуньском стр-ве использовали в/п японцев (на 01.07.46 — 16 956 в/п, на 01.01.47 — 20 741) и др. спецконтингенты [1, 3–5]. До организации ИТЛ, на 01.02.46, з/к — 906 чел., в/п — 19 551, общая численность списочного состава всех контингентов — 24 748 чел. [4]. Для изолированного содержания спецконтингента из числа не прошедших проверку, окруженцев и др. организованы спец. лаг. подр. [1].&lt;br&gt;&lt;SUP&gt;4&lt;/SUP&gt; По совместительству с должностью нач. Упр. Амгуньского стр-ва (нач. Стр-ва с 04.10.45) [1, 3].&lt;br&gt;&lt;SUP&gt;5&lt;/SUP&gt; Назначен нач. УРГАЛЬСКОГО ИТЛ И СТРОИТЕЛЬСТВА ГУЛЖДС [2].</text:p>
          </table:table-cell>
          <table:table-cell/>
          <table:table-cell office:value-type="string" calcext:value-type="string">
            <text:p>&lt;ol compact&gt;&lt;li&gt;Пр. 00181 МВД от 03.03.46.&lt;br&gt;&lt;li&gt;Пр. 032 МВД от 15.01.47. &lt;br&gt;&lt;li&gt;Пр. 001133 МВД от 04.10.45.&lt;br&gt;&lt;li&gt;ГАРФ. Ф. 9414. Оп. 1д. Д. 447. Л. 2–4, 25–28, 45–48.&lt;br&gt;&lt;li&gt;Там же. Д. 457. Л. 1–4.&lt;/ol&gt;</text:p>
          </table:table-cell>
          <table:table-cell/>
          <table:table-cell office:value-type="string" calcext:value-type="string">
            <text:p>&lt;a href=r3-253.html&gt;НИЖНЕ-АМУРСКИЙ ИТЛ&lt;/a&gt;,&lt;br&gt; &lt;a href=r3-433.html&gt;УРГАЛЬСКИЙ ИТЛ И СТРОИТЕЛЬСТВО ГУЛЖДС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АМУРСКИЙ ИТЛ</text:p>
          </table:table-cell>
          <table:table-cell office:value-type="string" calcext:value-type="string">
            <text:p>Амурлаг</text:p>
          </table:table-cell>
          <table:table-cell office:value-type="string" calcext:value-type="string">
            <text:p>организован 07.06.47 [1];&lt;br&gt; закрыт 29.04.53 {35}.</text:p>
          </table:table-cell>
          <table:table-cell/>
          <table:table-cell office:value-type="string" calcext:value-type="string">
            <text:p>СГУ, в составе УИТЛК УМВД по Хабаровскому кр. с 07.06.47 [1];&lt;br&gt; СГУ, в составе УИТЛК УМВД по Амурской обл. на 15.01.49 {19};&lt;br&gt; ГУЛАГ МЮ с 02.04.53 {33}.</text:p>
          </table:table-cell>
          <table:table-cell office:value-type="string" calcext:value-type="string">
            <text:p>Хабаровский кр., г.Свободный [1];&lt;br&gt; Амурская обл., г.Свободный {19, 22};&lt;br&gt; г.Благовещенск {1}&lt;SUP&gt;1&lt;/SUP&gt;.</text:p>
          </table:table-cell>
          <table:table-cell office:value-type="string" calcext:value-type="string">
            <text:p>БЩ с 07.06.47 [1].</text:p>
          </table:table-cell>
          <table:table-cell office:value-type="string" calcext:value-type="string">
            <text:p>Тайга {19, 22}.</text:p>
          </table:table-cell>
          <table:table-cell office:value-type="string" calcext:value-type="string">
            <text:p>Амурская обл., г.Свободный, п/я 51 {19};&lt;br&gt; Амурская обл., г.Свободный, п/я БЩ-51 {22, 28}.</text:p>
          </table:table-cell>
          <table:table-cell office:value-type="string" calcext:value-type="string">
            <text:p>золотодобыча (в том числе шахтная), строит. работы, лесозаготовки, добыча угля, стр-во дорог [2. Разд. 3. Л. 7, 10, 12].</text:p>
          </table:table-cell>
          <table:table-cell office:value-type="string" calcext:value-type="string">
            <text:p>01.08.47 — 764, 01.01.48 — 2442 (УРО);&lt;br&gt; 01.05.51 — 3024 [3];&lt;br&gt; 01.03.52 — 2803 [2. Разд. 3. Л. 2об.–13об.]&lt;SUP&gt;2&lt;/SUP&gt;;&lt;br&gt; 15.03.53 — 1956 [2. Разд. 4. Л. 5].</text:p>
          </table:table-cell>
          <table:table-cell office:value-type="string" calcext:value-type="string">
            <text:p>нач. — инж.-майор Андреев А.П. (управляющий треста Амурзолото), с 07.06.47 — не ранее 25.11.49 [1, 4];&lt;br&gt; инж.-полк. Лукинский М.А., с 1950 г. по 06.10.52 [2. Разд. 1. Л. 2об.], [5];&lt;br&gt; горный директор адм. сл. 1-го ранга Захаров Г.В., с 06.10.52 по 01.04.53 [5], [2. Разд. 1. Л. 2об.];&lt;br&gt; и.о. нач. лаг. — майор в/с Янков А.Н., с 01.04.53 — ? [6].</text:p>
          </table:table-cell>
          <table:table-cell office:value-type="string" calcext:value-type="string">
            <text:p>В ОИТК УМВД по Амурской обл.: л/д з/к — 500, приказы и др. материалы делопроизводства — 286, л/д офицеров и вольнонаемных {1, 2}.</text:p>
          </table:table-cell>
          <table:table-cell office:value-type="string" calcext:value-type="string">
            <text:p>&lt;SUP&gt;1&lt;/SUP&gt; Вероятно, дислокация в {1} ошибочна.&lt;br&gt;&lt;SUP&gt;2&lt;/SUP&gt; В том числе 217 осужденных за к/р преступления.</text:p>
          </table:table-cell>
          <table:table-cell/>
          <table:table-cell office:value-type="string" calcext:value-type="string">
            <text:p>&lt;ol compact&gt;&lt;li&gt;Пр. 00611 МВД от 07.06.47.&lt;br&gt;&lt;li&gt;ГАРФ. Ф. 9414. Оп. 1д. Д. 193.&lt;br&gt;&lt;li&gt;Там же. Оп. 1. Д. 389. Л. 1.&lt;br&gt;&lt;li&gt;Пр. 0824 МВД от 25.11.49. &lt;br&gt;&lt;li&gt;Пр. 1188лс МВД от 06.10.52.&lt;br&gt;&lt;li&gt;Пр. 024/л МЮ от 01.04.53.&lt;/ol&gt;</text:p>
          </table:table-cell>
          <table:table-cell table:number-columns-repeated="2"/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АМУРСКИЙ ЖЕЛЕЗНОДОРОЖНЫЙ ИТЛ</text:p>
          </table:table-cell>
          <table:table-cell office:value-type="string" calcext:value-type="string">
            <text:p>Амурлаг</text:p>
          </table:table-cell>
          <table:table-cell office:value-type="string" calcext:value-type="string">
            <text:p>организован 20.05.38 [1], {1}&lt;SUP&gt;1&lt;/SUP&gt;;&lt;br&gt; закрыт 30.01.41 [2]&lt;SUP&gt;2&lt;/SUP&gt;.</text:p>
          </table:table-cell>
          <table:table-cell/>
          <table:table-cell office:value-type="string" calcext:value-type="string">
            <text:p>ЖДСУ на ДВ, с 20.05.38 — не ранее 17.03.39 [1, 3]&lt;SUP&gt;3&lt;/SUP&gt;.</text:p>
          </table:table-cell>
          <table:table-cell office:value-type="string" calcext:value-type="string">
            <text:p>Хабаровский кр., Амурская обл., г.Свободный {11}, [4]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Хабаровский кр., г.Свободный, п/я 210 {11}, [4].</text:p>
          </table:table-cell>
          <table:table-cell office:value-type="string" calcext:value-type="string">
            <text:p>стр-во вторых путей ж.д. Карымская—Ворошилов [1];&lt;br&gt; линии № 2 (Биробиджан—Ленинское), № 208 (Завитая—Поярково), 206 (Барановское—Посьет) [1, 5], вторых путей ж.д. Хабаровск—Губерово и Губерово—Ворошилов [6], БАМ—Тында, Тында—Зея, обслуживание авторем. з-да в Свободном, центр. мех. з-да в Тахтамыгде, лесокомб., сельхозов [2].</text:p>
          </table:table-cell>
          <table:table-cell office:value-type="string" calcext:value-type="string">
            <text:p>01.10.38 — 125 313, 01.01.40 — 85 221, 01.05.40 — 118 067 (УРО);&lt;br&gt; 01.01.41 — 50 040 [7].</text:p>
          </table:table-cell>
          <table:table-cell office:value-type="string" calcext:value-type="string">
            <text:p>нач. — див. инт. Френкель Н.А.&lt;SUP&gt;4&lt;/SUP&gt;, с 20.05.38 — ? [1];&lt;br&gt; майор ГБ Петренко И.Г., с 04.01.40 — ? [5];&lt;br&gt; пом. нач. — Филимонов М.В., ? — по 11.10.40 [8].</text:p>
          </table:table-cell>
          <table:table-cell office:value-type="string" calcext:value-type="string">
            <text:p>В ОИТК УМВД Амурской обл.: все материалы;&lt;br&gt; в ГА Приморского кр., в фонде ПРИМОРСКОГО ИТЛ: приказы Амурлага за 1940–1941 гг., ведомости на выдачу зарплаты рабочим и служащим Амурлага за июль—сентябрь 1940 г. {1}.</text:p>
          </table:table-cell>
          <table:table-cell office:value-type="string" calcext:value-type="string">
            <text:p>&lt;SUP&gt;1&lt;/SUP&gt; В [1] говорится об организации ЖДСУ на ДВ и о включении в его состав 6-ти ИТ лагерей, в том числе Амурлага. Отдельных пр. об открытии этих ИТ лагерей не найдено. Согласно {1}, все они организованы пр. [1].&lt;br&gt;&lt;SUP&gt;2&lt;/SUP&gt; Окончание стр-ва железных дорог, большая часть сельхозов и ряд др. предприятий переданы БУРЕИНСКОМУ ИТЛ, часть перешла в СВОБОДНЕНСКИЙ ИТЛ [2].&lt;br&gt;&lt;SUP&gt;3&lt;/SUP&gt; Возможно, был переподчинен (ГУЛАГу ?), так как не упом. в пр. от 31.08.39 с объявлением ИТЛ, входящих в состав УЖДС на ДВ ГУЛАГа {9}.&lt;br&gt;&lt;SUP&gt;4&lt;/SUP&gt; Он же нач. ЖДСУ на ДВ [1].</text:p>
          </table:table-cell>
          <table:table-cell/>
          <table:table-cell office:value-type="string" calcext:value-type="string">
            <text:p>&lt;ol compact&gt;&lt;li&gt;Пр. 0100 НКВД от 20.05.38.&lt;br&gt;&lt;li&gt;Пр. 043 НКВД от 30.01.41.&lt;br&gt;&lt;li&gt;Пр. 058 НКВД от 17.03.39.&lt;br&gt;&lt;li&gt;Пр. 00427 НКВД от 18.04.41. &lt;br&gt;&lt;li&gt;Пр. 0014 НКВД от 04.01.40.&lt;br&gt;&lt;li&gt;Пр. 050 НКВД от 03.02.41.&lt;br&gt;&lt;li&gt;ГАРФ. Ф. 9414. Оп. 1д. Д. 371. Л. 1.&lt;br&gt;&lt;li&gt;Пр. 0443 НКВД от 11.10.40.&lt;/ol&gt;</text:p>
          </table:table-cell>
          <table:table-cell office:value-type="string" calcext:value-type="string">
            <text:p>04.01.40 в Амурлаг влиты лаг. подр. расформированного ПРИМОРСКОГО ЖЕЛЕЗНОДОРОЖНОГО ИТЛ [5].</text:p>
          </table:table-cell>
          <table:table-cell office:value-type="string" calcext:value-type="string">
            <text:p>&lt;a href=r3-47.html&gt;БУРЕИНСКИЙ ИТЛ&lt;/a&gt;,&lt;br&gt; &lt;a href=r3-69.html&gt;ВОСТОЧНЫЙ ИТЛ В СОСТАВЕ СТРОИТЕЛЬСТВА 500&lt;/a&gt;,&lt;br&gt; &lt;a href=r3-283.html&gt;ПРИМОРСКИЙ ЖЕЛЕЗНОДОРОЖНЫЙ ИТЛ И СТРОИТЕЛЬСТВО 206&lt;/a&gt;,&lt;br&gt; &lt;a href=r3-303.html&gt;СВОБОДНЕНСКИЙ ИТЛ&lt;/a&gt;,&lt;br&gt; &lt;a href=r3-467.html&gt;ЮГО-ВОСТОЧНЫЙ ИТЛ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АНГАРСКИЙ ИТЛ</text:p>
          </table:table-cell>
          <table:table-cell office:value-type="string" calcext:value-type="string">
            <text:p>Ангарлаг, Ангарстрой, Ангарский ИТЛ и промкомбинат</text:p>
          </table:table-cell>
          <table:table-cell office:value-type="string" calcext:value-type="string">
            <text:p>организован 13.01.47 [1]&lt;SUP&gt;1&lt;/SUP&gt;;&lt;br&gt; действующий на 01.01.60 {46}.</text:p>
          </table:table-cell>
          <table:table-cell/>
          <table:table-cell office:value-type="string" calcext:value-type="string">
            <text:p>ЗАПАДНОЕ УПР. СТРОИТЕЛЬСТВА И ЛАГЕРЕЙ БАМ с 13.01.47 [1];&lt;br&gt; ГУЛЖДС с 21.04.48 [2];&lt;br&gt; ГУЛАГ МЮ с 02.04.53 {33};&lt;br&gt; ГУЛАГ МВД с 28.01.54 {38};&lt;br&gt; ГУИТК МВД РСФСР с 31.01.57 {43}.</text:p>
          </table:table-cell>
          <table:table-cell office:value-type="string" calcext:value-type="string">
            <text:p>Иркутская обл., г.Братск [1];&lt;br&gt; с.Братск {19};&lt;br&gt; р.п. Заярск с 1949 г. {20, 31, 37}, [3. Разд. 1. Л. 1], [4]&lt;SUP&gt;2&lt;/SUP&gt;.</text:p>
          </table:table-cell>
          <table:table-cell office:value-type="string" calcext:value-type="string">
            <text:p>ВП с 28.09.47 [5].</text:p>
          </table:table-cell>
          <table:table-cell office:value-type="string" calcext:value-type="string">
            <text:p>Ангара {19, 20, 31, 37}, [3. Разд. 1. Л. 1], [4].</text:p>
          </table:table-cell>
          <table:table-cell office:value-type="string" calcext:value-type="string">
            <text:p>Иркутская обл., Братск, п/я 120 {19};&lt;br&gt; р.п. Заярск Иркутской обл., п/я 120 {20}, [3. Разд. 1. Л. 1];&lt;br&gt; п/я ВП-120 {31, 37}, [4].</text:p>
          </table:table-cell>
          <table:table-cell office:value-type="string" calcext:value-type="string">
            <text:p>стр-во ж.д. Братск—Усть-Кут (участок БАМа) и моста через Ангару [1, 2], достройка ж.д. Тайшет—Братск (с 29.09.48 по 22.12.49 и с 19.03.51 — ?) [6–8], [9. Л. 1–306]&lt;SUP&gt;3&lt;/SUP&gt;, перевозки грузов по ж.д. до р. Лена (до Усть-Кута, с марта 1951 г.) [9. Л. 1–306], [10]&lt;SUP&gt;4&lt;/SUP&gt;, работы промкомб. 3-го Упр. ГУЛАГа МЮ (с 31.08.53) [3. Разд. 4. Л. 37–40], [11]&lt;SUP&gt;5&lt;/SUP&gt;, лесозаготовки, сельхозработы [2, 12, 13], [3. Разд. 3. Л. 1–107]&lt;SUP&gt;6&lt;/SUP&gt;, перевозки речным транспортом по Ангаре (до 04.11.49) [14]&lt;SUP&gt;7&lt;/SUP&gt;, обслуживание ЦРМЗ в Тайшете (ЦАРМЗ) (до 22.12.49 и после 19.03.51), ДОКа, кирп. з-дов, сельхозов, Топорковского комб. ширпотреба (до 22.12.49) [7], [9. Л. 1–306], [15]&lt;SUP&gt;8&lt;/SUP&gt;, ЦРМ в Илиме, мех. мастерских в Братске и Заярске [9. Л. 1–306], стр-во по договору с МНП автогужевой дороги от Ангаро-Ленского тракта до Усть-Кутской нефтебазы (с 14.10.49) [16], стр-во в р-не Усть-Кута временной верфи (с 04.02.50) [17], Осетровского речного порта Дальстроя МВД, верфи, судостр. з-да, поселка (с 11.12.50) [3. Разд. 3. Л. 1–107], [18, 19], перевалочной базы Дальстроя и ж/д ветки к ней (также — погрузочно-разгрузочные работы на ней, до 05.01.52) [3. Разд. 3. Л. 1–107], [15, 20], спецскладов для хранения ВВ (взрывчатых веществ ?) и грунтовой дороги к ним (с 02.09.50)&lt;SUP&gt;9&lt;/SUP&gt; [20], реконструкция Усть-Кутской нефтебазы Якурим МНП и стр-во к ней ж/д ветки (с 04.01.52) [3. Разд. 3. Л. 1–107], [21], производство извести (на известковом з-де 24-го км Ангарстроя) и кирпича [12], обработка слюды, работы лесопильного з-да в Заярске, авторемонт, стр-во известкового з-да (пос. Осетрово, Усть-Кутского р-на), пошив одежды и обуви для з/к лагеря [3. Разд. 3. Л. 1–107].</text:p>
          </table:table-cell>
          <table:table-cell office:value-type="string" calcext:value-type="string">
            <text:p>21.05.47 — 6701, 01.12.47 — 15 002, 01.01.48 — 9646, 01.01.49 — 35 959, 01.01.50 — 43 591, 01.01.51 — 41 626, 01.01.52 — 26 858, 01.01.53 — 21 156 (УРО);&lt;br&gt; 01.07.53 — 12 016 [3. Разд. 4. Л. 6–19];&lt;br&gt; 01.01.54 — 20 443, 01.01.55 — 14 874, 01.01.56 — 17 057, 01.01.59 — 13 361, 01.01.60 — 9927 (УРО)&lt;SUP&gt;10&lt;/SUP&gt;.</text:p>
          </table:table-cell>
          <table:table-cell office:value-type="string" calcext:value-type="string">
            <text:p>нач., и.о. нач. — п/п Филимонов М.В., с 13.01.47 — не ранее 05.04.50 [1, 2, 22]&lt;SUP&gt;11&lt;/SUP&gt;;&lt;br&gt; инж.-п/п (инж.-полк. в/с) Грабовский Б.П., с 03.02.51 по 01.04.53 [23, 24], [3. Разд. 5. Л. 1], [25, Л. 88–149]&lt;SUP&gt;12&lt;/SUP&gt;;&lt;br&gt; и.о. нач. — п/п в/с Левтеев Г.А., с 01.04.53;&lt;br&gt; нач. — он же, с 31.08.53 — не ранее 02.08.56 [24, 11, 13, 26], [27. Л. 434]&lt;SUP&gt;13&lt;/SUP&gt;;&lt;br&gt; и.о. нач. — п/п в/с Малютин Г.М. (упом. 19.08.53) [3. Разд. 4. Л. 22–26];&lt;br&gt; з/н — ст. лейт. Тельцов А.Ф., с 21.04.48 — ? [2];&lt;br&gt; полк. Скворцов А.К., ? — по 22.05.51 [28];&lt;br&gt; полк. Афанасьев И.А., с 22.05.51 по 12.06.51 [28, 29];&lt;br&gt; майор Левтеев Г.А., с 12.06.51 — ? [29];&lt;br&gt; п/п в/с Малютин Г.М., с 19.05.53 — ? [30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Упр. ВОСТОЧНОГО ИТЛ В СОСТАВЕ СТРОИТЕЛЬСТВА 500 переброшено в Братск и переименовано в Упр. АНГАРСКОГО ИТЛ. Вместе с Упр. приказано перебросить за январь—февраль 1947 г. 2 штаба стройотделений со штабными колоннами, 20 штабов колонн, минимально необходимое имущество для первичного обустройства лагеря, а также рем.-мех. мастерские со всем оборудованием и полным штатом инж.-тех. работников и квалифицированных рабочих [1].&lt;br&gt;&lt;SUP&gt;2&lt;/SUP&gt; Приказано перевести Упр. в Заярск в 1949 г. [6] (см. также [2]).&lt;br&gt;&lt;SUP&gt;3&lt;/SUP&gt; До 29.09.48 ж.д. Тайшет—Братск—объект ТАЙШЕТСКОГО ИТЛ УИТЛК УМВД ПО ИРКУТСКОЙ ОБЛАСТИ;&lt;br&gt; с 22.12.49 работы полностью переданы Озерлагу;&lt;br&gt; с 19.03.51 титул ж/д стр-ва передан от Озерлага Ангарлагу;&lt;br&gt; Озерлаг поставляет рабочую силу Ангарлагу на контрагентских началах [6–8], [9. Л. 1–306]. О контрагентских работах з/к Озерлага на объектах Ангарлага см. также [37].&lt;br&gt;&lt;SUP&gt;4&lt;/SUP&gt; При АНГАРСКОМ ИТЛ и Стр-ве орг. Упр. ж/д линии Тайшет—Усть-Кут (на базе отделов ж/д транспорта Ангарстроя и Озерлага, дислокация — г.Тайшет);&lt;br&gt; обслуживало также перевозки грузов Озерлага [9. Л. 1–306], [10].&lt;br&gt;&lt;SUP&gt;5&lt;/SUP&gt; Ранее — в составе ОЗЕРНОГО ЛАГЕРЯ МВД [10];&lt;br&gt; синоним — Упр. 1 ГУЛАГа МЮ [3. Разд. 4. Л. 37–40].&lt;br&gt;&lt;SUP&gt;6&lt;/SUP&gt; 23.03.54 и 24.04.54 в соответствии с [13] из состава АНГАРСКОГО ИТЛ ОЗЕРНОМУ ЛАГЕРЮ переданы все пром. предприятия основной деятельности, подсобные и вспомогательные хозяйства б. 2-го и 3-го ЛО и ДОКа Ангарлага, сельхозы № 11, 13 и Чулымский, база отдела тех. снабжения в Тайшете;&lt;br&gt; оставлены в составе Ангарлага сельхозы № 12 и 14, базы отдела общего снабжения в Тайшете и Братске [34. Л. 71–82].&lt;br&gt;&lt;SUP&gt;7&lt;/SUP&gt; 04.11.49 Восточно-Сибирскому пароходству Минречфлота переданы причалы, контора перевалбазы и пр. на пристани Макарьево [8].&lt;br&gt;&lt;SUP&gt;8&lt;/SUP&gt; 22.12.49 переданы Озерлагу вместе с двумя лесными массивами [7];&lt;br&gt; ЦАРМЗ по договору обслуживал технику Озерлага [9. Л. 1–306].&lt;br&gt;&lt;SUP&gt;9&lt;/SUP&gt; По договору с Дальстроем [20].&lt;br&gt;&lt;SUP&gt;10&lt;/SUP&gt; На 01.05.50 — 597 ктр, на 01.01.51 — 608, на 11.05.53 — 1218 (из них 3 женщины) [25. Л. 88–149], [38, 39].&lt;br&gt;&lt;SUP&gt;11&lt;/SUP&gt; Вступление в должность оформлено также пр. по л.с. [40]. 07.12.48 назначен по совместительству нач. Озерлага, на нач. АНГАРСКОГО ИТЛ возложена организация Озерлага, обеспечение и проведение нового лагерного стр-ва [37].&lt;br&gt;&lt;SUP&gt;12&lt;/SUP&gt; Передача дел от Б.П.Грабовского Г.А.Левтееву продолжалась до середины мая 1953 г. [25. Л. 88–149]. На 30.06.53 Б.П.Грабовский — нач. Ангарского стр-ва МПС [25. Л. 218].&lt;br&gt;&lt;SUP&gt;13&lt;/SUP&gt; Назначен нач. Ангарского ИТЛ и промкомб. ГУЛАГа МЮ [11];&lt;br&gt; 30.09.53 вступление в должность нач. ИТЛ также оформлено пр. по л.с. [41];&lt;br&gt; 11.05.53, 30.06.53 упом. уже как нач. АНГАРСКОГО ИТЛ МЮ [25. Л. 88–90].&lt;br&gt;&lt;SUP&gt;14&lt;/SUP&gt; Свияжск — ст. Казанской ж.д., н.п. при этой ст. — Нижние Вязовые.</text:p>
          </table:table-cell>
          <table:table-cell/>
          <table:table-cell office:value-type="string" calcext:value-type="string">
            <text:p>&lt;ol compact&gt;&lt;li&gt;Пр. 025 МВД от 13.01.47.&lt;br&gt;&lt;li&gt;Пр. 0243 МВД от 21.04.48. &lt;br&gt;&lt;li&gt;ГАРФ. Ф. 9414. Оп. 1. Д. 549.&lt;br&gt;&lt;li&gt;Там же. Д. 318. Л. 22–38.&lt;br&gt;&lt;li&gt;Расп. 543 МВД от 28.09.47.&lt;br&gt;&lt;li&gt;Пр. 0590 МВД от 29.09.48.&lt;br&gt;&lt;li&gt;Пр. 001110 МВД от 22.12.49.&lt;br&gt;&lt;li&gt;Пр. 0187 МВД от 19.03.51.&lt;br&gt;&lt;li&gt;ГАРФ. Ф. 9414. Оп. 1д. Д. 100.&lt;br&gt;&lt;li&gt;Пр. 0800 МВД от 07.12.50.&lt;br&gt;&lt;li&gt;Пр. 0192 МЮ от 31.08.53. &lt;br&gt;&lt;li&gt;Пр. 0197 МВД от 20.03.50.&lt;br&gt;&lt;li&gt;Пр. 00230 МВД от 23.03.54.&lt;br&gt;&lt;li&gt;Пр. 0763 МВД от 04.11.49.&lt;br&gt;&lt;li&gt;Пр. 012 МВД от 05.01.52.&lt;br&gt;&lt;li&gt;Пр. 0700 МВД от 14.10.49.&lt;br&gt;&lt;li&gt;Пр. 075 МВД от 14.02.50.&lt;br&gt;&lt;li&gt;Пр. 0813 МВД от 11.12.50. &lt;br&gt;&lt;li&gt;Расп. 953 МВД от 12.07.52.&lt;br&gt;&lt;li&gt;Пр. 0594 МВД от 02.09.50.&lt;br&gt;&lt;li&gt;Расп. 11 МВД от 04.01.52.&lt;br&gt;&lt;li&gt;Пр. 0228 МВД от 05.04.50.&lt;br&gt;&lt;li&gt;Пр. 143лс МВД от 03.02.51.&lt;br&gt;&lt;li&gt;Пр. 022/л МЮ от 01.04.53.&lt;br&gt;&lt;li&gt;ГАРФ. Ф. 9414. Оп. 1. Д. 190.&lt;br&gt;&lt;li&gt;Пр. 0233 МВД от 16.06.56.&lt;br&gt;&lt;li&gt;ГАРФ. Ф. 9414. Оп. 1. Д. 270.&lt;br&gt;&lt;li&gt;Пр. 617лс МВД от 22.05.51. &lt;br&gt;&lt;li&gt;Пр. 724лс МВД от 12.06.51.&lt;br&gt;&lt;li&gt;Пр. 368/л МЮ от 19.05.53. &lt;br&gt;&lt;li&gt;Пр. 0592 МВД от 30.09.48. &lt;br&gt;&lt;li&gt;ГАРФ. Ф. 9414. Оп. 1. Д. 172. &lt;br&gt;&lt;li&gt;Пр. 0564 МВД от 07.10.54. &lt;br&gt;&lt;li&gt;ГАРФ. Ф. 9414. Оп. 1. Д. 217. &lt;br&gt;&lt;li&gt;Пр. 0453 МВД от 13.09.55. &lt;br&gt;&lt;li&gt;ГАРФ. Ф. 9414. Оп. 1. Д. 305. &lt;br&gt;&lt;li&gt;Пр. 001443 МВД от 07.12.48. &lt;br&gt;&lt;li&gt;ГАРФ. Ф. 9414. Оп. 1. Д. 368. Л. 85. &lt;br&gt;&lt;li&gt;Там же. Д. 378. Л. 1–14.&lt;br&gt;&lt;li&gt;Пр. 908лс МВД от 16.07.48. &lt;br&gt;&lt;li&gt;Пр. 925/лг МЮ от 03.09.53.&lt;/ol&gt;</text:p>
          </table:table-cell>
          <table:table-cell office:value-type="string" calcext:value-type="string">
            <text:p>29.09.48 объединены АНГАРСКИЙ ИТЛ и ТАЙШЕТСКИЙ ИТЛ УИТЛК УМВД ПО ИРКУТСКОЙ ОБЛАСТИ. Объединенный ИТЛ приказано именовать АНГАРСКИМ ИТЛ [6]. Кроме того, АНГАРСКОМУ ИТЛ переданы оборудование, кадры специалистов и рабочая сила ликвидированного рем. з-да № 1 ГУЛЖДС в Свияжске&lt;SUP&gt;14&lt;/SUP&gt; и Чебоксарское лесозаготовительное отделение [31]. 05.01.52 из состава Ангарлага на баланс Усть-Кутской перевалбазы Дальстроя МВД переданы колонны № 408, 409 со всем имуществом, администрацией и з/к [15]. В мае 1953 г. АНГАРСКИЙ ИТЛ принял несколько ЛП от Дальстроя и УИТЛК УМВД по Иркутской обл. [3. Разд. 4. Л. 22–26], [32. Л. 223–227];&lt;br&gt; 31.08.53 промкомб. 3-го Упр. ГУЛАГа МЮ в Тайшете (Упр. 1 ГУЛАГа МЮ) передан в состав Ангарлага с организацией Ангарского ИТЛ и промкомб. ГУЛАГа МЮ [3. Разд. 4. Л. 37–40], [11]. В 1954 г. из АНГАРСКОГО ИТЛ в ОЗЕРНЫЙ ЛАГЕРЬ и обратно передаются ряд лаг. подр. [13, 33], [34. Л. 71–82]&lt;SUP&gt;6&lt;/SUP&gt;. 13.09.55 на базе 4-го ЛО АНГАРСКОГО ИТЛ для уголовно-бандитствующего элемента организован ИЛИМСКИЙ СПЕЦИАЛЬНЫЙ ИТЛ;&lt;br&gt; 17.07.56 он ликвидирован, лаг. подр. возвращены в Ангарлаг, где организовано специальное ЛО строгого режима на 5000 з/к [35, 26]. В январе—феврале 1957 г. подразделения 2-го ЛО АНГАРСКОГО ИТЛ переданы в состав ОЗЕРНОГО ЛАГЕРЯ [26], [36. Л. 49–52].</text:p>
          </table:table-cell>
          <table:table-cell office:value-type="string" calcext:value-type="string">
            <text:p>&lt;a href=r3-69.html&gt;ВОСТОЧНЫЙ ИТЛ В СОСТАВЕ СТРОИТЕЛЬСТВА 500&lt;/a&gt;,&lt;br&gt; &lt;a href=r3-107.html&gt;ИЛИМСКИЙ СПЕЦИАЛЬНЫЙ ИТЛ&lt;/a&gt;,&lt;br&gt; &lt;a href=r3-261.html&gt;ОЗЕРНЫЙ ЛАГЕРЬ&lt;/a&gt;,&lt;br&gt; &lt;a href=r3-413.html&gt;ТАЙШЕТСКИЙ ИТЛ ГУЛЖДС&lt;/a&gt;,&lt;br&gt; &lt;a href=r3-439.html&gt;УСТЬ-КУТСКИЙ ИТЛ И ПЕРЕВАЛОЧНАЯ БАЗА ДАЛЬСТРОЯ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АНГРЕНСКИЙ ИТЛ</text:p>
          </table:table-cell>
          <table:table-cell office:value-type="string" calcext:value-type="string">
            <text:p>Ангренлаг, Ангренстрой</text:p>
          </table:table-cell>
          <table:table-cell office:value-type="string" calcext:value-type="string">
            <text:p>организован 02.04.45 [1]&lt;SUP&gt;1&lt;/SUP&gt;;&lt;br&gt; закрыт 13.02.46 [2]&lt;SUP&gt;2&lt;/SUP&gt;.</text:p>
          </table:table-cell>
          <table:table-cell/>
          <table:table-cell office:value-type="string" calcext:value-type="string">
            <text:p>ГУЛЖДС с 02.04.45 [1].</text:p>
          </table:table-cell>
          <table:table-cell office:value-type="string" calcext:value-type="string">
            <text:p>Узбекская ССР, г.Ташкент {15}.</text:p>
          </table:table-cell>
          <table:table-cell office:value-type="string" calcext:value-type="string">
            <text:p>Б с 25.12.45 {16}.</text:p>
          </table:table-cell>
          <table:table-cell office:value-type="string" calcext:value-type="string">
            <text:p>нет.</text:p>
          </table:table-cell>
          <table:table-cell office:value-type="string" calcext:value-type="string">
            <text:p>Узбекская ССР, г.Ташкент, п/я — нет {15}.</text:p>
          </table:table-cell>
          <table:table-cell office:value-type="string" calcext:value-type="string">
            <text:p>стр-во Ангренского угольного разреза, работы по отводу р.Ангрен и стр-ву ж/д и шоссейного мостов, стр-во центр. мех. мастерских, паровозного депо, кирп. з-да, новой эл.-ст., брикетной ф-ки, жилья и культурно-бытовых объектов [1].</text:p>
          </table:table-cell>
          <table:table-cell office:value-type="string" calcext:value-type="string">
            <text:p>05.45 — 1604, 01.46 — 1313 (УРО).</text:p>
          </table:table-cell>
          <table:table-cell office:value-type="string" calcext:value-type="string">
            <text:p>нач. — п/п ГБ Макаров И.Д., с 02.04.45 по 13.02.46&lt;SUP&gt;3&lt;/SUP&gt; [1, 4].</text:p>
          </table:table-cell>
          <table:table-cell office:value-type="string" calcext:value-type="string">
            <text:p>В УИТЛК МВД Узбекской ССР (л/д з/к — 1378) и в МУП СССР (архивы стр-ва) {1, 2}.</text:p>
          </table:table-cell>
          <table:table-cell office:value-type="string" calcext:value-type="string">
            <text:p>&lt;SUP&gt;1&lt;/SUP&gt; Сведения об организации Ангренлага в {1} ошибочны: ср. [1] и [3].&lt;br&gt;&lt;SUP&gt;2&lt;/SUP&gt; В пр.: передать стр-во Ангренского угольного разреза из НКВД в НКСПТП, ИТЛ не упом. Рабочую силу передаваемых НКСПТП стр-в приказано сохранить за ГУЛАГом (скорее всего — в подчинении территориального упр.) и ГУПВИ и предоставлять на договорной основе [2].&lt;br&gt;&lt;SUP&gt;3&lt;/SUP&gt; Согласно [4], освобожден от должности 06.06.47.</text:p>
          </table:table-cell>
          <table:table-cell/>
          <table:table-cell office:value-type="string" calcext:value-type="string">
            <text:p>&lt;ol compact&gt;&lt;li&gt;Пр. 063 НКВД от 02.04.45.&lt;br&gt;&lt;li&gt;Пр. 025/1с НКВД и НКСПТП от 13.02.46.&lt;br&gt;&lt;li&gt;Пр. 001204 НКВД от 25.10.40.&lt;br&gt;&lt;li&gt;ГАРФ. Служебная карточка ГУЛАГа.&lt;/ol&gt;</text:p>
          </table:table-cell>
          <table:table-cell table:number-columns-repeated="2"/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АРАЛИЧЕВСКИЙ ИТЛ</text:p>
          </table:table-cell>
          <table:table-cell office:value-type="string" calcext:value-type="string">
            <text:p>Араличевскстрой, Араличевлаг</text:p>
          </table:table-cell>
          <table:table-cell office:value-type="string" calcext:value-type="string">
            <text:p>организован 01.03.51 [1];&lt;br&gt; закрыт 29.04.53 {35}.</text:p>
          </table:table-cell>
          <table:table-cell/>
          <table:table-cell office:value-type="string" calcext:value-type="string">
            <text:p>ГУЛПС с 01.03.51 [1];&lt;br&gt; ГСНС с 06.10.51 [2];&lt;br&gt; ГУЛАГ МЮ с 02.04.53 {33}.</text:p>
          </table:table-cell>
          <table:table-cell office:value-type="string" calcext:value-type="string">
            <text:p>Кемеровская обл., пос. Мыски {26}.</text:p>
          </table:table-cell>
          <table:table-cell office:value-type="string" calcext:value-type="string">
            <text:p>ДБ с 09.04.51 [3]&lt;SUP&gt;1&lt;/SUP&gt;.</text:p>
          </table:table-cell>
          <table:table-cell office:value-type="string" calcext:value-type="string">
            <text:p>Утес {26}.</text:p>
          </table:table-cell>
          <table:table-cell office:value-type="string" calcext:value-type="string">
            <text:p>Кемеровская обл., пос. Мыски, п/я ДБ-7 {26}&lt;SUP&gt;2&lt;/SUP&gt;.</text:p>
          </table:table-cell>
          <table:table-cell office:value-type="string" calcext:value-type="string">
            <text:p>стр-во Араличевского з-да № 6 синтетического бензина [1], жилищное и коммунальное стр-во, стр-во автомобильных и железных дорог, шлакоблочного и кирп. з-дов [4], растворобетонного з-да, ДОКа [5], лесопилки, гаража и мех. мастерских [4];&lt;br&gt; обслуживание каменного карьера [6].</text:p>
          </table:table-cell>
          <table:table-cell office:value-type="string" calcext:value-type="string">
            <text:p>01.01.51 — 1718, 01.01.52 — 3902, 01.01.53 — 7152 (УРО);&lt;br&gt; 15.04.52 — 3796&lt;SUP&gt;3&lt;/SUP&gt; [7. Разд. 3. Л. 2об.–8об.], 15.04.53 — 6471 [7. Разд. 4. Л. 5].</text:p>
          </table:table-cell>
          <table:table-cell office:value-type="string" calcext:value-type="string">
            <text:p>нач. — п/п Неверов А.А., с 01.03.51 по 29.03.51 [1, 8]&lt;SUP&gt;4&lt;/SUP&gt;;&lt;br&gt; инж.-кап. (инж.-майор) Сопряков Н.А., с 29.03.51 — не ранее 18.05.51 [8, 9];&lt;br&gt; и.о. нач. — инж.-майор Чалов ?.?. (упом. 08.12.51) [10];&lt;br&gt; нач. — г/м Титов Н.Ф., с 29.12.51 по 01.04.53 [11], [7. Разд. 1. Л. 2об.];&lt;br&gt; и.о. нач. — он же (упом. 05.10.51) [4] и с 01.04.53 — ? [12];&lt;br&gt; з/н — полк. Бондаренко П.С., с 03.04.51 — не ранее 07.03.52 [13, 6], п/п (полк.) Бородов Г.М., в 1952–1953 гг. [7. Разд. 1. Л. 2об.].</text:p>
          </table:table-cell>
          <table:table-cell office:value-type="string" calcext:value-type="string">
            <text:p>В ОИТК УМВД по Кемеровской обл.: л/д з/к — 74 775, материалы делопроизводства — 125;&lt;br&gt; в 1-м Спецотделе УМВД по Кемеровской обл.: л/д сотрудников {1, 2}.</text:p>
          </table:table-cell>
          <table:table-cell office:value-type="string" calcext:value-type="string">
            <text:p>&lt;SUP&gt;1&lt;/SUP&gt; Литер ДБ в 1949–1950 гг. имело СТРОИТЕЛЬСТВО ГУШОСДОРА МВД № 6 И ИТЛ {3}.&lt;br&gt;&lt;SUP&gt;2&lt;/SUP&gt; Скорее всего, в 1951–1952 гг. — п/я 7, так как литер включали в номер п/я не ранее конца 1952 г.&lt;br&gt;&lt;SUP&gt;3&lt;/SUP&gt; В том числе 189 осужденных за к/р преступления.&lt;br&gt;&lt;SUP&gt;4&lt;/SUP&gt; П/п А.А.Неверов упом. как нач. ИТЛ также 09.04.51 [3].</text:p>
          </table:table-cell>
          <table:table-cell/>
          <table:table-cell office:value-type="string" calcext:value-type="string">
            <text:p>&lt;ol compact&gt;&lt;li&gt;Пр. 0098 МВД от 01.03.51.&lt;br&gt;&lt;li&gt;Пр. 0720 МВД от 06.10.51. &lt;br&gt;&lt;li&gt;Пр. 00173 МВД от 09.04.51.&lt;br&gt;&lt;li&gt;Пр. 0717 МВД от 05.10.51.&lt;br&gt;&lt;li&gt;Пр. 0490 МВД от 28.03.52.&lt;br&gt;&lt;li&gt;Пр. 00333 МВД от 07.03.52.&lt;br&gt;&lt;li&gt;ГАРФ. Ф. 9414. Оп. 1д. Д. 244.&lt;br&gt;&lt;li&gt;Пр. 389лс МВД от 29.03.51.&lt;br&gt;&lt;li&gt;Пр. 0331 МВД от 18.05.51. &lt;br&gt;&lt;li&gt;ГАРФ. Ф. 9414. Оп. 1. Д. 649. Л. 4.&lt;br&gt;&lt;li&gt;Пр. 1803лс МВД от 29.12.51. &lt;br&gt;&lt;li&gt;Пр. 027/л МЮ от 01.04.53.&lt;br&gt;&lt;li&gt;Пр. 409лс МВД от 03.04.51.&lt;/ol&gt;</text:p>
          </table:table-cell>
          <table:table-cell/>
          <table:table-cell office:value-type="string" calcext:value-type="string">
            <text:p>&lt;a href=r3-397.html&gt;СТРОИТЕЛЬСТВО ГУШОСДОРА МВД № 6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АРХАНГЕЛЬСКИЙ ИТЛ&lt;SUP&gt;1&lt;/SUP&gt;</text:p>
          </table:table-cell>
          <table:table-cell office:value-type="string" calcext:value-type="string">
            <text:p>Архбумлаг</text:p>
          </table:table-cell>
          <table:table-cell office:value-type="string" calcext:value-type="string">
            <text:p>организован 10.07.38 [1];&lt;br&gt; закрыт 09.10.40 (переименован в ИТЛ И СТРОИТЕЛЬСТВО АРХАНГЕЛЬСКОГО ЦБК) [2].</text:p>
          </table:table-cell>
          <table:table-cell/>
          <table:table-cell office:value-type="string" calcext:value-type="string">
            <text:p>ГУЛАГ [1, 2].</text:p>
          </table:table-cell>
          <table:table-cell office:value-type="string" calcext:value-type="string">
            <text:p>г.Архангельск [1], {10}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г.Архангельск, п/я 250 {10}&lt;SUP&gt;2&lt;/SUP&gt;.</text:p>
          </table:table-cell>
          <table:table-cell office:value-type="string" calcext:value-type="string">
            <text:p>стр-во Архангельского ЦБК [1, 2]&lt;SUP&gt;3&lt;/SUP&gt;.</text:p>
          </table:table-cell>
          <table:table-cell office:value-type="string" calcext:value-type="string">
            <text:p>01.10.38 — 8315&lt;SUP&gt;4&lt;/SUP&gt;, 01.01.39 — 7900, 01.01.40 — 8813 (УРО).</text:p>
          </table:table-cell>
          <table:table-cell office:value-type="string" calcext:value-type="string">
            <text:p>нач. — ст. лейт. ГБ Теплицкий Ш.Л. (А.Л.), с 10.08.37 по 09.10.40 [3].</text:p>
          </table:table-cell>
          <table:table-cell office:value-type="string" calcext:value-type="string">
            <text:p>В архиве ИТЛ И СТРОИТЕЛЬСТВА АРХАНГЕЛЬСКОГО ЦБК {1}.</text:p>
          </table:table-cell>
          <table:table-cell office:value-type="string" calcext:value-type="string">
            <text:p>&lt;SUP&gt;1&lt;/SUP&gt; Название АРХАНГЕЛЬСКИЙ ИТЛ также использовали как синоним для КУЛОЙСКОГО ИТЛ, ИТЛ И СТРОИТЕЛЬСТВА АРХАНГЕЛЬСКОГО ЦБК и, по-видимому, УИТЛК УНКВД по Архангельской обл. — после 09.10.40.&lt;br&gt;&lt;SUP&gt;2&lt;/SUP&gt; В {1} АРХАНГЕЛЬСКИЙ ИТЛ и ИТЛ И СТРОИТЕЛЬСТВО АРХАНГЕЛЬСКОГО ЦБК, по-видимому, рассматриваются как синонимы.&lt;br&gt;&lt;SUP&gt;3&lt;/SUP&gt; Стр-во Архангельского сульфитно-целлюлозного комб. им. Ворошилова передано из Наркомлеса СССР в ГУЛАГ НКВД СССР Пост. СНК от 17.05.38 № 643/137 [4]. 20.05.38 на ГУЛАГ возложено стр-во Архангельского ЦБК, Соликамского ЦБК и 10-ти сульфитно-целлюлозных з-дов упрощенного типа;&lt;br&gt; для руководства этими работами организован Целлюлозно-бумажный отдел ГУЛАГа [5]. Стр-во Архангельского и Соликамского ЦБК первоначально поручено ОМЗ УНКВД по Архангельской и Свердловской обл., соответственно [6]. Вскоре, однако, во изменение пр. [6] для их стр-ва создаются самостоятельные АРХАНГЕЛЬСКИЙ и УСТЬ-БОРОВСКИЙ ИТЛ [1].&lt;br&gt;&lt;SUP&gt;4&lt;/SUP&gt; Из них 552 осужденных за к/р преступления и 3183 — как СОЭ и СВЭ [7].</text:p>
          </table:table-cell>
          <table:table-cell/>
          <table:table-cell office:value-type="string" calcext:value-type="string">
            <text:p>&lt;ol compact&gt;&lt;li&gt;Пр. 00437 НКВД от 10.07.38.&lt;br&gt;&lt;li&gt;Пр. 001285 НКВД от 09.10.40.&lt;br&gt;&lt;li&gt;ГАРФ. Служебная карточка ГУЛАГа.&lt;br&gt;&lt;li&gt;Там же. Ф. 9414. Оп. 1д. Д. 3. Л. 1.&lt;br&gt;&lt;li&gt;Пр. 00308 НКВД от 20.05.38.&lt;br&gt;&lt;li&gt;Пр. 00353 НКВД от 05.06.38.&lt;br&gt;&lt;li&gt;ГАРФ. Ф. 9414. Оп. 1. Д. 1140. Л. 141.&lt;/ol&gt;</text:p>
          </table:table-cell>
          <table:table-cell/>
          <table:table-cell office:value-type="string" calcext:value-type="string">
            <text:p>&lt;a href=r3-140.html&gt;ИТЛ И СТРОИТЕЛЬСТВО АРХАНГЕЛЬСКОГО ЦБК&lt;/a&gt;,&lt;br&gt; &lt;a href=r3-436.html&gt;УСТЬ-БОРОВСКИЙ ИТЛ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АРХАНГЕЛЬСКИЙ ПЕРЕСЫЛЬНЫЙ ПУНКТ ОГПУ</text:p>
          </table:table-cell>
          <table:table-cell office:value-type="string" calcext:value-type="string">
            <text:p>Архперпункт</text:p>
          </table:table-cell>
          <table:table-cell office:value-type="string" calcext:value-type="string">
            <text:p>организован 06.06.31 [1]&lt;SUP&gt;1&lt;/SUP&gt;;&lt;br&gt; закрыт 25.03.33 [2]&lt;SUP&gt;2&lt;/SUP&gt;.</text:p>
          </table:table-cell>
          <table:table-cell/>
          <table:table-cell office:value-type="string" calcext:value-type="string">
            <text:p>ГУЛАГ ОГПУ [1].</text:p>
          </table:table-cell>
          <table:table-cell office:value-type="string" calcext:value-type="string">
            <text:p>г.Архангельск [1]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переброска грузов на Ухту и Вайгач [1].</text:p>
          </table:table-cell>
          <table:table-cell office:value-type="string" calcext:value-type="string">
            <text:p>12.32 — 500 [3].</text:p>
          </table:table-cell>
          <table:table-cell office:value-type="string" calcext:value-type="string">
            <text:p>нач. — Дурново ?.?. (упом. 19.07.33) [4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Этим же пр. ликвидировано Упр. СЕВЕРНЫХ ЛАГЕРЕЙ ОГПУ ОСОБОГО НАЗНАЧЕНИЯ.&lt;br&gt;&lt;SUP&gt;2&lt;/SUP&gt; Реорг. в ЛО с непосредственным подчинением Упр. Ухтпечлага.</text:p>
          </table:table-cell>
          <table:table-cell/>
          <table:table-cell office:value-type="string" calcext:value-type="string">
            <text:p>&lt;ol compact&gt;&lt;li&gt;Пр. 296/173 ОГПУ от 06.06.31.&lt;br&gt;&lt;li&gt;Пр. 00121 ОГПУ от 25.03.33.&lt;br&gt;&lt;li&gt;ГАРФ. Ф. 9414. Оп. 1. Д. 2920.&lt;br&gt;&lt;li&gt;Там же. Д. 4. Л. 30–31.&lt;/ol&gt;</text:p>
          </table:table-cell>
          <table:table-cell/>
          <table:table-cell office:value-type="string" calcext:value-type="string">
            <text:p>&lt;a href=r3-305.html&gt;СЕВЕРНЫЕ ЛАГЕРЯ ОГПУ ОСОБОГО НАЗНАЧЕНИЯ&lt;/a&gt;,&lt;br&gt; &lt;a href=r3-442.html&gt;УХТИНСКО-ПЕЧОРСКИЙ ИТЛ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АСТРАХАНСКИЙ ИТЛ</text:p>
          </table:table-cell>
          <table:table-cell office:value-type="string" calcext:value-type="string">
            <text:p>Астраханлаг</text:p>
          </table:table-cell>
          <table:table-cell office:value-type="string" calcext:value-type="string">
            <text:p>организован 17.04.40 (переименован из ПРОРВИНСКОГО ИТЛ) [1];&lt;br&gt; закрыт 09.02.50 [2]&lt;SUP&gt;1&lt;/SUP&gt;.</text:p>
          </table:table-cell>
          <table:table-cell/>
          <table:table-cell office:value-type="string" calcext:value-type="string">
            <text:p>ГУЛАГ [1, 2]&lt;SUP&gt;2&lt;/SUP&gt;.</text:p>
          </table:table-cell>
          <table:table-cell office:value-type="string" calcext:value-type="string">
            <text:p>Сталинградская обл., г.Астрахань с 17.04.40 по 09.42;&lt;br&gt; с 03.43 по 09.02.50 [1, 3], {1, 11, 14, 15, 17, 19};&lt;br&gt; Казахская ССР, Гурьевская обл., г.Гурьев с 09.42 по 03.43&lt;SUP&gt;3&lt;/SUP&gt; {1, 13}, [2, 4].</text:p>
          </table:table-cell>
          <table:table-cell office:value-type="string" calcext:value-type="string">
            <text:p>В с 25.12.45 {16}.</text:p>
          </table:table-cell>
          <table:table-cell office:value-type="string" calcext:value-type="string">
            <text:p>Кутум {19}.</text:p>
          </table:table-cell>
          <table:table-cell office:value-type="string" calcext:value-type="string">
            <text:p>г.Астрахань, п/я 249 [3], {11, 14, 15, 17, 19};&lt;br&gt; г.Гурьев, п/я 249 [4], {13}&lt;SUP&gt;3&lt;/SUP&gt;.</text:p>
          </table:table-cell>
          <table:table-cell office:value-type="string" calcext:value-type="string">
            <text:p>рыбная ловля [5–8]&lt;SUP&gt;4&lt;/SUP&gt;, комплектование рабочей силой стр-ва нефтепровода Баку—Гурьев—Кандагач (1942 г.) [6].</text:p>
          </table:table-cell>
          <table:table-cell office:value-type="string" calcext:value-type="string">
            <text:p>01.07.40 — 5353 (УРО);&lt;br&gt; 01.01.41 — 5265, 01.07.41 — 6105 [9];&lt;br&gt; 01.01.42 — 7865 [10];&lt;br&gt; 01.04.42 — 5915, 01.01.43 — 6550&lt;SUP&gt;5&lt;/SUP&gt; [11];&lt;br&gt; 01.01.44 — 4695, 01.45 — 5150, 01.01.47 — 5289, 01.01.48 — 4932, 01.01.49 — 4517, 01.01.50 — 3920 (УРО).</text:p>
          </table:table-cell>
          <table:table-cell office:value-type="string" calcext:value-type="string">
            <text:p>нач. — ст. лейт. ГБ Носов В.И., с 06.40 по 02.01.43 [12];&lt;br&gt; кап. ГБ (полк.) Житомирский И.С., с 03.01.43 по 26.08.47 [13, 14];&lt;br&gt; кап. (майор) Смирнов А.В., с 26.08.47 по 09.02.50 [14, 2]&lt;SUP&gt;6&lt;/SUP&gt;;&lt;br&gt; зам. нач. — ст. лейт. ГБ Кудрявцев К.Н., с 29.03.41 — ? [15].</text:p>
          </table:table-cell>
          <table:table-cell office:value-type="string" calcext:value-type="string">
            <text:p>1956 г. — в ОИТК УМВД по Астраханской обл.: л/д з/к — 14 480, приказы — 28, материалы делопроизводства — 2400, л/д сотрудников — 2595;&lt;br&gt; в 1-м Спецотделе УМВД по Астраханской обл.: материалы оперчекотдела {1}. 1996 г. — в ИЦ УВД Астраханской обл.: документы Астраханлага [16].</text:p>
          </table:table-cell>
          <table:table-cell office:value-type="string" calcext:value-type="string">
            <text:p>&lt;SUP&gt;1&lt;/SUP&gt; Упр. АСТРАХАНСКОГО ИТЛ слито с ОИТК УМВД по Астраханской обл. и реорг. в УИТЛК УМВД по Астраханской обл. [2] (см. также Акт о слиянии хозяйств Астраханлага МВД СССР и ОИТК УМВД по Астраханской обл. от 18.04.50&amp;quot;&lt;br&gt; [17]).&lt;br&gt;&lt;SUP&gt;2&lt;/SUP&gt; По данным на 1943, 1945 и 1947 гг., непосредственно подчинялось УИТК ГУЛАГа [14, 18–20], после 1947 г. — 4-му Упр. ГУЛАГа [20].&lt;br&gt;&lt;SUP&gt;3&lt;/SUP&gt; На время эвакуации. Согласно [7] (сведения на 05.02.43), упр. временно дислоцируется в г.Гурьеве на территории ОЛПа № 1.&lt;br&gt;&lt;SUP&gt;4&lt;/SUP&gt; В том числе для обеспечения доп. видами питания сотрудников центр. аппарата МВД СССР [21].&lt;br&gt;&lt;SUP&gt;5&lt;/SUP&gt; Из них 894 женщины, 1483 осужденных за к/р преступления [11].&lt;br&gt;&lt;SUP&gt;6&lt;/SUP&gt; После реорг. Астраханлага и ОИТК по Астраханской обл. А.В.Смирнов был назначен нач. УИТЛК УМВД по Астраханской обл [17].</text:p>
          </table:table-cell>
          <table:table-cell/>
          <table:table-cell office:value-type="string" calcext:value-type="string">
            <text:p>&lt;ol compact&gt;&lt;li&gt;Пр. 0156 НКВД от 17.04.40.&lt;br&gt;&lt;li&gt;Пр. 00107 МВД от 09.02.50.&lt;br&gt;&lt;li&gt;Пр. 00755 НКВД от 23.04.43.&lt;br&gt;&lt;li&gt;Пр. 002435 НКВД от 06.11.42. &lt;br&gt;&lt;li&gt;Пр. 58 МВД от 11.02.48.&lt;br&gt;&lt;li&gt;ГАРФ. Ф. 9414. Оп. 1. Д. 45. Л. 286, 309.&lt;br&gt;&lt;li&gt;Там же. Оп. 1д. Д. 15. Л. 1–50.&lt;br&gt;&lt;li&gt;Там же. Оп. 1. Д. 30. Л. 76–77.&lt;br&gt;&lt;li&gt;Там же. Оп. 1д. Д. 371. Л. 3, 53.&lt;br&gt;&lt;li&gt;Там же. Д. 372. Л. 7об., 8. &lt;br&gt;&lt;li&gt;Там же. Д. 378. Л. 1об., 110об.&lt;br&gt;&lt;li&gt;ГАРФ. Служебная карточка ГУЛАГа.&lt;br&gt;&lt;li&gt;Пр. 3лс НКВД от 03.01.43.&lt;br&gt;&lt;li&gt;Пр. 1153лс МВД от 26.08.47.&lt;br&gt;&lt;li&gt;Пр. 433лс НКВД от 29.03.41.&lt;br&gt;&lt;li&gt;Письмо ИЦ УВД Астраханской обл. № 3/4008 от 31.10.46.&lt;br&gt;&lt;li&gt;ГАРФ. Ф. 9414. Оп. 1д. Д. 82. Л. 304.&lt;br&gt;&lt;li&gt;Там же. Оп. 1. Д. 67. Л. 1–7.&lt;br&gt;&lt;li&gt;Там же. Д. 329. Л. 194, 195.&lt;br&gt;&lt;li&gt;Там же. Д. 85. Л. 8, 14.&lt;br&gt;&lt;li&gt;Пр. 0372 МВД от 02.11.46.&lt;/ol&gt;</text:p>
          </table:table-cell>
          <table:table-cell/>
          <table:table-cell office:value-type="string" calcext:value-type="string">
            <text:p>&lt;a href=r3-287.html&gt;ПРОРВИНСКИЙ ИТЛ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АХТУБИНСКИЙ ИТЛ</text:p>
          </table:table-cell>
          <table:table-cell office:value-type="string" calcext:value-type="string">
            <text:p>ИТЛ Сталинградгидростроя, Ахтублаг,&lt;BR&gt;ИТЛ и Строительство Сталинградской ГЭС&lt;SUP&gt;1&lt;/SUP&gt;</text:p>
          </table:table-cell>
          <table:table-cell office:value-type="string" calcext:value-type="string">
            <text:p>организован 17.08.50 [1];&lt;br&gt; закрыт 30.05.53 [2].</text:p>
          </table:table-cell>
          <table:table-cell/>
          <table:table-cell office:value-type="string" calcext:value-type="string">
            <text:p>Сталинградгидрострой МВД с 17.08.50 [1];&lt;br&gt; ГУЛАГ МЮ с 02.04.53 {33}.</text:p>
          </table:table-cell>
          <table:table-cell office:value-type="string" calcext:value-type="string">
            <text:p>г.Сталинград (ныне Волгоград) [1], {24}.</text:p>
          </table:table-cell>
          <table:table-cell office:value-type="string" calcext:value-type="string">
            <text:p>ЕЕ с 09.09.50 [3], {24}.</text:p>
          </table:table-cell>
          <table:table-cell office:value-type="string" calcext:value-type="string">
            <text:p>Ахтуба {24}.</text:p>
          </table:table-cell>
          <table:table-cell office:value-type="string" calcext:value-type="string">
            <text:p>г.Сталинград, п/я ЕЕ-200 на 27.02.53 {24}&lt;SUP&gt;2&lt;/SUP&gt;.</text:p>
          </table:table-cell>
          <table:table-cell office:value-type="string" calcext:value-type="string">
            <text:p>стр-во Сталинградской ГЭС [1], разработка каменных карьеров, перевозка грузов по Волге [4. Л. 159], стр-во соединительного канала между Волгой и Ахтубой, автобаз, складов, рем.-мех., авторем. и деревообделочного з-дов, временных автодорог, жилых домов, объектов соцкультбыта, водопровода и канализации на левом берегу Волги, дома отдыха и пионерлагеря, рыболовецкое хозяйство [5], стр-во жилых домов в Сталинграде, работа на з-де 264 МРФ, в СМУ Мин. пром. строит. материалов в пос. Разгуляевка Сталинградской обл., на лесозаводе им. Куйбышева в р-не ст. Ельшанка Сталинградской ж.д., погрузочно-разгрузочные и столярные работы [6. Разд. 3. Л. 2–20].</text:p>
          </table:table-cell>
          <table:table-cell office:value-type="string" calcext:value-type="string">
            <text:p>01.11.50 — 1284, 01.01.51 — 4980 (УРО);&lt;br&gt; 01.06.51 — 8939 [4. Л. 245];&lt;br&gt; 01.01.52 — 13 664 (УРО);&lt;br&gt; 01.05.52 — 16 798 [6. Разд. 3. Л. 1об.–19об.];&lt;br&gt; 01.01.53 — 26 044 (УРО);&lt;br&gt; 15.03.53 — 24 364 [6. Разд. 4. Л. 9];&lt;br&gt; 01.11.53 — 38 (УРО).</text:p>
          </table:table-cell>
          <table:table-cell office:value-type="string" calcext:value-type="string">
            <text:p>нач. — гл. директор II ранга эл.-ст. Логинов Ф.Г., с 17.08.50 — не ранее 05.02.53 [1], [6. Разд. 5. Л. 11];&lt;br&gt; и.о. нач. — п/п в/с Воробьев И.Г., с 01.04.53 — ? [7];&lt;br&gt; з/н — майор (п/п) Воробьев И.Г., с 08.50 — не ранее 05.02.53 [6. Разд. 1. Л. 2об.;&lt;br&gt; Разд. 5. Л. 11].</text:p>
          </table:table-cell>
          <table:table-cell office:value-type="string" calcext:value-type="string">
            <text:p>В ОИТК УМВД по Волгоградской обл.: л/д з/к — 20 621, картотека з/к — 35 831, материалы делопроизводства — 7478, л/д вольнонаемных и офицерского состава {1}.</text:p>
          </table:table-cell>
          <table:table-cell office:value-type="string" calcext:value-type="string">
            <text:p>&lt;SUP&gt;1&lt;/SUP&gt; В [1] название — ИТЛ и Стр-во Сталинградской ГЭС. Название АХТУБИНСКИЙ ИТЛ присвоено 09.09.50 [3].&lt;br&gt;&lt;SUP&gt;2&lt;/SUP&gt; Предположительно, в 1950–1951 гг. — п/я 200, так как литер начали включать в номер п/я не ранее второй половины 1952 г.</text:p>
          </table:table-cell>
          <table:table-cell/>
          <table:table-cell office:value-type="string" calcext:value-type="string">
            <text:p>&lt;ol compact&gt;&lt;li&gt;Пр. 0558 МВД от 17.08.50.&lt;br&gt;&lt;li&gt;Пр. 066 МЮ от 30.05.53. &lt;br&gt;&lt;li&gt;Пр. 0612 МВД от 09.09.50.&lt;br&gt;&lt;li&gt;ГАРФ. Ф. 9414. Оп. 1. Д. 493.&lt;br&gt;&lt;li&gt;Пр. 0102 МВД от 13.02.51.&lt;br&gt;&lt;li&gt;ГАРФ. Ф. 9414. Оп. 1. Д. 550.&lt;br&gt;&lt;li&gt;Пр. 023/л МЮ от 01.04.53.&lt;/ol&gt;</text:p>
          </table:table-cell>
          <table:table-cell/>
          <table:table-cell office:value-type="string" calcext:value-type="string">
            <text:p>&lt;a href=r3-179.html&gt;ИТЛ УСОЛЬГИДРОЛЕС&lt;/a&gt;,&lt;br&gt; &lt;a href=r3-218.html&gt;КУНЕЕВСКИЙ ИТЛ&lt;/a&gt;.</text:p>
          </table:table-cell>
          <table:table-cell office:value-type="string" calcext:value-type="string">
            <text:p>С.Филиппов, 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АХУНСКИЙ ИТЛ</text:p>
          </table:table-cell>
          <table:table-cell office:value-type="string" calcext:value-type="string">
            <text:p>Ахунлаг, Охунлаг</text:p>
          </table:table-cell>
          <table:table-cell office:value-type="string" calcext:value-type="string">
            <text:p>организован 13.12.34 [1]&lt;SUP&gt;1&lt;/SUP&gt;;&lt;br&gt; закрыт в 1935 г.&lt;SUP&gt;2&lt;/SUP&gt;</text:p>
          </table:table-cell>
          <table:table-cell/>
          <table:table-cell office:value-type="string" calcext:value-type="string">
            <text:p>ГУЛАГ [1].</text:p>
          </table:table-cell>
          <table:table-cell office:value-type="string" calcext:value-type="string">
            <text:p>Азово-Черноморский кр. (ныне Краснодарский кр.), местечко Ахун[1]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стр-во шоссе Мацеста—Ахун [1].</text:p>
          </table:table-cell>
          <table:table-cell office:value-type="string" calcext:value-type="string">
            <text:p>01.04.35 — 3146 (УРО);&lt;br&gt; ср./г. 1935 — 2152 [2]&lt;SUP&gt;3&lt;/SUP&gt;.</text:p>
          </table:table-cell>
          <table:table-cell office:value-type="string" calcext:value-type="string">
            <text:p>нач. — Матвеев В.З., с 13.12.34 — ? [1];&lt;br&gt; зам. нач. — Волков ?.?., с 13.12.34 — ? [1].</text:p>
          </table:table-cell>
          <table:table-cell office:value-type="string" calcext:value-type="string">
            <text:p>1956 г. — в архиве ДУБРАВНОГО ЛАГЕРЯ: л/д з/к — 93, картотека з/к формы № 2 — 9000, материалы делопроизводства — 7 {1}. 1996 г. — в архиве Учреждения ЖХ-385 (преемник Дубравлага): л/д з/к — 27, картотека формы № 1 [3].</text:p>
          </table:table-cell>
          <table:table-cell office:value-type="string" calcext:value-type="string">
            <text:p>&lt;SUP&gt;1&lt;/SUP&gt; Организован пр-нием ГУЛАГа № 10 от 13.12.34 [1].&lt;br&gt;&lt;SUP&gt;2&lt;/SUP&gt; Пр. о закрытии не найден;&lt;br&gt; после июля 1935 г. в сводках УРО не упом.&lt;br&gt;&lt;SUP&gt;3&lt;/SUP&gt; При открытии штатная численность — 6000 з/к, запрещено направлять осужденных по 58-й и 59-й статьям [1].</text:p>
          </table:table-cell>
          <table:table-cell/>
          <table:table-cell office:value-type="string" calcext:value-type="string">
            <text:p>&lt;ol compact&gt;&lt;li&gt;ГАРФ. Ф. 9414. Оп. 1. Д. 5. Л. 44.&lt;br&gt;&lt;li&gt;Там же. Д. 2740. Л. 21.&lt;br&gt;&lt;li&gt;Письмо Учреждения ЖХ-385 № 6/6–685 от 17.10.96.&lt;/ol&gt;</text:p>
          </table:table-cell>
          <table:table-cell table:number-columns-repeated="2"/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БАЖЕНОВСКИЙ ИТЛ</text:p>
          </table:table-cell>
          <table:table-cell office:value-type="string" calcext:value-type="string">
            <text:p>Баженовлаг</text:p>
          </table:table-cell>
          <table:table-cell office:value-type="string" calcext:value-type="string">
            <text:p>организован 25.05.50 [1];&lt;br&gt; закрыт 29.04.53 {35}.</text:p>
          </table:table-cell>
          <table:table-cell/>
          <table:table-cell office:value-type="string" calcext:value-type="string">
            <text:p>ГУЛАП с 25.05.50 [1];&lt;br&gt; ГУЛАГ МЮ с 02.04.53 {33}.</text:p>
          </table:table-cell>
          <table:table-cell office:value-type="string" calcext:value-type="string">
            <text:p>Свердловская обл., г.Асбест [2. Разд. 1, Л. 2], {22, 25}.</text:p>
          </table:table-cell>
          <table:table-cell office:value-type="string" calcext:value-type="string">
            <text:p>ЕД с 24.06.50 [3].</text:p>
          </table:table-cell>
          <table:table-cell office:value-type="string" calcext:value-type="string">
            <text:p>Комбинат {22, 25}.</text:p>
          </table:table-cell>
          <table:table-cell office:value-type="string" calcext:value-type="string">
            <text:p>Свердловская обл., г.Асбест, п/я 35 [2. Разд. 1. Л. 2];&lt;br&gt; п/я ЕД-35 {22, 25}.</text:p>
          </table:table-cell>
          <table:table-cell office:value-type="string" calcext:value-type="string">
            <text:p>стр-во асбестовых предприятий МВД в р-не Баженовского месторождения [1], асбообогатительных ф-к, асбокартонной ф-ки [4], работа в асбестовом карьере, проходка шахт, стр-во Ново-механического з-да, жилья, ж/д путей, автомобильных дорог [5], коммунально-бытовых объектов, бетонорастворного, шлакоблочного и кирп. з-дов [6], Уральского з-да асботех. изделий МХП [7], работа в хозрасчетном КБ [8], строит. работы на Старо-механическом з-де, стр-во пивоваренного з-да в г.Асбесте, геологоразведочные работы [9], подсобное с.х. [10], обслуживание кирп. и шлакоблочного з-дов [2. Разд. 3. Л. 3–12].</text:p>
          </table:table-cell>
          <table:table-cell office:value-type="string" calcext:value-type="string">
            <text:p>01.01.51 — 5046, 01.01.52 — 7644, 01.01.53 — 5965 (УРО);&lt;br&gt; 01.07.50 — 3199&lt;SUP&gt;1&lt;/SUP&gt; [4. Л. 82];&lt;br&gt; 01.04.52 — 6802 [2. Разд. 3. Л. 1об.–11об.]&lt;SUP&gt;2&lt;/SUP&gt;, 15.04.53 — 5230 [2. Разд. 4. Л. 10].</text:p>
          </table:table-cell>
          <table:table-cell office:value-type="string" calcext:value-type="string">
            <text:p>нач. — п/п Еркин ?.?., с 25.05.50 — ? [1]&lt;SUP&gt;3&lt;/SUP&gt;;&lt;br&gt; п/п Железников А.В., не позднее 24.06.50 — по 04.10.50 [3, 11];&lt;br&gt; п/п Филимонов М.В., с 20.12.50 по 10.12.51 [11, 12]&lt;SUP&gt;4&lt;/SUP&gt;;&lt;br&gt; полк. Трофимов Г.И., с 10.12.51 по 01.04.53&lt;SUP&gt;5&lt;/SUP&gt; [12], [2. Разд. 1. Л. 2об.];&lt;br&gt; и.о. нач. — п/п в/с Перминов Ф.И., с 01.04.53 — ? [13];&lt;br&gt; з/н — Якунин ?.?. (упом. 07.06.50) [14. Л. 22];&lt;br&gt; майор Горбунов ?.?. (упом. 06.07.50) [14. Л. 98];&lt;br&gt; п/п Ориентлихерман Г.М., с сентября 1950 г. по 03.12.51 [2. Разд.1. Л. 2об.];&lt;br&gt; полк. Афанасьев И.А., с 04.01.52 — ? [2. Разд. 1. Л. 2об.], г/л Власик Н.С., с 20.05.52 по 15.12.52&lt;SUP&gt;6&lt;/SUP&gt; [15, 16];&lt;br&gt; п/п Перминов Ф.И., с 06.02.53 — ? [2. Разд. 1. Л. 2об.].</text:p>
          </table:table-cell>
          <table:table-cell office:value-type="string" calcext:value-type="string">
            <text:p>В УИТЛК УМВД по Свердловской обл.: л/д з/к — 4538, материалы делопроизводства, л/д вольнонаемных и офицеров {1}.</text:p>
          </table:table-cell>
          <table:table-cell office:value-type="string" calcext:value-type="string">
            <text:p>&lt;SUP&gt;1&lt;/SUP&gt; Из них 944 женщины.&lt;br&gt;&lt;SUP&gt;2&lt;/SUP&gt; Из них 666 женщин и 315 осужденных за к/р преступления.&lt;br&gt;&lt;SUP&gt;3&lt;/SUP&gt; Еркин числился в этой должности в мае—июне 1950 г., но к исполнению обязанностей не приступал [14. Л. 3].&lt;br&gt;&lt;SUP&gt;4&lt;/SUP&gt; Фактически вступил в должность ранее, так как упом. 09.10.50 [14. Л. 98].&lt;br&gt;&lt;SUP&gt;5&lt;/SUP&gt; Б. нач. ИТЛ Г.И.Трофимов уволен по болезни 06.10.53 [17].&lt;br&gt;&lt;SUP&gt;6&lt;/SUP&gt; Формально освобожден от должности нач. ГУ охраны МГБ СССР 23.05.52 [18]. Арестован 15.12.52 [17].</text:p>
          </table:table-cell>
          <table:table-cell/>
          <table:table-cell office:value-type="string" calcext:value-type="string">
            <text:p>&lt;ol compact&gt;&lt;li&gt;Пр. 0361 МВД от 25.05.50.&lt;br&gt;&lt;li&gt;ГАРФ. Ф. 9414. Оп. 1д. Д. 245.&lt;br&gt;&lt;li&gt;Пр. 0437 МВД от 24.06.50.&lt;br&gt;&lt;li&gt;Пр. 424 МВД от 24.06.50. &lt;br&gt;&lt;li&gt;Пр. 0556 МВД от 17.08.50.&lt;br&gt;&lt;li&gt;Пр. 0163 МВД от 10.03.51.&lt;br&gt;&lt;li&gt;Пр. 0181 МВД от 16.03.51.&lt;br&gt;&lt;li&gt;Расп. 1258 МВД от 20.09.52.&lt;br&gt;&lt;li&gt;Пр. 0783 МВД от 25.06.52.&lt;br&gt;&lt;li&gt;Пр. 01183 МВД от 18.10.52.&lt;br&gt;&lt;li&gt;Пр. 1789лс МВД от 20.12.50. &lt;br&gt;&lt;li&gt;Пр. 1692лс МВД от 10.12.51.&lt;br&gt;&lt;li&gt;Пр. 025/л МЮ от 01.04.53. &lt;br&gt;&lt;li&gt;ГАРФ. Ф. 9414. Оп. 1. Д. 376.&lt;br&gt;&lt;li&gt;Пр. 610лс МВД от 20.05.52.&lt;br&gt;&lt;li&gt;Пр. 596лс МВД от 07.06.56.&lt;br&gt;&lt;li&gt;Пр. 1103/лг МЮ от 06.10.53.&lt;br&gt;&lt;li&gt;Пр. 00329 МГБ от 23.05.52.&lt;/ol&gt;</text:p>
          </table:table-cell>
          <table:table-cell table:number-columns-repeated="2"/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БАЙДАРСКИЙ ИТЛ</text:p>
          </table:table-cell>
          <table:table-cell office:value-type="string" calcext:value-type="string">
            <text:p>Байдарлаг</text:p>
          </table:table-cell>
          <table:table-cell office:value-type="string" calcext:value-type="string">
            <text:p>организован 06.05.48 [1];&lt;br&gt; закрыт 29.09.48 [2]&lt;SUP&gt;1&lt;/SUP&gt;.</text:p>
          </table:table-cell>
          <table:table-cell/>
          <table:table-cell office:value-type="string" calcext:value-type="string">
            <text:p>СЕВЕРНОЕ УПР. ЛАГЕРЕЙ ЖЕЛЕЗНОДОРОЖНОГО СТРОИТЕЛЬСТВА ГУЛЖДС [1, 2].</text:p>
          </table:table-cell>
          <table:table-cell office:value-type="string" calcext:value-type="string">
            <text:p>Тюменская обл., район пристани Новый Порт [1].</text:p>
          </table:table-cell>
          <table:table-cell office:value-type="string" calcext:value-type="string">
            <text:p>ВЮ с 06.05.48 [1].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стр-во восточного участка ж/д линии от ст. Чум через Обское, Яр-Сале к Новому Порту [1]&lt;SUP&gt;2&lt;/SUP&gt;.</text:p>
          </table:table-cell>
          <table:table-cell office:value-type="string" calcext:value-type="string">
            <text:p>?&lt;SUP&gt;3&lt;/SUP&gt;</text:p>
          </table:table-cell>
          <table:table-cell office:value-type="string" calcext:value-type="string">
            <text:p>нач. — майор Артамонов А.В., с 06.05.48 по 04.12.48 [1, 3].</text:p>
          </table:table-cell>
          <table:table-cell office:value-type="string" calcext:value-type="string">
            <text:p>В архивном отделении ВОРКУТИНСКОГО ИТЛ {1}.</text:p>
          </table:table-cell>
          <table:table-cell office:value-type="string" calcext:value-type="string">
            <text:p>&lt;SUP&gt;1&lt;/SUP&gt; Ликвидировать... для оздоровления финансов... с 01.10.48, руководство... возложить на СЕВЕРНОЕ УПР. ЛАГЕРЕЙ ЖЕЛЕЗНОДОРОЖНОГО СТРОИТЕЛЬСТВА [2].&lt;br&gt;&lt;SUP&gt;2&lt;/SUP&gt; Границу ОБСКОГО и БАЙДАРСКОГО ИТЛ установить в зависимости от характера распределения по трассе и условий транспортировки и разгрузки материальных ресурсов [1].&lt;br&gt;&lt;SUP&gt;3&lt;/SUP&gt; В статотчетах и сводках УРО дается численность з/к, общая для всего Стр-ва 501. Согласно [1], при организации ИТЛ приказано перебросить 300 з/к из ОБСКОГО ИТЛ.</text:p>
          </table:table-cell>
          <table:table-cell/>
          <table:table-cell office:value-type="string" calcext:value-type="string">
            <text:p>&lt;ol compact&gt;&lt;li&gt;Пр. 00513 МВД от 06.05.48.&lt;br&gt;&lt;li&gt;Пр. 0591 МВД от 29.09.48.&lt;br&gt;&lt;li&gt;Пр. 1591лс НКВД от 04.12.48.&lt;/ol&gt;</text:p>
          </table:table-cell>
          <table:table-cell/>
          <table:table-cell office:value-type="string" calcext:value-type="string">
            <text:p>&lt;a href=r3-36.html&gt;&lt;a href=r3-37.html&gt;БЕРЕЗОВСКИЙ ИТЛ&lt;/a&gt;&lt;/a&gt;,&lt;br&gt; &lt;a href=r3-105.html&gt;ЗАПОЛЯРНЫЙ ИТЛ И СТРОИТЕЛЬСТВО 503&lt;/a&gt;,&lt;br&gt; &lt;a href=r3-259.html&gt;ОБСКИЙ ИТЛ&lt;/a&gt;,&lt;br&gt; &lt;a href=http://www.memo.ru/history/NKVD/GULAG/r2/r2-5.htm&gt;СЕВЕРНОЕ УПР. ЛАГЕРЕЙ ЖЕЛЕЗНОДОРОЖНОГО СТРОИТЕЛЬСТВА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БАЙКАЛО-АМУРСКИЙ ИТЛ</text:p>
          </table:table-cell>
          <table:table-cell office:value-type="string" calcext:value-type="string">
            <text:p>Бамлаг</text:p>
          </table:table-cell>
          <table:table-cell office:value-type="string" calcext:value-type="string">
            <text:p>организован 10.11.32 [1];&lt;br&gt; закрыт 22.05.38 [2]&lt;SUP&gt;1&lt;/SUP&gt;.</text:p>
          </table:table-cell>
          <table:table-cell/>
          <table:table-cell office:value-type="string" calcext:value-type="string">
            <text:p>ГУЛАГ [1], {5, 6}.</text:p>
          </table:table-cell>
          <table:table-cell office:value-type="string" calcext:value-type="string">
            <text:p>ДВК кр., г.Свободный (ныне Амурской обл.) [1], {5, 6}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обслуживание работ УС БАМа ОГПУ–НКВД&lt;SUP&gt;2&lt;/SUP&gt;, что включало в период 1932–1937 гг. развитие Транссибирской ж.д. и увеличение ее пропускной способности (стр-во вторых путей Забайкальской и Уссурийской ж.д.)&lt;SUP&gt;3&lt;/SUP&gt;, гражданское стр-во по трассе БАМа, проектно-изыскательские работы по стр-ву участка БАМа&lt;SUP&gt;4&lt;/SUP&gt; Тында—Комсомольск&lt;SUP&gt;5&lt;/SUP&gt;, укладка пути на головном участке БАМа Тахтамыгда—Тында (190 км, завершена в конце 1937 г.&lt;SUP&gt;6&lt;/SUP&gt;) [1, 3–9], с середины 1937 г. — подготовительные работы на участках Байкало-Амурской ж.д. Известковый—Усть-Ниман (Ургал), Усть-Ниман (Ургал)—Комсомольск, Тайшет—Падун, Тында—Зея, Комсомольск—Совгавань [6, 10]&lt;SUP&gt;7&lt;/SUP&gt;.</text:p>
          </table:table-cell>
          <table:table-cell office:value-type="string" calcext:value-type="string">
            <text:p>12.32 — 3800 [3];&lt;br&gt; ср./г. 1933 — 35 397 [11];&lt;br&gt; 01.01.34 — 62 130, 01.01.35 — 153 547, 01.01.36 — 180 067, 01.01.37 — 127 483, 01.01.38 — 200 907 (УРО)&lt;SUP&gt;8&lt;/SUP&gt;.</text:p>
          </table:table-cell>
          <table:table-cell office:value-type="string" calcext:value-type="string">
            <text:p>нач. УС БАМа — Мрачковский С.В., с 03.05.32 по 17.08.33 [7, 12]&lt;SUP&gt;9&lt;/SUP&gt;;&lt;br&gt; див. инт. Френкель Н.А., с 17.08.33 по 22.05.38 [12, 2]&lt;SUP&gt;10&lt;/SUP&gt;;&lt;br&gt; нач. Бамлага — Еремин Н.Ф., с 10.11.32&lt;SUP&gt;11&lt;/SUP&gt; по 28.08.33 [1, 13];&lt;br&gt; Чунтонов М.М., с 28.08.33 по 19.02.34 [11, 12];&lt;br&gt; див. инт. Френкель Н.А.&lt;SUP&gt;12&lt;/SUP&gt;, с 19.02.34 по 22.05.38 [14, 2].</text:p>
          </table:table-cell>
          <table:table-cell office:value-type="string" calcext:value-type="string">
            <text:p>В ОИТК УМВД по Амурской обл.: л/д з/к — 408 245, картотека з/к — 1135 174, материалы делопроизводства — 62 043, л/д и картотека вольнонаемных;&lt;br&gt; в Центр. ГА РСФСР Дальнего Востока: 3 ед. хранения с л/д слушателей курсов десятников {1}.</text:p>
          </table:table-cell>
          <table:table-cell office:value-type="string" calcext:value-type="string">
            <text:p>&lt;SUP&gt;1&lt;/SUP&gt; УС БАМа НКВД и БАЙКАЛО-АМУРСКИЙ ИТЛ реорг. в ЖДСУ на ДВ ГУЛАГа. На базе Бамлага организованы АМУРСКИЙ, ЮЖНЫЙ, ЗАПАДНЫЙ, ВОСТОЧНЫЙ, БУРЕИНСКИЙ, ЮГО-ВОСТОЧНЫЙ железнодорожные ИТ лагеря [2].&lt;br&gt;&lt;SUP&gt;2&lt;/SUP&gt; УС БАМа НКПС организовано Пост. СНК СССР № 544 от 13.04.32 [15]. Пост. СНК СССР № 1650/340с от 27.10.32 [16] стр-во БАМа передано ОГПУ (вопросы проектно-изыскательских работ остались за НКПС). Передача оформлена пр. ОГПУ [1] и пр. НКПС от 15.11.32 [7], согласно которым расформировывалось УС БАМа НКПС и создавалось УС БАМа ОГПУ и БАЙКАЛО-АМУРСКИЙ ИТЛ. При начале стр-ва полной трассы БАМа (от Тайшета до Совгавани) в 1937 г. (см. примеч. 4) вновь организуется УС БАМа НКВД [6].&lt;br&gt;&lt;SUP&gt;3&lt;/SUP&gt; Первоначально планировалось стр-во БАМа (см. примеч. 4), но из-за неготовности проекта вплоть до 1937 г. основными были работы на Транссибирской магистрали [1, 3–8].&lt;br&gt;&lt;SUP&gt;4&lt;/SUP&gt; В 1932 г. Байкало-Амурской магистралью (БАМ) была названа трасса ст. Уруша Забайкальской ж.д. — зимовье Тында — с.Пермское-на-Амуре (10.12.32 преобразовано в г.Комсомольск-на-Амуре) протяженностью около 2000 км. На стр-во отводилось 3,5 года. Во второй половине 1937 г. решениями правительства НКВД поручено начать стр-во ж/д магистрали от Тайшета до Совгавани (около 5000 км). Осуществление этого стр-ва БАМа НКВД возложил на Бамлаг, срок окончания постройки — 1945 г. [1, 3, 7, 8].&lt;br&gt;&lt;SUP&gt;5&lt;/SUP&gt; Проектно-изыскательские работы переданы в ГУЛАГ в мае 1933 г. [9] и возвращены НКПС (Союзтранспроекту) осенью 1935 г. [17].&lt;br&gt;&lt;SUP&gt;6&lt;/SUP&gt; Участок сдан в эксплуатацию в 1941 г., но спустя некоторое время — демонтирован [7, 8].&lt;br&gt;&lt;SUP&gt;7&lt;/SUP&gt; Фактически на участке Известковая—Ургал работы начались в 1937 г., в 1942 г. линия с большими недоделками вступила в эксплуатацию, в 1943 г. — демонтирована. В начале войны стр-во участка БАМа от Ургала до Комсомольска законсервировано. К этому моменту уложено 123 км рельсовых путей. На участке Тайшет—Падун стр-во началось в 1938 г., к 1941 г. построено 70 км пути (вместо 350 плановых), законсервировано в конце 1941 г. Тогда же законсервировано стр-во на участке Комсомольск—Совгавань, хотя до директивных сроков открытия движения оставалось менее года [3, 7, 8, 18, 19].&lt;br&gt;&lt;SUP&gt;8&lt;/SUP&gt; При принятии решения в апреле 1932 г. о стр-ве БАМа предполагалось, что УС БАМ НКПС будет использовать вольнонаемных рабочих. Однако к сентябрю 1932 г. план вербовки был выполнен лишь на 50%. При передаче в ГУЛАГ ОГПУ решено использовать на стр-ве БАМа в качестве рабочей силы з/к и спецпереселенцев. В декабре 1932 г. на стр-ве работали 9608 человек (из них 3652 з/к), на 01.02.33 — 11 330 (7009 з/к), на 01.05.33 — 32 411 (31 415 з/к) [1, 7, 8].&lt;br&gt;&lt;SUP&gt;9&lt;/SUP&gt; При передаче стр-ва БАМа из НКПС в ОГПУ (см. примеч. 2) назначение С.В.Мрачковского нач. УС оставлено в силе (см. Пост. СНК от 27.10.32 [16]) и подтверждено пр. [20]. Освобожден от занимаемой должности Пост. СНК от 17.08.33 [12];&lt;br&gt; освобождение оформлено также пр. [21]).&lt;br&gt;&lt;SUP&gt;10&lt;/SUP&gt; Назначен Пост. СНК СССР от 17.08.33 [12];&lt;br&gt; назначение оформлено также пр. [21]. Предыдущая должность — пом. гл. инж. стр-ва Беломоро-Балтийского водного пути [22]. При реорганизации Бамлага назначен нач. ЖДСУ ГУЛАГа на ДВ и нач. АМУРСКОГО ИТЛ [2].&lt;br&gt;&lt;SUP&gt;11&lt;/SUP&gt; Одновременно назначен з/н УС БАМа с оставлением в должности пом. нач. ГУЛАГа ОГПУ [1].&lt;br&gt;&lt;SUP&gt;12&lt;/SUP&gt; По совместительству с должностью нач. УС БАМа.</text:p>
          </table:table-cell>
          <table:table-cell/>
          <table:table-cell office:value-type="string" calcext:value-type="string">
            <text:p>&lt;ol compact&gt;&lt;li&gt;Пр. ОГПУ 1020с от 10.11.32.&lt;br&gt;&lt;li&gt;Пр. 0100 НКВД от 22.05.38.&lt;br&gt;&lt;li&gt;ГАРФ. Ф. 9414. Оп. 1. Д. 2920. Л. 178.&lt;br&gt;&lt;li&gt;Там же. Д. 2922. Л. 9.&lt;br&gt;&lt;li&gt;Пр. 245 НКВД от 03.11.34.&lt;br&gt;&lt;li&gt;Пр. 00561 НКВД от 02.09.37. Еланцева О.П. БАМ: первое десятилетие // Отечественная история. 1994. № 6. С. 89–103.Еланцева О.П. БАМ: страницы трудной истории // Карта. № 7/8. С. 13–22.&lt;br&gt;&lt;li&gt;Пр. 34/с ОГПУ от 21.05.33. &lt;br&gt;&lt;li&gt;Пр. 00764 НКВД от 09.12.37.&lt;br&gt;&lt;li&gt;ГАРФ. Ф. 9414. Оп. 1. Д. 2740. Л. 33.&lt;br&gt;&lt;li&gt;Там же. Ф. 5446. Оп. 57. Д. 25. Л. 141.&lt;br&gt;&lt;li&gt;Пр. 341лс ОГПУ от 28.08.33.&lt;br&gt;&lt;li&gt;Пр. 2079лс ОГПУ от 19.02.34.&lt;br&gt;&lt;li&gt;ГАРФ. Ф. 5446. Оп. 1. Д. 67. Л. 174 (цит. по [7]).&lt;br&gt;&lt;li&gt;Там же. Оп. 57. Д. 21. Л. 42.&lt;br&gt;&lt;li&gt;Пр. 365/216ц НКВД И НКПС от 29.11.35.&lt;br&gt;&lt;li&gt;ГАРФ. Ф. 9414. Оп. 1. Д. 2930. Л. 1–7.&lt;br&gt;&lt;li&gt;Там же. Ф. 5446. Оп. 57. Д. 23. Л. 134.&lt;br&gt;&lt;li&gt;Пр. 1020/с ОГПУ от 10.11.32.&lt;br&gt;&lt;li&gt;Пр. 342лс ОГПУ от 28.08.33.&lt;br&gt;&lt;li&gt;Пр. 667/359 ОГПУ от 16.11.31.&lt;/ol&gt;</text:p>
          </table:table-cell>
          <table:table-cell/>
          <table:table-cell office:value-type="string" calcext:value-type="string">
            <text:p>&lt;a href=r3-10.html&gt;АМУРСКИЙ ЖЕЛЕЗНОДОРОЖНЫЙ ИТЛ&lt;/a&gt;,&lt;br&gt; &lt;a href=r3-47.html&gt;БУРЕИНСКИЙ ИТЛ&lt;/a&gt;,&lt;br&gt; &lt;a href=r3-68.html&gt;ВОСТОЧНЫЙ ЖЕЛЕЗНОДОРОЖНЫЙ ИТЛ&lt;/a&gt;,&lt;br&gt; &lt;a href=http://www.memo.ru/history/NKVD/GULAG/r2/r2-3.htm&gt;ЖЕЛЕЗНОДОРОЖНОЕ СТРОИТЕЛЬНОЕ УПР. ГУЛАГА НКВД НА ДАЛЬНЕМ ВОСТОКЕ&lt;/a&gt;,&lt;br&gt; &lt;a href=r3-103.html&gt;ЗАПАДНЫЙ ЖЕЛЕЗНОДОРОЖНЫЙ ИТЛ&lt;/a&gt;,&lt;br&gt; &lt;a href=r3-253.html&gt;НИЖНЕ-АМУРСКИЙ ИТЛ&lt;/a&gt;,&lt;br&gt; &lt;a href=r3-467.html&gt;ЮГО-ВОСТОЧНЫЙ ИТЛ&lt;/a&gt;,&lt;br&gt; &lt;a href=r3-472.html&gt;ЮЖНЫЙ ИТЛ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БАКАЛЬСКИЙ ИТЛ</text:p>
          </table:table-cell>
          <table:table-cell office:value-type="string" calcext:value-type="string">
            <text:p>Бакалстрой, Бакаллаг</text:p>
          </table:table-cell>
          <table:table-cell office:value-type="string" calcext:value-type="string">
            <text:p>организован 17.11.41 [1], 25.01.42 [2]&lt;SUP&gt;1&lt;/SUP&gt;;&lt;br&gt; закрыт в конце 1942 — начале 1943 г. (?)&lt;SUP&gt;2&lt;/SUP&gt;.</text:p>
          </table:table-cell>
          <table:table-cell/>
          <table:table-cell office:value-type="string" calcext:value-type="string">
            <text:p>Особстрой с 17.11.41 [1];&lt;br&gt; ГУЛПС с 25.01.42 [2] (см. примеч. 1).</text:p>
          </table:table-cell>
          <table:table-cell office:value-type="string" calcext:value-type="string">
            <text:p>г.Челябинск {13}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г.Челябинск, Бакалстрой, п/я нет {13};&lt;br&gt; г.Челябинск, п/я 278 {1}.</text:p>
          </table:table-cell>
          <table:table-cell office:value-type="string" calcext:value-type="string">
            <text:p>стр-во Бакальского (он же — Челябинский) металлургического з-да, коксохимического з-да, лесозаготовки, подсобные с/х работы, обслуживание кирп. з-дов [2], с 17.03.42 — подготовка к разработке Бакальского железорудного месторождения [3], работы на з-де № 46 НКВ в Златоусте [4], стр-во рем. и модельного цехов, обогатительной и агломерационной ф-к [5].</text:p>
          </table:table-cell>
          <table:table-cell office:value-type="string" calcext:value-type="string">
            <text:p>01.01.42 — 1861, 31.01.42 — 4237, 30.04.42 — 2419, 31.07.42 — 303, 31.10.42 — 46, 31.12.42 — 38 [6]&lt;SUP&gt;3&lt;/SUP&gt;.</text:p>
          </table:table-cell>
          <table:table-cell office:value-type="string" calcext:value-type="string">
            <text:p>нач. — ст. майор ГБ Лепилов А.П., с 17.11.41 — ? [1];&lt;br&gt; бр. инж. Комаровский А.Н., с 25.01.42 — не ранее 11.09.42 [2, 7];&lt;br&gt; з/н — Честных П.П., с 14.02.42 — ? [8].</text:p>
          </table:table-cell>
          <table:table-cell office:value-type="string" calcext:value-type="string">
            <text:p>В УИТЛК по Челябинской обл., в фонде Челяблага {1}.</text:p>
          </table:table-cell>
          <table:table-cell office:value-type="string" calcext:value-type="string">
            <text:p>&lt;SUP&gt;1&lt;/SUP&gt; Данные об организации и подчиненности этого ИТЛ противоречивы: согласно [1], стр-во Бакальского з-да и организация лагеря 17.11.41 возложены на Особстрой, а руководство — на Главпромстрой, однако по [2] — Главпромстрой принимает 25.01.42 стр-во от Наркомстроя и при этом Упр. стр-ва и лагеря присвоено название Бакалстрой НКВД СССР.&lt;br&gt;&lt;SUP&gt;2&lt;/SUP&gt; Приказ о закрытии ИТЛ не найден;&lt;br&gt; упоминания о Бакалстрое прослежены до конца 1942 г. (см. Численность);&lt;br&gt; единственное упоминание в 1943 г. — численность на 01.01.43 (38 з/к) [9];&lt;br&gt; с сентября 1942 г. параллельно употреблялось название стр-ва — Челябметаллургстрой [10].&lt;br&gt;&lt;SUP&gt;3&lt;/SUP&gt; На Бакалстрое в 1942 г. трудились в основном рабочие колонны мобилизованных немцев: в марте немцев — 13 234 чел., на 01.07. — 27 771, 01.12. — 27 218 [11].</text:p>
          </table:table-cell>
          <table:table-cell/>
          <table:table-cell office:value-type="string" calcext:value-type="string">
            <text:p>&lt;ol compact&gt;&lt;li&gt;Пр. 001581 НКВД от 17.11.41.&lt;br&gt;&lt;li&gt;Пр. 00183 НКВД от 25.01.42.&lt;br&gt;&lt;li&gt;Пр. 00536 НКВД от 17.03.42.&lt;br&gt;&lt;li&gt;ГАРФ. Ф. 9414. Оп. 1. Д. 45. Л. 248.&lt;br&gt;&lt;li&gt;Пр. 0135 НКВД от 19.04.42.&lt;br&gt;&lt;li&gt;ГАРФ. Ф. 9414. Оп. 1д. Д. 381. Л. 7.&lt;br&gt;&lt;li&gt;Там же. Оп. 1. Д. 49. Л. 762.&lt;br&gt;&lt;li&gt;Пр. 049 НКВД от 14.02.42.&lt;br&gt;&lt;li&gt;ГАРФ. Ф. 9414. Оп. 1д. Д. 378. Л. 112.&lt;br&gt;&lt;li&gt;Пр. 577 НКВД от 17.09.42.&lt;br&gt;&lt;li&gt;ГАРФ. Ф. 9414. Оп. 1д. Д. 379. Л. 13, 57, 104.&lt;/ol&gt;</text:p>
          </table:table-cell>
          <table:table-cell/>
          <table:table-cell office:value-type="string" calcext:value-type="string">
            <text:p>&lt;a href=r3-180.html&gt;ИТЛ ЧЕЛЯБМЕТАЛЛУРГСТРОЯ&lt;/a&gt;,&lt;br&gt; &lt;a href=r3-292.html&gt;РУДБАКАЛСТРОЙ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БАКОВСКИЙ ИТЛ</text:p>
          </table:table-cell>
          <table:table-cell office:value-type="string" calcext:value-type="string">
            <text:p>Баковлаг</text:p>
          </table:table-cell>
          <table:table-cell office:value-type="string" calcext:value-type="string">
            <text:p>организован 14.05.53 (переименован из СТРОИТЕЛЬСТВА 565 И ИТЛ) {36};&lt;br&gt; закрыт 23.07.56 [1].</text:p>
          </table:table-cell>
          <table:table-cell/>
          <table:table-cell office:value-type="string" calcext:value-type="string">
            <text:p>ГУЛАГ МЮ с открытия [1];&lt;br&gt; ГУЛАГ МВД с 28.01.54 {38};&lt;br&gt; Главспецстрой с 02.02.55 {42}.</text:p>
          </table:table-cell>
          <table:table-cell office:value-type="string" calcext:value-type="string">
            <text:p>Московская обл., г.Кунцево&lt;SUP&gt;1&lt;/SUP&gt; {37};&lt;br&gt; Рабочий Поселок, ул. Сталина, д. 24&lt;SUP&gt;1&lt;/SUP&gt; [2. Разд. 1. Л. 3].</text:p>
          </table:table-cell>
          <table:table-cell office:value-type="string" calcext:value-type="string">
            <text:p>ЖБ — перешел от предшественника {36}.</text:p>
          </table:table-cell>
          <table:table-cell office:value-type="string" calcext:value-type="string">
            <text:p>Траверс {37}.</text:p>
          </table:table-cell>
          <table:table-cell office:value-type="string" calcext:value-type="string">
            <text:p>Москва-Кунцево-4, п/я ЖБ-864 {37};&lt;br&gt; г.Кунцево Московской обл., п/я ЖБ-864 [2. Разд. 1. Л. 3].</text:p>
          </table:table-cell>
          <table:table-cell office:value-type="string" calcext:value-type="string">
            <text:p>пром. стр-во в г.Электросталь и н.п. Б. Волга с 02.02.55 (после передачи в Баковлаг ЛО при Стр-ве 352 и ПОДЛЕСНОГО ЛО) {42}, стр-во оборонных объектов, завершенных в основном к 1956 г., пром. и жилищное стр-во в р-нах Катуара, Долгопрудного, Железнодорожного, Дубны, Загорска, работа в промзонах в Москве, в р-не Катуара, Электростали, на мех. з-де 2 Главпромстроя, в автотранспортной конторе (р-н Химок), в отделе гл. механика (г. Москва), на плодоовощной базе [2. Разд. 3. Л. 61–71].</text:p>
          </table:table-cell>
          <table:table-cell office:value-type="string" calcext:value-type="string">
            <text:p>01.07.53 — 20 634, 01.01.54 — 19 240, 01.01.55 — 19 162, 01.01.56 — 13 667 (УРО);&lt;br&gt; 13.12.54 — 20 507, 01.01.55 — 16 762, 01.02.56 — 11 522 [2. Разд. 3. Л. 2, 6–54];&lt;br&gt; 01.07.54 — 22 846 [4. Л. 268];&lt;br&gt; 23.06.56 — 8920 [7. Л. 1].</text:p>
          </table:table-cell>
          <table:table-cell office:value-type="string" calcext:value-type="string">
            <text:p>нач. — полк. в/с Горлов И.И., не позднее 15.05.53 — по 01.05.54 [3. Л. 1, 5];&lt;br&gt; и.о. нач. — п/п в/с Филиппов А.И. (упом. 15.07.53, 06.08.53) [2. Разд. 4. Л. 15, 17];&lt;br&gt; п/п Михайлянц С.С., с 01.05.54 по 23.06.54, п/п Неверов А.А., с 23.06.54 по 03.07.54 [4. Л. 267];&lt;br&gt; нач. — п/п (полк.) Неверов А.А., с 03.07.54 — не ранее 01.08.56 [6], [7. Л. 16]&lt;SUP&gt;2&lt;/SUP&gt;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Ныне территория г.Москвы {42}.&lt;br&gt;&lt;SUP&gt;2&lt;/SUP&gt; Акт приема-передачи ИТЛ от И.И.Горлова А.А.Неверову датирован 10.07.54 [4. Л. 267].</text:p>
          </table:table-cell>
          <table:table-cell/>
          <table:table-cell office:value-type="string" calcext:value-type="string">
            <text:p>&lt;ol compact&gt;&lt;li&gt;Пр. 0283 МВД от 23.07.56.&lt;br&gt;&lt;li&gt;ГАРФ. Ф. 9414. Оп. 1. Д. 761.&lt;br&gt;&lt;li&gt;Там же. Д. 758.&lt;br&gt;&lt;li&gt;Там же. Д. 219.&lt;br&gt;&lt;li&gt;Пр. 1259лс МВД от 01.05.54.&lt;br&gt;&lt;li&gt;Пр. 1702лс МВД от 03.07.54.&lt;br&gt;&lt;li&gt;ГАРФ. Ф. 9414. Оп. 1. Д. 274.&lt;/ol&gt;</text:p>
          </table:table-cell>
          <table:table-cell/>
          <table:table-cell office:value-type="string" calcext:value-type="string">
            <text:p>&lt;a href=r3-277.html&gt;ПОДЛЕСНОЕ ЛО&lt;/a&gt;,&lt;br&gt; &lt;a href=r3-344.html&gt;СТРОИТЕЛЬСТВО 352 И ИТЛ&lt;/a&gt;,&lt;br&gt; &lt;a href=r3-362.html&gt;СТРОИТЕЛЬСТВО 565 И ИТЛ&lt;/a&gt;,&lt;br&gt; &lt;a href=r3-367.html&gt;СТРОИТЕЛЬСТВО 620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БАЛАГАНСКОЕ ЛО</text:p>
          </table:table-cell>
          <table:table-cell/>
          <table:table-cell office:value-type="string" calcext:value-type="string">
            <text:p>организовано 20.05.49 [1]&lt;SUP&gt;1&lt;/SUP&gt;;&lt;br&gt; закрыто 29.04.53 {35}.</text:p>
          </table:table-cell>
          <table:table-cell/>
          <table:table-cell office:value-type="string" calcext:value-type="string">
            <text:p>Золотопродснаб СГУ на 01.04.52 [1], [2. Л. 29];&lt;br&gt; ГУЛАГ МЮ с 02.04.53 {23}.</text:p>
          </table:table-cell>
          <table:table-cell office:value-type="string" calcext:value-type="string">
            <text:p>Иркутская обл., Балаганский р-н, пос. Бирит [2. Л. 29].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Иркутская обл., Балаганский р-н, пос. Бирит, п/я УК-1 [2. Л. 29].</text:p>
          </table:table-cell>
          <table:table-cell office:value-type="string" calcext:value-type="string">
            <text:p>с/х работы [2. Л. 30].</text:p>
          </table:table-cell>
          <table:table-cell office:value-type="string" calcext:value-type="string">
            <text:p>01.04.52 — 750 [2. Л. 29об.]&lt;SUP&gt;2&lt;/SUP&gt;;&lt;br&gt; 01.01.53 — 436 [3. Л. 203].</text:p>
          </table:table-cell>
          <table:table-cell office:value-type="string" calcext:value-type="string">
            <text:p>нач. — мл. лейт. в/с Шанауров А.И., с 21.06.51 — не позднее 19.05.53 [2. Л. 30об.], [3. Л. 203];&lt;br&gt; з/н — кап. Михайлов П.Е. (упом. 19.05.53) [3. Л. 207].</text:p>
          </table:table-cell>
          <table:table-cell office:value-type="string" calcext:value-type="string">
            <text:p>В УИТЛК УМВД по Иркутской обл.: материалы делопроизводства и бухгалтерии — 1020;&lt;br&gt; в 1-м Спецотделе УМВД по Иркутской обл.: л/д офицеров, охраны и вольнонаемных {1}.</text:p>
          </table:table-cell>
          <table:table-cell office:value-type="string" calcext:value-type="string">
            <text:p>&lt;SUP&gt;1&lt;/SUP&gt; Этим пр. организован самостоятельный с/х ОЛП;&lt;br&gt; дата его реорг. в самостоятельное ЛО неизвестна. Согласно [2. Л. 29], Балаганское ЛО открыто в 1943 г. пр. УИТЛК УНКВД по Иркутской обл., скорее всего, в составе УИТЛК. Последнее известное упом. (до реорг. в самостоятельный ОЛП согласно [2]) датируется 09.03.49 [4].&lt;br&gt;&lt;SUP&gt;2&lt;/SUP&gt; Из них 543 женщины, 31 осужденный за к/р преступления [2. Л. 29об.].</text:p>
          </table:table-cell>
          <table:table-cell/>
          <table:table-cell office:value-type="string" calcext:value-type="string">
            <text:p>&lt;ol compact&gt;&lt;li&gt;Пр. 00476 МВД от 20.05.49.&lt;br&gt;&lt;li&gt;ГАРФ. Ф. 9414. Оп. 1. Д. 527. Разд.3. &lt;br&gt;&lt;li&gt;Там же. Д. 184.&lt;br&gt;&lt;li&gt;Там же. Д. 101. Л. 31.&lt;/ol&gt;</text:p>
          </table:table-cell>
          <table:table-cell table:number-columns-repeated="2"/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БАЛАХНИНСКИЙ ИТЛ</text:p>
          </table:table-cell>
          <table:table-cell office:value-type="string" calcext:value-type="string">
            <text:p>Балахлаг</text:p>
          </table:table-cell>
          <table:table-cell office:value-type="string" calcext:value-type="string">
            <text:p>организован 15.04.32 [1]&lt;SUP&gt;1&lt;/SUP&gt;;&lt;br&gt; закрыт в начале 1934 г. [2]&lt;SUP&gt;2&lt;/SUP&gt;.</text:p>
          </table:table-cell>
          <table:table-cell/>
          <table:table-cell office:value-type="string" calcext:value-type="string">
            <text:p>ГУЛАГ [1].</text:p>
          </table:table-cell>
          <table:table-cell office:value-type="string" calcext:value-type="string">
            <text:p>Нижегородский кр. [1] (Балахна?)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торфоразработки, гражданское стр-во в лагерях [3].</text:p>
          </table:table-cell>
          <table:table-cell office:value-type="string" calcext:value-type="string">
            <text:p>12.32 — 4100;&lt;br&gt; ср./г.: 1932 — 2404, 1933 — 6504;&lt;br&gt; 01.01.34 — 4655 (УРО).</text:p>
          </table:table-cell>
          <table:table-cell office:value-type="string" calcext:value-type="string">
            <text:p>нач. — Огарев В.П., с 15.04.32 по 25.09.32 [1, 4]&lt;SUP&gt;3&lt;/SUP&gt;;&lt;br&gt; Спрингис М.Я., с 25.09.32 — ? (упом. 26.12.32) [4, 5];&lt;br&gt; Кузнецов И.М., с 20.04.33 по 28.08.33 [6, 7];&lt;br&gt; Соколов А.И., с 28.08.33 по 20.02.34 [7, 8].</text:p>
          </table:table-cell>
          <table:table-cell office:value-type="string" calcext:value-type="string">
            <text:p>В УИТЛК УМВД по Горьковской обл. {1}.</text:p>
          </table:table-cell>
          <table:table-cell office:value-type="string" calcext:value-type="string">
            <text:p>&lt;SUP&gt;1&lt;/SUP&gt; Взамен расформированного с 01.08.31 НИЖЕГОРОДСКОГО ИТЛ пр. № 43 ГУЛАГа ОГПУ от 06.09.31 организован Балахнинский лагпункт [9], реорг. в ИТЛ с 15.04.32 [1].&lt;br&gt;&lt;SUP&gt;2&lt;/SUP&gt; Пр. о закрытии не найден, в пр. № 96 ГУЛАГа ОГПУ от 27.04.34 говорится о прошедшей ликвидации Балахлага [2].&lt;br&gt;&lt;SUP&gt;3&lt;/SUP&gt; Назначен нач. Балахнинского лагпункта с 01.08.31 [9].</text:p>
          </table:table-cell>
          <table:table-cell/>
          <table:table-cell office:value-type="string" calcext:value-type="string">
            <text:p>&lt;ol compact&gt;&lt;li&gt;Пр. 530/с ОГПУ от 08.06.32.&lt;br&gt;&lt;li&gt;ГАРФ. Ф. 9414. Оп. 1. Д. 7. Л. 81.&lt;br&gt;&lt;li&gt;Пр. 206 ОГПУ от 28.12.33.&lt;br&gt;&lt;li&gt;Пр. 927лс ОГПУ от 25.09.32.&lt;br&gt;&lt;li&gt;ГАРФ. Ф. 9414. Оп. 1. Д. 3. Л. 33.&lt;br&gt;&lt;li&gt;Пр. 164лс ОГПУ от 20.04.33.&lt;br&gt;&lt;li&gt;Пр. 342лс ОГПУ от 28.08.33.&lt;br&gt;&lt;li&gt;Пр. 2082лс ОГПУ от 20.02.34.&lt;br&gt;&lt;li&gt;ГАРФ. Ф. 9414. Оп. 1. Д. 2. Л. 28об.&lt;/ol&gt;</text:p>
          </table:table-cell>
          <table:table-cell/>
          <table:table-cell office:value-type="string" calcext:value-type="string">
            <text:p>&lt;a href=r3-252.html&gt;НИЖЕГОРОДСКИЙ ИТЛ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БАЛЕЙСКИЙ ИТЛ</text:p>
          </table:table-cell>
          <table:table-cell office:value-type="string" calcext:value-type="string">
            <text:p>Балейлаг, Балейский ИТЛ и Тасеевское строительство</text:p>
          </table:table-cell>
          <table:table-cell office:value-type="string" calcext:value-type="string">
            <text:p>организован 07.06.47 [1];&lt;br&gt; закрыт 29.04.53 {35}.</text:p>
          </table:table-cell>
          <table:table-cell/>
          <table:table-cell office:value-type="string" calcext:value-type="string">
            <text:p>СГУ, в составе УИТЛК УМВД по Читинской обл. с 07.06.47 [1];&lt;br&gt; ГУЛАГ МЮ с 02.04.53 {33}.</text:p>
          </table:table-cell>
          <table:table-cell office:value-type="string" calcext:value-type="string">
            <text:p>Читинская обл., г.Балей [1], {19, 22, 28}.</text:p>
          </table:table-cell>
          <table:table-cell office:value-type="string" calcext:value-type="string">
            <text:p>ВБ с 07.06.47 [1].</text:p>
          </table:table-cell>
          <table:table-cell office:value-type="string" calcext:value-type="string">
            <text:p>Стрела {19, 22, 28}.</text:p>
          </table:table-cell>
          <table:table-cell office:value-type="string" calcext:value-type="string">
            <text:p>Читинская обл., г.Балей, п/я 5/15 {19};&lt;br&gt; п/я ВБ-15 {22, 28}.</text:p>
          </table:table-cell>
          <table:table-cell office:value-type="string" calcext:value-type="string">
            <text:p>обслуживание комб. Дарасунзолото (до 10.03.48) и Балейзолото Главспеццветмета МВД [2], Тасеевского стр-ва (с 23.05.51) [3], шахтные, подсобные с/х работы, лесозаготовки и сплав [4. Разд. 3. Л. 8, 8об.], проектные работы в филиале ин-та Гипрозолото с 01.07.52 [5], стр-во опытной золотоизвлекательной ф-ки [6].</text:p>
          </table:table-cell>
          <table:table-cell office:value-type="string" calcext:value-type="string">
            <text:p>01.08.47 — 2285, 01.01.48 — 4142, 01.01.49 — 4000 (УРО);&lt;br&gt; 10.04.52 — 2556, [4. Разд. 3. Л. 2об.–8об.]&lt;SUP&gt;1&lt;/SUP&gt;;&lt;br&gt; 15.04.53 — 2679 [4. Разд. 4. Л. 3].</text:p>
          </table:table-cell>
          <table:table-cell office:value-type="string" calcext:value-type="string">
            <text:p>нач. — инж.-кап. (инж.-майор) Витковский И.С. (директор Балейзолота), с 07.06.47 — не ранее 16.05.52 [1, 5];&lt;br&gt; и.о. нач. — п/п в/с Варюшенков Н.И., с 01.04.53 — ? [7];&lt;br&gt; з/н — п/п Варюшенков Н.И. (упом. 15.04.52 и 12.02.53) [4. Разд. 4. Л. 1}, [8].</text:p>
          </table:table-cell>
          <table:table-cell office:value-type="string" calcext:value-type="string">
            <text:p>В ОИТК УМВД по Читинской обл.: л/д з/к — 2781, л/д вольнонаемных, материалы делопроизводства {1}.</text:p>
          </table:table-cell>
          <table:table-cell/>
          <table:table-cell office:value-type="string" calcext:value-type="string">
            <text:p>&lt;SUP&gt;1&lt;/SUP&gt; В том числе 295 женщин, 106 осужденных за к/р преступления.</text:p>
          </table:table-cell>
          <table:table-cell office:value-type="string" calcext:value-type="string">
            <text:p>&lt;ol compact&gt;&lt;li&gt;Пр. 00611 МВД от 07.06.47.&lt;br&gt;&lt;li&gt;Пр. 00255 МВД от 10.03.48.&lt;br&gt;&lt;li&gt;Пр. 00267 МВД от 23.05.51.&lt;br&gt;&lt;li&gt;ГАРФ. Ф. 9414. Оп. 1д. Д. 239.&lt;br&gt;&lt;li&gt;Пр. 0677 МВД от 16.05.52.&lt;br&gt;&lt;li&gt;Пр. 01014 МВД от 30.08.52. &lt;br&gt;&lt;li&gt;Пр. 024/л МЮ от 01.04.53.&lt;br&gt;&lt;li&gt;ГАРФ. Ф. 9414. Оп. 1. Д. 708. Л. 26.&lt;/ol&gt;</text:p>
          </table:table-cell>
          <table:table-cell office:value-type="string" calcext:value-type="string">
            <text:p>Из состава БАЛЕЙСКОГО ИТЛ 10.03.48 выделено самостоятельное ДАРАСУНСКОЕ ЛО [2];&lt;br&gt; 23.05.51 в ИТЛ влито Упр. ТАСЕЕВСКОГО ИТЛ [3].</text:p>
          </table:table-cell>
          <table:table-cell office:value-type="string" calcext:value-type="string">
            <text:p>&lt;a href=r3-86.html&gt;ДАРАСУНСКОЕ ЛО&lt;/a&gt;,&lt;br&gt; &lt;a href=r3-415.html&gt;ТАСЕЕВСКИЙ ИТЛ&lt;/a&gt;.&lt;FONT &gt;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БАРАШЕВСКИЙ ИТЛ И ПРОМКОМБИНАТ ГУЛАГА</text:p>
          </table:table-cell>
          <table:table-cell office:value-type="string" calcext:value-type="string">
            <text:p>Барашевлаг</text:p>
          </table:table-cell>
          <table:table-cell office:value-type="string" calcext:value-type="string">
            <text:p>организован 26.05.53 [1]&lt;SUP&gt;1&lt;/SUP&gt;;&lt;br&gt; закрыт 15.03.54 (передан в состав ДУБРАВНОГО ЛАГЕРЯ) [2].</text:p>
          </table:table-cell>
          <table:table-cell/>
          <table:table-cell office:value-type="string" calcext:value-type="string">
            <text:p>ГУЛАГ МЮ [1] {37}.</text:p>
          </table:table-cell>
          <table:table-cell office:value-type="string" calcext:value-type="string">
            <text:p>Мордовская АССР, Зубово-Полянский р-н, пос. Явас [1, 3], {37}.</text:p>
          </table:table-cell>
          <table:table-cell office:value-type="string" calcext:value-type="string">
            <text:p>КИ с 26.05.53 [1], {37}.</text:p>
          </table:table-cell>
          <table:table-cell office:value-type="string" calcext:value-type="string">
            <text:p>Лазурь {37}.</text:p>
          </table:table-cell>
          <table:table-cell office:value-type="string" calcext:value-type="string">
            <text:p>Мордовская АССР, Зубово-Полянский р-н, пос.Явас, п/я КИ-314 [3], {37}.</text:p>
          </table:table-cell>
          <table:table-cell office:value-type="string" calcext:value-type="string">
            <text:p>руководство работами на Промкомб. ГУЛАГа: обслуживание з-дов № 4, 5, 7 (деревообработка, производство мебели), металлообработка, производство кирпича, извести и черепицы, швейные ф-ки № 1, 3, 6, капитальное стр-во, лесо- и торфозаготовки&lt;SUP&gt;2&lt;/SUP&gt; [2–5].</text:p>
          </table:table-cell>
          <table:table-cell office:value-type="string" calcext:value-type="string">
            <text:p>15.07.53 — 596 [3];&lt;br&gt; 01.08.53 — 647, 01.01.54 — 492 (УРО).</text:p>
          </table:table-cell>
          <table:table-cell office:value-type="string" calcext:value-type="string">
            <text:p>и.о. нач., нач.&lt;SUP&gt;3&lt;/SUP&gt; — инж.-п/п в/с Далакишвили А.В., с 26.05.53 по 15.03.54 [1, 2];&lt;br&gt; зам. нач. — полк. Котов И.П., с 19.06.53 — ? [3].</text:p>
          </table:table-cell>
          <table:table-cell office:value-type="string" calcext:value-type="string">
            <text:p>В архиве ДУБРАВНОГО ЛАГЕРЯ: л/д з/к — 54, материалы делопроизводства — 96, л/д вольнонаемных {1}.</text:p>
          </table:table-cell>
          <table:table-cell office:value-type="string" calcext:value-type="string">
            <text:p>&lt;SUP&gt;1&lt;/SUP&gt; Организован на базе лаг. подр. (з/к общего контингента) и пром. предприятий, принятых от ДУБРАВНОГО ЛАГЕРЯ МВД СССР [1].&lt;br&gt;&lt;SUP&gt;2&lt;/SUP&gt; Согласно Лит. делу Барашевлага за 1953 г. в апреле—мае 1953 г. (в соответствии с Пост. СМ СССР № 934–400сс от 28.03.53) из подчинения Дубравлагу выведены пром. предприятия Промкомбината ГУЛАГа в составе трех швейных ф-к, двух деревообрабатывающих и одного мебельного з-дов. Обслуживание работ этих предприятий поручалось з/к вновь образованного Барашевлага МЮ и з/к Дубравлага МВД (последним — на контрагентских началах) [3]. Фактически же основной рабочей силой на этих предприятиях оставались з/к Дубравлага (ср. численность Барашевлага и Дубравлага).&lt;br&gt;&lt;SUP&gt;3&lt;/SUP&gt; 10.08.53 инж.-п/п в/с Далакишвили упом. уже как нач. Упр. [3].</text:p>
          </table:table-cell>
          <table:table-cell/>
          <table:table-cell office:value-type="string" calcext:value-type="string">
            <text:p>&lt;ol compact&gt;&lt;li&gt;Пр. 0057 МЮ от 26.05.53.&lt;br&gt;&lt;li&gt;Пр. 00220 МВД от 15.03.54. &lt;br&gt;&lt;li&gt;ГАРФ. Ф. 9414. Оп. 1д. Д. 334. Л. 1–10.&lt;br&gt;&lt;li&gt;Там же. Оп. 1. Д. 218. Л. 1–153.&lt;br&gt;&lt;li&gt;Там же. Д. 216. Л. 1.&lt;/ol&gt;</text:p>
          </table:table-cell>
          <table:table-cell/>
          <table:table-cell office:value-type="string" calcext:value-type="string">
            <text:p>&lt;a href=r3-94.html&gt;ДУБРАВНЫЙ ЛАГЕРЬ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БЕЗЫМЯНСКИЙ ИТЛ</text:p>
          </table:table-cell>
          <table:table-cell office:value-type="string" calcext:value-type="string">
            <text:p>Безымянлаг</text:p>
          </table:table-cell>
          <table:table-cell office:value-type="string" calcext:value-type="string">
            <text:p>организован 25.09.40 [1]&lt;SUP&gt;1&lt;/SUP&gt;;&lt;br&gt; закрыт 24.04.46 — на базе ликвидируемого ИТЛ организованы 3 ЛО в составе УИТЛК УМВД по Куйбышевской обл. [2]&lt;SUP&gt;2&lt;/SUP&gt;.</text:p>
          </table:table-cell>
          <table:table-cell/>
          <table:table-cell office:value-type="string" calcext:value-type="string">
            <text:p>Особстрой с 25.09.40 [1];&lt;br&gt; ГУЛПС {3}.</text:p>
          </table:table-cell>
          <table:table-cell office:value-type="string" calcext:value-type="string">
            <text:p>ст. Безымянка Куйбышевской ж.д. (Куйбышевская обл.,) [1], {5, 6};&lt;br&gt; ст. Кряж Куйбышевской ж.д. [3], {14, 15}.</text:p>
          </table:table-cell>
          <table:table-cell office:value-type="string" calcext:value-type="string">
            <text:p>Г с 25.12.45 {16}.</text:p>
          </table:table-cell>
          <table:table-cell office:value-type="string" calcext:value-type="string">
            <text:p>нет {11, 13};&lt;br&gt; Особстрой [3], {15}.</text:p>
          </table:table-cell>
          <table:table-cell office:value-type="string" calcext:value-type="string">
            <text:p>ст. Безымянка Куйбышевской ж.д., п/я 270 {11, 13};&lt;br&gt; ст. Кряж Куйбышевской ж.д., п/я 270 [3], {14, 15}.</text:p>
          </table:table-cell>
          <table:table-cell office:value-type="string" calcext:value-type="string">
            <text:p>стр-во авиационных з-дов № 122 и 295, моторного з-да № 377, аэродрома, дорог, жилпоселка [4], достройка Безымянской и Куйбышевской ТЭЦ, кирп. и мех. з-дов [5], стр-во з-дов № 1, 18, 24, 35, 145, 165, 207, 305 и 454 [6], цеха вагонорем. з-да [7], нефтеперерабатывающего з-да № 443 в р-не ст. Кряж, жилья, коммунально-бытовых объектов [8], карбидного з-да НКАП [9], разработка гравийных карьеров [10], стр-во радиостанции [11], водопровода, канализации, трамвайных путей и депо, работы в совхозе Красный пахарь [12], стр-во объектов для Куйбышевнефтекомб. [13].</text:p>
          </table:table-cell>
          <table:table-cell office:value-type="string" calcext:value-type="string">
            <text:p>01.01.41 — 42 903, 01.07.41 — 91 211 [14];&lt;br&gt; 01.01.42. — 81 278 [15];&lt;br&gt; 01.01.43 — 29 811&lt;SUP&gt;3&lt;/SUP&gt; [16];&lt;br&gt; 01.01.44 — 5990, 01.07.44 — 8583, 01.01.45 — 7122, 01.01.46 — 5963 (УРО).</text:p>
          </table:table-cell>
          <table:table-cell office:value-type="string" calcext:value-type="string">
            <text:p>нач. — ст. майор ГБ (г/м) Лепилов А.П., с 25.09.40 по 20.12.45 [1, 17].</text:p>
          </table:table-cell>
          <table:table-cell office:value-type="string" calcext:value-type="string">
            <text:p>1956 г. — в УИТЛК УМВД по Куйбышевской обл.: л/д з/к и вольнонаемных — 150 000;&lt;br&gt; в ГА Куйбышевской обл.: материалы делопроизводства {1}. 1997 г. — в ГА Самарской обл.: материалы делопроизводства [18].</text:p>
          </table:table-cell>
          <table:table-cell office:value-type="string" calcext:value-type="string">
            <text:p>&lt;SUP&gt;1&lt;/SUP&gt; Согласно {3}, БЕЗЫМЯНСКИЙ ИТЛ организован двумя пр. НКВД: 001203 от 25.09.40 и 001060 от 28.08.40, но в последнем упом. лишь предстоящее направление з/к на объекты Особого стр-ва.&lt;br&gt;&lt;SUP&gt;2&lt;/SUP&gt; Дата закрытия Безымянлага в {1} (24.04.44) ошибочна.&lt;br&gt;&lt;SUP&gt;3&lt;/SUP&gt; Из них 1475 женщин, 4527 осужденных за к/р преступления.</text:p>
          </table:table-cell>
          <table:table-cell/>
          <table:table-cell office:value-type="string" calcext:value-type="string">
            <text:p>&lt;ol compact&gt;&lt;li&gt;Пр. 001203 НКВД от 25.09.40.&lt;br&gt;&lt;li&gt;Пр. 00350 МВД от 24.04.46.&lt;br&gt;&lt;li&gt;Пр. 00269 НКВД от 13.03.44.&lt;br&gt;&lt;li&gt;Пр. 001060 НКВД от 28.08.40.&lt;br&gt;&lt;li&gt;Пр. 0441 НКВД от 11.10.40.&lt;br&gt;&lt;li&gt;Пр. 001125 НКВД от 29.05.42. &lt;br&gt;&lt;li&gt;Пр. 001088/410сс НКВД и НКАП от 29.05.42.&lt;br&gt;&lt;li&gt;Пр. 001456 НКВД от 28.08.43.&lt;br&gt;&lt;li&gt;Пр. 0292 НКВД от 27.07.42.&lt;br&gt;&lt;li&gt;Пр. 00717 НКВД от 04.06.41. &lt;br&gt;&lt;li&gt;Пр. 00865 НКВД от 03.07.41.&lt;br&gt;&lt;li&gt;Пр. 00733/235сс НКВД и НКАП от 19.04.43.&lt;br&gt;&lt;li&gt;Пр. 0220 НКВД от 06.10.44.&lt;br&gt;&lt;li&gt;ГАРФ. Ф. 9414. Оп. 1д. Д. 371. Л. 2, 57.&lt;br&gt;&lt;li&gt;Там же. Д. 372. Л. 8об., 9.&lt;br&gt;&lt;li&gt;Там же. Д. 378. Л. 113об.&lt;br&gt;&lt;li&gt;Пр. 1483лс НКВД от 20.12.45.&lt;br&gt;&lt;li&gt;Письмо ГА Самарской обл. № 7/5–2 от 23.07.97.&lt;/ol&gt;</text:p>
          </table:table-cell>
          <table:table-cell/>
          <table:table-cell office:value-type="string" calcext:value-type="string">
            <text:p>&lt;a href=r3-294.html&gt;САМАРСКИЙ ИТЛ И СТРОИТЕЛЬСТВО КУЙБЫШЕВСКОГО ГИДРОУЗЛА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БЕЛОГОРСКИЙ ИТЛ</text:p>
          </table:table-cell>
          <table:table-cell office:value-type="string" calcext:value-type="string">
            <text:p>Белогорское ЛО, Белогорлаг</text:p>
          </table:table-cell>
          <table:table-cell office:value-type="string" calcext:value-type="string">
            <text:p>организован 14.05.53 (переименован из СТРОИТЕЛЬСТВА 585 И ИТЛ) {36};&lt;br&gt; закрыт 01.02.58 (пр. 0207 МВД РСФСР)&lt;SUP&gt;1&lt;/SUP&gt; {1}.</text:p>
          </table:table-cell>
          <table:table-cell office:value-type="string" calcext:value-type="string">
            <text:p>05.10.53 из ИТЛ в ЛО&lt;SUP&gt;2&lt;/SUP&gt; [1];&lt;br&gt; 21.05.54 [2] и 10.07.54 [3] из ЛО в ИТЛ&lt;SUP&gt;3&lt;/SUP&gt;;&lt;br&gt; 23.04.56 вновь из ИТЛ в ЛО [4] (во всех случаях — без изменения названия).</text:p>
          </table:table-cell>
          <table:table-cell office:value-type="string" calcext:value-type="string">
            <text:p>ГУЛАГ МЮ с 14.05.53 {36};&lt;br&gt; ГУЛАГ МВД с 28.01.54 {38};&lt;br&gt; Главпромстрой с 03.02.55 {41};&lt;br&gt; ГУЛАГ МВД не позднее 01.08.55 [5]&lt;SUP&gt;4&lt;/SUP&gt;;&lt;br&gt; МВД РСФСР с 10.11.57 [6].</text:p>
          </table:table-cell>
          <table:table-cell office:value-type="string" calcext:value-type="string">
            <text:p>Мордовская АССР, пос. Саров [7. Разд. 1. Л. 4];&lt;br&gt; Горьковская обл., пос. Шатки {37};&lt;br&gt; Арзамасская обл., пос. Шатки&lt;SUP&gt;5&lt;/SUP&gt; {1}.</text:p>
          </table:table-cell>
          <table:table-cell office:value-type="string" calcext:value-type="string">
            <text:p>БГ с 14.05.53 {36}, при реорг. сохранен.</text:p>
          </table:table-cell>
          <table:table-cell office:value-type="string" calcext:value-type="string">
            <text:p>Водоем {37}.</text:p>
          </table:table-cell>
          <table:table-cell office:value-type="string" calcext:value-type="string">
            <text:p>пос. Шатки Горьковской обл., п/я БГ-3 {37};&lt;br&gt; пос. Шатки Арзамасской обл., п/я БГ-3 {1}.</text:p>
          </table:table-cell>
          <table:table-cell office:value-type="string" calcext:value-type="string">
            <text:p>обслуживание Стр-ва 585 {36}, стр-во пром. предприятий, стр-во, расширение и обслуживание Саровского кирп. з-да, асфальтового, бетонного з-дов, цеха ЖБИ, з-да стройматериалов, лесозавода, ДОКа, складов, мастерских, жилищное стр-во, обслуживание рем. з-да [8], Бобылевского каменного карьера, стр-во дробильно-сортировочного з-да [2], объектов соцкультбыта, шлакоблочного и растворного з-дов [9].</text:p>
          </table:table-cell>
          <table:table-cell office:value-type="string" calcext:value-type="string">
            <text:p>15.05.53 — 2134 [7. Разд. 4. Л. 2];&lt;br&gt; 01.07.53 — 1805&lt;SUP&gt;6&lt;/SUP&gt; [10];&lt;br&gt; 01.01.54 — 2254, 01.07.54 — 3686, 01.01.55 — 4346, 01.01.56 — 2788, 01.01.57 — 1872, 01.01.58 — 1021 (УРО).</text:p>
          </table:table-cell>
          <table:table-cell office:value-type="string" calcext:value-type="string">
            <text:p>нач. — полк. в/с Вдовин П.Ф. (упом. 15.05.53) [7. Разд. 4. Л. 2];&lt;br&gt; и.о. нач. — майор Киреенков И.И., не позднее 25.06.53 — по 05.10.53 [11, 1];&lt;br&gt; нач. — кап. адм. сл. Киушев ?.?., с 05.10.53 — ? [1];&lt;br&gt; полк. в/с Вдовин П.Ф. (упом. 21.05.54)&lt;SUP&gt;7&lt;/SUP&gt; [2];&lt;br&gt; г/л Любый И.С., не позднее 07.07.54 — не ранее 19.08.55 [8, 12];&lt;br&gt; з/н — майор Блинков А.А., с 10.07.54 — ? [3].</text:p>
          </table:table-cell>
          <table:table-cell office:value-type="string" calcext:value-type="string">
            <text:p>Включает архивы СТРОИТЕЛЬСТВА 880 И ИТЛ, СТРОИТЕЛЬСТВА 505 И ИТЛ, СТРОИТЕЛЬСТВА 585 И ИТЛ, БЕЛОГОРСКОГО ИТЛ И БЕЛОГОРСКОГО ЛО. 1956 г. — в УИТЛК УМВД по Горьковской обл. {1, 2}. 1997 г. — в ИЦ УВД Нижегородской обл.: материалы по л.с., л/д на умерших з/к (19 единиц хранения) [13].</text:p>
          </table:table-cell>
          <table:table-cell office:value-type="string" calcext:value-type="string">
            <text:p>&lt;SUP&gt;1&lt;/SUP&gt; В связи с сокращением объема работ на Стр-ве 585 МСМ СССР {1}.&lt;br&gt;&lt;SUP&gt;2&lt;/SUP&gt; 25.06.53 пр. МЮ Упр. БЕЛОГОРСКОГО ИТЛ ликвидировалось, а его лаг. подр. передавались в ОИТК МЮ Мордовской АССР [11], однако пр. выполнен не был.&lt;br&gt;&lt;SUP&gt;3&lt;/SUP&gt; 21.05.54 приказано организовать ИТЛ при Стр-ве 585 [2];&lt;br&gt; 10.07.54 — Белогорское ЛО ГУЛАГа МВД реорг. в БЕЛОГОРСКИЙ ИТЛ [3]. По-видимому, УИТЛ организовано в июле, второй пр. издан в развитие первого.&lt;br&gt;&lt;SUP&gt;4&lt;/SUP&gt; Скорее всего, переход в ведение ГУЛАГа можно датировать 24.03.55, когда Главпромстрой был передан в МСМ [14]. Отметим также, что в {1} подчиненность Белогорского ЛО указана ошибочно (ср. {1}, [3, 4, 6] и {38}).&lt;br&gt;&lt;SUP&gt;5&lt;/SUP&gt; Согласно {1}, ЛО дислоцировано в Арзамасской обл.;&lt;br&gt; однако в 1957 г. эта область ликвидирована, ее территория вошла в состав Горьковской обл. На 1991 г. б. н.п. Саров — также в Горьковской обл. {45}.&lt;br&gt;&lt;SUP&gt;6&lt;/SUP&gt; В том числе 405 женщин.&lt;br&gt;&lt;SUP&gt;7&lt;/SUP&gt; П.Ф.Вдовин (в [2]) и И.С.Любый (в [8]) упом. в качестве нач. Стр-ва 585, но, как правило, нач. стр-ва был одновременно и нач. ИТЛ.</text:p>
          </table:table-cell>
          <table:table-cell/>
          <table:table-cell office:value-type="string" calcext:value-type="string">
            <text:p>&lt;ol compact&gt;&lt;li&gt;Пр. 00236 МЮ от 05.10.53.&lt;br&gt;&lt;li&gt;Пр. 00419 МВД от 21.05.54.&lt;br&gt;&lt;li&gt;Пр. 00571 МВД от 10.07.54.&lt;br&gt;&lt;li&gt;Пр. 00112 МВД от 23.04.56. &lt;br&gt;&lt;li&gt;Пр. 00327 МВД от 01.08.55.&lt;br&gt;&lt;li&gt;Пр. 0622 МВД от 10.11.57.&lt;br&gt;&lt;li&gt;ГАРФ. Ф. 9414. Оп. 1. Д. 762.&lt;br&gt;&lt;li&gt;Пр. 00562 МВД от 07.07.54.&lt;br&gt;&lt;li&gt;Пр. 056 МВД от 01.02.55.&lt;br&gt;&lt;li&gt;ГАРФ. Ф. 9414. Оп. 1. Д. 178. Л. 273.&lt;br&gt;&lt;li&gt;Пр. 095 МЮ от 25.06.53.&lt;br&gt;&lt;li&gt;ГАРФ. Ф. 9414. Оп. 1д. Д. 678. Л. 88.&lt;br&gt;&lt;li&gt;Письмо ИЦ УВД Нижегородской обл. № 7/1511 от 29.04.97.&lt;br&gt;&lt;li&gt;Пр. 00135 МВД от 24.03.55.&lt;/ol&gt;</text:p>
          </table:table-cell>
          <table:table-cell/>
          <table:table-cell office:value-type="string" calcext:value-type="string">
            <text:p>&lt;a href=r3-351.html&gt;СТРОИТЕЛЬСТВО 505 И ИТЛ&lt;/a&gt;,&lt;br&gt; &lt;a href=r3-363.html&gt;СТРОИТЕЛЬСТВО 585 И ИТЛ&lt;/a&gt;,&lt;br&gt; &lt;a href=r3-379.html&gt;СТРОИТЕЛЬСТВО 880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БЕЛОКОРОВИЧЕСКИЙ ЛАГЕРЬ ОИТК НКВД БССР&lt;SUP&gt;1&lt;/SUP&gt;</text:p>
          </table:table-cell>
          <table:table-cell/>
          <table:table-cell office:value-type="string" calcext:value-type="string">
            <text:p>организован 15.05.41 [1]&lt;SUP&gt;2&lt;/SUP&gt;;&lt;br&gt; закрыт 06.09.41 [1]&lt;SUP&gt;3&lt;/SUP&gt;.</text:p>
          </table:table-cell>
          <table:table-cell/>
          <table:table-cell office:value-type="string" calcext:value-type="string">
            <text:p>ОИТК НКВД Белорусской ССР [1].</text:p>
          </table:table-cell>
          <table:table-cell office:value-type="string" calcext:value-type="string">
            <text:p>Украинская ССР, Житомирская обл., ст. Белокоровичи [1].</text:p>
          </table:table-cell>
          <table:table-cell office:value-type="string" calcext:value-type="string">
            <text:p>нет.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разработка каменного карьера для стр-ва УАС Белорусской ССР, устройство противотанковых рвов, окопов&lt;SUP&gt;4&lt;/SUP&gt; [1].</text:p>
          </table:table-cell>
          <table:table-cell office:value-type="string" calcext:value-type="string">
            <text:p>04.07.41 — 3500 [1].</text:p>
          </table:table-cell>
          <table:table-cell office:value-type="string" calcext:value-type="string">
            <text:p>нач. — инт. 2-го ранга Вайман И.Г., с 15.05.41 по 06.09.41 [1]&lt;SUP&gt;5&lt;/SUP&gt;.</text:p>
          </table:table-cell>
          <table:table-cell office:value-type="string" calcext:value-type="string">
            <text:p>В УИТЛК УМВД по Челябинской обл.: материалы делопроизводства — 45 {1}.</text:p>
          </table:table-cell>
          <table:table-cell office:value-type="string" calcext:value-type="string">
            <text:p>&lt;SUP&gt;1&lt;/SUP&gt; Единственное найденное в ГАРФ дело, содержащее сведения о Белокоровическом лагере, Ликвидационный баланс Белокоровического лагеря ОИТК НКВД Белорусской ССР от 01.10.41&amp;quot;&lt;br&gt; [1].&lt;br&gt;&lt;SUP&gt;2&lt;/SUP&gt; Пр. нач. ОИТК НКВД Белорусской ССР ст. майора ГБ Матвеева 28.04.41 организован ОЛП по разработке камня для стр-ва УАС Белорусской ССР. Решением СНК СССР 15.05.41 3 карьера переданы из ведения Главвоенстроя СССР в НКВД Белорусской ССР;&lt;br&gt; на базе ОЛПа организован ИТЛ. Последний эшелон с з/к прибыл 09.06.41 [1].&lt;br&gt;&lt;SUP&gt;3&lt;/SUP&gt; Телеграмма НКВД Белорусской ССР об эвакуации лагеря на ст. Ветлица Брянской ж.д. была получена 04.07.41. Но из-за бомбежек лагерь пришлось эвакуировать пешком. За 25 дней этап прошел 1200 км (со ст. Белокоровичи до г.Курска). В Курске 22.08.41 лагерь был погружен в вагоны и направлен в Челябинск, где и сдан (06.09.41) в распоряжение ОИТК УНКВД по Челябинской обл. [1].&lt;br&gt;&lt;SUP&gt;4&lt;/SUP&gt; Работа на оборонительных сооружениях велась по просьбе командования Красной Армии с 26.06.41 до 04.07.41 [1].&lt;br&gt;&lt;SUP&gt;5&lt;/SUP&gt; После сдачи дел назначен нач. Каменской ИТК № 2.</text:p>
          </table:table-cell>
          <table:table-cell/>
          <table:table-cell office:value-type="string" calcext:value-type="string">
            <text:p>&lt;ol compact&gt;&lt;li&gt;ГАРФ. Ф. 9414. Оп. 1. Д. 1991. Л. 1–223.&lt;/ol&gt;</text:p>
          </table:table-cell>
          <table:table-cell table:number-columns-repeated="2"/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БЕЛОМОРО-БАЛТИЙСКИЙ ИТЛ</text:p>
          </table:table-cell>
          <table:table-cell office:value-type="string" calcext:value-type="string">
            <text:p>Беломорско-Балтийский ИТЛ, Белбалтлаг, ББЛ</text:p>
          </table:table-cell>
          <table:table-cell office:value-type="string" calcext:value-type="string">
            <text:p>организован 16.11.31 на базе СОЛОВЕЦКОГО ИТЛ ОГПУ [1];&lt;br&gt; закрыт 18.09.41 [2]&lt;SUP&gt;1&lt;/SUP&gt;.</text:p>
          </table:table-cell>
          <table:table-cell/>
          <table:table-cell office:value-type="string" calcext:value-type="string">
            <text:p>ГУЛАГ ОГПУ с 16.11.31 [1, 3];&lt;br&gt; УЛП ГУЛАГ с 09.03.39 [4];&lt;br&gt; УЛЛП НКВД с 26.02.41 [5].</text:p>
          </table:table-cell>
          <table:table-cell office:value-type="string" calcext:value-type="string">
            <text:p>ст. Медвежья гора (г. Медвежьегорск) с 16.11.31 [1];&lt;br&gt; с.Надвойцы (современное написание — Надвоицы) с 02.07.33 [6]&lt;SUP&gt;2&lt;/SUP&gt;;&lt;br&gt; г.Медвежьегорск не позднее 07.09.35 {5, 6, 10, 11}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Карело-Финская АССР, ст. Медвежья Гора Кировской ж.д., п/я 251 {10, 11}.</text:p>
          </table:table-cell>
          <table:table-cell office:value-type="string" calcext:value-type="string">
            <text:p>с 16.11.31 — обеспечение работ УС Беломоро-Балтийского водного пути ОГПУ (стр-во Беломорско-Балтийского канала, лесозаготовки и ведение сплавных работ в Выгозерском бассейне [1, 6])&lt;SUP&gt;3&lt;/SUP&gt;, с 17.08.33 — обслуживание работ Беломорско-Балтийского комб. ОГПУ–НКВД (ББК)&lt;SUP&gt;4&lt;/SUP&gt; [7], в частности: эксплуатация Беломорско-Балтийского канала и освоение прилегающей к нему территории, лесозаготовки&lt;SUP&gt;5&lt;/SUP&gt;, стр-во Сегежского лесобумажнохимического комб. (с осени 1935 г.), Нижнетуломской (Туломской) ГЭС на р. Туломе, Мончегорского никелевого комб. (с лета 1937 г.), Кондопожского спиртового з-да (ноябрь 1940 г.), Сорокского порта [8–12]&lt;SUP&gt;6&lt;/SUP&gt;, стр-во Ондской ГЭС, очистные работы по Пудожстрою, стр-во судоверфи в Пиндушах (на Онежском оз.), судорем. з-да в Повенце, Медвежьегорского лесозавода, судостроение, производство товаров ширпотреба, с.х., лов рыбы [8, 9, 12], стр-во ж/д ветки к ст. Монче-Тундра (ныне г.Мончегорск) (10.35) [10].</text:p>
          </table:table-cell>
          <table:table-cell office:value-type="string" calcext:value-type="string">
            <text:p>12.32 — 107 900 [13];&lt;br&gt; ср./г: 1931 — 64 100, 1932 — 99 095, 1933 — 84 504, 1934 — 62 211, 1935 — 78 248, 1936 — 57 969 [14];&lt;br&gt; 01.01.34 — 70 373, 01.01.35 — 66 418, 01.01.36 — 90 290, 01.01.37 — 58 965, 01.10.38 — 79 232&lt;SUP&gt;7&lt;/SUP&gt;, 01.01.39 — 86 567 (УРО);&lt;br&gt; 01.01.41 — 71 269, 15.06.41 — 67 928 [15].</text:p>
          </table:table-cell>
          <table:table-cell office:value-type="string" calcext:value-type="string">
            <text:p>БЕЛОМОРО-БАЛТИЙСКОГО ИТЛ: Сенкевич Э.И., с 16.11.31 по 16.01.32 [1, 16];&lt;br&gt; Александров П.Ф., врид нач. — с 16.01.32, нач. — с 28.03.32 — не ранее 15.01.33 [16, 17], [12. С. 58];&lt;br&gt; Фирин С.Г. (упом. в 1933 г.) [12. С. 72];&lt;br&gt; Успенский Д.В., с 02.07.33 по 07.10.36 [6, 18];&lt;br&gt; Алмазов-Алмазян (Алмазов) З.А., с 07.10.36&lt;SUP&gt;8&lt;/SUP&gt; по 13.07.37 [18, 19];&lt;br&gt; врид нач. — ст. лейт. ГБ Чунтонов М.М., с 13.07.37 по 28.08.37 [19, 20];&lt;br&gt; нач. — ст. майор ГБ Тимофеев М.М., с 28.08.37 по 01.03.41 [20, 21];&lt;br&gt; майор ГБ Сергеев И.Т., с 01.03.41 по 18.09.41&lt;SUP&gt;9&lt;/SUP&gt; [21, 2];&lt;br&gt; Упр. Стр-ва ББВП&lt;SUP&gt;3&lt;/SUP&gt;: нач. — Коган Л.И.&lt;SUP&gt;10&lt;/SUP&gt;, зам. нач. — Рапопорт Я.Д., пом. нач. и нач. ББЛ Сенкевич Э.И., нач. работ Френкель Н.А. (все с 16.11.31 до окончания стр-ва ББВП&lt;SUP&gt;11&lt;/SUP&gt; [1, 22]);&lt;br&gt; ББК ОГПУ-НКВД&lt;SUP&gt;12&lt;/SUP&gt;: нач. — Рапопорт Я.Д., с 23.08.33&lt;SUP&gt;13&lt;/SUP&gt; по 16.09.35&lt;SUP&gt;14&lt;/SUP&gt; [23, 24];&lt;br&gt; Алмазов-Алмазян З.А., с 04.12.35 по 13.07.37 [25, 19].</text:p>
          </table:table-cell>
          <table:table-cell office:value-type="string" calcext:value-type="string">
            <text:p>1956 г. — в ОИТК МВД Карельской АССР: л/д и картотека формы № 2 з/к, картотека бежавших з/к, материалы делопроизводства, архивы тех. отдела и отдела изысканий ББК, приказы по ББК;&lt;br&gt; в Гос. Публичной библиотеке им. Салтыкова-Щедрина (Ленинград) в фондах газетного отдела — газета Сталинская трасса (орган Беломоро-Балтийского райкома ВКП(б) и Упр. ББЛ) {1}. 1996 г. — в Центр. ГА Республики Карелия: приказы и приказания по Упр. ББК, обзоры производственно-хозяйственной деятельности, плановые задания, тех. документация, дислокация подразделений ББК, списки освобожденных, списки этапов з/к, отправленных в Севжелдорлаг и в Каргопольлаг [26].</text:p>
          </table:table-cell>
          <table:table-cell office:value-type="string" calcext:value-type="string">
            <text:p>&lt;SUP&gt;1&lt;/SUP&gt; Закрыт во исполнение Расп. СНК СССР № 08955 от 11.09.41 о прекращении лесозаготовок и лесовывозки по ББК — немедленно прекратить работы во всех подразделениях ББК за исключением Пудожского отделения (которое этим же пр. выделено из ББК и непосредственно подчинено УЛЛП НКВД СССР);&lt;br&gt; все имущество и з/к ББЛ переданы в созданный на его основе ИТЛ ПРИ ОБОРОНСТРОЕ [2]. До апреля 1943 г. в УЛЛП существовал отдел по охране и управлению законсервированного хозяйства б. ББК (ликвидирован 07.04.43 [27]).&lt;br&gt;&lt;SUP&gt;2&lt;/SUP&gt; Документальные подтверждения выполнения этого пр. о передислокации не найдены.&lt;br&gt;&lt;SUP&gt;3&lt;/SUP&gt; УС ББВП и ИТЛ организованы на базе переданного ОГПУ УС Северного р-на Беломорстроя НКПС [28] (руководящий состав стр-ва ББВП приведен в графе Начальники). Весной 1933 г. (не позднее 01.05.33 — оригинал пр. не найден) УС ББВП и ИТЛ переименовано в Гл. штаб стр-ва ББВП. [12. С. 63]. В связи с окончанием стр-ва ББВП (акт Правительственной комиссии о приемке в эксплуатацию подписан 27.07.33 [12. С. 67], канал принят в эксплуатацию Пост. СНК от 02.08.33 [12. С. 71]), Гл. штаб стр-ва 02.07.33 реорг. в Упр. ББ ИТЛ ОГПУ, которое приказано передислоцировать в с.Надвойцы [6] (см., впрочем, примеч. 2). В 1932 г. на стр-ве канала было занято 92 000 з/к, на лесозаготовках — 15 900 [13. Л. 178].&lt;br&gt;&lt;SUP&gt;4&lt;/SUP&gt; После окончания стр-ва ББВП Пост. СНК от 17.08.33 О ББК образован Беломоро-Балтийский комб. ОГПУ. При организации на него возложены следующие задачи: колонизация края, прилегающего к каналу (в частности, путем заселения его трудпоселенцами);&lt;br&gt; эксплуатация канала, судостроение в целях создания флота для канала;&lt;br&gt; разведка и эксплуатация минерально-рудных ископаемых, сооружение гидростанций;&lt;br&gt; проработка проблем сооружения второй линии шлюзов на Беломоро-Балтийском канале для его углубления и расширения, а также постройки канала Кандалакша—Мурманск, лесозаготовки и др. работы [7]. Работы ББК ОГПУ—НКВД обслуживали з/к Белбалтлага (на 01.07.38 — 77 278 человек, из них 3946 женщин) и трудпоселенцы (на 08.07.38 из 28 083 человек, содержавшихся в 21 трудпоселке ББК, на работах занято 15 525 человек) [29].&lt;br&gt;&lt;SUP&gt;5&lt;/SUP&gt; При организации ББК ОГПУ было предоставлено монопольное право эксплуатации канала (Повенец—Сорока) и естественных богатств прилегающих к нему р-нов [7]. Однако позднее определяющей отраслью работ ББК становятся лесозаготовки [30]: согласно Пост. СНК № 1429–223 от 10.07.35, за комб. закреплена лесная территория 2800 тысяч га [31], позднее к ней был добавлен Пудожский лесной массив [30]. Весной 1939 г. Беломоро-Балтийский канал передается Наркомводу СССР [32] (акт приемки-сдачи утвержден 10.07.39 [33]);&lt;br&gt; Пост. СНК № 4467–325с от 15.09.39 монопольное право эксплуатации канала и прилегающих к нему р-нов изымается у ББК, оставляя в его ведении лесозаготовки только на ранее отведенных площадях [34].&lt;br&gt;&lt;SUP&gt;6&lt;/SUP&gt; Стр-во Сегежского комб. 21.10.39 передано СЕГЕЖСКОМУ ИТЛ И СТРОИТЕЛЬСТВУ КОМБИНАТА СЕВЕРОНИКЕЛЬ [35], Мончегорского комб. (то же — комб. Североникель) — МОНЧЕГОРСКОМУ ИТЛ 14.01.40 [36], Кондопожского з-да — Сегежлагу 19.03.41 [37], Сорокского (Беломорского) порта — МАТКОЖНЕНСКОМУ СТРОИТЕЛЬСТВУ И ИТЛ 30.04.41 [38].&lt;br&gt;&lt;SUP&gt;7&lt;/SUP&gt; Из них 25 311 осужденных за к/р преступления, 19 304 — как СОЭ и СВЭ [39].&lt;br&gt;&lt;SUP&gt;8&lt;/SUP&gt; По совместительству с должностями нач. ББК и пом. нач. ГУЛАГа.&lt;br&gt;&lt;SUP&gt;9&lt;/SUP&gt; 08.09.41 назначен нач. Упр. оборонительных работ НКВД в Карело-Финской ССР [40].&lt;br&gt;&lt;SUP&gt;10&lt;/SUP&gt; Л.И. Коган 31.10.32 по совместительству назначен нач. стр-ва канала Москва—Волга [41].&lt;br&gt;&lt;SUP&gt;11&lt;/SUP&gt; См. также Пост. ЦИК СССР от 04.08.33 О награждении орденами Союза ССР работников, инженеров и руководителей строительства Беломоро-Балтийского канала имени тов. Сталина [22].&lt;br&gt;&lt;SUP&gt;12&lt;/SUP&gt; Согласно штатной расстановке, при организации ББК нач. ББЛ являлся з/н ББК [7]. С 07.10.36 (назначение З.А.Алмазова-Алмазяна нач. ББЛ, см. также примеч. 8) должности нач. ББК и нач. Упр. ББЛ совмещались.&lt;br&gt;&lt;SUP&gt;13&lt;/SUP&gt; По совместительству с должностью зам. нач. ГУЛАГа ОГПУ, с освобождением от должности зам. нач. стр-ва канала Москва—Волга и нач. ДМИТРОВСКОГО ИТЛ [23] (см. также Пост. СНК от 17.08.33 О мероприятиях, связанных с организацией ББК [42]).&lt;br&gt;&lt;SUP&gt;14&lt;/SUP&gt; Назначен нач. УС Угличского и Рыбинского гидроузлов [24].</text:p>
          </table:table-cell>
          <table:table-cell/>
          <table:table-cell office:value-type="string" calcext:value-type="string">
            <text:p>&lt;ol compact&gt;&lt;li&gt;Пр. 667/359 ОГПУ от 16.11.31.&lt;br&gt;&lt;li&gt;Пр. 0416 НКВД от 18.09.41.&lt;br&gt;&lt;li&gt;Пр. 00169 НКВД от 08.05.35.&lt;br&gt;&lt;li&gt;Пр. 00205 НКВД от 09.03.39. &lt;br&gt;&lt;li&gt;Пр. 00212 НКВД от 26.02.41.&lt;br&gt;&lt;li&gt;Пр. 00233 ОГПУ от 02.07.33.&lt;br&gt;&lt;li&gt;Центр. ГА Республики Карелия. Ф.865. Оп. 36. Д. 1. Л. 35–36 (цит. по [12. С.89–90]).&lt;br&gt;&lt;li&gt;ГАРФ. Ф. 9414. Оп. 1. Д. 2928. Л. 85–86.&lt;br&gt;&lt;li&gt;Там же. Д. 2922. Л. 13.&lt;br&gt;&lt;li&gt;Там же. Д. 2924. Л. 150.&lt;br&gt;&lt;li&gt;Пр. 348 НКВД от 10.11.35. &lt;br&gt;&lt;li&gt;ГУЛАГ в Карелии: Сборник документов и материалов, 1930–1941. Петрозаводск, 1992. 225 с.&lt;br&gt;&lt;li&gt;ГАРФ. Ф. 9414. Оп. 1. Д. 2920. Л. 178.&lt;br&gt;&lt;li&gt;Там же. Д. 2740. Л. 1–8, 14, 21.&lt;br&gt;&lt;li&gt;Там же. Оп. 1д. Л. 3, 53.&lt;br&gt;&lt;li&gt;Пр. 48лс ОГПУ от 16.01.32.&lt;br&gt;&lt;li&gt;Пр. 273лс ОГПУ от 28.03.32.&lt;br&gt;&lt;li&gt;Пр. 937лс НКВД от 07.10.36.&lt;br&gt;&lt;li&gt;Пр. 1158лс НКВД от 13.07.37.&lt;br&gt;&lt;li&gt;Пр. 1516лс НКВД от 28.08.37.&lt;br&gt;&lt;li&gt;Пр. 268лс НКВД от 01.03.41.&lt;br&gt;&lt;li&gt;СЗ СССР. 1933. № 50. С. 293 (цит. по [12. С. 72–75]).&lt;br&gt;&lt;li&gt;Пр. 140 ОГПУ от 23.08.33. &lt;br&gt;&lt;li&gt;Пр. 302 НКВД от 16.09.35.&lt;br&gt;&lt;li&gt;Пр. 806лс НКВД от 04.12.35. &lt;br&gt;&lt;li&gt;Письмо &lt;br&gt;&lt;li&gt;Центр. ГА Республики Карелия № 1/249 от 28.10.96.&lt;br&gt;&lt;li&gt;Пр. 242 НКВД от 07.04.43.&lt;br&gt;&lt;li&gt;ГАРФ. Ф. 9414. Оп. 1. Д. 2. Л. 49.&lt;br&gt;&lt;li&gt;Центр. ГА Республики Карелия. Ф. 865. Оп. 32. Д. 10. Л. 71–72 (цит. по [12. С. 152–153]).&lt;br&gt;&lt;li&gt;Там же. Оп. 36. Д. 10. Л. 7–21 (цит. по [12. С. 154–157]).&lt;br&gt;&lt;li&gt;Там же. Д. 1. Л. 2 (цит. по [12. С. 109]).&lt;br&gt;&lt;li&gt;Пр. 073 НКВД от 05.04.39. &lt;br&gt;&lt;li&gt;Пр. 437 НКВД от 10.07.39. &lt;br&gt;&lt;li&gt;Пр. 0348 НКВД от 17.10.39. &lt;br&gt;&lt;li&gt;Пр. 001273 НКВД от 21.10.39. &lt;br&gt;&lt;li&gt;Пр. 017 НКВД от 14.01.40. &lt;br&gt;&lt;li&gt;Пр. 0137 НКВД от 19.03.41. &lt;br&gt;&lt;li&gt;Пр. 0222 НКВД от 30.04.41. &lt;br&gt;&lt;li&gt;ГАРФ. Ф. 9414. Оп. 1. Д. 1140. Л. 140. &lt;br&gt;&lt;li&gt;Пр. 001229 НКВД от 08.09.41. Беломорско-Балтийский канал им. тов. Сталина. Беломорстрой, 1933.&lt;br&gt;&lt;li&gt;Центр. ГА Республики Карелия. Ф. 865. Оп. 36. Д. 1. Л. 33–34 (цит. по [12. С. 90–91]).&lt;/ol&gt;</text:p>
          </table:table-cell>
          <table:table-cell/>
          <table:table-cell office:value-type="string" calcext:value-type="string">
            <text:p>&lt;a href=r3-63.html&gt;ВОЛЖСКИЙ ИТЛ&lt;/a&gt;,&lt;br&gt; &lt;a href=r3-169.html&gt;ИТЛ ПРИ ОБОРОНСТРОЕ&lt;/a&gt;,&lt;br&gt; &lt;a href=r3-237.html&gt;МАТКОЖНЕНСКОЕ СТРОИТЕЛЬСТВО И ИТЛ&lt;/a&gt;,&lt;br&gt; &lt;a href=r3-244.html&gt;МОНЧЕГОРСКИЙ ИТЛ И СТРОИТЕЛЬСТВО КОМБИНАТА СЕВЕРОНИКЕЛЬ&lt;/a&gt;,&lt;br&gt; &lt;a href=r3-289.html&gt;ПУДОЖСКОЕ ЛО&lt;/a&gt;,&lt;br&gt; &lt;a href=r3-313.html&gt;СЕГЕЖСКИЙ ИТЛ&lt;/a&gt;,&lt;br&gt; &lt;a href=r3-317.html&gt;СОЛОВЕЦКИЙ ИТЛ ОГПУ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БЕЛОМОРСТРОЙ И ИТЛ</text:p>
          </table:table-cell>
          <table:table-cell office:value-type="string" calcext:value-type="string">
            <text:p>ИТЛ Беломорстроя, ИТЛ при Беломорстрое, Белбалтлаг,&lt;BR&gt;ИТЛ и Строительство Беломорско-Балтийского канала</text:p>
          </table:table-cell>
          <table:table-cell office:value-type="string" calcext:value-type="string">
            <text:p>организован 30.08.44 [1];&lt;br&gt; закрыт 29.08.45 (ИТЛ при Беломорстрое ликвидировать с 01.09.45&amp;quot;&lt;br&gt;) [2]&lt;SUP&gt;1&lt;/SUP&gt;.</text:p>
          </table:table-cell>
          <table:table-cell/>
          <table:table-cell office:value-type="string" calcext:value-type="string">
            <text:p>ГУЛПС с 29.08.44 [1].</text:p>
          </table:table-cell>
          <table:table-cell office:value-type="string" calcext:value-type="string">
            <text:p>Карело-Финская ССР, г.Медвежьегорск {15}.</text:p>
          </table:table-cell>
          <table:table-cell office:value-type="string" calcext:value-type="string">
            <text:p>нет {16}.</text:p>
          </table:table-cell>
          <table:table-cell office:value-type="string" calcext:value-type="string">
            <text:p>нет.</text:p>
          </table:table-cell>
          <table:table-cell office:value-type="string" calcext:value-type="string">
            <text:p>Карело-Финская ССР, г.Медвежьегорск, п/я 4 {15}.</text:p>
          </table:table-cell>
          <table:table-cell office:value-type="string" calcext:value-type="string">
            <text:p>восстановление гидротех. сооружений и жилищное стр-во [3], восстановление Вяртсильского метизного з-да с 22.08.45 [4], лесоразработки [5]&lt;SUP&gt;2&lt;/SUP&gt;.</text:p>
          </table:table-cell>
          <table:table-cell office:value-type="string" calcext:value-type="string">
            <text:p>01.08.45 — 96&lt;SUP&gt;3&lt;/SUP&gt; (УРО).</text:p>
          </table:table-cell>
          <table:table-cell office:value-type="string" calcext:value-type="string">
            <text:p>нач. — Дубинский Е.Г., с 30.08.44 по 22.02.45&lt;SUP&gt;4&lt;/SUP&gt; [1, 6];&lt;br&gt; инж.-п/п (инж.-полк.) Бусыгин В.П., с 06.03.45 по 27.08.46 [7, 8, 2]&lt;SUP&gt;5&lt;/SUP&gt;.</text:p>
          </table:table-cell>
          <table:table-cell office:value-type="string" calcext:value-type="string">
            <text:p>В 1-м Спецотделе МВД Карельской АССР: часть пр., л/д вольнонаемных {1}.</text:p>
          </table:table-cell>
          <table:table-cell office:value-type="string" calcext:value-type="string">
            <text:p>&lt;SUP&gt;1&lt;/SUP&gt; До 01.09.45 з/к в ИТЛ почти не поступали (см. Численность). При этом не исключено, что фактически ИТЛ или др. лаг. подр. при Беломорстрое сохранялись и после 01.09.45 (так, например, согласно [9], в Беломорстрое на 01.06.46 — 1838 з/к;&lt;br&gt; см. также [8, 10]).&lt;br&gt;&lt;SUP&gt;2&lt;/SUP&gt; Вновь организуемому на базе лаг. подр. Беломорстроя МЕДВЕЖЬЕГОРСКОМУ ОЗДОРОВИТЕЛЬНОМУ ЛАГЕРЮ в числе прочего передаются лесоучастки.&lt;br&gt;&lt;SUP&gt;3&lt;/SUP&gt; Основной рабочей силой Беломорстроя были контингенты ПФЛ 0313&amp;quot;&lt;br&gt; [2, 11] и рабочих батальонов мобилизованных немцев [12]. См. также примеч. 1.&lt;br&gt;&lt;SUP&gt;4&lt;/SUP&gt; Исключен за смертью [6].&lt;br&gt;&lt;SUP&gt;5&lt;/SUP&gt; По-видимому, в 1946 г. В.П.Бусыгин фактически занимал должность нач. стр-ва (а не нач. стр-ва и ИТЛ — ср. в [8] наименование должностей В.П.Бусыгина и его преемника майора М.Д.Шиши).</text:p>
          </table:table-cell>
          <table:table-cell/>
          <table:table-cell office:value-type="string" calcext:value-type="string">
            <text:p>&lt;ol compact&gt;&lt;li&gt;Пр. 401 НКВД от 30.08.44.&lt;br&gt;&lt;li&gt;Пр. 0221 НКВД ОТ 29.08.45.&lt;br&gt;&lt;li&gt;Пр. 0148 НКВД от 07.06.45.&lt;br&gt;&lt;li&gt;Пр. 0217 НКВД от 22.08.45. &lt;br&gt;&lt;li&gt;Пр. 00931 МВД от 19.11.46.&lt;br&gt;&lt;li&gt;ГАРФ. Служебная карточка ГУЛАГа.&lt;br&gt;&lt;li&gt;Пр. 190лс НКВД от 06.03.45.&lt;br&gt;&lt;li&gt;Пр. 1235лс МВД от 27.08.46.&lt;br&gt;&lt;li&gt;ГАРФ. Ф.9414. Оп.1д. Д.448. Л.18, 18об.&lt;br&gt;&lt;li&gt;Там же. Д. 424. Л. 2. &lt;br&gt;&lt;li&gt;Пр. 00838 НКВД от 13.07.45.&lt;br&gt;&lt;li&gt;Пр. 001025 НКВД от 08.09.45.&lt;/ol&gt;</text:p>
          </table:table-cell>
          <table:table-cell/>
          <table:table-cell office:value-type="string" calcext:value-type="string">
            <text:p>&lt;a href=r3-73.html&gt;ВЯРТСИЛЬСКИЙ ИТЛ&lt;/a&gt;,&lt;br&gt; &lt;a href=r3-238.html&gt;МЕДВЕЖЬЕГОРСКИЙ ОЗДОРОВИТЕЛЬНЫЙ ЛАГЕРЬ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БЕЛОРЕЧЕНСКИЙ ИТЛ</text:p>
          </table:table-cell>
          <table:table-cell office:value-type="string" calcext:value-type="string">
            <text:p>Белречлаг, Кировскстрой</text:p>
          </table:table-cell>
          <table:table-cell office:value-type="string" calcext:value-type="string">
            <text:p>организован 03.08.51 [1, 2];&lt;br&gt; закрыт 20.07.53 [3].</text:p>
          </table:table-cell>
          <table:table-cell/>
          <table:table-cell office:value-type="string" calcext:value-type="string">
            <text:p>ГУЛГМП с 03.08.51 [2];&lt;br&gt; ГУЛАГ МЮ с 02.04.53 {33}.</text:p>
          </table:table-cell>
          <table:table-cell office:value-type="string" calcext:value-type="string">
            <text:p>в р-не ст. Апатиты Кировской ж.д. [2];&lt;br&gt; Мурманская обл., Кировский р-н, пос. Апатиты {29, 37}.</text:p>
          </table:table-cell>
          <table:table-cell office:value-type="string" calcext:value-type="string">
            <text:p>ЖА с 03.08.51 [1, 2] {29, 37}.</text:p>
          </table:table-cell>
          <table:table-cell office:value-type="string" calcext:value-type="string">
            <text:p>Комплекс {29, 37}.</text:p>
          </table:table-cell>
          <table:table-cell office:value-type="string" calcext:value-type="string">
            <text:p>Мурманская обл., Кировский р-н, пос. Апатиты, п/я ЖА-48. {29, 37}&lt;SUP&gt;1&lt;/SUP&gt;.</text:p>
          </table:table-cell>
          <table:table-cell office:value-type="string" calcext:value-type="string">
            <text:p>стр-во Кировского химического з-да [1, 2] и города Кировска, дорожно-строит., погрузочно-разгрузочные, с/х и мелиоративные работы, работа на песчаном и каменном карьерах [4. Разд. 3. Л. 2–8].</text:p>
          </table:table-cell>
          <table:table-cell office:value-type="string" calcext:value-type="string">
            <text:p>10.51 — 2490, 12.51 — 4761, 01.01.52 — 4847&lt;SUP&gt;2&lt;/SUP&gt; (УРО);&lt;br&gt; 01.01.53 — 6127 (УРО);&lt;br&gt; 15.07.53 — 4647&lt;SUP&gt;3&lt;/SUP&gt; [4. Разд. 4. Л. 23].</text:p>
          </table:table-cell>
          <table:table-cell office:value-type="string" calcext:value-type="string">
            <text:p>нач. — инж.-п/п Полтава В.И., с 12.08.52 — ? [5];&lt;br&gt; и.о. нач. — полк. в/с Кухтиков А.Д., с 01.04.53&lt;SUP&gt;4&lt;/SUP&gt; по 15.05.53&lt;SUP&gt;5&lt;/SUP&gt; [6, 7];&lt;br&gt; нач. — п/п в/с Самоходов К.Ф., с 18.05.53 по 20.07.53 [8, 9]&lt;SUP&gt;6&lt;/SUP&gt;;&lt;br&gt; з/н — п/п Самоходов К.Ф., с августа 1951 г. — ? [4. Разд. 1. Л. 2об.];&lt;br&gt; полк. Ижик И.В., с 18.05.53 — ? [8].</text:p>
          </table:table-cell>
          <table:table-cell office:value-type="string" calcext:value-type="string">
            <text:p>Включает часть архива ИТЛ КОМБИНАТА АПАТИТ и архив БЕЛОРЕЧЕНСКОГО ИТЛ. Хранился в ОИТК УМВД по Мурманской обл.: л/д з/к — 6363, материалы делопроизводства — 1051, л/д вольнонаемных, офицеров и охраны, служебные карточки {1}.</text:p>
          </table:table-cell>
          <table:table-cell office:value-type="string" calcext:value-type="string">
            <text:p>&lt;SUP&gt;1&lt;/SUP&gt; Скорее всего, в 1951–1952 гг. п/я 48, так как литер стали включать в п/я не ранее конца 1952 г.&lt;br&gt;&lt;SUP&gt;2&lt;/SUP&gt; На 01.03.52 — 4608, из них 59 осужденных за к/р преступления [4. Разд. 3. Л. 1об.–7об.].&lt;br&gt;&lt;SUP&gt;3&lt;/SUP&gt; Вместе с з/к, перешедшими из ИТЛ КОМБИНАТА АПАТИТ.&lt;br&gt;&lt;SUP&gt;4&lt;/SUP&gt; Согласно [6, 7], полк. в/с А.Д.Кухтиков занимал должность и.о. нач. ИТЛ при комб. Апатит&amp;quot;&lt;br&gt; и Кировскстроя с 01.04.53, хотя пр. о включении ИТЛ при комб. Апатит в состав БЕЛОРЕЧЕНСКОГО ИТЛ датирован 29.04.53 {35}.&lt;br&gt;&lt;SUP&gt;5&lt;/SUP&gt; Переведен на должность нач. КИТОЙСКОГО ИТЛ [7].&lt;br&gt;&lt;SUP&gt;6&lt;/SUP&gt; Формально освобожден от занимаемой должности 17.03.54 [9].</text:p>
          </table:table-cell>
          <table:table-cell/>
          <table:table-cell office:value-type="string" calcext:value-type="string">
            <text:p>&lt;ol compact&gt;&lt;li&gt;Пр. 00521 МВД от 03.08.51.&lt;br&gt;&lt;li&gt;Пр. 0551 МВД от 03.08.51.&lt;br&gt;&lt;li&gt;Пр. 0127 МЮ от 20.07.53.&lt;br&gt;&lt;li&gt;ГАРФ. Ф. 9414. Оп. 1д. Д. 246.&lt;br&gt;&lt;li&gt;Пр. 943лс МВД от 12.08.52.&lt;br&gt;&lt;li&gt;Пр. 025/л МЮ от 01.04.53. &lt;br&gt;&lt;li&gt;Пр. 057/л МЮ от 15.05.53.&lt;br&gt;&lt;li&gt;Пр. 371/л МЮ от 18.05.53.&lt;br&gt;&lt;li&gt;Пр. 769лс МВД от 17.03.54.&lt;/ol&gt;</text:p>
          </table:table-cell>
          <table:table-cell office:value-type="string" calcext:value-type="string">
            <text:p>29.04.53 в состав ИТЛ включен ИТЛ КОМБИНАТА АПАТИТ {35}.</text:p>
          </table:table-cell>
          <table:table-cell office:value-type="string" calcext:value-type="string">
            <text:p>&lt;a href=r3-164.html&gt;ИТЛ КОМБИНАТА АПАТИТ&lt;/a&gt;.</text:p>
          </table:table-cell>
          <table:table-cell office:value-type="string" calcext:value-type="string">
            <text:p>С.Филиппов, 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БЕРЕГОВОЙ ЛАГЕРЬ</text:p>
          </table:table-cell>
          <table:table-cell office:value-type="string" calcext:value-type="string">
            <text:p>Берлаг, Особый лагерь № 5, Особлаг № 5,&lt;BR&gt;Особлаг Дальстроя</text:p>
          </table:table-cell>
          <table:table-cell office:value-type="string" calcext:value-type="string">
            <text:p>организован 28.02.48 [1]&lt;SUP&gt;1&lt;/SUP&gt;;&lt;br&gt; закрыт 25.06.54 — все лаг. подр. переданы УСВИТЛу [2].</text:p>
          </table:table-cell>
          <table:table-cell/>
          <table:table-cell office:value-type="string" calcext:value-type="string">
            <text:p>Дальстрой МВД с 29.04.48 [3]&lt;SUP&gt;2&lt;/SUP&gt;;&lt;br&gt; ГУЛАГ (по вопросам режима, учета, медико-санитарной, культурной работы), ГУЛАГ и Упр. Дальстроя (по оперативной работе) с 26.08.48 [4];&lt;br&gt; Упр. ИТЛ Дальстроя с 20.09.49 [5];&lt;br&gt; ГТУ МВД с 28.03.53 {32};&lt;br&gt; ГУЛАГ МВД с 08.02.54 {39}.</text:p>
          </table:table-cell>
          <table:table-cell office:value-type="string" calcext:value-type="string">
            <text:p>Хабаровский кр., г.Магадан;&lt;br&gt; Магаданская обл., г.Магадан (с 03.12.53) [6], [7. Разд. 1. Л. 2], {19, 25, 45}.</text:p>
          </table:table-cell>
          <table:table-cell office:value-type="string" calcext:value-type="string">
            <text:p>ЖО на 27.02.53 {25}, [7. Разд. 1. Л. 2]&lt;SUP&gt;3&lt;/SUP&gt;.</text:p>
          </table:table-cell>
          <table:table-cell office:value-type="string" calcext:value-type="string">
            <text:p>Береговой с 10.05.48 [6], {19, 25}.</text:p>
          </table:table-cell>
          <table:table-cell office:value-type="string" calcext:value-type="string">
            <text:p>Хабаровский кр., г.Магадан, п/я 383 в 1948–1949 гг.;&lt;br&gt; п/я ЖО-383 на 27.02.53 [6], [7. Разд. 1. Л. 2], [8. Л. 29], {19, 25}.</text:p>
          </table:table-cell>
          <table:table-cell office:value-type="string" calcext:value-type="string">
            <text:p>подземные и поверхностные работы на предприятиях горнопром. управлений (ГПУ) Дальстроя МВД/ММП, в том числе обслуживание Янского ГПУ, горнорудных комб. с одноименными рудниками и обогатительными ф-ками при них (им. Белова, Бутугычаг, Хениканджа и № 2 Тенькинского ГПУ, им. Лазо Юго-Западного ГПУ, Аляскитовый Индигирского ГПУ), Омсукчанского горнорудного комб. с рудником Галимый и обогатительной ф-кой, Утинского золоторудного комб. с приисками Холодный, Кварцевый и участком Петрович, кобальтового комб. Каньон Верхне-Сеймчанского горнорудного комб., рудников и приисков с обогатительными ф-ками (Днепровский и им. Чапаева&lt;SUP&gt;4&lt;/SUP&gt; Юго-Западного ГПУ, им. Матросова (в 1949–1950 гг. — им. Берия) Тенькинского ГПУ), приисков: им. Горького и Челбанья&lt;SUP&gt;5&lt;/SUP&gt; Западного ГПУ, Спокойный Северного ГПУ, объектов п/я 27 Упр. п/я 14 Дальстроя ММП (в том числе комб. № 1 и 2 Тенькинского ГПУ, рудника № 2 ), шахт Эльгенского угольного р-на, объектов Аркагалинского угольного комб. (шахтоуправление № 1 — Аркагала, № 2 — АРЭС, № 3 — Кадыкчан) Западного ГПУ, Оротуканского рем. з-да горного и обогатительного оборудования, стр-во объектов Д-2 Упр. Энергострой&lt;SUP&gt;6&lt;/SUP&gt;, объектов Первого упр. Дальстроя в Магадане;&lt;br&gt; обслуживание строит. объектов Гостреста Колымснаб Дальстроя, Промжилстроя, Упр. местных стройматериалов Дальстроя, СМУ и Упр. связи Дальстроя, рем., лесозаготовительные работы, стр-во жилья (в том числе в Магадане) ([7. Разд. 3. Л. 3–131], [9. Л. 12–19, 56, 68, 95–110, 149, 162, 190–231], [10. Л. 182–191], [11, 12].</text:p>
          </table:table-cell>
          <table:table-cell office:value-type="string" calcext:value-type="string">
            <text:p>11.48 — 4277, 12.48 — 20 758, 01.01.49 — 15 378&lt;SUP&gt;7&lt;/SUP&gt;, 01.01.50 — 23 906, 01.01.51 — 28 716, 01.01.52 — 31 489 (УРО);&lt;br&gt; 01.01.53 — 24 431 [13];&lt;br&gt; 08.54 — 20 508 (УРО);&lt;br&gt; штатная: 30 000 — 32 000 [1, 3, 14].</text:p>
          </table:table-cell>
          <table:table-cell office:value-type="string" calcext:value-type="string">
            <text:p>нач. — полк. Бондаренко П.С., с 27.04.48 по 04.04.50[15, 16];&lt;br&gt; полк. Васильев А.Ф., с 04.04.50 по 25.06.54 [9. Л. 167], [1, 2], [17. Л. 9]&lt;SUP&gt;8&lt;/SUP&gt;;&lt;br&gt; и.о. нач. — полк. Васильев А.Ф. (упом. 31.12.49, 19.01.50, 13.03.50) [9. Л. 95, 112], [18. Л. 243];&lt;br&gt; майор Голубев Я.С. (упом. 28.06.49, 24.09.49, 01.03.52, 28.07.52) [7. Разд. 3. Л. 1;&lt;br&gt; Разд. 4. Л. 4], [9. Л. 22], [18. Л. 242];&lt;br&gt; зам. нач. — п/п Муромцев А.М., с 29.04.48 — ? [19];&lt;br&gt; кап. Голубев Я.С., с 02.06.48 — ? [20].</text:p>
          </table:table-cell>
          <table:table-cell office:value-type="string" calcext:value-type="string">
            <text:p>В УИТК УМВД по Магаданской обл., в фонде УСВИТЛа {1}.</text:p>
          </table:table-cell>
          <table:table-cell office:value-type="string" calcext:value-type="string">
            <text:p>&lt;SUP&gt;1&lt;/SUP&gt; В [1]: Организовать в районе Колымы Особые лагери МВД на базе помещений Дальстроя МВД. Особый лагерь № 5 впервые упом. 29.04.48 в [3] (организовать в составе Особого лагеря № 5 следующие лагподразделения: ...) со ссылкой на [1]. Условное наименование БЕРЕГОВОЙ ЛАГЕРЬ МВД присвоено 10.05.48 [6].&lt;br&gt;&lt;SUP&gt;2&lt;/SUP&gt; 09.12.48 в целях установления большего порядка и укрепления руководства Особым лагерем, а также обеспечения максимального трудового использования з/к начальнику СЕВЕРО-ВОСТОЧНОГО ИТЛ приказано принять на себя полностью руководство особлагом, руководя через своего зам. нач. особлага [21].&lt;br&gt;&lt;SUP&gt;3&lt;/SUP&gt; На 15.01.49 литерного обозначения нет {19}.&lt;br&gt;&lt;SUP&gt;4&lt;/SUP&gt; Обогатительная ф-ка им. Чапаева на 01.02.50 подчинялась Тенькинскому ГПУ, на 01.10.50 — входила в состав комб. Бутугычаг [9. Л. 95–110, 190–231].&lt;br&gt;&lt;SUP&gt;5&lt;/SUP&gt; ЛО № 18 при прииске Челбанья закрыто 28.08.50 [12]. Согласно [11], предполагалось также организовать ЛО № 17 на базе прииска им. Калинина. Фактически ЛО № 17 организовано на стр-ве Аркагалинской ГРЭС [9. Л. 12–19, 162].&lt;br&gt;&lt;SUP&gt;6&lt;/SUP&gt; Варианты названия: Аркагалинская ГРЭС, АРЭС, Аркагалинская паротурбинная эл.-ст. Д-2.&lt;br&gt;&lt;SUP&gt;7&lt;/SUP&gt; В декабре 1948 г. было приказано: Всех освобожденных от работы на Стр-ве 880 заключенных (2000) направить в Особый лагерь № 5&amp;quot;&lt;br&gt; [22];&lt;br&gt; з/к могли поступить в Берлаг в течение 1949 г.&lt;br&gt;&lt;SUP&gt;8&lt;/SUP&gt; Формально освобожден от должности 13.08.54 [23].</text:p>
          </table:table-cell>
          <table:table-cell/>
          <table:table-cell office:value-type="string" calcext:value-type="string">
            <text:p>&lt;ol compact&gt;&lt;li&gt;Пр. 00219 МВД от 28.02.48.&lt;br&gt;&lt;li&gt;Пр. 00552 МВД от 25.06.54.&lt;br&gt;&lt;li&gt;Пр. 00469 МВД от 29.04.48.&lt;br&gt;&lt;li&gt;Пр. 001031 МВД от 26.08.48. &lt;br&gt;&lt;li&gt;Пр. 00872 МВД от 20.09.49.&lt;br&gt;&lt;li&gt;Пр. 00508 МВД от 10.05.48.&lt;br&gt;&lt;li&gt;ГАРФ. Ф. 9414. Оп. 1. Д. 551.&lt;br&gt;&lt;li&gt;Там же. Д. 1843.&lt;br&gt;&lt;li&gt;Там же. Д. 1860. &lt;br&gt;&lt;li&gt;Там же. Д. 386.&lt;br&gt;&lt;li&gt;Пр. 00646 МВД от 08.07.49.&lt;br&gt;&lt;li&gt;Пр. 00536 МВД от 28.08.50.&lt;br&gt;&lt;li&gt;ГАРФ. Ф. 9414. Оп. 1. Д. 1393. Л. 13.&lt;br&gt;&lt;li&gt;Пр. 00137 МВД от 22.02.50.&lt;br&gt;&lt;li&gt;Пр. 501лс МВД от 27.04.48.&lt;br&gt;&lt;li&gt;Пр. 334лс МВД от 04.04.50.&lt;br&gt;&lt;li&gt;ГАРФ. Ф. 9414. Оп. 1. Д. 186.&lt;br&gt;&lt;li&gt;Там же. Д. 1847. &lt;br&gt;&lt;li&gt;Пр. 519лс МВД от 29.04.48.&lt;br&gt;&lt;li&gt;Пр. 686лс МВД от 02.06.48. &lt;br&gt;&lt;li&gt;Расп. 754 МВД от 09.12.48.&lt;br&gt;&lt;li&gt;Пр. 001441 МВД от 07.12.48.&lt;br&gt;&lt;li&gt;Пр. 2079лс МВД от 13.08.54.&lt;/ol&gt;</text:p>
          </table:table-cell>
          <table:table-cell/>
          <table:table-cell office:value-type="string" calcext:value-type="string">
            <text:p>&lt;a href=r3-102.html&gt;ЗАПАДНЫЙ ИТЛ ДАЛЬСТРОЯ&lt;/a&gt;,&lt;br&gt; &lt;a href=r3-108.html&gt;ИНДИГИРСКИЙ ИТЛ ДАЛЬСТРОЯ&lt;/a&gt;,&lt;br&gt; &lt;a href=r3-171.html&gt;ИТЛ ПРОМЖИЛСТРОЙ ДАЛЬСТРОЯ&lt;/a&gt;,&lt;br&gt; &lt;a href=r3-231.html&gt;МАГАДАНСКИЙ ИТЛ ДАЛЬСТРОЯ&lt;/a&gt;,&lt;br&gt; &lt;a href=r3-307.html&gt;СЕВЕРНЫЙ ИТЛ ДАЛЬСТРОЯ&lt;/a&gt;,&lt;br&gt; &lt;a href=r3-308.html&gt;СЕВЕРО-ВОСТОЧНЫЙ ИТЛ&lt;/a&gt;,&lt;br&gt; &lt;a href=r3-379.html&gt;СТРОИТЕЛЬСТВО 880 И ИТЛ&lt;/a&gt;,&lt;br&gt; &lt;a href=r3-418.html&gt;ТЕНЬКИНСКИЙ ИТЛ ДАЛЬСТРОЯ&lt;/a&gt;,&lt;br&gt; &lt;a href=r3-469.html&gt;ЮГО-ЗАПАДНЫЙ ИТЛ ДАЛЬСТРОЯ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БЕРЕЗНИКОВСКИЙ ИТЛ</text:p>
          </table:table-cell>
          <table:table-cell office:value-type="string" calcext:value-type="string">
            <text:p>Березняклаг, Березлаг</text:p>
          </table:table-cell>
          <table:table-cell office:value-type="string" calcext:value-type="string">
            <text:p>организован 17.02.42 [1]&lt;SUP&gt;1&lt;/SUP&gt;;&lt;br&gt; закрыт 28.09.42 [2]&lt;SUP&gt;2&lt;/SUP&gt;.</text:p>
          </table:table-cell>
          <table:table-cell/>
          <table:table-cell office:value-type="string" calcext:value-type="string">
            <text:p>УЛЛП с 17.02.42 [1].</text:p>
          </table:table-cell>
          <table:table-cell office:value-type="string" calcext:value-type="string">
            <text:p>Архангельская обл., пос.Березняки [1] {13};&lt;br&gt; то же, Виноградовский р-н, с.Семеновское (ныне р.п.Березник) на 22.06.42 и до 28.09.42 [3, 4]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Архангельская обл., пос.Березняки, п/я — нет на 24.03.42 {13};&lt;br&gt; Виноградовский р-н, с.Семеновское, п/я 300 на 22.06.42 и до 28.09.42 [3, 4].</text:p>
          </table:table-cell>
          <table:table-cell office:value-type="string" calcext:value-type="string">
            <text:p>лесозаготовки, поставка балансов и дров Особому з-ду № 2 Главцеллюлозы [1, 5].</text:p>
          </table:table-cell>
          <table:table-cell office:value-type="string" calcext:value-type="string">
            <text:p>01.03.42 — 18 422 [5];&lt;br&gt; 01.04.42 — 17 366&lt;SUP&gt;3&lt;/SUP&gt;, 01.07.42 — 8708, 01.01.43 — 1265 [6].</text:p>
          </table:table-cell>
          <table:table-cell office:value-type="string" calcext:value-type="string">
            <text:p>нач. — ст. лейт. ГБ Васин Л.З., с 17.02.42 по 08.05.42 [1, 7];&lt;br&gt; майор ГБ Тарасюк С.А., с 27.05.42 — ? [8].</text:p>
          </table:table-cell>
          <table:table-cell office:value-type="string" calcext:value-type="string">
            <text:p>Хранился в архивах УСТЬВЫМСКОГО ИТЛ: л/д з/к — 8971, л/д сотрудников — 721 и КАРГОПОЛЬСКОГО ИТЛ: л/д з/к — 183, картотека з/к — 4085, л/д сотрудников {1}.</text:p>
          </table:table-cell>
          <table:table-cell office:value-type="string" calcext:value-type="string">
            <text:p>&lt;SUP&gt;1&lt;/SUP&gt; Создан на основе Березняковского, Конецгорского, Пинежского и Обозерского лесозаготовительных отделений КУЛОЙСКОГО ИТЛ при реорг. последнего [1] (см. также Акт разделения Кулойского УИТЛК УНКВД Архангельской обл. на БЕРЕЗНИКОВСКИЙ ИТЛ НКВД и ОИТК УНКВД по Архангельской обл. [5]).&lt;br&gt;&lt;SUP&gt;2&lt;/SUP&gt; Согласно [2] — ликвидировать ИТЛ в связи с объединением людских и производственных ресурсов Березлага и Устьвымлага;&lt;br&gt; весь контингент з/к передать Устьвымлагу (за исключением 1000 чел. полноценного контингента преимущественно плотников и железнодорожников, которых передать Унжлагу). Фактически ИТЛ существовал по крайней мере до начала 1943 г. (см. Численность).&lt;br&gt;&lt;SUP&gt;3&lt;/SUP&gt; Из них 1565 женщин, 9213 осужденных за к/р преступления [6].</text:p>
          </table:table-cell>
          <table:table-cell/>
          <table:table-cell office:value-type="string" calcext:value-type="string">
            <text:p>&lt;ol compact&gt;&lt;li&gt;Пр. 00347 НКВД от 17.02.42.&lt;br&gt;&lt;li&gt;Пр. 604 НКВД от 28.09.42.&lt;br&gt;&lt;li&gt;Пр. 001303 НКВД от 22.06.42.&lt;br&gt;&lt;li&gt;Пр. 002435 НКВД от 06.11.42. &lt;br&gt;&lt;li&gt;ГАРФ. Ф. 9414. Оп. 1. Д. 53. Л. 6.&lt;br&gt;&lt;li&gt;Там же. Оп. 1д. Д. 378. Л. 2, 38, 110.&lt;br&gt;&lt;li&gt;Там же. Служебная карточка ГУЛАГа.&lt;br&gt;&lt;li&gt;Пр. 1757лс НКВД от 27.05.42.&lt;/ol&gt;</text:p>
          </table:table-cell>
          <table:table-cell/>
          <table:table-cell office:value-type="string" calcext:value-type="string">
            <text:p>&lt;a href=r3-216.html&gt;КУЛОЙСКИЙ ИТЛ&lt;/a&gt;,&lt;br&gt; &lt;a href=r3-431.html&gt;УНЖЕНСКИЙ ИТЛ&lt;/a&gt;,&lt;br&gt; &lt;a href=r3-438.html&gt;УСТЬВЫМСКИЙ ИТЛ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БЕРЕЗОВСКИЙ ИТЛ</text:p>
          </table:table-cell>
          <table:table-cell office:value-type="string" calcext:value-type="string">
            <text:p>Березовлаг, Березовзолото</text:p>
          </table:table-cell>
          <table:table-cell office:value-type="string" calcext:value-type="string">
            <text:p>организован 18.02.47 [1];&lt;br&gt; закрыт 28.04.48 (реорг. в лаг. р-н с включением в СТРОИТЕЛЬСТВО 865 И ИТЛ) [2].</text:p>
          </table:table-cell>
          <table:table-cell/>
          <table:table-cell office:value-type="string" calcext:value-type="string">
            <text:p>СГУ [1];&lt;br&gt; СГУ, в составе УИТЛК УМВД по Свердловской обл. [3].</text:p>
          </table:table-cell>
          <table:table-cell office:value-type="string" calcext:value-type="string">
            <text:p>Свердловская обл. [3].</text:p>
          </table:table-cell>
          <table:table-cell office:value-type="string" calcext:value-type="string">
            <text:p>ВЖ с 19.06.47 [4].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стр-во и реконструкция комб. Березовзолото и выполнение производственных задач по золотодобыче [1].</text:p>
          </table:table-cell>
          <table:table-cell office:value-type="string" calcext:value-type="string">
            <text:p>01.05.47 — 116, 01.12.47 — 1151 (УРО).</text:p>
          </table:table-cell>
          <table:table-cell office:value-type="string" calcext:value-type="string">
            <text:p>нач. — п/п Орлов Г.П., с 26.05.47 по 14.07.47 [5, 6];&lt;br&gt; инж.-п/п Батов С.Н. (директор комб. Березовзолото), с 14.07.47 по 28.04.48&lt;SUP&gt;1&lt;/SUP&gt; [6, 7].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&lt;SUP&gt;1&lt;/SUP&gt; Т.е. до закрытия ИТЛ. Оставался в должности директора комб. Березовзолото до 05.03.49 [7].</text:p>
          </table:table-cell>
          <table:table-cell office:value-type="string" calcext:value-type="string">
            <text:p>&lt;ol compact&gt;&lt;li&gt;Пр. 00161 МВД от 18.02.47.&lt;br&gt;&lt;li&gt;Пр. 0258 МВД от 28.04.48.&lt;br&gt;&lt;li&gt;Пр. 00993 МВД от 25.09.47.&lt;br&gt;&lt;li&gt;Расп. 383 МВД от 19.06.47. &lt;br&gt;&lt;li&gt;Пр. 678лс МВД от 26.05.47.&lt;br&gt;&lt;li&gt;Пр. 0415 МВД от 14.07.47.&lt;br&gt;&lt;li&gt;Пр. 266лс МВД от 05.03.49.&lt;/ol&gt;</text:p>
          </table:table-cell>
          <table:table-cell/>
          <table:table-cell office:value-type="string" calcext:value-type="string">
            <text:p>&lt;a href=r3-378.html&gt;СТРОИТЕЛЬСТВО 865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БЕРЕЗОВСКИЙ ИТЛ</text:p>
          </table:table-cell>
          <table:table-cell office:value-type="string" calcext:value-type="string">
            <text:p>Березовлаг, Березовское ЛО</text:p>
          </table:table-cell>
          <table:table-cell office:value-type="string" calcext:value-type="string">
            <text:p>организован 14.08.54 [1]&lt;SUP&gt;1&lt;/SUP&gt;;&lt;br&gt; закрыт 26.12.56 (приказано закрыть до 01.02.57) [2].</text:p>
          </table:table-cell>
          <table:table-cell office:value-type="string" calcext:value-type="string">
            <text:p>между 03.02.55 {41} и 01.08.55 [3] из ИТЛ в ЛО&lt;SUP&gt;2&lt;/SUP&gt;.</text:p>
          </table:table-cell>
          <table:table-cell office:value-type="string" calcext:value-type="string">
            <text:p>ГУЛАГ с 14.08.54 [1];&lt;br&gt; Главпромстрой с 03.02.55 {41};&lt;br&gt; ГУЛАГ не позднее 01.08.55 [3]&lt;SUP&gt;3&lt;/SUP&gt;.</text:p>
          </table:table-cell>
          <table:table-cell office:value-type="string" calcext:value-type="string">
            <text:p>Мурманская обл., ст. Пулозеро Кировской ж.д. [1], {1}.</text:p>
          </table:table-cell>
          <table:table-cell office:value-type="string" calcext:value-type="string">
            <text:p>КН с 14.08.54 [1].</text:p>
          </table:table-cell>
          <table:table-cell office:value-type="string" calcext:value-type="string">
            <text:p>нет [1].</text:p>
          </table:table-cell>
          <table:table-cell office:value-type="string" calcext:value-type="string">
            <text:p>ст. Пулозеро Кировской ж.д., п/я КН-40 [1].</text:p>
          </table:table-cell>
          <table:table-cell office:value-type="string" calcext:value-type="string">
            <text:p>обслуживание Стр-ва 590 Главпромстроя [1], стр-во объекта 956 МСМ, ДОКа, бетонного з-да, складов, автодорог (в том числе Мурманск—Ловозеро), рем.-мех. мастерских, разработка песчаных, гравийных и каменных карьеров [4], стр-во ж/д тупика на станции П (Пулозеро ?), ЛЭП-110, жилищное и подсобное стр-во, подземные горные работы [5].</text:p>
          </table:table-cell>
          <table:table-cell office:value-type="string" calcext:value-type="string">
            <text:p>01.01.55 — 639, 01.01.56 — 820, 01.01.57 — 410, 01.02.57 — 14 (УРО).</text:p>
          </table:table-cell>
          <table:table-cell office:value-type="string" calcext:value-type="string">
            <text:p>нач. — п/п инт.с. Виноградов В.А., с 14.08.54 — не ранее 15.08.55 [1, 6];&lt;br&gt; п/п Армашов ?.?., ? — 26.12.56 [2].</text:p>
          </table:table-cell>
          <table:table-cell office:value-type="string" calcext:value-type="string">
            <text:p>В УМВД по Мурманской обл. {1}.</text:p>
          </table:table-cell>
          <table:table-cell office:value-type="string" calcext:value-type="string">
            <text:p>&lt;SUP&gt;1&lt;/SUP&gt; Стр-во 590, для обслуживания которого был открыт этот ИТЛ, организовано 18.06.54 [4].&lt;br&gt;&lt;SUP&gt;2&lt;/SUP&gt; 03.02.55 — последнее известное упом. БЕРЕЗОВСКОГО ИТЛ, а 01.08.55 — первое упом. Березовского ЛО.&lt;br&gt;&lt;SUP&gt;3&lt;/SUP&gt; Скорее всего, БЕРЕЗОВСКИЙ ИТЛ передан в подчинение ГУЛАГа с 24.03.55, когда Главпромстрой перешел в ведение МСМ [7].</text:p>
          </table:table-cell>
          <table:table-cell/>
          <table:table-cell office:value-type="string" calcext:value-type="string">
            <text:p>&lt;ol compact&gt;&lt;li&gt;Пр. 00698 МВД от 14.08.54.&lt;br&gt;&lt;li&gt;Пр. 0560 МВД от 26.12.56.&lt;br&gt;&lt;li&gt;Пр. 00327 МВД от 01.08.55.&lt;br&gt;&lt;li&gt;Пр. 00531 МВД от 18.06.54. &lt;br&gt;&lt;li&gt;Пр. 0061 МВД от 05.02.55.&lt;br&gt;&lt;li&gt;ГАРФ. Ф. 9414. Оп. 1д. Д. 678. Л. 105.&lt;br&gt;&lt;li&gt;Пр. 00135 МВД от 24.03.55.&lt;/ol&gt;</text:p>
          </table:table-cell>
          <table:table-cell table:number-columns-repeated="2"/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БЕРЕЗОВСКИЙ ИТЛ СЕВЕРНОГО УПР. ГУЛЖДС</text:p>
          </table:table-cell>
          <table:table-cell office:value-type="string" calcext:value-type="string">
            <text:p>Березовлаг</text:p>
          </table:table-cell>
          <table:table-cell office:value-type="string" calcext:value-type="string">
            <text:p>организован 06.05.48 [1];&lt;br&gt; закрыт 29.09.48 [2]&lt;SUP&gt;1&lt;/SUP&gt;.</text:p>
          </table:table-cell>
          <table:table-cell/>
          <table:table-cell office:value-type="string" calcext:value-type="string">
            <text:p>СЕВЕРНОЕ УПР. ЛАГЕРЕЙ ЖЕЛЕЗНОДОРОЖНОГО СТРОИТЕЛЬСТВА ГУЛЖДС [1, 2].</text:p>
          </table:table-cell>
          <table:table-cell office:value-type="string" calcext:value-type="string">
            <text:p>Тюменская обл., пристань Березов, пристань Кодинск&lt;SUP&gt;2&lt;/SUP&gt; [1] (cовременное нормативное написание — Березово и Кондинское).</text:p>
          </table:table-cell>
          <table:table-cell office:value-type="string" calcext:value-type="string">
            <text:p>ВЯ с 06.05.48 [1].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лесозаготовки для нужд Стр-ва 501 и Стр-ва 503 [1].</text:p>
          </table:table-cell>
          <table:table-cell office:value-type="string" calcext:value-type="string">
            <text:p>в УРО данные о численности з/к — суммарные для всего Стр-ва 501&lt;SUP&gt;3&lt;/SUP&gt;.</text:p>
          </table:table-cell>
          <table:table-cell office:value-type="string" calcext:value-type="string">
            <text:p>и.о. нач. и з/н — кап. Бейер И.А., с 06.05.48 — ? [1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Ликвидировать... с 01.10.48, руководство... возложить на СЕВЕРНОЕ УПР. ЛАГЕРЕЙ ЖЕЛЕЗНОДОРОЖНОГО СТРОИТЕЛЬСТВА [2].&lt;br&gt;&lt;SUP&gt;2&lt;/SUP&gt; Так — в тексте [1]. Имеются в виду пристани на р. Обь.&lt;br&gt;&lt;SUP&gt;3&lt;/SUP&gt; Приказано перебросить 300 з/к из ОБСКОГО ИТЛ [1].</text:p>
          </table:table-cell>
          <table:table-cell/>
          <table:table-cell office:value-type="string" calcext:value-type="string">
            <text:p>&lt;ol compact&gt;&lt;li&gt;Пр. 00513 МВД от 06.05.48.&lt;br&gt;&lt;li&gt;Пр. 0591 МВД от 29.09.48.&lt;/ol&gt;</text:p>
          </table:table-cell>
          <table:table-cell/>
          <table:table-cell office:value-type="string" calcext:value-type="string">
            <text:p>&lt;a href=r3-20.html&gt;БАЙДАРСКИЙ ИТЛ&lt;/a&gt;,&lt;br&gt; &lt;a href=r3-105.html&gt;ЗАПОЛЯРНЫЙ ИТЛ И СТРОИТЕЛЬСТВО 503&lt;/a&gt;,&lt;br&gt; &lt;a href=r3-259.html&gt;ОБСКИЙ ИТЛ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БЕСКУДНИКОВСКОЕ СПЕЦИАЛЬНОЕ ЛО</text:p>
          </table:table-cell>
          <table:table-cell/>
          <table:table-cell office:value-type="string" calcext:value-type="string">
            <text:p>организовано 10.05.52 на базе Особого КБ-2 Четвертого спецотдела МВД [1];&lt;br&gt; закрыто не позднее 1953 г.&lt;SUP&gt;1&lt;/SUP&gt;</text:p>
          </table:table-cell>
          <table:table-cell/>
          <table:table-cell office:value-type="string" calcext:value-type="string">
            <text:p>СГУ, в составе УИТЛК УМВД по Московской обл. с 10.05.52 [1].</text:p>
          </table:table-cell>
          <table:table-cell office:value-type="string" calcext:value-type="string">
            <text:p>Московская обл., пос. Бескудниково Ярославской ж.д. [2]&lt;SUP&gt;2&lt;/SUP&gt;.</text:p>
          </table:table-cell>
          <table:table-cell office:value-type="string" calcext:value-type="string">
            <text:p>нет {3}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ст. Бескудниково Ярославской ж.д., п/я 150 [2].</text:p>
          </table:table-cell>
          <table:table-cell office:value-type="string" calcext:value-type="string">
            <text:p>составление проектно-сметной документации по предприятиям золотодобывающей пром. и объектам Дальстроя [1].</text:p>
          </table:table-cell>
          <table:table-cell office:value-type="string" calcext:value-type="string">
            <text:p>планируемая — 150 з/к [1].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&lt;SUP&gt;1&lt;/SUP&gt; Скорее всего, ЛО закрыто между 12.07.52, когда встречено последнее его упом. [3], и 29.04.53, так как оно не упом. в {35}. В то же время, согласно [2], БЕСКУДНИКОВСКОЕ СПЕЦИАЛЬНОЕ ЛО передано в состав УИТЛК УМВД по Московской обл. в соответствии с {35}.&lt;br&gt;&lt;SUP&gt;2&lt;/SUP&gt; Ныне территория Москвы.</text:p>
          </table:table-cell>
          <table:table-cell/>
          <table:table-cell office:value-type="string" calcext:value-type="string">
            <text:p>&lt;ol compact&gt;&lt;li&gt;Пр. 00431 МВД от 10.05.52.&lt;br&gt;&lt;li&gt;ГАРФ. Ф.9414. Оп.1. Д.537. Разд.4. Л.29.&lt;br&gt;&lt;li&gt;Пр. 00515 МВД от 12.07.52.&lt;/ol&gt;</text:p>
          </table:table-cell>
          <table:table-cell table:number-columns-repeated="2"/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БИРСКИЙ ИТЛ</text:p>
          </table:table-cell>
          <table:table-cell office:value-type="string" calcext:value-type="string">
            <text:p>Бирлаг</text:p>
          </table:table-cell>
          <table:table-cell office:value-type="string" calcext:value-type="string">
            <text:p>организован 13.04.39 при реорг. ДАЛЬНЕ-ВОСТОЧНОГО ИТЛ {8};&lt;br&gt; закрыт 16.01.42 [1]&lt;SUP&gt;1&lt;/SUP&gt;.</text:p>
          </table:table-cell>
          <table:table-cell/>
          <table:table-cell office:value-type="string" calcext:value-type="string">
            <text:p>ГУЛАГ и УИТЛК УНКВД по Хабаровскому кр. с 13.04.39 {8, 10}&lt;SUP&gt;2&lt;/SUP&gt;;&lt;br&gt; УИТЛК УНКВД по Хабаровскому кр. с 28.02.40 [2];&lt;br&gt; ГУЛАГ (УЛП) с 15.08.40 [4];&lt;br&gt; УЛЛП с 26.02.41 [3].</text:p>
          </table:table-cell>
          <table:table-cell office:value-type="string" calcext:value-type="string">
            <text:p>ст.Бира Дальневосточной ж.д. (ныне Еврейская а.о.) {8, 10, 11}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ст. Бира Дальневосточной ж.д., п/я 258 {10, 11}.</text:p>
          </table:table-cell>
          <table:table-cell office:value-type="string" calcext:value-type="string">
            <text:p>лесозаготовки {8}, [4].</text:p>
          </table:table-cell>
          <table:table-cell office:value-type="string" calcext:value-type="string">
            <text:p>01.01.40 — 12 866, 01.07.40 — 11 261 (УРО);&lt;br&gt; 01.01.41 — 12 007, 01.07.41 — 10 266 [5];&lt;br&gt; 01.01.42 — 9408 [6].</text:p>
          </table:table-cell>
          <table:table-cell office:value-type="string" calcext:value-type="string">
            <text:p>нач. — Еремеев М.И, с 01.09.39 по 16.01.42 [7, 8].</text:p>
          </table:table-cell>
          <table:table-cell office:value-type="string" calcext:value-type="string">
            <text:p>В УИТЛК УМВД по Хабаровскому кр.: л/д з/к и вольнонаемных, материалы делопроизводства {1}.</text:p>
          </table:table-cell>
          <table:table-cell office:value-type="string" calcext:value-type="string">
            <text:p>&lt;SUP&gt;1&lt;/SUP&gt; Все хозяйство и обязательства по исполнению плана переданы БУРЕИНСКОМУ ИТЛ [1].&lt;br&gt;&lt;SUP&gt;2&lt;/SUP&gt; Все лагеря, образованные при реорг. Дальлага, а также уже существовавшие ШОСДОРЛАГ и Новотамбовлаг пр. {8} подчинены организованному тем же пр. УИТЛК НКВД по Хабаровскому кр., оставаясь в то же время самостоятельными лагерными и хозяйственно-производственными единицами ГУЛАГа. На УИТЛК УНКВД по Хабаровскому кр. возложен постоянный систематический контроль за деятельностью ИТ лагерей, на ГУЛАГ — общее руководство ИТ лагерями.</text:p>
          </table:table-cell>
          <table:table-cell/>
          <table:table-cell office:value-type="string" calcext:value-type="string">
            <text:p>&lt;ol compact&gt;&lt;li&gt;Пр. 015 НКВД от 16.01.42.&lt;br&gt;&lt;li&gt;Пр. 00267 НКВД от 28.02.40. &lt;br&gt;&lt;li&gt;Пр. 00993 НКВД от 15.08.40.&lt;br&gt;&lt;li&gt;Пр. 00212 НКВД от 26.02.41. &lt;br&gt;&lt;li&gt;ГАРФ. Ф. 9414. Оп. 1д. Д. 371. Л. 3, 54.&lt;br&gt;&lt;li&gt;Там же. Д. 372. Л. 7об., 8.&lt;br&gt;&lt;li&gt;Там же. Служебная карточка ГУЛАГа.&lt;br&gt;&lt;li&gt;Пр. 373 НКВД от 26.04.41.&lt;/ol&gt;</text:p>
          </table:table-cell>
          <table:table-cell/>
          <table:table-cell office:value-type="string" calcext:value-type="string">
            <text:p>&lt;a href=r3-47.html&gt;БУРЕИНСКИЙ ИТЛ&lt;/a&gt;,&lt;br&gt; &lt;a href=r3-57.html&gt;ВЛАДИВОСТОКСКИЙ ИТЛ&lt;/a&gt;,&lt;br&gt; &lt;a href=r3-84.html&gt;ДАЛЬНЕ-ВОСТОЧНЫЙ ИТЛ&lt;/a&gt;,&lt;br&gt; &lt;a href=r3-256.html&gt;НОВО-ТАМБОВСКИЙ ИТЛ&lt;/a&gt;,&lt;br&gt; &lt;a href=r3-321.html&gt;СРЕДНЕ-БЕЛЬСКИЙ ИТЛ&lt;/a&gt;,&lt;br&gt; &lt;a href=r3-335.html&gt;СТРОИТЕЛЬСТВО 201 И ИТЛ&lt;/a&gt;,&lt;br&gt; &lt;a href=r3-444.html&gt;ХАБАРОВСКИЙ ИТЛ&lt;/a&gt;,&lt;br&gt; &lt;a href=r3-465.html&gt;ШОСДОРЛАГ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БОБРОВСКОЕ ЛО</text:p>
          </table:table-cell>
          <table:table-cell office:value-type="string" calcext:value-type="string">
            <text:p>Бобровлаг</text:p>
          </table:table-cell>
          <table:table-cell office:value-type="string" calcext:value-type="string">
            <text:p>организовано 14.05.53 — переименовано из СТРОИТЕЛЬСТВА 313 И ИТЛ {36};&lt;br&gt; закрыто 25.06.53 — в связи с переходом Стр-ва на вольнонаемную рабочую силу [1].</text:p>
          </table:table-cell>
          <table:table-cell/>
          <table:table-cell office:value-type="string" calcext:value-type="string">
            <text:p>ГУЛАГ МЮ {37}.</text:p>
          </table:table-cell>
          <table:table-cell office:value-type="string" calcext:value-type="string">
            <text:p>г.Свердловск {36};&lt;br&gt; Свердловская обл., р.п. Верхне-Нейвинск&lt;SUP&gt;1&lt;/SUP&gt; [2. Л. 3].</text:p>
          </table:table-cell>
          <table:table-cell office:value-type="string" calcext:value-type="string">
            <text:p>ИЕ (перешел от предшественника) {36}.</text:p>
          </table:table-cell>
          <table:table-cell office:value-type="string" calcext:value-type="string">
            <text:p>Якорь {36}, Луч [2. Разд. 1. Л. 3].</text:p>
          </table:table-cell>
          <table:table-cell office:value-type="string" calcext:value-type="string">
            <text:p>Свердловск 44, п/я ИЕ-200 {36};&lt;br&gt; р.п. Верхне-Нейвинск, п/я ИЕ-200 {1};&lt;br&gt; Свердловская обл., р.п. Верхне-Нейвинск, п/я 200 [2. Разд. 1. Л. 3]&lt;SUP&gt;1&lt;/SUP&gt;.</text:p>
          </table:table-cell>
          <table:table-cell office:value-type="string" calcext:value-type="string">
            <text:p>обслуживание Стр-ва 313, совхоза Бурино [2. Разд. 4. Л. 13], стр-во Уральского политех. ин-та [3].</text:p>
          </table:table-cell>
          <table:table-cell office:value-type="string" calcext:value-type="string">
            <text:p>15.05.53 — 1445, 01.07.53 — 974&lt;SUP&gt;2&lt;/SUP&gt; [3].</text:p>
          </table:table-cell>
          <table:table-cell office:value-type="string" calcext:value-type="string">
            <text:p>и.о. нач. — полк. в/с Козодаев М.И., с 15.05.53 — ? [2. Разд. 1. Л. 3об.];&lt;br&gt; кап. в/с Власов Х.А. (упом. 25.06.53) [1].</text:p>
          </table:table-cell>
          <table:table-cell office:value-type="string" calcext:value-type="string">
            <text:p>Включает архивы СТРОИТЕЛЬСТВА 865 И ИТЛ, СТРОИТЕЛЬСТВА 313 И ИТЛ и БОБРОВСКОГО ЛО. Хранился в УИТЛК УМВД по Свердловской обл.: л/д з/к — 27 656, л/д офицеров и вольнонаемных, материалы делопроизводства Спецотдела {1}.</text:p>
          </table:table-cell>
          <table:table-cell office:value-type="string" calcext:value-type="string">
            <text:p>&lt;SUP&gt;1&lt;/SUP&gt; Согласно {45} за 1954 г., нормативное написание — р.п. Верх-Нейвинский (Невьянского р-на).&lt;br&gt;&lt;SUP&gt;2&lt;/SUP&gt; В том числе 22 женщины.</text:p>
          </table:table-cell>
          <table:table-cell/>
          <table:table-cell office:value-type="string" calcext:value-type="string">
            <text:p>&lt;ol compact&gt;&lt;li&gt;Пр. 095 МЮ от 25.06.53.&lt;br&gt;&lt;li&gt;ГАРФ. Ф. 9414. Оп. 1д. Д. 335.&lt;br&gt;&lt;li&gt;Там же. Оп. 1. Д. 164. Л. 416, 417.&lt;/ol&gt;</text:p>
          </table:table-cell>
          <table:table-cell/>
          <table:table-cell office:value-type="string" calcext:value-type="string">
            <text:p>&lt;a href=r3-343.html&gt;СТРОИТЕЛЬСТВО 313 И ИТЛ&lt;/a&gt;,&lt;br&gt; &lt;a href=r3-378.html&gt;СТРОИТЕЛЬСТВО 865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БОГОСЛОВСКИЙ ИТЛ&lt;BR&gt;И СТРОИТЕЛЬСТВО АЛЮМИНИЕВОГО ЗАВОДА</text:p>
          </table:table-cell>
          <table:table-cell office:value-type="string" calcext:value-type="string">
            <text:p>Богословский ИТЛ, Базстрой, Богословлаг</text:p>
          </table:table-cell>
          <table:table-cell office:value-type="string" calcext:value-type="string">
            <text:p>организован 15.11.40 [1]&lt;SUP&gt;1&lt;/SUP&gt;;&lt;br&gt; закрыт 26.01.49 (реорг. в ЛО УИТЛК УМВД по Свердловской обл.) [2];&lt;br&gt; вновь организован 05.06.51 на базе Краснотурьинского ЛО УИТЛК УМВД по Свердловской обл. [3];&lt;br&gt; окончательно закрыт 29.04.53 {35}.</text:p>
          </table:table-cell>
          <table:table-cell/>
          <table:table-cell office:value-type="string" calcext:value-type="string">
            <text:p>ГУЛАГ с 15.11.40 [1];&lt;br&gt; ГУЛПС с 26.02.41 [4];&lt;br&gt; УИТЛК УМВД по Свердловской обл. с 24.04.46 [5] и с 05.06.51 [3];&lt;br&gt; ГУЛАГ МЮ с 02.04.53 {33}.</text:p>
          </table:table-cell>
          <table:table-cell office:value-type="string" calcext:value-type="string">
            <text:p>ст. Бокситы ж.д. им. Кагановича в 1940 г. (Свердловская обл.) [1, 6];&lt;br&gt; пос. Туринские рудники Серовского р-на Свердловской обл. в 1941–1942 гг. [7], {13};&lt;br&gt; ст. Туринские рудники Свердловской ж.д. в 1944–1946 гг. {14, 15, 17};&lt;br&gt; г.Красный Турьинск (Краснотурьинск) Свердловской обл. в 1952–1953 гг. [8. Разд. 1. Л. 2], {22, 30}.</text:p>
          </table:table-cell>
          <table:table-cell office:value-type="string" calcext:value-type="string">
            <text:p>Д с 25.12.45 {16};&lt;br&gt; ДЕ с 05.06.51 [3]&lt;SUP&gt;2&lt;/SUP&gt;;&lt;br&gt; ИГ на 16.12.52 и 27.02.53 {22, 30}.</text:p>
          </table:table-cell>
          <table:table-cell office:value-type="string" calcext:value-type="string">
            <text:p>Лагуна {38, 17}.</text:p>
          </table:table-cell>
          <table:table-cell office:value-type="string" calcext:value-type="string">
            <text:p>ст. Бокситы ж.д. им. Кагановича, п/я 286 [6];&lt;br&gt; Свердловская обл., пос. Туринские рудники, п/я 286 в 1942 г. {6};&lt;br&gt; Свердловская обл., Карпинский р-н, пос. Туринские рудники, п/я 286 в 1944–1946 гг. {37, 36, 7};&lt;br&gt; г.Красный Турьинск (Краснотурьинск) Свердловской обл., п/я 286 в 1952 г. [8. Разд. 1. Л. 2];&lt;br&gt; то же, п/я ИГ-286 {38, 17}</text:p>
          </table:table-cell>
          <table:table-cell office:value-type="string" calcext:value-type="string">
            <text:p>стр-во Богословского алюминиевого з-да, обслуживание Северо-Уральских бокситовых рудников [1], проектирование мех. мастерских в г.Лобве [9], стр-во ТЭЦ, лесокомб., плотины и вдхр., жилья, сангородка, реконструкция Турьинского кирп. з-да, разработка Ивдельского песчаного карьера, лесозаготовки [10], [8. Разд. 3. Л. 2–26], изготовление деталей газогенераторов [11], стр-во 2-х установок для производства карбида кальция [12], Лобвинского гидролизного з-да с цехом пищевых дрожжей [13], з-да 577 [14], работа на Богословшахтстрое НКУП (250 з/к) [15], изготовление боеприпасов [16], стр-во Волчанских угольных разрезов, ЛЭП с 21.05.43 [17], ж/д ветки к Веселовскому угольному разрезу [18], работа на шлакоблочном з-де, культурно-бытовое стр-во в р-не Волчанских разрезов [19], работа в каменном карьере, в паровозном депо, погрузочно-разгрузочные работы [8. Разд. 3. Л. 2–26], стр-во театра, работа на кирп. з-де и лесозаводе [20. Л. 267], изготовление мебели и деревообработка, с/х работы [21, 22], животноводство в 1942 г. [23], с/х работы в Называевском р-не Омской обл. в 1943–1949 гг. [24].</text:p>
          </table:table-cell>
          <table:table-cell office:value-type="string" calcext:value-type="string">
            <text:p>01.10.41 — 14 258, 01.01.42 — 11 751, 01.01.43 — 10 864, 01.01.44 — 12 891, 01.01.45 — 10 864, 01.01.46 — 7459, 01.01.47 — 8252 (УРО);&lt;br&gt; 01.10.51 — 10 017 [20. Л. 263];&lt;br&gt; 01.03.52 — 8751 [8. Разд. 3. Л. 1об.–25об.];&lt;br&gt; 15.08.41 — 10 670 [25];&lt;br&gt; 01.01.42 — 10 240 [26];&lt;br&gt; 01.01.43 — 14 292 [27]&lt;SUP&gt;3&lt;/SUP&gt;.</text:p>
          </table:table-cell>
          <table:table-cell office:value-type="string" calcext:value-type="string">
            <text:p>нач. — майор ГБ Тарасюк С.А., с 15.11.40 по 30.10.41 [1, 28]&lt;SUP&gt;4&lt;/SUP&gt;;&lt;br&gt; бр. инж. (инж.-полк.) Кронов Б.К., с 30.10.41 по 27.07.43 [28, 29]&lt;SUP&gt;5&lt;/SUP&gt;;&lt;br&gt; инж.-полк. (г/м) Бойков И.П., с 27.07.43 — не ранее 14.12.45 [29, 30];&lt;br&gt; врио нач. — майор Прохоренко П.А., с 24.04.46 по 29.10.46 [31, 32];&lt;br&gt; нач. — кап. инт.с. Протасов А.И., с 29.10.46 — не ранее 28.05.47 [32, 33];&lt;br&gt; п/п Трофимов И.С., с 30.08.51 — не ранее 27.05.52 [34], [20. Л. 336];&lt;br&gt; з/н Даношайтес П.П., с 12.40 по 10.12.41 [35, 36].</text:p>
          </table:table-cell>
          <table:table-cell office:value-type="string" calcext:value-type="string">
            <text:p>В УИТЛК УМВД по Свердловской обл.: л/д з/к — 19 353, л/д трудмобилизованных немцев — 10 196, материалы делопроизводства — 5244, л/д вольнонаемных и начсостава {1}.</text:p>
          </table:table-cell>
          <table:table-cell office:value-type="string" calcext:value-type="string">
            <text:p>&lt;SUP&gt;1&lt;/SUP&gt; Возможно, фактически ИТЛ организован во второй половине 1941 г.: ср. пр. с объявлением изменений дислокации ИТ лагерей от 22.11.40 и 13.02.41 (вместо Упр. БОГОСЛОВСКОГО ИТЛ И СТРОИТЕЛЬСТВА АЛЮМИНИЕВОГО ЗАВОДА — Упр. стр-ва Богословского алюминиевого з-да) [6, 7], данные сводок УРО (первое упом. — 15.08.41 [25]) и пр. с объявлением дислокаций от 24.03.42 {13};&lt;br&gt; см. также [37].&lt;br&gt;&lt;SUP&gt;2&lt;/SUP&gt; Литер ДЕ принадлежал МАРТЫНОВСКОМУ ИТЛ с 24.08.49 по 16.10.51.&lt;br&gt;&lt;SUP&gt;3&lt;/SUP&gt; Из них: на 01.01.43 — 2402 женщины, 4171 осужденный за к/р преступления [27], на 01.10.51 — 2575 женщин, 2317 осужденных за к/р преступления [20. Л. 263], на 01.03.52 — 2428 женщин, 906 осужденных за к/р преступления [8. Разд. 3. Л. 1об.–25об.].&lt;br&gt;&lt;SUP&gt;4&lt;/SUP&gt; 28.05.41 С.А.Тарасюк повторно назначен нач. УИТЛ и стр-ва [39] — ср. примеч. 1.&lt;br&gt;&lt;SUP&gt;5&lt;/SUP&gt; До 16.03.42 по совместительству — нач. ЯГРИНСКОГО ИТЛ И СТРОИТЕЛЬСТВА 203 [10].</text:p>
          </table:table-cell>
          <table:table-cell/>
          <table:table-cell office:value-type="string" calcext:value-type="string">
            <text:p>&lt;ol compact&gt;&lt;li&gt;Пр. 001433 НКВД от 15.11.40.&lt;br&gt;&lt;li&gt;Пр. 037 МВД от 26.01.49.&lt;br&gt;&lt;li&gt;Пр. 00317 МВД от 05.06.51.&lt;br&gt;&lt;li&gt;Пр. 00212 НКВД от 26.02.41. &lt;br&gt;&lt;li&gt;Пр. 00350 МВД от 24.04.46.&lt;br&gt;&lt;li&gt;Пр. 001466 НКВД от 22.11.40.&lt;br&gt;&lt;li&gt;Пр. 00153 НКВД от 13.02.41.&lt;br&gt;&lt;li&gt;ГАРФ. Ф. 9414. Оп. 1д. Д. 225.&lt;br&gt;&lt;li&gt;Пр. 282 НКВД от 23.05.42.&lt;br&gt;&lt;li&gt;Пр. 00526 НКВД от 16.03.42.&lt;br&gt;&lt;li&gt;Пр. 577 НКВД от 17.09.42.&lt;br&gt;&lt;li&gt;Пр. 0339 НКВД от 22.08.42.&lt;br&gt;&lt;li&gt;Пр. 0420 НКВД от 22.10.42. &lt;br&gt;&lt;li&gt;Пр. 001259 НКВД от 17.07.43.&lt;br&gt;&lt;li&gt;ГАРФ. Ф. 9414. Оп. 1. Д. 45. Л. 627.&lt;br&gt;&lt;li&gt;Там же. Д. 49. Л. 754.&lt;br&gt;&lt;li&gt;Пр. 0193 НКВД от 21.05.43. &lt;br&gt;&lt;li&gt;Пр. 0309 НКВД от 04.08.43.&lt;br&gt;&lt;li&gt;Пр. 0113 НКВД от 11.05.45. &lt;br&gt;&lt;li&gt;ГАРФ. Ф. 9414. Оп. 1. Д. 424.&lt;br&gt;&lt;li&gt;Там же. Д. 425. Л. 15.&lt;br&gt;&lt;li&gt;Там же. Д. 49. Л. 647.&lt;br&gt;&lt;li&gt;Пр. 001754 НКВД от 19.08.42.&lt;br&gt;&lt;li&gt;ГАРФ. Ф. 9414. Оп. 1. Д. 101. Л. 21.&lt;br&gt;&lt;li&gt;Там же. Оп. 1д. Д. 371. Л. 64.&lt;br&gt;&lt;li&gt;Там же. Д. 381. Л. 6.&lt;br&gt;&lt;li&gt;Там же. Д. 378. Л. 112.&lt;br&gt;&lt;li&gt;Пр. 0463 НКВД от 30.10.41.&lt;br&gt;&lt;li&gt;Пр. 1566лс НКВД от 27.07.43.&lt;br&gt;&lt;li&gt;Пр. 0300 НКВД от 14.12.45. &lt;br&gt;&lt;li&gt;Пр. 00350 МВД от 24.04.46. &lt;br&gt;&lt;li&gt;Пр. 1483лс МВД от 29.10.46. &lt;br&gt;&lt;li&gt;ГАРФ. Ф. 9414. Оп. 1. Д. 3354. Л. 72. &lt;br&gt;&lt;li&gt;Пр. 1150лс МВД от 30.08.51. &lt;br&gt;&lt;li&gt;ГАРФ. Служебная карточка ГУЛАГа. &lt;br&gt;&lt;li&gt;Пр. 740/у НКВД от 10.12.41. &lt;br&gt;&lt;li&gt;ГАРФ. Ф. 9414. Оп. 1д. Д. 372. Л. 11.&lt;br&gt;&lt;li&gt;Там же. Д. 379. Л. 13, 104. &lt;br&gt;&lt;li&gt;Пр. 748лс НКВД от 28.05.41.&lt;/ol&gt;</text:p>
          </table:table-cell>
          <table:table-cell office:value-type="string" calcext:value-type="string">
            <text:p>За 1941 г. в Богословлаге умерло 1618 з/к [37], в 1942 г. — 4319 [21];&lt;br&gt; в рабочих колоннах мобилизованных немцев на стр-ве 15.03.42 было 7027 чел., 01.11.42 — 12 495 [38].</text:p>
          </table:table-cell>
          <table:table-cell office:value-type="string" calcext:value-type="string">
            <text:p>&lt;a href=r3-236.html&gt;МАРТЫНОВСКИЙ ИТЛ&lt;/a&gt;,&lt;br&gt; &lt;a href=r3-474.html&gt;ЯГРИНСКИЙ ИТЛ И СТРОИТЕЛЬСТВО 203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БОДАЙБИНСКИЙ ИТЛ</text:p>
          </table:table-cell>
          <table:table-cell office:value-type="string" calcext:value-type="string">
            <text:p>Бодайбинлаг</text:p>
          </table:table-cell>
          <table:table-cell office:value-type="string" calcext:value-type="string">
            <text:p>организован 07.06.47 [1];&lt;br&gt; закрыт 25.12.54 [2]&lt;SUP&gt;1&lt;/SUP&gt;.</text:p>
          </table:table-cell>
          <table:table-cell/>
          <table:table-cell office:value-type="string" calcext:value-type="string">
            <text:p>СГУ, в составе УИТЛК УМВД по Иркутской обл. с 07.06.47 [1];&lt;br&gt; ГУЛАГ МЮ с 02.04.53 {33};&lt;br&gt; УИТЛК УМЮ по Иркутской обл. с 25.06.53 [3];&lt;br&gt; УИТЛК УМВД по Иркутской обл. с 28.01.54 {38}.</text:p>
          </table:table-cell>
          <table:table-cell office:value-type="string" calcext:value-type="string">
            <text:p>Иркутская обл., г.Бодайбо [1], {19, 22, 28}.</text:p>
          </table:table-cell>
          <table:table-cell office:value-type="string" calcext:value-type="string">
            <text:p>БЧ с 07.06.47 [1].</text:p>
          </table:table-cell>
          <table:table-cell office:value-type="string" calcext:value-type="string">
            <text:p>Юпитер {19, 22, 28}.</text:p>
          </table:table-cell>
          <table:table-cell office:value-type="string" calcext:value-type="string">
            <text:p>Иркутская обл., г.Бодайбо, п/я 200 {19};&lt;br&gt; п/я БЧ-200 {22, 28}.</text:p>
          </table:table-cell>
          <table:table-cell office:value-type="string" calcext:value-type="string">
            <text:p>производство работ треста Лензолото [1], работа в проектной группе Ленгипрозолото с 16.05.52 [4], с/х работы в Балаганском ОЛП до 20.05.49 [5], стр-во эл.-ст. [6], лесозаготовки [7. Л. 80].</text:p>
          </table:table-cell>
          <table:table-cell office:value-type="string" calcext:value-type="string">
            <text:p>01.08.47 — 3176, 01.01.48 — 5287 (УРО);&lt;br&gt; 11.06.52 — 6216&lt;SUP&gt;2&lt;/SUP&gt; [7. Л. 56];&lt;br&gt; 01.04.53 — 6981 [8. Л. 71];&lt;br&gt; 09.05.53 — 3000 [6].</text:p>
          </table:table-cell>
          <table:table-cell office:value-type="string" calcext:value-type="string">
            <text:p>нач. — инж.-п/п (инж.-полк.) Чугуев Ю.В. (управляющий треста Лензолото), с 07.06.47 по 27.03.52 [1, 9];&lt;br&gt; и.о. нач. — инж.-майор Степанов И.П., с 05.04.52 — не ранее 04.07.52 [7. Л. 38 и 84];&lt;br&gt; нач. — инж.-полк. Лукинский М.А., с 06.10.52 — не ранее 06.03.52 [10], [11. Разд. 5. Л. 6]&lt;SUP&gt;3&lt;/SUP&gt;;&lt;br&gt; майор в/с Родников В.П. (упом. 09.05.53, 19.05.53) [6], [8. Л. 284];&lt;br&gt; и.о. нач. — майор в/с Родников В.П., с 01.04.53 — ? [12];&lt;br&gt; майор Котик С.А., ? — по 15.03.54 [13];&lt;br&gt; з/н — майор Родников В.П., не позднее 24.06.52 — не ранее 06.09.52 [11. Разд. 4. Л. 2;&lt;br&gt; Разд. 5. Л. 1], майор в/с Котик С.А. (упом. 11.11.53) [11. Разд. 4. Л. 9].</text:p>
          </table:table-cell>
          <table:table-cell office:value-type="string" calcext:value-type="string">
            <text:p>В УИТЛК УМВД по Иркутской обл.: л/д з/к и сотрудников и все остальные материалы, кроме л/д офицеров;&lt;br&gt; в 1-м Спецотделе УМВД Иркутской обл.: л/д офицеров {1}.</text:p>
          </table:table-cell>
          <table:table-cell office:value-type="string" calcext:value-type="string">
            <text:p>&lt;SUP&gt;1&lt;/SUP&gt; Пр. 046 МЮ от 14.5.53 БОДАЙБИНСКИЙ ИТЛ предполагалось ликвидировать с передачей его лаг. подр. в УИТЛК УМЮ по Иркутской обл., однако ликвидация лагеря была отменена 25.06.53 [3].&lt;br&gt;&lt;SUP&gt;2&lt;/SUP&gt; Из них 480 женщин, 428 осужденных за к/р преступления.&lt;br&gt;&lt;SUP&gt;3&lt;/SUP&gt; Согласно [14], М.А.Лукинский был нач. ИТЛ уже 24.09.52.</text:p>
          </table:table-cell>
          <table:table-cell/>
          <table:table-cell office:value-type="string" calcext:value-type="string">
            <text:p>&lt;ol compact&gt;&lt;li&gt;Пр. 00611 МВД от 07.06.47.&lt;br&gt;&lt;li&gt;Пр. 0701 МВД от 25.12.54.&lt;br&gt;&lt;li&gt;Пр. 095 МЮ от 25.06.53.&lt;br&gt;&lt;li&gt;Пр. 0677 МВД от 16.05.52. &lt;br&gt;&lt;li&gt;Пр. 00476 МВД от 20.05.49.&lt;br&gt;&lt;li&gt;ГАРФ. Ф. 9414. Оп. 1. Д. 148. Л. 88.&lt;br&gt;&lt;li&gt;Там же. Д. 441.&lt;br&gt;&lt;li&gt;Там же. Д. 184.&lt;br&gt;&lt;li&gt;Пр. 394лс МВД от 27.03.52. &lt;br&gt;&lt;li&gt;Пр. 1188лс МВД от 06.10.52.&lt;br&gt;&lt;li&gt;ГАРФ. Ф. 9414. Оп. 1д. Д. 202. &lt;br&gt;&lt;li&gt;Пр. 024/л МЮ от 04.01.53.&lt;br&gt;&lt;li&gt;Пр. 0145 МВД от 15.03.54.&lt;br&gt;&lt;li&gt;ГАРФ. Ф.9414. Оп.1. Д. 600. Л. 49.&lt;/ol&gt;</text:p>
          </table:table-cell>
          <table:table-cell/>
          <table:table-cell office:value-type="string" calcext:value-type="string">
            <text:p>&lt;a href=r3-24.html&gt;БАЛАГАНСКОЕ ЛО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БОРСКИЙ ИТЛ</text:p>
          </table:table-cell>
          <table:table-cell office:value-type="string" calcext:value-type="string">
            <text:p>Борлаг</text:p>
          </table:table-cell>
          <table:table-cell office:value-type="string" calcext:value-type="string">
            <text:p>организован 24.01.49 [1]&lt;SUP&gt;1&lt;/SUP&gt;;&lt;br&gt; закрыт 03.10.51 [2]&lt;SUP&gt;2&lt;/SUP&gt;.</text:p>
          </table:table-cell>
          <table:table-cell/>
          <table:table-cell office:value-type="string" calcext:value-type="string">
            <text:p>ГУЛАГ {3}.</text:p>
          </table:table-cell>
          <table:table-cell office:value-type="string" calcext:value-type="string">
            <text:p>Читинская обл., г.Чита [3], {20}&lt;SUP&gt;3&lt;/SUP&gt;;&lt;br&gt; Читинская обл., пос.Синельга&lt;SUP&gt;4&lt;/SUP&gt; [4].</text:p>
          </table:table-cell>
          <table:table-cell office:value-type="string" calcext:value-type="string">
            <text:p>ГН с 10.02.49 [3], {20}.</text:p>
          </table:table-cell>
          <table:table-cell office:value-type="string" calcext:value-type="string">
            <text:p>Стрела {20}.</text:p>
          </table:table-cell>
          <table:table-cell office:value-type="string" calcext:value-type="string">
            <text:p>г.Чита, Борский ИТЛ на 10.02.49, временный [3];&lt;br&gt; Чита 2-я, Главпочтамт, п/я 81 на 10.02.50 {20}.</text:p>
          </table:table-cell>
          <table:table-cell office:value-type="string" calcext:value-type="string">
            <text:p>обслуживание Ермаковского свинцового рудоуправления [1–3].</text:p>
          </table:table-cell>
          <table:table-cell office:value-type="string" calcext:value-type="string">
            <text:p>03.51 — 2150 [5. Л. 146];&lt;br&gt; 26.05.51 — 671 [4].</text:p>
          </table:table-cell>
          <table:table-cell office:value-type="string" calcext:value-type="string">
            <text:p>нач. — инж.-п/п Мальцев С.Ф., с 24.01.49 по 21.05.51 [1, 6]&lt;SUP&gt;5&lt;/SUP&gt;;&lt;br&gt; майор Воронов А.К., с 21.05.51 по 03.10.51 [6, 2];&lt;br&gt; з/н — п/п Глаголев ?.?. (упом. 26.03.50) [5. Л. 126].</text:p>
          </table:table-cell>
          <table:table-cell office:value-type="string" calcext:value-type="string">
            <text:p>В ОИТК УМВД по Читинской обл.: л/д з/к — 745, эшелонные списки — 3;&lt;br&gt; в 1-м Спецотделе УМВД по Читинской обл.: материалы делопроизводства оперотдела, приказы по Борлагу, дела на дезертиров Ермаковского свинцового рудоупр. — 83 {1}.</text:p>
          </table:table-cell>
          <table:table-cell office:value-type="string" calcext:value-type="string">
            <text:p>&lt;SUP&gt;1&lt;/SUP&gt; Пост. СМ СССР № 172–52сс от 15.01.49 МВД СССР приказано организовать ИТЛ при Ермаковском рудоуправлении 1-го Гл. Упр. при СМ СССР [1];&lt;br&gt; изданным в развитие [1] пр. [3] установлено название ИТЛ (БОРСКИЙ), объявлена дислокация и временный адрес. В период организации комплектовался рабочей силой из б. з/к СТРОИТЕЛЬСТВА 247 И ИТЛ, которые по отбытии наказания, согласно действовавшим правилам, закреплялись на работе в Ермаковском рудоуправлении [5. Л. 126].&lt;br&gt;&lt;SUP&gt;2&lt;/SUP&gt; В связи с прекращением использования з/к на работах в Ермаковском рудоуправлении [2]. Расп. 211 МВД от 26.02.51 О выводе контингента из БОРСКОГО ИТЛ приказано: инвалидов и 75 з/к нарушителей режима отправить в лаг. подр. Южная Кузнечиха (ст. Тюбук Южно-Уральской ж.д.) тюремными вагонами, остальных — эшелонами в ИТЛ Стр-ва 665;&lt;br&gt; б. з/к, ранее работавших на режимных стр-вах, в кол-ве 752 чел. вывезти для отправки в ИТЛ Стр-ва 16, остальных з/к оставить до особого распоряжения в ОЛПе № 7 [5. Л. 126].&lt;br&gt;&lt;SUP&gt;3&lt;/SUP&gt; В пр. с объявлением дислокаций ИТ лагерей {20} в графе Наименование ближайшей станции ж.д. — ст. Могоча Амурской ж.д.&lt;br&gt;&lt;SUP&gt;4&lt;/SUP&gt; Согласно [4], обслуживание Ермаковского рудоуправления происходит в неосвоенной и необжитой высокогорной местности на севере от г.Читы по Кадарскому хребту.&lt;br&gt;&lt;SUP&gt;5&lt;/SUP&gt; При назначении на должность нач. Упр. БОРСКОГО ИТЛ освобожден от обязанностей нач. Упр. трестом Якутзолото СГУ МВД СССР [1]. См. также Акт приема-передачи БОРСКОГО ИТЛ от б. нач. Упр. инж.-полк. Мальцева вновь назначенному на должность нач. Упр. майору Воронову от 31.05.51. [4].</text:p>
          </table:table-cell>
          <table:table-cell/>
          <table:table-cell office:value-type="string" calcext:value-type="string">
            <text:p>&lt;ol compact&gt;&lt;li&gt;Пр. 0055 МВД от 24.01.49.&lt;br&gt;&lt;li&gt;Расп. 1090 МВД от 03.10.51.&lt;br&gt;&lt;li&gt;Пр. 00122 МВД от 10.02.49.&lt;br&gt;&lt;li&gt;ГАРФ. Ф. 9414. Оп. 1д. Д. 96. Л. 2.&lt;br&gt;&lt;li&gt;Там же. Д. 164.&lt;br&gt;&lt;li&gt;Пр. 610лс МВД от 21.05.51.&lt;/ol&gt;</text:p>
          </table:table-cell>
          <table:table-cell/>
          <table:table-cell office:value-type="string" calcext:value-type="string">
            <text:p>&lt;a href=r3-328.html&gt;СТРОИТЕЛЬСТВО 16 И ИТЛ&lt;/a&gt;,&lt;br&gt; &lt;a href=r3-339.html&gt;СТРОИТЕЛЬСТВО 247 И ИТЛ&lt;/a&gt;,&lt;br&gt; &lt;a href=r3-369.html&gt;СТРОИТЕЛЬСТВО 665 И ИТЛ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БРАТСКИЙ ИТЛ И ТАЙШЕТСКОЕ СТРОИТЕЛЬСТВО</text:p>
          </table:table-cell>
          <table:table-cell office:value-type="string" calcext:value-type="string">
            <text:p>Упр. Тайшетского строительства и Братский ИТЛ,&lt;BR&gt;Братский ИТЛ</text:p>
          </table:table-cell>
          <table:table-cell office:value-type="string" calcext:value-type="string">
            <text:p>организован 03.03.46&lt;SUP&gt;1&lt;/SUP&gt; [1];&lt;br&gt; закрыт в 1947 г. (?)&lt;SUP&gt;2&lt;/SUP&gt;</text:p>
          </table:table-cell>
          <table:table-cell/>
          <table:table-cell office:value-type="string" calcext:value-type="string">
            <text:p>ГУЛЖДС [1].</text:p>
          </table:table-cell>
          <table:table-cell office:value-type="string" calcext:value-type="string">
            <text:p>Иркутская обл., г.Тайшет (ст. Тайшет Восточно-Сибирской ж.д.) [1], {17}.</text:p>
          </table:table-cell>
          <table:table-cell office:value-type="string" calcext:value-type="string">
            <text:p>АХ с 03.03.46 [1].</text:p>
          </table:table-cell>
          <table:table-cell office:value-type="string" calcext:value-type="string">
            <text:p>нет.</text:p>
          </table:table-cell>
          <table:table-cell office:value-type="string" calcext:value-type="string">
            <text:p>Иркутская обл., г.Тайшет, п/я — нет {17}.</text:p>
          </table:table-cell>
          <table:table-cell office:value-type="string" calcext:value-type="string">
            <text:p>стр-во ж.д. Тайшет—Братск [1], с 25.05.46 — лесоэксплуатация, деревообработка, работы Бирюсинского лесозавода, мебельное, пимокатное, швейное, обувное производства, обслуживание сельхоза № 11&lt;SUP&gt;3&lt;/SUP&gt; [2].</text:p>
          </table:table-cell>
          <table:table-cell office:value-type="string" calcext:value-type="string">
            <text:p>06.46 — 9958&lt;SUP&gt;4&lt;/SUP&gt;, 11.46 — 11 745, 01.01.47 — 11 444&lt;SUP&gt;5&lt;/SUP&gt; (УРО).</text:p>
          </table:table-cell>
          <table:table-cell office:value-type="string" calcext:value-type="string">
            <text:p>нач. — майор Орловский И.И., с 03.03.46&lt;SUP&gt;6&lt;/SUP&gt; по 13.01.47 (?)&lt;SUP&gt;7&lt;/SUP&gt; (упом. 29.04.46) [1, 3, 4].</text:p>
          </table:table-cell>
          <table:table-cell office:value-type="string" calcext:value-type="string">
            <text:p>25.05.46 в архив Братского ИТЛ переданы архивы ТАЙШЕТСКОГО ИТЛ УИТЛК УНКВД ПО ИРКУТСКОЙ ОБЛАСТИ, ЗАПАДНОГО ЖЕЛЕЗНОДОРОЖНОГО и ЮЖНОГО ИТ лагерей [2];&lt;br&gt; впоследствии хранились в архиве АНГАРСКОГО ИТЛ: л/д з/к — 2251, служебные карточки вольнонаемных;&lt;br&gt; в 1-м Спецотделе УМВД по Иркутской обл.: л/д сотрудников: в архиве ОЗЕРНОГО ЛАГЕРЯ: пр., в том числе по л.с., расчетно-финансовые документы {1}.</text:p>
          </table:table-cell>
          <table:table-cell office:value-type="string" calcext:value-type="string">
            <text:p>&lt;SUP&gt;1&lt;/SUP&gt; Для стр-ва участка ж.д. Тайшет—Братск ранее (08.09.45) организовано Тайшетское стр-во ГУЛЖДС, выделенное из Тайшетлага;&lt;br&gt; разделительный баланс подписан 03.12.45 [6, 7].&lt;br&gt;&lt;SUP&gt;2&lt;/SUP&gt; Пр. о ликвидации не найден. Скорее всего, Братский ИТЛ закрыт одновременно с организацией ЗАПАДНОГО УПР. СТРОИТЕЛЬСТВА И ЛАГЕРЕЙ БАМ (13.01.47) [4], поскольку, согласно [4], стр-во участка Тайшет—Братск возложено непосредственно на Западное упр. (тогда как стр-во участка Братск—Усть-Кут — на Упр. АНГАРСКОГО ИТЛ). Вместе с тем в некоторых сводках УРО до 31.12.47 вместо ЗАПАДНОГО УПР. фигурирует Братский ИТЛ (ср. [8] и [9]).&lt;br&gt;&lt;SUP&gt;3&lt;/SUP&gt; Работы подразделений ликвидированного ТАЙШЕТСКОГО ИТЛ УИТЛК УМВД ПО ИРКУТСКОЙ ОБЛАСТИ [2].&lt;br&gt;&lt;SUP&gt;4&lt;/SUP&gt; 25.05.46 передано 5157 чел. з/к ликвидированного ТАЙШЕТСКОГО ИТЛ УИТЛК УМВД ПО ИРКУТСКОЙ ОБЛАСТИ, в том числе ктр [2].&lt;br&gt;&lt;SUP&gt;5&lt;/SUP&gt; Из них 1258 ктр [9]. Кроме того, на 01.01.47 — 33 788 в/п [8].&lt;br&gt;&lt;SUP&gt;6&lt;/SUP&gt; Одновременно оставался в должности нач. Тайшетского стр-ва БАМ ГУЛЖДС [1, 5].&lt;br&gt;&lt;SUP&gt;7&lt;/SUP&gt; Согласно [4], 13.01.47 освобожден от должности нач. Тайшетлага;&lt;br&gt; скорее всего, в [4] имеется в виду Упр. БРАТСКОГО ИТЛ И ТАЙШЕТСКОГО СТРОИТЕЛЬСТВА.</text:p>
          </table:table-cell>
          <table:table-cell/>
          <table:table-cell office:value-type="string" calcext:value-type="string">
            <text:p>&lt;ol compact&gt;&lt;li&gt;Пр.00181 НКВД от 03.03.46.&lt;br&gt;&lt;li&gt;ГАРФ. Ф. 9414. Оп. 1д. Д. 44. Л. 200–223.&lt;br&gt;&lt;li&gt;Пр. 0116 МВД от 29.04.46.&lt;br&gt;&lt;li&gt;Пр. 025 МВД от 13.01.47.&lt;br&gt;&lt;li&gt;Пр. 001133 НКВД от 04.10.45.&lt;br&gt;&lt;li&gt;Пр. 0231 НКВД от 08.09.45. &lt;br&gt;&lt;li&gt;ГАРФ. Ф. 9414. Оп. 1д. Д. 28. Л. 50.&lt;br&gt;&lt;li&gt;Там же. Д. 457. Л. 1–4.&lt;br&gt;&lt;li&gt;Там же. Оп. 1. Д. 1282. Л. 10, 11.&lt;/ol&gt;</text:p>
          </table:table-cell>
          <table:table-cell office:value-type="string" calcext:value-type="string">
            <text:p>29.04.46 Братскому ИТЛ переданы весь л.с. (вольнонаемные работники и з/к), все имущество, транспорт, помещения, пром. и с/х предприятия ликвидированного Тайшетлага УИТЛК УМВД по Иркутской обл.;&lt;br&gt; в составе Братского ИТЛ сохранено спец. отделение для содержания ктр&lt;SUP&gt;4&lt;/SUP&gt; [2, 3, 5, 6].</text:p>
          </table:table-cell>
          <table:table-cell office:value-type="string" calcext:value-type="string">
            <text:p>&lt;a href=r3-11.html&gt;АНГАРСКИЙ ИТЛ&lt;/a&gt;,&lt;br&gt; &lt;a href=http://www.memo.ru/history/NKVD/GULAG/r2/r2-4.htm&gt;ЗАПАДНОЕ УПР. СТРОИТЕЛЬСТВА И ЛАГЕРЕЙ БАМ&lt;/a&gt;,&lt;br&gt; &lt;a href=r3-413.html&gt;ТАЙШЕТСКИЙ ИТЛ ГУЛЖДС&lt;/a&gt;,&lt;br&gt; &lt;a href=r3-414.html&gt;ТАЙШЕТСКИЙ ИТЛ УИТЛК УНКВД ПО ИРКУТСКОЙ ОБЛАСТИ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БУКАЧАЧИНСКИЙ ИТЛ</text:p>
          </table:table-cell>
          <table:table-cell office:value-type="string" calcext:value-type="string">
            <text:p>Букачачлаг</text:p>
          </table:table-cell>
          <table:table-cell office:value-type="string" calcext:value-type="string">
            <text:p>организован 19.04.38 [1]&lt;SUP&gt;1&lt;/SUP&gt;;&lt;br&gt; закрыт 04.06.42 (?) [2]&lt;SUP&gt;2&lt;/SUP&gt;.</text:p>
          </table:table-cell>
          <table:table-cell/>
          <table:table-cell office:value-type="string" calcext:value-type="string">
            <text:p>ГУЛАГ с 19.04.38 [1];&lt;br&gt; УТП с 26.02.41 [3];&lt;br&gt; ГУЛГМП с 02.07.41 [4].</text:p>
          </table:table-cell>
          <table:table-cell office:value-type="string" calcext:value-type="string">
            <text:p>ст. им. Кагановича Молотовской ж.д. {10};&lt;br&gt; Читинская обл., Чернышевский р-н, пос. Букачача {11, 13}, [5]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Читинская обл., Чернышевский р-н, пос. Букачача, п/я 222 {10, 11, 13}.</text:p>
          </table:table-cell>
          <table:table-cell office:value-type="string" calcext:value-type="string">
            <text:p>обслуживание Букачачинского угольного рудника [1].</text:p>
          </table:table-cell>
          <table:table-cell office:value-type="string" calcext:value-type="string">
            <text:p>01.07.38 — 2964, 01.01.39 — 5945&lt;SUP&gt;3&lt;/SUP&gt;, 01.01.40 — 7418 (УРО);&lt;br&gt; 01.01.41 — 7418, 01.07.41 — 5755 [6];&lt;br&gt; 01.04.42 — 4059&lt;SUP&gt;4&lt;/SUP&gt; [7].</text:p>
          </table:table-cell>
          <table:table-cell office:value-type="string" calcext:value-type="string">
            <text:p>нач. — Агапов Н.В., с 25.05.38 по 26.10.39 [8, 9];&lt;br&gt; Братерский А.С., с 26.10.39 — ? [9];&lt;br&gt; Бармин ?.?., не позднее 21.11.40 — по 04.06.42 [2, 10].</text:p>
          </table:table-cell>
          <table:table-cell office:value-type="string" calcext:value-type="string">
            <text:p>В архиве ОИТК УМВД по Читинской обл. (л/д и трудовые книжки вольнонаемных;&lt;br&gt; л/д з/к уничтожены) {1}.</text:p>
          </table:table-cell>
          <table:table-cell office:value-type="string" calcext:value-type="string">
            <text:p>&lt;SUP&gt;1&lt;/SUP&gt; При организации ИТЛ ему передано все имущество и л.с. Букачачинской ИТК [1].&lt;br&gt;&lt;SUP&gt;2&lt;/SUP&gt; В [2] предписано оставить всех з/к ... на прежних местах работы, охрану и организацию питания з/к поручить ГУЛАГу. ...Подчинить лагерь УИТЛК УНКВД по Читинской обл.. Возможно, этим пр. ИТЛ не ликвидирован, а переподчинен УИТЛК УНКВД (см. также {1});&lt;br&gt; ср.: в пр. с объявлением изменений дислокаций ИТ лагерей от 17.08.42 [11] Букачачлаг не упом., а исключен из дислокации аналогичным пр. от 28.01.43 [5]).&lt;br&gt;&lt;SUP&gt;3&lt;/SUP&gt; На 01.10.38 из 4164 з/к — 620 осужденных за к/р преступления, 1092 — как СОЭ и СВЭ [12].&lt;br&gt;&lt;SUP&gt;4&lt;/SUP&gt; Из них 187 женщин, 721 осужденный за к/р преступления [7].</text:p>
          </table:table-cell>
          <table:table-cell/>
          <table:table-cell office:value-type="string" calcext:value-type="string">
            <text:p>&lt;ol compact&gt;&lt;li&gt;Пр. 071 НКВД от 19.04.38.&lt;br&gt;&lt;li&gt;Пр. 0207/215с НКВД/НКУП от 04.06.42.&lt;br&gt;&lt;li&gt;Пр. 00212 НКВД от 26.02.41.&lt;br&gt;&lt;li&gt;Пр. 00855 НКВД от 02.07.41. &lt;br&gt;&lt;li&gt;Пр. 00129 НКВД от 28.01.43.&lt;br&gt;&lt;li&gt;ГАРФ. Ф. 9414. Оп. 1д. Д. 371. Л. 2, 54.&lt;br&gt;&lt;li&gt;Там же. Д. 378. Л. 3.&lt;br&gt;&lt;li&gt;Пр. 1273лс НКВД от 25.05.38. &lt;br&gt;&lt;li&gt;Пр. 1976лс НКВД от 26.10.39.&lt;br&gt;&lt;li&gt;Пр. 001455 НКВД от 21.11.40. &lt;br&gt;&lt;li&gt;Пр. 001721 НКВД от 17.08.42.&lt;br&gt;&lt;li&gt;ГАРФ. Ф. 9414. Оп. 1. Д. 1140. Л. 140.&lt;/ol&gt;</text:p>
          </table:table-cell>
          <table:table-cell office:value-type="string" calcext:value-type="string">
            <text:p>На базе 3-го ЛО Букачачлага 21.11.40 организован ГУСИНО-ОЗЕРСКИЙ ИТЛ [10].</text:p>
          </table:table-cell>
          <table:table-cell office:value-type="string" calcext:value-type="string">
            <text:p>&lt;a href=r3-83.html&gt;ГУСИНО-ОЗЕРСКИЙ ИТЛ&lt;/a&gt;.</text:p>
          </table:table-cell>
          <table:table-cell office:value-type="string" calcext:value-type="string">
            <text:p>С.Филип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БУРЕИНСКИЙ ИТЛ</text:p>
          </table:table-cell>
          <table:table-cell office:value-type="string" calcext:value-type="string">
            <text:p>Бурлаг, Бурейлаг</text:p>
          </table:table-cell>
          <table:table-cell office:value-type="string" calcext:value-type="string">
            <text:p>открыт 22.05.38 [1]&lt;SUP&gt;1&lt;/SUP&gt;;&lt;br&gt; закрыт 08.09.42 — объединен с НИЖНЕ-АМУРСКИМ ИТЛ в единый НИЖНЕ-АМУРСКИЙ ИТЛ НКВД [2]&lt;SUP&gt;2&lt;/SUP&gt;.</text:p>
          </table:table-cell>
          <table:table-cell/>
          <table:table-cell office:value-type="string" calcext:value-type="string">
            <text:p>ЖДСУ на ДВ с 22.05.38 [1];&lt;br&gt; УЖДС на ДВ с 31.08.39 [3];&lt;br&gt; ГУЖДС с 04.01.40 [4].</text:p>
          </table:table-cell>
          <table:table-cell office:value-type="string" calcext:value-type="string">
            <text:p>ст. Известковая Дальневосточной ж.д. (ныне Еврейская а.о.) [1, 5], {10, 11, 13}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ст. Известковая Дальневосточной ж.д., п/я 213 {10, 11, 13}.</text:p>
          </table:table-cell>
          <table:table-cell office:value-type="string" calcext:value-type="string">
            <text:p>стр-во ж.д. Известковая—Усть-Ниман [1], стр-во ж.д. Известковая—Ургал—тоннель [4], окончание работ по стр-ву ж.д. Бам—Тында, Тында—Зея, № 208, 2, 206&lt;SUP&gt;3&lt;/SUP&gt;, Хабаровск—Ворошилов, обслуживание авторем. з-да в г.Свободный и Центр. мех. з-да в Тахтамыгде, сельхозов (с 30.01.41) [6]&lt;SUP&gt;4&lt;/SUP&gt;, стр-во автодороги от Усть-Умальты до Умальтинского рудника с 13.02.41 [7], Дуссе-Альинского тоннеля, ветки от Ургала до угольного месторождения, пристанской ветки ж/д линии № 21 (с 03.03.41) [8], изготовление боеприпасов (на 22.07.42) [9], после ликвидации Бирлага — его план по лесозаготовкам (с 16.01.42) [10].</text:p>
          </table:table-cell>
          <table:table-cell office:value-type="string" calcext:value-type="string">
            <text:p>01.10.38 — 40 224&lt;SUP&gt;5&lt;/SUP&gt;, 01.01.40 — 43 169, 01.07.40 — 37 077 (УРО);&lt;br&gt; 01.01.41 — 34 428, 01.07.41 — 97 354 [11];&lt;br&gt; 01.01.42 — 62 336 [12];&lt;br&gt; 01.04.42 — 54 344, 01.07.42 — 48 445&lt;SUP&gt;6&lt;/SUP&gt; [13].</text:p>
          </table:table-cell>
          <table:table-cell office:value-type="string" calcext:value-type="string">
            <text:p>нач.— комдив Давыдов А.Д., с 22.05.38 по 30.06.38 [1, 14]&lt;SUP&gt;7&lt;/SUP&gt;;&lt;br&gt; врид нач. — Борисов П.Т., ? — по 27.11.39 [15];&lt;br&gt; Потемкин Н.Ф., с 04.01.40 — ? [4];&lt;br&gt; майор ГБ Петренко И.Г., с 30.01.41 по 08.09.42 [6, 16, 17];&lt;br&gt; зам. нач. — Ефимов И.Л. и Данель С.М., с 30.01.41 — ? [6].</text:p>
          </table:table-cell>
          <table:table-cell office:value-type="string" calcext:value-type="string">
            <text:p>В УИТЛК УМВД по Хабаровскому кр.: л/д з/к, картотека з/к, материалы делопроизводства;&lt;br&gt; в ГА Приморского кр., в фонде Приморлага {1}.</text:p>
          </table:table-cell>
          <table:table-cell office:value-type="string" calcext:value-type="string">
            <text:p>&lt;SUP&gt;1&lt;/SUP&gt; В [1] говорится об организации ЖДСУ на ДВ и о включении в его состав 6 ИТ лагерей, в том числе Бурлага. Отдельных приказов об открытии этих ИТ лагерей не найдено. Согласно {1}, все они организованы пр. [1].&lt;br&gt;&lt;SUP&gt;2&lt;/SUP&gt; Номер пр. о закрытии ИТЛ в {1} ошибочен — ср. [2] и {1}.&lt;br&gt;&lt;SUP&gt;3&lt;/SUP&gt; Соответственно: ж/д линии Завитая—Поярково, Биробиджан—Ленинское, Барановское—Посьет [4].&lt;br&gt;&lt;SUP&gt;4&lt;/SUP&gt; Объекты ликвидируемого АМУРСКОГО ЖЕЛЕЗНОДОРОЖНОГО ИТЛ. Из сельхозов переданы все, кроме Желунского [5].&lt;br&gt;&lt;SUP&gt;5&lt;/SUP&gt; Из них 15 196 осужденных за к/р преступления, 10 150 — как СОЭ и СВЭ [18].&lt;br&gt;&lt;SUP&gt;6&lt;/SUP&gt; Из них 2555 женщин, 15 320 осужденных за к/р преступления [13].&lt;br&gt;&lt;SUP&gt;7&lt;/SUP&gt; Дата ареста [14].</text:p>
          </table:table-cell>
          <table:table-cell/>
          <table:table-cell office:value-type="string" calcext:value-type="string">
            <text:p>&lt;ol compact&gt;&lt;li&gt;Пр. 0100 НКВД от 22.05.38.&lt;br&gt;&lt;li&gt;Пр. 0363 НКВД от 08.09.42.&lt;br&gt;&lt;li&gt;Пр. 001029 НКВД от 31.08.39.&lt;br&gt;&lt;li&gt;Пр. 0014 НКВД от 04.01.40. &lt;br&gt;&lt;li&gt;Пр. 002435 НКВД от 06.11.42.&lt;br&gt;&lt;li&gt;Пр. 043 НКВД от 30.01.41.&lt;br&gt;&lt;li&gt;Пр. 082 НКВД от 13.02.41.&lt;br&gt;&lt;li&gt;Пр. 0121 НКВД от 03.03.41.&lt;br&gt;&lt;li&gt;ГАРФ. Ф. 9414. Оп. 1. Д. 49. Л. 314.&lt;br&gt;&lt;li&gt;Пр. 015 НКВД от 16.01.42.&lt;br&gt;&lt;li&gt;ГАРФ. Ф. 9414. Оп. 1д. Д. 371. Л. 1, 56. &lt;br&gt;&lt;li&gt;Там же. Д. 372. Л. 8об., 9. &lt;br&gt;&lt;li&gt;Там же. Д. 378. Л. 5, 40об.&lt;br&gt;&lt;li&gt;Пр. 1436лс НКВД от 30.06.38.&lt;br&gt;&lt;li&gt;Пр. 2140лс НКВД от 27.11.39.&lt;br&gt;&lt;li&gt;Пр. 0276 НКВД от 31.05.41.&lt;br&gt;&lt;li&gt;ГАРФ. Служебная карточка ГУЛАГа.&lt;br&gt;&lt;li&gt;Там же. Ф. 9414. Оп. 1. Д. 1140. Л. 140.&lt;/ol&gt;</text:p>
          </table:table-cell>
          <table:table-cell office:value-type="string" calcext:value-type="string">
            <text:p>31.05.41 ЛП Бурлага, дислоцированный на ст. Тында, со всем имуществом передан Алданскому дорожно-строит. упр. Дальстроя НКВД для организации пересыльного пункта [16].</text:p>
          </table:table-cell>
          <table:table-cell office:value-type="string" calcext:value-type="string">
            <text:p>&lt;a href=r3-10.html&gt;АМУРСКИЙ ЖЕЛЕЗНОДОРОЖНЫЙ ИТЛ&lt;/a&gt;,&lt;br&gt; &lt;a href=r3-40.html&gt;БИРСКИЙ ИТЛ&lt;/a&gt;,&lt;br&gt; &lt;a href=r3-69.html&gt;ВОСТОЧНЫЙ ИТЛ В СОСТАВЕ СТРОИТЕЛЬСТВА 500&lt;/a&gt;,&lt;br&gt; &lt;a href=r3-110.html&gt;ИТЛ АЛДАНСКОГО ДОРОЖНО-СТРОИТЕЛЬНОГО УПР. ДАЛЬСТРОЯ&lt;/a&gt;,&lt;br&gt; &lt;a href=r3-253.html&gt;НИЖНЕ-АМУРСКИЙ ИТЛ&lt;/a&gt;,&lt;br&gt; &lt;a href=r3-283.html&gt;ПРИМОРСКИЙ ЖЕЛЕЗНОДОРОЖНЫЙ ИТЛ И СТРОИТЕЛЬСТВО 206&lt;/a&gt;,&lt;br&gt; &lt;a href=r3-467.html&gt;ЮГО-ВОСТОЧНЫЙ ИТЛ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БУРЕПОЛОМСКИЙ ИТЛ</text:p>
          </table:table-cell>
          <table:table-cell office:value-type="string" calcext:value-type="string">
            <text:p>Буреполомлаг</text:p>
          </table:table-cell>
          <table:table-cell office:value-type="string" calcext:value-type="string">
            <text:p>организован в 1946 г.&lt;SUP&gt;1&lt;/SUP&gt;;&lt;br&gt; закрыт 29.04.53 {35} (реорг. в ЛО № 4 УИТЛК УМВД по Горьковской обл. [1]).</text:p>
          </table:table-cell>
          <table:table-cell/>
          <table:table-cell office:value-type="string" calcext:value-type="string">
            <text:p>УИТЛК УМВД по Горьковской обл. {19, 30}.</text:p>
          </table:table-cell>
          <table:table-cell office:value-type="string" calcext:value-type="string">
            <text:p>ст. Шерстки Горьковской ж.д (Горьковская обл.) {19, 30}.</text:p>
          </table:table-cell>
          <table:table-cell office:value-type="string" calcext:value-type="string">
            <text:p>нет на 15.01.49 {19};&lt;br&gt; ЖС на 27.02.53 {30}.</text:p>
          </table:table-cell>
          <table:table-cell office:value-type="string" calcext:value-type="string">
            <text:p>Буреполом {19, 30}, [1].</text:p>
          </table:table-cell>
          <table:table-cell office:value-type="string" calcext:value-type="string">
            <text:p>ст. Шерстки Горьковской ж.д., п/я 393 {19}, [1];&lt;br&gt; п/я ЖС-393 {30}.</text:p>
          </table:table-cell>
          <table:table-cell office:value-type="string" calcext:value-type="string">
            <text:p>лесоэксплуатация, деревообработка [2].</text:p>
          </table:table-cell>
          <table:table-cell office:value-type="string" calcext:value-type="string">
            <text:p>01.01.47 — 7244 (УРО)&lt;SUP&gt;2&lt;/SUP&gt;;&lt;br&gt; 01.01.48 — 7930&lt;SUP&gt;3&lt;/SUP&gt; [2].</text:p>
          </table:table-cell>
          <table:table-cell office:value-type="string" calcext:value-type="string">
            <text:p>нач. — майор Валов А.И., с 14.04.51 — ? [3].</text:p>
          </table:table-cell>
          <table:table-cell office:value-type="string" calcext:value-type="string">
            <text:p>В УИТЛК УМВД по Горьковской обл.: л/д вольнонаемных и военнослужащих;&lt;br&gt; в ЛО № 4 УИТЛК УМВД по Горьковской обл.: материалы делопроизводства {1}.</text:p>
          </table:table-cell>
          <table:table-cell office:value-type="string" calcext:value-type="string">
            <text:p>&lt;SUP&gt;1&lt;/SUP&gt; Пр. об организации не найден. Первое известное упом. — 07.09.46 [4]. Однако в пр. с объявлением дислокаций всех ИТ лагерей от 31.10.46 {17} Буреполомлаг отсутствует.&lt;br&gt;&lt;SUP&gt;2&lt;/SUP&gt; Из них 757 осужденных за к/р преступления.&lt;br&gt;&lt;SUP&gt;3&lt;/SUP&gt; Из них 2168 женщин [2].</text:p>
          </table:table-cell>
          <table:table-cell/>
          <table:table-cell office:value-type="string" calcext:value-type="string">
            <text:p>&lt;ol compact&gt;&lt;li&gt;ГАРФ. Ф. 9414. Оп. 1д. Д. 199. Л. 1–5.&lt;br&gt;&lt;li&gt;Там же. Д. 37. Л. 26–73.&lt;br&gt;&lt;li&gt;Пр. 475лс МВД от 14.04.51.&lt;br&gt;&lt;li&gt;Пр. 0287 МВД от 07.09.46.&lt;/ol&gt;</text:p>
          </table:table-cell>
          <table:table-cell/>
          <table:table-cell office:value-type="string" calcext:value-type="string">
            <text:p>&lt;a href=r3-245.html&gt;МОСКОВСКИЙ ЛЕСОЗАГОТОВИТЕЛЬНЫЙ ИТЛ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ВАЙГАЧСКАЯ ЭКСПЕДИЦИЯ ОГПУ</text:p>
          </table:table-cell>
          <table:table-cell office:value-type="string" calcext:value-type="string">
            <text:p>Вайгачский ОЛП</text:p>
          </table:table-cell>
          <table:table-cell office:value-type="string" calcext:value-type="string">
            <text:p>организована не позднее 13.07.30&lt;SUP&gt;1&lt;/SUP&gt;;&lt;br&gt; закрыта в 1936 г. {1}&lt;SUP&gt;2&lt;/SUP&gt;.</text:p>
          </table:table-cell>
          <table:table-cell office:value-type="string" calcext:value-type="string">
            <text:p>20.08.34 в Вайгачский ОЛП [1].</text:p>
          </table:table-cell>
          <table:table-cell office:value-type="string" calcext:value-type="string">
            <text:p>Упр. СЕВЕРНЫХ ЛАГЕРЕЙ ОГПУ ОСОБОГО НАЗНАЧЕНИЯ и ГУЛАГ ОГПУ с 12.10.30 [2]&lt;SUP&gt;3&lt;/SUP&gt;;&lt;br&gt; ГУЛАГ ОГПУ с 06.06.31 [3, 4];&lt;br&gt; ОЛТПиМЗ УНКВД Северного кр. с 08.05.35 [5].</text:p>
          </table:table-cell>
          <table:table-cell office:value-type="string" calcext:value-type="string">
            <text:p>о.Вайгач, бух. Варнека (вероятно, современный пос. Варнек) {1}, [6, 7], {5}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разведка и разработка полиметаллических руд на о. Вайгач и побережье Карского моря — до 31.07.34 закончены работы по разведке и освоению свинцово-цинкового месторождения на м. Раздельном, разведке и подготовке к пром. освоению цинкового месторождения у оз. Пайгото, начато разведывание жильных руд меди в губе Дыроватой (все — о. Вайгач), разведано и начато освоение месторождения плавикового шпата на р. Амдерма (западное побережье Карского м.) [1], [8. Л. 179], [9], в 1934 г. Вайгачской экспедиции поручено стр-во северного участка (220 км) ж/д линии Воркута — Югорский Шар [4]&lt;SUP&gt;4&lt;/SUP&gt;.</text:p>
          </table:table-cell>
          <table:table-cell office:value-type="string" calcext:value-type="string">
            <text:p>12.32 — 1100 [8. Л. 179];&lt;br&gt; 01.34 — 1498 [1]&lt;SUP&gt;5&lt;/SUP&gt;;&lt;br&gt; 01.01.34 — 1422, 01.01.35 — 1211, 01.01.36 — 1092 (УРО).</text:p>
          </table:table-cell>
          <table:table-cell office:value-type="string" calcext:value-type="string">
            <text:p>нач. — Эйхманс Ф.И., с 13.07.30 — ? [10]&lt;SUP&gt;6&lt;/SUP&gt;;&lt;br&gt; Дицкалн А.Ф., с 27.10.32 по 27.03.34 [11, 4];&lt;br&gt; Сидоров С.Ф., с 27.03.34 — не ранее 05.08.35 [4, 12].</text:p>
          </table:table-cell>
          <table:table-cell office:value-type="string" calcext:value-type="string">
            <text:p>В УМВД по Архангельской области, г.Архангельск.</text:p>
          </table:table-cell>
          <table:table-cell office:value-type="string" calcext:value-type="string">
            <text:p>&lt;SUP&gt;1&lt;/SUP&gt; Документы об организации не найдены. Датируется по назначению нач. В [1] зимовка 1930 г. названа первой зимовкой экспедиции.&lt;br&gt;&lt;SUP&gt;2&lt;/SUP&gt; Вайгачская экспедиция НКВД на основании Пост. ЦК ВКП(б) и СНК СССР от 20.07.34 передана ГУСМП (акт передачи подписан 10.08.34) [1];&lt;br&gt; з/к (вместе с особым штатом охраны и адм.-тех. персоналом) были организованы в специальную лаг. единицу — Вайгачский ОЛП, который по договору от 20.08.34 обслуживал работы ГУСМП на о.Вайгаче и побережье Карского м. на контрагентских началах [1];&lt;br&gt; ликвидационный баланс и бухгалтерский отчет о ликвидации Вайгачского ОЛП подписаны 01.08.35 [13, 14], последние данные о численности в сводках УРО — за октябрь 1936 г. [15]. В 1940 г. для обслуживания работ экспедиции Комитета по делам геологии был организован Вайгачский ОЛП ОИТК УНКВД по Архангельской обл. [16].&lt;br&gt;&lt;SUP&gt;3&lt;/SUP&gt; Согласно Положению об Ухтинской и Вайгачской экспедициях (пр. № 22 УЛАГа ОГПУ от 12.10.30), Вайгачская экспедиция в оперативном (в финансово-хозяйственном смысле) и организационном отношении подчинена непосредственно УЛАГ ОГПУ;&lt;br&gt; руководство и наблюдение за учетом л.с. (в том числе — комплектование з/к, вольнонаемными и охраной), а также оперативно-чекистское руководство экспедицией осуществляет Упр. СЕВЕРНЫХ ЛАГЕРЕЙ ОГПУ ОСОБОГО НАЗНАЧЕНИЯ [2].&lt;br&gt;&lt;SUP&gt;4&lt;/SUP&gt; Работы на южном участке возложены на УХТИНСКО-ПЕЧОРСКИЙ ИТЛ [4]. Проект реализован не был ни в 30-е гг., ни позднее.&lt;br&gt;&lt;SUP&gt;5&lt;/SUP&gt; В 1932 г. на работах были заняты все 1100 з/к [8]. В зимовку 1933/34 гг. из общего количества 1498 з/к непосредственно на основных горных работах занято 698 чел. (при работе в три смены) [9].&lt;br&gt;&lt;SUP&gt;6&lt;/SUP&gt; До этого назначения Эйхманс являлся нач. УЛАГ ОГПУ (с 25.04.30 по 16.07.30 [17, 18]).</text:p>
          </table:table-cell>
          <table:table-cell/>
          <table:table-cell office:value-type="string" calcext:value-type="string">
            <text:p>&lt;ol compact&gt;&lt;li&gt;ГАРФ. Ф. 9414. Оп. 1. Д. 1821. Л. 1–21.&lt;br&gt;&lt;li&gt;Там же. Д. 1. Л. 16об–17об.&lt;br&gt;&lt;li&gt;Пр. 296/173 ОГПУ от 06.06.31.&lt;br&gt;&lt;li&gt;Пр. 001109 ОГПУ от 27.03.34.&lt;br&gt;&lt;li&gt;Пр. 00169 НКВД от 08.05.35.&lt;br&gt;&lt;li&gt;ГАРФ. Ф. 9401. Оп. 1а. Д. 95. Л. 79.&lt;br&gt;&lt;li&gt;Там же. Оп. 1. Д. 2923. Л. 50.&lt;br&gt;&lt;li&gt;Там же. Д. 2920.&lt;br&gt;&lt;li&gt;ГАРФ. Ф. 9414. Оп. 1. Д. 4. Л. 80об.&lt;br&gt;&lt;li&gt;Пр. 191 АОУ ОГПУ от 13.07.30.&lt;br&gt;&lt;li&gt;Пр. 1003лс ОГПУ от 27.10.32.&lt;br&gt;&lt;li&gt;Пр. 0104 НКВД от 05.08.35.&lt;br&gt;&lt;li&gt;ГАРФ. Ф. 9414. Оп. 1. Д. 8. Л.44об.&lt;br&gt;&lt;li&gt;Там же. Д. 3051. Л.21.&lt;br&gt;&lt;li&gt;Там же. Д. 1155.&lt;br&gt;&lt;li&gt;Пр. 001004 НКВД от 16.08.40.&lt;br&gt;&lt;li&gt;Пр. 130/63 ОГПУ от 25.04.30.&lt;br&gt;&lt;li&gt;Пр. 200 ОГПУ от 16.07.30.&lt;/ol&gt;</text:p>
          </table:table-cell>
          <table:table-cell/>
          <table:table-cell office:value-type="string" calcext:value-type="string">
            <text:p>&lt;a href=r3-104.html&gt;ЗАПОЛЯРНЫЙ ИТЛ И СТРОИТЕЛЬСТВО 301&lt;/a&gt;,&lt;br&gt; &lt;a href=r3-305.html&gt;СЕВЕРНЫЕ ЛАГЕРЯ ОГПУ ОСОБОГО НАЗНАЧЕНИЯ&lt;/a&gt;,&lt;br&gt; &lt;a href=r3-442.html&gt;УХТИНСКО-ПЕЧОРСКИЙ ИТЛ&lt;/a&gt;,&lt;br&gt; &lt;a href=r3-470.html&gt;ЮГОРСКИЙ ИТЛ И СТРОИТЕЛЬСТВО 300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ВАНИНСКИЙ ИТЛ ДАЛЬСТРОЯ</text:p>
          </table:table-cell>
          <table:table-cell office:value-type="string" calcext:value-type="string">
            <text:p>Ванинлаг, ИТЛ и перевалочная база в бухте Ванино,&lt;BR&gt;Ванинский транзитно-пересылочный лагерь Дальстроя</text:p>
          </table:table-cell>
          <table:table-cell office:value-type="string" calcext:value-type="string">
            <text:p>открыт ранее 01.02.51&lt;SUP&gt;1&lt;/SUP&gt; [1];&lt;br&gt; закрыт 18.04.53 (лаг. подр. переданы УИТЛК УМЮ по Хабаровскому кр.) [2].</text:p>
          </table:table-cell>
          <table:table-cell/>
          <table:table-cell office:value-type="string" calcext:value-type="string">
            <text:p>ГУ ИТ лагерей Дальстроя {21. Л. 461–484}.</text:p>
          </table:table-cell>
          <table:table-cell office:value-type="string" calcext:value-type="string">
            <text:p>Хабаровский кр., бух. Ванино [3];&lt;br&gt; Хабаровский кр., Советский р-н, пос. Тишкино [4. Л. 1].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работа на мех. з-де № 313 в Комсомольске-на-Амуре, строит. и дорожные работы, лесоразработки, работа в мех. мастерских, на автобазе и на каменном карьере, с/х работы в совхозе Тумнин {21. Л. 461–484}, в отделении совхоза Уська-Русская (до 17.09.51) [5].</text:p>
          </table:table-cell>
          <table:table-cell office:value-type="string" calcext:value-type="string">
            <text:p>29.05.51 — 17 341&lt;SUP&gt;2&lt;/SUP&gt; [4. Л. 2];&lt;br&gt; 01.09.51 — 15 039 [6];&lt;br&gt; 01.08.52 — 4940&lt;SUP&gt;3&lt;/SUP&gt; {21. Л. 461–484}.</text:p>
          </table:table-cell>
          <table:table-cell office:value-type="string" calcext:value-type="string">
            <text:p>нач. — майор (п/п) Савицкий ?.?., не позднее 16.06.51 по 01.02.52 [7, 8];&lt;br&gt; полк. Баранников А.П., с 01.02.52 — ? [8];&lt;br&gt; з/н — п/п Казаков ?.?. (упом. 12.07.51) [4. Л. 72].</text:p>
          </table:table-cell>
          <table:table-cell office:value-type="string" calcext:value-type="string">
            <text:p>1956 г. — см. ВАНИНСКИЙ ТРАНЗИТНО-ПЕРЕСЫЛЬНЫЙ ЛАГЕРЬ {1}. 1997 г. — в ГА Хабаровского кр.: документы политотдела ИТЛ, в том числе личные и персональные дела членов КПСС и ВЛКСМ [9].</text:p>
          </table:table-cell>
          <table:table-cell office:value-type="string" calcext:value-type="string">
            <text:p>&lt;SUP&gt;1&lt;/SUP&gt; В справке о количестве женщин в лагерях Дальстроя на 01.02.51 впервые упомянут Ванинлаг, в котором было на эту дату 1416 женщин.&lt;br&gt;&lt;SUP&gt;2&lt;/SUP&gt; Из них 1849 женщин;&lt;br&gt; 5238 з/к (в том числе 656 женщин) заняты на работах в ИТЛ, остальные ожидали отправки в другие лагеря Дальстроя [4. Л. 2].&lt;br&gt;&lt;SUP&gt;3&lt;/SUP&gt; Из них 434 женщины и 253 осужденных за к/р преступления {21. Л. 461–484}.&lt;br&gt;&lt;SUP&gt;4&lt;/SUP&gt; См. примеч. 2.</text:p>
          </table:table-cell>
          <table:table-cell/>
          <table:table-cell office:value-type="string" calcext:value-type="string">
            <text:p>&lt;ol compact&gt;&lt;li&gt;ГАРФ. Ф. 9414. Оп. 1д. Д. 159. Л. 26.&lt;br&gt;&lt;li&gt;Там же. Оп. 1. Д. 172. Л. 77.&lt;br&gt;&lt;li&gt;Пр. 00454 МВД от 20.05.52.&lt;br&gt;&lt;li&gt;ГАРФ. Ф. 9414. Оп. 1. Д. 436.&lt;br&gt;&lt;li&gt;Расп. 1008 МВД от 17.09.51.&lt;br&gt;&lt;li&gt;ГАРФ. Ф. 9414. Оп. 1. Д. 650. Л. 9.&lt;br&gt;&lt;li&gt;Пр. 0415 МВД от 16.06.51.&lt;br&gt;&lt;li&gt;Пр. 0274 МВД от 01.02.52. &lt;br&gt;&lt;li&gt;Письмо ГА Хабаровского кр. № 2–11/8 от 20.02.97.&lt;br&gt;&lt;li&gt;Пр. 096 МВД от 26.01.52.&lt;/ol&gt;</text:p>
          </table:table-cell>
          <table:table-cell office:value-type="string" calcext:value-type="string">
            <text:p>Согласно [10], ВАНИНСКИЙ ТРАНЗИТНО-ПЕРЕСЫЛЬНЫЙ ЛАГЕРЬ 26.01.52 выделен из состава данного ИТЛ и передан в УИТЛК УМВД по Хабаровскому кр. В составе ВАНИНСКОГО ИТЛ ДАЛЬСТРОЯ были оставлены только лаг. подр., занятые на производствах (см. примеч. 1 в статье ВАНИНСКИЙ ТРАНЗИТНО-ПЕРЕСЫЛЬНЫЙ ЛАГЕРЬ;&lt;br&gt; ср. также численность на 1951 г., 1952 г. и количество з/к, занятых в 1951 г. на работах&lt;SUP&gt;4&lt;/SUP&gt;).</text:p>
          </table:table-cell>
          <table:table-cell office:value-type="string" calcext:value-type="string">
            <text:p>&lt;a href=r3-51.html&gt;ВАНИНСКИЙ ТРАНЗИТНО-ПЕРЕСЫЛЬНЫЙ ЛАГЕРЬ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ВАНИНСКИЙ ТРАНЗИТНО-ПЕРЕСЫЛЬНЫЙ ЛАГЕРЬ</text:p>
          </table:table-cell>
          <table:table-cell office:value-type="string" calcext:value-type="string">
            <text:p>Ванинский ИТЛ</text:p>
          </table:table-cell>
          <table:table-cell office:value-type="string" calcext:value-type="string">
            <text:p>организован 29.03.52 [1]&lt;SUP&gt;1&lt;/SUP&gt;;&lt;br&gt; закрыт 12.02.54 [2]&lt;SUP&gt;2&lt;/SUP&gt;.</text:p>
          </table:table-cell>
          <table:table-cell/>
          <table:table-cell office:value-type="string" calcext:value-type="string">
            <text:p>УИТЛК УМВД Хабаровского кр. с 29.03.52 [1, 3, 4], {30}.</text:p>
          </table:table-cell>
          <table:table-cell office:value-type="string" calcext:value-type="string">
            <text:p>Хабаровский кр., Советский р-н, бух. Ванино [1] {30, 37}.</text:p>
          </table:table-cell>
          <table:table-cell office:value-type="string" calcext:value-type="string">
            <text:p>ЖН с 29.03.52 [1], ЖТ в 1953 г. {30, 37} &lt;SUP&gt;3&lt;/SUP&gt;.</text:p>
          </table:table-cell>
          <table:table-cell office:value-type="string" calcext:value-type="string">
            <text:p>Перевал {30, 37}.</text:p>
          </table:table-cell>
          <table:table-cell office:value-type="string" calcext:value-type="string">
            <text:p>Хабаровский кр., бух. Ванино, п/я ЖТ-156 {30, 37}.</text:p>
          </table:table-cell>
          <table:table-cell office:value-type="string" calcext:value-type="string">
            <text:p>транзит в лагеря Дальстроя [1].</text:p>
          </table:table-cell>
          <table:table-cell office:value-type="string" calcext:value-type="string">
            <text:p>10.03.52 — 2203&lt;SUP&gt;4&lt;/SUP&gt; [4].</text:p>
          </table:table-cell>
          <table:table-cell office:value-type="string" calcext:value-type="string">
            <text:p>нач. — Сафронов ?.?. (упом. 21.05.53) [5];&lt;br&gt; Щербаков Г.В., ? — по 04.05.53 [6]&lt;SUP&gt;5&lt;/SUP&gt;.</text:p>
          </table:table-cell>
          <table:table-cell office:value-type="string" calcext:value-type="string">
            <text:p>Включает архивы ВАНИНСКОГО ИТЛ ДАЛЬСТРОЯ и ВАНИНСКОГО ТРАНЗИТНО-ПЕРЕСЫЛЬНОГО ЛАГЕРЯ. Хранился в УИТЛК УМВД по Хабаровскому кр. {1}.</text:p>
          </table:table-cell>
          <table:table-cell office:value-type="string" calcext:value-type="string">
            <text:p>&lt;SUP&gt;1&lt;/SUP&gt; Организован под наименованием ВАНИНСКИЙ ТРАНЗИТНО-ПЕРЕСЫЛЬНЫЙ ЛАГЕРЬ в составе 4-х ЛО, ОЛПа для активного уголовно-бандитствующего элемента и центральной больницы на основе транзитно-пересыльного лагеря, незадолго до того выделенного из Упр. ИТЛ и Ванинской перевалочной базы Дальстроя (см. ВАНИНСКИЙ ИТЛ ДАЛЬСТРОЯ) и переданного в УИТЛК УМВД по Хабаровскому кр. [1, 3] (см. также Акт передачи ВАНИНСКОГО ТРАНЗИТНО-ПЕРЕСЫЛЬНОГО ЛАГЕРЯ в состав УИТЛК УМВД по Хабаровского кр. от 08.03.52&amp;quot;&lt;br&gt; [4]). В 1953 г. именовался Ванинский ИТЛ {30, 37}.&lt;br&gt;&lt;SUP&gt;2&lt;/SUP&gt; Передан в состав УЛЬМИНСКОГО ИТЛ. &lt;br&gt;&lt;SUP&gt;3&lt;/SUP&gt; Возможно, замена литера связана с переименованием ИТЛ (см.&lt;SUP&gt;1&lt;/SUP&gt;).&lt;br&gt;&lt;SUP&gt;4&lt;/SUP&gt; Из них 1185 женщин [4].&lt;br&gt;&lt;SUP&gt;5&lt;/SUP&gt; Назначен зам. нач. Унженского ИТЛ.</text:p>
          </table:table-cell>
          <table:table-cell/>
          <table:table-cell office:value-type="string" calcext:value-type="string">
            <text:p>&lt;ol compact&gt;&lt;li&gt;Пр. 00379 МВД от 29.03.52.&lt;br&gt;&lt;li&gt;Пр. 090 МВД от 12.02.54. &lt;br&gt;&lt;li&gt;Пр. 096 МВД от 26.01.52.&lt;br&gt;&lt;li&gt;ГАРФ. Ф. 9414. Оп. 1. Д. 120. Л. 179–214.&lt;br&gt;&lt;li&gt;Пр. 052 МЮ от 21.05.53.&lt;br&gt;&lt;li&gt;Пр. МЮ 292лс от 04.05.53.&lt;/ol&gt;</text:p>
          </table:table-cell>
          <table:table-cell/>
          <table:table-cell office:value-type="string" calcext:value-type="string">
            <text:p>&lt;a href=r3-50.html&gt;ВАНИНСКИЙ ИТЛ ДАЛЬСТРОЯ&lt;/a&gt;,&lt;br&gt; &lt;a href=r3-429.html&gt;УЛЬМИНСКИЙ ИТЛ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ВАРНАВИНСКИЙ ИТЛ</text:p>
          </table:table-cell>
          <table:table-cell/>
          <table:table-cell office:value-type="string" calcext:value-type="string">
            <text:p>организован 28.02.49 [1]&lt;SUP&gt;1&lt;/SUP&gt;;&lt;br&gt; закрыт 29.04.53 {35}.</text:p>
          </table:table-cell>
          <table:table-cell/>
          <table:table-cell office:value-type="string" calcext:value-type="string">
            <text:p>Главгидрострой МВД с 28.02.49 [1];&lt;br&gt; ГГВДС с 05.11.49 [2];&lt;br&gt; Главгидроволгобалтстрой с 03.07.52 [3];&lt;br&gt; ГУЛАГ МЮ с 02.04.53 {33}.</text:p>
          </table:table-cell>
          <table:table-cell office:value-type="string" calcext:value-type="string">
            <text:p>Горьковская обл., г.Варнавино с 28.02.49 [1];&lt;br&gt; ст. Ветлужская Горьковской ж.д. на 10.02.50 и 27.02.53 {20, 24}.</text:p>
          </table:table-cell>
          <table:table-cell office:value-type="string" calcext:value-type="string">
            <text:p>ГУ с 28.02.49 [1], {20, 24}.</text:p>
          </table:table-cell>
          <table:table-cell office:value-type="string" calcext:value-type="string">
            <text:p>Гидролес {20, 24}.</text:p>
          </table:table-cell>
          <table:table-cell office:value-type="string" calcext:value-type="string">
            <text:p>ст. Ветлужская Горьковской ж.д., п/я 1/5 на 10.02.50 {20} и 1952 г. [4. Л. 2];&lt;br&gt; п/я ГУ-1 на 27.02.53 {24}.</text:p>
          </table:table-cell>
          <table:table-cell office:value-type="string" calcext:value-type="string">
            <text:p>лесозаготовки для нужд Волгодонстроя, позднее — для нужд стр-ва Волго-Балтийского водного пути [1]&lt;SUP&gt;2&lt;/SUP&gt;, сплавные, строительные и погрузочно-разгрузочные работы [4. Разд. 3. Л. 3–15].</text:p>
          </table:table-cell>
          <table:table-cell office:value-type="string" calcext:value-type="string">
            <text:p>12.49 — 5171, 01.01.50 — 5148, 01.01.51 — 6095, 01.01.52 — 6264, 01.01.53 — 4841, 06.53 — 1963 (УРО).</text:p>
          </table:table-cell>
          <table:table-cell office:value-type="string" calcext:value-type="string">
            <text:p>нач. — п/п Шмелев С.М., ? — по 09.02.50 [5];&lt;br&gt; инж.-кап. Гаспаров Г.Г., с 09.02.50 по 08.01.51 [5, 6];&lt;br&gt; инж.-кап. (инж.-майор) Колесников М.В., с 08.01.51 по 01.10.51 [6, 7];&lt;br&gt; майор Лукин Д.С., с 15.11.51 — ? [8];&lt;br&gt; и.о. нач. — полк. в/с Хмарин Н.П., с 01.04.53 — ? [9];&lt;br&gt; з/н — полк. Хмарин Н.П. (упом. 01.03.52 [5. Л. 2об.].</text:p>
          </table:table-cell>
          <table:table-cell office:value-type="string" calcext:value-type="string">
            <text:p>1956 г. — в архиве УНЖЕНСКОГО ИТЛ: л/д з/к — 7545, материалы делопроизводства — 196, л/д офицеров, вольнонаемных и охраны {1}. 1997 г. — в ИЦ УВД Нижегородской обл.: материалы делопроизводства, л/д на умерших з/к [10].</text:p>
          </table:table-cell>
          <table:table-cell office:value-type="string" calcext:value-type="string">
            <text:p>&lt;SUP&gt;1&lt;/SUP&gt; 14.01.49 приказано организовать Упр. лесозаготовительного лагеря в составе Волгодонстроя [11].&lt;br&gt;&lt;SUP&gt;2&lt;/SUP&gt; Согласно [12], 21.03.49 ликвидирована Главная лесная контора Волгодонстроя и лесозаготовительные районы переданы в состав Упр. ВАРНАВИНСКОГО ИТЛ вместе с заключенными;&lt;br&gt; согласно [2], ВАРНАВИНСКИЙ ИТЛ подчинен Упр. подсобных предприятий ГГВДС с 05.11.49.</text:p>
          </table:table-cell>
          <table:table-cell/>
          <table:table-cell office:value-type="string" calcext:value-type="string">
            <text:p>&lt;ol compact&gt;&lt;li&gt;Пр. 0105 МВД от 28.02.49.&lt;br&gt;&lt;li&gt;Пр. 0768 МВД от 05.11.49. &lt;br&gt;&lt;li&gt;Пр. 0802 МВД от 03.07.52.&lt;br&gt;&lt;li&gt;ГАРФ. Ф. 9414. Оп. 1д. Д. 247. &lt;br&gt;&lt;li&gt;Пр-ние 98 МВД от 09.02.50.&lt;br&gt;&lt;li&gt;Пр. 27лс МВД от 08.01.51.&lt;br&gt;&lt;li&gt;ГАРФ. Ф. 9414. Оп. 1. Д. 633. Л. 8.&lt;br&gt;&lt;li&gt;Пр. 1535лс МВД от 15.11.51.&lt;br&gt;&lt;li&gt;Пр. 029/л МЮ от 01.04.53.&lt;br&gt;&lt;li&gt;Письмо ИЦ УВД Нижегородской обл. № 7/1511 от 29.04.97. &lt;br&gt;&lt;li&gt;Пр. 024 МВД от 14.01.49.&lt;br&gt;&lt;li&gt;Пр. 0159 МВД от 21.03.49.&lt;/ol&gt;</text:p>
          </table:table-cell>
          <table:table-cell/>
          <table:table-cell office:value-type="string" calcext:value-type="string">
            <text:p>&lt;a href=r3-60.html&gt;ВОЛГО-БАЛТИЙСКИЙ ИТЛ&lt;/a&gt;,&lt;br&gt; &lt;a href=r3-183.html&gt;КАЛАЧЕВСКИЙ ИТЛ&lt;/a&gt;,&lt;br&gt; &lt;a href=r3-449.html&gt;ЦИМЛЯНСКИЙ ИТЛ&lt;/a&gt;.</text:p>
          </table:table-cell>
          <table:table-cell office:value-type="string" calcext:value-type="string">
            <text:p>С.Филиппов, 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ВЕРХНЕ-ИЖЕМСКИЙ ИТЛ</text:p>
          </table:table-cell>
          <table:table-cell office:value-type="string" calcext:value-type="string">
            <text:p>Верхижемлаг, Верхнеижемлаг</text:p>
          </table:table-cell>
          <table:table-cell office:value-type="string" calcext:value-type="string">
            <text:p>организован 17.11.41 (выделен из УХТО-ИЖЕМСКОГО ИТЛ) [1];&lt;br&gt; закрыт 17.07.42 (включен в состав УХТО-ИЖЕМСКОГО ИТЛ) [2].</text:p>
          </table:table-cell>
          <table:table-cell/>
          <table:table-cell office:value-type="string" calcext:value-type="string">
            <text:p>ГУЛЖДС (?)&lt;SUP&gt;1&lt;/SUP&gt;.</text:p>
          </table:table-cell>
          <table:table-cell office:value-type="string" calcext:value-type="string">
            <text:p>Коми АССР, р.п. Ухта {13}, [3];&lt;br&gt; Коми АССР, Ухтинский р-н, пос. Крутая [4]&lt;SUP&gt;2&lt;/SUP&gt;.</text:p>
          </table:table-cell>
          <table:table-cell office:value-type="string" calcext:value-type="string">
            <text:p>нет.</text:p>
          </table:table-cell>
          <table:table-cell office:value-type="string" calcext:value-type="string">
            <text:p>нет {13}, [4].</text:p>
          </table:table-cell>
          <table:table-cell office:value-type="string" calcext:value-type="string">
            <text:p>Коми АССР, р.п. Ухта, п/я — нет {13}, [3];&lt;br&gt; Коми АССР, Ухтинский р-н, пос. Крутая, п/я 234 [4].</text:p>
          </table:table-cell>
          <table:table-cell office:value-type="string" calcext:value-type="string">
            <text:p>стр-во газового промысла и сажевых з-дов на Крутой [1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нач.— Ширшов Г.М., с 17.11.41 по 17.07.42 [1, 2].</text:p>
          </table:table-cell>
          <table:table-cell office:value-type="string" calcext:value-type="string">
            <text:p>В архиве УХТО-ИЖЕМСКОГО ИТЛ: все материалы {1}.</text:p>
          </table:table-cell>
          <table:table-cell office:value-type="string" calcext:value-type="string">
            <text:p>&lt;SUP&gt;1&lt;/SUP&gt; По-видимому, подчинен ГУЛЖДС, так как: а) Ухтижемлаг в этот период подчинен ГУЛЖДС, б) представить штаты Верхижемлага предложено нач. ГУЛЖДС Н.А.Френкелю [1].&lt;br&gt;&lt;SUP&gt;2&lt;/SUP&gt; Согласно [4], Упр. Верхижемлага передислоцировано в пос. Крутая, однако в пр. об исключении из списков дислокации ИТ лагерей [3] местом дислокации Упр. по-прежнему указана Ухта. Возможно, фактически передислокации не было.</text:p>
          </table:table-cell>
          <table:table-cell/>
          <table:table-cell office:value-type="string" calcext:value-type="string">
            <text:p>&lt;ol compact&gt;&lt;li&gt;Пр. 001583 НКВД от 17.11.41.&lt;br&gt;&lt;li&gt;Пр. 0270 НКВД от 17.07.42.&lt;br&gt;&lt;li&gt;Пр. 001721 НКВД от 17.08.42.&lt;br&gt;&lt;li&gt;Пр. 001303 НКВД от 22.06.42.&lt;/ol&gt;</text:p>
          </table:table-cell>
          <table:table-cell/>
          <table:table-cell office:value-type="string" calcext:value-type="string">
            <text:p>&lt;a href=r3-443.html&gt;УХТО-ИЖЕМСКИЙ ИТЛ&lt;/a&gt;,&lt;br&gt; &lt;a href=r3-442.html&gt;УХТО-ПЕЧОРСКИЙ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ВЕРХНЕ-САЛДИНСКИЙ ИТЛ</text:p>
          </table:table-cell>
          <table:table-cell/>
          <table:table-cell office:value-type="string" calcext:value-type="string">
            <text:p>приказ об организации издан 21.11.55 [1];&lt;br&gt; фактически ИТЛ организован не был {1, 3}.</text:p>
          </table:table-cell>
          <table:table-cell/>
          <table:table-cell office:value-type="string" calcext:value-type="string">
            <text:p>Главспецстрой [1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СВ с 21.11.55.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работы по стр-ву объектов Главспецстроя в р-не Урала [1].</text:p>
          </table:table-cell>
          <table:table-cell office:value-type="string" calcext:value-type="string">
            <text:p>намечаемое наполнение — 4500 [1].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&lt;ol compact&gt;&lt;li&gt;Пр. 00460 МВД от 21.11.55&lt;/ol&gt;</text:p>
          </table:table-cell>
          <table:table-cell table:number-columns-repeated="2"/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ВЕТЛУЖСКИЙ ИТЛ</text:p>
          </table:table-cell>
          <table:table-cell office:value-type="string" calcext:value-type="string">
            <text:p>Ветлаг</text:p>
          </table:table-cell>
          <table:table-cell office:value-type="string" calcext:value-type="string">
            <text:p>организован в 1935 г. {1}&lt;SUP&gt;1&lt;/SUP&gt;;&lt;br&gt; закрыт 08.37 г.&lt;SUP&gt;2&lt;/SUP&gt;.</text:p>
          </table:table-cell>
          <table:table-cell/>
          <table:table-cell office:value-type="string" calcext:value-type="string">
            <text:p>УНКВД по Горьковскому кр. {5, 6}.</text:p>
          </table:table-cell>
          <table:table-cell office:value-type="string" calcext:value-type="string">
            <text:p>ст. Сухобезводное Московско-Курской ж.д. (позднее ж.д. им. Дзержинского) {5, 6}.</text:p>
          </table:table-cell>
          <table:table-cell table:number-columns-repeated="2" office:value-type="string" calcext:value-type="string">
            <text:p>нет.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01.07.35 — 9232, 01.01.36 — 13 535, 01.01.37 — 13 888, 01.07.37 — 1128 (УРО).</text:p>
          </table:table-cell>
          <table:table-cell office:value-type="string" calcext:value-type="string">
            <text:p>нач. — Липцеров С.Е., ? — по 26.12.36 [1];&lt;br&gt; Персианов И.М., с 26.12.36 — ? [1].</text:p>
          </table:table-cell>
          <table:table-cell office:value-type="string" calcext:value-type="string">
            <text:p>1956 г. — в УИТЛК УМВД по Горьковской обл.: л/д з/к, картотека формы № 2, л/д и картотека вольнонаемных {1}. 1997 г. — в ИЦ УВД Нижегородской обл.: приказы по лаг., л/д и личные карточки л.с. [2].</text:p>
          </table:table-cell>
          <table:table-cell office:value-type="string" calcext:value-type="string">
            <text:p>&lt;SUP&gt;1&lt;/SUP&gt; Пр. об открытии не найден;&lt;br&gt; первые данные о численности в сводках УРО ГУЛАГа — на 01.07.35 [3];&lt;br&gt; штаты Ветлужского ИТЛ УНКВД по Горьковскому кр. объявлены 21.08.35 [4]. Согласно [2], Ветлужский ИТЛ был организован во исполнение пр. 69 НКВД от 27.03.35.&lt;br&gt;&lt;SUP&gt;2&lt;/SUP&gt; Директивных документов о ликвидации и реорг. Ветлага не найдено;&lt;br&gt; закрытие лагеря датировано по примечанию к таблицам смертности УРО ГУЛАГа, в котором сказано: Ветлаг ликвидирован с авг. 1937 г. — вошел в Темлаг [5];&lt;br&gt; последние данные в сводках УРО ГУЛАГа — на 01.07.37. Согласно [2], ИТЛ ликвидирован с 15.08.37 на основании пр. 49 УНКВД по Горьковской обл. от 26.02.37.</text:p>
          </table:table-cell>
          <table:table-cell/>
          <table:table-cell office:value-type="string" calcext:value-type="string">
            <text:p>&lt;ol compact&gt;&lt;li&gt;Пр. 1277лс НКВД от 26.12.36.&lt;br&gt;&lt;li&gt;Письмо ИЦ УВД Нижегородской обл. № 7/1511 от 29.04.97.&lt;br&gt;&lt;li&gt;ГАРФ. Ф. 9414. Оп. 1. Д. 1155.&lt;br&gt;&lt;li&gt;Пр. 00307 НКВД от 21.08.35.&lt;br&gt;&lt;li&gt;ГАРФ. Ф. 9414. Оп. 1. Д. 2740. Л. 21–42.&lt;/ol&gt;</text:p>
          </table:table-cell>
          <table:table-cell/>
          <table:table-cell office:value-type="string" calcext:value-type="string">
            <text:p>&lt;a href=r3-417.html&gt;ТЕМНИКОВСКИЙ ИТЛ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ВИШЕРСКИЙ ИТЛ</text:p>
          </table:table-cell>
          <table:table-cell office:value-type="string" calcext:value-type="string">
            <text:p>Вишлаг, Вишерлаг</text:p>
          </table:table-cell>
          <table:table-cell office:value-type="string" calcext:value-type="string">
            <text:p>организован в 1928–1929 гг.&lt;SUP&gt;1&lt;/SUP&gt;;&lt;br&gt; закрыт 26.07.34 [1].</text:p>
          </table:table-cell>
          <table:table-cell/>
          <table:table-cell office:value-type="string" calcext:value-type="string">
            <text:p>ОГПУ, УЛАГ–ГУЛАГ ОГПУ и ПП ОГПУ по Уральской обл. с момента образования УЛАГа [2, 3].</text:p>
          </table:table-cell>
          <table:table-cell office:value-type="string" calcext:value-type="string">
            <text:p>Уральская обл., пос. Малая Вижаиха (ныне г.Красновишерск Пермской обл.) [4];&lt;br&gt; с.Вижаиха {1}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лесозаготовки, стр-во Красновишерского ЦБК Вишхимз им. т. Менжинского&lt;SUP&gt;2&lt;/SUP&gt;, дорожное стр-во, обслуживание совхозов, подрядные работы на з-дах: Химстрой, Северохим, Березниковском, Уралстройтреста, cуперфосфатном и др., гражданское стр-во, производство ширпотреба&lt;SUP&gt;3&lt;/SUP&gt; [5, 6].</text:p>
          </table:table-cell>
          <table:table-cell office:value-type="string" calcext:value-type="string">
            <text:p>ср./г.: 1929 — 7363, 1931 — 37 800, 1932 — 22 316, 1933 — 16 997 (УРО);&lt;br&gt; 01.01.30 — 7873 [3];&lt;br&gt; 01.04.30 — 6060 (УРО), 15.04.31 — 39 000 [7];&lt;br&gt; 01.01.34 — 11 160, 01.04.34 — 3525 (УРО).</text:p>
          </table:table-cell>
          <table:table-cell office:value-type="string" calcext:value-type="string">
            <text:p>нач. — Муравьев Г.Ф. (упом. в 1929 г.) [8];&lt;br&gt; Берзин Э.П., ? — по 20.11.31 (упом. 02.09.31) [9, 10];&lt;br&gt; Филиппов И.Г. (упом. в 1929 г.) [11]&lt;SUP&gt;4&lt;/SUP&gt; и с 20.11.31 по 26.05.32 [9, 12];&lt;br&gt; врид нач. — Васьков Р.И., с 26.05.32 по 23.08.32 [12, 13];&lt;br&gt; нач. — Феонов П.И., с 08.04.33 по 10.09.33 [14, 15]&lt;SUP&gt;5&lt;/SUP&gt;;&lt;br&gt; врид нач. — Гротов Н.А., с 04.10.33 по 15.03.34 [16, 17].</text:p>
          </table:table-cell>
          <table:table-cell office:value-type="string" calcext:value-type="string">
            <text:p>1956 г. — в архиве ДУБРАВНОГО ЛАГЕРЯ: л/д з/к — 11 863, картотека формы № 2 — 72 000, материалы делопроизводства — 21 {1}. 1996 г. — в архиве Учреждения ЖХ-385 (преемника Дубравлага): л/д з/к — 2840, картотека формы № 1 [18].</text:p>
          </table:table-cell>
          <table:table-cell office:value-type="string" calcext:value-type="string">
            <text:p>&lt;SUP&gt;1&lt;/SUP&gt; Организован на базе Вишерского отделения СОЛОВЕЦКОГО ИТЛ ОГПУ. Пр. об организации не найден;&lt;br&gt; согласно данным Производственнного отдела УЛАГа ОГПУ, Управления Вишерского и Северных лагерей особого назначения как самостоятельные лагеря начали функционировать лишь в конце 1928/29 (операционного) года [19]. На 01.07.29 ВИШЕРСКИЙ ИТЛ уже существовал [3]. Штат ИТЛ объявлен 27.10.30 [20].&lt;br&gt;&lt;SUP&gt;2&lt;/SUP&gt; Вишерский ЦБК Вишхимз с 15.01.32 передан из ГУЛАГа в ведение Упр. делами ОГПУ [21], а с 03.03.32 — Союзбумаге [22]. ГУЛАГу ОГПУ приказано закрепить за Вишхимзом кадровую рабочую силу (9000 человек) и обеспечить в 1932 г. лесозаготовки в объеме 920 000 куб.м [23].&lt;br&gt;&lt;SUP&gt;3&lt;/SUP&gt; В 1932 г. на лесозаготовках занято 1000 з/к, на подрядных работах и производстве ширпотреба — 6200 з/к [24].&lt;br&gt;&lt;SUP&gt;4&lt;/SUP&gt; Нач. 3-го отделения спецотдела ОГПУ Филиппов И.Г. с 01.04.29 откомандирован в УСЛОН для назначения на должность нач. Вишерского лагеря [11].&lt;br&gt;&lt;SUP&gt;5&lt;/SUP&gt; Отстранен от занимаемой должности за неумелое руководство [15].</text:p>
          </table:table-cell>
          <table:table-cell/>
          <table:table-cell office:value-type="string" calcext:value-type="string">
            <text:p>&lt;ol compact&gt;&lt;li&gt;Пр. 0010 НКВД от 26.07.34.&lt;br&gt;&lt;li&gt;Пр. 169/81 ОГПУ от 23.05.30.&lt;br&gt;&lt;li&gt;ЦА ФСБ. Ф. 2. Оп. 8. Д. 104. Л. 27.&lt;br&gt;&lt;li&gt;Пр. 387/181 ОГПУ от 14.11.30.&lt;br&gt;&lt;li&gt;ГАРФ. Ф. 9414. Оп. 1. Д. 2919. Л. 4, 65.&lt;br&gt;&lt;li&gt;Пр. 206 ОГПУ от 28.12.33.&lt;br&gt;&lt;li&gt;ГАРФ. Ф. 9414. Оп. 1. Д. 2920. Л. 40.РЦХИДНИ. Ф 17. Оп. 114. Д. 162. Протокол 153 от 08.09.33.&lt;br&gt;&lt;li&gt;Пр. 680лс ОГПУ от 20.11.31.&lt;br&gt;&lt;li&gt;ГАРФ. Ф.9414. Оп. 1. Д. 1133. Л. 1.&lt;br&gt;&lt;li&gt;Пр. 86 АОУ ОГПУ от 15.04.29.&lt;br&gt;&lt;li&gt;Пр. 488лс ОГПУ от 26.05.32.&lt;br&gt;&lt;li&gt;Пр. 810лс ОГПУ от 23.08.32.&lt;br&gt;&lt;li&gt;Пр. 144лс ОГПУ от 08.04.33.&lt;br&gt;&lt;li&gt;Пр. 153 ОГПУ от 10.09.33.&lt;br&gt;&lt;li&gt;Пр. 386лс ОГПУ от 04.10.33.&lt;br&gt;&lt;li&gt;Пр. 2118лс ОГПУ от 15.03.34.&lt;br&gt;&lt;li&gt;Письмо Учреждения ЖХ-385 № 6/6–685 от 17.10.96.&lt;br&gt;&lt;li&gt;ГАРФ. Ф. 9414. Оп. 1. Д. 2919. Л. 1.&lt;br&gt;&lt;li&gt;Пр. 363/166 ОГПУ от 27.10.30. &lt;br&gt;&lt;li&gt;Пр. 51 ОГПУ от 17.01.32.&lt;br&gt;&lt;li&gt;Пр. 188 ОГПУ от 03.03.32.&lt;br&gt;&lt;li&gt;Пр. 292 ОГПУ от 03.04.32.&lt;br&gt;&lt;li&gt;ГАРФ. Ф. 9414. Оп. 1. Д. 2920. Л. 179.&lt;/ol&gt;</text:p>
          </table:table-cell>
          <table:table-cell/>
          <table:table-cell office:value-type="string" calcext:value-type="string">
            <text:p>&lt;a href=r3-317.html&gt;СОЛОВЕЦКИЙ ИТЛ ОГПУ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ВЛАДИВОСТОКСКИЙ ИТЛ</text:p>
          </table:table-cell>
          <table:table-cell office:value-type="string" calcext:value-type="string">
            <text:p>Упр. Владивостокского ИТЛ и колоний&lt;BR&gt;Приморского края, Владлаг</text:p>
          </table:table-cell>
          <table:table-cell office:value-type="string" calcext:value-type="string">
            <text:p>организован 13.04.39 {8}&lt;SUP&gt;1&lt;/SUP&gt;;&lt;br&gt; закрыт в 1943 г.&lt;SUP&gt;2&lt;/SUP&gt;.</text:p>
          </table:table-cell>
          <table:table-cell/>
          <table:table-cell office:value-type="string" calcext:value-type="string">
            <text:p>ГУЛАГ и УИТЛК УНКВД по Хабаровскому кр. с 13.04.39 {8, 10}&lt;SUP&gt;3&lt;/SUP&gt;;&lt;br&gt; ГУЛАГ с 14.09.40 [1];&lt;br&gt; УИТЛК УНКВД по Приморскому кр. с 01.12.41 [2]&lt;SUP&gt;4&lt;/SUP&gt;.</text:p>
          </table:table-cell>
          <table:table-cell office:value-type="string" calcext:value-type="string">
            <text:p>Приморский кр., г.Владивосток {10};&lt;br&gt; г.Владивосток, ст. Вторая Речка {11, 13}, [3]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Приморский кр., г.Владивосток, п/я 260 {10}, г.Владивосток, ст. Вторая речка, п/я 267 {1, 11, 13}&lt;SUP&gt;5&lt;/SUP&gt;.</text:p>
          </table:table-cell>
          <table:table-cell office:value-type="string" calcext:value-type="string">
            <text:p>добыча рыбы и ее обработка&lt;SUP&gt;6&lt;/SUP&gt;, стр-во шоссейных дорог на территории Приморского кр. (по договору с ГУШОСДОРом), стр-во объектов ГУАС и Тихоокеанского флота (в 1942 г.), лесозаготовки, производство ширпотреба, с/х (в основном животноводство) {8}, [3–6].</text:p>
          </table:table-cell>
          <table:table-cell office:value-type="string" calcext:value-type="string">
            <text:p>01.01.40 — 56 033, 01.07.40 — 43 902 (УРО);&lt;br&gt; 01.01.41 — 34 192, 01.07.41 — 33 138&lt;SUP&gt;7&lt;/SUP&gt; [7];&lt;br&gt; 01.01.42 — 27 750 [8];&lt;br&gt; 01.01.43 — 14 485&lt;SUP&gt;8&lt;/SUP&gt; [9].</text:p>
          </table:table-cell>
          <table:table-cell office:value-type="string" calcext:value-type="string">
            <text:p>нач. — ст. лейт. ГБ Данилов А.А., не позднее 11.03.40 — по 24.02.41&lt;SUP&gt;9&lt;/SUP&gt; [10, 11];&lt;br&gt; кап. ГБ Иноземцев К.Д., с 24.02.41 по март 1943 г. [12];&lt;br&gt; зам. нач. — Никифоров ?.?., ? — по 24.02.41&lt;SUP&gt;9&lt;/SUP&gt; [11].</text:p>
          </table:table-cell>
          <table:table-cell office:value-type="string" calcext:value-type="string">
            <text:p>1956 г. — в УИТЛК УМВД по Омской обл.: л/д з/к — 39 959;&lt;br&gt; в УИТЛК УМВД по Приморскому кр.: л/д руководства и начальствующего состава — 200, пр. по л.с., служебные карточки на рабочих и служащих {1}. 1996 г. — в ИЦ УВД Магаданской обл.: л/д освобожденных и умерших з/к [13];&lt;br&gt; в ИЦ УВД Приморского кр.: л/д з/к, умерших в 1942–1943 гг. [14].</text:p>
          </table:table-cell>
          <table:table-cell office:value-type="string" calcext:value-type="string">
            <text:p>&lt;SUP&gt;1&lt;/SUP&gt; Выделен при реорганизации Дальлага под названием Упр. Владивостокского ИТЛ и колоний Приморского кр. {8, 10} (см. также примеч. 4).&lt;br&gt;&lt;SUP&gt;2&lt;/SUP&gt; Пр. о закрытии не найден;&lt;br&gt; последние данные в сводках УРО — за 01.43.&lt;br&gt;&lt;SUP&gt;3&lt;/SUP&gt; Все ИТ лагеря, образованные при реорганизации Дальлага (см.), а также ШОСДОРЛАГ и Новотамбовлаг, пр. {8} подчинены организованному тем же пр. УИТЛК УНКВД по Хабаровскому кр. При этом все они оставались самостоятельными лаг. и хозяйственно-производственными единицами ГУЛАГа (на УИТЛК возложен постоянный систематический контроль за деятельностью ИТ лагерей, на ГУЛАГ — общее руководство).&lt;br&gt;&lt;SUP&gt;4&lt;/SUP&gt; Согласно Пост. СНК СССР от 20.08.41, реорганизован в УИТЛК УНКВД по Приморскому кр. в связи с ликвидацией рыбных промыслов [2]. В отчетах УРО за 1942 г. наименования Владлаг и УИТЛК УНКВД по Приморскому кр. используются как синонимы.&lt;br&gt;&lt;SUP&gt;5&lt;/SUP&gt; В {10} и {11} — Упр. Владивостокского ИТЛ и колоний УНКВД, в {13} — УИТЛК УНКВД по Приморскому кр. (см. также примеч. 4).&lt;br&gt;&lt;SUP&gt;6&lt;/SUP&gt; В 1940 г. рыбная продукция Владлага составляла почти 10% улова всех рыбных промыслов Приморского кр. и полностью сдавалась государственным организациям. План вылова на 1940 г. — 30 500 тонн [5].&lt;br&gt;&lt;SUP&gt;7&lt;/SUP&gt; На 01.03.41 — 36 045, из них 6407 женщин [4].&lt;br&gt;&lt;SUP&gt;8&lt;/SUP&gt; Из них 2334 женщины, 880 осужденных за к/р преступления [9].&lt;br&gt;&lt;SUP&gt;9&lt;/SUP&gt; За допущение многочисленных нарушений лаг. режима Данилов и Никифоров сняты и отданы под суд [11]. См. также Акт приема-передачи дел от б. нач. Упр. вновь назначенному от 30.03.41&amp;quot;&lt;br&gt; [4].</text:p>
          </table:table-cell>
          <table:table-cell/>
          <table:table-cell office:value-type="string" calcext:value-type="string">
            <text:p>&lt;ol compact&gt;&lt;li&gt;Пр. 001161 НКВД от 14.09.40.&lt;br&gt;&lt;li&gt;Пр. 733 НКВД от 01.12.41.&lt;br&gt;&lt;li&gt;ГАРФ. Ф. 9414. Оп. 1. Д. 30. Л. 76.&lt;br&gt;&lt;li&gt;Там же. Оп. 1д. Д. 6. Л. 1–131.&lt;br&gt;&lt;li&gt;Там же. Оп. 1. Д. 28, Л. 78.&lt;br&gt;&lt;li&gt;Там же. Д. 1181. Л. 9–11.&lt;br&gt;&lt;li&gt;Там же. Оп. 1д. Д. 371. Л. 3, 53.&lt;br&gt;&lt;li&gt;Там же. Д. 372. Л. 7об., 8. &lt;br&gt;&lt;li&gt;Там же. Д. 378. Л. 109об.&lt;br&gt;&lt;li&gt;Пр. 0100 НКВД от 11.03.40. &lt;br&gt;&lt;li&gt;Пр. 0104 НКВД от 24.02.41.&lt;br&gt;&lt;li&gt;ГАРФ. Служебная карточка ГУЛАГа. &lt;br&gt;&lt;li&gt;Письмо ИЦ УВД Магаданской обл. № 3/937 от 14.10.96.&lt;br&gt;&lt;li&gt;Письмо ИЦ УВД Приморского кр. № 3/4–2722 от 23.09.96.&lt;/ol&gt;</text:p>
          </table:table-cell>
          <table:table-cell/>
          <table:table-cell office:value-type="string" calcext:value-type="string">
            <text:p>&lt;a href=r3-40.html&gt;БИРСКИЙ ИТЛ&lt;/a&gt;,&lt;br&gt; &lt;a href=r3-47.html&gt;БУРЕИНСКИЙ ИТЛ&lt;/a&gt;,&lt;br&gt; &lt;a href=r3-84.html&gt;ДАЛЬНЕ-ВОСТОЧНЫЙ ИТЛ&lt;/a&gt;,&lt;br&gt; &lt;a href=r3-256.html&gt;НОВО-ТАМБОВСКИЙ ИТЛ&lt;/a&gt;,&lt;br&gt; &lt;a href=r3-321.html&gt;СРЕДНЕ-БЕЛЬСКИЙ ИТЛ&lt;/a&gt;,&lt;br&gt; &lt;a href=r3-335.html&gt;СТРОИТЕЛЬСТВО 201 И ИТЛ&lt;/a&gt;,&lt;br&gt; &lt;a href=r3-444.html&gt;ХАБАРОВСКИЙ ИТЛ&lt;/a&gt;,&lt;br&gt; &lt;a href=r3-465.html&gt;ШОСДОРЛАГ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ВЛАДИВОСТОКСКИЙ ПЕРЕСЫЛЬНЫЙ ПУНКТ ДАЛЬСТРОЯ</text:p>
          </table:table-cell>
          <table:table-cell office:value-type="string" calcext:value-type="string">
            <text:p>Владперпункт, Владивостокский район</text:p>
          </table:table-cell>
          <table:table-cell office:value-type="string" calcext:value-type="string">
            <text:p>организован — не позднее 01.01.40 [1]&lt;SUP&gt;1&lt;/SUP&gt;;&lt;br&gt; закрыт в 1941 г. [2]&lt;SUP&gt;2&lt;/SUP&gt;.</text:p>
          </table:table-cell>
          <table:table-cell/>
          <table:table-cell office:value-type="string" calcext:value-type="string">
            <text:p>ГУСДС [2].</text:p>
          </table:table-cell>
          <table:table-cell office:value-type="string" calcext:value-type="string">
            <text:p>Приморский кр., г.Владивосток (?)&lt;SUP&gt;3&lt;/SUP&gt;.</text:p>
          </table:table-cell>
          <table:table-cell table:number-columns-repeated="2" office:value-type="string" calcext:value-type="string">
            <text:p>нет.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01.01.40 — 10 386 (УРО);&lt;br&gt; 01.01.41 — 8935, 01.07.41 — 18 404 [3];&lt;br&gt; 31.12.41 — 7587 [2].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&lt;SUP&gt;1&lt;/SUP&gt; Судя по мемуарной литературе и устным свидетельствам, пересыльный пункт по отправке з/к в Магадан на ст. Вторая речка во Владивостоке существовал задолго до 1940 г., но в сводках УРО Владперпункт появился только с 01.01.40. Возможно, с этого времени он стал самостоятельным подр. Дальстроя.&lt;br&gt;&lt;SUP&gt;2&lt;/SUP&gt; Датировано по данным УРО. Последнее упом. Владивостокского р-на — 31.12.41. С января 1942 г. в сводках УРО появляется ПРИМОРСКИЙ РАЙОН ДАЛЬСТРОЯ. Не исключено, что это новое название Владперпункта (или — что Владперпункт был включен в Приморский р-н), а в подобных случаях замена названия в сводках УРО могла запаздывать.&lt;br&gt;&lt;SUP&gt;3&lt;/SUP&gt; В документах сведения о дислокации не найдены, однако, судя по названию и устным свидетельствам, пересыльный пункт находился во Владивостоке.</text:p>
          </table:table-cell>
          <table:table-cell/>
          <table:table-cell office:value-type="string" calcext:value-type="string">
            <text:p>&lt;ol compact&gt;&lt;li&gt;ГАРФ. Ф. 9414. Оп. 1. Д. 1151.&lt;br&gt;&lt;li&gt;Там же. Оп. 1д. Д. 372. Л. 8об., 9.&lt;br&gt;&lt;li&gt;Там же. Д. 371. Л. 3, 57.&lt;/ol&gt;</text:p>
          </table:table-cell>
          <table:table-cell/>
          <table:table-cell office:value-type="string" calcext:value-type="string">
            <text:p>&lt;a href=r3-286.html&gt;ПРИМОРСКИЙ РАЙОН ДАЛЬСТРОЯ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ВОДОРАЗДЕЛЬНЫЙ ЛАГЕРЬ</text:p>
          </table:table-cell>
          <table:table-cell office:value-type="string" calcext:value-type="string">
            <text:p>Особый лагерь № 12, Особлаг № 12</text:p>
          </table:table-cell>
          <table:table-cell office:value-type="string" calcext:value-type="string">
            <text:p>организован 25.10.52 [1]&lt;SUP&gt;1&lt;/SUP&gt;;&lt;br&gt; закрыт 29.04.53 {35}, [2. Л. 201–211]&lt;SUP&gt;2&lt;/SUP&gt;.</text:p>
          </table:table-cell>
          <table:table-cell/>
          <table:table-cell office:value-type="string" calcext:value-type="string">
            <text:p>ГУЛЛП [3. Разд. 1. Л. 1], {23};&lt;br&gt; ГТУ с 28.03.53 {32}.</text:p>
          </table:table-cell>
          <table:table-cell office:value-type="string" calcext:value-type="string">
            <text:p>Коми АССР, ст.Микунь Печорской ж.д., [1], [3. Разд. 1. Л. 2], {23}.</text:p>
          </table:table-cell>
          <table:table-cell office:value-type="string" calcext:value-type="string">
            <text:p>КГ [1], [3. Разд. 1. Л. 1], {23}.</text:p>
          </table:table-cell>
          <table:table-cell office:value-type="string" calcext:value-type="string">
            <text:p>Омега {23}.</text:p>
          </table:table-cell>
          <table:table-cell office:value-type="string" calcext:value-type="string">
            <text:p>Коми АССР, ст. Микунь Печорской ж.д., п/я 400 с 25.10.52 [1], [3. Разд. 1. Л. 2];&lt;br&gt; п/я КГ-400 на 27.02.53 {23}.</text:p>
          </table:table-cell>
          <table:table-cell office:value-type="string" calcext:value-type="string">
            <text:p>лесозаготовки на базе лесных массивов Айкино—Кослан (заготовка и вывозка леса, лесопиление, выработка шпал), стр-во лесовозной ж/д ветки Айкино—Кослан (от ст.Микунь Печорской ж.д.) [1], [3. Разд. 1. Л. 2].</text:p>
          </table:table-cell>
          <table:table-cell office:value-type="string" calcext:value-type="string">
            <text:p>01.03.53 — 1162&lt;SUP&gt;3&lt;/SUP&gt;, 01.05.53 — 728 (УРО)&lt;SUP&gt;4&lt;/SUP&gt;.</text:p>
          </table:table-cell>
          <table:table-cell office:value-type="string" calcext:value-type="string">
            <text:p>з/н — п/п в/с Слюсаренко А.И., с 25.10.52 — ? [1]&lt;SUP&gt;5&lt;/SUP&gt;;&lt;br&gt; и.о. нач. — п/п в/с Слюсаренко А.И., с 01.04.53 — ? [4].</text:p>
          </table:table-cell>
          <table:table-cell office:value-type="string" calcext:value-type="string">
            <text:p>05.05.53 принят на учет и хранение в УСТЬВЫМСКИЙ ИТЛ [2. Л. 201–211], [5]. В 1954 г. передан в КОСЛАНСКИЙ ИТЛ {1}.</text:p>
          </table:table-cell>
          <table:table-cell office:value-type="string" calcext:value-type="string">
            <text:p>&lt;SUP&gt;1&lt;/SUP&gt; Организован во исполнение Расп. СМ 20 340-р от 09.08.52 на базе ЛП ГУЛЖДС на ст. Микунь (в состав лагеря принят также ЛП Печорлага) [3. Разд. 1. Л. 2;&lt;br&gt; Разд. 2. Л. 3–6, 12–13]. 25.10.52 приказано: К организации приступить с ноября 1952... полностью завершить организацию к концу 1955&amp;quot;&lt;br&gt; [1].&lt;br&gt;&lt;SUP&gt;2&lt;/SUP&gt; На его базе создано 9-е ЛО Устьвымлага.&lt;br&gt;&lt;SUP&gt;3&lt;/SUP&gt; Согласно [6. Л. 94], на 01.03.53 — 1142 з/к, все — общего контингента.&lt;br&gt;&lt;SUP&gt;4&lt;/SUP&gt; Согласно [1;&lt;br&gt; 3. Разд. 1. Л. 2], штатная численность — 35 000 (25 000 особого и 10 000 общего контингента). Приказано передать в состав Особого лагеря № 12 из Особого лагеря № 10 в сентябре—декабре 1953 г. 8000 з/к [1];&lt;br&gt; в декабре 1952 г. планировалось завезти 500 з/к общего режима для стр-ва лагеря, 23.12.52 — 300 з/к из Львовской обл., 03.01.53 — 500 з/к из КАМЫШОВОГО ЛАГЕРЯ;&lt;br&gt; от 200 з/к руководство ГУЛЛП отказалось ввиду отсутствия помещений для размещения [3. Разд. 2. Л. 3–6].&lt;br&gt;&lt;SUP&gt;5&lt;/SUP&gt; С освобождением от обязанностей зам. нач. КАМЫШОВОГО ЛАГЕРЯ [1].</text:p>
          </table:table-cell>
          <table:table-cell/>
          <table:table-cell office:value-type="string" calcext:value-type="string">
            <text:p>&lt;ol compact&gt;&lt;li&gt;Пр. 00869 МВД от 25.10.52.&lt;br&gt;&lt;li&gt;ГАРФ. Ф. 9414. Оп. 1. Д. 176.&lt;br&gt;&lt;li&gt;Там же. Д. 553.&lt;br&gt;&lt;li&gt;Пр. 026/л МЮ от 01.04.53.&lt;br&gt;&lt;li&gt;Разъяснение 127сс/372сс КГБ при СМ СССР и МВД от 28.11.54.&lt;br&gt;&lt;li&gt;ГАРФ. Ф. 9414. Оп. 1. Д. 118.&lt;/ol&gt;</text:p>
          </table:table-cell>
          <table:table-cell/>
          <table:table-cell office:value-type="string" calcext:value-type="string">
            <text:p>&lt;a href=r3-187.html&gt;КАМЫШОВЫЙ ЛАГЕРЬ&lt;/a&gt;,&lt;br&gt; &lt;a href=r3-203.html&gt;КОСЛАНСКИЙ ИТЛ&lt;/a&gt;,&lt;br&gt; &lt;a href=r3-438.html&gt;УСТЬВЫМСКИЙ ИТЛ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ВОЛГО-БАЛТИЙСКИЙ ИТЛ</text:p>
          </table:table-cell>
          <table:table-cell/>
          <table:table-cell office:value-type="string" calcext:value-type="string">
            <text:p>организован 31.10.52 на базе расформированных ШЕКСНИНСКОГО ИТЛ МВД и ВЫТЕГОРСКОГО ИТЛ [1];&lt;br&gt; закрыт 29.07.53 [2].</text:p>
          </table:table-cell>
          <table:table-cell/>
          <table:table-cell office:value-type="string" calcext:value-type="string">
            <text:p>Главгидроволгобалтстрой с 31.10.52 [1];&lt;br&gt; ГУЛАГ МЮ с 02.04.53 {33}.</text:p>
          </table:table-cell>
          <table:table-cell office:value-type="string" calcext:value-type="string">
            <text:p>Вологодская обл., г.Вытегра {24, 37}.</text:p>
          </table:table-cell>
          <table:table-cell office:value-type="string" calcext:value-type="string">
            <text:p>КЕ с 17.11.52 [3], {24, 37}.</text:p>
          </table:table-cell>
          <table:table-cell office:value-type="string" calcext:value-type="string">
            <text:p>Балтика {24, 37}.</text:p>
          </table:table-cell>
          <table:table-cell office:value-type="string" calcext:value-type="string">
            <text:p>Вологодская обл., г.Вытегра, п/я КЕ-301 {24, 37}.</text:p>
          </table:table-cell>
          <table:table-cell office:value-type="string" calcext:value-type="string">
            <text:p>стр-во Волго-Балтийского водного пути: обслуживание Белоусовского, Новинковского, Пахомовского, Шуминского и Шекснинского СУ [1].</text:p>
          </table:table-cell>
          <table:table-cell office:value-type="string" calcext:value-type="string">
            <text:p>01.01.53 — 33 720 [4];&lt;br&gt; 01.03.53 — 32 784 (УРО), 15.07.53 — 3815 [5];&lt;br&gt; 01.09.53 — 2242 (УРО).</text:p>
          </table:table-cell>
          <table:table-cell office:value-type="string" calcext:value-type="string">
            <text:p>з/н Главгидроволгобалтстроя МВД — г/м Демин В.И., с 31.10.52 — ? [1];&lt;br&gt; и.о. нач. — п/п Величко Н.Ф., с 01.04.53 — ? [6].</text:p>
          </table:table-cell>
          <table:table-cell office:value-type="string" calcext:value-type="string">
            <text:p>1956 г. — в архиве УИТЛК УМВД по Вологодской обл.: л/д з/к — 27 734, материалы делопроизводства — 1382, л/д вольнонаемных;&lt;br&gt; в ГА Вологодской обл.: служебные карточки {1}. 1997 г. — в ГА Вологодской обл.: материалы делопроизводства, тех. документация, сведения о медицинском обслуживании вольнонаемных и з/к, акты о смерти з/к;&lt;br&gt; в Вологодском областном архиве новейшей политической истории: материалы Политотдела УИТЛ, в том числе личные и персональные дела [7].</text:p>
          </table:table-cell>
          <table:table-cell table:number-columns-repeated="2"/>
          <table:table-cell office:value-type="string" calcext:value-type="string">
            <text:p>&lt;ol compact&gt;&lt;li&gt;Пр. 01233 МВД от 31.10.52.&lt;br&gt;&lt;li&gt;Пр. 0140 МЮ от 29.07.53. &lt;br&gt;&lt;li&gt;Пр. 00905 МВД от 17.11.52.&lt;br&gt;&lt;li&gt;ГАРФ. Ф. 9414. Оп. 1. Д. 118. Л. 89. &lt;br&gt;&lt;li&gt;Там же. Оп. 1д. Д. 249. Разд. 4. Л. 18.&lt;br&gt;&lt;li&gt;Пр. 029/л МЮ от 01.04.53.&lt;br&gt;&lt;li&gt;Письмо ГА Вологодской обл. № 1–29/43 от 15.04.97.&lt;/ol&gt;</text:p>
          </table:table-cell>
          <table:table-cell/>
          <table:table-cell office:value-type="string" calcext:value-type="string">
            <text:p>&lt;a href=r3-70.html&gt;ВЫТЕГОРСКИЙ ИТЛ&lt;/a&gt;,&lt;br&gt; &lt;a href=r3-463.html&gt;ШЕКСНИНСКИЙ ИТЛ МВД&lt;/a&gt;.</text:p>
          </table:table-cell>
          <table:table-cell office:value-type="string" calcext:value-type="string">
            <text:p>С.Филиппов, 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ВОЛЖСКИЙ ЖЕЛЕЗНОДОРОЖНЫЙ ИТЛ</text:p>
          </table:table-cell>
          <table:table-cell office:value-type="string" calcext:value-type="string">
            <text:p>Волголаг</text:p>
          </table:table-cell>
          <table:table-cell office:value-type="string" calcext:value-type="string">
            <text:p>организован 22.02.42 [1]&lt;SUP&gt;1&lt;/SUP&gt;;&lt;br&gt; закрыт 27.04.43 (в связи с окончанием стр-ва) [2];&lt;br&gt; ликвидком передан ПРИВОЛЖСКОМУ ИТЛ со всеми ресурсами 07.01.44 [3].</text:p>
          </table:table-cell>
          <table:table-cell/>
          <table:table-cell office:value-type="string" calcext:value-type="string">
            <text:p>ГУЛЖДС с 22.02.42 [1, 2].</text:p>
          </table:table-cell>
          <table:table-cell office:value-type="string" calcext:value-type="string">
            <text:p>Татарская АССР, г.Казань с 22.02.42 [1, 4], {13}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Татарская АССР, г.Казань, п/я — нет {13}.</text:p>
          </table:table-cell>
          <table:table-cell office:value-type="string" calcext:value-type="string">
            <text:p>стр-во ж.д. Свияжск—Ульяновск, работы в совхозе им.Сакко и Ванцетти&lt;SUP&gt;2&lt;/SUP&gt; [1, 2].</text:p>
          </table:table-cell>
          <table:table-cell office:value-type="string" calcext:value-type="string">
            <text:p>01.07.42 — 5342&lt;SUP&gt;3&lt;/SUP&gt;, 01.10.42 — 2457, 01.01.43 — 1923 [5];&lt;br&gt; 01.01.44 — 519 (УРО)&lt;SUP&gt;4&lt;/SUP&gt;.</text:p>
          </table:table-cell>
          <table:table-cell office:value-type="string" calcext:value-type="string">
            <text:p>нач. — Афанасьев Г.Д., с 22.02.42 — ? [1].</text:p>
          </table:table-cell>
          <table:table-cell office:value-type="string" calcext:value-type="string">
            <text:p>В ОИТК УМВД по Саратовской обл.: л/д з/к — 4500, л/д трудмобилизованных;&lt;br&gt; в 1-м Спецотделе УМВД по Саратовской обл.: л/д вольнонаемных: в Дорожном архиве Печорской ж.д. (г. Котлас) {1}.</text:p>
          </table:table-cell>
          <table:table-cell office:value-type="string" calcext:value-type="string">
            <text:p>&lt;SUP&gt;1&lt;/SUP&gt; Организован в соответствии с Пост. ГКО № 1286сс от 15.02.42. Предполагалось по мере высвобождения перебросить з/к со стр-ва Сорока—Обозерская, а позднее перебросить на стр-во весь СОРОКСКИЙ ИТЛ [1]. В {1} дата приказа об открытии ИТЛ (23.02.42) ошибочна.&lt;br&gt;&lt;SUP&gt;2&lt;/SUP&gt; Совхоз после ликвидации ВОЛЖСКОГО ИТЛ передан ШИРОКОВСКОМУ ИТЛ [2].&lt;br&gt;&lt;SUP&gt;3&lt;/SUP&gt; Из них 284 женщины, 1166 осужденных за к/р преступления [5].&lt;br&gt;&lt;SUP&gt;4&lt;/SUP&gt; Штатная численность — 15 000 з/к, 20 000 трудмобилизованных немцев [1]. Фактически на 01.08.42 — 23 237 мобилизованных немцев [6].</text:p>
          </table:table-cell>
          <table:table-cell/>
          <table:table-cell office:value-type="string" calcext:value-type="string">
            <text:p>&lt;ol compact&gt;&lt;li&gt;Пр. 00373 НКВД от 22.02.42.&lt;br&gt;&lt;li&gt;Пр. 304 НКВД от 27.04.43.&lt;br&gt;&lt;li&gt;Пр. 8 НКВД от 07.01.44.&lt;br&gt;&lt;li&gt;Пр. 001483 НКВД от 04.09.43. &lt;br&gt;&lt;li&gt;ГАРФ. Ф. 9414. Оп. 1д. Д. 378. Л. 41об., 77, 113.&lt;br&gt;&lt;li&gt;Там же. Д. 379. Л. 71, 72, 103.&lt;/ol&gt;</text:p>
          </table:table-cell>
          <table:table-cell/>
          <table:table-cell office:value-type="string" calcext:value-type="string">
            <text:p>&lt;a href=r3-281.html&gt;ПРИВОЛЖСКИЙ ИТЛ&lt;/a&gt;,&lt;br&gt; &lt;a href=r3-318.html&gt;СОРОКСКИЙ ИТЛ&lt;/a&gt;,&lt;br&gt; &lt;a href=r3-464.html&gt;ШИРОКОВСКИЙ ИТЛ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ВОЛЖСКИЙ ИТЛ И СТРОИТЕЛЬСТВО&lt;BR&gt;ГИДРОТЕХНИЧЕСКИХ УЗЛОВ</text:p>
          </table:table-cell>
          <table:table-cell office:value-type="string" calcext:value-type="string">
            <text:p>Волголаг, Волгострой</text:p>
          </table:table-cell>
          <table:table-cell office:value-type="string" calcext:value-type="string">
            <text:p>организован 07.12.35 [1];&lt;br&gt; закрыт 20.03.42 [2]&lt;SUP&gt;1&lt;/SUP&gt;.</text:p>
          </table:table-cell>
          <table:table-cell/>
          <table:table-cell office:value-type="string" calcext:value-type="string">
            <text:p>ГУЛАГ с 07.12.35;&lt;br&gt; ГУЛГТС с 13.09.40 [3];&lt;br&gt; ГУЛАГ с 24.10.41 [4].</text:p>
          </table:table-cell>
          <table:table-cell office:value-type="string" calcext:value-type="string">
            <text:p>Ярославская обл., г.Рыбинск [1], {6, 10};&lt;br&gt; Ярославская обл., Рыбинский р-н, с.Переборы {11}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Ярославская обл., г.Рыбинск, п/я 229 {10};&lt;br&gt; Ярославская обл., Рыбинский р-н, с.Переборы, п/я 229 {11}.</text:p>
          </table:table-cell>
          <table:table-cell office:value-type="string" calcext:value-type="string">
            <text:p>обслуживание работ Волгостроя НКВД&lt;SUP&gt;2&lt;/SUP&gt;, в том числе: стр-во Рыбинского, Угличского&lt;SUP&gt;3&lt;/SUP&gt;, Б. Шекснинского гидроузлов, Угличской ГЭС, стр-во ж/д ветки Углич—Калязин (в том числе ж/д моста через р. Волга у Калязина), работы на мех. з-де № 1, строит. работы по расширению литейных цехов з-да № 28, стр-во бомбоубежищ в г.Ярославле [1, 5–9].</text:p>
          </table:table-cell>
          <table:table-cell office:value-type="string" calcext:value-type="string">
            <text:p>01.01.36 — 19 420, 01.01.37 — 43 566, 01.01.38 — 73 100, 01.10.38 — 77 345&lt;SUP&gt;4&lt;/SUP&gt;, 01.01.39 — 74 576, 01.01.40 — 63 047 (УРО);&lt;br&gt; 01.01.41 — 87 791, 01.07.41 — 85 505 [10].</text:p>
          </table:table-cell>
          <table:table-cell office:value-type="string" calcext:value-type="string">
            <text:p>нач. Волгостроя и Волголага НКВД — ст. майор ГБ Рапопорт Я.Д., с 07.12.35 по 13.09.40&lt;SUP&gt;5&lt;/SUP&gt; [1, 3];&lt;br&gt; майор ГБ Журин В.Д., с 13.09.40&lt;SUP&gt;6&lt;/SUP&gt; — не ранее 29.01.41&lt;SUP&gt;7&lt;/SUP&gt; [3, 11];&lt;br&gt; зам нач. — кап. ГБ Котов-Уралец А.К., с 23.04.39 — ? [12].</text:p>
          </table:table-cell>
          <table:table-cell office:value-type="string" calcext:value-type="string">
            <text:p>В УИТЛК УМВД по Свердловской обл.: л/д з/к — 675, материалы зоны затопления — 697, л/д вольнонаемных;&lt;br&gt; в УИТЛК УМВД по Ярославской обл.: л/д з/к — 119 148, картотека з/к, материалы делопроизводства — 6761, служебные карточки на сотрудников {1}.</text:p>
          </table:table-cell>
          <table:table-cell office:value-type="string" calcext:value-type="string">
            <text:p>&lt;SUP&gt;1&lt;/SUP&gt; 24.02.42 на базе ряда ЛО Волголага организован РЫБИНСКИЙ ИТЛ [13], которому через месяц переданы все лаг. подр. ликвидируемого Волголага [2]. Волгострой (см. примеч. 2) сохранен как строит. организация НКВД [2].&lt;br&gt;&lt;SUP&gt;2&lt;/SUP&gt; Первоначально стр-во Угличского и Рыбинского гидроузлов было поручено ДМИТРОВСКОМУ ИТЛ [14], однако 16.09.35 ГУЛАГу НКВД приказано немедленно приступить к организации самостоятельного Упр. стр-ва и лагеря (фактически ИТЛ организован позднее, чем УС) [15]. Нач. УС Угличского и Рыбинского гидроузлов НКВД (позднее употребительней был синоним Волгострой) назначен зам. нач. ГУЛАГа Я.Д.Рапопорт, с освобождением его от должности нач. ББК [15].&lt;br&gt;&lt;SUP&gt;3&lt;/SUP&gt; Стр-во начато согласно Пост. СНК № 2074 от 14.09.35 для обеспечения необходимого судоходного подхода к каналу Москва—Волга со стороны р. Волги... и для создания водохранилища в районе Молого-Шекснинского междуречья;&lt;br&gt; прекращено Пост. СНК № 304кс от 22.11.41. Высвобождающихся з/к приказано передать на др. стройки НКВД. Для эксплуатации действующих ГЭС и шлюзов (передаваемых этим же пост. из Волгостроя НКВД другим наркоматам) организованы контрагентские лаг. р-ны Волголага [16].&lt;br&gt;&lt;SUP&gt;4&lt;/SUP&gt; Из них 14 482 осужденных за к/р преступления и 22 488 — как СОЭ и СВЭ [17].&lt;br&gt;&lt;SUP&gt;5&lt;/SUP&gt; С назначением на должность нач. ГУЛГТС НКВД (по совместительству с должностью зам. нач. ГУЛАГа) [3].&lt;br&gt;&lt;SUP&gt;6&lt;/SUP&gt; По совместительству оставлен также в должности гл. инж. Волгостроя НКВД [3].&lt;br&gt;&lt;SUP&gt;7&lt;/SUP&gt; От должностей нач. и гл. инж. Волгостроя освобожден 07.06.46 в звании г/м инж.-тех. сл. [18].</text:p>
          </table:table-cell>
          <table:table-cell/>
          <table:table-cell office:value-type="string" calcext:value-type="string">
            <text:p>&lt;ol compact&gt;&lt;li&gt;Пр. 0156 НКВД от 07.12.35.&lt;br&gt;&lt;li&gt;Пр. 00565 НКВД от 20.03.42.&lt;br&gt;&lt;li&gt;Пр. 001159 НКВД от 13.09.40.&lt;br&gt;&lt;li&gt;Пр. 0450 НКВД от 24.10.41. &lt;br&gt;&lt;li&gt;ГАРФ. Ф. 9414. Оп. 1. Д. 2927. Л. 4.&lt;br&gt;&lt;li&gt;Там же. Д. 641. Л. 11–16.&lt;br&gt;&lt;li&gt;Пр. 0500 НКВД от 26.11.40.&lt;br&gt;&lt;li&gt;Пр. 001631 НКВД от 24.11.41.&lt;br&gt;&lt;li&gt;Пр. 0155 НКВД от 11.06.39.&lt;br&gt;&lt;li&gt;ГАРФ. Ф. 9414. Оп. 1д. Д. 371. Л. 1, 55. &lt;br&gt;&lt;li&gt;Пр. 0094 НКВД от 29.01.41.&lt;br&gt;&lt;li&gt;Пр. 917лс НКВД от 23.04.39. &lt;br&gt;&lt;li&gt;Пр. 00387 НКВД от 24.02.42.&lt;br&gt;&lt;li&gt;Пр. 288 НКВД от 09.09.35.&lt;br&gt;&lt;li&gt;Пр. 302 НКВД от 16.09.35.&lt;br&gt;&lt;li&gt;Пр. 001617 НКВД от 23.11.41.&lt;br&gt;&lt;li&gt;ГАРФ. Ф. 9414. Оп. 1. Д. 1140. Л. 140.&lt;br&gt;&lt;li&gt;Пр. 791лс МВД от 07.06.46.&lt;/ol&gt;</text:p>
          </table:table-cell>
          <table:table-cell/>
          <table:table-cell office:value-type="string" calcext:value-type="string">
            <text:p>&lt;a href=r3-63.html&gt;ВОЛЖСКИЙ ИТЛ МВД&lt;/a&gt;,&lt;br&gt; &lt;a href=r3-90.html&gt;ДМИТРОВСКИЙ ИТЛ&lt;/a&gt;,&lt;br&gt; &lt;a href=r3-115.html&gt;ИТЛ ВОЛГОСТРОЯ&lt;/a&gt;,&lt;br&gt; &lt;a href=r3-293.html&gt;РЫБИНСКИЙ ИТЛ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ВОЛЖСКИЙ ИТЛ МВД</text:p>
          </table:table-cell>
          <table:table-cell office:value-type="string" calcext:value-type="string">
            <text:p>Волголаг, Волгострой</text:p>
          </table:table-cell>
          <table:table-cell office:value-type="string" calcext:value-type="string">
            <text:p>организован 29.04.46 — переименован из ИТЛ ВОЛГОСТРОЯ [1];&lt;br&gt; закрыт 29.04.53 (лаг. подр. переданы в состав УИТЛК УМВД по Ярославской обл.) {35}.</text:p>
          </table:table-cell>
          <table:table-cell/>
          <table:table-cell office:value-type="string" calcext:value-type="string">
            <text:p>ГУЛАГ [1], {35}.</text:p>
          </table:table-cell>
          <table:table-cell office:value-type="string" calcext:value-type="string">
            <text:p>Ярославская обл., Рыбинский р-н, с.Переборы {17} [2];&lt;br&gt; Щербаковский р-н, пос. Переборы {19, 30}.</text:p>
          </table:table-cell>
          <table:table-cell office:value-type="string" calcext:value-type="string">
            <text:p>Е — перешел от предшественника {3, 17, 19, 30}.</text:p>
          </table:table-cell>
          <table:table-cell office:value-type="string" calcext:value-type="string">
            <text:p>Волга {19, 30} [2].</text:p>
          </table:table-cell>
          <table:table-cell office:value-type="string" calcext:value-type="string">
            <text:p>Ярославская обл., Рыбинский р-н, с.Переборы, п/я 229 {17} [2];&lt;br&gt; г.Щербаков, п/я 229 {19, 30}.</text:p>
          </table:table-cell>
          <table:table-cell office:value-type="string" calcext:value-type="string">
            <text:p>обслуживание работ Волгостоя&lt;SUP&gt;1&lt;/SUP&gt; [1], окончание стр-ва гидроузлов в Угличе и Щербакове (Рыбинске)&lt;SUP&gt;2&lt;/SUP&gt; [3], контрагентские работы (в том числе — на Рыбинском мех. з-де № 1 Главпромстроя&lt;SUP&gt;3&lt;/SUP&gt;), лесозаготовки, добыча камня, швейное производство, выпуск изделий ширпотреба, с/х работы, ловля и переработка рыбы&lt;SUP&gt;4&lt;/SUP&gt; [1, 2, 4–6].</text:p>
          </table:table-cell>
          <table:table-cell office:value-type="string" calcext:value-type="string">
            <text:p>01.04.46 — 17 338&lt;SUP&gt;5&lt;/SUP&gt; [2];&lt;br&gt; 01.01.47 — 21 379, 01.01.48 — 18 440, 01.01.50 — 17 399, 01.01.52 — 16 035, 01.01.53 — 15 063 (УРО).</text:p>
          </table:table-cell>
          <table:table-cell office:value-type="string" calcext:value-type="string">
            <text:p>нач.— полк. Копаев Г.Н., с 29.04.46 по 21.09.50 [1, 7];&lt;br&gt; г/м Медведев А.П., с 17.10.50 по 25.06.53 [8, 9]&lt;SUP&gt;6&lt;/SUP&gt;;&lt;br&gt; з/н — г/п Лебедев И.Д., с 1947 г.&lt;SUP&gt;7&lt;/SUP&gt; по 29.12.51 [2, 10];&lt;br&gt; г/л Горлинский Н.Д., с 29.12.51 по 1952 г.&lt;SUP&gt;7&lt;/SUP&gt; [10, 2];&lt;br&gt; полк. в/с Борисов П.А., с 1952 г.&lt;SUP&gt;7&lt;/SUP&gt; — ? [2].</text:p>
          </table:table-cell>
          <table:table-cell office:value-type="string" calcext:value-type="string">
            <text:p>В УИТЛК УМВД по Ярославской обл. {1}.</text:p>
          </table:table-cell>
          <table:table-cell office:value-type="string" calcext:value-type="string">
            <text:p>&lt;SUP&gt;1&lt;/SUP&gt; Волгострой — строит. организация НКВД–МВД, переданная Пост. СМ № 2266–942сс от 08.10.46 в МЭ СССР. Работы Волгостроя МЭ СССР продолжали обслуживаться Волголагом [12].&lt;br&gt;&lt;SUP&gt;2&lt;/SUP&gt; В конце 1950 г. введен в строй последний агрегат Щербаковской ГЭС [3].&lt;br&gt;&lt;SUP&gt;3&lt;/SUP&gt; В частности, на этом з-де был изготовлен стальной каркас для высотного дома МВД на Котельнической наб. в г.Москве [13].&lt;br&gt;&lt;SUP&gt;4&lt;/SUP&gt; Общее количество с/х угодий в Волжском ИТЛ — 2090 га [6].&lt;br&gt;&lt;SUP&gt;5&lt;/SUP&gt; Из них 8175 осужденных за к/р преступления.&lt;br&gt;&lt;SUP&gt;6&lt;/SUP&gt; При передаче ГУЛАГа МВД в МЮ нахождение г/м Медведева в должности нач. Упр. подтверждено пр. [14];&lt;br&gt; при освобождении от должности нач. Упр. Волжского ИТЛ назн. нач. УИТЛК УМВД по Ленинградской обл. [9].&lt;br&gt;&lt;SUP&gt;7&lt;/SUP&gt; Сведения из Литерного дела на Волжский ИТЛ МВД [2].&lt;br&gt;&lt;SUP&gt;8&lt;/SUP&gt; Из письма зам. министра МВД г/п Серова за № 1/24 563с от 17.12.52 нач. Волголага Медведеву следует, что в ЦПБ ГУЛАГа должны были направляться на принудительное лечение только осужденные за к/р преступления [2].</text:p>
          </table:table-cell>
          <table:table-cell/>
          <table:table-cell office:value-type="string" calcext:value-type="string">
            <text:p>&lt;ol compact&gt;&lt;li&gt;Пр. 0119 МВД от 29.04.46.&lt;br&gt;&lt;li&gt;ГАРФ. Ф. 9414. Оп. 1д. Д. 250.&lt;br&gt;&lt;li&gt;Там же. Оп. 1, Д. 164. Л. 14.&lt;br&gt;&lt;li&gt;Там же. Оп. 1д. Д. 44. Л. 250–269.&lt;br&gt;&lt;li&gt;Там же. Д. 98. Л. 141.&lt;br&gt;&lt;li&gt;Там же. Д. 77. Л. 112–151.&lt;br&gt;&lt;li&gt;Пр. 1306лс МВД от 21.09.50.&lt;br&gt;&lt;li&gt;Пр. 1460лс МВД от 17.10.50.&lt;br&gt;&lt;li&gt;Пр. 566/лг МЮ от 25.06.53.&lt;br&gt;&lt;li&gt;Пр. 1808лс МВД от 29.12.51.&lt;br&gt;&lt;li&gt;Пр. 001009 МВД от 02.11.49.&lt;br&gt;&lt;li&gt;Пр. 001065/50сс МВД и МЭ от 04.12.46.&lt;br&gt;&lt;li&gt;Пр. 233 МВД от 15.04.49.&lt;br&gt;&lt;li&gt;Пр. 031/л МЮ от 07.04.53.&lt;/ol&gt;</text:p>
          </table:table-cell>
          <table:table-cell office:value-type="string" calcext:value-type="string">
            <text:p>02.11.49 на базе 2-й обл. больницы Волголага организована Центр. психиатрическая больница (ЦПБ) Санотдела ГУЛАГа на 300 мест [11]. В 1952 г. административно ЦПБ являлась 14-м ЛО Волголага с дислокацией на ст. Рыбинск Ярославской ж.д. (адрес: г.Щербаков-7 Ярославской обл., п/я 229/14). Нач. ЦПБ — ст. лейт. Прокопец (08.05.51 — ?). На 01.03.52 в ЦПБ находилось 400 з/к (из них 114 женщин, 219 осужденных за к/р преступления) [2]&lt;SUP&gt;8&lt;/SUP&gt;.</text:p>
          </table:table-cell>
          <table:table-cell office:value-type="string" calcext:value-type="string">
            <text:p>&lt;a href=r3-62.html&gt;ВОЛЖСКИЙ ИТЛ И СТРОИТЕЛЬСТВО ГИДРОТЕХНИЧЕСКИХ УЗЛОВ&lt;/a&gt;,&lt;br&gt; &lt;a href=r3-115.html&gt;ИТЛ ВОЛГОСТРОЯ&lt;/a&gt;,&lt;br&gt; &lt;a href=r3-293.html&gt;РЫБИНСКИЙ ИТЛ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ВОРКУТИНСКИЙ ИТЛ</text:p>
          </table:table-cell>
          <table:table-cell office:value-type="string" calcext:value-type="string">
            <text:p>Воркуто-Печорский ИТЛ, Воркутпечлаг,&lt;BR&gt;Воркутлаг, Воркутстрой</text:p>
          </table:table-cell>
          <table:table-cell office:value-type="string" calcext:value-type="string">
            <text:p>организован 10.05.38 [1, 2]&lt;SUP&gt;1&lt;/SUP&gt;;&lt;br&gt; действующий на 01.01.60 {46}.</text:p>
          </table:table-cell>
          <table:table-cell/>
          <table:table-cell office:value-type="string" calcext:value-type="string">
            <text:p>ГУЛАГ с 10.05.38 [1];&lt;br&gt; УТП с 26.02.41 [3];&lt;br&gt; ГУЛГМП с 02.07.41 [4];&lt;br&gt; ГУЛЖДС с 24.10.41 [5];&lt;br&gt; ГУЛГМП с 05.10.43 [6];&lt;br&gt; ГУЛАГ МЮ с 02.04.53 {33};&lt;br&gt; ГУЛАГ МВД с 28.01.54 {38};&lt;br&gt; МВД Коми АССР с 07.10.55 [7];&lt;br&gt; ГУИТК МВД СССР с 31.01.57 {43};&lt;br&gt; МВД РСФСР с 01.12.57 {44}.</text:p>
          </table:table-cell>
          <table:table-cell office:value-type="string" calcext:value-type="string">
            <text:p>Архангельская обл., Ненецкий н.ок., пос. Воркута {10, 11, 13}&lt;SUP&gt;2&lt;/SUP&gt;;&lt;br&gt; Коми АССР, Кожвинский р-н, р.п. (г.) Воркута [8], {14, 15, 17, 19, 29, 37}.</text:p>
          </table:table-cell>
          <table:table-cell office:value-type="string" calcext:value-type="string">
            <text:p>Ж с 25.12.45 {16}.</text:p>
          </table:table-cell>
          <table:table-cell office:value-type="string" calcext:value-type="string">
            <text:p>Тундра {19, 29, 37}.</text:p>
          </table:table-cell>
          <table:table-cell office:value-type="string" calcext:value-type="string">
            <text:p>Архангельская обл., Ненецкий н.ок., пос. Воркута, п/я 223 {10, 11, 13}&lt;SUP&gt;3&lt;/SUP&gt;;&lt;br&gt; Коми АССР, р.п. (г.) Воркута, п/я 223 [8], {13, 14, 17};&lt;br&gt; на 15.01.49 — п/я 175 {19};&lt;br&gt; в 1953 г. — п/я Ж-175 {29, 37}.</text:p>
          </table:table-cell>
          <table:table-cell office:value-type="string" calcext:value-type="string">
            <text:p>шахтное стр-во, угледобыча, баржестроение на р.Печоре [1], подсобные с/х работы (на 09.09.42) [9], подготовка к пром. освоению Харбейского молибденового месторождения, в том числе стр-во ЛЭП Воркута—Харбей, опытной обогатительной ф-ки, автодороги [10], производство молибденового концентрата Поляро-Уральским упр. комб. Воркутауголь [11], стр-во ТЭЦ [12], в 1952 г. — работа на угольных шахтах № 2, 4, 5, 17, 18, 25, 26, 27, на обогатительной ф-ке шахты 17, стр-во шахт № 19 и 1–2, стр-во и ремонт ж/д путей, объектов Полярно-Уральского упр., дорожное и жилищное стр-во, работа на лесозаводе, на ремонтном, деревообрабатывающем, цементном и мех. з-дах, на з-де стройматериалов, в геологоразведочном упр., буровые и погрузочно-разгрузочные работы, производство ширпотреба, работа в совхозах Западный, Центральный, Пригородный, Заполярный, Победа, Усинский [13. Разд. 3. Л. 3–69], с 01.09.48 — работа в Мухтоловском совхозе (Горьковская обл.) [14], обслуживание судорем. мастерских в затоне Кожва [15], продолжение стр-ва ж.д. Воркута—Хальмер-Ю&lt;SUP&gt;3&lt;/SUP&gt; [16].</text:p>
          </table:table-cell>
          <table:table-cell office:value-type="string" calcext:value-type="string">
            <text:p>01.07.38 — 15 009, 01.01.39 — 17 923&lt;SUP&gt;4&lt;/SUP&gt;, 01.01.40 — 16 509 (УРО);&lt;br&gt; 01.01.41 — 19 080, 01.07.41 — 27 393 [17];&lt;br&gt; 01.01.42 — 28 588 [18];&lt;br&gt; 01.01.43 — 27 793&lt;SUP&gt;5&lt;/SUP&gt; [19];&lt;br&gt; 01.01.44 — 25 333, 01.01.45 — 39 711, 01.01.46 — 52 195, 01.01.48 — 62 525, 01.01.50 — 62 676, 01.01.51 — 72 940, 01.01.52 — 41 677&lt;SUP&gt;6&lt;/SUP&gt;, 01.01.53 — 36 861, 01.01.54 — 33 087, 01.01.55 — 52 453, 01.01.56 — 50 515, 01.01.57 — 49 646, 01.01.59 — 20 785, 01.01.60 — 15 338 (УРО).</text:p>
          </table:table-cell>
          <table:table-cell office:value-type="string" calcext:value-type="string">
            <text:p>врид нач.— ст.лейт. ГБ Попов Б.Ч.(?), с 10.05.38 — ? [1];&lt;br&gt; нач.— кап. ГБ Тарханов Л.А., с 16.06.38 по 17.03.43 [20, 21];&lt;br&gt; инж.-полк. (г/м) Мальцев М.М., с 17.03.43 по 08.01.47 [21, 22];&lt;br&gt; полк. Кухтиков А.Д., с 08.01.47 по 15.04.52&lt;SUP&gt;7&lt;/SUP&gt; [22, 23];&lt;br&gt; полк. Дегтев С.И., с 15.04.52 — ? [23];&lt;br&gt; и.о. нач. — полк. Фадеев А.Н., с 01.04.53 по 25.06.53&lt;SUP&gt;8&lt;/SUP&gt; [24, 25];&lt;br&gt; п/п в/с Прокопьев Г.М., с 29.07.53 — ? [26];&lt;br&gt; нач. — п/п (полк.) Прокопьев Г.М., с 06.08.53 по 30.01.59 [27, 28];&lt;br&gt; полк. Титов П.Я., с 30.01.59 — ? [28];&lt;br&gt; з/н — майор Чепига ?.?. (упом. 12.12.46) [29];&lt;br&gt; полк. Фадеев А.Н., с 17.07.48 по 01.04.53 [13. Разд. 1. Л. 2об.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Выделен из состава УХТО-ПЕЧОРСКОГО ИТЛ. &lt;br&gt;&lt;SUP&gt;2&lt;/SUP&gt; Согласно {45} и Ведомостям ВС СССР, на 01.01.41 р.п. Воркута относился к Коми АССР (Печорскому окр. — на 01.01.41;&lt;br&gt; Кожвинскому р-ну — в 1942 г.).&lt;br&gt;&lt;SUP&gt;3&lt;/SUP&gt; Передено на баланс комб. Воркутауголь МВД из ПЕЧОРСКОГО ИТЛ 30.01.53 со всем имуществом, сооружениями и раб. силой с целью ускорения стр-ва новых шахт Хальмерюского месторождения коксующихся углей [16].&lt;br&gt;&lt;SUP&gt;4&lt;/SUP&gt; На 01.10.38 из 18 380 з/к — 5036 осужденных за троцкистско-зиновьевскую деятельность, что составляло около 20% этой категории з/к во всех ИТ лагерях [34].&lt;br&gt;&lt;SUP&gt;5&lt;/SUP&gt; Из них 1355 женщин, 11 527 осужденных за к/р преступления [19].&lt;br&gt;&lt;SUP&gt;6&lt;/SUP&gt; На 01.03.52 из 39 595 з/к — 3242 женщины, 22 115 осужденных за к/р преступления [13. Разд. 3. Л. 2об.-68об.].&lt;br&gt;&lt;SUP&gt;7&lt;/SUP&gt; См. также статью РЕЧНОЙ ЛАГЕРЬ (примеч. 2, 6).&lt;br&gt;&lt;SUP&gt;8&lt;/SUP&gt; Снят с должности за нарушение советской законности [29].</text:p>
          </table:table-cell>
          <table:table-cell/>
          <table:table-cell office:value-type="string" calcext:value-type="string">
            <text:p>&lt;ol compact&gt;&lt;li&gt;Пр. 090 НКВД от 10.05.38.&lt;br&gt;&lt;li&gt;Пр. 00765 НКВД от 10.12.37.&lt;br&gt;&lt;li&gt;Пр. 00212 НКВД от 26.02.41.&lt;br&gt;&lt;li&gt;Пр. 00855 НКВД от 02.07.41. &lt;br&gt;&lt;li&gt;Пр. 0453 НКВД от 24.10.41.&lt;br&gt;&lt;li&gt;Пр. 0385 НКВД от 05.10.43.&lt;br&gt;&lt;li&gt;Пр. 00396 МВД от 07.10.55.&lt;br&gt;&lt;li&gt;Пр. 001303 НКВД от 22.06.42.&lt;br&gt;&lt;li&gt;ГАРФ. Ф. 9414. Оп. 1. Д. 49. Л. 762.&lt;br&gt;&lt;li&gt;Пр. 00631 МВД от 12.10.50.&lt;br&gt;&lt;li&gt;Расп. 780 МВД от 26.05.52.&lt;br&gt;&lt;li&gt;Пр. 0159 НКВД от 26.04.43.&lt;br&gt;&lt;li&gt;ГАРФ. Ф. 9414. Оп. 1. Д. 554.&lt;br&gt;&lt;li&gt;Там же. Д. 101. Л. 87.&lt;br&gt;&lt;li&gt;Пр. 0339 МВД от 31.05.49. &lt;br&gt;&lt;li&gt;Пр. 0133 МВД от 30.01.53.&lt;br&gt;&lt;li&gt;ГАРФ. Ф. 9414. Оп. 1д. Д. 371. Л. 2, 54.&lt;br&gt;&lt;li&gt;Там же. Д. 372. Л. 7об., 8. &lt;br&gt;&lt;li&gt;Там же. Д. 378. Л. 112об. &lt;br&gt;&lt;li&gt;Пр. 1515лс НКВД от 16.06.38.&lt;br&gt;&lt;li&gt;Пр. 638лс НКВД от 17.03.43. &lt;br&gt;&lt;li&gt;Пр. 19лс МВД от 08.01.47.&lt;br&gt;&lt;li&gt;Пр. 470лс МВД от 15.04.52.&lt;br&gt;&lt;li&gt;Пр. 025/л МЮ от 01.04.53.&lt;br&gt;&lt;li&gt;ГАРФ. Служебная карточка ГУЛАГа.&lt;br&gt;&lt;li&gt;Пр. 748/лг МЮ от 29.07.53.&lt;br&gt;&lt;li&gt;Пр. 788/лг МЮ от 06.08.53.&lt;br&gt;&lt;li&gt;Пр. 76лс МВД от 30.01.59.&lt;br&gt;&lt;li&gt;Пр. 0420 МВД от 12.12.46.&lt;br&gt;&lt;li&gt;Пр. 0445 МВД от 26.05.54. &lt;br&gt;&lt;li&gt;Пр. 0311 МВД от 05.08.59. &lt;br&gt;&lt;li&gt;Расп. 67 МВД от 19.01.51. &lt;br&gt;&lt;li&gt;Расп. 731 МВД от 21.11.47. &lt;br&gt;&lt;li&gt;ГАРФ. Ф. 9414. Оп. 1. Д.1140. Л.140–141.&lt;/ol&gt;</text:p>
          </table:table-cell>
          <table:table-cell office:value-type="string" calcext:value-type="string">
            <text:p>В ВОРКУТИНСКИЙ ИТЛ влиты РЕЧНОЙ ЛАГЕРЬ (26.05.54) и часть лаг. подр. ПЕЧОРСКОГО ИТЛ (05.08.59) [30, 31]. В ВОРКУТИНСКОМ ИТЛ содержались и ктр [32], и в созданном спец. ЛО — немецкие военные преступники [33].</text:p>
          </table:table-cell>
          <table:table-cell office:value-type="string" calcext:value-type="string">
            <text:p>&lt;a href=r3-275.html&gt;ПЕЧОРСКИЙ ИТЛ&lt;/a&gt;,&lt;br&gt; &lt;a href=r3-291.html&gt;РЕЧНОЙ ЛАГЕРЬ&lt;/a&gt;,&lt;br&gt; &lt;a href=r3-442.html&gt;УХТО-ПЕЧОРСКИЙ ИТЛ&lt;/a&gt;,&lt;br&gt; &lt;a href=r3-470.html&gt;ЮГОРСКИЙ ИТЛ И СТРОИТЕЛЬСТВО 300&lt;/a&gt;.</text:p>
          </table:table-cell>
          <table:table-cell office:value-type="string" calcext:value-type="string">
            <text:p>С.Филиппов, 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ВОРОНИНСКИЙ ИТЛ</text:p>
          </table:table-cell>
          <table:table-cell office:value-type="string" calcext:value-type="string">
            <text:p>Воронинлаг, Воронинское ЛО</text:p>
          </table:table-cell>
          <table:table-cell office:value-type="string" calcext:value-type="string">
            <text:p>организован 14.05.53 (переименован из СТРОИТЕЛЬСТВА 601 И ИТЛ) {33};&lt;br&gt; действующий на 01.01.60 {46}.</text:p>
          </table:table-cell>
          <table:table-cell office:value-type="string" calcext:value-type="string">
            <text:p>24.06.59 в Воронинское ЛО [1].</text:p>
          </table:table-cell>
          <table:table-cell office:value-type="string" calcext:value-type="string">
            <text:p>ГУЛАГ МЮ с 14.05.53 {33};&lt;br&gt; ГУЛАГ МВД с 28.01.54 {38};&lt;br&gt; Главпромстрой с 03.02.55 {41};&lt;br&gt; ГУЛАГ МВД не позднее 01.08.55 [2]&lt;SUP&gt;1&lt;/SUP&gt;.</text:p>
          </table:table-cell>
          <table:table-cell office:value-type="string" calcext:value-type="string">
            <text:p>г.Томск {37}.</text:p>
          </table:table-cell>
          <table:table-cell office:value-type="string" calcext:value-type="string">
            <text:p>ГХ — перешел от предшественника {36}.</text:p>
          </table:table-cell>
          <table:table-cell office:value-type="string" calcext:value-type="string">
            <text:p>Ока {37}.</text:p>
          </table:table-cell>
          <table:table-cell office:value-type="string" calcext:value-type="string">
            <text:p>г.Томск, п/я ГХ-5 {37}.</text:p>
          </table:table-cell>
          <table:table-cell office:value-type="string" calcext:value-type="string">
            <text:p>стр-во з-дов И-1&amp;quot;&lt;br&gt;, И-2&amp;quot;&lt;br&gt;, химзавода [3], Томского инженерно-строительного ин-та [4], 2-х кирп. и силикатных з-дов [5], жилищное стр-во [6], работа на ДОКе [7], добыча нерудных строит. материалов [8], стр-во корпуса для Томского кабельного з-да на договорных условиях [9], з-д ЖБК [10], подсобные с/х работы [11].</text:p>
          </table:table-cell>
          <table:table-cell office:value-type="string" calcext:value-type="string">
            <text:p>15.05.53 — 16 702 [11. Разд. 4. Л. 6];&lt;br&gt; 01.10.53 — 12 220 (2360 женщин) [12, Л. 31];&lt;br&gt; 01.01.54 — 10 904, 01.01.55 — 11 102&lt;SUP&gt;2&lt;/SUP&gt;, 01.01.56 — 9307, 01.01.57 — 8909, 01.01.58 — 6884, 01.01.59 — 6197 (УРО);&lt;br&gt; 01.01.60 — 3174 [13].</text:p>
          </table:table-cell>
          <table:table-cell office:value-type="string" calcext:value-type="string">
            <text:p>и.о. нач. — п/п Клюшев А.П., с 14.05.53 — не ранее 08.09.53 [11. Разд. 1. Л. 3об.;&lt;br&gt; Разд. 4. Л. 27];&lt;br&gt; г/м инж.-тех. сл. Царевский М.М., с 10.04.54 по 11.04.56 [14, 15];&lt;br&gt; майор в/с Гудков В.П., с 11.04.56 по 18.09.57 [15, 16];&lt;br&gt; полк. в/с Малютин Ф.П., с 18.09.57 — не ранее 15.08.58 [16;&lt;br&gt; 17. Л. 19];&lt;br&gt; з/н — кап. (майор) Гудков В.П., с 10.04.54 — ? [14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Скорее всего, переподчинение ГУЛАГу МВД произошло 24.03.55, когда Главпромстрой был передан в МСМ [18].&lt;br&gt;&lt;SUP&gt;2&lt;/SUP&gt; Из них 193 женщины. По др. данным, 01.01.55 — 15 609 (из них 678 женщин) [11. Разд. 3. Л. 2об.–42об.].</text:p>
          </table:table-cell>
          <table:table-cell/>
          <table:table-cell office:value-type="string" calcext:value-type="string">
            <text:p>&lt;ol compact&gt;&lt;li&gt;Пр. 0256 МВД от 24.06.59.&lt;br&gt;&lt;li&gt;Пр. 00327 МВД от 01.08.55.&lt;br&gt;&lt;li&gt;Пр. 0418 МВД от 26.07.54.&lt;br&gt;&lt;li&gt;Пр. 356 МВД от 26.07.54. &lt;br&gt;&lt;li&gt;Пр. 504 МВД от 27.09.54.&lt;br&gt;&lt;li&gt;Пр. 0333 МВД от 10.06.54.&lt;br&gt;&lt;li&gt;Пр. 282 МВД от 18.06.54.&lt;br&gt;&lt;li&gt;Пр. 529 МВД от 06.10.54.&lt;br&gt;&lt;li&gt;Пр. 00839 МВД от 15.11.54. &lt;br&gt;&lt;li&gt;Пр. 650 МВД от 04.12.54.&lt;br&gt;&lt;li&gt;ГАРФ. Ф. 9414. Оп. 1. Д. 764. &lt;br&gt;&lt;li&gt;Там же. Д. 759.&lt;br&gt;&lt;li&gt;Там же. Д. 1429, Л. 121об.&lt;br&gt;&lt;li&gt;Пр. 00317 МВД от 08.04.54.&lt;br&gt;&lt;li&gt;Пр. 340лс МВД от 11.04.56.&lt;br&gt;&lt;li&gt;Пр. 964лс МВД от 18.09.57. &lt;br&gt;&lt;li&gt;ГАРФ. Ф. 9414. Оп. 1. Д. 828.&lt;br&gt;&lt;li&gt;Пр. МВД 00135 от 24.03.55.&lt;/ol&gt;</text:p>
          </table:table-cell>
          <table:table-cell/>
          <table:table-cell office:value-type="string" calcext:value-type="string">
            <text:p>&lt;a href=r3-365.html&gt;СТРОИТЕЛЬСТВО 601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ВОСТОЧНО-СВИНЦОВОЕ УПР. И ИТЛ ЕНИСЕЙСТРОЯ</text:p>
          </table:table-cell>
          <table:table-cell/>
          <table:table-cell office:value-type="string" calcext:value-type="string">
            <text:p>организован 12.04.50 [1];&lt;br&gt; закрыт не ранее 25.01.52 (?)&lt;SUP&gt;1&lt;/SUP&gt; [2].</text:p>
          </table:table-cell>
          <table:table-cell/>
          <table:table-cell office:value-type="string" calcext:value-type="string">
            <text:p>Енисейстрой МВД с 12.04.50 [1].</text:p>
          </table:table-cell>
          <table:table-cell office:value-type="string" calcext:value-type="string">
            <text:p>Красноярский кр., ?&lt;SUP&gt;2&lt;/SUP&gt;</text:p>
          </table:table-cell>
          <table:table-cell office:value-type="string" calcext:value-type="string">
            <text:p>?&lt;SUP&gt;3&lt;/SUP&gt;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геологоразведочные работы и добыча свинца [1], работа на шахтах, в мех. мастерских, строит. работы [5. Л. 180, 181].</text:p>
          </table:table-cell>
          <table:table-cell office:value-type="string" calcext:value-type="string">
            <text:p>?&lt;SUP&gt;4&lt;/SUP&gt;</text:p>
          </table:table-cell>
          <table:table-cell office:value-type="string" calcext:value-type="string">
            <text:p>нач. — г/л Любый И.С., с 12.04.50 по 25.01.52 [1, 2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Пр. о ликвидации не найден. 25.01.52 И.С.Любый освобожден от должности нач. ВОСТОЧНО-СВИНЦОВОГО УПР. И ИТЛ [2].&lt;br&gt;&lt;SUP&gt;2&lt;/SUP&gt; Дислокация УИТЛ неизвестна;&lt;br&gt; ЛО этого Упр. располагалось в пос. Центральный рудник&amp;quot;&lt;br&gt; на правом берегу р. Ангара при ее впадении в р. Енисей (на карте — Свинцовый рудник)&amp;quot;&lt;br&gt; [5. Л. 171].&lt;br&gt;&lt;SUP&gt;3&lt;/SUP&gt; Вероятно, не присваивался [3. Л. 23—24].&lt;br&gt;&lt;SUP&gt;4&lt;/SUP&gt; ЛО в устье Ангары на 01.10.51 — 872 з/к, из них 4 осужденных за к/р преступления [5. Л. 172];&lt;br&gt; были ли в этом УИТЛ др. лаг. подр. — неизвестно.</text:p>
          </table:table-cell>
          <table:table-cell/>
          <table:table-cell office:value-type="string" calcext:value-type="string">
            <text:p>&lt;ol compact&gt;&lt;li&gt;Пр. 00243 МВД от 12.04.50.&lt;br&gt;&lt;li&gt;Пр. 99лс МВД от 25.01.52.&lt;br&gt;&lt;li&gt;ГАРФ. Ф. 9414. Оп. 1д. Д. 162. Л. 27—28.&lt;br&gt;&lt;li&gt;Там же. Оп. 1. Д. 172. Л. 244.&lt;br&gt;&lt;li&gt;Там же. Д. 476.&lt;/ol&gt;</text:p>
          </table:table-cell>
          <table:table-cell table:number-columns-repeated="2"/>
          <table:table-cell office:value-type="string" calcext:value-type="string">
            <text:p>С.Филиппов, 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ВОСТОЧНО-УРАЛЬСКИЙ ИТЛ</text:p>
          </table:table-cell>
          <table:table-cell office:value-type="string" calcext:value-type="string">
            <text:p>Востураллаг</text:p>
          </table:table-cell>
          <table:table-cell office:value-type="string" calcext:value-type="string">
            <text:p>организован 08.05.42 [1]&lt;SUP&gt;1&lt;/SUP&gt;;&lt;br&gt; действующий на 01.01.60 {46}.</text:p>
          </table:table-cell>
          <table:table-cell/>
          <table:table-cell office:value-type="string" calcext:value-type="string">
            <text:p>УЛЛП с 08.05.42 [1];&lt;br&gt; ГУЛЛП с 04.03.47 {18};&lt;br&gt; ГУЛАГ МЮ с 02.04.53 {33};&lt;br&gt; ГУЛАГ МВД с 28.01.54 {38};&lt;br&gt; ГУЛЛП с 02.08.54 {40};&lt;br&gt; ГУЛАГ МВД с 13.06.56 [2];&lt;br&gt; ГУИТК МВД СССР с 27.10.56 [3];&lt;br&gt; МВД РСФСР с 01.12.57 {44};&lt;br&gt; ГСЛ МВД РСФСР с 05.02.58&lt;SUP&gt;2&lt;/SUP&gt; [4].</text:p>
          </table:table-cell>
          <table:table-cell office:value-type="string" calcext:value-type="string">
            <text:p>Свердловская обл, г.Тавда [5], {14, 15, 17, 19, 23, 37}.</text:p>
          </table:table-cell>
          <table:table-cell office:value-type="string" calcext:value-type="string">
            <text:p>И с 25.12.45 {16}, {17, 19, 23, 37}.</text:p>
          </table:table-cell>
          <table:table-cell office:value-type="string" calcext:value-type="string">
            <text:p>Вулкан {19, 23, 37}.</text:p>
          </table:table-cell>
          <table:table-cell office:value-type="string" calcext:value-type="string">
            <text:p>Свердловская обл., г.Тавда, п/я 299 [5], {14, 15, 17, 19};&lt;br&gt; п/я И-299 {23, 37};&lt;br&gt; п/я И-299/1–10 {4}.</text:p>
          </table:table-cell>
          <table:table-cell office:value-type="string" calcext:value-type="string">
            <text:p>лесозаготовки [1], лесосплав, деревообработка, работы на гидролизном з-де № 11, с/х работы [6], заготовка лыжных болванок и изготовление лыж [7], обслуживание судорем. мастерских в Тавдинском и Туринском затонах [8], ЦРМ и ЦАРМ, лесо — и шпалозаводов, строит. работы, погрузочно-разгрузочные работы на ж.д., изготовление мебели [9. Разд. 3. Л. 3–93], стр-во домостроит. цеха, узкоколейных ж.д. и автодорог, производство кирпича [10], швейное, обувное и гончарное производства [11].</text:p>
          </table:table-cell>
          <table:table-cell office:value-type="string" calcext:value-type="string">
            <text:p>01.01.43 — 12 944&lt;SUP&gt;3&lt;/SUP&gt; [12];&lt;br&gt; 01.01.44 — 9036, 01.01.45 — 10 524, 01.01.46 — 8171, 01.01.47 — 11 390, 01.01.49 — 19 591, 01.01.51 — 21 302, 01.01.52 — 30 314&lt;SUP&gt;4&lt;/SUP&gt;, 01.01.53 — 22 197 (УРО);&lt;br&gt; 15.07.53 — 13 402 [9. Разд. 4. Л. 2об.–92об.];&lt;br&gt; 01.01.54 — 13 701, 01.01.55 — 14 996, 01.01.56 — 15 418, 01.01.57 — 16 682, 01.01.59 — 16 212, 01.01.60 — 12 039 (УРО)&lt;SUP&gt;5&lt;/SUP&gt;.</text:p>
          </table:table-cell>
          <table:table-cell office:value-type="string" calcext:value-type="string">
            <text:p>нач.— ст. лейт. ГБ Васильев ?.?., с 08.05.42 — не ранее 29.09.42 [1, 13]&lt;SUP&gt;6&lt;/SUP&gt;;&lt;br&gt; Васин Л.З. (упом. 21.06.42, 25.06.42) [14. Л. 97, 150]&lt;SUP&gt;6&lt;/SUP&gt;;&lt;br&gt; кап. ГБ (п/п) Решетников П.М., с 02.10.42 по 05.01.46 [15, 16]&lt;SUP&gt;7&lt;/SUP&gt;;&lt;br&gt; п/п Еремеев М.И., с 15.08.45 по 18.11.49 [17, 18]&lt;SUP&gt;8&lt;/SUP&gt;;&lt;br&gt; п/п (полк. в/с) Жуковский М.В., с 18.11.49 — не ранее 04.12.52 [18, 19]&lt;SUP&gt;9&lt;/SUP&gt;;&lt;br&gt; и.о. нач. — п/п в/с Петров А.Н., с 01.04.53 — ? [20];&lt;br&gt; Жуковский М.В., с 23.02.54 по 06.56 [21, 17];&lt;br&gt; п/п в/с Мартыненко В.Н.: и.о. нач. с 05.08.53, нач. с 10.08.53 по 23.02.54 [22, 23, 24];&lt;br&gt; п/п Ромадин И.С., с 13.06.56 по 08.09.56 [2, 25];&lt;br&gt; п/п (полк. в/с) Линьков Т.И., с 04.09.56 — ? [26];&lt;br&gt; з/н — кап. Золотухин ?.?. (упом. 08.03.46 как б. з/н) [27]&lt;SUP&gt;7&lt;/SUP&gt;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На базе Санкинского, Шарыгинского, Азанковского, Туринского, Тавдинского ЛО и Сарапульского ОЛП Севураллага [1].&lt;br&gt;&lt;SUP&gt;2&lt;/SUP&gt; Объявлены штаты ИТ лагерей ГСЛ МВД РСФСР.&lt;br&gt;&lt;SUP&gt;3&lt;/SUP&gt; Из них 1497 женщин, 6769 осужденных за к/р преступления [12].&lt;br&gt;&lt;SUP&gt;4&lt;/SUP&gt; На 01.04.52 — 21 010, из них 3565 женщин, 4253 осужденных за к/р преступления [9. Разд. 3. Л. 2об.–92об.].&lt;br&gt;&lt;SUP&gt;5&lt;/SUP&gt; На 21.06.42 в ИТЛ есть рабочие колонны мобилизованных немцев [14. Л. 97].&lt;br&gt;&lt;SUP&gt;6&lt;/SUP&gt; Согласно материалам переписки ГУЛАГа с ИТ лагерями, ст. лейт. ГБ Васильев упом. 31.05.42 и 25.06.42 как нач. Севураллага (см.), а с 30.06.42 — как нач. Востураллага. Васин на 30.06.42 и позднее, согласно тем же документам, занимает должность нач. Севураллага. По-видимому, в мае—июне 1942 г. Васильев лишь формально значился нач. Востураллага (оставаясь нач. Севураллага), фактически же исполнял обязанности нач. ИТЛ Васин, переведенный в конце июня 1942 г. начальником Севураллага [14. Л. 150, 179, 645, 647, 762], [24].&lt;br&gt;&lt;SUP&gt;7&lt;/SUP&gt; Согласно [27], Решетников и Золотухин осуждены за присвоение госимущества и злоупотребление служебным положением.&lt;br&gt;&lt;SUP&gt;8&lt;/SUP&gt; Согласно [28], М.И.Еремеев отстранен от должности нач. ИТЛ 01.09.49 в связи с пожаром на складе перевалочной базы.&lt;br&gt;&lt;SUP&gt;9&lt;/SUP&gt; Жуковский фактически вступил в должность ранее, так как упом. 08.11.49 [6. Л. 174].</text:p>
          </table:table-cell>
          <table:table-cell/>
          <table:table-cell office:value-type="string" calcext:value-type="string">
            <text:p>&lt;ol compact&gt;&lt;li&gt;Пр. 245 НКВД от 08.05.42.&lt;br&gt;&lt;li&gt;Пр. 0231 МВД от 13.06.56. &lt;br&gt;&lt;li&gt;Пр. 500 МВД от 27.10.56.&lt;br&gt;&lt;li&gt;Пр. 049 МВД РСФСР от 05.02.58.&lt;br&gt;&lt;li&gt;Пр. 001303 НКВД от 22.06.42.&lt;br&gt;&lt;li&gt;ГАРФ. Ф. 9414. Оп. 1. Д. 445.&lt;br&gt;&lt;li&gt;Пр. 001440 НКВД от 21.08.43.&lt;br&gt;&lt;li&gt;Пр. 0339 МВД от 31.05.49.&lt;br&gt;&lt;li&gt;ГАРФ. Ф. 9414. Оп.1. Д. 555.&lt;br&gt;&lt;li&gt;Пр. 00553 МВД от 25.06.54.&lt;br&gt;&lt;li&gt;Пр. 03 НКВД от 05.01.46. &lt;br&gt;&lt;li&gt;ГАРФ. Ф. 9414. Оп. 1д. Д. 378. Л. 111.&lt;br&gt;&lt;li&gt;Там же. Оп. 1. Д. 50. Л. 90.&lt;br&gt;&lt;li&gt;Там же. Д. 49.&lt;br&gt;&lt;li&gt;Пр. 3099лс НКВД от 02.10.42.&lt;br&gt;&lt;li&gt;Пр. 9лс НКВД от 05.01.46.&lt;br&gt;&lt;li&gt;ГАРФ. Служебная карточка ГУЛАГа.&lt;br&gt;&lt;li&gt;Пр. 1495лс МВД от 18.11.49.&lt;br&gt;&lt;li&gt;Пр. 1457лс МВД от 04.12.52.&lt;br&gt;&lt;li&gt;Пр. 026/л МЮ от 01.04.53.&lt;br&gt;&lt;li&gt;Пр. 428лс МВД от 23.02.54.&lt;br&gt;&lt;li&gt;Пр. 787/лг МЮ от 05.08.53.&lt;br&gt;&lt;li&gt;Пр. 816/лг МЮ от 10.08.53.&lt;br&gt;&lt;li&gt;Пр. 1001лс МВД от 08.09.56. &lt;br&gt;&lt;li&gt;Пр. 969лс МВД от 04.09.56.&lt;br&gt;&lt;li&gt;ГАРФ. Ф. 9414. Оп. 1. Д. 45. Л. 545.&lt;br&gt;&lt;li&gt;Пр. 049 НКВД от 08.03.46.&lt;br&gt;&lt;li&gt;Пр. 0607 МВД от 01.09.49.&lt;/ol&gt;</text:p>
          </table:table-cell>
          <table:table-cell/>
          <table:table-cell office:value-type="string" calcext:value-type="string">
            <text:p>&lt;a href=r3-312.html&gt;СЕВЕРО-УРАЛЬСКИЙ ИТЛ&lt;/a&gt;.</text:p>
          </table:table-cell>
          <table:table-cell office:value-type="string" calcext:value-type="string">
            <text:p>С.Филиппов, 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ВОСТОЧНЫЙ ЖЕЛЕЗНОДОРОЖНЫЙ ИТЛ</text:p>
          </table:table-cell>
          <table:table-cell office:value-type="string" calcext:value-type="string">
            <text:p>Востоклаг, Востлаг</text:p>
          </table:table-cell>
          <table:table-cell office:value-type="string" calcext:value-type="string">
            <text:p>организован 22.05.38 [1];&lt;br&gt; закрыт 04.01.40 (лаг. подр. и имущество переданы НИЖНЕ-АМУРСКОМУ ИТЛ) [2].</text:p>
          </table:table-cell>
          <table:table-cell/>
          <table:table-cell office:value-type="string" calcext:value-type="string">
            <text:p>ЖДСУ на ДВ с 22.05.38 [1]&lt;SUP&gt;1&lt;/SUP&gt;;&lt;br&gt; УЖДС на ДВ с 31.08.39 [2, 3]&lt;SUP&gt;2&lt;/SUP&gt;.</text:p>
          </table:table-cell>
          <table:table-cell office:value-type="string" calcext:value-type="string">
            <text:p>Хабаровский кр., г.Комсомольск-на-Амуре [1, 3], {10}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Хабаровский кр., г.Комсомольск-на-Амуре, п/я 214 {10}.</text:p>
          </table:table-cell>
          <table:table-cell office:value-type="string" calcext:value-type="string">
            <text:p>стр-во ж.д. Комсомольск—Усть-Ниман [1].</text:p>
          </table:table-cell>
          <table:table-cell office:value-type="string" calcext:value-type="string">
            <text:p>01.10.38 — 12 908&lt;SUP&gt;3&lt;/SUP&gt;, 01.01.40 — 21 880 (УРО).</text:p>
          </table:table-cell>
          <table:table-cell office:value-type="string" calcext:value-type="string">
            <text:p>нач.— Потемкин Н.Ф., с 22.05.38 — ? [1]&lt;SUP&gt;4&lt;/SUP&gt;.</text:p>
          </table:table-cell>
          <table:table-cell office:value-type="string" calcext:value-type="string">
            <text:p>В УИТЛК УМВД по Хабаровскому кр.: все материалы, кроме л/д вольнонаемных {1}.</text:p>
          </table:table-cell>
          <table:table-cell office:value-type="string" calcext:value-type="string">
            <text:p>&lt;SUP&gt;1&lt;/SUP&gt; В [1] говорится об организации ЖДСУ на ДВ и о включении в его состав 6 ИТ лагерей, в том числе Востоклага. Отдельных приказов об открытии этих ИТ лагерей не найдено. Согласно {1}, все они организованы пр. [1].&lt;br&gt;&lt;SUP&gt;2&lt;/SUP&gt; ЖДСУ и УЖДС — разные названия одного и того же упр.&lt;br&gt;&lt;SUP&gt;3&lt;/SUP&gt; Из них 3334 осужденных за к/р преступления, 2969 — как СВЭ и СОЭ [4].&lt;br&gt;&lt;SUP&gt;4&lt;/SUP&gt; Б. нач. 9-го отделения Бамлага [1].</text:p>
          </table:table-cell>
          <table:table-cell/>
          <table:table-cell office:value-type="string" calcext:value-type="string">
            <text:p>&lt;ol compact&gt;&lt;li&gt;Пр. 0100 НКВД от 22.05.38.&lt;br&gt;&lt;li&gt;Пр. 0014 НКВД от 04.01.40.&lt;br&gt;&lt;li&gt;Пр. 001029 НКВД от 31.08.39.&lt;br&gt;&lt;li&gt;ГАРФ. Ф. 9414. Оп. 1. Д. 1140. Л. 140.&lt;/ol&gt;</text:p>
          </table:table-cell>
          <table:table-cell/>
          <table:table-cell office:value-type="string" calcext:value-type="string">
            <text:p>&lt;a href=r3-9.html&gt;АМУРСКИЙ ИТЛ&lt;/a&gt;,&lt;br&gt; &lt;a href=http://www.memo.ru/history/NKVD/GULAG/r2/r2-3.htm&gt;ЖЕЛЕЗНОДОРОЖНОЕ СТРОИТЕЛЬНОЕ УПР. ГУЛАГА НКВД НА ДАЛЬНЕМ ВОСТОКЕ&lt;/a&gt;,&lt;br&gt; &lt;a href=r3-253.html&gt;НИЖНЕ-АМУРСКИЙ ИТЛ&lt;/a&gt;,&lt;br&gt; &lt;a href=r3-284.html&gt;ПРИМОРСКИЙ ИТЛ&lt;/a&gt;,&lt;br&gt; &lt;a href=r3-467.html&gt;ЮГО-ВОСТОЧНЫЙ ИТЛ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ВОСТОЧНЫЙ ИТЛ В СОСТАВЕ СТРОИТЕЛЬСТВА 500</text:p>
          </table:table-cell>
          <table:table-cell/>
          <table:table-cell office:value-type="string" calcext:value-type="string">
            <text:p>организован 26.05.43 [1]&lt;SUP&gt;1&lt;/SUP&gt;;&lt;br&gt; закрыт 13.01.47 [2]&lt;SUP&gt;2&lt;/SUP&gt;.</text:p>
          </table:table-cell>
          <table:table-cell/>
          <table:table-cell office:value-type="string" calcext:value-type="string">
            <text:p>УПР. СТРОИТЕЛЬСТВА 500 с 26.05.43 [1, 2], {17, 15}.</text:p>
          </table:table-cell>
          <table:table-cell office:value-type="string" calcext:value-type="string">
            <text:p>Приморский кр., пос. Тумнино на 26.05.43 [1]&lt;SUP&gt;3&lt;/SUP&gt;;&lt;br&gt; г.Сов. Гавань {17, 15, 14}.</text:p>
          </table:table-cell>
          <table:table-cell office:value-type="string" calcext:value-type="string">
            <text:p>З с 25.12.45 {16}.</text:p>
          </table:table-cell>
          <table:table-cell office:value-type="string" calcext:value-type="string">
            <text:p>нет.</text:p>
          </table:table-cell>
          <table:table-cell office:value-type="string" calcext:value-type="string">
            <text:p>Приморский кр., г.Сов. Гавань, п/я 260/23 {17, 15, 14}.</text:p>
          </table:table-cell>
          <table:table-cell office:value-type="string" calcext:value-type="string">
            <text:p>стр-во участка ж/д линии Комсомольск—Сов. Гавань от Сов. Гавани до пер. через хр. Сихотэ-Алинь (исключительно), а также причалов и портовых сооружений в бух. Ванино и Константиновская [1].</text:p>
          </table:table-cell>
          <table:table-cell office:value-type="string" calcext:value-type="string">
            <text:p>01.44 — 12 977 [3];&lt;br&gt; 01.01.45 — 20 553 [4];&lt;br&gt; 01.01.46 — 10 157 [5];&lt;br&gt; 01.01.47 — 3122 [6]&lt;SUP&gt;4&lt;/SUP&gt;.</text:p>
          </table:table-cell>
          <table:table-cell office:value-type="string" calcext:value-type="string">
            <text:p>нач. — кап. (майор) ГБ Филимонов М.В., с 26.05.43 — ? (упом. 12.12.46) [1, 7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Сведения в {3} об открытии ИТЛ ошибочны и относятся к другому лагерю — см. ВОСТОЧНЫЙ ЖЕЛЕЗНОДОРОЖНЫЙ ИТЛ. &lt;br&gt;&lt;SUP&gt;2&lt;/SUP&gt; Упр. переименовано в Упр. АНГАРСКОГО ИТЛ МВД, переброшено в Братск для осуществления стр-ва участка Братск—Усть-Кут. Вместе с упр. переброшены 2 штаба строит. отделений со штабными колоннами, 20 штабов колонн... а также ЦАРМ со всем оборудованием и полным штатом инженерно-технических работников и квалифицированных рабочих (переброска: 01—02.47) [2].&lt;br&gt;&lt;SUP&gt;3&lt;/SUP&gt; Тумкино — согласно справке относительно того же приказа [8];&lt;br&gt; принадлежность пос. Тумнино Приморскому кр. сомнительна — вся ж.д. Комсомольск—Сов. Гавань проходит по территории Хабаровского кр., в Хабаровском кр. находится и ст. Тумнин примерно в 100 км от Сов. Гавани.&lt;br&gt;&lt;SUP&gt;4&lt;/SUP&gt; На работах ИТЛ использовали также в/п: на 01.01.46 — 19 695 [9];&lt;br&gt; на 01.01.47 — 12 221 [10].</text:p>
          </table:table-cell>
          <table:table-cell/>
          <table:table-cell office:value-type="string" calcext:value-type="string">
            <text:p>&lt;ol compact&gt;&lt;li&gt;Пр. 00894 НКВД от 26.05.43.&lt;br&gt;&lt;li&gt;Пр. 025 МВД от 13.01.47.&lt;br&gt;&lt;li&gt;ГАРФ. Ф. 9414. Оп. 1. Д. 1213. Л. 3.&lt;br&gt;&lt;li&gt;Там же. Д. 1237. Л. 2.&lt;br&gt;&lt;li&gt;Там же. Д. 1257. Л. 6.&lt;br&gt;&lt;li&gt;Там же. Д. 1282, Л. 6.&lt;br&gt;&lt;li&gt;Пр. 0420 МВД от 12.12.46.&lt;br&gt;&lt;li&gt;ГАРФ. Ф.9401. Оп.12. Д.154. Т.1. Л.168.&lt;br&gt;&lt;li&gt;ГАРФ. Ф. 9414. Оп. 1д. Д. 447. Л. 2об.&lt;br&gt;&lt;li&gt;Там же. Д. 457. Л. 3 об.&lt;/ol&gt;</text:p>
          </table:table-cell>
          <table:table-cell/>
          <table:table-cell office:value-type="string" calcext:value-type="string">
            <text:p>&lt;a href=r3-11.html&gt;АНГАРСКИЙ ИТЛ&lt;/a&gt;,&lt;br&gt; &lt;a href=r3-253.html&gt;НИЖНЕ-АМУРСКИЙ ИТЛ&lt;/a&gt;,&lt;br&gt; &lt;a href=r3-273.html&gt;ПЕРЕВАЛЬНЫЙ ИТЛ&lt;/a&gt;,&lt;br&gt; &lt;a href=http://www.memo.ru/history/NKVD/GULAG/r2/r2-9.htm&gt;УПР. СТРОИТЕЛЬСТВА 500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ВЫТЕГОРСКИЙ ИТЛ</text:p>
          </table:table-cell>
          <table:table-cell office:value-type="string" calcext:value-type="string">
            <text:p>Вытегорстрой, Вытегорлаг</text:p>
          </table:table-cell>
          <table:table-cell office:value-type="string" calcext:value-type="string">
            <text:p>организован 24.02.48 [1]&lt;SUP&gt;1&lt;/SUP&gt;;&lt;br&gt; закрыт 31.10.52 (объединен с ШЕКСНИНСКИМ ИТЛ МВД в единый ВОЛГО-БАЛТИЙСКИЙ ИТЛ) [2].</text:p>
          </table:table-cell>
          <table:table-cell/>
          <table:table-cell office:value-type="string" calcext:value-type="string">
            <text:p>Главгидрострой с 24.02.48 [1];&lt;br&gt; Главгидроволгодонстрой с 05.11.49 [3];&lt;br&gt; Вытегоргидрострой МВД с 20.02.51 [4];&lt;br&gt; Главгидроволгобалтстрой с 03.07.52 [5].</text:p>
          </table:table-cell>
          <table:table-cell office:value-type="string" calcext:value-type="string">
            <text:p>Вологодская обл., г.Вытегра {19}, [4]&lt;SUP&gt;2&lt;/SUP&gt;.</text:p>
          </table:table-cell>
          <table:table-cell office:value-type="string" calcext:value-type="string">
            <text:p>ГЗ с 24.02.48 [1], {19}.</text:p>
          </table:table-cell>
          <table:table-cell office:value-type="string" calcext:value-type="string">
            <text:p>Канал {19}.</text:p>
          </table:table-cell>
          <table:table-cell office:value-type="string" calcext:value-type="string">
            <text:p>Вологодская обл., г.Вытегра, п/я 20 {19}.</text:p>
          </table:table-cell>
          <table:table-cell office:value-type="string" calcext:value-type="string">
            <text:p>стр-во Волго-Балтийского водного пути на участке оз.Онежское—оз.Белое (20.02.51) [4], стр-во ЛЭП Свирь-3—Белоусово (свыше 200 км) [6. Л. 6], строит.-монтажные работы в Вытегре и Лодейном Поле, обслуживание работ Балтехфлота, ГУШОСДОРа и Бурводстроя, работа в каменном карьере, швейной мастерской, погрузочно-разгрузочные работы, лесозаготовки, работа в изыскательской экспедиции, с/х работы [7. Разд. 3. Л. 3–33].</text:p>
          </table:table-cell>
          <table:table-cell office:value-type="string" calcext:value-type="string">
            <text:p>05.48 — 833, 01.01.49 — 3473, 01.01.50 — 4798, 01.01.51 — 4195, 01.01.52 — 13 594&lt;SUP&gt;3&lt;/SUP&gt; (УРО).</text:p>
          </table:table-cell>
          <table:table-cell office:value-type="string" calcext:value-type="string">
            <text:p>нач. — г/м Шамарин А.В., с 02.08.48 по 02.06.49 [8, 9];&lt;br&gt; и.о. нач. — майор Тунчик Е.Д., с 02.06.49 — ? [9];&lt;br&gt; нач. — кап. (майор) Кузнецов А.С., не позднее 16.03.51 — по 07.01.52 [6. Л. 3], [10];&lt;br&gt; г/м Павлов В.П., с 07.01.52 по 31.10.52 [10, 11, 12];&lt;br&gt; з/н — п/п Тунчик Е.Д., с 1950 г. — ? [7. Разд.1. Л. 2об.].</text:p>
          </table:table-cell>
          <table:table-cell office:value-type="string" calcext:value-type="string">
            <text:p>В ГА Вологодской обл.: материалы делопроизводства, акты о смерти з/к [13].</text:p>
          </table:table-cell>
          <table:table-cell office:value-type="string" calcext:value-type="string">
            <text:p>&lt;SUP&gt;1&lt;/SUP&gt; Весь состав расформированного ШИРОКОВСКОГО ИТЛ передан Вытегорстрою [1].&lt;br&gt;&lt;SUP&gt;2&lt;/SUP&gt; В [4] ошибочно указано, что г.Вытегра — Ленинградской обл. (см. {45}).&lt;br&gt;&lt;SUP&gt;3&lt;/SUP&gt; На 01.04.52 из 12 532 з/к — 3276 женщин, 2293 осужденных за к/р преступления [7. Разд. 3. Л.2об.–32об.]. В некоторых сводках УРО приводится численность з/к до марта 1953 г. включительно.</text:p>
          </table:table-cell>
          <table:table-cell/>
          <table:table-cell office:value-type="string" calcext:value-type="string">
            <text:p>&lt;ol compact&gt;&lt;li&gt;Пр. 00197 МВД от 24.02.48.&lt;br&gt;&lt;li&gt;Пр. 01233 МВД от 31.10.52.&lt;br&gt;&lt;li&gt;Пр. 0768 МВД от 05.11.49.&lt;br&gt;&lt;li&gt;Пр. 0122 МВД от 20.02.51. &lt;br&gt;&lt;li&gt;Пр. 0802 МВД от 03.07.52.&lt;br&gt;&lt;li&gt;ГАРФ. Ф. 9414. Оп. 1. Д. 494.&lt;br&gt;&lt;li&gt;Там же. Оп. 1д. Д. 251.&lt;br&gt;&lt;li&gt;Пр. 973лс МВД от 02.08.48.&lt;br&gt;&lt;li&gt;Пр. 694лс МВД от 02.06.49.&lt;br&gt;&lt;li&gt;Пр. 25лс МВД от 07.01.52.&lt;br&gt;&lt;li&gt;Пр. 59лс МВД от 17.01.53. &lt;br&gt;&lt;li&gt;ГАРФ. Ф. 9414. Оп. 1. Д. 446.&lt;br&gt;&lt;li&gt;Письмо ГА Вологодской обл. № 1–29/43 от 15.04.97.&lt;/ol&gt;</text:p>
          </table:table-cell>
          <table:table-cell/>
          <table:table-cell office:value-type="string" calcext:value-type="string">
            <text:p>&lt;a href=r3-60.html&gt;ВОЛГО-БАЛТИЙСКИЙ ИТЛ&lt;/a&gt;,&lt;br&gt; &lt;a href=r3-463.html&gt;ШЕКСНИНСКИЙ ИТЛ МВД&lt;/a&gt;.</text:p>
          </table:table-cell>
          <table:table-cell office:value-type="string" calcext:value-type="string">
            <text:p>С.Филиппов, 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ВЫТЕГОРСКИЙ ИТЛ НКВД</text:p>
          </table:table-cell>
          <table:table-cell office:value-type="string" calcext:value-type="string">
            <text:p>Вытегорстрой, Вытегорлаг</text:p>
          </table:table-cell>
          <table:table-cell office:value-type="string" calcext:value-type="string">
            <text:p>организован 11.10.40 [1];&lt;br&gt; закрыт 28.06.41 {12}.</text:p>
          </table:table-cell>
          <table:table-cell/>
          <table:table-cell office:value-type="string" calcext:value-type="string">
            <text:p>ГУЛГТС с 11.10.40 [1, 2].</text:p>
          </table:table-cell>
          <table:table-cell office:value-type="string" calcext:value-type="string">
            <text:p>Вологодская обл., г.Вытегра [2, 3]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Вологодская обл., г.Вытегра, п/я 280 [3].</text:p>
          </table:table-cell>
          <table:table-cell office:value-type="string" calcext:value-type="string">
            <text:p>стр-во участка Волго-Балтийского водного пути от Онежского оз. до истока р. Шексны {1}.</text:p>
          </table:table-cell>
          <table:table-cell office:value-type="string" calcext:value-type="string">
            <text:p>12.40 — 10 253 (первые данные) (УРО);&lt;br&gt; 01.01.41 — 14 643, 01.07.41 — 34 738 [4].</text:p>
          </table:table-cell>
          <table:table-cell office:value-type="string" calcext:value-type="string">
            <text:p>нач. — майор ГБ Чистов П.В., с 11.10.40 — ? [1].</text:p>
          </table:table-cell>
          <table:table-cell office:value-type="string" calcext:value-type="string">
            <text:p>В архиве УИТЛК УМВД по Вологодской обл.: л/д з/к — 1080;&lt;br&gt; в ГА Вологодской обл.: приказы по Вытегорстрою — 41, материалы делопроизводства — 85, л/д вольнонаемных {1}.</text:p>
          </table:table-cell>
          <table:table-cell table:number-columns-repeated="2"/>
          <table:table-cell office:value-type="string" calcext:value-type="string">
            <text:p>&lt;ol compact&gt;&lt;li&gt;Пр. 0440 НКВД от 11.10.40.&lt;br&gt;&lt;li&gt;Пр. 00145 НКВД от 07.02.41.&lt;br&gt;&lt;li&gt;Пр. 001407 НКВД от 06.11.40.&lt;br&gt;&lt;li&gt;ГАРФ. Ф. 9414. Оп. 1д. Д. 371. Л. 2, 56.&lt;/ol&gt;</text:p>
          </table:table-cell>
          <table:table-cell/>
          <table:table-cell office:value-type="string" calcext:value-type="string">
            <text:p>&lt;a href=r3-267.html&gt;ОПОКСКИЙ ИТЛ&lt;/a&gt;,&lt;br&gt; &lt;a href=r3-156.html&gt;ИТЛ И СТРОИТЕЛЬСТВО ПО РЕКОНСТРУКЦИИ ШЛЮЗА И ПЛОТИНЫ ЗНАМЕНИТАЯ&lt;/a&gt;.</text:p>
          </table:table-cell>
          <table:table-cell office:value-type="string" calcext:value-type="string">
            <text:p>С.Филип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ВЯЗЕМСКИЙ ИТЛ</text:p>
          </table:table-cell>
          <table:table-cell office:value-type="string" calcext:value-type="string">
            <text:p>Вяземлаг, Упр. Строительства и Вяземлага ГУШОСДОРа</text:p>
          </table:table-cell>
          <table:table-cell office:value-type="string" calcext:value-type="string">
            <text:p>организован 05.02.36 [1];&lt;br&gt; закрыт 22.07.42 — (переименован в СТРОИТЕЛЬСТВО ГУШОСДОРА НКВД № 1 И ИТЛ) [2].</text:p>
          </table:table-cell>
          <table:table-cell/>
          <table:table-cell office:value-type="string" calcext:value-type="string">
            <text:p>ГУЛАГ с 05.02.36 [1];&lt;br&gt; ГУЛЖДС не позднее 02.04.41 [3];&lt;br&gt; ГУАС с 02.07.41 [4];&lt;br&gt; ГУШОСДОР с 14.02.42 [5, 2].</text:p>
          </table:table-cell>
          <table:table-cell office:value-type="string" calcext:value-type="string">
            <text:p>Смоленская обл., г.Вязьма с 05.02.36 до эвакуации в 1941 г. [1], {6, 10, 11};&lt;br&gt; Пензенская обл., Николаевский р-н, с. Николаевка {13}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Смоленская обл., г.Вязьма, п/я 221 {10, 11};&lt;br&gt; Пензенская обл., Николаевский р-н, с.Николаевка, п/я — нет {13}.</text:p>
          </table:table-cell>
          <table:table-cell office:value-type="string" calcext:value-type="string">
            <text:p>стр-во автомагистрали Москва—Минск [1]&lt;SUP&gt;1&lt;/SUP&gt;, стр-во аэродромов в Тамбовской и Смоленской обл. [3, 5, 6]&lt;SUP&gt;2&lt;/SUP&gt;.</text:p>
          </table:table-cell>
          <table:table-cell office:value-type="string" calcext:value-type="string">
            <text:p>01.04.36 — 12 052, 01.10.36 — 56 180, 01.01.37 — 31 305, 01.01.38 — 24 100, 01.07.38 — 49 738, 01.10.38 — 39 350&lt;SUP&gt;3&lt;/SUP&gt;, 01.01.39 — 27 470 (УРО);&lt;br&gt; 01.01.41 — 10 394, 01.07.41 — 14 374 [7];&lt;br&gt; 01.01.42 — 8676 [8];&lt;br&gt; 01.04.42 — 5848&lt;SUP&gt;4&lt;/SUP&gt; [9].</text:p>
          </table:table-cell>
          <table:table-cell office:value-type="string" calcext:value-type="string">
            <text:p>нач. УС и Вяземлага — Петрович П.А., с 31.01.36 — не ранее 14.03.37 [10, 11];&lt;br&gt; Рудминский Л.И., с 09.11.37 по 03.01.39 [12, 13];&lt;br&gt; Козловский Б.А., с 03.01.39 — ? [13];&lt;br&gt; Горшков А.А., с 10.03.39 по 11.06.39 [14];&lt;br&gt; Саркисьянц ?.?., с 11.06.39 — ? (упом. 26.06.41) [14, 15].</text:p>
          </table:table-cell>
          <table:table-cell office:value-type="string" calcext:value-type="string">
            <text:p>В архиве СТРОИТЕЛЬСТВА ГУШОСДОРА НКВД № 1 И ИТЛ {1}.</text:p>
          </table:table-cell>
          <table:table-cell office:value-type="string" calcext:value-type="string">
            <text:p>&lt;SUP&gt;1&lt;/SUP&gt; Стр-во автомагистрали силами з/к Вяземлага вело УС автомагистрали Москва—Минск НКВД СССР. Нач. УС являлся одновременно нач. лагеря [1, 2]. С момента организации УС подчинялось ГУШОСДОРу [1], с июня 1936 г. — ГУЛАГу [16], в марте 1937 г. вновь передано в ГУШОСДОР [17], пр. [11] возвращено в ГУЛАГ. При этом Вяземлаг в течение всего этого времени оставался в подчинении ГУЛАГа. Дальнейшую подчиненность УС автомагистрали Москва—Минск и Вяземлага см. в графе Подчинен. В сентябре 1938 г. организовано Упр. дороги Москва—Минск ГУШОСДОРа НКВД, которое стало заказчиком стр-ва;&lt;br&gt; подрядчиком осталось Упр. стр-ва и Вяземлага ГУЛАГа НКВД СССР [18].&lt;br&gt;&lt;SUP&gt;2&lt;/SUP&gt; Весной 1941 г. состоялось решение правительства, согласно которому стр-во 200 км автомагистрали Москва—Минск было перенесено на осень 1942 г.;&lt;br&gt; ГУЛЖДС поручено переключить Вяземлаг на стр-во аэродромов [3]. Окончательно работы на стр-ве автомагистрали Москва—Минск прекращены пр. {12}. В январе 1942 г. рем.-восстановительные работы и работы по содержанию дороги Москва—Минск были возобновлены [6].&lt;br&gt;&lt;SUP&gt;3&lt;/SUP&gt; Из них 1988 осужденных за к/р преступления, 10 260 — как СОЭ и СВЭ [19].&lt;br&gt;&lt;SUP&gt;4&lt;/SUP&gt; Из них 435 женщин, 294 осужденных за к/р преступления [9].</text:p>
          </table:table-cell>
          <table:table-cell/>
          <table:table-cell office:value-type="string" calcext:value-type="string">
            <text:p>&lt;ol compact&gt;&lt;li&gt;Пр. 0050 НКВД от 05.02.36.&lt;br&gt;&lt;li&gt;Пр. 0278 НКВД от 22.07.42.&lt;br&gt;&lt;li&gt;Пр. 00343 НКВД от 02.04.41.&lt;br&gt;&lt;li&gt;Пр. 00849 НКВД от 02.07.41. &lt;br&gt;&lt;li&gt;Пр. 048 НКВД от 14.02.42.&lt;br&gt;&lt;li&gt;Пр. 176 НКВД от 10.04.42.&lt;br&gt;&lt;li&gt;ГАРФ. Ф. 9414. Оп. 1д. Д. 371. Л. 1, 56.&lt;br&gt;&lt;li&gt;Там же. Д. 372. Л. 8об., 9. &lt;br&gt;&lt;li&gt;Там же. Д. 378. Л. 6.&lt;br&gt;&lt;li&gt;Пр. 57 НКВД от 31.01.36.&lt;br&gt;&lt;li&gt;Пр. 109 НКВД от 14.03.37.&lt;br&gt;&lt;li&gt;Пр. 478 НКВД от 09.11.37.&lt;br&gt;&lt;li&gt;Пр. 52лс НКВД от 03.01.39.&lt;br&gt;&lt;li&gt;Пр. 0159 НКВД от 11.06.39.&lt;br&gt;&lt;li&gt;ГАРФ. Ф. 9414. Оп. 1. Д. 45. Л. 75.&lt;br&gt;&lt;li&gt;Пр. 073 НКВД от 03.06.36.&lt;br&gt;&lt;li&gt;Пр. 029 НКВД от 25.03.37. &lt;br&gt;&lt;li&gt;Пр. 0184 НКВД от 13.09.38.&lt;br&gt;&lt;li&gt;ГАРФ. Ф. 9414. Оп. 1. Д. 1140. Л. 140.&lt;/ol&gt;</text:p>
          </table:table-cell>
          <table:table-cell/>
          <table:table-cell office:value-type="string" calcext:value-type="string">
            <text:p>&lt;a href=r3-402.html&gt;СТРОИТЕЛЬСТВО ГУШОСДОРА НКВД № 1 И ИТЛ&lt;/a&gt;,&lt;br&gt; &lt;a href=r3-403.html&gt;СТРОИТЕЛЬСТВО ГУШОСДОРА НКВД № 2 И ИТЛ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ВЯРТСИЛЬСКИЙ ИТЛ</text:p>
          </table:table-cell>
          <table:table-cell office:value-type="string" calcext:value-type="string">
            <text:p>Вяртсильлаг, Вяртсильский ИТЛ&lt;BR&gt;и металлургический завод</text:p>
          </table:table-cell>
          <table:table-cell office:value-type="string" calcext:value-type="string">
            <text:p>организован 07.08.46 [1]&lt;SUP&gt;1&lt;/SUP&gt;;&lt;br&gt; закрыт 29.04.53 (передан в УИТЛК Карело-Финской ССР) {35}.</text:p>
          </table:table-cell>
          <table:table-cell/>
          <table:table-cell office:value-type="string" calcext:value-type="string">
            <text:p>ГУЛГМП с 07.08.46 [1], {29};&lt;br&gt; ГУЛАГ МЮ с 02.04.53 {33}.</text:p>
          </table:table-cell>
          <table:table-cell office:value-type="string" calcext:value-type="string">
            <text:p>Карело-Финская ССР, Сортавальский р-н, пос. Вяртсиля {17, 19, 29}.</text:p>
          </table:table-cell>
          <table:table-cell office:value-type="string" calcext:value-type="string">
            <text:p>ББ {17, 19, 29}&lt;SUP&gt;2&lt;/SUP&gt;.</text:p>
          </table:table-cell>
          <table:table-cell office:value-type="string" calcext:value-type="string">
            <text:p>Месяц {19, 29}.</text:p>
          </table:table-cell>
          <table:table-cell office:value-type="string" calcext:value-type="string">
            <text:p>Карело-Финская ССР, Сортавальский р-н, пос. Вяртсиля, металлургический з-д, п/я 386 {17, 19};&lt;br&gt; п/я ББ-386 {29}.</text:p>
          </table:table-cell>
          <table:table-cell office:value-type="string" calcext:value-type="string">
            <text:p>металлургическое производство, изготовление колючей проволоки для лагерей и колоний МВД [1], строит. работы, лесозаготовки [2. Разд. 3. Л. 2].</text:p>
          </table:table-cell>
          <table:table-cell office:value-type="string" calcext:value-type="string">
            <text:p>06.46 — 1917, 01.01.47 — 1734, 01.01.48 — 2219, 01.01.49 — 2230, 01.01.50 — 2112, 01.01.51 — 2092, 01.01.52 — 1754, 01.01.53 — 2090 (УРО).</text:p>
          </table:table-cell>
          <table:table-cell office:value-type="string" calcext:value-type="string">
            <text:p>нач.— инж.-кап. (инж.-майор) Коновалов А.Д., с 03.47 — не ранее 28.11.50 [2. Л. 1об.], [3];&lt;br&gt; з/н — полк. Ижик И.В. (упом. в 1949 г.) [2. Л. 1об.].</text:p>
          </table:table-cell>
          <table:table-cell office:value-type="string" calcext:value-type="string">
            <text:p>В архиве ОИТК МВД Карельской АССР: л/д з/к — 4643, материалы делопроизводства — 1150, л/д вольнонаемных {1}.</text:p>
          </table:table-cell>
          <table:table-cell office:value-type="string" calcext:value-type="string">
            <text:p>&lt;SUP&gt;1&lt;/SUP&gt; Завод ранее находился в ведении ГУЛПСа;&lt;br&gt; при нем ИТЛ не было.&lt;br&gt;&lt;SUP&gt;2&lt;/SUP&gt; В [1] ошибочно указан литер БВ.</text:p>
          </table:table-cell>
          <table:table-cell/>
          <table:table-cell office:value-type="string" calcext:value-type="string">
            <text:p>&lt;ol compact&gt;&lt;li&gt;Пр. 0248 МВД от 07.08.46.&lt;br&gt;&lt;li&gt;ГАРФ. Ф. 9414. Оп. 1д. Д. 248.&lt;br&gt;&lt;li&gt;Расп. 970 МВД от 28.11.50.&lt;/ol&gt;</text:p>
          </table:table-cell>
          <table:table-cell table:number-columns-repeated="2"/>
          <table:table-cell office:value-type="string" calcext:value-type="string">
            <text:p>С.Филиппов, 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ВЯТСКИЙ ИТЛ</text:p>
          </table:table-cell>
          <table:table-cell office:value-type="string" calcext:value-type="string">
            <text:p>Вятлаг</text:p>
          </table:table-cell>
          <table:table-cell office:value-type="string" calcext:value-type="string">
            <text:p>организован 05.02.38 [1];&lt;br&gt; действующий на 01.01.60 {46}.</text:p>
          </table:table-cell>
          <table:table-cell/>
          <table:table-cell office:value-type="string" calcext:value-type="string">
            <text:p>ГУЛАГ с 05.02.38 [1];&lt;br&gt; УЛЛП с 26.02.41 [2], ГУЛЛП с 04.03.47 {18};&lt;br&gt; ГУЛАГ МЮ с 02.04.53 {33}, ГУЛАГ МВД с 28.01.54 {38};&lt;br&gt; ГУЛЛП с 02.08.54 {40};&lt;br&gt; МВД РСФСР (УИТЛК УМВД по Кировской обл.) с 14.11.55 [3];&lt;br&gt; ГУИТК МВД СССР с 31.01.57 {43};&lt;br&gt; МВД РСФСР с 01.12.57 {44};&lt;br&gt; ГСЛ МВД РСФСР с 05.02.58&lt;SUP&gt;1&lt;/SUP&gt; [4].</text:p>
          </table:table-cell>
          <table:table-cell office:value-type="string" calcext:value-type="string">
            <text:p>Кировская обл., Кайский р-н, р.п. Рудничный {10, 11, 13–15, 17, 19, 23, 37}.</text:p>
          </table:table-cell>
          <table:table-cell office:value-type="string" calcext:value-type="string">
            <text:p>К с 25.12.45 {16, 17, 19, 23, 37}.</text:p>
          </table:table-cell>
          <table:table-cell office:value-type="string" calcext:value-type="string">
            <text:p>Созим {19, 23, 37}.</text:p>
          </table:table-cell>
          <table:table-cell office:value-type="string" calcext:value-type="string">
            <text:p>Кировская обл., Кайский р-н, п/о Волосница, п/я 231 (1939–1946) {10, 11, 13–15, 17};&lt;br&gt; п/о Лесное, п/я 231 на 15.01.49 {19};&lt;br&gt; п/я К-231 (1953 г.) {23, 37}.</text:p>
          </table:table-cell>
          <table:table-cell office:value-type="string" calcext:value-type="string">
            <text:p>лесозаготовки [1], стр-во целлюлозного з-да упрощенного типа (1938–1939 гг.) [5, 6], деревообработка, выпуск шпал, мебельное, швейное, обувное и гончарное производства, изготовление музыкальных инструментов [7], стр-во лесовозных ж/д веток [8], обслуживание железных дорог, лесозавода, кирп. з-да, рем.-мех. и паровозо-вагонорем. мастерских, шпалопиление, производство ширпотреба [9. Разд. 3. Л. 3–81], стр-во домостроительного цеха и автодорог, 8производство кирпича [10].</text:p>
          </table:table-cell>
          <table:table-cell office:value-type="string" calcext:value-type="string">
            <text:p>01.04.38 — 11 855, 01.01.39 — 16 854&lt;SUP&gt;2&lt;/SUP&gt;, 01.01.40 — 19 984 (УРО);&lt;br&gt; 01.01.41 — 15 878, 01.07.41 — 16 732 [11];&lt;br&gt; 01.01.42 — 28 643 [12];&lt;br&gt; 01.01.43 — 16 492&lt;SUP&gt;3&lt;/SUP&gt; [13];&lt;br&gt; 01.01.44 — 11 979, 01.01.45 — 13 220, 01.01.46 — 11 655, 01.01.48 — 24 922, 01.01.50 — 28 228, 01.01.52 — 29 761&lt;SUP&gt;4&lt;/SUP&gt;, 01.01.53 — 31 410 (УРО);&lt;br&gt; 15.07.53 — 21 262 [9. Разд. 4. Л. 11];&lt;br&gt; 01.01.54 — 22 215, 01.01.55 — 22 454, 01.01.56 — 22 447, 01.01.57 — 23 356, 01.01.59 — 23 614, 01.01.60 — 18 211 (УРО).</text:p>
          </table:table-cell>
          <table:table-cell office:value-type="string" calcext:value-type="string">
            <text:p>нач.— Непомнящий Г.С., с 08.09.38 — ? [1];&lt;br&gt; Долгих И.И., с 08.04.39&lt;SUP&gt;5&lt;/SUP&gt; по 07.41 [14, 15];&lt;br&gt; Левинсон Н.С., с 23.07.41 по 28.12.43 [15];&lt;br&gt; полк. Кухтиков А.Д., с 28.12.43 по 08.01.47 [15, 16];&lt;br&gt; п/п (полк.) Дидоренко С.А., с 11.02.47 — не ранее 26.06.52 [17, 18];&lt;br&gt; п/п Огородников К.А.: и.о. нач. с 01.04.53, нач. с 09.10.53 по 23.02.54 [19, 20, 21];&lt;br&gt; п/п Мартыненко В.Н., с 23.02.54 по 03.01.55 [21, 22];&lt;br&gt; п/п Орлов А.В., с 03.01.55 — ? [22];&lt;br&gt; и.о. нач.— п/п Герус Ф.Д., с 13.06.56 — ? [23];&lt;br&gt; нач. — п/п Любаев Л.?. (упом. 20.06.58) [24, Л. 67];&lt;br&gt; з/н — Шубин ?.?. (упом. 14.12.44) [25];&lt;br&gt; п/п Герус Ф.Д. (упом. в 1958 г.) [24. Л. 78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В [4] объявлены штаты ИТ лагерей ГСЛ МВД РСФСР.&lt;br&gt;&lt;SUP&gt;2&lt;/SUP&gt; На 01.10.38 из 12 553 з/к — 6865 осужденных за к/р преступления, 2642 — как СОЭ и СВЭ [27].&lt;br&gt;&lt;SUP&gt;3&lt;/SUP&gt; Из них 2800 женщин, 9051 осужденных за к/р преступления [13].&lt;br&gt;&lt;SUP&gt;4&lt;/SUP&gt; На 01.04.52 из 35 218 з/к — 5411 женщин, 6415 осужденных за к/р преступления [9. Разд. 3. Л. 2об.–80об.].&lt;br&gt;&lt;SUP&gt;5&lt;/SUP&gt; По-видимому, фактически вступил в должность ранее, так как упом. как нач. ИТЛ 14.03.39 [28].</text:p>
          </table:table-cell>
          <table:table-cell/>
          <table:table-cell office:value-type="string" calcext:value-type="string">
            <text:p>&lt;ol compact&gt;&lt;li&gt;Пр. 020 НКВД от 05.02.38.&lt;br&gt;&lt;li&gt;Пр. 00212 НКВД от 26.02.41.&lt;br&gt;&lt;li&gt;Пр. 00442 МВД от 14.11.55.&lt;br&gt;&lt;li&gt;Пр. 049 МВД РСФСР от 05.02.58. &lt;br&gt;&lt;li&gt;Пр. 0174 НКВД от 08.09.38.&lt;br&gt;&lt;li&gt;Пр. 057 НКВД от 14.03.39.&lt;br&gt;&lt;li&gt;Пр. 03 НКВД от 05.01.46.&lt;br&gt;&lt;li&gt;Пр. 014 МВД от 09.01.50.&lt;br&gt;&lt;li&gt;ГАРФ. Ф. 9414. Оп. 1. Д. 556.&lt;br&gt;&lt;li&gt;Пр. 00553 МВД от 25.06.54.&lt;br&gt;&lt;li&gt;ГАРФ. Ф. 9414. Оп. 1д. Д. 371. Л. 3, 54.&lt;br&gt;&lt;li&gt;Там же. Д. 372. Л. 7об., 8. &lt;br&gt;&lt;li&gt;Там же. Д. 378. Л. 110об.&lt;br&gt;&lt;li&gt;Пр. 741лс НКВД от 08.04.39.&lt;br&gt;&lt;li&gt;ГАРФ. Служебная карточка ГУЛАГа.&lt;br&gt;&lt;li&gt;Пр. 19лс МВД от 08.01.47.&lt;br&gt;&lt;li&gt;Пр. 180лс МВД от 11.02.47.&lt;br&gt;&lt;li&gt;ГАРФ. Ф. 9414. Оп. 1. Д. 634.&lt;br&gt;&lt;li&gt;Пр. 026/л МЮ от 01.04.53. &lt;br&gt;&lt;li&gt;Пр. 1118/лг МЮ от 09.10.53.&lt;br&gt;&lt;li&gt;Пр. 481лс МВД от 23.02.54. &lt;br&gt;&lt;li&gt;Пр. 1лс МВД от 03.01.55.&lt;br&gt;&lt;li&gt;Пр. 0231 МВД от 13.06.56.&lt;br&gt;&lt;li&gt;ГАРФ. Ф. 9414. Оп. 1. Д. 830.&lt;br&gt;&lt;li&gt;Пр. 0290 НКВД от 14.12.44.&lt;br&gt;&lt;li&gt;Пр. 0083 НКВД от 12.01.42.&lt;br&gt;&lt;li&gt;ГАРФ. Ф. 9414. Оп. 1. Д. 1140. Л. 141.&lt;br&gt;&lt;li&gt;Пр. 057 НКВД от 14.03.39.&lt;/ol&gt;</text:p>
          </table:table-cell>
          <table:table-cell office:value-type="string" calcext:value-type="string">
            <text:p>12.01.42 в Вятлаге были созданы отряды из мобилизованных немцев [26].</text:p>
          </table:table-cell>
          <table:table-cell/>
          <table:table-cell office:value-type="string" calcext:value-type="string">
            <text:p>С.Филиппов, 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ГАГАРИНСКОЕ ЛО</text:p>
          </table:table-cell>
          <table:table-cell office:value-type="string" calcext:value-type="string">
            <text:p>Гагаринский ИТЛ, Гагарлаг</text:p>
          </table:table-cell>
          <table:table-cell office:value-type="string" calcext:value-type="string">
            <text:p>организовано 14.05.53 (переименовано из ИТЛ ЕО) {36};&lt;br&gt; закрыто 01.12.55 [1].</text:p>
          </table:table-cell>
          <table:table-cell office:value-type="string" calcext:value-type="string">
            <text:p>26.07.54 из ЛО в ИТЛ [2];&lt;br&gt; между 03.02.55 {41} и 01.08.55 [3] — из ИТЛ в ЛО&lt;SUP&gt;1&lt;/SUP&gt; (название при реорганизациях не изменялось).</text:p>
          </table:table-cell>
          <table:table-cell office:value-type="string" calcext:value-type="string">
            <text:p>ГУЛАГ МЮ с 14.05.53 {36};&lt;br&gt; ГУЛАГ МВД с 28.01.54 {38}, Главпромстрой с 03.02.55 {41};&lt;br&gt; ГУЛАГ МВД не позднее 01.08.55 [3]&lt;SUP&gt;2&lt;/SUP&gt;.</text:p>
          </table:table-cell>
          <table:table-cell office:value-type="string" calcext:value-type="string">
            <text:p>Крымская обл., г.Симферополь {37}, [4. Разд. 1. Л. 3]&lt;SUP&gt;3&lt;/SUP&gt;.</text:p>
          </table:table-cell>
          <table:table-cell office:value-type="string" calcext:value-type="string">
            <text:p>ЕО — перешел от предшественника {36, 37}.</text:p>
          </table:table-cell>
          <table:table-cell office:value-type="string" calcext:value-type="string">
            <text:p>Море {37}, [4. Разд. 1. Л. 3]&lt;SUP&gt;3&lt;/SUP&gt;.</text:p>
          </table:table-cell>
          <table:table-cell office:value-type="string" calcext:value-type="string">
            <text:p>Крымская обл., г.Симферополь, п/я ЕО-103 {36, 37}, [4. Разд. 1 Л. 3].</text:p>
          </table:table-cell>
          <table:table-cell office:value-type="string" calcext:value-type="string">
            <text:p>стр-во рудника [2], обслуживание Стр-ва 712 Главпромстроя [4. Разд.1. Л. 3]&lt;SUP&gt;4&lt;/SUP&gt;.</text:p>
          </table:table-cell>
          <table:table-cell office:value-type="string" calcext:value-type="string">
            <text:p>01.06.53 — 1837, 01.01.54 — 1008&lt;SUP&gt;5&lt;/SUP&gt;, 01.01.55 — 313, 01.01.56 — 177 (УРО).</text:p>
          </table:table-cell>
          <table:table-cell office:value-type="string" calcext:value-type="string">
            <text:p>нач. — лейт. в/с Тюпин А.А., не позднее 09.06.53 — по 08.04.54 [4. Разд. 1. Л. 3об.], [5];&lt;br&gt; п/п Мухин В.Г., с 08.04.54 по 17.07.54 [5, 6];&lt;br&gt; полк. в/с Боечин А.Ф., с 17.07.54 — не ранее 28.12.54 [6], [4. Разд. 5. Л. 8];&lt;br&gt; з/н — лейт. в/с Тюпин А.А., с 08.04.54 — ? (упом. 26.07.54) [5, 2].</text:p>
          </table:table-cell>
          <table:table-cell office:value-type="string" calcext:value-type="string">
            <text:p>Включает архивы ГАГАРИНСКОГО ЛО, Гагаринского ИТЛ и ИТЛ ЕО. Хранился в УИТЛК УМВД Украинской ССР и в 1-м Спецотделе УМВД по Крымской обл. {1}.</text:p>
          </table:table-cell>
          <table:table-cell office:value-type="string" calcext:value-type="string">
            <text:p>&lt;SUP&gt;1&lt;/SUP&gt; 03.02.55 — последнее известное упом. ГАГАРИНСКОГО ИТЛ, а 01.08.55 впервые вновь встречено упом. ГАГАРИНСКОГО ЛО.&lt;br&gt;&lt;SUP&gt;2&lt;/SUP&gt; Скорее всего, переподчинение ГУЛАГу МВД произошло 24.03.55, когда Главпромстрой был передан в МСМ [7].&lt;br&gt;&lt;SUP&gt;3&lt;/SUP&gt; Грузы для ГАГАРИНСКОГО ЛО доставлялись на ж/д ст. Айвазовская и Феодосия {37}. В 1954 г. телегр. адрес: Феодосия, Море [4. Разд. 1. Л. 3].&lt;br&gt;&lt;SUP&gt;4&lt;/SUP&gt; По-видимому, стр-во рудника и Стр-во 712 — одно и то же.&lt;br&gt;&lt;SUP&gt;5&lt;/SUP&gt; По данным [4. Разд. 2. Л. 2об.], на 01.12.54 — 667.</text:p>
          </table:table-cell>
          <table:table-cell/>
          <table:table-cell office:value-type="string" calcext:value-type="string">
            <text:p>&lt;ol compact&gt;&lt;li&gt;Пр. 0577 МВД от 01.12.55.&lt;br&gt;&lt;li&gt;Пр. 00599 МВД от 26.07.54.&lt;br&gt;&lt;li&gt;Пр. 00327 МВД от 01.08.55.&lt;br&gt;&lt;li&gt;ГАРФ. Ф. 9414. Оп. 1. Д. 1872.&lt;br&gt;&lt;li&gt;Пр. 00317 МВД от 08.04.54.&lt;br&gt;&lt;li&gt;Пр. 1857лс МВД от 17.07.54. &lt;br&gt;&lt;li&gt;Пр. 00135 МВД от 24.03.55.&lt;/ol&gt;</text:p>
          </table:table-cell>
          <table:table-cell/>
          <table:table-cell office:value-type="string" calcext:value-type="string">
            <text:p>&lt;a href=r3-126.html&gt;ИТЛ ЕО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ГДОВСКИЙ ИТЛ</text:p>
          </table:table-cell>
          <table:table-cell office:value-type="string" calcext:value-type="string">
            <text:p>Гдовлаг</text:p>
          </table:table-cell>
          <table:table-cell office:value-type="string" calcext:value-type="string">
            <text:p>организован 24.08.40 на базе существовавшего ОЛПа УИТЛК УНКВД Ленинградской обл. [1];&lt;br&gt; закрыт 28.06.41 {12}.</text:p>
          </table:table-cell>
          <table:table-cell/>
          <table:table-cell office:value-type="string" calcext:value-type="string">
            <text:p>ГУЛАГ с 24.08.40 [1];&lt;br&gt; ГУЛПС с 26.02.41 [2, 3].</text:p>
          </table:table-cell>
          <table:table-cell office:value-type="string" calcext:value-type="string">
            <text:p>ст. Сланцы Ленинградской (ныне Октябрьской) ж.д. {11}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ст. Сланцы Ленинградской ж.д., п/я 279 {11}.</text:p>
          </table:table-cell>
          <table:table-cell office:value-type="string" calcext:value-type="string">
            <text:p>стр-во Гдовского сланцеперегонного и битумного з-дов [1].</text:p>
          </table:table-cell>
          <table:table-cell office:value-type="string" calcext:value-type="string">
            <text:p>11.40 — 1849 (УРО);&lt;br&gt; 01.01.41 — 1990, 15.06.41 — 3175 [3].</text:p>
          </table:table-cell>
          <table:table-cell office:value-type="string" calcext:value-type="string">
            <text:p>нач. — Буцкий А.Г., с 24.08.40 — ? [1].</text:p>
          </table:table-cell>
          <table:table-cell office:value-type="string" calcext:value-type="string">
            <text:p>Первоначально — в УИТЛК МВД Башкирской АССР;&lt;br&gt; в декабре 1956 г. переданы в ОИТК УВД по Ленинградской обл.: л/д з/к — 116, картотека формы № 2 — 3699, л/д и картотека вольнонаемных, материалы делопроизводства {1}.</text:p>
          </table:table-cell>
          <table:table-cell table:number-columns-repeated="2"/>
          <table:table-cell office:value-type="string" calcext:value-type="string">
            <text:p>&lt;ol compact&gt;&lt;li&gt;Пр. 001047 НКВД от 24.08.40.&lt;br&gt;&lt;li&gt;Пр. 00220 НКВД от 26.02.41.&lt;br&gt;&lt;li&gt;ГАРФ. Ф. 9414. Оп. 1д. Д. 371. Л. 2, 55.&lt;/ol&gt;</text:p>
          </table:table-cell>
          <table:table-cell table:number-columns-repeated="2"/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ГЛАЗОВСКОЕ ЛО</text:p>
          </table:table-cell>
          <table:table-cell office:value-type="string" calcext:value-type="string">
            <text:p>Глазовлаг, ЛО при Строительстве 384</text:p>
          </table:table-cell>
          <table:table-cell office:value-type="string" calcext:value-type="string">
            <text:p>организовано 01.12.54 — расп. 12 742/Е [1. Л. 4]&lt;SUP&gt;1&lt;/SUP&gt;;&lt;br&gt; закрыто 11.05.55 — расп. 11/6–0186 и 11/6–0187 лаг. подр. переданы в ОИТК МВД Удмуртской АССР и в ОИТК УМВД по Кировской обл. [1. Л. 20, 21].</text:p>
          </table:table-cell>
          <table:table-cell/>
          <table:table-cell office:value-type="string" calcext:value-type="string">
            <text:p>ГУЛАГ МВД с 01.12.54 [1. Л. 4];&lt;br&gt; Главспецстрой с 02.02.55 {42}&lt;SUP&gt;2&lt;/SUP&gt;.</text:p>
          </table:table-cell>
          <table:table-cell office:value-type="string" calcext:value-type="string">
            <text:p>Удмуртская АССР, г.Глазов [1. Л. 8].</text:p>
          </table:table-cell>
          <table:table-cell office:value-type="string" calcext:value-type="string">
            <text:p>ВШ с 02.02.55 {42}.</text:p>
          </table:table-cell>
          <table:table-cell office:value-type="string" calcext:value-type="string">
            <text:p>Сосна {42}.</text:p>
          </table:table-cell>
          <table:table-cell office:value-type="string" calcext:value-type="string">
            <text:p>Удмуртская АССР, г.Глазов, п/я 22 {42};&lt;br&gt; ВШ-22 {1}.</text:p>
          </table:table-cell>
          <table:table-cell office:value-type="string" calcext:value-type="string">
            <text:p>обслуживание Стр-ва 384 в Глазове и в Кирово-Чепецке [1. Л. 4, 14].</text:p>
          </table:table-cell>
          <table:table-cell office:value-type="string" calcext:value-type="string">
            <text:p>01.03.55 — 3625&lt;SUP&gt;3&lt;/SUP&gt; [1. Л. 8, 14].</text:p>
          </table:table-cell>
          <table:table-cell office:value-type="string" calcext:value-type="string">
            <text:p>нач. — инж.-майор Погребняк С.Г., с 01.12.54 по 11.05.55 [1. Л. 4, 21].</text:p>
          </table:table-cell>
          <table:table-cell office:value-type="string" calcext:value-type="string">
            <text:p>Включает архив СТРОИТЕЛЬСТВА 904 И ИТЛ, СТРОИТЕЛЬСТВА 384 И ИТЛ и ГЛАЗОВСКОГО ЛО. Хранился в ОИТК МВД Удмуртской АССР (наибольшая часть, в том числе л/д з/к — 20 866, часть л/д и картотеки сотрудников лагерного сектора, материалы делопроизводства);&lt;br&gt; в 1-м Спецотделе МВД Удмуртской АССР (л/д офицеров, вольнонаемных и военизированной охраны);&lt;br&gt; в УИТЛК УМВД по Кировской обл. (наименьшая часть материалов, которая находилась на территории этой обл.) {1, 2}.</text:p>
          </table:table-cell>
          <table:table-cell office:value-type="string" calcext:value-type="string">
            <text:p>&lt;SUP&gt;1&lt;/SUP&gt; ЛО при Стр-ве 384 открыто 01.12.54, название Глазовское присвоено 02.02.55 {42}.&lt;br&gt;&lt;SUP&gt;2&lt;/SUP&gt; В {1} ошибочно указано на подчиненность ГУЛПС.&lt;br&gt;&lt;SUP&gt;3&lt;/SUP&gt; Из них 2462 женщины, 28 осужденных за к/р преступления.</text:p>
          </table:table-cell>
          <table:table-cell/>
          <table:table-cell office:value-type="string" calcext:value-type="string">
            <text:p>ГАРФ. Ф. 9414. Оп. 1д. Д. 569.</text:p>
          </table:table-cell>
          <table:table-cell/>
          <table:table-cell office:value-type="string" calcext:value-type="string">
            <text:p>&lt;a href=r3-345.html&gt;СТРОИТЕЛЬСТВО 384 И ИТЛ&lt;/a&gt;,&lt;br&gt; &lt;a href=r3-385.html&gt;СТРОИТЕЛЬСТВО 904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ГОРНОШОРСКИЙ ИТЛ</text:p>
          </table:table-cell>
          <table:table-cell office:value-type="string" calcext:value-type="string">
            <text:p>Горно-Шорский ИТЛ, Горношорлаг</text:p>
          </table:table-cell>
          <table:table-cell office:value-type="string" calcext:value-type="string">
            <text:p>организован 25.04.38 на базе 9-го Ахпунского ЛО Сиблага [1];&lt;br&gt; закрыт 31.01.41 [2]&lt;SUP&gt;1&lt;/SUP&gt;.</text:p>
          </table:table-cell>
          <table:table-cell/>
          <table:table-cell office:value-type="string" calcext:value-type="string">
            <text:p>ГУЛАГ с 25.04.38 [1];&lt;br&gt; ГУЖДС с 04.01.40 [3].</text:p>
          </table:table-cell>
          <table:table-cell office:value-type="string" calcext:value-type="string">
            <text:p>ст. Ахпун Томской ж.д. [1], {10, 11}&lt;SUP&gt;2&lt;/SUP&gt;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ст. Ахпун Томской ж.д., п/я 218 {10, 11}.</text:p>
          </table:table-cell>
          <table:table-cell office:value-type="string" calcext:value-type="string">
            <text:p>стр-во Горно-Шорской ж/д линии (Мундыбаш—Таштагол) [1, 2]&lt;SUP&gt;3&lt;/SUP&gt;.</text:p>
          </table:table-cell>
          <table:table-cell office:value-type="string" calcext:value-type="string">
            <text:p>01.10.38 — 11 377&lt;SUP&gt;4&lt;/SUP&gt;, 01.01.39 — 11 670, 01.01.40 — 8371 (УРО);&lt;br&gt; 01.01.41 — 7995, 01.02.41 — 5716 (последние данные) [4].</text:p>
          </table:table-cell>
          <table:table-cell office:value-type="string" calcext:value-type="string">
            <text:p>нач. — лейт. ГБ (ст. лейт. ГБ) Макаров И.Д., с 25.04.38 по 31.01.41 [1, 2].</text:p>
          </table:table-cell>
          <table:table-cell office:value-type="string" calcext:value-type="string">
            <text:p>В ОИТК УМВД по Кемеровской обл.: л/д з/к — 1559, материалы делопроизводства — 7 {1}.</text:p>
          </table:table-cell>
          <table:table-cell office:value-type="string" calcext:value-type="string">
            <text:p>&lt;SUP&gt;1&lt;/SUP&gt; В связи с окончанием стр-ва ж/д линии Мундыбаш—Таштагол и сдачей ее в постоянную эксплуатацию Упр. Томской ж.д. НКПС. З/к переданы УИТЛК УНКВД по Новосибирской обл. [2].&lt;br&gt;&lt;SUP&gt;2&lt;/SUP&gt; Ст. Ахпун расположена при р.п. Темиртау (Темир-Тау) Новосибирской, с 1943 г. — Кемеровской обл..&lt;br&gt;&lt;SUP&gt;3&lt;/SUP&gt; До 1938 г. стр-во дороги велось з/к СИБИРСКОГО ИТЛ. &lt;br&gt;&lt;SUP&gt;4&lt;/SUP&gt; Из них 5024 осужденных за к/р преступления, 2145 — как СОЭ и СВЭ [5].</text:p>
          </table:table-cell>
          <table:table-cell/>
          <table:table-cell office:value-type="string" calcext:value-type="string">
            <text:p>&lt;ol compact&gt;&lt;li&gt;Пр. 075 НКВД от 25.04.38.&lt;br&gt;&lt;li&gt;Пр. 041 НКВД от 31.01.41. &lt;br&gt;&lt;li&gt;Пр. 0014 НКВД от 04.01.40.&lt;br&gt;&lt;li&gt;ГАРФ. Ф. 9414. Оп. 1д. Д. 371. Л. 1, 11.&lt;br&gt;&lt;li&gt;Там же. Оп. 1. Д. 1140. Л. 140.&lt;/ol&gt;</text:p>
          </table:table-cell>
          <table:table-cell/>
          <table:table-cell office:value-type="string" calcext:value-type="string">
            <text:p>&lt;a href=r3-315.html&gt;СИБИРСКИЙ ИТЛ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ГОРНЫЙ ЛАГЕРЬ</text:p>
          </table:table-cell>
          <table:table-cell office:value-type="string" calcext:value-type="string">
            <text:p>Особый лагерь № 2, Особлаг № 2, Горлаг</text:p>
          </table:table-cell>
          <table:table-cell office:value-type="string" calcext:value-type="string">
            <text:p>организован 28.02.48 на базе лаг. помещений НОРИЛЬСКОГО ИТЛ [1]&lt;SUP&gt;1&lt;/SUP&gt;;&lt;br&gt; закрыт 25.06.54 (объединен с НОРИЛЬСКИМ ИТЛ) [2].</text:p>
          </table:table-cell>
          <table:table-cell/>
          <table:table-cell office:value-type="string" calcext:value-type="string">
            <text:p>ГУЛАГ МВД с 28.02.48 [1, 3]&lt;SUP&gt;2&lt;/SUP&gt;;&lt;br&gt; ГУЛГМП не позднее 17.03.50 [4], [5. Разд. 1. Л. 1], {3, 29}&lt;SUP&gt;3&lt;/SUP&gt;;&lt;br&gt; ГТУ МВД с 28.03.53 {32};&lt;br&gt; ГУЛАГ МВД с 08.02.54 {39}.</text:p>
          </table:table-cell>
          <table:table-cell office:value-type="string" calcext:value-type="string">
            <text:p>в р-не Норильска [1];&lt;br&gt; Красноярский кр., г.Норильск [5. Разд. 1. Л. 2], [6], [7. Л. 1–7], {19, 29}.</text:p>
          </table:table-cell>
          <table:table-cell office:value-type="string" calcext:value-type="string">
            <text:p>нет на 15.01.49 {19};&lt;br&gt; ЖУ на 27.02.53 {29}.</text:p>
          </table:table-cell>
          <table:table-cell office:value-type="string" calcext:value-type="string">
            <text:p>Горный с 10.05.48 [6], {29}.</text:p>
          </table:table-cell>
          <table:table-cell office:value-type="string" calcext:value-type="string">
            <text:p>Красноярский кр., г.Норильск, п/я — нет на 10.05.48 [6], п/я 384 {19}, [5. Разд. 1. Л. 1], [8. Л. 29];&lt;br&gt; п/я ЖУ-384 {29}</text:p>
          </table:table-cell>
          <table:table-cell office:value-type="string" calcext:value-type="string">
            <text:p>тяжелые физические работы на горнорудных предприятиях Норильского комб.: шахтах № 11, 13, 15–18, рудниках № 1 и 7, карьерах-рудниках открытых работ № 1 и 2, земляные работы по стр-ву дорог&lt;SUP&gt;4&lt;/SUP&gt; [9, 11], обслуживание рудника Медвежий ручей, кирп. з-дов № 2 и 3, цементного з-да, строит. конторы Горстрой, работы на угольной шахте Кайеркан, в карьере по добыче бутового камня и глины, на стр-ве медеплавильного з-да, стр-ве Норильска, на угольной шахте № 16–18, участке Рудшахтстрой, ж.д., перевалбазе Норильскснаба Норильского комб., з-де стройдеталей, мех. з-де [5. Разд. 3. Л. 2–13, 15–19], [7. Л. 11–67, 127–132], [9, 10].</text:p>
          </table:table-cell>
          <table:table-cell office:value-type="string" calcext:value-type="string">
            <text:p>01.01.49 — 14 936&lt;SUP&gt;5&lt;/SUP&gt;, 01.01.50 — 17 424, 01.01.51 — 19 186, 01.01.52 — 20 218 (УРО);&lt;br&gt; 01.01.53 — 20 167 [11]&lt;SUP&gt;6&lt;/SUP&gt;;&lt;br&gt; 01.01.54 — 15 061&lt;SUP&gt;7&lt;/SUP&gt; [12. Л. 2];&lt;br&gt; 01.08.54 — 15 082 (УРО).</text:p>
          </table:table-cell>
          <table:table-cell office:value-type="string" calcext:value-type="string">
            <text:p>нач.— полк. Гончаров Г.Я., с 27.04.48 по 05.04.49 [13, 14]&lt;SUP&gt;8&lt;/SUP&gt;;&lt;br&gt; майор Колосков А.Г., с 05.04.49 по 03.04.50 [14, 15];&lt;br&gt; инж.-полк. Зверев В.С., с 03.04.50&lt;SUP&gt;9&lt;/SUP&gt; — ? [15];&lt;br&gt; г/м Царев В.С., с 30.05.53 по 17.04.54 [16, 17];&lt;br&gt; з/н — майор (п/п) Колосков А.Г., с 02.06.48 — ? [18];&lt;br&gt; с 03.04.50 по 02.06.52&lt;SUP&gt;10&lt;/SUP&gt; [15, 19];&lt;br&gt; г/м Семенов И.П., с 02.06.52 — ? [19]&lt;SUP&gt;11&lt;/SUP&gt;.</text:p>
          </table:table-cell>
          <table:table-cell office:value-type="string" calcext:value-type="string">
            <text:p>В архиве НОРИЛЬСКОГО ИТЛ (все материалы) {1}.</text:p>
          </table:table-cell>
          <table:table-cell office:value-type="string" calcext:value-type="string">
            <text:p>&lt;SUP&gt;1&lt;/SUP&gt; Организован под названием Особый лагерь № 2&amp;quot;&lt;br&gt; [1]. Условное наименование Горный&amp;quot;&lt;br&gt; присвоено 10.05.48 [6]. В 1949–1954 гг. равноправно существовали оба названия. Организация Особлага возложена на нач. НОРИЛЬСКОГО ИТЛ [1].&lt;br&gt;&lt;SUP&gt;2&lt;/SUP&gt; 30.07.48 установлено, что по вопросам режима, опер. работы, учета з/к, медобслуживания и культработы Особлаг № 2 подчиняется непосредственно ГУЛАГу МВД [3] (см. также [1, 20, 15]).&lt;br&gt;&lt;SUP&gt;3&lt;/SUP&gt; 09.12.48 в целях установления большего порядка и укрепления руководства Особлагом, а также обеспечения максимального трудового использования з/к нач. НОРИЛЬСКОГО ИТЛ приказано принять на себя полностью руководство Особлагом и руководить его деятельностью через заместителя — нач. Особлага № 2 [20] (см. также [1, 3, 15]).&lt;br&gt;&lt;SUP&gt;4&lt;/SUP&gt; Работы на Норильском комб. и кап. стр-во проводились на контрагентских началах [3].&lt;br&gt;&lt;SUP&gt;5&lt;/SUP&gt; Предполагаемая штатная численность — 15 000 з/к [1, 9];&lt;br&gt; график завоза — 01.07.48 — 6000 з/к, к 01.08.48 — 4000, к 01.09.48 — 5000 [9];&lt;br&gt; 27.07.49 установлен лимит наполнения — 18 000 чел. [21].&lt;br&gt;&lt;SUP&gt;6&lt;/SUP&gt; На 01.02.53 из 20 145 з/к Горлага — 63 з/к общего контингента&amp;quot;&lt;br&gt; [22].&lt;br&gt;&lt;SUP&gt;7&lt;/SUP&gt; Из них ктр — 2075 [5. Разд. 3. Л. 15–19], общего режима — 2 [12. Л. 2].&lt;br&gt;&lt;SUP&gt;8&lt;/SUP&gt; 30.07.48 назначен по совместительству зам. нач. Норильского комб. МВД [3].&lt;br&gt;&lt;SUP&gt;9&lt;/SUP&gt; Оставался одновременно нач. НОРИЛЬСКОГО ИТЛ и комб. [15].&lt;br&gt;&lt;SUP&gt;10&lt;/SUP&gt; Должность — зам. нач. Норильского комб. и Особого лагеря № 2 по особым контингентам [15, 19].&lt;br&gt;&lt;SUP&gt;11&lt;/SUP&gt; Должность — зам. нач. НОРИЛЬСКОГО ИТЛ и Особого лагеря № 2 по особым контингентам [19].</text:p>
          </table:table-cell>
          <table:table-cell/>
          <table:table-cell office:value-type="string" calcext:value-type="string">
            <text:p>&lt;ol compact&gt;&lt;li&gt;Пр. 00219 МВД от 28.02.48.&lt;br&gt;&lt;li&gt;Пр. 00551 МВД от 26.05.54.&lt;br&gt;&lt;li&gt;Пр. 00908 МВД от 30.07.48.&lt;br&gt;&lt;li&gt;Пр. 0174 МВД от 17.03.50. &lt;br&gt;&lt;li&gt;ГАРФ. Ф. 9414. Оп. 1. Д. 557.&lt;br&gt;&lt;li&gt;Пр. 00508 МВД от 10.05.48. &lt;br&gt;&lt;li&gt;ГАРФ. Ф. 9414. Оп. 1. Д. 447.&lt;br&gt;&lt;li&gt;Там же. Д. 1843.&lt;br&gt;&lt;li&gt;Пр. 00470 МВД от 29.04.48.&lt;br&gt;&lt;li&gt;Пр. 00542 МВД от 17.05.48.&lt;br&gt;&lt;li&gt;ГАРФ. Ф. 9414. Оп. 1. Д. 1393. Л. 13.&lt;br&gt;&lt;li&gt;Там же. Д. 186.&lt;br&gt;&lt;li&gt;Пр. 501лс МВД от 27.04.48. &lt;br&gt;&lt;li&gt;Пр. 394лс МВД от 05.04.49.&lt;br&gt;&lt;li&gt;Пр. 0221 МВД от 03.04.50.&lt;br&gt;&lt;li&gt;Пр. 413лс МВД от 30.05.53.&lt;br&gt;&lt;li&gt;Пр. 1054лс МВД от 17.04.54.&lt;br&gt;&lt;li&gt;Пр. 686лс МВД от 02.06.48.&lt;br&gt;&lt;li&gt;Пр. 666лс МВД от 02.06.52.&lt;br&gt;&lt;li&gt;Расп. 754 МВД от 09.12.48.&lt;br&gt;&lt;li&gt;Пр. 00622 МВД от 27.07.49.&lt;br&gt;&lt;li&gt;ГАРФ. Ф. 9414. Оп. 1. Д. 118. Л. 30.&lt;/ol&gt;</text:p>
          </table:table-cell>
          <table:table-cell/>
          <table:table-cell office:value-type="string" calcext:value-type="string">
            <text:p>&lt;a href=r3-257.html&gt;НОРИЛЬСКИЙ ИТЛ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ГОРОДСКОЕ ЛО</text:p>
          </table:table-cell>
          <table:table-cell office:value-type="string" calcext:value-type="string">
            <text:p>Горлаг</text:p>
          </table:table-cell>
          <table:table-cell office:value-type="string" calcext:value-type="string">
            <text:p>организовано 14.05.53 (переименован из СТРОИТЕЛЬСТВА 442 И ИТЛ) {36};&lt;br&gt; закрыто 28.09.56 в связи с переводом стр-ва на вольнонаемную рабочую силу [1].</text:p>
          </table:table-cell>
          <table:table-cell/>
          <table:table-cell office:value-type="string" calcext:value-type="string">
            <text:p>ГУЛАГ МЮ с 14.05.53 {36};&lt;br&gt; Главпромстрой с 03.02.55;&lt;br&gt; ГУЛАГ МВД не позднее 01.08.55 [2]&lt;SUP&gt;1&lt;/SUP&gt;.</text:p>
          </table:table-cell>
          <table:table-cell office:value-type="string" calcext:value-type="string">
            <text:p>Калужская обл., г.Малоярославец {37};&lt;br&gt; пос. Обнинское Малоярославецкого р-на Калужской обл. [3].</text:p>
          </table:table-cell>
          <table:table-cell office:value-type="string" calcext:value-type="string">
            <text:p>ЖГ — перешел от предшественника {37}.</text:p>
          </table:table-cell>
          <table:table-cell office:value-type="string" calcext:value-type="string">
            <text:p>Гранит {37}, [4. Л. 75].</text:p>
          </table:table-cell>
          <table:table-cell office:value-type="string" calcext:value-type="string">
            <text:p>Калужская обл., г.Малоярославец, п/я ЖГ-10 {37}.</text:p>
          </table:table-cell>
          <table:table-cell office:value-type="string" calcext:value-type="string">
            <text:p>обслуживание Стр-ва 442 МСМ [1].</text:p>
          </table:table-cell>
          <table:table-cell office:value-type="string" calcext:value-type="string">
            <text:p>03.09.53 — 2486 [3];&lt;br&gt; 01.01.54 — 2725, 01.01.55 — 1488, 01.01.56 — 1240 (УРО).</text:p>
          </table:table-cell>
          <table:table-cell office:value-type="string" calcext:value-type="string">
            <text:p>нач. — п/п Чернышев Д.Г., не позднее 19.08.53 — по 28.09.56 [4. Л. 72], [1].</text:p>
          </table:table-cell>
          <table:table-cell office:value-type="string" calcext:value-type="string">
            <text:p>Включает архив СТРОИТЕЛЬСТВА 442 И ИТЛ и ГОРОДСКОГО ЛО. Хранился в ОИТК УМВД по Калужской обл.: л/д з/к — 8487, л/д вольнонаемных и солдат, материалы делопроизводства, служебные карточки сотрудников;&lt;br&gt; в 1-м Спецотделе УВД Калужской обл.: л/д сотрудников, картотека з/к {1, 2}.</text:p>
          </table:table-cell>
          <table:table-cell/>
          <table:table-cell office:value-type="string" calcext:value-type="string">
            <text:p>&lt;SUP&gt;1&lt;/SUP&gt; По всей вероятности, ЛО перешло в ведение ГУЛАГа МВД с 24.03.55, когда Главпромстрой был передан в МСМ [5].</text:p>
          </table:table-cell>
          <table:table-cell office:value-type="string" calcext:value-type="string">
            <text:p>&lt;ol compact&gt;&lt;li&gt;Пр. 0385 МВД от 28.09.56.&lt;br&gt;&lt;li&gt;Пр. 00327 МВД от 01.08.55.&lt;br&gt;&lt;li&gt;ГАРФ. Ф. 9414. Оп. 1. Д. 725. Л. 11.&lt;br&gt;&lt;li&gt;Там же. Д. 189. &lt;br&gt;&lt;li&gt;Пр. 00135 МВД от 24.03.55.&lt;/ol&gt;</text:p>
          </table:table-cell>
          <table:table-cell/>
          <table:table-cell office:value-type="string" calcext:value-type="string">
            <text:p>&lt;a href=r3-346.html&gt;СТРОИТЕЛЬСТВО 442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ГРАНИТНЫЙ ИТЛ И СПЕЦИАЛЬНОЕ УПР.&lt;BR&gt;СТРОИТЕЛЬСТВА 505</text:p>
          </table:table-cell>
          <table:table-cell office:value-type="string" calcext:value-type="string">
            <text:p>Гранитный ИТЛ</text:p>
          </table:table-cell>
          <table:table-cell office:value-type="string" calcext:value-type="string">
            <text:p>организован 26.05.50 [1];&lt;br&gt; закрыт не ранее 09.10.50 (?) [2]&lt;SUP&gt;1&lt;/SUP&gt;.</text:p>
          </table:table-cell>
          <table:table-cell/>
          <table:table-cell office:value-type="string" calcext:value-type="string">
            <text:p>ГУЛЖДС [2, 3];&lt;br&gt; Упр. стр-ва горно-металлургических предприятий МВД (УСГМП) [2]&lt;SUP&gt;1&lt;/SUP&gt;.</text:p>
          </table:table-cell>
          <table:table-cell office:value-type="string" calcext:value-type="string">
            <text:p>ст. Базаиха Красноярской ж.д. (Красноярский кр.) [1].</text:p>
          </table:table-cell>
          <table:table-cell office:value-type="string" calcext:value-type="string">
            <text:p>ЕВ с 26.05.50 [1].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стр-во подъездной ж/д линии к стройплощадке (до полки) Стр-ва 994 [1–3].</text:p>
          </table:table-cell>
          <table:table-cell office:value-type="string" calcext:value-type="string">
            <text:p>06.50 — 2814 [4];&lt;br&gt; 01.07.50 — 4529;&lt;br&gt; 01.10.50 — 5608 [5]&lt;SUP&gt;2&lt;/SUP&gt;.</text:p>
          </table:table-cell>
          <table:table-cell office:value-type="string" calcext:value-type="string">
            <text:p>нач. — п/п Свиридов А.С., с 26.05.50 по ноябрь 1950 г. [1, 6];&lt;br&gt; з/н — майор Никитин Г.Г., с 26.05.50 — ? [1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Согласно [2], ГРАНИТНЫЙ ИТЛ И СПЕЦИАЛЬНОЕ УПР. СТРОИТЕЛЬСТВА 505 переданы из ГУЛЖДС в ведение Упр. стр-ва горно-металлургических предприятий МВД (уже имевшего в своем составе ИТЛ) на срок до 15.10.50;&lt;br&gt; не позднее 01.12.50 Упр. должно быть возвращено в ГУЛЖДС (низовые подразделения должны остаться в УСГМП). Более поздние упоминания ИТЛ не найдены.&lt;br&gt;&lt;SUP&gt;2&lt;/SUP&gt; Нач. ГУЛАГа приказано: завезти на укомплектование Гранитного ИТЛ 12 500 з/к в сроки: май 1950 г. — 2500 (в том числе из подразделений СТРОИТЕЛЬСТВА 505 И ИТЛ ГУЛЖДС — 1000), июнь — 6000, июль — 4000 [1].</text:p>
          </table:table-cell>
          <table:table-cell/>
          <table:table-cell office:value-type="string" calcext:value-type="string">
            <text:p>&lt;ol compact&gt;&lt;li&gt;Пр.00336 МВД от 26.05.50.&lt;br&gt;&lt;li&gt;Пр.0684 МВД от 09.10.50. &lt;br&gt;&lt;li&gt;Пр.00557 МВД от 07.09.50.&lt;br&gt;&lt;li&gt;ГАРФ. Ф. 9414. Оп. 1. Д. 1340. Л. 56об.&lt;br&gt;&lt;li&gt;Там же. Д. 1337. Л. 106.&lt;br&gt;&lt;li&gt;ГАРФ. Служебная карточка ГУЛАГа.&lt;/ol&gt;</text:p>
          </table:table-cell>
          <table:table-cell/>
          <table:table-cell office:value-type="string" calcext:value-type="string">
            <text:p>&lt;a href=r3-173.html&gt;ИТЛ СТРОИТЕЛЬСТВА ГОРНО-МЕТАЛЛУРГИЧЕСКИХ ПРЕДПРИЯТИЙ&lt;/a&gt;,&lt;br&gt; &lt;a href=r3-174.html&gt;ИТЛ СТРОИТЕЛЬСТВА ЖЕЛЕЗНЫХ РУДНИКОВ&lt;/a&gt;,&lt;br&gt; &lt;a href=r3-389.html&gt;СТРОИТЕЛЬСТВО 994 И ИТЛ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ГУРЬЕВСКИЙ ИТЛ</text:p>
          </table:table-cell>
          <table:table-cell office:value-type="string" calcext:value-type="string">
            <text:p>Гурлаг</text:p>
          </table:table-cell>
          <table:table-cell office:value-type="string" calcext:value-type="string">
            <text:p>организован 07.01.43 на базе Стр-ва № 15 НКВД [1];&lt;br&gt; закрыт 24.03.43 [2]&lt;SUP&gt;1&lt;/SUP&gt;.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Казахская ССР, г.Гурьев [3]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Казахская ССР, г.Гурьев, п/я 2 [3]&lt;SUP&gt;2&lt;/SUP&gt;.</text:p>
          </table:table-cell>
          <table:table-cell office:value-type="string" calcext:value-type="string">
            <text:p>стр-во нефтепровода на участке Гурьев—Уральск.</text:p>
          </table:table-cell>
          <table:table-cell office:value-type="string" calcext:value-type="string">
            <text:p>?&lt;SUP&gt;1&lt;/SUP&gt;</text:p>
          </table:table-cell>
          <table:table-cell office:value-type="string" calcext:value-type="string">
            <text:p>нач. — майор ГБ Папировский ?.?., с 07.01.43 — ? [1];&lt;br&gt; зам. нач. — Ефимов ?.?., с 07.01.43 — ? [1].</text:p>
          </table:table-cell>
          <table:table-cell office:value-type="string" calcext:value-type="string">
            <text:p>В ОИТК УМВД по Астраханской обл. {1}.</text:p>
          </table:table-cell>
          <table:table-cell office:value-type="string" calcext:value-type="string">
            <text:p>&lt;SUP&gt;1&lt;/SUP&gt; Фактически организован не был в связи с изменением планов стр-ва трубопровода для светлых продуктов (Пост. ГКО от 11.03.43 № 3023сс). Взамен ранее утвержденной трассы Гурьев—Куйбышев предложена новая трасса (Махачкала—Астрахань—Саратов), для обслуживания которой организован КАСПИЙСКИЙ ИТЛ [2].&lt;br&gt;&lt;SUP&gt;2&lt;/SUP&gt; Номер п/я перешел к КАСПИЙСКОМУ ИТЛ [2].</text:p>
          </table:table-cell>
          <table:table-cell/>
          <table:table-cell office:value-type="string" calcext:value-type="string">
            <text:p>&lt;ol compact&gt;&lt;li&gt;Пр. 0027 НКВД от 07.01.43.&lt;br&gt;&lt;li&gt;Пр. 00588 НКВД от 24.03.43.&lt;br&gt;&lt;li&gt;Пр. 00129 НКВД от 28.01.43.&lt;/ol&gt;</text:p>
          </table:table-cell>
          <table:table-cell/>
          <table:table-cell office:value-type="string" calcext:value-type="string">
            <text:p>&lt;a href=r3-193.html&gt;КАСПИЙСКИЙ ИТЛ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ГУСИНО-ОЗЕРСКИЙ ИТЛ</text:p>
          </table:table-cell>
          <table:table-cell office:value-type="string" calcext:value-type="string">
            <text:p>Гусиноозерлаг</text:p>
          </table:table-cell>
          <table:table-cell office:value-type="string" calcext:value-type="string">
            <text:p>организован 21.11.40 на базе 3-го ЛО БУКАЧАЧИНСКОГО ИТЛ [1];&lt;br&gt; закрыт 04.06.42 [2]&lt;SUP&gt;1&lt;/SUP&gt;.</text:p>
          </table:table-cell>
          <table:table-cell/>
          <table:table-cell office:value-type="string" calcext:value-type="string">
            <text:p>ГУЛАГ с 21.11.40 [1];&lt;br&gt; УТП с 26.02.41 [3];&lt;br&gt; ГУЛГМП с 02.07.41 [4].</text:p>
          </table:table-cell>
          <table:table-cell office:value-type="string" calcext:value-type="string">
            <text:p>Бурят-Монгольская АССР, Селенгинский р-н, ст. Лондоко, Гусино-Озерский рудник на 11.40 [1, 5];&lt;br&gt; передислоцирован в с. Ново-Селенгинское того же р-на (объявлено 13.02.41) [6];&lt;br&gt; пос. Новоселенгинск [7], {13}.</text:p>
          </table:table-cell>
          <table:table-cell office:value-type="string" calcext:value-type="string">
            <text:p>нет.</text:p>
          </table:table-cell>
          <table:table-cell office:value-type="string" calcext:value-type="string">
            <text:p>нет {13}.</text:p>
          </table:table-cell>
          <table:table-cell office:value-type="string" calcext:value-type="string">
            <text:p>Бурят-Монгольская АССР, Селенгинский р-н, ст. Лондоко, Гусино-Озерский рудник, п/я 289 [5];&lt;br&gt; с.Ново-Селенгинское, п/я 289 [6];&lt;br&gt; пос. Новоселенгинск, п/я 289 [7], {13}.</text:p>
          </table:table-cell>
          <table:table-cell office:value-type="string" calcext:value-type="string">
            <text:p>разработка Гусиноозерского угольного месторождения {1}.</text:p>
          </table:table-cell>
          <table:table-cell office:value-type="string" calcext:value-type="string">
            <text:p>01.02.41 — 772, 01.07.41 — 1725 [8];&lt;br&gt; 01.01.42 — 2098 [9];&lt;br&gt; 01.04.42 — 2004&lt;SUP&gt;2&lt;/SUP&gt; [10].</text:p>
          </table:table-cell>
          <table:table-cell office:value-type="string" calcext:value-type="string">
            <text:p>нач.— Росман В.Е., ? — по 04.06.42 [2].</text:p>
          </table:table-cell>
          <table:table-cell office:value-type="string" calcext:value-type="string">
            <text:p>1956 г. — в ОИТК МВД Бурят-Монгольской АССР {1}. 1996 г. — в ИЦ МВД Республики Бурятия: приказы нач. ИТЛ, акты приема-передачи лагеря в 1942 г. [11].</text:p>
          </table:table-cell>
          <table:table-cell office:value-type="string" calcext:value-type="string">
            <text:p>&lt;SUP&gt;1&lt;/SUP&gt; Реорг. в ОЛП, подчиненный ОИТК НКВД Бурят-Монгольской АССР;&lt;br&gt; рудник передан НКУП и обслуживался теми же з/к по типовому договору ГУЛАГа с предприятиями НКУП [2], {1}. Исключен из перечня дислокаций ИТ лагерей 22.06.42 [7].&lt;br&gt;&lt;SUP&gt;2&lt;/SUP&gt; Из них 5 женщин, 866 осужденных за к/р преступления [10].</text:p>
          </table:table-cell>
          <table:table-cell/>
          <table:table-cell office:value-type="string" calcext:value-type="string">
            <text:p>&lt;ol compact&gt;&lt;li&gt;Пр. 001455 НКВД от 21.11.40.&lt;br&gt;&lt;li&gt;Пр. 0207/215с НКВД и НКУП от 04.06.42.&lt;br&gt;&lt;li&gt;Пр. 00212 НКВД от 26.02.41.&lt;br&gt;&lt;li&gt;Пр. 00855 НКВД от 02.07.41.&lt;br&gt;&lt;li&gt;Пр. 001466 НКВД от 22.11.40.&lt;br&gt;&lt;li&gt;Пр. 00153 НКВД от 13.02.41.&lt;br&gt;&lt;li&gt;Пр. 01303 НКВД от 22.06.42.&lt;br&gt;&lt;li&gt;ГАРФ. Ф. 9414. Оп. 1д. Д. 371. Л.9., 54.&lt;br&gt;&lt;li&gt;Там же. Д. 372. Л. 7об., 8. &lt;br&gt;&lt;li&gt;Там же. Д. 378. Л. 6.&lt;br&gt;&lt;li&gt;Письмо ИЦ МВД Республики Бурятия № 2/3448 от 26.12.96.&lt;/ol&gt;</text:p>
          </table:table-cell>
          <table:table-cell/>
          <table:table-cell office:value-type="string" calcext:value-type="string">
            <text:p>&lt;a href=r3-46.html&gt;БУКАЧАЧИНСКИЙ ИТЛ&lt;/a&gt;.</text:p>
          </table:table-cell>
          <table:table-cell office:value-type="string" calcext:value-type="string">
            <text:p>С.Филиппов, 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ДАЛЬНЕ-ВОСТОЧНЫЙ ИТЛ</text:p>
          </table:table-cell>
          <table:table-cell office:value-type="string" calcext:value-type="string">
            <text:p>Дальлаг</text:p>
          </table:table-cell>
          <table:table-cell office:value-type="string" calcext:value-type="string">
            <text:p>организован в 1929 г.&lt;SUP&gt;1&lt;/SUP&gt;;&lt;br&gt; закрыт 13.04.39 {8}&lt;SUP&gt;2&lt;/SUP&gt;.</text:p>
          </table:table-cell>
          <table:table-cell/>
          <table:table-cell office:value-type="string" calcext:value-type="string">
            <text:p>УЛАГ–ГУЛАГ ОГПУ&lt;SUP&gt;3&lt;/SUP&gt;, ПП ОГПУ по ДВК [1–4];&lt;br&gt; ОЛТПиМЗ УНКВД по ДВК с 08.05.35 [5];&lt;br&gt; ГУЛАГ НКВД с 21.10.37 [6].</text:p>
          </table:table-cell>
          <table:table-cell office:value-type="string" calcext:value-type="string">
            <text:p>г.Хабаровск [7], {6, 5}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лесозаготовки, добыча золота на о. Аскольд;&lt;br&gt; каменного угля (на рудниках Артем и Райчиха&lt;SUP&gt;4&lt;/SUP&gt; ДВК по договору с Трансуглем НКПС), дорожное стр-во, в том числе стр-во: ж/д линий Биробиджан—Блюхерово&lt;SUP&gt;5&lt;/SUP&gt; и Волочаевка—Комсомольск, ж/д ветки Диомиди—Богучаны—Пашенная, Букачачинской ж/д ветки&lt;SUP&gt;6&lt;/SUP&gt;, лов и переработка рыбы, с.х., производство товаров ширпотреба&lt;SUP&gt;7&lt;/SUP&gt;, стр-во Седанского водопровода (водоудержательных сооружений на р. Седанке для водоснабжения Владивостока), дноуглубительные работы на р. Амур&lt;SUP&gt;8&lt;/SUP&gt;, стр-во цементных з-дов в р-не Хабаровска&lt;SUP&gt;9&lt;/SUP&gt;, погрузочные работы на Уссурийской ж.д., работа в мастерских Владивостока и Хабаровска, стр-во кирп. з-да в Хабаровске, стр-во спецточек Наркомсвязи {8} [1, 8–17].</text:p>
          </table:table-cell>
          <table:table-cell office:value-type="string" calcext:value-type="string">
            <text:p>01.01.30 — 9200 [3];&lt;br&gt; 01.06.30 — 17 500 [1];&lt;br&gt; 15.04.31 — 18 200 [18];&lt;br&gt; 12.32 — 10 600 [14];&lt;br&gt; 01.01.34 — 47 767;&lt;br&gt; 01.01.35 — 59 515;&lt;br&gt; 01.01.36 — 71 763;&lt;br&gt; 01.01.37 — 112 490;&lt;br&gt; 01.01.38 — 100 875;&lt;br&gt; 01.10.38 — 64 60010;&lt;br&gt; 01.01.39 — 64 249 (УРО).</text:p>
          </table:table-cell>
          <table:table-cell office:value-type="string" calcext:value-type="string">
            <text:p>нач. — Литвин Д.И., не позднее 07.10.29 — по 07.02.30&lt;SUP&gt;11&lt;/SUP&gt; [4, 19];&lt;br&gt; майор ГБ Мартинели А.Я. (упом. 01.09.31) [20] и с 20.05.34 — не ранее 02.09.37 [21, 15]&lt;SUP&gt;12&lt;/SUP&gt;;&lt;br&gt; Шишмарев А.П.: врид нач. с 28.08.32, нач. с 16.01.33 по 20.05.34 [22, 23, 21];&lt;br&gt; кап. ГБ Сериков Э.Д., с 02.01.38 — ? [11].</text:p>
          </table:table-cell>
          <table:table-cell office:value-type="string" calcext:value-type="string">
            <text:p>В УИТЛК УМВД по Хабаровскому кр. {1}.</text:p>
          </table:table-cell>
          <table:table-cell office:value-type="string" calcext:value-type="string">
            <text:p>&lt;SUP&gt;1&lt;/SUP&gt; Пр. об открытии не найден;&lt;br&gt; организован во исполнение решения правительства об использовании труда з/к при колонизации отдаленных р-нов СССР и эксплуатации их природных богатств (решение оформлено Пост. СНК от 11.07.29 [3, 25]). В документах за октябрь 1929 — январь 1930 гг. лагерь поименован как Концентрационный лагерь ПП ОГПУ по ДВК [4], а 09.02.30 — Лагерь особого назначения ОГПУ по ДВК [19]. Штат Дальлага объявлен 27.10.30 [26].&lt;br&gt;&lt;SUP&gt;2&lt;/SUP&gt; На его базе организованы БИРСКИЙ ИТЛ, СРЕДНЕ-БЕЛЬСКИЙ ИТЛ, ХАБАРОВСКИЙ ИТЛ, СТРОИТЕЛЬСТВО 201 И ИТЛ, ВЛАДИВОСТОКСКИЙ ИТЛ {8}.&lt;br&gt;&lt;SUP&gt;3&lt;/SUP&gt; До образования УЛАГа — 3-му отделению Спецотдела ОГПУ [4].&lt;br&gt;&lt;SUP&gt;4&lt;/SUP&gt; 26.02.38 работы переданы РАЙЧИХИНСКОМУ ИТЛ [27].&lt;br&gt;&lt;SUP&gt;5&lt;/SUP&gt; С 01.10.37 стр-во передано Бамлагу [15]. Блюхерово с 1938 г. — с.Ленинское.&lt;br&gt;&lt;SUP&gt;6&lt;/SUP&gt; Возможно, др. название предыдущего стр-ва, так как ж/д ветка на Букачачу начинается от с. и ст. Пашенная Забайкальской ж.д. (ныне р.п. Чернышевск и ст. ж.д. Чернышевск-Забайкальский).&lt;br&gt;&lt;SUP&gt;7&lt;/SUP&gt; В 1932 г. на лесозаготовках занято 2000 з/к, добыче угля — 2400, дорожном стр-ве — 3300, рыбном промысле — 1700, производстве ширпотреба — 1000 [14]. В 1934 г. добыто 64,32 кг золота [8].&lt;br&gt;&lt;SUP&gt;8&lt;/SUP&gt; Для выполнения этих работ сформировано самостоятельное УС № 201 НКВД;&lt;br&gt; рабочая сила (з/к) поставлялась Дальлагом на контрагентских началах [16, 17]. При реорг. Дальлага эти лаг. подр. выделены в самостоятельный ИТЛ (см. примеч. 2) {8}.&lt;br&gt;&lt;SUP&gt;9&lt;/SUP&gt; Пост. СНК № 1211–297с от 10.11.38 на НКВД возложено стр-во 4-х цементных заводов. НКВД поручил стр-во Теплоозерского з-да (Теплоозерск Еврейской а.о.) Дальлагу [13], а при реорг. последнего — УИТЛК УНКВД по Хабаровскому кр. {8}, [28].&lt;br&gt;&lt;SUP&gt;10&lt;/SUP&gt; Из них 3382 осужденных за к/р преступления, 18 164 — как СОЭ и СВЭ [29].&lt;br&gt;&lt;SUP&gt;11&lt;/SUP&gt; Приведена дата прибытия в Москву (для назначения на должность нач. Среднеазиатских лагерей особого назначения) [19].&lt;br&gt;&lt;SUP&gt;12&lt;/SUP&gt; По 20.05.34 [21] — нач. Свирлага;&lt;br&gt; арестован в 1938 г. [30].</text:p>
          </table:table-cell>
          <table:table-cell/>
          <table:table-cell office:value-type="string" calcext:value-type="string">
            <text:p>&lt;ol compact&gt;&lt;li&gt;ГАРФ. Ф. 9414. Оп. 1. Д. 2919.&lt;br&gt;&lt;li&gt;Пр. 169/81 ОГПУ от 23.05.30.&lt;br&gt;&lt;li&gt;ЦА ФСБ. Ф. 2. Оп. 8. Д. 104. Л. 27.&lt;br&gt;&lt;li&gt;ГАРФ. Ф. 9414. Оп. 2. Д. 191.&lt;br&gt;&lt;li&gt;Пр. 00169 НКВД от 08.05.35.&lt;br&gt;&lt;li&gt;Пр. 0128 НКВД от 21.10.37.&lt;br&gt;&lt;li&gt;Пр. 387/181 ОГПУ от 14.11.30.&lt;br&gt;&lt;li&gt;ГАРФ. Ф. 9414. Оп. 1. Д. 2922. Л. 18.&lt;br&gt;&lt;li&gt;Там же. Д. 1817. Л. 16.&lt;br&gt;&lt;li&gt;Там же. Д. 1808. Л. 31.&lt;br&gt;&lt;li&gt;Пр. 01 НКВД от 02.01.38.&lt;br&gt;&lt;li&gt;Пр. 107 НКВД от 20.03.39. &lt;br&gt;&lt;li&gt;Пр. 087 НКВД от 16.04.39.&lt;br&gt;&lt;li&gt;ГАРФ. Ф. 9414. Оп. 1. Д. 2920. Л. 179. &lt;br&gt;&lt;li&gt;Пр. 00561 НКВД от 02.09.37.&lt;br&gt;&lt;li&gt;Пр. 088 НКВД от 25.08.37. &lt;br&gt;&lt;li&gt;Пр. 00633 НКВД от 29.09.37.&lt;br&gt;&lt;li&gt;ГАРФ. Ф. 9414. Оп. 1. Д. 2920. Л. 40.&lt;br&gt;&lt;li&gt;Пр. 39 АОУ ОГПУ от 09.02.30.&lt;br&gt;&lt;li&gt;Цирк. ОГПУ от 01.09.31. &lt;br&gt;&lt;li&gt;Пр. 2237лс ОГПУ от 20.05.34.&lt;br&gt;&lt;li&gt;Пр. 821лс ОГПУ от 28.08.32.&lt;br&gt;&lt;li&gt;Пр. 22лс ОГПУ от 16.01.33.&lt;br&gt;&lt;li&gt;Пр. 00749 НКВД от 26.11.37.&lt;br&gt;&lt;li&gt;ГАРФ. Ф. 5446. Оп. 1. Д. 48. Л. 210–212.&lt;br&gt;&lt;li&gt;Пр. 363/166 ОГПУ от 27.10.30. &lt;br&gt;&lt;li&gt;Пр. 0084 НКВД от 26.02.38.&lt;br&gt;&lt;li&gt;ГАРФ. Ф. 9414. Оп. 1. Д. 30. Л. 23–24.&lt;br&gt;&lt;li&gt;Там же. Д. 1140. Л. 140.&lt;br&gt;&lt;li&gt;Сведения &lt;br&gt;&lt;li&gt;ГИЦ МВД.&lt;/ol&gt;</text:p>
          </table:table-cell>
          <table:table-cell office:value-type="string" calcext:value-type="string">
            <text:p>Из Дальлага 26.11.37 выделен Отдел шоссейно-дорожного стр-ва и подчинен УНКВД по ДВК и ГУШОСДОРу НКВД, организован отдельный ИТЛ (см. ШОСДОРЛАГ) [24].</text:p>
          </table:table-cell>
          <table:table-cell office:value-type="string" calcext:value-type="string">
            <text:p>&lt;a href=r3-40.html&gt;БИРСКИЙ ИТЛ&lt;/a&gt;,&lt;br&gt; &lt;a href=r3-57.html&gt;ВЛАДИВОСТОКСКИЙ ИТЛ&lt;/a&gt;,&lt;br&gt; &lt;a href=r3-290.html&gt;РАЙЧИХИНСКИЙ ИТЛ&lt;/a&gt;,&lt;br&gt; &lt;a href=r3-321.html&gt;СРЕДНЕ-БЕЛЬСКИЙ ИТЛ&lt;/a&gt;,&lt;br&gt; &lt;a href=r3-335.html&gt;СТРОИТЕЛЬСТВО 201 И ИТЛ&lt;/a&gt;,&lt;br&gt; &lt;a href=r3-444.html&gt;ХАБАРОВСКИЙ ИТЛ&lt;/a&gt;,&lt;br&gt; &lt;a href=r3-465.html&gt;ШОСДОРЛАГ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ДАЛЬНИЙ ЛАГЕРЬ</text:p>
          </table:table-cell>
          <table:table-cell office:value-type="string" calcext:value-type="string">
            <text:p>Особый лагерь № 11, Особлаг № 11, Дальлаг</text:p>
          </table:table-cell>
          <table:table-cell office:value-type="string" calcext:value-type="string">
            <text:p>организован 24.04.52 на базе 6-го ЛО ПЕСЧАНОГО ЛАГЕРЯ [1];&lt;br&gt; закрыт 08.04.54 — реорг. в ЛО ПЕСЧАНОГО ЛАГЕРЯ [2]&lt;SUP&gt;1&lt;/SUP&gt;.</text:p>
          </table:table-cell>
          <table:table-cell/>
          <table:table-cell office:value-type="string" calcext:value-type="string">
            <text:p>ГУЛАГ {30}, [3. Разд. 1. Л. 1];&lt;br&gt; ГТУ МВД с 28.03.53 {32};&lt;br&gt; ГУЛАГ МВД с 08.02.54 {39}.</text:p>
          </table:table-cell>
          <table:table-cell office:value-type="string" calcext:value-type="string">
            <text:p>Казахская ССР, Павлодарская обл., пос. Экибастуз [1], [3. Разд. 1. Л. 1], [4. Л. 76], {30}.</text:p>
          </table:table-cell>
          <table:table-cell office:value-type="string" calcext:value-type="string">
            <text:p>ЖФ на 27.02.53 {30}, {3}.</text:p>
          </table:table-cell>
          <table:table-cell office:value-type="string" calcext:value-type="string">
            <text:p>Дальний {30}&lt;SUP&gt;2&lt;/SUP&gt;.</text:p>
          </table:table-cell>
          <table:table-cell office:value-type="string" calcext:value-type="string">
            <text:p>Казахская ССР, Павлодарская обл., пос. Экибастуз, п/я — нет [1], [3. Разд. 1. Л. 1];&lt;br&gt; п/я ЖФ-2 на 27.02.53 {30}.</text:p>
          </table:table-cell>
          <table:table-cell office:value-type="string" calcext:value-type="string">
            <text:p>стр-во Экибастузских угольных разрезов [1], [3. Разд. 1. Л. 2], обеспечение работ треста Иртышуглестрой Минуглепрома СССР [3. Разд. 3. Л. 1–6], [5, 6].</text:p>
          </table:table-cell>
          <table:table-cell office:value-type="string" calcext:value-type="string">
            <text:p>01.07.52 — 3071, 01.12.52 — 2787 (УРО);&lt;br&gt; 01.01.53 — 2742 [7]&lt;SUP&gt;3&lt;/SUP&gt;;&lt;br&gt; 01.01.54 — 2388 [4];&lt;br&gt; штатная — 5000 [1].</text:p>
          </table:table-cell>
          <table:table-cell office:value-type="string" calcext:value-type="string">
            <text:p>нач. — полк. Борисов П.А., с 24.04.52 по 16.06.52 [1, 8];&lt;br&gt; п/п Матвеев Д.М., с 15.07.52 по 08.04.54 [2, 9];&lt;br&gt; и.о. нач. — майор Горощенко П.С. (упом. 01.06.52) [3. Разд. 3. Л. 1–6];&lt;br&gt; зам. нач. — майор инт.с. Горощенко П.С., с 21.06.52 — не ранее 10.01.54 [3. Разд. 3. Л. 1–4], [10].</text:p>
          </table:table-cell>
          <table:table-cell office:value-type="string" calcext:value-type="string">
            <text:p>В архиве КАРАГАНДИНСКОГО ИТЛ, в фонде ПЕСЧАНОГО ЛАГЕРЯ (все материалы) {1}.</text:p>
          </table:table-cell>
          <table:table-cell office:value-type="string" calcext:value-type="string">
            <text:p>&lt;SUP&gt;1&lt;/SUP&gt; Первый пр. о закрытии — от 16.06.53 (аппарат и з/к передать КАМЫШОВОМУ ЛАГЕРЮ) [11];&lt;br&gt; отменен 22.07.53 в части, посвященной закрытию Дальлага в связи с необходимостью дальнейшего обеспечения... строительных работ треста Иртышуглестрой [5].&lt;br&gt;&lt;SUP&gt;2&lt;/SUP&gt; Условное наименование Дальний присвоено лагерю 24.04.52 [1].&lt;br&gt;&lt;SUP&gt;3&lt;/SUP&gt; На 01.02.53 из 2740 з/к Дальлага — 20 з/к общего контингента&amp;quot;&lt;br&gt; [12].</text:p>
          </table:table-cell>
          <table:table-cell/>
          <table:table-cell office:value-type="string" calcext:value-type="string">
            <text:p>&lt;ol compact&gt;&lt;li&gt;Пр. 00414 МВД от 24.04.52.&lt;br&gt;&lt;li&gt;Пр. 00312 МВД от 08.04.54.&lt;br&gt;&lt;li&gt;ГАРФ. Ф. 9414. Оп. 1д. Д. 252.&lt;br&gt;&lt;li&gt;ГАРФ. Ф. 9413. Оп. 1. Д. 186.&lt;br&gt;&lt;li&gt;Пр. 00546 МВД от 22.07.53.&lt;br&gt;&lt;li&gt;ГАРФ. Ф. 9413. Оп. 1. Д. 170. Л. 197.&lt;br&gt;&lt;li&gt;ГАРФ. Ф. 9414. Оп. 1. Д. 1393. Л. 13.&lt;br&gt;&lt;li&gt;Пр. 722лс МВД от 16.06.52.&lt;br&gt;&lt;li&gt;Пр. 837лс МВД от 15.07.52.&lt;br&gt;&lt;li&gt;Пр. 857лс МВД от 21.06.52.&lt;br&gt;&lt;li&gt;Пр. 00377 МВД от 16.06.53.&lt;br&gt;&lt;li&gt;ГАРФ. Ф. 9414. Оп. 1. Д. 118. Л. 30.&lt;/ol&gt;</text:p>
          </table:table-cell>
          <table:table-cell/>
          <table:table-cell office:value-type="string" calcext:value-type="string">
            <text:p>&lt;a href=r3-187.html&gt;КАМЫШОВЫЙ ЛАГЕРЬ&lt;/a&gt;,&lt;br&gt; &lt;a href=r3-190.html&gt;КАРАГАНДИНСКИЙ ИТЛ&lt;/a&gt;,&lt;br&gt; &lt;a href=r3-274.html&gt;ПЕСЧАНЫЙ ЛАГЕРЬ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ДАРАСУНСКОЕ ЛО</text:p>
          </table:table-cell>
          <table:table-cell office:value-type="string" calcext:value-type="string">
            <text:p>Вершино-Дарасунское ЛО</text:p>
          </table:table-cell>
          <table:table-cell office:value-type="string" calcext:value-type="string">
            <text:p>организовано 10.03.48 (выделено из состава БАЛЕЙСКОГО ИТЛ) [1]&lt;SUP&gt;1&lt;/SUP&gt;;&lt;br&gt; закрыто 29.04.53 {35}.</text:p>
          </table:table-cell>
          <table:table-cell/>
          <table:table-cell office:value-type="string" calcext:value-type="string">
            <text:p>СГУ, в составе УИТЛК УМВД по Читинской обл. с 10.03.48 [1, 2].</text:p>
          </table:table-cell>
          <table:table-cell office:value-type="string" calcext:value-type="string">
            <text:p>Читинская обл., пос. Вершина Дарасуна&lt;SUP&gt;2&lt;/SUP&gt; [3].</text:p>
          </table:table-cell>
          <table:table-cell office:value-type="string" calcext:value-type="string">
            <text:p>нет {3}.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обслуживание треста Дарасунзолото, стр-во цеха цианирования концентратов [2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нач. — инж.-кап. Барабанщиков И.С. (упом. 10.01.50) [3];&lt;br&gt; горный ген. директор 3-го ранга Компанейцев А.И. (упом. в 1951 г., 11.09.52 и 14.10.52) [4], [5. Л. 1, 4];&lt;br&gt; кап. в/с Шаврин Н.А. (упом. 18.05.53) [6]&lt;SUP&gt;3&lt;/SUP&gt;.</text:p>
          </table:table-cell>
          <table:table-cell office:value-type="string" calcext:value-type="string">
            <text:p>В ОИТК УМВД по Читинской обл.: л/д з/к — 307, материалы делопроизводства — 291, л/д офицеров и вольнонаемных {1}.</text:p>
          </table:table-cell>
          <table:table-cell office:value-type="string" calcext:value-type="string">
            <text:p>&lt;SUP&gt;1&lt;/SUP&gt; В {1} ошибочно указано, что ЛО организовано в 1950 г. (ср. с [1, 3]).&lt;br&gt;&lt;SUP&gt;2&lt;/SUP&gt; В [2] название н.п. неверно, так как согласно {45}, с.Вершина Дарасуна в 1932 г. переименовано в р.п.Дарасун (Шилкинский р-н), переименованный в свою очередь в р.п.Вершино-Дарасунский не ранее середины 1954 г.&lt;br&gt;&lt;SUP&gt;3&lt;/SUP&gt; 25.11.49 в качестве начальника комб. Дарасунзолото упомянут инж.-майор Степанов [7], который, скорее всего, одновременно являлся и нач. ЛО.</text:p>
          </table:table-cell>
          <table:table-cell/>
          <table:table-cell office:value-type="string" calcext:value-type="string">
            <text:p>&lt;ol compact&gt;&lt;li&gt;Пр. 00255 МВД от 10.03.48.&lt;br&gt;&lt;li&gt;Пр. 0192 МВД от 21.03.50.&lt;br&gt;&lt;li&gt;ГАРФ. Ф. 9414. Оп. 1. Д. 99. Л. 78.&lt;br&gt;&lt;li&gt;Там же. Д. 117. Л. 74.&lt;br&gt;&lt;li&gt;Там же. Оп. 1д. Д. 174.&lt;br&gt;&lt;li&gt;Там же. Оп. 1. Д. 185. Л. 336. &lt;br&gt;&lt;li&gt;Пр. 0824 МВД от 25.11.49.&lt;/ol&gt;</text:p>
          </table:table-cell>
          <table:table-cell/>
          <table:table-cell office:value-type="string" calcext:value-type="string">
            <text:p>&lt;a href=r3-26.html&gt;БАЛЕЙСКИЙ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ДЖЕЗКАЗГАНСКИЙ ИТЛ</text:p>
          </table:table-cell>
          <table:table-cell office:value-type="string" calcext:value-type="string">
            <text:p>Джезказганлаг</text:p>
          </table:table-cell>
          <table:table-cell office:value-type="string" calcext:value-type="string">
            <text:p>организован 16.04.40 [1];&lt;br&gt; закрыт 07.04.43 (реорг. в ЛО КАРАГАНДИНСКОГО ИТЛ) [2]&lt;SUP&gt;1&lt;/SUP&gt;.</text:p>
          </table:table-cell>
          <table:table-cell/>
          <table:table-cell office:value-type="string" calcext:value-type="string">
            <text:p>ГУЛАГ с 16.04.40 [1];&lt;br&gt; ГУЛГМП с 26.02.41 [3].</text:p>
          </table:table-cell>
          <table:table-cell office:value-type="string" calcext:value-type="string">
            <text:p>Казахская ССР, Карагандинская обл., пос. Новый Джезказган&lt;SUP&gt;2&lt;/SUP&gt; [1], {11, 13}.</text:p>
          </table:table-cell>
          <table:table-cell office:value-type="string" calcext:value-type="string">
            <text:p>нет.</text:p>
          </table:table-cell>
          <table:table-cell office:value-type="string" calcext:value-type="string">
            <text:p>нет {11, 13}.</text:p>
          </table:table-cell>
          <table:table-cell office:value-type="string" calcext:value-type="string">
            <text:p>Казахская ССР, Карагандинская обл., пос. Новый Джезказган, п/я 278 {11, 13}.</text:p>
          </table:table-cell>
          <table:table-cell office:value-type="string" calcext:value-type="string">
            <text:p>стр-во Джезказганского комб. [1], Карсакпайского медьзавода, в том числе Карсакпайской ЦЭС, ЛЭП Карсакпай—Джезказган, плотины на р. Кумола, шахты 31 [4], производство боеприпасов (изделие М-82&amp;quot;&lt;br&gt;) [5], обслуживание Джездинского марганцевого месторождения (пос. Джезды) [6]&lt;SUP&gt;3&lt;/SUP&gt;;&lt;br&gt; с/х работы (в 1942 г.) [7].</text:p>
          </table:table-cell>
          <table:table-cell office:value-type="string" calcext:value-type="string">
            <text:p>01.07.40 — 6444 (УРО);&lt;br&gt; 01.01.41 — 13 706, 01.07.41 — 12 543 [8];&lt;br&gt; 01.01.42 — 10 535 [9];&lt;br&gt; 01.01.43 — 11 859&lt;SUP&gt;4&lt;/SUP&gt; [10].</text:p>
          </table:table-cell>
          <table:table-cell office:value-type="string" calcext:value-type="string">
            <text:p>нач. — кап. Чирков Б.Н., с 16.04.40 по 06.07.42 [1, 11], Шевченко ?.?., не позднее 28.07.42 — не ранее 26.09.42 [12, 5];&lt;br&gt; врио нач. — п/п ГБ Петров А.П. (упом. 07.04.43) [2];&lt;br&gt; з/н — кап. ГБ Ровинский А.С., с 16.04.40 по 04.04.42 [1, 13], Гольман ?.?. (упом. 02.06.41) [14].</text:p>
          </table:table-cell>
          <table:table-cell office:value-type="string" calcext:value-type="string">
            <text:p>В архиве КАРАГАНДИНСКОГО ИТЛ: л/д з/к — 6671;&lt;br&gt; картотека з/к — 26 978, материалы делопроизводства — 892, л/д сотрудников {1}.</text:p>
          </table:table-cell>
          <table:table-cell office:value-type="string" calcext:value-type="string">
            <text:p>&lt;SUP&gt;1&lt;/SUP&gt; Тем не менее ДЖЕЗКАЗГАНСКИЙ ИТЛ упом. 08.12.43 [15].&lt;br&gt;&lt;SUP&gt;2&lt;/SUP&gt; На 1941 г. нормативное название — р.п. Большой Джезказган. Преобразован в 1954 г. в г.Джезказган {45}.&lt;br&gt;&lt;SUP&gt;3&lt;/SUP&gt; Для обслуживания месторождения 05.05.42 организовано ЛО на 2000 з/к.&lt;br&gt;&lt;SUP&gt;4&lt;/SUP&gt; Из них 2077 женщин, 1631 осужденный за к/р преступления [10].</text:p>
          </table:table-cell>
          <table:table-cell/>
          <table:table-cell office:value-type="string" calcext:value-type="string">
            <text:p>&lt;ol compact&gt;&lt;li&gt;Пр. 0149 НКВД от 16.04.40.&lt;br&gt;&lt;li&gt;Пр. 0125 НКВД от 07.04.43.&lt;br&gt;&lt;li&gt;Пр. 00212 НКВД от 26.02.41.&lt;br&gt;&lt;li&gt;Пр. 515 НКВД от 02.06.41. &lt;br&gt;&lt;li&gt;ГАРФ. Ф. 9414. Оп. 1. Д. 50. Л. 87.&lt;br&gt;&lt;li&gt;Там же. Д. 45. Л. 390. &lt;br&gt;&lt;li&gt;Там же. Д. 49. Л. 762.&lt;br&gt;&lt;li&gt;Там же. Оп. 1д. Д. 371. Л. 2, 54.&lt;br&gt;&lt;li&gt;Там же. Д. 372. Л. 7об., 8. &lt;br&gt;&lt;li&gt;Там же. Д. 378. Л. 111.&lt;br&gt;&lt;li&gt;Пр. 2177лс НКВД от 06.07.42.&lt;br&gt;&lt;li&gt;ГАРФ. Ф. 9414. Оп. 1. Д. 49. Л. 395.&lt;br&gt;&lt;li&gt;ГАРФ. Служебная карточка ГУЛАГа.&lt;br&gt;&lt;li&gt;Пр. 515 НКВД от 02.06.41.&lt;br&gt;&lt;li&gt;Пр. 001807 НКВД от 08.12.43.&lt;/ol&gt;</text:p>
          </table:table-cell>
          <table:table-cell/>
          <table:table-cell office:value-type="string" calcext:value-type="string">
            <text:p>&lt;a href=r3-190.html&gt;КАРАГАНДИНСКИЙ ИТЛ&lt;/a&gt;.</text:p>
          </table:table-cell>
          <table:table-cell office:value-type="string" calcext:value-type="string">
            <text:p>С.Филиппов, 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ДЖИДИНСКИЙ ИТЛ</text:p>
          </table:table-cell>
          <table:table-cell office:value-type="string" calcext:value-type="string">
            <text:p>Джидинлаг, Джидлаг</text:p>
          </table:table-cell>
          <table:table-cell office:value-type="string" calcext:value-type="string">
            <text:p>организован 13.02.41 [1]&lt;SUP&gt;1&lt;/SUP&gt;;&lt;br&gt; закрыт 26.01.49 (преобразован в ЛО УИТЛК МВД Бурят-Монгольской АССР) [2]&lt;SUP&gt;2&lt;/SUP&gt;.</text:p>
          </table:table-cell>
          <table:table-cell/>
          <table:table-cell office:value-type="string" calcext:value-type="string">
            <text:p>ГУЛГМП с 13.02.41 [1];&lt;br&gt; УИТЛК МВД Бурят-Монгольской АССР с 24.09.45 [2, 3], {17}.</text:p>
          </table:table-cell>
          <table:table-cell office:value-type="string" calcext:value-type="string">
            <text:p>Бурят-Монгольская АССР, пос. Джидастрой Закаменского аймака [1, 4];&lt;br&gt; Закаменский р-н, пос. Городок Джидастрой {11, 13–15, 17}.</text:p>
          </table:table-cell>
          <table:table-cell office:value-type="string" calcext:value-type="string">
            <text:p>Л с 25.12.45 {16}&lt;SUP&gt;3&lt;/SUP&gt;.</text:p>
          </table:table-cell>
          <table:table-cell office:value-type="string" calcext:value-type="string">
            <text:p>нет.</text:p>
          </table:table-cell>
          <table:table-cell office:value-type="string" calcext:value-type="string">
            <text:p>Бурят-Монгольской АССР, Закаменский р-н, пос. Городок Джидастрой, п/я 296 [4], {11, 13–15, 17}.</text:p>
          </table:table-cell>
          <table:table-cell office:value-type="string" calcext:value-type="string">
            <text:p>выпуск молибденового и вольфрамового концентрата на Джидинском комб. (включал рудник Холтосон, прииски Инкур, Гуржирка и Ивановский, обогатительную ф-ку, Булуктаевское месторождение молибдена и вольфрама, Баянгольское угольное месторождение), геологическая разведка, проходка штолен, стр-во новой обогатительной ф-ки и расширение старой, стр-во узкоколейной ж.д. Баянгол — пос. Джидастрой, стр-во автодороги от ст. Джида до стройплощадки (220 км);&lt;br&gt; подсобные с/х работы (11.09.42) [1, 5].</text:p>
          </table:table-cell>
          <table:table-cell office:value-type="string" calcext:value-type="string">
            <text:p>01.07.41 — 7435 [6];&lt;br&gt; 01.01.42 — 9753 [7];&lt;br&gt; 01.07.42 — 7671, 01.01.43 — 6396&lt;SUP&gt;4&lt;/SUP&gt; [8];&lt;br&gt; 01.01.44 — 8196, 01.45 — 9393, 01.01.47 — 4788 (УРО).</text:p>
          </table:table-cell>
          <table:table-cell office:value-type="string" calcext:value-type="string">
            <text:p>нач.— кап. ГБ Петров А.П., с 02.04.42 по 22.08.42 [9, 10];&lt;br&gt; ст. лейт. ГБ Гольман С.О.: и.о. нач. с 22.08.42, нач. с 04.11.42 по 16.09.44 [10–12];&lt;br&gt; майор адм. сл. Росман В.Е., с 16.09.44 по 28.10.44 [12, 13];&lt;br&gt; п/п ГБ Волохов Н.В., с 30.12.44 по 12.01.46 [14, 15];&lt;br&gt; майор Еремеев В.П. (упом. 24.09.45) [3].</text:p>
          </table:table-cell>
          <table:table-cell office:value-type="string" calcext:value-type="string">
            <text:p>1956 г. — в ОИТК МВД Бурятской АССР {1}. 1996 г. — в ИЦ МВД Республики Бурятия: пр. нач. ИТЛ, материалы делопроизводства, отчеты и докладные записки в вышестоящие органы, сведения об оперативно-следственной работе [16].</text:p>
          </table:table-cell>
          <table:table-cell office:value-type="string" calcext:value-type="string">
            <text:p>&lt;SUP&gt;1&lt;/SUP&gt; Приемку объектов Джидинского комб. приказано закончить к 20.03.41 [1].&lt;br&gt;&lt;SUP&gt;2&lt;/SUP&gt; Джидинский комб. (но не ИТЛ) передан в подчинение НКЦМ 24.09.45 [3], {1}. Тем же пр. Джидлаг передан в состав ОИТК НКВД Бурят-Монгольской АССР с реорг. последнего в УИТЛК. В составе УИТЛК Джидлаг упом. 31.10.46 {17}, но отсутствует в {19} от 15.01.49;&lt;br&gt; возможно, ликвидация ИТЛ была начата до января 1949 г.&lt;br&gt;&lt;SUP&gt;3&lt;/SUP&gt; В {17} литер Джидлага указан ошибочно (К), так как, согласно тому же приказу, литер К имел ВЯТСКИЙ ИТЛ, причем последнее соответствует данным {3, 16, 19, 23, 37}.&lt;br&gt;&lt;SUP&gt;4&lt;/SUP&gt; Из них 1640 женщин, 673 осужденных за к/р преступления [8].</text:p>
          </table:table-cell>
          <table:table-cell/>
          <table:table-cell office:value-type="string" calcext:value-type="string">
            <text:p>&lt;ol compact&gt;&lt;li&gt;Пр. 083 НКВД от 13.02.41.&lt;br&gt;&lt;li&gt;Пр. 037 МВД от 26.01.49. &lt;br&gt;&lt;li&gt;Пр. 0242 НКВД от 24.09.45.&lt;br&gt;&lt;li&gt;Пр. 00427 НКВД от 18.04.41.&lt;br&gt;&lt;li&gt;ГАРФ. Ф. 9414. Оп. 1. Д. 49. Л. 742.&lt;br&gt;&lt;li&gt;Там же. Оп. 1д. Д. 371. Л. 54. &lt;br&gt;&lt;li&gt;Там же. Д. 372. Л. 7об.,8. &lt;br&gt;&lt;li&gt;Там же. Д. 378. Л. 39об., 111.&lt;br&gt;&lt;li&gt;Пр. 1072лс НКВД от 02.04.42.&lt;br&gt;&lt;li&gt;Пр. 2692лс НКВД от 22.08.42.&lt;br&gt;&lt;li&gt;Пр. 3344лс НКВД от 04.11.42.&lt;br&gt;&lt;li&gt;Пр. 1370лс НКВД от 16.09.44.&lt;br&gt;&lt;li&gt;Пр. 1580лс НКВД от 28.10.44.&lt;br&gt;&lt;li&gt;Пр. 1905лс НКВД от 30.12.44.&lt;br&gt;&lt;li&gt;Пр. 42лс НКВД от 12.01.46.&lt;br&gt;&lt;li&gt;Письмо ИЦ МВД Республики Бурятия № 2/3448 от 26.12.96.&lt;/ol&gt;</text:p>
          </table:table-cell>
          <table:table-cell table:number-columns-repeated="2"/>
          <table:table-cell office:value-type="string" calcext:value-type="string">
            <text:p>С.Филип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ДЖУГДЖУРСКИЙ ИТЛ</text:p>
          </table:table-cell>
          <table:table-cell office:value-type="string" calcext:value-type="string">
            <text:p>Джугджурлаг</text:p>
          </table:table-cell>
          <table:table-cell office:value-type="string" calcext:value-type="string">
            <text:p>организован 07.06.47 [1];&lt;br&gt; закрыт 29.04.53 {35}.</text:p>
          </table:table-cell>
          <table:table-cell/>
          <table:table-cell office:value-type="string" calcext:value-type="string">
            <text:p>СГУ, в составе УИТЛК МВД Якутской АССР с 07.06.47 [1], {19, 28};&lt;br&gt; ГУЛАГ МЮ с 02.04.53 {33}.</text:p>
          </table:table-cell>
          <table:table-cell office:value-type="string" calcext:value-type="string">
            <text:p>Якутская АССР, г.Якутск [1], {19, 22, 28}.</text:p>
          </table:table-cell>
          <table:table-cell office:value-type="string" calcext:value-type="string">
            <text:p>ВА с 07.06.47 [1], {19, 22, 28}.</text:p>
          </table:table-cell>
          <table:table-cell office:value-type="string" calcext:value-type="string">
            <text:p>Джугджур {19, 22, 28}.</text:p>
          </table:table-cell>
          <table:table-cell office:value-type="string" calcext:value-type="string">
            <text:p>г.Якутск, п/я 40/10 {19};&lt;br&gt; г.Якутск, п/я ВА-40/10 {22, 28}&lt;SUP&gt;1&lt;/SUP&gt;.</text:p>
          </table:table-cell>
          <table:table-cell office:value-type="string" calcext:value-type="string">
            <text:p>подземные и открытые горные работы по добыче золота, дровозаготовки [2. Разд. 3. Л. 2–6], геологоразведочные и поисковые работы, стр-во Югоренской ЦЭС, амбулатории и жилья на участке Бриндакит [3].</text:p>
          </table:table-cell>
          <table:table-cell office:value-type="string" calcext:value-type="string">
            <text:p>01.08.47 — 357, 01.01.48 — 931, 01.11.48 — 2099 (УРО);&lt;br&gt; 01.03.52 — 1794&lt;SUP&gt;2&lt;/SUP&gt; [2. Разд. 3. Л. 1об.–5об.];&lt;br&gt; 01.09.52 — 1716&lt;SUP&gt;3&lt;/SUP&gt; [4. Л. 28].</text:p>
          </table:table-cell>
          <table:table-cell office:value-type="string" calcext:value-type="string">
            <text:p>нач. — инж.-п/п Собко В.А. (управляющий треста Джугджурзолото), с 07.06.47 по 29.11.48 [1, 5];&lt;br&gt; полк. Подгаевский В.В., с 29.11.48 — не ранее 29.08.52 [5], [4. Л. 51];&lt;br&gt; и.о. нач. — майор в/с Киреев И.Т., с 01.04.53 — ? [6];&lt;br&gt; з/н — кап. (майор) Киреев И.Т., не позднее 14.12.51 — по 01.04.53 [4. Л. 1], [2. Разд. 1. Л. 2об.].</text:p>
          </table:table-cell>
          <table:table-cell office:value-type="string" calcext:value-type="string">
            <text:p>1956 г. — в УИТЛК МВД Якутской АССР: л/д з/к — 2004, л/д офицеров, вольнонаемных, охраны, материалы делопроизводства;&lt;br&gt; в 1-м Спецотделе МВД Якутской АССР: л/д на руководящий офицерский состав {1, 2}. 1996 г. — в ИЦ МВД Республики Саха (Якутия): приказы нач. ДЖУГДЖУРСКОГО ИТЛ [7].</text:p>
          </table:table-cell>
          <table:table-cell office:value-type="string" calcext:value-type="string">
            <text:p>&lt;SUP&gt;1&lt;/SUP&gt; Согласно {1} — г.Якутск, п/я 10, что, скорее всего, ошибочно.&lt;br&gt;&lt;SUP&gt;2&lt;/SUP&gt; В том числе 112 осужденных за к/р преступления.&lt;br&gt;&lt;SUP&gt;3&lt;/SUP&gt; В том числе 107 осужденных за к/р преступления, 435 женщин.</text:p>
          </table:table-cell>
          <table:table-cell/>
          <table:table-cell office:value-type="string" calcext:value-type="string">
            <text:p>&lt;ol compact&gt;&lt;li&gt;Пр. 00611 МВД от 07.06.47.&lt;br&gt;&lt;li&gt;ГАРФ. Ф. 9414. Оп. 1д. Д. 191.&lt;br&gt;&lt;li&gt;Пр. 0486 МВД от 10.07.50.&lt;br&gt;&lt;li&gt;ГАРФ. Ф. 9414. Оп. 1. Д. 448.&lt;br&gt;&lt;li&gt;Пр. 1548лс МВД от 29.11.48.&lt;br&gt;&lt;li&gt;Пр. 024/л МЮ от 01.04.53. &lt;br&gt;&lt;li&gt;Письмо ИЦ МВД Республики Саха (Якутия) № 11–1247 от 13.09.96.&lt;/ol&gt;</text:p>
          </table:table-cell>
          <table:table-cell table:number-columns-repeated="2"/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ДМИТРОВСКИЙ ИТЛ</text:p>
          </table:table-cell>
          <table:table-cell office:value-type="string" calcext:value-type="string">
            <text:p>Дмитлаг</text:p>
          </table:table-cell>
          <table:table-cell office:value-type="string" calcext:value-type="string">
            <text:p>организован 14.09.32 [1];&lt;br&gt; закрыт 31.01.38 (реорг. в ИТЛ отдельного Дмитровского р-на ГУЛАГа) [2].</text:p>
          </table:table-cell>
          <table:table-cell/>
          <table:table-cell office:value-type="string" calcext:value-type="string">
            <text:p>ГУЛАГ [1, 2].</text:p>
          </table:table-cell>
          <table:table-cell office:value-type="string" calcext:value-type="string">
            <text:p>Московская обл., г.Дмитров [1], {5, 6}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Московская обл., г.Дмитров [1].</text:p>
          </table:table-cell>
          <table:table-cell office:value-type="string" calcext:value-type="string">
            <text:p>стр-во канала Москва—Волга им. И.В.Сталина&lt;SUP&gt;1&lt;/SUP&gt;, а также стр-во Северного канала и реконструкция р. Яузы [3], Истринской плотины [4]&lt;SUP&gt;2&lt;/SUP&gt;, Центр. аэродрома им. Фрунзе в Москве [5], [6. Л. 660]&lt;SUP&gt;3&lt;/SUP&gt;, Сталинской водонасосной станции [7]&lt;SUP&gt;4&lt;/SUP&gt;, лесозаготовки&lt;SUP&gt;5&lt;/SUP&gt; [1, 2], торфоразработки [8].</text:p>
          </table:table-cell>
          <table:table-cell office:value-type="string" calcext:value-type="string">
            <text:p>12.32 — 10 400 [9];&lt;br&gt; ср./г.: 1933 — 51 502, 1934 — 156 319, 1935 — 188 792, 1936 — 177 215;&lt;br&gt; 01.01.34 — 88 534, 01.01.35 — 192 229, 01.01.36 — 192 034, 01.01.37 — 146 920, 01.01.38 — 16 068 (УРО).</text:p>
          </table:table-cell>
          <table:table-cell office:value-type="string" calcext:value-type="string">
            <text:p>врид нач. — Сорокин А.Е., с 25.09.32, нач. — он же, с 21.10.32 — ? [10, 11];&lt;br&gt; нач. — Рапопорт Я.Д., с 11.02.33 по 23.08.33 [12, 13]&lt;SUP&gt;6&lt;/SUP&gt;;&lt;br&gt; врид нач. — Радецкий В.Т., с 23.08.33 по 23.09.33 [13, 14];&lt;br&gt; нач. — ст. майор ГБ Фирин С.Г., с 23.09.33 по 28.04.37 [14, 15]&lt;SUP&gt;7&lt;/SUP&gt;;&lt;br&gt; комиссар ГБ 2-го ранга Кацнельсон З.Б., с 29.04.37 по 07.37&lt;SUP&gt;8&lt;/SUP&gt; [16];&lt;br&gt; Прохорский Ф.Т., с 02.08.37 по 25.08.37 [17, 18];&lt;br&gt; Успенский Д.В., с 25.08.37&lt;SUP&gt;9&lt;/SUP&gt; — не ранее 02.02.38&lt;SUP&gt;10&lt;/SUP&gt; [18, 19];&lt;br&gt; нач. УС канала Москва—Волга — Коган Л.И., с 26.05.32&lt;SUP&gt;11&lt;/SUP&gt; по 09.08.36 [20, 21];&lt;br&gt; комиссар ГБ 3-го ранга Берман М.Д., с 09.08.36&lt;SUP&gt;12&lt;/SUP&gt; по 01.09.37 [21, 22];&lt;br&gt; врид нач. Упр. эксплуатации канала Москва—Волга Успенский Д.В., с 25.08.37 по 31.01.38 [18, 2].</text:p>
          </table:table-cell>
          <table:table-cell office:value-type="string" calcext:value-type="string">
            <text:p>ГАРФ. Ф. 9489.</text:p>
          </table:table-cell>
          <table:table-cell office:value-type="string" calcext:value-type="string">
            <text:p>&lt;SUP&gt;1&lt;/SUP&gt; Решение о стр-ве канала Москва–Волга (в его Дмитровском варианте) утверждено СНК 01.06.32 (Пост. № 859 [23]);&lt;br&gt; Пост. СНК № 1652/342 от 28.10.32 производство работ по стр-ву канала Москва—Волга передано ОГПУ [24];&lt;br&gt; пр. [25] органы, параллельно существовавшие в УС канала Москва—Волга и в системе Упр. лагерей ОГПУ, слиты в единую структуру, для которой наряду с наименованием УС канала Москва—Волга использовалось также сокращение МВС (Москваволгастрой). С 01.09.37 УС канала Москва—Волга фактически было ликвидировано, все без исключения сооружения канала переданы Эксплуатационному упр. МВС, на которое было возложено устранение оставшихся недоделок в установленной форме [22]. Пр. [2], в соответствии с Пост. СНК от 09.04.37 № 590, Упр. эксплуатации канала Москва—Волга передано Наркомводу.&lt;br&gt;&lt;SUP&gt;2&lt;/SUP&gt; Стр-во Истринской плотины продолжалось 18 месяцев и закончено 05.11.34 [4], однако отдельный Истринский участок МВС ликвидирован 20.01.36 [6. Л. 26].&lt;br&gt;&lt;SUP&gt;3&lt;/SUP&gt; Стр-во аэродрома осуществлял Карамышевский строит. р-н;&lt;br&gt; аэродром представлен к сдаче 29.11.36 [6. Л. 660].&lt;br&gt;&lt;SUP&gt;4&lt;/SUP&gt; Постройка Сталинской водонасосной станции передана УС Москва—Волга пост. Моссовета от 25.05.35 [7];&lt;br&gt; пр. [27] выделено в самостоятельное Упр.&lt;br&gt;&lt;SUP&gt;5&lt;/SUP&gt; В 1932 г. на лесозаготовках было занято 3000 з/к, на стр-ве канала — 7400 [9].&lt;br&gt;&lt;SUP&gt;6&lt;/SUP&gt; Я.Д.Рапопорт также являлся зам. нач. УС Москва—Волга;&lt;br&gt; 23.08.33 переведен на ББК [13].&lt;br&gt;&lt;SUP&gt;7&lt;/SUP&gt; С.Г.Фирин назначен нач. Дмитлага и зам. нач. УС Москва—Волга, оставаясь по совместительству зам. нач. ГУЛАГа ОГПУ [14];&lt;br&gt; 29.04.37 арестован.&lt;br&gt;&lt;SUP&gt;8&lt;/SUP&gt; Последний пр. по Дмитлагу за его именем был выпущен 21.07.37 [26. Л. 388];&lt;br&gt; последний пр., на котором стоит оригинальная подпись З.Б.Кацнельсона, датирован 14.07.37 [26. Л. 383];&lt;br&gt; согласно данным ГИЦ МВД, арестован 17.07.37.&lt;br&gt;&lt;SUP&gt;9&lt;/SUP&gt; Пр. [29] Д.В.Успенский назначен зам. нач. Дмитлага с освобождением от должностей зам. нач. ББК и нач. Белбалтлага.&lt;br&gt;&lt;SUP&gt;10&lt;/SUP&gt; Датируется по последнему подписанному Д.В.Успенским пр. по Дмитлагу [19], с 05.02.38 Д.В.Успенский откомандирован со стр-ва канала и назначен пом. нач. УС Куйбышевского гидроузла [28].&lt;br&gt;&lt;SUP&gt;11&lt;/SUP&gt; Л.И.Коган назначен нач. стр-ва канала Волга—Москва Пост. СНК № 815 от 26.05.32, с оставлением его по совместительству нач. стр-ва ББК [20].&lt;br&gt;&lt;SUP&gt;12&lt;/SUP&gt; М.Д.Берман назначен нач. УС по совместительству с должностью нач. ГУЛАГа НКВД [21].</text:p>
          </table:table-cell>
          <table:table-cell/>
          <table:table-cell office:value-type="string" calcext:value-type="string">
            <text:p>&lt;ol compact&gt;&lt;li&gt;Пр. 889/с ОГПУ от 14.09.32.&lt;br&gt;&lt;li&gt;Пр. 013 НКВД от 31.01.38.&lt;br&gt;&lt;li&gt;Пр. 379 НКВД от 05.09.36.&lt;br&gt;&lt;li&gt;Пр. 256 НКВД от 05.11.34. &lt;br&gt;&lt;li&gt;Пр. 380 НКВД от 05.09.36.&lt;br&gt;&lt;li&gt;ГАРФ. Ф. 9489. Оп. 2. Д. 85.&lt;br&gt;&lt;li&gt;Там же. Оп. 1. Д. 38. Л. 4.&lt;br&gt;&lt;li&gt;Пр. 206 ОГПУ от 02.12.33.&lt;br&gt;&lt;li&gt;ГАРФ. Ф. 9414. Оп. 1. Д. 2920. Л. 179.&lt;br&gt;&lt;li&gt;Пр. 927лс ОГПУ от 25.09.32.Прик. ПП ОГПУ МО от 21.10.32.&lt;br&gt;&lt;li&gt;Пр. 71 ОГПУ от 11.02.33.&lt;br&gt;&lt;li&gt;Пр. 140 ОГПУ от 23.08.33.&lt;br&gt;&lt;li&gt;Пр. 0107 ОГПУ от 23.09.33.&lt;br&gt;&lt;li&gt;Пр. 00217 НКВД от 28.04.37.&lt;br&gt;&lt;li&gt;Пр. 652лс НКВД от 29.04.37.&lt;br&gt;&lt;li&gt;Пр. 104 НКВД от 02.08.37. &lt;br&gt;&lt;li&gt;Пр. 1500лс НКВД от 25.08.37.&lt;br&gt;&lt;li&gt;ГАРФ. Ф. 9489. Оп. 2. Д. 119. Л. 2.&lt;br&gt;&lt;li&gt;Там же. Ф. 5446. Оп. 1. Д. 68. Л. 145.&lt;br&gt;&lt;li&gt;Пр. 727лс НКВД от 09.08.36.&lt;br&gt;&lt;li&gt;ГАРФ. Ф. 9489. Оп. 2. Д. 99. Л. 308.&lt;br&gt;&lt;li&gt;Там же. Ф. 5446. Оп. 1. Д. 68. Л. 174.&lt;br&gt;&lt;li&gt;Там же. Оп. 57. Д. 21. Л. 58. &lt;br&gt;&lt;li&gt;Пр. 1005 ОГПУ от 31.10.32.&lt;br&gt;&lt;li&gt;ГАРФ. Ф. 9489. Оп. 2. Д. 114.&lt;br&gt;&lt;li&gt;Пр. 91 НКВД от 05.07.37.&lt;br&gt;&lt;li&gt;Пр. 183лс НКВД от 11.05.38.&lt;br&gt;&lt;li&gt;Пр. 937лс НКВД от 07.10.36.&lt;/ol&gt;</text:p>
          </table:table-cell>
          <table:table-cell/>
          <table:table-cell office:value-type="string" calcext:value-type="string">
            <text:p>&lt;a href=r3-31.html&gt;БЕЛОМОРО-БАЛТИЙСКИЙ ИТЛ&lt;/a&gt;,&lt;br&gt; &lt;a href=r3-155.html&gt;ИТЛ И СТРОИТЕЛЬСТВО ОТДЕЛЬНОГО ДМИТРОВСКОГО РАЙОНА ГУЛАГА&lt;/a&gt;,&lt;br&gt; &lt;a href=r3-158.html&gt;ИТЛ И СТРОИТЕЛЬСТВО СТАЛИНСКОЙ НАСОСНОЙ СТАНЦИИ&lt;/a&gt;,&lt;br&gt; &lt;a href=r3-294.html&gt;САМАРСКИЙ ИТЛ И СТРОИТЕЛЬСТВО КУЙБЫШЕВСКОГО ГИДРОУЗЛА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ДОНЛАГ&lt;SUP&gt;1&lt;/SUP&gt;</text:p>
          </table:table-cell>
          <table:table-cell/>
          <table:table-cell office:value-type="string" calcext:value-type="string">
            <text:p>организован не ранее 11.46&lt;SUP&gt;2&lt;/SUP&gt;;&lt;br&gt; закрыт 04.03.47 [1]&lt;SUP&gt;3&lt;/SUP&gt;.</text:p>
          </table:table-cell>
          <table:table-cell/>
          <table:table-cell office:value-type="string" calcext:value-type="string">
            <text:p>УИТЛК МВД Украинской ССР [1].</text:p>
          </table:table-cell>
          <table:table-cell office:value-type="string" calcext:value-type="string">
            <text:p>?&lt;SUP&gt;4&lt;/SUP&gt;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добыча угля, восстановление угольных шахт в Донбассе и рудников Криворожского бассейна, промышленное, гражданское и жилое стр-во, погрузочно-разгрузочные работы [2].</text:p>
          </table:table-cell>
          <table:table-cell office:value-type="string" calcext:value-type="string">
            <text:p>01.01.47 — 15 182 (УРО)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В архиве ОИТК УМВД по Сталинской (ныне Донецкой) обл.: материалы делопроизводства — 226 {1}.</text:p>
          </table:table-cell>
          <table:table-cell office:value-type="string" calcext:value-type="string">
            <text:p>&lt;SUP&gt;1&lt;/SUP&gt; Полное название лагеря не найдено.&lt;br&gt;&lt;SUP&gt;2&lt;/SUP&gt; Донлаг отсутствует в пр. с объявлением дислокаций всех ИТ лагерей от 31.10.46 {17}.&lt;br&gt;&lt;SUP&gt;3&lt;/SUP&gt; Вследствие многочисленных недостатков в работе лаг. аппарата приказано ликвидировать Донлаг УИТЛК МВД Украинской ССР, передав его лаг. подр. и аппарат в состав ОИТК УМВД по Сталинской обл. Украинской ССР [1].&lt;br&gt;&lt;SUP&gt;4&lt;/SUP&gt; Дислокация УИТЛ неизвестна, вероятнее всего, оно находилось в г.Сталино (ныне Донецк), его лаг. подр. находились в Сталинской, Ворошиловградской и Днепропетровской обл. [2].</text:p>
          </table:table-cell>
          <table:table-cell/>
          <table:table-cell office:value-type="string" calcext:value-type="string">
            <text:p>&lt;ol compact&gt;&lt;li&gt;Пр. 0123 МВД от 04.03.47.&lt;br&gt;&lt;li&gt;ГАРФ. Ф.9414. Оп.1. Д.1277. Л.59об.–61.&lt;/ol&gt;</text:p>
          </table:table-cell>
          <table:table-cell table:number-columns-repeated="2"/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ДОРОЖНЫЙ ИТЛ ДАЛЬСТРОЯ</text:p>
          </table:table-cell>
          <table:table-cell office:value-type="string" calcext:value-type="string">
            <text:p>Дорожное ЛО, Дорожно-строительное ЛО УСВИТЛа, Дорожно-строительный ИТЛ, Дорлаг, Дорстройлаг,&lt;BR&gt;ИТЛ Дорожного строительства, ЛО Дорожного строительства</text:p>
          </table:table-cell>
          <table:table-cell office:value-type="string" calcext:value-type="string">
            <text:p>открыт не позднее 01.02.51 [1]&lt;SUP&gt;1&lt;/SUP&gt;;&lt;br&gt; закрыт между 01.01.54 и 08.04.54 [2], {21. Л. 679}&lt;SUP&gt;2&lt;/SUP&gt;.</text:p>
          </table:table-cell>
          <table:table-cell office:value-type="string" calcext:value-type="string">
            <text:p>между 22.05.51 [3] и 13.12.51 [4] — из ЛО в ИТЛ&lt;SUP&gt;3&lt;/SUP&gt;;&lt;br&gt; между 01.08.53 и 11.12.53 ИТЛ — из ИТЛ в ЛО {21. Л. 733, 668}.</text:p>
          </table:table-cell>
          <table:table-cell office:value-type="string" calcext:value-type="string">
            <text:p>ГУ ИТ лагерей Дальстроя в 1951–1952 гг. [1], {21. Л. 173};&lt;br&gt; УСВИТЛ в 1953–1954 гг. {21. Л. 733}, [2].</text:p>
          </table:table-cell>
          <table:table-cell office:value-type="string" calcext:value-type="string">
            <text:p>Магаданская обл., пос. Адыгалах {21. Л. 668, 733}.</text:p>
          </table:table-cell>
          <table:table-cell office:value-type="string" calcext:value-type="string">
            <text:p>АВ-7 {21. Л. 668}.</text:p>
          </table:table-cell>
          <table:table-cell office:value-type="string" calcext:value-type="string">
            <text:p>нет {21. Л. 668}.</text:p>
          </table:table-cell>
          <table:table-cell office:value-type="string" calcext:value-type="string">
            <text:p>Магаданская обл., пос. Адыгалах, п/я АВ-261/54 {21. Л. 668, 733}.</text:p>
          </table:table-cell>
          <table:table-cell office:value-type="string" calcext:value-type="string">
            <text:p>дорожное стр-во, огородничество, рыболовство {21. Л. 173–178}.</text:p>
          </table:table-cell>
          <table:table-cell office:value-type="string" calcext:value-type="string">
            <text:p>22.05.51 — 2949 [4];&lt;br&gt; 01.09.51 — 3794 [5];&lt;br&gt; 15.06.52 — 3285&lt;SUP&gt;4&lt;/SUP&gt; {21. Л. 173–178};&lt;br&gt; 01.08.53 — 2022 {21. Л. 733}.</text:p>
          </table:table-cell>
          <table:table-cell office:value-type="string" calcext:value-type="string">
            <text:p>нач. — инж.-полк. Лазарев ?.?. (упом. 13.12.51) [3];&lt;br&gt; майор Евтушенко ?.?. (упом. 15.06.52) {21. Л. 178об.};&lt;br&gt; майор Соловьев ?.?. (упом. 01.08.53)&lt;SUP&gt;5&lt;/SUP&gt; {21. Л. 733}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01.02.51 — первое найденное упоминание Дорлага (скорее всего — ЛО) [1]. Согласно [6], ИТЛ дорожного строительства организован в 1952 г.;&lt;br&gt; не исключено, что имелась в виду реорг. ЛО в ИТЛ, но это противоречит др. данным (ср. [4]).&lt;br&gt;&lt;SUP&gt;2&lt;/SUP&gt; 01.01.54 — последнее встреченное упоминание Дорожно-строительного ЛО, 08.04.54 оно упом. как ликвидированное.&lt;br&gt;&lt;SUP&gt;3&lt;/SUP&gt; 22.05.51 упом. Дорожное ЛО, 13.12.51 — Дорожно-строительный ИТЛ. &lt;br&gt;&lt;SUP&gt;4&lt;/SUP&gt; Из них 397 осужденных за к/р преступления и 2 женщины {21. Л. 173–178}.&lt;br&gt;&lt;SUP&gt;5&lt;/SUP&gt; Согласно {21. Л. 733}, Соловьев назначен нач. ИТЛ дорожного строительства с 08.08.51, что противоречит др. данным (см. [3]).</text:p>
          </table:table-cell>
          <table:table-cell/>
          <table:table-cell office:value-type="string" calcext:value-type="string">
            <text:p>&lt;ol compact&gt;&lt;li&gt;ГАРФ. Ф. 9414. Оп. 1д. Д. 159. Л. 26.&lt;br&gt;&lt;li&gt;Там же. Оп. 1. Д. 205. Л. 24.&lt;br&gt;&lt;li&gt;Там же. Оп. 1д. Д. 107. Л. 2.&lt;br&gt;&lt;li&gt;Пр. 00883 МВД от 13.12.51.&lt;br&gt;&lt;li&gt;ГАРФ. Ф. 9414. Оп. 1. Д. 161. Л. 4.&lt;br&gt;&lt;li&gt;Там же. Д. 507. Л. 87.&lt;/ol&gt;</text:p>
          </table:table-cell>
          <table:table-cell table:number-columns-repeated="2"/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ДУБОГОРСКОЕ ЛО</text:p>
          </table:table-cell>
          <table:table-cell office:value-type="string" calcext:value-type="string">
            <text:p>Дубогорский ИТЛ, Дубогорлаг</text:p>
          </table:table-cell>
          <table:table-cell office:value-type="string" calcext:value-type="string">
            <text:p>организовано 14.05.53 (переименовано из ИТЛ ЕМ) {36};&lt;br&gt; закрыто 21.09.57 (ликвидировать до 01.11.57&amp;quot;&lt;br&gt;) [1].</text:p>
          </table:table-cell>
          <table:table-cell office:value-type="string" calcext:value-type="string">
            <text:p>26.07.54 из ЛО в ИТЛ [2];&lt;br&gt; между 03.02.55 {41} и 01.08.55 [3] — из ИТЛ в ЛО&lt;SUP&gt;1&lt;/SUP&gt; (название при реорг. не изменялось).</text:p>
          </table:table-cell>
          <table:table-cell office:value-type="string" calcext:value-type="string">
            <text:p>ГУЛАГ МЮ с 14.05.53 {36};&lt;br&gt; ГУЛАГ МВД с 28.01.54 {38};&lt;br&gt; Главпромстрой с 03.02.55 {41};&lt;br&gt; ГУЛАГ МВД не позднее 01.08.55 [3]&lt;SUP&gt;2&lt;/SUP&gt;;&lt;br&gt; ГУИТК на 21.09.57 [1].</text:p>
          </table:table-cell>
          <table:table-cell office:value-type="string" calcext:value-type="string">
            <text:p>ст. Дворец Калининской ж.д. {37}, [4. Разд. 1. Л. 3]&lt;SUP&gt;3&lt;/SUP&gt;.</text:p>
          </table:table-cell>
          <table:table-cell office:value-type="string" calcext:value-type="string">
            <text:p>ЕМ — перешел от предшественника {36}.</text:p>
          </table:table-cell>
          <table:table-cell office:value-type="string" calcext:value-type="string">
            <text:p>Озеро {37}, [4. Разд. 1. Л. 3].</text:p>
          </table:table-cell>
          <table:table-cell office:value-type="string" calcext:value-type="string">
            <text:p>г.Новгород областной, п/я ЕМ-10 {37}, [4. Разд. 1. Л. 3].</text:p>
          </table:table-cell>
          <table:table-cell office:value-type="string" calcext:value-type="string">
            <text:p>стр-во угольной шахты [1], обслуживание Стр-ва 713 Главпромстроя [4. Разд. 1. Л. 3]&lt;SUP&gt;4&lt;/SUP&gt;, имелись рем.-мех. база [5] и бетонный з-д [6].</text:p>
          </table:table-cell>
          <table:table-cell office:value-type="string" calcext:value-type="string">
            <text:p>15.07.53 — 2386 [4. Разд. 3. Л. 9];&lt;br&gt; 01.01.55 — 1006&lt;SUP&gt;5&lt;/SUP&gt;;&lt;br&gt; 01.01.56 — 656, 01.01.57 — 563 (УРО).</text:p>
          </table:table-cell>
          <table:table-cell office:value-type="string" calcext:value-type="string">
            <text:p>и.о. нач. (нач.) — п/п Горбунов П.В., с 15.05.53 по 08.04.54 [7, 8];&lt;br&gt; нач. — п/п Кабанов Д.М., с 08.04.54 — не ранее 26.07.54 [8, 2];&lt;br&gt; п/п Горбунов П.В., ? — по 21.09.57 [1];&lt;br&gt; з/н — п/п Горбунов П.В., с 08.04.54 — не ранее 26.07.54 [8, 2].</text:p>
          </table:table-cell>
          <table:table-cell office:value-type="string" calcext:value-type="string">
            <text:p>Включает архивы ДУБОГОРСКОГО ЛО, Дубогорского ИТЛ и ИТЛ ЕМ. Согласно акту ликвидации ЛО, дела и картотека на освобожденных, а также умерших з/к за период 1951–1957 гг. сданы в ОИТК УВД Новгородского облисполкома и 1 экземпляр хранится в ликвидационном деле № 0044 т. 3 в Госархиве УВД г.Новгород [9. Л. 2]. Хранился в ГА Новгородской обл.: приказы, сводные отчеты и переписка по наличию з/к и охраны, протоколы по зачетам рабочих дней з/к, лицевые счета контингента, др. материалы делопроизводства;&lt;br&gt; в ОИТК УВД по Новгородской обл.: л/д з/к — 3770;&lt;br&gt; в 1-м Спецотделе УВД по Новгородской обл.: л/д сотрудников и агентуры, делопроизводство оперчасти {1}. 1996 г. — в ИЦ УВД Новгородской обл.: приказы нач. ЛО (ИТЛ), лицевые счета рабочих и служащих — всего 87 дел [10].</text:p>
          </table:table-cell>
          <table:table-cell office:value-type="string" calcext:value-type="string">
            <text:p>&lt;SUP&gt;1&lt;/SUP&gt; 03.02.55 — последнее отмеченное упом. Дубогорского ИТЛ, а 01.08.55 — первое встреченное упом. ДУБОГОРСКОГО ЛО.&lt;br&gt;&lt;SUP&gt;2&lt;/SUP&gt; Скорее всего, переподчинение ГУЛАГу МВД произошло 24.03.55, когда Главпромстрой был передан в МСМ [11].&lt;br&gt;&lt;SUP&gt;3&lt;/SUP&gt; Согласно схеме железных дорог СССР 1953 г., ст. Дворец — Октябрьской ж.д. (территория Новогородской обл.).&lt;br&gt;&lt;SUP&gt;4&lt;/SUP&gt; Вероятно, стр-во угольной шахты и Стр-во 713 — одно и то же. Не путать это СУ со СТРОИТЕЛЬСТВОМ 713 И ИТЛ, существовавшим в 1946–1949 гг.&lt;br&gt;&lt;SUP&gt;5&lt;/SUP&gt; По др. данным, на 01.01.55 — 937 [4. Разд. 2. Л. 2об.].</text:p>
          </table:table-cell>
          <table:table-cell/>
          <table:table-cell office:value-type="string" calcext:value-type="string">
            <text:p>&lt;ol compact&gt;&lt;li&gt;Пр. 0544 МВД от 21.09.57.&lt;br&gt;&lt;li&gt;Пр. 00599 МВД от 26.07.54.&lt;br&gt;&lt;li&gt;Пр. 00327 МВД от 01.08.55.&lt;br&gt;&lt;li&gt;ГАРФ. Ф. 9414. Оп. 1. Д. 765.&lt;br&gt;&lt;li&gt;Пр. 379 МВД от 31.07.54.&lt;br&gt;&lt;li&gt;Пр. 650 МВД от 04.12.54.&lt;br&gt;&lt;li&gt;ГАРФ. Ф. 9414. Оп. 1. Д. 178. Л. 319.&lt;br&gt;&lt;li&gt;Пр. 00317 МВД от 08.04.54.&lt;br&gt;&lt;li&gt;ГАРФ. Ф. 9414. Оп. 1. Д. 304.&lt;br&gt;&lt;li&gt;Письмо ИЦ УВД Новгородской обл. № 3/2970 от 23.09.96.&lt;br&gt;&lt;li&gt;Пр. 00135 МВД от 24.03.55.&lt;/ol&gt;</text:p>
          </table:table-cell>
          <table:table-cell office:value-type="string" calcext:value-type="string">
            <text:p>На основании Пост. СМ СССР о передаче стр-ва б. Главпромстроя МВД СССР за № 259сс/СТ-3695 от 08.08.55 г. вся оперативная документация, касающаяся работы ИТ лагерей из Упр. Стр-ва Главпромстроя МВД СССР передана в ИТЛ ГУЛАГа МВД СССР [9. Л. 14].</text:p>
          </table:table-cell>
          <table:table-cell office:value-type="string" calcext:value-type="string">
            <text:p>&lt;a href=r3-124.html&gt;ИТЛ ЕМ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ДУБРАВНЫЙ ЛАГЕРЬ</text:p>
          </table:table-cell>
          <table:table-cell office:value-type="string" calcext:value-type="string">
            <text:p>Особый лагерь № 3, Особлаг № 3, Дубравлаг,&lt;BR&gt;Дубравный ИТЛ</text:p>
          </table:table-cell>
          <table:table-cell office:value-type="string" calcext:value-type="string">
            <text:p>организован 28.02.48 в помещениях ТЕМНИКОВСКОГО ИТЛ и Темниковской детской колонии [1]&lt;SUP&gt;1&lt;/SUP&gt;;&lt;br&gt; действующий на 01.01.60 {46}.</text:p>
          </table:table-cell>
          <table:table-cell office:value-type="string" calcext:value-type="string">
            <text:p>в 1954 г. в ИТЛ&lt;SUP&gt;2&lt;/SUP&gt;.</text:p>
          </table:table-cell>
          <table:table-cell office:value-type="string" calcext:value-type="string">
            <text:p>ГУЛАГ с 28.02.48 [1, 2], [3. Л. 1], {30};&lt;br&gt; ГТУ МВД с 28.03.53 {32};&lt;br&gt; ГУЛАГ МВД с 08.02.54 {39};&lt;br&gt; УИТЛК МВД РСФСР с 10.02.56 [4].</text:p>
          </table:table-cell>
          <table:table-cell office:value-type="string" calcext:value-type="string">
            <text:p>Мордовская АССР, Зубово-Полянский р-н, пос. Явас [3. Разд. 1. Л. 2], [5], [6. Л. 198], [7. Л. 22–38], {19, 30}.</text:p>
          </table:table-cell>
          <table:table-cell office:value-type="string" calcext:value-type="string">
            <text:p>нет на 15.01.49 {19};&lt;br&gt; ЖХ на 27.02.53 {30};&lt;br&gt; он же повторно присвоен 28.02.55 [8], [7. Л. 22–38].</text:p>
          </table:table-cell>
          <table:table-cell office:value-type="string" calcext:value-type="string">
            <text:p>Дубрава с 10.05.48&lt;SUP&gt;1&lt;/SUP&gt; [5], [3. Разд. 1. Л. 2], [7. Л. 22–38], {30};&lt;br&gt; Дубравный на 15.01.49 {19}.</text:p>
          </table:table-cell>
          <table:table-cell office:value-type="string" calcext:value-type="string">
            <text:p>Мордовская АССР, Зубово-Полянский р-н, пос. Явас, п/я — нет на 10.05.48 [5];&lt;br&gt; п/я 385 [3. Разд. 1. Л. 2], [9. Л. 29], {19};&lt;br&gt; п/я ЖХ-385 {30}, [7. Л. 22–38].</text:p>
          </table:table-cell>
          <table:table-cell office:value-type="string" calcext:value-type="string">
            <text:p>работы на объектах Темниковского пром. комб. ГУЛАГа МВД (с 12.07.48)&lt;SUP&gt;3&lt;/SUP&gt; [10–12]: швейных ф-ках № 1, 3, 6, 14 (пос. Явас, п/о Молочница), з-де № 18 по изготовлению лото и домино (пос. Явас), деревообделочных з-дах № 4, 5, 7, 11 (деревообработка, производство мебели), производство стройматериалов (кирпича, черепицы, извести, добыча бутового камня), обслуживание ж/д ветки (91,1 км) комб., производство электроэнергии, обслуживание СМУ Мордовтрестстроя Минстроя СССР [3. Разд. 3. Л. 2–60], [6. Л. 198–216], [13. Л. 27], [14. Л. 187–201], [15. Л. 10–179], [16. Л. 131–133], [17], [18. Л. 1–153], [19. Л. 1], стр-во кирп. з-да [20], строит. работы, лесозаготовки, добыча торфа, работы ЦРМ, с/х работы [3. Л. 1;&lt;br&gt; 3. Разд. 3. Л. 2–60], [9], [14. Л. 187–201], [15. Л. 121–134], [16. Л. 131–133], [20], [21. Л. 9], лесохимическое производство (заготовка осмола) [14. Л. 214–230]&lt;SUP&gt;4&lt;/SUP&gt;.</text:p>
          </table:table-cell>
          <table:table-cell office:value-type="string" calcext:value-type="string">
            <text:p>01.08.48 — 13 877&lt;SUP&gt;5&lt;/SUP&gt; [21. Л. 2–18];&lt;br&gt; 01.01.49 — 23 273, 01.01.50 — 23 532, 01.01.51 — 23 541, 01.01.52 — 25 616 (УРО);&lt;br&gt; 01.01.53 — 20 680 [22]&lt;SUP&gt;6&lt;/SUP&gt;;&lt;br&gt; 01.01.54 — 16 980&lt;SUP&gt;7&lt;/SUP&gt;, 01.01.55 — 12 257, 01.01.56 — 8313, 01.01.57 — 12 272, 01.01.59 — 11 305, 01.01.60 — 9988 (УРО)&lt;SUP&gt;8&lt;/SUP&gt;.</text:p>
          </table:table-cell>
          <table:table-cell office:value-type="string" calcext:value-type="string">
            <text:p>нач. — г/л Сергиенко В.Т., с 08.04.48 по 14.01.52 [9, 10, 23— 25]&lt;SUP&gt;9&lt;/SUP&gt;;&lt;br&gt; и.о. нач. — г/л Гладков П.А. (упом. 12.03.52, 05.52) [13. Л. 1], [15. Л. 121];&lt;br&gt; нач. — полк. Черемисин И.Ф., с 16.04.52 по 05.01.54 [26, 27];&lt;br&gt; и.о. нач. — г/м Свинелупов М.Г., не позднее 15.03.54 — по 07.09.54 [6. Л. 198–216], [17], [18. Л. 1];&lt;br&gt; нач. — п/п Трошин Ф.А., с 13.08.54 — ? (упом. 28.02.55) [8, 28] ;&lt;br&gt; зам. нач. — ст. лейт. (кап.) Борисов М.И., с 29.04.48 по 27.07.50 [29, 30];&lt;br&gt; г/л береговой службы Гладков П.А., с 27.07.50 по 08.05.52 [30, 31];&lt;br&gt; г/м Кузьмичев С.Ф., с 16.06.52 — ? [32].</text:p>
          </table:table-cell>
          <table:table-cell office:value-type="string" calcext:value-type="string">
            <text:p>Содержал архивы б. Вишерлага, Калуглага, Охунлага, Темлага [15. Л. 110], {1}. Местонахождение неизвестно.</text:p>
          </table:table-cell>
          <table:table-cell office:value-type="string" calcext:value-type="string">
            <text:p>&lt;SUP&gt;1&lt;/SUP&gt; Организован под названием Особый лагерь № 3&amp;quot;&lt;br&gt; [1]. Условное наименование Дубравный&amp;quot;&lt;br&gt; присвоено 10.05.48 [5]. В 1949–1954 гг. равноправно существовали оба названия. Организация особлага возложена на нач. ТЕМНИКОВСКОГО ИТЛ [1].&lt;br&gt;&lt;SUP&gt;2&lt;/SUP&gt; См. с.61 Справочника.&lt;br&gt;&lt;SUP&gt;3&lt;/SUP&gt; Комб. создан после ликвидации ТЕМНИКОВСКОГО ИТЛ на базе производства и подсобных предприятий Темлага для трудового использования з/к Особлага № 3 на контрагентских началах;&lt;br&gt; подчинен непосредственно 3-му Упр. ГУЛАГа МВД [8].&lt;br&gt;&lt;SUP&gt;4&lt;/SUP&gt; Пром. предприятия Дубравлага МВД с 26.05.53 по 15.03.54 находились в ведении БАРАШЕВСКОГО ИТЛ И ПРОМКОМБИНАТА ГУЛАГА и обслуживались з/к Дубравлага на контрагентских началах [17, 33].&lt;br&gt;&lt;SUP&gt;5&lt;/SUP&gt; Приняты у ликвидкома ТЕМНИКОВСКОГО ИТЛ на 01.08.48;&lt;br&gt; из них мужчин — 9586, женщин — 4371 [21. Л. 2–18].&lt;br&gt;&lt;SUP&gt;6&lt;/SUP&gt; На 01.02.53 из 21 494 з/к Дубравлага — 888 з/к общего контингента [34].&lt;br&gt;&lt;SUP&gt;7&lt;/SUP&gt; По др. данным на 01.01.54 — 17 156 (16 955 особого режима, 201 — общего) [35. Л. 2].&lt;br&gt;&lt;SUP&gt;8&lt;/SUP&gt; 17.11.49 приказано: 5000 з/к 1-й категории физического труда из числа общих контингентов вывезти в Особлаги № 8 и 9;&lt;br&gt; впредь комплектовать Особлаг № 3 только ограниченно годными и инвалидами [20] (см. также [9. Л. 62]). На 26.03.52 в лагере содержались 179 ктр (30 — женщины), 155 несовершеннолетних преступников (27 — женщины) [3. Разд. 3. Л. 2–121], [15. Л. 11–35]. Ранее, 28.08.50, организован ЛП на 500 чел. для содержания несовершеннолетних особо опасных государственных преступников [36].&lt;br&gt;&lt;SUP&gt;9&lt;/SUP&gt; 28.02.48 командирован в качестве уполномоченного МВД для контроля за работой по организации Особлага [1];&lt;br&gt; 30.10.48 назначен одновременно нач. Темниковского пром. комб. ГУЛАГа [11].</text:p>
          </table:table-cell>
          <table:table-cell/>
          <table:table-cell office:value-type="string" calcext:value-type="string">
            <text:p>&lt;ol compact&gt;&lt;li&gt;Пр. 00219 МВД от 28.02.48.&lt;br&gt;&lt;li&gt;Пр. 0174 МВД от 17.03.50.&lt;br&gt;&lt;li&gt;ГАРФ. Ф. 9414. Оп. 1. Д. 558.&lt;br&gt;&lt;li&gt;Пр. 054 МВД от 10.02.56. &lt;br&gt;&lt;li&gt;Пр. 00508 МВД от 10.05.48.&lt;br&gt;&lt;li&gt;ГАРФ. Ф. 9414. Оп. 1. Д. 222. &lt;br&gt;&lt;li&gt;Там же. Д. 318.&lt;br&gt;&lt;li&gt;Расп. 81сс МВД от 28.02.55.&lt;br&gt;&lt;li&gt;ГАРФ. Ф. 9414. Оп. 1. Д. 1843.&lt;br&gt;&lt;li&gt;Пр. 00809 МВД от 12.07.48.&lt;br&gt;&lt;li&gt;Пр. 001290 МВД от 30.10.48. &lt;br&gt;&lt;li&gt;Пр. 00162 МВД от 18.02.49.&lt;br&gt;&lt;li&gt;ГАРФ. Ф. 9414. Оп. 1. Д. 635. &lt;br&gt;&lt;li&gt;Там же. Оп. 1д. Д. 41.&lt;br&gt;&lt;li&gt;Там же. Д. 110.&lt;br&gt;&lt;li&gt;Там же. Оп. 1. Д. 1845. &lt;br&gt;&lt;li&gt;Пр. 00220 МВД от 15.03.54.&lt;br&gt;&lt;li&gt;ГАРФ. Ф. 9414. Оп. 1. Д. 218. 19. &lt;br&gt;&lt;li&gt;Там же. Д. 216.&lt;br&gt;&lt;li&gt;Пр. 001048 МВД от 17.11.49.&lt;br&gt;&lt;li&gt;ГАРФ. Ф. 9414. Оп. 1д. Д. 63.&lt;br&gt;&lt;li&gt;Там же. Оп. 1. Д. 1393. Л. 13.&lt;br&gt;&lt;li&gt;Пр. 409лс МВД от 08.04.48.&lt;br&gt;&lt;li&gt;Пр. 00471 МВД от 29.04.48.&lt;br&gt;&lt;li&gt;Пр. 0021 МВД от 14.01.52. &lt;br&gt;&lt;li&gt;Пр. 475лс от 16.04.52.&lt;br&gt;&lt;li&gt;Пр. 36лс МВД от 05.01.54.&lt;br&gt;&lt;li&gt;Пр. 2082лс МВД от 13.08.54.&lt;br&gt;&lt;li&gt;Пр. 519лс МВД от 29.04.48.&lt;br&gt;&lt;li&gt;Пр. 942лс МВД от 27.07.50. &lt;br&gt;&lt;li&gt;Пр. 563лс МВД от 08.05.52. &lt;br&gt;&lt;li&gt;Пр. 722лс МВД от 16.06.52. &lt;br&gt;&lt;li&gt;Пр. 0057 МЮ от 26.05.53. &lt;br&gt;&lt;li&gt;ГАРФ. Ф. 9414. Оп. 1. Д. 118. Л. 30.&lt;br&gt;&lt;li&gt;ГАРФ. Ф. 9413. Оп. 1. Д. 186. &lt;br&gt;&lt;li&gt;Пр. 00537 МВД от 26.08.50.&lt;/ol&gt;</text:p>
          </table:table-cell>
          <table:table-cell office:value-type="string" calcext:value-type="string">
            <text:p>12.07.48 в целях форсирования работы по организации Особого лагеря № 3&amp;quot;&lt;br&gt; приказано ликвидировать ТЕМНИКОВСКИЙ ИТЛ, его з/к, жилые помещения, коммунально-бытовые объекты, имущество и т.п. передать Особлагу № 3 [10];&lt;br&gt; 26.05.53 на базе лаг. подр. и пром. предприятий, принятых МЮ от ДУБРАВНОГО ЛАГЕРЯ МВД, организован БАРАШЕВСКИЙ ИТЛ И ПРОМКОМБИНАТ ГУЛАГА МЮ [33];&lt;br&gt; 15.03.54 БАРАШЕВСКИЙ ИТЛ передан в состав ДУБРАВНОГО ЛАГЕРЯ в связи с незначительным количеством содержавшихся в нем з/к, расположением Упр. ИТЛ в одном н.п. с Упр. Дубравлага, а также в целях сокращения расходов [19].</text:p>
          </table:table-cell>
          <table:table-cell office:value-type="string" calcext:value-type="string">
            <text:p>&lt;a href=r3-27.html&gt;БАРАШЕВСКИЙ ИТЛ И ПРОМКОМБИНАТ ГУЛАГА&lt;/a&gt;,&lt;br&gt; &lt;a href=r3-417.html&gt;ТЕМНИКОВСКИЙ ИТЛ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ЕНИСЕЙСКИЙ ИТЛ СГУ</text:p>
          </table:table-cell>
          <table:table-cell office:value-type="string" calcext:value-type="string">
            <text:p>Енисейлаг</text:p>
          </table:table-cell>
          <table:table-cell office:value-type="string" calcext:value-type="string">
            <text:p>организован 07.06.47 [1];&lt;br&gt; закрыт 29.04.53 {35}.</text:p>
          </table:table-cell>
          <table:table-cell/>
          <table:table-cell office:value-type="string" calcext:value-type="string">
            <text:p>СГУ, в составе УИТЛК УМВД по Красноярскому кр. с 07.06.47 [1].</text:p>
          </table:table-cell>
          <table:table-cell office:value-type="string" calcext:value-type="string">
            <text:p>г.Красноярск {19, 28}.</text:p>
          </table:table-cell>
          <table:table-cell office:value-type="string" calcext:value-type="string">
            <text:p>БШ с 07.06.47 [1], {19, 28}.</text:p>
          </table:table-cell>
          <table:table-cell office:value-type="string" calcext:value-type="string">
            <text:p>Ракета в 1949 г. {19}, Енисей в 1952–1953 гг. {22, 28}.</text:p>
          </table:table-cell>
          <table:table-cell office:value-type="string" calcext:value-type="string">
            <text:p>г.Красноярск, п/я 122 в 1949 г. {19};&lt;br&gt; п/я БШ-122 в 1952–1953 гг. {22, 28}.</text:p>
          </table:table-cell>
          <table:table-cell office:value-type="string" calcext:value-type="string">
            <text:p>подземная добыча золота, добыча камня, гравия, заготовка дров, строит. работы [2. Разд. 3. Л. 2–10], с/х работы [3. Л. 4].</text:p>
          </table:table-cell>
          <table:table-cell office:value-type="string" calcext:value-type="string">
            <text:p>01.12.47 — 3956, 01.01.48 — 4541, 01.01.49 — 5673 (УРО) 10.07.52 — 1852&lt;SUP&gt;1&lt;/SUP&gt; [2. Разд. 3. Л. 1об.—9об.];&lt;br&gt; 01.04.53 — 1756 [3. Л. 5].</text:p>
          </table:table-cell>
          <table:table-cell office:value-type="string" calcext:value-type="string">
            <text:p>нач. — инж.-п/п Королев С.В. (управляющий треста Енисейзолото), с 07.06.47 по 24.06.49 [1, 4];&lt;br&gt; инж.-майор Шейкин А.Г., с 09.08.49 — не ранее 28.05.52 [5, 6]&lt;SUP&gt;2&lt;/SUP&gt;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Из них 285 осужденных за к/р преступления.&lt;br&gt;&lt;SUP&gt;2&lt;/SUP&gt; Скорее всего, А.Г.Шейкин оставался нач. ИТЛ до закрытия или по крайней мере до 01.04.53 (в июне 1953 г. он оставался управляющим треста Енисейзолото, в лит. д. отсутствуют данные о сменившем его нач.) [3. Л. 4].</text:p>
          </table:table-cell>
          <table:table-cell/>
          <table:table-cell office:value-type="string" calcext:value-type="string">
            <text:p>&lt;ol compact&gt;&lt;li&gt;Пр. 00611 МВД от 07.06.47.&lt;br&gt;&lt;li&gt;ГАРФ. Ф. 9414. Оп. 1д. Д. 211.&lt;br&gt;&lt;li&gt;Там же. Оп. 1. Д. 185.&lt;br&gt;&lt;li&gt;Пр. 787лс МВД от 24.06.49. &lt;br&gt;&lt;li&gt;Пр. 1031 МВД от 09.08.49.&lt;br&gt;&lt;li&gt;Пр. 0717 МВД от 28.05.52.&lt;/ol&gt;</text:p>
          </table:table-cell>
          <table:table-cell table:number-columns-repeated="2"/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ЕНИСЕЙСКИЙ ИТЛ</text:p>
          </table:table-cell>
          <table:table-cell office:value-type="string" calcext:value-type="string">
            <text:p>Упр. Енисейского ИТЛ и колоний, Енисейлаг</text:p>
          </table:table-cell>
          <table:table-cell office:value-type="string" calcext:value-type="string">
            <text:p>организован 16.11.40 [1]&lt;SUP&gt;1&lt;/SUP&gt;;&lt;br&gt; закрыт 31.08.41 [2]&lt;SUP&gt;2&lt;/SUP&gt;.</text:p>
          </table:table-cell>
          <table:table-cell/>
          <table:table-cell office:value-type="string" calcext:value-type="string">
            <text:p>УНКВД по Красноярскому кр. [1];&lt;br&gt; ГУЛПС [3].</text:p>
          </table:table-cell>
          <table:table-cell office:value-type="string" calcext:value-type="string">
            <text:p>г.Красноярск [4]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Красноярск, п/я 288 [4].</text:p>
          </table:table-cell>
          <table:table-cell office:value-type="string" calcext:value-type="string">
            <text:p>стр-во сульфитно-спиртовых и гидролизного Красноярского и Усть-Абаканского з-дов [1], Красноярского аффинажного з-да до 05.06.41 [5], Канского гидролизного з-да с 19.03.41 — передано из КРАСНОЯРСКОГО ИТЛ [3].</text:p>
          </table:table-cell>
          <table:table-cell office:value-type="string" calcext:value-type="string">
            <text:p>01.01.41 — 1872, 01.04.41 — 2621, 01.07.41 — 11 839 [6];&lt;br&gt; 01.07.41 — 11 923, 01.09.41 — 11 978 (УРО).</text:p>
          </table:table-cell>
          <table:table-cell office:value-type="string" calcext:value-type="string">
            <text:p>нач. — ст. лейт. ГБ Филимонов Р.П., с 16.11.40 по 31.08.41 [1, 2]&lt;SUP&gt;3&lt;/SUP&gt;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В этом пр. упом. вновь организуемое Упр. Енисейского ИТЛ и колоний УНКВД Красноярского кр.&lt;br&gt;&lt;SUP&gt;2&lt;/SUP&gt; Енисейлаг включен в УНКВД как Упр. ИТ лагеря и исправтрудколоний Красноярского кр. 31.08.41 [2]. Однако Енисейлаг упом. и позднее (см. [7] от 05.05.42). При этом в пр. с объявлением дислокаций ИТ лагерей от 24.03.42 Енисейлаг отсутствует {13}. Вероятно, название использовали какое-то время после закрытия ИТЛ для наименования совокупности лаг. подр. УИТЛК УНКВД Красноярского кр.&lt;br&gt;&lt;SUP&gt;3&lt;/SUP&gt; Вступление в должность также оформлено пр. по л.с. [8].</text:p>
          </table:table-cell>
          <table:table-cell/>
          <table:table-cell office:value-type="string" calcext:value-type="string">
            <text:p>&lt;ol compact&gt;&lt;li&gt;Пр. 0484 НКВД от 16.11.40.&lt;br&gt;&lt;li&gt;Пр. 001236 НКВД от 31.08.41.&lt;br&gt;&lt;li&gt;Пр. 0137 НКВД от 19.03.41.&lt;br&gt;&lt;li&gt;Пр. 001466 НКВД от 22.11.40. &lt;br&gt;&lt;li&gt;Пр. 00725 НКВД от 05.06.41.&lt;br&gt;&lt;li&gt;ГАРФ. Ф. 9414. Оп. 1д. Д.371. Л. 2, 30, 55.&lt;br&gt;&lt;li&gt;Пр. 240/258 НКПП и НКВД от 05.05.42.&lt;br&gt;&lt;li&gt;Пр. 346лс НКВД от 13.03.41.&lt;/ol&gt;</text:p>
          </table:table-cell>
          <table:table-cell/>
          <table:table-cell office:value-type="string" calcext:value-type="string">
            <text:p>&lt;a href=r3-211.html&gt;КРАСНОЯРСКИЙ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ЕНИСЕЙСКИЙ ИТЛ И СТРОИТЕЛЬСТВО 503</text:p>
          </table:table-cell>
          <table:table-cell office:value-type="string" calcext:value-type="string">
            <text:p>Енисейжелдорлаг</text:p>
          </table:table-cell>
          <table:table-cell office:value-type="string" calcext:value-type="string">
            <text:p>организован 05.02.49 [1]&lt;SUP&gt;1&lt;/SUP&gt;;&lt;br&gt; закрыт 12.11.49 при реорг. СЕВЕРНОГО УПР. ЛАГЕРЕЙ ЖЕЛЕЗНОДОРОЖНОГО СТРОИТЕЛЬСТВА [2]&lt;SUP&gt;2&lt;/SUP&gt;.</text:p>
          </table:table-cell>
          <table:table-cell/>
          <table:table-cell office:value-type="string" calcext:value-type="string">
            <text:p>СЕВЕРНОЕ УПР. ЛАГЕРЕЙ ЖЕЛЕЗНОДОРОЖНОГО СТРОИТЕЛЬСТВА [1].</text:p>
          </table:table-cell>
          <table:table-cell office:value-type="string" calcext:value-type="string">
            <text:p>в р-не переправы через р. Енисей [1];&lt;br&gt; Красноярский кр., пос. Ермаково (Игарский р-н) {1}.</text:p>
          </table:table-cell>
          <table:table-cell office:value-type="string" calcext:value-type="string">
            <text:p>ГР с 05.02.49 [1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г.Игарка, п/я 5 (?) {1}&lt;SUP&gt;3&lt;/SUP&gt;.</text:p>
          </table:table-cell>
          <table:table-cell office:value-type="string" calcext:value-type="string">
            <text:p>стр-во восточного участка ж.д. ст.Чум—Салехард—р.Пур—Игарка: от р.Пур (включительно) до морского порта в р-не Игарки с паромной переправой через Енисей [1], создание рем. базы Стр-ва 503&lt;SUP&gt;4&lt;/SUP&gt; (с 03.05.49) [3].</text:p>
          </table:table-cell>
          <table:table-cell office:value-type="string" calcext:value-type="string">
            <text:p>07.49 — 1176, 08.49 — 12 427 [4];&lt;br&gt; 09.49 — 21 319 [5];&lt;br&gt; 01.11.49 — 29 260 [6]&lt;SUP&gt;5&lt;/SUP&gt;.</text:p>
          </table:table-cell>
          <table:table-cell office:value-type="string" calcext:value-type="string">
            <text:p>нач. — майор Артамонов А.В. с 05.02.49 по 07.02.50 [1, 7]&lt;SUP&gt;6&lt;/SUP&gt;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06.05.48 организован ЗАПОЛЯРНЫЙ ИТЛ И СТРОИТЕЛЬСТВО 503 [8], на базе которого, видимо, организован ЕНИСЕЙСКИЙ ИТЛ И СТРОИТЕЛЬСТВО 503 после перебазирования СЕВЕРНОГО УПР. ЛАГЕРЕЙ ЖЕЛЕЗНОДОРОЖНОГО СТРОИТЕЛЬСТВА в р-н Игарки [1].&lt;br&gt;&lt;SUP&gt;2&lt;/SUP&gt; Из состава СЕВЕРНОГО УПР. ЛАГЕРЕЙ ЖЕЛЕЗНОДОРОЖНОГО СТРОИТЕЛЬСТВА выведен ОБСКИЙ ИТЛ И СТРОИТЕЛЬСТВО 501. СЕВЕРНОЕ УПР. ЛАГЕРЕЙ ЖЕЛЕЗНОДОРОЖНОГО СТРОИТЕЛЬСТВА реорг. в СЕВЕРНОЕ УПР. ИТЛ И СТРОИТЕЛЬСТВА 503 [2, 9, 10].&lt;br&gt;&lt;SUP&gt;3&lt;/SUP&gt; В {1} — п/я ГР-5, что ошибочно, так как литер начали вводить в номер п/я не ранее 1952 г. Кроме того, в {1} не различаются ЕНИСЕЙСКИЙ ИТЛ И СТРОИТЕЛЬСТВО 503 и СЕВЕРНОЕ УПР. ИТЛ И СТРОИТЕЛЬСТВА 503, так что приведенная дислокация и номер п/я могут относиться к последнему.&lt;br&gt;&lt;SUP&gt;4&lt;/SUP&gt; Для этого мех. з-д № 2 Севжелдорлага перебазирован в р-н расположения ЕНИСЕЙСКОГО ИТЛ. &lt;br&gt;&lt;SUP&gt;5&lt;/SUP&gt; Данные по Стр-ву 503 [5–7].&lt;br&gt;&lt;SUP&gt;6&lt;/SUP&gt; 17.02.50 б. нач. майор Артамонов, как не справившийся с работой, понижен в должности и направлен на работу в другой лагерь [11].</text:p>
          </table:table-cell>
          <table:table-cell/>
          <table:table-cell office:value-type="string" calcext:value-type="string">
            <text:p>&lt;ol compact&gt;&lt;li&gt;Пр. 00102 МВД от 05.02.49.&lt;br&gt;&lt;li&gt;Пр. 0784 МВД от 12.11.49.&lt;br&gt;&lt;li&gt;Пр. 0261 МВД от 03.05.49.&lt;br&gt;&lt;li&gt;ГАРФ. Ф. 9414. Оп. 1. Д. 1317. Л. 49.&lt;br&gt;&lt;li&gt;Там же. Д. 1321. Л. 72 об.&lt;br&gt;&lt;li&gt;Там же. Оп. 1д. Д. 472. Л. 87об.&lt;br&gt;&lt;li&gt;Пр. 133лс МВД от 07.02.50.&lt;br&gt;&lt;li&gt;Пр. 00512 МВД от 06.05.48. &lt;br&gt;&lt;li&gt;Пр. 001105 МВД от 21.12.49.&lt;br&gt;&lt;li&gt;Расп. 720 МВД от 12.09.50. &lt;br&gt;&lt;li&gt;Пр. 00129 МВД от 17.02.50.&lt;/ol&gt;</text:p>
          </table:table-cell>
          <table:table-cell/>
          <table:table-cell office:value-type="string" calcext:value-type="string">
            <text:p>&lt;a href=r3-105.html&gt;ЗАПОЛЯРНЫЙ ИТЛ И СТРОИТЕЛЬСТВО 503&lt;/a&gt;,&lt;br&gt; &lt;a href=r3-260.html&gt;ОБСКИЙ ИТЛ И СТРОИТЕЛЬСТВО 501&lt;/a&gt;,&lt;br&gt; &lt;a href=r3-304.html&gt;СЕВЕРНОЕ УПР. ИТЛ И СТРОИТЕЛЬСТВО 503&lt;/a&gt;,&lt;br&gt; &lt;a href=http://www.memo.ru/history/NKVD/GULAG/r2/r2-5.htm&gt;СЕВЕРНОЕ УПР. ЛАГЕРЕЙ ЖЕЛЕЗНОДОРОЖНОГО СТРОИТЕЛЬСТВА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ЕНСКОЕ СТРОИТЕЛЬСТВО И ИТЛ</text:p>
          </table:table-cell>
          <table:table-cell office:value-type="string" calcext:value-type="string">
            <text:p>Енлаг</text:p>
          </table:table-cell>
          <table:table-cell office:value-type="string" calcext:value-type="string">
            <text:p>организован 23.12.40 [1]&lt;SUP&gt;1&lt;/SUP&gt;;&lt;br&gt; закрыт 28.06.41 {12}&lt;SUP&gt;2&lt;/SUP&gt;.</text:p>
          </table:table-cell>
          <table:table-cell/>
          <table:table-cell office:value-type="string" calcext:value-type="string">
            <text:p>ГУЛАГ с 23.12.40 [1];&lt;br&gt; ГУЛПС с 26.02.41 [2];&lt;br&gt; УЛСПЧМ с 14.05.41 [3];&lt;br&gt; ГУЛГМП с 02.07.41 [4].</text:p>
          </table:table-cell>
          <table:table-cell office:value-type="string" calcext:value-type="string">
            <text:p>Мурманская обл., Кировский р-н, пос. (ныне г.) Ковдор [1, 5], {1};&lt;br&gt; в 190 км от ст. Пинозеро Кировской ж.д. [6]&lt;SUP&gt;3&lt;/SUP&gt;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Мурманская обл., Кировский р-н, пос. Ковдор, п/я 290 [5], {1}.</text:p>
          </table:table-cell>
          <table:table-cell office:value-type="string" calcext:value-type="string">
            <text:p>стр-во горнорудных предприятий на Енском месторождении железных руд [1, 6], разработка карьеров, рем.-мех. мастерские, лесозаготовки, деревообработка, кирп. з-д, швейные и сапожные мастерские [7].</text:p>
          </table:table-cell>
          <table:table-cell office:value-type="string" calcext:value-type="string">
            <text:p>01.02.41 — 701, 01.04.41 — 698, 15.06.41 — 1228 [8].</text:p>
          </table:table-cell>
          <table:table-cell office:value-type="string" calcext:value-type="string">
            <text:p>нач.— ст. лейт. ГБ Люблин С.Н., с 03.04.41 по 23.08.41 [9, 10].</text:p>
          </table:table-cell>
          <table:table-cell office:value-type="string" calcext:value-type="string">
            <text:p>В УИТЛК УМВД по Молотовской обл., в фонде Соликамбумстроя (л/д вольнонаемных) {1}.</text:p>
          </table:table-cell>
          <table:table-cell office:value-type="string" calcext:value-type="string">
            <text:p>&lt;SUP&gt;1&lt;/SUP&gt; Временный штат объявлен 01.08.40 [11], работы начались в январе 1941 г. [6].&lt;br&gt;&lt;SUP&gt;2&lt;/SUP&gt; Приказом приостановлены работы с 01.07.41;&lt;br&gt; ИТЛ существовал еще некоторое время.&lt;br&gt;&lt;SUP&gt;3&lt;/SUP&gt; Скорее всего — ошибка;&lt;br&gt; от ст. Пинозеро до Ковдора — около 90 км.</text:p>
          </table:table-cell>
          <table:table-cell/>
          <table:table-cell office:value-type="string" calcext:value-type="string">
            <text:p>&lt;ol compact&gt;&lt;li&gt;Пр. 0545 НКВД от 23.12.40.&lt;br&gt;&lt;li&gt;Пр. 00212 НКВД от 26.02.41.&lt;br&gt;&lt;li&gt;Пр. 00576 НКВД от 14.05.41.&lt;br&gt;&lt;li&gt;Пр. 00855 НКВД от 02.07.41. &lt;br&gt;&lt;li&gt;Пр. 0014 НКВД от 04.01.41.&lt;br&gt;&lt;li&gt;ГАРФ. Ф. 8361. Оп. 1. Д. 4. Л. 2–3.&lt;br&gt;&lt;li&gt;Пр. 027 НКВД от 17.01.41.&lt;br&gt;&lt;li&gt;ГАРФ. Ф. 9414. Оп. 1д. Д. 371. Л. 10, 30, 55.&lt;br&gt;&lt;li&gt;Пр. 459лс НКВД от 03.04.41.&lt;br&gt;&lt;li&gt;Пр. 001125 НКВД от 23.08.41.&lt;br&gt;&lt;li&gt;Пр. 0315 НКВД от 01.08.40.&lt;/ol&gt;</text:p>
          </table:table-cell>
          <table:table-cell/>
          <table:table-cell office:value-type="string" calcext:value-type="string">
            <text:p>&lt;a href=r3-331.html&gt;СТРОИТЕЛЬСТВО 105 И ИТЛ&lt;/a&gt;,&lt;br&gt; &lt;a href=r3-332.html&gt;СТРОИТЕЛЬСТВО 106 И ИТЛ&lt;/a&gt;.</text:p>
          </table:table-cell>
          <table:table-cell office:value-type="string" calcext:value-type="string">
            <text:p>С.Филип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ЕРМАКОВСКОЕ ЛО</text:p>
          </table:table-cell>
          <table:table-cell office:value-type="string" calcext:value-type="string">
            <text:p>Ермаковлаг</text:p>
          </table:table-cell>
          <table:table-cell office:value-type="string" calcext:value-type="string">
            <text:p>организовано 14.05.53 (переименовано из СТРОИТЕЛЬСТВА 790 И ИТЛ) {36};&lt;br&gt; закрыто 21.08.53 [1]&lt;SUP&gt;1&lt;/SUP&gt;.</text:p>
          </table:table-cell>
          <table:table-cell/>
          <table:table-cell office:value-type="string" calcext:value-type="string">
            <text:p>ГУЛАГ МЮ с 14.05.53 {36}.</text:p>
          </table:table-cell>
          <table:table-cell office:value-type="string" calcext:value-type="string">
            <text:p>ст. Аврора Туркестано-Сибирской ж.д. {37};&lt;br&gt; Казахская ССР, г.Усть-Каменогорск {1}.</text:p>
          </table:table-cell>
          <table:table-cell office:value-type="string" calcext:value-type="string">
            <text:p>ЕУ — перешел от предшественника {36}.</text:p>
          </table:table-cell>
          <table:table-cell office:value-type="string" calcext:value-type="string">
            <text:p>Экран {37}.</text:p>
          </table:table-cell>
          <table:table-cell office:value-type="string" calcext:value-type="string">
            <text:p>г.Усть-Каменогорск, п/я ЕУ-60 {37}&lt;SUP&gt;2&lt;/SUP&gt;.</text:p>
          </table:table-cell>
          <table:table-cell office:value-type="string" calcext:value-type="string">
            <text:p>обслуживание Стр-ва 790 Главпромстроя [2. Разд. 1. Л. 1], ж/д стр-во, погрузочно-разгрузочные работы [3], обслуживание бетонного з-да, песчаного карьера, стр-во ЛЭП [4. Л. 142, 143].</text:p>
          </table:table-cell>
          <table:table-cell office:value-type="string" calcext:value-type="string">
            <text:p>25.05.53 — 2715&lt;SUP&gt;3&lt;/SUP&gt; [3].</text:p>
          </table:table-cell>
          <table:table-cell office:value-type="string" calcext:value-type="string">
            <text:p>нач. — ст. лейт. в/с Васьковский Г.М. (упом. 20.07.53) [2. Разд. 3. Л. 1];&lt;br&gt; и.о. з/н — лейт. в/с Амелькович М.Д., ? — 07.07.53 [5].</text:p>
          </table:table-cell>
          <table:table-cell office:value-type="string" calcext:value-type="string">
            <text:p>Включает архив СТРОИТЕЛЬСТВА 790 И ИТЛ и ЕРМАКОВСКОГО ЛО. Хранился в Центр. ГА Казахской ССР (пр. по л.с. и по ЛО — 3 единицы), в УИТЛК МВД Казахской ССР (л/д з/к — 721, л/д офицеров, материалы делопроизводства);&lt;br&gt; часть документов при ликвидации ЛО была передана в ЛО № 16 УМВД по Восточно-Казахстанской обл., дислоцировавшееся в Усть-Каменогорске {1}.</text:p>
          </table:table-cell>
          <table:table-cell office:value-type="string" calcext:value-type="string">
            <text:p>&lt;SUP&gt;1&lt;/SUP&gt; Приказано ликвидировать с 20.09.53 [1]. Сведения о закрытии ЕРМАКОВСКОГО ЛО в {1} ошибочны.&lt;br&gt;&lt;SUP&gt;2&lt;/SUP&gt; Согласно {1}, п/я БУ-60, что, скорее всего, ошибочно.&lt;br&gt;&lt;SUP&gt;3&lt;/SUP&gt; В том числе 476 осужденных за к/р преступления.</text:p>
          </table:table-cell>
          <table:table-cell/>
          <table:table-cell office:value-type="string" calcext:value-type="string">
            <text:p>&lt;ol compact&gt;&lt;li&gt;Пр. 0182 МЮ от 21.08.53.&lt;br&gt;&lt;li&gt;ГАРФ. Ф. 9414. Оп. 1д. Д. 266.&lt;br&gt;&lt;li&gt;Там же. Оп. 1. Д. 183. Л. 42.&lt;br&gt;&lt;li&gt;Там же. Д. 676. &lt;br&gt;&lt;li&gt;Пр. 624/лг МЮ от 07.07.53.&lt;/ol&gt;</text:p>
          </table:table-cell>
          <table:table-cell/>
          <table:table-cell office:value-type="string" calcext:value-type="string">
            <text:p>&lt;a href=r3-373.html&gt;СТРОИТЕЛЬСТВО 790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ЖИГАЛОВСКОЕ ЛО</text:p>
          </table:table-cell>
          <table:table-cell/>
          <table:table-cell office:value-type="string" calcext:value-type="string">
            <text:p>организовано 26.09.47 [1];&lt;br&gt; закрыто 29.04.53 {35}.</text:p>
          </table:table-cell>
          <table:table-cell/>
          <table:table-cell office:value-type="string" calcext:value-type="string">
            <text:p>СГУ, в составе УИТЛК УМВД по Иркутской обл. с 26.09.47 [1];&lt;br&gt; трест Золототранс СГУ, в составе УИТЛК УМВД по Иркутской обл. на 01.04.52 [2. Л. 33];&lt;br&gt; ГУЛАГ МЮ с 02.04.53 {33}.</text:p>
          </table:table-cell>
          <table:table-cell office:value-type="string" calcext:value-type="string">
            <text:p>Иркутская обл., Жигаловский р-н, пос. Голодный Мыс [1];&lt;br&gt; Иркутская обл., Жигаловский р-н, пос. Судоверфь [2. Л. 33].</text:p>
          </table:table-cell>
          <table:table-cell office:value-type="string" calcext:value-type="string">
            <text:p>П (?) [2. Л. 33]&lt;SUP&gt;1&lt;/SUP&gt;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п/о Судоверфь им. 2-й Пятилетки, п/я 3 [2. Л. 33].</text:p>
          </table:table-cell>
          <table:table-cell office:value-type="string" calcext:value-type="string">
            <text:p>стр-во несамоходного речного флота, лесозаготовки [2. Л. 34, 34об.].</text:p>
          </table:table-cell>
          <table:table-cell office:value-type="string" calcext:value-type="string">
            <text:p>01.04.52 — 550 [2. Л. 33об.].</text:p>
          </table:table-cell>
          <table:table-cell office:value-type="string" calcext:value-type="string">
            <text:p>нач. — п/п Шмейс В.?., с 15.05.48 — не ранее 01.04.52 [2. Л. 34об.].</text:p>
          </table:table-cell>
          <table:table-cell office:value-type="string" calcext:value-type="string">
            <text:p>В УИТЛК УМВД по Иркутской обл. (все материалы) {1}.</text:p>
          </table:table-cell>
          <table:table-cell/>
          <table:table-cell office:value-type="string" calcext:value-type="string">
            <text:p>&lt;SUP&gt;1&lt;/SUP&gt; Лит. обозначение П с 1945 г. принадлежало КАРГОПОЛЬСКОМУ ИТЛ;&lt;br&gt; вероятно, в [2] — ошибка.</text:p>
          </table:table-cell>
          <table:table-cell office:value-type="string" calcext:value-type="string">
            <text:p>&lt;ol compact&gt;&lt;li&gt;Пр. 001001 МВД от 26.09.47.&lt;br&gt;&lt;li&gt;ГАРФ. Ф. 9414. Оп. 1. Д. 527. Разд. 3.&lt;/ol&gt;</text:p>
          </table:table-cell>
          <table:table-cell table:number-columns-repeated="2"/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ЗАИМАНДРОВСКИЙ ИТЛ</text:p>
          </table:table-cell>
          <table:table-cell office:value-type="string" calcext:value-type="string">
            <text:p>Заимандровское строительство и ИТЛ&lt;BR&gt;Заимандровлаг</text:p>
          </table:table-cell>
          <table:table-cell office:value-type="string" calcext:value-type="string">
            <text:p>организован 17.10.40 [1]&lt;SUP&gt;1&lt;/SUP&gt;;&lt;br&gt; закрыт 28.06.41 {12}.</text:p>
          </table:table-cell>
          <table:table-cell/>
          <table:table-cell office:value-type="string" calcext:value-type="string">
            <text:p>ГУЛАГ с 17.10.40 [1];&lt;br&gt; ГУЛПС с 26.02.41 [2];&lt;br&gt; УЛСПЧМ с 14.05.41 [3].</text:p>
          </table:table-cell>
          <table:table-cell office:value-type="string" calcext:value-type="string">
            <text:p>ст. Оленья Кировской ж.д. (Мурманская обл.) [1], {11}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ст. Оленья Кировской ж.д., п/я 277 {11}.</text:p>
          </table:table-cell>
          <table:table-cell office:value-type="string" calcext:value-type="string">
            <text:p>стр-во Заимандровского железного рудника [4].</text:p>
          </table:table-cell>
          <table:table-cell office:value-type="string" calcext:value-type="string">
            <text:p>15.01.41 — 74, 01.04.41 — 1104, 01.07.41 — 1349 [5].</text:p>
          </table:table-cell>
          <table:table-cell office:value-type="string" calcext:value-type="string">
            <text:p>нач.— ст. лейт. ГБ Баканович ?.?. (упом. 02.06.41) [4].</text:p>
          </table:table-cell>
          <table:table-cell office:value-type="string" calcext:value-type="string">
            <text:p>Архивы не сохранились {1}.</text:p>
          </table:table-cell>
          <table:table-cell/>
          <table:table-cell office:value-type="string" calcext:value-type="string">
            <text:p>&lt;SUP&gt;1&lt;/SUP&gt; Временный штат ИТЛ объявлен 01.08.40 [7], т.е. до известного пр. об открытии ИТЛ. Возможно, существовал еще один, более ранний пр. об организации ИТЛ.</text:p>
          </table:table-cell>
          <table:table-cell office:value-type="string" calcext:value-type="string">
            <text:p>&lt;ol compact&gt;&lt;li&gt;Пр. 0448 НКВД от 17.10.40.&lt;br&gt;&lt;li&gt;Пр. 00212 НКВД от 26.02.41.&lt;br&gt;&lt;li&gt;Пр. 00576 НКВД от 14.05.41.&lt;br&gt;&lt;li&gt;Пр. 0288 НКВД от 02.06.41. &lt;br&gt;&lt;li&gt;ГАРФ. Ф.9414. Оп. 1д. Д.371. Л.5, 30, 55.&lt;br&gt;&lt;li&gt;Там же. Ф. 8361. Оп. 1. Д. 4. Л. 19.&lt;br&gt;&lt;li&gt;Пр. 0315 НКВД от 01.08.40.&lt;/ol&gt;</text:p>
          </table:table-cell>
          <table:table-cell office:value-type="string" calcext:value-type="string">
            <text:p>Первая партия з/к поступила 06.02.41 [6] (см., впрочем, [5]). С 24.06.41 началась консервация основных работ. До 15.08.41 проводились работы для НКО, затем — окончательная консервация [6].</text:p>
          </table:table-cell>
          <table:table-cell/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ЗАПАДНЫЙ ИТЛ ДАЛЬСТРОЯ</text:p>
          </table:table-cell>
          <table:table-cell office:value-type="string" calcext:value-type="string">
            <text:p>Заплаг, Западное ГПУ и ИТЛ, Западный ИТЛ УСВИТЛа</text:p>
          </table:table-cell>
          <table:table-cell office:value-type="string" calcext:value-type="string">
            <text:p>организован 20.09.49 (?) [1]&lt;SUP&gt;1&lt;/SUP&gt;;&lt;br&gt; закрыт 30.12.56 [2].</text:p>
          </table:table-cell>
          <table:table-cell/>
          <table:table-cell office:value-type="string" calcext:value-type="string">
            <text:p>ГУ ИТ лагерей Дальстроя в 1951–1952 гг. [3], {21. Л. 181};&lt;br&gt; УСВИТЛ в 1953–1956 гг. {21. Л. 732}, [2].</text:p>
          </table:table-cell>
          <table:table-cell office:value-type="string" calcext:value-type="string">
            <text:p>Магаданская обл., р.п. Сусуман {21. Л. 732}.</text:p>
          </table:table-cell>
          <table:table-cell office:value-type="string" calcext:value-type="string">
            <text:p>АВ-6 {21. Л. 665}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Магаданская обл., пос. Сусуман, п/я АВ-261/30 {21. Л. 665. 732}.</text:p>
          </table:table-cell>
          <table:table-cell office:value-type="string" calcext:value-type="string">
            <text:p>работа на золоторудных приисках Комсомолец, Стахановец, Фролыч, Отпорный, Скрытый, Большевик, Центральный, Широкий, Беличан (б. Куронах), им. Чкалова, Перспективный, Ленковый [4. Л. 12, 36, 37, 43, 50, 53, 55, 229], на оловянных рудниках Курбеллях и Барыллыэллах, на обогатительной ф-ке месторождения Курбеллях [5], расширение рудников и обогатительных ф-к на месторождениях Курбеллях и Барыллыэллах [6], добыча оловянной руды на приисках Надежда, Центральный и Отпорный [7], работа на золоторудных приисках им. Чкалова, Контрадья, Ударник, Челбанья, с/х работы в совхозе Сусуман, обслуживание Сусуманского рем. завода и автобазы, строит. и дорожно-строит. работы, лесозаготовки {21. Л. 181–191}, стр-во и обслуживание кирп. з-да в Сусумане [8].</text:p>
          </table:table-cell>
          <table:table-cell office:value-type="string" calcext:value-type="string">
            <text:p>22.05.51 — 16 585 [9];&lt;br&gt; 01.09.51 — 15 814&lt;SUP&gt;2&lt;/SUP&gt; [4. Л. 4];&lt;br&gt; 01.06.52 — 14 471&lt;SUP&gt;3&lt;/SUP&gt; {46. Л. 181–291};&lt;br&gt; 01.08.53 — 9708 {46. Л. 732}.</text:p>
          </table:table-cell>
          <table:table-cell office:value-type="string" calcext:value-type="string">
            <text:p>нач. — г/м Шемена С.И., не позднее 22.12.49 — не ранее 25.09.51 [10], [4. Л. 25];&lt;br&gt; Алискеров ?.?. (упом. 28.11.51 и 24.11.52) [11, 12];&lt;br&gt; п/п Епифанов ?.?. (упом. 01.08.53) {21. Л. 732}&lt;SUP&gt;4&lt;/SUP&gt;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Согласно этому пр., создано лаг. подр. при Западном ГПУ, но статус его не указан (см. ГЛАВНОЕ УПРАВЛЕНИЕ СТРОИТЕЛЬСТВА ДАЛЬНЕГО СЕВЕРА);&lt;br&gt; первое упом. Заплага датировано 01.02.51 [3].&lt;br&gt;&lt;SUP&gt;2&lt;/SUP&gt; Из них 858 женщин, 441 мужчина-ктр [4. Л. 4].&lt;br&gt;&lt;SUP&gt;3&lt;/SUP&gt; Из них 748 женщин, 2740 осужденных за к/р преступления {21. Л. 181–291}.&lt;br&gt;&lt;SUP&gt;4&lt;/SUP&gt; Согласно {21. Л. 732}, Епифанов — нач. ИТЛ с 17.04.51, что противоречит др. данным.</text:p>
          </table:table-cell>
          <table:table-cell/>
          <table:table-cell office:value-type="string" calcext:value-type="string">
            <text:p>&lt;ol compact&gt;&lt;li&gt;Пр. 00872 МВД от 20.09.49.&lt;br&gt;&lt;li&gt;Пр. 00398 МВД от 30.12.56.&lt;br&gt;&lt;li&gt;ГАРФ. Ф. 9414. Оп. 1д. Д. 159. Л. 26.&lt;br&gt;&lt;li&gt;Там же. Д. 161. &lt;br&gt;&lt;li&gt;Пр. 00381 МВД от 03.04.52.&lt;br&gt;&lt;li&gt;Пр. 0366 МВД от 03.03.52.&lt;br&gt;&lt;li&gt;Пр. 00108 МВД от 03.03.51.&lt;br&gt;&lt;li&gt;Пр. 00191 МВД от 17.04.51.&lt;br&gt;&lt;li&gt;ГАРФ. Ф. 9414. Оп. 1д. Д. 107. Л. 2.&lt;br&gt;&lt;li&gt;Пр. 001108 МВД от 22.12.49.&lt;br&gt;&lt;li&gt;Расп. 1295 МВД от 28.11.51.&lt;br&gt;&lt;li&gt;Пр. 01282 МВД от 24.11.52.&lt;/ol&gt;</text:p>
          </table:table-cell>
          <table:table-cell table:number-columns-repeated="2"/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ЗАПАДНЫЙ ЖЕЛЕЗНОДОРОЖНЫЙ ИТЛ</text:p>
          </table:table-cell>
          <table:table-cell/>
          <table:table-cell office:value-type="string" calcext:value-type="string">
            <text:p>организован 22.05.38 [1]&lt;SUP&gt;1&lt;/SUP&gt;;&lt;br&gt; закрыт не ранее 09.05.39 [2]&lt;SUP&gt;2&lt;/SUP&gt;.</text:p>
          </table:table-cell>
          <table:table-cell/>
          <table:table-cell office:value-type="string" calcext:value-type="string">
            <text:p>ЖДСУ на ДВ с 22.05.38 [1];&lt;br&gt; УЖДС на ДВ [2].</text:p>
          </table:table-cell>
          <table:table-cell office:value-type="string" calcext:value-type="string">
            <text:p>Иркутская обл., г.Тайшет [1], {10}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Иркутская обл., г.Тайшет, п/я 215 {10}.</text:p>
          </table:table-cell>
          <table:table-cell office:value-type="string" calcext:value-type="string">
            <text:p>стр-во ж.д. Тайшет—Падун (то же Тайшет—Братск) [1], [3. Л. 19]</text:p>
          </table:table-cell>
          <table:table-cell office:value-type="string" calcext:value-type="string">
            <text:p>01.10.38— 15 643&lt;SUP&gt;3&lt;/SUP&gt;, 01.02.39 — 16 665, 01.07.39 — 6079, 15.11.39 — 1786 (УРО).</text:p>
          </table:table-cell>
          <table:table-cell office:value-type="string" calcext:value-type="string">
            <text:p>нач. — Большаков Г.П., с 22.05.38 — ? [1]&lt;SUP&gt;4&lt;/SUP&gt;.</text:p>
          </table:table-cell>
          <table:table-cell office:value-type="string" calcext:value-type="string">
            <text:p>25.05.46 передан БРАТСКОМУ ИТЛ в составе архива ТАЙШЕТСКОГО ИТЛ УИТЛК УМВД по Иркутской обл. [4. Л. 200–223]. Хранились в ОИТК УМВД по Амурской обл. (часть л/д з/к);&lt;br&gt; в АНГАРСКОМ ИТЛ (служебные карточки сотрудников);&lt;br&gt; в 1-м Спецотделе УМВД Иркутской обл. (л/д сотрудников);&lt;br&gt; в ОЗЕРНОМ ИТЛ (приказы) {1}.</text:p>
          </table:table-cell>
          <table:table-cell office:value-type="string" calcext:value-type="string">
            <text:p>&lt;SUP&gt;1&lt;/SUP&gt; В [1] говорится об организации ЖДСУ на ДВ и о включении в его состав шести ИТ лагерей, в том числе ЗАПАДНОГО ЖЕЛЕЗНОДОРОЖНОГО ИТЛ. Отдельных пр. об открытии этих ИТ лагерей не найдено. Согласно {1}, все они организованы пр. [1].&lt;br&gt;&lt;SUP&gt;2&lt;/SUP&gt; Сведения о закрытии ИТЛ в {1} ошибочны (ср. {1} и [5]). На январь 1940 г. в УРО уже нет данных;&lt;br&gt; [2] — последнее найденное упом. ИТЛ.&lt;br&gt;&lt;SUP&gt;3&lt;/SUP&gt; Из них 7334 осужденных за к/р преступления, 2255 — как СОЭ и СВЭ [3. Л. 140].&lt;br&gt;&lt;SUP&gt;4&lt;/SUP&gt; Ранее — нач. 2-го отделения Упр. БАЙКАЛО-АМУРСКОГО ИТЛ [1].</text:p>
          </table:table-cell>
          <table:table-cell/>
          <table:table-cell office:value-type="string" calcext:value-type="string">
            <text:p>&lt;ol compact&gt;&lt;li&gt;Пр.0100 НКВД от 22.05.38.&lt;br&gt;&lt;li&gt;Пр. 00501 НКВД от 09.05.39.&lt;br&gt;&lt;li&gt;ГАРФ. Ф. 9414. Оп. 1. Д. 1140. Л. 19.&lt;br&gt;&lt;li&gt;Там же. Оп. 1д. Д. 44.&lt;br&gt;&lt;li&gt;Пр. 0107 НКВД от 27.05.44.&lt;/ol&gt;</text:p>
          </table:table-cell>
          <table:table-cell/>
          <table:table-cell office:value-type="string" calcext:value-type="string">
            <text:p>&lt;a href=r3-21.html&gt;БАЙКАЛО-АМУРСКИЙ ИТЛ&lt;/a&gt;,&lt;br&gt; &lt;a href=http://www.memo.ru/history/NKVD/GULAG/r2/r2-3.htm&gt;ЖЕЛЕЗНОДОРОЖНОЕ СТРОИТЕЛЬНОЕ УПР. ГУЛАГА НКВД НА ДАЛЬНЕМ ВОСТОКЕ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ЗАПОЛЯРНЫЙ ИТЛ И СТРОИТЕЛЬСТВО 301</text:p>
          </table:table-cell>
          <table:table-cell office:value-type="string" calcext:value-type="string">
            <text:p>Заполярлаг, Полярный ИТЛ</text:p>
          </table:table-cell>
          <table:table-cell office:value-type="string" calcext:value-type="string">
            <text:p>организован 12.03.41 [1], 25.07.41 [2], 04.09.41 [3]&lt;SUP&gt;1&lt;/SUP&gt;;&lt;br&gt; закрыт 25.01.42 (Упр. ЗАПОЛЯРНОГО ИТЛ и СЕВЕРО-ПЕЧОРСКОГО ИТЛ объединены в одно Упр. СЕВЕРО-ПЕЧОРСКОГО ИТЛ) [4].</text:p>
          </table:table-cell>
          <table:table-cell/>
          <table:table-cell office:value-type="string" calcext:value-type="string">
            <text:p>ГУЛЖДС [1–4].</text:p>
          </table:table-cell>
          <table:table-cell office:value-type="string" calcext:value-type="string">
            <text:p>?&lt;SUP&gt;2&lt;/SUP&gt;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стр-во ж/д линии Воркута—Хабарово [1, 2], стр-во временного порта у Югорского Шара и временной зимней дороги (зимника) [2], стр-во ж.д. Воркута—Югорский Шар и зимника со стороны Воркуты [3].</text:p>
          </table:table-cell>
          <table:table-cell office:value-type="string" calcext:value-type="string">
            <text:p>01.12.41 — 999;&lt;br&gt; 01.01.42 — 995;&lt;br&gt; 01.03.42 — 571 [5]&lt;SUP&gt;3&lt;/SUP&gt;.</text:p>
          </table:table-cell>
          <table:table-cell office:value-type="string" calcext:value-type="string">
            <text:p>зам. нач. — ст. лейт. ГБ Свиридов А.С., с апреля 1941 г. по февраль 1942 г. [6].</text:p>
          </table:table-cell>
          <table:table-cell office:value-type="string" calcext:value-type="string">
            <text:p>В архивах СЕВЕРО-ПЕЧОРСКОГО ИТЛ (материалы делопроизводства и бухгалтерии);&lt;br&gt; в отделе кадров Печорстроя (л/д вольнонаемных) {1}.</text:p>
          </table:table-cell>
          <table:table-cell office:value-type="string" calcext:value-type="string">
            <text:p>&lt;SUP&gt;1&lt;/SUP&gt; Первым пр. организован Полярный ж/д ИТЛ, который создавался для стр-ва порта и з-да в Хабарово, подчинялся ГУЛПСу (по-видимому, фактически не выполнен);&lt;br&gt; вторым пр. созданы два ИТ лагеря в составе ГУЛЖДС для стр-ва порта в р-не Хабарово и ж.д. Воркута—Югорский Шар;&lt;br&gt; в третьем пр. — первое упом. ЗАПОЛЯРНОГО ИТЛ и раздел сфер влияния с ЮГОРСКИМ ИТЛ (во всех трех пр. имеется в виду одна и та же ж/д линия) [1–3].&lt;br&gt;&lt;SUP&gt;2&lt;/SUP&gt; Наиболее вероятна дислокация в Воркуте (Коми АССР) (см. Производство).&lt;br&gt;&lt;SUP&gt;3&lt;/SUP&gt; З/к доставлены со Стр-ва 106;&lt;br&gt; около 350 з/к освобождено и отправлено на фронт [7].</text:p>
          </table:table-cell>
          <table:table-cell/>
          <table:table-cell office:value-type="string" calcext:value-type="string">
            <text:p>&lt;ol compact&gt;&lt;li&gt;Пр. 00276 НКВД от 12.03.41.&lt;br&gt;&lt;li&gt;Пр. 00965 НКВД от 25.07.41.&lt;br&gt;&lt;li&gt;Пр. 001200 НКВД от 04.09.41.&lt;br&gt;&lt;li&gt;Пр. 00185 НКВД от 25.01.42.&lt;br&gt;&lt;li&gt;ГАРФ. Ф.9414. Оп. 1д. Д. 379. Л. 3, 8, 12.&lt;br&gt;&lt;li&gt;ГАРФ. Служебная карточка ГУЛАГа.&lt;br&gt;&lt;li&gt;Там же. Ф. 9414. Оп. 1. Д. 1146. Л. 35об.&lt;/ol&gt;</text:p>
          </table:table-cell>
          <table:table-cell/>
          <table:table-cell office:value-type="string" calcext:value-type="string">
            <text:p>&lt;a href=r3-470.html&gt;ЮГОРСКИЙ ИТЛ И СТРОИТЕЛЬСТВО 300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ЗАПОЛЯРНЫЙ ИТЛ И СТРОИТЕЛЬСТВО 503</text:p>
          </table:table-cell>
          <table:table-cell office:value-type="string" calcext:value-type="string">
            <text:p>Заполярлаг, Строительство 503</text:p>
          </table:table-cell>
          <table:table-cell office:value-type="string" calcext:value-type="string">
            <text:p>организован 10.09.47, 06.05.48 [1, 2]&lt;SUP&gt;1&lt;/SUP&gt;;&lt;br&gt; закрыт: между 01.10.48 и 05.02.49 [3, 4]&lt;SUP&gt;2&lt;/SUP&gt;.</text:p>
          </table:table-cell>
          <table:table-cell/>
          <table:table-cell office:value-type="string" calcext:value-type="string">
            <text:p>ГУЛЖДС [1];&lt;br&gt; СЕВЕРНОЕ УПР. ЛАГЕРЕЙ ЖЕЛЕЗНОДОРОЖНОГО СТРОИТЕЛЬСТВА с 06.05.48 [2, 5].</text:p>
          </table:table-cell>
          <table:table-cell office:value-type="string" calcext:value-type="string">
            <text:p>м. Каменный (Тюменская обл.) [1].</text:p>
          </table:table-cell>
          <table:table-cell office:value-type="string" calcext:value-type="string">
            <text:p>ВЭ с 06.05.48 [2]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стр-во морского порта и судорем. з-да Главсевморпути в Обской губе на м. Каменном [1, 2].</text:p>
          </table:table-cell>
          <table:table-cell office:value-type="string" calcext:value-type="string">
            <text:p>?&lt;SUP&gt;3&lt;/SUP&gt;</text:p>
          </table:table-cell>
          <table:table-cell office:value-type="string" calcext:value-type="string">
            <text:p>кап. Самодуров В.В. — и.о. нач. с 06.05.48&lt;SUP&gt;4&lt;/SUP&gt;, нач. с 16.07.48 — ? [2, 6].</text:p>
          </table:table-cell>
          <table:table-cell office:value-type="string" calcext:value-type="string">
            <text:p>В архиве ВОРКУТИНСКОГО ИТЛ (приказы, лицевые счета вольнонаемных) {1}.</text:p>
          </table:table-cell>
          <table:table-cell office:value-type="string" calcext:value-type="string">
            <text:p>&lt;SUP&gt;1&lt;/SUP&gt; 10.09.47 приказано организовать в I кв. 1948 г. Упр. стр-ва порта и ЗАПОЛЯРНЫЙ ИТЛ (Заполярстрой МВД);&lt;br&gt; 06.05.48 Упр. по стр-ву порта на м. Каменном и ЗАПОЛЯРНЫЙ ИТЛ, предусмотренные пр. 00954 МВД, приказано именовать ЗАПОЛЯРНЫЙ ИТЛ И СТРОИТЕЛЬСТВО 503 ГУЛЖДС [1, 2]. По-видимому, ИТЛ начал функционировать не ранее мая 1948 г.&lt;br&gt;&lt;SUP&gt;2&lt;/SUP&gt; Сохранен при реорг. СЕВЕРНОГО УПР. ЛАГЕРЕЙ ЖЕЛЕЗНОДОРОЖНОГО СТРОИТЕЛЬСТВА согласно [3], но отсутствует в [4]. Возможно, 05.02.49 на базе ЗАПОЛЯРНОГО ИТЛ И СТРОИТЕЛЬСТВА 503 организован ЕНИСЕЙСКИЙ ИТЛ И СТРОИТЕЛЬСТВО 503 после изменения задачи СЕВЕРНОМУ УПР. ЛАГЕРЕЙ ЖЕЛЕЗНОДОРОЖНОГО СТРОИТЕЛЬСТВА ГУЛЖДС [4].&lt;br&gt;&lt;SUP&gt;3&lt;/SUP&gt; Суммарные данные о численности з/к для всего Стр-ва 503 появляются с июня 1949 г. (см. [7–12]).&lt;br&gt;&lt;SUP&gt;4&lt;/SUP&gt; Одновременно освобожден от должности зам. нач. СЕВЕРНОГО УПР. ЛАГЕРЕЙ ЖЕЛЕЗНОДОРОЖНОГО СТРОИТЕЛЬСТВА [2].</text:p>
          </table:table-cell>
          <table:table-cell/>
          <table:table-cell office:value-type="string" calcext:value-type="string">
            <text:p>&lt;ol compact&gt;&lt;li&gt;Пр. 00954 МВД от 10.09.47.&lt;br&gt;&lt;li&gt;Пр. 00512 МВД от 06.05.48.&lt;br&gt;&lt;li&gt;Пр. 0591 МВД от 29.09.48.&lt;br&gt;&lt;li&gt;Пр. 00102 МВД от 05.02.49. &lt;br&gt;&lt;li&gt;Пр. 00513 МВД от 06.05.48.&lt;br&gt;&lt;li&gt;Пр. 908лс МВД от 16.07.48.&lt;br&gt;&lt;li&gt;ГАРФ. Ф. 9414. Оп. 1. Д. 1300.&lt;br&gt;&lt;li&gt;Там же. Д. 1302.&lt;br&gt;&lt;li&gt;Там же. Д. 1317. Л. 49.&lt;br&gt;&lt;li&gt;Там же. Д. 1321. Л. 43.&lt;br&gt;&lt;li&gt;Там же. Оп. 1д. Д. 466.&lt;br&gt;&lt;li&gt;Там же. Д. 472. Л. 50об.&lt;/ol&gt;</text:p>
          </table:table-cell>
          <table:table-cell/>
          <table:table-cell office:value-type="string" calcext:value-type="string">
            <text:p>&lt;a href=r3-20.html&gt;БАЙДАРСКИЙ ИТЛ&lt;/a&gt;,&lt;br&gt; &lt;a href=r3-36.html&gt;&lt;a href=r3-37.html&gt;БЕРЕЗОВСКИЙ ИТЛ&lt;/a&gt;&lt;/a&gt;,&lt;br&gt; &lt;a href=r3-97.html&gt;ЕНИСЕЙСКИЙ ИТЛ И СТРОИТЕЛЬСТВО 503&lt;/a&gt;,&lt;br&gt; &lt;a href=r3-259.html&gt;ОБСКИЙ ИТЛ&lt;/a&gt;,&lt;br&gt; &lt;a href=r3-304.html&gt;СЕВЕРНОЕ УПР. ИТЛ И СТРОИТЕЛЬСТВО 503&lt;/A&gt;,&lt;br&gt; &lt;a href=http://www.memo.ru/history/NKVD/GULAG/r2/r2-5.htm&gt;СЕВЕРНОЕ УПР. ЛАГЕРЕЙ ЖЕЛЕЗНОДОРОЖНОГО СТРОИТЕЛЬСТВА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ВДЕЛЬСКИЙ ИТЛ</text:p>
          </table:table-cell>
          <table:table-cell office:value-type="string" calcext:value-type="string">
            <text:p>Ивдельлаг</text:p>
          </table:table-cell>
          <table:table-cell office:value-type="string" calcext:value-type="string">
            <text:p>организован 16.08.37 {7};&lt;br&gt; действующий на 01.01.60 {46}.</text:p>
          </table:table-cell>
          <table:table-cell/>
          <table:table-cell office:value-type="string" calcext:value-type="string">
            <text:p>ГУЛАГ с 16.08.37 {7};&lt;br&gt; УЛЛП с 26.02.41 [1], ГУЛЛП с 04.03.47 {18};&lt;br&gt; ГУЛАГ МЮ с 02.04.53 {33}, ГУЛАГ МВД с 28.01.54 {38};&lt;br&gt; ГУЛЛП с 02.08.54 {40};&lt;br&gt; ГУЛАГ МВД с 13.06.56 [2];&lt;br&gt; ГУИТК МВД СССР с 27.10.56 [3];&lt;br&gt; МВД РСФСР с 01.12.57 {44};&lt;br&gt; ГСЛ МВД РСФСР с 05.02.58 [4]&lt;SUP&gt;1&lt;/SUP&gt;.</text:p>
          </table:table-cell>
          <table:table-cell office:value-type="string" calcext:value-type="string">
            <text:p>Свердловская обл., Ивдельский р-н, с.(с 1943 г. город) Ивдель {10, 11, 13–15, 17, 19, 23, 37}.</text:p>
          </table:table-cell>
          <table:table-cell office:value-type="string" calcext:value-type="string">
            <text:p>Н с 25.12.45 {16}, {17, 19, 23, 37}.</text:p>
          </table:table-cell>
          <table:table-cell office:value-type="string" calcext:value-type="string">
            <text:p>Перекат {19, 23, 37}.</text:p>
          </table:table-cell>
          <table:table-cell office:value-type="string" calcext:value-type="string">
            <text:p>Свердловская обл., Ивдельский р-н, с.(г.) Ивдель, п/я 231 {10, 11};&lt;br&gt; то же, п/я 232 {13–15, 17};&lt;br&gt; п/я 240 {19};&lt;br&gt; п/я Н-240 {23, 37};&lt;br&gt; п/я Н-240/1, 2, 4–11, 05, 08, 09 {4}.</text:p>
          </table:table-cell>
          <table:table-cell office:value-type="string" calcext:value-type="string">
            <text:p>лесозаготовки {7}, стр-во Любвинского сульфитно-спиртового з-да [5], углевыжигающих печей для древесно-угольной металлургии&lt;SUP&gt;2&lt;/SUP&gt; [6], изготовление спецукупорки [7], обслуживание на контрагентских началах Богословугля и Богословского Шахтстроя&lt;SUP&gt;3&lt;/SUP&gt; [8], производство мебели, изготовление обуви [9], стр-во аэродрома в р-не г.Ивдель [10], работа в ОТБ-5 4-го Спецотдела МВД при Ивдельлаге [11], обслуживание судорем. мастерских в Першинском затоне [12], стр-во гидролизного з-да, обслуживание центр. рем.-мех. и электромастерских, сплав, лесо — и шпалопиление, деревообработка, производство ширпотреба, швейное производство, с/х работы [13. Л. 3–108], стр-во узкоколейных ж.д., авторог, домостроит. цеха, жилищное стр-во, обслуживание кирп. з-да [14].</text:p>
          </table:table-cell>
          <table:table-cell office:value-type="string" calcext:value-type="string">
            <text:p>01.01.38 — 16 230, 01.01.39 — 20 162&lt;SUP&gt;4&lt;/SUP&gt;, 01.01.40 — 23 531 (УРО);&lt;br&gt; 01.01.41 — 22 255, 01.07.41 — 30 203 [15];&lt;br&gt; 01.01.42 — 28 424 [16];&lt;br&gt; 01.01.43 — 16 020&lt;SUP&gt;5&lt;/SUP&gt; [17];&lt;br&gt; 01.01.44 — 14 166, 01.01.45 — 16 529, 01.01.46 — 12 670, 01.01.48 — 24 460, 01.01.50 — 21 642, 01.01.52 — 22 346, 01.01.53 — 24 316, 01.01.54 — 14 428, 01.01.55 — 15 876, 01.01.56 — 16 022, 01.01.57 — 16 312, 01.01.59 — 15 148, 01.01.60 — 12 930 (УРО).</text:p>
          </table:table-cell>
          <table:table-cell office:value-type="string" calcext:value-type="string">
            <text:p>нач. — Алмазов ?.?., с 16.08.37 — ? {7};&lt;br&gt; ст. лейт. ГБ Беляков В.С., с 04.09.37 — ? [18];&lt;br&gt; майор ГБ Тарасюк С.А., с 08.12.37 по 28.05.41&lt;SUP&gt;6&lt;/SUP&gt; [19, 20];&lt;br&gt; ст. лейт. (п/п) ГБ Долгих И.И., с 21.05.42 по 22.07.44&lt;SUP&gt;7&lt;/SUP&gt; [21, 22];&lt;br&gt; майор (п/п) Жуковский М.В., с 01.11.45 по 18.11.49 [23, 24];&lt;br&gt; врио нач. — инж.-кап. Лях М.Ю., с 21.11.49 — ? [25];&lt;br&gt; нач. — п/п (полк.) Беляков И.И., с 27.04.50 — не ранее 08.10.51 [26, 27];&lt;br&gt; и.о. нач. — п/п Лютанов Д.Н., с 01.04.53 по 23.02.54 [28, 29];&lt;br&gt; п/п Шерстнев С.А.: и.о. нач. с 23.02.53 — ?, нач. с 03.07.54 — не ранее 11.07.55 [30–32];&lt;br&gt; кап. (майор в/с) Иванов В.А.: и.о. нач. с 13.06.56 — ?, нач. с 08.09.56 — ? [33, 34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В [4] объявлены штаты ИТ лагерей ГСЛ МВД РСФСР.&lt;br&gt;&lt;SUP&gt;2&lt;/SUP&gt; Работы предприняты в соответствии с Пост. СНК СССР № 1290 от 09.05.41.&lt;br&gt;&lt;SUP&gt;3&lt;/SUP&gt; Для этого из Севураллага передан производящий данные работы Богословский ОЛП с 2000 з/к [8].&lt;br&gt;&lt;SUP&gt;4&lt;/SUP&gt; На 01.10.38 из 20 804 з/к — 12 039 осужденных за к/р преступления, 2305 — как СОЭ и СВЭ [36].&lt;br&gt;&lt;SUP&gt;5&lt;/SUP&gt; Из них 1605 женщин, 7702 осужденных за к/р преступления [17].&lt;br&gt;&lt;SUP&gt;6&lt;/SUP&gt; Фактически прекратил исполнение обязанностей позднее, так как упом. 04.06.41 [6].&lt;br&gt;&lt;SUP&gt;7&lt;/SUP&gt; Фактически вступил в должность ранее, так как упом. 02.04.42 [37].</text:p>
          </table:table-cell>
          <table:table-cell/>
          <table:table-cell office:value-type="string" calcext:value-type="string">
            <text:p>&lt;ol compact&gt;&lt;li&gt;Пр. 00212 НКВД от 26.02.41.&lt;br&gt;&lt;li&gt;Пр. 0231 МВД от 13.06.56.&lt;br&gt;&lt;li&gt;Пр. 500 МВД от 27.10.56.&lt;br&gt;&lt;li&gt;Пр. 049 МВД РСФСР от 05.02.58. &lt;br&gt;&lt;li&gt;Пр. 0484 НКВД от 16.11.40.&lt;br&gt;&lt;li&gt;Пр. 523 НКВД от 04.06.41.&lt;br&gt;&lt;li&gt;Пр. 001770 НКВД от 25.11.43.&lt;br&gt;&lt;li&gt;Пр. 0158 НКВД от 28.03.41.&lt;br&gt;&lt;li&gt;Пр. 03 НКВД от 05.01.46.&lt;br&gt;&lt;li&gt;Пр. 0517 МВД от 11.09.54.&lt;br&gt;&lt;li&gt;Пр. 001020 МВД от 04.11.49. &lt;br&gt;&lt;li&gt;Пр. 0339 МВД от 31.05.49.&lt;br&gt;&lt;li&gt;ГАРФ. Ф. 9414. Оп. 1. Д. 559. &lt;br&gt;&lt;li&gt;Пр. 00553 МВД от 25.06.54.&lt;br&gt;&lt;li&gt;ГАРФ. Ф. 9414. 0п. 1д. Д. 371. Л. 3, 54.&lt;br&gt;&lt;li&gt;Там же. Д. 372. Л. 7об., 8. &lt;br&gt;&lt;li&gt;Там же. Д. 378. Л. 110об. &lt;br&gt;&lt;li&gt;Пр. 1579лс НКВД от 04.09.37.&lt;br&gt;&lt;li&gt;Пр. 2376лс НКВД от 08.12.37. &lt;br&gt;&lt;li&gt;Пр. 778лс НКВД от 28.05.41.&lt;br&gt;&lt;li&gt;Пр. 1699лс НКВД от 21.05.42. &lt;br&gt;&lt;li&gt;Пр. 1073лс НКВД от 22.07.44.&lt;br&gt;&lt;li&gt;Пр. 1195лс НКВД от 01.11.45. &lt;br&gt;&lt;li&gt;Пр. 1495лс МВД от 18.11.49.&lt;br&gt;&lt;li&gt;Пр. 1505лс МВД от 21.11.49.&lt;br&gt;&lt;li&gt;Пр. 453лс МВД от 27.04.50.&lt;br&gt;&lt;li&gt;Пр. 1098 МВД от 08.10.51.&lt;br&gt;&lt;li&gt;Пр. 026/л МЮ от 01.04.53.&lt;br&gt;&lt;li&gt;Пр. 481лс МВД от 23.02.54.&lt;br&gt;&lt;li&gt;Пр. 482лс МВД от 23.02.54. &lt;br&gt;&lt;li&gt;Пр. 1702лс МВД от 03.07.54. &lt;br&gt;&lt;li&gt;Пр. 0343 МВД от 11.07.55. &lt;br&gt;&lt;li&gt;Пр. 0231 МВД от 13.06.56. &lt;br&gt;&lt;li&gt;Пр. 1001лс МВД от 08.09.56. &lt;br&gt;&lt;li&gt;Пр. 0083 НКВД от 12.01.42. &lt;br&gt;&lt;li&gt;ГАРФ. Ф. 9414. Оп. 1. Д. 1140. Л. 141. &lt;br&gt;&lt;li&gt;Там же. Д. 45. Л. 233.&lt;/ol&gt;</text:p>
          </table:table-cell>
          <table:table-cell office:value-type="string" calcext:value-type="string">
            <text:p>12.01.42 в Ивдельлаге был создан отряд из мобилизованных немцев [35].</text:p>
          </table:table-cell>
          <table:table-cell office:value-type="string" calcext:value-type="string">
            <text:p>&lt;a href=r3-312.html&gt;СЕВЕРО-УРАЛЬСКИЙ ИТЛ&lt;/a&gt;.</text:p>
          </table:table-cell>
          <table:table-cell office:value-type="string" calcext:value-type="string">
            <text:p>С.Филиппов, 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ЛИМСКИЙ СПЕЦИАЛЬНЫЙ ИТЛ</text:p>
          </table:table-cell>
          <table:table-cell/>
          <table:table-cell office:value-type="string" calcext:value-type="string">
            <text:p>организован 13.09.55 на базе 4-го ЛО Ангарлага [1];&lt;br&gt; закрыт 16.06.56 — влит в Ангарлаг с 01.07.56 (в котором организовано спец. ЛО) [2].</text:p>
          </table:table-cell>
          <table:table-cell/>
          <table:table-cell office:value-type="string" calcext:value-type="string">
            <text:p>ГУИТК МВД [1].</text:p>
          </table:table-cell>
          <table:table-cell office:value-type="string" calcext:value-type="string">
            <text:p>Иркутская обл., Нижне-Илимский р-н, р.п. Илим [1].</text:p>
          </table:table-cell>
          <table:table-cell office:value-type="string" calcext:value-type="string">
            <text:p>КП с 13.09.55 [1] {3}.</text:p>
          </table:table-cell>
          <table:table-cell office:value-type="string" calcext:value-type="string">
            <text:p>Пихта [1].</text:p>
          </table:table-cell>
          <table:table-cell office:value-type="string" calcext:value-type="string">
            <text:p>Иркутская обл., Нижне-Илимский р-н, р.п. Илим, п/я КП-403 [1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1.01.56 — 804&lt;SUP&gt;1&lt;/SUP&gt;.</text:p>
          </table:table-cell>
          <table:table-cell office:value-type="string" calcext:value-type="string">
            <text:p>нач. — п/п (полк.) Павловский Н.П., с 13.09.55 по 16.06.56 [1, 2].</text:p>
          </table:table-cell>
          <table:table-cell office:value-type="string" calcext:value-type="string">
            <text:p>В УМВД по Иркутской обл. {1}.</text:p>
          </table:table-cell>
          <table:table-cell/>
          <table:table-cell office:value-type="string" calcext:value-type="string">
            <text:p>&lt;SUP&gt;1&lt;/SUP&gt; При открытии штатная численность — 5000 з/к [1].</text:p>
          </table:table-cell>
          <table:table-cell office:value-type="string" calcext:value-type="string">
            <text:p>&lt;ol compact&gt;&lt;li&gt;Пр. 0453 МВД от 13.09.55.&lt;br&gt;&lt;li&gt;Пр. 0233 МВД от 16.06.56.&lt;/ol&gt;</text:p>
          </table:table-cell>
          <table:table-cell/>
          <table:table-cell office:value-type="string" calcext:value-type="string">
            <text:p>&lt;a href=r3-11.html&gt;АНГАРСКИЙ ИТЛ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НДИГИРСКИЙ ИТЛ ДАЛЬСТРОЯ</text:p>
          </table:table-cell>
          <table:table-cell office:value-type="string" calcext:value-type="string">
            <text:p>Индигирлаг, Индигирский ИТЛ УСВИТЛа</text:p>
          </table:table-cell>
          <table:table-cell office:value-type="string" calcext:value-type="string">
            <text:p>организован 20.09.49 (?)&lt;SUP&gt;1&lt;/SUP&gt; [1];&lt;br&gt; закрыт 19.07.58 [2].</text:p>
          </table:table-cell>
          <table:table-cell/>
          <table:table-cell office:value-type="string" calcext:value-type="string">
            <text:p>ГУ ИТ лагерей Дальстроя в 1951 г. [1];&lt;br&gt; УСВИТЛ в 1953–1957 гг. [3, 4];&lt;br&gt; УИТК МВД Якутской АССР с 16.04.57 [4].</text:p>
          </table:table-cell>
          <table:table-cell office:value-type="string" calcext:value-type="string">
            <text:p>Якутская АССР, р.п. Усть-Нера {21. Л. 732}.</text:p>
          </table:table-cell>
          <table:table-cell office:value-type="string" calcext:value-type="string">
            <text:p>АВ-8 {21. Л. 666}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Якутская АССР, пос. Усть-Нера, п/я АВ-261/129 {46. Л. 666, 732}.</text:p>
          </table:table-cell>
          <table:table-cell office:value-type="string" calcext:value-type="string">
            <text:p>работа на приисках Маршальский, Ольчан, им. Покрышкина, Балаганах, Панфиловский [5. Л. 13, 16, 64, 93], добыча золота на приисках Кокарин [6], Юбилейный, Разведчик, Партизан [7], разведка и добыча (в том числе подземная) вольфрамовой руды на Аляскитовом месторождении [8], стр-во рем. мастерских [9], Нерской эл.-ст., Аляскитового горнорудного комб., ЛЭП Ольчан—Новопанфиловский [10], ЛЭП-35 Нера—Покрышкин—Богатырь [11], работа в совхозе Балаганах [5. Л. 5].</text:p>
          </table:table-cell>
          <table:table-cell office:value-type="string" calcext:value-type="string">
            <text:p>01.09.51 — 13 843&lt;SUP&gt;2&lt;/SUP&gt; [5. Л. 4];&lt;br&gt; 01.08.53 — 8027 {21. Л. 732}.</text:p>
          </table:table-cell>
          <table:table-cell office:value-type="string" calcext:value-type="string">
            <text:p>нач. — полк. Смулов ?.?., не позднее 04.11.49 — не ранее 17.03.51 [12, 7], горный директор 2-го ранга Веселов ?.?., не позднее 28.11.51 — не ранее 05.01.53 [13, 14], п/п Потанин ?.?. (упом. 01.08.53)&lt;SUP&gt;3&lt;/SUP&gt; {21. Л. 732}.</text:p>
          </table:table-cell>
          <table:table-cell office:value-type="string" calcext:value-type="string">
            <text:p>В ИЦ МВД Республики Саха (Якутия): приказы нач. ИНДИГИРСКОГО ИТЛ [15].</text:p>
          </table:table-cell>
          <table:table-cell office:value-type="string" calcext:value-type="string">
            <text:p>&lt;SUP&gt;1&lt;/SUP&gt; Согласно этому пр., создано лаг. подр. при Индигирском ГПУ, но статус его не обозначен (см. ГЛАВНОЕ УПРАВЛЕНИЕ СТРОИТЕЛЬСТВА ДАЛЬНЕГО СЕВЕРА);&lt;br&gt; впервые ИНДИГИРСКИЙ ИТЛ упом. 22.05.51 [16].&lt;br&gt;&lt;SUP&gt;2&lt;/SUP&gt; Из них 728 женщин, 295 мужчин-ктр, 2676 з/к особого контингента (в том числе 64 женщины) [5. Л. 4].&lt;br&gt;&lt;SUP&gt;3&lt;/SUP&gt; Согласно {21. Л. 732}, Потанин — нач. ИНДИГИРСКОГО ИТЛ с 01.07.51, что противоречит др. данным (см. [13, 14]).</text:p>
          </table:table-cell>
          <table:table-cell/>
          <table:table-cell office:value-type="string" calcext:value-type="string">
            <text:p>&lt;ol compact&gt;&lt;li&gt;Пр. 00872 МВД от 20.09.49.&lt;br&gt;&lt;li&gt;Пр. 0244 МВД от 19.07.58.&lt;br&gt;&lt;li&gt;Пр. 00202 МЮ от 03.09.53.&lt;br&gt;&lt;li&gt;Пр. 0271 МВД от 16.04.57. &lt;br&gt;&lt;li&gt;ГАРФ. Ф. 9414. Оп. 1д. Д. 161.&lt;br&gt;&lt;li&gt;Пр. 001108 МВД от 22.12.49. &lt;br&gt;&lt;li&gt;Пр. 00138 МВД от 17.03.51.&lt;br&gt;&lt;li&gt;Пр. 0413 МВД от 13.06.50.&lt;br&gt;&lt;li&gt;Пр. 0915 МВД от 26.12.49.&lt;br&gt;&lt;li&gt;Пр. 001141 МВД от 31.12.49.&lt;br&gt;&lt;li&gt;Пр. 00191 МВД от 17.04.51.&lt;br&gt;&lt;li&gt;Пр. 0764 МВД от 04.11.49.&lt;br&gt;&lt;li&gt;Расп. 1295 МВД от 28.11.51. &lt;br&gt;&lt;li&gt;Пр. 006 МВД от 05.01.53.&lt;br&gt;&lt;li&gt;Письмо ИЦ МВД Республики Саха (Якутия) № 11–1247 от 13.09.96.&lt;br&gt;&lt;li&gt;ГАРФ. Ф. 9414. Оп. 1д. Д. 107. Л. 1.&lt;/ol&gt;</text:p>
          </table:table-cell>
          <table:table-cell/>
          <table:table-cell office:value-type="string" calcext:value-type="string">
            <text:p>&lt;a href=http://www.memo.ru/history/NKVD/GULAG/r1/r1-17.htm&gt;ГЛАВНОЕ УПРАВЛЕНИЕ СТРОИТЕЛЬСТВА ДАЛЬНЕГО СЕВЕРА&lt;/a&gt;,&lt;br&gt; &lt;a href=http://www.memo.ru/history/NKVD/GULAG/r2/r2-8.htm&gt;УПР. CЕВЕРО-ВОСТОЧНЫХ ИСПРАВИТЕЛЬНО-ТРУДОВЫХ ЛАГЕРЕЙ&lt;/a&gt;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НТИНСКИЙ ИТЛ</text:p>
          </table:table-cell>
          <table:table-cell office:value-type="string" calcext:value-type="string">
            <text:p>Интинлаг, Интлаг, Интастрой, Инталаг</text:p>
          </table:table-cell>
          <table:table-cell office:value-type="string" calcext:value-type="string">
            <text:p>организован 17.11.41 (выделен из ВОРКУТИНСКОГО ИТЛ) [1];&lt;br&gt; закрыт 30.10.48 (все лаг. подр., производственные и хозяйственные объекты переданы в МИНЕРАЛЬНЫЙ ЛАГЕРЬ) [2]&lt;SUP&gt;1&lt;/SUP&gt;.</text:p>
          </table:table-cell>
          <table:table-cell/>
          <table:table-cell office:value-type="string" calcext:value-type="string">
            <text:p>ГУЛЖДС с 17.11.41 [1];&lt;br&gt; ГУЛГМП с 05.10.43 [3].</text:p>
          </table:table-cell>
          <table:table-cell office:value-type="string" calcext:value-type="string">
            <text:p>Архангельская обл., Ненецкий окр., пос. Воркута {13}&lt;SUP&gt;2&lt;/SUP&gt;;&lt;br&gt; Коми АССР, Кожвинский р-н, пос. Инта [4] {14, 15, 17}.</text:p>
          </table:table-cell>
          <table:table-cell office:value-type="string" calcext:value-type="string">
            <text:p>О с 25.12.45 {16}.</text:p>
          </table:table-cell>
          <table:table-cell office:value-type="string" calcext:value-type="string">
            <text:p>нет {13–15, 17}.</text:p>
          </table:table-cell>
          <table:table-cell office:value-type="string" calcext:value-type="string">
            <text:p>Архангельская обл., Ненецкий окр., пос. Воркута, п/я 223 {13};&lt;br&gt; Коми АССР, Кожвинский р-н, пос. Инта, п/я 223 [4], {14, 15, 17}.</text:p>
          </table:table-cell>
          <table:table-cell office:value-type="string" calcext:value-type="string">
            <text:p>разработка и эксплуатация Интинского угольного месторождения [1], стр-во Интинской ЦЭС [5], подсобные с/х работы (на 11.09.42) [6], работы бывшего ЩУГОРСКОГО ИТЛ [7, 8].</text:p>
          </table:table-cell>
          <table:table-cell office:value-type="string" calcext:value-type="string">
            <text:p>01.01.43 — 6502, 01.01.44 — 7536, 01.01.45 — 9268, 01.01.46 — 14 885, 01.01.47 — 20 585, 01.01.48 — 18 656 (УРО)&lt;SUP&gt;3&lt;/SUP&gt;.</text:p>
          </table:table-cell>
          <table:table-cell office:value-type="string" calcext:value-type="string">
            <text:p>нач. — кап. ГБ Здунис М.С., с 17.11.41 по 17.07.42 [1, 9];&lt;br&gt; ст. лейт. ГБ Соколов В.П., с 27.07.42 по 27.03.43 [10, 11];&lt;br&gt; майор ГБ Орловский И.И., с 26.03.43 по 16.09.44 [11, 12];&lt;br&gt; полк. адм. сл. Халеев М.И., с 16.09.44 по 30.10.48 [12, 2].</text:p>
          </table:table-cell>
          <table:table-cell office:value-type="string" calcext:value-type="string">
            <text:p>В архиве ПЕЧОРСКОГО ИТЛ (все материалы) {1}.</text:p>
          </table:table-cell>
          <table:table-cell office:value-type="string" calcext:value-type="string">
            <text:p>&lt;SUP&gt;1&lt;/SUP&gt; Еще 28.02.49 предполагалось ликвидировать Интинлаг с передачей всех его объектов и лаг. подр. Особлагу № 1 [14], однако 29.04.48 приказано сохранить Инталаг с лимитом 9000 з/к [15].&lt;br&gt;&lt;SUP&gt;2&lt;/SUP&gt; Согласно {45} и Ведомостям ВС СССР, в 1941–1942 гг. р.п. Воркута относился к Коми АССР (Печорскому округу — на 01.01.41;&lt;br&gt; Кожвинскому р-ну — в 1942 г.).&lt;br&gt;&lt;SUP&gt;3&lt;/SUP&gt; Обнаружены иные данные в отчетах УРО: на 01.01.43 — 6644 (из них 427 женщин, 2599 осужденных за к/р преступления) [16];&lt;br&gt; на 01.44 — 4536 [17].</text:p>
          </table:table-cell>
          <table:table-cell/>
          <table:table-cell office:value-type="string" calcext:value-type="string">
            <text:p>&lt;ol compact&gt;&lt;li&gt;Пр. 001583 НКВД от 17.11.41.&lt;br&gt;&lt;li&gt;Пр. 001289 МВД от 30.10.48.&lt;br&gt;&lt;li&gt;Пр. 0385 НКВД от 05.10.43.&lt;br&gt;&lt;li&gt;Пр. 001303 НКВД от 22.06.42. &lt;br&gt;&lt;li&gt;Пр. 0159 НКВД от 26.04.43.&lt;br&gt;&lt;li&gt;ГАРФ. Ф. 9414. Оп. 1. Д. 49. Л. 762. &lt;br&gt;&lt;li&gt;Пр. 0385 МВД от 15.11.46.&lt;br&gt;&lt;li&gt;Пр. 0449 МВД от 30.12.46.&lt;br&gt;&lt;li&gt;Пр. 0270 НКВД от 17.07.42.&lt;br&gt;&lt;li&gt;Пр. 2417лс НКВД от 27.07.42.&lt;br&gt;&lt;li&gt;ГАРФ. Служебная карточка ГУЛАГа.&lt;br&gt;&lt;li&gt;Пр. 1369лс НКВД от 16.09.44.&lt;br&gt;&lt;li&gt;Пр. 377 НКВД от 15.09.45.&lt;br&gt;&lt;li&gt;Пр. 00219 МВД от 28.02.48.&lt;br&gt;&lt;li&gt;Пр. 00472 МВД от 29.04.48. &lt;br&gt;&lt;li&gt;ГАРФ. Ф.9414. Оп. 1д. Д. 378. Л. 112об.&lt;br&gt;&lt;li&gt;Там же. Оп. 1. Д. 1155. Л. 55.&lt;/ol&gt;</text:p>
          </table:table-cell>
          <table:table-cell office:value-type="string" calcext:value-type="string">
            <text:p>Из состава Интастроя 15.09.45 выделен ЩУГОРСКИЙ ИТЛ [13], существовавший до конца 1946 г., когда он снова был влит в Интинлаг [7, 8].</text:p>
          </table:table-cell>
          <table:table-cell office:value-type="string" calcext:value-type="string">
            <text:p>&lt;a href=r3-64.html&gt;ВОРКУТИНСКИЙ ИТЛ&lt;/a&gt;,&lt;br&gt; &lt;a href=r3-241.html&gt;МИНЕРАЛЬНЫЙ ЛАГЕРЬ&lt;/a&gt;,&lt;br&gt; &lt;a href=r3-275.html&gt;ПЕЧОРСКИЙ ИТЛ&lt;/a&gt;,&lt;br&gt; &lt;a href=r3-466.html&gt;ЩУГОРСКИЙ ИТЛ&lt;/a&gt;.</text:p>
          </table:table-cell>
          <table:table-cell office:value-type="string" calcext:value-type="string">
            <text:p>С.Филиппов, 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АЛДАНСКОГО ДОРОЖНО-СТРОИТЕЛЬНОГО УПР. ДАЛЬСТРОЯ</text:p>
          </table:table-cell>
          <table:table-cell office:value-type="string" calcext:value-type="string">
            <text:p>Алданский ИТЛ Дальстроя, Алданстрой</text:p>
          </table:table-cell>
          <table:table-cell office:value-type="string" calcext:value-type="string">
            <text:p>организован 31.03.41 [1]&lt;SUP&gt;1&lt;/SUP&gt;;&lt;br&gt; закрыт — не ранее 21.03.43&lt;SUP&gt;2&lt;/SUP&gt; [2].</text:p>
          </table:table-cell>
          <table:table-cell/>
          <table:table-cell office:value-type="string" calcext:value-type="string">
            <text:p>ГУСДС [1].</text:p>
          </table:table-cell>
          <table:table-cell office:value-type="string" calcext:value-type="string">
            <text:p>Якутская АССР, пос. (ныне р.п.) Хандыга (ныне Томпонского р-на) (?)&lt;SUP&gt;3&lt;/SUP&gt; [3]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стр-во автомобильных дорог устье Восточной Хандыги — Батыгай [1] и устье Восточной Хандыги — Кадыкчан&lt;SUP&gt;4&lt;/SUP&gt; [3].</text:p>
          </table:table-cell>
          <table:table-cell office:value-type="string" calcext:value-type="string">
            <text:p>01.10.41 — 4712, 01.01.42 — 7587 [4];&lt;br&gt; 01.01.43 — 3179&lt;SUP&gt;5&lt;/SUP&gt; [5];&lt;br&gt; 21.03.43 — 2973 (УРО).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&lt;SUP&gt;1&lt;/SUP&gt; Этим пр. Дальстрою выделены з/к для Алданского дорожно-строит. упр.&lt;br&gt;&lt;SUP&gt;2&lt;/SUP&gt; Последняя сводка численности з/к АЛДАНСКОГО ИТЛ ДАЛЬСТРОЯ датирована этим числом.&lt;br&gt;&lt;SUP&gt;3&lt;/SUP&gt; Материал любезно предоставлен жительницей р.п. Хандыга А.А.Николаевой.&lt;br&gt;&lt;SUP&gt;4&lt;/SUP&gt; Из [3], сообщений А.А.Николаевой и картографических данных (топографические карты на 1944 и 1952 гг.) следует, что, скорее всего, фактически Алданстрой с конца 1941 г. прокладывал автодорогу не на Батыгай (ныне р.п. Батагай), а на Кадыкчан (т.е. не на север, к верховьям р. Яны, а на восток, в бассейн р. Колымы). Стр-во автодороги Восточная Хандыга — Эге-Хая (ныне р.п. Эсэ-Хайя) к верховьям Яны велось (начато?) в 1948 г. силами СВИТЛа [7].&lt;br&gt;&lt;SUP&gt;5&lt;/SUP&gt; Из них 1 женщина, 1697 осужденных за к/р преступления [5].</text:p>
          </table:table-cell>
          <table:table-cell/>
          <table:table-cell office:value-type="string" calcext:value-type="string">
            <text:p>&lt;ol compact&gt;&lt;li&gt;Пр. 00336 НКВД от 31.03.41.&lt;br&gt;&lt;li&gt;ГАРФ. Ф. 9414. Оп. 1д. Д. 337. Л. 5.&lt;br&gt;&lt;li&gt;Герлингер Э.А. Как строилась Хандыга // Красное знамя (Хандыга). 1969. №139.&lt;br&gt;&lt;li&gt;ГАРФ. Ф. 9414. Оп. 1д. Д. 372. Л. 6об., 7, 8об., 9.&lt;br&gt;&lt;li&gt;Там же. Д. 378. Л. 113об.&lt;br&gt;&lt;li&gt;Пр. 0276 НКВД от 31.05.41.&lt;br&gt;&lt;li&gt;Пр. 00627 МВД от 04.06.48.&lt;/ol&gt;</text:p>
          </table:table-cell>
          <table:table-cell office:value-type="string" calcext:value-type="string">
            <text:p>31.05.41 Алданстрою передан Тындинский ЛП БУРЕИНСКОГО ИТЛ для организации в нем пересыльного пункта по переотправке з/к Алданскому дорожно-строит. и Янскому горнопром. упр. [6].</text:p>
          </table:table-cell>
          <table:table-cell office:value-type="string" calcext:value-type="string">
            <text:p>&lt;a href=r3-47.html&gt;БУРЕИНСКИЙ ИТЛ&lt;/a&gt;,&lt;br&gt; &lt;a href=r3-308.html&gt;СЕВЕРО-ВОСТОЧНЫЙ ИТЛ&lt;/a&gt;,&lt;br&gt; &lt;a href=r3-476.html&gt;ЯНСКОЕ ГОРНОПРОМЫШЛЕННОЕ УПР. И ИТЛ ДАЛЬСТРОЯ&lt;/a&gt;&lt;FONT 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АФФИНАЖНОГО ЗАВОДА № 169</text:p>
          </table:table-cell>
          <table:table-cell office:value-type="string" calcext:value-type="string">
            <text:p>ИТЛ Красноярского аффинажного завода,&lt;BR&gt;Красноярский аффинажный завод, Аффинажстрой&lt;SUP&gt;1&lt;/SUP&gt;</text:p>
          </table:table-cell>
          <table:table-cell office:value-type="string" calcext:value-type="string">
            <text:p>организован 05.06.41 [1];&lt;br&gt; закрыт 01.02.50 [2];&lt;br&gt; вторично открыт 06.05.50 [3]&lt;SUP&gt;2&lt;/SUP&gt;;&lt;br&gt; окончательно закрыт 14.09.51 [4]&lt;SUP&gt;3&lt;/SUP&gt;.</text:p>
          </table:table-cell>
          <table:table-cell/>
          <table:table-cell office:value-type="string" calcext:value-type="string">
            <text:p>ГУЛГМП [1].</text:p>
          </table:table-cell>
          <table:table-cell office:value-type="string" calcext:value-type="string">
            <text:p>г.Красноярск [1, 5], {15, 17, 19}&lt;SUP&gt;4&lt;/SUP&gt;.</text:p>
          </table:table-cell>
          <table:table-cell office:value-type="string" calcext:value-type="string">
            <text:p>Ф с 25.12.45 {16}.</text:p>
          </table:table-cell>
          <table:table-cell office:value-type="string" calcext:value-type="string">
            <text:p>Контакт {19}.</text:p>
          </table:table-cell>
          <table:table-cell office:value-type="string" calcext:value-type="string">
            <text:p>г.Красноярск, п/я 304 в 1942–1946 гг. [5], {36, 7};&lt;br&gt; п/я 121 на 15.01.49 {19}&lt;SUP&gt;4&lt;/SUP&gt;.</text:p>
          </table:table-cell>
          <table:table-cell office:value-type="string" calcext:value-type="string">
            <text:p>стр-во Красноярского аффинажного з-да [1], производство полупродуктов, содержащих платиновые металлы [6], работа в особом проектно-конструкторском и технологическом бюро (ОПКБ-3) 4-го Спецотдела при з-де 169 [7].</text:p>
          </table:table-cell>
          <table:table-cell office:value-type="string" calcext:value-type="string">
            <text:p>01.10.41 — 961, 01.01.42 — 922 [8];&lt;br&gt; 01.04.42 — 1186, 01.01.43 — 1813 [9]&lt;SUP&gt;5&lt;/SUP&gt;;&lt;br&gt; 01.01.44 — 1349, 01.45 — 968, 01.01.46 — 1316, 01.01.47 — 1390, 01.01.48 — 1197, 01.01.49 — 850, 01.01.50 — 841 (с 03.50 — нет данных) (УРО).</text:p>
          </table:table-cell>
          <table:table-cell office:value-type="string" calcext:value-type="string">
            <text:p>нач. — кап. ГБ Хархардин А.И., с 08.11.41 — ? [10];&lt;br&gt; Жуковский М.В., ? — 23.12.41 [11];&lt;br&gt; инж.-п/п Гутман М.И., с 23.12.41 по 03.05.44 [11, 12];&lt;br&gt; инж.-полк. Шевченко В.Б., с 03.05.44 по 14.04.45 [12, 13];&lt;br&gt; инж.-майор Кужель ?.?., не позднее 23.09.46 — по 06.05.50 [14, 2];&lt;br&gt; з/н — ст. лейт. Сорокин ?.?. (упом. 23.09.46) [14].</text:p>
          </table:table-cell>
          <table:table-cell office:value-type="string" calcext:value-type="string">
            <text:p>?&lt;SUP&gt;6&lt;/SUP&gt;.</text:p>
          </table:table-cell>
          <table:table-cell office:value-type="string" calcext:value-type="string">
            <text:p>&lt;SUP&gt;1&lt;/SUP&gt; В {19} название — ИТЛ Ф.&lt;br&gt;&lt;SUP&gt;2&lt;/SUP&gt; В первый раз — выделен из ЕНИСЕЙСКОГО ИТЛ;&lt;br&gt; во второй — передан из УИТЛК УМВД Красноярского кр., где он был на правах ЛО или ОЛПа [1, 2].&lt;br&gt;&lt;SUP&gt;3&lt;/SUP&gt; В первый раз — лаг. подр. переданы УИТЛК УМВД Красноярского кр.;&lt;br&gt; во второй — реорг. в ОЛП в ведении НОРИЛЬСКОГО ИТЛ [3, 4].&lt;br&gt;&lt;SUP&gt;4&lt;/SUP&gt; Не упом. в пр. с объявлением дислокаций всех ИТ лагерей от 24.03.42 {13}. В {1} вместо данного ИТЛ ошибочно указана дислокация и почтовый адрес Краслага (г.Канск, п/я У-235). По-видимому, ошибочно указано и местоположение архива ИТЛ (Енисейстрой).&lt;br&gt;&lt;SUP&gt;5&lt;/SUP&gt; Из них 296 женщин, 401 осужденный за к/р преступления [9].&lt;br&gt;&lt;SUP&gt;6&lt;/SUP&gt; См. примеч. 4.</text:p>
          </table:table-cell>
          <table:table-cell/>
          <table:table-cell office:value-type="string" calcext:value-type="string">
            <text:p>&lt;ol compact&gt;&lt;li&gt;Пр. 00725 НКВД от 05.06.41.&lt;br&gt;&lt;li&gt;Пр. 0087 МВД от 01.02.50.&lt;br&gt;&lt;li&gt;Пр. 00295 МВД от 06.05.50.&lt;br&gt;&lt;li&gt;Пр. 00641 МВД от 14.09.51. &lt;br&gt;&lt;li&gt;Пр. 002435 НКВД от 06.11.42&lt;br&gt;&lt;li&gt;Расп. 288 МВД от 07.05.49.&lt;br&gt;&lt;li&gt;Пр. 001020 МВД от 09.11.49.&lt;br&gt;&lt;li&gt;ГАРФ. Ф.9414. Оп. 1д. Д. 372. Л. 7об., 8.&lt;br&gt;&lt;li&gt;Там же. Д. 378. Л. 3об., 111об.&lt;br&gt;&lt;li&gt;Пр. 2394лс НКВД от 08.11.41. &lt;br&gt;&lt;li&gt;Пр. 2464лс НКВД от 23.12.41.&lt;br&gt;&lt;li&gt;Пр. 645лс НКВД от 03.05.44. &lt;br&gt;&lt;li&gt;Пр. 324лс НКВД от 14.04.45.&lt;br&gt;&lt;li&gt;Пр. 00855 МВД от 23.09.46.&lt;/ol&gt;</text:p>
          </table:table-cell>
          <table:table-cell/>
          <table:table-cell office:value-type="string" calcext:value-type="string">
            <text:p>&lt;a href=r3-96.html&gt;ЕНИСЕЙСКИЙ ИТЛ&lt;/a&gt;,&lt;br&gt; &lt;a href=r3-211.html&gt;КРАСНОЯРСКИЙ ИТЛ&lt;/a&gt;,&lt;br&gt; &lt;a href=r3-257.html&gt;НОРИЛЬСКИЙ ИТЛ&lt;/a&gt;.</text:p>
          </table:table-cell>
          <table:table-cell office:value-type="string" calcext:value-type="string">
            <text:p>С.Филиппов, 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АШ</text:p>
          </table:table-cell>
          <table:table-cell office:value-type="string" calcext:value-type="string">
            <text:p>ИТЛ и СМУ п/я 29, ИТЛ СМУ 47</text:p>
          </table:table-cell>
          <table:table-cell office:value-type="string" calcext:value-type="string">
            <text:p>организован 15.01.52 [1], закрыт 29.04.53 {35}.</text:p>
          </table:table-cell>
          <table:table-cell/>
          <table:table-cell office:value-type="string" calcext:value-type="string">
            <text:p>ГУЛПС, в составе СТРОИТЕЛЬСТВА 565 И ИТЛ с 15.01.52 [1];&lt;br&gt; ГУЛАГ МЮ с 02.04.53 {33}.</text:p>
          </table:table-cell>
          <table:table-cell office:value-type="string" calcext:value-type="string">
            <text:p>Московская обл., г.Дмитров [1], {22};&lt;br&gt; 22.10.52 приказано передислоцировать СМУ 47 в пос. Катуар Краснополянского р-на Московской обл. [2]&lt;SUP&gt;1&lt;/SUP&gt;.</text:p>
          </table:table-cell>
          <table:table-cell office:value-type="string" calcext:value-type="string">
            <text:p>АШ с 15.01.52 [1].</text:p>
          </table:table-cell>
          <table:table-cell office:value-type="string" calcext:value-type="string">
            <text:p>Пионер [3. Разд. 1. Л. 2], {22}.</text:p>
          </table:table-cell>
          <table:table-cell office:value-type="string" calcext:value-type="string">
            <text:p>г.Дмитров Московской обл., п/я 29 [3. Разд. 1. Л. 2];&lt;br&gt; п/я АШ-29 {22}.</text:p>
          </table:table-cell>
          <table:table-cell office:value-type="string" calcext:value-type="string">
            <text:p>спецстройка [3. Разд. 1. Л. 2], стр-во ж/д ветки, временного жилпоселка, производственных мастерских, перевалочной базы [4], ЛЭП [5].</text:p>
          </table:table-cell>
          <table:table-cell office:value-type="string" calcext:value-type="string">
            <text:p>26.02.52 — 3905 [6], 04.52 — 4661 [3. Разд. 3. Л. 1об.–9об.].</text:p>
          </table:table-cell>
          <table:table-cell office:value-type="string" calcext:value-type="string">
            <text:p>нач. — полк. Прутковский М.Н., с 15.01.52 — не ранее 14.03.52 [1, 7];&lt;br&gt; инж.-полк. в/с Жуленев И.Н., с 26.06.52 — не ранее 03.02.53 [8, 9];&lt;br&gt; з/н — п/п Мартыненко В.Н., с 02.52 — ? [3. Разд. 1. Л. 2об.].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&lt;SUP&gt;1&lt;/SUP&gt; Этот пр., по-видимому, до 16.12.52 выполнен не был — ср. {22}.</text:p>
          </table:table-cell>
          <table:table-cell office:value-type="string" calcext:value-type="string">
            <text:p>&lt;ol compact&gt;&lt;li&gt;Пр. 00111 МВД от 15.01.52.&lt;br&gt;&lt;li&gt;Пр. 0156 МВД от 22.10.52.&lt;br&gt;&lt;li&gt;ГАРФ. Ф. 9414. Оп. 1д. Д. 311.&lt;br&gt;&lt;li&gt;Пр. 00810 МВД от 13.10.52. &lt;br&gt;&lt;li&gt;Пр. 0153 МВД от 27.09.52.&lt;br&gt;&lt;li&gt;ГАРФ. Ф. 9414. Оп. 1. Д. 660. Л. 1. &lt;br&gt;&lt;li&gt;Там же. Д. 659. Л. 91.&lt;br&gt;&lt;li&gt;Пр. 00162 МВД от 26.06.52.&lt;br&gt;&lt;li&gt;Пр. 001031 МВД от 03.02.53.&lt;/ol&gt;</text:p>
          </table:table-cell>
          <table:table-cell/>
          <table:table-cell office:value-type="string" calcext:value-type="string">
            <text:p>&lt;a href=r3-362.html&gt;СТРОИТЕЛЬСТВО 565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БЕРЕЛЕХСКОГО РАЙОННОГО&lt;BR&gt;ГЕОЛОГОРАЗВЕДОЧНОГО УПР. ДАЛЬСТРОЯ</text:p>
          </table:table-cell>
          <table:table-cell office:value-type="string" calcext:value-type="string">
            <text:p>ЛО Берелехского РайГРУ, ЛО Берелехского ГРУ</text:p>
          </table:table-cell>
          <table:table-cell office:value-type="string" calcext:value-type="string">
            <text:p>организован между 01.02.51 и 22.05.51&lt;SUP&gt;1&lt;/SUP&gt; [1, 2];&lt;br&gt; закрыт между 01.08.53 и 03.09.53&lt;SUP&gt;2&lt;/SUP&gt; {21. Л. 733}, [3].</text:p>
          </table:table-cell>
          <table:table-cell office:value-type="string" calcext:value-type="string">
            <text:p>в мае 1951 г. существовал как ЛО [2], 01.06.52 упом. в качестве ИТЛ {21. Л. 417}, в августе 1953 г. — снова как ЛО {21. Л. 733}.</text:p>
          </table:table-cell>
          <table:table-cell office:value-type="string" calcext:value-type="string">
            <text:p>ГУ ИТ лагерей Дальстроя в 1951–1952 гг. [2], {21. Л. 417};&lt;br&gt; УСВИТЛ {21. Л. 733}.</text:p>
          </table:table-cell>
          <table:table-cell office:value-type="string" calcext:value-type="string">
            <text:p>Магаданская обл., пос. Нексикан {21. Л. 733}.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Магаданская обл., пос. Нексикан, п/я АВ-261/213 {21. Л. 733}.</text:p>
          </table:table-cell>
          <table:table-cell office:value-type="string" calcext:value-type="string">
            <text:p>геологоразведочные и с/х работы {21. Л. 417–446}.</text:p>
          </table:table-cell>
          <table:table-cell office:value-type="string" calcext:value-type="string">
            <text:p>22.05.51 — 2712 [2];&lt;br&gt; 01.09.51 — 2815&lt;SUP&gt;3&lt;/SUP&gt; [4];&lt;br&gt; 01.06.52 — 2776 {21. Л. 417–446};&lt;br&gt; 01.08.53 — 634 {21. Л. 733}.</text:p>
          </table:table-cell>
          <table:table-cell office:value-type="string" calcext:value-type="string">
            <text:p>нач. — майор Саргсян ?.?., с 01.04.52 — ? {21.Л. 733};&lt;br&gt; и.о. з/н — ст. лейт. Коледов ?.?. (упом. 01.06.52) {21. Л. 446}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В списке лаг. подр. Дальстроя от 01.02.51 это лаг. подр. не упом., а в таком же списке от 22.05.51 упом. ЛО Берелехского ГРУ.&lt;br&gt;&lt;SUP&gt;2&lt;/SUP&gt; 01.08.53 — последнее встреченное упом. ЛО Берелехского РайГРУ, 03.09.53 в списке лагерей УСВИТЛа это ЛО отсутствует.&lt;br&gt;&lt;SUP&gt;3&lt;/SUP&gt; Из них 100 — женщины [4].</text:p>
          </table:table-cell>
          <table:table-cell/>
          <table:table-cell office:value-type="string" calcext:value-type="string">
            <text:p>&lt;ol compact&gt;&lt;li&gt;ГАРФ. Ф. 9414. Оп. 1д. Д. 159. Л. 26.&lt;br&gt;&lt;li&gt;Там же. Д. 107. Л. 2.&lt;br&gt;&lt;li&gt;Пр. 00202 МВД от 03.09.53.&lt;br&gt;&lt;li&gt;ГАРФ. Ф. 9414. Оп. 1. Д. 650. Л. 9.&lt;/ol&gt;</text:p>
          </table:table-cell>
          <table:table-cell table:number-columns-repeated="2"/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БЖ</text:p>
          </table:table-cell>
          <table:table-cell office:value-type="string" calcext:value-type="string">
            <text:p>ИТЛ п/я 23, ИТЛ и СМУ 41</text:p>
          </table:table-cell>
          <table:table-cell office:value-type="string" calcext:value-type="string">
            <text:p>организован 15.01.52 [1];&lt;br&gt; закрыт 29.04.53 {35}.</text:p>
          </table:table-cell>
          <table:table-cell/>
          <table:table-cell office:value-type="string" calcext:value-type="string">
            <text:p>ГУЛПС, в составе СТРОИТЕЛЬСТВА 565 И ИТЛ с 15.01.52 [1];&lt;br&gt; ГУЛАГ МЮ с 02.04.53 {33}.</text:p>
          </table:table-cell>
          <table:table-cell office:value-type="string" calcext:value-type="string">
            <text:p>ст. Шарапова Охота Московско-Курской ж.д. (Московская обл.) [1], {22}.</text:p>
          </table:table-cell>
          <table:table-cell office:value-type="string" calcext:value-type="string">
            <text:p>БЖ с 15.01.52 [1].</text:p>
          </table:table-cell>
          <table:table-cell office:value-type="string" calcext:value-type="string">
            <text:p>Сокол (Лопасня Московской) [2. Разд. 1. Л. 2], {22}.</text:p>
          </table:table-cell>
          <table:table-cell office:value-type="string" calcext:value-type="string">
            <text:p>ст. Шарапова Охота Московско-Курской ж.д., п/я 23 [2. Разд. 1. Л. 2];&lt;br&gt; п/я БЖ-23 {22}.</text:p>
          </table:table-cell>
          <table:table-cell office:value-type="string" calcext:value-type="string">
            <text:p>спецстройка [2. Разд. 1. Л. 2], стр-во электроподстанций, жилпoселка [3].</text:p>
          </table:table-cell>
          <table:table-cell office:value-type="string" calcext:value-type="string">
            <text:p>01.03.52 — 5040 [2. Разд. 3. Л. 1об.–9об.], 05.12.52 — 3146 [4].</text:p>
          </table:table-cell>
          <table:table-cell office:value-type="string" calcext:value-type="string">
            <text:p>нач. — полк. Копаев Г.Н., с 15.01.52 по 28.07.52 [1, 5];&lt;br&gt; п/п Трынков А.М. (упом. 08.09.52, 04.10.52) [3, 6];&lt;br&gt; инж.-п/п в/с Доморук (Домарук) М.Р., с 05.11.52 — не ранее 03.02.53 [7, 8];&lt;br&gt; з/н — п/п Супрунов И.Т., с 15.03.52 — ? [9].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&lt;ol compact&gt;&lt;li&gt;Пр. 00120 МВД от 15.01.52.&lt;br&gt;&lt;li&gt;ГАРФ. Ф. 9414. Оп. 1д. Д. 305.&lt;br&gt;&lt;li&gt;Пр. 00184 МВД от 08.09.52.&lt;br&gt;&lt;li&gt;ГАРФ. Ф. 9414. Оп. 1. Д. 660. Л. 136.&lt;br&gt;&lt;li&gt;Пр. 00174 МВД от 28.07.52.&lt;br&gt;&lt;li&gt;Пр. 00806 МВД от 04.10.52.&lt;br&gt;&lt;li&gt;Пр. 0162 МВД от 04.11.52.&lt;br&gt;&lt;li&gt;Пр. 001028 МВД от 03.02.53. &lt;br&gt;&lt;li&gt;Пр. 00142 МВД от 15.03.52.&lt;/ol&gt;</text:p>
          </table:table-cell>
          <table:table-cell/>
          <table:table-cell office:value-type="string" calcext:value-type="string">
            <text:p>&lt;a href=r3-362.html&gt;СТРОИТЕЛЬСТВО 565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ВОЛГОСТРОЯ</text:p>
          </table:table-cell>
          <table:table-cell office:value-type="string" calcext:value-type="string">
            <text:p>Волжский ИТЛ, Волголаг</text:p>
          </table:table-cell>
          <table:table-cell office:value-type="string" calcext:value-type="string">
            <text:p>организован 26.02.44 (в результате объединения Упр. стр-ва гитротех. узлов на р. Волга Волгострой НКВД и РЫБИНСКОГО ИТЛ) [1];&lt;br&gt; закрыт 29.04.46 (ИТЛ ВОЛГОСТРОЯ выделен в самостоятельный лагерь с подчинением ГУЛАГу и присвоением наименования ВОЛЖСКИЙ ИТЛ МВД) [2].</text:p>
          </table:table-cell>
          <table:table-cell/>
          <table:table-cell office:value-type="string" calcext:value-type="string">
            <text:p>ГУЛПС с 26.02.44 [1].</text:p>
          </table:table-cell>
          <table:table-cell office:value-type="string" calcext:value-type="string">
            <text:p>Ярославская обл., Рыбинский р-н, пос. Переборы {14, 15}.</text:p>
          </table:table-cell>
          <table:table-cell office:value-type="string" calcext:value-type="string">
            <text:p>Е с 25.12.45 {16}.</text:p>
          </table:table-cell>
          <table:table-cell office:value-type="string" calcext:value-type="string">
            <text:p>нет.</text:p>
          </table:table-cell>
          <table:table-cell office:value-type="string" calcext:value-type="string">
            <text:p>Ярославская обл., Рыбинский р-н, пос. Переборы, п/я 229 {14, 15}.</text:p>
          </table:table-cell>
          <table:table-cell office:value-type="string" calcext:value-type="string">
            <text:p>обслуживание Волгостроя, производство боеприпасов, спецукупорки и др. оборонной продукции [1], стр-во 3-го гидроагрегата Рыбинской ГЭС [2], заготовка дров и деловой древесины для нужд НКВД в Москве [1], сельские и рыболовецкие хозяйства, обслуживание мех. з-да № 1 Главпромстроя [3], стр-во в р-не Ногинска (Ногинское упр. Волгостроя) до 01.04.46 [4], металлообрабатывающее, швейное, деревообрабатывающее и гончарное производства [5].</text:p>
          </table:table-cell>
          <table:table-cell office:value-type="string" calcext:value-type="string">
            <text:p>01.03.44 — 24 844, 01.01.45 — 21 200, 01.01.46 — 13 857, 01.04.46 — 17 527 (УРО).</text:p>
          </table:table-cell>
          <table:table-cell office:value-type="string" calcext:value-type="string">
            <text:p>нач. — г/м инж.-тех. сл. Журин В.Д., с 26.02.44 по 29.04.46 [1, 3];&lt;br&gt; з/н — п/п ГБ Заикин И.Ф., с 26.02.44 по 24.04.46 [1, 6].</text:p>
          </table:table-cell>
          <table:table-cell office:value-type="string" calcext:value-type="string">
            <text:p>См. ВОЛЖСКИЙ ИТЛ И СТРОИТЕЛЬСТВО ГИДРОТЕХНИЧЕСКИХ УЗЛОВ.</text:p>
          </table:table-cell>
          <table:table-cell table:number-columns-repeated="2"/>
          <table:table-cell office:value-type="string" calcext:value-type="string">
            <text:p>&lt;ol compact&gt;&lt;li&gt;Пр. 85 НКВД от 26.02.44.&lt;br&gt;&lt;li&gt;Пр. 0102 НКВД от 19.05.44. &lt;br&gt;&lt;li&gt;Пр. 0119 МВД от 29.04.46.&lt;br&gt;&lt;li&gt;Пр. 00261 МВД от 01.04.46.&lt;br&gt;&lt;li&gt;Пр-ние 137 НКВД от 22.06.45.&lt;br&gt;&lt;li&gt;ГАРФ. Служебная карточка ГУЛАГа.&lt;br&gt;&lt;li&gt;Пр. 0156 НКВД от 28.07.44.&lt;br&gt;&lt;li&gt;Пр. 00789 НКВД от 07.07.45.&lt;/ol&gt;</text:p>
          </table:table-cell>
          <table:table-cell office:value-type="string" calcext:value-type="string">
            <text:p>В период с 28.07.44 по 07.07.45 при Волгострое существовал лагерь в/п 221 [7, 8].</text:p>
          </table:table-cell>
          <table:table-cell office:value-type="string" calcext:value-type="string">
            <text:p>&lt;a href=r3-62.html&gt;ВОЛЖСКИЙ ИТЛ И СТРОИТЕЛЬСТВО ГИДРОТЕХНИЧЕСКИХ УЗЛОВ&lt;/a&gt;,&lt;br&gt; &lt;a href=r3-293.html&gt;РЫБИНСКИЙ ИТЛ&lt;/a&gt;,&lt;br&gt; &lt;a href=r3-370.html&gt;СТРОИТЕЛЬСТВО 713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ВЧ</text:p>
          </table:table-cell>
          <table:table-cell office:value-type="string" calcext:value-type="string">
            <text:p>ИТЛ и СМУ п/я 24, ИТЛ СМУ 42</text:p>
          </table:table-cell>
          <table:table-cell office:value-type="string" calcext:value-type="string">
            <text:p>организован 15.01.52 [1];&lt;br&gt; закрыт 17.12.52 [2].</text:p>
          </table:table-cell>
          <table:table-cell/>
          <table:table-cell office:value-type="string" calcext:value-type="string">
            <text:p>ГУЛПС, в составе СТРОИТЕЛЬСТВА 565 И ИТЛ с 15.01.52 [1].</text:p>
          </table:table-cell>
          <table:table-cell office:value-type="string" calcext:value-type="string">
            <text:p>Московская обл., г.Михнево [1], {22}.</text:p>
          </table:table-cell>
          <table:table-cell office:value-type="string" calcext:value-type="string">
            <text:p>ВЧ с 15.01.52 [1].</text:p>
          </table:table-cell>
          <table:table-cell office:value-type="string" calcext:value-type="string">
            <text:p>Экскаватор [3. Разд.1. Л. 2], {22}.</text:p>
          </table:table-cell>
          <table:table-cell office:value-type="string" calcext:value-type="string">
            <text:p>Московская обл., Михнево, п/я 24 [3. Разд. 1. Л. 2];&lt;br&gt; п/я ВЧ-24 {22}.</text:p>
          </table:table-cell>
          <table:table-cell office:value-type="string" calcext:value-type="string">
            <text:p>спецстройка [3. Разд.1. Л. 2], стр-во дорог [4], жилпоселков, электроподстанций [5].</text:p>
          </table:table-cell>
          <table:table-cell office:value-type="string" calcext:value-type="string">
            <text:p>15.04.52 — 6022 [3. Разд. 3. Л. 1об.–11об.]</text:p>
          </table:table-cell>
          <table:table-cell office:value-type="string" calcext:value-type="string">
            <text:p>нач.— Вяльцев А.Д., с 15.01.52 по 02.06.52 [6, 7];&lt;br&gt; и.о. нач. — Крутов ?.?. (упом. в июне 1952 г.) [3. Разд. 4. Л. 1];&lt;br&gt; нач. — Шебанов С.И. (упом. 28.08.52, 20.09.52) [4, 8].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&lt;ol compact&gt;&lt;li&gt;Пр. 00110 МВД от 15.01.52.&lt;br&gt;&lt;li&gt;Пр. 00823 МВД от 17.12.52.&lt;br&gt;&lt;li&gt;ГАРФ. Ф. 9414. Оп. 1д. Д. 306.&lt;br&gt;&lt;li&gt;Пр. 00178 МВД от 28.08.52. &lt;br&gt;&lt;li&gt;Пр. 00193 МВД от 08.09.52.&lt;br&gt;&lt;li&gt;Пр. 00152 МВД от 14.05.52.&lt;br&gt;&lt;li&gt;Пр. 00158 МВД от 02.06.52.&lt;br&gt;&lt;li&gt;Пр. 0144 МВД от 20.09.52.&lt;/ol&gt;</text:p>
          </table:table-cell>
          <table:table-cell/>
          <table:table-cell office:value-type="string" calcext:value-type="string">
            <text:p>&lt;a href=r3-362.html&gt;СТРОИТЕЛЬСТВО 565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ГА</text:p>
          </table:table-cell>
          <table:table-cell office:value-type="string" calcext:value-type="string">
            <text:p>ИТЛ и СМУ п/я 25, ИТЛ СМУ 43</text:p>
          </table:table-cell>
          <table:table-cell office:value-type="string" calcext:value-type="string">
            <text:p>организован 15.01.52 [1];&lt;br&gt; закрыт 29.04.53 {35}.</text:p>
          </table:table-cell>
          <table:table-cell/>
          <table:table-cell office:value-type="string" calcext:value-type="string">
            <text:p>ГУЛПС, в составе СТРОИТЕЛЬСТВА 565 И ИТЛ с 15.01.52 [1].</text:p>
          </table:table-cell>
          <table:table-cell office:value-type="string" calcext:value-type="string">
            <text:p>Московская обл., г.Раменское [1], {22}.</text:p>
          </table:table-cell>
          <table:table-cell office:value-type="string" calcext:value-type="string">
            <text:p>ГА с 15.01.52 [1].</text:p>
          </table:table-cell>
          <table:table-cell office:value-type="string" calcext:value-type="string">
            <text:p>Роща [2. Разд. 1. Л. 2], {22}.</text:p>
          </table:table-cell>
          <table:table-cell office:value-type="string" calcext:value-type="string">
            <text:p>Московская обл., г.Раменское, п/я 25 [2. Разд. 1. Л. 2];&lt;br&gt; п/я ГА-25 {22}.</text:p>
          </table:table-cell>
          <table:table-cell office:value-type="string" calcext:value-type="string">
            <text:p>спецстройка [2. Разд. 1. Л. 2], стр-во ЛЭП [3], жилпоселков, электроподстанций [4].</text:p>
          </table:table-cell>
          <table:table-cell office:value-type="string" calcext:value-type="string">
            <text:p>25.05.52 — 4656 [2. Разд. 3. Л. 1об.–9об.].</text:p>
          </table:table-cell>
          <table:table-cell office:value-type="string" calcext:value-type="string">
            <text:p>нач. — г/м Белолипецкий С.Е., с 15.01.52 — не ранее 09.01.53 [1, 5]&lt;SUP&gt;1&lt;/SUP&gt;;&lt;br&gt; ст. тех.-лейт. (ст. лейт. в/с) Забродин П.Н., (упом. 27.01.53, 03.02.53) [6, 7];&lt;br&gt; з/н — п/п в/с Фокин А.А., с 29.11.52 по 26.02.53 [8, 9].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&lt;SUP&gt;1&lt;/SUP&gt; С.Е.Белолипецкий формально освобожден от должности нач. ИТЛ 16.02.53 [10], но уже 27.01.53 он назван б. нач. ИТЛ [6].</text:p>
          </table:table-cell>
          <table:table-cell office:value-type="string" calcext:value-type="string">
            <text:p>&lt;ol compact&gt;&lt;li&gt;Пр. 00109 МВД от 15.01.52.&lt;br&gt;&lt;li&gt;ГАРФ. Ф. 9414. Оп. 1д. Д. 307.&lt;br&gt;&lt;li&gt;Пр. 0153 МВД от 27.09.52.&lt;br&gt;&lt;li&gt;Пр. 00186 МВД от 08.09.52. &lt;br&gt;&lt;li&gt;Пр. 001007 МВД от 09.01.53.&lt;br&gt;&lt;li&gt;Пр. 01416 МВД от 27.01.53.&lt;br&gt;&lt;li&gt;Пр. 001034 МВД от 03.02.53.&lt;br&gt;&lt;li&gt;Пр. 0173 МВД от 29.11.52.&lt;br&gt;&lt;li&gt;Пр. 01442 МВД от 26.02.53.&lt;br&gt;&lt;li&gt;Пр. 01436 МВД от 16.02.53.&lt;/ol&gt;</text:p>
          </table:table-cell>
          <table:table-cell office:value-type="string" calcext:value-type="string">
            <text:p>03.02.53 в ИТЛ ГА были влиты подразделения ликвидируемого ИТЛ ДЮ [7].</text:p>
          </table:table-cell>
          <table:table-cell office:value-type="string" calcext:value-type="string">
            <text:p>&lt;a href=r3-122.html&gt;ИТЛ ДЮ&lt;/a&gt;,&lt;br&gt; &lt;a href=r3-362.html&gt;СТРОИТЕЛЬСТВО 565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ГБ</text:p>
          </table:table-cell>
          <table:table-cell office:value-type="string" calcext:value-type="string">
            <text:p>ИТЛ и СМУ п/я 30, ИТЛ СМУ 48</text:p>
          </table:table-cell>
          <table:table-cell office:value-type="string" calcext:value-type="string">
            <text:p>организован 15.01.52 [1];&lt;br&gt; закрыт 03.02.53 (влит в ИТЛ ЕЩ) [2].</text:p>
          </table:table-cell>
          <table:table-cell/>
          <table:table-cell office:value-type="string" calcext:value-type="string">
            <text:p>ГУЛПС, в составе СТРОИТЕЛЬСТВА 565 И ИТЛ с 15.01.52 [1].</text:p>
          </table:table-cell>
          <table:table-cell office:value-type="string" calcext:value-type="string">
            <text:p>Московская обл., г.Клин [1], {22}.</text:p>
          </table:table-cell>
          <table:table-cell office:value-type="string" calcext:value-type="string">
            <text:p>ГБ с 15.01.52 [1].</text:p>
          </table:table-cell>
          <table:table-cell office:value-type="string" calcext:value-type="string">
            <text:p>Цемент [3. Л. 2], {22}.</text:p>
          </table:table-cell>
          <table:table-cell office:value-type="string" calcext:value-type="string">
            <text:p>Московская обл., г.Клин, п/я 30 [3. Л. 2];&lt;br&gt; п/я ГБ-30 {22}.</text:p>
          </table:table-cell>
          <table:table-cell office:value-type="string" calcext:value-type="string">
            <text:p>спецстройка [3. Л. 2], стр-во жилпоселков, ЛЭП, электроподстанций [4].</text:p>
          </table:table-cell>
          <table:table-cell office:value-type="string" calcext:value-type="string">
            <text:p>21.02.52 — 3890 [5].</text:p>
          </table:table-cell>
          <table:table-cell office:value-type="string" calcext:value-type="string">
            <text:p>нач. — инж.-майор Кирюнин ?.?., с 15.01.52 — не ранее 09.04.52 [1, 6];&lt;br&gt; п/п Назаров В.С., не позднее 28.08.52 — по 03.02.53 [7, 2]&lt;SUP&gt;1&lt;/SUP&gt;;&lt;br&gt; з/н — полк. Картавых А.К. (упом. 21.02.52) [5];&lt;br&gt; полк. в/с Копаев Г.Н., с 26.12.52 — ? [8].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&lt;SUP&gt;1&lt;/SUP&gt; Вступление в должность оформлено пр. 0175 МВД от 03.12.52.</text:p>
          </table:table-cell>
          <table:table-cell office:value-type="string" calcext:value-type="string">
            <text:p>&lt;ol compact&gt;&lt;li&gt;Пр. 00119 МВД от 15.01.52.&lt;br&gt;&lt;li&gt;Пр. 001033 МВД от 03.02.53.&lt;br&gt;&lt;li&gt;ГАРФ. Ф. 9414. Оп. 1д. Д. 312.&lt;br&gt;&lt;li&gt;Пр. 00190 МВД от 08.09.52. &lt;br&gt;&lt;li&gt;ГАРФ. Ф. 9414. Оп. 1. Д. 658. Д. 142.&lt;br&gt;&lt;li&gt;Там же. Д. 659. Л. 100, 167.&lt;br&gt;&lt;li&gt;Пр. 00178 МВД от 28.08.52.&lt;br&gt;&lt;li&gt;Пр. 0187лс МВД от 26.12.52.&lt;/ol&gt;</text:p>
          </table:table-cell>
          <table:table-cell/>
          <table:table-cell office:value-type="string" calcext:value-type="string">
            <text:p>&lt;a href=r3-127.html&gt;ИТЛ ЕЩ&lt;/a&gt;,&lt;br&gt; &lt;a href=r3-362.html&gt;СТРОИТЕЛЬСТВО 565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ДМИТРОВСКОГО МЕХАНИЧЕСКОГО ЗАВОДА</text:p>
          </table:table-cell>
          <table:table-cell/>
          <table:table-cell office:value-type="string" calcext:value-type="string">
            <text:p>организован 09.09.38 [1. Л. 212]&lt;SUP&gt;1&lt;/SUP&gt;;&lt;br&gt; закрыт 10.08.40 [2]&lt;SUP&gt;2&lt;/SUP&gt;.</text:p>
          </table:table-cell>
          <table:table-cell/>
          <table:table-cell office:value-type="string" calcext:value-type="string">
            <text:p>ГУЛАГ [1].</text:p>
          </table:table-cell>
          <table:table-cell office:value-type="string" calcext:value-type="string">
            <text:p>Московская обл., г.Дмитров [1. Л. 212], {10}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Московская обл., г.Дмитров, п/я 255 {10}.</text:p>
          </table:table-cell>
          <table:table-cell office:value-type="string" calcext:value-type="string">
            <text:p>обслуживание Дмитровского мех. з-да ГУЛАГа&lt;SUP&gt;3&lt;/SUP&gt; [1].</text:p>
          </table:table-cell>
          <table:table-cell office:value-type="string" calcext:value-type="string">
            <text:p>01.10.38 — 2066&lt;SUP&gt;4&lt;/SUP&gt;;&lt;br&gt; 01.01.39 — 2273;&lt;br&gt; 01.01.40 — 2371;&lt;br&gt; 07.40 — 1643 (УРО).</text:p>
          </table:table-cell>
          <table:table-cell office:value-type="string" calcext:value-type="string">
            <text:p>нач. з-да — Черномаз ?.?. (упом. 29.08.38) [1. Л. 199–201]&lt;SUP&gt;5&lt;/SUP&gt;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Организован пр-нием 136 ГУЛАГа от 09.09.38 как отдельный лаг. участок при мех. з-де ГУЛАГа в г.Дмитрове в связи с ликвидацией ИТЛ И СТРОИТЕЛЬСТВА ОТДЕЛЬНОГО ДМИТРОВСКОГО РАЙОНА ГУЛАГА.&lt;br&gt;&lt;SUP&gt;2&lt;/SUP&gt; Оборудование передано Стр-ву Куйбышевского гидроузла, з/к переведены в Самарлаг [2].&lt;br&gt;&lt;SUP&gt;3&lt;/SUP&gt; Дмитровский мех. з-д существовал по крайней мере с 1935 г. как основная рем. база УС канала Москва—Волга (см. ДМИТРОВСКИЙ ИТЛ) [3];&lt;br&gt; 21.09.36 в ГУЛАГе и УС канала Москва—Волга для управления мех. з-дом создан объединенный Мех. отдел [4]. Пр-нием 210 ГУЛАГа от 28.12.38 Дмитровский мех. з-д передан из ведения Отдела промпредприятий в ведение Лесного отдела ГУЛАГа (директором з-да назначен Гончаров П.И.) [1. Л. 351].&lt;br&gt;&lt;SUP&gt;4&lt;/SUP&gt; Из них 296 осужденных как СОЭ и СВЭ (осужденных за к/р преступления — нет) [5].&lt;br&gt;&lt;SUP&gt;5&lt;/SUP&gt; Из текста пр-ния ГУЛАГа (№ 129 от 29.02.38) не ясно, был ли он также и нач. лаг. подразделений.</text:p>
          </table:table-cell>
          <table:table-cell/>
          <table:table-cell office:value-type="string" calcext:value-type="string">
            <text:p>&lt;ol compact&gt;&lt;li&gt;ГАРФ. Ф. 9414. Оп. 1. Д. 12.&lt;br&gt;&lt;li&gt;Пр. 00974 НКВД от 10.08.40.&lt;br&gt;&lt;li&gt;ГАРФ. Ф. 9489. Оп. 2. Д. 67. Л. 41.&lt;br&gt;&lt;li&gt;Там же. Д. 80. Л. 153.&lt;br&gt;&lt;li&gt;Там же. Ф. 9414. Оп. 1. Д. 1140. Л. 141.&lt;/ol&gt;</text:p>
          </table:table-cell>
          <table:table-cell/>
          <table:table-cell office:value-type="string" calcext:value-type="string">
            <text:p>&lt;a href=r3-90.html&gt;ДМИТРОВСКИЙ ИТЛ&lt;/a&gt;,&lt;br&gt; &lt;a href=r3-155.html&gt;ИТЛ И СТРОИТЕЛЬСТВО ОТДЕЛЬНОГО ДМИТРОВСКОГО РАЙОНА ГУЛАГА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ДС ЕНИСЕЙСТРОЯ</text:p>
          </table:table-cell>
          <table:table-cell/>
          <table:table-cell office:value-type="string" calcext:value-type="string">
            <text:p>организован 16.10.51 [1]&lt;SUP&gt;1&lt;/SUP&gt;;&lt;br&gt; закрыт 14.05.53 (переименован в ТАЕЖНЫЙ ИТЛ) [2].</text:p>
          </table:table-cell>
          <table:table-cell/>
          <table:table-cell office:value-type="string" calcext:value-type="string">
            <text:p>Енисейстрой МВД с 16.10.51 [1], ГУЛАГ МЮ с 02.04.53 {33}.</text:p>
          </table:table-cell>
          <table:table-cell office:value-type="string" calcext:value-type="string">
            <text:p>Красноярский кр., г.Красноярск {25}.</text:p>
          </table:table-cell>
          <table:table-cell office:value-type="string" calcext:value-type="string">
            <text:p>ДС с 16.10.51 [1].</text:p>
          </table:table-cell>
          <table:table-cell office:value-type="string" calcext:value-type="string">
            <text:p>Салют {25}&lt;SUP&gt;2&lt;/SUP&gt;.</text:p>
          </table:table-cell>
          <table:table-cell office:value-type="string" calcext:value-type="string">
            <text:p>г.Красноярск, п/я ДС-23 {25}&lt;SUP&gt;3&lt;/SUP&gt;.</text:p>
          </table:table-cell>
          <table:table-cell office:value-type="string" calcext:value-type="string">
            <text:p>разработка месторождений Юлия, Киялых-Узень, Туим и месторождений Карышской группы, перешедших от ТУИМСКОГО ГОРНОПРОМЫШЛЕННОГО УПР. И ИТЛ [3], стр-во опытного электрометаллургического з-да в Красноярске, перешедшее от ИТЛ п/я 4 [4], проектно-изыскательские, опытные, научно-исследовательские работы, металлообработка в ОТБ-1 в г.Красноярске, работа на з-де Сибтяжмаш, добыча слюды в р-не ст. Камола, стр-во и эксплуатация кирп. з-да в Ачинске, стр-во жилпоселка кирп. з-да, стр-во шахты 9 Красноярскшахтстроя в р-не Черногорска, разработка каменных карьеров, лесозаготовки, обслуживание Темирской геологоразведочной партии, геологоразведочные работы на Актовракском месторождении, стр-во перевалочной базы и авторем. мастерских Енисейстроя в Абакане [5. Разд. 3. Л. 7–31].</text:p>
          </table:table-cell>
          <table:table-cell office:value-type="string" calcext:value-type="string">
            <text:p>штатная — 20 000 [1];&lt;br&gt; 01.04.52 — 13 652&lt;SUP&gt;4&lt;/SUP&gt; [5. Разд. 3. Л. 6об.–30об.];&lt;br&gt; 01.04.53 — 14 964 [6].</text:p>
          </table:table-cell>
          <table:table-cell office:value-type="string" calcext:value-type="string">
            <text:p>нач. — г/м Панюков А.А., с 16.10.51 по 01.04.53 [1], [5. Л. 2об.];&lt;br&gt; и.о. нач. — полк. в/с Племянников В.В., с 01.04.53 — ? [7]&lt;SUP&gt;5&lt;/SUP&gt;;&lt;br&gt; з/н — п/п Евдокимов И.И. (упом. 28.06.52) [5. Разд. 4. Л. 1];&lt;br&gt; п/п Племянников В.В. (упом. 09.09.52, 24.01.53) [5. Разд. 5. Л. 8, 18].</text:p>
          </table:table-cell>
          <table:table-cell office:value-type="string" calcext:value-type="string">
            <text:p>В УИТЛК УМВД по Красноярскому кр., в фонде ТАЕЖНОГО ИТЛ {1}.</text:p>
          </table:table-cell>
          <table:table-cell office:value-type="string" calcext:value-type="string">
            <text:p>&lt;SUP&gt;1&lt;/SUP&gt; Этим пр. расформированы существовавшие до этого в системе Енисейстроя ТУИМСКОЕ ГОРНОПРОМЫШЛЕННОЕ УПР. И ИТЛ и ИТ лагеря при Красноярском стр-ве, Красноярском упр. спец. стр-ва и Таежном горнопром. упр.;&lt;br&gt; ЮГО-ЗАПАДНОЕ ГОРНОПРОМЫШЛЕННОЕ УПР. И ИТЛ ЕНИСЕЙСТРОЯ переподчинено непосредственно ИТЛ ДС. При этом в состав ИТЛ ДС вошло 12 ЛО.&lt;br&gt;&lt;SUP&gt;2&lt;/SUP&gt; Согласно [5. Разд. 1. Л. 2об.], первоначально телегр. код был Енисей.&lt;br&gt;&lt;SUP&gt;3&lt;/SUP&gt; Согласно [5. Разд. 1. Л. 2об.], первоначально адрес ИТЛ был п/я 122, затем 23, а лит. обозначения начали вводить в п/я не ранее осени 1952 г.&lt;br&gt;&lt;SUP&gt;4&lt;/SUP&gt; Из них 3343 женщины, 1082 осужденных за к/р преступления.&lt;br&gt;&lt;SUP&gt;5&lt;/SUP&gt; По всей вероятности, В.В.Племянников оставался и.о. нач. ИТЛ до его закрытия, поскольку он был и.о. нач. преемника ИТЛ ДС — ТАЕЖНОГО ИТЛ.</text:p>
          </table:table-cell>
          <table:table-cell/>
          <table:table-cell office:value-type="string" calcext:value-type="string">
            <text:p>&lt;ol compact&gt;&lt;li&gt;Пр.00735 МВД от 16.10.51&lt;br&gt;&lt;li&gt;Пр. 0050 МЮ от 14.05.53. &lt;br&gt;&lt;li&gt;Пр. 00232 МВД от 06.04.50.&lt;br&gt;&lt;li&gt;Пр. 00193 МВД от 18.04.51.&lt;br&gt;&lt;li&gt;ГАРФ. Ф. 9414. Оп. 1. Д. 583.&lt;br&gt;&lt;li&gt;Там же. Д. 172. Л. 232.&lt;br&gt;&lt;li&gt;Пр. 025/л МЮ от 01.04.53.&lt;/ol&gt;</text:p>
          </table:table-cell>
          <table:table-cell office:value-type="string" calcext:value-type="string">
            <text:p>С 16.10.51 в подчинении УИТЛ ДС находилось ЮГО-ЗАПАДНОЕ ГОРНОПРОМЫШЛЕННОЕ УПР. И ИТЛ ЕНИСЕЙСТРОЯ [1].</text:p>
          </table:table-cell>
          <table:table-cell office:value-type="string" calcext:value-type="string">
            <text:p>&lt;a href=r3-139.html&gt;ИТЛ И СТРОИТЕЛЬСТВО АКТОВРАКСКОГО КОМБИНАТА&lt;/a&gt;,&lt;br&gt; &lt;a href=r3-148.html&gt;ИТЛ И СТРОИТЕЛЬСТВО ЖЕЛЕЗНОЙ ДОРОГИ КРАСНОЯРСК—ЕНИСЕЙСК&lt;/a&gt;,&lt;br&gt; &lt;a href=r3-212.html&gt;КРАСНОЯРСКОЕ СТРОИТЕЛЬСТВО И ИТЛ ЕНИСЕЙСТРОЯ&lt;/a&gt;,&lt;br&gt; &lt;a href=r3-213.html&gt;КРАСНОЯРСКОЕ УПР. СПЕЦИАЛЬНОГО СТРОИТЕЛЬСТВА И ИТЛ П/Я 138&lt;/a&gt;,&lt;br&gt; &lt;a href=r3-410.html&gt;ТАЕЖНОЕ ГОРНОПРОМЫШЛЕННОЕ УПР. И ИТЛ ЕНИСЕЙСТРОЯ&lt;/a&gt;,&lt;br&gt; &lt;a href=r3-411.html&gt;ТАЕЖНЫЙ ИТЛ&lt;/a&gt;,&lt;br&gt; &lt;a href=r3-425.html&gt;ТУИМСКОЕ ГОРНОПРОМЫШЛЕННОЕ УПР. И ИТЛ ЕНИСЕЙСТРОЯ&lt;/a&gt;,&lt;br&gt; &lt;a href=r3-428.html&gt;УЛЕНСКОЕ ГОРНОПРОМЫШЛЕННОЕ УПР. И ИТЛ&lt;/a&gt;,&lt;br&gt; &lt;a href=r3-468.html&gt;ЮГО-ЗАПАДНОЕ ГОРНОПРОМЫШЛЕННОЕ УПР. И ИТЛ ЕНИСЕЙСТРОЯ&lt;/a&gt;.</text:p>
          </table:table-cell>
          <table:table-cell office:value-type="string" calcext:value-type="string">
            <text:p>С.Филиппов, 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ДТ</text:p>
          </table:table-cell>
          <table:table-cell office:value-type="string" calcext:value-type="string">
            <text:p>ИТЛ и СМУ п/я 33, ИТЛ СМУ 51</text:p>
          </table:table-cell>
          <table:table-cell office:value-type="string" calcext:value-type="string">
            <text:p>организован 15.01.52 [1];&lt;br&gt; закрыт 29.04.53 {35}.</text:p>
          </table:table-cell>
          <table:table-cell/>
          <table:table-cell office:value-type="string" calcext:value-type="string">
            <text:p>ГУЛПС, в составе СТРОИТЕЛЬСТВА 565 И ИТЛ с 15.01.52 [1];&lt;br&gt; ГУЛАГ МЮ с 02.04.53 {33}&lt;SUP&gt;1&lt;/SUP&gt;.</text:p>
          </table:table-cell>
          <table:table-cell office:value-type="string" calcext:value-type="string">
            <text:p>Московская обл., г.Наро-Фоминск [1], {22}.</text:p>
          </table:table-cell>
          <table:table-cell office:value-type="string" calcext:value-type="string">
            <text:p>ДТ с 15.01.52 [1].</text:p>
          </table:table-cell>
          <table:table-cell office:value-type="string" calcext:value-type="string">
            <text:p>Прожектор [2. Разд. 1. Л. 2], {22}.</text:p>
          </table:table-cell>
          <table:table-cell office:value-type="string" calcext:value-type="string">
            <text:p>г.Наро-Фоминск Московской обл., п/я 33 [2. Разд. 1. Л. 2];&lt;br&gt; п/я ДТ-33 {22}.</text:p>
          </table:table-cell>
          <table:table-cell office:value-type="string" calcext:value-type="string">
            <text:p>спецстройка [2. Разд. 1. Л. 2], стр-во жилпоселков, электроподстанций, водопровода [3].</text:p>
          </table:table-cell>
          <table:table-cell office:value-type="string" calcext:value-type="string">
            <text:p>20.02.52 — 3532 [4], 01.04.52 — 4274 [2. Разд. 3. Л. 2об.–10об.].</text:p>
          </table:table-cell>
          <table:table-cell office:value-type="string" calcext:value-type="string">
            <text:p>нач. — п/п (полк. в/с) Машков Н.Ф., с 15.01.52 — не ранее 31.01.53 [1, 5];&lt;br&gt; з/н — кап. Мельник С.П., с 26.06.52 — ? [6].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&lt;ol compact&gt;&lt;li&gt;Пр. 00118 МВД от 15.01.52.&lt;br&gt;&lt;li&gt;ГАРФ. Ф. 9414. Оп. 1д. Д. 315.&lt;br&gt;&lt;li&gt;Пр. 00183 МВД от 08.09.52.&lt;br&gt;&lt;li&gt;ГАРФ. Ф. 9414. Оп.1. Д. 658. Л. 68.&lt;br&gt;&lt;li&gt;Пр. 01422 МВД от 30.01.53.&lt;br&gt;&lt;li&gt;Пр. 00162 МВД от 26.06.52.&lt;/ol&gt;</text:p>
          </table:table-cell>
          <table:table-cell/>
          <table:table-cell office:value-type="string" calcext:value-type="string">
            <text:p>&lt;a href=r3-23.html&gt;БАКОВСКИЙ ИТЛ&lt;/a&gt;,&lt;br&gt; &lt;a href=r3-362.html&gt;СТРОИТЕЛЬСТВО 565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ДЮ</text:p>
          </table:table-cell>
          <table:table-cell office:value-type="string" calcext:value-type="string">
            <text:p>ИТЛ и СМУ п/я 26, ИТЛ СМУ 44</text:p>
          </table:table-cell>
          <table:table-cell office:value-type="string" calcext:value-type="string">
            <text:p>организован 15.01.52 [1];&lt;br&gt; закрыт 03.02.53 (влит в ИТЛ ГА)&lt;SUP&gt;1&lt;/SUP&gt; [2].</text:p>
          </table:table-cell>
          <table:table-cell/>
          <table:table-cell office:value-type="string" calcext:value-type="string">
            <text:p>ГУЛПС, в составе СТРОИТЕЛЬСТВА 565 И ИТЛ с 15.01.52 [1].</text:p>
          </table:table-cell>
          <table:table-cell office:value-type="string" calcext:value-type="string">
            <text:p>ст.Фрязево Московско-Курской ж.д. (Московская обл.) [1], {22}.</text:p>
          </table:table-cell>
          <table:table-cell office:value-type="string" calcext:value-type="string">
            <text:p>ДЮ с 15.01.52 [1].</text:p>
          </table:table-cell>
          <table:table-cell office:value-type="string" calcext:value-type="string">
            <text:p>Филин {22}.</text:p>
          </table:table-cell>
          <table:table-cell office:value-type="string" calcext:value-type="string">
            <text:p>ст. Фрязево Московско-Курской ж.д., п/я 26 [3. Разд. 1. Л. 2];&lt;br&gt; п/я ДЮ-26 {22}.</text:p>
          </table:table-cell>
          <table:table-cell office:value-type="string" calcext:value-type="string">
            <text:p>спецстройка [3. Разд. 1. Л. 2], стр-во жилпоселков, автодорог [4].</text:p>
          </table:table-cell>
          <table:table-cell office:value-type="string" calcext:value-type="string">
            <text:p>04.52 — 4645 [3. Разд. 3. Л. 1об.–9об.].</text:p>
          </table:table-cell>
          <table:table-cell office:value-type="string" calcext:value-type="string">
            <text:p>нач. — Яровиков Н.П., с 15.01.52 по 03.05.52 [1, 5], полк. Прутковский М.Н., с 03.05.52 по 03.02.53 [6, 2];&lt;br&gt; з/н — п/п в/с Дупленко И.Д., с 05.11.52 — ? [7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Согласно [2], строит. участки 1 и 3 переданы не в СМУ 43, а в СМУ 53;&lt;br&gt; по-видимому, соответствующие ЛО были переданы в ИТЛ ЖР.</text:p>
          </table:table-cell>
          <table:table-cell/>
          <table:table-cell office:value-type="string" calcext:value-type="string">
            <text:p>&lt;ol compact&gt;&lt;li&gt;Пр. 00117 МВД от 15.01.52.&lt;br&gt;&lt;li&gt;Пр. 001034 МВД от 03.02.53.&lt;br&gt;&lt;li&gt;ГАРФ. Ф. 9414. Оп. 1д. Д. 308.&lt;br&gt;&lt;li&gt;Пр. 00191 МВД от 08.09.52. &lt;br&gt;&lt;li&gt;Пр. 0117 МВД от 03.05.52.&lt;br&gt;&lt;li&gt;Пр. 0118 МВД от 03.05.52&lt;br&gt;&lt;li&gt;Пр. 0165 МВД от 05.11.52.&lt;/ol&gt;</text:p>
          </table:table-cell>
          <table:table-cell/>
          <table:table-cell office:value-type="string" calcext:value-type="string">
            <text:p>&lt;a href=r3-117.html&gt;ИТЛ ГА&lt;/a&gt;,&lt;br&gt; &lt;a href=r3-130.html&gt;ИТЛ ЖР&lt;/a&gt;,&lt;br&gt; &lt;a href=r3-362.html&gt;СТРОИТЕЛЬСТВО 565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ЕЛ</text:p>
          </table:table-cell>
          <table:table-cell office:value-type="string" calcext:value-type="string">
            <text:p>ИТЛ геологоразведочной экспедиции</text:p>
          </table:table-cell>
          <table:table-cell office:value-type="string" calcext:value-type="string">
            <text:p>организован 10.01.51 [1];&lt;br&gt; закрыт 14.05.53 — переименован в ОСТРОВСКОЕ ЛО {36}&lt;SUP&gt;1&lt;/SUP&gt;.</text:p>
          </table:table-cell>
          <table:table-cell/>
          <table:table-cell office:value-type="string" calcext:value-type="string">
            <text:p>ГУЛПС с 10.01.51 [1];&lt;br&gt; ГУЛАГ МЮ с 02.04.53 {33}.</text:p>
          </table:table-cell>
          <table:table-cell office:value-type="string" calcext:value-type="string">
            <text:p>ст. Бородино Западной ж.д. (Московская обл.) [2. Разд. 1. Л. 3], {34}.</text:p>
          </table:table-cell>
          <table:table-cell office:value-type="string" calcext:value-type="string">
            <text:p>ЕЛ с 10.01.51 [1].</text:p>
          </table:table-cell>
          <table:table-cell office:value-type="string" calcext:value-type="string">
            <text:p>нет на 07.04.53 {34}.</text:p>
          </table:table-cell>
          <table:table-cell office:value-type="string" calcext:value-type="string">
            <text:p>ст. Бородино, п/я 50а {1};&lt;br&gt; г.Москва, а/я 50а {34}.</text:p>
          </table:table-cell>
          <table:table-cell office:value-type="string" calcext:value-type="string">
            <text:p>стр-во геологоразведочной экспедиции {1}, обслуживание Стр-ва 714 Главпромстроя [2. Разд. 1. Л. 3]&lt;SUP&gt;2&lt;/SUP&gt;, проходка шахт и туннеля [3], работы по оборудованию шахт [4].</text:p>
          </table:table-cell>
          <table:table-cell office:value-type="string" calcext:value-type="string">
            <text:p>15.03.53 — 2587 [2. Разд. 4. Л. 11].</text:p>
          </table:table-cell>
          <table:table-cell office:value-type="string" calcext:value-type="string">
            <text:p>нач. — ст. тех.-лейт. Наумов Е.А. (упом. 12.09.51, 05.10.51) [5, 6];&lt;br&gt; инж.-п/п Мальцев С.Ф. (упом. 21.03.52, 14.11.52) [7, 8];&lt;br&gt; и.о. нач. — п/п в/с Тараскин И.П., с 30.04.53&lt;SUP&gt;3&lt;/SUP&gt; — ? [9].</text:p>
          </table:table-cell>
          <table:table-cell office:value-type="string" calcext:value-type="string">
            <text:p>Cм. ОСТРОВСКОЕ ЛО.</text:p>
          </table:table-cell>
          <table:table-cell office:value-type="string" calcext:value-type="string">
            <text:p>&lt;SUP&gt;1&lt;/SUP&gt; ИТЛ приказано реорг. в ЛО 29.04.53 {35};&lt;br&gt; по-видимому, {36} издан в развитие {35} в части, касающейся ИТ лагерей ЕЛ, ЕМ, ЕН и ЕО.&lt;br&gt;&lt;SUP&gt;2&lt;/SUP&gt; По-видимому, стр-во геологоразведочной экспедиции и Стр-во 714 — одно и то же.&lt;br&gt;&lt;SUP&gt;3&lt;/SUP&gt; Фактически вступил в должность ранее, так как упом. 01.04.53 и 15.04.53 [2. Разд. 4. Л. 9, 7].</text:p>
          </table:table-cell>
          <table:table-cell/>
          <table:table-cell office:value-type="string" calcext:value-type="string">
            <text:p>&lt;ol compact&gt;&lt;li&gt;Пр. 0018 МВД от 10.01.51.&lt;br&gt;&lt;li&gt;ГАРФ. Ф. 9414. Оп. 1. Д. 770.&lt;br&gt;&lt;li&gt;Пр. 00232 МВД от 07.03.52.&lt;br&gt;&lt;li&gt;Пр. 00459 МВД от 27.05.52. &lt;br&gt;&lt;li&gt;Пр. 00634 МВД от 12.09.51.&lt;br&gt;&lt;li&gt;Пр. 00717 МВД от 05.10.51.&lt;br&gt;&lt;li&gt;Пр. 0459 МВД от 21.03.52.&lt;br&gt;&lt;li&gt;Пр. 00904 МВД от 14.11.52.&lt;br&gt;&lt;li&gt;Пр. 0040/л МЮ от 30.04.53.&lt;br&gt;&lt;li&gt;Пр. МВД 00400 от 16.04.52.&lt;br&gt;&lt;li&gt;Расп. МВД 650 от 18.04.52.&lt;/ol&gt;</text:p>
          </table:table-cell>
          <table:table-cell office:value-type="string" calcext:value-type="string">
            <text:p>16.04.52 приказано направлять персонал в этот ИТЛ только с разрешения органов МГБ [10];&lt;br&gt; 18.04.52 Стр-ву установлена первая категория секретности [11].</text:p>
          </table:table-cell>
          <table:table-cell office:value-type="string" calcext:value-type="string">
            <text:p>&lt;a href=r3-124.html&gt;ИТЛ ЕМ&lt;/a&gt;,&lt;br&gt; &lt;a href=r3-125.html&gt;ИТЛ ЕН&lt;/a&gt;,&lt;br&gt; &lt;a href=r3-126.html&gt;ИТЛ ЕО&lt;/a&gt;,&lt;br&gt; &lt;a href=r3-269.html&gt;ОСТРОВСКОЕ ЛО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ЕМ</text:p>
          </table:table-cell>
          <table:table-cell office:value-type="string" calcext:value-type="string">
            <text:p>ИТЛ и Строительство угольной шахты</text:p>
          </table:table-cell>
          <table:table-cell office:value-type="string" calcext:value-type="string">
            <text:p>организован 10.01.51 [1];&lt;br&gt; закрыт 14.05.53 — переименован в ДУБОГОРСКОЕ ЛО {36}&lt;SUP&gt;1&lt;/SUP&gt;.</text:p>
          </table:table-cell>
          <table:table-cell/>
          <table:table-cell office:value-type="string" calcext:value-type="string">
            <text:p>ГУЛПС с 10.01.51 [1];&lt;br&gt; ГУЛАГ МЮ с 02.04.53 {33}.</text:p>
          </table:table-cell>
          <table:table-cell office:value-type="string" calcext:value-type="string">
            <text:p>ст. Дворец Калининской ж.д.&lt;SUP&gt;2&lt;/SUP&gt; {34}.</text:p>
          </table:table-cell>
          <table:table-cell office:value-type="string" calcext:value-type="string">
            <text:p>ЕМ с 10.01.51 [1].</text:p>
          </table:table-cell>
          <table:table-cell office:value-type="string" calcext:value-type="string">
            <text:p>Озеро [2. Разд. 1. Л. 3];&lt;br&gt; нет на 07.04.53 {34}.</text:p>
          </table:table-cell>
          <table:table-cell office:value-type="string" calcext:value-type="string">
            <text:p>г.Новгород областной, п/я ЕМ-10 [2. Разд. 1. Л. 3];&lt;br&gt; п/я 10 {34}.</text:p>
          </table:table-cell>
          <table:table-cell office:value-type="string" calcext:value-type="string">
            <text:p>стр-во угольной шахты [3], локомобильных и дизельных эл.-ст., проходка шахтных стволов и туннелей [4], обслуживание Стр-ва 713 Главпромстроя [2. Разд. 1. Л. 3]&lt;SUP&gt;3&lt;/SUP&gt;.</text:p>
          </table:table-cell>
          <table:table-cell office:value-type="string" calcext:value-type="string">
            <text:p>15.03.53 — 2032, 15.04.53 — 2062, 01.05.53 — 1700 [2. Разд. 3. Л. 6, 7].</text:p>
          </table:table-cell>
          <table:table-cell office:value-type="string" calcext:value-type="string">
            <text:p>нач. — инж.-кап. (инж.-майор в/с) Кириллов Н.Ф., с 24.01.51 — не ранее 07.01.53 [3, 5];&lt;br&gt; п/п в/с Кабанов Д.М. (упом. 26.01.53) [6];&lt;br&gt; и.о. нач. — п/п в/с Горбунов П.В., с 30.04.53 — ? [7].</text:p>
          </table:table-cell>
          <table:table-cell office:value-type="string" calcext:value-type="string">
            <text:p>См. ДУБОГОРСКОЕ ЛО.</text:p>
          </table:table-cell>
          <table:table-cell office:value-type="string" calcext:value-type="string">
            <text:p>&lt;SUP&gt;1&lt;/SUP&gt; ИТЛ приказано реорг. в ЛО 29.04.53 {35};&lt;br&gt; по-видимому, {36} издан в развитие {35} в части, касающейся ИТ лагерей ЕЛ, ЕМ, ЕН и ЕО.&lt;br&gt;&lt;SUP&gt;2&lt;/SUP&gt; Согласно схеме ж.д. СССР 1953 г., ст. Дворец — Октябрьской ж.д. (территория Новгородской обл.).&lt;br&gt;&lt;SUP&gt;3&lt;/SUP&gt; По-видимому, стр-во угольной шахты и Стр-во 713 — одно и то же.</text:p>
          </table:table-cell>
          <table:table-cell/>
          <table:table-cell office:value-type="string" calcext:value-type="string">
            <text:p>&lt;ol compact&gt;&lt;li&gt;Пр. 0018 МВД от 10.01.51.&lt;br&gt;&lt;li&gt;ГАРФ. Ф. 9414. Оп. 1. Д. 765.&lt;br&gt;&lt;li&gt;Пр. 0037 МВД от 24.01.51.&lt;br&gt;&lt;li&gt;Пр. 00232 МВД от 07.03.52. &lt;br&gt;&lt;li&gt;Пр. 20лс МВД от 07.01.53.&lt;br&gt;&lt;li&gt;Пр. 0108 МВД от 26.01.53.&lt;br&gt;&lt;li&gt;Пр. 0040/л МЮ от 30.04.53.&lt;br&gt;&lt;li&gt;ГАРФ. Ф. 9414. Оп. 1. Д. 304. Л. 2.&lt;br&gt;&lt;li&gt;Пр. 00400 МВД от 16.04.52.&lt;br&gt;&lt;li&gt;Расп. 650 МВД от 18.04.52.&lt;/ol&gt;</text:p>
          </table:table-cell>
          <table:table-cell office:value-type="string" calcext:value-type="string">
            <text:p>16.04.52 приказано направлять персонал в этот ИТЛ только с разрешения органов МГБ [9];&lt;br&gt; 18.04.52 Стр-ву установлена первая категория секретности [10].</text:p>
          </table:table-cell>
          <table:table-cell office:value-type="string" calcext:value-type="string">
            <text:p>&lt;a href=r3-93.html&gt;ДУБОГОРСКОЕ ЛО&lt;/a&gt;,&lt;br&gt; &lt;a href=r3-123.html&gt;ИТЛ ЕЛ&lt;/a&gt;,&lt;br&gt; &lt;a href=r3-125.html&gt;ИТЛ ЕН&lt;/a&gt;,&lt;br&gt; &lt;a href=r3-126.html&gt;ИТЛ ЕО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ЕН</text:p>
          </table:table-cell>
          <table:table-cell office:value-type="string" calcext:value-type="string">
            <text:p>ИТЛ и нефтеразведочная экспедиция</text:p>
          </table:table-cell>
          <table:table-cell office:value-type="string" calcext:value-type="string">
            <text:p>организован 10.01.51 [1];&lt;br&gt; закрыт 14.05.53 — переименован в МОСТОВСКОЕ ЛО {36}&lt;SUP&gt;1&lt;/SUP&gt;.</text:p>
          </table:table-cell>
          <table:table-cell/>
          <table:table-cell office:value-type="string" calcext:value-type="string">
            <text:p>ГУЛПС с 10.01.51 [1];&lt;br&gt; ГУЛАГ МЮ с 02.04.53 {33}.</text:p>
          </table:table-cell>
          <table:table-cell office:value-type="string" calcext:value-type="string">
            <text:p>ст. Делятин Львовской ж.д. (Украинская ССР, Станиславская, ныне Ивано-Франковская обл.) [2. Разд. 1. Л. 3] {34}.</text:p>
          </table:table-cell>
          <table:table-cell office:value-type="string" calcext:value-type="string">
            <text:p>ЕН с 10.01.51 [1].</text:p>
          </table:table-cell>
          <table:table-cell office:value-type="string" calcext:value-type="string">
            <text:p>нет {34};&lt;br&gt; Колокол [2. Разд. 1. Л. 2]&lt;SUP&gt;2&lt;/SUP&gt;.</text:p>
          </table:table-cell>
          <table:table-cell office:value-type="string" calcext:value-type="string">
            <text:p>г.Станислав (ныне Ивано-Франковск), п/я 206 {34};&lt;br&gt; ст. Делятин, п/я ЕН-206 {1};&lt;br&gt; г.Станислав, п/я ЕН-206 [2. Л. 3].</text:p>
          </table:table-cell>
          <table:table-cell office:value-type="string" calcext:value-type="string">
            <text:p>стр-во нефтеразведочной экспедиции [3], дизельной эл.-ст., бетонорастворного з-да, проходка туннелей, монтажные и отделочные работы [4].</text:p>
          </table:table-cell>
          <table:table-cell office:value-type="string" calcext:value-type="string">
            <text:p>15.03.53 — 2533 [2. Разд. 4. Л. 6], 01.05.53 — 2097 [2. Разд. 4. Л. 13].</text:p>
          </table:table-cell>
          <table:table-cell office:value-type="string" calcext:value-type="string">
            <text:p>нач. — лейт. запаса Белашев Н.И., с 24.01.51 — не ранее 05.05.53 [3], [2. Разд. 4. Л. 12];&lt;br&gt; и.о. нач. — п/п в/с Курочка С.Ф., с 30.04.53 — ? [5]&lt;SUP&gt;2&lt;/SUP&gt;;&lt;br&gt; з/н — кап. Дюков П.Ф., с 04.52 — ? [2. Разд. 1. Л. 3об.].</text:p>
          </table:table-cell>
          <table:table-cell office:value-type="string" calcext:value-type="string">
            <text:p>См. МОСТОВСКОЕ ЛО.</text:p>
          </table:table-cell>
          <table:table-cell office:value-type="string" calcext:value-type="string">
            <text:p>&lt;SUP&gt;1&lt;/SUP&gt; ИТЛ приказано реорг. в ЛО 29.04.53 {35};&lt;br&gt; по-видимому, {36} издан в развитие {35} в части, касающейся ИТ лагерей ЕЛ, ЕМ, ЕН и ЕО.&lt;br&gt;&lt;SUP&gt;2&lt;/SUP&gt; Разночтения в датах между окончанием руководства Н.И.Белашова и началом работы С.Ф.Курочки, по-видимому, объясняются тем, что последний не успел к 05.05.53 приступить к исполнению своих обязанностей.</text:p>
          </table:table-cell>
          <table:table-cell/>
          <table:table-cell office:value-type="string" calcext:value-type="string">
            <text:p>&lt;ol compact&gt;&lt;li&gt;Пр. 0018 МВД от 10.01.51.&lt;br&gt;&lt;li&gt;ГАРФ. Ф. 9414. Оп. 1. Д. 1874.&lt;br&gt;&lt;li&gt;Пр. 0035 МВД от 24.01.51.&lt;br&gt;&lt;li&gt;Пр. 00232 МВД от 07.03.52. &lt;br&gt;&lt;li&gt;Пр. 0040/л МЮ от 30.04.53.&lt;br&gt;&lt;li&gt;Пр. 00400 МВД от 16.04.52.&lt;br&gt;&lt;li&gt;Расп. 650 МВД от 18.04.52.&lt;/ol&gt;</text:p>
          </table:table-cell>
          <table:table-cell office:value-type="string" calcext:value-type="string">
            <text:p>16.04.52 приказано направлять персонал в этот ИТЛ только с разрешения органов МГБ [6];&lt;br&gt; 18.04.52 для ИТЛ ЕН установлена первая категория секретности [7].</text:p>
          </table:table-cell>
          <table:table-cell office:value-type="string" calcext:value-type="string">
            <text:p>&lt;a href=r3-123.html&gt;ИТЛ ЕЛ&lt;/a&gt;,&lt;br&gt; &lt;a href=r3-124.html&gt;ИТЛ ЕМ&lt;/a&gt;,&lt;br&gt; &lt;a href=r3-126.html&gt;ИТЛ ЕО&lt;/a&gt;,&lt;br&gt; &lt;a href=r3-247.html&gt;МОСТОВСКОЕ ЛО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ЕО</text:p>
          </table:table-cell>
          <table:table-cell office:value-type="string" calcext:value-type="string">
            <text:p>ИТЛ и Строительство рудника</text:p>
          </table:table-cell>
          <table:table-cell office:value-type="string" calcext:value-type="string">
            <text:p>организован 10.01.51 [1];&lt;br&gt; закрыт 14.05.53 — переименован в ГАГАРИНСКОЕ ЛО {36}&lt;SUP&gt;1&lt;/SUP&gt;.</text:p>
          </table:table-cell>
          <table:table-cell/>
          <table:table-cell office:value-type="string" calcext:value-type="string">
            <text:p>ГУЛПС с 10.01.51 [1];&lt;br&gt; ГУЛАГ МЮ с 02.04.53 {33}.</text:p>
          </table:table-cell>
          <table:table-cell office:value-type="string" calcext:value-type="string">
            <text:p>ст. Сарыголь (ныне ст. Айвазовская) Сталинской ж.д. {34};&lt;br&gt; Крымская обл., г.Симферополь [2. Разд. 1. Л. 3].</text:p>
          </table:table-cell>
          <table:table-cell office:value-type="string" calcext:value-type="string">
            <text:p>ЕО с 10.01.51 [1], {34}.</text:p>
          </table:table-cell>
          <table:table-cell office:value-type="string" calcext:value-type="string">
            <text:p>нет {39};&lt;br&gt; Море [2. Разд. 1. Л. 3].</text:p>
          </table:table-cell>
          <table:table-cell office:value-type="string" calcext:value-type="string">
            <text:p>г.Феодосия, п/я 46 {34};&lt;br&gt; Крымская обл., г.Симферополь, п/я ЕО-103 [2. Разд. 1. Л. 3].</text:p>
          </table:table-cell>
          <table:table-cell office:value-type="string" calcext:value-type="string">
            <text:p>стр-во рудника [3], горные работы [4], стр-во дизельной эл.-ст., бетонорастворного з-да [5].</text:p>
          </table:table-cell>
          <table:table-cell office:value-type="string" calcext:value-type="string">
            <text:p>15.03.53 — 2445 [2. Разд. 4. Л. 2];&lt;br&gt; 01.05.53 — 2165 [2. Разд. 4. Л. 5].</text:p>
          </table:table-cell>
          <table:table-cell office:value-type="string" calcext:value-type="string">
            <text:p>нач. — майор (п/п) Мухин В.Г., с 24.01.51 (?)&lt;SUP&gt;2&lt;/SUP&gt; — не ранее 17.04.53 [3], [2. Разд. 4. Л. 1];&lt;br&gt; и.о. нач. — лейт. в/с Тюпин А.А., с 30.04.53 — ? [6].</text:p>
          </table:table-cell>
          <table:table-cell office:value-type="string" calcext:value-type="string">
            <text:p>См. ГАГАРИНСКОЕ ЛО.</text:p>
          </table:table-cell>
          <table:table-cell office:value-type="string" calcext:value-type="string">
            <text:p>&lt;SUP&gt;1&lt;/SUP&gt; ИТЛ приказано реорг. в ЛО 29.04.53 {35};&lt;br&gt; по-видимому, {36} издан в развитие {35} в части, касающейся ИТ лагерей ЕЛ, ЕМ, ЕН и ЕО.&lt;br&gt;&lt;SUP&gt;2&lt;/SUP&gt; 24.01.51 В.Г.Мухин назначен нач. стр-ва рудника (ИТЛ не упом.);&lt;br&gt; согласно [2. Разд. 1. Л. 3об.] нач. ИТЛ он назначен в сентябре 1951 г. пр. 00632 МВД.</text:p>
          </table:table-cell>
          <table:table-cell/>
          <table:table-cell office:value-type="string" calcext:value-type="string">
            <text:p>&lt;ol compact&gt;&lt;li&gt;Пр. 0018 МВД от 10.01.51.&lt;br&gt;&lt;li&gt;ГАРФ. Ф. 9414. Оп. 1. Д. 1872.&lt;br&gt;&lt;li&gt;Пр. 0036 МВД от 24.01.51.&lt;br&gt;&lt;li&gt;Пр. 00937 МВД от 31.12.51. &lt;br&gt;&lt;li&gt;Пр. 00232 МВД от 07.03.52.&lt;br&gt;&lt;li&gt;Пр. 0040/л МЮ от 30.04.53.&lt;br&gt;&lt;li&gt;Пр. 00400 МВД от 16.04.52.&lt;br&gt;&lt;li&gt;Расп. 650 МВД от 18.04.52.&lt;/ol&gt;</text:p>
          </table:table-cell>
          <table:table-cell office:value-type="string" calcext:value-type="string">
            <text:p>16.04.52 приказано направлять персонал в этот ИТЛ только с разрешения органов МГБ [7];&lt;br&gt; 18.04.52 для ИТЛ ЕО установлена первая категория секретности [8].</text:p>
          </table:table-cell>
          <table:table-cell office:value-type="string" calcext:value-type="string">
            <text:p>&lt;a href=r3-75.html&gt;ГАГАРИНСКОЕ ЛО&lt;/a&gt;,&lt;br&gt; &lt;a href=r3-123.html&gt;ИТЛ ЕЛ&lt;/a&gt;,&lt;br&gt; &lt;a href=r3-124.html&gt;ИТЛ ЕМ&lt;/a&gt;,&lt;br&gt; &lt;a href=r3-125.html&gt;ИТЛ ЕН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ЕЩ</text:p>
          </table:table-cell>
          <table:table-cell office:value-type="string" calcext:value-type="string">
            <text:p>ИТЛ и СМУ п/я 31, ИТЛ СМУ 49</text:p>
          </table:table-cell>
          <table:table-cell office:value-type="string" calcext:value-type="string">
            <text:p>организован 15.01.52 [1];&lt;br&gt; закрыт 29.04.53 {35}.</text:p>
          </table:table-cell>
          <table:table-cell/>
          <table:table-cell office:value-type="string" calcext:value-type="string">
            <text:p>ГУЛПС, в составе СТРОИТЕЛЬСТВА 565 И ИТЛ с 15.01.52 [1];&lt;br&gt; ГУЛАГ МЮ с 02.04.53 {33}.</text:p>
          </table:table-cell>
          <table:table-cell office:value-type="string" calcext:value-type="string">
            <text:p>г.Истра Московской обл. [1], ст. Новоиерусалимская Калининской ж.д. {22}.</text:p>
          </table:table-cell>
          <table:table-cell office:value-type="string" calcext:value-type="string">
            <text:p>ЕЩ с 15.01.52 [1], {22}.</text:p>
          </table:table-cell>
          <table:table-cell office:value-type="string" calcext:value-type="string">
            <text:p>Орел [2. Разд. 1. Л. 2], {22}.</text:p>
          </table:table-cell>
          <table:table-cell office:value-type="string" calcext:value-type="string">
            <text:p>г.Истра Московской обл., п/я 31 [2. Разд. 1. Л. 2];&lt;br&gt; ст. Новоиерусалимская Калининской ж.д., п/я ЕЩ-31 {22}.</text:p>
          </table:table-cell>
          <table:table-cell office:value-type="string" calcext:value-type="string">
            <text:p>спецстройка [2. Разд. 1. Л. 2], стр-во жилпоселков, автодорог [3].</text:p>
          </table:table-cell>
          <table:table-cell office:value-type="string" calcext:value-type="string">
            <text:p>01.04.52 — 4595 [2. Разд. 3. Л. 1об.–9об.].</text:p>
          </table:table-cell>
          <table:table-cell office:value-type="string" calcext:value-type="string">
            <text:p>нач. — инж.-кап. в/с Рюмин И.А., с 15.01.52 — не ранее 03.02.53 [1, 4];&lt;br&gt; з/н — полк. Соколов В.П., с 11.12.52 по 29.04.53 [5, 6]&lt;SUP&gt;1&lt;/SUP&gt;.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&lt;SUP&gt;1&lt;/SUP&gt; Согласно [5], В.П.Соколов формально уволен с должности з/н по сокращению штатов 04.05.53.</text:p>
          </table:table-cell>
          <table:table-cell office:value-type="string" calcext:value-type="string">
            <text:p>&lt;ol compact&gt;&lt;li&gt;Пр. 00115 МВД от 15.01.52.&lt;br&gt;&lt;li&gt;ГАРФ. Ф. 9414. Оп. 1д. Д. 313.&lt;br&gt;&lt;li&gt;Пр. 00187 МВД от 08.09.52.&lt;br&gt;&lt;li&gt;Пр. 001033 МВД от 03.02.53. &lt;br&gt;&lt;li&gt;Пр. 0179 МВД от 11.12.52.&lt;br&gt;&lt;li&gt;Пр. 043/л МЮ от 04.05.53.&lt;/ol&gt;</text:p>
          </table:table-cell>
          <table:table-cell office:value-type="string" calcext:value-type="string">
            <text:p>03.02.53 в ИТЛ ЕЩ были влиты подр. ликвидируемого ИТЛ ГБ [4].</text:p>
          </table:table-cell>
          <table:table-cell office:value-type="string" calcext:value-type="string">
            <text:p>&lt;a href=r3-118.html&gt;ИТЛ ГБ&lt;/a&gt;,&lt;br&gt; &lt;a href=r3-362.html&gt;СТРОИТЕЛЬСТВО 565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ЕЯ</text:p>
          </table:table-cell>
          <table:table-cell office:value-type="string" calcext:value-type="string">
            <text:p>ИТЛ и СМУ п/я 28, ИТЛ СМУ 46</text:p>
          </table:table-cell>
          <table:table-cell office:value-type="string" calcext:value-type="string">
            <text:p>организован 15.01.52 [1];&lt;br&gt; закрыт 29.04.53 {35}.</text:p>
          </table:table-cell>
          <table:table-cell/>
          <table:table-cell office:value-type="string" calcext:value-type="string">
            <text:p>ГУЛПС, в составе СТРОИТЕЛЬСТВА 565 И ИТЛ с 15.01.52 [1];&lt;br&gt; ГУЛАГ МЮ с 02.04.53 {33}.</text:p>
          </table:table-cell>
          <table:table-cell office:value-type="string" calcext:value-type="string">
            <text:p>Московская обл., г.Загорск [1], {22}.</text:p>
          </table:table-cell>
          <table:table-cell office:value-type="string" calcext:value-type="string">
            <text:p>ЕЯ с 15.01.52 г. [1].</text:p>
          </table:table-cell>
          <table:table-cell office:value-type="string" calcext:value-type="string">
            <text:p>Гранит [2. Л. 2], {22}.</text:p>
          </table:table-cell>
          <table:table-cell office:value-type="string" calcext:value-type="string">
            <text:p>Московская обл., г.Загорск, п/я 28 [2. Л. 2];&lt;br&gt; п/я ЕЯ-28 {22}.</text:p>
          </table:table-cell>
          <table:table-cell office:value-type="string" calcext:value-type="string">
            <text:p>спецстройка [2. Л. 2], стр-во ЛЭП [3], жилпоселков [4].</text:p>
          </table:table-cell>
          <table:table-cell office:value-type="string" calcext:value-type="string">
            <text:p>25.02.52 — 3972 [5].</text:p>
          </table:table-cell>
          <table:table-cell office:value-type="string" calcext:value-type="string">
            <text:p>нач. — ст. тех.-лейт. Папикян (Папекян) Х.С., с 15.01.52 по 09.08.52 [1, 6];&lt;br&gt; и.о. нач. — майор Голованов И.А., с 09.08.52 — не ранее 30.01.53 [6, 7];&lt;br&gt; нач. — Суровцев А.А. (упом. 03.02.53) [8];&lt;br&gt; з/н — п/п Слепнев А.Д., с 09.07.52 — ? [9].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&lt;ol compact&gt;&lt;li&gt;Пр. 00114 МВД от 15.01.52.&lt;br&gt;&lt;li&gt;ГАРФ. Ф. 9414. Оп. 1д. Д. 310.&lt;br&gt;&lt;li&gt;Пр. 0153 МВД от 27.09.52.&lt;br&gt;&lt;li&gt;Пр. 00170 МВД от 15.07.52. &lt;br&gt;&lt;li&gt;ГАРФ. Ф. 9414. Оп. 1. Д. 658. Л. 198.&lt;br&gt;&lt;li&gt;Пр. 0127лс МВД от 09.08.52. &lt;br&gt;&lt;li&gt;Пр. 01427 МВД от 30.01.53.&lt;br&gt;&lt;li&gt;Пр. 001030 МВД от 03.02.53.&lt;br&gt;&lt;li&gt;Пр. 00167 МВД от 09.07.52.&lt;/ol&gt;</text:p>
          </table:table-cell>
          <table:table-cell/>
          <table:table-cell office:value-type="string" calcext:value-type="string">
            <text:p>&lt;a href=r3-362.html&gt;СТРОИТЕЛЬСТВО 565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ЖК</text:p>
          </table:table-cell>
          <table:table-cell office:value-type="string" calcext:value-type="string">
            <text:p>ИТЛ и СМУ п/я 27, ИТЛ СМУ 45</text:p>
          </table:table-cell>
          <table:table-cell office:value-type="string" calcext:value-type="string">
            <text:p>организован 15.01.52 [1];&lt;br&gt; закрыт 17.12.52 [2].</text:p>
          </table:table-cell>
          <table:table-cell/>
          <table:table-cell office:value-type="string" calcext:value-type="string">
            <text:p>ГУЛПС, в составе СТРОИТЕЛЬСТВА 565 И ИТЛ с 15.01.52 [1].</text:p>
          </table:table-cell>
          <table:table-cell office:value-type="string" calcext:value-type="string">
            <text:p>Московская обл., г.Ногинск-Глухово [1], {22};&lt;br&gt; г.Ногинск {4}.</text:p>
          </table:table-cell>
          <table:table-cell office:value-type="string" calcext:value-type="string">
            <text:p>ЖК с 15.01.52 [1].</text:p>
          </table:table-cell>
          <table:table-cell office:value-type="string" calcext:value-type="string">
            <text:p>Сосна [3. Разд. 1. Л. 2], {22}.</text:p>
          </table:table-cell>
          <table:table-cell office:value-type="string" calcext:value-type="string">
            <text:p>Московская обл., г.Ногинск-Глухово, п/я 27 [3. Разд. 1. Л. 2];&lt;br&gt; п/я ЖК-27 {22}.</text:p>
          </table:table-cell>
          <table:table-cell office:value-type="string" calcext:value-type="string">
            <text:p>спецстройка [3. Л. 2], работа на мех. з-де [4], стр-во ЛЭП [5], жилпоселков и электроподстанций [6].</text:p>
          </table:table-cell>
          <table:table-cell office:value-type="string" calcext:value-type="string">
            <text:p>01.04.52 — 5124 [3. Разд. 3. Л. 1об.–9об.].</text:p>
          </table:table-cell>
          <table:table-cell office:value-type="string" calcext:value-type="string">
            <text:p>нач. — инж.-майор Латышев П.Г., с 15.01.52 — не ранее 30.05.52 [1, 7];&lt;br&gt; тех.-лейт. в/с Забродин П.Н., не позднее 08.09.52 — не ранее 03.12.52 [6, 8]&lt;SUP&gt;1&lt;/SUP&gt;.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&lt;SUP&gt;1&lt;/SUP&gt; Формально П.Г.Латышев освобожден от должности нач. ИТЛ и СМУ 45 (ИТЛ ЖК), а П.Н.Забродин назначен на его место 03.12.52 [8].</text:p>
          </table:table-cell>
          <table:table-cell office:value-type="string" calcext:value-type="string">
            <text:p>&lt;ol compact&gt;&lt;li&gt;Пр. 00116 МВД от 15.01.52.&lt;br&gt;&lt;li&gt;Пр. 00822 МВД от 17.12.52.&lt;br&gt;&lt;li&gt;ГАРФ. Ф. 9414. Оп. 1д. Д. 309.&lt;br&gt;&lt;li&gt;Там же. Оп. 1. Д. 659. Л. 209.&lt;br&gt;&lt;li&gt;Пр. 0153 МВД от 27.09.52.&lt;br&gt;&lt;li&gt;Пр. 00189 МВД от 08.09.52. &lt;br&gt;&lt;li&gt;Пр. 0120 МВД от 30.05.52.&lt;br&gt;&lt;li&gt;Пр. 0175 МВД от 03.12.52.&lt;/ol&gt;</text:p>
          </table:table-cell>
          <table:table-cell/>
          <table:table-cell office:value-type="string" calcext:value-type="string">
            <text:p>&lt;a href=r3-130.html&gt;ИТЛ ЖР&lt;/a&gt;,&lt;br&gt; &lt;a href=r3-362.html&gt;СТРОИТЕЛЬСТВО 565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ЖР</text:p>
          </table:table-cell>
          <table:table-cell office:value-type="string" calcext:value-type="string">
            <text:p>ИТЛ и СМУ п/я 35, ИТЛ СМУ 53</text:p>
          </table:table-cell>
          <table:table-cell office:value-type="string" calcext:value-type="string">
            <text:p>организован 30.01.52 [1];&lt;br&gt; закрыт 29.04.53 {35}.</text:p>
          </table:table-cell>
          <table:table-cell/>
          <table:table-cell office:value-type="string" calcext:value-type="string">
            <text:p>ГУЛПС, в составе СТРОИТЕЛЬСТВА 565 И ИТЛ с 30.01.52 [1];&lt;br&gt; ГУЛАГ МЮ с 02.04.53 {33}.</text:p>
          </table:table-cell>
          <table:table-cell office:value-type="string" calcext:value-type="string">
            <text:p>Московская обл., Ногинский р-н, д. Макарово [1], {22}.</text:p>
          </table:table-cell>
          <table:table-cell office:value-type="string" calcext:value-type="string">
            <text:p>ЖР с 12.05.52 [2].</text:p>
          </table:table-cell>
          <table:table-cell office:value-type="string" calcext:value-type="string">
            <text:p>Новый {22}.</text:p>
          </table:table-cell>
          <table:table-cell office:value-type="string" calcext:value-type="string">
            <text:p>Московская обл., Ногинский р-н, д. Макарово, п/я 35 [2], [3. Л. 2];&lt;br&gt; п/я ЖР-35 {22}.</text:p>
          </table:table-cell>
          <table:table-cell office:value-type="string" calcext:value-type="string">
            <text:p>стр-во ж/д ветки, временных жилпоселков, производственных мастерских, перевалочной базы [4].</text:p>
          </table:table-cell>
          <table:table-cell office:value-type="string" calcext:value-type="string">
            <text:p>к 25.06.52 намечено довести численность з/к до 4000 [5].</text:p>
          </table:table-cell>
          <table:table-cell office:value-type="string" calcext:value-type="string">
            <text:p>нач. — генерал-директор пути и стр-ва 3-го ранга Лихошерстный ?.?. (упом. 12.05.52) [2];&lt;br&gt; инж.-майор в/с Латышев П.Г., не позднее 08.09.52 — не ранее 03.02.53 [6, 7]&lt;SUP&gt;1&lt;/SUP&gt;;&lt;br&gt; з/н — п/п Небесный С.Г., с 11.10.52 — ? [8].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&lt;SUP&gt;1&lt;/SUP&gt; Назначение П.Г.Латышева оформлено пр. [9].</text:p>
          </table:table-cell>
          <table:table-cell office:value-type="string" calcext:value-type="string">
            <text:p>&lt;ol compact&gt;&lt;li&gt;Пр. 00122 МВД от 30.01.52.&lt;br&gt;&lt;li&gt;Пр. 00151 МВД от 12.05.52.&lt;br&gt;&lt;li&gt;ГАРФ. Ф. 9414. Оп. 1д. Д. 317.&lt;br&gt;&lt;li&gt;Пр. 00809 МВД от 13.10.52. &lt;br&gt;&lt;li&gt;Пр. 00158 МВД от 04.06.52.&lt;br&gt;&lt;li&gt;Пр. 00184 МВД от 08.09.52.&lt;br&gt;&lt;li&gt;Пр. 001027 МВД от 03.02.53.&lt;br&gt;&lt;li&gt;Пр. 0154 МВД от 11.10.52.&lt;br&gt;&lt;li&gt;Пр. 0175 МВД от 03.12.52.&lt;/ol&gt;</text:p>
          </table:table-cell>
          <table:table-cell/>
          <table:table-cell office:value-type="string" calcext:value-type="string">
            <text:p>&lt;a href=r3-122.html&gt;ИТЛ ДЮ&lt;/a&gt;,&lt;br&gt; &lt;a href=r3-129.html&gt;ИТЛ ЖК&lt;/a&gt;,&lt;br&gt; &lt;a href=r3-362.html&gt;СТРОИТЕЛЬСТВО 565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И 10-е ПОЛЕВОЕ СТРОИТЕЛЬСТВО НКВД</text:p>
          </table:table-cell>
          <table:table-cell/>
          <table:table-cell office:value-type="string" calcext:value-type="string">
            <text:p>организован 16.07.41 [1]&lt;SUP&gt;1&lt;/SUP&gt;;&lt;br&gt; закрыт 10.41 (?) [2]&lt;SUP&gt;2&lt;/SUP&gt;.</text:p>
          </table:table-cell>
          <table:table-cell/>
          <table:table-cell office:value-type="string" calcext:value-type="string">
            <text:p>ГУЛГТС с 16.07.41 [1].</text:p>
          </table:table-cell>
          <table:table-cell office:value-type="string" calcext:value-type="string">
            <text:p>Ленинградская обл. (ныне Новгородская), г.Боровичи [3]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вероятно, работы по заданию НКО.</text:p>
          </table:table-cell>
          <table:table-cell office:value-type="string" calcext:value-type="string">
            <text:p>09.41— 5762, 10.41— 3996 (УРО).</text:p>
          </table:table-cell>
          <table:table-cell office:value-type="string" calcext:value-type="string">
            <text:p>нач. — Вовси Э.Ю., с 16.07.41 — ? [1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Организован на базе ИТЛ И СТРОИТЕЛЬСТВА БОРОВИЧЕВСКОЙ ГЭС. Возможно, имеется в виду подр. ИТЛ И СТРОИТЕЛЬСТВА МСТИНСКИХ ГЭС (ср. статьи об этих ИТЛ).&lt;br&gt;&lt;SUP&gt;2&lt;/SUP&gt; Последние данные в сводках УРО [2]. Согласно {1}, в декабре 1941 г. и январе 1942 г. з/к переданы СЕВЕРО-ДВИНСКОМУ ИТЛ и СЕВЕРНОМУ ЖЕЛЕЗНОДОРОЖНОМУ ИТЛ.</text:p>
          </table:table-cell>
          <table:table-cell/>
          <table:table-cell office:value-type="string" calcext:value-type="string">
            <text:p>&lt;ol compact&gt;&lt;li&gt;Пр. 0335 НКВД от 16.07.41.&lt;br&gt;&lt;li&gt;ГАРФ. Ф. 9414. Оп. 1. Д. 1161.&lt;br&gt;&lt;li&gt;Пр. 00994 НКВД от 31.07.41.&lt;/ol&gt;</text:p>
          </table:table-cell>
          <table:table-cell/>
          <table:table-cell office:value-type="string" calcext:value-type="string">
            <text:p>&lt;a href=r3-141.html&gt;ИТЛ И СТРОИТЕЛЬСТВО БОРОВИЧЕВСКОЙ ГЭС&lt;/a&gt;,&lt;br&gt; &lt;a href=r3-153.html&gt;ИТЛ И СТРОИТЕЛЬСТВО МСТИНСКИХ ГЭС&lt;/a&gt;.</text:p>
          </table:table-cell>
          <table:table-cell office:value-type="string" calcext:value-type="string">
            <text:p>С.Филип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И СТРОИТЕЛЬСТВО № 1 БАШСПЕЦНЕФТЕСТРОЯ</text:p>
          </table:table-cell>
          <table:table-cell/>
          <table:table-cell office:value-type="string" calcext:value-type="string">
            <text:p>организован 04.08.52 [1];&lt;br&gt; закрыт 29.04.53 {35}.</text:p>
          </table:table-cell>
          <table:table-cell/>
          <table:table-cell office:value-type="string" calcext:value-type="string">
            <text:p>УПР. ИТЛ И БАШСПЕЦНЕФТЕСТРОЯ с 04.08.52 [1];&lt;br&gt; ГУЛАГ МЮ с 02.04.53 {33}.</text:p>
          </table:table-cell>
          <table:table-cell office:value-type="string" calcext:value-type="string">
            <text:p>Башкирская АССР, Уфимская обл., с.Туймаза (ныне г.Туймазы) [1], [2. Разд. 1. Л. 2], {22, 26}.</text:p>
          </table:table-cell>
          <table:table-cell office:value-type="string" calcext:value-type="string">
            <text:p>ИЛ с 04.08.52 [1].</text:p>
          </table:table-cell>
          <table:table-cell office:value-type="string" calcext:value-type="string">
            <text:p>Печора {22, 26}.</text:p>
          </table:table-cell>
          <table:table-cell office:value-type="string" calcext:value-type="string">
            <text:p>Башкирская АССР, Уфимская обл, с.Туймаза, п/я 9 [2. Разд. 1. Л. 2];&lt;br&gt; п/я ИЛ-9 {22, 26}.</text:p>
          </table:table-cell>
          <table:table-cell office:value-type="string" calcext:value-type="string">
            <text:p>стр-во предприятий нефтедобывающей пром. [2. Разд. 1. Л. 2].</text:p>
          </table:table-cell>
          <table:table-cell office:value-type="string" calcext:value-type="string">
            <text:p>01.12.52 — 1224 [2. Разд. 3. Л. 1об.].</text:p>
          </table:table-cell>
          <table:table-cell office:value-type="string" calcext:value-type="string">
            <text:p>нач. — полк. Орловский И.И., с 13.08.52 — ? [3];&lt;br&gt; з/н — п/п в/с Долгушин Г.А., с 18.09.52 по 05.08.53 [2. Разд. 1. Л. 2об., 4].</text:p>
          </table:table-cell>
          <table:table-cell office:value-type="string" calcext:value-type="string">
            <text:p>В УИТЛК МВД Башкирской АССР и в 1-м Спецотделе МВД Башкирской АССР, в едином архиве Упр. ИТ лагерей Башспецнефтестроя {1}.</text:p>
          </table:table-cell>
          <table:table-cell table:number-columns-repeated="2"/>
          <table:table-cell office:value-type="string" calcext:value-type="string">
            <text:p>&lt;ol compact&gt;&lt;li&gt;Пр. 00571 МВД от 04.08.52.&lt;br&gt;&lt;li&gt;ГАРФ. Ф. 9414. Оп. 1д. Д. 270.&lt;br&gt;&lt;li&gt;Пр. 950лс МВД от 13.08.52.&lt;br&gt;&lt;li&gt;Пр. 779/лг МЮ от 05.08.53.&lt;/ol&gt;</text:p>
          </table:table-cell>
          <table:table-cell/>
          <table:table-cell office:value-type="string" calcext:value-type="string">
            <text:p>&lt;a href=r3-134.html&gt;ИТЛ И СТРОИТЕЛЬСТВО № 2 БАШСПЕЦНЕФТЕСТРОЯ&lt;/a&gt;,&lt;br&gt; &lt;a href=r3-136.html&gt;ИТЛ И СТРОИТЕЛЬСТВО № 3 БАШСПЕЦНЕФТЕСТРОЯ&lt;/a&gt;,&lt;br&gt; &lt;a href=r3-137.html&gt;ИТЛ И СТРОИТЕЛЬСТВО № 4 БАШСПЕЦНЕФТЕСТРОЯ&lt;/a&gt;,&lt;br&gt; &lt;a href=r2-6.html&gt;УПР. ИТЛ И БАШСПЕЦНЕФТЕСТРОЯ&lt;/a&gt;,&lt;br&gt; &lt;a href=r2-7.html&gt;УПР. ИТЛ И ТАТСПЕЦНЕФТЕСТРОЯ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И СТРОИТЕЛЬСТВО № 1 ТАТСПЕЦНЕФТЕСТРОЯ</text:p>
          </table:table-cell>
          <table:table-cell/>
          <table:table-cell office:value-type="string" calcext:value-type="string">
            <text:p>организован 04.08.52 [1];&lt;br&gt; закрыт 29.04.53 {35}.</text:p>
          </table:table-cell>
          <table:table-cell/>
          <table:table-cell office:value-type="string" calcext:value-type="string">
            <text:p>УПР. ИТЛ И ТАТСПЕЦНЕФТЕСТРОЯ с 04.08.52 [1];&lt;br&gt; ГУЛАГ МЮ с 02.04.53 {33}.</text:p>
          </table:table-cell>
          <table:table-cell office:value-type="string" calcext:value-type="string">
            <text:p>Татарская АССР, с.Альметьево (c 1953 г. — г.Альметьевск {45}) [2. Л. 2], {22, 26};&lt;br&gt; р-н Альметьевска [1].</text:p>
          </table:table-cell>
          <table:table-cell office:value-type="string" calcext:value-type="string">
            <text:p>ИИ с 04.08.52 [1].</text:p>
          </table:table-cell>
          <table:table-cell office:value-type="string" calcext:value-type="string">
            <text:p>Кама {22, 26}.</text:p>
          </table:table-cell>
          <table:table-cell office:value-type="string" calcext:value-type="string">
            <text:p>Татарская АССР, с.Альметьево, п/я ИИ-24 {22, 26}.</text:p>
          </table:table-cell>
          <table:table-cell office:value-type="string" calcext:value-type="string">
            <text:p>стр-во предприятий нефтедобывающей пром. [2. Разд. 1. Л. 2].</text:p>
          </table:table-cell>
          <table:table-cell office:value-type="string" calcext:value-type="string">
            <text:p>01.12.52 — 2203&lt;SUP&gt;1&lt;/SUP&gt; [2. Разд. 3. Л. 1об., 3об.].</text:p>
          </table:table-cell>
          <table:table-cell office:value-type="string" calcext:value-type="string">
            <text:p>нач. — п/п Гусов Ф.Д. (Д.Д.?), с 18.09.52 — ? [3];&lt;br&gt; з/н — п/п Бурьян П.К. (упом. в 1952 г.) [2. Разд. 1. Л. 2об.].</text:p>
          </table:table-cell>
          <table:table-cell office:value-type="string" calcext:value-type="string">
            <text:p>В ОИТК МВД Татарской АССР: л/д з/к — 5651, материалы делопроизводства (вероятно, архив объединяет документы Стр-ва № 1 и Стр-ва № 2 Татспецнефтестроя) {1}.</text:p>
          </table:table-cell>
          <table:table-cell/>
          <table:table-cell office:value-type="string" calcext:value-type="string">
            <text:p>&lt;SUP&gt;1&lt;/SUP&gt; В том числе 80 осужденных за к/р преступления.</text:p>
          </table:table-cell>
          <table:table-cell office:value-type="string" calcext:value-type="string">
            <text:p>&lt;ol compact&gt;&lt;li&gt;Пр. 00571 МВД от 04.08.52.&lt;br&gt;&lt;li&gt;ГАРФ. Ф. 9414. Оп. 1д. Д. 277.&lt;br&gt;&lt;li&gt;Пр. 1084лс МВД от 18.09.52.&lt;/ol&gt;</text:p>
          </table:table-cell>
          <table:table-cell/>
          <table:table-cell office:value-type="string" calcext:value-type="string">
            <text:p>&lt;a href=r3-135.html&gt;ИТЛ И СТРОИТЕЛЬСТВО № 2 ТАТСПЕЦНЕФТЕСТРОЯ&lt;/a&gt;,&lt;br&gt; &lt;a href=r2-7.html&gt;УПР. ИТЛ И ТАТСПЕЦНЕФТЕСТРОЯ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И СТРОИТЕЛЬСТВО № 2 БАШСПЕЦНЕФТЕСТРОЯ</text:p>
          </table:table-cell>
          <table:table-cell/>
          <table:table-cell office:value-type="string" calcext:value-type="string">
            <text:p>организован 04.08.52 [1];&lt;br&gt; закрыт 29.04.53 {35}.</text:p>
          </table:table-cell>
          <table:table-cell/>
          <table:table-cell office:value-type="string" calcext:value-type="string">
            <text:p>УПР. ИТЛ И БАШСПЕЦНЕФТЕСТРОЯ с 04.08.52 [1], ГУЛАГ МЮ с 02.04.53 {33}.</text:p>
          </table:table-cell>
          <table:table-cell office:value-type="string" calcext:value-type="string">
            <text:p>Башкирская АССР, Культюба [2. Разд. 1. Л. 2];&lt;br&gt; Башкирская АССР, Улу-Телякский р-н, с.Красный Восход [3. Л. 8].</text:p>
          </table:table-cell>
          <table:table-cell office:value-type="string" calcext:value-type="string">
            <text:p>ИМ с 04.08.52 [1].</text:p>
          </table:table-cell>
          <table:table-cell table:number-columns-repeated="2" office:value-type="string" calcext:value-type="string">
            <text:p>?&lt;SUP&gt;1&lt;/SUP&gt;</text:p>
          </table:table-cell>
          <table:table-cell office:value-type="string" calcext:value-type="string">
            <text:p>стр-во предприятий нефтедобывающей пром. [1. Разд. 1. Л. 2], стр-во Шакшанского кирп. з-да [3. Л. 7].</text:p>
          </table:table-cell>
          <table:table-cell office:value-type="string" calcext:value-type="string">
            <text:p>01.12.52 — 1034 [2. Разд. 3. Л. 1об., 3об.].</text:p>
          </table:table-cell>
          <table:table-cell office:value-type="string" calcext:value-type="string">
            <text:p>нач. — инж.-п/п Терешатов (Терещатов) И.Г., с 03.10.52 по 02.03.53;&lt;br&gt; з/н — Галузин В.В. (упом. 1952 г.) [2. Разд. 1. Л. 2об.].</text:p>
          </table:table-cell>
          <table:table-cell office:value-type="string" calcext:value-type="string">
            <text:p>В УИТЛК МВД Башкирской АССР и в 1-м Спецотделе МВД Башкирской АССР, в едином архиве Упр. ИТ лагерей Башспецнефтестроя {1}.</text:p>
          </table:table-cell>
          <table:table-cell/>
          <table:table-cell office:value-type="string" calcext:value-type="string">
            <text:p>&lt;SUP&gt;1&lt;/SUP&gt; Этот ИТЛ не упом. в пр. с объявлением дислокации {22, 26};&lt;br&gt; соответственно нет данных об адресе и телегр. коде. Установлены адреса и телегр. коды ЛО, входивших в данный ИТЛ: Шакшинского стройрайона (ст. Шакша, п/я 19/2;&lt;br&gt; Ока) и Улу-Телякского стройучастка (ст. Аша, п/я 6;&lt;br&gt; Енисей) [2. Разд. 3. Л. 1, 3]. Отметим, что в {45} и Атласах ж.д. СССР 1952–1954 гг. зафиксированы не ст. Аша, а г.Аша (Челябинской обл.) и при нем ст. Вавилово Уфимской ж.д.</text:p>
          </table:table-cell>
          <table:table-cell office:value-type="string" calcext:value-type="string">
            <text:p>&lt;ol compact&gt;&lt;li&gt;Пр. 00571 МВД от 04.08.52.&lt;br&gt;&lt;li&gt;ГАРФ. Ф. 9414. Оп. 1д. Д. 271.&lt;br&gt;&lt;li&gt;Там же. Д. 276.&lt;/ol&gt;</text:p>
          </table:table-cell>
          <table:table-cell/>
          <table:table-cell office:value-type="string" calcext:value-type="string">
            <text:p>&lt;a href=r3-132.html&gt;ИТЛ И СТРОИТЕЛЬСТВО № 1 БАШСПЕЦНЕФТЕСТРОЯ&lt;/a&gt;,&lt;br&gt; &lt;a href=r3-136.html&gt;ИТЛ И СТРОИТЕЛЬСТВО № 3 БАШСПЕЦНЕФТЕСТРОЯ&lt;/a&gt;,&lt;br&gt; &lt;a href=r3-137.html&gt;ИТЛ И СТРОИТЕЛЬСТВО № 4 БАШСПЕЦНЕФТЕСТРОЯ&lt;/a&gt;,&lt;br&gt; &lt;a href=r2-6.html&gt;УПР. ИТЛ И БАШСПЕЦНЕФТЕСТРОЯ&lt;/a&gt;,&lt;br&gt; &lt;a href=r2-7.html&gt;УПР. ИТЛ И ТАТСПЕЦНЕФТЕСТРОЯ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И СТРОИТЕЛЬСТВО № 2 ТАТСПЕЦНЕФТЕСТРОЯ</text:p>
          </table:table-cell>
          <table:table-cell/>
          <table:table-cell office:value-type="string" calcext:value-type="string">
            <text:p>организован 04.08.52 [1];&lt;br&gt; закрыт 29.04.53 {35}.</text:p>
          </table:table-cell>
          <table:table-cell/>
          <table:table-cell office:value-type="string" calcext:value-type="string">
            <text:p>УПР. ИТЛ И ТАТСПЕЦНЕФТЕСТРОЯ с 04.08.52 [1];&lt;br&gt; ГУЛАГ МЮ с 02.04.53 {33}.</text:p>
          </table:table-cell>
          <table:table-cell office:value-type="string" calcext:value-type="string">
            <text:p>Татарская АССР, с.Новая Письмянка (ныне г.Лениногорск) [2. Разд. 1. Л. 2], {22, 26}.</text:p>
          </table:table-cell>
          <table:table-cell office:value-type="string" calcext:value-type="string">
            <text:p>ИК с 04.08.52 [1].</text:p>
          </table:table-cell>
          <table:table-cell office:value-type="string" calcext:value-type="string">
            <text:p>Дон {22, 26}.</text:p>
          </table:table-cell>
          <table:table-cell office:value-type="string" calcext:value-type="string">
            <text:p>Татарская АССР, с.Новая Письмянка, п/я ИК-5 {22, 26}.</text:p>
          </table:table-cell>
          <table:table-cell office:value-type="string" calcext:value-type="string">
            <text:p>стр-во предприятий нефтедобывающей пром. [2. Разд. 1. Л. 2], Акташского кирп. з-да, работы на Чупаевском каменном карьере [3. Разд. 3. Л. 6].</text:p>
          </table:table-cell>
          <table:table-cell office:value-type="string" calcext:value-type="string">
            <text:p>на конец 1952 г. намечалось завезти 1300 з/к [4. Разд. 4. Л. 6]&lt;SUP&gt;1&lt;/SUP&gt;.</text:p>
          </table:table-cell>
          <table:table-cell office:value-type="string" calcext:value-type="string">
            <text:p>нач. — полк. в/с Смирнов И.И., с 26.02.53 — ? [5];&lt;br&gt; з/н — мaйор Зосимов Н.З. (упом. в 1952 г.) [1. Разд. 1. Л. 2об.].</text:p>
          </table:table-cell>
          <table:table-cell office:value-type="string" calcext:value-type="string">
            <text:p>Cм. ИТЛ И СТРОИТЕЛЬСТВО № 1 ТАТСПЕЦНЕФТЕСТРОЯ.</text:p>
          </table:table-cell>
          <table:table-cell/>
          <table:table-cell office:value-type="string" calcext:value-type="string">
            <text:p>&lt;SUP&gt;1&lt;/SUP&gt; На 01.01.53 в ИТЛ № 1 и № 2 Татспецнефтестроя всего было 2120 з/к, на 01.12.52 в ИТЛ № 1 Татспецнефтестроя — 2203 з/к. Таким образом, в начале 1953 г. в ИТЛ № 2 з/к не было или было очень мало [3. Разд. 4. Л. 37], [4. Разд. 3. Л. 1об., 3об.].</text:p>
          </table:table-cell>
          <table:table-cell office:value-type="string" calcext:value-type="string">
            <text:p>&lt;ol compact&gt;&lt;li&gt;Пр. 00571 МВД от 04.08.52.&lt;br&gt;&lt;li&gt;ГАРФ. Ф. 9414. Оп. 1д. Д. 278.&lt;br&gt;&lt;li&gt;Там же. Д. 276.&lt;br&gt;&lt;li&gt;Там же. Д. 277.&lt;br&gt;&lt;li&gt;Пр. 232лс МВД от 26.02.53.&lt;/ol&gt;</text:p>
          </table:table-cell>
          <table:table-cell/>
          <table:table-cell office:value-type="string" calcext:value-type="string">
            <text:p>&lt;a href=r3-133.html&gt;ИТЛ И СТРОИТЕЛЬСТВО № 1 ТАТСПЕЦНЕФТЕСТРОЯ&lt;/a&gt;,&lt;br&gt; &lt;a href=r2-7.html&gt;УПР. ИТЛ И ТАТСПЕЦНЕФТЕСТРОЯ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И СТРОИТЕЛЬСТВО № 3 БАШСПЕЦНЕФТЕСТРОЯ</text:p>
          </table:table-cell>
          <table:table-cell/>
          <table:table-cell office:value-type="string" calcext:value-type="string">
            <text:p>организован 04.08.52 [1];&lt;br&gt; закрыт 29.04.53 {35}.</text:p>
          </table:table-cell>
          <table:table-cell/>
          <table:table-cell office:value-type="string" calcext:value-type="string">
            <text:p>УПР. ИТЛ И БАШСПЕЦНЕФТЕСТРОЯ с 04.98.52 [1];&lt;br&gt; ГУЛАГ МЮ с 02.04.53 {33}.</text:p>
          </table:table-cell>
          <table:table-cell office:value-type="string" calcext:value-type="string">
            <text:p>Башкирская АССР, Уфимская обл., г.Бирск [1], [2. Разд. 1. Л. 2], {22, 26}.</text:p>
          </table:table-cell>
          <table:table-cell office:value-type="string" calcext:value-type="string">
            <text:p>ИО с 04.08.52 [1].</text:p>
          </table:table-cell>
          <table:table-cell office:value-type="string" calcext:value-type="string">
            <text:p>Двина {22, 26}.</text:p>
          </table:table-cell>
          <table:table-cell office:value-type="string" calcext:value-type="string">
            <text:p>Уфимская обл., г.Бирск, п/я 12/4 [2. Разд. 1. Л. 2];&lt;br&gt; п/я ИО-12 {22, 26}.</text:p>
          </table:table-cell>
          <table:table-cell office:value-type="string" calcext:value-type="string">
            <text:p>стр-во предприятий нефтедобывающей пром. [2. Разд. 1. Л. 2].</text:p>
          </table:table-cell>
          <table:table-cell office:value-type="string" calcext:value-type="string">
            <text:p>01.12.52 — 1544&lt;SUP&gt;1&lt;/SUP&gt; [2. Разд. 3. Л. 1об., 3об.].</text:p>
          </table:table-cell>
          <table:table-cell office:value-type="string" calcext:value-type="string">
            <text:p>нач. — майор Никифоров Ф.Л., с 03.10.52 — ? [3];&lt;br&gt; з/н — г/м Попков И.Г., с 21.01.53 — ? [2. Разд. 1. Л. 2об.].</text:p>
          </table:table-cell>
          <table:table-cell office:value-type="string" calcext:value-type="string">
            <text:p>В УИТЛК МВД Башкирской АССР и в 1-м Спецотделе МВД Башкирской АССР, в едином архиве Упр. ИТ лагерей Башспецнефтестроя {1}.</text:p>
          </table:table-cell>
          <table:table-cell/>
          <table:table-cell office:value-type="string" calcext:value-type="string">
            <text:p>&lt;SUP&gt;1&lt;/SUP&gt; Из них 38 осужденных за к/р преступления.</text:p>
          </table:table-cell>
          <table:table-cell office:value-type="string" calcext:value-type="string">
            <text:p>&lt;ol compact&gt;&lt;li&gt;Пр. 00571 МВД от 04.08.52.&lt;br&gt;&lt;li&gt;ГАРФ. Ф. 9414. Оп. 1д. Д. 272.&lt;br&gt;&lt;li&gt;Пр. 1181лс МВД от 03.10.52.&lt;/ol&gt;</text:p>
          </table:table-cell>
          <table:table-cell/>
          <table:table-cell office:value-type="string" calcext:value-type="string">
            <text:p>&lt;a href=r3-132.html&gt;ИТЛ И СТРОИТЕЛЬСТВО № 1 БАШСПЕЦНЕФТЕСТРОЯ&lt;/a&gt;,&lt;br&gt; &lt;a href=r3-134.html&gt;ИТЛ И СТРОИТЕЛЬСТВО № 2 БАШСПЕЦНЕФТЕСТРОЯ&lt;/a&gt;,&lt;br&gt; &lt;a href=r3-137.html&gt;ИТЛ И СТРОИТЕЛЬСТВО № 4 БАШСПЕЦНЕФТЕСТРОЯ&lt;/a&gt;,&lt;br&gt; &lt;a href=r2-6.html&gt;УПР. ИТЛ И БАШСПЕЦНЕФТЕСТРОЯ&lt;/a&gt;,&lt;br&gt; &lt;a href=r2-7.html&gt;УПР. ИТЛ И ТАТСПЕЦНЕФТЕСТРОЯ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И СТРОИТЕЛЬСТВО № 4 БАШСПЕЦНЕФТЕСТРОЯ</text:p>
          </table:table-cell>
          <table:table-cell/>
          <table:table-cell office:value-type="string" calcext:value-type="string">
            <text:p>организован 04.08.52 [1]&lt;SUP&gt;1&lt;/SUP&gt;;&lt;br&gt; закрыт 29.04.53 {35}.</text:p>
          </table:table-cell>
          <table:table-cell/>
          <table:table-cell office:value-type="string" calcext:value-type="string">
            <text:p>УПР. ИТЛ И БАШСПЕЦНЕФТЕСТРОЯ с 04.08.52 [1];&lt;br&gt; ГУЛАГ МЮ с 02.04.53 {33}.</text:p>
          </table:table-cell>
          <table:table-cell office:value-type="string" calcext:value-type="string">
            <text:p>Башкирская АССР, р-н Калтасы [1];&lt;br&gt; с.Калтасы [2]&lt;SUP&gt;2&lt;/SUP&gt;.</text:p>
          </table:table-cell>
          <table:table-cell office:value-type="string" calcext:value-type="string">
            <text:p>ИП с 04.08.52 [1].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стр-во предприятий нефтедобывающей пром. [2].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В УИТЛК МВД Башкирской АССР и в 1-м Спецотделе МВД Башкирской АССР, в едином архиве Упр. ИТ лагерей Башспецнефтестроя {1}.</text:p>
          </table:table-cell>
          <table:table-cell office:value-type="string" calcext:value-type="string">
            <text:p>&lt;SUP&gt;1&lt;/SUP&gt; Судя по отсутствию данных в лит. деле, ИТЛ фактически не был организован. В пр. с объявлением дислокации ИТ лагерей {22, 26} ИТЛ отсутствует.&lt;br&gt;&lt;SUP&gt;2&lt;/SUP&gt; В лит. деле описка (пос. Калтасва);&lt;br&gt; ср. в {45} — райцентр Калтасинского р-на с.Калтасы.</text:p>
          </table:table-cell>
          <table:table-cell/>
          <table:table-cell office:value-type="string" calcext:value-type="string">
            <text:p>&lt;ol compact&gt;&lt;li&gt;Пр. 00571 МВД от 04.08.52.&lt;br&gt;&lt;li&gt;ГАРФ. Ф.9414. Оп.1д. Д.273. Разд. 1. Л.2.&lt;/ol&gt;</text:p>
          </table:table-cell>
          <table:table-cell/>
          <table:table-cell office:value-type="string" calcext:value-type="string">
            <text:p>&lt;a href=r3-132.html&gt;ИТЛ И СТРОИТЕЛЬСТВО № 1 БАШСПЕЦНЕФТЕСТРОЯ&lt;/a&gt;,&lt;br&gt; &lt;a href=r3-134.html&gt;ИТЛ И СТРОИТЕЛЬСТВО № 2 БАШСПЕЦНЕФТЕСТРОЯ&lt;/a&gt;,&lt;br&gt; &lt;a href=r3-136.html&gt;ИТЛ И СТРОИТЕЛЬСТВО № 3 БАШСПЕЦНЕФТЕСТРОЯ&lt;/a&gt;,&lt;br&gt; &lt;a href=r2-6.html&gt;УПР. ИТЛ И БАШСПЕЦНЕФТЕСТРОЯ&lt;/a&gt;,&lt;br&gt; &lt;a href=r2-7.html&gt;УПР. ИТЛ И ТАТСПЕЦНЕФТЕСТРОЯ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И СТРОИТЕЛЬСТВО 4-го УГЛЕРАЗРЕЗА КАРАГАНДИНСКОЙ ОБЛАСТИ</text:p>
          </table:table-cell>
          <table:table-cell office:value-type="string" calcext:value-type="string">
            <text:p>Строительство № 4 и ИТЛ ГУЛЖДС, Карагандауголь НКВД</text:p>
          </table:table-cell>
          <table:table-cell office:value-type="string" calcext:value-type="string">
            <text:p>организован 24.04.43 [1]&lt;SUP&gt;1&lt;/SUP&gt;;&lt;br&gt; закрыт (?) 03.44 [2]&lt;SUP&gt;2&lt;/SUP&gt;.</text:p>
          </table:table-cell>
          <table:table-cell/>
          <table:table-cell office:value-type="string" calcext:value-type="string">
            <text:p>ГУЛЖДС [1, 2].</text:p>
          </table:table-cell>
          <table:table-cell office:value-type="string" calcext:value-type="string">
            <text:p>Казахская ССР, г.Караганда [1, 3], {14}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г.Караганда, п/я 310 на момент открытия [3];&lt;br&gt; п/я 22 на 13.03.44 {14}.</text:p>
          </table:table-cell>
          <table:table-cell office:value-type="string" calcext:value-type="string">
            <text:p>стр-во 4-го угольного разреза в Карагандинском угольном бассейне [1, 2, 4].</text:p>
          </table:table-cell>
          <table:table-cell office:value-type="string" calcext:value-type="string">
            <text:p>11.05.43 — 882&lt;SUP&gt;3&lt;/SUP&gt; [5];&lt;br&gt; 07.43 — 2878, 09.43 — 2914 [6];&lt;br&gt; 01.44 — 2864, 04.44 — 1811, 07.44 — 340 [7].</text:p>
          </table:table-cell>
          <table:table-cell office:value-type="string" calcext:value-type="string">
            <text:p>нач. — Успенский Д.В., с 24.04.43 — ? [1]&lt;SUP&gt;4&lt;/SUP&gt;.</text:p>
          </table:table-cell>
          <table:table-cell office:value-type="string" calcext:value-type="string">
            <text:p>В архиве КАРАГАНДИНСКОГО ИТЛ: л/д з/к — 771, картотека з/к — 3777, материалы делопроизводства — 57;&lt;br&gt; в ГА Карагандинской обл. (пр. нач. Упр.) {1}.</text:p>
          </table:table-cell>
          <table:table-cell office:value-type="string" calcext:value-type="string">
            <text:p>&lt;SUP&gt;1&lt;/SUP&gt; Стр-во 4-го угольного разреза в Карагандинском угольном бассейне возложено на ГУЛЖДС 16.03.43 [4]. Дислокация Упр. Стр-ва и ИТЛ объявлена 23.04.43 [3].&lt;br&gt;&lt;SUP&gt;2&lt;/SUP&gt; В связи с окончанием стр-ва 4-го угольного разреза приказано к 01.03.44 передать разрез комб. Карагандауголь НКУП;&lt;br&gt; ИТЛ не упом. [2]. Последнее известное упом. Стр-ва № 4 и ИТЛ ГУЛЖДС — в пр. от 13.03.44 {14}.&lt;br&gt;&lt;SUP&gt;3&lt;/SUP&gt; Для обеспечения стр-ва рабочей силой приказано передать 7000 в/п (Спасозаводский лагерь) и 2 строит. колонны в кол-ве 600 чел. з/к ВОЛЖСКОГО ИТЛ И СТРОИТЕЛЬСТВА ГИДРОТЕХНИЧЕСКИХ УЗЛОВ [4].&lt;br&gt;&lt;SUP&gt;4&lt;/SUP&gt; 16.03.43 упом. как нач. Упр. стр-ва Карагандинского угольного разреза № 4 [4].</text:p>
          </table:table-cell>
          <table:table-cell/>
          <table:table-cell office:value-type="string" calcext:value-type="string">
            <text:p>&lt;ol compact&gt;&lt;li&gt;Пр. 0154 НКВД от 16.03.43.&lt;br&gt;&lt;li&gt;Пр. 48/31 НКУП и НКВД от 28.01.44.&lt;br&gt;&lt;li&gt;Пр. 00755 НКВД от 23.04.43.&lt;br&gt;&lt;li&gt;Пр. 00486 НКВД от 16.03.43.&lt;br&gt;&lt;li&gt;ГАРФ. Ф. 9414. Оп. 1д. Д. 399.&lt;br&gt;&lt;li&gt;Там же. Оп. 1. Д. 1200.&lt;br&gt;&lt;li&gt;Там же. Д. 1213.&lt;/ol&gt;</text:p>
          </table:table-cell>
          <table:table-cell/>
          <table:table-cell office:value-type="string" calcext:value-type="string">
            <text:p>&lt;a href=r3-190.html&gt;КАРАГАНДИНСКИЙ ИТЛ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И СТРОИТЕЛЬСТВО АКТОВРАКСКОГО КОМБИНАТА</text:p>
          </table:table-cell>
          <table:table-cell/>
          <table:table-cell office:value-type="string" calcext:value-type="string">
            <text:p>организован 24.05.52 [1]&lt;SUP&gt;1&lt;/SUP&gt;;&lt;br&gt; закрыт 29.04.53 {35}.</text:p>
          </table:table-cell>
          <table:table-cell/>
          <table:table-cell office:value-type="string" calcext:value-type="string">
            <text:p>Енисейстрой МВД с 24.05.52 [1];&lt;br&gt; ГУЛАГ МЮ (?) с 02.04.53 {33}&lt;SUP&gt;2&lt;/SUP&gt;.</text:p>
          </table:table-cell>
          <table:table-cell office:value-type="string" calcext:value-type="string">
            <text:p>Тувинская а.о., Барун-Хемчикский р-н, с.Кызыл-Мажалык&lt;SUP&gt;3&lt;/SUP&gt; {25}.</text:p>
          </table:table-cell>
          <table:table-cell office:value-type="string" calcext:value-type="string">
            <text:p>КЖ {25, 3}.</text:p>
          </table:table-cell>
          <table:table-cell office:value-type="string" calcext:value-type="string">
            <text:p>Радуга {25}.</text:p>
          </table:table-cell>
          <table:table-cell office:value-type="string" calcext:value-type="string">
            <text:p>Тувинская а.о., с.Кызыл-Мажалык Барун-Хемчикского р-на, п/я КЖ-1 {25}.</text:p>
          </table:table-cell>
          <table:table-cell office:value-type="string" calcext:value-type="string">
            <text:p>стр-во рудника и асбестообогатительной ф-ки [2. Л. 1].</text:p>
          </table:table-cell>
          <table:table-cell office:value-type="string" calcext:value-type="string">
            <text:p>16.01.53 — 1380 [2. Разд. 5. Л. 2];&lt;br&gt; 01.04.53 — 1294 [3].</text:p>
          </table:table-cell>
          <table:table-cell office:value-type="string" calcext:value-type="string">
            <text:p>нач. — горный директор 1-го ранга Карлюков Ф.Н., с октября (?) 1952 г. — ? [2. Л. 2об.]&lt;SUP&gt;4&lt;/SUP&gt;.</text:p>
          </table:table-cell>
          <table:table-cell office:value-type="string" calcext:value-type="string">
            <text:p>В УИТЛК УМВД по Красноярскому кр., в фонде Енисейстроя {1}.</text:p>
          </table:table-cell>
          <table:table-cell office:value-type="string" calcext:value-type="string">
            <text:p>&lt;SUP&gt;1&lt;/SUP&gt; ИТЛ предписывалось организовать во II кв. 1952 г. [1];&lt;br&gt; до 1951 г. существовало ЛО ТАЕЖНОГО ГОРНОПРОМЫШЛЕННОГО УПР. И ИТЛ ЕНИСЕЙСТРОЯ {1}. Фактически работы по стр-ву лагеря начаты в октябре 1952 г. и велись силами Актовракской геологоразведочной партии Енисейстроя, состоящей из вольнонаемных, спецпоселенцев и з/к в кол-ве 300 чел., выделенных ОИТК Тувинской а.о. [4]. Согласно [5], на конец мая 1953 г. Упр. ИТЛ Актовракского комб. полностью сформировано не было ввиду ограниченных ассигнований на стр-во. К этому времени при Актовракском комб. было одно ЛО ИТЛ ДС, в котором после амнистии оставалось 300 з/к.&lt;br&gt;&lt;SUP&gt;2&lt;/SUP&gt; Согласно {33}, ГУЛАГу МЮ переподчиняются все ИТЛ;&lt;br&gt; однако данный ИТЛ в {33} не упом., так что, возможно, до 29.04.53 фактически он оставался в подчинении Енисейстроя и в ГУЛАГ МЮ так и не передавался (см. также примеч. 1).&lt;br&gt;&lt;SUP&gt;3&lt;/SUP&gt; Приведено нормативное написание;&lt;br&gt; в тексте пр. — с.Кызыл-Мажалик Бурун-Хемчинского р-на.&lt;br&gt;&lt;SUP&gt;4&lt;/SUP&gt; В лит. деле Упр. стр-ва Актовракского асбестового комб. Енисейстроя [3] — ссылка на пр. 1111лс МВД от 1952 г. без указания даты (судя по номеру — октябрь).</text:p>
          </table:table-cell>
          <table:table-cell/>
          <table:table-cell office:value-type="string" calcext:value-type="string">
            <text:p>&lt;ol compact&gt;&lt;li&gt;Пр. О707 МВД от 24.05.52.&lt;br&gt;&lt;li&gt;ГАРФ. Ф. 9414. Оп. 1д. Д. 267.&lt;br&gt;&lt;li&gt;Там же. Оп. 1. Д. 172. Л. 244.&lt;br&gt;&lt;li&gt;Там же. Оп. 1д. Д. 162. Л. 7.&lt;br&gt;&lt;li&gt;ГАРФ. Ф. 9414. Оп. 1. Д. 172. Л. 286.&lt;/ol&gt;</text:p>
          </table:table-cell>
          <table:table-cell/>
          <table:table-cell office:value-type="string" calcext:value-type="string">
            <text:p>&lt;a href=r3-120.html&gt;ИТЛ ДС ЕНИСЕЙСТРОЯ&lt;/a&gt;,&lt;br&gt; &lt;a href=r3-410.html&gt;ТАЕЖНОЕ ГОРНОПРОМЫШЛЕННОЕ УПР. И ИТЛ ЕНИСЕЙСТРОЯ&lt;/a&gt;.</text:p>
          </table:table-cell>
          <table:table-cell office:value-type="string" calcext:value-type="string">
            <text:p>С.Филиппов, 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И СТРОИТЕЛЬСТВО АРХАНГЕЛЬСКОГО ЦБК</text:p>
          </table:table-cell>
          <table:table-cell office:value-type="string" calcext:value-type="string">
            <text:p>Архбумлаг, Архбумстрой</text:p>
          </table:table-cell>
          <table:table-cell office:value-type="string" calcext:value-type="string">
            <text:p>организован 09.10.40 (переименован из АРХАНГЕЛЬСКОГО ИТЛ&lt;SUP&gt;1&lt;/SUP&gt;) [1];&lt;br&gt; закрыт 01.02.42 [2];&lt;br&gt; вновь организован 19.12.42 (реорг. из 2-го р-на СУ 203) [3];&lt;br&gt; окончательно закрыт 05.11.44 [4].</text:p>
          </table:table-cell>
          <table:table-cell/>
          <table:table-cell office:value-type="string" calcext:value-type="string">
            <text:p>ГУЛАГ с 09.10.40 [1];&lt;br&gt; ГУЛПС с 26.02.41 [5;&lt;br&gt; 6. Л.10].</text:p>
          </table:table-cell>
          <table:table-cell office:value-type="string" calcext:value-type="string">
            <text:p>Архангельская обл., местечко Мечке-Полой [1], Мечка-Полой {11}, г.Архангельск {14}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г.Архангельск, п/я 250 {11, 14}.</text:p>
          </table:table-cell>
          <table:table-cell office:value-type="string" calcext:value-type="string">
            <text:p>стр-во Архангельского ЦБК [1], Архангельского сульфитно-спиртового з-да [7], ТЭЦ, подсобных сооружений, рабочего поселка [8], обслуживание кирп., бетонного и пенобетонного з-дов, лесозавода, работа на каменном (ст. Ломовое) и известковом (с. Орлецы) карьерах [9], обслуживание з-да, выпускающего пороховую целлюлозу [10], инвалиды и старики работали в пошивочной, столярной, слесарной и сапожной мастерских [9].</text:p>
          </table:table-cell>
          <table:table-cell office:value-type="string" calcext:value-type="string">
            <text:p>01.01.41 — 7273, 01.07.41 — 5200 [6. Л. 2, 55];&lt;br&gt; 01.01.42 — 4772 [11];&lt;br&gt; 01.01.43 — 2282&lt;SUP&gt;2&lt;/SUP&gt;, 01.01.44 — 1649, 01.11.44 — 1902 (УРО).</text:p>
          </table:table-cell>
          <table:table-cell office:value-type="string" calcext:value-type="string">
            <text:p>нач. — ст. лейт. ГБ Теплицкий Ш.Л. (А.Л.), с 09.10.40 по 23.04.41 [12, 13];&lt;br&gt; и.о. нач (нач.) — ст. лейт. (п/п) ГБ Козлов А.В., с 23.04.41 — не ранее 21.02.42 [13, 14];&lt;br&gt; он же, с 19.12.42 по 04.04.45 [3, 15];&lt;br&gt; з/н — ст. лейт. ГБ Аносов Г.И., с 29.03.41 — ? [16].</text:p>
          </table:table-cell>
          <table:table-cell office:value-type="string" calcext:value-type="string">
            <text:p>В УИТЛК УМВД по Архангельской обл.: л/д з/к — 10 080, делопроизводственные материалы, пр. по УИТЛ, служебные карточки сотрудников;&lt;br&gt; в 1-м Спецотделе УМВД по Архангельской обл. — л/д вольнонаемных {1};&lt;br&gt; в архиве ЯГРИНСКОГО ИТЛ {2}.</text:p>
          </table:table-cell>
          <table:table-cell office:value-type="string" calcext:value-type="string">
            <text:p>&lt;SUP&gt;1&lt;/SUP&gt; Ранее АРХАНГЕЛЬСКИЙ ИТЛ также иногда называли ИТЛ при стр-ве Архангельского ЦБК.&lt;br&gt;&lt;SUP&gt;2&lt;/SUP&gt; По др. данным (Квартальные сводные данные УРО 1942–1943 гг. [17]), на 01.01.43 — 2200;&lt;br&gt; в том же источнике приведена численность з/к Архбумлага на 01.04.42 (ср. [2]).</text:p>
          </table:table-cell>
          <table:table-cell/>
          <table:table-cell office:value-type="string" calcext:value-type="string">
            <text:p>&lt;ol compact&gt;&lt;li&gt;Пр. 001285 НКВД от 09.10.40.&lt;br&gt;&lt;li&gt;Пр. 023 НКВД от 26.01.42.&lt;br&gt;&lt;li&gt;Пр. 0475 НКВД от 19.12.42.&lt;br&gt;&lt;li&gt;Пр. 501/743 НКВД и НКЦБП от 05.11.44.&lt;br&gt;&lt;li&gt;Пр. 0212 НКВД от 26.02.41.&lt;br&gt;&lt;li&gt;ГАРФ. Ф. 9414. Оп. 1д. Д. 371.&lt;br&gt;&lt;li&gt;Пр. 0484 НКВД от 16.11.40.&lt;br&gt;&lt;li&gt;ГАРФ. Ф.9414. Оп. 1. Д.30. Л. 14.&lt;br&gt;&lt;li&gt;Там же. Д. 853. Л. 13–21.&lt;br&gt;&lt;li&gt;Пр. 051 НКВД от 11.02.43. &lt;br&gt;&lt;li&gt;ГАРФ. Ф.9414. Оп.1д. Д. 372. Л.7об., 8.&lt;br&gt;&lt;li&gt;ГАРФ. Служебная карточка ГУЛАГа.&lt;br&gt;&lt;li&gt;Пр. 0205 НКВД от 23.04.41.&lt;br&gt;&lt;li&gt;ГАРФ. Ф. 9414. Оп. 1. Д. 45. Л. 133.&lt;br&gt;&lt;li&gt;Пр. 284лс НКВД от 04.04.45.&lt;br&gt;&lt;li&gt;Пр. 433лс НКВД от 29.03.41.&lt;br&gt;&lt;li&gt;ГАРФ. Ф. 9414. Оп. 1д. Д. 378. Л. 3, 111.&lt;/ol&gt;</text:p>
          </table:table-cell>
          <table:table-cell/>
          <table:table-cell office:value-type="string" calcext:value-type="string">
            <text:p>&lt;a href=r3-14.html&gt;АРХАНГЕЛЬСКИЙ ИТЛ&lt;/a&gt;,&lt;br&gt; &lt;a href=r3-474.html&gt;ЯГРИНСКИЙ ИТЛ.&lt;/A&gt;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И СТРОИТЕЛЬСТВО БОРОВИЧЕВСКОЙ ГЭС</text:p>
          </table:table-cell>
          <table:table-cell office:value-type="string" calcext:value-type="string">
            <text:p>Мстинстрой</text:p>
          </table:table-cell>
          <table:table-cell office:value-type="string" calcext:value-type="string">
            <text:p>организован 09.09.40 [1]&lt;SUP&gt;1&lt;/SUP&gt;;&lt;br&gt; закрыт 24.02.41 (лаг. подр. включены в состав ИТЛ И СТРОИТЕЛЬСТВА МСТИНСКИХ ГЭС) [2].</text:p>
          </table:table-cell>
          <table:table-cell/>
          <table:table-cell office:value-type="string" calcext:value-type="string">
            <text:p>ГУЛГТС с 09.09.40 [1].</text:p>
          </table:table-cell>
          <table:table-cell office:value-type="string" calcext:value-type="string">
            <text:p>Ленинградская (ныне Новгородская) обл., г.Боровичи [3, 4], {1}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Ленинградская обл., г.Боровичи, п/я 2 [4], {1}.</text:p>
          </table:table-cell>
          <table:table-cell office:value-type="string" calcext:value-type="string">
            <text:p>стр-во Боровичевской ГЭС на р. Мсте [1].</text:p>
          </table:table-cell>
          <table:table-cell office:value-type="string" calcext:value-type="string">
            <text:p>10.40 — 204 (УРО);&lt;br&gt; 01.01.41 — 3142, 01.02.41 — 4707 [5].</text:p>
          </table:table-cell>
          <table:table-cell office:value-type="string" calcext:value-type="string">
            <text:p>нач. и гл. инж. — Доманский В.Е., с 09.09.40 — ? [1].</text:p>
          </table:table-cell>
          <table:table-cell office:value-type="string" calcext:value-type="string">
            <text:p>В УИТЛК УМВД по Ярославской обл.: л/д з/к — 1795;&lt;br&gt; в ГА Новгородской обл.&lt;SUP&gt;2&lt;/SUP&gt;: л/д и служебные карточки вольнонаемных, пр. по Упр. — 16 {1}.</text:p>
          </table:table-cell>
          <table:table-cell office:value-type="string" calcext:value-type="string">
            <text:p>&lt;SUP&gt;1&lt;/SUP&gt; В {1} дата и номер пр. об открытии ИТЛ ошибочны (ср. {1} и [1, 5]). ИТЛ в [1] не упом.;&lt;br&gt; первые данные в УРО — за октябрь 1940 г. [5].&lt;br&gt;&lt;SUP&gt;2&lt;/SUP&gt; Возможно, объединен с архивом ИТЛ И СТРОИТЕЛЬСТВА МСТИНСКИХ ГЭС.</text:p>
          </table:table-cell>
          <table:table-cell/>
          <table:table-cell office:value-type="string" calcext:value-type="string">
            <text:p>&lt;ol compact&gt;&lt;li&gt;Пр. 0396 НКВД от 09.09.40.&lt;br&gt;&lt;li&gt;Пр. 0101 НКВД от 24.02.41.&lt;br&gt;&lt;li&gt;Пр. 00145 НКВД от 07.02.41.&lt;br&gt;&lt;li&gt;Пр. 00176 НКВД от 19.02.41. &lt;br&gt;&lt;li&gt;ГАРФ. Ф. 9414. Оп. 1д. Д. 371. Л. 2, 11.&lt;/ol&gt;</text:p>
          </table:table-cell>
          <table:table-cell/>
          <table:table-cell office:value-type="string" calcext:value-type="string">
            <text:p>&lt;a href=r3-131.html&gt;ИТЛ И 10-е ПОЛЕВОЕ СТРОИТЕЛЬСТВО НКВД&lt;/a&gt;,&lt;br&gt; &lt;a href=r3-153.html&gt;ИТЛ И СТРОИТЕЛЬСТВО МСТИНСКИХ ГЭС&lt;/a&gt;.</text:p>
          </table:table-cell>
          <table:table-cell office:value-type="string" calcext:value-type="string">
            <text:p>С.Филип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И СТРОИТЕЛЬСТВО БУЙСКИХ ГЭС</text:p>
          </table:table-cell>
          <table:table-cell office:value-type="string" calcext:value-type="string">
            <text:p>Буйлаг</text:p>
          </table:table-cell>
          <table:table-cell office:value-type="string" calcext:value-type="string">
            <text:p>организован 26.04.41 [1]&lt;SUP&gt;1&lt;/SUP&gt;;&lt;br&gt; закрыт 28.06.41 {12}&lt;SUP&gt;2&lt;/SUP&gt;.</text:p>
          </table:table-cell>
          <table:table-cell/>
          <table:table-cell office:value-type="string" calcext:value-type="string">
            <text:p>Главгидрострой с 26.04.41 [1].</text:p>
          </table:table-cell>
          <table:table-cell office:value-type="string" calcext:value-type="string">
            <text:p>?&lt;SUP&gt;3&lt;/SUP&gt;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стр-во Буйских эл.-ст. (Средне-Костромской и Буйской) с выделением этого стр-ва из состава Волгостроя НКВД [1].</text:p>
          </table:table-cell>
          <table:table-cell office:value-type="string" calcext:value-type="string">
            <text:p>05.41 — 1037 [2];&lt;br&gt; 15.06.41 — 2028 [3].</text:p>
          </table:table-cell>
          <table:table-cell office:value-type="string" calcext:value-type="string">
            <text:p>нач.— Камаев К.П., с 26.04.41 — ? [1].</text:p>
          </table:table-cell>
          <table:table-cell office:value-type="string" calcext:value-type="string">
            <text:p>В архиве УИТЛК УМВД по Ярославской обл. (л/д з/к, картотека) {1}.</text:p>
          </table:table-cell>
          <table:table-cell office:value-type="string" calcext:value-type="string">
            <text:p>&lt;SUP&gt;1&lt;/SUP&gt; Сведения об открытии ИТЛ в {1} ошибочны.&lt;br&gt;&lt;SUP&gt;2&lt;/SUP&gt; В пр. — приостановить стр-во Буйской ГЭС с 01.07.41;&lt;br&gt; ИТЛ не упом.;&lt;br&gt; в сводках УРО Буйский ИТЛ после июля 1941 г. не значится.&lt;br&gt;&lt;SUP&gt;3&lt;/SUP&gt; Предположительно — на территории Ярославской обл. (см. Производство).</text:p>
          </table:table-cell>
          <table:table-cell/>
          <table:table-cell office:value-type="string" calcext:value-type="string">
            <text:p>&lt;ol compact&gt;&lt;li&gt;Пр. 383 НКВД от 26.04.41.&lt;br&gt;&lt;li&gt;ГАРФ. Ф. 9414. Оп. 1. Д. 1161.&lt;br&gt;&lt;li&gt;ГАРФ. Ф. 9414. Оп. 1д. Д. 371.&lt;/ol&gt;</text:p>
          </table:table-cell>
          <table:table-cell/>
          <table:table-cell office:value-type="string" calcext:value-type="string">
            <text:p>&lt;a href=r3-146.html&gt;ИТЛ И СТРОИТЕЛЬСТВО ВЛАДИМИРСКОЙ ГЭС&lt;/a&gt;.</text:p>
          </table:table-cell>
          <table:table-cell office:value-type="string" calcext:value-type="string">
            <text:p>С.Филип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И СТРОИТЕЛЬСТВО В-1</text:p>
          </table:table-cell>
          <table:table-cell office:value-type="string" calcext:value-type="string">
            <text:p>ИТЛ Строительства В-1</text:p>
          </table:table-cell>
          <table:table-cell office:value-type="string" calcext:value-type="string">
            <text:p>организован 14.04.47 на базе ЛО 7 ИТЛ СПЕЦСТРОЯ [1];&lt;br&gt; закрыт 29.12.48 (реорг. в ОЛП СТРОИТЕЛЬСТВА 90 И ИТЛ) [2].</text:p>
          </table:table-cell>
          <table:table-cell/>
          <table:table-cell office:value-type="string" calcext:value-type="string">
            <text:p>ГУЛПС [1].</text:p>
          </table:table-cell>
          <table:table-cell office:value-type="string" calcext:value-type="string">
            <text:p>Калужская обл., ст. Обнинское (ныне г.Обнинск) [3]&lt;SUP&gt;1&lt;/SUP&gt;.</text:p>
          </table:table-cell>
          <table:table-cell office:value-type="string" calcext:value-type="string">
            <text:p>В-1 с 14.04.47 [1];&lt;br&gt; ВИ с 19.06.47 [4].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стр-во лаборатории В&lt;SUP&gt;2&lt;/SUP&gt;, автодорог, ж/д ветки, эл.-ст., жилых зданий, водопровода, канализации, подсобное с/х [1].</text:p>
          </table:table-cell>
          <table:table-cell office:value-type="string" calcext:value-type="string">
            <text:p>01.01.48 — 2837 (УРО)&lt;SUP&gt;3&lt;/SUP&gt;.</text:p>
          </table:table-cell>
          <table:table-cell office:value-type="string" calcext:value-type="string">
            <text:p>нач. — инж.-полк. Захаров П.И., с 14.04.47 — ? [1].</text:p>
          </table:table-cell>
          <table:table-cell office:value-type="string" calcext:value-type="string">
            <text:p>В архиве БАКОВСКОГО ИТЛ (?) {1}&lt;SUP&gt;4&lt;/SUP&gt;.</text:p>
          </table:table-cell>
          <table:table-cell office:value-type="string" calcext:value-type="string">
            <text:p>&lt;SUP&gt;1&lt;/SUP&gt; В [3] ошибочно сказано, что ст. Обнинская находится в Московской обл.&lt;br&gt;&lt;SUP&gt;2&lt;/SUP&gt; Ныне Физико-энергетический ин-т в Обнинске [5].&lt;br&gt;&lt;SUP&gt;3&lt;/SUP&gt; В сводках УРО за 1947 г. упом. ИТЛ Стр-ва лаборатории 3 (его численность: 01.05.47 — 2462, 01.12.47 — 2904). Однако существование такого ИТЛ представляется маловероятным (см. ИТЛ СПЕЦСТРОЯ, СТРОИТЕЛЬСТВО 90 И ИТЛ). По-видимому, в сводках УРО лаборатория В ошибочно названа лабораторией 3.&lt;br&gt;&lt;SUP&gt;4&lt;/SUP&gt; В {1} ИТЛ Стр-ва В-1&lt;br&gt; не упом.;&lt;br&gt; однако приведены сведения о ИТЛ-131&amp;quot;&lt;br&gt; (рукописная вставка в текст), который не фигурирует ни в каких других материалах. Вероятно, это — ошибка прочтения (131 вместо В1).</text:p>
          </table:table-cell>
          <table:table-cell/>
          <table:table-cell office:value-type="string" calcext:value-type="string">
            <text:p>&lt;ol compact&gt;&lt;li&gt;Пр. 00407 МВД от 14.04.47.&lt;br&gt;&lt;li&gt;Пр. 001514 МВД от 29.12.48.&lt;br&gt;&lt;li&gt;ГАРФ. Ф. 9414. Оп. 1. Д. 88. Л. 16.&lt;br&gt;&lt;li&gt;Расп. 383 МВД от 19.06.47.&lt;br&gt;&lt;li&gt;Создание первой советской ядерной бомбы. М.: Энергоатомиздат, 1995. С.359.&lt;/ol&gt;</text:p>
          </table:table-cell>
          <table:table-cell/>
          <table:table-cell office:value-type="string" calcext:value-type="string">
            <text:p>&lt;a href=r3-23.html&gt;БАКОВСКИЙ ИТЛ&lt;/a&gt;,&lt;br&gt; &lt;a href=r3-80.html&gt;ГОРОДСКОЕ ЛО&lt;/a&gt;,&lt;br&gt; &lt;a href=r3-172.html&gt;ИТЛ СПЕЦСТРОЯ&lt;/a&gt;,&lt;br&gt; &lt;a href=r3-330.html&gt;СТРОИТЕЛЬСТВО 90 И ИТЛ&lt;/a&gt;,&lt;br&gt; &lt;a href=r3-344.html&gt;СТРОИТЕЛЬСТВО 352 И ИТЛ&lt;/a&gt;,&lt;br&gt; &lt;a href=r3-346.html&gt;СТРОИТЕЛЬСТВО 442 И ИТЛ&lt;/a&gt;,&lt;br&gt; &lt;a href=r3-361.html&gt;СТРОИТЕЛЬСТВО 560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И СТРОИТЕЛЬСТВО ВЕРХНЕ-ОКСКОГО ГИДРОУЗЛА</text:p>
          </table:table-cell>
          <table:table-cell/>
          <table:table-cell office:value-type="string" calcext:value-type="string">
            <text:p>организован (?) в первом полугодии 1941 г.&lt;SUP&gt;1&lt;/SUP&gt;;&lt;br&gt; закрыт 28.06.41 {12}&lt;SUP&gt;2&lt;/SUP&gt;.</text:p>
          </table:table-cell>
          <table:table-cell/>
          <table:table-cell office:value-type="string" calcext:value-type="string">
            <text:p>ГУЛГТС [1].</text:p>
          </table:table-cell>
          <table:table-cell office:value-type="string" calcext:value-type="string">
            <text:p>в р-не г.Калуга (в 1941 г. Тульская обл.) [1]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стр-во Верхне-Окского гидроузла на р. Оке в р-не г.Калуга (Калужская ГЭС) [1].</text:p>
          </table:table-cell>
          <table:table-cell office:value-type="string" calcext:value-type="string">
            <text:p>?&lt;SUP&gt;3&lt;/SUP&gt;</text:p>
          </table:table-cell>
          <table:table-cell office:value-type="string" calcext:value-type="string">
            <text:p>нач. — Мальцев М.М. с 26.04.41 — ? [1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Пр. об организации ИТЛ не найден;&lt;br&gt; 26.04.41 назначен нач. ИТЛ [1]. Вероятно, работы по организации ИТЛ были прерваны с началом войны на ранней стадии.&lt;br&gt;&lt;SUP&gt;2&lt;/SUP&gt; В {12} — приостановить стр-во Верхне-Окского гидроузла с 01.07.41;&lt;br&gt; ИТЛ не упомянут.&lt;br&gt;&lt;SUP&gt;3&lt;/SUP&gt; В сводках УРО данные не найдены.</text:p>
          </table:table-cell>
          <table:table-cell/>
          <table:table-cell office:value-type="string" calcext:value-type="string">
            <text:p>Пр. 377 НКВД от 26.04.41.</text:p>
          </table:table-cell>
          <table:table-cell table:number-columns-repeated="2"/>
          <table:table-cell office:value-type="string" calcext:value-type="string">
            <text:p>С.Филип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И СТРОИТЕЛЬСТВО&lt;BR&gt;ВЕРХНЕ-САМГОРСКОГО ОРОШЕНИЯ</text:p>
          </table:table-cell>
          <table:table-cell/>
          <table:table-cell office:value-type="string" calcext:value-type="string">
            <text:p>организован 23.05.41 [1];&lt;br&gt; закрыт 28.06.41 {12}&lt;SUP&gt;1&lt;/SUP&gt;.</text:p>
          </table:table-cell>
          <table:table-cell/>
          <table:table-cell office:value-type="string" calcext:value-type="string">
            <text:p>ГУЛГТС [1].</text:p>
          </table:table-cell>
          <table:table-cell office:value-type="string" calcext:value-type="string">
            <text:p>Грузинская ССР&lt;SUP&gt;2&lt;/SUP&gt;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стр-во Верхне-Самгорской оросительной системы [1].</text:p>
          </table:table-cell>
          <table:table-cell office:value-type="string" calcext:value-type="string">
            <text:p>?&lt;SUP&gt;3&lt;/SUP&gt;</text:p>
          </table:table-cell>
          <table:table-cell office:value-type="string" calcext:value-type="string">
            <text:p>нач. — Гвичия Ш.А., с 23.05.41 — ? [1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В приказе — приостановить стр-во Верхне-Самгорской оросительной системы с 01.07.41;&lt;br&gt; ИТЛ не упом. Вероятно, работы по организации ИТЛ были прерваны с началом войны.&lt;br&gt;&lt;SUP&gt;2&lt;/SUP&gt; Точное место дислокации не установлено.&lt;br&gt;&lt;SUP&gt;3&lt;/SUP&gt; В сводках УРО данные не найдены.</text:p>
          </table:table-cell>
          <table:table-cell/>
          <table:table-cell office:value-type="string" calcext:value-type="string">
            <text:p>Пр. 466 НКВД от 23.05.41.</text:p>
          </table:table-cell>
          <table:table-cell table:number-columns-repeated="2"/>
          <table:table-cell office:value-type="string" calcext:value-type="string">
            <text:p>С.Филип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И СТРОИТЕЛЬСТВО ВЛАДИМИРСКОЙ ГЭС</text:p>
          </table:table-cell>
          <table:table-cell office:value-type="string" calcext:value-type="string">
            <text:p>ИТЛ и Строительство Верхне-Клязьминской ГЭС</text:p>
          </table:table-cell>
          <table:table-cell office:value-type="string" calcext:value-type="string">
            <text:p>организован в конце 1940 г. или 26.04.41 [1]&lt;SUP&gt;1&lt;/SUP&gt;;&lt;br&gt; закрыт 28.06.41 {12}.</text:p>
          </table:table-cell>
          <table:table-cell/>
          <table:table-cell office:value-type="string" calcext:value-type="string">
            <text:p>ГУЛГТС с момента организации [1].</text:p>
          </table:table-cell>
          <table:table-cell office:value-type="string" calcext:value-type="string">
            <text:p>Ивановская обл. (ныне Владимирская), г.Владимир [1–3]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Ивановская обл., г.Владимир, п/я 291 [3], {1}.</text:p>
          </table:table-cell>
          <table:table-cell office:value-type="string" calcext:value-type="string">
            <text:p>стр-во ГЭС на р. Клязьме {1, 12}.</text:p>
          </table:table-cell>
          <table:table-cell office:value-type="string" calcext:value-type="string">
            <text:p>01.01.41 — 597, 01.04.41 — 2088, 01.07.41 — 4391 [4];&lt;br&gt; 08.41 — 542 (УРО).</text:p>
          </table:table-cell>
          <table:table-cell office:value-type="string" calcext:value-type="string">
            <text:p>нач. — Соболев ?.?. (упом. 04.41) [4].</text:p>
          </table:table-cell>
          <table:table-cell office:value-type="string" calcext:value-type="string">
            <text:p>1956 г. — в архиве ОИТК УМВД по Владимирской обл.: л/д з/к — 432, картотека формы № 2, материалы делопроизводства — 13 {1}. 1996 г. — в ИЦ УВД Владимирской обл.: приказы по л.с., именные списки по л.с., ведомости и лицевые счета [5].</text:p>
          </table:table-cell>
          <table:table-cell/>
          <table:table-cell office:value-type="string" calcext:value-type="string">
            <text:p>&lt;SUP&gt;1&lt;/SUP&gt; Сводки УРО содержат сведения с 01.01.41 (Владимирская ГЭС) [4, 5]. 07.02.41 объявлена дислокация ИТЛ и Стр-ва Верхне-Клязьминской ГЭС [2]. По-видимому, [1] либо фактически устанавливал новое название ИТЛ, либо подтверждал не обнаруженный первый приказ о его организации.</text:p>
          </table:table-cell>
          <table:table-cell office:value-type="string" calcext:value-type="string">
            <text:p>&lt;ol compact&gt;&lt;li&gt;Пр. 383 НКВД от 26.04.41.&lt;br&gt;&lt;li&gt;Пр. 00145 НКВД от 07.02.41.&lt;br&gt;&lt;li&gt;Пр. 00176 от 19.02.41.&lt;br&gt;&lt;li&gt;ГАРФ. Ф.9414. Оп.1д. Д.371. Л.3, 30, 56.&lt;br&gt;&lt;li&gt;Письмо ИЦ УВД Владимирской обл. № 13/822 от 30.09.96. &lt;br&gt;&lt;li&gt;ГАРФ. Ф. 9414. Оп. 1. Д. 1161.&lt;/ol&gt;</text:p>
          </table:table-cell>
          <table:table-cell table:number-columns-repeated="2"/>
          <table:table-cell office:value-type="string" calcext:value-type="string">
            <text:p>С.Филип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И СТРОИТЕЛЬСТВО&lt;BR&gt;ВОЛГО-ДОНСКОГО ВОДНОГО ПУТИ</text:p>
          </table:table-cell>
          <table:table-cell office:value-type="string" calcext:value-type="string">
            <text:p>Волгодонстрой</text:p>
          </table:table-cell>
          <table:table-cell office:value-type="string" calcext:value-type="string">
            <text:p>организован 11.03.48 [1];&lt;br&gt; закрыт 14.01.49 [2]&lt;SUP&gt;1&lt;/SUP&gt;.</text:p>
          </table:table-cell>
          <table:table-cell/>
          <table:table-cell office:value-type="string" calcext:value-type="string">
            <text:p>Главгидрострой МВД [1, 2].</text:p>
          </table:table-cell>
          <table:table-cell office:value-type="string" calcext:value-type="string">
            <text:p>Сталинградская обл., Калач-на-Дону на 11.03.48 [1];&lt;br&gt; ст. Донская Сталинградской ж.д. на 14.01.49 {19, 20}.</text:p>
          </table:table-cell>
          <table:table-cell office:value-type="string" calcext:value-type="string">
            <text:p>ГД {3, 19, 20}&lt;SUP&gt;2&lt;/SUP&gt;.</text:p>
          </table:table-cell>
          <table:table-cell office:value-type="string" calcext:value-type="string">
            <text:p>нет.</text:p>
          </table:table-cell>
          <table:table-cell office:value-type="string" calcext:value-type="string">
            <text:p>Сталинградская обл., хутор Калач-на-Дону, п/я 402 {19, 20}.</text:p>
          </table:table-cell>
          <table:table-cell office:value-type="string" calcext:value-type="string">
            <text:p>стр-во Волго-Донского водного пути и работы по комплексному использованию водных ресурсов Нижнего Дона [1].</text:p>
          </table:table-cell>
          <table:table-cell office:value-type="string" calcext:value-type="string">
            <text:p>01.06.48 — 1141, 01.12.48 — 12 355, 01.01.49 — 9590 (УРО).</text:p>
          </table:table-cell>
          <table:table-cell office:value-type="string" calcext:value-type="string">
            <text:p>нач. — г/п Павлов К.А., с 11.03.48 — ? [1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Вместо него в составе Волгодонстроя организованы Упр. ИТЛ и Стр-ва Волго-Донского соединительного канала (28.02.49 получил наименование КАЛАЧЕВСКИЙ ИТЛ [3]) и Упр. ИТЛ и Стр-ва Цимлянского гидроузла (то же — ЦИМЛЯНСКИЙ ИТЛ).&lt;br&gt;&lt;SUP&gt;2&lt;/SUP&gt; Согласно {3}, присвоен расп. 340 МВД 1948 г.</text:p>
          </table:table-cell>
          <table:table-cell/>
          <table:table-cell office:value-type="string" calcext:value-type="string">
            <text:p>&lt;ol compact&gt;&lt;li&gt;Пр. 0148 МВД от 11.03.48.&lt;br&gt;&lt;li&gt;Пр. 024 МВД от 14.01.49. &lt;br&gt;&lt;li&gt;Пр. 0105 МВД от 28.02.49.&lt;/ol&gt;</text:p>
          </table:table-cell>
          <table:table-cell/>
          <table:table-cell office:value-type="string" calcext:value-type="string">
            <text:p>&lt;a href=r3-183.html&gt;КАЛАЧЕВСКИЙ ИТЛ&lt;/a&gt;,&lt;br&gt; &lt;a href=r3-236.html&gt;МАРТЫНОВСКИЙ ИТЛ&lt;/a&gt;,&lt;br&gt; &lt;a href=r3-255.html&gt;НИЖНЕ-ДОНСКОЙ ИТЛ&lt;/a&gt;,&lt;br&gt; &lt;a href=r3-449.html&gt;ЦИМЛЯНСКИЙ ИТЛ&lt;/a&gt;.</text:p>
          </table:table-cell>
          <table:table-cell office:value-type="string" calcext:value-type="string">
            <text:p>С.Филиппов, 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И СТРОИТЕЛЬСТВО ЖЕЛЕЗНОЙ ДОРОГИ КРАСНОЯРСК—ЕНИСЕЙСК</text:p>
          </table:table-cell>
          <table:table-cell/>
          <table:table-cell office:value-type="string" calcext:value-type="string">
            <text:p>организован 21.11.52 [1]&lt;SUP&gt;1&lt;/SUP&gt;;&lt;br&gt; закрыт 29.04.53 {35}&lt;SUP&gt;2&lt;/SUP&gt;.</text:p>
          </table:table-cell>
          <table:table-cell/>
          <table:table-cell office:value-type="string" calcext:value-type="string">
            <text:p>Енисейстрой МВД с 21.11.52 [1]&lt;SUP&gt;3&lt;/SUP&gt;.</text:p>
          </table:table-cell>
          <table:table-cell office:value-type="string" calcext:value-type="string">
            <text:p>г.Красноярск, ул. Маерчака, д. 47 {25}, [2. Разд. 1. Л. 2].</text:p>
          </table:table-cell>
          <table:table-cell office:value-type="string" calcext:value-type="string">
            <text:p>КБ {25, 3}.</text:p>
          </table:table-cell>
          <table:table-cell office:value-type="string" calcext:value-type="string">
            <text:p>Комета {25}, [2. Разд. 1. Л 2].</text:p>
          </table:table-cell>
          <table:table-cell office:value-type="string" calcext:value-type="string">
            <text:p>г.Красноярск, п/я КБ-4 {25}.</text:p>
          </table:table-cell>
          <table:table-cell office:value-type="string" calcext:value-type="string">
            <text:p>стр-во ж.д. Красноярск—Енисейск [1].</text:p>
          </table:table-cell>
          <table:table-cell office:value-type="string" calcext:value-type="string">
            <text:p>20.02.53 — 317 [2. Разд. 3. Л. 1об.]&lt;SUP&gt;4&lt;/SUP&gt;.</text:p>
          </table:table-cell>
          <table:table-cell office:value-type="string" calcext:value-type="string">
            <text:p>нач. — г/м Шемена С.И., с 21.12.52 — ? [1];&lt;br&gt; з/н — п/п в/с Евдокимов И.И., с 21.12.52 — ? [1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ИТЛ организован во исполнение Пост. СМ СССР № 3201–1222с от 10.07.52 [2]. Согласно [1], его предписывалось организовать в декабре 1952 г.;&lt;br&gt; приступить к работе с 01.01.53 [1].&lt;br&gt;&lt;SUP&gt;2&lt;/SUP&gt; На момент консервации стр-ва (конец мая 1953 г.) Упр. ИТЛ находилось в стадии формирования в составе ИТЛ ДС;&lt;br&gt; Упр. ИТЛ полностью ликвидировано до 01.05.53, ни одного работника на его б. территории не оставалось [3].&lt;br&gt;&lt;SUP&gt;3&lt;/SUP&gt; Согласно {33}, 02.04.53 все ИТ лагеря переподчинены ГУЛАГу МЮ;&lt;br&gt; однако данный ИТЛ в {33} не упом., так что, скорее всего, даже формальной его передачи из Енисейстроя до 29.04.53 не было (см. также примеч. 1).&lt;br&gt;&lt;SUP&gt;4&lt;/SUP&gt; В это время в ИТЛ находились осужденные работники МВД, МГБ, прокуратуры, суда и юстиции.</text:p>
          </table:table-cell>
          <table:table-cell/>
          <table:table-cell office:value-type="string" calcext:value-type="string">
            <text:p>&lt;ol compact&gt;&lt;li&gt;Пр. 01281 МВД от 21.11.52.&lt;br&gt;&lt;li&gt;ГАРФ. Ф. 9414. Оп. 1д. Д. 279.&lt;br&gt;&lt;li&gt;Там же. Оп. 1. Д. 172. Л. 286.&lt;/ol&gt;</text:p>
          </table:table-cell>
          <table:table-cell/>
          <table:table-cell office:value-type="string" calcext:value-type="string">
            <text:p>&lt;a href=r3-120.html&gt;ИТЛ ДС&lt;/A&gt;.</text:p>
          </table:table-cell>
          <table:table-cell office:value-type="string" calcext:value-type="string">
            <text:p>С.Филиппов, 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И СТРОИТЕЛЬСТВО ЗАВОДА № 8 НКВ</text:p>
          </table:table-cell>
          <table:table-cell office:value-type="string" calcext:value-type="string">
            <text:p>Лагерь № 1, Строительство завода № 8 НКВ и ИТЛ</text:p>
          </table:table-cell>
          <table:table-cell office:value-type="string" calcext:value-type="string">
            <text:p>организован 10.07.42 (реорг. из ЛО ТАВДИНСКОГО ИТЛ) [1];&lt;br&gt; закрыт 13.06.43 [2]&lt;SUP&gt;1&lt;/SUP&gt;.</text:p>
          </table:table-cell>
          <table:table-cell/>
          <table:table-cell office:value-type="string" calcext:value-type="string">
            <text:p>ГУЛПС с 10.07.42 [1];&lt;br&gt; УИТЛК УНКВД по Свердловской обл. с 02.11.42 [3].</text:p>
          </table:table-cell>
          <table:table-cell office:value-type="string" calcext:value-type="string">
            <text:p>г.Свердловск [4]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г.Свердловск, п/я 239/8 [4].</text:p>
          </table:table-cell>
          <table:table-cell office:value-type="string" calcext:value-type="string">
            <text:p>стр-во артиллерийского з-да № 8 [1], лесозаготовки [5].</text:p>
          </table:table-cell>
          <table:table-cell office:value-type="string" calcext:value-type="string">
            <text:p>31.07.42 — 8687, 01.10.42 — 9107, 10.11.42 — 9113 [6].</text:p>
          </table:table-cell>
          <table:table-cell office:value-type="string" calcext:value-type="string">
            <text:p>нач. — Волынский А.М., с 10.07.42 — не ранее 02.11.42 [1, 3].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&lt;SUP&gt;1&lt;/SUP&gt; Открыт под названием Стр-во з-да № 8 НКВ и ИТЛ [1], при закрытии название — Лагерь № 1 НКВД [2]. Возможно, название изменено одновременно с переподчинением ИТЛ (02.11.42), но не исключено, что пользовались ими обоими как синонимами.</text:p>
          </table:table-cell>
          <table:table-cell office:value-type="string" calcext:value-type="string">
            <text:p>&lt;ol compact&gt;&lt;li&gt;Пр. 001458 НКВД от 10.07.42.&lt;br&gt;&lt;li&gt;Пр. 0230 НКВД от 13.06.43.&lt;br&gt;&lt;li&gt;Пр. 0430 НКВД от 02.11.42.&lt;br&gt;&lt;li&gt;Пр. 001721 НКВД от 17.08.42. &lt;br&gt;&lt;li&gt;Пр. 0335 НКВД от 21.08.42.&lt;br&gt;&lt;li&gt;ГАРФ. Ф. 9414. Оп. 1д. Д. 381. Л. 4а.&lt;/ol&gt;</text:p>
          </table:table-cell>
          <table:table-cell/>
          <table:table-cell office:value-type="string" calcext:value-type="string">
            <text:p>&lt;a href=r3-408.html&gt;ТАВДИНСКИЙ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И СТРОИТЕЛЬСТВО ЗАКАВКАЗСКОГО МЕТАЛЛУРГИЧЕСКОГО ЗАВОДА</text:p>
          </table:table-cell>
          <table:table-cell office:value-type="string" calcext:value-type="string">
            <text:p>Закметаллургстрой, ЗМС</text:p>
          </table:table-cell>
          <table:table-cell office:value-type="string" calcext:value-type="string">
            <text:p>организован 27.05.44 [1];&lt;br&gt; закрыт 24.04.46 [2].</text:p>
          </table:table-cell>
          <table:table-cell/>
          <table:table-cell office:value-type="string" calcext:value-type="string">
            <text:p>ГУЛПС с 27.05.44 [1].</text:p>
          </table:table-cell>
          <table:table-cell office:value-type="string" calcext:value-type="string">
            <text:p>Грузинская ССР, г.Тбилиси {15}.</text:p>
          </table:table-cell>
          <table:table-cell office:value-type="string" calcext:value-type="string">
            <text:p>М с 25.12.45 {16}.</text:p>
          </table:table-cell>
          <table:table-cell office:value-type="string" calcext:value-type="string">
            <text:p>нет {15}.</text:p>
          </table:table-cell>
          <table:table-cell office:value-type="string" calcext:value-type="string">
            <text:p>г.Тбилиси, ул. Засулич, 38, п/я 476 {15}.</text:p>
          </table:table-cell>
          <table:table-cell office:value-type="string" calcext:value-type="string">
            <text:p>стр-во Закавказского металлургического з-да в р-не Тбилиси, его рудной базы в р-не с.Верхний Дашкесан (до 07.07.45 [3]) и ТЭЦ в р-не Кировабада, добыча туфа в Армении, лесозаготовки, подсобное с.х., рыболовные промыслы на Каспийском море, ремонт вагонов и платформ [1], стр-во з-да металлоконструкций и изготовление металлоконструкций [4], стр-во Булачаурского водопровода, Зестафанского ферросплавного з-да, моста через Куру, ж/д пути, автодорог, обогатительной ф-ки треста Чиатур-марганец, жилья [5], литейное производство [6].</text:p>
          </table:table-cell>
          <table:table-cell office:value-type="string" calcext:value-type="string">
            <text:p>01.06.44 — 3300, 01.01.45 — 8827, 01.12.45 — 4199 (УРО);&lt;br&gt; 20.02.46 — 4823 [7].</text:p>
          </table:table-cell>
          <table:table-cell office:value-type="string" calcext:value-type="string">
            <text:p>нач. — инж.-полк. Волынский А.М., с 25.05.44 по 14.04.45 [8, 9]&lt;SUP&gt;1&lt;/SUP&gt;;&lt;br&gt; полк. Георгадзе Н.А., с 14.04.45 — не ранее 24.12.45 [9, 5].</text:p>
          </table:table-cell>
          <table:table-cell office:value-type="string" calcext:value-type="string">
            <text:p>В УИТЛК МВД Грузинской ССР: л/д з/к — 6700 (без карточек), л/д сотрудников, приказы с 1944 г. {1}.</text:p>
          </table:table-cell>
          <table:table-cell/>
          <table:table-cell office:value-type="string" calcext:value-type="string">
            <text:p>&lt;SUP&gt;1&lt;/SUP&gt; Еще до официального открытия лагеря, 29.04.44, нач. стр-ва Закавказского металлургического з-да и лагеря был назначен г/м инж.-тех. сл. А.Н.Комаровский [12], которого 25.05.44 сменил А.М.Волынский [8].</text:p>
          </table:table-cell>
          <table:table-cell office:value-type="string" calcext:value-type="string">
            <text:p>&lt;ol compact&gt;&lt;li&gt;Пр. 0107 НКВД от 27.05.44.&lt;br&gt;&lt;li&gt;Пр. 00350 МВД от 24.04.46.&lt;br&gt;&lt;li&gt;Пр. 0187 НКВД от 07.07.45.&lt;br&gt;&lt;li&gt;Пр. 0122 НКВД от 17.05.45. &lt;br&gt;&lt;li&gt;Пр. 0310 НКВД от 24.12.45.&lt;br&gt;&lt;li&gt;Пр-ние 137 НКВД от 22.06.45.&lt;br&gt;&lt;li&gt;ГАРФ. Ф. 9414. Оп. 1. Д. 80. Л. 6.&lt;br&gt;&lt;li&gt;Пр. 776лс НКВД от 25.05.44.&lt;br&gt;&lt;li&gt;Пр. 326лс НКВД от 14.04.45.&lt;br&gt;&lt;li&gt;Пр. 00819 НКВД от 14.07.44.&lt;br&gt;&lt;li&gt;Пр. 00789 НКВД от 07.07.45.&lt;br&gt;&lt;li&gt;Пр. 632лс НКВД от 29.04.44.&lt;/ol&gt;</text:p>
          </table:table-cell>
          <table:table-cell office:value-type="string" calcext:value-type="string">
            <text:p>Закавказский металлургический з-д — это, по-видимому, з-д в Рустави, а его рудная база — Дашкесанское железорудное месторождение, куда в это время строилась ж.д. (Стр-во 108). 14.07.44 при стр-ве Закавказского металлургического комб. организован лагерь в/п № 181 на 7000 чел., нач. которого по совместительству был назначен А.М.Волынский [10], а 07.07.45 этот лагерь был выведен из подчинения Закметаллургстроя [11].</text:p>
          </table:table-cell>
          <table:table-cell office:value-type="string" calcext:value-type="string">
            <text:p>&lt;a href=r3-333.html&gt;СТРОИТЕЛЬСТВО 108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И СТРОИТЕЛЬСТВО КАЗАНСКОГО НЕФТЕПЕРЕРАБАТЫВАЮЩЕГО ЗАВОДА</text:p>
          </table:table-cell>
          <table:table-cell office:value-type="string" calcext:value-type="string">
            <text:p>Казаньнефтестрой</text:p>
          </table:table-cell>
          <table:table-cell office:value-type="string" calcext:value-type="string">
            <text:p>организован 04.08.52 [1]&lt;SUP&gt;1&lt;/SUP&gt;;&lt;br&gt; закрыт 29.04.53 {35}.</text:p>
          </table:table-cell>
          <table:table-cell/>
          <table:table-cell office:value-type="string" calcext:value-type="string">
            <text:p>ГСНС [1].</text:p>
          </table:table-cell>
          <table:table-cell office:value-type="string" calcext:value-type="string">
            <text:p>Татарская АССР, г.Казань [1].</text:p>
          </table:table-cell>
          <table:table-cell office:value-type="string" calcext:value-type="string">
            <text:p>ИР с 04.08.52 [1].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стр-во Казанского нефтеперерабатывающего з-да [1].</text:p>
          </table:table-cell>
          <table:table-cell office:value-type="string" calcext:value-type="string">
            <text:p>на март 1953 г. намечено завезти 500 з/к [2].</text:p>
          </table:table-cell>
          <table:table-cell office:value-type="string" calcext:value-type="string">
            <text:p>и.о. нач. — инж.-полк. в/с Терешатов И.Г., с 02.03.53 — ? [2].</text:p>
          </table:table-cell>
          <table:table-cell office:value-type="string" calcext:value-type="string">
            <text:p>В 1-м Спецотделе МВД Тататарской АССР (л/д офицерского состава);&lt;br&gt; в ОИТК МВД Татарской АССР (материалы делопроизводства);&lt;br&gt; в Центр. ГА Татарской АССР (л/д вольнонаемных) {1}.</text:p>
          </table:table-cell>
          <table:table-cell/>
          <table:table-cell office:value-type="string" calcext:value-type="string">
            <text:p>&lt;SUP&gt;1&lt;/SUP&gt; По-видимому, ИТЛ либо вообще фактически не был организован, либо был открыт после 02.03.53, когда было приказано приступить к организации ИТЛ, обеспечить организацию лагеря и прием в марте 500 человек спецконтингента [2].</text:p>
          </table:table-cell>
          <table:table-cell office:value-type="string" calcext:value-type="string">
            <text:p>&lt;ol compact&gt;&lt;li&gt;Пр. 00571 МВД от 04.08.52.&lt;br&gt;&lt;li&gt;Пр. 0243 МВД от 02.03.53.&lt;/ol&gt;</text:p>
          </table:table-cell>
          <table:table-cell table:number-columns-repeated="2"/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И СТРОИТЕЛЬСТВО КОМБИНАТА № 7</text:p>
          </table:table-cell>
          <table:table-cell/>
          <table:table-cell office:value-type="string" calcext:value-type="string">
            <text:p>организован 15.08.46 [1]&lt;SUP&gt;1&lt;/SUP&gt;;&lt;br&gt; закрыт 23.08.47 (переименован в СТРОИТЕЛЬСТВО 907 И ИТЛ) [2].</text:p>
          </table:table-cell>
          <table:table-cell/>
          <table:table-cell office:value-type="string" calcext:value-type="string">
            <text:p>ГУЛПС [1–3].</text:p>
          </table:table-cell>
          <table:table-cell office:value-type="string" calcext:value-type="string">
            <text:p>Эстонская ССР, г.Усть-Нарва (ныне Нарва-Йыэсуу) {17}.</text:p>
          </table:table-cell>
          <table:table-cell office:value-type="string" calcext:value-type="string">
            <text:p>БО с 20.02.47 [4].</text:p>
          </table:table-cell>
          <table:table-cell office:value-type="string" calcext:value-type="string">
            <text:p>Энергия {17}.</text:p>
          </table:table-cell>
          <table:table-cell office:value-type="string" calcext:value-type="string">
            <text:p>Эстонская ССР, г.Усть-Нарва, п/я 1 {17}.</text:p>
          </table:table-cell>
          <table:table-cell office:value-type="string" calcext:value-type="string">
            <text:p>обслуживание стр-ва комб. № 7 1-го ГУ при СМ СССР [1, 5], горнопроходческие работы [6].</text:p>
          </table:table-cell>
          <table:table-cell office:value-type="string" calcext:value-type="string">
            <text:p>01.11.46 — 6596, 01.01.47 — 10 151, 01.08.47 — 9290 (УРО)&lt;SUP&gt;2&lt;/SUP&gt;.</text:p>
          </table:table-cell>
          <table:table-cell office:value-type="string" calcext:value-type="string">
            <text:p>нач. — г/м инж.-тех. сл. Царевский М.М., с 08.03.47 по 12.07.47 [7, 8]&lt;SUP&gt;3&lt;/SUP&gt;;&lt;br&gt; з/н — г/л Сергиенко В.Т., с 17.12.46 — ? [9].</text:p>
          </table:table-cell>
          <table:table-cell office:value-type="string" calcext:value-type="string">
            <text:p>В архиве СТРОИТЕЛЬСТВА 447 И ИТЛ {1};&lt;br&gt; в ОИТК МВД Эстонской ССР {2}.</text:p>
          </table:table-cell>
          <table:table-cell office:value-type="string" calcext:value-type="string">
            <text:p>&lt;SUP&gt;1&lt;/SUP&gt; При организации Упр. Стр-ва и ИТЛ приказано передать Главпромстрою эстонцев, латышей, литовцев призывного возраста, служивших в немецкой армии, 10 000 чел. [1].&lt;br&gt;&lt;SUP&gt;2&lt;/SUP&gt; Стр-во обслуживали также ВСЧ [10].&lt;br&gt;&lt;SUP&gt;3&lt;/SUP&gt; Фактически вступил в должность ранее, так как упом. 04.01.47 [5].</text:p>
          </table:table-cell>
          <table:table-cell/>
          <table:table-cell office:value-type="string" calcext:value-type="string">
            <text:p>&lt;ol compact&gt;&lt;li&gt;Пр. 00775 МВД от 15.08.46.&lt;br&gt;&lt;li&gt;Пр. 00890 МВД от 23.08.47.&lt;br&gt;&lt;li&gt;Пр. 00431 МВД от 18.04.47.&lt;br&gt;&lt;li&gt;Пр. 00163 МВД от 20.02.47. &lt;br&gt;&lt;li&gt;Пр. 05 МВД от 04.01.47.&lt;br&gt;&lt;li&gt;Расп. 409 МВД от 30.06.47.&lt;br&gt;&lt;li&gt;Пр. 946лс МВД от 12.07.47.&lt;br&gt;&lt;li&gt;Пр. 322лс МВД от 08.03.47.&lt;br&gt;&lt;li&gt;Пр. 1746лс МВД от 17.12.46.&lt;br&gt;&lt;li&gt;Пр. 00930 МВД от 15.10.46.&lt;/ol&gt;</text:p>
          </table:table-cell>
          <table:table-cell/>
          <table:table-cell office:value-type="string" calcext:value-type="string">
            <text:p>&lt;a href=r3-347.html&gt;СТРОИТЕЛЬСТВО 447 И ИТЛ&lt;/a&gt;,&lt;br&gt; &lt;a href=r3-386.html&gt;СТРОИТЕЛЬСТВО 907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И СТРОИТЕЛЬСТВО МСТИНСКИХ ГЭС</text:p>
          </table:table-cell>
          <table:table-cell office:value-type="string" calcext:value-type="string">
            <text:p>Мстинстрой, Боровичевский ИТЛ</text:p>
          </table:table-cell>
          <table:table-cell office:value-type="string" calcext:value-type="string">
            <text:p>организован 24.02.41 [1]&lt;SUP&gt;1&lt;/SUP&gt;;&lt;br&gt; закрыт 28.06.41 {12} и 16.07.41 [2]&lt;SUP&gt;2&lt;/SUP&gt;.</text:p>
          </table:table-cell>
          <table:table-cell/>
          <table:table-cell office:value-type="string" calcext:value-type="string">
            <text:p>ГУЛГТС с 24.02.41 [1].</text:p>
          </table:table-cell>
          <table:table-cell office:value-type="string" calcext:value-type="string">
            <text:p>Ленинградская (ныне Новгородская) обл., г.Боровичи [1]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Ленинградская обл., г.Боровичи, п/я 2 {1}.</text:p>
          </table:table-cell>
          <table:table-cell office:value-type="string" calcext:value-type="string">
            <text:p>стр-во Боровичевского, Ивановского и Чернецкого гидроузлов [1].</text:p>
          </table:table-cell>
          <table:table-cell office:value-type="string" calcext:value-type="string">
            <text:p>01.04.41 — 18 381, 15.06.41 — 19 858 [3].</text:p>
          </table:table-cell>
          <table:table-cell office:value-type="string" calcext:value-type="string">
            <text:p>нач. — кап. ГБ Афанасьев Г.Д., с 24.02.41 — ? [1]&lt;SUP&gt;3&lt;/SUP&gt;.</text:p>
          </table:table-cell>
          <table:table-cell office:value-type="string" calcext:value-type="string">
            <text:p>1956 г. — в УИТЛК УМВД по Ярославской обл.: л/д з/к — 13 113;&lt;br&gt; в ГА Новгородской обл.&lt;SUP&gt;4&lt;/SUP&gt;: л/д и служебные карточки вольнонаемных, пр. по Упр. — 16 {1}. 1996 г. — в ИЦ УВД Новгородской обл.: приказы по Упр. лагеря и по Упр. стр-ва Боровичевской ГЭС, штатные расписания, приказы по л.с., списки сотрудников, служебные карточки [4].</text:p>
          </table:table-cell>
          <table:table-cell office:value-type="string" calcext:value-type="string">
            <text:p>&lt;SUP&gt;1&lt;/SUP&gt; В состав новообразованного ИТЛ вошло расформированное Упр. ИТЛ И СТРОИТЕЛЬСТВА БОРОВИЧЕВСКОЙ ГЭС [1].&lt;br&gt;&lt;SUP&gt;2&lt;/SUP&gt; Первым пр. предписано приостановить стр-во с 01.07.41;&lt;br&gt; вторым — обратить весь состав Боровичевского ИТЛ на комплектование рабочей силой 10-го Упр. стр-ва при Оборонстрое.&lt;br&gt;&lt;SUP&gt;3&lt;/SUP&gt; По совместительству — нач. ЛУЖСКОГО ИТЛ И СТРОИТЕЛЬСТВА 200 [1].&lt;br&gt;&lt;SUP&gt;4&lt;/SUP&gt; Возможно, объединен с архивом ИТЛ И СТРОИТЕЛЬСТВА БОРОВИЧЕВСКОЙ ГЭС.</text:p>
          </table:table-cell>
          <table:table-cell/>
          <table:table-cell office:value-type="string" calcext:value-type="string">
            <text:p>&lt;ol compact&gt;&lt;li&gt;Пр. 0101 НКВД от 24.02.41.&lt;br&gt;&lt;li&gt;Пр. 0335 НКВД от 16.07.41.&lt;br&gt;&lt;li&gt;ГАРФ. Ф.9414. Оп. 1д. Д. 371. Л.30, 56.&lt;br&gt;&lt;li&gt;Письмо ИЦ УВД Новгородской обл. № 3/2970 от 23.09.96.&lt;/ol&gt;</text:p>
          </table:table-cell>
          <table:table-cell/>
          <table:table-cell office:value-type="string" calcext:value-type="string">
            <text:p>&lt;a href=r3-131.html&gt;ИТЛ И 10-е ПОЛЕВОЕ СТРОИТЕЛЬСТВО НКВД&lt;/a&gt;,&lt;br&gt; &lt;a href=r3-141.html&gt;ИТЛ И СТРОИТЕЛЬСТВО БОРОВИЧЕВСКОЙ ГЭС&lt;/a&gt;.</text:p>
          </table:table-cell>
          <table:table-cell office:value-type="string" calcext:value-type="string">
            <text:p>С.Филип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И СТРОИТЕЛЬСТВО ОСОБОГО РАЙОНА</text:p>
          </table:table-cell>
          <table:table-cell office:value-type="string" calcext:value-type="string">
            <text:p>Стройлаг</text:p>
          </table:table-cell>
          <table:table-cell office:value-type="string" calcext:value-type="string">
            <text:p>организован 17.01.52 [1];&lt;br&gt; закрыт 29.04.53 {35}.</text:p>
          </table:table-cell>
          <table:table-cell/>
          <table:table-cell office:value-type="string" calcext:value-type="string">
            <text:p>ГСНС с 17.01.52 [1];&lt;br&gt; ГУЛПС с 04.10.52 [2];&lt;br&gt; ГУЛАГ МЮ с 02.04.53 {33}.</text:p>
          </table:table-cell>
          <table:table-cell office:value-type="string" calcext:value-type="string">
            <text:p>г.Москва, Ленинские горы {22}.</text:p>
          </table:table-cell>
          <table:table-cell office:value-type="string" calcext:value-type="string">
            <text:p>ЖМ с 24.06.52 [3].</text:p>
          </table:table-cell>
          <table:table-cell office:value-type="string" calcext:value-type="string">
            <text:p>Нефть {22}.</text:p>
          </table:table-cell>
          <table:table-cell office:value-type="string" calcext:value-type="string">
            <text:p>Москва, п/я 3278 {1};&lt;br&gt; Москва 36, п/я ЖМ-3278 {22}.</text:p>
          </table:table-cell>
          <table:table-cell office:value-type="string" calcext:value-type="string">
            <text:p>стр-во зданий физического, химического, биолого-почвенного ф-тов МГУ, обслуживание Васильевского карьера в Калужской обл. (до 26.04.52) [4], стр-во ин-та Геохимии (им. Вернадского) АН СССР, ФИАН, з-да 528 МПСС, гидротехнической лаборатории АН, ин-та им. Карпова, Научно-исследовательского вакуумного ин-та, зданий на Миусской пл., д.3, на проезде Владимирова, зданий Гознака на Мытной ул. (с 15.11.52, переданы из ликвидируемого СТРОИТЕЛЬСТВА 560 И ИТЛ) [5, 6], отделочные работы на 24–30 этажах гл. здания МГУ, работы на Карачаровском мех. з-де в Москве, стр-во жилых домов на Остаповском шоссе в Текстильщиках&lt;SUP&gt;1&lt;/SUP&gt; [7. Разд. 3. Л. 2–12], обслуживание ДОК, сапожных и портновских мастерских [6].</text:p>
          </table:table-cell>
          <table:table-cell office:value-type="string" calcext:value-type="string">
            <text:p>01.07.52 — 9372;&lt;br&gt; 01.01.53 — 14 290;&lt;br&gt; 01.04.53 — 13 533;&lt;br&gt; 01.05.53 — 4278 (УРО);&lt;br&gt; 01.05.52 — 9818&lt;SUP&gt;2&lt;/SUP&gt; [7. Разд. 3. Л. 1об.–11об.].</text:p>
          </table:table-cell>
          <table:table-cell office:value-type="string" calcext:value-type="string">
            <text:p>нач. — майор (п/п) Архангельский А.А., с 01.02.52 по 01.04.53 [8], [7. Разд. 1. Л. 2об.];&lt;br&gt; и.о. нач. — майор Покровский Г.П., с 01.04.53 по 29.04.53&lt;SUP&gt;3&lt;/SUP&gt; [9, 10];&lt;br&gt; з/н — кап. (майор) Покровский Г.П., ? — по 01.04.53 [7. Разд. 1. Л. 2об.].</text:p>
          </table:table-cell>
          <table:table-cell office:value-type="string" calcext:value-type="string">
            <text:p>В УИТЛК УМВД по Московской обл. {1, 2}.</text:p>
          </table:table-cell>
          <table:table-cell office:value-type="string" calcext:value-type="string">
            <text:p>&lt;SUP&gt;1&lt;/SUP&gt; Р.п. Текстильщики позднее включен в состав г.Москвы.&lt;br&gt;&lt;SUP&gt;2&lt;/SUP&gt; Из них 1845 женщин.&lt;br&gt;&lt;SUP&gt;3&lt;/SUP&gt; Формально освобожден от должности (по выслуге срока) 31.10.53 [10].</text:p>
          </table:table-cell>
          <table:table-cell/>
          <table:table-cell office:value-type="string" calcext:value-type="string">
            <text:p>&lt;ol compact&gt;&lt;li&gt;Пр. 051 МВД от 17.01.52.&lt;br&gt;&lt;li&gt;Пр. 1305 МВД от 04.10.52. &lt;br&gt;&lt;li&gt;Пр. 00462 МВД от 24.06.52.&lt;br&gt;&lt;li&gt;Пр. 0606 МВД от 26.04.52.&lt;br&gt;&lt;li&gt;Пр. 00812 МВД от 01.11.52.&lt;br&gt;&lt;li&gt;ГАРФ. Ф. 9414. Оп. 1. Д. 178. Л. 10, 27.&lt;br&gt;&lt;li&gt;Там же. Оп. 1д. Д. 275.&lt;br&gt;&lt;li&gt;Пр. 181лс МВД от 01.02.52.&lt;br&gt;&lt;li&gt;Пр. 021/л МЮ от 01.04.53.&lt;br&gt;&lt;li&gt;Пр.1206/лг МЮ от 31.10.53.&lt;/ol&gt;</text:p>
          </table:table-cell>
          <table:table-cell/>
          <table:table-cell office:value-type="string" calcext:value-type="string">
            <text:p>&lt;a href=r3-361.html&gt;СТРОИТЕЛЬСТВО 560 И ИТЛ&lt;/a&gt;,&lt;br&gt; &lt;a href=r3-362.html&gt;СТРОИТЕЛЬСТВО 565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И СТРОИТЕЛЬСТВО ОТДЕЛЬНОГО ДМИТРОВСКОГО РАЙОНА ГУЛАГА</text:p>
          </table:table-cell>
          <table:table-cell/>
          <table:table-cell office:value-type="string" calcext:value-type="string">
            <text:p>организован 31.01.38 [1]&lt;SUP&gt;1&lt;/SUP&gt;;&lt;br&gt; закрыт 09.09.38 [2]&lt;SUP&gt;2&lt;/SUP&gt;.</text:p>
          </table:table-cell>
          <table:table-cell/>
          <table:table-cell office:value-type="string" calcext:value-type="string">
            <text:p>ГУЛАГ [1].</text:p>
          </table:table-cell>
          <table:table-cell office:value-type="string" calcext:value-type="string">
            <text:p>?&lt;SUP&gt;3&lt;/SUP&gt;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выполнение оставшихся недоделок по каналу Москва—Волга, предоставление рабочей силы Наркомводу (для эксплуатации и текущего ремонта канала), стр-ву стадиона Динамо в Москве, дома НКВД в г.Химки [1, 3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нач. — Лисица Д.И., с 31.01.38 — ? [1].</text:p>
          </table:table-cell>
          <table:table-cell office:value-type="string" calcext:value-type="string">
            <text:p>ГАРФ. Ф. 9489.</text:p>
          </table:table-cell>
          <table:table-cell office:value-type="string" calcext:value-type="string">
            <text:p>&lt;SUP&gt;1&lt;/SUP&gt; Реорг. из ДМИТРОВСКОГО ИТЛ;&lt;br&gt; в составе Отдельного Дмитровского р-на образованы следующие участки: Волжский, Яхромской, Икшанский, Химкинский, Перервинский, Хорошевский, Дмитровский, Мехзаводской, Омутнянский.&lt;br&gt;&lt;SUP&gt;2&lt;/SUP&gt; Из пр. нач. ГУЛАГа № 136 от 09.09.38: Отдельный Дмитровский р-н ГУЛАГа ликвидировать;&lt;br&gt; организовать отдельный лаг. участок при мехзаводе ГУЛАГа в г.Дмитрове [2].&lt;br&gt;&lt;SUP&gt;3&lt;/SUP&gt; Предположительно — Московская обл., г.Дмитров (как преемник ДМИТРОВСКОГО ИТЛ).</text:p>
          </table:table-cell>
          <table:table-cell/>
          <table:table-cell office:value-type="string" calcext:value-type="string">
            <text:p>&lt;ol compact&gt;&lt;li&gt;Пр. 013 НКВД от 31.01.38.&lt;br&gt;&lt;li&gt;ГАРФ. Ф. 9414. Оп. 1. Д. 12. Л. 212.&lt;br&gt;&lt;li&gt;Там же. Ф. 9489. Оп. 2. Д. 119. Л. 350.&lt;/ol&gt;</text:p>
          </table:table-cell>
          <table:table-cell/>
          <table:table-cell office:value-type="string" calcext:value-type="string">
            <text:p>&lt;a href=r3-90.html&gt;ДМИТРОВСКИЙ ИТЛ&lt;/a&gt;,&lt;br&gt; &lt;a href=r3-119.html&gt;ИТЛ ДМИТРОВСКОГО МЕХАНИЧЕСКОГО ЗАВОДА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И СТРОИТЕЛЬСТВО ПО РЕКОНСТРУКЦИИ&lt;BR&gt;ШЛЮЗА И ПЛОТИНЫ ЗНАМЕНИТАЯ</text:p>
          </table:table-cell>
          <table:table-cell office:value-type="string" calcext:value-type="string">
            <text:p>Знаменитстрой</text:p>
          </table:table-cell>
          <table:table-cell office:value-type="string" calcext:value-type="string">
            <text:p>организован 11.10.40 [1]&lt;SUP&gt;1&lt;/SUP&gt;;&lt;br&gt; закрыт 28.06.41 {12};&lt;br&gt; вновь открыт 23.07.43 [2];&lt;br&gt; окончательно закрыт между 01.05.44 и 01.07.44 [3].</text:p>
          </table:table-cell>
          <table:table-cell/>
          <table:table-cell office:value-type="string" calcext:value-type="string">
            <text:p>ГУЛГТС с 11.10.40 [1, 4];&lt;br&gt; ГУЛПС с 23.07.43 [2].</text:p>
          </table:table-cell>
          <table:table-cell office:value-type="string" calcext:value-type="string">
            <text:p>Вологодская обл., Сокольский р-н, д. Шера [4–6], {14}.</text:p>
          </table:table-cell>
          <table:table-cell table:number-columns-repeated="2" office:value-type="string" calcext:value-type="string">
            <text:p>нет {14}.</text:p>
          </table:table-cell>
          <table:table-cell office:value-type="string" calcext:value-type="string">
            <text:p>Вологодская обл., Сокольский р-н, д. Шера, п/я 292 [5, 6], {14}.</text:p>
          </table:table-cell>
          <table:table-cell office:value-type="string" calcext:value-type="string">
            <text:p>реконструкция шлюза и плотины Знаменитая на р.Сухоне, входящих в систему Волго-Балтийского и Северо-Двинского водного пути [1, 2].</text:p>
          </table:table-cell>
          <table:table-cell office:value-type="string" calcext:value-type="string">
            <text:p>01.01.44 — 423, 01.04.44 — 475, за июль — прочерк [3].</text:p>
          </table:table-cell>
          <table:table-cell office:value-type="string" calcext:value-type="string">
            <text:p>нач. — Квесис К.К., с 11.10.40 — ? [1];&lt;br&gt; он же, с 23.07.43 — не позднее 18.05.44 [2, 7].</text:p>
          </table:table-cell>
          <table:table-cell office:value-type="string" calcext:value-type="string">
            <text:p>Был передан в УИТЛК УМВД по Вологодской обл.;&lt;br&gt; впоследствии материалы уничтожены. Нет материалов и в 1-м Спецотделе УМВД по Вологодской обл., в отделе кадров УИТЛК УМВД по Вологодской обл. и в ГА Вологодской обл. {1}.</text:p>
          </table:table-cell>
          <table:table-cell/>
          <table:table-cell office:value-type="string" calcext:value-type="string">
            <text:p>&lt;SUP&gt;1&lt;/SUP&gt; Не исключено, что фактически ИТЛ не открывался — в сводках УРО за 1940–1941 гг. он не упомянут.</text:p>
          </table:table-cell>
          <table:table-cell office:value-type="string" calcext:value-type="string">
            <text:p>&lt;ol compact&gt;&lt;li&gt;Пр. 0440 НКВД от 11.10.40.&lt;br&gt;&lt;li&gt;Пр. 0293 НКВД от 23.07.43.&lt;br&gt;&lt;li&gt;ГАРФ. Ф.9414. Оп.1. Д.1155. Л.55об., 56.&lt;br&gt;&lt;li&gt;Пр. 00145 НКВД от 07.02.41.&lt;br&gt;&lt;li&gt;Пр. 00176 НКВД от 19.02.41.&lt;br&gt;&lt;li&gt;Пр. 001483 НКВД от 04.09.43.&lt;br&gt;&lt;li&gt;Пр. 229 НКВД от 18.05.44.&lt;/ol&gt;</text:p>
          </table:table-cell>
          <table:table-cell/>
          <table:table-cell office:value-type="string" calcext:value-type="string">
            <text:p>&lt;a href=r3-280.html&gt;ПОНЫШСКИЙ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И СТРОИТЕЛЬСТВО СОВХОЗОВ И ЗЕРНОСКЛАДОВ</text:p>
          </table:table-cell>
          <table:table-cell office:value-type="string" calcext:value-type="string">
            <text:p>Атбасарский ИТЛ</text:p>
          </table:table-cell>
          <table:table-cell office:value-type="string" calcext:value-type="string">
            <text:p>организован 10.02.55 [1]&lt;SUP&gt;1&lt;/SUP&gt;;&lt;br&gt; закрыт не ранее 06.09.56 [2].</text:p>
          </table:table-cell>
          <table:table-cell/>
          <table:table-cell office:value-type="string" calcext:value-type="string">
            <text:p>УИТЛК МВД Казахской ССР [1].</text:p>
          </table:table-cell>
          <table:table-cell office:value-type="string" calcext:value-type="string">
            <text:p>?&lt;SUP&gt;2&lt;/SUP&gt;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стр-во совхозов на целинных и залежных землях в Казахской ССР [1, 3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нач. — инж.-майор (инж.-п/п в/с) Суворов А.К., с 17.02.55 — ? (упом. 26.04.55 и 26.05.55) [3–5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Пр. [1] — организовать ИТЛ и стр-во совхозов и зерноскладов. Вскоре, по-видимому, ИТЛ получил наименование Атбасарский (в пр. [2] А.К.Суворов упом. как нач. УИТЛ и стр-ва совхозов, в пр. [3] — как нач. Атбасарского ИТЛ).&lt;br&gt;&lt;SUP&gt;2&lt;/SUP&gt; Возможно, Упр. ИТЛ дислоцировалось в Атбасаре (Акмолинская обл.) — см. название.</text:p>
          </table:table-cell>
          <table:table-cell/>
          <table:table-cell office:value-type="string" calcext:value-type="string">
            <text:p>&lt;ol compact&gt;&lt;li&gt;Пр. 0071 МВД от 10.02.55.&lt;br&gt;&lt;li&gt;Пр. 00307 МВД от 06.09.56.&lt;br&gt;&lt;li&gt;Пр. 337 МВД от 26.04.55.&lt;br&gt;&lt;li&gt;Пр. 425 МВД от 26.05.55. &lt;br&gt;&lt;li&gt;Пр. 219лс МВД от 17.02.55.&lt;/ol&gt;</text:p>
          </table:table-cell>
          <table:table-cell table:number-columns-repeated="2"/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И СТРОИТЕЛЬСТВО&lt;BR&gt;СТАЛИНСКОЙ НАСОСНОЙ СТАНЦИИ</text:p>
          </table:table-cell>
          <table:table-cell/>
          <table:table-cell office:value-type="string" calcext:value-type="string">
            <text:p>организован 05.07.37 [1];&lt;br&gt; закрыт 29.06.39 [2]&lt;SUP&gt;1&lt;/SUP&gt;.</text:p>
          </table:table-cell>
          <table:table-cell/>
          <table:table-cell office:value-type="string" calcext:value-type="string">
            <text:p>ГУЛАГ [3].</text:p>
          </table:table-cell>
          <table:table-cell office:value-type="string" calcext:value-type="string">
            <text:p>Московская обл., с.Щитниково [4]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стр-во Сталинской водонасосной станции&lt;SUP&gt;2&lt;/SUP&gt; [3, 5], стр-во Всесоюзной с/х выставки в Москве&lt;SUP&gt;3&lt;/SUP&gt; [5].</text:p>
          </table:table-cell>
          <table:table-cell office:value-type="string" calcext:value-type="string">
            <text:p>01.10.37 — 10 706, 01.01.38 — 7001, 01.07.38 — 9601&lt;SUP&gt;4&lt;/SUP&gt;, 01.01.39 — 2727, 01.01.40 — 1726 (УРО).</text:p>
          </table:table-cell>
          <table:table-cell office:value-type="string" calcext:value-type="string">
            <text:p>нач. — Усиевич А.А., с 05.07.37 по 22.08.39 [6], и.о. нач. — Явиц И.Б., не позднее 17.01.39 — по 10.09.39 [7, 4]&lt;SUP&gt;5&lt;/SUP&gt;.</text:p>
          </table:table-cell>
          <table:table-cell office:value-type="string" calcext:value-type="string">
            <text:p>ГАРФ. Ф. 9489.</text:p>
          </table:table-cell>
          <table:table-cell office:value-type="string" calcext:value-type="string">
            <text:p>&lt;SUP&gt;1&lt;/SUP&gt; По окончании стр-ва Сталинская водонасосная станция сдана для эксплуатации тресту Мосводопровод (акт подписан 25.01.39 [5]);&lt;br&gt; УС ликвидировано пр. [2] (ликвидком УС распущен пр. 21 по УС от 10.09.39 [4]);&lt;br&gt; з/к оставались на стр-ве до конца года (последнее упом. ИТЛ в сводках УРО — 01.01.40).&lt;br&gt;&lt;SUP&gt;2&lt;/SUP&gt; Станция предназначалась для питания водой восточных и юго-восточных р-нов Москвы;&lt;br&gt; ее стр-во осуществлялось за счет лимитов Моссовета по утвержденным титульным спискам Мосводопровода;&lt;br&gt; пост. Президиума Моссовета мощность станции была утверждена в 60 млн ведер в сутки (738 000 куб. м) [8, 5].&lt;br&gt;&lt;SUP&gt;3&lt;/SUP&gt; Стр-во Всесоюзной с/х выставки передано НКВД СССР в мае 1938 г. для повседневного руководства стр-вом и оказания ему необходимой помощи в очень короткий остающийся срок;&lt;br&gt; ранее стр-во осуществлял НКЗ СССР [5].&lt;br&gt;&lt;SUP&gt;4&lt;/SUP&gt; На 01.10.38 — 8310, из них 7 осужденных за к/р преступления, 1595 — как СОЭ и СВЭ [9].&lt;br&gt;&lt;SUP&gt;5&lt;/SUP&gt; В 1938–1939 гг. И.Б.Явиц занимал должность зам. нач. Стр-ва [4], окончание нахождения А.А.Усиевича в должности нач. датируется по последнему подписанному им пр. по УС [7].</text:p>
          </table:table-cell>
          <table:table-cell/>
          <table:table-cell office:value-type="string" calcext:value-type="string">
            <text:p>&lt;ol compact&gt;&lt;li&gt;Пр. 91 НКВД от 05.07.37.&lt;br&gt;&lt;li&gt;Пр. 391 НКВД от 29.06.39. &lt;br&gt;&lt;li&gt;Пр-ние 45 ГУЛАГа НКВД от 17.08.37.&lt;br&gt;&lt;li&gt;ГАРФ. Ф. 9489. Оп. 2. Д. 138. Л. 45.&lt;br&gt;&lt;li&gt;Там же. Оп. 1. Д. 38. Л. 1–82.&lt;br&gt;&lt;li&gt;Там же. Служебная карточка ГУЛАГа.&lt;br&gt;&lt;li&gt;Там же. Ф. 9489. Д. 135. Л. 1, 25.&lt;br&gt;&lt;li&gt;Там же. Ф. 9414. Оп. 1. Д. 2930. Л. 7.&lt;br&gt;&lt;li&gt;Там же. Д. 1140. Л. 141.&lt;/ol&gt;</text:p>
          </table:table-cell>
          <table:table-cell/>
          <table:table-cell office:value-type="string" calcext:value-type="string">
            <text:p>&lt;a href=r3-90.html&gt;ДМИТРОВСКИЙ ИТЛ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И СТРОИТЕЛЬСТВО ХИМКИНСКОГО РАЙОНА ГУЛАГА</text:p>
          </table:table-cell>
          <table:table-cell office:value-type="string" calcext:value-type="string">
            <text:p>Химкинский ИТЛ, Химлаг</text:p>
          </table:table-cell>
          <table:table-cell office:value-type="string" calcext:value-type="string">
            <text:p>организован 29.06.39 [1]&lt;SUP&gt;1&lt;/SUP&gt;;&lt;br&gt; закрыт 11.07.41 [2]&lt;SUP&gt;2&lt;/SUP&gt;.</text:p>
          </table:table-cell>
          <table:table-cell/>
          <table:table-cell office:value-type="string" calcext:value-type="string">
            <text:p>ГУЛАГ с 29.06.39 [1];&lt;br&gt; ГУЛПС с 26.02.41 [3;&lt;br&gt; 4. Л. 10].</text:p>
          </table:table-cell>
          <table:table-cell office:value-type="string" calcext:value-type="string">
            <text:p>г.Москва, Ленинградское шоссе, с.Никольское {11};&lt;br&gt; Московская обл. {1}.</text:p>
          </table:table-cell>
          <table:table-cell table:number-columns-repeated="2" office:value-type="string" calcext:value-type="string">
            <text:p>нет {11}.</text:p>
          </table:table-cell>
          <table:table-cell office:value-type="string" calcext:value-type="string">
            <text:p>г.Москва, Ленинградское шоссе, с.Никольское, п/я 3402 {11}.</text:p>
          </table:table-cell>
          <table:table-cell office:value-type="string" calcext:value-type="string">
            <text:p>стр-во Лихоборского канала, дома Наркомвода, опытной гидростанции на р. Сходня [5], Южной гавани с 01.03.40 [6], з-да 82 [7], жилых домов з-да 82 [8], з-да сухой штукатурки [9], обслуживание бетонного з-да и лесозавода [10], стр-во и обслуживание Бескудниковской базы московской конторы Упр. тех. снабжения строек и лагерей НКВД [11].</text:p>
          </table:table-cell>
          <table:table-cell office:value-type="string" calcext:value-type="string">
            <text:p>01.01.40 — 2623, 01.07.40 — 2719 (УРО), 01.01.41 — 4468, 01.07.41 — 5424 [4. Л. 2, 55].</text:p>
          </table:table-cell>
          <table:table-cell office:value-type="string" calcext:value-type="string">
            <text:p>нач. — Маневич Л.Г., не позднее 28.02.40 — не ранее 30.06.41 [7, 12]&lt;SUP&gt;3&lt;/SUP&gt;;&lt;br&gt; з/н — Васильев ?.?., ? — по 11.07.41 [2].</text:p>
          </table:table-cell>
          <table:table-cell office:value-type="string" calcext:value-type="string">
            <text:p>В УИТЛК МВД Татарской АССР: л/д з/к — 865, л/д и картотека вольнонаемных, материалы делопроизводства {1, 2}.</text:p>
          </table:table-cell>
          <table:table-cell office:value-type="string" calcext:value-type="string">
            <text:p>&lt;SUP&gt;1&lt;/SUP&gt; 05.08.38 в составе ИТЛ И СТРОИТЕЛЬСТВА ЮГО-ВОСТОЧНОЙ ГАВАНИ организован Химкинский р-н [5], который 29.06.39 выделен в самостоятельный ИТЛ [1]. Сведения об организации ИТЛ в {1} неточны.&lt;br&gt;&lt;SUP&gt;2&lt;/SUP&gt; Согласно [2], Упр. Химкинского лагеря со всем лаг. аппаратом и контингентом з/к переводится в г.Казань и передается в распоряжение стр-ва з-да № 27 НКАП. Позднее Химкинский ИТЛ не упом.&lt;br&gt;&lt;SUP&gt;3&lt;/SUP&gt; По-видимому, Л.Г.Маневич был нач. ИТЛ с открытия, так как он же занимал должность нач. Химкинского р-на с момента его организации [5].</text:p>
          </table:table-cell>
          <table:table-cell/>
          <table:table-cell office:value-type="string" calcext:value-type="string">
            <text:p>&lt;ol compact&gt;&lt;li&gt;Пр. 394 НКВД от 29.06.39.&lt;br&gt;&lt;li&gt;Пр. 0329 НКВД от 11.07.41.&lt;br&gt;&lt;li&gt;Пр. 00212 НКВД от 26.02.41.&lt;br&gt;&lt;li&gt;ГАРФ. Ф. 9414. Оп. 1д. Д. 371.&lt;br&gt;&lt;li&gt;Пр. 415 НКВД от 05.08.38.&lt;br&gt;&lt;li&gt;Пр. 132 НКВД от 29.02.40. &lt;br&gt;&lt;li&gt;Пр. 130 НКВД от 28.02.40.&lt;br&gt;&lt;li&gt;Пр. 00643 НКВД от 25.05.40.&lt;br&gt;&lt;li&gt;Пр. 0493 НКВД от 22.11.40.&lt;br&gt;&lt;li&gt;Пр. 067 НКВД от 07.02.41.&lt;br&gt;&lt;li&gt;Пр. 27 НКВД от 02.04.41.&lt;br&gt;&lt;li&gt;ГАРФ. Ф. 9414. Оп. 1. Д. 45. Л. 73.&lt;/ol&gt;</text:p>
          </table:table-cell>
          <table:table-cell/>
          <table:table-cell office:value-type="string" calcext:value-type="string">
            <text:p>&lt;a href=r3-39.html&gt;БЕСКУДНИКОВСКОЕ СПЕЦИАЛЬНОЕ ЛО&lt;/a&gt;,&lt;br&gt; &lt;a href=r3-160.html&gt;ИТЛ И СТРОИТЕЛЬСТВО ЮГО-ВОСТОЧНОЙ ГАВАНИ&lt;/a&gt;,&lt;br&gt; &lt;a href=r3-448.html&gt;ХИМКИНСКИЙ ОЛП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И СТРОИТЕЛЬСТВО ЮГО-ВОСТОЧНОЙ ГАВАНИ</text:p>
          </table:table-cell>
          <table:table-cell office:value-type="string" calcext:value-type="string">
            <text:p>ИТЛ Строительства Южной гавани</text:p>
          </table:table-cell>
          <table:table-cell office:value-type="string" calcext:value-type="string">
            <text:p>организован 05.07.37 [1]&lt;SUP&gt;1&lt;/SUP&gt;;&lt;br&gt; закрыт 29.02.40 [2]&lt;SUP&gt;2&lt;/SUP&gt;.</text:p>
          </table:table-cell>
          <table:table-cell/>
          <table:table-cell office:value-type="string" calcext:value-type="string">
            <text:p>ГУЛАГ [1, 2].</text:p>
          </table:table-cell>
          <table:table-cell office:value-type="string" calcext:value-type="string">
            <text:p>с.Кожухово Пролетарского р-на г.Москвы {10}, г.Москва, с.Кожухово [3]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г.Москва, п/я 3773 {1};&lt;br&gt; с.Кожухово Пролетарского р-на г.Москвы, 89 п/о, п/я 3773 {10}.</text:p>
          </table:table-cell>
          <table:table-cell office:value-type="string" calcext:value-type="string">
            <text:p>стр-во Южной Гавани в Москве [3, 4]&lt;SUP&gt;3&lt;/SUP&gt;.</text:p>
          </table:table-cell>
          <table:table-cell office:value-type="string" calcext:value-type="string">
            <text:p>01.10.37 — 3301, 01.01.38 — 4303, 01.10.38 — 5845&lt;SUP&gt;4&lt;/SUP&gt;, 01.01.39 — 4376 (УРО).</text:p>
          </table:table-cell>
          <table:table-cell office:value-type="string" calcext:value-type="string">
            <text:p>нач. — Эйдук А.В., с 05.07.37 по 04.06.38 [5, 6]&lt;SUP&gt;5&lt;/SUP&gt;;&lt;br&gt; мл. лейт. ГБ Колесниченко В.А., с 04.06.38 — ? [6];&lt;br&gt; Трофименко В.П., с 03.01.39 по 29.02.40 [7, 2].</text:p>
          </table:table-cell>
          <table:table-cell office:value-type="string" calcext:value-type="string">
            <text:p>Материалы уничтожены во время войны, кроме документов Химкинского р-на, входившего в этот ИТЛ, переданных в фонд ИТЛ И СТРОИТЕЛЬСТВА ХИМКИНСКОГО РАЙОНА ГУЛАГА {1}.</text:p>
          </table:table-cell>
          <table:table-cell office:value-type="string" calcext:value-type="string">
            <text:p>&lt;SUP&gt;1&lt;/SUP&gt; Стр-во начато согласно Пост. СНК СССР № 254 от 15.02.37 [3].&lt;br&gt;&lt;SUP&gt;2&lt;/SUP&gt; Приказано Упр. ИТЛ и СТРОИТЕЛЬСТВА ЮГО-ВОСТОЧНОЙ ГАВАНИ ликвидировать с 01.03.40, само Стр-во передать Упр. Стр-ва Химкинского р-на ГУЛАГа [2] (в сводках УРО ГУЛАГа сведений о численности з/к нет с 01.01.40).&lt;br&gt;&lt;SUP&gt;3&lt;/SUP&gt; Южная (то же — Юго-Восточная) гавань — часть Московского порта и предназначена для грузов, поступающих с нижнего течения р. Москвы, Оки и Волги. [3].&lt;br&gt;&lt;SUP&gt;4&lt;/SUP&gt; Из них 1 осужденный за к/р преступления, 795 — как СОЭ и СВЭ [8].&lt;br&gt;&lt;SUP&gt;5&lt;/SUP&gt; Согласно [9], арестован в 1938 г.</text:p>
          </table:table-cell>
          <table:table-cell/>
          <table:table-cell office:value-type="string" calcext:value-type="string">
            <text:p>&lt;ol compact&gt;&lt;li&gt;Пр. 91 НКВД от 05.07.37.&lt;br&gt;&lt;li&gt;Пр. 132 НКВД от 29.02.40. &lt;br&gt;&lt;li&gt;ГАРФ. Ф. 9414. Оп. 1. Д. 30. Л. 34–35.&lt;br&gt;&lt;li&gt;Пр. 130 НКВД от 28.02.40. &lt;br&gt;&lt;li&gt;ГАРФ. Служебная карточка ГУЛАГа.&lt;br&gt;&lt;li&gt;Пр. 1389лс НКВД от 04.06.38. &lt;br&gt;&lt;li&gt;Пр. 52лс НКВД от 03.01.39.&lt;br&gt;&lt;li&gt;ГАРФ. Ф. 9414. Оп. 1. Д. 1140. Л. 141.&lt;br&gt;&lt;li&gt;ЦА ФСБ. Ф. 3ос. Оп. 6. Д. 13. Л. 214.&lt;/ol&gt;</text:p>
          </table:table-cell>
          <table:table-cell/>
          <table:table-cell office:value-type="string" calcext:value-type="string">
            <text:p>&lt;a href=r3-159.html&gt;ИТЛ И СТРОИТЕЛЬСТВО ХИМКИНСКОГО РАЙОНА ГУЛАГА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ИН</text:p>
          </table:table-cell>
          <table:table-cell office:value-type="string" calcext:value-type="string">
            <text:p>ИТЛ и СМУ п/я 32, ИТЛ СМУ 50</text:p>
          </table:table-cell>
          <table:table-cell office:value-type="string" calcext:value-type="string">
            <text:p>организован 15.01.52 [1];&lt;br&gt; закрыт 29.04.53 {35}.</text:p>
          </table:table-cell>
          <table:table-cell/>
          <table:table-cell office:value-type="string" calcext:value-type="string">
            <text:p>ГУЛПС, в составе СТРОИТЕЛЬСТВА 565 И ИТЛ с 15.01.52 [1];&lt;br&gt; ГУЛАГ МЮ с 02.04.53 {33}.</text:p>
          </table:table-cell>
          <table:table-cell office:value-type="string" calcext:value-type="string">
            <text:p>ст. Тучково Западной ж.д. (Московская обл.) [1], {22}.</text:p>
          </table:table-cell>
          <table:table-cell office:value-type="string" calcext:value-type="string">
            <text:p>ИН с 15.01.52 [1], {22}.</text:p>
          </table:table-cell>
          <table:table-cell office:value-type="string" calcext:value-type="string">
            <text:p>Голубь {22}.</text:p>
          </table:table-cell>
          <table:table-cell office:value-type="string" calcext:value-type="string">
            <text:p>ст. Тучково Западной ж.д., п/я 32 [2. Л. 2];&lt;br&gt; п/я ИН-32 {22}.</text:p>
          </table:table-cell>
          <table:table-cell office:value-type="string" calcext:value-type="string">
            <text:p>спецстройка [2. Л. 2], стр-во ж/д ветки, временных жилпоселков, производственных мастерских, перевалочной базы [3], ЛЭП, электроподстанций [4].</text:p>
          </table:table-cell>
          <table:table-cell office:value-type="string" calcext:value-type="string">
            <text:p>21.02.52 — 3633&lt;SUP&gt;1&lt;/SUP&gt; [5].</text:p>
          </table:table-cell>
          <table:table-cell office:value-type="string" calcext:value-type="string">
            <text:p>нач. — Пономарев П.К., с 15.01.52 — не ранее 03.02.53 [1, 6];&lt;br&gt; з/н — майор Пугачев ?.?. (упом. 21.02.52) [5];&lt;br&gt; майор (п/п в/с) Баранов В.П., с 25.10.52 — ? [7].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&lt;SUP&gt;1&lt;/SUP&gt; Из них 18 осужденных за к/р преступления [5].</text:p>
          </table:table-cell>
          <table:table-cell office:value-type="string" calcext:value-type="string">
            <text:p>&lt;ol compact&gt;&lt;li&gt;Пр. 00112 МВД от 15.01.52.&lt;br&gt;&lt;li&gt;ГАРФ. Ф. 9414. Оп. 1д. Д. 314.&lt;br&gt;&lt;li&gt;Пр. 00807 МВД от 13.10.52.&lt;br&gt;&lt;li&gt;Пр. 00188 МВД от 08.09.52. &lt;br&gt;&lt;li&gt;ГАРФ. Ф.9414. Оп.1. Д.658. Л.220, 228.&lt;br&gt;&lt;li&gt;Пр. 001026 МВД от 03.02.53.&lt;br&gt;&lt;li&gt;Пр. 0160лс МВД от 25.10.52.&lt;/ol&gt;</text:p>
          </table:table-cell>
          <table:table-cell/>
          <table:table-cell office:value-type="string" calcext:value-type="string">
            <text:p>&lt;a href=r3-362.html&gt;СТРОИТЕЛЬСТВО 565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КА</text:p>
          </table:table-cell>
          <table:table-cell office:value-type="string" calcext:value-type="string">
            <text:p>ИТЛ и СМУ п/я 34, ИТЛ СМУ 52</text:p>
          </table:table-cell>
          <table:table-cell office:value-type="string" calcext:value-type="string">
            <text:p>организован 15.01.52 [1];&lt;br&gt; закрыт 29.04.53 {35}.</text:p>
          </table:table-cell>
          <table:table-cell/>
          <table:table-cell office:value-type="string" calcext:value-type="string">
            <text:p>ГУЛПС, в составе СТРОИТЕЛЬСТВА 565 И ИТЛ с 15.01.52 [1];&lt;br&gt; ГУЛАГ МЮ с 02.04.53 {33}.</text:p>
          </table:table-cell>
          <table:table-cell office:value-type="string" calcext:value-type="string">
            <text:p>г.Москва [1], {22};&lt;br&gt; Москва, 13-я Парковая, 13 [2].</text:p>
          </table:table-cell>
          <table:table-cell office:value-type="string" calcext:value-type="string">
            <text:p>КА с 15.01.52 [1].</text:p>
          </table:table-cell>
          <table:table-cell office:value-type="string" calcext:value-type="string">
            <text:p>Долина {22}.</text:p>
          </table:table-cell>
          <table:table-cell office:value-type="string" calcext:value-type="string">
            <text:p>г.Москва, п/я 34 [3. Л. 2], с 26.02.52 — г.Москва, п/о 122, п/я 3170 [4];&lt;br&gt; Москва 122, п/я КА-3170 на 16.12.52 {22}.</text:p>
          </table:table-cell>
          <table:table-cell office:value-type="string" calcext:value-type="string">
            <text:p>спецстройка [3. Л. 2], стр-во жилпоселков [5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нач. — майор в/с Бураковский А.К., с 15.01.52 — не ранее 30.01.53 [6];&lt;br&gt; з/н — полк. Бабушкин С.И., с 02.52 — ? [3. Л. 2об.].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&lt;ol compact&gt;&lt;li&gt;Пр. 00113 МВД от 15.01.52.&lt;br&gt;&lt;li&gt;Расп. 528 МВД от 24.03.52.&lt;br&gt;&lt;li&gt;ГАРФ. Ф. 9414. Оп. 1д. Д. 316.&lt;br&gt;&lt;li&gt;Пр. 00137 МВД от 26.02.52. &lt;br&gt;&lt;li&gt;Пр. 00182 МВД от 08.09.52.&lt;br&gt;&lt;li&gt;Пр. 01421 МВД от 30.01.53.&lt;/ol&gt;</text:p>
          </table:table-cell>
          <table:table-cell/>
          <table:table-cell office:value-type="string" calcext:value-type="string">
            <text:p>&lt;a href=r3-362.html&gt;СТРОИТЕЛЬСТВО 565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КОЛЫМО-ИНДИГИРСКОГО&lt;BR&gt;РЕЧНОГО ПАРОХОДСТВА ДАЛЬСТРОЯ</text:p>
          </table:table-cell>
          <table:table-cell office:value-type="string" calcext:value-type="string">
            <text:p>Зырянлаг, Зырянское ЛО, Колымо-Индигирское ЛО УСВИТЛа, ЛО Колымо-Индигирского речного пароходства, ИТЛ Колымо-Индигирского речного транспорта</text:p>
          </table:table-cell>
          <table:table-cell office:value-type="string" calcext:value-type="string">
            <text:p>организован не позднее 01.02.51 [1]&lt;SUP&gt;1&lt;/SUP&gt;;&lt;br&gt; закрыт позднее 01.01.54 [2]&lt;SUP&gt;2&lt;/SUP&gt;.</text:p>
          </table:table-cell>
          <table:table-cell office:value-type="string" calcext:value-type="string">
            <text:p>между 22.05.51 и 01.05.52 — из ЛО в ИТЛ [3], {21. Л. 292};&lt;br&gt; между 01.05.52 и 01.08.53 — из ИТЛ в ЛО {46. Л. 292, 733}.</text:p>
          </table:table-cell>
          <table:table-cell office:value-type="string" calcext:value-type="string">
            <text:p>ГУ ИТ лагерей Дальстроя в 1951–1952 гг. [1], {21. Л. 292};&lt;br&gt; УСВИТЛ в 1953–1954 гг. {21. Л. 733}, [4].</text:p>
          </table:table-cell>
          <table:table-cell office:value-type="string" calcext:value-type="string">
            <text:p>Якутская АССР, пос. Зырянка {21. Л. 668, 733}.</text:p>
          </table:table-cell>
          <table:table-cell office:value-type="string" calcext:value-type="string">
            <text:p>АВ-10 {21. Л. 668}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Якутская АССР, пос. Зырянка, п/я АВ-261/105 {21. Л. 668, 733}.</text:p>
          </table:table-cell>
          <table:table-cell office:value-type="string" calcext:value-type="string">
            <text:p>обслуживание Колымо-Индигирского речного пароходства, строит. и погрузочно-разгрузочные работы, стр-во узкоколейной ж.д., добыча угля, лесозаготовки {21. Л. 292–301}.</text:p>
          </table:table-cell>
          <table:table-cell office:value-type="string" calcext:value-type="string">
            <text:p>22.05.51 — 2861 [3];&lt;br&gt; 01.09.51 — 3292 [4];&lt;br&gt; 01.08.53 — 2398 {21. Л. 733}.</text:p>
          </table:table-cell>
          <table:table-cell office:value-type="string" calcext:value-type="string">
            <text:p>нач. — полк. Панков ?.?. (упом. 01.05.52) {21. Л. 301};&lt;br&gt; майор Павлов ?.?. (упом. 01.08.53) {21. Л. 733}&lt;SUP&gt;3&lt;/SUP&gt;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Впервые упом. 01.02.51 под названием Зырянлаг, без уточнения статуса лаг. подр.;&lt;br&gt; согласно [5], ИТЛ КОЛЫМО-ИНДИГИРСКОГО РЕЧНОГО ПАРОХОДСТВА организован в 1952 г.&lt;br&gt;&lt;SUP&gt;2&lt;/SUP&gt; 01.01.54 — последнее известное упом. Колымо-Индигирского ЛО.&lt;br&gt;&lt;SUP&gt;3&lt;/SUP&gt; Согласно {21. Л. 733}, Павлов — нач. с 09.10.52, но др. подтверждений этому не обнаружено.</text:p>
          </table:table-cell>
          <table:table-cell/>
          <table:table-cell office:value-type="string" calcext:value-type="string">
            <text:p>&lt;ol compact&gt;&lt;li&gt;ГАРФ. Ф. 9414. Оп. 1д. Д. 159. Л. 26.&lt;br&gt;&lt;li&gt;Там же. Оп. 1. Д. 591. Л. 24.&lt;br&gt;&lt;li&gt;Там же. Оп. 1д. Д. 107. Л. 2.&lt;br&gt;&lt;li&gt;Там же. Д. 161. Л. 4.&lt;br&gt;&lt;li&gt;Там же. Оп. 1. Д. 507. Л. 87.&lt;/ol&gt;</text:p>
          </table:table-cell>
          <table:table-cell table:number-columns-repeated="2"/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КОМБИНАТА АПАТИТ</text:p>
          </table:table-cell>
          <table:table-cell office:value-type="string" calcext:value-type="string">
            <text:p>Упр. ИТ лагерей и комбината Апатит,&lt;BR&gt;ИТЛ и Строительство комбината Апатит,&lt;BR&gt;ИТЛ при Строительстве комбината Апатит</text:p>
          </table:table-cell>
          <table:table-cell office:value-type="string" calcext:value-type="string">
            <text:p>организован 27.05.50 [1]&lt;SUP&gt;1&lt;/SUP&gt;;&lt;br&gt; закрыт 29.04.53 (включен в БЕЛОРЕЧЕНСКИЙ ИТЛ) {35}.</text:p>
          </table:table-cell>
          <table:table-cell/>
          <table:table-cell office:value-type="string" calcext:value-type="string">
            <text:p>ГУЛГМП {29, 3}.</text:p>
          </table:table-cell>
          <table:table-cell office:value-type="string" calcext:value-type="string">
            <text:p>Мурманская обл., г.Кировск [1], {29}.</text:p>
          </table:table-cell>
          <table:table-cell office:value-type="string" calcext:value-type="string">
            <text:p>ЕГ с 27.05.50 [1].</text:p>
          </table:table-cell>
          <table:table-cell office:value-type="string" calcext:value-type="string">
            <text:p>Апатит {29}.</text:p>
          </table:table-cell>
          <table:table-cell office:value-type="string" calcext:value-type="string">
            <text:p>Мурманская обл., г.Кировск, п/я ЕГ-1 {1, 29}&lt;SUP&gt;2&lt;/SUP&gt;.</text:p>
          </table:table-cell>
          <table:table-cell office:value-type="string" calcext:value-type="string">
            <text:p>обслуживание комб. Апатит [1], добыча апатита на руднике им. Кирова, стр-во Юкспорского рудника, туннелей в Кукимсвумчоре и Юкспориоке, строит. работы Упр. капитального стр-ва, строит.-монтажные работы Кирпстроя комб. Апатит (в р-не ст. Шонгуй), обслуживание конторы подсобных предприятий кап. стр-ва комб. Апатит, лесозаготовки в р-нах ст. Лоухи и Энгозеро (Карело-Финская ССР) [2. Разд. 3. Л. 3–25].</text:p>
          </table:table-cell>
          <table:table-cell office:value-type="string" calcext:value-type="string">
            <text:p>01.07.50 — 1803, 01.12.50 — 7337, 01.01.51 — 8213, 01.01.52 — 10 446&lt;SUP&gt;3&lt;/SUP&gt;, 01.01.53 — 10 151 (УРО);&lt;br&gt; 01.05.53 — 3932 [2. Разд. 4. Л. 4];&lt;br&gt; 07.53 — 2939 (УРО).</text:p>
          </table:table-cell>
          <table:table-cell office:value-type="string" calcext:value-type="string">
            <text:p>нач. — полк. Драбкин Е.И. (упом. 02.12.50, 10.02.51) [3, 4];&lt;br&gt; горный директор 3-го ранга Селезнев М.И., ? — по 07.03.52 [5];&lt;br&gt; инж.-п/п Васин К.Д., с 07.03.52 — ? [5];&lt;br&gt; и.о. нач. — полк. в/с Кухтиков А.Д., с 01.04.53 по 29.04.53&lt;SUP&gt;4&lt;/SUP&gt; [6, 7];&lt;br&gt; з/н — майор Андреев ?.?. (упом. 01.06.50) [8. Л. 40], п/п Самоходов К.Ф. (упом. в октябре 1950 г.) [2. Разд. 1. Л. 2об.], полк. Драбкин Е.И. (упом. 19.04.52) [2. Разд. 3. Л. 3об.].</text:p>
          </table:table-cell>
          <table:table-cell office:value-type="string" calcext:value-type="string">
            <text:p>В ОИТК УМВД по Мурманской обл.: л/д з/к — 12 065, материалы делопроизводства — 202;&lt;br&gt; в архиве БЕЛОРЕЧЕНСКОГО ИТЛ (л/д офицеров, охраны и вольнонаемных) {1}.</text:p>
          </table:table-cell>
          <table:table-cell office:value-type="string" calcext:value-type="string">
            <text:p>&lt;SUP&gt;1&lt;/SUP&gt; ИТЛ организован на базе ИТК № 6 ОИТК УМВД Мурманской обл. [8], Упр. — на базе Гос. Северного ГОК Апатит [1].&lt;br&gt;&lt;SUP&gt;2&lt;/SUP&gt; Вероятно, по крайней мере до осени 1952 г., п/я 1, так как литеры начали включать в номер п/я не ранее этого времени.&lt;br&gt;&lt;SUP&gt;3&lt;/SUP&gt; На 01.03.52 — 10 016, из них 47 осужденных за к/р преступления [2. Разд. 3. Л. 3–25].&lt;br&gt;&lt;SUP&gt;4&lt;/SUP&gt; В пр. о назначении и об освобождении название должности — и.о. нач. ИТЛ при комб. Апатит&amp;quot;&lt;br&gt; и Кировскстроя&amp;quot;&lt;br&gt; [5, 6]. Переведен на должность нач. КИТОЙСКОГО ИТЛ [6].</text:p>
          </table:table-cell>
          <table:table-cell/>
          <table:table-cell office:value-type="string" calcext:value-type="string">
            <text:p>&lt;ol compact&gt;&lt;li&gt;Пр. 0372 МВД от 27.05.50.&lt;br&gt;&lt;li&gt;ГАРФ. Ф. 9414. Оп. 1д. Д. 268.&lt;br&gt;&lt;li&gt;Пр. 0792 МВД от 02.12.50.&lt;br&gt;&lt;li&gt;Пр. 092 МВД от 10.02.51. &lt;br&gt;&lt;li&gt;Пр. 283лс МВД от 07.03.52.&lt;br&gt;&lt;li&gt;Пр. 025/л МЮ от 01.04.53.&lt;br&gt;&lt;li&gt;Пр. 057/л МЮ от 15.05.53.&lt;br&gt;&lt;li&gt;ГАРФ. Ф. 9414. Оп. 1. Д. 375.&lt;/ol&gt;</text:p>
          </table:table-cell>
          <table:table-cell/>
          <table:table-cell office:value-type="string" calcext:value-type="string">
            <text:p>&lt;a href=r3-33.html&gt;БЕЛОРЕЧЕНСКИЙ ИТЛ&lt;/a&gt;.</text:p>
          </table:table-cell>
          <table:table-cell office:value-type="string" calcext:value-type="string">
            <text:p>С.Филиппов, 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КОМБИНАТА № 6</text:p>
          </table:table-cell>
          <table:table-cell/>
          <table:table-cell office:value-type="string" calcext:value-type="string">
            <text:p>организован не ранее 23.02.45 [1]&lt;SUP&gt;1&lt;/SUP&gt;;&lt;br&gt; закрыт между 02.08.46 [2] и 31.10.46 {17}&lt;SUP&gt;2&lt;/SUP&gt;.</text:p>
          </table:table-cell>
          <table:table-cell/>
          <table:table-cell office:value-type="string" calcext:value-type="string">
            <text:p>ГУЛГМП с 23.02.45;&lt;br&gt; ГУЛПС не позднее 05.08.46 [3].</text:p>
          </table:table-cell>
          <table:table-cell office:value-type="string" calcext:value-type="string">
            <text:p>Таджикская ССР, г.Ленинабад [1].</text:p>
          </table:table-cell>
          <table:table-cell office:value-type="string" calcext:value-type="string">
            <text:p>Т с 25.12.45 {16}.</text:p>
          </table:table-cell>
          <table:table-cell office:value-type="string" calcext:value-type="string">
            <text:p>Турбина {17}.</text:p>
          </table:table-cell>
          <table:table-cell office:value-type="string" calcext:value-type="string">
            <text:p>Таджикская ССР, г.Ленинабад, п/я нет {15};&lt;br&gt; п/я 275 {17}&lt;SUP&gt;3&lt;/SUP&gt;.</text:p>
          </table:table-cell>
          <table:table-cell office:value-type="string" calcext:value-type="string">
            <text:p>стр-во и обслуживание Ленинабадского (Ферганского) горно-химического комб.&lt;SUP&gt;4&lt;/SUP&gt; в составе Ленинабадского заводоуправления, Табошарского, Майлисуйского и Адрасманского рудоуправлений, Тюя-Муюнского рудника, геологоразведочной конторы, контор тех. и общего снабжения [1], стр-во здания для научной станции и вспомогательного помещения ФИАН в р-не г.Мургаб [4].</text:p>
          </table:table-cell>
          <table:table-cell office:value-type="string" calcext:value-type="string">
            <text:p>01.06.45 — 611 [5];&lt;br&gt; 01.08.45 — 2295, 01.01.46 — 722 (УРО).</text:p>
          </table:table-cell>
          <table:table-cell office:value-type="string" calcext:value-type="string">
            <text:p>нач. — п/п Чирков Б.Н., с 23.02.45 по 02.08.46 [1, 2];&lt;br&gt; п/п Штефан П.Т., с 02.08.46 — ? [2]&lt;SUP&gt;5&lt;/SUP&gt;.</text:p>
          </table:table-cell>
          <table:table-cell office:value-type="string" calcext:value-type="string">
            <text:p>(?) Согласно {1}, до весны 1954 г. в ОИТК МВД Таджикской ССР материалы на хранение не поступали.</text:p>
          </table:table-cell>
          <table:table-cell office:value-type="string" calcext:value-type="string">
            <text:p>&lt;SUP&gt;1&lt;/SUP&gt; В [1]: организовать Комб.т № 6 НКВД (ИТЛ не упом.);&lt;br&gt; направить на комб. спецпереселенцев крымских татар с Волгостроя, а также квалифицированных рабочих з/к;&lt;br&gt; подобрать специалистов горняков, геологов, химиков, механиков, энергетиков из др. лагерей. В пр. с объявлением дислокаций ИТ лагерей от 08.06.45 — Комб. № 6 НКВД {15} (ИТЛ не упом.). Первые данные о численности з/к ИТЛ КОМБИНАТА № 6 в сводках УРО — на 01.06.45 [5].&lt;br&gt;&lt;SUP&gt;2&lt;/SUP&gt; Дата закрытия ИТЛ не установлена. Последнее известное упом. ИТЛ в приказах — 02.08.46 [4], в пр. с объявлением дислокаций ИТ лагерей от 31.10.46 — Комбинат № 6 ПФЛ № 0333 МВД {7} (ИТЛ не упом.). ПФЛ 0333 при стр-ве Комбината № 6 был организован 11.08.45 [6] и, вероятно, какое-то время ИТЛ и ПФЛ существовали параллельно. Следует отметить, что ПФЛ 0333 существовал до 23.12.47, когда при организации СТРОИТЕЛЬСТВА 896 И ИТЛ (для обслуживания тех же объектов — см.) был реорг. в Проверочно-фильтрационное отделение при УС 896, тогда как ИТЛ КОМБИНАТА № 6 в качестве предшественника ИТЛ Стр-ва 896 не фигурирует [7].&lt;br&gt;&lt;SUP&gt;3&lt;/SUP&gt; Согласно {1}, п/я Т-275, что, очевидно, ошибочно, так как лит. обозначения стали вводиться в номер п/я с 1952 г.&lt;br&gt;&lt;SUP&gt;4&lt;/SUP&gt; Комб. № 6 был создан для добычи и переработки урановых руд [7].&lt;br&gt;&lt;SUP&gt;5&lt;/SUP&gt; Скорее всего, П.Т.Штефан оставался нач. ИТЛ до закрытия — так, именно он был назначен нач. при организации ИТЛ Стр-ва 896 [8].</text:p>
          </table:table-cell>
          <table:table-cell/>
          <table:table-cell office:value-type="string" calcext:value-type="string">
            <text:p>&lt;ol compact&gt;&lt;li&gt;Пр. 00103 НКВД от 23.02.45.&lt;br&gt;&lt;li&gt;Пр. 1118лс МВД от 02.08.46.&lt;br&gt;&lt;li&gt;Пр. 0243 МВД от 05.08.46.&lt;br&gt;&lt;li&gt;Пр. 00269 МВД от 03.04.46.&lt;br&gt;&lt;li&gt;ГАРФ. Ф. 9414. Оп. 1д. Д. 424. Л. 2.&lt;br&gt;&lt;li&gt;Пр. 00942 НКВД от 11.08.45.&lt;br&gt;&lt;li&gt;Создание первой советской ядерной бомбы. М.: Энергоатомиздат. 1995. С.179.&lt;br&gt;&lt;li&gt;Пр. 001294 МВД от 23.12.47&lt;/ol&gt;</text:p>
          </table:table-cell>
          <table:table-cell/>
          <table:table-cell office:value-type="string" calcext:value-type="string">
            <text:p>&lt;a href=r3-369.html&gt;СТРОИТЕЛЬСТВО 665 И ИТЛ&lt;/a&gt;,&lt;br&gt; &lt;a href=r3-384.html&gt;СТРОИТЕЛЬСТВО 896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КОМБИНАТА № 9</text:p>
          </table:table-cell>
          <table:table-cell office:value-type="string" calcext:value-type="string">
            <text:p>Пальмникенлаг</text:p>
          </table:table-cell>
          <table:table-cell office:value-type="string" calcext:value-type="string">
            <text:p>организован 21.07.47 [1];&lt;br&gt; закрыт 29.04.53 {35}.</text:p>
          </table:table-cell>
          <table:table-cell/>
          <table:table-cell office:value-type="string" calcext:value-type="string">
            <text:p>ГУЛГМП с 21.07.47 [1], ГУЛАГ МЮ с 02.04.53 {33}.</text:p>
          </table:table-cell>
          <table:table-cell office:value-type="string" calcext:value-type="string">
            <text:p>Калининградская обл., пос. Пальмникен (ныне р.п. Янтарный) {19};&lt;br&gt; пос. Янтарный {29}.</text:p>
          </table:table-cell>
          <table:table-cell office:value-type="string" calcext:value-type="string">
            <text:p>ВС с 29.08.47 [2].</text:p>
          </table:table-cell>
          <table:table-cell office:value-type="string" calcext:value-type="string">
            <text:p>Шторм {29}.</text:p>
          </table:table-cell>
          <table:table-cell office:value-type="string" calcext:value-type="string">
            <text:p>г.Калининград, п/я 107 {19};&lt;br&gt; г.Калининград областной, п/я ВС-107 {29}.</text:p>
          </table:table-cell>
          <table:table-cell office:value-type="string" calcext:value-type="string">
            <text:p>стр-во Комб. № 9 МВД (ныне комб. Русские самоцветы), карьера, обогатительной ф-ки, цеха доводки, ф-ки мех. обработки янтаря [3], изготовление янтарных изделий, плавленого янтаря, янтарной кислоты и янтарного масла [4].</text:p>
          </table:table-cell>
          <table:table-cell office:value-type="string" calcext:value-type="string">
            <text:p>01.09.47 — 672, 01.01.48 — 2689, 01.01.49 — 2354, 01.01.50 — 1399, 01.01.51 — 1460, 01.01.52 — 1348&lt;SUP&gt;1&lt;/SUP&gt;, 01.03.53 — 1529 (УРО).</text:p>
          </table:table-cell>
          <table:table-cell office:value-type="string" calcext:value-type="string">
            <text:p>нач. — полк. Боечин А.Ф., с 21.07.47 — не ранее 14.01.50 [1, 5];&lt;br&gt; и.о. нач.— п/п Еремеев В.П., не позднее 27.03.50 — 11.02.53 [6, 7]&lt;SUP&gt;2&lt;/SUP&gt;, нач. — инж.-п/п Марков В.И., с 11.02.53 — ? [7].</text:p>
          </table:table-cell>
          <table:table-cell office:value-type="string" calcext:value-type="string">
            <text:p>В ОИТК УМВД по Калининградской обл.: л/д з/к, материалы делопроизводства — 484;&lt;br&gt; в отделе кадров Комбината № 9 Министерства местной промышленности РСФСР треста Русские самоцветы (л/д вольнонаемных);&lt;br&gt; в 1-м Спецотделе УМВД по Калининградской обл. (л/д офицеров, охраны и вольнонаемных) {1}.</text:p>
          </table:table-cell>
          <table:table-cell office:value-type="string" calcext:value-type="string">
            <text:p>&lt;SUP&gt;1&lt;/SUP&gt; На 01.05.52 — 1314, из них 396 женщин, 15 осужденных за к/р преступления [8. Разд. 3. Л. 2–6].&lt;br&gt;&lt;SUP&gt;2&lt;/SUP&gt; Согласно [8. Разд. 1. Л. 2об.], п/п Еремеев был назначен нач. ИТЛ пр. 1071лс в августе 1950 г.;&lt;br&gt; уволен В.П.Еремеев за семейственность.</text:p>
          </table:table-cell>
          <table:table-cell/>
          <table:table-cell office:value-type="string" calcext:value-type="string">
            <text:p>&lt;ol compact&gt;&lt;li&gt;Пр. МВД 0438 от 21.07.47.&lt;br&gt;&lt;li&gt;Расп. МВД 543 от 29.08.47.&lt;br&gt;&lt;li&gt;Пр. МВД 0392 от 26.06.48.&lt;br&gt;&lt;li&gt;Пр. 0495 МВД от 20.08.48. &lt;br&gt;&lt;li&gt;Пр. МВД 031 от 14.01.50.&lt;br&gt;&lt;li&gt;Пр. МВД 0207 от 27.03.50.&lt;br&gt;&lt;li&gt;Пр. МВД 0179 от 11.02.53.&lt;br&gt;&lt;li&gt;ГАРФ. Ф. 9414. Оп. 1д. Д. 286.&lt;/ol&gt;</text:p>
          </table:table-cell>
          <table:table-cell table:number-columns-repeated="2"/>
          <table:table-cell office:value-type="string" calcext:value-type="string">
            <text:p>С.Филиппов, 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ОМСКСТРОЯ</text:p>
          </table:table-cell>
          <table:table-cell office:value-type="string" calcext:value-type="string">
            <text:p>Омский ИТЛ, Омлаг</text:p>
          </table:table-cell>
          <table:table-cell office:value-type="string" calcext:value-type="string">
            <text:p>организован 20.05.50 [1];&lt;br&gt; закрыт 24.07.53 [2].</text:p>
          </table:table-cell>
          <table:table-cell office:value-type="string" calcext:value-type="string">
            <text:p>14.05.53 переименован в Омский ИТЛ&lt;SUP&gt;1&lt;/SUP&gt; {36}.</text:p>
          </table:table-cell>
          <table:table-cell office:value-type="string" calcext:value-type="string">
            <text:p>ГУЛПС [3];&lt;br&gt; ГСНС с 06.10.51 [4];&lt;br&gt; ГУЛАГ МЮ с 02.04.53 {33}.</text:p>
          </table:table-cell>
          <table:table-cell office:value-type="string" calcext:value-type="string">
            <text:p>г.Омск [1], {22, 26, 36}.</text:p>
          </table:table-cell>
          <table:table-cell office:value-type="string" calcext:value-type="string">
            <text:p>ДХ с 20.05.50 [1], {22, 26, 36}.</text:p>
          </table:table-cell>
          <table:table-cell office:value-type="string" calcext:value-type="string">
            <text:p>Омскстрой на 16.12.52 {22};&lt;br&gt; Нева на 1953 г. {26, 36}.</text:p>
          </table:table-cell>
          <table:table-cell office:value-type="string" calcext:value-type="string">
            <text:p>г.Омск, п/я 11 [5. Разд. 1. Л. 2];&lt;br&gt; г.Омск, п/я ДХ-11 {26, 36}.</text:p>
          </table:table-cell>
          <table:table-cell office:value-type="string" calcext:value-type="string">
            <text:p>стр-во нефтеперерабатывающего з-да и ТЭЦ в г.Омске [1], аэродрома [6], военскладов и мостового перехода через Омь [7], ЛЭП-110, ж/д моста через Омь, жилищное и соцкультбытовое стр-во [8], стр-во двух кирп. з-дов [9], ж/д пути, з-дов армопенобетона и железобетонных изделий, кислородного з-да, автобаз [10], городского коллектора и очистных сооружений канализации [11], лесозаготовки в Братском р-не Иркутской обл. [12], стр-во автодорог [13], ДОКа, шлакоблочного з-да, камнедробильного з-да в Боровом Кокчетавской обл. [14], добыча бутового камня, стр-во каменного карьера [5. Разд. 3. Л. 13].</text:p>
          </table:table-cell>
          <table:table-cell office:value-type="string" calcext:value-type="string">
            <text:p>01.08.50 — 1902;&lt;br&gt; 01.01.51 — 3350;&lt;br&gt; 01.01.52 — 6685;&lt;br&gt; 01.01.53 — 21 335 (УРО);&lt;br&gt; 01.04.52 — 9734&lt;SUP&gt;2&lt;/SUP&gt; [5. Разд.3. Л. 2об.–14об.];&lt;br&gt; 01.04.53 — 28 646&lt;SUP&gt;3&lt;/SUP&gt; [5. Разд. 4. Л. 5];&lt;br&gt; 01.07.53 — 14 868&lt;SUP&gt;4&lt;/SUP&gt; [15. Л. 87].</text:p>
          </table:table-cell>
          <table:table-cell office:value-type="string" calcext:value-type="string">
            <text:p>нач. — полк. Боечин А.Ф., с 20.05.50 по 17.01.53 [1, 16];&lt;br&gt; г/м Павлов В.П., с 17.01.53 по 01.04.53 [16], [5. Разд. 1. Л. 2об.];&lt;br&gt; и.о. нач. — полк. в/с Павлов П.П., с 01.04.53 до закрытия (упом. 30.04.53, 28.07.53) [17], [5. Разд. 4. Л. 4], [15. Л. 169];&lt;br&gt; з/н — майор Рыжов П.Г., с 25.03.50 по 07.51 [18], [5. Разд. 1. Л. 2об.];&lt;br&gt; полк. Пальмин А.В., с 07.51 по 1952 г.;&lt;br&gt; полк. Павлов П.П., с 1952 г. по 01.04.53 [5. Разд. 1. Л. 2об.].</text:p>
          </table:table-cell>
          <table:table-cell office:value-type="string" calcext:value-type="string">
            <text:p>В УИТЛК УМВД по Омской обл.: л/д з/к — 16 815, материалы делопроизводства — 1325, л/д офицеров и вольнонаемных {1}.</text:p>
          </table:table-cell>
          <table:table-cell office:value-type="string" calcext:value-type="string">
            <text:p>&lt;SUP&gt;1&lt;/SUP&gt; Наименование Омский ИТЛ употреблялось и ранее.&lt;br&gt;&lt;SUP&gt;2&lt;/SUP&gt; Из них 3019 женщин, 735 осужденных за к/р преступления.&lt;br&gt;&lt;SUP&gt;3&lt;/SUP&gt; По др. данным, на 01.04.53 — 28 131 [19].&lt;br&gt;&lt;SUP&gt;4&lt;/SUP&gt; Из них 3377 женщин, 2066 осужденных за к/р преступления.</text:p>
          </table:table-cell>
          <table:table-cell/>
          <table:table-cell office:value-type="string" calcext:value-type="string">
            <text:p>&lt;ol compact&gt;&lt;li&gt;Пр. 0350 МВД от 20.05.50.&lt;br&gt;&lt;li&gt;Пр. 0139 МЮ от 24.07.53. &lt;br&gt;&lt;li&gt;Пр. 00121 МВД от 08.03.51.&lt;br&gt;&lt;li&gt;Пр. 0720 МВД от 06.10.51.&lt;br&gt;&lt;li&gt;ГАРФ. Ф. 9414. Оп. 1д. Д. 258.&lt;br&gt;&lt;li&gt;Расп. 1093 МВД от 06.10.51.&lt;br&gt;&lt;li&gt;Расп. 1106 МВД от 06.10.51.&lt;br&gt;&lt;li&gt;Пр. 356 МВД от 05.04.52.&lt;br&gt;&lt;li&gt;Расп. 332 МВД от 08.02.52. &lt;br&gt;&lt;li&gt;Пр. 357 МВД от 05.04.52.&lt;br&gt;&lt;li&gt;Расп. 884 МВД от 23.06.52.&lt;br&gt;&lt;li&gt;Пр. 0702 МВД от 20.05.52.&lt;br&gt;&lt;li&gt;Пр. 0779 МВД от 24.06.52.&lt;br&gt;&lt;li&gt;Пр. 0232 МВД от 25.02.53.&lt;br&gt;&lt;li&gt;ГАРФ. Ф. 9414. Оп. 1. Д. 748.&lt;br&gt;&lt;li&gt;Пр. 59лс МВД от 17.01.53.&lt;br&gt;&lt;li&gt;Пр. 027/л МЮ от 01.04.53.&lt;br&gt;&lt;li&gt;Пр. 301лс МВД от 25.03.50. &lt;br&gt;&lt;li&gt;ГАРФ. Ф. 9414. Оп. 1. Д. 163. Л. 132.&lt;/ol&gt;</text:p>
          </table:table-cell>
          <table:table-cell table:number-columns-repeated="2"/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ПО СТРОИТЕЛЬСТВУ АЭРОДРОМА</text:p>
          </table:table-cell>
          <table:table-cell/>
          <table:table-cell office:value-type="string" calcext:value-type="string">
            <text:p>организован 16.08.36 [1];&lt;br&gt; закрыт 05.09.36 [2]&lt;SUP&gt;1&lt;/SUP&gt;.</text:p>
          </table:table-cell>
          <table:table-cell/>
          <table:table-cell office:value-type="string" calcext:value-type="string">
            <text:p>ГУЛАГ [1].</text:p>
          </table:table-cell>
          <table:table-cell office:value-type="string" calcext:value-type="string">
            <text:p>Московская обл., Хорошевское шоссе, в б. летних лагерях кавалерийского полка НКВД&lt;SUP&gt;2&lt;/SUP&gt; [1]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стр-во аэродрома [1].</text:p>
          </table:table-cell>
          <table:table-cell office:value-type="string" calcext:value-type="string">
            <text:p>нет&lt;SUP&gt;1&lt;/SUP&gt;.</text:p>
          </table:table-cell>
          <table:table-cell office:value-type="string" calcext:value-type="string">
            <text:p>ст. лейт. ГБ Яфедов ?.?., 05.09.36 назначен нач. р-на аэродромов [3]&lt;SUP&gt;3&lt;/SUP&gt;.</text:p>
          </table:table-cell>
          <table:table-cell/>
          <table:table-cell office:value-type="string" calcext:value-type="string">
            <text:p>&lt;SUP&gt;1&lt;/SUP&gt; Фактически ИТЛ организован не был. Упр. ИТЛ, организованное 16.08.36, упразднено 05.09.36 и включено в состав стр-ва канала Москва—Волга на правах р-на [1, 2].&lt;br&gt;&lt;SUP&gt;2&lt;/SUP&gt; Ныне территория г.Москвы.&lt;br&gt;&lt;SUP&gt;3&lt;/SUP&gt; Из пр. [3] не ясно, назначен ли Яфедов нач. стр-ва или/и нач. лаг. подр., вошедшего в ДМИТРОВСКИЙ ИТЛ.</text:p>
          </table:table-cell>
          <table:table-cell/>
          <table:table-cell office:value-type="string" calcext:value-type="string">
            <text:p>&lt;ol compact&gt;&lt;li&gt;Пр. 00287 НКВД от 16.08.36.&lt;br&gt;&lt;li&gt;Пр. 380 НКВД от 05.09.36.&lt;br&gt;&lt;li&gt;Пр. 379 НКВД от 05.09.36.&lt;/ol&gt;</text:p>
          </table:table-cell>
          <table:table-cell/>
          <table:table-cell office:value-type="string" calcext:value-type="string">
            <text:p>&lt;a href=r3-90.html&gt;ДМИТРОВСКИЙ ИТЛ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ПРИ ОБОРОНСТРОЕ</text:p>
          </table:table-cell>
          <table:table-cell/>
          <table:table-cell office:value-type="string" calcext:value-type="string">
            <text:p>организован 08.09.41 [1]&lt;SUP&gt;1&lt;/SUP&gt;;&lt;br&gt; закрыт 15.10.41 [2]&lt;SUP&gt;2&lt;/SUP&gt;.</text:p>
          </table:table-cell>
          <table:table-cell/>
          <table:table-cell office:value-type="string" calcext:value-type="string">
            <text:p>ГУОБР с 08.09.41 [1].</text:p>
          </table:table-cell>
          <table:table-cell office:value-type="string" calcext:value-type="string">
            <text:p>Карело-Финская ССР, ? [1].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нет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стр-во оборонительных сооружений [1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нач. — майор ГБ Сергеев И.Т., с 8.09.41 — ? [1].</text:p>
          </table:table-cell>
          <table:table-cell office:value-type="string" calcext:value-type="string">
            <text:p>В 14-м Отделе Упр. Спец. стр-ва МО СССР (г. Москва) и в архиве МО СССР (г. Подольск Московской обл.) {1}.</text:p>
          </table:table-cell>
          <table:table-cell office:value-type="string" calcext:value-type="string">
            <text:p>&lt;SUP&gt;1&lt;/SUP&gt; Этим же пр. организовано Карело-Финское упр. оборонительных работ НКВД, которому были переданы все ресурсы ББЛ НКВД.&lt;br&gt;&lt;SUP&gt;2&lt;/SUP&gt; Этим пр. весь л.с. ГУОБР НКВД передан ГУОБР НКО.</text:p>
          </table:table-cell>
          <table:table-cell/>
          <table:table-cell office:value-type="string" calcext:value-type="string">
            <text:p>&lt;ol compact&gt;&lt;li&gt;Пр. 001229 НКВД от 08.09.41.&lt;br&gt;&lt;li&gt;Пр. 001504 НКВД от 15.10.41.&lt;/ol&gt;</text:p>
          </table:table-cell>
          <table:table-cell/>
          <table:table-cell office:value-type="string" calcext:value-type="string">
            <text:p>&lt;a href=r3-31.html&gt;БЕЛОМОРО-БАЛТИЙСКИЙ ИТЛ&lt;/a&gt;.</text:p>
          </table:table-cell>
          <table:table-cell office:value-type="string" calcext:value-type="string">
            <text:p>С.Филип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ПРИ УГЛИЧСКОМ ЗАВОДЕ&lt;BR&gt;МОСТОВЫХ КОНСТРУКЦИЙ № 4 ГУШОСДОРА</text:p>
          </table:table-cell>
          <table:table-cell office:value-type="string" calcext:value-type="string">
            <text:p>Угличский завод мостовых конструкций и ИТЛ № 4 ГУШОСДОРа</text:p>
          </table:table-cell>
          <table:table-cell office:value-type="string" calcext:value-type="string">
            <text:p>организован 10.02.44 [1]&lt;SUP&gt;1&lt;/SUP&gt;;&lt;br&gt; закрыт 04.11.45 [2]&lt;SUP&gt;2&lt;/SUP&gt;.</text:p>
          </table:table-cell>
          <table:table-cell/>
          <table:table-cell office:value-type="string" calcext:value-type="string">
            <text:p>ГУШОСДОР [1, 2].</text:p>
          </table:table-cell>
          <table:table-cell office:value-type="string" calcext:value-type="string">
            <text:p>Ярославская обл., г.Углич на 08.06.45 {15}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Ярославская обл., г.Углич, п/я — нет {15}.</text:p>
          </table:table-cell>
          <table:table-cell office:value-type="string" calcext:value-type="string">
            <text:p>обслуживание Угличского з-да мостовых конструкций № 4 ГУШОСДОРа [3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нач. — Греков М.В., с 10.02.44 — ? [1];&lt;br&gt; Левушков ?.?., ? — по закрытие лагеря [4]&lt;SUP&gt;3&lt;/SUP&gt;.</text:p>
          </table:table-cell>
          <table:table-cell office:value-type="string" calcext:value-type="string">
            <text:p>В УИТЛК УМВД по Ярославской обл. (л/д з/к) {1}.</text:p>
          </table:table-cell>
          <table:table-cell office:value-type="string" calcext:value-type="string">
            <text:p>&lt;SUP&gt;1&lt;/SUP&gt; В [1] — Угличский з-д мостовых конструкций и ИТЛ № 4 ГУШОСДОРа. З-д мостовых конструкций был организован на базе Угличского лесопильного з-да, переданного из Рыбинлага в ГУШОСДОР [1]. В пр. с объявлением дислокации всех ИТЛ от 13.03.44 {14} лагерь отсутствует.&lt;br&gt;&lt;SUP&gt;2&lt;/SUP&gt; Во исполнение Пост. ГКО 8924сс от 04.06.45 и 9846с от 13.08.45 (см. статью ГУШОСДОР).&lt;br&gt;&lt;SUP&gt;3&lt;/SUP&gt; Упом. как нач. ИТЛ 13.11.45 [4].</text:p>
          </table:table-cell>
          <table:table-cell/>
          <table:table-cell office:value-type="string" calcext:value-type="string">
            <text:p>&lt;ol compact&gt;&lt;li&gt;Пр. 00133 НКВД от 10.02.44.&lt;br&gt;&lt;li&gt;Пр. 001331 НКВД от 04.11.45.&lt;br&gt;&lt;li&gt;Пр. 00820 НКВД от 14.07.44.&lt;br&gt;&lt;li&gt;ГАРФ. Ф. 9414. Оп. 1. Д. 3327. Л. 96.&lt;br&gt;&lt;li&gt;Пр. 001136 НКВД от 04.10.45.&lt;br&gt;&lt;li&gt;Пр. 00894 НКВД от 22.07.45.&lt;/ol&gt;</text:p>
          </table:table-cell>
          <table:table-cell/>
          <table:table-cell office:value-type="string" calcext:value-type="string">
            <text:p>&lt;a href=r3-293.html&gt;РЫБИНСКИЙ ИТЛ&lt;/a&gt;,&lt;br&gt; &lt;a href=r3-405.html&gt;СТРОИТЕЛЬСТВО ГУШОСДОРА НКВД № 4 И ИТЛ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ПРОМЖИЛСТРОЙ ДАЛЬСТРОЯ</text:p>
          </table:table-cell>
          <table:table-cell office:value-type="string" calcext:value-type="string">
            <text:p>ИТЛ Промжилстроительства, ЛО Промжилстроя,&lt;BR&gt;Строительное ЛО УСВИТЛа, Стройлаготделение</text:p>
          </table:table-cell>
          <table:table-cell office:value-type="string" calcext:value-type="string">
            <text:p>организован между 01.09.51 [1] и 20.05.52 {21. Л. 71}&lt;SUP&gt;1&lt;/SUP&gt;;&lt;br&gt; закрыт после 01.01.54 [2]&lt;SUP&gt;2&lt;/SUP&gt;.</text:p>
          </table:table-cell>
          <table:table-cell office:value-type="string" calcext:value-type="string">
            <text:p>не ранее 20.05.52 — из ЛО в ИТЛ;&lt;br&gt; не позднее 01.08.53 — из ИТЛ в ЛО&lt;SUP&gt;3&lt;/SUP&gt;.</text:p>
          </table:table-cell>
          <table:table-cell office:value-type="string" calcext:value-type="string">
            <text:p>ГУ ИТ лагерей Дальстроя в 1952 г. {21. Л. 71};&lt;br&gt; УСВИТЛ в 1953–1954 гг. {21. Л. 667}, [2].</text:p>
          </table:table-cell>
          <table:table-cell office:value-type="string" calcext:value-type="string">
            <text:p>Магаданская обл., г.Магадан {21. Л. 667, 734}.</text:p>
          </table:table-cell>
          <table:table-cell office:value-type="string" calcext:value-type="string">
            <text:p>АВ-25 {21. Л. 667}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г.Магадан, п/я АВ-261/225 {21. Л. 667, 734}.</text:p>
          </table:table-cell>
          <table:table-cell office:value-type="string" calcext:value-type="string">
            <text:p>пром. и жилищное стр-во, стр-во дорог, работа на лесозаводе, кирп. з-де, каменном карьере {21. Л. 71–80}.</text:p>
          </table:table-cell>
          <table:table-cell office:value-type="string" calcext:value-type="string">
            <text:p>20.05.52 — 3164&lt;SUP&gt;4&lt;/SUP&gt; {21. Л. 71–80}, 01.08.53 — 2000 {21. Л. 667}.</text:p>
          </table:table-cell>
          <table:table-cell office:value-type="string" calcext:value-type="string">
            <text:p>нач. — майор Родный ?.?. (упом. 01.08.53) {21. Л. 666};&lt;br&gt; з/н — майор Забавников ?.?. (упом. 20.05.52) {21. Л. 80}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ИТЛ отсутствует в списке лаг. подр. ГУ ИТ лагерей Дальстроя от 01.09.51;&lt;br&gt; на 20.05.52 имеется справка-характеристика этого лаг. подр. Согласно [3], УИТЛ Промжилстроительства организован в 1952 г.&lt;br&gt;&lt;SUP&gt;2&lt;/SUP&gt; 01.01.54 — последнее встреченное упом. Строительного ЛО.&lt;br&gt;&lt;SUP&gt;3&lt;/SUP&gt; 20.05.52 это лаг. подр. упом. как ЛО {21. Л. 71}, а в документе от 01.08.53 сказано, что б. ИТЛ Промжилстроя ранее этой даты был вновь реорг. в ЛО {21. Л. 666}.&lt;br&gt;&lt;SUP&gt;4&lt;/SUP&gt; Из них 1152 осужденных за к/р преступления {21. Л. 71–80}.</text:p>
          </table:table-cell>
          <table:table-cell/>
          <table:table-cell office:value-type="string" calcext:value-type="string">
            <text:p>&lt;ol compact&gt;&lt;li&gt;ГАРФ. Ф. 9414. Оп. 1д. Д. 161. Л. 4.&lt;br&gt;&lt;li&gt;Там же. Оп. 1. Д. 205. Л. 24.&lt;br&gt;&lt;li&gt;Там же. Д. 507. Л. 87.&lt;/ol&gt;</text:p>
          </table:table-cell>
          <table:table-cell table:number-columns-repeated="2"/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СПЕЦСТРОЯ</text:p>
          </table:table-cell>
          <table:table-cell/>
          <table:table-cell office:value-type="string" calcext:value-type="string">
            <text:p>организован 05.04.46 [1], закрыт 31.12.47 (переименован в СТРОИТЕЛЬСТВО 90 И ИТЛ) [2].</text:p>
          </table:table-cell>
          <table:table-cell/>
          <table:table-cell office:value-type="string" calcext:value-type="string">
            <text:p>ГУЛПС с 05.04.46 [1].</text:p>
          </table:table-cell>
          <table:table-cell office:value-type="string" calcext:value-type="string">
            <text:p>г.Москва {17}.</text:p>
          </table:table-cell>
          <table:table-cell office:value-type="string" calcext:value-type="string">
            <text:p>АЧ с 05.04.46 [1].</text:p>
          </table:table-cell>
          <table:table-cell office:value-type="string" calcext:value-type="string">
            <text:p>Спецстрой {17}.</text:p>
          </table:table-cell>
          <table:table-cell office:value-type="string" calcext:value-type="string">
            <text:p>г.Москва, п/о 130 {17}.</text:p>
          </table:table-cell>
          <table:table-cell office:value-type="string" calcext:value-type="string">
            <text:p>стр-во з-да № 5 и Ин-та специальных металлов&lt;SUP&gt;1&lt;/SUP&gt; на базе корпусов Всесоюзного ин-та экспериментальной медицины, жилых домов [3], обслуживание Стр-ва 713 до 03.06.46 [4], стр-во объекта НИФИ-2&lt;SUP&gt;2&lt;/SUP&gt; ОЛПом Сокол до 23.12.47 [5. Л. 272], объектов НИИ-9 Первого ГУ при СМ СССР [6], лаборатории В&lt;SUP&gt;3&lt;/SUP&gt; до 14.04.47 [7], лаборатории № 11 с 20.09.47 [5. Л. 94], ФИАН, лаборатории № 6, НИИ-6, НИИ Химмаш, ин-та им. Карпова [8], НИИ-20 МВ [9], производственное и жилое стр-во на Московском з-де электротермического оборудования с 26.06.46 [10], стр-во Южной гавани до 31.10.46 [11], стр-во зданий Центр. гос. архивов на Б. Пироговской, 17, с 30.05.47 [12], здания Центр. аэрологической лаборатории Гл. упр. Гидрометеослужбы при СМ СССР, здания на ст. Долгопрудная [13], спец. объекта ГУО НКГБ [14], лесоразработки в Горьковской и Московской обл., торфоразработки в р-не ст. Тучково, работа на Мелиховском известковом з-де, стр-во гаража на Южном проезде, 6 (ныне Автомобильный проезд), восстановление здания на Б.Серпуховской ул., д.14 [15], стр-во ДОК, Тучковского комб., з-да ЖБИ, авторем. базы с гаражом, жилого дома на Ленинградском шоссе [16].</text:p>
          </table:table-cell>
          <table:table-cell office:value-type="string" calcext:value-type="string">
            <text:p>01.05.46 — 2239, 01.01.47 — 8474 (УРО).</text:p>
          </table:table-cell>
          <table:table-cell office:value-type="string" calcext:value-type="string">
            <text:p>нач. — полк. Хархардин А.И., с 05.04.46 — не ранее 23.12.47 [1], [5. Л. 272];&lt;br&gt; и.о. нач. — полк. Быховский В.П. (упом. 20.09.47) [5. Л. 94].</text:p>
          </table:table-cell>
          <table:table-cell office:value-type="string" calcext:value-type="string">
            <text:p>См. СТРОИТЕЛЬСТВО 560 И ИТЛ.</text:p>
          </table:table-cell>
          <table:table-cell office:value-type="string" calcext:value-type="string">
            <text:p>&lt;SUP&gt;1&lt;/SUP&gt; Ныне Научно-исследовательский ин-т новых материалов [17. С. 348, 351].&lt;br&gt;&lt;SUP&gt;2&lt;/SUP&gt; НИФИ — очевидно, Научно-исследовательский физический ин-т.&lt;br&gt;&lt;SUP&gt;3&lt;/SUP&gt; Ныне Физико-энергетический ин-т в Обнинске [17. С. 359].</text:p>
          </table:table-cell>
          <table:table-cell/>
          <table:table-cell office:value-type="string" calcext:value-type="string">
            <text:p>&lt;ol compact&gt;&lt;li&gt;Пр. 079 МВД от 05.04.46.&lt;br&gt;&lt;li&gt;Пр. 001316 МВД от 31.12.47.&lt;br&gt;&lt;li&gt;Пр. 00223 НКВД от 22.03.45.&lt;br&gt;&lt;li&gt;Пр. 00518 МВД от 03.06.46. &lt;br&gt;&lt;li&gt;ГАРФ. Ф. 9414. Оп. 1. Д. 85.&lt;br&gt;&lt;li&gt;Пр. 00972 МВД от 01.11.46.&lt;br&gt;&lt;li&gt;Пр. 00407 МВД от 14.04.47.&lt;br&gt;&lt;li&gt;Пр. 051/005с МВД и нач. Первого ГУ при СМ СССР от 20.01.47.&lt;br&gt;&lt;li&gt;Пр. 0643/361с МВД и МВ от 14.10.47.&lt;br&gt;&lt;li&gt;Пр. 00600 МВД от 26.06.46.&lt;br&gt;&lt;li&gt;Пр. 0364/34с МВД и МРФ от 31.10.46.&lt;br&gt;&lt;li&gt;Пр. 0309 МВД от 30.05.47.&lt;br&gt;&lt;li&gt;Пр. 00269 МВД от 03.04.46&lt;br&gt;&lt;li&gt;Пр. 00473 МВД от 05.05.47.&lt;br&gt;&lt;li&gt;Пр. 00639 МВД от 03.07.46.&lt;br&gt;&lt;li&gt;Пр. 0141 МВД от 14.03.47. &lt;br&gt;&lt;li&gt;Создание первой советской ядерной бомбы. М.: Энергоатомиздат, 1995.&lt;/ol&gt;</text:p>
          </table:table-cell>
          <table:table-cell office:value-type="string" calcext:value-type="string">
            <text:p>Согласно [1], на укомплектование ИТЛ СПЕЦСТРОЯ был обращен закрываемый ПФЛ-0334, ему передан ОЛП УИТЛК УМВД по Московской обл., обслуживавший Спецстрой;&lt;br&gt; разрешено использование з/к-специалистов, осужденных по статье 58–10;&lt;br&gt; ИТЛ СПЕЦСТРОЯ предоставлено право преимущественного отбора в 1946 г. з/к-специалистов из московских тюрем;&lt;br&gt; на работах Спецстроя в Опалихе работало 500 в/п. На базе ЛО 7 ИТЛ СПЕЦСТРОЯ 14.04.47 сформирован самостоятельный ИТЛ И СТРОИТЕЛЬСТВО В-1&lt;br&gt; [7].</text:p>
          </table:table-cell>
          <table:table-cell office:value-type="string" calcext:value-type="string">
            <text:p>&lt;a href=r3-330.html&gt;СТРОИТЕЛЬСТВО 90 И ИТЛ&lt;/a&gt;,&lt;br&gt; &lt;a href=r3-361.html&gt;СТРОИТЕЛЬСТВО 560 И ИТЛ&lt;/a&gt;,&lt;br&gt; &lt;a href=r3-143.html&gt;ИТЛ И СТРОИТЕЛЬСТВО В-1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СТРОИТЕЛЬСТВА ГОРНО-МЕТАЛЛУРГИЧЕСКИХ ПРЕДПРИЯТИЙ</text:p>
          </table:table-cell>
          <table:table-cell/>
          <table:table-cell office:value-type="string" calcext:value-type="string">
            <text:p>организован 07.09.50 (переменован из СТРОИТЕЛЬСТВА 994 И ИТЛ)&lt;SUP&gt;1&lt;/SUP&gt; [1];&lt;br&gt; закрыт между 30.12.50 [2] и 10.02.51 [3] (переименован в ИТЛ СТРОИТЕЛЬСТВА ЖЕЛЕЗНЫХ РУДНИКОВ&lt;SUP&gt;2&lt;/SUP&gt;).</text:p>
          </table:table-cell>
          <table:table-cell/>
          <table:table-cell office:value-type="string" calcext:value-type="string">
            <text:p>ГУЛПС (как преемник СТРОИТЕЛЬСТВА 994 И ИТЛ и предшественник ИТЛ СТРОИТЕЛЬСТВА ЖЕЛЕЗНЫХ РУДНИКОВ).</text:p>
          </table:table-cell>
          <table:table-cell office:value-type="string" calcext:value-type="string">
            <text:p>Красноярский кр. (как преемник СТРОИТЕЛЬСТВА 994 И ИТЛ)&lt;SUP&gt;3&lt;/SUP&gt;.</text:p>
          </table:table-cell>
          <table:table-cell office:value-type="string" calcext:value-type="string">
            <text:p>ДФ (перешел от предшественника) {3}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г.Красноярск, п/я ДФ-9 {1}&lt;SUP&gt;4&lt;/SUP&gt;.</text:p>
          </table:table-cell>
          <table:table-cell office:value-type="string" calcext:value-type="string">
            <text:p>обслуживание Стр-ва горно-металлургических предприятий, лесозаготовки в Красноярском лесхозе, стр-во собственного ж/д тупика на ст.Решеты [1], ж/д ветки, пристани, перевалочной базы, жилого поселка, разработка карьеров, подсобные с/х работы [4].</text:p>
          </table:table-cell>
          <table:table-cell office:value-type="string" calcext:value-type="string">
            <text:p>01.01.51 — 15 793 (УРО).</text:p>
          </table:table-cell>
          <table:table-cell office:value-type="string" calcext:value-type="string">
            <text:p>нач. — г/м инж.-тех. сл. Царевский М.М., 07.09.50 — не ранее 09.10.50 [1, 5].</text:p>
          </table:table-cell>
          <table:table-cell office:value-type="string" calcext:value-type="string">
            <text:p>Скорее всего, в архиве ПОЛЯНСКОГО ИТЛ {1}.</text:p>
          </table:table-cell>
          <table:table-cell office:value-type="string" calcext:value-type="string">
            <text:p>&lt;SUP&gt;1&lt;/SUP&gt; В [1] говорится о присвоении нового наименования объекту Стр-ва 994 в целях сохранения секретности;&lt;br&gt; по-видимому, одновременно изменилось и название ИТЛ;&lt;br&gt; первый раз новое наименование встречено еще до официального присвоения — 05.09.50 [4].&lt;br&gt;&lt;SUP&gt;2&lt;/SUP&gt; 30.12.50 — последнее встреченное упом. Стр-ва горно-металлургических предприятий, а 10.02.51 впервые встречено упом. его наследника — Стр-ва железных рудников.&lt;br&gt;&lt;SUP&gt;3&lt;/SUP&gt; Скорее всего, в р-не г.Красноярска (см. Производство, Адрес, а также дислокацию УС 994).&lt;br&gt;&lt;SUP&gt;4&lt;/SUP&gt; Скорее всего, в {1} фактически приведен адрес ПОЛЯНСКОГО ИТЛ (до конца 1952 г. лит. обозначения не входили в номер п/я), а адрес ИТЛ СТРОИТЕЛЬСТВА ГОРНО-МЕТАЛЛУРГИЧЕСКИХ ПРЕДПРИЯТИЙ был, по-видимому, г. Красноярск, п/я 9&amp;quot;&lt;br&gt;.</text:p>
          </table:table-cell>
          <table:table-cell/>
          <table:table-cell office:value-type="string" calcext:value-type="string">
            <text:p>&lt;ol compact&gt;&lt;li&gt;Пр. 00557 МВД от 07.09.50.&lt;br&gt;&lt;li&gt;ГАРФ. Ф. 9414. Оп. 1д. Д. 149. Л. 384.&lt;br&gt;&lt;li&gt;Пр. 094 МВД от 10.02.51.&lt;br&gt;&lt;li&gt;Пр. 00552 МВД от 05.09.50.&lt;br&gt;&lt;li&gt;Пр. 0684 МВД от 09.10.50.&lt;/ol&gt;</text:p>
          </table:table-cell>
          <table:table-cell office:value-type="string" calcext:value-type="string">
            <text:p>09.10.50 Гранитный ИТЛ ГУЛЖДС, строивший ж/д ветку к стройплощадке, передан в УС Горно-металлургических предприятий [5].</text:p>
          </table:table-cell>
          <table:table-cell office:value-type="string" calcext:value-type="string">
            <text:p>&lt;a href=r3-81.html&gt;ГРАНИТНЫЙ ИТЛ И СПЕЦИАЛЬНОЕ УПР. СТРОИТЕЛЬСТВА 505&lt;/a&gt;,&lt;br&gt; &lt;a href=r3-174.html&gt;ИТЛ СТРОИТЕЛЬСТВА ЖЕЛЕЗНЫХ РУДНИКОВ&lt;/a&gt;,&lt;br&gt; &lt;a href=r3-279.html&gt;ПОЛЯНСКИЙ ИТЛ&lt;/a&gt;,&lt;br&gt; &lt;a href=r3-389.html&gt;СТРОИТЕЛЬСТВО 994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СТРОИТЕЛЬСТВА ЖЕЛЕЗНЫХ РУДНИКОВ</text:p>
          </table:table-cell>
          <table:table-cell office:value-type="string" calcext:value-type="string">
            <text:p>Железлаг</text:p>
          </table:table-cell>
          <table:table-cell office:value-type="string" calcext:value-type="string">
            <text:p>организован между 09.10.50 [1] и 10.02.51 [2] (переименован из ИТЛ СТРОИТЕЛЬСТВА ГОРНО-МЕТАЛЛУРГИЧЕСКИХ ПРЕДПРИЯТИЙ)&lt;SUP&gt;1&lt;/SUP&gt;;&lt;br&gt; закрыт 14.05.53 — переименован в ПОЛЯНСКИЙ ИТЛ {36}.</text:p>
          </table:table-cell>
          <table:table-cell/>
          <table:table-cell office:value-type="string" calcext:value-type="string">
            <text:p>ГУЛПС — с открытия (как преемник ИТЛ СТРОИТЕЛЬСТВА ГОРНО-МЕТАЛЛУРГИЧЕСКИХ ПРЕДПРИЯТИЙ);&lt;br&gt; ГУЛАГ МЮ с 02.04.53 {33}.</text:p>
          </table:table-cell>
          <table:table-cell office:value-type="string" calcext:value-type="string">
            <text:p>г.Красноярск {1, 22}.</text:p>
          </table:table-cell>
          <table:table-cell office:value-type="string" calcext:value-type="string">
            <text:p>ДФ — перешел от предшественника {3, 22}.</text:p>
          </table:table-cell>
          <table:table-cell office:value-type="string" calcext:value-type="string">
            <text:p>нет {22}.</text:p>
          </table:table-cell>
          <table:table-cell office:value-type="string" calcext:value-type="string">
            <text:p>г.Красноярск 17, п/я 9 {22};&lt;br&gt; п/я ДФ-9 {1}.</text:p>
          </table:table-cell>
          <table:table-cell office:value-type="string" calcext:value-type="string">
            <text:p>горные работы [3], в том числе проходка ж/д туннелей и штолен [4], 10-ти шахт, подземных проездов, буровые работы [5], стр-во служебных и казарменных помещений спец. частей ГУВО МГБ при комб. 815, складов [6], ТЭЦ, подъездных путей, жилья, культурно-бытовых объектов [7], кирп. з-да в Красноярске, обслуживание Зыковского кирп. з-да и з-да шлакоблоков [8], земляные работы, разработка карьеров, дорожные работы, лесозаготовки [9], подводно-тех. работы по водозаборным сооружениям [10], стр-во ЛЭП-110 и линии телефонной связи [11].</text:p>
          </table:table-cell>
          <table:table-cell office:value-type="string" calcext:value-type="string">
            <text:p>01.01.51 — 15 793, 01.01.52 — 15 103, 01.01.53 — 27 314, 01.04.53 — 27 535 (УРО);&lt;br&gt; 24.05.51 — 12 646 [12].</text:p>
          </table:table-cell>
          <table:table-cell office:value-type="string" calcext:value-type="string">
            <text:p>нач. — г/м инж.-тех. сл. Царевский М.М., не позднее 10.02.51 — по 21.08.51 [2, 13];&lt;br&gt; он же, не позднее 24.07.52 — не ранее 03.03.53 [10, 14];&lt;br&gt; генерал-директор пути и стр-ва 3-го ранга Чесноков А.С., с 21.08.51 — не ранее 06.06.52 [13, 15];&lt;br&gt; и.о. нач. — г/м Шамарин А.В., с 01.04.53 — ? [16];&lt;br&gt; з/н — г/м Шамарин А.В., с 20.03 по 30.03.51 [17, 18], он же, с 18.02.52 по 21.02.53 [19, 20];&lt;br&gt; г/м Трубников В.М., с 21.02.53 — ? [20].</text:p>
          </table:table-cell>
          <table:table-cell office:value-type="string" calcext:value-type="string">
            <text:p>В архиве ПОЛЯНСКОГО ИТЛ {1}.</text:p>
          </table:table-cell>
          <table:table-cell/>
          <table:table-cell office:value-type="string" calcext:value-type="string">
            <text:p>&lt;SUP&gt;1&lt;/SUP&gt; 09.10.50 упом. УС горно-металлургических предприятий, а Стр-во железных рудников впервые упомянуто 10.02.51.</text:p>
          </table:table-cell>
          <table:table-cell office:value-type="string" calcext:value-type="string">
            <text:p>&lt;ol compact&gt;&lt;li&gt;Пр. 0684 МВД от 09.10.50.&lt;br&gt;&lt;li&gt;Пр. 094 МВД от 10.02.51. &lt;br&gt;&lt;li&gt;Пр. 00501 МВД от 05.07.51.&lt;br&gt;&lt;li&gt;Пр. 00235 МВД от 18.03.52.&lt;br&gt;&lt;li&gt;Пр. 00616 МВД от 13.10.52.&lt;br&gt;&lt;li&gt;Пр. 00134 МВД от 12.02.52.&lt;br&gt;&lt;li&gt;Пр. 00544 МВД от 06.08.51.&lt;br&gt;&lt;li&gt;Пр. 00206 МВД от 17.01.52.&lt;br&gt;&lt;li&gt;Пр. 00861 МВД от 17.10.52.&lt;br&gt;&lt;li&gt;Пр. 00551 МВД от 24.07.52.&lt;br&gt;&lt;li&gt;Пр. 00594 МВД от 13.08.52. &lt;br&gt;&lt;li&gt;ГАРФ. Ф. 9414. Оп. 1. Д. 478. Л. 119.&lt;br&gt;&lt;li&gt;Пр. 1097лс МВД от 21.08.51. &lt;br&gt;&lt;li&gt;Пр. 0096 МВД от 03.03.53.&lt;br&gt;&lt;li&gt;Пр. 00444 МВД от 06.06.52.&lt;br&gt;&lt;li&gt;Пр. 021/л МЮ от 01.04.53.&lt;br&gt;&lt;li&gt;ГАРФ. Служебная карточка ГУЛАГа.&lt;br&gt;&lt;li&gt;Пр. 390лс МВД от 30.03.51.&lt;br&gt;&lt;li&gt;Пр. 199лс МВД от 18.02.52.&lt;br&gt;&lt;li&gt;Пр. 216лс МВД от 21.02.53.&lt;/ol&gt;</text:p>
          </table:table-cell>
          <table:table-cell/>
          <table:table-cell office:value-type="string" calcext:value-type="string">
            <text:p>&lt;a href=r3-173.html&gt;ИТЛ СТРОИТЕЛЬСТВА ГОРНО-МЕТАЛЛУРГИЧЕСКИХ ПРЕДПРИЯТИЙ&lt;/a&gt;,&lt;br&gt; &lt;a href=r3-279.html&gt;ПОЛЯНСКИЙ ИТЛ&lt;/a&gt;,&lt;br&gt; &lt;a href=r3-389.html&gt;СТРОИТЕЛЬСТВО 994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СТРОИТЕЛЬСТВА СОЛИКАМСКОГО ЦБК</text:p>
          </table:table-cell>
          <table:table-cell office:value-type="string" calcext:value-type="string">
            <text:p>ИТЛ Соликамского строительства, ИТЛ Соликамстроя, Соликамский ИТЛ, Соликамбумстрой, Соликамлаг</text:p>
          </table:table-cell>
          <table:table-cell office:value-type="string" calcext:value-type="string">
            <text:p>организован 01.04.39 (выделен из состава УСОЛЬСКОГО ИТЛ) [1]&lt;SUP&gt;1&lt;/SUP&gt;;&lt;br&gt; закрыт не ранее 06.06.46 [2]&lt;SUP&gt;2&lt;/SUP&gt; и не позднее 13.07.46 [3].</text:p>
          </table:table-cell>
          <table:table-cell/>
          <table:table-cell office:value-type="string" calcext:value-type="string">
            <text:p>ГУЛАГ с 01.04.39 [1];&lt;br&gt; ГУЛПС с 26.02.41 [4;&lt;br&gt; 5. Л. 10].</text:p>
          </table:table-cell>
          <table:table-cell office:value-type="string" calcext:value-type="string">
            <text:p>Пермская обл., Ворошиловский р-н, с.Усть-Боровое {10};&lt;br&gt; Молотовская (ныне Пермская) обл., Соликамский р-н, р.п. Боровск {11, 13–15}.</text:p>
          </table:table-cell>
          <table:table-cell office:value-type="string" calcext:value-type="string">
            <text:p>АД с 25.12.45 {16}.</text:p>
          </table:table-cell>
          <table:table-cell office:value-type="string" calcext:value-type="string">
            <text:p>Соликамбумстрой {11, 13–15}.</text:p>
          </table:table-cell>
          <table:table-cell office:value-type="string" calcext:value-type="string">
            <text:p>Пермская обл., Ворошиловский р-н, с.Усть-Боровое, п/я 209 {10};&lt;br&gt; Молотовская обл., Соликамский р-н, пос. Боровск, п/я 209 {11, 13–15}.</text:p>
          </table:table-cell>
          <table:table-cell office:value-type="string" calcext:value-type="string">
            <text:p>стр-во Соликамского ЦБК [1], Соликамского сульфитно-спиртового з-да [6], з-дов коллоксилина и нитроглицериновых порохов в р-не Соликамска с 30.06.41 [7], з-да аммиачно-селитренных взрывчатых веществ в р-не Березниковского азотно-тукового комб. [8], эксплуатация Соликамского ЦБК [9], стр-во ТЭЦ Соликамского ЦБК [10], рем.-восстановительные работы на з-де 577 НКБ [11], производство кирпича и извести [12], стр-во бетонного з-да, жилого и адм. поселков при з-де 577, восстановление кирп. з-да в Молотове, лесоповал и лесопиление, добыча бутового камня [13], разработка песчаных и гравийных карьеров [14], подсобное с.х. (26.2.42) [15], производство буксирных катеров [16], рыболовство [17].</text:p>
          </table:table-cell>
          <table:table-cell office:value-type="string" calcext:value-type="string">
            <text:p>01.01.40 — 9846 (УРО);&lt;br&gt; 01.01.41 — 6544, 01.07.41 — 3453 [5. Л. 2, 55];&lt;br&gt; 01.01.42 — 10 531 [18];&lt;br&gt; 01.04.42 — 8718, 01.01.43 — 5986&lt;SUP&gt;3&lt;/SUP&gt; [19];&lt;br&gt; 01.01.44 — 2343, 01.01.45 — 9123, 01.01.46 — 1556 (УРО)&lt;SUP&gt;4&lt;/SUP&gt;.</text:p>
          </table:table-cell>
          <table:table-cell office:value-type="string" calcext:value-type="string">
            <text:p>нач. — бр. комиссар Бойков И.П., с 01.04.39 по 03.03.41 [1, 20];&lt;br&gt; ст. лейт. ГБ Гурвич С.В., не позднее 14.12.40 — по 30.06.41&lt;SUP&gt;5&lt;/SUP&gt; [14, 7];&lt;br&gt; бр. комиссар (инж.-полк.) Бойков И.П., с 30.06.41 по 27.07.43 [7, 21];&lt;br&gt; инж.-полк. Теплицкий Ш.Л. (А.Л.), с 27.07.43 по 06.07.44 [21, 22];&lt;br&gt; и.о. нач. — инж.-майор Митехин С.И., с 06.07.44 — по 11.04.45 [22, 23]&lt;SUP&gt;6&lt;/SUP&gt;;&lt;br&gt; нач. — п/п ГБ Козлов А.В., с 04.04.45 по 09.07.46 [24, 25].</text:p>
          </table:table-cell>
          <table:table-cell office:value-type="string" calcext:value-type="string">
            <text:p>В УИТЛК УМВД по Пермской обл.: л/д з/к — 11 390, л/д немцев трударм. — 6831, л/д латыш. трударм. — 630&amp;quot;&lt;br&gt;, л/д вольнонаемных, материалы делопроизводства {1}.</text:p>
          </table:table-cell>
          <table:table-cell office:value-type="string" calcext:value-type="string">
            <text:p>&lt;SUP&gt;1&lt;/SUP&gt; Согласно [1], ИТЛ выделен из состава Усть-Усольского ИТЛ, но это очевидная описка. После закрытия организованного для стр-ва Соликамского ЦБК УСТЬ-БОРОВСКОГО ИТЛ 03.09.38 именно в составе УСОЛЬСКОГО ИТЛ для той же цели было создано лаготделение [26]. Усть-Усольского ИТЛ (более нигде не упомянутого) не существовало.&lt;br&gt;&lt;SUP&gt;2&lt;/SUP&gt; Этим пр. организуется, в частности, УС 881, но об организации ИТЛ при этом стр-ве не сказано. Упоминание ИТЛ при Стр-ве 881, унаследовавшего лит. обозначение Соликамлага, впервые встречено 13.07.46. Кроме того, на базе лаг. подр. этого ИТЛ 27.05.46 создан СОЛИКАМСКИЙ ОЗДОРОВИТЕЛЬНЫЙ ЛАГЕРЬ [27].&lt;br&gt;&lt;SUP&gt;3&lt;/SUP&gt; Из них 690 женщин, 1682 осужденных за к/р преступления [19].&lt;br&gt;&lt;SUP&gt;4&lt;/SUP&gt; В работах Соликамбумстроя принимали участие рабочие колонны мобилизованных немцев [28, 29].&lt;br&gt;&lt;SUP&gt;5&lt;/SUP&gt; Формально И.П.Бойков освобожден от должности 03.03.41, однако с 15.11.40 назначен нач. КАНДАЛАКШИНСКОГО ИТЛ;&lt;br&gt; с этого времени, вероятно, фактически нач. становится С.В.Гурвич.&lt;br&gt;&lt;SUP&gt;6&lt;/SUP&gt; Последние двое упом. в документах как нач. Соликамстроя, но, как правило, нач. строит. организаций ГУЛПСа были одновременно и нач. ИТЛ.</text:p>
          </table:table-cell>
          <table:table-cell/>
          <table:table-cell office:value-type="string" calcext:value-type="string">
            <text:p>&lt;ol compact&gt;&lt;li&gt;Пр. 074 НКВД от 01.04.39.&lt;br&gt;&lt;li&gt;Пр. 00524 НКВД от 06.06.46.&lt;br&gt;&lt;li&gt;ГАРФ. Ф. 9414. Оп. 1. Д. 330. Л. 18.&lt;br&gt;&lt;li&gt;Пр. 00212 НКВД от 26.02.41.&lt;br&gt;&lt;li&gt;ГАРФ. Ф. 9414. Оп. 1д. Д. 371.&lt;br&gt;&lt;li&gt;Пр. 0484 НКВД от 16.11.40.&lt;br&gt;&lt;li&gt;Пр. 00844 НКВД от 30.06.41.&lt;br&gt;&lt;li&gt;Пр. 001375 НКВД от 25.09.41. &lt;br&gt;&lt;li&gt;Пр. 023 НКВД от 26.01.42.&lt;br&gt;&lt;li&gt;Пр. 0159 НКВД от 26.04.43.&lt;br&gt;&lt;li&gt;Пр. 203с/0146 НКБ и НКВД от 01.06.45.&lt;br&gt;&lt;li&gt;Расп. 124 НКВД от 13.06.45. &lt;br&gt;&lt;li&gt;Пр. 001624/у НКВД от 20.12.41.&lt;br&gt;&lt;li&gt;ГАРФ. Ф.9414. Оп.1. Д.853. Л.185, 186.&lt;br&gt;&lt;li&gt;Там же. Д. 45. Л. 141.&lt;br&gt;&lt;li&gt;Пр. 00623 НКВД от 02.04.43. &lt;br&gt;&lt;li&gt;Пр. 248 НКВД от 07.04.43.&lt;br&gt;&lt;li&gt;ГАРФ. Ф. 9414. Оп. 1д. Д. 381. Л. 2.&lt;br&gt;&lt;li&gt;Там же. Д. 378. Л. 111об.&lt;br&gt;&lt;li&gt;Пр. 282лс НКВД от 03.03.41. &lt;br&gt;&lt;li&gt;Пр. 1566лс НКВД от 27.07.43.&lt;br&gt;&lt;li&gt;Пр. 00772 НКВД от 06.07.44.&lt;br&gt;&lt;li&gt;Пр. 315лс НКВД от 11.04.45.&lt;br&gt;&lt;li&gt;Пр. 284лс НКВД от 04.04.45.&lt;br&gt;&lt;li&gt;Пр. 970лс МВД от 09.07.46.&lt;br&gt;&lt;li&gt;Пр. 00572 НКВД от 03.09.38.&lt;br&gt;&lt;li&gt;Пр. 0154 МВД от 27.05.46.&lt;br&gt;&lt;li&gt;ГАРФ. Ф. 9414. Оп. 1д. Д. 379. Л. 104.&lt;br&gt;&lt;li&gt;Там же. Д. 424. Л. 2.&lt;/ol&gt;</text:p>
          </table:table-cell>
          <table:table-cell/>
          <table:table-cell office:value-type="string" calcext:value-type="string">
            <text:p>&lt;a href=r3-188.html&gt;КАНДАЛАКШИНСКИЙ ИТЛ&lt;/a&gt;,&lt;br&gt; &lt;a href=r3-316.html&gt;СОЛИКАМСКИЙ ОЗДОРОВИТЕЛЬНЫЙ ЛАГЕРЬ&lt;/a&gt;,&lt;br&gt; &lt;a href=r3-380.html&gt;СТРОИТЕЛЬСТВО 881 И ИТЛ&lt;/a&gt;,&lt;br&gt; &lt;a href=r3-434.html&gt;УСОЛЬСКИЙ ИТЛ&lt;/a&gt;,&lt;br&gt; &lt;a href=r3-436.html&gt;УСТЬ-БОРОВСКИЙ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СТРОИТЕЛЬСТВА УСОЛЬСКОГО ЗАВОДА ГОРНОГО ОБОРУДОВАНИЯ</text:p>
          </table:table-cell>
          <table:table-cell/>
          <table:table-cell office:value-type="string" calcext:value-type="string">
            <text:p>организован 18.02.47 [1];&lt;br&gt; закрыт (?) 11.47 [2];&lt;br&gt; вновь организован (?) 02.10.48 [3];&lt;br&gt; закрыт 19.04.49 — переименован в УСОЛЬСКИЙ ИТЛ СГУ [4]&lt;SUP&gt;1&lt;/SUP&gt;.</text:p>
          </table:table-cell>
          <table:table-cell/>
          <table:table-cell office:value-type="string" calcext:value-type="string">
            <text:p>СГУ с 18.02.47 [1];&lt;br&gt; СГУ, в составе УИТЛК УМВД по Иркутской обл. с 25.09.47 [5].</text:p>
          </table:table-cell>
          <table:table-cell office:value-type="string" calcext:value-type="string">
            <text:p>Иркутская обл., г.Усолье-Сибирское {19}.</text:p>
          </table:table-cell>
          <table:table-cell office:value-type="string" calcext:value-type="string">
            <text:p>ВЗ с 19.06.47 [6].</text:p>
          </table:table-cell>
          <table:table-cell office:value-type="string" calcext:value-type="string">
            <text:p>Провод {19}.</text:p>
          </table:table-cell>
          <table:table-cell office:value-type="string" calcext:value-type="string">
            <text:p>Иркутская обл., г.Усолье-Сибирское, п/я 387 {19}.</text:p>
          </table:table-cell>
          <table:table-cell office:value-type="string" calcext:value-type="string">
            <text:p>стр-во Усольского з-да горного оборудования [1], деревообделочного и рем.-мех. цехов, ЦЭС, жилья, ж/д путей, лесозаготовки, добыча камня, песка, гравия, изготовление шлакоблочных камней [7].</text:p>
          </table:table-cell>
          <table:table-cell office:value-type="string" calcext:value-type="string">
            <text:p>01.06.47 — 709, 01.09.47 — 1514, 01.11.47 — 2396 (УРО).</text:p>
          </table:table-cell>
          <table:table-cell office:value-type="string" calcext:value-type="string">
            <text:p>нач. — Филипенко А.П., с 26.05.47 по 27.08.47 [8, 9];&lt;br&gt; инж.-кап. Исаченко А.Г., с 27.08.47 — ? [9]&lt;SUP&gt;2&lt;/SUP&gt;.</text:p>
          </table:table-cell>
          <table:table-cell office:value-type="string" calcext:value-type="string">
            <text:p>Cм. УСОЛЬСКИЙ ИТЛ СГУ.</text:p>
          </table:table-cell>
          <table:table-cell office:value-type="string" calcext:value-type="string">
            <text:p>&lt;SUP&gt;1&lt;/SUP&gt; Согласно [2], ИТЛ ликвидирован в ноябре 1947 г. (см. также [10]: данные о численности — до 11.11.47). Однако пр. о его закрытии в 1947 г. неизвестен. Стр-во Усольского з-да 01.11.47 передано в ГУЛЖДС [11], но ИТЛ в этом пр. не упом. При обратной передаче Упр. Стр-ва (из ГУЛЖДС в Главспеццветмет) 02.10.48 [3] тем же пр. подтверждено действие [1] об организации ИТЛ при Стр-ве Усольского з-да. Таким образом, представляется наиболее вероятным, что при передаче в ГУЛЖДС Стр-ва з-да в ноябре 1947 г. ИТЛ был ликвидирован, его лаг. подр. переданы в УИТЛК УМВД по Иркутской обл. (и продолжали обслуживать то же стр-во), а в октябре 1948 г. была восстановлена структура, существовавшая в октябре 1947 г. Нельзя исключить, однако, что ИТЛ в ноябре 1947 г. был передан в ГУЛЖДС.&lt;br&gt;&lt;SUP&gt;2&lt;/SUP&gt; Скорее всего, А.Г.Исаченко оставался нач. ИТЛ до закрытия, так как он стал начальником УСОЛЬСКОГО ИТЛ со дня организации последнего.</text:p>
          </table:table-cell>
          <table:table-cell/>
          <table:table-cell office:value-type="string" calcext:value-type="string">
            <text:p>&lt;ol compact&gt;&lt;li&gt;Пр. 00162 МВД от 18.02.47.&lt;br&gt;&lt;li&gt;ГАРФ. Ф. 9414. Оп. 1. Д. 1289. Л. 16.&lt;br&gt;&lt;li&gt;Пр. 0610 МВД от 02.10.48.&lt;br&gt;&lt;li&gt;Пр. 00360 МВД от 19.04.49.&lt;br&gt;&lt;li&gt;Пр. 00993 МВД от 25.09.47.&lt;br&gt;&lt;li&gt;Расп. 383 МВД от 19.06.47. &lt;br&gt;&lt;li&gt;Пр. 0132 МВД от 08.03.47.&lt;br&gt;&lt;li&gt;Пр. 678лс МВД от 26.05.47.&lt;br&gt;&lt;li&gt;Пр. 1164лс МВД от 27.08.47.&lt;br&gt;&lt;li&gt;ГАРФ. Ф. 9414. Оп. 1. Д. 1283. Л. 16. &lt;br&gt;&lt;li&gt;Пр. 0614 МВД от 07.10.47.&lt;/ol&gt;</text:p>
          </table:table-cell>
          <table:table-cell/>
          <table:table-cell office:value-type="string" calcext:value-type="string">
            <text:p>&lt;a href=r3-434.html&gt;УСОЛЬСКИЙ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УПР. ПОДСОБНЫХ ХОЗЯЙСТВ ДАЛЬСТРОЯ</text:p>
          </table:table-cell>
          <table:table-cell office:value-type="string" calcext:value-type="string">
            <text:p>Эльгенское ЛО, ЛО Эльген</text:p>
          </table:table-cell>
          <table:table-cell office:value-type="string" calcext:value-type="string">
            <text:p>организован между 22.05.51 [1] и 01.09.51 [2]&lt;SUP&gt;1&lt;/SUP&gt;;&lt;br&gt; закрыт между 15.03.53 и 01.08.53 {21. Л. 728}.</text:p>
          </table:table-cell>
          <table:table-cell office:value-type="string" calcext:value-type="string">
            <text:p>между 25.05.52 и 15.03.53 Эльгенское ЛО — в ИТЛ УПР. ПОДСОБНЫХ ХОЗЯЙСТВ ДАЛЬСТРОЯ {21. Л. 87, 728}&lt;SUP&gt;2&lt;/SUP&gt;.</text:p>
          </table:table-cell>
          <table:table-cell office:value-type="string" calcext:value-type="string">
            <text:p>ГУ ИТ лагерей Дальстроя {21. Л. 87}.</text:p>
          </table:table-cell>
          <table:table-cell office:value-type="string" calcext:value-type="string">
            <text:p>Магаданская обл., совхоз Эльген {21. Л. 87}.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с/х работы, обслуживание Дома младенца&lt;SUP&gt;3&lt;/SUP&gt; {21. Л. 87–94}.</text:p>
          </table:table-cell>
          <table:table-cell office:value-type="string" calcext:value-type="string">
            <text:p>01.09.51 — 4112&lt;SUP&gt;4&lt;/SUP&gt; [2], 25.05.52 — 3370&lt;SUP&gt;5&lt;/SUP&gt; {21. Л. 87–94}.</text:p>
          </table:table-cell>
          <table:table-cell office:value-type="string" calcext:value-type="string">
            <text:p>нач. — майор Явиц ?.?. (упом. 25.05.52)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В списке лаг. подр. от 22.05.51 это ЛО отсутствует;&lt;br&gt; первое найденное упом. Эльгенского ЛО — 01.09.51.&lt;br&gt;&lt;SUP&gt;2&lt;/SUP&gt; 25.05.52 последнее встреченное упом. Эльгенского ЛО;&lt;br&gt; 15.03.53 упомянут ИТЛ УПР. ПОДСОБНЫХ ХОЗЯЙСТВ ДАЛЬСТРОЯ.&lt;br&gt;&lt;SUP&gt;3&lt;/SUP&gt; Подробнее см. [3].&lt;br&gt;&lt;SUP&gt;4&lt;/SUP&gt; Из них 3299 женщин [2].&lt;br&gt;&lt;SUP&gt;5&lt;/SUP&gt; Из них 3129 женщин, 520 осужденных за к/р преступления {21. Л. 87–94}.</text:p>
          </table:table-cell>
          <table:table-cell/>
          <table:table-cell office:value-type="string" calcext:value-type="string">
            <text:p>&lt;ol compact&gt;&lt;li&gt;ГАРФ. Ф. 9414. Оп. 1д. Д. 107. Л. 2.&lt;br&gt;&lt;li&gt;Там же. Д. 161. Л. 4.&lt;br&gt;&lt;li&gt;Паникаров И.А. История поселков центральной Колымы. Магадан: АО МАОБТИ, 1995. С. 125–130.&lt;/ol&gt;</text:p>
          </table:table-cell>
          <table:table-cell table:number-columns-repeated="2"/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УПР. ШОССЕЙНЫХ ДОРОГ ДАЛЬСТРОЯ</text:p>
          </table:table-cell>
          <table:table-cell office:value-type="string" calcext:value-type="string">
            <text:p>Шосдорлаг, ЛО Упр. шоссейных дорог, ЛО Ушосдора, Ушосдорлаг, ОЛП Ушосдора</text:p>
          </table:table-cell>
          <table:table-cell office:value-type="string" calcext:value-type="string">
            <text:p>организован ранее 01.02.51 [1]&lt;SUP&gt;1&lt;/SUP&gt;;&lt;br&gt; закрыт между 01.08.53 и 03.09.53 {21. Л. 733}, [2]&lt;SUP&gt;2&lt;/SUP&gt;.</text:p>
          </table:table-cell>
          <table:table-cell office:value-type="string" calcext:value-type="string">
            <text:p>между 20.05.51 и 22.05.52 — ОЛП в ЛО [2], {21. Л. 9};&lt;br&gt; согласно {21. Л. 733}, на 01.08.53 имело статус ЛО, но до этого (в течение неопределенного времени) — ИТЛ.</text:p>
          </table:table-cell>
          <table:table-cell office:value-type="string" calcext:value-type="string">
            <text:p>ГУ ИТ лагерей Дальстроя в 1951–1952 гг. [1], {21. Л. 9};&lt;br&gt; УСВИТЛ в 1953 г. {21. Л. 733}.</text:p>
          </table:table-cell>
          <table:table-cell office:value-type="string" calcext:value-type="string">
            <text:p>Магаданская обл., пос. Карамкен {21. Л. 733}.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Магаданская обл., пос. Карамкен, п/я АВ-261/206 {21. Л. 733}.</text:p>
          </table:table-cell>
          <table:table-cell office:value-type="string" calcext:value-type="string">
            <text:p>эксплуатация шоссейных дорог, работа на з-де ВВ № 5 Дальстроя {21. Л. 10}.</text:p>
          </table:table-cell>
          <table:table-cell office:value-type="string" calcext:value-type="string">
            <text:p>22.05.51 — 1741 [2];&lt;br&gt; 01.09.51 — 1654 [3];&lt;br&gt; 25.05.52 — 2373&lt;SUP&gt;3&lt;/SUP&gt;, 01.08.53 — 671 {21. Л. 733}.</text:p>
          </table:table-cell>
          <table:table-cell office:value-type="string" calcext:value-type="string">
            <text:p>нач. — ст. лейт. Пантелейманчук В.?. (упом. 25.05.52) {21. Л. 10об.}&lt;SUP&gt;4&lt;/SUP&gt;;&lt;br&gt; старшина Лисица ?.?. (упом. 01.08.53) {21. Л. 733}&lt;SUP&gt;5&lt;/SUP&gt;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01.02.51 впервые встречено упом. Ушосдорлага.&lt;br&gt;&lt;SUP&gt;2&lt;/SUP&gt; 01.08.53 последнее отмеченное упом. ЛО Ушосдора, 03.09.53 оно отсутствует в списке лагерей УСВИТЛа.&lt;br&gt;&lt;SUP&gt;3&lt;/SUP&gt; Из них 291 женщина, 315 осужденных за к/р преступления {21. Л. 733}.&lt;br&gt;&lt;SUP&gt;4&lt;/SUP&gt; Согласно этому источнику, Пантелейманчук — нач. с 21.04.51.&lt;br&gt;&lt;SUP&gt;5&lt;/SUP&gt; Согласно {21. Л. 733}, Лисица — нач. с 01.06.51, однако это противоречит др. данным.</text:p>
          </table:table-cell>
          <table:table-cell/>
          <table:table-cell office:value-type="string" calcext:value-type="string">
            <text:p>&lt;ol compact&gt;&lt;li&gt;ГАРФ. Ф. 9414. Оп. 1д. Д. 159. Л. 26.&lt;br&gt;&lt;li&gt;Пр. 00202 МВД от 03.09.53.&lt;br&gt;&lt;li&gt;ГАРФ. Ф. 9414. Оп. 1д. Д. 107. Л. 2.&lt;br&gt;&lt;li&gt;Там же. Д. 161. Л. 4.&lt;/ol&gt;</text:p>
          </table:table-cell>
          <table:table-cell table:number-columns-repeated="2"/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УСОЛЬГИДРОЛЕС</text:p>
          </table:table-cell>
          <table:table-cell/>
          <table:table-cell office:value-type="string" calcext:value-type="string">
            <text:p>организован 18.09.51 [1];&lt;br&gt; закрыт 29.04.53 {35}.</text:p>
          </table:table-cell>
          <table:table-cell/>
          <table:table-cell office:value-type="string" calcext:value-type="string">
            <text:p>Сталинградгидрострой МВД с 18.09.51 [1];&lt;br&gt; ГУЛАГ МЮ с 02.04.53 {33}.</text:p>
          </table:table-cell>
          <table:table-cell office:value-type="string" calcext:value-type="string">
            <text:p>Молотовская (ныне Пермская) обл., г.Усолье на 18.09.51 [1];&lt;br&gt; г.Березники на 27.02.53){11}.</text:p>
          </table:table-cell>
          <table:table-cell office:value-type="string" calcext:value-type="string">
            <text:p>ЖЕ с 24.10.51 [2].</text:p>
          </table:table-cell>
          <table:table-cell office:value-type="string" calcext:value-type="string">
            <text:p>Волна {24}.</text:p>
          </table:table-cell>
          <table:table-cell office:value-type="string" calcext:value-type="string">
            <text:p>Молотовская обл., г.Березники, п/я ЖЕ-29 на 27.02.53 {24}&lt;SUP&gt;1&lt;/SUP&gt;.</text:p>
          </table:table-cell>
          <table:table-cell office:value-type="string" calcext:value-type="string">
            <text:p>лесозаготовки для нужд Сталинградгидростроя МВД [1], сплавные и строит. работы [3. Разд. 3. Л. 2–8].</text:p>
          </table:table-cell>
          <table:table-cell office:value-type="string" calcext:value-type="string">
            <text:p>01.04.52 — 809, 01.01.53 — 3574 (УРО);&lt;br&gt; 01.04.53 — 3468 [3. Разд. 4. Л. 7];&lt;br&gt; 06.53 — 1822 (УРО).</text:p>
          </table:table-cell>
          <table:table-cell office:value-type="string" calcext:value-type="string">
            <text:p>нач. — инж.-майор Чудинов В.А., с 15.12.51 — не ранее 16.02.52 [4, 5];&lt;br&gt; и.о. нач. — кап. в/с Кабанов Г.И., с 01.04.53 — ? [6];&lt;br&gt; з/н — кап. Кабанов Г.И. (в 1952 г.) [3. Разд. 1. Л. 2].</text:p>
          </table:table-cell>
          <table:table-cell office:value-type="string" calcext:value-type="string">
            <text:p>В УИТЛК УМВД по Пермской обл.: л/д з/к — 2249, материалы делопроизводства — 593, картотека вольнонаемных {1}.</text:p>
          </table:table-cell>
          <table:table-cell/>
          <table:table-cell office:value-type="string" calcext:value-type="string">
            <text:p>&lt;SUP&gt;1&lt;/SUP&gt; Скорее всего, в 1951–1952 гг. п/я 29, так как лит. обозначение начали включать в п/я не ранее конца 1952 г.</text:p>
          </table:table-cell>
          <table:table-cell office:value-type="string" calcext:value-type="string">
            <text:p>&lt;ol compact&gt;&lt;li&gt;Пр. 0678 МВД от 18.09.51.&lt;br&gt;&lt;li&gt;Пр. 00752 МВД от 24.10.51.&lt;br&gt;&lt;li&gt;ГАРФ. Ф. 9414. Оп. 1д. Д. 261.&lt;br&gt;&lt;li&gt;Пр. 1728лс МВД от 15.12.51. &lt;br&gt;&lt;li&gt;Пр. 0260 МВД от 16.02.52.&lt;br&gt;&lt;li&gt;Пр. 029/л МЮ от 01.04.53.&lt;/ol&gt;</text:p>
          </table:table-cell>
          <table:table-cell/>
          <table:table-cell office:value-type="string" calcext:value-type="string">
            <text:p>&lt;a href=r3-17.html&gt;АХТУБИНСКИЙ ИТЛ&lt;/a&gt;.</text:p>
          </table:table-cell>
          <table:table-cell office:value-type="string" calcext:value-type="string">
            <text:p>С.Филип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ЧЕЛЯБМЕТАЛЛУРГСТРОЯ</text:p>
          </table:table-cell>
          <table:table-cell office:value-type="string" calcext:value-type="string">
            <text:p>Челябинский ИТЛ, Челяблаг</text:p>
          </table:table-cell>
          <table:table-cell office:value-type="string" calcext:value-type="string">
            <text:p>организован не позднее 03.01.43 [1]&lt;SUP&gt;1&lt;/SUP&gt;;&lt;br&gt; закрыт 22.05.47 — переименован в ЧЕЛЯБИНСКИЙ ИТЛ [2].</text:p>
          </table:table-cell>
          <table:table-cell/>
          <table:table-cell office:value-type="string" calcext:value-type="string">
            <text:p>ГУЛПС [1].</text:p>
          </table:table-cell>
          <table:table-cell office:value-type="string" calcext:value-type="string">
            <text:p>г.Челябинск [3], {14, 15, 17}.</text:p>
          </table:table-cell>
          <table:table-cell office:value-type="string" calcext:value-type="string">
            <text:p>АП с 25.12.45 {16}.</text:p>
          </table:table-cell>
          <table:table-cell office:value-type="string" calcext:value-type="string">
            <text:p>нет.</text:p>
          </table:table-cell>
          <table:table-cell office:value-type="string" calcext:value-type="string">
            <text:p>г.Челябинск, п/я нет (в 1943 г.) [3];&lt;br&gt; г.Челябинск 17, п/я 50 (в 1944–1946 гг.) {14, 15, 17}.</text:p>
          </table:table-cell>
          <table:table-cell office:value-type="string" calcext:value-type="string">
            <text:p>стр-во Челябинского металлургического з-да [4], изготовление и монтаж металлоконструкций, монтаж производственного оборудования, сантехнические работы, кладка пром. печей [1], стр-во ТЭЦ [5], разработка кварцитового карьера, Тургоякского известкового карьера, лесозаготовки (в том числе в Ильменском заповеднике) [6], стр-во жилья, дробильно-сортировочной ф-ки и паровозного депо на Тургоякском руднике, Бакальского рудоподготовительного комб. [7], работы на Нижне-Увельском руднике [8], обслуживание Стр-ва 859 с 04.06 по 11.10.46 [9–11], стр-во дрожжевых установок [12], в состав Челябметаллургстроя в 1944–1945 гг. входило Упр. восстановительных работ в г.Чапаевске, в том числе стр-во второй очереди з-да № 15 НКБ [13]&lt;SUP&gt;2&lt;/SUP&gt;, стр-во дорог, установки грануляции шлака, жилья, коммунальных и культурно-бытовых объектов (медицинские и детские учреждения, дом культуры) [14], з-да контрольно-измерительной аппаратуры Теплоприбор [15], обслуживание Рудбакалстроя [16], карбидное, портняжное, сапожное, пимокатное производства [17].</text:p>
          </table:table-cell>
          <table:table-cell office:value-type="string" calcext:value-type="string">
            <text:p>01.12.43 — 11 806, 01.01.44 — 11 482, 01.01.45 — 11 071, 01.01.46 — 5478, 01.01.47 — 13 915 (УРО).</text:p>
          </table:table-cell>
          <table:table-cell office:value-type="string" calcext:value-type="string">
            <text:p>нач. — бр. инж. (г/м инж.-тех. сл.) Комаровский А.Н., не позднее 03.01.43 — по 29.04.44 [1, 18];&lt;br&gt; г/м инж.-техн. сл. Рапопорт Я.Д., с 29.04.44 — не ранее 11.10.46 [18, 11];&lt;br&gt; з/н — полк. ГБ Уралец-Кетов А.К., с 23.05.44 — не ранее 14.12.45 [19, 20];&lt;br&gt; п/п Люткевич П.И., с 03.10.46 — ? [10].</text:p>
          </table:table-cell>
          <table:table-cell office:value-type="string" calcext:value-type="string">
            <text:p>В УИТЛК УМВД по Челябинской обл., в 1-м Спецотделе УМВД по Челябинской обл., в архивах ЧЕЛЯБИНСКОГО ИТЛ {1}.</text:p>
          </table:table-cell>
          <table:table-cell office:value-type="string" calcext:value-type="string">
            <text:p>&lt;SUP&gt;1&lt;/SUP&gt; Впервые Челябметаллургстрой упомянут 17.09.42 [21], однако и после этой даты продолжают встречаться упоминания его вероятного предшественника — Бакалстроя. В пользу того, что Челябметаллургстрой (как строит. организация) является наследником Бакалстроя, говорит то, что совпадают строительный объект, дислокация и начальник. Вместе с тем, ИТЛ ЧЕЛЯБМЕТАЛЛУРГСТРОЯ, скорее всего, был воссоздан заново, так как к концу 1942 г. в БАКАЛЬСКОМ ИТЛ практически не оставалось з/к, и, по данным УРО, не было их и в январе 1943 г., а на 01.01.43 ИТЛ ЧЕЛЯБМЕТАЛЛУРГСТРОЯ в сводках УРО не значился.&lt;br&gt;&lt;SUP&gt;2&lt;/SUP&gt; Нет данных о наличии заключенных на работах в Чапаевске (см. ЧАПАЕВСКИЙ ИТЛ).</text:p>
          </table:table-cell>
          <table:table-cell/>
          <table:table-cell office:value-type="string" calcext:value-type="string">
            <text:p>&lt;ol compact&gt;&lt;li&gt;Пр. 02 НКВД от 03.01.43.&lt;br&gt;&lt;li&gt;Пр. 0290 МВД от 22.05.47. &lt;br&gt;&lt;li&gt;Пр. 00129 НКВД от 28.01.43.&lt;br&gt;&lt;li&gt;Пр. 00124 НКВД от 26.01.43.&lt;br&gt;&lt;li&gt;Пр. 0159 НКВД от 26.04.43.&lt;br&gt;&lt;li&gt;Пр. 0170 НКВД от 03.05.43.&lt;br&gt;&lt;li&gt;Пр. 0121 НКВД от 17.05.45.&lt;br&gt;&lt;li&gt;Пр. 0063 НКВД от 05.02.45.&lt;br&gt;&lt;li&gt;Пр. 00522 МВД от 04.06.46. &lt;br&gt;&lt;li&gt;Пр. 00899 МВД от 03.10.46.&lt;br&gt;&lt;li&gt;Пр. 00911 МВД от 11.10.46. &lt;br&gt;&lt;li&gt;Расп. 17 НКВД от 21.06.43.&lt;br&gt;&lt;li&gt;Пр. 0224 НКВД от 09.10.44.&lt;br&gt;&lt;li&gt;Пр. 46 НКВД от 07.02.45.&lt;br&gt;&lt;li&gt;Пр. 0222 НКВД от 01.09.45.&lt;br&gt;&lt;li&gt;Пр. 00708 МВД от 23.07.46.&lt;br&gt;&lt;li&gt;Пр-ние 137 НКВД от 22.06.45.&lt;br&gt;&lt;li&gt;Пр. 632лс НКВД от 29.04.44.&lt;br&gt;&lt;li&gt;Пр. 752лс НКВД от 23.05.44.&lt;br&gt;&lt;li&gt;Пр. 0300 НКВД от 14.12.45.&lt;br&gt;&lt;li&gt;Пр. 577 НКВД от 17.09.42.&lt;/ol&gt;</text:p>
          </table:table-cell>
          <table:table-cell/>
          <table:table-cell office:value-type="string" calcext:value-type="string">
            <text:p>&lt;a href=r3-22.html&gt;БАКАЛЬСКИЙ ИТЛ&lt;/a&gt;,&lt;br&gt; &lt;a href=r3-292.html&gt;РУДБАКАЛСТРОЙ И ИТЛ&lt;/a&gt;,&lt;br&gt; &lt;a href=r3-377.html&gt;СТРОИТЕЛЬСТВО 859 И ИТЛ&lt;/a&gt;,&lt;br&gt; &lt;a href=r3-450.html&gt;ЧАПАЕВСКИЙ ИТЛ&lt;/a&gt;,&lt;br&gt; &lt;a href=r3-454.html&gt;ЧЕЛЯБИНСКИЙ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ИТЛ ЯНСТРОЯ ДАЛЬСТРОЯ</text:p>
          </table:table-cell>
          <table:table-cell office:value-type="string" calcext:value-type="string">
            <text:p>Хандыгский ИТЛ УСВИТЛа, ИТЛ Янстрой,&lt;BR&gt;Янстройлаг, ЛО Янстроя</text:p>
          </table:table-cell>
          <table:table-cell office:value-type="string" calcext:value-type="string">
            <text:p>организован не позднее 01.02.51;&lt;br&gt; закрыт не ранее 01.01.54 [1, 2]&lt;SUP&gt;1&lt;/SUP&gt;.</text:p>
          </table:table-cell>
          <table:table-cell office:value-type="string" calcext:value-type="string">
            <text:p>между 22.05.51 и 20.05.52 — из ЛО в ИТЛ [3, 4]&lt;SUP&gt;2&lt;/SUP&gt;.</text:p>
          </table:table-cell>
          <table:table-cell office:value-type="string" calcext:value-type="string">
            <text:p>ГУ ИТ лагерей Дальстроя в 1951–1952 гг. [1], {21. Л. 382};&lt;br&gt; УСВИТЛ {21. Л. 733}.</text:p>
          </table:table-cell>
          <table:table-cell office:value-type="string" calcext:value-type="string">
            <text:p>Якутская АССР, пос. Хандыга {21. Л. 733}.</text:p>
          </table:table-cell>
          <table:table-cell office:value-type="string" calcext:value-type="string">
            <text:p>АВ-22 {21. Л. 667}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Якутская АССР, пос. Хандыга, п/я АВ-261/172 {21. Л. 667, 733}.</text:p>
          </table:table-cell>
          <table:table-cell office:value-type="string" calcext:value-type="string">
            <text:p>стр-во Батыгайской (Батагайской), Бургочанской, Илинтасской дизельных эл.-ст., Хандыгской ЦЭС, ЛЭП-110 Хандыга — Южная группа предприятий и Южная группа предприятий — Северная группа предприятий, ЛЭП-35 для присоединения Южной и Северной групп предприятий к основной магистрали [5], жилое и дорожное стр-во, обслуживание дорог, изыскания под дорожное стр-во, угледобыча, изготовление кирпича, лесозаготовки, с/х работы {21. Л. 382–416}.</text:p>
          </table:table-cell>
          <table:table-cell office:value-type="string" calcext:value-type="string">
            <text:p>01.09.51 — 2093&lt;SUP&gt;3&lt;/SUP&gt; [6];&lt;br&gt; 01.08.53 — 4390 {21. Л. 733}.</text:p>
          </table:table-cell>
          <table:table-cell office:value-type="string" calcext:value-type="string">
            <text:p>нач. — кап. Перевертайло ?.?. (упом. 01.08.53) {21. Л. 733}&lt;SUP&gt;4&lt;/SUP&gt;;&lt;br&gt; з/н — п/п Гаврилин ?.?. (упом. 20.06.52) {21. Л. 416}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01.02.51 — первое встреченное упом. Янстройлага, 01.01.54 — последнее отмеченное упом. Хандыгского ИТЛ. Согласно [7], ИТЛ Янстрой организован в 1952 г.&lt;br&gt;&lt;SUP&gt;2&lt;/SUP&gt; 22.05.51 упом. ЛО Янстроя, а 20.05.52 утверждены штаты ИТЛ ЯНСТРОЯ.&lt;br&gt;&lt;SUP&gt;3&lt;/SUP&gt; Из них 100 женщин [6].&lt;br&gt;&lt;SUP&gt;4&lt;/SUP&gt; Согласно {21. Л. 733}, Перевертайло — нач. ИТЛ с 10.07.53, но др. подтверждений этому не найдено.</text:p>
          </table:table-cell>
          <table:table-cell/>
          <table:table-cell office:value-type="string" calcext:value-type="string">
            <text:p>&lt;ol compact&gt;&lt;li&gt;ГАРФ. Ф. 9414. Оп. 1д. Д. 159. Л. 26.&lt;br&gt;&lt;li&gt;Там же. Оп. 1. Д. 205. Л. 23, 24.&lt;br&gt;&lt;li&gt;Там же. Оп. 1д. Д. 107. Л. 2.&lt;br&gt;&lt;li&gt;Пр. 00454 МВД от 20.05.52.&lt;br&gt;&lt;li&gt;Пр. 0366 МВД от 03.03.52.&lt;br&gt;&lt;li&gt;ГАРФ. Ф. 9414. Оп. 1. Д. 650. Л. 9.&lt;br&gt;&lt;li&gt;Там же. Д. 507. Л. 87.&lt;/ol&gt;</text:p>
          </table:table-cell>
          <table:table-cell table:number-columns-repeated="2"/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КАЗАКСТАНСКИЙ ИТЛ ОГПУ</text:p>
          </table:table-cell>
          <table:table-cell office:value-type="string" calcext:value-type="string">
            <text:p>Казлаг, Казулон</text:p>
          </table:table-cell>
          <table:table-cell office:value-type="string" calcext:value-type="string">
            <text:p>организован в 1930 г.&lt;SUP&gt;1&lt;/SUP&gt;;&lt;br&gt; закрыт 17.09.31 [1]&lt;SUP&gt;2&lt;/SUP&gt;.</text:p>
          </table:table-cell>
          <table:table-cell/>
          <table:table-cell office:value-type="string" calcext:value-type="string">
            <text:p>УЛАГ/ГУЛАГ ОГПУ и ПП ОГПУ по Казакстану [1–3].</text:p>
          </table:table-cell>
          <table:table-cell office:value-type="string" calcext:value-type="string">
            <text:p>Казахстан&lt;SUP&gt;3&lt;/SUP&gt;, г.Алма-Ата [1, 4]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лесозаготовки, работа на кирп. з-дах для Турксиба, мощение улиц Алма-Аты, работа в совхозах (сведения на середину 1930 г.), организация совхоза Гигант&lt;SUP&gt;4&lt;/SUP&gt; [5].</text:p>
          </table:table-cell>
          <table:table-cell office:value-type="string" calcext:value-type="string">
            <text:p>01.06.30 — около 5000 [5];&lt;br&gt; 15.04.31 — 15 500 [6].</text:p>
          </table:table-cell>
          <table:table-cell office:value-type="string" calcext:value-type="string">
            <text:p>нач. — Горшков А.А., с 08.03.31 по 17.09.31 [7, 8]&lt;SUP&gt;5&lt;/SUP&gt;.</text:p>
          </table:table-cell>
          <table:table-cell office:value-type="string" calcext:value-type="string">
            <text:p>Хранился в архиве КАРАГАНДИНСКОГО ИТЛ {1}.</text:p>
          </table:table-cell>
          <table:table-cell office:value-type="string" calcext:value-type="string">
            <text:p>&lt;SUP&gt;1&lt;/SUP&gt; Пр. об открытии не найден;&lt;br&gt; организован во исполнение решения Правительства об использовании труда з/к при колонизации отдаленных районов СССР и эксплуатации их природных богатств (решение оформлено Пост. СНК от 11.07.29 [9]). На 01.01.30 лагерь еще не был организован [3];&lt;br&gt; согласно данным производственного отдела УЛАГа ОГПУ, Сазулон и Казулон начали развивать хозяйственную деятельность лишь со II полугодия 1929/30 операционного г. [5. Л. 1];&lt;br&gt; штат лагеря объявлен 27.10.30 [10].&lt;br&gt;&lt;SUP&gt;2&lt;/SUP&gt; Приказано ликвидировать ИТЛ вместе со всеми отделениями (лагерями) и командировками, не входящими в состав совхоза Гигант. Совхоз Гигант&amp;quot;&lt;br&gt; реорганизовать в самостоятельный ИТЛ&amp;quot;&lt;br&gt;, непосредственно подчиненный ГУЛАГу ОГПУ (КАРАГАНДИНСКИЙ ИТЛ) [1].&lt;br&gt;&lt;SUP&gt;3&lt;/SUP&gt; Согласно орфографии того времени — Казакстан.&lt;br&gt;&lt;SUP&gt;4&lt;/SUP&gt; Согласно Материалам к очеркам по истории Карлага НКВД СССР (1934 г.), во второй половине 1930 г. перед лагерем была поставлена задача хозяйственно освоить территорию в междуречье Чурубай-Нура (ныне Шерубай-Нура) и Сары-су (ныне Сарысу), организовав на ней крупное образцовое социалистическое животноводческое хозяйство, которое легло бы в основу продовольственной базы будущих гигантов индустрии — третьей большевистской кочегарки — Караганды, медеплавильного комб. Балхаша и Карсакпая. Заявка на отвод земли удовлетворена Наркомземом в октябре 1930 г., в начале июля 1931 г. земельные фонды (1 млн га) переданы Казлагу [11].&lt;br&gt;&lt;SUP&gt;5&lt;/SUP&gt; Откомандирован в УЛАГ 02.11.30 для назначения на должность нач. Упр. лагерями Казакстана [12];&lt;br&gt; формально освобожден от занимаемой должности 23.08.32 [4].</text:p>
          </table:table-cell>
          <table:table-cell/>
          <table:table-cell office:value-type="string" calcext:value-type="string">
            <text:p>&lt;ol compact&gt;&lt;li&gt;Пр. 527/285 ОГПУ от 17.09.31.&lt;br&gt;&lt;li&gt;Пр. 169/81 ОГПУ от 23.05.30.&lt;br&gt;&lt;li&gt;ЦА ФСБ. Ф. 2. Оп. 8. Д. 104. Л. 27.&lt;br&gt;&lt;li&gt;Пр. 387/181 ОГПУ от 14.11.30.&lt;br&gt;&lt;li&gt;ГАРФ. Ф. 9414. Оп. 1. Д. 2919. Л. 1, 65.&lt;br&gt;&lt;li&gt;Там же. Д. 2920. Л. 40.&lt;br&gt;&lt;li&gt;Пр. 107 ОГПУ от 08.03.31.&lt;br&gt;&lt;li&gt;Пр. 810лс ОГПУ от 23.08.32.&lt;br&gt;&lt;li&gt;ГАРФ. Ф.5446. Оп. 1. Д. 48. Л.210–212.&lt;br&gt;&lt;li&gt;Пр. 363/166 ОГПУ от 27.10.30.&lt;br&gt;&lt;li&gt;ГАРФ. Ф. 9414. Оп. 2. Д. 108. Л. 1–278.&lt;br&gt;&lt;li&gt;Пр. 303 АОУ ОГПУ от 02.11.30.&lt;/ol&gt;</text:p>
          </table:table-cell>
          <table:table-cell/>
          <table:table-cell office:value-type="string" calcext:value-type="string">
            <text:p>&lt;a href=r3-190.html&gt;КАРАГАНДИНСКИЙ ИТЛ&lt;/a&gt;,&lt;br&gt; &lt;a href=r3-320.html&gt;СРЕДНЕАЗИАТСКИЙ ИТЛ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КАЛАЧЕВСКИЙ ИТЛ</text:p>
          </table:table-cell>
          <table:table-cell office:value-type="string" calcext:value-type="string">
            <text:p>ИТЛ и Строительство Волго-Донского судоходного канала,&lt;BR&gt;ИТЛ и Строительство Волго-Донского соединительного канала&lt;SUP&gt;1&lt;/SUP&gt;</text:p>
          </table:table-cell>
          <table:table-cell office:value-type="string" calcext:value-type="string">
            <text:p>организован 14.01.49 при реорг. ИТЛ И СТРОИТЕЛЬСТВА ВОЛГО-ДОНСКОГО ВОДНОГО ПУТИ [1];&lt;br&gt; закрыт 29.04.53 (лаг. подр. переданы в ОИТК УМЮ по Сталинградской обл.) {35}.</text:p>
          </table:table-cell>
          <table:table-cell/>
          <table:table-cell office:value-type="string" calcext:value-type="string">
            <text:p>Главгидрострой МВД с 14.01.49 [1];&lt;br&gt; Главгидроволгодонстрой МВД с 05.11.49 [2];&lt;br&gt; МВД СССР с 03.07.52 [3];&lt;br&gt; ГУЛАГ МВД с 01.09.52 [4];&lt;br&gt; ГУЛАГ МЮ с 02.04.53 {33}.</text:p>
          </table:table-cell>
          <table:table-cell office:value-type="string" calcext:value-type="string">
            <text:p>Сталинградская (ныне Волгоградская) обл., Калачский р-н, р.п. Калач-на-Дону [5], {20, 30}.</text:p>
          </table:table-cell>
          <table:table-cell office:value-type="string" calcext:value-type="string">
            <text:p>ГД с 28.02.49 [5].</text:p>
          </table:table-cell>
          <table:table-cell office:value-type="string" calcext:value-type="string">
            <text:p>Чайка {20, 30}.</text:p>
          </table:table-cell>
          <table:table-cell office:value-type="string" calcext:value-type="string">
            <text:p>Сталинградская обл., р.п. Калач-на-Дону, п/я 402 {20};&lt;br&gt; то же, п/я ГД-402 {30}.</text:p>
          </table:table-cell>
          <table:table-cell office:value-type="string" calcext:value-type="string">
            <text:p>стр-во Волго-Донского соединительного канала [1, 5], стр-во судоверфи (з-д 264), поселка и пристани, обслуживание центр. авторем. и автомобилерем. з-дов, работа на лесозаводе им. Куйбышева (в Сталинграде), добыча камня [6].</text:p>
          </table:table-cell>
          <table:table-cell office:value-type="string" calcext:value-type="string">
            <text:p>01.12.49 — 20 378, 01.01.50 — 20 435, 01.01.51 — 23 821, 01.01.52 — 59 114, 01.01.53 — 12 589, 06.53 — 2598 (последние данные) (УРО).</text:p>
          </table:table-cell>
          <table:table-cell office:value-type="string" calcext:value-type="string">
            <text:p>нач. — г/м Шамарин А.В., с 02.06.49 по 31.01.50 [7, 8];&lt;br&gt; г/л Шикторов И.С., с 31.01.50 по 19.12.51 [8, 9];&lt;br&gt; и.о. нач. — инж.-полк. Саркисьянц Г.А., с 19.12.51 по 02.02.52 [9, 10]&lt;SUP&gt;2&lt;/SUP&gt;;&lt;br&gt; нач. — г/л Шикторов И.С., с 02.02.52 по 19.08.52 [10, 11]&lt;SUP&gt;3&lt;/SUP&gt;;&lt;br&gt; и.о. нач., нач. — г/л Кривенко М.С., с 19.08.52 — ? [11];&lt;br&gt; и.о. нач. — г/л Кривенко М.С., с 01.04.53 по 29.04.53 [13], {35}&lt;SUP&gt;4&lt;/SUP&gt;;&lt;br&gt; з/н — г/м Шитиков Н.И. (упом. 08.03.50 как б. з/н) [14];&lt;br&gt; г/л Кривенко М.С., с 14.04.52 по 19.08.52 [15, 11].</text:p>
          </table:table-cell>
          <table:table-cell office:value-type="string" calcext:value-type="string">
            <text:p>В ОИТК УМВД по Сталинградской обл.: л/д з/к — 47 783, картотека з/к — 113 485, материалы делопроизводства — 4018, л/д офицеров, вольнонаемных, картотека вольнонаемных;&lt;br&gt; в Спецотделе УМВД Сталинградской обл. (л/д вольнонаемных);&lt;br&gt; в ГА Сталинградской обл.: материалы прокурора лагеря {1}.</text:p>
          </table:table-cell>
          <table:table-cell office:value-type="string" calcext:value-type="string">
            <text:p>&lt;SUP&gt;1&lt;/SUP&gt; В [1] — Упр. ИТЛ и Стр-ва Волго-Донского соединительного канала. Наименование КАЛАЧЕВСКИЙ получил 28.02.49 [5].&lt;br&gt;&lt;SUP&gt;2&lt;/SUP&gt; Во время болезни И.С.Шикторова обязанности нач. исполнял Г.А.Саркисьянц.&lt;br&gt;&lt;SUP&gt;3&lt;/SUP&gt; Из-за болезни И.С.Шикторова его обязанности с 19.08.52 исполнял М.С.Кривенко;&lt;br&gt; 26.12.52 И.С.Шикторов освобожден от должности нач. УИТЛ с назначением на должность 1-го зам. нач. УИТЛ и стр-ва Волго-Донского судоходного канала [16].&lt;br&gt;&lt;SUP&gt;4&lt;/SUP&gt; Формально освобожден от должности 29.07.53 [17].</text:p>
          </table:table-cell>
          <table:table-cell/>
          <table:table-cell office:value-type="string" calcext:value-type="string">
            <text:p>&lt;ol compact&gt;&lt;li&gt;Пр. 024 от 14.01.49.&lt;br&gt;&lt;li&gt;Пр. 0768 МВД от 05.11.49. &lt;br&gt;&lt;li&gt;Пр. 0802 МВД от 03.07.52.&lt;br&gt;&lt;li&gt;Пр. 01017 МВД от 01.09.52.&lt;br&gt;&lt;li&gt;Пр. 0105 МВД от 28.02.49.&lt;br&gt;&lt;li&gt;ГАРФ. Ф. 9414. Оп. 1. Д. 560. Л. 3–81.&lt;br&gt;&lt;li&gt;Пр. 694лс МВД от 02.06.49.&lt;br&gt;&lt;li&gt;Пр. 108лс МВД от 31.01.50.&lt;br&gt;&lt;li&gt;Пр. 1741лс МВД от 19.12.51.&lt;br&gt;&lt;li&gt;Пр. 137лс МВД от 02.02.52.&lt;br&gt;&lt;li&gt;Пр. 974лс МВД от 19.08.52.&lt;br&gt;&lt;li&gt;Пр. 01091 МВД от 25.09.52.&lt;br&gt;&lt;li&gt;Пр. 029/л МЮ от 01.04.53. &lt;br&gt;&lt;li&gt;Пр. 225лс МВД от 08.03.50.&lt;br&gt;&lt;li&gt;Пр. 294лс МВД от 14.04.52. &lt;br&gt;&lt;li&gt;Пр. 1533лс МВД от 26.12.52.&lt;br&gt;&lt;li&gt;Пр. 743/лг МЮ от 29.07.53.&lt;/ol&gt;</text:p>
          </table:table-cell>
          <table:table-cell/>
          <table:table-cell office:value-type="string" calcext:value-type="string">
            <text:p>&lt;a href=r3-147.html&gt;ИТЛ И СТРОИТЕЛЬСТВО ВОЛГО-ДОНСКОГО ВОДНОГО ПУТИ&lt;/a&gt;.</text:p>
          </table:table-cell>
          <table:table-cell office:value-type="string" calcext:value-type="string">
            <text:p>С.Филиппов, 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КАЛУЖСКИЙ ИТЛ</text:p>
          </table:table-cell>
          <table:table-cell office:value-type="string" calcext:value-type="string">
            <text:p>ИТЛ и Строительство автомагистрали Москва–Киев,&lt;BR&gt;Калуглаг</text:p>
          </table:table-cell>
          <table:table-cell office:value-type="string" calcext:value-type="string">
            <text:p>организован 05.02.36 [1];&lt;br&gt; закрыт 25.02.38&lt;SUP&gt;1&lt;/SUP&gt; [2].</text:p>
          </table:table-cell>
          <table:table-cell/>
          <table:table-cell office:value-type="string" calcext:value-type="string">
            <text:p>ГУЛАГ [1, 2].</text:p>
          </table:table-cell>
          <table:table-cell office:value-type="string" calcext:value-type="string">
            <text:p>г.Калуга [1], {6}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стр-во автомагистрали Москва—Киев [1, 2]&lt;SUP&gt;2&lt;/SUP&gt;.</text:p>
          </table:table-cell>
          <table:table-cell office:value-type="string" calcext:value-type="string">
            <text:p>01.10.36 — 16 260, 01.01.37 — 13 107, 01.01.38 — 5624, 01.04.38 — 404 (УРО).</text:p>
          </table:table-cell>
          <table:table-cell office:value-type="string" calcext:value-type="string">
            <text:p>нач. — див. инт. Иванов Б.Н., с 31.01.36 — ? [3];&lt;br&gt; бр. инт. Абрамсон Л.М., с 27.07.36&lt;SUP&gt;3&lt;/SUP&gt; по 14.11.36 [4, 5];&lt;br&gt; Израилев А.Н., с 14.11.36 по 25.02.38&lt;SUP&gt;4&lt;/SUP&gt; [2, 5].</text:p>
          </table:table-cell>
          <table:table-cell office:value-type="string" calcext:value-type="string">
            <text:p>1956 г. — в архиве ДУБРАВНОГО ЛАГЕРЯ: л/д з/к — 1672, картотека з/к формы № 2 — 22 000, материалы делопроизводства — 43, л/д вольнонаемных {1}. 1996 г. — в архиве Учреждения ЖХ-385 (преемника Дубравлага): л/д з/к — 346, л/д охраны, картотека формы № 1 [6];&lt;br&gt; в ГА Калужской обл: пр. по Упр. и отдельным участкам Калуглага, тех. документация, списки и л/д сотрудников [7].</text:p>
          </table:table-cell>
          <table:table-cell office:value-type="string" calcext:value-type="string">
            <text:p>&lt;SUP&gt;1&lt;/SUP&gt; Приказано ИТЛ ликвидировать;&lt;br&gt; для обеспечения стр-ва организовать ИТК, подчиненную ОМЗ УНКВД по Московской обл. [2].&lt;br&gt;&lt;SUP&gt;2&lt;/SUP&gt; Стр-во автомагистрали силами з/к Калуглага вело УС автомагистрали Москва—Киев НКВД СССР ГУШОСДОРа НКВД. Нач. УС являлся одновременно нач. лагеря [1, 2].&lt;br&gt;&lt;SUP&gt;3&lt;/SUP&gt; До 27.07.36 — пом. нач. ГУЛАГа;&lt;br&gt; звание бр. инт. присвоено ему 17.10.36 [8].&lt;br&gt;&lt;SUP&gt;4&lt;/SUP&gt; Уволен из НКВД в июле 1938 г. [9].</text:p>
          </table:table-cell>
          <table:table-cell/>
          <table:table-cell office:value-type="string" calcext:value-type="string">
            <text:p>&lt;ol compact&gt;&lt;li&gt;Пр. 0050 НКВД от 05.02.36.&lt;br&gt;&lt;li&gt;Пр. 113 НКВД от 25.02.38.&lt;br&gt;&lt;li&gt;Пр. 57лс НКВД от 31.01.36.&lt;br&gt;&lt;li&gt;Пр. 666 НКВД от 27.07.36. &lt;br&gt;&lt;li&gt;Пр. 1105лс НКВД от 14.11.36.&lt;br&gt;&lt;li&gt;Письмо Учреждения ЖХ-385 № 6/6–685 от 17.10.96.&lt;br&gt;&lt;li&gt;Письмо ГА Калужской обл. № 52-т от 07.10.96.&lt;br&gt;&lt;li&gt;Пр. 998 НКВД от 17.10.36.&lt;br&gt;&lt;li&gt;Пр. 1704лс НКВД от 29.07.38.&lt;/ol&gt;</text:p>
          </table:table-cell>
          <table:table-cell/>
          <table:table-cell office:value-type="string" calcext:value-type="string">
            <text:p>&lt;a href=r3-72.html&gt;ВЯЗЕМСКИЙ ИТЛ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КАМЕНСКИЙ ИТЛ</text:p>
          </table:table-cell>
          <table:table-cell office:value-type="string" calcext:value-type="string">
            <text:p>Каменлаг, Ново-Каменский ИТЛ</text:p>
          </table:table-cell>
          <table:table-cell office:value-type="string" calcext:value-type="string">
            <text:p>организован 04.04.42 [1]&lt;SUP&gt;1&lt;/SUP&gt;;&lt;br&gt; закрыт 01.06.44 (лаг. подр. переданы в УИТЛК УМВД Саратовской обл.) [2]&lt;SUP&gt;2&lt;/SUP&gt;.</text:p>
          </table:table-cell>
          <table:table-cell/>
          <table:table-cell office:value-type="string" calcext:value-type="string">
            <text:p>ГУЛАГ [1].</text:p>
          </table:table-cell>
          <table:table-cell office:value-type="string" calcext:value-type="string">
            <text:p>Саратовская обл., Каменский р-н, с.Гримм {13};&lt;br&gt; Красноармейский р-н, г.(с.) Гримм [3], {14}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Саратовская обл., Каменский р-н, с.Гримм, п/я — нет {13};&lt;br&gt; Красноармейский р-н, г.(с.) Гримм, п/я 301 [3], {14}.</text:p>
          </table:table-cell>
          <table:table-cell office:value-type="string" calcext:value-type="string">
            <text:p>с/х работы [1], очистка и вывоз снега на аэродроме ВВС Красной Армии в Каменке-Белинской (в течение зимы—весны 1942–1943 гг.) [4].</text:p>
          </table:table-cell>
          <table:table-cell office:value-type="string" calcext:value-type="string">
            <text:p>01.10.42 — 11 683, 01.01.43 — 5142&lt;SUP&gt;3&lt;/SUP&gt; [5];&lt;br&gt; 01.44 — 6840 (УРО).</text:p>
          </table:table-cell>
          <table:table-cell office:value-type="string" calcext:value-type="string">
            <text:p>нач. — кап. ГБ Житомирский И.С., с 04.04.42 по 03.01.43 [1, 6]&lt;SUP&gt;4&lt;/SUP&gt;;&lt;br&gt; ст. лейт. ГБ Картавых А.К., с 03.01.43 — ? [6].</text:p>
          </table:table-cell>
          <table:table-cell office:value-type="string" calcext:value-type="string">
            <text:p>В ОИТК УМВД по Саратовской обл.: л/д з/к — 15 000, материалы делопроизводства — 500, л/д вольнонаемных {1}.</text:p>
          </table:table-cell>
          <table:table-cell office:value-type="string" calcext:value-type="string">
            <text:p>&lt;SUP&gt;1&lt;/SUP&gt; Организован в соответствии с Расп. СНК СССР № 5356-рс от 31.03.42 о передаче НКВД СССР земель и имущества б. колхозов Каменского р-на Саратовской обл. (б. АССР Немцев Поволжья), а также Каменской и Гриммской МТС [1].&lt;br&gt;&lt;SUP&gt;2&lt;/SUP&gt; Этим же пр. ОИТК УМВД преобразован в УИТЛК УМВД [2].&lt;br&gt;&lt;SUP&gt;3&lt;/SUP&gt; Из них 2214 женщин, 715 осужденных за к/р преступления [5]. Следует отметить, что в сводке численности на 01.07.42 ИТЛ присутствует (под названием Ново-Каменский) без указания численности з/к [5].&lt;br&gt;&lt;SUP&gt;4&lt;/SUP&gt; Ранее — нач. ТЕМНИКОВСКОГО ИТЛ [1].</text:p>
          </table:table-cell>
          <table:table-cell/>
          <table:table-cell office:value-type="string" calcext:value-type="string">
            <text:p>&lt;ol compact&gt;&lt;li&gt;Пр. 0108 НКВД от 04.04.42.&lt;br&gt;&lt;li&gt;Пр. 00648 НКВД от 01.06.44.&lt;br&gt;&lt;li&gt;Пр. 001721 НКВД от 17.08.42.&lt;br&gt;&lt;li&gt;Пр. 002026 НКВД от 19.09.42. &lt;br&gt;&lt;li&gt;ГАРФ. Ф.9414. Оп.1д. Д. 378. Л.74, 110.&lt;br&gt;&lt;li&gt;Пр. 3лс НКВД от 03.01.43.&lt;/ol&gt;</text:p>
          </table:table-cell>
          <table:table-cell table:number-columns-repeated="2"/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КАМЕНСКИЙ ИТЛ</text:p>
          </table:table-cell>
          <table:table-cell office:value-type="string" calcext:value-type="string">
            <text:p>Каменлаг</text:p>
          </table:table-cell>
          <table:table-cell office:value-type="string" calcext:value-type="string">
            <text:p>организован 14.05.53 (переименован из СТРОИТЕЛЬСТВА 600 И ИТЛ) {36};&lt;br&gt; закрыт 07.01.54 [1];&lt;br&gt; вновь организован 29.05.54 на базе ЛО № 7, 8 и 9 УИТЛК УМВД по Новосибирской обл. [2];&lt;br&gt; окончательно закрыт 21.05.55 расп. 11/6–0213 {3}.</text:p>
          </table:table-cell>
          <table:table-cell/>
          <table:table-cell office:value-type="string" calcext:value-type="string">
            <text:p>ГУЛАГ МЮ с 14.05.53 по 07.01.54 {36}, [1];&lt;br&gt; ГУЛАГ МВД с 29.05.54 [2];&lt;br&gt; Главпромстрой МВД с 03.02.55 {41}&lt;SUP&gt;1&lt;/SUP&gt;.</text:p>
          </table:table-cell>
          <table:table-cell office:value-type="string" calcext:value-type="string">
            <text:p>г.Новосибирск {37}, [2].</text:p>
          </table:table-cell>
          <table:table-cell office:value-type="string" calcext:value-type="string">
            <text:p>ГЧ — перешел от предшественника {36}.</text:p>
          </table:table-cell>
          <table:table-cell office:value-type="string" calcext:value-type="string">
            <text:p>Береза {37}, [2].</text:p>
          </table:table-cell>
          <table:table-cell office:value-type="string" calcext:value-type="string">
            <text:p>г.Новосибирск, п/я ГЧ-53 {37}, [2].</text:p>
          </table:table-cell>
          <table:table-cell office:value-type="string" calcext:value-type="string">
            <text:p>обслуживание Стр-ва 600 [2], ДОК, з-да шлакоблочного стр-ва [3], з-да металлоконструкций [4], стр-во з-да силикатного кирпича [5], швейное производство, лесозаготовки [2, 3].</text:p>
          </table:table-cell>
          <table:table-cell office:value-type="string" calcext:value-type="string">
            <text:p>15.05.53 — 3100 [6. Разд. 4. Л. 17];&lt;br&gt; 01.06.54 — 3984 (УРО);&lt;br&gt; 01.01.55 — 3491&lt;SUP&gt;2&lt;/SUP&gt; [6. Разд. 3. Л. 17об.–33об.];&lt;br&gt; 01.06.55 — 3183 [7. Л. 23].</text:p>
          </table:table-cell>
          <table:table-cell office:value-type="string" calcext:value-type="string">
            <text:p>и.о. нач. — кап. в/с Гудков В.П., ? — 08.09.53 [6. Разд. 1. Л. 2об.]&lt;SUP&gt;3&lt;/SUP&gt;, нач. — он же, с 08.09.53 — ? [8];&lt;br&gt; нач. — п/п (полк.) Кучин Н.С., с 29.05.54 по 21.05.55 [1], [6. Разд. 5. Л. 52];&lt;br&gt; з/н — п/п Железников А.В., с 22.06.53 — ? [9];&lt;br&gt; п/п Клюшев А.П., с 29.05.54 — не ранее 04.06.55 [1], [7. Л. 34].</text:p>
          </table:table-cell>
          <table:table-cell office:value-type="string" calcext:value-type="string">
            <text:p>Включает архив КАМЕНСКОГО ИТЛ и СТРОИТЕЛЬСТВА 600 И ИТЛ. Хранился в УИТЛК УМВД по Новосибирской обл. (все материалы) {1, 2}.</text:p>
          </table:table-cell>
          <table:table-cell office:value-type="string" calcext:value-type="string">
            <text:p>&lt;SUP&gt;1&lt;/SUP&gt; Не ясно, был ли ИТЛ в подчинении Главпромстроя до закрытия. Скорее всего, он перешел в ведение ГУЛАГа 24.03.55, когда Главпромстрой был передан в МСМ [10].&lt;br&gt;&lt;SUP&gt;2&lt;/SUP&gt; В том числе 679 женщин.&lt;br&gt;&lt;SUP&gt;3&lt;/SUP&gt; Скорее всего, В.П.Гудков стал и.о. нач. этого ИТЛ с момента переименования, так как именно он был и.о. нач. ИТЛ-предшественника с 01.04.53 [11].</text:p>
          </table:table-cell>
          <table:table-cell/>
          <table:table-cell office:value-type="string" calcext:value-type="string">
            <text:p>&lt;ol compact&gt;&lt;li&gt;Пр. 002 МЮ от 07.01.54.&lt;br&gt;&lt;li&gt;Пр. 00466 МВД от 29.05.54. &lt;br&gt;&lt;li&gt;Пр. 282 МВД от 18.06.54.&lt;br&gt;&lt;li&gt;Пр. 356 МВД от 26.07.54.&lt;br&gt;&lt;li&gt;Пр. 049 МВД от 29.01.55.&lt;br&gt;&lt;li&gt;ГАРФ. Ф. 9414. Оп. 1. Д. 1873.&lt;br&gt;&lt;li&gt;Там же. Д. 238. &lt;br&gt;&lt;li&gt;Пр. 952/лг МЮ от 08.09.53.&lt;br&gt;&lt;li&gt;Пр.077/л МЮ от 22.06.53.&lt;br&gt;&lt;li&gt;Пр. 00135 МВД от 24.03.55.&lt;br&gt;&lt;li&gt;Пр. 021/л МЮ от 01.04.53.&lt;/ol&gt;</text:p>
          </table:table-cell>
          <table:table-cell/>
          <table:table-cell office:value-type="string" calcext:value-type="string">
            <text:p>&lt;a href=r3-364.html&gt;СТРОИТЕЛЬСТВО 600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КАМЫШОВЫЙ ЛАГЕРЬ</text:p>
          </table:table-cell>
          <table:table-cell office:value-type="string" calcext:value-type="string">
            <text:p>Особый лагерь № 10, Особлаг № 10,&lt;BR&gt;Камышовлаг, Камышлаг</text:p>
          </table:table-cell>
          <table:table-cell office:value-type="string" calcext:value-type="string">
            <text:p>организован 30.04.51 [1]&lt;SUP&gt;1&lt;/SUP&gt;;&lt;br&gt; закрыт 04.10.54 (лаг. подр. переданы в УИТЛК УМВД по Омской обл.) [2].</text:p>
          </table:table-cell>
          <table:table-cell/>
          <table:table-cell office:value-type="string" calcext:value-type="string">
            <text:p>ГУЛАГ МВД [3. Разд. 1. Л. 1], {3, 30};&lt;br&gt; ГТУ МВД с 28.03.53 {32};&lt;br&gt; ГУЛАГ МВД с 08.02.54 {39}.</text:p>
          </table:table-cell>
          <table:table-cell office:value-type="string" calcext:value-type="string">
            <text:p>Кемеровская обл., Мысковский р-н, пос. Ольжерас&lt;SUP&gt;2&lt;/SUP&gt; [1], [3. Разд. 1. Л. 2], [4. Л. 76], {30};&lt;br&gt; пос. Междуречье [5. Л. 83, 97];&lt;br&gt; г.Омск (со второй половины 1953 г.) [3. Разд. 1. Л. 2], [6]&lt;SUP&gt;3&lt;/SUP&gt;.</text:p>
          </table:table-cell>
          <table:table-cell office:value-type="string" calcext:value-type="string">
            <text:p>ЖЦ {30}.</text:p>
          </table:table-cell>
          <table:table-cell office:value-type="string" calcext:value-type="string">
            <text:p>Камышовый [3. Л. 2], {30}&lt;SUP&gt;4&lt;/SUP&gt;.</text:p>
          </table:table-cell>
          <table:table-cell office:value-type="string" calcext:value-type="string">
            <text:p>Кемеровская обл., Мысковский р-н, пос. Ольжерас, п/я — нет [1];&lt;br&gt; п/я 110 [3. Разд. 1. Л. 2];&lt;br&gt; п/я ЖЦ-110 {30}.</text:p>
          </table:table-cell>
          <table:table-cell office:value-type="string" calcext:value-type="string">
            <text:p>стр-во шахт Томь-Усинского месторождения Кузнецкого угольного бассейна [1], [3. Л. 2], [7. Л. 2], [8]&lt;SUP&gt;5&lt;/SUP&gt;, работы треста Томусашахтострой МУП (по договору): строит. и жилищно-строит. объекты Томского и Мысковского шахтостройуправлений, шахтостроит. объекты Ольжерасского шахтостройуправления [3. Разд. 3. Л. 2–21], [5. Л. 83–95], [8, 9], [10. Л. 78–89], стр-во Томь-Усинской обогатительной ф-ки № 1, штольни 1–2, насосной станции и электроподстанции (все — совместная работа с комб. Кузбассшахтострой) [11], стр-во Омского НПЗ МНП (с 16.06.53, по договору с Омскстроем МНП) [6].</text:p>
          </table:table-cell>
          <table:table-cell office:value-type="string" calcext:value-type="string">
            <text:p>01.07.51 — 7256, 01.01.52 — 10 750 (УРО);&lt;br&gt; 01.01.53 — 8182 [12]&lt;SUP&gt;6&lt;/SUP&gt;;&lt;br&gt; 01.01.54 — 13 273 (с ноября — данных нет) (УРО)&lt;SUP&gt;7&lt;/SUP&gt;.</text:p>
          </table:table-cell>
          <table:table-cell office:value-type="string" calcext:value-type="string">
            <text:p>нач.— п/п (полк.) Марин Г.А., с 30.04.51 по 13.04.54&lt;SUP&gt;8&lt;/SUP&gt; [1, 13];&lt;br&gt; майор Смирнов А.Г., с 17.04.54 по 04.10.54 [2, 14];&lt;br&gt; и.о. нач. — п/п Слюсаренко А.И. (упом. 06.06.54) [10. Л. 78–89];&lt;br&gt; зам. нач. — п/п Слюсаренко А.И., с 22.05.51 по 25.10.52 [15, 16];&lt;br&gt; п/п Янковский А.И., с 21.07.54 — ? [17].</text:p>
          </table:table-cell>
          <table:table-cell office:value-type="string" calcext:value-type="string">
            <text:p>В УИТЛК УМВД по Омской обл.: л/д и служебные карточки сотрудников {1}.</text:p>
          </table:table-cell>
          <table:table-cell office:value-type="string" calcext:value-type="string">
            <text:p>&lt;SUP&gt;1&lt;/SUP&gt; Переоборудование принятых от УИТЛК УМВД по Кемеровской обл. и стр-во новых жилых и коммунально-бытовых помещений для особлага поручено тресту Томь-Усашахтострой МУП [1], [7. Л. 38–52].&lt;br&gt;&lt;SUP&gt;2&lt;/SUP&gt; Ныне г.Междуреченск.&lt;br&gt;&lt;SUP&gt;3&lt;/SUP&gt; Согласно первому пр. о перебазировании от 25.10.52, предполагалось постепенно перевести лагерь в Коми АССР, передав в сентябре—декабре 1953 г. 8000 з/к в состав Особлага № 12. Однако 16.06.53 приказано передислоцировать лагерь в Омск [6] (ср. [4];&lt;br&gt; см. также [2, 3, 6, 11, 16, 20]).&lt;br&gt;&lt;SUP&gt;4&lt;/SUP&gt; 30.04.51 присвоено условное наименование Камышовый [1];&lt;br&gt; в [3. Разд. 1. Л. 1] это наименование указано в качестве лит. обозначения.&lt;br&gt;&lt;SUP&gt;5&lt;/SUP&gt; Пост. СМ 2602–1078с от 14.06.48 обязало МУП заложить в 1949–1952 гг. на Томь-Усинском месторождении 19 шахт и штолен [7. Л. 6].&lt;br&gt;&lt;SUP&gt;6&lt;/SUP&gt; На 01.02.53 из 9042 з/к — 880 з/к общего контингента [21].&lt;br&gt;&lt;SUP&gt;7&lt;/SUP&gt; Согласно [1], [3. Разд. 1. Л. 2], предполагалась штатная численность — 25 000 з/к (на 1951 г. — 15 000, в 1952 г. — увеличение на 10 000). Однако из-за отсутствия в 1952 г. необходимого фронта работ (максимальная потребность — 10 000 чел.) 26.03.52 дальнейший завоз з/к прекращен [22];&lt;br&gt; позднее МУП ходатайствовало о замене з/к вольнонаемными рабочими [16].&lt;br&gt;&lt;SUP&gt;8&lt;/SUP&gt; Повторный пр. о назначении Г.А.Марина на эту должность — от 28.12.53 [23], что, вероятно, связано с передислокацией лагеря (см. также [4. Л. 9], [6, 9, 24]).&lt;br&gt;&lt;SUP&gt;9&lt;/SUP&gt; Рабочую силу ЛО предполагалось использовать для обустройства и подготовки к приему особых контингентов [7. Л. 29–34], [18].</text:p>
          </table:table-cell>
          <table:table-cell/>
          <table:table-cell office:value-type="string" calcext:value-type="string">
            <text:p>&lt;ol compact&gt;&lt;li&gt;Пр. 00221 МВД от 30.04.51.&lt;br&gt;&lt;li&gt;Пр. 00792 МВД от 04.10.54.&lt;br&gt;&lt;li&gt;ГАРФ. Ф. 9414. Оп. 1д. Д. 253.&lt;br&gt;&lt;li&gt;Там же. Ф. 9413. Оп. 1. Д. 186. Л. 9.&lt;br&gt;&lt;li&gt;Там же. Ф. 9414. Оп. 1. Д. 450.&lt;br&gt;&lt;li&gt;Пр. 00377 МВД от 16.06.53.&lt;br&gt;&lt;li&gt;ГАРФ. Ф. 9414. Оп. 1. Д. 496.&lt;br&gt;&lt;li&gt;Расп. 537 МВД от 26.03.52.&lt;br&gt;&lt;li&gt;ГАРФ. Ф. 9413. Оп. 1. Д. 170. Л. 197.&lt;br&gt;&lt;li&gt;Там же. Ф. 9414. Оп. 1д. Д. 101.&lt;br&gt;&lt;li&gt;Расп. 1464 МВД от 20.11.52.&lt;br&gt;&lt;li&gt;ГАРФ. Ф. 9414. Оп. 1. Д. 1393. Л. 13.&lt;br&gt;&lt;li&gt;Пр. 1000лс МВД от 13.04.54.&lt;br&gt;&lt;li&gt;Пр. 1054лс МВД от 17.04.54.&lt;br&gt;&lt;li&gt;Пр. 614лс МВД от 22.05.51.&lt;br&gt;&lt;li&gt;Пр. 00869 МВД от 25.10.52.&lt;br&gt;&lt;li&gt;Пр. 1888лс МВД от 21.07.54.&lt;br&gt;&lt;li&gt;Расп. 674 МВД от 28.06.51.&lt;br&gt;&lt;li&gt;Пр. 00546 МВД от 22.07.53.&lt;br&gt;&lt;li&gt;Пр. 048 МВД от 12.01.53. &lt;br&gt;&lt;li&gt;ГАРФ. Ф. 9414. Оп. 1. Д. 118. Л. 30.&lt;br&gt;&lt;li&gt;Расп. 537 МВД от 26.03.52. &lt;br&gt;&lt;li&gt;Пр. 2428лс МВД от 28.12.53.&lt;br&gt;&lt;li&gt;Пр. 00419 МВД от 27.07.51.&lt;/ol&gt;</text:p>
          </table:table-cell>
          <table:table-cell office:value-type="string" calcext:value-type="string">
            <text:p>28.06.51 Ольжерасское ЛО № 16 УИТЛК УМВД по Кемеровской обл. с 7300 з/к общего режима передано Камышовлагу [7. Л. 29–34], [10. Л. 78–89], [18]&lt;SUP&gt;9&lt;/SUP&gt;. Согласно [6], летом 1953 г. предполагалось передать КАМЫШОВОМУ ЛАГЕРЮ аппарат и з/к закрываемого ДАЛЬНЕГО ЛАГЕРЯ МВД, однако передача не состоялась, так как 22.07.53 во изменение [6] ликвидация Дальлага была отменена [19].</text:p>
          </table:table-cell>
          <table:table-cell office:value-type="string" calcext:value-type="string">
            <text:p>&lt;a href=r3-59.html&gt;ВОДОРАЗДЕЛЬНЫЙ ЛАГЕРЬ&lt;/a&gt;,&lt;br&gt; &lt;a href=r3-85.html&gt;ДАЛЬНИЙ ЛАГЕРЬ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КАНДАЛАКШИНСКИЙ ИТЛ</text:p>
          </table:table-cell>
          <table:table-cell office:value-type="string" calcext:value-type="string">
            <text:p>ИТЛ и Строительство Кандалакшинского&lt;BR&gt;алюминиевого завода, Кандалакшстрой</text:p>
          </table:table-cell>
          <table:table-cell office:value-type="string" calcext:value-type="string">
            <text:p>организован 15.11.40 (выделен из Мончегорлага ИТЛ) [1];&lt;br&gt; закрыт 28.06.41 {12}&lt;SUP&gt;1&lt;/SUP&gt;.</text:p>
          </table:table-cell>
          <table:table-cell/>
          <table:table-cell office:value-type="string" calcext:value-type="string">
            <text:p>ГУЛАГ с 15.11.40 [1];&lt;br&gt; ГУЛПС с 26.02.41 [2, 3].</text:p>
          </table:table-cell>
          <table:table-cell office:value-type="string" calcext:value-type="string">
            <text:p>Мурманская обл., г.Кандалакша [1]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Мурманская обл., г.Кандалакша, п/я 284 [1]&lt;SUP&gt;2&lt;/SUP&gt;.</text:p>
          </table:table-cell>
          <table:table-cell office:value-type="string" calcext:value-type="string">
            <text:p>стр-во Кандалакшинского алюминиевого з-да, Кольского глиноземного з-да, Кандалакшинского алюминиевого з-да по производству термическим способом [1];&lt;br&gt; стр-во Нива-ГЭС [4].</text:p>
          </table:table-cell>
          <table:table-cell office:value-type="string" calcext:value-type="string">
            <text:p>01.01.41 — 10 397, 15.06.41 — 14 001 [3].</text:p>
          </table:table-cell>
          <table:table-cell office:value-type="string" calcext:value-type="string">
            <text:p>нач. — бр. комиссар Бойков И.П., с 15.11.40 — не ранее 29.03.41 [1, 4]&lt;SUP&gt;3&lt;/SUP&gt;.</text:p>
          </table:table-cell>
          <table:table-cell office:value-type="string" calcext:value-type="string">
            <text:p>В УИТЛК УМВД по Пермской обл.: пр. по л.с., адм.-хозяйственным вопросам и т.п.;&lt;br&gt; в архиве Кандалакшинского алюминиевого з-да {1}.</text:p>
          </table:table-cell>
          <table:table-cell office:value-type="string" calcext:value-type="string">
            <text:p>&lt;SUP&gt;1&lt;/SUP&gt; Сведения об организации и закрытии ИТЛ в {1} ошибочны.&lt;br&gt;&lt;SUP&gt;2&lt;/SUP&gt; Согласно {1}, п/я 2841.&lt;br&gt;&lt;SUP&gt;3&lt;/SUP&gt; И.П.Бойков утвержден в должности нач. УИТЛ и Стр-ва 02.03.41 [5].</text:p>
          </table:table-cell>
          <table:table-cell/>
          <table:table-cell office:value-type="string" calcext:value-type="string">
            <text:p>&lt;ol compact&gt;&lt;li&gt;Пр. 001433 НКВД от 15.11.40.&lt;br&gt;&lt;li&gt;Пр. 00212 НКВД от 26.02.41.&lt;br&gt;&lt;li&gt;ГАРФ. Ф. 9414. Оп. 1д. Д. 371. Л. 2, 55.&lt;br&gt;&lt;li&gt;Там же. Оп. 1. Д. 45. Л. 4.&lt;br&gt;&lt;li&gt;Пр. 282лс НКВД от 03.03.41.&lt;/ol&gt;</text:p>
          </table:table-cell>
          <table:table-cell/>
          <table:table-cell office:value-type="string" calcext:value-type="string">
            <text:p>&lt;a href=r3-244.html&gt;МОНЧЕГОРСКИЙ ИТЛ И СТРОИТЕЛЬСТВО КОМБИНАТА СЕВЕРОНИКЕЛЬ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КАРАГАНДАЖИЛСТРОЙ И ИТЛ</text:p>
          </table:table-cell>
          <table:table-cell office:value-type="string" calcext:value-type="string">
            <text:p>ИТЛ Карагандажилстроя, Карагандинстрой,&lt;BR&gt;ИТЛ при Строительстве Карагандажилстроя, Карагандауголь</text:p>
          </table:table-cell>
          <table:table-cell office:value-type="string" calcext:value-type="string">
            <text:p>организован не ранее 04.09.46 [1]&lt;SUP&gt;1&lt;/SUP&gt;;&lt;br&gt; закрыт 15.09.48 — передан в состав КАРАГАНДИНСКОГО ИТЛ [2]&lt;SUP&gt;2&lt;/SUP&gt;.</text:p>
          </table:table-cell>
          <table:table-cell/>
          <table:table-cell office:value-type="string" calcext:value-type="string">
            <text:p>ГУЛЖДС [1, 2].</text:p>
          </table:table-cell>
          <table:table-cell office:value-type="string" calcext:value-type="string">
            <text:p>Казахская ССР, Карагандинская обл., г.Караганда [1], {17}.</text:p>
          </table:table-cell>
          <table:table-cell office:value-type="string" calcext:value-type="string">
            <text:p>нет на 31.10.46 {17};&lt;br&gt; БТ с 20.02.47 [3].</text:p>
          </table:table-cell>
          <table:table-cell office:value-type="string" calcext:value-type="string">
            <text:p>нет по крайней мере до 31.10.46 [1], {17}.</text:p>
          </table:table-cell>
          <table:table-cell office:value-type="string" calcext:value-type="string">
            <text:p>Казахская ССР, Карагандинская обл., г.Караганда п/я — нет на 31.10.46 {17}.</text:p>
          </table:table-cell>
          <table:table-cell office:value-type="string" calcext:value-type="string">
            <text:p>стр-во индивидуальных домов в Караганде для МУП СССР (800 домов) и Мин. резинотех. пром. СССР (200 домов) [1, 4].</text:p>
          </table:table-cell>
          <table:table-cell office:value-type="string" calcext:value-type="string">
            <text:p>01.01.47 — 59, 12.47 — 2335, 01.01.48 — 3165 (УРО).</text:p>
          </table:table-cell>
          <table:table-cell office:value-type="string" calcext:value-type="string">
            <text:p>нач. — майор Свиридов А.С., с 04.09.46 по 21.04.48&lt;SUP&gt;3&lt;/SUP&gt; [1, 5];&lt;br&gt; п/п Кучин Н.С., с 10.05.48 по 15.09.48 [6, 7].</text:p>
          </table:table-cell>
          <table:table-cell office:value-type="string" calcext:value-type="string">
            <text:p>В архиве КАРАГАНДИНСКОГО ИТЛ: л/д з/к — 718, картотека з/к — 3877, материалы делопроизводства — 892, л/д сотрудников {1}.</text:p>
          </table:table-cell>
          <table:table-cell office:value-type="string" calcext:value-type="string">
            <text:p>&lt;SUP&gt;1&lt;/SUP&gt; Этим пр. образовано СУ Карагандажилстрой в составе ГУЛЖДС. ИТЛ не упом. и дата его организации неизвестна.&lt;br&gt;&lt;SUP&gt;2&lt;/SUP&gt; Формулировка приказа: Передать... лагерь при Карагандауголь в состав КАРАГАНДИНСКОГО ИТЛ. Закрепить за Минуглепромом восточных районов имеющуюся в Строит. управлениях Кузбассжилстрой, Кемеровожилстрой и Карагандажилстрой рабочую силу из контингентов МВД. Предположительно, название Карагандауголь — синоним или ошибка при подготовке приказа (повторенная в {3}), так как и в сводках УРО с 10.48 исчезает КАРАГАНДАЖИЛСТРОЙ И ИТЛ, а Карагандауголь в 1948–1949 гг. не значится (см. также [8. Л. 24–38]). 25.12.48 б. ИТЛ при Стр-ве Карагандажилстроя передан из Карлага в ОИТК УМВД по Карагандинской обл. [9].&lt;br&gt;&lt;SUP&gt;3&lt;/SUP&gt; Снят как допустивший незаконные капиталовложения [5].</text:p>
          </table:table-cell>
          <table:table-cell/>
          <table:table-cell office:value-type="string" calcext:value-type="string">
            <text:p>&lt;ol compact&gt;&lt;li&gt;Пр. 349 МВД от 04.09.46.&lt;br&gt;&lt;li&gt;Пр. 0557 МВД от 15.09.48. &lt;br&gt;&lt;li&gt;Пр. 00163 МВД от 20.02.47.&lt;br&gt;&lt;li&gt;Пр. 00131 МВД от 10.02.48.&lt;br&gt;&lt;li&gt;Пр. 0240 МВД от 21.04.48.&lt;br&gt;&lt;li&gt;Пр. 560лс МВД от 10.05.48.&lt;br&gt;&lt;li&gt;Пр. 1206лс МВД от 21.09.48.&lt;br&gt;&lt;li&gt;ГАРФ. Ф. 9414. Оп. 1д. Д. 42.&lt;br&gt;&lt;li&gt;Пр. 001496 МВД от 25.12.48.&lt;/ol&gt;</text:p>
          </table:table-cell>
          <table:table-cell/>
          <table:table-cell office:value-type="string" calcext:value-type="string">
            <text:p>&lt;a href=r3-190.html&gt;КАРАГАНДИНСКИЙ ИТЛ&lt;/a&gt;,&lt;br&gt; &lt;a href=r3-195.html&gt;КЕМЕРОВОЖИЛСТРОЙ И ИТЛ&lt;/a&gt;,&lt;br&gt; &lt;a href=r3-214.html&gt;КУЗБАССКИЙ ИТЛ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КАРАГАНДИНСКИЙ ИТЛ</text:p>
          </table:table-cell>
          <table:table-cell office:value-type="string" calcext:value-type="string">
            <text:p>Карлаг</text:p>
          </table:table-cell>
          <table:table-cell office:value-type="string" calcext:value-type="string">
            <text:p>организован 17.09.31 [1]&lt;SUP&gt;1&lt;/SUP&gt;;&lt;br&gt; закрыт 27.07.59 — реорг. в УМЗ УМВД Карагандинской обл. [2].</text:p>
          </table:table-cell>
          <table:table-cell/>
          <table:table-cell office:value-type="string" calcext:value-type="string">
            <text:p>ГУЛАГ ОГПУ и ПП ОГПУ по Казакстану с 17.09.31 [1, 3], ОЛТПиМЗ УНКВД Казакской АССР с 08.05.35 [4];&lt;br&gt; ГУЛАГ НКВД с 21.10.37 [5];&lt;br&gt; УИТЛК МВД Казахской ССР с 17.09.55 [6].</text:p>
          </table:table-cell>
          <table:table-cell office:value-type="string" calcext:value-type="string">
            <text:p>Казахская ССР, Карагандинская обл., с.Долинское (Долинка) {6, 10, 11, 13–15, 17, 19, 37}.</text:p>
          </table:table-cell>
          <table:table-cell office:value-type="string" calcext:value-type="string">
            <text:p>Р с 25.12.45 {16, 17, 19, 37}.</text:p>
          </table:table-cell>
          <table:table-cell office:value-type="string" calcext:value-type="string">
            <text:p>Уголь {19, 37}.</text:p>
          </table:table-cell>
          <table:table-cell office:value-type="string" calcext:value-type="string">
            <text:p>г.Караганда {5}, Казахская ССР, г.Караганда, с. Долинское, п/я 246 {10, 11, 13–15, 17, 19}, п/я Р-246 {37}.</text:p>
          </table:table-cell>
          <table:table-cell office:value-type="string" calcext:value-type="string">
            <text:p>с.х., в основном — животноводство&lt;SUP&gt;2&lt;/SUP&gt;;&lt;br&gt; пром. производство (металлообработка, деревообработка, пимокатное, швейное), производство стройматериалов, работа на стеклозаводе, сахарном з-де, овощесушильном з-де и пр., работы на угольных шахтах (до 28.07.56 [7]), в известковом карьере, производство товаров ширпотреба, ловля рыбы на оз.Балхаш, стр-во совхозов и зерноскладов на целинных и залежных землях в Казахской ССР [8–14].</text:p>
          </table:table-cell>
          <table:table-cell office:value-type="string" calcext:value-type="string">
            <text:p>12.32 — 10 400 [8];&lt;br&gt; 01.01.34 — 24 148, 01.01.35 — 25 110, 01.01.36 — 38 194, 01.01.37 — 27 504, 01.01.38 — 31 548, 01.10.38 — 40 109&lt;SUP&gt;3&lt;/SUP&gt;, 01.01.39 — 35 072, 01.01.40 — 31 691 (УРО);&lt;br&gt; 01.01.41 — 33 747, 01.07.41 — 39 513 [15];&lt;br&gt; 01.01.42 — 42 582 [16];&lt;br&gt; 01.04.42 — 41 019&lt;SUP&gt;4&lt;/SUP&gt;, 01.01.43 — 45 798 [17];&lt;br&gt; 01.44 — 50 080, 01.01.45 — 53 946, 01.01.47 — 60 745, 01.01.48 — 63 555, 01.01.49 — 65 673, 01.01.50 — 54 179, 01.01.51 — 45 675&lt;SUP&gt;5&lt;/SUP&gt;, 01.01.53 — 42 244, 01.01.54 — 26 618, 01.01.55 — 23 009, 01.01.57 — 21 736, 01.01.59 — 16 957 (УРО).</text:p>
          </table:table-cell>
          <table:table-cell office:value-type="string" calcext:value-type="string">
            <text:p>нач. — Коринман ?.?. (упом. в 1931–1932 гг.) [18, Л. 7об.]&lt;SUP&gt;6&lt;/SUP&gt;;&lt;br&gt; Чунтонов М.М., с 1932 г. по 28.08.33 [18. Л. 7об.], [19];&lt;br&gt; ст. лейт. ГБ Линин О.Г., врид нач. — с 28.08.33 [20], нач. — не позднее 15.07.34&lt;SUP&gt;7&lt;/SUP&gt; — по 29.12.38&lt;SUP&gt;8&lt;/SUP&gt; [20, 21];&lt;br&gt; врид нач. — полк. пограничных и внутренних войск Никифоров П.Л., с 03.01.39 — ? [22];&lt;br&gt; ст. майор ГБ Журавлев В.П., с 22.06.39 по 08.03.44 [23, 24];&lt;br&gt; майор ГБ (п/п, полк.) Соколов В.П., с 08.03.44 по 18.03.49 [24, 25]&lt;SUP&gt;9&lt;/SUP&gt;;&lt;br&gt; полк. Маевский В.М., с 18.03.49 по 03.01.51 [25, 26];&lt;br&gt; п/п (полк.) Волков З.П., с 03.01.51 по 14.01.55 [26–28]&lt;SUP&gt;10&lt;/SUP&gt;;&lt;br&gt; п/п Черкашин ?.?. (упом. 24.08.55) [29];&lt;br&gt; и.о. нач. п/п Непряхин Д.А., ? — по 03.09.56 [30]&lt;SUP&gt;11&lt;/SUP&gt;;&lt;br&gt; майор Витенко И.Н., с 03.09.56 — ? [30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Организован на базе созданного в 1930 г. КАЗАКСТАНСКИМ ИТЛ ОГПУ совхоза Гигант [1];&lt;br&gt; штаты Карлага объявлены 17.12.31 [35] (см. также Материалы к очеркам по истории Карлага НКВД СССР, 1934 г. [18]).&lt;br&gt;&lt;SUP&gt;2&lt;/SUP&gt; В 1932 г. занято: в с.х. (совхоз Гигант) — 8400 з/к, на производстве ширпотреба — 1000 з/к [8]. На 1951 г. удельный вес с.х. составлял 58,5%, промышленности — 41,5%. В с.х. удельный вес животноводства — 48,2%, растениеводства — 51,8%. Земельные площади лагеря — 2087 646 га (в том числе 111 836 га пашни, 337 570 га сенокосов, 1378 999 га выгонов);&lt;br&gt; на 01.01.51 поголовье крупного рогатого скота — 26 716, свиней — 6648, овец — 175 613, лошадей — 11 946 (в том числе 6710 рабочих) [11].&lt;br&gt;&lt;SUP&gt;3&lt;/SUP&gt; Из них 15 392 осужденных за к/р преступления, 7325 — как СОЭ и СВЭ [36].&lt;br&gt;&lt;SUP&gt;4&lt;/SUP&gt; Из них 20 572 женщины, 26 990 осужденных за к/р преступления [17].&lt;br&gt;&lt;SUP&gt;5&lt;/SUP&gt; Из них 12 079 женщин, 1301 ктр и 4694 чел. особого контингента;&lt;br&gt; всего осужденных за к/р деятельность — 20 169 (из них 1179 ктр) [11], [37. Л. 1–14]. Ктр направлялись в Карлаг (преимущественно инвалиды и больные) с 1943 г. и вплоть до 1951 г., когда все они были переданы в Особлаг № 9 МВД [38, 39].&lt;br&gt;&lt;SUP&gt;6&lt;/SUP&gt; Коринман первоначально был директором совхоза Гигант;&lt;br&gt; при реорг. последнего в КАРАГАНДИНСКИЙ ИТЛ назначен нач. Упр. лагеря [18. Л. 7об].&lt;br&gt;&lt;SUP&gt;7&lt;/SUP&gt; В пр. о назначениях нач. ИТЛ (при образовании НКВД СССР), О.Г.Линин упом. уже как нач. Карлага [20].&lt;br&gt;&lt;SUP&gt;8&lt;/SUP&gt; Этим пр. О.Г.Линин снят с должности и отдан под суд за развал работы.&lt;br&gt;&lt;SUP&gt;9&lt;/SUP&gt; См. также Акт приемки-передачи дел Карлага полк. Маевским В.М. от б. нач. Упр. Соколова В.П., 18.04.49, с.Долинское [10].&lt;br&gt;&lt;SUP&gt;10&lt;/SUP&gt; См. также Акт приемки-передачи дел Карлага п/п Волковым З.П. от б. нач. Упр. полк. Маевского В.М., 16.01.51, с.Долинское [11]. При передаче ГУЛАГа МВД в МЮ, нахождение полк. в/с Волкова в должности нач. Упр. подтверждено пр. [40].&lt;br&gt;&lt;SUP&gt;11&lt;/SUP&gt; При исполнении обязанностей нач. Упр. Д.А.Непряхин также состоял в должности зам. нач. [30].</text:p>
          </table:table-cell>
          <table:table-cell/>
          <table:table-cell office:value-type="string" calcext:value-type="string">
            <text:p>&lt;ol compact&gt;&lt;li&gt;Пр. 527/285 ОГПУ от 17.09.31.&lt;br&gt;&lt;li&gt;Пр. 0298 МВД от 27.07.59.&lt;br&gt;&lt;li&gt;Пр. 169/81 ОГПУ от 23.05.30.&lt;br&gt;&lt;li&gt;Пр. 00169 НКВД от 08.05.35.&lt;br&gt;&lt;li&gt;Пр. 0128 НКВД от 21.10.37.&lt;br&gt;&lt;li&gt;Пр. 00379 МВД от 17.09.55. &lt;br&gt;&lt;li&gt;Пр. 484 МВД от 28.07.56.&lt;br&gt;&lt;li&gt;ГАРФ. Ф. 9414. Оп. 1. Д. 2920. Л. 179. &lt;br&gt;&lt;li&gt;Пр. 107 НКВД от 20.03.39.&lt;br&gt;&lt;li&gt;ГАРФ. Ф. 9414. Оп. 1д. Д. 65. Л. 8.&lt;br&gt;&lt;li&gt;Там же. Д. 93. Л. 28–47.&lt;br&gt;&lt;li&gt;Там же. Д. 254. Л. 1–272.&lt;br&gt;&lt;li&gt;Пр. 0071 МВД от 10.02.55.&lt;br&gt;&lt;li&gt;Пр. 0205 МВД от 13.04.54.&lt;br&gt;&lt;li&gt;ГАРФ. Ф. 9414. Оп. 1д. Д. 371. Л. 3, 53.&lt;br&gt;&lt;li&gt;Там же. Д. 372. Л. 7об., 8. &lt;br&gt;&lt;li&gt;Там же. Д. 378. Л. 1об., 109об.&lt;br&gt;&lt;li&gt;Там же. Оп. 2. Д. 108. Л. 1–278.&lt;br&gt;&lt;li&gt;Пр. 341лс ОГПУ от 28.08.33.&lt;br&gt;&lt;li&gt;Пр. 8 НКВД от 15.07.34. &lt;br&gt;&lt;li&gt;Пр. 212 ГУЛАГа НКВД от 29.12.38.&lt;br&gt;&lt;li&gt;Пр. 52лс НКВД от 03.01.39. &lt;br&gt;&lt;li&gt;Пр. 1396лс НКВД от 22.06.39.&lt;br&gt;&lt;li&gt;Пр. 334лс НКВД от 08.03.44. &lt;br&gt;&lt;li&gt;Пр. 312лс МВД от 18.03.49.&lt;br&gt;&lt;li&gt;Пр. 003 МВД от 03.01.51.&lt;br&gt;&lt;li&gt;Пр. 031/л МЮ от 07.04.53.&lt;br&gt;&lt;li&gt;Пр. 58лс МВД от 14.01.55.&lt;br&gt;&lt;li&gt;Пр. 0430 МВД от 24.08.55.&lt;br&gt;&lt;li&gt;Пр. 964лс МВД от 03.09.56. &lt;br&gt;&lt;li&gt;Пр. 0125 НКВД от 07.04.43. &lt;br&gt;&lt;li&gt;Пр. 00895 МВД от 29.07.48. &lt;br&gt;&lt;li&gt;ГАРФ. Ф.9414. Оп.1д. Д.62. Л.222–235.&lt;br&gt;&lt;li&gt;Там же. Д. 42. Л. 2. &lt;br&gt;&lt;li&gt;Пр. 766/412 ОГПУ от 17.12.31. &lt;br&gt;&lt;li&gt;ГАРФ. Ф. 9414. Оп. 1. Д. 1140. Л. 140. &lt;br&gt;&lt;li&gt;Там же. Д. 378. &lt;br&gt;&lt;li&gt;Директива 548сс НКВД от 26.11.43.&lt;br&gt;&lt;li&gt;Расп. 67с МВД от 19.01.51. &lt;br&gt;&lt;li&gt;Пр. 031/л МЮ от 07.04.53.&lt;/ol&gt;</text:p>
          </table:table-cell>
          <table:table-cell office:value-type="string" calcext:value-type="string">
            <text:p>07.04.43 Карлагу передано ЛО, образованное при закрытии ДЖЕЗКАЗГАНСКОГО ИТЛ [31]. Джезказганский р-н Карлага 01.07.48 передан СТЕПНОМУ ЛАГЕРЮ [32] (см. также Акт передачи Джезказганского р-на Карлага Особлагу № 4 от 01.07.48&amp;quot;&lt;br&gt; [33]). В 1949 г. Карлагу переданы лаг. подр. б. лагеря КАРАГАНДАЖИЛСТРОЙ И ИТЛ [34].</text:p>
          </table:table-cell>
          <table:table-cell office:value-type="string" calcext:value-type="string">
            <text:p>&lt;a href=r3-87.html&gt;ДЖЕЗКАЗГАНСКИЙ ИТЛ&lt;/a&gt;,&lt;br&gt; &lt;a href=r3-182.html&gt;КАЗАКСТАНСКИЙ ИТЛ ОГПУ&lt;/a&gt;,&lt;br&gt; &lt;a href=r3-189.html&gt;КАРАГАНДАЖИЛСТРОЙ И ИТЛ&lt;/a&gt;,&lt;br&gt; &lt;a href=r3-324.html&gt;СТЕПНОЙ ЛАГЕРЬ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КАРАКУМСКИЙ ИТЛ</text:p>
          </table:table-cell>
          <table:table-cell office:value-type="string" calcext:value-type="string">
            <text:p>Кара-Кумский ИТЛ, Каракумлаг, ИТЛ Средазгидростроя,&lt;BR&gt;ИТЛ и Строительство Главного Туркменского канала</text:p>
          </table:table-cell>
          <table:table-cell office:value-type="string" calcext:value-type="string">
            <text:p>организован 14.10.50 [1];&lt;br&gt; закрыт 29.04.53 {35}.</text:p>
          </table:table-cell>
          <table:table-cell/>
          <table:table-cell office:value-type="string" calcext:value-type="string">
            <text:p>Средазгидрострой МВД с 14.10.50 [1];&lt;br&gt; ГУЛАГ МЮ с 02.04.53 {33}.</text:p>
          </table:table-cell>
          <table:table-cell office:value-type="string" calcext:value-type="string">
            <text:p>Узбекская ССР, Каракалпакская АССР, в р-не Тахиа-Таша&lt;SUP&gt;1&lt;/SUP&gt; на 14.10.50 [1];&lt;br&gt; г.Нукус на 27.02.53 {33}.</text:p>
          </table:table-cell>
          <table:table-cell office:value-type="string" calcext:value-type="string">
            <text:p>ЕЗ с 14.10.50 [1], {33}.</text:p>
          </table:table-cell>
          <table:table-cell office:value-type="string" calcext:value-type="string">
            <text:p>Радуга {33}.</text:p>
          </table:table-cell>
          <table:table-cell office:value-type="string" calcext:value-type="string">
            <text:p>Каракалпакская АССР, г.Нукус, п/я 5 на 14.10.50 [1];&lt;br&gt; п/я ЕЗ-5 на 27.02.53 {33}.</text:p>
          </table:table-cell>
          <table:table-cell office:value-type="string" calcext:value-type="string">
            <text:p>стр-во Главного Туркменского канала, плотины на р.Аму-Дарья у Тахиа-Таша с ГЭС [2], контрагентские работы на стр-ве ж/д линии Ургенч—Тахиа-Таш (10.50) [3], стр-во кирп. з-да, гидротехникума, водопровода, работа на каменном карьере, в рем. мастерских, изготовление сырцового кирпича, с/х работы [4. Разд. 3. Л. 6–14].</text:p>
          </table:table-cell>
          <table:table-cell office:value-type="string" calcext:value-type="string">
            <text:p>01.01.51 — 626, 01.01.52 — 7925, 01.01.53 — 9919, 01.05.53 — 4423 (УРО).</text:p>
          </table:table-cell>
          <table:table-cell office:value-type="string" calcext:value-type="string">
            <text:p>нач.— гл. директор эл.-ст. 3-го ранга Калижнюк С.К., с 14.10.50 — не ранее 13.04.51 [1, 5];&lt;br&gt; и.о. нач. — п/п в/с Каратаев Д.Ф., с 01.04.51 — ? [6];&lt;br&gt; з/н — полк. Копаев Н.К., с 21.09.50 по 08.08.51 [7, 8];&lt;br&gt; п/п Каратаев Д.Ф., с августа 1951 г. — ? [4. Разд. 1. Л. 2об.].</text:p>
          </table:table-cell>
          <table:table-cell office:value-type="string" calcext:value-type="string">
            <text:p>В УИТЛК МВД Узбекской ССР: л/д з/к — 9478, материалы делопроизводства — 3731, л/д вольнонаемных {1}.</text:p>
          </table:table-cell>
          <table:table-cell/>
          <table:table-cell office:value-type="string" calcext:value-type="string">
            <text:p>&lt;SUP&gt;1&lt;/SUP&gt; Современное нормативное название — Тахиаташ;&lt;br&gt; варианты написания названия — Тахна-Таш, Тахиз-Таш.</text:p>
          </table:table-cell>
          <table:table-cell office:value-type="string" calcext:value-type="string">
            <text:p>&lt;ol compact&gt;&lt;li&gt;Пр. 0701 МВД от 14.10.50.&lt;br&gt;&lt;li&gt;Пр. 620 МВД от 16.09.50. &lt;br&gt;&lt;li&gt;ГАРФ. Ф. 9414. Оп. 1. Д. 368. Л. 185.&lt;br&gt;&lt;li&gt;Там же. Д. 561.&lt;br&gt;&lt;li&gt;Пр. 0252 МВД от 13.04.51.&lt;br&gt;&lt;li&gt;Пр. 029/л МЮ от 01.04.53.&lt;br&gt;&lt;li&gt;Пр. 1306лс МВД от 21.09.50.&lt;br&gt;&lt;li&gt;ГАРФ. Служебная карточка ГУЛАГа.&lt;/ol&gt;</text:p>
          </table:table-cell>
          <table:table-cell table:number-columns-repeated="2"/>
          <table:table-cell office:value-type="string" calcext:value-type="string">
            <text:p>С.Филиппов, 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КАРГОПОЛЬСКИЙ ИТЛ</text:p>
          </table:table-cell>
          <table:table-cell office:value-type="string" calcext:value-type="string">
            <text:p>Каргопольлаг</text:p>
          </table:table-cell>
          <table:table-cell office:value-type="string" calcext:value-type="string">
            <text:p>организован 16.08.37 {7};&lt;br&gt; действующий на 01.01.60 {46}.</text:p>
          </table:table-cell>
          <table:table-cell/>
          <table:table-cell office:value-type="string" calcext:value-type="string">
            <text:p>ГУЛАГ с 16.08.37 {7};&lt;br&gt; УЛЛП с 26.02.41 [1];&lt;br&gt; ГУЛЛП с 04.03.47 {18};&lt;br&gt; ГУЛАГ МЮ с 02.04.53 {33}, ГУЛАГ МВД с 28.01.54 {38};&lt;br&gt; ГУЛЛП с 02.08.54 {40};&lt;br&gt; МВД РСФСР с 14.12.55 [2];&lt;br&gt; ГУИТК МВД СССР с 31.01.57 {43};&lt;br&gt; МВД РСФСР с 01.12.57 {44};&lt;br&gt; ГСЛ МВД РСФСР с 05.02.58&lt;SUP&gt;1&lt;/SUP&gt; [3].</text:p>
          </table:table-cell>
          <table:table-cell office:value-type="string" calcext:value-type="string">
            <text:p>Архангельская обл., г.Каргополь (в 1938–1940 гг.) {10, 11};&lt;br&gt; ст. Ерцево Северной ж.д. (с 22.11.40) [4–6], {14, 15, 17, 19, 23, 37}&lt;SUP&gt;2&lt;/SUP&gt;.</text:p>
          </table:table-cell>
          <table:table-cell office:value-type="string" calcext:value-type="string">
            <text:p>П с 25.12.45 {16}, {17, 19, 23, 37}.</text:p>
          </table:table-cell>
          <table:table-cell office:value-type="string" calcext:value-type="string">
            <text:p>Волна {19, 23, 37}.</text:p>
          </table:table-cell>
          <table:table-cell office:value-type="string" calcext:value-type="string">
            <text:p>Архангельская обл., г.Каргополь, п/я 233 (в 1938–1940 гг.) {10, 11};&lt;br&gt; ст. Ерцево Северной ж.д., п/я 233 (с 22.11.40 [4–6], {14, 15, 17, 19};&lt;br&gt; то же, п/я П-233 (в 1953 г.) {23, 37}.</text:p>
          </table:table-cell>
          <table:table-cell office:value-type="string" calcext:value-type="string">
            <text:p>лесозаготовки {7};&lt;br&gt; стр-во целлюлозного з-да упрощенного типа на р. Волошка (стр-во особой стройки № 5) [7, 8], поставка дров в Москву [9], заготовка лыжных болванок и изготовление лыж [10], заготовка леса для нужд восстановительных работ в освобожденных районах [11], стр-во ж/д веток, работа в совхозах Воронино, Усть-Кубинский, Каргопольский, рыболовство [12], мебельное и обувное производства [13], стр-во и обслуживание лесопильного з-да, шпалопиление, производство ширпотреба и деревянной клепки, погрузочно-разгрузочные работы, работа в рем.-мех. мастерских, обслуживание Ерцевской ж/д ветки и ж/д ветки от ст. Пукса, дровозаготовки для паровозов, швейное производство [14. Разд. 3. Л. 3–66], стр-во домостроит. цеха, ж.д. узкой и широкой колеи, автодорог, производство кирпича [15].</text:p>
          </table:table-cell>
          <table:table-cell office:value-type="string" calcext:value-type="string">
            <text:p>01.01.38 — 15 217, 01.01.39 — 30 069&lt;SUP&gt;3&lt;/SUP&gt;, 01.01.40 — 27 432 (УРО);&lt;br&gt; 01.01.41 — 25 218, 01.07.41 — 24 295 [16];&lt;br&gt; 01.01.42 — 12 402 [17];&lt;br&gt; 01.04.42 — 18 583, 01.01.43 — 24 892&lt;SUP&gt;4&lt;/SUP&gt; [18];&lt;br&gt; 01.01.44 — 15 758, 01.45 — 19 125, 01.01.46 — 17 155, 01.01.48 — 21 239, 01.01.50 — 20 237, 01.01.52 — 23 305&lt;SUP&gt;5&lt;/SUP&gt;, 01.01.53 — 25 540 (УРО);&lt;br&gt; 15.07.53 — 17 054 [14. Разд. 4. Л. 21];&lt;br&gt; 01.01.54 — 17 999, 01.01.55 —10 246, 01.01.56 — 10 294, 01.01.57 — 11 980, 01.01.59 — 11 447, 01.01.60 — 8354 (УРО).</text:p>
          </table:table-cell>
          <table:table-cell office:value-type="string" calcext:value-type="string">
            <text:p>нач. — ст. лейт. ГБ Соколов В.Л., с 16.08.38 по 23.02.39 [19, 20];&lt;br&gt; кап. ГБ (полк.) Коробицын М.В., с 23.02.39 — ? (упом. 24.08.40) [20, 4] и с 11.03.41 — не ранее 09.51&lt;SUP&gt;6&lt;/SUP&gt; [21, 22];&lt;br&gt; кап. в/с Николаев А.Г., с 18.09.53 — ? [23];&lt;br&gt; полк. Коробицын М.В., с 23.02.54 — ?&lt;SUP&gt;7&lt;/SUP&gt; [24];&lt;br&gt; п/п в/с (полк. в/с) Шлямин А.Н. (упом. 26.05.55) [25];&lt;br&gt; и.о. нач. — п/п в/с Силантьев Р.И., с 01.04.53 — ? [26];&lt;br&gt; п/п Непряхин Д.А., с 13.06.56 по 03.09.56 [27, 28];&lt;br&gt; нач. — майор Витенко И.Н., с 03.09.56 по 05.05.58 [28, 29];&lt;br&gt; полк. Шлямин А.Н., с 05.05.58 — ? [29];&lt;br&gt; з/н — ст. лейт. Аносов ?.?., с 05.06.42 — ? [30];&lt;br&gt; Дидоренко С.А., с 1941 г. по 11.02.47 [19];&lt;br&gt; п/п Гламаздин ?.?. (упом. 01.01.52) [31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В [3] объявлены штаты ИТ лагерей ГСЛ МВД РСФСР.&lt;br&gt;&lt;SUP&gt;2&lt;/SUP&gt; 24.08.40 приказано передислоцировать Упр. на ст. Ерцево к 01.12.40 [4], новая дислокация Каргопольлага объявлена 22.11.40 [5]. Упом. в {13} и [6] прежнего места дислокации (г. Каргополь), скорее всего, является ошибкой (материалы лаг. архива, устные свидетельства);&lt;br&gt; ср. также с примеч. к статье ЛОБВИНСКИЙ ИТЛ.&lt;br&gt;&lt;SUP&gt;3&lt;/SUP&gt; На 01.10.38 из 29 481 з/к — 17 336 осужденных за к/р преступления, 5173 — как СОЭ и СВЭ [32].&lt;br&gt;&lt;SUP&gt;4&lt;/SUP&gt; Из них 2378 женщин, 16 607 осужденных за к/р преступления [18].&lt;br&gt;&lt;SUP&gt;5&lt;/SUP&gt; На 01.03.52 из 22 680 з/к — 3100 женщин, 6854 осужденных за к/р преступления [14. Разд. 3. Л. 2об.–65об.].&lt;br&gt;&lt;SUP&gt;6&lt;/SUP&gt; Возможно, в [21] фактически произведено не назначение Коробицына, а подтверждение занимаемой им должности.&lt;br&gt;&lt;SUP&gt;7&lt;/SUP&gt; Уволен из органов по болезни 31.05.55 как б. нач. Каргопольлага [33].</text:p>
          </table:table-cell>
          <table:table-cell/>
          <table:table-cell office:value-type="string" calcext:value-type="string">
            <text:p>&lt;ol compact&gt;&lt;li&gt;Пр. 00212 НКВД от 26.02.41.&lt;br&gt;&lt;li&gt;Пр. 00484 МВД от 14.12.55.&lt;br&gt;&lt;li&gt;Пр. 049 МВД РСФСР от 02.02.58.&lt;br&gt;&lt;li&gt;Пр. 001041 НКВД от 24.08.40.&lt;br&gt;&lt;li&gt;Пр. 001466 НКВД от 22.11.40.&lt;br&gt;&lt;li&gt;Пр. 001303 НКВД от 22.06.42. &lt;br&gt;&lt;li&gt;Пр. 0174 НКВД от 08.09.38.&lt;br&gt;&lt;li&gt;Пр. 057 НКВД от 14.03.39.&lt;br&gt;&lt;li&gt;ГАРФ. Ф. 9414. Оп. 1. Д. 14. Л.180–181.&lt;br&gt;&lt;li&gt;Пр. 001440 НКВД от 21.08.43. &lt;br&gt;&lt;li&gt;Пр. 406 НКВД от 05.09.44.&lt;br&gt;&lt;li&gt;Пр. 0211 НКВД от 05.06.42.&lt;br&gt;&lt;li&gt;Пр. 03 НКВД от 01.05.46.&lt;br&gt;&lt;li&gt;ГАРФ. Ф. 9414. Оп. 1. Д. 562.&lt;br&gt;&lt;li&gt;Пр. 00553 МВД от 25.06.54.&lt;br&gt;&lt;li&gt;ГАРФ. Ф. 9414. Оп. 1д. Д. 371. Л. 3, 53.&lt;br&gt;&lt;li&gt;Там же. Д. 372. Л. 7об., 8.&lt;br&gt;&lt;li&gt;Там же. Д. 378. Л. 2, 110об.&lt;br&gt;&lt;li&gt;Там же. Служебная карточка ГУЛАГа.&lt;br&gt;&lt;li&gt;Пр. 325лс НКВД от 23.02.39.&lt;br&gt;&lt;li&gt;Пр. 336лс НКВД от 11.03.41.&lt;br&gt;&lt;li&gt;Пр. 1186лс МВД от 04.09.51.&lt;br&gt;&lt;li&gt;Пр. 999/лг МЮ от 18.09.53.&lt;br&gt;&lt;li&gt;Пр. 428лс МВД от 23.02.54.&lt;br&gt;&lt;li&gt;Пр. 693лс МВД от 26.05.55.&lt;br&gt;&lt;li&gt;Пр. 026/л МЮ от 01.04.53.&lt;br&gt;&lt;li&gt;Пр. 0231 МВД от 13.06.56. &lt;br&gt;&lt;li&gt;Пр. 964лс МВД от 03.09.56.&lt;br&gt;&lt;li&gt;Пр. 510лс МВД от 05.05.58. &lt;br&gt;&lt;li&gt;Пр. 0211 НКВД от 05.06.42. &lt;br&gt;&lt;li&gt;ГАРФ. Ф. 9414. Оп. 1. Д. 326. Л. 158. &lt;br&gt;&lt;li&gt;Там же. Д. 1140. Л. 141. &lt;br&gt;&lt;li&gt;Пр. 714лс МВД от 31.05.55.&lt;/ol&gt;</text:p>
          </table:table-cell>
          <table:table-cell/>
          <table:table-cell office:value-type="string" calcext:value-type="string">
            <text:p>&lt;a href=r3-226.html&gt;ЛОБВИНСКИЙ ИТЛ&lt;/a&gt;</text:p>
          </table:table-cell>
          <table:table-cell office:value-type="string" calcext:value-type="string">
            <text:p>С.Филиппов, 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КАСПИЙСКИЙ ИТЛ</text:p>
          </table:table-cell>
          <table:table-cell office:value-type="string" calcext:value-type="string">
            <text:p>ИТЛ при Упр. Строительства № 2 ГУАСа,&lt;BR&gt;Строительство № 2 НКВД, Каспийлаг</text:p>
          </table:table-cell>
          <table:table-cell office:value-type="string" calcext:value-type="string">
            <text:p>организован 24.03.43 [1]&lt;SUP&gt;1&lt;/SUP&gt;;&lt;br&gt; закрыт 07.09.46 (реорг. в ЛО УИТЛК МВД Азербайджанской ССР) [2].</text:p>
          </table:table-cell>
          <table:table-cell/>
          <table:table-cell office:value-type="string" calcext:value-type="string">
            <text:p>ГУАС с 24.03.43 [1];&lt;br&gt; ГУЛАГ с 13.02.46 [3];&lt;br&gt; УИТЛК МВД Азербайджанской ССР с 24.04.46 [4]&lt;SUP&gt;2&lt;/SUP&gt;.</text:p>
          </table:table-cell>
          <table:table-cell office:value-type="string" calcext:value-type="string">
            <text:p>г.Астрахань на 23.04.43 [5];&lt;br&gt; г.Баку с 11.10.43 [6] {14, 15}.</text:p>
          </table:table-cell>
          <table:table-cell office:value-type="string" calcext:value-type="string">
            <text:p>С с 25.12.45 {16}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г.Астрахань, п/я 2 на 23.04.43 [5];&lt;br&gt; Азербайджанская ССР, г.Баку, п/я 2 {14, 15}.</text:p>
          </table:table-cell>
          <table:table-cell office:value-type="string" calcext:value-type="string">
            <text:p>обслуживание работ УС № 2 ГУАСа НКВД, в том числе: стр-во трубопровода светлых нефтепродуктов на участке Махачкала—Астрахань—ст. Сайхин [1], Махачкалинского промысла Дагнефти&lt;SUP&gt;4&lt;/SUP&gt; [7], 5-ти компрессорных и 2-х вакуум-компрессорных станций для Азнефтекомбината Наркомнефти [6];&lt;br&gt; после реорг. ГУАСа НКВД — предоставление рабочей силы Стр-ву № 2 МСТП на основе договора между ГУЛАГом и МСТП [8].</text:p>
          </table:table-cell>
          <table:table-cell office:value-type="string" calcext:value-type="string">
            <text:p>01.05.43 — 3513, 01.44 — 3282 (УРО).</text:p>
          </table:table-cell>
          <table:table-cell office:value-type="string" calcext:value-type="string">
            <text:p>нач. УС № 2 и Каспийлага — инж.-полк. Папировский В.И., с 24.03.43 по 23.03.44 [1, 9];&lt;br&gt; Платонов ?.?. (упом. 19.05.44 как нач. УС № 2 ГУАСа) [7];&lt;br&gt; инж.-п/п Маневич ?.?. (упом. 13.02.46) [3]&lt;SUP&gt;5&lt;/SUP&gt;.</text:p>
          </table:table-cell>
          <table:table-cell office:value-type="string" calcext:value-type="string">
            <text:p>В УИТЛК МВД Азербайджанской ССР: л/д з/к — 5453, материалы делопроизводства — 1114 {1}.</text:p>
          </table:table-cell>
          <table:table-cell office:value-type="string" calcext:value-type="string">
            <text:p>&lt;SUP&gt;1&lt;/SUP&gt; Организован во исполнение Пост. ГКО № 3023сс от 11.03.43, в частичное изменение пр. НКВД об организации ГУРЬЕВСКОГО ИТЛ в связи с изменением планов стр-ва трубопровода [10].&lt;br&gt;&lt;SUP&gt;2&lt;/SUP&gt; При передаче ГУАСа в НКСПТП (см. ГУАС НКВД СССР) лаг. контингент, обслуживавший УС № 2 ГУАСа, оставлен за ГУЛАГом [3];&lt;br&gt; несколько позднее Каспийлаг перешел в подчинение УИТЛК МВД Азербайджанской ССР [4].&lt;br&gt;&lt;SUP&gt;3&lt;/SUP&gt; СУ № 2 ГУАС НКВД организовано 07.01.43 [10], при передаче ГУАСа в НКСПТП преобразовано в СУ № 2 НКСПТП [3].&lt;br&gt;&lt;SUP&gt;4&lt;/SUP&gt; Согласно Пост. ГКО от № 5854с 11.05.44[7].&lt;br&gt;&lt;SUP&gt;5&lt;/SUP&gt; При передаче ГУАСа НКВД в НКСПТП Маневич назначен нач. СУ № 2 НКСПТП и, по совместительству, нач. КАСПИЙСКОГО ИТЛ НКВД с оставлением его в списках офицерского состава НКВД СССР [3].</text:p>
          </table:table-cell>
          <table:table-cell/>
          <table:table-cell office:value-type="string" calcext:value-type="string">
            <text:p>&lt;ol compact&gt;&lt;li&gt;Пр.00588 НКВД от 24.03.43.&lt;br&gt;&lt;li&gt;Пр. 00814 МВД от 07.09.46.&lt;br&gt;&lt;li&gt;Пр. 025/1/с НКВД и НКСПТП от 13.02.46.&lt;br&gt;&lt;li&gt;Пр. 00350 НКВД от 24.04.46.&lt;br&gt;&lt;li&gt;Пр. 00755 НКВД от 23.04.43.&lt;br&gt;&lt;li&gt;Пр. 0391 НКВД от 11.10.43. &lt;br&gt;&lt;li&gt;Пр. 0101 НКВД от 19.05.44.&lt;br&gt;&lt;li&gt;Пр. 00350 МВД от 24.04.46.&lt;br&gt;&lt;li&gt;Пр. 403лс НКВД от 23.03.44.&lt;br&gt;&lt;li&gt;Пр. 0027 НКВД от 07.01.43.&lt;/ol&gt;</text:p>
          </table:table-cell>
          <table:table-cell/>
          <table:table-cell office:value-type="string" calcext:value-type="string">
            <text:p>&lt;a href=r3-82.html&gt;ГУРЬЕВСКИЙ ИТЛ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КЕКСГОЛЬМСКИЙ ИТЛ</text:p>
          </table:table-cell>
          <table:table-cell office:value-type="string" calcext:value-type="string">
            <text:p>ИТЛ Спецстроительства целлюлозно-бумажных&lt;BR&gt;объектов Карело-Финской ССР, ИТЛ Спецстроительства&lt;BR&gt;на Карельском перешейке, Кексгольмлаг</text:p>
          </table:table-cell>
          <table:table-cell office:value-type="string" calcext:value-type="string">
            <text:p>организован 16.04.40 [1];&lt;br&gt; закрыт 28.06.41 {12}.</text:p>
          </table:table-cell>
          <table:table-cell/>
          <table:table-cell office:value-type="string" calcext:value-type="string">
            <text:p>ГУЛАГ с 16.04.40 [1];&lt;br&gt; ГУЛПС с 26.02.41 [2, 3].</text:p>
          </table:table-cell>
          <table:table-cell office:value-type="string" calcext:value-type="string">
            <text:p>Карело-Финская ССР, г.Кексгольм (ныне г.Приозерск Ленинградской обл.) {11}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Карело-Финская ССР, г.Кексгольм, п/я 271 {11}.</text:p>
          </table:table-cell>
          <table:table-cell office:value-type="string" calcext:value-type="string">
            <text:p>восстановление целлюлозно-бумажных предприятий, отошедших к СССР от Финляндии: комб. в Энсо (ныне Светогорск), целлюлозно-бумажных з-дов в Кексгольме, Иоханнесе (ныне Советский), Питкяранте, Лепекоски и бумажной ф-ки в Ласкела (Ляскеля) [1], стр-во сульфитно-спиртовых и гидролизных з-дов в Кексгольме, Энсо, Иоханнесе [4], востановление ф-ки искусственного шелка в Ковное и мебельной ф-ки в Хелюля [5].</text:p>
          </table:table-cell>
          <table:table-cell office:value-type="string" calcext:value-type="string">
            <text:p>01.07.40 — 6404 (УРО);&lt;br&gt; 01.01.41 — 7501, 01.07.41 — 6778 [3];&lt;br&gt; 01.07.41 — 4518 [6].</text:p>
          </table:table-cell>
          <table:table-cell office:value-type="string" calcext:value-type="string">
            <text:p>нач. — ст. майор ГБ Тимофеев М.М. (по совместительству — нач. ББК), с 16.04.40 по 28.03.41 [1, 7];&lt;br&gt; полк. Воронов И.П., с 28.03.41 — ? [7];&lt;br&gt; з/н — Климин ?.?. (по совместительству — пом. нач. Сегежстроя), с 16.04.40 — ? [1];&lt;br&gt; ст. лейт. ГБ Витеев Н.Д., с 11.03.41 — ? [8].</text:p>
          </table:table-cell>
          <table:table-cell office:value-type="string" calcext:value-type="string">
            <text:p>В УИТЛК УМВД по Пермской обл.: л/д з/к — 23, картотека формы № 2 на з/к — 4000, пр. по л.с. и по административно-хозяйственным вопросам, материалы делопроизводства {1, 2}.</text:p>
          </table:table-cell>
          <table:table-cell table:number-columns-repeated="2"/>
          <table:table-cell office:value-type="string" calcext:value-type="string">
            <text:p>&lt;ol compact&gt;&lt;li&gt;Пр. 0155 НКВД от 16.04.40.&lt;br&gt;&lt;li&gt;Пр. 00212 НКВД от 26.02.41.&lt;br&gt;&lt;li&gt;ГАРФ. Ф. 9414. Оп. 1д. Д. 371. Л. 2, 55.&lt;br&gt;&lt;li&gt;Пр. 0484 НКВД от 16.11.40.&lt;br&gt;&lt;li&gt;Пр. 424 НКВД от 14.06.40.&lt;br&gt;&lt;li&gt;ГАРФ. Ф. 9414. Оп. 1д. Д. 372. Л. 5об.&lt;br&gt;&lt;li&gt;Пр. 424лс НКВД от 28.03.41.&lt;br&gt;&lt;li&gt;Пр. 327лс НКВД от 11.03.41.&lt;/ol&gt;</text:p>
          </table:table-cell>
          <table:table-cell table:number-columns-repeated="2"/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КЕМЕРОВОЖИЛСТРОЙ И ИТЛ</text:p>
          </table:table-cell>
          <table:table-cell/>
          <table:table-cell office:value-type="string" calcext:value-type="string">
            <text:p>организован 04.09.46 [1]&lt;SUP&gt;1&lt;/SUP&gt;;&lt;br&gt; закрыт 15.09.48 [2]&lt;SUP&gt;2&lt;/SUP&gt;.</text:p>
          </table:table-cell>
          <table:table-cell/>
          <table:table-cell office:value-type="string" calcext:value-type="string">
            <text:p>ГУЛЖДС с 03.09.46 [1].</text:p>
          </table:table-cell>
          <table:table-cell office:value-type="string" calcext:value-type="string">
            <text:p>Кемеровская обл., г.Кемерово с 04.09.46 [1], {17}.</text:p>
          </table:table-cell>
          <table:table-cell office:value-type="string" calcext:value-type="string">
            <text:p>нет на 31.10.46 {17};&lt;br&gt; БУ с 20.02.47 [3], {3}.</text:p>
          </table:table-cell>
          <table:table-cell office:value-type="string" calcext:value-type="string">
            <text:p>нет на 31.10.46 {17}.</text:p>
          </table:table-cell>
          <table:table-cell office:value-type="string" calcext:value-type="string">
            <text:p>Кемеровская обл., г.Кемерово, п/я — нет {17}.</text:p>
          </table:table-cell>
          <table:table-cell office:value-type="string" calcext:value-type="string">
            <text:p>стр-во индивидуальных домов для МУП, МХП [1, 4], обслуживание предприятий МУП восточных р-нов [2].</text:p>
          </table:table-cell>
          <table:table-cell office:value-type="string" calcext:value-type="string">
            <text:p>01.01.47 — 331, 01.12.47 — 5307, 01.01.48 — 5109 (УРО);&lt;br&gt; 30.10.48 — 2304&lt;SUP&gt;3&lt;/SUP&gt; [5. Л. 263–267].</text:p>
          </table:table-cell>
          <table:table-cell office:value-type="string" calcext:value-type="string">
            <text:p>нач. — г/м Комаров Г.Я., с 04.09.46 — ? [1]&lt;SUP&gt;4&lt;/SUP&gt;;&lt;br&gt; кап. Мосевич А.А. (упом. 20.03.47) [6];&lt;br&gt; кап. Сретенский С.С., не позднее 10.02.48 — 15.09.48 [2, 4], [5. Л. 262–263];&lt;br&gt; з/н — кап. Мосевич А.А., ? — 02.05.48 [7].</text:p>
          </table:table-cell>
          <table:table-cell office:value-type="string" calcext:value-type="string">
            <text:p>В ОИТК УМВД по Кемеровской обл.: л/д з/к — 1711, материалы делопроизводства — 4;&lt;br&gt; в 1-м Спецотделе УМВД по Кемеровской обл.: л/д сотрудников {1}.</text:p>
          </table:table-cell>
          <table:table-cell office:value-type="string" calcext:value-type="string">
            <text:p>&lt;SUP&gt;1&lt;/SUP&gt; Дата пр. об открытии ИТЛ в {1} ошибочна (ср. [1] и {1}). В [1] и {17} говорится о СУ Кемеровожилстрой, ИТЛ не упом.;&lt;br&gt; таким образом, не исключено, что ИТЛ организован позднее. Первые данные УРО — за январь 1947 г.&lt;br&gt;&lt;SUP&gt;2&lt;/SUP&gt; Согласно [2], СУ Кемеровожилстрой передано Минуглепрому восточных р-нов, а лагерь — из ГУЛЖДС в ГУЛАГ, в состав УИТЛК УМВД по Кемеровской обл. После сдачи-приемки приказано считать лагерь ликвидированным (см. [5. Л. 262–267], ср. {1, 3}).&lt;br&gt;&lt;SUP&gt;3&lt;/SUP&gt; Из них 400 женщин [5. Л. 263–267].&lt;br&gt;&lt;SUP&gt;4&lt;/SUP&gt; Переведен с должности нач. Главного архивного управления МВД СССР.</text:p>
          </table:table-cell>
          <table:table-cell/>
          <table:table-cell office:value-type="string" calcext:value-type="string">
            <text:p>&lt;ol compact&gt;&lt;li&gt;Пр.349 МВД от 04.09.46.&lt;br&gt;&lt;li&gt;Пр. 0557 МВД от 15.09.48. &lt;br&gt;&lt;li&gt;Пр. 00163 МВД от 20.02.47.&lt;br&gt;&lt;li&gt;Пр. 00131 МВД от 10.02.48.&lt;br&gt;&lt;li&gt;ГАРФ. Ф. 9414. Оп. 1д. Д. 41.&lt;br&gt;&lt;li&gt;Пр. 0159 МВД от 20.03.47.&lt;br&gt;&lt;li&gt;Пр. 0519 МВД от 02.05.48.&lt;/ol&gt;</text:p>
          </table:table-cell>
          <table:table-cell/>
          <table:table-cell office:value-type="string" calcext:value-type="string">
            <text:p>&lt;a href=r3-189.html&gt;КАРАГАНДАЖИЛСТРОЙ И ИТЛ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КИЗЕЛОВСКИЙ ИТЛ</text:p>
          </table:table-cell>
          <table:table-cell office:value-type="string" calcext:value-type="string">
            <text:p>Кизеллаг</text:p>
          </table:table-cell>
          <table:table-cell office:value-type="string" calcext:value-type="string">
            <text:p>организован 06.06.47 (выделен из состава ШИРОКОВСКОГО ИТЛ) [1];&lt;br&gt; действующий на 01.01.60 {1}.</text:p>
          </table:table-cell>
          <table:table-cell/>
          <table:table-cell office:value-type="string" calcext:value-type="string">
            <text:p>ГУЛЛП с 06.06.47 [1];&lt;br&gt; ГУЛАГ МЮ с 02.04.53 {33};&lt;br&gt; ГУЛАГ МВД с 28.01.54 {38};&lt;br&gt; ГУЛЛП с 02.08.54 {40};&lt;br&gt; ГУЛАГ МВД с 13.06.56 [2];&lt;br&gt; ГУИТК МВД СССР с 27.10.56 [3];&lt;br&gt; МВД РСФСР с 01.12.57 {44};&lt;br&gt; ГСЛ МВД РСФСР с 05.02.58&lt;SUP&gt;1&lt;/SUP&gt; [4].</text:p>
          </table:table-cell>
          <table:table-cell office:value-type="string" calcext:value-type="string">
            <text:p>Молотовская (позднее Пермская) обл., г.Кизел {19, 23, 37}.</text:p>
          </table:table-cell>
          <table:table-cell office:value-type="string" calcext:value-type="string">
            <text:p>ВВ с 06.06.47 [1], {19, 23, 37}.</text:p>
          </table:table-cell>
          <table:table-cell office:value-type="string" calcext:value-type="string">
            <text:p>Пресс {19, 23, 37}.</text:p>
          </table:table-cell>
          <table:table-cell office:value-type="string" calcext:value-type="string">
            <text:p>Молотовская обл., г.Кизел, п/я 201 {19};&lt;br&gt; то же, п/я ВВ-201 {23, 37};&lt;br&gt; п/я ВВ-201/1–12 {4}.</text:p>
          </table:table-cell>
          <table:table-cell office:value-type="string" calcext:value-type="string">
            <text:p>лесозаготовки в Молотовской обл. [1], стр-во Косвинского гидролизного з-да (с 04.12.49) [5], ликвидация недоделок на стр-ве Широковской ГЭС [6], продолжение стр-ва Широковской ГЭС [7], обслуживание судорем. мастерских в Косьвинском затоне [8], лесопиление, стр-во гидролизного з-да в р-не ст. Половинка, стр-во и содержание лесовозных дорог, обслуживание узкоколейных ж.д., гаража, ЦРМ и пошивочных мастерских, сплавные работы, работа на каменном карьере, с/х работы, изготовление мебели и мелкого деревянного ширпотреба [9. Разд. 3. Л. 2–100], стр-во домостроит. цеха, узкоколейных ж.д. и автодорог, жилищное стр-во [10].</text:p>
          </table:table-cell>
          <table:table-cell office:value-type="string" calcext:value-type="string">
            <text:p>01.06.47 — 2362, 01.01.48 — 11 343, 01.01.49 — 13 373, 01.01.50 — 15 067, 01.01.51 — 19 729, 01.01.52 — 17 170&lt;SUP&gt;2&lt;/SUP&gt;, 01.01.53 — 21 285 (УРО);&lt;br&gt; 15.07.53 — 12 825 [9. Разд. 4. Л. 10];&lt;br&gt; 01.01.54 — 12 373, 07.55 — 14 108, 01.01.56 — 12 927, 01.01.57 — 13 925, 01.01.59 — 13 840, 01.01.60 — 10 611 (УРО).</text:p>
          </table:table-cell>
          <table:table-cell office:value-type="string" calcext:value-type="string">
            <text:p>врио нач. — кап. Трубицын Ф.С., с 06.06.47 — ? [1];&lt;br&gt; нач. — п/п Цапалин П.И., с 26.07.47 — не ранее 21.07.48 [11, 12];&lt;br&gt; п/п (полк.) Гнедков М.П., с 22.12.48 по 03.07.51 [13, 14];&lt;br&gt; п/п Кузнецов Н.И., с 03.07.51 — не ранее 08.10.51 [14, 15];&lt;br&gt; и.о. нач. — п/п в/с Краснов С.Г., с 01.04.53 — ? [16];&lt;br&gt; п/п в/с Евдокимов И.И., и.о. нач. — с 10.06.53 [17], нач. — с 24.10.53 — не ранее 15.05.54 [18, 19];&lt;br&gt; майор (п/п, полк.) в/с Янков А.Н., и.о. нач. — с 13.06.56 [20], нач. — с 22.09.56 — не ранее 11.11.58 [21, 22];&lt;br&gt; з/н — п/п Варш Ф.А., с 1948 г. по 03.07.51 [9. Разд. 1. Л. 2об.], [14];&lt;br&gt; майор Краснов С.Г., с 03.07.51 — ? [14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В [4] объявлены штаты ИТ лагерей ГСЛ МВД РСФСР.&lt;br&gt;&lt;SUP&gt;2&lt;/SUP&gt; На 01.04.52 — 17 561, из них 3213 женщин, 2431 осужденный за к/р преступления [9. Разд. 3. Л. 1об.–99об.].</text:p>
          </table:table-cell>
          <table:table-cell/>
          <table:table-cell office:value-type="string" calcext:value-type="string">
            <text:p>&lt;ol compact&gt;&lt;li&gt;Пр. 00607 МВД от 06.06.47.&lt;br&gt;&lt;li&gt;Пр. 0231 МВД от 13.06.56.&lt;br&gt;&lt;li&gt;Пр. 500 МВД от 27.10.56.&lt;br&gt;&lt;li&gt;Пр. 049 МВД РСФСР от 05.02.58. &lt;br&gt;&lt;li&gt;Пр. 729 МВД от 04.12.49.&lt;br&gt;&lt;li&gt;Пр. 817 МВД от 19.12.50.&lt;br&gt;&lt;li&gt;Пр. 095 МВД от 23.01.52.&lt;br&gt;&lt;li&gt;Пр. 0339 МВД от 31.05.49.&lt;br&gt;&lt;li&gt;ГАРФ. Ф. 9414. Оп. 1. Д. 563.&lt;br&gt;&lt;li&gt;Пр. 00553 МВД от 25.06.54.&lt;br&gt;&lt;li&gt;Пр. 1019лс МВД от 26.07.47. &lt;br&gt;&lt;li&gt;Пр. 303 МВД от 21.07.48.&lt;br&gt;&lt;li&gt;Пр. 1664лс МВД от 22.12.48.&lt;br&gt;&lt;li&gt;Пр. 00431 МВД от 03.07.51.&lt;br&gt;&lt;li&gt;Пр. 1098 МВД от 08.10.51.&lt;br&gt;&lt;li&gt;Пр. 026/л МЮ от 01.04.53.&lt;br&gt;&lt;li&gt;Пр. 480/лг МЮ от 10.06.53.&lt;br&gt;&lt;li&gt;Пр. 1176лг МЮ от 24.10.53.&lt;br&gt;&lt;li&gt;Пр. 212 МВД от 15.05.54.&lt;br&gt;&lt;li&gt;Пр. 0231 МВД от 13.06.56. &lt;br&gt;&lt;li&gt;Пр. 1046лс МВД от 22.09.56.&lt;br&gt;&lt;li&gt;ГАРФ. Ф. 9414. Оп. 1. Д. 830. Л. 162.&lt;/ol&gt;</text:p>
          </table:table-cell>
          <table:table-cell/>
          <table:table-cell office:value-type="string" calcext:value-type="string">
            <text:p>&lt;a href=r3-204.html&gt;КОСЬВИНСКИЙ ИТЛ&lt;/a&gt;,&lt;br&gt; &lt;a href=r3-464.html&gt;ШИРОКОВСКИЙ ИТЛ&lt;/a&gt;.</text:p>
          </table:table-cell>
          <table:table-cell office:value-type="string" calcext:value-type="string">
            <text:p>С.Филиппов, 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КИМПЕРСАЙСКИЙ ИТЛ</text:p>
          </table:table-cell>
          <table:table-cell office:value-type="string" calcext:value-type="string">
            <text:p>Кимперсайлаг</text:p>
          </table:table-cell>
          <table:table-cell office:value-type="string" calcext:value-type="string">
            <text:p>организован 31.07.41 [1]&lt;SUP&gt;1&lt;/SUP&gt;;&lt;br&gt; закрыт около 04.42&lt;SUP&gt;2&lt;/SUP&gt; [2].</text:p>
          </table:table-cell>
          <table:table-cell/>
          <table:table-cell office:value-type="string" calcext:value-type="string">
            <text:p>ГУЛГМП с 31.07.41 [3]&lt;SUP&gt;3&lt;/SUP&gt;;&lt;br&gt; ГУЛПС с 31.03.42 [4]&lt;SUP&gt;4&lt;/SUP&gt;.</text:p>
          </table:table-cell>
          <table:table-cell office:value-type="string" calcext:value-type="string">
            <text:p>Казахская ССР, Актюбинская обл., при пос. Кимперсай 5-й разъезд линии Орск—Карагач Оренбургской ж.д. (ныне р.п. Батамшинский Актюбинской обл.) [3]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стр-во и обслуживание предприятий рудоуправления на базе Батамшинского и Кимперсайского никелевых месторождений [1, 3].</text:p>
          </table:table-cell>
          <table:table-cell office:value-type="string" calcext:value-type="string">
            <text:p>02.41 — 537, 12.41 — 193 (УРО)&lt;SUP&gt;5&lt;/SUP&gt; ;&lt;br&gt; 01.04.42 — 187&lt;SUP&gt;6&lt;/SUP&gt; [2];&lt;br&gt; штатная — 2500 к 15.09.41 [1].</text:p>
          </table:table-cell>
          <table:table-cell office:value-type="string" calcext:value-type="string">
            <text:p>нач. — Стариченко С.П., с 31.07.41 — ? (упом. 09.09.41) [1, 3].</text:p>
          </table:table-cell>
          <table:table-cell office:value-type="string" calcext:value-type="string">
            <text:p>В архиве УМВД Актюбинской обл. {1}.</text:p>
          </table:table-cell>
          <table:table-cell office:value-type="string" calcext:value-type="string">
            <text:p>&lt;SUP&gt;1&lt;/SUP&gt; См. также [3]. Вариант написания названия — Кемперсайский.&lt;br&gt;&lt;SUP&gt;2&lt;/SUP&gt; Пр. о закрытии не найден. После 01.04.42 в сводках УРО данных нет.&lt;br&gt;&lt;SUP&gt;3&lt;/SUP&gt; Рудоуправление с 09.09.41 включено в состав Актюбинского комб. НКВД [3].&lt;br&gt;&lt;SUP&gt;4&lt;/SUP&gt; Передано в ГУЛПС Кимперсайское рудоуправление.&lt;br&gt;&lt;SUP&gt;5&lt;/SUP&gt; Согласно [5], к 15.11.41 завезено 450 эвакуированных специалистов — з/к [5].&lt;br&gt;&lt;SUP&gt;6&lt;/SUP&gt; Из них 1 женщина, 12 осужденных за к/р преступления [2].</text:p>
          </table:table-cell>
          <table:table-cell/>
          <table:table-cell office:value-type="string" calcext:value-type="string">
            <text:p>&lt;ol compact&gt;&lt;li&gt;Пр. 0360 НКВД от 31.07.41.&lt;br&gt;&lt;li&gt;ГАРФ. Ф. 9414. Оп. 1д. Д. 378. Л. 3об.&lt;br&gt;&lt;li&gt;Пр. 0407 НКВД от 09.09.41.&lt;br&gt;&lt;li&gt;Пр. 139 НКВД от 31.03.42.&lt;br&gt;&lt;li&gt;ГАРФ. Ф. 9414. Оп. 1. Д. 41. Л. 14.&lt;/ol&gt;</text:p>
          </table:table-cell>
          <table:table-cell/>
          <table:table-cell office:value-type="string" calcext:value-type="string">
            <text:p>&lt;a href=r3-4.html&gt;АКТЮБИНСКИЙ ИТЛ&lt;/a&gt;.</text:p>
          </table:table-cell>
          <table:table-cell office:value-type="string" calcext:value-type="string">
            <text:p>С.Филип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КИТОЙСКИЙ ИТЛ</text:p>
          </table:table-cell>
          <table:table-cell office:value-type="string" calcext:value-type="string">
            <text:p>Китойлаг</text:p>
          </table:table-cell>
          <table:table-cell office:value-type="string" calcext:value-type="string">
            <text:p>организован 25.07.47 [1];&lt;br&gt; закрыт 06.07.48 (передан в состав УИТЛ Стр-ва 16) [2];&lt;br&gt; вновь организован 14.05.53 (переименован из СТРОИТЕЛЬСТВА 16 И ИТЛ) {36};&lt;br&gt; на 01.01.60 — действующий {46}.</text:p>
          </table:table-cell>
          <table:table-cell/>
          <table:table-cell office:value-type="string" calcext:value-type="string">
            <text:p>УИТЛК УМВД по Иркутской обл. с 25.07.47 [1];&lt;br&gt; ГУЛАГ МВД с 16.04.48 [3];&lt;br&gt; ГУЛАГ МЮ с 14.05.53 {22};&lt;br&gt; ГУЛАГ МВД с 28.01.54 {38};&lt;br&gt; Главпромстрой МВД с 03.02.55 {41};&lt;br&gt; ГУЛАГ МВД с весны (?) 1955 г.&lt;SUP&gt;1&lt;/SUP&gt;;&lt;br&gt; МВД РСФСР с 10.11.57 {43}.</text:p>
          </table:table-cell>
          <table:table-cell office:value-type="string" calcext:value-type="string">
            <text:p>Иркутская обл., р-н ст. Китой [2];&lt;br&gt; г.Ангарск {37}, [4].</text:p>
          </table:table-cell>
          <table:table-cell office:value-type="string" calcext:value-type="string">
            <text:p>ВМ с 25.07.47 [1].</text:p>
          </table:table-cell>
          <table:table-cell office:value-type="string" calcext:value-type="string">
            <text:p>Двина (в 1953 и 1959 гг.) {37}, [4].</text:p>
          </table:table-cell>
          <table:table-cell office:value-type="string" calcext:value-type="string">
            <text:p>Иркутская обл., г.Ангарск, п/я ВМ-16 (в 1953 и 1959 гг.) {37}, [4].</text:p>
          </table:table-cell>
          <table:table-cell office:value-type="string" calcext:value-type="string">
            <text:p>стр-во комб. 16 Главгазтоппрома [1], стр-во комб. 820 МСМ, шоссейных и железных дорог [5], обслуживание Ангарского з-да ЖБИ, 2 алебастровых з-дов, 3 кирп. з-дов [6], 2 ДОКов, Майского бетонного комб. [7], стр-во спец. радиоцентра Мин. связи в г.Иркутск по договору [8], жилищное и коммунально-бытовое стр-во, стр-во хлебозавода, холодильника, швейной и мебельной ф-к в Ангарске, Иркутской ТЭЦ [9], военного городка и водопровода на комб. 820, ЛЭП-30 [10], объектов противовоздушной обороны р-на размещения комб. 820 МСМ и 16 МНП [11], с/х работы в совхозе Усольский с 26.09.53 [12], лесозаготовки [13].</text:p>
          </table:table-cell>
          <table:table-cell office:value-type="string" calcext:value-type="string">
            <text:p>01.12.47 — 7399, 01.01.48 — 11 431, 01.01.54 — 29 458, 01.01.55 — 23 922, 01.01.56 — 19 668, 01.01.57 — 16 888, 01.01.58 — 16 382, 01.01.59 — 15 686, 01.01.60 — 11 660 (УРО);&lt;br&gt; 15.05.53 — 23 259 [14. Л. 99];&lt;br&gt; 01.01.55 — 22 185&lt;SUP&gt;2&lt;/SUP&gt; [14. Л. 11об.–78об.];&lt;br&gt; 25.11.57 — 16 779 [15. Л. 6].</text:p>
          </table:table-cell>
          <table:table-cell office:value-type="string" calcext:value-type="string">
            <text:p>нач. — майор Протазов Т.В., ? — по 30.10.47 [16];&lt;br&gt; п/п Черняев П.А., с 30.10.47 по 06.07.48 [17, 2];&lt;br&gt; полк. в/с Кухтиков А.Д., и.о. нач. — с 15.05.53, нач. — с 30.10.53 по 10.04.54 [17, 18, 19] ;&lt;br&gt; г/л Бурдаков С.Н., с 10.04.54 по 19.11.55 [19, 20];&lt;br&gt; майор (п/п) Каракулев А.П., с 03.08.56 — не ранее 01.04.58 [21, 22];&lt;br&gt; з/н — полк. в/с Кухтиков А.Д., с 10.04.54 по 24.03.57 [19, 23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Скорее всего, с 24.03.55, когда Главпромстрой был передан в МСМ [24].&lt;br&gt;&lt;SUP&gt;2&lt;/SUP&gt; В том числе 4334 осужденных за к/р преступления и 2506 женщин.</text:p>
          </table:table-cell>
          <table:table-cell/>
          <table:table-cell office:value-type="string" calcext:value-type="string">
            <text:p>&lt;ol compact&gt;&lt;li&gt;Пр. 00782 МВД от 25.07.47.&lt;br&gt;&lt;li&gt;Пр. 0405 МВД от 06.07.48.&lt;br&gt;&lt;li&gt;Пр. 0228/52с МВД и МГП от 16.04.48.&lt;br&gt;&lt;li&gt;ГАРФ. Ф. 9414. Оп. 1. Д. 318. Л. 24.&lt;br&gt;&lt;li&gt;Пр. 00512 МВД от 10.06.54.&lt;br&gt;&lt;li&gt;Пр. 282 МВД от 18.06.54.&lt;br&gt;&lt;li&gt;Пр. 356 МВД от 26.07.54.&lt;br&gt;&lt;li&gt;Пр. 00751 МВД от 10.09.54. &lt;br&gt;&lt;li&gt;Пр. 0525 МВД от 15.09.54.&lt;br&gt;&lt;li&gt;Пр. 00569 МВД от 08.07.54.&lt;br&gt;&lt;li&gt;Пр. 0021 МВД от 12.01.55.&lt;br&gt;&lt;li&gt;Пр. 0220 МЮ от 26.09.53.&lt;br&gt;&lt;li&gt;ГАРФ. Ф. 9414. Оп. 1. Д. 750. Л. 32.&lt;br&gt;&lt;li&gt;Там же. Д. 766.&lt;br&gt;&lt;li&gt;Там же. Д. 294. &lt;br&gt;&lt;li&gt;Пр. 1479лс МВД от 30.10.47.&lt;br&gt;&lt;li&gt;Пр. 057/л МЮ от 15.05.53.&lt;br&gt;&lt;li&gt;Пр. 1197/лг МЮ от 30.10.53.&lt;br&gt;&lt;li&gt;Пр. 00317 МВД от 10.04.54.&lt;br&gt;&lt;li&gt;Пр. 1508лс МВД от 19.11.55.&lt;br&gt;&lt;li&gt;Пр. 852лс МВД от 03.08.56.&lt;br&gt;&lt;li&gt;ГАРФ. Ф. 9414. Оп. 1. Д. 828. Л. 14.&lt;br&gt;&lt;li&gt;Там же. Служебная карточка ГУЛАГа.&lt;br&gt;&lt;li&gt;Пр. 00135 МВД от 24.03.55.&lt;/ol&gt;</text:p>
          </table:table-cell>
          <table:table-cell/>
          <table:table-cell office:value-type="string" calcext:value-type="string">
            <text:p>&lt;a href=r3-328.html&gt;СТРОИТЕЛЬСТВО 16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КЛЮЧЕВСКИЙ ИТЛ</text:p>
          </table:table-cell>
          <table:table-cell office:value-type="string" calcext:value-type="string">
            <text:p>ИТЛ и Строительство Ключевского комбината,&lt;BR&gt;Ключевлаг</text:p>
          </table:table-cell>
          <table:table-cell office:value-type="string" calcext:value-type="string">
            <text:p>организован 18.03.47 [1];&lt;br&gt; закрыт 28.04.48 (реорг. в ЛО в составе ИТ лагерей Восточного Упр. БАМ) [2];&lt;br&gt; вновь организован 02.03.50 [3];&lt;br&gt; окончательно закрыт 29.04.53 {35}.</text:p>
          </table:table-cell>
          <table:table-cell/>
          <table:table-cell office:value-type="string" calcext:value-type="string">
            <text:p>СГУ с 18.03.47 [1];&lt;br&gt; СГУ, в составе УИТЛК УМВД по Читинской обл. с 25.09.47 [4];&lt;br&gt; ГУЛЖДС до 02.03.50&lt;SUP&gt;1&lt;/SUP&gt; [3];&lt;br&gt; СГУ, в составе УИТЛК УМВД по Читинской обл. с 02.03.50 [3];&lt;br&gt; ГУЛАГ МЮ с 02.04.53 {33}.</text:p>
          </table:table-cell>
          <table:table-cell office:value-type="string" calcext:value-type="string">
            <text:p>Читинская обл., р.п. Могоча&lt;SUP&gt;2&lt;/SUP&gt; {22, 28}.</text:p>
          </table:table-cell>
          <table:table-cell office:value-type="string" calcext:value-type="string">
            <text:p>БФ с 18.03.47 [1], {22, 28}.</text:p>
          </table:table-cell>
          <table:table-cell office:value-type="string" calcext:value-type="string">
            <text:p>Верхамурзолото {22, 28}.</text:p>
          </table:table-cell>
          <table:table-cell office:value-type="string" calcext:value-type="string">
            <text:p>Читинская обл., р.п. Могоча, п/я БФ-8&lt;SUP&gt;3&lt;/SUP&gt; {22, 28};&lt;br&gt; Читинская обл., п/я 322/16 {4}.</text:p>
          </table:table-cell>
          <table:table-cell office:value-type="string" calcext:value-type="string">
            <text:p>стр-во Ключевского комб. треста Верхамурзолото, эл.-ст. комб. на ст. Могоча [1], автодороги Могоча—Ключи&lt;SUP&gt;4&lt;/SUP&gt; [3], жилпоселка [5. Разд. 3. Л. 2], предприятия по производству шлакоблоков [6].</text:p>
          </table:table-cell>
          <table:table-cell office:value-type="string" calcext:value-type="string">
            <text:p>01.08.47 — 1455, 11.11.47 — 3268 (УРО).</text:p>
          </table:table-cell>
          <table:table-cell office:value-type="string" calcext:value-type="string">
            <text:p>нач. — п/п Буцневий А.А., с 23.03.47 — не ранее 28.07.47 [7, 8];&lt;br&gt; инж.-майор Уфимцев ?.?. (управляющий треста Верхамурзолото), с 02.03.50 — ? [3];&lt;br&gt; горный директор 3-го ранга Везденеев В.Т. (Веденеев ?), с 23.07.51 по 01.04.53 [9], [5. Разд. 1. Л. 2об.];&lt;br&gt; и.о. нач. — п/п в/с Буцневий А.А., с 01.04.53 — ? [10];&lt;br&gt; з/н — п/п Буцневий А.А., с 02.03.50 — ? [3].</text:p>
          </table:table-cell>
          <table:table-cell office:value-type="string" calcext:value-type="string">
            <text:p>В ОИТК УМВД по Читинской обл.: л/д з/к — 310, л/д офицеров, вольнонаемных, охраны, материалы делопроизводства {1};&lt;br&gt; в архиве НИЖНЕ-АМУРСКОГО ИТЛ {2}.</text:p>
          </table:table-cell>
          <table:table-cell office:value-type="string" calcext:value-type="string">
            <text:p>&lt;SUP&gt;1&lt;/SUP&gt; Дата перехода из СГУ в ГУЛЖДС неизвестна. По данным УРО, в ноябре 1947 г. включен в Восточное Упр. БАМ [11].&lt;br&gt;&lt;SUP&gt;2&lt;/SUP&gt; Согласно {45}, Могоча — г.с 1950 г.&lt;br&gt;&lt;SUP&gt;3&lt;/SUP&gt; Вероятно, до 1952 г. п/я 8, так как литер начали включать в номер п/я не ранее середины 1952 г.&lt;br&gt;&lt;SUP&gt;4&lt;/SUP&gt; Н.п. Ключи преобразован в 1950 г. в р.п. Ключевский.</text:p>
          </table:table-cell>
          <table:table-cell/>
          <table:table-cell office:value-type="string" calcext:value-type="string">
            <text:p>&lt;ol compact&gt;&lt;li&gt;Пр. 00313 МВД 18.03.47.&lt;br&gt;&lt;li&gt;Пр. 0258 МВД от 28.04.48. &lt;br&gt;&lt;li&gt;Пр. 0132 МВД от 02.03.50.&lt;br&gt;&lt;li&gt;Пр. 00993 МВД от 25.09.47.&lt;br&gt;&lt;li&gt;ГАРФ. Ф. 9414. Оп. 1д. Д. 240.&lt;br&gt;&lt;li&gt;Пр. 482 МВД от 24.10.47.&lt;br&gt;&lt;li&gt;Пр. 400лс МВД от 22.03.47.&lt;br&gt;&lt;li&gt;Расп. 470 МВД от 28.07.47.&lt;br&gt;&lt;li&gt;Пр. 937лс МВД от 23.07.51.&lt;br&gt;&lt;li&gt;Пр. 024/л МЮ от 01.04.53.&lt;br&gt;&lt;li&gt;ГАРФ. Ф. 9414. Оп. 1. Д. 1289. Л. 12.&lt;/ol&gt;</text:p>
          </table:table-cell>
          <table:table-cell table:number-columns-repeated="2"/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КОВРОВСКИЙ ИТЛ</text:p>
          </table:table-cell>
          <table:table-cell office:value-type="string" calcext:value-type="string">
            <text:p>ИТЛ и Строительство Нижне-Клязьминской ГЭС,&lt;BR&gt;ИТЛ и Строительство Ковровской ГЭС, Ковровгэс</text:p>
          </table:table-cell>
          <table:table-cell office:value-type="string" calcext:value-type="string">
            <text:p>организован в 1940 г. (?) и 26.04.41 [1]&lt;SUP&gt;1&lt;/SUP&gt;;&lt;br&gt; закрыт 28.06.41 {12}&lt;SUP&gt;2&lt;/SUP&gt;.</text:p>
          </table:table-cell>
          <table:table-cell/>
          <table:table-cell office:value-type="string" calcext:value-type="string">
            <text:p>ГУЛГТС [1–3].</text:p>
          </table:table-cell>
          <table:table-cell office:value-type="string" calcext:value-type="string">
            <text:p>Ивановская (ныне Владимирская) обл., г.Ковров [2, 3]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Ивановская обл., г.Ковров, п/я 293 [3].</text:p>
          </table:table-cell>
          <table:table-cell office:value-type="string" calcext:value-type="string">
            <text:p>стр-во Ковровской (Нижне-Клязьминской) ГЭС [1–3], обслуживание Таборского карьера [1].</text:p>
          </table:table-cell>
          <table:table-cell office:value-type="string" calcext:value-type="string">
            <text:p>11.40 — 210 (первые данные) (УРО);&lt;br&gt; 01.01.41 — 1418, 15.06.41 — 4236 [4].</text:p>
          </table:table-cell>
          <table:table-cell office:value-type="string" calcext:value-type="string">
            <text:p>нач. — Жуленев И.Н., с 26.4.41 — ? [1]&lt;SUP&gt;3&lt;/SUP&gt;.</text:p>
          </table:table-cell>
          <table:table-cell office:value-type="string" calcext:value-type="string">
            <text:p>1956 г. — в ОИТК УМВД по Владимирской обл. (л/д з/к — 503) {1}. 1996 г. — в ИЦ УВД Владимирской обл.: приказы, документы и материалы по основной деятельности, приказы по л.с., ведомости и лицевые счета [5].</text:p>
          </table:table-cell>
          <table:table-cell office:value-type="string" calcext:value-type="string">
            <text:p>&lt;SUP&gt;1&lt;/SUP&gt; Первые данные в сводках УРО — на 11.40;&lt;br&gt; включен в дислокацию ИТ лагерей двумя пр. — от 07.02.41 и 19.02.41 [2, 3] (в предшествующем пр. с объявлением изменений дислокаций ИТ лагерей от 22.11.40 [6] отсутствует). Вероятно, [1] — повторный пр. Сведения об организации ИТЛ в {1} ошибочны (ср. {1} и [1]).&lt;br&gt;&lt;SUP&gt;2&lt;/SUP&gt; В пр. — приостановить стр-во Ковровской ГЭС.&lt;br&gt;&lt;SUP&gt;3&lt;/SUP&gt; Возможно, данным пр. назначение лишь подтверждено.</text:p>
          </table:table-cell>
          <table:table-cell/>
          <table:table-cell office:value-type="string" calcext:value-type="string">
            <text:p>&lt;ol compact&gt;&lt;li&gt;Пр. 383 НКВД от 26.04.41.&lt;br&gt;&lt;li&gt;Пр. 00145 НКВД от 07.02.41.&lt;br&gt;&lt;li&gt;Пр. 00176 НКВД от 19.02.41.&lt;br&gt;&lt;li&gt;ГАРФ. Ф. 9414. Оп. 1д. Д. 371. Л. 2, 56.&lt;br&gt;&lt;li&gt;Письмо ИЦ УВД Владимирской обл. № 13/822 от 30.09.96. &lt;br&gt;&lt;li&gt;Пр. 001466 НКВД от 22.11.40.&lt;/ol&gt;</text:p>
          </table:table-cell>
          <table:table-cell/>
          <table:table-cell office:value-type="string" calcext:value-type="string">
            <text:p>&lt;a href=r3-146.html&gt;ИТЛ И СТРОИТЕЛЬСТВО ВЛАДИМИРСКОЙ ГЭС&lt;/a&gt;.</text:p>
          </table:table-cell>
          <table:table-cell office:value-type="string" calcext:value-type="string">
            <text:p>С.Филип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КОКШИНСКИЙ ИТЛ</text:p>
          </table:table-cell>
          <table:table-cell/>
          <table:table-cell office:value-type="string" calcext:value-type="string">
            <text:p>организован 28.07.47 [1], 14.08.47 [2];&lt;br&gt; закрыт 07.10.47 [3]&lt;SUP&gt;1&lt;/SUP&gt;.</text:p>
          </table:table-cell>
          <table:table-cell/>
          <table:table-cell office:value-type="string" calcext:value-type="string">
            <text:p>СГУ, в составе УИТЛК УМВД по Алтайскому кр. [2].</text:p>
          </table:table-cell>
          <table:table-cell office:value-type="string" calcext:value-type="string">
            <text:p>Алтайский кр., Грязнухинский р-н [2].</text:p>
          </table:table-cell>
          <table:table-cell office:value-type="string" calcext:value-type="string">
            <text:p>ВР с 29.08.47 [4]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с/х работы [3].</text:p>
          </table:table-cell>
          <table:table-cell office:value-type="string" calcext:value-type="string">
            <text:p>нет.</text:p>
          </table:table-cell>
          <table:table-cell table:number-columns-repeated="2" office:value-type="string" calcext:value-type="string">
            <text:p>?</text:p>
          </table:table-cell>
          <table:table-cell/>
          <table:table-cell office:value-type="string" calcext:value-type="string">
            <text:p>&lt;SUP&gt;1&lt;/SUP&gt; Приказы МВД 0441 от 28.07.47 и 00865 от 14.08.47 в части организации и стр-ва КОКШИНСКОГО ИТЛ отменить [3]. Фактически КОКШИНСКИЙ ИТЛ организован не был.</text:p>
          </table:table-cell>
          <table:table-cell office:value-type="string" calcext:value-type="string">
            <text:p>&lt;ol compact&gt;&lt;li&gt;Пр. 0441 МВД от 28.07.47.&lt;br&gt;&lt;li&gt;Пр. 00865 МВД от 14.08.47.&lt;br&gt;&lt;li&gt;Пр. 0614 МВД от 07.10.47.&lt;br&gt;&lt;li&gt;Расп. 543 МВД от 29.08.47.&lt;/ol&gt;</text:p>
          </table:table-cell>
          <table:table-cell table:number-columns-repeated="2"/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КОЛЬСКИЙ ИТЛ И ОСОБОЕ СТРОИТЕЛЬСТВО 33</text:p>
          </table:table-cell>
          <table:table-cell office:value-type="string" calcext:value-type="string">
            <text:p>Кольлаг, Упр. Кольского ИТЛ и колоний&lt;BR&gt;УНКВД по Мурманской области</text:p>
          </table:table-cell>
          <table:table-cell office:value-type="string" calcext:value-type="string">
            <text:p>организован 03.10.39&lt;SUP&gt;1&lt;/SUP&gt; [1];&lt;br&gt; закрыт 07.02.41 — передан в ведение СТРОИТЕЛЬСТВА 106 И ИТЛ на правах строит. отделения;&lt;br&gt; ОИТК передано УНКВД по Мурманской обл. [2]&lt;SUP&gt;2&lt;/SUP&gt;.</text:p>
          </table:table-cell>
          <table:table-cell office:value-type="string" calcext:value-type="string">
            <text:p>15.06.40 Упр. КОЛЬСКОГО ИТЛ И ОСОБОГО СТРОИТЕЛЬСТВА 33 и ОИТК УНКВД по Мурманской обл. — в единое Упр. Кольского ИТЛ и колоний УНКВД по Мурманской обл. [3].</text:p>
          </table:table-cell>
          <table:table-cell office:value-type="string" calcext:value-type="string">
            <text:p>ГУЛАГ с 03.10.39;&lt;br&gt; ГУЖДС с 04.01.40 (?)&lt;SUP&gt;3&lt;/SUP&gt; [1, 3, 4].</text:p>
          </table:table-cell>
          <table:table-cell office:value-type="string" calcext:value-type="string">
            <text:p>Мурманская обл., г.Мурманск [1, 3, 5], {11}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г.Мурманск, п/я 241 [5], {11}.</text:p>
          </table:table-cell>
          <table:table-cell office:value-type="string" calcext:value-type="string">
            <text:p>особое ж/д стр-во в р-не Кольского п-ва, Зеленого мыса и губы Ваенги [1, 4], стр-во объектов № 41 и 65 в Мурманской обл. (с 01.01.40&lt;SUP&gt;4&lt;/SUP&gt;) [6].</text:p>
          </table:table-cell>
          <table:table-cell office:value-type="string" calcext:value-type="string">
            <text:p>01.01.40 — 4712, 01.07.40 — 7679 (УРО);&lt;br&gt; 01.01.41 — 5429, 01.02.41 — 5014 [7].</text:p>
          </table:table-cell>
          <table:table-cell office:value-type="string" calcext:value-type="string">
            <text:p>нач. — мл. лейт. ГБ Гаврилов В.В., с 03.10.39 по 07.02.41 [1, 2].</text:p>
          </table:table-cell>
          <table:table-cell office:value-type="string" calcext:value-type="string">
            <text:p>1954 г. — в архиве ПЕЧОРСКОГО ИТЛ МВД (г. Печора, Коми АССР) {2}. 1956 г. — в архивном отделении УИТЛК МВД Коми АССР (г. Ухта): технические и делопроизводственные материалы;&lt;br&gt; в Дорожном архиве на Печорской ж.д. (г. Котлас): л/д и служебные карточки только на сотрудников производственного сектора {1}. 1997 г. — в ГА Мурманской обл.: л/д з/к [8].</text:p>
          </table:table-cell>
          <table:table-cell office:value-type="string" calcext:value-type="string">
            <text:p>&lt;SUP&gt;1&lt;/SUP&gt; Организован во исполнение Пост. СНК 1080–193/сс от 20.07.39&amp;quot;&lt;br&gt; [1].&lt;br&gt;&lt;SUP&gt;2&lt;/SUP&gt; 19.02.41 исключен из дислокации [5].&lt;br&gt;&lt;SUP&gt;3&lt;/SUP&gt; Согласно [4], стр-во ж/д линии Зеленый Мыс—Ваенга (объект работ Кольлага) возложено на ГУЖДС 04.01.40, но без прямого упом. Кольлага. 15.06.40 при слиянии Упр. Кольлага и ОИТК УНКВД по Мурманской обл. колонии и инспекции исправительных работ переходят под руководство ГУЖДС [3].&lt;br&gt;&lt;SUP&gt;4&lt;/SUP&gt; Ранее стр-во производилось Лендорстройтрестом ГУШОСДОРа НКВД [6].</text:p>
          </table:table-cell>
          <table:table-cell/>
          <table:table-cell office:value-type="string" calcext:value-type="string">
            <text:p>&lt;ol compact&gt;&lt;li&gt;Пр. 001178 НКВД от 03.10.39.&lt;br&gt;&lt;li&gt;Пр. 069 НКВД от 07.02.41.&lt;br&gt;&lt;li&gt;Пр. 00734 НКВД от 15.06.40.&lt;br&gt;&lt;li&gt;Пр. 0014 НКВД от 04.01.40. &lt;br&gt;&lt;li&gt;Пр. 00176 НКВД от 19.02.41.&lt;br&gt;&lt;li&gt;Пр. 001522 НКВД от 27.12.39. &lt;br&gt;&lt;li&gt;ГАРФ. Ф. 9414. Оп. 1д. Д. 371. Л. 1, 11.&lt;br&gt;&lt;li&gt;Письмо ГА Мурманской обл. № 2 от 31.01.97.&lt;/ol&gt;</text:p>
          </table:table-cell>
          <table:table-cell/>
          <table:table-cell office:value-type="string" calcext:value-type="string">
            <text:p>&lt;a href=r3-332.html&gt;СТРОИТЕЛЬСТВО 106 И ИТЛ&lt;/a&gt;.</text:p>
          </table:table-cell>
          <table:table-cell office:value-type="string" calcext:value-type="string">
            <text:p>С.Кривенко., Д.Шкапов.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КОСЛАНСКИЙ ИТЛ</text:p>
          </table:table-cell>
          <table:table-cell office:value-type="string" calcext:value-type="string">
            <text:p>Косланлаг</text:p>
          </table:table-cell>
          <table:table-cell office:value-type="string" calcext:value-type="string">
            <text:p>организован 25.06.54 на базе 9-го (Микуньского) ЛО УСТЬВЫМСКОГО ИТЛ&lt;SUP&gt;1&lt;/SUP&gt; [1];&lt;br&gt; действующий на 01.01.60 {46}.</text:p>
          </table:table-cell>
          <table:table-cell/>
          <table:table-cell office:value-type="string" calcext:value-type="string">
            <text:p>ГУЛАГ МВД с 25.06.54 [1];&lt;br&gt; ГУЛЛП с 02.08.54 {40};&lt;br&gt; МВД Коми АССР с 07.10.55 [2];&lt;br&gt; ГУИТК МВД СССР с 31.01.57 {43};&lt;br&gt; МВД РСФСР с 01.12.57 {44};&lt;br&gt; ГСЛ МВД РСФСР с 05.02.58 [3]&lt;SUP&gt;2&lt;/SUP&gt;.</text:p>
          </table:table-cell>
          <table:table-cell office:value-type="string" calcext:value-type="string">
            <text:p>Коми АССР, Усть-Вымский р-н, пос. Микунь [1].</text:p>
          </table:table-cell>
          <table:table-cell office:value-type="string" calcext:value-type="string">
            <text:p>КЛ с 25.06.54 [1].</text:p>
          </table:table-cell>
          <table:table-cell office:value-type="string" calcext:value-type="string">
            <text:p>Осень [1].</text:p>
          </table:table-cell>
          <table:table-cell office:value-type="string" calcext:value-type="string">
            <text:p>Коми АССР, Усть-Вымский р-н, р.п. Микунь, п/я КЛ-400 [1], {1, 4}.</text:p>
          </table:table-cell>
          <table:table-cell office:value-type="string" calcext:value-type="string">
            <text:p>лесозаготовки, стр-во ж/д ветки от ст. Микунь на р. Мезень и Вашка [1].</text:p>
          </table:table-cell>
          <table:table-cell office:value-type="string" calcext:value-type="string">
            <text:p>01.10.54 — 1585, 01.12.54 — 4150, 01.07.55 — 4463, 01.01.56 — 4183, 01.01.57 — 7095, 01.01.59 — 8119, 01.12.59 — 6721, 01.01.60 — 5368 (УРО).</text:p>
          </table:table-cell>
          <table:table-cell office:value-type="string" calcext:value-type="string">
            <text:p>нач. — п/п Кузнецов Н.И., с 31.08.54 — не ранее 20.12.54 [4, 5];&lt;br&gt; и.о. нач. — майор Ружников Н.А., с 13.06.56 — ? [6];&lt;br&gt; майор Сакулин С.В., с 25.07.56 — ? [7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Приказано приступить к организации с 01.07.54 и закончить к 01.01.55;&lt;br&gt; лимит наполнения — 19 000 з/к [1]. Это ЛО, в свою очередь, было организовано на базе ВОДОРАЗДЕЛЬНОГО ЛАГЕРЯ.&lt;br&gt;&lt;SUP&gt;2&lt;/SUP&gt; В [3] объявлены штаты ИТ лагерей ГСЛ МВД РСФСР.</text:p>
          </table:table-cell>
          <table:table-cell/>
          <table:table-cell office:value-type="string" calcext:value-type="string">
            <text:p>&lt;ol compact&gt;&lt;li&gt;Пр. 00553 МВД от 25.06.54.&lt;br&gt;&lt;li&gt;Пр. 00396 МВД от 07.10.55.&lt;br&gt;&lt;li&gt;Пр. 049 МВД РСФСР от 05.02.58.&lt;br&gt;&lt;li&gt;Пр. 2197лс МВД от 31.08.54. &lt;br&gt;&lt;li&gt;Пр. 00952 МВД от 20.12.54.&lt;br&gt;&lt;li&gt;Пр. 0231 МВД от 13.06.56.&lt;br&gt;&lt;li&gt;Пр. 813лс МВД от 25.07.56.&lt;/ol&gt;</text:p>
          </table:table-cell>
          <table:table-cell/>
          <table:table-cell office:value-type="string" calcext:value-type="string">
            <text:p>&lt;a href=r3-59.html&gt;ВОДОРАЗДЕЛЬНЫЙ ЛАГЕРЬ&lt;/a&gt;,&lt;br&gt; &lt;a href=r3-438.html&gt;УСТЬВЫМСКИЙ ИТЛ&lt;/a&gt;.</text:p>
          </table:table-cell>
          <table:table-cell office:value-type="string" calcext:value-type="string">
            <text:p>С.Филиппов, 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КОСЬВИНСКИЙ ИТЛ</text:p>
          </table:table-cell>
          <table:table-cell office:value-type="string" calcext:value-type="string">
            <text:p>Косьвинлаг, Косьвинстрой</text:p>
          </table:table-cell>
          <table:table-cell office:value-type="string" calcext:value-type="string">
            <text:p>организован 18.10.49 на базе расформированного ШИРОКОВСКОГО ИТЛ [1];&lt;br&gt; закрыт 06.02.50 [2].</text:p>
          </table:table-cell>
          <table:table-cell/>
          <table:table-cell office:value-type="string" calcext:value-type="string">
            <text:p>Главгидрострой МВД [1].</text:p>
          </table:table-cell>
          <table:table-cell office:value-type="string" calcext:value-type="string">
            <text:p>Молотовская (ныне Пермская) обл., Половинковский р-н, пос. Створ [1].</text:p>
          </table:table-cell>
          <table:table-cell office:value-type="string" calcext:value-type="string">
            <text:p>?&lt;SUP&gt;1&lt;/SUP&gt;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стр-во Косьвинского гидролизного з-да и, возможно, Широковской ГЭС [1, 3].</text:p>
          </table:table-cell>
          <table:table-cell office:value-type="string" calcext:value-type="string">
            <text:p>?&lt;SUP&gt;2&lt;/SUP&gt;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&lt;SUP&gt;1&lt;/SUP&gt; Сохранить за Упр. КОСЬВИНСКОГО ИТЛ лит. обозначения, присвоенные Упр. ШИРОКОВСКОГО ИТЛ [1], но эти обозначения не названы.&lt;br&gt;&lt;SUP&gt;2&lt;/SUP&gt; Данные не найдены. Согласно [1], все з/к Широклага переданы в Косьвинлаг. Для Косьвинстроя численность з/к на 01.10.49 — 1057 (УРО).</text:p>
          </table:table-cell>
          <table:table-cell/>
          <table:table-cell office:value-type="string" calcext:value-type="string">
            <text:p>&lt;ol compact&gt;&lt;li&gt;Пр. 0712 МВД от 18.10.49.&lt;br&gt;&lt;li&gt;Пр. 70 МВД от 06.02.50. &lt;br&gt;&lt;li&gt;Пр. 0264 МВД от 04.05.49.&lt;/ol&gt;</text:p>
          </table:table-cell>
          <table:table-cell/>
          <table:table-cell office:value-type="string" calcext:value-type="string">
            <text:p>&lt;a href=r3-464.html&gt;ШИРОКОВСКИЙ ИТЛ&lt;/a&gt;.</text:p>
          </table:table-cell>
          <table:table-cell office:value-type="string" calcext:value-type="string">
            <text:p>С.Филип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КОТЛАССКИЙ ОТДЕЛ ГУЛЖДС</text:p>
          </table:table-cell>
          <table:table-cell office:value-type="string" calcext:value-type="string">
            <text:p>Котласская техническая база, Котласский&lt;BR&gt;пересыльный пункт ГУЛЖДС, Котласский перпункт</text:p>
          </table:table-cell>
          <table:table-cell office:value-type="string" calcext:value-type="string">
            <text:p>организован 14.05.40&lt;SUP&gt;1&lt;/SUP&gt; [1];&lt;br&gt; закрыт 27.10.43&lt;SUP&gt;2&lt;/SUP&gt; [2].</text:p>
          </table:table-cell>
          <table:table-cell/>
          <table:table-cell office:value-type="string" calcext:value-type="string">
            <text:p>ГУЛЖДС [1–3].</text:p>
          </table:table-cell>
          <table:table-cell office:value-type="string" calcext:value-type="string">
            <text:p>Архангельская обл., г.Котлас [1, 3]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складирование и перевалка грузов для северных ИТЛ НКВД&lt;SUP&gt;3&lt;/SUP&gt;, пересылка з/к&lt;SUP&gt;4&lt;/SUP&gt;, заготовка тех.-вспомогательных и др. материалов для Северо-Печорской ж/д магистрали;&lt;br&gt; с/х работы: растениеводство, животноводство, сенозаготовки (Котласская сельхозферма, с 13.03.42 — совхозы: Ардашевский, Боровский, им. 8 Марта, Фаленковский Кировской обл., им. 10-летия Коми АССР, Мутницкий Коми АССР, Комсомолец и Шахуньский Горьковской, Велико-Устюгский, Красавинский и Красный Север Вологодской, Красноборский и Черевковский Архангельской обл.), предоставление рабочей силы на контрагентской основе Лимендскому лесоперевалочному комб., судорем. з-ду Лименда, Удимскому и Нюбскому лесопунктам, СУРП&lt;SUP&gt;5&lt;/SUP&gt; (пристань Котлас), Котласской и Ленской сплавконторам, конторе Заготзерно, Болтинской лесобирже, строит. работы по собственному титулу, а также титулам СЕВЕРНОГО ЖЕЛЕЗНОДОРОЖНОГО и СЕВЕРО-ДВИНСКОГО ИТ лагерей [1–10].</text:p>
          </table:table-cell>
          <table:table-cell office:value-type="string" calcext:value-type="string">
            <text:p>07.40 — 8073, 01.10.40 — 6435 (УРО);&lt;br&gt; 01.01.41 — 6907, 01.07.41 — 5696 [11]&lt;SUP&gt;6&lt;/SUP&gt;;&lt;br&gt; 01.01.42 — 2186 [12];&lt;br&gt; 01.04.42 — 1938, 01.01.43 — 8716&lt;SUP&gt;7&lt;/SUP&gt; [13].</text:p>
          </table:table-cell>
          <table:table-cell office:value-type="string" calcext:value-type="string">
            <text:p>нач. — кап. ГБ Харитоновский Б.С., с 15.06.40 — не ранее 18.03.42 [4, 8, 9];&lt;br&gt; ст. лейт. (майор) ГБ Свиридов А.С., с декабря 1942 г. по 27.10.43 [14, 2].</text:p>
          </table:table-cell>
          <table:table-cell office:value-type="string" calcext:value-type="string">
            <text:p>В архиве КОТЛАССКОГО СЕЛЬСКОХОЗЯЙСТВЕННОГО ЛО {1}.</text:p>
          </table:table-cell>
          <table:table-cell office:value-type="string" calcext:value-type="string">
            <text:p>&lt;SUP&gt;1&lt;/SUP&gt; Организована тех. база ГУЖДС в г.Котласе путем расширения Котласской пересыльно-перевалочной базы ГУЛАГа и передачи ее в ГУЖДС. Начала работу с 01.06.40 [1, 5].&lt;br&gt;&lt;SUP&gt;2&lt;/SUP&gt; Для обслуживания совхозов бывшего КОТЛАССКОГО ОТДЕЛА 10.08.43 приказано организовать в Кирове Отдел подсобных хозяйств Северо-Печорских лагерей НКВД [3], но это решение не было выполнено и КОТЛАССКИЙ ОТДЕЛ ГУЛЖДС 27.10.43 реорг. в КОТЛАССКИЙ СЕЛЬСКОХОЗЯЙСТВЕННЫЙ ИТЛ [2, 14].&lt;br&gt;&lt;SUP&gt;3&lt;/SUP&gt; В их числе СЕВЕРО-ПЕЧОРСКИЙ, ЛОКЧИМСКИЙ, УХТО-ИЖЕМСКИЙ, УСТЬВЫМСКИЙ, ВОРКУТИНСКИЙ ИТ лагеря [1, 4].&lt;br&gt;&lt;SUP&gt;4&lt;/SUP&gt; Пересыльный пункт рассчитан на одновременное содержание до 4000 з/к [5].&lt;br&gt;&lt;SUP&gt;5&lt;/SUP&gt; Предположительно — Северо-Двинское (или — Сухонское) упр. речного пароходства.&lt;br&gt;&lt;SUP&gt;6&lt;/SUP&gt; До конца 1941 г. в сводках УРО фигурировал под названием Котласский пересыльный пункт (ГУЛЖДС) (см., напр., [11]).&lt;br&gt;&lt;SUP&gt;7&lt;/SUP&gt; Из них 908 женщин, 2332 осужденных за к/р преступления [13].</text:p>
          </table:table-cell>
          <table:table-cell/>
          <table:table-cell office:value-type="string" calcext:value-type="string">
            <text:p>&lt;ol compact&gt;&lt;li&gt;Пр. 00597 НКВД от 14.05.40.&lt;br&gt;&lt;li&gt;Пр. 0403 НКВД от 27.10.43.&lt;br&gt;&lt;li&gt;Пр. 0321 НКВД от 10.08.43.&lt;br&gt;&lt;li&gt;Пр. 432 НКВД от 15.06.40. &lt;br&gt;&lt;li&gt;ГАРФ. Ф. 9407. Оп. 1. Д. 40. Л. 1–60.&lt;FONT SIZE=2&lt;br&gt;&lt;li&gt;Телеграмма НКВД 00642 от 01.07.40.&lt;br&gt;&lt;li&gt;ГАРФ. Ф. 9407. Оп. 1. Д. 213. Л. 9–106.&lt;br&gt;&lt;li&gt;Там же. Д. 103. Л. 1–12.&lt;br&gt;&lt;li&gt;Там же. Д. 254. Л. 19–34.&lt;br&gt;&lt;li&gt;Там же. Д. 272. Л. 2.&lt;br&gt;&lt;li&gt;ГАРФ. Ф. 9414. Оп. 1д. Д. 371. Л. 1, 56.&lt;br&gt;&lt;li&gt;Там же. Д. 372. Л. 8об., 9. &lt;br&gt;&lt;li&gt;Там же. Д. 378. Л. 5об., 113.&lt;br&gt;&lt;li&gt;Там же. Служебная карточка ГУЛАГа.&lt;br&gt;&lt;li&gt;Там же. Ф.9407. Оп. 1. Д. 298. Л. 1–68.&lt;/ol&gt;</text:p>
          </table:table-cell>
          <table:table-cell office:value-type="string" calcext:value-type="string">
            <text:p>01.08.40 КОТЛАССКОМУ ОТДЕЛУ для осуществления контрагентских работ передана Котласская ИТК, ранее входившая в состав Архангельского ОИТК [5, 6]. 12.02.42 Пост. СНК в ведение ГУЛЖДС переданы из Наркомата сельского хозяйства 8 совхозов (см. Производство);&lt;br&gt; решением зам. нач. ГУЛЖДС от 13.03.42 они подчинены КОТЛАССКОМУ ОТДЕЛУ ГУЛЖДС [7]. Не позднее 01.01.43 КОТЛАССКИМ ОТДЕЛОМ ГУЛЖДС передан з-ду № 246 совхоз Боровский и принят от Вологодского треста пригородных хозяйств совхоз Красавинский [15].</text:p>
          </table:table-cell>
          <table:table-cell office:value-type="string" calcext:value-type="string">
            <text:p>&lt;a href=r3-206.html&gt;КОТЛАССКИЙ ПЕРЕСЫЛЬНО-ПЕРЕВАЛОЧНЫЙ ПУНКТ ГУЛАГА&lt;/a&gt;,&lt;br&gt; &lt;a href=r3-207.html&gt;КОТЛАССКИЙ СЕЛЬСКОХОЗЯЙСТВЕННЫЙ ИТЛ&lt;/a&gt;,&lt;br&gt; &lt;a href=r3-208.html&gt;КОТЛАССКОЕ СЕЛЬСКОХОЗЯЙСТВЕННОЕ ЛО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КОТЛАССКИЙ ПЕРЕСЫЛЬНО-ПЕРЕВАЛОЧНЫЙ&lt;BR&gt;ПУНКТ ГУЛАГА</text:p>
          </table:table-cell>
          <table:table-cell office:value-type="string" calcext:value-type="string">
            <text:p>Котласская пересыльно-перевалочная база ГУЛАГа,&lt;BR&gt;Котласский пересыльный пункт, Котласский перпункт</text:p>
          </table:table-cell>
          <table:table-cell office:value-type="string" calcext:value-type="string">
            <text:p>организован 05.03.32&lt;SUP&gt;1&lt;/SUP&gt; [1];&lt;br&gt; закрыт 31.07.32 (передан в УХТИНСКО-ПЕЧОРСКИЙ ИТЛ) [2];&lt;br&gt; вновь организован 09.05.38 [3];&lt;br&gt; окончательно закрыт 14.05.40&lt;SUP&gt;2&lt;/SUP&gt; [4, 5].</text:p>
          </table:table-cell>
          <table:table-cell/>
          <table:table-cell office:value-type="string" calcext:value-type="string">
            <text:p>ГУЛАГ с 05.03.32 [1];&lt;br&gt; ОГПУ с 31.07.32 [2];&lt;br&gt; ГУЛАГ с 09.05.38 [3] {10}&lt;SUP&gt;3&lt;/SUP&gt;.</text:p>
          </table:table-cell>
          <table:table-cell office:value-type="string" calcext:value-type="string">
            <text:p>Архангельская обл., г.Котлас [6, 7], {10}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Архангельская обл., г.Котлас, п/я 202 {10}.</text:p>
          </table:table-cell>
          <table:table-cell office:value-type="string" calcext:value-type="string">
            <text:p>хранение грузов и их транспортировка в лагеря Коми АССР, а также переотправка этапов з/к [3, 6, 7].</text:p>
          </table:table-cell>
          <table:table-cell office:value-type="string" calcext:value-type="string">
            <text:p>01.10.38 — 3801&lt;SUP&gt;4&lt;/SUP&gt;, 01.01.40 — 1164 (УРО).</text:p>
          </table:table-cell>
          <table:table-cell office:value-type="string" calcext:value-type="string">
            <text:p>нач. — Рыков А.Н., с 05.03.32 — ? [1];&lt;br&gt; врид нач. — мл. лейт. ГБ Французов В.С., с 09.05.38 — ? [3];&lt;br&gt; нач. — ст. лейт. ГБ Баканович А.Ф., с 05.10.39 — ? [8].</text:p>
          </table:table-cell>
          <table:table-cell office:value-type="string" calcext:value-type="string">
            <text:p>В архиве КОТЛАССКОГО СЕЛЬСКОХОЗЯЙСТВЕННОГО ЛО — часть л/д сотрудников {1}.</text:p>
          </table:table-cell>
          <table:table-cell office:value-type="string" calcext:value-type="string">
            <text:p>&lt;SUP&gt;1&lt;/SUP&gt; Котласский пересыльный пункт УСТЬ-ВЫМСКОГО ИТЛ ОГПУ, организованный 06.06.31 для переброски грузов на Усть-Вымь и Ухту [6], непосредственно подчинен ГУЛАГу ОГПУ и реорг. в отделение (лагерь) [1]. Вскоре лагерь вновь переименован в Котласский пересыльный пункт, но оставлен в подчинении ГУЛАГа ОГПУ [9].&lt;br&gt;&lt;SUP&gt;2&lt;/SUP&gt; На его основе организована Котласская тех. база ГУЖДС [4, 5]. Следует отметить, что в сводках УРО Котласский перпункт фигурирует до конца 1941 г. (см., например, [10]).&lt;br&gt;&lt;SUP&gt;3&lt;/SUP&gt; См. также Положение о КОТЛАССКОМ ПЕРЕСЫЛЬНО-ПЕРЕВАЛОЧНОМ ПУНКТЕ ГУЛАГА, объявленное пр. [7].&lt;br&gt;&lt;SUP&gt;4&lt;/SUP&gt; Из них 2537 осужденных за к/р преступления, 43 — как СОЭ и СВЭ [11].</text:p>
          </table:table-cell>
          <table:table-cell/>
          <table:table-cell office:value-type="string" calcext:value-type="string">
            <text:p>&lt;ol compact&gt;&lt;li&gt;Пр. 197/с ОГПУ от 05.03.32.&lt;br&gt;&lt;li&gt;Пр. 718/с ОГПУ от 31.07.32.&lt;br&gt;&lt;li&gt;Пр. 087 НКВД от 09.05.38.&lt;br&gt;&lt;li&gt;Пр. 00597 НКВД от 14.05.40. &lt;br&gt;&lt;li&gt;ГАРФ. Ф. 9407. Оп. 1. Д. 40. Л. 1–60.&lt;br&gt;&lt;li&gt;Пр. 296/173 ОГПУ от 06.06.31. &lt;br&gt;&lt;li&gt;Пр. 00232 НКВД от 23.02.40.&lt;br&gt;&lt;li&gt;Пр. 1866лс НКВД от 05.10.39. &lt;br&gt;&lt;li&gt;Пр. 362/с ОГПУ от 20.04.32.&lt;br&gt;&lt;li&gt;ГАРФ. Ф. 9414. Оп. 1д. Д. 371. &lt;br&gt;&lt;li&gt;Там же. Оп. 1. Д. 1140. Л. 141.&lt;/ol&gt;</text:p>
          </table:table-cell>
          <table:table-cell/>
          <table:table-cell office:value-type="string" calcext:value-type="string">
            <text:p>&lt;a href=r3-205.html&gt;КОТЛАССКИЙ ОТДЕЛ ГУЛЖДС&lt;/a&gt;,&lt;br&gt; &lt;a href=r3-207.html&gt;КОТЛАССКИЙ СЕЛЬСКОХОЗЯЙСТВЕННЫЙ ИТЛ&lt;/a&gt;,&lt;br&gt; &lt;a href=r3-437.html&gt;УСТЬ-ВЫМСКИЙ ИТЛ ОГПУ&lt;/a&gt;,&lt;br&gt; &lt;a href=r3-442.html&gt;УХТИНСКО-ПЕЧОРСКИЙ ИТЛ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КОТЛАССКИЙ СЕЛЬСКОХОЗЯЙСТВЕННЫЙ ИТЛ</text:p>
          </table:table-cell>
          <table:table-cell office:value-type="string" calcext:value-type="string">
            <text:p>Котласлаг</text:p>
          </table:table-cell>
          <table:table-cell office:value-type="string" calcext:value-type="string">
            <text:p>организован 27.10.43&lt;SUP&gt;1&lt;/SUP&gt; (в связи с увеличением объема с/х работ, производимых КОТЛАССКИМ ОТДЕЛОМ ГУЛЖДС&lt;SUP&gt;2&lt;/SUP&gt; и необходимостью укрепления режима содержания з/к) [1];&lt;br&gt; закрыт 29.06.45 [2]&lt;SUP&gt;3&lt;/SUP&gt;.</text:p>
          </table:table-cell>
          <table:table-cell/>
          <table:table-cell office:value-type="string" calcext:value-type="string">
            <text:p>ГУЛЖДС [1].</text:p>
          </table:table-cell>
          <table:table-cell office:value-type="string" calcext:value-type="string">
            <text:p>Архангельская обл., г.Котлас [1], {15, 14}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Архангельская обл., г.Котлас, п/я 201 {15, 14}.</text:p>
          </table:table-cell>
          <table:table-cell office:value-type="string" calcext:value-type="string">
            <text:p>обслуживание Котласской сельхозфермы, а с 13.03.42 — совхозов: им. 10-летия Коми АССР, Мутницкого Коми АССР, Ардашевского, им. 8 Марта, Фаленковского Кировской, Комсомолец и Шахуньского Горьковской, Красавинского и Красный Север Вологодской, Красноборского и Черевковского Архангельской обл., работы ЦРМ, ДОКа, пересыльного пункта (г. Котлас), жилгруппы адм.-хозяйственного отдела в г.Кирове [1–4].</text:p>
          </table:table-cell>
          <table:table-cell office:value-type="string" calcext:value-type="string">
            <text:p>01.01.44 — 8629, 01.45 — 6207 (УРО).</text:p>
          </table:table-cell>
          <table:table-cell office:value-type="string" calcext:value-type="string">
            <text:p>нач. — майор ГБ Свиридов А.С., с 27.10.43 — не позднее 20.05.44 [1, 5];&lt;br&gt; майор ГБ Кульчицкий И.С., с 21.11.44 по 11.04.45 [6];&lt;br&gt; з/н — майор инт.с. Марьяхин ?.?., ? — по 20.05.44 [5]&lt;SUP&gt;4&lt;/SUP&gt;;&lt;br&gt; Шеманов Ф.В., с 20.05.44 — ? [5].</text:p>
          </table:table-cell>
          <table:table-cell office:value-type="string" calcext:value-type="string">
            <text:p>В архиве КОТЛАССКОГО СЕЛЬСКОХОЗЯЙСТВЕННОГО ЛО {1}.</text:p>
          </table:table-cell>
          <table:table-cell office:value-type="string" calcext:value-type="string">
            <text:p>&lt;SUP&gt;1&lt;/SUP&gt; Приказано организовать ИТЛ с 01.11.43 [1].&lt;br&gt;&lt;SUP&gt;2&lt;/SUP&gt; Подробнее о реорг. КОТЛАССКОГО ОТДЕЛА ГУЛЖДС в КОТЛАССКИЙ СЕЛЬСКОХОЗЯЙСТВЕННЫЙ ИТЛ см. примеч. 2 в статье КОТЛАССКИЙ ОТДЕЛ ГУЛЖДС.&lt;br&gt;&lt;SUP&gt;3&lt;/SUP&gt; Совхозы Ардашевский и им. 10-летия Коми АССР переданы Наркомату бумажно-целлюлозной пром. СССР, совхоз Комсомолец — УНЖЕНСКОМУ ИТЛ, им. 8 Марта — ВЯТСКОМУ ИТЛ, остальные хозяйства, склады, мастерские, производственные, служебные и жилые помещения — СЕВЕРО-ПЕЧОРСКОМУ ИТЛ [2];&lt;br&gt; ликвидирован пересыльный пункт Котласлага;&lt;br&gt; для руководства Котласской группой совхозов приказано организовать Котласский с/х отдел СЕВЕРО-ПЕЧОРСКОГО ИТЛ [2] (позднее совхозы переданы в ГУВС) [7].&lt;br&gt;&lt;SUP&gt;4&lt;/SUP&gt; 20.05.44 Свиридов упом. как б. нач.;&lt;br&gt; тем же пр. з/н Марьяхин снят с работы и арестован на 5 суток за неудовлетворительные условия содержания з/к, там же в качестве нач. упом. И.С.Кульчицкий [5], вероятно, он в это время исполнял обязанности нач.</text:p>
          </table:table-cell>
          <table:table-cell/>
          <table:table-cell office:value-type="string" calcext:value-type="string">
            <text:p>&lt;ol compact&gt;&lt;li&gt;Пр. 0403 НКВД от 27.10.43.&lt;br&gt;&lt;li&gt;Пр.0175 НКВД от 29.06.45.&lt;br&gt;&lt;li&gt;ГАРФ. Ф. 9407. Оп. 1. Д. 272. Л. 2.&lt;br&gt;&lt;li&gt;Там же. Д. 298. Л. 1–68.&lt;br&gt;&lt;li&gt;Пр. 0103 НКВД от 20.05.44.&lt;br&gt;&lt;li&gt;ГАРФ. Служебная карточка ГУЛАГа.&lt;br&gt;&lt;li&gt;Пр. 0592 МВД от 30.09.48.&lt;/ol&gt;</text:p>
          </table:table-cell>
          <table:table-cell/>
          <table:table-cell office:value-type="string" calcext:value-type="string">
            <text:p>&lt;a href=r3-205.html&gt;КОТЛАССКИЙ ОТДЕЛ ГУЛЖДС&lt;/a&gt;,&lt;br&gt; &lt;a href=r3-206.html&gt;КОТЛАССКИЙ ПЕРЕСЫЛЬНО-ПЕРЕВАЛОЧНЫЙ ПУНКТ ГУЛАГА&lt;/a&gt;,&lt;br&gt; &lt;a href=r3-208.html&gt;КОТЛАССКОЕ СЕЛЬСКОХОЗЯЙСТВЕННОЕ ЛО&lt;/a&gt;,&lt;br&gt; &lt;a href=r3-311.html&gt;СЕВЕРО-ПЕЧОРСКИЙ ИТЛ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КОТЛАССКОЕ СЕЛЬСКОХОЗЯЙСТВЕННОЕ ЛО</text:p>
          </table:table-cell>
          <table:table-cell/>
          <table:table-cell office:value-type="string" calcext:value-type="string">
            <text:p>организовано 11.07.49 [1]&lt;SUP&gt;1&lt;/SUP&gt;;&lt;br&gt; закрыто 29.04.53 {35} — первый раз (?)&lt;SUP&gt;2&lt;/SUP&gt;;&lt;br&gt; окончательно закрыто 01.12.56 [2].</text:p>
          </table:table-cell>
          <table:table-cell/>
          <table:table-cell office:value-type="string" calcext:value-type="string">
            <text:p>ГУЛАГ МВД и ГУВС МВД с 11.07.49 [1];&lt;br&gt; УМВД по Архангельской обл. и ГУВС МВД, с 24.08.50 по крайней мере по 04.53 [3, 4]&lt;SUP&gt;3&lt;/SUP&gt;;&lt;br&gt; ГУЛАГ МВД до 26.07.54 [5];&lt;br&gt; ГУВС МВД с 26.07.54 [2, 5]&lt;SUP&gt;4&lt;/SUP&gt;.</text:p>
          </table:table-cell>
          <table:table-cell office:value-type="string" calcext:value-type="string">
            <text:p>Архангельская обл., г.Котлас {20}.</text:p>
          </table:table-cell>
          <table:table-cell office:value-type="string" calcext:value-type="string">
            <text:p>ДЖ {3, 20}, [4]&lt;SUP&gt;5&lt;/SUP&gt;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г.Котлас, п/я 420 {20};&lt;br&gt; п/я УГ-42/5 [5]&lt;SUP&gt;6&lt;/SUP&gt;.</text:p>
          </table:table-cell>
          <table:table-cell office:value-type="string" calcext:value-type="string">
            <text:p>с. х. [1, 2, 5].</text:p>
          </table:table-cell>
          <table:table-cell office:value-type="string" calcext:value-type="string">
            <text:p>01.01.50 — 2016, 01.01.55 — 1277, 01.01.56 — 1162 (УРО)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Включает архивы КОТЛАССКОГО СЕЛЬСКОХОЗЯЙСТВЕННОГО ЛО, КОТЛАССКОГО ОТДЕЛА ГУЛЖДС, КОТЛАССКОГО СЕЛЬСКОХОЗЯЙСТВЕННОГО ИТЛ и КОТЛАССКОГО ПЕРЕСЫЛЬНО-ПЕРЕВАЛОЧНОГО ПУНКТА ГУЛАГА. Хранился в архиве УИТЛК УМВД по Архангельской обл.: л/д з/к — 3427, материалы делопроизводства — 54;&lt;br&gt; в 4-й колонии УИТЛК УМВД по Архангельской обл. (г. Котлас). Остальные материалы предполагалось передать в ГА Архангельской обл. {1}.</text:p>
          </table:table-cell>
          <table:table-cell office:value-type="string" calcext:value-type="string">
            <text:p>&lt;SUP&gt;1&lt;/SUP&gt; На базе с/х ЛО Севжелдорлага МВД, обслуживающего совхозы Котласской группы ГУВС МВД [1].&lt;br&gt;&lt;SUP&gt;2&lt;/SUP&gt; Согласно {35} — ЛО ликвидироваить, лаг. подр. передать в состав УИТЛК УМЮ по Архангельской обл.. Сведения, подтверждающие выполнение этого пр., не найдены;&lt;br&gt; не обнаружен и пр. о повторной организации ЛО.&lt;br&gt;&lt;SUP&gt;3&lt;/SUP&gt; ГУВС МВД руководил производственной деятельностью [3]. См. также Лит. дело на Котласское ЛО УМВД по Архангельской обл. (янв. 1952 — апр. 1953) [4].&lt;br&gt;&lt;SUP&gt;4&lt;/SUP&gt; КОТЛАССКОЕ СЕЛЬСКОХОЗЯЙСТВЕННОЕ ЛО ГУЛАГа МВД передано в ГУВС МВД;&lt;br&gt; при этом оперативное руководство лаг. сектором возложено на ГУЛАГ МВД, а позднее, по-видимому, передано УИТЛК МВД РСФСР.&lt;br&gt;&lt;SUP&gt;5&lt;/SUP&gt; Согласно {3}, присвоен пр. [6].&lt;br&gt;&lt;SUP&gt;6&lt;/SUP&gt; Расп. [5] имеет название: О передаче КОТЛАССКОГО СЕЛЬСКОХОЗЯЙСТВЕННОГО ЛО ГУЛАГа (п/я УГ-42/5) в ведение ГУВС МВД СССР. Согласно {1} — п/я ДЖ-420.</text:p>
          </table:table-cell>
          <table:table-cell/>
          <table:table-cell office:value-type="string" calcext:value-type="string">
            <text:p>&lt;ol compact&gt;&lt;li&gt;Пр. 00697 МВД от 11.07.49.&lt;br&gt;&lt;li&gt;Пр. 262/259 МВД РСФСР и ГУВС МВД СССР от 01.12.56.&lt;br&gt;&lt;li&gt;Пр. 00527 МВД от 24.08.50. &lt;br&gt;&lt;li&gt;ГАРФ. Ф. 9414. Оп. 1д. Д. 194. Л. 1–5.&lt;br&gt;&lt;li&gt;Расп. 216с МВД от 26.07.54. &lt;br&gt;&lt;li&gt;Пр. 00855 МВД от 13.09.49.&lt;/ol&gt;</text:p>
          </table:table-cell>
          <table:table-cell/>
          <table:table-cell office:value-type="string" calcext:value-type="string">
            <text:p>&lt;a href=r3-207.html&gt;КОТЛАССКИЙ СЕЛЬСКОХОЗЯЙСТВЕННЫЙ ИТЛ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КОЧКАРЬСКОЕ ЛО</text:p>
          </table:table-cell>
          <table:table-cell office:value-type="string" calcext:value-type="string">
            <text:p>Кочкарьлаг</text:p>
          </table:table-cell>
          <table:table-cell office:value-type="string" calcext:value-type="string">
            <text:p>организовано 14.07.47 [1];&lt;br&gt; закрыто 20.05.52 [2]&lt;SUP&gt;1&lt;/SUP&gt;.</text:p>
          </table:table-cell>
          <table:table-cell/>
          <table:table-cell office:value-type="string" calcext:value-type="string">
            <text:p>СГУ, в составе УИТЛК УМВД по Челябинской обл. с 14.07.47 [1].</text:p>
          </table:table-cell>
          <table:table-cell office:value-type="string" calcext:value-type="string">
            <text:p>Челябинская обл., г.Пласт [1];&lt;br&gt; Челябинская обл., пос.Кочкарь [3].</text:p>
          </table:table-cell>
          <table:table-cell office:value-type="string" calcext:value-type="string">
            <text:p>нет {3}.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обслуживание работ комб. Кочкарьзолото [1].</text:p>
          </table:table-cell>
          <table:table-cell office:value-type="string" calcext:value-type="string">
            <text:p>проектируемый лимит наполнения в 1947 г. — 600 чел., с последующим доведением до 1500 чел. [1].</text:p>
          </table:table-cell>
          <table:table-cell office:value-type="string" calcext:value-type="string">
            <text:p>нач. — инж.-майор Степанов И.П. (директор комб. Кочкарьзолото), с 14.07.47 — не ранее 10.01.50 [1, 3];&lt;br&gt; горный директор 3-го ранга Захаров ?.?. (упом. в 1951 г.) [4].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&lt;SUP&gt;1&lt;/SUP&gt; Согласно [2], ЛО ликвидируется с 01.07.52, з/к передаются во вновь организуемое Березовское ЛО УРАЛЬСКОГО ИТЛ СГУ.</text:p>
          </table:table-cell>
          <table:table-cell office:value-type="string" calcext:value-type="string">
            <text:p>&lt;ol compact&gt;&lt;li&gt;Пр. 00735 МВД от 14.07.47.&lt;br&gt;&lt;li&gt;Расп. 764 МВД от 20.05.52.&lt;br&gt;&lt;li&gt;ГАРФ. Ф. 9414. Оп. 1. Д. 99. Л. 78.&lt;br&gt;&lt;li&gt;Там же. Д. 117. Л. 70.&lt;/ol&gt;</text:p>
          </table:table-cell>
          <table:table-cell/>
          <table:table-cell office:value-type="string" calcext:value-type="string">
            <text:p>&lt;a href=r3-432.html&gt;УРАЛЬСКИЙ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КРАСНОГОРСКИЙ ИТЛ</text:p>
          </table:table-cell>
          <table:table-cell office:value-type="string" calcext:value-type="string">
            <text:p>Красногорлаг</text:p>
          </table:table-cell>
          <table:table-cell office:value-type="string" calcext:value-type="string">
            <text:p>организован 14.05.53 (переименован из СТРОИТЕЛЬСТВА 514 И ИТЛ) {36};&lt;br&gt; на 01.01.60 — действующий {46}.</text:p>
          </table:table-cell>
          <table:table-cell/>
          <table:table-cell office:value-type="string" calcext:value-type="string">
            <text:p>ГУЛАГ МЮ с 14.05.53 {36};&lt;br&gt; ГУЛАГ МВД с 28.01.54 {38};&lt;br&gt; Главпромстрой с 03.02.55 {41};&lt;br&gt; ГУЛАГ МВД — не позднее 01.08.55 [2]&lt;SUP&gt;1&lt;/SUP&gt;;&lt;br&gt; МВД РСФСР — не позднее 01.12.57 {44}.</text:p>
          </table:table-cell>
          <table:table-cell office:value-type="string" calcext:value-type="string">
            <text:p>г.Свердловск {37}.</text:p>
          </table:table-cell>
          <table:table-cell office:value-type="string" calcext:value-type="string">
            <text:p>ВО — перешел от предшественника {36, 37}.</text:p>
          </table:table-cell>
          <table:table-cell office:value-type="string" calcext:value-type="string">
            <text:p>Кама {37}.</text:p>
          </table:table-cell>
          <table:table-cell office:value-type="string" calcext:value-type="string">
            <text:p>Свердловск 45, п/я ВО-20 {37};&lt;br&gt; Свердловск, п/я ВО-20 {1}.</text:p>
          </table:table-cell>
          <table:table-cell office:value-type="string" calcext:value-type="string">
            <text:p>обслуживание стр-ва 514 {36}, стр-во ЛЭП-220 Нижне-Туринская ГРЭС — Серовская ГРЭС и Нижне-Туринская ГРЭС — з-д Уралсредмаш [3], з-да 1033 МСМ (оно же Стр-во 594 МВД) с 24.11.54 [4], жилищное стр-во, горные работы, обслуживание 3-х бетонных з-дов, рем.-мех. з-да [5], производство сборных ЖБК [6], стр-во кирп. з-да [7], есть ДОК и з-д шлакоблоков [8], лесозаготовки [9];&lt;br&gt; с/х работы в совхозе Багаряк до 27.02.56 [10. Л. 334].</text:p>
          </table:table-cell>
          <table:table-cell office:value-type="string" calcext:value-type="string">
            <text:p>01.01.54 — 6694, 01.01.55 — 5962&lt;SUP&gt;2&lt;/SUP&gt;, 01.01.56 — 5812, 01.01.57 — 4767, 01.01.58 — 4910, 01.01.59 — 3579, 01.01.60 — 1386 (УРО).</text:p>
          </table:table-cell>
          <table:table-cell office:value-type="string" calcext:value-type="string">
            <text:p>и.о. нач. — п/п в/с Артамонов А.В., с 14.05.53 по 26.06.53 [11, 12];&lt;br&gt; майор Бугрименко М.М., с 26.06.53 по 24.07.53 [13, 14];&lt;br&gt; нач. — он же, с 24.07.53 — ? [14];&lt;br&gt; инж.-майор Щебетовский С.Е., с 10.04.54 — не ранее 31.07.54 [11, 15];&lt;br&gt; г/м Шемена С.И., с 17.09.54 — не ранее 10.02.55 [16, 17];&lt;br&gt; и.о. нач. — Гельман ?.?. (упом. 26.07.54) [5];&lt;br&gt; п/п Бугрименко М.М., с 13.12.55 по 14.07.56 [18], [10. Л. 310];&lt;br&gt; Чикляев Н.А., с 14.07.56 — ? [10. Л. 310];&lt;br&gt; и.о. нач. — п/п Бугрименко М.М., с 13.12.56 — ? [11];&lt;br&gt; з/н — майор Бугрименко М.М., с 10.04.54 — ? [11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Скорее всего, ИТЛ был вновь подчинен ГУЛАГу МВД 24.03.55 одновременно с передачей Главпромстроя в МСМ СССР [19].&lt;br&gt;&lt;SUP&gt;2&lt;/SUP&gt; Из них 935 женщин.</text:p>
          </table:table-cell>
          <table:table-cell/>
          <table:table-cell office:value-type="string" calcext:value-type="string">
            <text:p>&lt;ol compact&gt;&lt;li&gt;ГАРФ. Ф. 9414. Оп. 1. Д.1429. Л. 121об.&lt;br&gt;&lt;li&gt;Пр. 00327 МВД от 01.08.55.&lt;br&gt;&lt;li&gt;Пр. 00278 МВД от 31.03.54.&lt;br&gt;&lt;li&gt;Пр. 00876 МВД от 24.11.54.&lt;br&gt;&lt;li&gt;Пр. 00630 МВД от 26.07.54.&lt;br&gt;&lt;li&gt;Пр. 650 МВД от 04.12.54. &lt;br&gt;&lt;li&gt;Пр. 049 МВД от 29.01.55.&lt;br&gt;&lt;li&gt;Пр. 282 МВД от 18.06.54.&lt;br&gt;&lt;li&gt;Пр. 211 МВД от 12.05.54.&lt;br&gt;&lt;li&gt;ГАРФ. Ф. 9414. Оп. 1. Д. 270.&lt;br&gt;&lt;li&gt;Там же. Д. 767. Л. 3об.&lt;br&gt;&lt;li&gt;Пр. 570/лг МЮ от 26.06.53.&lt;br&gt;&lt;li&gt;Пр. 579/лг МЮ от 26.06.53. &lt;br&gt;&lt;li&gt;Пр. 720/лг МЮ от 24.07.53.&lt;br&gt;&lt;li&gt;Пр. 379 МВД от 31.07.54.&lt;br&gt;&lt;li&gt;Пр. 2294лс МВД от 17.09.54.&lt;br&gt;&lt;li&gt;Пр. 45 МВД от 10.02.55.&lt;br&gt;&lt;li&gt;Пр. 1558 МВД от 13.12.55.&lt;br&gt;&lt;li&gt;Пр. 00135 МВД от 24.03.55.&lt;/ol&gt;</text:p>
          </table:table-cell>
          <table:table-cell/>
          <table:table-cell office:value-type="string" calcext:value-type="string">
            <text:p>&lt;a href=r3-359.html&gt;СТРОИТЕЛЬСТВО 514 И ИТЛ&lt;/a&gt;,&lt;br&gt; &lt;a href=r3-391.html&gt;СТРОИТЕЛЬСТВО 1418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КРАСНОЯРСКИЙ ИТЛ</text:p>
          </table:table-cell>
          <table:table-cell office:value-type="string" calcext:value-type="string">
            <text:p>Краслаг</text:p>
          </table:table-cell>
          <table:table-cell office:value-type="string" calcext:value-type="string">
            <text:p>организован 05.02.38 [1];&lt;br&gt; действующий на 01.01.60 {46}.</text:p>
          </table:table-cell>
          <table:table-cell/>
          <table:table-cell office:value-type="string" calcext:value-type="string">
            <text:p>ГУЛАГ с 05.02.38 [1];&lt;br&gt; УЛЛП с 26.02.41 [2], ГУЛЛП с 04.03.47 {18};&lt;br&gt; ГУЛАГ МЮ с 02.04.53 {33};&lt;br&gt; ГУЛАГ МВД с 28.01.54 {38};&lt;br&gt; ГУЛЛП с 02.08.54 {40};&lt;br&gt; ГУЛАГ МВД с 13.06.56 [3];&lt;br&gt; ГУИТК МВД СССР с 27.10.56 [4];&lt;br&gt; МВД РСФСР с 01.12.57 {44};&lt;br&gt; ГСЛ МВД РСФСР с 05.02.58 [5]&lt;SUP&gt;1&lt;/SUP&gt;.</text:p>
          </table:table-cell>
          <table:table-cell office:value-type="string" calcext:value-type="string">
            <text:p>Красноярский кр., г.Канск {11, 13–15};&lt;br&gt; ст. Решоты {20, 23, 37}.</text:p>
          </table:table-cell>
          <table:table-cell office:value-type="string" calcext:value-type="string">
            <text:p>У с 25.12.45 {16}.</text:p>
          </table:table-cell>
          <table:table-cell office:value-type="string" calcext:value-type="string">
            <text:p>Кедра {19, 20};&lt;br&gt; Кедр {23, 37}.</text:p>
          </table:table-cell>
          <table:table-cell office:value-type="string" calcext:value-type="string">
            <text:p>Красноярский кр., г.Канск, п/я 235 {11, 13–15, 17, 19};&lt;br&gt; ст. Решоты Красноярской ж.д., п/я 235 {20};&lt;br&gt; п/я У-235 {23, 37}.</text:p>
          </table:table-cell>
          <table:table-cell office:value-type="string" calcext:value-type="string">
            <text:p>лесозаготовки [1], стр-во Канского гидролизного завода [6]&lt;SUP&gt;2&lt;/SUP&gt;, завершение стр-ва переданных из АНГАРСКОГО ИТЛ лесовозных ж/д веток [7], подсобные с/х работы [8], заготовка лыжных болванок и изготовление лыж [9], мебельное, швейное, обувное и гончарное производства [10], стр-во домостроительного цеха, железных и автодорог, жилищное стр-во, производство кирпича [11], работа на тарном з-де, лесопиление, шпалопиление, дровозаготовки, погрузочные работы [12. Разд. 3. Л. 4–96].</text:p>
          </table:table-cell>
          <table:table-cell office:value-type="string" calcext:value-type="string">
            <text:p>01.04.38 — 9924, 01.01.39 — 15 233&lt;SUP&gt;3&lt;/SUP&gt;, 01.01.40 — 17 219 (УРО);&lt;br&gt; 01.01.41 — 17 829, 01.07.41 — 16 441 [13];&lt;br&gt; 01.01.42 — 22 686 [14];&lt;br&gt; 01.01.43 — 16 410&lt;SUP&gt;4&lt;/SUP&gt; [15];&lt;br&gt; 01.01.44 — 14 190, 01.01.45 — 12 982, 01.01.46 — 13 875, 01.01.48 — 23 900, 01.01.50 — 30 007, 01.01.51 — 23 345, 01.01.52 — 26 481, 01.04.52 — 26 611&lt;SUP&gt;5&lt;/SUP&gt; [12. Разд. 3. Л. 4–96];&lt;br&gt; 01.01.53 — 30 546 (УРО);&lt;br&gt; 15.07.53 — 17 187 [12. Разд. 4. Л. 11];&lt;br&gt; 01.01.54 — 16 555, 01.01.55 — 19 651, 01.01.56 — 19 949, 01.01.57 — 19 591, 01.01.59 — 17 231, 01.01.60 — 13 685 (УРО).</text:p>
          </table:table-cell>
          <table:table-cell office:value-type="string" calcext:value-type="string">
            <text:p>нач. — кап. ГБ Шатов-Лифшен С.И., с 05.02.38 по 21.04.40&lt;SUP&gt;2&lt;/SUP&gt; [1, 16];&lt;br&gt; кап. ГБ Почтарев Г.М., не позднее 31.08.40 — по 07.07.43&lt;SUP&gt;7&lt;/SUP&gt; [17–19];&lt;br&gt; п/п ГБ (полк.) Филиппов А.В., с 07.07.43 по 01.47&lt;SUP&gt;8&lt;/SUP&gt; [19, 20];&lt;br&gt; майор (п/п) Аникин Я.В., с 14.02.47 — ? [21];&lt;br&gt; п/п Павловский Н.П., с 1950 г. по 01.04.53 [12. Разд. 1. Л. 2об.]9;&lt;br&gt; и.о. нач.— п/п в/с Купцов Н.М., с 01.04.53 по 26.06.53 [22, 23];&lt;br&gt; и.о. нач. — майор Коренчук И.Т., с 26.06.53 — ?, нач. — он же, с 29.07.53 по 24.06.55 [23, 24]10;&lt;br&gt; п/п Цылев М.Н., с 24.06.55 — ? [25];&lt;br&gt; и.о. нач. — п/п в/с Таскаев Н.А., с 13.06.56 — ? [26], нач. — он же, с 29.09.56 — ? (упом. 26.12.56) [27, 28];&lt;br&gt; з/н — майор ГБ Цапалин П.И., с 01.41 по 04.01.45 [29];&lt;br&gt; кап. Филатов В.Г. (упом. как освобожденный от должности в 1948 г.);&lt;br&gt; п/п Герус Ф.Д. (упом. в 1951–1952 гг.);&lt;br&gt; полк. Кокшаев В.И., с 23.02.54 — ? [12. Разд. 1. Л. 2об.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В [5] объявлены штаты ИТ лагерей ГСЛ МВД РСФСР.&lt;br&gt;&lt;SUP&gt;2&lt;/SUP&gt; Передано в ЕНИСЕЙСКИЙ ИТЛ пр. [32].&lt;br&gt;&lt;SUP&gt;3&lt;/SUP&gt; На 01.10.38 — 17 561, из них 9806 осужденных за к/р преступления, 3860 — как СОЭ и СВЭ [33].&lt;br&gt;&lt;SUP&gt;4&lt;/SUP&gt; Из них 1316 женщин, 9724 осужденных за к/р преступления.&lt;br&gt;&lt;SUP&gt;5&lt;/SUP&gt; Из них 4064 женщины, 3907 осужденных за к/р преступления.&lt;br&gt;&lt;SUP&gt;6&lt;/SUP&gt; Арестован 21.04.40.&lt;br&gt;&lt;SUP&gt;7&lt;/SUP&gt; Формально освобожден от должности 12.08.43 в связи с назначением его нач. УНЖЕНСКОГО ИТЛ [18].&lt;br&gt;&lt;SUP&gt;8&lt;/SUP&gt; Из органов исключен за смертью 14.01.47 [20].&lt;br&gt;&lt;SUP&gt;9&lt;/SUP&gt; Н.П.Павловский, согласно [12. Разд. 1. Л. 2об.], был назначен нач. Краслага пр. 0246 МВД и не был сменен до 01.04.53.&lt;br&gt;&lt;SUP&gt;10&lt;/SUP&gt; Подтверждено 23.02.54 после передачи ГУЛАГа в МВД [34].</text:p>
          </table:table-cell>
          <table:table-cell/>
          <table:table-cell office:value-type="string" calcext:value-type="string">
            <text:p>&lt;ol compact&gt;&lt;li&gt;Пр. 020 НКВД от 05.02.38.&lt;br&gt;&lt;li&gt;Пр. 00212 НКВД от 26.02.41.&lt;br&gt;&lt;li&gt;Пр. 0231 МВД от 13.06.56.&lt;br&gt;&lt;li&gt;Пр. 500 МВД от 27.10.56. &lt;br&gt;&lt;li&gt;Пр. 049 МВД РСФСР от 05.02.58.&lt;br&gt;&lt;li&gt;Пр. 0484 НКВД от 16.11.40. &lt;br&gt;&lt;li&gt;ГАРФ. Ф. 9414. Оп. 1. Д. 154. Л. 2.&lt;br&gt;&lt;li&gt;Там же. Д. 49. Л. 762.&lt;br&gt;&lt;li&gt;Пр. 001440 НКВД от 21.08.43.&lt;br&gt;&lt;li&gt;Пр. 03 НКВД от 05.01.46.&lt;br&gt;&lt;li&gt;Пр. 00553 МВД от 25.06.54.&lt;br&gt;&lt;li&gt;ГАРФ. Ф. 9414. Оп. 1. Д. 564.&lt;br&gt;&lt;li&gt;Там же. Оп. 1д. Д. 371. Л. 3, 54. &lt;br&gt;&lt;li&gt;Там же. Д. 372. Л. 7об., 8. &lt;br&gt;&lt;li&gt;Там же. Д. 378. Л. 111.&lt;br&gt;&lt;li&gt;Данные &lt;br&gt;&lt;li&gt;ГИЦ МВД.&lt;br&gt;&lt;li&gt;Пр. 0387 НКВД от 31.08.40.&lt;br&gt;&lt;li&gt;Пр. 1690лс НКВД от 12.08.43.&lt;br&gt;&lt;li&gt;Пр. 1427лс НКВД от 07.07.43.&lt;br&gt;&lt;li&gt;Пр. 51 МВД от 14.01.47.&lt;br&gt;&lt;li&gt;Пр. 202лс МВД от 14.02.47.&lt;br&gt;&lt;li&gt;Пр. 026/л МЮ от 01.04.53.&lt;br&gt;&lt;li&gt;Пр. 570/лг МЮ от 26.06.53. &lt;br&gt;&lt;li&gt;Пр. 755/лг МЮ от 29.07.53.&lt;br&gt;&lt;li&gt;Пр. 818 МВД от 24.06.55.&lt;br&gt;&lt;li&gt;Пр. 0231 МВД от 13.06.56.&lt;br&gt;&lt;li&gt;Пр. 1075 МВД от 29.09.56.&lt;br&gt;&lt;li&gt;Пр. 0560 МВД от 26.12.56.&lt;br&gt;&lt;li&gt;ГАРФ. Служебная карточка ГУЛАГа.&lt;br&gt;&lt;li&gt;Пр. 0083 НКВД от 12.01.42. &lt;br&gt;&lt;li&gt;Пр. 00892 МВД от 05.11.52. &lt;br&gt;&lt;li&gt;Пр. 0137 НКВД от 19.03.41. &lt;br&gt;&lt;li&gt;ГАРФ. Ф. 9414. Оп. 1. Д. 1140. Л. 141. &lt;br&gt;&lt;li&gt;Пр. 428 МВД от 23.02.54.&lt;/ol&gt;</text:p>
          </table:table-cell>
          <table:table-cell office:value-type="string" calcext:value-type="string">
            <text:p>12.01.42 в Краслаге был создан отряд из мобилизованных немцев [30]. 05.11.52 из Краслага выделен ТУГАЧИНСКИЙ ИТЛ [31].</text:p>
          </table:table-cell>
          <table:table-cell office:value-type="string" calcext:value-type="string">
            <text:p>&lt;a href=r3-11.html&gt;АНГАРСКИЙ ИТЛ&lt;/a&gt;,&lt;br&gt; &lt;a href=r3-96.html&gt;ЕНИСЕЙСКИЙ ИТЛ&lt;/a&gt;,&lt;br&gt; &lt;a href=r3-424.html&gt;ТУГАЧИНСКИЙ ИТЛ&lt;/a&gt;.</text:p>
          </table:table-cell>
          <table:table-cell office:value-type="string" calcext:value-type="string">
            <text:p>С.Филиппов, 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КРАСНОЯРСКОЕ СТРОИТЕЛЬСТВО И ИТЛ ЕНИСЕЙСТРОЯ</text:p>
          </table:table-cell>
          <table:table-cell/>
          <table:table-cell office:value-type="string" calcext:value-type="string">
            <text:p>организован 20.07.49 [1];&lt;br&gt; закрыт 16.10.51 (реорг. в ЛО с подчинением ИТЛ ДС Енисейстроя) [2].</text:p>
          </table:table-cell>
          <table:table-cell/>
          <table:table-cell office:value-type="string" calcext:value-type="string">
            <text:p>Енисейстрой МВД с 20.07.49 [1, 2].</text:p>
          </table:table-cell>
          <table:table-cell office:value-type="string" calcext:value-type="string">
            <text:p>г.Красноярск [1].</text:p>
          </table:table-cell>
          <table:table-cell office:value-type="string" calcext:value-type="string">
            <text:p>ДД с 20.07.49 [1].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штатная — 3000 в 1949 г. [1], 06.51 — 1153 [3].</text:p>
          </table:table-cell>
          <table:table-cell office:value-type="string" calcext:value-type="string">
            <text:p>нач. — майор Ивойлов Г.Ф., с 20.07.49 — ? [1].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&lt;ol compact&gt;&lt;li&gt;Пр. 00685 МВД от 20.07.49.&lt;br&gt;&lt;li&gt;Пр. 00735 МВД от 16.10.51.&lt;br&gt;&lt;li&gt;ГАРФ. Ф. 9414. Оп. 1д. Д. 162. Л. 26.&lt;/ol&gt;</text:p>
          </table:table-cell>
          <table:table-cell/>
          <table:table-cell office:value-type="string" calcext:value-type="string">
            <text:p>&lt;a href=r3-120.html&gt;ИТЛ ДС ЕНИСЕЙСТРОЯ&lt;/a&gt;.</text:p>
          </table:table-cell>
          <table:table-cell office:value-type="string" calcext:value-type="string">
            <text:p>С.Филиппов, 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КРАСНОЯРСКОЕ УПР.&lt;BR&gt;СПЕЦИАЛЬНОГО СТРОИТЕЛЬСТВА И ИТЛ П/Я 138</text:p>
          </table:table-cell>
          <table:table-cell office:value-type="string" calcext:value-type="string">
            <text:p>ИТЛ п/я 4</text:p>
          </table:table-cell>
          <table:table-cell office:value-type="string" calcext:value-type="string">
            <text:p>организован 18.04.51 [1];&lt;br&gt; закрыт 16.10.51 (реорг. в ЛО п/я 4 (п/я 138) с подчинением УИТЛ ДС) [2].</text:p>
          </table:table-cell>
          <table:table-cell/>
          <table:table-cell office:value-type="string" calcext:value-type="string">
            <text:p>Енисейстрой МВД с 18.04.51 [1].</text:p>
          </table:table-cell>
          <table:table-cell office:value-type="string" calcext:value-type="string">
            <text:p>г.Красноярск [1].</text:p>
          </table:table-cell>
          <table:table-cell office:value-type="string" calcext:value-type="string">
            <text:p>?&lt;SUP&gt;1&lt;/SUP&gt;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г.Красноярск, п/я 138 [1].</text:p>
          </table:table-cell>
          <table:table-cell office:value-type="string" calcext:value-type="string">
            <text:p>стр-во опытного электрометаллургического з-да в Красноярске [1]&lt;SUP&gt;2&lt;/SUP&gt;.</text:p>
          </table:table-cell>
          <table:table-cell office:value-type="string" calcext:value-type="string">
            <text:p>06.51 — 1449 [3. Л. 26].</text:p>
          </table:table-cell>
          <table:table-cell office:value-type="string" calcext:value-type="string">
            <text:p>нач.— Колмыченко А.М., с 18.04.51 — ? [1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Согласно [3. Л. 23–24], литер не присваивался.&lt;br&gt;&lt;SUP&gt;2&lt;/SUP&gt; В соответствии с Пост. СМ СССР № 1221–612с от 16.04.51, для МЧМ СССР [3. Л. 15].</text:p>
          </table:table-cell>
          <table:table-cell/>
          <table:table-cell office:value-type="string" calcext:value-type="string">
            <text:p>&lt;ol compact&gt;&lt;li&gt;Пр. 00193 МВД от 18.04.51.&lt;br&gt;&lt;li&gt;Пр. 00735 МВД от 16.10.51.&lt;br&gt;&lt;li&gt;ГАРФ. Ф. 9414. Оп. 1д. Д. 162. Л. 26.&lt;/ol&gt;</text:p>
          </table:table-cell>
          <table:table-cell/>
          <table:table-cell office:value-type="string" calcext:value-type="string">
            <text:p>&lt;a href=r3-120.html&gt;ИТЛ ДС ЕНИСЕЙСТРОЯ&lt;/a&gt;.</text:p>
          </table:table-cell>
          <table:table-cell office:value-type="string" calcext:value-type="string">
            <text:p>С.Филиппов, 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КУЗБАССКИЙ ИТЛ</text:p>
          </table:table-cell>
          <table:table-cell office:value-type="string" calcext:value-type="string">
            <text:p>Кузбассжилстрой, Кузбасслаг</text:p>
          </table:table-cell>
          <table:table-cell office:value-type="string" calcext:value-type="string">
            <text:p>организован 23.12.46 [1]&lt;SUP&gt;1&lt;/SUP&gt;;&lt;br&gt; закрыт 15.09.48 [2], 26.09.48 [3].</text:p>
          </table:table-cell>
          <table:table-cell/>
          <table:table-cell office:value-type="string" calcext:value-type="string">
            <text:p>ГУЛПС с 23.12.46 [1].</text:p>
          </table:table-cell>
          <table:table-cell office:value-type="string" calcext:value-type="string">
            <text:p>Кемеровская обл., г.Сталинск (ныне Новокузнецк) [1, 4], {17}.</text:p>
          </table:table-cell>
          <table:table-cell office:value-type="string" calcext:value-type="string">
            <text:p>БМ с 23.12.46 [1].</text:p>
          </table:table-cell>
          <table:table-cell office:value-type="string" calcext:value-type="string">
            <text:p>Кузбассжилстрой {17}.</text:p>
          </table:table-cell>
          <table:table-cell office:value-type="string" calcext:value-type="string">
            <text:p>Кемеровская обл., г.Сталинск, п/я — нет {17}.</text:p>
          </table:table-cell>
          <table:table-cell office:value-type="string" calcext:value-type="string">
            <text:p>стр-во индивидуальных домов в Прокопьевске (1250) и Сталинске (1000) [4], в том числе благоустройство Точилинского пос. рабочих Кузнецкого металлургического комб. [5], лесозаготовки и переработка лесоматериалов, изготовление деревянных деталей для домов, шлакоблочных камней [6].</text:p>
          </table:table-cell>
          <table:table-cell office:value-type="string" calcext:value-type="string">
            <text:p>01.01.47 — 2874, 01.01.48 — 10 184 (УРО).</text:p>
          </table:table-cell>
          <table:table-cell office:value-type="string" calcext:value-type="string">
            <text:p>нач. — п/п Шиши М.Д., с 04.09.46 по 26.09.48 [4, 3].</text:p>
          </table:table-cell>
          <table:table-cell office:value-type="string" calcext:value-type="string">
            <text:p>В ОИТК УМВД по Кемеровской обл.: л/д з/к — 5606, материалы делопроизводства, служебные карточки сотрудников;&lt;br&gt; в 1-м Спецотделе УМВД по Кемеровской обл.: л/д сотрудников {1}.</text:p>
          </table:table-cell>
          <table:table-cell/>
          <table:table-cell office:value-type="string" calcext:value-type="string">
            <text:p>&lt;SUP&gt;1&lt;/SUP&gt; Дата организации ИТЛ;&lt;br&gt; СУ Кузбассжилстрой организован 04.09.46 [4].</text:p>
          </table:table-cell>
          <table:table-cell office:value-type="string" calcext:value-type="string">
            <text:p>&lt;ol compact&gt;&lt;li&gt;Пр. 001181 МВД от 23.12.46.&lt;br&gt;&lt;li&gt;Пр. 0557 МВД от 15.09.48.&lt;br&gt;&lt;li&gt;Пр. 0587 МВД от 26.09.48.&lt;br&gt;&lt;li&gt;Пр. 349лс МВД от 04.09.46. &lt;br&gt;&lt;li&gt;Пр. 59 МВД от 13.02.48.&lt;br&gt;&lt;li&gt;Пр. 00132 МВД от 10.02.48.&lt;/ol&gt;</text:p>
          </table:table-cell>
          <table:table-cell/>
          <table:table-cell office:value-type="string" calcext:value-type="string">
            <text:p>&lt;a href=r3-189.html&gt;КАРАГАНДАЖИЛСТРОЙ И ИТЛ&lt;/a&gt;,&lt;br&gt; &lt;a href=r3-195.html&gt;КЕМЕРОВОЖИЛСТРОЙ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КУЗНЕЦКИЙ ИТЛ</text:p>
          </table:table-cell>
          <table:table-cell office:value-type="string" calcext:value-type="string">
            <text:p>Кузнецлаг</text:p>
          </table:table-cell>
          <table:table-cell office:value-type="string" calcext:value-type="string">
            <text:p>организован 14.05.53 (переименован из СТРОИТЕЛЬСТВА 247 И ИТЛ) {36};&lt;br&gt; на 01.01.60 — действующий {46}.</text:p>
          </table:table-cell>
          <table:table-cell/>
          <table:table-cell office:value-type="string" calcext:value-type="string">
            <text:p>ГУЛАГ МЮ с 14.05.53 {36};&lt;br&gt; ГУЛАГ МВД с 28.01.54 {38};&lt;br&gt; Главпромстрой с 03.02.55 {41};&lt;br&gt; ГУЛАГ МВД с 1955 г. (?)&lt;SUP&gt;1&lt;/SUP&gt;;&lt;br&gt; МВД РСФСР с 10.11.57 {44}.</text:p>
          </table:table-cell>
          <table:table-cell office:value-type="string" calcext:value-type="string">
            <text:p>г.Челябинск {37}, г.Челябинск 40 (1959 г.) [1].</text:p>
          </table:table-cell>
          <table:table-cell office:value-type="string" calcext:value-type="string">
            <text:p>ИВ — перешел от предшественника {36}.</text:p>
          </table:table-cell>
          <table:table-cell office:value-type="string" calcext:value-type="string">
            <text:p>Каучук {37}.</text:p>
          </table:table-cell>
          <table:table-cell office:value-type="string" calcext:value-type="string">
            <text:p>г.Челябинск 40, п/я ИВ-404 {37}.</text:p>
          </table:table-cell>
          <table:table-cell office:value-type="string" calcext:value-type="string">
            <text:p>обслуживание Стр-ва 247, Стр-ва 587&lt;SUP&gt;2&lt;/SUP&gt;, стр-во объекта Медные рудники (объект 950)&lt;SUP&gt;3&lt;/SUP&gt;, объектов 801, 802, комб. 817, ТЭЦ, дублера з-да Б, з-да ЖБИ, ж.д. Кыштым—Карабаш [2], плотины на р. Тече с устройством водоема для сброса слаборадиоактивных вод [3], жилищное и соцкультбытовое стр-во [4], с/х работы в совхозах им. Ворошилова и Горького (последний — в с. Чесма) [5].</text:p>
          </table:table-cell>
          <table:table-cell office:value-type="string" calcext:value-type="string">
            <text:p>01.01.54 — 9966, 01.01.55 — 8052, 01.01.56 — 7593, 01.01.57 — 11 038, 01.01.59 — 8954, 01.01.60 — 4220 (УРО);&lt;br&gt; 01.06.53 — 7538 [6. Разд. 4. Л. 22];&lt;br&gt; 01.01.55 — 9512&lt;SUP&gt;4&lt;/SUP&gt; [6. Разд. 3. Л. 2об.–38об.].</text:p>
          </table:table-cell>
          <table:table-cell office:value-type="string" calcext:value-type="string">
            <text:p>и.о. нач. — полк. в/с Кузнецов Е.А., ? — 24.10.53 [7]&lt;SUP&gt;5&lt;/SUP&gt;;&lt;br&gt; нач. — полк. Кузнецов Е.А., с 24.10.53 по 10.04.54 [7, 8];&lt;br&gt; полк. Штефан П.Т., с 10.04.54 по 13.12.55 [8, 9];&lt;br&gt; и.о. нач., нач. — полк. Кузнецов Е.А., с 13.12.55 по 26.08.57 [9, 10];&lt;br&gt; п/п Евграфов А.П., с 26.08.57 — не ранее 21.05.58 [10, 5];&lt;br&gt; з/н — полк. в.с. Кабаков С.И., с 10.06.53 — ? [11].</text:p>
          </table:table-cell>
          <table:table-cell office:value-type="string" calcext:value-type="string">
            <text:p>Включает архивы СТРОИТЕЛЬСТВА 859 И ИТЛ, СТРОИТЕЛЬСТВА 247 И ИТЛ, СОСНОВСКОГО ИТЛ и КУЗНЕЦКОГО ИТЛ {1}.</text:p>
          </table:table-cell>
          <table:table-cell office:value-type="string" calcext:value-type="string">
            <text:p>&lt;SUP&gt;1&lt;/SUP&gt; Скорее всего, с 24.03.55, когда Главпромстрой был передан в МСМ [12].&lt;br&gt;&lt;SUP&gt;2&lt;/SUP&gt; С 12.05.54 [13] Стр-во 587 обслуживал СОСНОВСКИЙ ИТЛ, созданный на базе ЛО 5 и 7 КУЗНЕЦКОГО ИТЛ. 10.04.56 [14] СОСНОВСКИЙ ИТЛ ликвидирован, его лаг. подр. и объемы работ переданы КУЗНЕЦКОМУ ИТЛ. &lt;br&gt;&lt;SUP&gt;3&lt;/SUP&gt; С 01.01.55 ЛО 5 КУЗНЕЦКОГО ИТЛ, обслуживавшее стр-во медного рудника, выделено в самостоятельное МАКАРОВСКОЕ ЛО [15].&lt;br&gt;&lt;SUP&gt;4&lt;/SUP&gt; В том числе 167 женщин и 1 осужденный за к/р преступления.&lt;br&gt;&lt;SUP&gt;5&lt;/SUP&gt; Скорее всего, Е.А.Кузнецов — и.о. нач. ИТЛ с 14.05.53, так как именно он был назначен и.о. нач. ИТЛ-предшественника с 01.04.53 [16].</text:p>
          </table:table-cell>
          <table:table-cell/>
          <table:table-cell office:value-type="string" calcext:value-type="string">
            <text:p>&lt;ol compact&gt;&lt;li&gt;ГАРФ. Ф. 9414. Оп. 1. Д. 318. Л. 24.&lt;br&gt;&lt;li&gt;Пр. 00629 МВД от 26.07.54.&lt;br&gt;&lt;li&gt;Пр. 0074 МВД от 12.02.55.&lt;br&gt;&lt;li&gt;Пр. 00828 МВД от 02.11.54.&lt;br&gt;&lt;li&gt;ГАРФ. Ф. 9414. Оп. 1д. Д. 143. Л. 2.&lt;br&gt;&lt;li&gt;Там же. Оп. 1. Д. 768.&lt;br&gt;&lt;li&gt;Пр. 1175/лг МЮ от 24.10.53.&lt;br&gt;&lt;li&gt;Пр. 00317 МВД от 10.04.54. &lt;br&gt;&lt;li&gt;Пр. 1559лс МВД от 13.12.55.&lt;br&gt;&lt;li&gt;Пр. 854лс МВД от 26.08.57. &lt;br&gt;&lt;li&gt;Пр. 071/л МЮ от 10.06.53.&lt;br&gt;&lt;li&gt;Пр. 00135 МВД от 24.03.55.&lt;br&gt;&lt;li&gt;Пр. 00389 МВД от 12.05.54.&lt;br&gt;&lt;li&gt;Пр. 0133 МВД от 10.04.56.&lt;br&gt;&lt;li&gt;Пр. 00930 МВД от 10.12.54.&lt;br&gt;&lt;li&gt;Пр. 021/л МЮ от 01.04.53.&lt;/ol&gt;</text:p>
          </table:table-cell>
          <table:table-cell/>
          <table:table-cell office:value-type="string" calcext:value-type="string">
            <text:p>&lt;a href=r3-233.html&gt;МАКАРОВСКОЕ ЛО&lt;/a&gt;,&lt;br&gt; &lt;a href=r3-319.html&gt;СОСНОВСКИЙ ИТЛ&lt;/a&gt;,&lt;br&gt; &lt;a href=r3-339.html&gt;СТРОИТЕЛЬСТВО 247 И ИТЛ&lt;/a&gt;,&lt;br&gt; &lt;a href=r3-377.html&gt;СТРОИТЕЛЬСТВО 859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КУЛОЙСКИЙ ИТЛ</text:p>
          </table:table-cell>
          <table:table-cell office:value-type="string" calcext:value-type="string">
            <text:p>Кулойлаг, Упр. Кулойского ИТЛ и колоний&lt;BR&gt;УНКВД по Архангельской области</text:p>
          </table:table-cell>
          <table:table-cell office:value-type="string" calcext:value-type="string">
            <text:p>организован 16.08.37 [1];&lt;br&gt; закрыт 17.02.42 [2]&lt;SUP&gt;1&lt;/SUP&gt;.</text:p>
          </table:table-cell>
          <table:table-cell office:value-type="string" calcext:value-type="string">
            <text:p>25.05.40 в Упр. Кулойского ИТЛ и колоний УНКВД по Архангельской обл. [3]&lt;SUP&gt;2&lt;/SUP&gt;.</text:p>
          </table:table-cell>
          <table:table-cell office:value-type="string" calcext:value-type="string">
            <text:p>ГУЛАГ с 16.08.37 [1];&lt;br&gt; УИТЛК УНКВД по Архангельской обл. с 25.05.40&lt;SUP&gt;2&lt;/SUP&gt; [3];&lt;br&gt; ГУЛАГ с 24.08.40 [4];&lt;br&gt; УЛЛП с 26.02.41 [5].</text:p>
          </table:table-cell>
          <table:table-cell office:value-type="string" calcext:value-type="string">
            <text:p>Архангельская обл., г.Архангельск [3], {10, 11}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г.Архангельск, Пионерская ул., д.4, п/я 236 {10};&lt;br&gt; г.Архангельск, п/я 236 {11}.</text:p>
          </table:table-cell>
          <table:table-cell office:value-type="string" calcext:value-type="string">
            <text:p>лесозаготовки [1], обслуживание Архангельского порта в навигацию 1941 г. [6]&lt;SUP&gt;3&lt;/SUP&gt;.</text:p>
          </table:table-cell>
          <table:table-cell office:value-type="string" calcext:value-type="string">
            <text:p>01.01.38 — 10 581, 01.10.38 — 10 286&lt;SUP&gt;4&lt;/SUP&gt;, 01.01.39 — 10 642, 01.01.40 — 13 478 (УРО);&lt;br&gt; 01.01.41 — 13 099, 01.07.41 — 16 255 [7];&lt;br&gt; 01.01.42 — 30 392 [8];&lt;br&gt; 01.03.42 — 28 309&lt;SUP&gt;5&lt;/SUP&gt; [9].</text:p>
          </table:table-cell>
          <table:table-cell office:value-type="string" calcext:value-type="string">
            <text:p>нач. — майор ГБ Крауклис Я.К., с 16.08.37 по 11.01.38 [1, 10];&lt;br&gt; кап. ГБ Ассанович С.Н., с 11.01.38 по 13.07.38 [10, 11];&lt;br&gt; кап. ГБ Панов М.А., с 13.07.38 по 05.39&lt;SUP&gt;6&lt;/SUP&gt; [11];&lt;br&gt; полк. Воронов И.П., ? — по 24.08.40 [4];&lt;br&gt; ст. лейт. ГБ Васин Л.З., с 24.08.40 по 17.02.42 [4;&lt;br&gt; 9];&lt;br&gt; зам. нач. — кап. ГБ Лоскутов П.А., с 11.03.41 — ? [12].</text:p>
          </table:table-cell>
          <table:table-cell office:value-type="string" calcext:value-type="string">
            <text:p>В УИТЛК УМВД по Архангельской обл.: л/д з/к — 3320, материалы делопроизводства;&lt;br&gt; в архиве УСТЬВЫМСКОГО ИТЛ: картотека з/к, л/д и служебные карточки вольнонаемных {1}.</text:p>
          </table:table-cell>
          <table:table-cell office:value-type="string" calcext:value-type="string">
            <text:p>&lt;SUP&gt;1&lt;/SUP&gt; Из Упр. Кулойского ИТЛ и колоний УНКВД по Архангельской обл. выделен БЕРЕЗНИКОВСКИЙ ИТЛ, само УИТЛК реорг. в ОИТК УНКВД по Архангельской обл. [2] (см. также Акт разделения Кулойского ИТЛ и колоний УНКВД по Архангельской обл. на БЕРЕЗНИКОВСКИЙ ИТЛ НКВД и ОИТК УНКВД по Архангельской обл. [9]).&lt;br&gt;&lt;SUP&gt;2&lt;/SUP&gt; Согласно [3], Упр. Кулойлага и ОИТК УНКВД по Архангельской обл. реорг. в единое Упр. Кулойского ИТЛ и колоний УНКВД по Архангельской обл.;&lt;br&gt; руководство лесным хозяйством Кулойлага возлагается на УЛП ГУЛАГа, производственной деятельностью — на УИТЛК.&lt;br&gt;&lt;SUP&gt;3&lt;/SUP&gt; В данном пр. КУЛОЙСКИЙ ИТЛ поименован Архангельским ИТЛ.&lt;br&gt;&lt;SUP&gt;4&lt;/SUP&gt; Из них 7772 осужденных за к/р преступления, 480 — как СОЭ и СВЭ [12].&lt;br&gt;&lt;SUP&gt;5&lt;/SUP&gt; Последние по времени сведения о численности КУЛОЙСКОГО ИТЛ в УРО ГУЛАГа датируются июлем 1941 г.;&lt;br&gt; на 01.03.42 приведена общая численность контингента в УИТЛК (включая колонии).&lt;br&gt;&lt;SUP&gt;6&lt;/SUP&gt; Согласно данным ГИЦ МВД, М.А.Панов арестован в мае 1939 г.</text:p>
          </table:table-cell>
          <table:table-cell/>
          <table:table-cell office:value-type="string" calcext:value-type="string">
            <text:p>&lt;ol compact&gt;&lt;li&gt;Пр. 078 НКВД от 16.08.37.&lt;br&gt;&lt;li&gt;Пр. 00347 НКВД от 17.02.42.&lt;br&gt;&lt;li&gt;Пр. 00642 НКВД от 25.05.40.&lt;br&gt;&lt;li&gt;Пр. 001042 НКВД от 24.08.40. &lt;br&gt;&lt;li&gt;Пр. 00212 НКВД от 26.02.41.&lt;br&gt;&lt;li&gt;Пр. 0111 НКВД от 03.03.41.&lt;br&gt;&lt;li&gt;ГАРФ. Ф. 9414. Оп. 1д. Д. 371. Л. 3, 53.&lt;br&gt;&lt;li&gt;Там же. Д. 372. Л. 7об., 8. &lt;br&gt;&lt;li&gt;Там же. Оп. 1. Д. 53.&lt;br&gt;&lt;li&gt;Пр. 82лс НКВД от 11.01.38.&lt;br&gt;&lt;li&gt;Пр. 1640лс НКВД от 13.07.38.&lt;br&gt;&lt;li&gt;Пр. 327лс НКВД от 11.03.41.&lt;br&gt;&lt;li&gt;ГАРФ. Ф. 9414. Оп. 1. Д. 1140. Л. 141.&lt;/ol&gt;</text:p>
          </table:table-cell>
          <table:table-cell/>
          <table:table-cell office:value-type="string" calcext:value-type="string">
            <text:p>&lt;a href=r3-35.html&gt;БЕРЕЗНИКОВСКИЙ ИТЛ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КУНГУРСКИЙ ИТЛ</text:p>
          </table:table-cell>
          <table:table-cell/>
          <table:table-cell office:value-type="string" calcext:value-type="string">
            <text:p>организован 27.01.31 [1, 2]&lt;SUP&gt;1&lt;/SUP&gt;;&lt;br&gt; закрыт 17.11.31&lt;SUP&gt;2&lt;/SUP&gt; [3].</text:p>
          </table:table-cell>
          <table:table-cell/>
          <table:table-cell office:value-type="string" calcext:value-type="string">
            <text:p>ГУЛАГ ОГПУ [1–3], [4. Л. 5].</text:p>
          </table:table-cell>
          <table:table-cell office:value-type="string" calcext:value-type="string">
            <text:p>Уральская обл., г.Кунгур (ныне в Пермской обл.) [1, 2]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стр-во ж.д. Кунгур—Свердловск [4. Л. 38–39об.].</text:p>
          </table:table-cell>
          <table:table-cell office:value-type="string" calcext:value-type="string">
            <text:p>15.04.31 — 7500 [5].</text:p>
          </table:table-cell>
          <table:table-cell office:value-type="string" calcext:value-type="string">
            <text:p>нач. — Александров П.Ф., с 18.01.31 по 06.11.31 [4. Л. 40], [6].</text:p>
          </table:table-cell>
          <table:table-cell office:value-type="string" calcext:value-type="string">
            <text:p>При закрытии был передан в архив Беломорстроя (возможно, в архив СОЛОВЕЦКОГО ИТЛ ОГПУ) {1}.</text:p>
          </table:table-cell>
          <table:table-cell office:value-type="string" calcext:value-type="string">
            <text:p>&lt;SUP&gt;1&lt;/SUP&gt; Организация лагеря, объявленная пр. [1], подтверждена пр. [2]: ...считать лагерь организованным с 27.01.31&amp;quot;&lt;br&gt;. Штаты объявлены пр. 5 ГУЛАГ ОГПУ от 16.01.31 [4. Л. 38–39об.];&lt;br&gt; нач. лагеря назначен пр. 6 ГУЛАГ ОГПУ от 18.01.31 [4. Л. 40] (см. также пр. 14 ГУЛАГ ОГПУ от 20.03.31 [4. Л. 5]).&lt;br&gt;&lt;SUP&gt;2&lt;/SUP&gt; Ликвидирован в связи с окончанием работ;&lt;br&gt; з/к переброшены на Беломорстрой [3].</text:p>
          </table:table-cell>
          <table:table-cell/>
          <table:table-cell office:value-type="string" calcext:value-type="string">
            <text:p>&lt;ol compact&gt;&lt;li&gt;Пр. 84/47 ОГПУ от 25.02.31.&lt;br&gt;&lt;li&gt;Пр. 194/119 ОГПУ от 21.04.31.&lt;br&gt;&lt;li&gt;Пр. 673/364 ОГПУ от 17.11.31.&lt;br&gt;&lt;li&gt;ГАРФ. Ф. 9414. Оп. 1. Д. 1.&lt;br&gt;&lt;li&gt;ГАРФ. Ф. 9414. Оп. 1. Д. 2920. Л.40.&lt;br&gt;&lt;li&gt;Пр. 647лс ОГПУ от 06.11.31.&lt;/ol&gt;</text:p>
          </table:table-cell>
          <table:table-cell/>
          <table:table-cell office:value-type="string" calcext:value-type="string">
            <text:p>&lt;a href=r3-234.html&gt;МАРИЙСКИЙ ИТЛ&lt;/a&gt;,&lt;br&gt; &lt;a href=r3-407.html&gt;СЫЗРАНСКИЙ ИТЛ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КУНЕЕВСКИЙ ИТЛ</text:p>
          </table:table-cell>
          <table:table-cell office:value-type="string" calcext:value-type="string">
            <text:p>ИТЛ и Строительство Куйбышевской ГЭС</text:p>
          </table:table-cell>
          <table:table-cell office:value-type="string" calcext:value-type="string">
            <text:p>организован 06.10.49 [1];&lt;br&gt; закрыт 12.03.58 {1, 3}&lt;SUP&gt;1&lt;/SUP&gt;.</text:p>
          </table:table-cell>
          <table:table-cell/>
          <table:table-cell office:value-type="string" calcext:value-type="string">
            <text:p>Главгидрострой МВД с 06.10.49 [1];&lt;br&gt; ГГВДС с 05.11.49 [2];&lt;br&gt; Куйбышевгидрострой МВД с июня—июля 1950 г. [3]&lt;SUP&gt;2&lt;/SUP&gt;;&lt;br&gt; ГУЛАГ МЮ с 02.04.53 {33};&lt;br&gt; ГУЛАГ МВД с 28.01.54 {38};&lt;br&gt; ГУИТК МВД СССР с 27.10.56 [4];&lt;br&gt; МВД РСФСР с 01.12.57 {44}.</text:p>
          </table:table-cell>
          <table:table-cell office:value-type="string" calcext:value-type="string">
            <text:p>Куйбышевская обл., г.Ставрополь (ныне Тольятти) [1];&lt;br&gt; то же, ул. Кооперативная, д. 121 {20, 24, 37}.</text:p>
          </table:table-cell>
          <table:table-cell office:value-type="string" calcext:value-type="string">
            <text:p>ДЗ с 06.10.49 [1].</text:p>
          </table:table-cell>
          <table:table-cell office:value-type="string" calcext:value-type="string">
            <text:p>Зарево {20, 24, 37}.</text:p>
          </table:table-cell>
          <table:table-cell office:value-type="string" calcext:value-type="string">
            <text:p>Куйбышевская обл., г.Ставрополь, п/я 15 на 06.10.49 и 10.02.50 [1], {20};&lt;br&gt; то же, п/я ДЗ-15 на 1953 г. {24, 37}.</text:p>
          </table:table-cell>
          <table:table-cell office:value-type="string" calcext:value-type="string">
            <text:p>стр-во Куйбышевского гидроузла [1], автодороги Куйбышев—Ставрополь (до 18.01.51)&lt;SUP&gt;3&lt;/SUP&gt; [5], ж/д ветки в Чапаевске до силикатного з-да (в IV кв. 1950 г.) [6. Л. 26], ж.д. по обоим берегам Волги, ЛЭП-110 от Сызранской ТЭЦ, стр-во и обслуживание 7-и бетонных з-дов, ДОКа, рем.-мех. мастерских, гаражей, складов, жилищное и коммунально-бытовое стр-во [7].</text:p>
          </table:table-cell>
          <table:table-cell office:value-type="string" calcext:value-type="string">
            <text:p>01.12.49 — 1253, 01.01.50 — 1328, 01.01.51 — 15 864, 01.01.52 — 24 985, 01.01.53 — 45 961, 01.01.54 — 46 507, 01.01.55 — 36 144, 01.01.56 — 32 094, 01.01.57 — 21 484, 01.12.57 — 11 688 (УРО).</text:p>
          </table:table-cell>
          <table:table-cell office:value-type="string" calcext:value-type="string">
            <text:p>нач. — г/м инж.-тех. сл. Комзин И.В., с 21.08.50 — не ранее 19.08.52 [8, 9];&lt;br&gt; и.о. нач. — полк. в/с Афанасьев И.А., с 01.04.53 по 10.10.53 [10, 11];&lt;br&gt; нач. — г/м Медведев А.П., с 01.10.53 по 04.02.54 [12, 13];&lt;br&gt; полк. Марин Г.А., с 13.04.54 по 05.04.57 [14, 15];&lt;br&gt; полк. Автомонов В.Е., с 05.04.57 — ? [15];&lt;br&gt; з/н — п/п Величко Н.Ф., с 08.02.51 по 06.05.52 [16].</text:p>
          </table:table-cell>
          <table:table-cell office:value-type="string" calcext:value-type="string">
            <text:p>В УИТЛК УМВД по Куйбышевской обл. (все материалы) {1}.</text:p>
          </table:table-cell>
          <table:table-cell office:value-type="string" calcext:value-type="string">
            <text:p>&lt;SUP&gt;1&lt;/SUP&gt; Согласно {1, 3}, закрыт пр. 069 МВД РСФСР от 12.03.58.&lt;br&gt;&lt;SUP&gt;2&lt;/SUP&gt; Пр. о передаче ИТЛ не найден.&lt;br&gt;&lt;SUP&gt;3&lt;/SUP&gt; Передано вместе с обслуживавшими лаг. подр. в состав СТРОИТЕЛЬСТВА ГУШОСДОРА МВД № 4 И ИТЛ.</text:p>
          </table:table-cell>
          <table:table-cell/>
          <table:table-cell office:value-type="string" calcext:value-type="string">
            <text:p>&lt;ol compact&gt;&lt;li&gt;Пр. 0672 МВД от 06.10.49.&lt;br&gt;&lt;li&gt;Пр. 0768 МВД от 05.11.49. &lt;br&gt;&lt;li&gt;ГАРФ. Ф. 9414. Оп. 1д. Д. 485.&lt;br&gt;&lt;li&gt;Пр. 500 МВД от 27.10.56.&lt;br&gt;&lt;li&gt;Пр. 0030 МВД от 18.01.51.&lt;br&gt;&lt;li&gt;ГАРФ. Ф. 9414. Оп. 1. Д. 495. Л. 26.&lt;br&gt;&lt;li&gt;Пр. 089 МВД от 09.02.61.&lt;br&gt;&lt;li&gt;Пр. 1264лс МВД от 21.08.50.&lt;br&gt;&lt;li&gt;Расп. 1113 МВД от 19.08.52.&lt;br&gt;&lt;li&gt;Пр. 029/л МЮ от 01.04.53.&lt;br&gt;&lt;li&gt;Пр. 1126/лг МЮ от 10.10.53.&lt;br&gt;&lt;li&gt;Пр. 1076/лг МЮ от 01.10.53.&lt;br&gt;&lt;li&gt;Пр. 328лс МВД от 04.02.54.&lt;br&gt;&lt;li&gt;Пр. 1000лс МВД от 13.04.54.&lt;br&gt;&lt;li&gt;Пр. 330лс МВД от 05.04.57. &lt;br&gt;&lt;li&gt;ГАРФ. Служебная карточка ГУЛАГа.&lt;/ol&gt;</text:p>
          </table:table-cell>
          <table:table-cell/>
          <table:table-cell office:value-type="string" calcext:value-type="string">
            <text:p>&lt;a href=r3-294.html&gt;САМАРСКИЙ ИТЛ И СТРОИТЕЛЬСТВО КУЙБЫШЕВСКОГО ГИДРОУЗЛА&lt;/a&gt;,&lt;br&gt; &lt;a href=r3-395.html&gt;СТРОИТЕЛЬСТВО ГУШОСДОРА МВД № 4 И ИТЛ&lt;/a&gt;.</text:p>
          </table:table-cell>
          <table:table-cell office:value-type="string" calcext:value-type="string">
            <text:p>С.Филиппов, 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КУРЬЯНОВСКИЙ ИТЛ</text:p>
          </table:table-cell>
          <table:table-cell office:value-type="string" calcext:value-type="string">
            <text:p>Курьяновстрой, Курьянстрой, Упр. Строительства&lt;BR&gt;Курьяновской станции аэрации, ИТЛ и СМУ п/я 015</text:p>
          </table:table-cell>
          <table:table-cell office:value-type="string" calcext:value-type="string">
            <text:p>организован 24.02.48 [1]&lt;SUP&gt;1&lt;/SUP&gt;;&lt;br&gt; закрыт 29.04.53 — передан в Упр. ИТЛ Стр-ва 565 {35}.</text:p>
          </table:table-cell>
          <table:table-cell/>
          <table:table-cell office:value-type="string" calcext:value-type="string">
            <text:p>Главгидрострой МВД с 24.02.48 [1];&lt;br&gt; ГУЛЖДС с 09.11.49 [2];&lt;br&gt; ГУЛПС с 12.12.51 (в ведении Упр. Стр-ва 565) [3]&lt;SUP&gt;2&lt;/SUP&gt;;&lt;br&gt; ГУЛАГ МЮ с 02.04.53 {33}.</text:p>
          </table:table-cell>
          <table:table-cell office:value-type="string" calcext:value-type="string">
            <text:p>Московская обл., г.(ст. Московско-Курской ж.д.) Люблино [1], [4. Л. 1];&lt;br&gt; ст.Перерва Московско-Курской ж.д. (1949–1953 гг.) {19, 22}, [4. Л. 2].</text:p>
          </table:table-cell>
          <table:table-cell office:value-type="string" calcext:value-type="string">
            <text:p>ГЖ с 24.02.48 [1], [4. Л. 2], {19, 22}.</text:p>
          </table:table-cell>
          <table:table-cell office:value-type="string" calcext:value-type="string">
            <text:p>нет на 15.01.49 {8};&lt;br&gt; Курьянстрой на 16.12.52 {22}.</text:p>
          </table:table-cell>
          <table:table-cell office:value-type="string" calcext:value-type="string">
            <text:p>Московская обл., г.Люблино, п/я 0–15 на 15.01.49 {19}, [4. Л. 2];&lt;br&gt; п/я ГЖ-15 {22}.</text:p>
          </table:table-cell>
          <table:table-cell office:value-type="string" calcext:value-type="string">
            <text:p>стр-во Курьяновской станции аэрации [1], [4. Л. 2], [5], строит.-монтажные работы по Сходненской ГИС&lt;SUP&gt;3&lt;/SUP&gt;, Тушинскому лабораторному корпусу и жилым домам Гидропроекта [6], создание жилого фонда, коммунально-бытовых, санитарных и др. учреждений, стр-во подъездных автодорог и ж/д путей [1], лесозаготовки в Костромской обл. [1, 7].</text:p>
          </table:table-cell>
          <table:table-cell office:value-type="string" calcext:value-type="string">
            <text:p>01.03.48 — 651, 01.01.49 — 2927, 01.01.50 — 4708, 01.01.51 — 3658 (УРО);&lt;br&gt; 01.07.51 — 5643 [8. Л. 57–58];&lt;br&gt; 25.02.52 — 5307&lt;SUP&gt;4&lt;/SUP&gt; [7].</text:p>
          </table:table-cell>
          <table:table-cell office:value-type="string" calcext:value-type="string">
            <text:p>нач. — инж.-п/п (инж.-полк.) Сапунов А.П., с 17.04.48 — не ранее 02.10.52 [9, 10];&lt;br&gt; з/н — полк. Александров С.И., ? — по 29.04.53 [4. Л. 2об.].</text:p>
          </table:table-cell>
          <table:table-cell office:value-type="string" calcext:value-type="string">
            <text:p>В архиве БАКОВСКОГО ИТЛ (г. Кунцево Московской обл. — на 1954 г.): л/д з/к — 11 931, материалы делопроизводства — 830 {1, 2}.</text:p>
          </table:table-cell>
          <table:table-cell office:value-type="string" calcext:value-type="string">
            <text:p>&lt;SUP&gt;1&lt;/SUP&gt; Упр. Стр-ва существовало с 10.11.47 [11];&lt;br&gt; данным пр. ему присвоено наименование Курьяновстрой и организован ИТЛ.&lt;br&gt;&lt;SUP&gt;2&lt;/SUP&gt; Переподчинен на время проведения строительно-монтажных работ.&lt;br&gt;&lt;SUP&gt;3&lt;/SUP&gt; Сходненская ГИС (гидроиспытательная ст.) была предназначена для испытания моделей и блоков турбин Куйбышевской ГЭС [12].&lt;br&gt;&lt;SUP&gt;4&lt;/SUP&gt; Из них 668 женщин, 103 осужденных за к/р преступления.</text:p>
          </table:table-cell>
          <table:table-cell/>
          <table:table-cell office:value-type="string" calcext:value-type="string">
            <text:p>&lt;ol compact&gt;&lt;li&gt;Пр. 00197 МВД от 24.02.48.&lt;br&gt;&lt;li&gt;Пр. 0773 МВД от 09.11.49.&lt;br&gt;&lt;li&gt;Пр. 00880 МВД от 12.12.51.&lt;br&gt;&lt;li&gt;ГАРФ. Ф. 9414. Оп. 1д. Д. 255.&lt;br&gt;&lt;li&gt;Пр. 0541 МВД от 10.08.50.&lt;br&gt;&lt;li&gt;Пр. 628 МВД от 24.06.52. &lt;br&gt;&lt;li&gt;ГАРФ. Ф.9414. Оп.1. Д. 658. Л. 86–88.&lt;br&gt;&lt;li&gt;Там же. Оп. 1д. Д. 147. &lt;br&gt;&lt;li&gt;Пр. 450лс МВД от 17.04.48.&lt;br&gt;&lt;li&gt;Пр. 01125 МВД от 02.10.52.&lt;br&gt;&lt;li&gt;Пр. 0688 МВД от 10.11.47.&lt;br&gt;&lt;li&gt;Пр. 0722 МВД от 27.10.50.&lt;/ol&gt;</text:p>
          </table:table-cell>
          <table:table-cell/>
          <table:table-cell office:value-type="string" calcext:value-type="string">
            <text:p>&lt;a href=r3-235.html&gt;МАРКОВСКИЙ ИТЛ&lt;/a&gt;,&lt;br&gt; &lt;a href=r3-362.html&gt;СТРОИТЕЛЬСТВО 565 И ИТЛ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КУСЬИНСКИЙ ИТЛ</text:p>
          </table:table-cell>
          <table:table-cell office:value-type="string" calcext:value-type="string">
            <text:p>Кусьинлаг</text:p>
          </table:table-cell>
          <table:table-cell office:value-type="string" calcext:value-type="string">
            <text:p>организован 14.11.46 [1];&lt;br&gt; закрыт 29.04.53 {35}.</text:p>
          </table:table-cell>
          <table:table-cell/>
          <table:table-cell office:value-type="string" calcext:value-type="string">
            <text:p>СГУ с 14.11.46 [1];&lt;br&gt; СГУ, в составе УИТЛК УМВД по Молотовской обл. с 25.09.47 [2];&lt;br&gt; ГУЛАГ МЮ с 02.04.53 {33}.</text:p>
          </table:table-cell>
          <table:table-cell office:value-type="string" calcext:value-type="string">
            <text:p>Молотовская обл., Чусовской р-н, пос. Кусье-Александровское {19, 22, 28}.</text:p>
          </table:table-cell>
          <table:table-cell office:value-type="string" calcext:value-type="string">
            <text:p>БК с 14.11.46 [1].</text:p>
          </table:table-cell>
          <table:table-cell office:value-type="string" calcext:value-type="string">
            <text:p>Звено {19, 28}.</text:p>
          </table:table-cell>
          <table:table-cell office:value-type="string" calcext:value-type="string">
            <text:p>Молотовская обл., Чусовской р-н, пос. Кусье-Александровское, п/я 3а {19};&lt;br&gt; п/я БК-3а {22, 1};&lt;br&gt; п/я БК-3 {28}.</text:p>
          </table:table-cell>
          <table:table-cell office:value-type="string" calcext:value-type="string">
            <text:p>горные, геологоразведочные и строит. работы на объектах Уралалмаза [3], стр-во обогатительных фабрик, ЛЭП, ГЭС на р. Кусья, грунтовых и шоссейных дорог, жилищное и вспомогательное стр-во [1], лесозаготовки [4. Разд. 3. Л. 2].</text:p>
          </table:table-cell>
          <table:table-cell office:value-type="string" calcext:value-type="string">
            <text:p>01.03.47 — 395, 01.01.48 — 2629, 01.01.49 — 3330 (УРО);&lt;br&gt; 08.04.50 — 2600 [3];&lt;br&gt; 01.03.52 — 2563&lt;SUP&gt;1&lt;/SUP&gt; [4. Разд.3. Л. 1об.–7об.], 15.04.53 — 1330 [4. Разд. 4. Л. 9].</text:p>
          </table:table-cell>
          <table:table-cell office:value-type="string" calcext:value-type="string">
            <text:p>нач. — инж.-майор Гузов Н.С., с 14.11.46 по 03.11.48 [1, 5];&lt;br&gt; инж.-кап. (инж.-майор) Вечеркин С.Г., с 03.11.48 по 10.02.51 [5, 6];&lt;br&gt; Мальгин А.М., с 10.02.51 по 01.04.53 [6], [4. Разд. 1. Л. 2об.];&lt;br&gt; и.о. нач. — ст. лейт. (кап.) Ромашкин К.П., с 01.04.53 — ? [7], [4. Разд. 4. Л. 4];&lt;br&gt; з/н — ст. лейт. Ромашкин К.П. (упом. 24.06.52) [4. Разд. 4. Л. 3].</text:p>
          </table:table-cell>
          <table:table-cell office:value-type="string" calcext:value-type="string">
            <text:p>В УИТЛК УМВД Пермской обл.: л/д з/к — 1261, л/д вольнонаемных, материалы делопроизводства {1, 2}.</text:p>
          </table:table-cell>
          <table:table-cell/>
          <table:table-cell office:value-type="string" calcext:value-type="string">
            <text:p>&lt;SUP&gt;1&lt;/SUP&gt; Из них 115 женщин.</text:p>
          </table:table-cell>
          <table:table-cell office:value-type="string" calcext:value-type="string">
            <text:p>&lt;ol compact&gt;&lt;li&gt;Пр. 001006 МВД от 14.11.46.&lt;br&gt;&lt;li&gt;Пр. 00993 МВД от 25.09.47.&lt;br&gt;&lt;li&gt;ГАРФ. Ф. 9414. Оп. 1. Д. 368. Л. 11.&lt;br&gt;&lt;li&gt;Там же. Оп. 1д. Д. 216.&lt;br&gt;&lt;li&gt;Пр. 1428лс МВД от 03.11.48.&lt;br&gt;&lt;li&gt;Пр. 0061 МВД от 10.02.51. &lt;br&gt;&lt;li&gt;Пр. 024/л МЮ от 01.04.53.&lt;/ol&gt;</text:p>
          </table:table-cell>
          <table:table-cell table:number-columns-repeated="2"/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ЛИКОВСКИЙ ИТЛ И СТРОИТЕЛЬСТВО 204</text:p>
          </table:table-cell>
          <table:table-cell office:value-type="string" calcext:value-type="string">
            <text:p>Ликовлаг</text:p>
          </table:table-cell>
          <table:table-cell office:value-type="string" calcext:value-type="string">
            <text:p>организован 16.08.38 [1]&lt;SUP&gt;1&lt;/SUP&gt;;&lt;br&gt; закрыт не позднее 10.41&lt;SUP&gt;2&lt;/SUP&gt;.</text:p>
          </table:table-cell>
          <table:table-cell/>
          <table:table-cell office:value-type="string" calcext:value-type="string">
            <text:p>ГУЛАГ с 16.08.38 [1];&lt;br&gt; ГУЛЖДС не позднее 02.41 [2].</text:p>
          </table:table-cell>
          <table:table-cell office:value-type="string" calcext:value-type="string">
            <text:p>Московская обл., Кунцевский р-н, д. Ликово [1], {10, 11}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Московская обл., п/о Толстопальцево, п/я 204 {10, 11}.</text:p>
          </table:table-cell>
          <table:table-cell office:value-type="string" calcext:value-type="string">
            <text:p>стр-во Центр. аэропорта ГУГВФ (Внуковский аэропорт) [1], стр-во жилого дома в Москве на Фрунзенской набережной [3].</text:p>
          </table:table-cell>
          <table:table-cell office:value-type="string" calcext:value-type="string">
            <text:p>01.10.38 — 2817&lt;SUP&gt;3&lt;/SUP&gt;, 01.01.39 — 4556, 01.01.40 — 3255, 07.40 — 4232 (УРО), 01.01.41 — 4547, 01.07.41 — 11 063 [2];&lt;br&gt; ср./м. 07.41 — 2273 [4].</text:p>
          </table:table-cell>
          <table:table-cell office:value-type="string" calcext:value-type="string">
            <text:p>нач. — Кричмар Я.Н., с 16.08.38 — ? [1]&lt;SUP&gt;4&lt;/SUP&gt;;&lt;br&gt; лейт. ГБ Умов И.А. (упом. 04.01.41, 15.04.41) [3, 5];&lt;br&gt; Макуха ?.?., ? — по 16.10.41 [6]&lt;SUP&gt;5&lt;/SUP&gt;.</text:p>
          </table:table-cell>
          <table:table-cell office:value-type="string" calcext:value-type="string">
            <text:p>В архиве ГУЛАГа МВД СССР (л/д вольнонаемных);&lt;br&gt; в архивном отделении ПЕЧОРСКОГО ИТЛ (тех. материалы Стр-ва 204 — 3) {1}.</text:p>
          </table:table-cell>
          <table:table-cell office:value-type="string" calcext:value-type="string">
            <text:p>&lt;SUP&gt;1&lt;/SUP&gt; По окончании стр-ва Подольского аэродрома не позднее 15.09.38 приказано перевести на Стр-во 204 всех з/к ПОДОЛЬСКОГО ИТЛ [1].&lt;br&gt;&lt;SUP&gt;2&lt;/SUP&gt; УС № 204 ликвидировано пр. [6] с 17.10.41, но, возможно, ИТЛ был ликвидирован ранее. В УРО ГУЛАГа последние найденные данные о численности з/к — на 07.41 [2, 5].&lt;br&gt;&lt;SUP&gt;3&lt;/SUP&gt; Из них 708 осужденных как СОЭ и СВЭ;&lt;br&gt; осужденных за к/р преступления нет [7].&lt;br&gt;&lt;SUP&gt;4&lt;/SUP&gt; По совместительству остался нач. ПОДОЛЬСКОГО ИТЛ [1].&lt;br&gt;&lt;SUP&gt;5&lt;/SUP&gt; На момент ликвидации Стр-ва упом. только как нач. УС 204 [6].</text:p>
          </table:table-cell>
          <table:table-cell/>
          <table:table-cell office:value-type="string" calcext:value-type="string">
            <text:p>&lt;ol compact&gt;&lt;li&gt;Пр. 0157 НКВД от 16.08.38.&lt;br&gt;&lt;li&gt;ГАРФ. Ф. 9414. Оп. 1д. Д. 371. Л. 2, 56.&lt;br&gt;&lt;li&gt;Там же. Оп. 1. Д. 31. Л. 14.&lt;br&gt;&lt;li&gt;Там же. Д. 1161.&lt;br&gt;&lt;li&gt;Пр. 00415 НКВД от 15.04.41.&lt;br&gt;&lt;li&gt;Пр. 721 НКВД от 16.10.41. &lt;br&gt;&lt;li&gt;ГАРФ. Ф. 9414. Оп. 1. Д. 1140. Л. 141.&lt;/ol&gt;</text:p>
          </table:table-cell>
          <table:table-cell/>
          <table:table-cell office:value-type="string" calcext:value-type="string">
            <text:p>&lt;a href=r3-278.html&gt;ПОДОЛЬСКИЙ ИТЛ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ЛО ВОРОШИЛОВСКОГО ЗАВОДА</text:p>
          </table:table-cell>
          <table:table-cell/>
          <table:table-cell office:value-type="string" calcext:value-type="string">
            <text:p>организовано не позднее 03.04.48 [1]&lt;SUP&gt;1&lt;/SUP&gt;;&lt;br&gt; закрыто не ранее 01.04.52 [2. Л. 1]&lt;SUP&gt;2&lt;/SUP&gt;.</text:p>
          </table:table-cell>
          <table:table-cell/>
          <table:table-cell office:value-type="string" calcext:value-type="string">
            <text:p>СГУ [1].</text:p>
          </table:table-cell>
          <table:table-cell office:value-type="string" calcext:value-type="string">
            <text:p>Приморский кр., г.Ворошилов (ныне Уссурийск) [2. Л. 1].</text:p>
          </table:table-cell>
          <table:table-cell office:value-type="string" calcext:value-type="string">
            <text:p>нет {3}.</text:p>
          </table:table-cell>
          <table:table-cell office:value-type="string" calcext:value-type="string">
            <text:p>нет [2. Л. 1].</text:p>
          </table:table-cell>
          <table:table-cell office:value-type="string" calcext:value-type="string">
            <text:p>Приморский кр., г.Ворошилов, п/я 267/3 [2. Л. 1].</text:p>
          </table:table-cell>
          <table:table-cell office:value-type="string" calcext:value-type="string">
            <text:p>работа на Уссурийском мех. з-де по изготовлению оборудования для СГУ [4], [2. Л. 2], строит. работы [2. Л. 2].</text:p>
          </table:table-cell>
          <table:table-cell office:value-type="string" calcext:value-type="string">
            <text:p>08.04.50 — 700 [4];&lt;br&gt; 01.04.52 — 869 [2. Л. 1об.].</text:p>
          </table:table-cell>
          <table:table-cell office:value-type="string" calcext:value-type="string">
            <text:p>нач. — инж.-кап. Константинов ?.?., с 29.07.47 — не ранее 01.04.52 [2. Л. 2об.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03.04.48 впервые встречено упом. этого ЛО в пр. с объявлением штатов лаг. отделений [1];&lt;br&gt; сведения в [2. Л. 1] об организации этого ЛО пр. 00361 МВД 1951 г. ошибочны (в пр. говорится о новых типовых штатах лаг. подр.).&lt;br&gt;&lt;SUP&gt;2&lt;/SUP&gt; 01.04.52 — последнее встреченное упом. ЛО ВОРОШИЛОВСКОГО ЗАВОДА.</text:p>
          </table:table-cell>
          <table:table-cell/>
          <table:table-cell office:value-type="string" calcext:value-type="string">
            <text:p>&lt;ol compact&gt;&lt;li&gt;ГАРФ. Ф. 9414. Оп. 1. Д. 971. Л. 72.&lt;br&gt;&lt;li&gt;Там же. Д. 541. Разд. 3.&lt;br&gt;&lt;li&gt;Там же. Д. 99. Л. 77.&lt;br&gt;&lt;li&gt;Там же. Д. 368. Л. 11.&lt;/ol&gt;</text:p>
          </table:table-cell>
          <table:table-cell table:number-columns-repeated="2"/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ЛО НИЖНЕ-ИНДИГИРСКОГО РАЙОННОГО ГЕОЛОГОРАЗВЕДОЧНОГО УПР. ДАЛЬСТРОЯ</text:p>
          </table:table-cell>
          <table:table-cell office:value-type="string" calcext:value-type="string">
            <text:p>ЛО Ожогино</text:p>
          </table:table-cell>
          <table:table-cell office:value-type="string" calcext:value-type="string">
            <text:p>организовано между 01.02.51 [1] и 22.05.51 [2]&lt;SUP&gt;1&lt;/SUP&gt;;&lt;br&gt; закрыто между 01.08.53 {21. Л. 733} и 03.09.53 [3]&lt;SUP&gt;2&lt;/SUP&gt;.</text:p>
          </table:table-cell>
          <table:table-cell/>
          <table:table-cell office:value-type="string" calcext:value-type="string">
            <text:p>ГУ ИТ лагерей Дальстроя в 1951 г. [1, 2];&lt;br&gt; УСВИТЛ в 1953 г. {21. Л. 733}.</text:p>
          </table:table-cell>
          <table:table-cell office:value-type="string" calcext:value-type="string">
            <text:p>Якутская АССР, пос. Ожогино&lt;SUP&gt;3&lt;/SUP&gt; {21. Л. 733}.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Якутская АССР, пос. Ожогино, п/я АВ-261/226 {21. Л. 733}.</text:p>
          </table:table-cell>
          <table:table-cell office:value-type="string" calcext:value-type="string">
            <text:p>стр-во автодороги Ожогино—Джамкы [4], работа на приисках Депутатский, Омчикандя [5].</text:p>
          </table:table-cell>
          <table:table-cell office:value-type="string" calcext:value-type="string">
            <text:p>01.09.51 — 1480 [6];&lt;br&gt; 22.05.51 — 1185 [2];&lt;br&gt; 01.08.53 — 803 {21. Л. 733}.</text:p>
          </table:table-cell>
          <table:table-cell office:value-type="string" calcext:value-type="string">
            <text:p>нач. — ст. лейт. Филимонов ?.?., с 12.09.52 (упом. 01.08.53) {21. Л. 733}&lt;SUP&gt;4&lt;/SUP&gt;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В списке лаг. подр. Дальстроя от 01.02.51 [1] это ЛО отсутствует, первое упом. — 22.05.51 [2].&lt;br&gt;&lt;SUP&gt;2&lt;/SUP&gt; 01.08.53 — последнее встреченное упом. этого ЛО, в списке лагерей УСВИТЛа от 03.09.53 — отсутствует.&lt;br&gt;&lt;SUP&gt;3&lt;/SUP&gt; Местоположение пос. Ожогино установить не удалось;&lt;br&gt; вероятно, находился в р-не оз. Ожогино.&lt;br&gt;&lt;SUP&gt;4&lt;/SUP&gt; Подтверждений назначения Филимонова на должность нач. ЛО с 12.09.52 не найдено.</text:p>
          </table:table-cell>
          <table:table-cell/>
          <table:table-cell office:value-type="string" calcext:value-type="string">
            <text:p>&lt;ol compact&gt;&lt;li&gt;ГАРФ. Ф. 9414. Оп. 1д. Д. 159. Л. 26.&lt;br&gt;&lt;li&gt;Там же. Д. 107. Л. 2.&lt;br&gt;&lt;li&gt;Пр. 00202 МВД от 03.09.53.&lt;br&gt;&lt;li&gt;Пр. 00191 МВД от 17.04.51. &lt;br&gt;&lt;li&gt;Пр. 0366 МВД от 03.03.52.&lt;br&gt;&lt;li&gt;ГАРФ. Ф. 9414. Оп. 1. Д. 161. Л. 4.&lt;/ol&gt;</text:p>
          </table:table-cell>
          <table:table-cell table:number-columns-repeated="2"/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ЛО ПРИ СОВХОЗЕ САККО И ВАНЦЕТТИ</text:p>
          </table:table-cell>
          <table:table-cell office:value-type="string" calcext:value-type="string">
            <text:p>Чердаклаг, ЛО совхоза Сакко и Ванцетти,&lt;BR&gt;ЛО совхоза им. Сакко и Ванцетти&lt;SUP&gt;1&lt;/SUP&gt;</text:p>
          </table:table-cell>
          <table:table-cell office:value-type="string" calcext:value-type="string">
            <text:p>организовано не позднее 06.46 [1]&lt;SUP&gt;2&lt;/SUP&gt;;&lt;br&gt; закрыто 29.04.53 (лаг. подр. переданы в состав ОИТК УМЮ по Ульяновской обл.) {35}.</text:p>
          </table:table-cell>
          <table:table-cell/>
          <table:table-cell office:value-type="string" calcext:value-type="string">
            <text:p>ГУЛЖДС по 30.09.48 [2]&lt;SUP&gt;3&lt;/SUP&gt;;&lt;br&gt; ВОРКУТИНСКИЙ ИТЛ с 30.09.48 [2]&lt;SUP&gt;3&lt;/SUP&gt;;&lt;br&gt; ГУВС МВД СССР не позднее 10.02.50 [3], [4. Л. 1], {20};&lt;br&gt; УВС МВД [5. Л. 29–37], [6. Л. 79];&lt;br&gt; ОИТК УМЮ по Ульяновской обл. [4. Л. 1], [5. Л. 29–37], {35}&lt;SUP&gt;4&lt;/SUP&gt;.</text:p>
          </table:table-cell>
          <table:table-cell office:value-type="string" calcext:value-type="string">
            <text:p>ст. (пос.) Чердаклы (то же — Чардаклы) Куйбышевской ж.д. (Ульяновская обл.) {20}, [4. Л. 2], [6. Л. 79];&lt;br&gt; разъезд 189-й км Уфимской ж.д. [5. Л. 29–37].</text:p>
          </table:table-cell>
          <table:table-cell office:value-type="string" calcext:value-type="string">
            <text:p>БЛ {3}&lt;SUP&gt;5&lt;/SUP&gt;.</text:p>
          </table:table-cell>
          <table:table-cell office:value-type="string" calcext:value-type="string">
            <text:p>нет на 10.02.50 {20};&lt;br&gt; Совхоз [4. Л. 2].</text:p>
          </table:table-cell>
          <table:table-cell office:value-type="string" calcext:value-type="string">
            <text:p>ст. Чердаклы Куйбышевской ж.д., п/я 421 {20}, [4. Л. 2].</text:p>
          </table:table-cell>
          <table:table-cell office:value-type="string" calcext:value-type="string">
            <text:p>с/х работы [1–7], строит. работы [5. Л. 29–37].</text:p>
          </table:table-cell>
          <table:table-cell office:value-type="string" calcext:value-type="string">
            <text:p>06.46 — 1832, 01.01.47 — 2120, 01.01.48 — 2376, 01.01.49 — 2369, 01.01.50 — 2121 (УРО);&lt;br&gt; среднесписочная за I кв. 1953 г. — 983;&lt;br&gt; 09.05.53 — 375 [5. Л. 29–37]&lt;SUP&gt;6&lt;/SUP&gt;.</text:p>
          </table:table-cell>
          <table:table-cell office:value-type="string" calcext:value-type="string">
            <text:p>нач. — п/п в/с Максимов Ф.М. (упом. 09.05.53, 20.05.53) [5. Л. 29–37], [6. Л. 79];&lt;br&gt; з/н — майор Тарасов ?.?. (упом. 09.05.53) [6. Л. 79].</text:p>
          </table:table-cell>
          <table:table-cell office:value-type="string" calcext:value-type="string">
            <text:p>В ОИТК УМВД по Ульяновской обл.: л/д вольнонаемных, офицеров, сержантов {1}.</text:p>
          </table:table-cell>
          <table:table-cell office:value-type="string" calcext:value-type="string">
            <text:p>&lt;SUP&gt;1&lt;/SUP&gt; В {1} — ЛО;&lt;br&gt; в {3} — ОЛП.&lt;br&gt;&lt;SUP&gt;2&lt;/SUP&gt; Данные по численности з/к — с 06.46 [1];&lt;br&gt; 10.02.50 упом. в пр. с объявлением дислокации всех ИТ лагерей {20}.&lt;br&gt;&lt;SUP&gt;3&lt;/SUP&gt; 30.09.48 совхоз им. Сакко и Ванцетти со всеми активами и пассивами и л.с. передан из ГУЛЖДС в ведение ВОРКУТИНСКОГО ИТЛ [1]. Согл. данным (УРО), ЛО в 1946–1950 гг.— в составе ГУЛЖДС.&lt;br&gt;&lt;SUP&gt;4&lt;/SUP&gt; Возможно, ЛО имело двойное подчинение: ГУВС и УМВД по Ульяновской обл. (см. [4. Л. 1]).&lt;br&gt;&lt;SUP&gt;5&lt;/SUP&gt; На 10.02.50 литер отсутствует {20};&lt;br&gt; в [4] также не упомянут.&lt;br&gt;&lt;SUP&gt;6&lt;/SUP&gt; На 01.01.47 — 427 переведенных на спецпереселение (б. трудмобилизованных немцев) [9].</text:p>
          </table:table-cell>
          <table:table-cell/>
          <table:table-cell office:value-type="string" calcext:value-type="string">
            <text:p>&lt;ol compact&gt;&lt;li&gt;ГАРФ. Ф. 9414. Оп. 1. Д. 1257. Л. 15.&lt;br&gt;&lt;li&gt;Пр. 0592 МВД от 30.09.48.&lt;br&gt;&lt;li&gt;Пр. 0174 МВД от 17.03.50.&lt;br&gt;&lt;li&gt;ГАРФ. Ф. 9414. Оп. 1д. Д. 236.&lt;br&gt;&lt;li&gt;Там же. Оп. 1. Д. 181.&lt;br&gt;&lt;li&gt;Там же. Д. 190.&lt;br&gt;&lt;li&gt;Пр. 00373 НКВД от 22.02.42.&lt;br&gt;&lt;li&gt;Пр. 304 НКВД от 27.04.43.&lt;br&gt;&lt;li&gt;ГАРФ. Ф. 9414. Оп. 1д. Д. 457. Л. 3 об.&lt;/ol&gt;</text:p>
          </table:table-cell>
          <table:table-cell office:value-type="string" calcext:value-type="string">
            <text:p>22.02.42 совхоз им. Сакко и Ванцетти (в Куйбышевской обл.) передан из Наркомсовхозов в состав организованного тогда же ВОЛЖСКОГО ИТЛ [6], а после его ликвидации 27.04.43 — ШИРОКОВСКОМУ ИТЛ [7].</text:p>
          </table:table-cell>
          <table:table-cell office:value-type="string" calcext:value-type="string">
            <text:p>&lt;a href=r3-63.html&gt;ВОЛЖСКИЙ ИТЛ&lt;/A&gt;,&lt;br&gt; &lt;a href=r3-64.html&gt;ВОРКУТИНСКИЙ ИТЛ&lt;/a&gt;,&lt;br&gt; &lt;a href=r3-464.html&gt;ШИРОКОВСКИЙ ИТЛ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ЛО ЦЕНТРАЛЬНОЙ БОЛЬНИЦЫ ДАЛЬСТРОЯ</text:p>
          </table:table-cell>
          <table:table-cell office:value-type="string" calcext:value-type="string">
            <text:p>ОЛП Центральной больницы</text:p>
          </table:table-cell>
          <table:table-cell office:value-type="string" calcext:value-type="string">
            <text:p>организовано не позднее 22.05.51&lt;SUP&gt;1&lt;/SUP&gt; [1];&lt;br&gt; закрыто между 01.08.53 и 03.09.53 {21. Л. 733}, [2]&lt;SUP&gt;2&lt;/SUP&gt;.</text:p>
          </table:table-cell>
          <table:table-cell office:value-type="string" calcext:value-type="string">
            <text:p>между 10.07.52 и 01.08.53 из ОЛПа в ЛО {21. Л. 491, 733}.</text:p>
          </table:table-cell>
          <table:table-cell office:value-type="string" calcext:value-type="string">
            <text:p>ГУ ИТ лагерей Дальстроя в 1951–1952 гг. [1], {21. Л. 491};&lt;br&gt; УСВИТЛ 01.08.53 {21. Л. 733}.</text:p>
          </table:table-cell>
          <table:table-cell office:value-type="string" calcext:value-type="string">
            <text:p>Магаданская обл., пос. Дебин {21. Л. 733}.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Магаданская обл., пос. Дебин, п/я АВ-261/155 {21. Л. 733}.</text:p>
          </table:table-cell>
          <table:table-cell office:value-type="string" calcext:value-type="string">
            <text:p>обслуживание больницы, Дома младенца, пионерлагеря, подсобного хозяйства, эл.-ст., стройцеха, автобазы, с/х работы, лесозаготовки&lt;SUP&gt;3&lt;/SUP&gt; {21. Л. 179, 180, 491, 492}.</text:p>
          </table:table-cell>
          <table:table-cell office:value-type="string" calcext:value-type="string">
            <text:p>01.09.51 — 1378&lt;SUP&gt;4&lt;/SUP&gt; [3];&lt;br&gt; 10.07.52 — 2006&lt;SUP&gt;5&lt;/SUP&gt; {21. Л. 179об., 491об.};&lt;br&gt; 01.08.53 — 934 {21. Л. 733}.</text:p>
          </table:table-cell>
          <table:table-cell office:value-type="string" calcext:value-type="string">
            <text:p>нач. — Винокуров М.А. (упом. 20.05.52) {21. Л. 180об.};&lt;br&gt; лейт. Пальчиков ?.?. (упом. 01.08.53) {21. Л. 733}&lt;SUP&gt;6&lt;/SUP&gt;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22.05.51 — первое встреченное упом. ОЛП Центр. больницы.&lt;br&gt;&lt;SUP&gt;2&lt;/SUP&gt; Последнее встреченное упом. ЛО ЦЕНТРАЛЬНОЙ БОЛЬНИЦЫ — 01.08.53;&lt;br&gt; в списке лагерей УСВИТЛа от 03.09.53 отсутствует.&lt;br&gt;&lt;SUP&gt;3&lt;/SUP&gt; См. также [4].&lt;br&gt;&lt;SUP&gt;4&lt;/SUP&gt; Из них 289 женщин, 27 ктр (в том числе 2 женщины) [1].&lt;br&gt;&lt;SUP&gt;5&lt;/SUP&gt; Из них 731 женщина, 374 осужденных за к/р преступления {21. Л. 179об., 491об.}.&lt;br&gt;&lt;SUP&gt;6&lt;/SUP&gt; Согласно {21. Л. 733}, Пальчиков стал нач. с 21.07.52, но др. подтверждений этому не обнаружено.</text:p>
          </table:table-cell>
          <table:table-cell/>
          <table:table-cell office:value-type="string" calcext:value-type="string">
            <text:p>&lt;ol compact&gt;&lt;li&gt;ГАРФ. Ф. 9414. Оп. 1д. Д. 107. Л. 2.&lt;br&gt;&lt;li&gt;Пр. 00202 МВД от 03.09.53.&lt;br&gt;&lt;li&gt;Там же. Д. 161. Л. 4.&lt;br&gt;&lt;li&gt;Паникаров И.А. История поселков центральной Колымы. Магадан: АО МАОБТИ, 1995. С. 125–130.&lt;/ol&gt;</text:p>
          </table:table-cell>
          <table:table-cell table:number-columns-repeated="2"/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ЛОБВИНСКИЙ ИТЛ</text:p>
          </table:table-cell>
          <table:table-cell office:value-type="string" calcext:value-type="string">
            <text:p>Лобвинлаг, Лобвинстрой, ИТЛ и Строительство&lt;BR&gt;Лобвинского гидролизного завода</text:p>
          </table:table-cell>
          <table:table-cell office:value-type="string" calcext:value-type="string">
            <text:p>организован 10.02.43 [1];&lt;br&gt; закрыт 29.08.45 [2].</text:p>
          </table:table-cell>
          <table:table-cell/>
          <table:table-cell office:value-type="string" calcext:value-type="string">
            <text:p>ГУЛПС [3].</text:p>
          </table:table-cell>
          <table:table-cell office:value-type="string" calcext:value-type="string">
            <text:p>ст. Лобва ж.д. им. Кагановича [4, 5]&lt;SUP&gt;1&lt;/SUP&gt;;&lt;br&gt; Свердловской ж.д. (Свердловская обл.) {14, 15}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ст. Лобва ж.д. им. Кагановича, п/я 309 [4, 5];&lt;br&gt; Свердловской ж.д., п/я 309 {14, 15}.</text:p>
          </table:table-cell>
          <table:table-cell office:value-type="string" calcext:value-type="string">
            <text:p>стр-во Лобвинского гидролизного з-да [4], ТЭЦ [6], жилья и цеха дрожжей [7], литейное, пошивочно-рем., кирп. и гончарное производства [8].</text:p>
          </table:table-cell>
          <table:table-cell office:value-type="string" calcext:value-type="string">
            <text:p>01.04.43 — 1834, 01.01.44 — 1735, 01.01.45 — 1704 (УРО).</text:p>
          </table:table-cell>
          <table:table-cell office:value-type="string" calcext:value-type="string">
            <text:p>нач. — майор адм. сл. Росман В.Е., с 10.02.43 по 16.09.44 [1, 9];&lt;br&gt; и.о. нач. — Дурыгин ?.?. (упом. 24.11.44) [10].</text:p>
          </table:table-cell>
          <table:table-cell office:value-type="string" calcext:value-type="string">
            <text:p>В УИТЛК УМВД по Свердловской обл. (все материалы) {1, 2}.</text:p>
          </table:table-cell>
          <table:table-cell/>
          <table:table-cell office:value-type="string" calcext:value-type="string">
            <text:p>&lt;SUP&gt;1&lt;/SUP&gt; В пр. о включении в дислокацию [4] ошибочно указаны дислокация (ст. Лобва Амурской ж.д.) и адрес. Ошибка исправлена необычно — пр. об изменении дислокации [5].</text:p>
          </table:table-cell>
          <table:table-cell office:value-type="string" calcext:value-type="string">
            <text:p>&lt;ol compact&gt;&lt;li&gt;Пр. 101 НКВД от 10.02.43.&lt;br&gt;&lt;li&gt;Пр. 0223/43с НКВД и ГУССиГП от 29.08.45.&lt;br&gt;&lt;li&gt;ГАРФ. Ф.9414. Оп. 1. Д. 329. Л. 58–64.&lt;br&gt;&lt;li&gt;Пр. 00755 НКВД от 23.04.43.&lt;br&gt;&lt;li&gt;Пр. 001483 НКВД от 04.09.43. &lt;br&gt;&lt;li&gt;Пр. 0159 НКВД от 26.04.43.&lt;br&gt;&lt;li&gt;Пр. 001259 НКВД от 17.07.43.&lt;br&gt;&lt;li&gt;Пр-ние 137 НКВД от 22.06.45.&lt;br&gt;&lt;li&gt;Пр. 1370лс НКВД от 16.09.44.&lt;br&gt;&lt;li&gt;Пр. 516 НКВД от 24.11.44.&lt;/ol&gt;</text:p>
          </table:table-cell>
          <table:table-cell table:number-columns-repeated="2"/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ЛОКЧИМСКИЙ ИТЛ</text:p>
          </table:table-cell>
          <table:table-cell office:value-type="string" calcext:value-type="string">
            <text:p>Локчимлаг</text:p>
          </table:table-cell>
          <table:table-cell office:value-type="string" calcext:value-type="string">
            <text:p>организован 16.08.37 [1]&lt;SUP&gt;1&lt;/SUP&gt;;&lt;br&gt; закрыт 17.08.40 (все лаг. подр. и производство переданы УСТЬВЫМСКОМУ ИТЛ) [2].</text:p>
          </table:table-cell>
          <table:table-cell/>
          <table:table-cell office:value-type="string" calcext:value-type="string">
            <text:p>ГУЛАГ с 16.08.37 [1].</text:p>
          </table:table-cell>
          <table:table-cell office:value-type="string" calcext:value-type="string">
            <text:p>Коми АССР, Сыктывкарский р-н, пос. Пезмог (Пезмога) [1], {1}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Коми АССР, Сыктывкарский р-н, пос. Пезмог, п/я 234 {1}.</text:p>
          </table:table-cell>
          <table:table-cell office:value-type="string" calcext:value-type="string">
            <text:p>лесозаготовительные работы в приписных лесах Коми АССР в верховьях р. Вычегды общей площадью 3463 000 га [1], лесосплав по рекам бассейна Северной Двины и Вычегды [3].</text:p>
          </table:table-cell>
          <table:table-cell office:value-type="string" calcext:value-type="string">
            <text:p>01.01.38 — 18 937, 01.01.39 — 26 242&lt;SUP&gt;2&lt;/SUP&gt;, 01.01.40 — 22 585 (УРО);&lt;br&gt; 01.01.41 — 10 269 [4]&lt;SUP&gt;3&lt;/SUP&gt;.</text:p>
          </table:table-cell>
          <table:table-cell office:value-type="string" calcext:value-type="string">
            <text:p>нач. — Вуль Е.Д., с 16.08.37 по 10.12.38 [1, 5]];&lt;br&gt; кап. ГБ Василькиоти Н.А., с 10.12.38 — ? [5];&lt;br&gt; Михайлов ?.?., ? — по 17.08.40 [2];&lt;br&gt; з/н — Решетников ?.?. (упом. 31.08.40 как б. з/н) [6].</text:p>
          </table:table-cell>
          <table:table-cell office:value-type="string" calcext:value-type="string">
            <text:p>В архиве УСТЬВЫМСКОГО ИТЛ: л/д з/к и сотрудников {1}.</text:p>
          </table:table-cell>
          <table:table-cell office:value-type="string" calcext:value-type="string">
            <text:p>&lt;SUP&gt;1&lt;/SUP&gt; В {1} ошибочно указано — пр. 78 НКВД 1937 г.&lt;br&gt;&lt;SUP&gt;2&lt;/SUP&gt; На 01.10.38 — 24 403, из них 12 283 осужденных за к/р преступления, 7809 — как СОЭ и СВЭ [7].&lt;br&gt;&lt;SUP&gt;3&lt;/SUP&gt; В сводке численности УРО за 1940 г. [8] нет данных начиная с 05.40, но в сводке за 1941 г. [4] имеются данные о численности на 01.01.41. При организации ИТЛ штатная численность — не менее 15 000 к 01.01.38 [1].</text:p>
          </table:table-cell>
          <table:table-cell/>
          <table:table-cell office:value-type="string" calcext:value-type="string">
            <text:p>&lt;ol compact&gt;&lt;li&gt;Пр. 078 НКВД от 16.08.37.&lt;br&gt;&lt;li&gt;Пр. 0359 НКВД от 17.08.40.&lt;br&gt;&lt;li&gt;ГАРФ. Ф. 9414. Оп. 1. Д. 28.&lt;br&gt;&lt;li&gt;Там же. Оп. 1д. Д. 371. &lt;br&gt;&lt;li&gt;Пр. 2499лс НКВД от 10.12.38.&lt;br&gt;&lt;li&gt;Пр. 0387 НКВД от 31.08.40.&lt;br&gt;&lt;li&gt;ГАРФ. Ф. 9414. Оп. 1. Д. 1140. Л. 141.&lt;br&gt;&lt;li&gt;Там же. Д. 1151.&lt;/ol&gt;</text:p>
          </table:table-cell>
          <table:table-cell/>
          <table:table-cell office:value-type="string" calcext:value-type="string">
            <text:p>&lt;a href=r3-438.html&gt;УСТЬВЫМСКИЙ ИТЛ&lt;/a&gt;.</text:p>
          </table:table-cell>
          <table:table-cell office:value-type="string" calcext:value-type="string">
            <text:p>С.Филиппов, 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ЛУГОВОЙ ЛАГЕРЬ</text:p>
          </table:table-cell>
          <table:table-cell office:value-type="string" calcext:value-type="string">
            <text:p>Особый лагерь № 9, Особлаг № 9, Луглаг</text:p>
          </table:table-cell>
          <table:table-cell office:value-type="string" calcext:value-type="string">
            <text:p>организован 10.10.49 [1]&lt;SUP&gt;1&lt;/SUP&gt;;&lt;br&gt; закрыт 01.09.51 (реорг. в Спасское ЛО, переданное в состав ПЕСЧАНОГО ЛАГЕРЯ&lt;SUP&gt;2&lt;/SUP&gt;) [2], [3. Л. 142–160], [4].</text:p>
          </table:table-cell>
          <table:table-cell/>
          <table:table-cell office:value-type="string" calcext:value-type="string">
            <text:p>ГУЛАГ [5].</text:p>
          </table:table-cell>
          <table:table-cell office:value-type="string" calcext:value-type="string">
            <text:p>Казахская ССР, Карагандинская обл., с.Долинское [1], [4. Л. 3], {20};&lt;br&gt; Карагандинская обл., пос. Спасский (пос. Спасск) с 17.11.50 [4, 6], [7. Л. 110–139].</text:p>
          </table:table-cell>
          <table:table-cell office:value-type="string" calcext:value-type="string">
            <text:p>нет на 10.02.50 {20}.</text:p>
          </table:table-cell>
          <table:table-cell office:value-type="string" calcext:value-type="string">
            <text:p>Луговой [1], {20}.</text:p>
          </table:table-cell>
          <table:table-cell office:value-type="string" calcext:value-type="string">
            <text:p>Карагандинская обл., с.Долинское, п/я — нет [1];&lt;br&gt; п/я-50/9 {20}.</text:p>
          </table:table-cell>
          <table:table-cell office:value-type="string" calcext:value-type="string">
            <text:p>работы пром. предприятий по добыче и выпуску местных стройматериалов — кирпича, самана, извести и гипса, производство керамических изделий (плитки, кафеля, посуды), добыча бутового камня и минеральных красок, с/х работы (ЛП Джумабек и Талды-Кудук), капитальное (с 17.11.50) и жилищное стр-во, распиловка и обработка леса [4, 6], [7. Л. 110–139]&lt;SUP&gt;3&lt;/SUP&gt;.</text:p>
          </table:table-cell>
          <table:table-cell office:value-type="string" calcext:value-type="string">
            <text:p>01.02.50 — 1100;&lt;br&gt; 01.01.51 — 10 072 (с октября нет данных) (УРО);&lt;br&gt; 01.09.51 — 12 717 [4. Л. 91–97]&lt;SUP&gt;5&lt;/SUP&gt;.</text:p>
          </table:table-cell>
          <table:table-cell office:value-type="string" calcext:value-type="string">
            <text:p>нач. — п/п Слюсаренко А.И., с 10.10.49 по 13.03.51 [1, 8];&lt;br&gt; г/м Белолипецкий С.Е., с 13.03.51 по 01.09.51 [8, 2];&lt;br&gt; и.о. нач. — полк. Ковнеров ?.?. (упом. 15.02.51, 10.04.51) [7. Л. 107], [9];&lt;br&gt; майор Воробьев ?.?. (упом. 21.04.51) [7. Л. 134].</text:p>
          </table:table-cell>
          <table:table-cell office:value-type="string" calcext:value-type="string">
            <text:p>В архивах ПЕСЧАНОГО ЛАГЕРЯ и КАРАГАНДИНСКОГО ИТЛ {1}.</text:p>
          </table:table-cell>
          <table:table-cell office:value-type="string" calcext:value-type="string">
            <text:p>&lt;SUP&gt;1&lt;/SUP&gt; Служебные и жилые помещения в с.Долинском предоставлены Карлагом во временное пользование [6]. Согласно [2], был организован для освобождения особлагов от нетрудоспособных з/к (т.е. для содержания инвалидов);&lt;br&gt; по-видимому, это относится к периоду после реорг. ЛУГОВОГО ЛАГЕРЯ (17.11.50) [6] (см. также [1, 11, 12]).&lt;br&gt;&lt;SUP&gt;2&lt;/SUP&gt; Причина закрытия — особо опасные преступники содержатся только в Спасском ЛО, для руководства которым достаточно аппарата этого ЛО [2]. Талды-Кудукское ЛО (з/к общего контингента) при ликвидации Луглага передано КАРАГАНДИНСКОМУ ИТЛ [2], [3. Л. 142–160], [4. Л. 1–365].&lt;br&gt;&lt;SUP&gt;4&lt;/SUP&gt; При организации планировалось ипользовать з/к на стр-ве шахт на Чурубай-Нуринском месторождении Карагандинского угольного бассейна (на контрагентских началах) [1]. Однако из-за удаленности хозорганизаций от лагеря (50 км) эти работы не проводились. Не функционировало также упом. в документах мраморное производство [4. Л. 91–97]. Часть строит. работ (Спасского ЛО) и работы лаг. участка в пос. Джумабек переданы из СТЕПНОГО ЛАГЕРЯ [6].&lt;br&gt;&lt;SUP&gt;5&lt;/SUP&gt; Лимит наполнения — 15 000 з/к [1, 6];&lt;br&gt; часть з/к особого контингента переведена из Особлага № 3 [13]. На 15.05.51 — 2369 ктр (из них 330 женщин), 2052 инвалида [7. Л. 110–139].</text:p>
          </table:table-cell>
          <table:table-cell/>
          <table:table-cell office:value-type="string" calcext:value-type="string">
            <text:p>&lt;ol compact&gt;&lt;li&gt;Пр. 00947 МВД от 10.10.49.&lt;br&gt;&lt;li&gt;Пр. 0612 МВД от 01.09.51.&lt;br&gt;&lt;li&gt;ГАРФ. Ф. 9414. Оп. 1д. Д. 103.&lt;br&gt;&lt;li&gt;Там же. Д. 106. &lt;br&gt;&lt;li&gt;Пр. 0174 МВД от 17.03.50.&lt;br&gt;&lt;li&gt;Пр. 00680 МВД от 17.11.50.&lt;br&gt;&lt;li&gt;ГАРФ. Ф. 9414. Оп. 1. Д. 386.&lt;br&gt;&lt;li&gt;Пр. 307лс МВД от 13.03.51.&lt;br&gt;&lt;li&gt;Пр. 00178 МВД от 10.04.51.&lt;br&gt;&lt;li&gt;ГАРФ. Ф. 9414. Оп. 1д. Д. 86.&lt;br&gt;&lt;li&gt;Пр. 003 МВД от 03.01.51.&lt;br&gt;&lt;li&gt;Расп. 67 МВД от 19.01.51.&lt;br&gt;&lt;li&gt;Пр. 001048 МВД от 17.11.49. &lt;br&gt;&lt;li&gt;Пр. 081 МВД от 07.02.51.&lt;/ol&gt;</text:p>
          </table:table-cell>
          <table:table-cell office:value-type="string" calcext:value-type="string">
            <text:p>17.11.50 Луглаг реорг. в целях улучшения руководства особлагами, расположенными в Карагандинской обл., усиления режима трудового использования з/к и сокращения расходов. Все его действующие и строящиеся ЛО переданы в состав ПЕСЧАНОГО ЛАГЕРЯ, а из СТЕПНОГО ЛАГЕРЯ в состав Луглага переданы Спасское ЛО (10 055 з/к, из них 1860 ктр [10. Л. 18]) и лаг. участок в пос. Джумабек [6] (см. также [4. Л. 188–198], [10. Л. 19]). В январе 1951 г. ЛО Карлага с ктр-инвалидами (1309 человек) приказано передать ЛУГОВОМУ ЛАГЕРЮ [11, 12];&lt;br&gt; для их содержания в марте 1951 г. Луглагом от Карлага принят лаг. городок в пос. Талды-Кудук и производственный участок Талды-Кудук с фермой Джанакой [4. Л. 188–198].</text:p>
          </table:table-cell>
          <table:table-cell office:value-type="string" calcext:value-type="string">
            <text:p>&lt;a href=r3-190.html&gt;КАРАГАНДИНСКИЙ ИТЛ&lt;/a&gt;,&lt;br&gt; &lt;a href=r3-274.html&gt;ПЕСЧАНЫЙ ЛАГЕРЬ&lt;/a&gt;,&lt;br&gt; &lt;a href=r3-324.html&gt;СТЕПНОЙ ЛАГЕРЬ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ЛУЖСКИЙ ИТЛ И СТРОИТЕЛЬСТВО 200</text:p>
          </table:table-cell>
          <table:table-cell office:value-type="string" calcext:value-type="string">
            <text:p>Лужлаг, Строительство 200 и ИТЛ</text:p>
          </table:table-cell>
          <table:table-cell office:value-type="string" calcext:value-type="string">
            <text:p>организован 03.08.37 [1];&lt;br&gt; закрыт 31.07.41 [2]&lt;SUP&gt;1&lt;/SUP&gt;.</text:p>
          </table:table-cell>
          <table:table-cell/>
          <table:table-cell office:value-type="string" calcext:value-type="string">
            <text:p>ГУЛАГ с 03.08.37 [1];&lt;br&gt; ГУЛГТС с 13.09.40 [3].</text:p>
          </table:table-cell>
          <table:table-cell office:value-type="string" calcext:value-type="string">
            <text:p>Ленинградская обл., Кингисепский р-н, д. Ручьи (?) {1}&lt;SUP&gt;2&lt;/SUP&gt;, г.Ленинград {10};&lt;br&gt; г.Ленинград, ст. Косколово {11}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г.Ленинград, п/я 200 {10, 11}.</text:p>
          </table:table-cell>
          <table:table-cell office:value-type="string" calcext:value-type="string">
            <text:p>стр-во гидротех. сооружений в Лужской губе для базы Военно-Морского флота [1, 4, 5].</text:p>
          </table:table-cell>
          <table:table-cell office:value-type="string" calcext:value-type="string">
            <text:p>01.01.38 — 6645, 01.10.38 — 6577&lt;SUP&gt;3&lt;/SUP&gt;, 01.01.39 — 6174, 01.01.40 — 10 222 (УРО);&lt;br&gt; 01.01.41 — 9558, 15.06.41 — 7821 [6].</text:p>
          </table:table-cell>
          <table:table-cell office:value-type="string" calcext:value-type="string">
            <text:p>нач. — кап. ГБ Афанасьев Г.Д., с 03.08.37 — не ранее 24.02.41&lt;SUP&gt;4&lt;/SUP&gt; [1, 7];&lt;br&gt; ст. лейт. ГБ Люблин С.Н., ? — по 03.04.41 [8]&lt;SUP&gt;5&lt;/SUP&gt;;&lt;br&gt; з/н — Гиммельман И.И., с 12.09.37 по 14.09.40 [9].</text:p>
          </table:table-cell>
          <table:table-cell office:value-type="string" calcext:value-type="string">
            <text:p>1956 г. — в 1-м Спецотделе УМВД по Ленинградской обл.: л/д вольнонаемных;&lt;br&gt; в УИТЛК УМВД по Горьковской обл.: картотека з/к формы № 2 — 23 314, материалы делопроизводства — 9;&lt;br&gt; в архиве ВЯТСКОГО ИТЛ: материалы по стр-ву и бухгалтерии;&lt;br&gt; в архиве ПЕЧОРСКОГО ИТЛ: л/д по лаг. сектору {1}. 1997 г. — в ИЦ УВД Нижегородской обл. (состав документов не описан) [10].</text:p>
          </table:table-cell>
          <table:table-cell office:value-type="string" calcext:value-type="string">
            <text:p>&lt;SUP&gt;1&lt;/SUP&gt; На базе этого ИТЛ и Мстинстроя организовано 10-е Полевое стр-во в системе Оборонстроя НКВД {1}.&lt;br&gt;&lt;SUP&gt;2&lt;/SUP&gt; Сведения {1} приказами с объявлением дислокаций ИТ лагерей {10, 11} не подтверждаются;&lt;br&gt; нормативное написание названия р-на — Кингисеппский {45}.&lt;br&gt;&lt;SUP&gt;3&lt;/SUP&gt; Из них 5 осужденных за к/р преступления, 945 — как СОЭ и СВЭ [11].&lt;br&gt;&lt;SUP&gt;4&lt;/SUP&gt; С 24.02.41 по совместительству — нач. ИТЛ И СТРОИТЕЛЬСТВА МСТИНСКИХ ГЭС [7].&lt;br&gt;&lt;SUP&gt;5&lt;/SUP&gt; Назначен нач. ЕНСКОГО СТРОИТЕЛЬСТВА И ИТЛ [8].</text:p>
          </table:table-cell>
          <table:table-cell/>
          <table:table-cell office:value-type="string" calcext:value-type="string">
            <text:p>&lt;ol compact&gt;&lt;li&gt;Пр. 069 НКВД от 03.08.37.&lt;br&gt;&lt;li&gt;Пр. 00994 НКВД от 31.07.41.&lt;br&gt;&lt;li&gt;Пр. 001159 НКВД от 13.09.40.&lt;br&gt;&lt;li&gt;ГАРФ. Ф. 9414. Оп. 1д. Д. 641. Л. 77.&lt;br&gt;&lt;li&gt;Там же. Оп. 1. Д. 28. Л. 107.&lt;br&gt;&lt;li&gt;Там же. Оп. 1д. Д. 371. Л. 1, 55.&lt;br&gt;&lt;li&gt;Пр. 0101 НКВД от 24.02.41.&lt;br&gt;&lt;li&gt;Пр. 459лс НКВД от 03.04.41.&lt;br&gt;&lt;li&gt;ГАРФ. Служебная карточка ГУЛАГа.&lt;br&gt;&lt;li&gt;Письмо ИЦ УВД Нижегородской обл. № 7/1511 от 29.04.97.&lt;br&gt;&lt;li&gt;ГАРФ. Ф. 9414. Оп. 1. Д. 1140. Л. 141.&lt;/ol&gt;</text:p>
          </table:table-cell>
          <table:table-cell/>
          <table:table-cell office:value-type="string" calcext:value-type="string">
            <text:p>&lt;a href=r3-131.html&gt;ИТЛ И 10-е ПОЛЕВОЕ СТРОИТЕЛЬСТВО НКВД&lt;/a&gt;,&lt;br&gt; &lt;a href=r3-153.html&gt;ИТЛ И СТРОИТЕЛЬСТВО МСТИНСКИХ ГЭС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ЛЫСОГОРСКОЕ ЛО</text:p>
          </table:table-cell>
          <table:table-cell office:value-type="string" calcext:value-type="string">
            <text:p>Лысогорлаг, ЛО при Строительстве 621</text:p>
          </table:table-cell>
          <table:table-cell office:value-type="string" calcext:value-type="string">
            <text:p>организовано 01.12.54 — расп. 12 743/Е МВД [1. Л. 1]&lt;SUP&gt;1&lt;/SUP&gt;;&lt;br&gt; закрыто 07.05.55 — расп. № 11/6–0180 МВД [2].</text:p>
          </table:table-cell>
          <table:table-cell/>
          <table:table-cell office:value-type="string" calcext:value-type="string">
            <text:p>ГУЛАГ МВД до 02.02.55, с этой даты — Главспецстрою {42}.</text:p>
          </table:table-cell>
          <table:table-cell office:value-type="string" calcext:value-type="string">
            <text:p>Ставропольский кр., г.Пятигорск [1. Л. 3].</text:p>
          </table:table-cell>
          <table:table-cell office:value-type="string" calcext:value-type="string">
            <text:p>ДГ с 02.02.55 {42}&lt;SUP&gt;2&lt;/SUP&gt;.</text:p>
          </table:table-cell>
          <table:table-cell office:value-type="string" calcext:value-type="string">
            <text:p>Стрела {42}.</text:p>
          </table:table-cell>
          <table:table-cell office:value-type="string" calcext:value-type="string">
            <text:p>Ставропольский кр., г.Пятигорск, п/я 21 {42}.</text:p>
          </table:table-cell>
          <table:table-cell office:value-type="string" calcext:value-type="string">
            <text:p>обслуживание Стр-ва 621 {42}, стр-во ТЭЦ-4, здания заводоуправления, жилищное стр-во, работа в мех. мастерских и на каменном карьере [3], обслуживание Рудоуправления № 10, стр-во объектов ВЦСПС, МТС Мин. с.х., санатория МВД в г.Железноводске [4].</text:p>
          </table:table-cell>
          <table:table-cell office:value-type="string" calcext:value-type="string">
            <text:p>01.03.55 — 2152 [1. Л. 3об., 6об.].</text:p>
          </table:table-cell>
          <table:table-cell office:value-type="string" calcext:value-type="string">
            <text:p>нач. — полк. Полосков К.Н. (упом. 19.03.55) [1. Л. 2].</text:p>
          </table:table-cell>
          <table:table-cell office:value-type="string" calcext:value-type="string">
            <text:p>В УИТЛК УМВД по Ставропольскому кр. {1}.</text:p>
          </table:table-cell>
          <table:table-cell office:value-type="string" calcext:value-type="string">
            <text:p>&lt;SUP&gt;1&lt;/SUP&gt; Организовано под названием ЛО при Стр-ве 621. Наименование ЛЫСОГОРСКОЕ ЛО присвоено 02.02.55 {42}.&lt;br&gt;&lt;SUP&gt;2&lt;/SUP&gt; В 1949 г. лит. обозначение ДГ было присвоено ТАЕЖНОМУ ГОРНОПРОМЫШЛЕННОМУ УПР. И ИТЛ Енисейстроя (см.) [5].</text:p>
          </table:table-cell>
          <table:table-cell/>
          <table:table-cell office:value-type="string" calcext:value-type="string">
            <text:p>&lt;ol compact&gt;&lt;li&gt;ГАРФ. Ф. 9414. Оп. 1. Д. 570.&lt;br&gt;&lt;li&gt;Там же. Оп. 1д. Д. 564. Л. 13.&lt;br&gt;&lt;li&gt;Там же. Оп. 1. Д. 241. Л. 7.&lt;br&gt;&lt;li&gt;Пр. 004 МВД от 05.01.55. &lt;br&gt;&lt;li&gt;Пр. 00685 МВД от 20.07.49.&lt;/ol&gt;</text:p>
          </table:table-cell>
          <table:table-cell/>
          <table:table-cell office:value-type="string" calcext:value-type="string">
            <text:p>&lt;a href=r3-368.html&gt;СТРОИТЕЛЬСТВО 621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МАГАДАНСКИЙ ИТЛ ДАЛЬСТРОЯ</text:p>
          </table:table-cell>
          <table:table-cell office:value-type="string" calcext:value-type="string">
            <text:p>Маглаг, Магаданский ИТЛ УСВИТЛа</text:p>
          </table:table-cell>
          <table:table-cell office:value-type="string" calcext:value-type="string">
            <text:p>организован не позднее 01.02.51 [1]&lt;SUP&gt;1&lt;/SUP&gt;;&lt;br&gt; закрыт 13.06.56 [2].</text:p>
          </table:table-cell>
          <table:table-cell/>
          <table:table-cell office:value-type="string" calcext:value-type="string">
            <text:p>ГУ ИТ лагерей Дальстроя в 1951–1952 гг. [3. Л. 4], {21. Л. 105};&lt;br&gt; УСВИТЛ в 1953–1956 гг. {21. Л. 733}, [2].</text:p>
          </table:table-cell>
          <table:table-cell office:value-type="string" calcext:value-type="string">
            <text:p>Магаданская обл., г.Магадан {21. Л. 663, 733}.</text:p>
          </table:table-cell>
          <table:table-cell office:value-type="string" calcext:value-type="string">
            <text:p>АВ-1 {21. Л. 663}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г.Магадан, п/я АВ-261/01 {21. Л. 663, 733}.</text:p>
          </table:table-cell>
          <table:table-cell office:value-type="string" calcext:value-type="string">
            <text:p>с/х работы, дрово- и лесозаготовки, выработка кирпича, обслуживание городского хозяйства, промкомб., пищекомб., авторем. работы, обслуживание Магаданской ж.д., Дома младенца {21. Л. 105–146, 501–510}, в 1951 г. в Магадане з/к работали на более чем 200-х объектах, в том числе на объектах горкома партии, редакции газеты Советская Колыма, Дома пионеров, Военного трибунала и т.д. [3. Л. 13].</text:p>
          </table:table-cell>
          <table:table-cell office:value-type="string" calcext:value-type="string">
            <text:p>01.09.51 — 13 604&lt;SUP&gt;2&lt;/SUP&gt; [3. Л. 4];&lt;br&gt; 01.05.52 — 9401&lt;SUP&gt;3&lt;/SUP&gt; {21. Л. 105–146, 501–506};&lt;br&gt; 01.08.53 — 4756 {21. Л. 733}.</text:p>
          </table:table-cell>
          <table:table-cell office:value-type="string" calcext:value-type="string">
            <text:p>нач. — п/п Аланов Н.А., с 30.08.51 — ? [4];&lt;br&gt; п/п Котов А.?. (упом. 01.05.52) {21. Л. 146};&lt;br&gt; п/п Божков ?.?. (упом. 01.08.53)&lt;SUP&gt;4&lt;/SUP&gt; {21. Л. 733};&lt;br&gt; п/п в/с Воробьев И.Г., ? — по 21.02.56 [5].</text:p>
          </table:table-cell>
          <table:table-cell office:value-type="string" calcext:value-type="string">
            <text:p>В архиве УСВИТЛа (все материалы) {1}.</text:p>
          </table:table-cell>
          <table:table-cell office:value-type="string" calcext:value-type="string">
            <text:p>&lt;SUP&gt;1&lt;/SUP&gt; МАГАДАНСКИЙ ИТЛ впервые отмечен 22.05.51;&lt;br&gt; однако Маглаг упом. и 01.02.51, но без указания статуса этого лаг. подр. [6].&lt;br&gt;&lt;SUP&gt;2&lt;/SUP&gt; Из них 6686 женщин [2].&lt;br&gt;&lt;SUP&gt;3&lt;/SUP&gt; Из них 5258 женщин, 1596 осужденных за к/р преступления {21. Л. 105–146, 501–506}.&lt;br&gt;&lt;SUP&gt;4&lt;/SUP&gt; Согласно {21. Л. 733}, Божков вступил в должность 30.04.51, однако это противоречит др. данным (ср. {21. Л. 146}).</text:p>
          </table:table-cell>
          <table:table-cell/>
          <table:table-cell office:value-type="string" calcext:value-type="string">
            <text:p>&lt;ol compact&gt;&lt;li&gt;ГАРФ. Ф. 9414. Оп. 1д. Д. 159. Л. 26.&lt;br&gt;&lt;li&gt;Пр. 00181 МВД от 13.06.56.&lt;br&gt;&lt;li&gt;ГАРФ. Ф. 9414. Оп. 1д. Д. 161.&lt;br&gt;&lt;li&gt;Пр. 1155лс МВД от 30.08.51.&lt;br&gt;&lt;li&gt;Пр. 174лс МВД от 21.02.56.&lt;br&gt;&lt;li&gt;ГАРФ. Ф. 9414. Оп. 1д. Д. 159. Л. 26.&lt;/ol&gt;</text:p>
          </table:table-cell>
          <table:table-cell table:number-columns-repeated="2"/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МАЙКАИНСКОЕ ЛО</text:p>
          </table:table-cell>
          <table:table-cell/>
          <table:table-cell office:value-type="string" calcext:value-type="string">
            <text:p>организовано 14.07.47 [1];&lt;br&gt; закрыто 29.04.53 {35}.</text:p>
          </table:table-cell>
          <table:table-cell/>
          <table:table-cell office:value-type="string" calcext:value-type="string">
            <text:p>СГУ, в составе УИТЛК МВД Казахской ССР с 14.07.47 [1];&lt;br&gt; ГУЛАГ МЮ с 02.04.53 {33}.</text:p>
          </table:table-cell>
          <table:table-cell office:value-type="string" calcext:value-type="string">
            <text:p>Казахская ССР, р.п. Майкаин [1];&lt;br&gt; Павлодарская обл., Баян-Аульский р-н, р.п. Майкаин [2. Л. 95].</text:p>
          </table:table-cell>
          <table:table-cell office:value-type="string" calcext:value-type="string">
            <text:p>ИЛ на 01.03.52 [2. Л. 95]&lt;SUP&gt;1&lt;/SUP&gt;.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обслуживание работ комб. Майкаинзолото [1], добыча руды, строит. работы [2. Л. 98].</text:p>
          </table:table-cell>
          <table:table-cell office:value-type="string" calcext:value-type="string">
            <text:p>проектируемый лимит наполнения в 1947 г. — 700 чел., с последующим доведением до 2600 чел. [1];&lt;br&gt; ср./м. численность в 1952 г. — около 400 з/к [3];&lt;br&gt; 01.03.52 — 517 [2. Л. 95].</text:p>
          </table:table-cell>
          <table:table-cell office:value-type="string" calcext:value-type="string">
            <text:p>нач. — инж.-п/п Трифонов Ф.А. (директор комб. Майкаинзолото), с 14.07.47 — не ранее 01.03.52 [1], [2. Л. 98].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&lt;SUP&gt;1&lt;/SUP&gt; Согласно {3}, лит. обозначение ИЛ принадлежало с 04.08.52 ИТЛ И СТРОИТЕЛЬСТВУ № 1 БАШСПЕЦНЕФТЕСТРОЯ.</text:p>
          </table:table-cell>
          <table:table-cell office:value-type="string" calcext:value-type="string">
            <text:p>&lt;ol compact&gt;&lt;li&gt;Пр. 00735 МВД от 14.07.47.&lt;br&gt;&lt;li&gt;ГАРФ. Ф. 9414. Оп. 1. Д. 528. Разд. 3.&lt;br&gt;&lt;li&gt;Там же. Д. 676. Л. 5.&lt;/ol&gt;</text:p>
          </table:table-cell>
          <table:table-cell/>
          <table:table-cell office:value-type="string" calcext:value-type="string">
            <text:p>&lt;a href=r3-132.html&gt;ИТЛ И СТРОИТЕЛЬСТВО № 1 БАШСПЕЦНЕФТЕСТРОЯ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МАКАРОВСКОЕ ЛО</text:p>
          </table:table-cell>
          <table:table-cell office:value-type="string" calcext:value-type="string">
            <text:p>Макарлаг</text:p>
          </table:table-cell>
          <table:table-cell office:value-type="string" calcext:value-type="string">
            <text:p>организовано 01.01.55 (ЛО 5 КУЗНЕЦКОГО ИТЛ выделено в самостоятельное МАКАРОВСКОЕ ЛО) [1];&lt;br&gt; закрыто 07.05.55 (передано в состав КУЗНЕЦКОГО ИТЛ) [2].</text:p>
          </table:table-cell>
          <table:table-cell/>
          <table:table-cell office:value-type="string" calcext:value-type="string">
            <text:p>ГУЛАГ МВД до 03.02.55, с этой даты Главпромстрою МВД {41}.</text:p>
          </table:table-cell>
          <table:table-cell office:value-type="string" calcext:value-type="string">
            <text:p>Челябинск 39 [3. Л. 2];&lt;br&gt; Челябинская обл. {1}.</text:p>
          </table:table-cell>
          <table:table-cell office:value-type="string" calcext:value-type="string">
            <text:p>ИЯ с 01.01.55 [1].</text:p>
          </table:table-cell>
          <table:table-cell office:value-type="string" calcext:value-type="string">
            <text:p>нет [1].</text:p>
          </table:table-cell>
          <table:table-cell office:value-type="string" calcext:value-type="string">
            <text:p>Челябинск 39, п/я ИЯ-101 [1].</text:p>
          </table:table-cell>
          <table:table-cell office:value-type="string" calcext:value-type="string">
            <text:p>стр-во медного рудника [1], горные работы, жилищное стр-во [3. Л. 10об.].</text:p>
          </table:table-cell>
          <table:table-cell office:value-type="string" calcext:value-type="string">
            <text:p>01.04.55 — 751 [3. Л. 9об.].</text:p>
          </table:table-cell>
          <table:table-cell office:value-type="string" calcext:value-type="string">
            <text:p>нач. — г/м Павлов В.П., с 01.01.55 по 07.05.55 [1, 2].</text:p>
          </table:table-cell>
          <table:table-cell office:value-type="string" calcext:value-type="string">
            <text:p>В архиве КУЗНЕЦКОГО ИТЛ (все материалы) {1}.</text:p>
          </table:table-cell>
          <table:table-cell table:number-columns-repeated="2"/>
          <table:table-cell office:value-type="string" calcext:value-type="string">
            <text:p>&lt;ol compact&gt;&lt;li&gt;Пр. 00930 МВД от 10.12.54.&lt;br&gt;&lt;li&gt;Расп. 11/6–0181 МВД от 07.05.55.&lt;br&gt;&lt;li&gt;ГАРФ. Ф.9414. Оп. 1д. Д. 564.&lt;/ol&gt;</text:p>
          </table:table-cell>
          <table:table-cell/>
          <table:table-cell office:value-type="string" calcext:value-type="string">
            <text:p>&lt;a href=r3-215.html&gt;КУЗНЕЦКИЙ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МАРИЙСКИЙ ИТЛ</text:p>
          </table:table-cell>
          <table:table-cell/>
          <table:table-cell office:value-type="string" calcext:value-type="string">
            <text:p>организован 01.01.31 [1];&lt;br&gt; закрыт 06.04.31 [2]&lt;SUP&gt;1&lt;/SUP&gt;.</text:p>
          </table:table-cell>
          <table:table-cell/>
          <table:table-cell office:value-type="string" calcext:value-type="string">
            <text:p>ГУЛАГ ОГПУ [1, 2].</text:p>
          </table:table-cell>
          <table:table-cell office:value-type="string" calcext:value-type="string">
            <text:p>Марийская обл, г.Йошкар-Ола {1}, [1]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Марийская обл, г.Йошкар-Ола {1}, [1].</text:p>
          </table:table-cell>
          <table:table-cell table:number-columns-repeated="4" office:value-type="string" calcext:value-type="string">
            <text:p>?</text:p>
          </table:table-cell>
          <table:table-cell/>
          <table:table-cell office:value-type="string" calcext:value-type="string">
            <text:p>&lt;SUP&gt;1&lt;/SUP&gt; По-видимому, фактически организован не был, так как пр. 14 ГУЛАГа ОГПУ от 20.03.31 [1] об организации (МАРИЙСКИЙ ИТЛ считать вновь сформированным с 01.01.31&amp;quot;&lt;br&gt;) вскоре изменен пр. 17 ГУЛАГа ОГПУ от 06.04.31 [2], согласно которому лагерь был переименован в НИЖЕГОРОДСКИЙ ИТЛ с одновременным изменением дислокации.</text:p>
          </table:table-cell>
          <table:table-cell office:value-type="string" calcext:value-type="string">
            <text:p>&lt;ol compact&gt;&lt;li&gt;ГАРФ. Ф. 9414. Оп. 1. Д. 1. Л. 50.&lt;br&gt;&lt;li&gt;Там же. Д. 2. Л. 4.&lt;/ol&gt;</text:p>
          </table:table-cell>
          <table:table-cell/>
          <table:table-cell office:value-type="string" calcext:value-type="string">
            <text:p>&lt;a href=r3-252.html&gt;НИЖЕГОРОДСКИЙ ИТЛ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МАРКОВСКИЙ ИТЛ</text:p>
          </table:table-cell>
          <table:table-cell office:value-type="string" calcext:value-type="string">
            <text:p>ИТЛ и Строительство Северной водопроводной&lt;BR&gt;станции, Севводстрой</text:p>
          </table:table-cell>
          <table:table-cell office:value-type="string" calcext:value-type="string">
            <text:p>организован 24.02.48 [1]&lt;SUP&gt;1&lt;/SUP&gt;;&lt;br&gt; закрыт 29.04.53 — все лаг. подр. переданы в УИТЛК УМЮ по Московской обл. {35}.</text:p>
          </table:table-cell>
          <table:table-cell/>
          <table:table-cell office:value-type="string" calcext:value-type="string">
            <text:p>Главгидрострой МВД с 24.02.48 [1];&lt;br&gt; ГУЛЖДС с 09.11.49 [2];&lt;br&gt; ГУЛАГ МЮ с 02.04.53 {33}.</text:p>
          </table:table-cell>
          <table:table-cell office:value-type="string" calcext:value-type="string">
            <text:p>Московская обл., ст. Марк Ярославской ж.д. на 24.02.48 [1];&lt;br&gt; ст. Долгопрудная Ярославской ж.д. {19, 31}, [3. Л. 2];&lt;br&gt; пос. Северный Тимирязевского р-на [4. Л. 97–106].</text:p>
          </table:table-cell>
          <table:table-cell office:value-type="string" calcext:value-type="string">
            <text:p>ГЕ с 24.02.48 [1], [3. Л. 2], {19, 31}.</text:p>
          </table:table-cell>
          <table:table-cell office:value-type="string" calcext:value-type="string">
            <text:p>Севводстрой {8, 18}, [3. Л. 2].</text:p>
          </table:table-cell>
          <table:table-cell office:value-type="string" calcext:value-type="string">
            <text:p>ст. Долгопрудная Ярославской ж.д., п/я 60 036 [3. Л. 2], {19, 31}&lt;SUP&gt;2&lt;/SUP&gt;.</text:p>
          </table:table-cell>
          <table:table-cell office:value-type="string" calcext:value-type="string">
            <text:p>стр-во Северной водопроводной ст. для нужд г.Москвы, жилого фонда (в том числе жилгородка на ст. Лианозово), коммунально-бытовых и санитарных учреждений, автодорог, подъездных ж/д путей, складов и т.п. [1], [3. Разд. 1. Л. 1], [3. Разд. 3. Л. 2–13], [4. Л. 125–133], [5], центр. бетонного з-да и цеха ЖБИ [5], договорные работы на Лианозовском з-де (№ 31), затем на з-де № 2 МАП (январь—декабрь 1952 г.) [6], все работы стройконторы ГУЛЖДС (передана Упр. Севводстроя 25.02.53) [7], лесозаготовки (Костромская обл., в р-не пос. Мантурово) [3. Разд. 3. Л. 2–13], [8], стр-во ДОКа, добыча гравия, булыжника камня, щебня и т.д. [5, 9].</text:p>
          </table:table-cell>
          <table:table-cell office:value-type="string" calcext:value-type="string">
            <text:p>01.03.48 — 530, 01.01.49 — 4978, 01.01.50 — 6800, 01.01.51 — 4928, 01.01.52 — 6430, 01.01.53 — 4958, 05.53 — 1467 (УРО).</text:p>
          </table:table-cell>
          <table:table-cell office:value-type="string" calcext:value-type="string">
            <text:p>нач. — г/м Завгороднев Г.С., с 12.03.48 по 09.07.48 [10, 11];&lt;br&gt; и.о.нач. — п/п Хаскин В.Н., с 09.07.48 — ? [11];&lt;br&gt; нач. — г/м Горшков А.П., с 16.08.48 по 15.01.49 [12, 13];&lt;br&gt; г/м Юхимович С.П., с 15.01.49 по 05.06.50 [13, 14];&lt;br&gt; полк. инт.с. Могилевский С.А., с 05.06.50 — не ранее 12.52 [6, 14, 15]&lt;SUP&gt;3&lt;/SUP&gt;;&lt;br&gt; и.о. нач. — инж.-майор Разумный Н.И., с 05.01.51 — ? [16];&lt;br&gt; полк. в/с Лосев П.М., с 01.04.53 — не ранее 13.05.53 [17], [4. Л. 97];&lt;br&gt; председатель ликвидкома — кап. Смирнов ?.?. (упом. 08.06.53) [4. Л. 124];&lt;br&gt; з/н — п/п Хаскин В.Н., ? — 09.01.51 [18];&lt;br&gt; полк. Лосев П.М., с 09.01.51 по 01.04.53 [19].</text:p>
          </table:table-cell>
          <table:table-cell office:value-type="string" calcext:value-type="string">
            <text:p>В УИТЛК УМВД по Московской обл.: л/д з/к — 9853, материалы делопроизводства — 206, л/д и служебные карточки вольнонаемных {1, 2}.</text:p>
          </table:table-cell>
          <table:table-cell office:value-type="string" calcext:value-type="string">
            <text:p>&lt;SUP&gt;1&lt;/SUP&gt; УС Северной водопроводной ст. передано Главгидрострою МВД 10.11.47 [20], но ИТЛ тогда организован не был.&lt;br&gt;&lt;SUP&gt;2&lt;/SUP&gt; Согласно {1}, Москва, п/я 204 (?) или Долгопрудная, п/я 60 036.&lt;br&gt;&lt;SUP&gt;3&lt;/SUP&gt; На 07.05.53, 08.06.53 — нач. Севводстроя МПС [4. Л. 97–106, 124].</text:p>
          </table:table-cell>
          <table:table-cell/>
          <table:table-cell office:value-type="string" calcext:value-type="string">
            <text:p>&lt;ol compact&gt;&lt;li&gt;Пр. 00197 МВД от 24.02.48.&lt;br&gt;&lt;li&gt;Пр. 0773 МВД от 09.11.49.&lt;br&gt;&lt;li&gt;ГАРФ. Ф. 9414. Оп. 1д. Д. 256.&lt;br&gt;&lt;li&gt;Там же. Оп. 1. Д. 178. &lt;br&gt;&lt;li&gt;Пр. 0181 МВД от 28.03.49.&lt;br&gt;&lt;li&gt;ГАРФ. Ф. 9414. Оп. 1. Д. 653.&lt;br&gt;&lt;li&gt;Пр. 174 МВД от 25.02.53.&lt;br&gt;&lt;li&gt;Пр. 0197 МВД от 20.03.50.&lt;br&gt;&lt;li&gt;Пр. 0348 МВД от 04.07.49.&lt;br&gt;&lt;li&gt;Пр. 294лс МВД от 12.03.48.&lt;br&gt;&lt;li&gt;Пр. 874лс МВД от 09.07.48. &lt;br&gt;&lt;li&gt;Пр. 1046лс МВД от 16.08.48.&lt;br&gt;&lt;li&gt;Пр. 49лс МВД от 15.01.49. &lt;br&gt;&lt;li&gt;Пр. 629лс МВД от 05.06.50.&lt;br&gt;&lt;li&gt;Пр. 0541 МВД от 10.08.50.&lt;br&gt;&lt;li&gt;Пр. 11лс МВД от 13.01.51.&lt;br&gt;&lt;li&gt;Пр. 022/л МЮ от 01.04.53.&lt;br&gt;&lt;li&gt;Пр. 30лс МВД от 09.01.51.&lt;br&gt;&lt;li&gt;ГАРФ. Служебная карточка ГУЛАГа.&lt;br&gt;&lt;li&gt;Пр. 0688 МВД от 10.11.47.&lt;/ol&gt;</text:p>
          </table:table-cell>
          <table:table-cell/>
          <table:table-cell office:value-type="string" calcext:value-type="string">
            <text:p>&lt;a href=r3-219.html&gt;КУРЬЯНОВСКИЙ ИТЛ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МАРТЫНОВСКИЙ ИТЛ</text:p>
          </table:table-cell>
          <table:table-cell office:value-type="string" calcext:value-type="string">
            <text:p>ИТЛ и Строительство оросительных сооружений&lt;BR&gt;Волгодонстроя</text:p>
          </table:table-cell>
          <table:table-cell office:value-type="string" calcext:value-type="string">
            <text:p>организован 24.08.49 [1];&lt;br&gt; закрыт 04.08.52 (слит с ЦИМЛЯНСКИМ ИТЛ с образованием НИЖНЕ-ДОНСКОГО ИТЛ) [2].</text:p>
          </table:table-cell>
          <table:table-cell/>
          <table:table-cell office:value-type="string" calcext:value-type="string">
            <text:p>Главгидрострой МВД с 24.08.49 [1];&lt;br&gt; Главгидроволгодонстрой МВД с 05.11.49 [3];&lt;br&gt; ГУЛАГ с 03.07.52 [4].</text:p>
          </table:table-cell>
          <table:table-cell office:value-type="string" calcext:value-type="string">
            <text:p>Ростовская обл., станица Большая Мартыновская {20}.</text:p>
          </table:table-cell>
          <table:table-cell office:value-type="string" calcext:value-type="string">
            <text:p>ДЕ с 24.08.49 [1], {20}.</text:p>
          </table:table-cell>
          <table:table-cell office:value-type="string" calcext:value-type="string">
            <text:p>Озеро {20}.</text:p>
          </table:table-cell>
          <table:table-cell office:value-type="string" calcext:value-type="string">
            <text:p>Ростовская обл., станица Большая Мартыновская, п/я 422 {20}&lt;SUP&gt;1&lt;/SUP&gt;.</text:p>
          </table:table-cell>
          <table:table-cell office:value-type="string" calcext:value-type="string">
            <text:p>стр-во ирригационных сооружений системы Цимлянского гидроузла [1], в том числе Азовского канала, подстанций, насосных ст., гражданское стр-во [5. Разд. 3. Л. 2–14].</text:p>
          </table:table-cell>
          <table:table-cell office:value-type="string" calcext:value-type="string">
            <text:p>01.50 — 944, 01.01.51 — 4354 (УРО).</text:p>
          </table:table-cell>
          <table:table-cell office:value-type="string" calcext:value-type="string">
            <text:p>нач. — полк. Соколов В.П., с 24.08.49 по 24.06.52 [1, 6], майор Никифоров Ф.Л., с 24.06.52 — ? [6];&lt;br&gt; з/н — майор Гарин А.К., с 24.08.49 — ? [1].</text:p>
          </table:table-cell>
          <table:table-cell office:value-type="string" calcext:value-type="string">
            <text:p>В УИТЛК УМВД по Ростовской обл. (все материалы) {1}.</text:p>
          </table:table-cell>
          <table:table-cell/>
          <table:table-cell office:value-type="string" calcext:value-type="string">
            <text:p>&lt;SUP&gt;1&lt;/SUP&gt; Согласно {1}, п/я ДЕ-419, что возможно не ранее второй половины 1952 г., так как до этого литер не включали в номер п/я.</text:p>
          </table:table-cell>
          <table:table-cell office:value-type="string" calcext:value-type="string">
            <text:p>&lt;ol compact&gt;&lt;li&gt;Пр. 00811 МВД от 24.08.49.&lt;br&gt;&lt;li&gt;Пр. 0916 МВД от 04.08.52.&lt;br&gt;&lt;li&gt;Пр. 0768 МВД от 05.11.49.&lt;br&gt;&lt;li&gt;Пр. 0802 МВД от 03.07.52. &lt;br&gt;&lt;li&gt;ГАРФ. Ф. 9414. Оп. 1д. Д. 257.&lt;br&gt;&lt;li&gt;Пр. 743лс МВД от 24.06.52.&lt;/ol&gt;</text:p>
          </table:table-cell>
          <table:table-cell/>
          <table:table-cell office:value-type="string" calcext:value-type="string">
            <text:p>&lt;a href=r3-147.html&gt;ИТЛ И СТРОИТЕЛЬСТВО ВОЛГО-ДОНСКОГО ВОДНОГО ПУТИ&lt;/a&gt;,&lt;br&gt; &lt;a href=r3-255.html&gt;НИЖНЕ-ДОНСКОЙ ИТЛ&lt;/a&gt;,&lt;br&gt; &lt;a href=r3-449.html&gt;ЦИМЛЯНСКИЙ ИТЛ&lt;/a&gt;.</text:p>
          </table:table-cell>
          <table:table-cell office:value-type="string" calcext:value-type="string">
            <text:p>С.Филиппов, 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МАТКОЖНЕНСКОЕ СТРОИТЕЛЬСТВО И ИТЛ</text:p>
          </table:table-cell>
          <table:table-cell office:value-type="string" calcext:value-type="string">
            <text:p>Маткожлаг</text:p>
          </table:table-cell>
          <table:table-cell office:value-type="string" calcext:value-type="string">
            <text:p>организован 15.11.40 [1]&lt;SUP&gt;1&lt;/SUP&gt;;&lt;br&gt; закрыт 28.06.41 {12}&lt;SUP&gt;2&lt;/SUP&gt;.</text:p>
          </table:table-cell>
          <table:table-cell/>
          <table:table-cell office:value-type="string" calcext:value-type="string">
            <text:p>ГУЛГТС [1, 2].</text:p>
          </table:table-cell>
          <table:table-cell office:value-type="string" calcext:value-type="string">
            <text:p>Карело-Финская ССР, разъезд Сосновец Кировской ж.д. [1, 3]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разъезд Сосновец Кировской ж.д., п/я 287 [3].</text:p>
          </table:table-cell>
          <table:table-cell office:value-type="string" calcext:value-type="string">
            <text:p>стр-во алюминиевого з-да, Маткожненской и Ондской ГЭС [1], {12}, с 30.04.41 из ББЛ передано стр-во Беломорского порта [2].</text:p>
          </table:table-cell>
          <table:table-cell office:value-type="string" calcext:value-type="string">
            <text:p>01.01.41 — 3923, 01.02.41 — 13 000, 01.07.41 — 21 134 [4].</text:p>
          </table:table-cell>
          <table:table-cell office:value-type="string" calcext:value-type="string">
            <text:p>нач. — Паперовский В.И., с 15.11.40 — ? [1].</text:p>
          </table:table-cell>
          <table:table-cell office:value-type="string" calcext:value-type="string">
            <text:p>В Центр. ГА Карельской АССР: л/д вольнонаемных;&lt;br&gt; в архиве ВОСТОЧНО-УРАЛЬСКОГО ИТЛ: проектная документация, л/д сотрудников;&lt;br&gt; в архиве ИВДЕЛЬСКОГО ИТЛ: л/д з/к — 8411, картотека з/к формы № 2 {1}.</text:p>
          </table:table-cell>
          <table:table-cell office:value-type="string" calcext:value-type="string">
            <text:p>&lt;SUP&gt;1&lt;/SUP&gt; В {1} дата и номер пр. об открытии ИТЛ ошибочны (ср. {1} и [1]).&lt;br&gt;&lt;SUP&gt;2&lt;/SUP&gt; В {12} — приостановить Маткожненское стр-во с 01.07.41;&lt;br&gt; ИТЛ не упом.</text:p>
          </table:table-cell>
          <table:table-cell/>
          <table:table-cell office:value-type="string" calcext:value-type="string">
            <text:p>&lt;ol compact&gt;&lt;li&gt;Пр. 001433 НКВД от 15.11.40.&lt;br&gt;&lt;li&gt;Пр. 0222 НКВД от 30.04.41.&lt;br&gt;&lt;li&gt;Пр. 001466 НКВД от 22.11.40.&lt;br&gt;&lt;li&gt;ГАРФ. Ф.9414. Оп.1д. Д.371. Л.2, 11, 56.&lt;/ol&gt;</text:p>
          </table:table-cell>
          <table:table-cell/>
          <table:table-cell office:value-type="string" calcext:value-type="string">
            <text:p>&lt;a href=r3-31.html&gt;БЕЛОМОРО-БАЛТИЙСКИЙ ИТЛ&lt;/a&gt;.</text:p>
          </table:table-cell>
          <table:table-cell office:value-type="string" calcext:value-type="string">
            <text:p>С.Филип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МЕДВЕЖЬЕГОРСКИЙ ОЗДОРОВИТЕЛЬНЫЙ ЛАГЕРЬ</text:p>
          </table:table-cell>
          <table:table-cell office:value-type="string" calcext:value-type="string">
            <text:p>Медвежьегорлаг, Медвежьегорский ИТЛ,&lt;BR&gt;Медвежьегорский инвалидный ИТЛ</text:p>
          </table:table-cell>
          <table:table-cell office:value-type="string" calcext:value-type="string">
            <text:p>организован 19.10.46 [1]&lt;SUP&gt;1&lt;/SUP&gt;;&lt;br&gt; закрыт 29.08.47 [2]&lt;SUP&gt;2&lt;/SUP&gt;.</text:p>
          </table:table-cell>
          <table:table-cell/>
          <table:table-cell office:value-type="string" calcext:value-type="string">
            <text:p>ГУЛАГ [1, 2].</text:p>
          </table:table-cell>
          <table:table-cell office:value-type="string" calcext:value-type="string">
            <text:p>Карело-Финская ССР, г.Медвежьегорск {17}.</text:p>
          </table:table-cell>
          <table:table-cell office:value-type="string" calcext:value-type="string">
            <text:p>БЗ с 19.10.46 [1], {3, 17}.</text:p>
          </table:table-cell>
          <table:table-cell office:value-type="string" calcext:value-type="string">
            <text:p>нет.</text:p>
          </table:table-cell>
          <table:table-cell office:value-type="string" calcext:value-type="string">
            <text:p>Карело-Финская ССР, г.Медвежьегорск, п/я 4 {17}.</text:p>
          </table:table-cell>
          <table:table-cell office:value-type="string" calcext:value-type="string">
            <text:p>с.х. (животноводство), обслуживание пошивочных, сапожных и др. мастерских, контрагентские работы [3, 4].</text:p>
          </table:table-cell>
          <table:table-cell office:value-type="string" calcext:value-type="string">
            <text:p>01.01.47 — 3958, 10.47 — 4716&lt;SUP&gt;3&lt;/SUP&gt; (УРО).</text:p>
          </table:table-cell>
          <table:table-cell office:value-type="string" calcext:value-type="string">
            <text:p>нач. — п/п Флоринский А.Г., с 19.10.46 по 29.08.47 [1, 2];&lt;br&gt; з/н — Гудков В.П., с 19.10.46 — ? [1].</text:p>
          </table:table-cell>
          <table:table-cell office:value-type="string" calcext:value-type="string">
            <text:p>В ОИТК МВД Карельской АССР: л/д з/к — 657 {1}.</text:p>
          </table:table-cell>
          <table:table-cell office:value-type="string" calcext:value-type="string">
            <text:p>&lt;SUP&gt;1&lt;/SUP&gt; В связи с освобождением помещений Беломорстроя МВД и переброской контингентов на др. стр-ва МВД приказано организовать на базе лаг. подр. Беломорстроя МВД оздоровительный ИТЛ [1] (см. также Акт приема-передачи имущества и материальных ценностей, жилых зданий... от Беломорстроя МВД СССР Медвежьегорскому ИТЛ от 27.12.46&amp;quot;&lt;br&gt; [3]). С 19.11.46 — инвалидный: в частичное изменение пр. МВД №№ 0154 и 00931 за 1946 г. специализированные лагери — ОЛЬХОВСКИЙ, ЧИСТЮНЬГСКИЙ, СОЛИКАМСКИЙ, МЕДВЕЖЬЕГОРСКИЙ и отделения в Карлаге, Сиблаге, Волголаге и Темлаге именовать впредь инвалидными, с содержанием в них длительно нетрудоспособных з/к&amp;quot;&lt;br&gt; [5].&lt;br&gt;&lt;SUP&gt;2&lt;/SUP&gt; В связи с организацией УИТЛК МВД Карело-Финской ССР и нецелесообразностью дальнейшего самостоятельного существования Медвежьегорского ИТЛ [2] (см. также Акт приема-передачи Медвежьегорского ИТЛ в состав УИТЛК МВД Карело-Финской ССР от 08.01.48&amp;quot;&lt;br&gt; [4]).&lt;br&gt;&lt;SUP&gt;3&lt;/SUP&gt; На 27.09.47 — 4.620, из них 1026 женщин [4].</text:p>
          </table:table-cell>
          <table:table-cell/>
          <table:table-cell office:value-type="string" calcext:value-type="string">
            <text:p>&lt;ol compact&gt;&lt;li&gt;Пр. 00931 МВД от 19.10.46.&lt;br&gt;&lt;li&gt;Пр. 0517 МВД от 29.08.47.&lt;br&gt;&lt;li&gt;ГАРФ. Ф.9414. Оп.1д. Д.33. Л.285–307.&lt;br&gt;&lt;li&gt;Там же. Д. 34. Л. 1–205.&lt;br&gt;&lt;li&gt;Пр. 0390 МВД от 19.11.46.&lt;/ol&gt;</text:p>
          </table:table-cell>
          <table:table-cell/>
          <table:table-cell office:value-type="string" calcext:value-type="string">
            <text:p>&lt;a href=r3-32.html&gt;ИТЛ БЕЛОМОРСТРОЯ&lt;/a&gt;,&lt;br&gt; &lt;a href=r3-263.html&gt;ОЛЬХОВСКИЙ ОЗДОРОВИТЕЛЬНЫЙ ЛАГЕРЬ&lt;/a&gt;,&lt;br&gt; &lt;a href=r3-316.html&gt;СОЛИКАМСКИЙ ОЗДОРОВИТЕЛЬНЫЙ ЛАГЕРЬ&lt;/a&gt;,&lt;br&gt; &lt;a href=r3-459.html&gt;ЧИСТЮНЬГСКИЙ ОЗДОРОВИТЕЛЬНЫЙ ЛАГЕРЬ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МЕХРЕНЬГСКИЙ ИТЛ</text:p>
          </table:table-cell>
          <table:table-cell office:value-type="string" calcext:value-type="string">
            <text:p>Мехреньлаг</text:p>
          </table:table-cell>
          <table:table-cell office:value-type="string" calcext:value-type="string">
            <text:p>организован 25.06.54 [1]&lt;SUP&gt;1&lt;/SUP&gt;;&lt;br&gt; действующий на 01.01.60 {46}.</text:p>
          </table:table-cell>
          <table:table-cell/>
          <table:table-cell office:value-type="string" calcext:value-type="string">
            <text:p>ГУЛАГ МВД с 25.06.54&lt;SUP&gt;2&lt;/SUP&gt; [1];&lt;br&gt; ГУЛЛП с 02.08.54 {40};&lt;br&gt; МВД РСФСР с 14.12.55 [2];&lt;br&gt; ГУИТК МВД СССР с 31.01.57{43};&lt;br&gt; МВД РСФСР с 01.12.57 {44};&lt;br&gt; ГСЛ МВД РСФСР с 05.02.58 [3].</text:p>
          </table:table-cell>
          <table:table-cell office:value-type="string" calcext:value-type="string">
            <text:p>Архангельская обл., Плесецкий р-н, пос. Пуксоозеро (Пукса-озеро) [1].</text:p>
          </table:table-cell>
          <table:table-cell office:value-type="string" calcext:value-type="string">
            <text:p>КМ с 25.06.54 [1].</text:p>
          </table:table-cell>
          <table:table-cell office:value-type="string" calcext:value-type="string">
            <text:p>Иволга [1].</text:p>
          </table:table-cell>
          <table:table-cell office:value-type="string" calcext:value-type="string">
            <text:p>Архангельская обл., Плесецкий р-н, пос. Пуксоозеро (Пуксо-озеро), п/я КМ-401 [1].</text:p>
          </table:table-cell>
          <table:table-cell office:value-type="string" calcext:value-type="string">
            <text:p>лесозаготовки [1].</text:p>
          </table:table-cell>
          <table:table-cell office:value-type="string" calcext:value-type="string">
            <text:p>09.54 — 8128, 07.55 — 9615, 01.01.56 — 10 679, 01.01.57 — 12 582, 01.01.59 — 14 755, 01.01.60 — 12 000 (УРО).</text:p>
          </table:table-cell>
          <table:table-cell office:value-type="string" calcext:value-type="string">
            <text:p>нач. — полк. Петров А.Н., с 31.08.54 — ? (упом. 20.12.54) [4, 5];&lt;br&gt; и.о. нач. — кап. в/с (майор в/с) Полонский В.П., с 13.06.56 [6], нач. — он же, с 09.10.56 — ? [7];&lt;br&gt; и.о. нач. п/п Кулаков ?.?. (упом. 14.02.57) [8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На базе Мехреньского ЛО Каргопольлага. Приказано приступить к организации с 01.07.54 и закончить к 01.01.55 [1].&lt;br&gt;&lt;SUP&gt;2&lt;/SUP&gt; По лагерной работе;&lt;br&gt; по производственной работе подчинен ГУЛЛП МВД [1].</text:p>
          </table:table-cell>
          <table:table-cell/>
          <table:table-cell office:value-type="string" calcext:value-type="string">
            <text:p>&lt;ol compact&gt;&lt;li&gt;Пр. 00553 МВД от 25.06.54.&lt;br&gt;&lt;li&gt;Пр. 00484 МВД от 14.12.55.&lt;br&gt;&lt;li&gt;Пр. 049 МВД РСФСР от 05.02.58.&lt;br&gt;&lt;li&gt;Пр. 2197лс МВД от 31.08.54.&lt;br&gt;&lt;li&gt;Пр. 00952 МВД от 20.12.54.&lt;br&gt;&lt;li&gt;Пр. 0231 МВД от 13.06.56.&lt;br&gt;&lt;li&gt;Пр. 1105лс МВД от 09.10.56.&lt;br&gt;&lt;li&gt;ГАРФ. Ф. 9414. Оп. 1. Д. 3381. Л. 92.&lt;/ol&gt;</text:p>
          </table:table-cell>
          <table:table-cell/>
          <table:table-cell office:value-type="string" calcext:value-type="string">
            <text:p>&lt;a href=r3-192.html&gt;КАРГОПОЛЬСКИЙ ИТЛ&lt;/a&gt;.</text:p>
          </table:table-cell>
          <table:table-cell office:value-type="string" calcext:value-type="string">
            <text:p>С.Филиппов, 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МИНЕЕВСКОЕ ЛО ХОЗУ МВД</text:p>
          </table:table-cell>
          <table:table-cell/>
          <table:table-cell office:value-type="string" calcext:value-type="string">
            <text:p>организовано 01.06.49 [1];&lt;br&gt; закрыто 10.06.53 [2];&lt;br&gt; повторно организовано 02.11.54 [3]&lt;SUP&gt;1&lt;/SUP&gt;;&lt;br&gt; дата закрытия неизвестна.</text:p>
          </table:table-cell>
          <table:table-cell/>
          <table:table-cell office:value-type="string" calcext:value-type="string">
            <text:p>ХОЗУ МВД и УИТЛК УМВД (УМЮ) по Горьковской обл.&lt;SUP&gt;2&lt;/SUP&gt; [1–3].</text:p>
          </table:table-cell>
          <table:table-cell office:value-type="string" calcext:value-type="string">
            <text:p>Горьковская обл., ст. Минеевка [1, 3].</text:p>
          </table:table-cell>
          <table:table-cell office:value-type="string" calcext:value-type="string">
            <text:p>ГФ с 01.06.49 и с 02.11.54 [1, 3].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лесозаготовки [1, 3].</text:p>
          </table:table-cell>
          <table:table-cell office:value-type="string" calcext:value-type="string">
            <text:p>штатная — 3000 на 1949 г. [1];&lt;br&gt; штатная — 2000 на 1954 г. [3]&lt;SUP&gt;3&lt;/SUP&gt;.</text:p>
          </table:table-cell>
          <table:table-cell office:value-type="string" calcext:value-type="string">
            <text:p>нач.— гв. п/п (гв. полк.) Потапов В.А., с 01.06.49 по 10.06.53 [1, 2] и с 02.11.54 — ? [3]&lt;SUP&gt;4&lt;/SUP&gt;.</text:p>
          </table:table-cell>
          <table:table-cell office:value-type="string" calcext:value-type="string">
            <text:p>1956 г. — в УИТЛК УМВД по Горьковской обл. {1}. 1997 г. — в ИЦ УВД Нижегородской обл.: приказы, л/д л.с. [4].</text:p>
          </table:table-cell>
          <table:table-cell office:value-type="string" calcext:value-type="string">
            <text:p>&lt;SUP&gt;1&lt;/SUP&gt; Первый раз организовано на базе Минеевского ЛО УИТЛК УМВД по Горьковской обл. и Минеевской лесозаготовительной конторы ХОЗУ МВД СССР. При закрытии ЛО передано в состав УИТЛК УМЮ по Горьковской обл., а производство выделено в самостоятельную хозрасчетную организацию Минеевский лесокомбинат ХОЗУ МВД СССР [1, 2]. На базе этого комб. и ЛО, вновь выделенного из состава УИТЛК УМВД по Горьковской обл., организовано повторно [3].&lt;br&gt;&lt;SUP&gt;2&lt;/SUP&gt; Руководство производственно-финансовой деятельностью полностью возложено на ХОЗУ МВД (на началах хозрасчета);&lt;br&gt; по всем прочим вопросам ЛО находилось в ведении УИТЛК УМВД по Горьковской обл. [1, 3].&lt;br&gt;&lt;SUP&gt;3&lt;/SUP&gt; В сводках УРО з/к ЛО не выделяли из общей численности з/к УИТЛК УМВД по Горьковской обл.&lt;br&gt;&lt;SUP&gt;4&lt;/SUP&gt; До 01.06.49 — нач. Минеевского ЛО УИТЛК УМВД по Горьковской обл. и Минеевской лесозаготовительной конторы ХОЗУ МВД;&lt;br&gt; с 10.06.53 по 02.11.54 — нач. Минеевского лесокомб. ХОЗУ МВД СССР [1–3].</text:p>
          </table:table-cell>
          <table:table-cell/>
          <table:table-cell office:value-type="string" calcext:value-type="string">
            <text:p>&lt;ol compact&gt;&lt;li&gt;Пр. 00462 МВД от 16.05.49.&lt;br&gt;&lt;li&gt;Пр. 093 МВД от 10.06.53. &lt;br&gt;&lt;li&gt;Пр. 0608 МВД от 02.11.54.&lt;br&gt;&lt;li&gt;Письмо ИЦ УВД Нижегородской обл. № 7/1511 от 29.04.97.&lt;/ol&gt;</text:p>
          </table:table-cell>
          <table:table-cell table:number-columns-repeated="2"/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МИНЕРАЛЬНЫЙ ЛАГЕРЬ</text:p>
          </table:table-cell>
          <table:table-cell office:value-type="string" calcext:value-type="string">
            <text:p>Особый лагерь № 1, Особлаг № 1, Минлаг,&lt;BR&gt;Минеральный ИТЛ</text:p>
          </table:table-cell>
          <table:table-cell office:value-type="string" calcext:value-type="string">
            <text:p>организован 28.02.48 в помещениях ИНТИНСКОГО ИТЛ [1]&lt;SUP&gt;1&lt;/SUP&gt;;&lt;br&gt; закрыт 06.03.57 (все лаг. подр. переданы ПЕЧОРСКОМУ ИТЛ) [2], [3. Л. 1–25], [4. Л. 1–5].</text:p>
          </table:table-cell>
          <table:table-cell office:value-type="string" calcext:value-type="string">
            <text:p>в 1954 г. в ИТЛ&lt;SUP&gt;2&lt;/SUP&gt;.</text:p>
          </table:table-cell>
          <table:table-cell office:value-type="string" calcext:value-type="string">
            <text:p>ГУЛАГ с 28.02.48 [1];&lt;br&gt; ГУЛГМП на 17.03.50 [5], [6. Разд. 1. Л. 1], {3, 29};&lt;br&gt; ГТУ МВД с 28.03.53 {32};&lt;br&gt; ГУЛАГ МВД с 08.02.54 {39};&lt;br&gt; МВД Коми АССР с 07.10.55 [7];&lt;br&gt; ГУИТК МВД СССР с 31.01.57 {43}.</text:p>
          </table:table-cell>
          <table:table-cell office:value-type="string" calcext:value-type="string">
            <text:p>в р-не Инты [1];&lt;br&gt; Коми АССР, Кожвинский р-н, пос. Инта [3. Л. 1–25], [6. Разд. 1. Л. 2], {19, 29}&lt;SUP&gt;3&lt;/SUP&gt;.</text:p>
          </table:table-cell>
          <table:table-cell office:value-type="string" calcext:value-type="string">
            <text:p>нет на 15.01.49 {19};&lt;br&gt; ЖЧ на 28.02.53 {29};&lt;br&gt; он же повторно присвоен 28.02.55 [8].</text:p>
          </table:table-cell>
          <table:table-cell office:value-type="string" calcext:value-type="string">
            <text:p>Минерал с 10.05.48 [9], {19, 29};&lt;br&gt; Минеральный&lt;SUP&gt;1&lt;/SUP&gt; [6. Разд.1. Л.1].</text:p>
          </table:table-cell>
          <table:table-cell office:value-type="string" calcext:value-type="string">
            <text:p>Коми АССР, Кожвинский р-н, пос. Инта, п/я — нет на 10.05.48 [9];&lt;br&gt; п/я-388 [6. Разд. 1. Л. 2], [10. Л. 29], {19};&lt;br&gt; п/я ЖЧ-388 {29}.</text:p>
          </table:table-cell>
          <table:table-cell office:value-type="string" calcext:value-type="string">
            <text:p>обслуживание Интинского комб. МВД (МУП) (комб. Интауголь): угледобыча на шахтах № 1–4, 6, 7, 10, стр-во новых шахт № 5, 9, 11–14 и работы на них, жилищное, капитальное и дорожное стр-во, осушительные работы [3. Л. 1–25], [4. Л. 1–5], [6. Разд. 2], [11, 12], работы на рудниках Еджид-Кырта и Кожим [13]&lt;SUP&gt;4&lt;/SUP&gt;, рем.-мех. з-де (пос. Инта), кирп. з-де, ДОКе (пос. Инта), земляные работы, с.х. лесозаготовки (на 01.03.52), стр-во шлакоблочного з-да комб. Интауголь МУП в пос. Инта, работы на автобазах и лесобирже, лесозаготовки Интинского комб. МУП (на 01.01.54) [6. Разд. 2].</text:p>
          </table:table-cell>
          <table:table-cell office:value-type="string" calcext:value-type="string">
            <text:p>09.48 — 9332, 12.48 — 10 373;&lt;br&gt; 01.01.49 — 24 112, 01.01.50 — 28 371, 01.01.51 — 33 056, 01.01.52 — 34 448&lt;SUP&gt;5&lt;/SUP&gt; (УРО);&lt;br&gt; 01.01.53 — 27 785 [14]&lt;SUP&gt;6&lt;/SUP&gt; ;&lt;br&gt; 01.01.54 — 28 055, 01.01.55 — 15 259, 01.01.56 — 10 327 (УРО);&lt;br&gt; 28.03.57 — 6819 [3. Л. 1–25]&lt;SUP&gt;7&lt;/SUP&gt;.</text:p>
          </table:table-cell>
          <table:table-cell office:value-type="string" calcext:value-type="string">
            <text:p>нач. — полк. Смирнов И.И., с 27.04.48 по 30.10.48 [15, 16]&lt;SUP&gt;8&lt;/SUP&gt;;&lt;br&gt; полк. адм. сл. Халеев М.И., с 30.10.48 — не ранее 05.01.52 [16, 17], [18. Л. 39]&lt;SUP&gt;9&lt;/SUP&gt;;&lt;br&gt; п/п Козлов И.Г., с 12.11.53 по 31.05.55&lt;SUP&gt;10&lt;/SUP&gt; [19, 20];&lt;br&gt; полк. Виссарионов К.Ф., с 31.05.55 по 06.03.57 [2, 20];&lt;br&gt; и.о. нач. — п/п Козлов И.Г. (упом. 26.10.51, 13.11.51) [18. Л. 1, 36–38];&lt;br&gt; г/м Монахов ?.?. (упом. 01.03.52) [6. Разд. 2. Л. 1–2];&lt;br&gt; з/н — майор (п/п) Козлов И.Г., с 29.04.48 — не ранее 30.09.53 [6. Разд. 2. Л. 1], [21, 22];&lt;br&gt; полк. Ивлев П.С., с 11.05.54 — ? [23].</text:p>
          </table:table-cell>
          <table:table-cell office:value-type="string" calcext:value-type="string">
            <text:p>Включал архивы МИНЕРАЛЬНОГО ЛАГЕРЯ, ИНТИНСКОГО ИТЛ, ЩУГОРСКОГО ИТЛ. Хранился в архивном отделении УМЗ МВД Коми АССР (г.Ухта) (все материалы)&lt;SUP&gt;11&lt;/SUP&gt; {1}.</text:p>
          </table:table-cell>
          <table:table-cell office:value-type="string" calcext:value-type="string">
            <text:p>&lt;SUP&gt;1&lt;/SUP&gt; Организован под названием Особый лагерь № 1&amp;quot;&lt;br&gt; [1]. Условное наименование Минеральный&amp;quot;&lt;br&gt; присвоено 10.05.48 [9]. В 1949–1954 гг. равноправно существовали оба названия. Организация особлага возложена на нач. ИНТИНСКОГО ИТЛ [1].&lt;br&gt;&lt;SUP&gt;2&lt;/SUP&gt; См. с.61 Справочника.&lt;br&gt;&lt;SUP&gt;3&lt;/SUP&gt; В {1} ошибочно указано: Интинского р-на (см. {45}).&lt;br&gt;&lt;SUP&gt;4&lt;/SUP&gt; С 17.11.49 рудники обслуживались з/к особого контингента [13].&lt;br&gt;&lt;SUP&gt;5&lt;/SUP&gt; На 28.10.51 — 142 ктр, 957 иноподданных [17. Л. 4–25].&lt;br&gt;&lt;SUP&gt;6&lt;/SUP&gt; На 01.02.53 из 31 834 з/к — 4081 з/к общего контингента [24].&lt;br&gt;&lt;SUP&gt;7&lt;/SUP&gt; Лимит наполнения: 28.02.48 — 25 000 [1], 30.07.48 — 15 000 [12];&lt;br&gt; 27.05.49 — 20 000 [25];&lt;br&gt; 19.11.49 — 26 000 [26];&lt;br&gt; 16.01.50 — 28 000 [27].&lt;br&gt;&lt;SUP&gt;8&lt;/SUP&gt; 30.07.48 назначен по совместительству зам. нач. комб. Интауголь МВД [12].&lt;br&gt;&lt;SUP&gt;9&lt;/SUP&gt; Ранее — нач. ИНТИНСКОГО ИТЛ и комб. Интауголь МВД [11, 12];&lt;br&gt; после ликвидации Интинлага повторно назначен нач. Интинского угольного комб. МВД [14].&lt;br&gt;&lt;SUP&gt;10&lt;/SUP&gt; Фактически вступил в должность ранее, так как упом. 02.11.53 [28].&lt;br&gt;&lt;SUP&gt;11&lt;/SUP&gt; Возможно, материалы хранились в фонде ПЕЧОРСКОГО ИТЛ.</text:p>
          </table:table-cell>
          <table:table-cell/>
          <table:table-cell office:value-type="string" calcext:value-type="string">
            <text:p>&lt;ol compact&gt;&lt;li&gt;Пр. 00219 МВД от 28.02.48.&lt;br&gt;&lt;li&gt;Пр. 0163 МВД от 06.03.57.&lt;br&gt;&lt;li&gt;ГАРФ. Ф. 9414. Оп. 1. Д. 297.&lt;br&gt;&lt;li&gt;Там же. Д. 291.&lt;br&gt;&lt;li&gt;Пр. 0174 МВД от 17.03.50.&lt;br&gt;&lt;li&gt;ГАРФ. Ф. 9414. Оп. 1. Д. 566.&lt;br&gt;&lt;li&gt;Пр. 00396 МВД от 07.10.55.&lt;br&gt;&lt;li&gt;Расп. 81сс МВД от 28.02.55.&lt;br&gt;&lt;li&gt;Пр. 00508 МВД от 10.05.48.&lt;br&gt;&lt;li&gt;ГАРФ. Ф. 9414. Оп. 1. Д. 1843.&lt;br&gt;&lt;li&gt;Пр. 00472 МВД от 29.04.48.&lt;br&gt;&lt;li&gt;Пр. 000907 МВД от 30.07.48.&lt;br&gt;&lt;li&gt;Пр. 001048 МВД от 17.11.49. &lt;br&gt;&lt;li&gt;ГАРФ. Ф. 9414. Оп. 1. Д. 1393. Л. 13.&lt;br&gt;&lt;li&gt;Пр. 501лс МВД от 27.04.48. &lt;br&gt;&lt;li&gt;Пр. 001289 МВД от 30.10.48.&lt;br&gt;&lt;li&gt;Расп. 785 МВД от 27.12.48. &lt;br&gt;&lt;li&gt;ГАРФ. Ф. 9414. Оп. 1. Д. 640.&lt;br&gt;&lt;li&gt;Пр. 1981лс МВД от 12.11.53. &lt;br&gt;&lt;li&gt;Пр. 710лс МВД от 31.05.55.&lt;br&gt;&lt;li&gt;Пр. 519лс МВД от 29.04.48.&lt;br&gt;&lt;li&gt;Пр. 245сс/00861/00225 Ген. прокурора, МВД и МЮ от 30.09.53.&lt;br&gt;&lt;li&gt;Пр. 1270лс МВД от 11.05.54.&lt;br&gt;&lt;li&gt;ГАРФ. Ф. 9414. Оп. 1. Д. 118. Л. 30.&lt;br&gt;&lt;li&gt;Пр. 00502 МВД от 27.05.49.&lt;br&gt;&lt;li&gt;Пр. 001062 МВД от 19.11.49.&lt;br&gt;&lt;li&gt;Пр. 0054 МВД от 16.01.50.&lt;br&gt;&lt;li&gt;Пр. 0291 МВД от 02.11.53.&lt;/ol&gt;</text:p>
          </table:table-cell>
          <table:table-cell office:value-type="string" calcext:value-type="string">
            <text:p>30.10.48 все лаг. подр. ликвидируемого с 01.11.48 ИНТИНСКОГО ИТЛ включены в состав МИНЕРАЛЬНОГО ЛАГЕРЯ [16]. 27.05.49, в связи с передислокацией СЕВЕРНОГО УПР. ЛАГЕРЕЙ ЖЕЛЕЗНОДОРОЖНОГО СТРОИТЕЛЬСТВА ГУЛЖДС и освобождением в пос. Абезь лаг. помещений, все освободившиеся там лаг. подр. переданы Минлагу для организации ЛО и содержания в нем 5000 инвалидов и нетрудоспособных из числа особо опасных гос. преступников [24] (на 28.10.51 — 11 513, использовались на работах по благоустройству лагеря) [17. Л. 4–25].</text:p>
          </table:table-cell>
          <table:table-cell office:value-type="string" calcext:value-type="string">
            <text:p>&lt;a href=r3-109.html&gt;ИНТИНСКИЙ ИТЛ&lt;/a&gt;,&lt;br&gt; &lt;a href=r3-275.html&gt;ПЕЧОРСКИЙ ИТЛ&lt;/a&gt;,&lt;br&gt; &lt;a href=http://www.memo.ru/history/NKVD/GULAG/r2/r2-5.htm&gt;СЕВЕРНОЕ УПР. ЛАГЕРЕЙ ЖЕЛЕЗНОДОРОЖНОГО СТРОИТЕЛЬСТВА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МИНУСИНСКОЕ ЛО СГУ</text:p>
          </table:table-cell>
          <table:table-cell/>
          <table:table-cell office:value-type="string" calcext:value-type="string">
            <text:p>организовано 14.07.47 [1];&lt;br&gt; дата закрытия неизвестна&lt;SUP&gt;1&lt;/SUP&gt;.</text:p>
          </table:table-cell>
          <table:table-cell/>
          <table:table-cell office:value-type="string" calcext:value-type="string">
            <text:p>СГУ, в составе УИТЛК УМВД по Красноярскому кр. с 14.07.47 [1].</text:p>
          </table:table-cell>
          <table:table-cell office:value-type="string" calcext:value-type="string">
            <text:p>Красноярский кр., г.Артемовск [1].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работы для комб. Минусазолото [1].</text:p>
          </table:table-cell>
          <table:table-cell office:value-type="string" calcext:value-type="string">
            <text:p>проектируемый лимит наполнения в 1947 г. — 800 чел., с последующим доведением до 2300 чел. [1].</text:p>
          </table:table-cell>
          <table:table-cell office:value-type="string" calcext:value-type="string">
            <text:p>нач. — Телешев Т.Я. (директор комб. Минусазолото), с 14.07.47 — ? [1];&lt;br&gt; инж.-майор Кузьмин А.В. (директор комб. Минусазолото), не позднее 25.11.49 — по 14.03.50 [2, 3]&lt;SUP&gt;2&lt;/SUP&gt;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Единственное встреченное упом. МИНУСИНСКОГО ЛО — в пр. об открытии;&lt;br&gt; возможно, фактически оно организовано не было.&lt;br&gt;&lt;SUP&gt;2&lt;/SUP&gt; Неясно, был ли А.В.Кузьмин нач. ЛО (и существовало ли оно в этот период);&lt;br&gt; согласно документам, его должность — директор комб. Минусазолото.</text:p>
          </table:table-cell>
          <table:table-cell/>
          <table:table-cell office:value-type="string" calcext:value-type="string">
            <text:p>&lt;ol compact&gt;&lt;li&gt;Пр. 00735 МВД от 14.07.47.&lt;br&gt;&lt;li&gt;Пр. 0824 МВД от 25.11.49.&lt;br&gt;&lt;li&gt;Пр. 241лс МВД от 14.03.50.&lt;/ol&gt;</text:p>
          </table:table-cell>
          <table:table-cell table:number-columns-repeated="2"/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МОЛОТОВСКИЙ ИТЛ</text:p>
          </table:table-cell>
          <table:table-cell office:value-type="string" calcext:value-type="string">
            <text:p>ИТЛ Молотовстроя, Молотовлаг</text:p>
          </table:table-cell>
          <table:table-cell office:value-type="string" calcext:value-type="string">
            <text:p>организован 21.10.50 [1];&lt;br&gt; закрыт 29.04.53 {35}.</text:p>
          </table:table-cell>
          <table:table-cell/>
          <table:table-cell office:value-type="string" calcext:value-type="string">
            <text:p>ГУЛПС с 21.10.50 [1];&lt;br&gt; ГСНС с 06.10.51 [2];&lt;br&gt; ГУЛАГ МЮ с 02.04.53 {33}.</text:p>
          </table:table-cell>
          <table:table-cell office:value-type="string" calcext:value-type="string">
            <text:p>г.Молотов (ныне Пермь) [2], {22, 26};&lt;br&gt; р-н г.Молотова [1].</text:p>
          </table:table-cell>
          <table:table-cell office:value-type="string" calcext:value-type="string">
            <text:p>ЖИ с 29.10.51 [3].</text:p>
          </table:table-cell>
          <table:table-cell office:value-type="string" calcext:value-type="string">
            <text:p>Перо [4. Разд. 1. Л. 2], {22, 26}.</text:p>
          </table:table-cell>
          <table:table-cell office:value-type="string" calcext:value-type="string">
            <text:p>г.Молотов областной, п/я 261 [2];&lt;br&gt; г.Молотов областной, п/я ЖИ-261 {22, 26}.</text:p>
          </table:table-cell>
          <table:table-cell office:value-type="string" calcext:value-type="string">
            <text:p>стр-во нефтеперерабатывающего з-да в р-не г.Молотова [1];&lt;br&gt; производство брусчатки, бутового камня, щебня (в р-не г.Чусового), стр-во кирп. з-да на ст. Оверята Пермской ж.д. [4. Разд. 3. Л. 6об.], строительство автодорог и водопровода [5].</text:p>
          </table:table-cell>
          <table:table-cell office:value-type="string" calcext:value-type="string">
            <text:p>01.06.51 — 684, 01.01.52 — 4846&lt;SUP&gt;1&lt;/SUP&gt;, 01.01.53 — 10 222 (УРО);&lt;br&gt; 01.04.53 — 12 267 [4. Разд. 4. Л. 14].</text:p>
          </table:table-cell>
          <table:table-cell office:value-type="string" calcext:value-type="string">
            <text:p>нач. — инж.-п/п Терлецкий Л.Я., с 14.02.51 по 01.04.53 [6], [4. Разд. 1. Л. 2об.];&lt;br&gt; и.о. нач. — п/п Жидовленков А.Ф., с 01.04.53 — ? [7];&lt;br&gt; з/н — г/м Калинин А.С., ? — 02.02.51;&lt;br&gt; п/п Жидовленков А.Ф. (упом. в 1952 г.) [4. Разд. 1. Л. 2об.].</text:p>
          </table:table-cell>
          <table:table-cell office:value-type="string" calcext:value-type="string">
            <text:p>В УИТЛК УМВД по Молотовской (Пермской) обл.: картотека з/к — 13 620, материалы делопроизводства — 701, л/д и картотека вольнонаемных {1}.</text:p>
          </table:table-cell>
          <table:table-cell/>
          <table:table-cell office:value-type="string" calcext:value-type="string">
            <text:p>&lt;SUP&gt;1&lt;/SUP&gt; По др. данным, 01.01.52 — 5856, в том числе 1698 женщин, 264 осужденных за к/р преступления [4. Разд. 3. Л. 2об.–10об.].</text:p>
          </table:table-cell>
          <table:table-cell office:value-type="string" calcext:value-type="string">
            <text:p>&lt;ol compact&gt;&lt;li&gt;Пр. 00644 МВД от 21.10.50.&lt;br&gt;&lt;li&gt;Пр. 0720 МВД от 06.10.51.&lt;br&gt;&lt;li&gt;Пр. 00760 МВД от 29.10.51.&lt;br&gt;&lt;li&gt;ГАРФ. Ф. 9414. Оп. 1. Д. 592.&lt;br&gt;&lt;li&gt;Пр. 07 МВД от 03.01.53.&lt;br&gt;&lt;li&gt;Пр. 195лс МВД от 14.02.51.&lt;br&gt;&lt;li&gt;Пр. 027/л МЮ от 01.04.53.&lt;/ol&gt;</text:p>
          </table:table-cell>
          <table:table-cell table:number-columns-repeated="2"/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МОНЧЕГОРСКИЙ ИТЛ И СТРОИТЕЛЬСТВО КОМБИНАТА СЕВЕРОНИКЕЛЬ</text:p>
          </table:table-cell>
          <table:table-cell office:value-type="string" calcext:value-type="string">
            <text:p>Мончегорлаг</text:p>
          </table:table-cell>
          <table:table-cell office:value-type="string" calcext:value-type="string">
            <text:p>организован 14.01.40 [1]&lt;SUP&gt;1&lt;/SUP&gt;;&lt;br&gt; закрыт 28.06.41 {12}&lt;SUP&gt;2&lt;/SUP&gt;.</text:p>
          </table:table-cell>
          <table:table-cell/>
          <table:table-cell office:value-type="string" calcext:value-type="string">
            <text:p>ГУЛАГ с 14.01.40 [1];&lt;br&gt; ГУЛГМП с 26.02.41 [2].</text:p>
          </table:table-cell>
          <table:table-cell office:value-type="string" calcext:value-type="string">
            <text:p>в 31 км от ст. Оленья Кировской ж.д. [3];&lt;br&gt; Мурманская обл., г.Мончегорск {11}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Мурманская обл., г.Мончегорск, п/я 276 {11}.</text:p>
          </table:table-cell>
          <table:table-cell office:value-type="string" calcext:value-type="string">
            <text:p>стр-во Мончегорского никелевого комб. и Кандалакшинского алюминиевого з-да (последнего — до 15.11.40) [1, 4].</text:p>
          </table:table-cell>
          <table:table-cell office:value-type="string" calcext:value-type="string">
            <text:p>01.03.40 — 3120, 01.07.40 — 10 016 (УРО);&lt;br&gt; 01.01.41 — 14 735, 01.07.41 — 13 593 [5].</text:p>
          </table:table-cell>
          <table:table-cell office:value-type="string" calcext:value-type="string">
            <text:p>нач. — Царевский М.М., с 14.01.40 — не ранее 05.06.41 [1, 6].</text:p>
          </table:table-cell>
          <table:table-cell office:value-type="string" calcext:value-type="string">
            <text:p>Согласно {1}, все материалы были уничтожены.</text:p>
          </table:table-cell>
          <table:table-cell office:value-type="string" calcext:value-type="string">
            <text:p>&lt;SUP&gt;1&lt;/SUP&gt; Организован на базе принятого от НКЦМ медно-никелевого комб. Североникель и из Наркомстроя стройтреста Кольстроя, включая контору по стр-ву Кандалакшинского алюминиевого з-да [1].&lt;br&gt;&lt;SUP&gt;2&lt;/SUP&gt; На 01.01.42 ряд подразделений продолжали работу по обслуживанию НКО, для руководства ими была создана Мончегорская контора [3].</text:p>
          </table:table-cell>
          <table:table-cell/>
          <table:table-cell office:value-type="string" calcext:value-type="string">
            <text:p>&lt;ol compact&gt;&lt;li&gt;Пр. 017 НКВД от 14.01.40.&lt;br&gt;&lt;li&gt;Пр. 00212 НКВД от 26.02.41.&lt;br&gt;&lt;li&gt;ГАРФ. Ф. 8361. Оп. 1. Д. 4. Л. 18.&lt;br&gt;&lt;li&gt;Пр. 001433 НКВД от 15.11.40.&lt;br&gt;&lt;li&gt;ГАРФ. Ф. 9414. Оп. 1д. Д. 371. Л. 2, 54.&lt;br&gt;&lt;li&gt;Пр. 00725 НКВД от 05.06.41.&lt;/ol&gt;</text:p>
          </table:table-cell>
          <table:table-cell office:value-type="string" calcext:value-type="string">
            <text:p>15.11.40 из Упр. комб. Североникель было выделено Упр. ИТЛ и стр-ва Кандалакшинского алюминиевого завода (см. КАНДАЛАКШИНСКИЙ ИТЛ) [4].</text:p>
          </table:table-cell>
          <table:table-cell office:value-type="string" calcext:value-type="string">
            <text:p>&lt;a href=r3-188.html&gt;КАНДАЛАКШИНСКИЙ ИТЛ&lt;/a&gt;.</text:p>
          </table:table-cell>
          <table:table-cell office:value-type="string" calcext:value-type="string">
            <text:p>С.Филип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МОСКОВСКИЙ ЛЕСОЗАГОТОВИТЕЛЬНЫЙ ИТЛ</text:p>
          </table:table-cell>
          <table:table-cell office:value-type="string" calcext:value-type="string">
            <text:p>Мослеслаг</text:p>
          </table:table-cell>
          <table:table-cell office:value-type="string" calcext:value-type="string">
            <text:p>организован 19.01.45 [1]&lt;SUP&gt;1&lt;/SUP&gt;;&lt;br&gt; закрыт 07.09.46 [2]&lt;SUP&gt;2&lt;/SUP&gt;.</text:p>
          </table:table-cell>
          <table:table-cell/>
          <table:table-cell office:value-type="string" calcext:value-type="string">
            <text:p>ГУЛАГ [1, 2].</text:p>
          </table:table-cell>
          <table:table-cell office:value-type="string" calcext:value-type="string">
            <text:p>Ярославская обл., Рыбинск-Абакумово&lt;SUP&gt;3&lt;/SUP&gt; {15}.</text:p>
          </table:table-cell>
          <table:table-cell office:value-type="string" calcext:value-type="string">
            <text:p>Х с 25.12.45 {16, 3}.</text:p>
          </table:table-cell>
          <table:table-cell office:value-type="string" calcext:value-type="string">
            <text:p>нет.</text:p>
          </table:table-cell>
          <table:table-cell office:value-type="string" calcext:value-type="string">
            <text:p>Ярославская обл., Рыбинск-Абакумово, п/я 25 {15}.</text:p>
          </table:table-cell>
          <table:table-cell office:value-type="string" calcext:value-type="string">
            <text:p>лесозаготовки для нужд НКВД СССР в Москве [1].</text:p>
          </table:table-cell>
          <table:table-cell office:value-type="string" calcext:value-type="string">
            <text:p>01.03.45 — 2518, 01.12.45 — 4426 (УРО).</text:p>
          </table:table-cell>
          <table:table-cell office:value-type="string" calcext:value-type="string">
            <text:p>нач. — кап. Жучилин ?.?., с 19.01.45 по 07.09.46 [1, 2];&lt;br&gt; зам. нач. — ст. лейт. Шеманов ?.?. (упом. 09.03.46) [3].</text:p>
          </table:table-cell>
          <table:table-cell office:value-type="string" calcext:value-type="string">
            <text:p>В УИТЛК УМВД по Ярославской обл.: л/д з/к — 3336, материалы делопроизводства — 88, л/д и служебные карточки вольнонаемных {1}.</text:p>
          </table:table-cell>
          <table:table-cell office:value-type="string" calcext:value-type="string">
            <text:p>&lt;SUP&gt;1&lt;/SUP&gt; Организован на базе Ухринского лесозаготовительного р-на Волгостроя в соответствии с Пост. ГКО 7041с от 01.12.44 о заготовке и вывозе дров к сплаву в навигацию 1945 г. для нужд НКВД СССР в г.Москве [1].&lt;br&gt;&lt;SUP&gt;2&lt;/SUP&gt; Ликвидирован в связи с полным использованием лесосечного фонда в р-не деятельности Мослеслага с передачей всего хозяйства ВОЛЖСКОМУ ИТЛ, з/к I и II категорий и специалистов всех категорий — БУРЕПОЛОМСКОМУ ИТЛ, з/к III и IV категорий — Волголагу.&lt;br&gt;&lt;SUP&gt;3&lt;/SUP&gt; Скорее всего, г.Рыбинск.</text:p>
          </table:table-cell>
          <table:table-cell/>
          <table:table-cell office:value-type="string" calcext:value-type="string">
            <text:p>&lt;ol compact&gt;&lt;li&gt;Пр. 06 МВД от 19.01.45.&lt;br&gt;&lt;li&gt;Пр. 0287 МВД от 07.09.46. &lt;br&gt;&lt;li&gt;Пр. 050 МВД от 09.03.46.&lt;/ol&gt;</text:p>
          </table:table-cell>
          <table:table-cell/>
          <table:table-cell office:value-type="string" calcext:value-type="string">
            <text:p>&lt;a href=r3-48.html&gt;БУРЕПОЛОМСКИЙ ИТЛ&lt;/a&gt;,&lt;br&gt; &lt;a href=r3-63.html&gt;ВОЛЖСКИЙ ИТЛ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МОСКОВСКО-УГОЛЬНЫЙ ИТЛ</text:p>
          </table:table-cell>
          <table:table-cell office:value-type="string" calcext:value-type="string">
            <text:p>Мосуголь</text:p>
          </table:table-cell>
          <table:table-cell office:value-type="string" calcext:value-type="string">
            <text:p>организован 13.05.47 [1]&lt;SUP&gt;1&lt;/SUP&gt;;&lt;br&gt; закрыт 24.09.51 (реорг. в ЛО УИТЛК УМВД по Московской обл.) [2].</text:p>
          </table:table-cell>
          <table:table-cell/>
          <table:table-cell office:value-type="string" calcext:value-type="string">
            <text:p>УИТЛК УМВД по Московской обл. [1, 2], {19}.</text:p>
          </table:table-cell>
          <table:table-cell office:value-type="string" calcext:value-type="string">
            <text:p>Московская обл., г.Сталиногорск (ныне Новомосковск Тульской обл.) {19}, [1].</text:p>
          </table:table-cell>
          <table:table-cell office:value-type="string" calcext:value-type="string">
            <text:p>АР с 13.05.47 [1], {3, 19}.</text:p>
          </table:table-cell>
          <table:table-cell office:value-type="string" calcext:value-type="string">
            <text:p>Гора {19}.</text:p>
          </table:table-cell>
          <table:table-cell office:value-type="string" calcext:value-type="string">
            <text:p>Московская обл., г.Сталиногорск, п/я 397 {19}.</text:p>
          </table:table-cell>
          <table:table-cell office:value-type="string" calcext:value-type="string">
            <text:p>?&lt;SUP&gt;2&lt;/SUP&gt;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и.о. нач. — ст. лейт. Зосимов Н.З., с 13.05.47 — ? [1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Создан в целях улучшения содержания и трудового использования з/к в лаг. отделениях УИТЛК УМВД по Московской обл., расположенных в г.Сталиногорске [1].&lt;br&gt;&lt;SUP&gt;2&lt;/SUP&gt; Вероятно, связано с обслуживанием предприятий Московского буроугольного бассейна.</text:p>
          </table:table-cell>
          <table:table-cell/>
          <table:table-cell office:value-type="string" calcext:value-type="string">
            <text:p>&lt;ol compact&gt;&lt;li&gt;Пр. 00503 МВД от 13.05.47.&lt;br&gt;&lt;li&gt;Пр. 00672 МВД от 24.09.51.&lt;/ol&gt;</text:p>
          </table:table-cell>
          <table:table-cell table:number-columns-repeated="2"/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МОСТОВСКОЕ ЛО</text:p>
          </table:table-cell>
          <table:table-cell office:value-type="string" calcext:value-type="string">
            <text:p>Мостовлаг, Мостовский ИТЛ</text:p>
          </table:table-cell>
          <table:table-cell office:value-type="string" calcext:value-type="string">
            <text:p>организовано 14.05.53 (переименовано из ИТЛ ЕН) {36};&lt;br&gt; закрыто 14.10.55 [1].</text:p>
          </table:table-cell>
          <table:table-cell office:value-type="string" calcext:value-type="string">
            <text:p>26.07.54 из ЛО в ИТЛ [2];&lt;br&gt; между 03.02.55 {24} и 01.08.55 [3] из ИТЛ в ЛО&lt;SUP&gt;1&lt;/SUP&gt; (название при реорг. не изменялось).</text:p>
          </table:table-cell>
          <table:table-cell office:value-type="string" calcext:value-type="string">
            <text:p>ГУЛАГ МЮ с 14.05.53 {36}, ГУЛАГ МВД с 28.01.54 {38};&lt;br&gt; Главпромстрой с 03.02.55 {41};&lt;br&gt; ГУЛАГ МВД не позднее 01.08.55 [3]&lt;SUP&gt;2&lt;/SUP&gt;.</text:p>
          </table:table-cell>
          <table:table-cell office:value-type="string" calcext:value-type="string">
            <text:p>Украинская ССР, ст. Делятин Львовской ж.д. [4. Разд. 1. Л. 3].</text:p>
          </table:table-cell>
          <table:table-cell office:value-type="string" calcext:value-type="string">
            <text:p>ЕН — перешел от предшественника {36}, [2].</text:p>
          </table:table-cell>
          <table:table-cell office:value-type="string" calcext:value-type="string">
            <text:p>Колокол [4. Разд. 1. Л. 3].</text:p>
          </table:table-cell>
          <table:table-cell office:value-type="string" calcext:value-type="string">
            <text:p>Украинская ССР, г.Станислав (ныне Ивано-Франковск), п/я ЕН-206 [4. Разд. 1. Л. 3].</text:p>
          </table:table-cell>
          <table:table-cell office:value-type="string" calcext:value-type="string">
            <text:p>стр-во нефтеразведочной экспедиции МСМ СССР {1}, обслуживание Стр-ва 711 Главпромстроя МСМ СССР [4. Разд.1. Л. 3]&lt;SUP&gt;3&lt;/SUP&gt;.</text:p>
          </table:table-cell>
          <table:table-cell office:value-type="string" calcext:value-type="string">
            <text:p>01.07.53 — 1734, 01.01.54 — 715 (УРО);&lt;br&gt; 01.05.54 — 380 [4. Разд. 4. Л. 20];&lt;br&gt; 01.01.55 — 271&lt;SUP&gt;4&lt;/SUP&gt;, 01.01.56 — 148 (УРО).</text:p>
          </table:table-cell>
          <table:table-cell office:value-type="string" calcext:value-type="string">
            <text:p>и.о. нач., нач. — п/п Курочка С.Ф., ? — 10.04.54 [5]&lt;SUP&gt;5&lt;/SUP&gt;;&lt;br&gt; нач. — лейт. Белашев Н.И., 10.04.54 — не ранее 17.09.54 [5], [4. Разд. 5. Л. 1]&lt;SUP&gt;5&lt;/SUP&gt;;&lt;br&gt; з/н — п/п Курочка С.Ф., с 10.04.54 — ? (упом. 26.07.54) [5, 2].</text:p>
          </table:table-cell>
          <table:table-cell office:value-type="string" calcext:value-type="string">
            <text:p>Включает архивы ИТЛ ЕН, Мостовского ИТЛ и МОСТОВСКОГО ЛО. Хранился в УИТЛК МВД Украины (вся документация) {1}.</text:p>
          </table:table-cell>
          <table:table-cell office:value-type="string" calcext:value-type="string">
            <text:p>&lt;SUP&gt;1&lt;/SUP&gt; 03.02.55 упом. Мостовский ИТЛ, а 01.08.55 — снова МОСТОВСКОЕ ЛО.&lt;br&gt;&lt;SUP&gt;2&lt;/SUP&gt; Скорее всего, переподчинение ГУЛАГу МВД произошло 24.03.55, когда Главпромстрой был передан в МСМ [6].&lt;br&gt;&lt;SUP&gt;3&lt;/SUP&gt; Вероятно, стр-во нефтеразведочной экспедиции и Стр-во 711 — одно и то же.&lt;br&gt;&lt;SUP&gt;4&lt;/SUP&gt; По др. данным, на 01.01.55 — 422 [4. Разд. 3. Л. 2об].&lt;br&gt;&lt;SUP&gt;5&lt;/SUP&gt; По-видимому, С.Ф.Курочка — и.о. нач. ЛО с 14.05.53, так как именно он 30.04.53 был назначен и.о. нач. ИТЛ-предшественника [7]. Согласно [4. Разд. 4. Л. 21], он оставался нач. МОСТОВСКОГО ЛО по крайней мере до 08.05.54;&lt;br&gt; по-видимому, сменивший его, согласно [5], 10.04.54 Белашев фактически на начало мая 1954 г. еще не вступил в должность.</text:p>
          </table:table-cell>
          <table:table-cell/>
          <table:table-cell office:value-type="string" calcext:value-type="string">
            <text:p>&lt;ol compact&gt;&lt;li&gt;Пр. 0499 МВД от 14.10.55.&lt;br&gt;&lt;li&gt;Пр. 00599 МВД от 26.07.54.&lt;br&gt;&lt;li&gt;Пр. 00327 МВД от 01.08.55.&lt;br&gt;&lt;li&gt;ГАРФ. Ф. 9414. Оп. 1. Д. 1875.&lt;br&gt;&lt;li&gt;Пр. 00317 МВД от 10.04.54.&lt;br&gt;&lt;li&gt;Пр. 00135 МВД от 24.03.55. &lt;br&gt;&lt;li&gt;Пр. 0040/л МЮ от 30.04.53.&lt;/ol&gt;</text:p>
          </table:table-cell>
          <table:table-cell/>
          <table:table-cell office:value-type="string" calcext:value-type="string">
            <text:p>&lt;a href=r3-125.html&gt;ИТЛ ЕН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НЕМНЫРСКИЙ ИТЛ</text:p>
          </table:table-cell>
          <table:table-cell office:value-type="string" calcext:value-type="string">
            <text:p>ИТЛ при тресте Алданслюда, Немнырлаг</text:p>
          </table:table-cell>
          <table:table-cell office:value-type="string" calcext:value-type="string">
            <text:p>организован 29.11.51 [1]&lt;SUP&gt;1&lt;/SUP&gt;;&lt;br&gt; закрыт 29.04.53 {35}.</text:p>
          </table:table-cell>
          <table:table-cell/>
          <table:table-cell office:value-type="string" calcext:value-type="string">
            <text:p>ГУСП [1].</text:p>
          </table:table-cell>
          <table:table-cell office:value-type="string" calcext:value-type="string">
            <text:p>Якутская АССР, пос. Чульман в 1951–1952 гг. [1], {22};&lt;br&gt; г.Томмот на 27.02.53 {31}.</text:p>
          </table:table-cell>
          <table:table-cell office:value-type="string" calcext:value-type="string">
            <text:p>ЖЗ с 29.11.51 [1].</text:p>
          </table:table-cell>
          <table:table-cell office:value-type="string" calcext:value-type="string">
            <text:p>Алданслюда {22, 31}.</text:p>
          </table:table-cell>
          <table:table-cell office:value-type="string" calcext:value-type="string">
            <text:p>Якутская АССР, Тимптонский р-н, пос. Чульман, п/я ЖЗ-519б {22};&lt;br&gt; г.Томмот, п/я ЖЗ-519 [2];&lt;br&gt; г.Томмот Томмотского р-на, Алданслюда [3. Разд. 1. Л. 2]&lt;SUP&gt;2&lt;/SUP&gt;.</text:p>
          </table:table-cell>
          <table:table-cell office:value-type="string" calcext:value-type="string">
            <text:p>добыча слюды на руднике Томмот, с.х. лесозаготовительные, рем.-строит. работы, стр-во ЛЭП, работа на ДОКе, эл.-ст. и автобазе [3. Разд. 3. Л. 2–5об.].</text:p>
          </table:table-cell>
          <table:table-cell office:value-type="string" calcext:value-type="string">
            <text:p>01.06.52 — 2400&lt;SUP&gt;3&lt;/SUP&gt;, 01.01.53 — 1674 (УРО);&lt;br&gt; 01.03.53 — 1770 [3. Разд. 4. Л. 13].</text:p>
          </table:table-cell>
          <table:table-cell office:value-type="string" calcext:value-type="string">
            <text:p>нач. — п/п Войнилович П.С., с 29.11.51 по 01.04.53 [1], [3. Разд. 1. Л. 2 об.];&lt;br&gt; и.о. нач. — кап. в/с Карсанов А.Х., с 01.04.53 — ? [4];&lt;br&gt; з/н — кап. Карсанов А.Х. в 1952–1953 гг. [3. Разд. 1. Л. 2об.]&lt;SUP&gt;4&lt;/SUP&gt;.</text:p>
          </table:table-cell>
          <table:table-cell office:value-type="string" calcext:value-type="string">
            <text:p>1996 г. — в ИЦ МВД Республики Саха (Якутия): пр. нач. НЕМНЫРСКОГО ИТЛ [5].</text:p>
          </table:table-cell>
          <table:table-cell office:value-type="string" calcext:value-type="string">
            <text:p>&lt;SUP&gt;1&lt;/SUP&gt; 04.07.51 решено организовать в течение июля—августа 1951 г. в УИТЛК МВД Якутской АССР лаг. подр. на руднике Тимптон для обеспечения рабочей силой предприятий Главслюды;&lt;br&gt; возможно, что на его базе и был организован НЕМНЫРСКИЙ ИТЛ [6].&lt;br&gt;&lt;SUP&gt;2&lt;/SUP&gt; Вероятно, в 1951–1952 гг. — п/я 519, так как лит. обозначение стали включать в номер п/я не ранее конца 1952 г.;&lt;br&gt; п/я 519б, согласно [3. Разд. 3. Л. 7], 01.07.52 принадлежал Чульманскому ЛП.&lt;br&gt;&lt;SUP&gt;3&lt;/SUP&gt; На 01.05.52 — 2192, из них 73 осужденных за к/р преступления, 243 женщины [3. Разд. 3. Л. 1об.–7об.].&lt;br&gt;&lt;SUP&gt;4&lt;/SUP&gt; Согласно [7], А.Х.Карсанов формально отстранен от должности з/н 10.07.53.</text:p>
          </table:table-cell>
          <table:table-cell/>
          <table:table-cell office:value-type="string" calcext:value-type="string">
            <text:p>&lt;ol compact&gt;&lt;li&gt;Пр. 00829 МВД от 29.11.51.&lt;br&gt;&lt;li&gt;Пр. 0087 МВД от 27.02.53.&lt;br&gt;&lt;li&gt;ГАРФ. Ф. 9414. Оп. 1д. Д. 192.&lt;br&gt;&lt;li&gt;Пр. 024/л МЮ от 01.04.53. &lt;br&gt;&lt;li&gt;Письмо ИЦ МВД Республики Саха (Якутия) № 11–1247 от 13.09.96. &lt;br&gt;&lt;li&gt;Пр. 00438 МВД от 04.07.51.&lt;br&gt;&lt;li&gt;Пр. 081/л МЮ от 10.04.53.&lt;/ol&gt;</text:p>
          </table:table-cell>
          <table:table-cell table:number-columns-repeated="2"/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НЕРЧИНСКИЙ ИТЛ</text:p>
          </table:table-cell>
          <table:table-cell office:value-type="string" calcext:value-type="string">
            <text:p>Нерчинлаг</text:p>
          </table:table-cell>
          <table:table-cell office:value-type="string" calcext:value-type="string">
            <text:p>организован 19.03.41 [1];&lt;br&gt; закрыт 28.06.41 {12}.</text:p>
          </table:table-cell>
          <table:table-cell/>
          <table:table-cell office:value-type="string" calcext:value-type="string">
            <text:p>ГУЛПС [2].</text:p>
          </table:table-cell>
          <table:table-cell office:value-type="string" calcext:value-type="string">
            <text:p>Читинская обл., г.Нерчинск [1, 3]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г.Нерчинск Читинской обл., п/я 297 [3].</text:p>
          </table:table-cell>
          <table:table-cell office:value-type="string" calcext:value-type="string">
            <text:p>стр-во Нерчинского цементного з-да [1].</text:p>
          </table:table-cell>
          <table:table-cell office:value-type="string" calcext:value-type="string">
            <text:p>15.06.41 — 636 [2].</text:p>
          </table:table-cell>
          <table:table-cell office:value-type="string" calcext:value-type="string">
            <text:p>нач. — Чижов И.Д., с 19.03.41 — ? [1].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&lt;ol compact&gt;&lt;li&gt;Пр. 231 НКВД от 19.03.41.&lt;br&gt;&lt;li&gt;ГАРФ. Ф. 9414. Оп. 1д. Д. 371. Л. 55.&lt;br&gt;&lt;li&gt;Пр. 00589 НКВД от 15.05.41.&lt;/ol&gt;</text:p>
          </table:table-cell>
          <table:table-cell table:number-columns-repeated="2"/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НЕРЧИНСКОЕ ЛО</text:p>
          </table:table-cell>
          <table:table-cell office:value-type="string" calcext:value-type="string">
            <text:p>Нерчинское сельскохозяйственное ЛО</text:p>
          </table:table-cell>
          <table:table-cell office:value-type="string" calcext:value-type="string">
            <text:p>организовано в 1950 г. {1}&lt;SUP&gt;1&lt;/SUP&gt;;&lt;br&gt; закрыто 29.04.53 {35}.</text:p>
          </table:table-cell>
          <table:table-cell/>
          <table:table-cell office:value-type="string" calcext:value-type="string">
            <text:p>СГУ {1}&lt;SUP&gt;2&lt;/SUP&gt;.</text:p>
          </table:table-cell>
          <table:table-cell office:value-type="string" calcext:value-type="string">
            <text:p>Читинская обл., г.Нерчинск [1. Л. 26].</text:p>
          </table:table-cell>
          <table:table-cell office:value-type="string" calcext:value-type="string">
            <text:p>нет {3}.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с/х работы [2], лесозаготовки [1. Л. 26].</text:p>
          </table:table-cell>
          <table:table-cell office:value-type="string" calcext:value-type="string">
            <text:p>12.02.53 — 532 [1. Л. 26].</text:p>
          </table:table-cell>
          <table:table-cell office:value-type="string" calcext:value-type="string">
            <text:p>нач. — кап. в/с Волков ?.?., ? — 02.53 [1. Л. 57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Точная дата открытия неизвестна.&lt;br&gt;&lt;SUP&gt;2&lt;/SUP&gt; Согласно Акту проверки БАЛЕЙСКОГО ИТЛ от 12.02.53 [1. Л. 26], Нерчинское с/х ЛО входило в состав БАЛЕЙСКОГО ИТЛ. В то же время в Акте проверки УИТЛК УМВД по Читинской обл. ЛО в Нерчинске указано как подчиненное УИТЛК [1. Л. 48].</text:p>
          </table:table-cell>
          <table:table-cell/>
          <table:table-cell office:value-type="string" calcext:value-type="string">
            <text:p>&lt;ol compact&gt;&lt;li&gt;ГАРФ. Ф. 9414. Оп. 1. Д. 708.&lt;br&gt;&lt;li&gt;Там же. Д. 185. Л. 113.&lt;/ol&gt;</text:p>
          </table:table-cell>
          <table:table-cell/>
          <table:table-cell office:value-type="string" calcext:value-type="string">
            <text:p>&lt;a href=r3-26.html&gt;БАЛЕЙСКИЙ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НЕФТЕСТРОЙЛАГ</text:p>
          </table:table-cell>
          <table:table-cell/>
          <table:table-cell office:value-type="string" calcext:value-type="string">
            <text:p>организован 12.06.47 на базе ОЛПов УИТЛК УМВД по Куйбышевской обл. [1];&lt;br&gt; закрыт не позднее 10.02.50 {20}&lt;SUP&gt;1&lt;/SUP&gt;.</text:p>
          </table:table-cell>
          <table:table-cell/>
          <table:table-cell office:value-type="string" calcext:value-type="string">
            <text:p>УИТЛК УМВД по Куйбышевской обл. с 12.06.47 [1].</text:p>
          </table:table-cell>
          <table:table-cell office:value-type="string" calcext:value-type="string">
            <text:p>Куйбышевская обл., ст. Кряж Куйбышевской ж.д. {19, 20}.</text:p>
          </table:table-cell>
          <table:table-cell office:value-type="string" calcext:value-type="string">
            <text:p>ВК с 19.06.47 {3, 19, 20}&lt;SUP&gt;2&lt;/SUP&gt;.</text:p>
          </table:table-cell>
          <table:table-cell office:value-type="string" calcext:value-type="string">
            <text:p>Бур {19, 20}.</text:p>
          </table:table-cell>
          <table:table-cell office:value-type="string" calcext:value-type="string">
            <text:p>ст. Кряж Куйбышевской ж.д., п/я 65/1 {19, 20}.</text:p>
          </table:table-cell>
          <table:table-cell office:value-type="string" calcext:value-type="string">
            <text:p>обслуживание треста № 5 МСТП [1].</text:p>
          </table:table-cell>
          <table:table-cell office:value-type="string" calcext:value-type="string">
            <text:p>?&lt;SUP&gt;3&lt;/SUP&gt;</text:p>
          </table:table-cell>
          <table:table-cell office:value-type="string" calcext:value-type="string">
            <text:p>нач. — ст. лейт. Рябов И.Т., с 12.06.47 — ? [1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В {3} запись: ликвидационного пр. не было. Исключен из дислокации 10.02.50 {20}.&lt;br&gt;&lt;SUP&gt;2&lt;/SUP&gt; Согласно {3}, присвоен расп. 383 МВД от 19.06.47.&lt;br&gt;&lt;SUP&gt;3&lt;/SUP&gt; Лимит наполнения — 7000 з/к [1];&lt;br&gt; в сводках УРО данных не найдено.</text:p>
          </table:table-cell>
          <table:table-cell/>
          <table:table-cell office:value-type="string" calcext:value-type="string">
            <text:p>Пр. 0336 МВД от 12.06.47.</text:p>
          </table:table-cell>
          <table:table-cell table:number-columns-repeated="2"/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НИЖЕГОРОДСКИЙ ИТЛ</text:p>
          </table:table-cell>
          <table:table-cell/>
          <table:table-cell office:value-type="string" calcext:value-type="string">
            <text:p>организован 06.04.31 [1. Л. 4], [2]&lt;SUP&gt;1&lt;/SUP&gt;;&lt;br&gt; закрыт 01.08.31 [3], [1. Л. 28об.]&lt;SUP&gt;2&lt;/SUP&gt;.</text:p>
          </table:table-cell>
          <table:table-cell/>
          <table:table-cell office:value-type="string" calcext:value-type="string">
            <text:p>ПП ОГПУ по Нижегородскому краю [1. Л. 4].</text:p>
          </table:table-cell>
          <table:table-cell office:value-type="string" calcext:value-type="string">
            <text:p>Нижегородский кр., Марийская обл., Козьмодемьянский р-н, пристань Дубовая Балка [1. Л. 4], {1}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Нижегородский кр., Марийская обл., Козьмодемьянский р-н, пристань Дубовая Балка, п/я — нет [1. Л. 4], {1}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5.04.31 — 6000 [4].</text:p>
          </table:table-cell>
          <table:table-cell office:value-type="string" calcext:value-type="string">
            <text:p>нач. — Огарев В.П., ? — по 01.08.31 [1. Л. 28об.]&lt;SUP&gt;3&lt;/SUP&gt;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Переименован (с одновременным изменением дислокации) из МАРИЙСКОГО ИТЛ. Пр. 17 ГУЛАГа ОГПУ от 06.04.31 [1. Л. 4] о переименовании подтвержден пр. ОГПУ [2], согласно которому временные штаты Упр. и отдельной команды военизированной охраны Нижегородского лаг. вводятся в действие с 16.03.31.&lt;br&gt;&lt;SUP&gt;2&lt;/SUP&gt; 25.07.31 приказано ликвидировать ИТЛ [3];&lt;br&gt; см. также пр. 43 ГУЛАГа ОГПУ от 06.09.31 [4. Л. 28об.]: Считать организованным Балахнинский лагерь с 01.08.31 взамен расформированного с того же числа НИЖЕГОРОДСКОГО ИТЛ.&lt;br&gt;&lt;SUP&gt;3&lt;/SUP&gt; Этим же пр. В.П.Огарев назначен нач. Балахнинского ЛП.</text:p>
          </table:table-cell>
          <table:table-cell/>
          <table:table-cell office:value-type="string" calcext:value-type="string">
            <text:p>&lt;ol compact&gt;&lt;li&gt;ГАРФ. Ф. 9414. Оп. 1. Д. 2. Л. 4.&lt;br&gt;&lt;li&gt;Пр. 211/129 ОГПУ от 28.04.31.&lt;br&gt;&lt;li&gt;Пр. 392/231 ОГПУ от 25.07.31.&lt;br&gt;&lt;li&gt;ГАРФ. Ф. 9414. Оп. 1. Д. 2920. Л.40.&lt;/ol&gt;</text:p>
          </table:table-cell>
          <table:table-cell/>
          <table:table-cell office:value-type="string" calcext:value-type="string">
            <text:p>&lt;a href=r3-25.html&gt;БАЛАХНИНСКИЙ ИТЛ&lt;/a&gt;,&lt;br&gt; &lt;a href=r3-234.html&gt;МАРИЙСКИЙ ИТЛ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НИЖНЕ-АМУРСКИЙ ИТЛ</text:p>
          </table:table-cell>
          <table:table-cell office:value-type="string" calcext:value-type="string">
            <text:p>Нижамурлаг, Нижне-Амурлаг, Нижнеамурлаг,&lt;BR&gt;Нижнеамурский ИТЛ, Нижне-Амурский ИТЛ и Строительство, ИТЛ и Строительство Нижнеамурстроя</text:p>
          </table:table-cell>
          <table:table-cell office:value-type="string" calcext:value-type="string">
            <text:p>организован ?&lt;SUP&gt;1&lt;/SUP&gt;;&lt;br&gt; закрыт 10.09.47 [1]&lt;SUP&gt;2&lt;/SUP&gt;;&lt;br&gt; вновь организован 29.09.48 (ВОСТОЧНОЕ УПР. СТРОИТЕЛЬСТВА И ЛАГЕРЕЙ БАМ реорг. в Упр. Нижне-Амурского ИТЛ И Стр-ва) [2];&lt;br&gt; закрыт 15.02.55 (лаг. подр. переданы УИТЛК УМВД по Хабаровскому кр.) [3].</text:p>
          </table:table-cell>
          <table:table-cell/>
          <table:table-cell office:value-type="string" calcext:value-type="string">
            <text:p>УЖДС на ДВ не позднее 31.08.39 {9};&lt;br&gt; ГУЛЖДС с 04.01.40 [4];&lt;br&gt; УПР. СТРОИТЕЛЬСТВА 500 с 26.05.43 [5];&lt;br&gt; ВОСТОЧНОЕ УПР. СТРОИТЕЛЬСТВА И ЛАГЕРЕЙ БАМ с 15.01.47 [6]&lt;SUP&gt;3&lt;/SUP&gt;;&lt;br&gt; ГУЛЖДС с 29.09.48 [2];&lt;br&gt; ГУЛАГ МЮ с 02.04.53 {33};&lt;br&gt; ГУЛАГ МВД с 28.01.54 {38};&lt;br&gt; УИТЛК УМВД по Хабаровскому кр. с 01.06.54 [7].</text:p>
          </table:table-cell>
          <table:table-cell office:value-type="string" calcext:value-type="string">
            <text:p>Хабаровский кр., г.Комсомольск-на-Амуре {9, 11, 13–15, 19, 31}, [8. Разд. 1. Л. 1];&lt;br&gt; пос. Хунгари на 26.05.43 [5, 9]&lt;SUP&gt;4&lt;/SUP&gt;;&lt;br&gt; ст. Мули Стр-ва 500 МВД (ныне р.п. Высокогорный) Хабаровского кр. на 31.10.45 {17}.</text:p>
          </table:table-cell>
          <table:table-cell office:value-type="string" calcext:value-type="string">
            <text:p>Ц с 25.12.45 {16};&lt;br&gt; АЗ по крайней мере с 15.01.49 {19}, {31, 37}, [8. Разд. 1. Л. 1]&lt;SUP&gt;5&lt;/SUP&gt;.</text:p>
          </table:table-cell>
          <table:table-cell office:value-type="string" calcext:value-type="string">
            <text:p>Подъем {19, 31, 37}, [8. Разд. 1. Л. 1].</text:p>
          </table:table-cell>
          <table:table-cell office:value-type="string" calcext:value-type="string">
            <text:p>Хабаровский кр., г.Комсомольск-на-Амуре, п/я 215 по крайней мере с 17.10.40 по 08.06.45 {11, 13–15};&lt;br&gt; п/я 349 на 31.10.46 {17};&lt;br&gt; п/я 322 [8. Разд. 1. Л. 1];&lt;br&gt; п/я АЗ-322 на 27.02.53 и 30.05.53 {31, 37}.</text:p>
          </table:table-cell>
          <table:table-cell office:value-type="string" calcext:value-type="string">
            <text:p>стр-во ж.д. Комсомольск — Советская Гавань, Комсомольск—Ургал, Комсомольск—Волочаевка (1940–1941 гг.) [4], нефтепровода Оха—Циммермановка&lt;SUP&gt;6&lt;/SUP&gt; (с 17.05.41) [9–12], окончание работ на ж/д линии Известковая—Ургал [9, 13, 14], разборка ж/д ветки БАМ—Тында для стр-ва ж.д. Кулунда—Михайловское (с 22.01.43)&lt;SUP&gt;7&lt;/SUP&gt;, стр-во ж.д. Комсомольск—Советская Гавань от Комсомольска до пер. через хр. Сихотэ-Алинь (с 26.05.43) [5, 6]&lt;SUP&gt;8&lt;/SUP&gt;, ж/д ветки Советская Гавань — бух. Северная (с 11.06.49) [15], ж.д. Комсомольск—Победино на участке Комсомольск — м.Лазарева (с 12.05.50) [16, 17], стр-во паромной переправы через р. Амур у г.Комсомольска [18] и доп. причальных устройств к ней [19], работы по увеличению пропускной способности ж/д участка Комсомольск—Селихин Дальневосточной ж.д. и развитию ж/д узла Комсомольск [19], стр-во нефтепровода Софийское—Комсомольск (с 03.11.49) [20], [8. Разд. 1. Л. 2], [21–23], ремонт трубопровода на участке действующего нефтепровода Оха—Софийское (за счет МНП) [23], стр-во тоннеля под Татарским проливом [8. Разд. 1. Л. 2], работы подчиненного Нижамурлагу Стр-ва 507 (с 06.12.50 по 14.04.51) [24, 25], стр-во Дальневосточного металлургического з-да (стр-во Николаевского и Кимканского железных рудников, освоение месторождений: Бироканских (доломитового и магнезитового), Юхта-Бузулинского огнеупорных глин и Ольдойского кварцитового, стр-во дробильно-обогатительных ф-к, ж/д путей, причала в Николаевске и жилищно-бытовое стр-во) [26], стр-во аэродромов [10, 27, 28]&lt;SUP&gt;9&lt;/SUP&gt;, стр-во Ключевского комб., Могочинской ЦЭС и автодороги Могоча—Ключи (до 02.03.50) [29]&lt;SUP&gt;10&lt;/SUP&gt;, строит. работы по развитию порта в бух. Ванино (для нужд Дальстроя, с 28.01.50) [30, 31]&lt;SUP&gt;11&lt;/SUP&gt;, обслуживание бетонного з-да и жилищного стр-ва треста Амурстальстрой Минстройпрома, жилищного стр-ва треста № 6 Минстройпрома и мех. з-да Дальстроя ММП (г.Комсомольск), деревообработка и изготовление мебели (ст. Нылка Дальневосточной ж.д.) [32. Л. 2], [33. Л. 2], обслуживание треста Хабаровскуголь МУП (с. Чегдомын), работы Хурмулинского домостроит. з-да, лесопильного з-да (с. Селихин Комсомольского р-на) [8. Разд. 3. Л. 1], стр-во этилосмесительной установки на Комсомольском НПЗ МНП (с IV кв. 1951 г.) [34], производство извести (на Малмыжском з-де Нижнеамурстроя), кирпича (в том числе в с. Ургал Хабаровского кр.) (20.03.50) [8. Разд. 3. Л. 92], [35], стр-во кирп. з-да на ст. Шелехово (с 29.12.52) [36], расширение Хапсальского кирп. з-да в Комсомольске (с 06.06.52) [37]&lt;SUP&gt;12&lt;/SUP&gt;, стр-во спецобъектов [38], изготовление боеприпасов (мины М-82, М-120) и спецукупорки на з-де 139 НКПС и рем.-мех. предприятиях лагеря: Тахтамыгдинском центр. рем. з-де (пос., ныне р.п. Тахтамыгда Амурской обл.), Свободненском ЦАРМЗ (г.Свободный), Известковских ЦРМ и ДОКе при них (пос., ныне р.п. Известковый Еврейской а.о.), Биробиджанских авторем. мастерских (г.Биробиджан) (1942–1943 гг.) [5, 27, 39, 40, 41], [42. Л. 2–42], обслуживание ЦРМЗ в Комсомольске (до 03.03.49) [43] (на 26.05.43 — Комсомольские авторемонтные мастерские) [5], Свободненского ЦАРМЗ (до 20.03.51) [44], [45. Л. 183–226], лесозаготовки [33, 39, 46]&lt;SUP&gt;13&lt;/SUP&gt;, с/х работы в совхозе Арга (Аргинское с/х отделение, до 26.10.48), в подсобных хозяйствах (Орловка, Усть-Ургальское, Аланан, Известковое, Карадуб, до 20.03.50) [9, 47, 48], [49. Л. 64–130]&lt;SUP&gt;14&lt;/SUP&gt;, в совхозах Кульдур, Ургал, Волочаевка [42. Л. 71–71об.], стр-во пересыльного пункта и перевалочной базы в Софийском&lt;SUP&gt;15&lt;/SUP&gt; [50. Л. 1–4].</text:p>
          </table:table-cell>
          <table:table-cell office:value-type="string" calcext:value-type="string">
            <text:p>01.01.40 — 27 166, 01.07.40 — 62 194 (УРО);&lt;br&gt; 01.01.41 — 50 535, 01.07.41 — 52 621 [51];&lt;br&gt; 01.01.42 — 50 992 [52];&lt;br&gt; 01.01.43 — 64 056&lt;SUP&gt;16&lt;/SUP&gt; [53];&lt;br&gt; 01.01.44 — 33 746, 01.01.45 — 26 075, 01.01.46 — 12 074, 01.01.47 — 77&lt;SUP&gt;17&lt;/SUP&gt;, 01.10.47 — 5575, 01.01.49 — 33 838, 01.01.50 — 29 253, 01.01.51 — 30 492, 01.01.52 — 32 998, 01.01.53 — 30 689 (УРО);&lt;br&gt; 01.07.53 — 26 023 [8. Разд. 4. Л. 24–26];&lt;br&gt; 01.01.54 — 8995 (УРО).</text:p>
          </table:table-cell>
          <table:table-cell office:value-type="string" calcext:value-type="string">
            <text:p>нач. — п/п Успенский Д.В., с 05.10.39 по 30.12.39 [54, 55] и с 04.10.45 по 03.03.46 [56, 57];&lt;br&gt; Большаков Г.П., с 04.01.40 — ? [5];&lt;br&gt; Барабанов В.А., не позднее 03.03.41 — по 25.01.42 [58, 59];&lt;br&gt; ст. лейт. ГБ Ориентлихерман Г.М., с 07.05.42 по 08.09.42 [60, 61];&lt;br&gt; майор ГБ (комиссар ГБ, г/м) Петренко И.Г., с 08.09.42 — не ранее 25.09.45 [5, 61, 62]&lt;SUP&gt;18&lt;/SUP&gt;;&lt;br&gt; майор Кучин Н.С., с 03.03.46 по 03.10.47&lt;SUP&gt;2&lt;/SUP&gt; [57, 63, 64];&lt;br&gt; п/п (полк.) Орловский И.И., с 29.09.48 по 02.06.52 [2, 65]&lt;SUP&gt;19&lt;/SUP&gt;;&lt;br&gt; полк. Козлов А.В., с 02.06.52 — не ранее 29.11.52 [65, 24]&lt;SUP&gt;20&lt;/SUP&gt;;&lt;br&gt; и.о. нач. майор Желонкин И.А., с 01.04.53 — не ранее 17.04.54 [66, 7];&lt;br&gt; врио нач. — ст. лейт. ГБ Акимов ?.?. (упом. 06.42) [67];&lt;br&gt; и.о. нач. п/п Ефимов Н.Л. (упом. 15.01.51) [68];&lt;br&gt; з/н — ? Овчаров С.Я., с 15.01.47 — ? [6];&lt;br&gt; п/п (полк.) Ефимов Н.Л., не позднее 26.05.43? — по 12.10.51 [5, 69, 70]&lt;SUP&gt;21&lt;/SUP&gt;;&lt;br&gt; майор Желонкин И.А., с 13.10.51 — ? (упом. 12.53) [71], [8. Разд. 1. Л. 2].</text:p>
          </table:table-cell>
          <table:table-cell office:value-type="string" calcext:value-type="string">
            <text:p>1956 г. — в УИТЛК УМВД по Хабаровскому кр. (все материалы, хранились в г.Комсомольске-на-Амуре);&lt;br&gt; в Центр. ГА РСФСР Дальнего Востока (г.Томск): 1 единица хранения пр. о премировании вольнонаемного состава за 1941 г. {1}. 1997 г. — в ГА Хабаровского кр.: документы политотдела ИТЛ, в том числе личные и персональные дела членов КПСС и ВЛКСМ [72].</text:p>
          </table:table-cell>
          <table:table-cell office:value-type="string" calcext:value-type="string">
            <text:p>&lt;SUP&gt;1&lt;/SUP&gt; Пр. об организации ИТЛ не найден. Первое известное упом. — 31.08.39 {9}.&lt;br&gt;&lt;SUP&gt;2&lt;/SUP&gt; Нижнеамурлаг предполагалось закрыть ранее. Но 15.01.47 приказано Упр. Нижнеамурского ИТЛ сохранить в течение 1947 г. для непосредственного руководства и осуществления доделочных работ по ж/д линии Комсомольск—Сов. Гавань. Нач. назначен майор Н.С.Кучин [6].&lt;br&gt;&lt;SUP&gt;3&lt;/SUP&gt; Вероятно, входил в состав АМУРСКОГО УПР. СТРОИТЕЛЬСТВА БАМ И СТРОИТЕЛЬСТВА 500 с 03.03.46 [54] по 15.01.47 [6].&lt;br&gt;&lt;SUP&gt;4&lt;/SUP&gt; Приказано разместить лагерь в Хунгаре;&lt;br&gt; 04.09.43 — пр. о передислокации в пос. Хунгари [39].&lt;br&gt;&lt;SUP&gt;5&lt;/SUP&gt; Литер АЗ первоначально присвоен Стр-ву 500 {16}.&lt;br&gt;&lt;SUP&gt;6&lt;/SUP&gt; То же — Оха—Комсомольск (Стр-во 15);&lt;br&gt; велось силами 10 000 з/к [10, 38]. 18.08.41 приказано: прекратить стр-во ж.д. Комсомольск — Сов. Гавань, Комсомольск—тоннель—Ургал, стр-во перехода через р. Амур;&lt;br&gt; освободившуюся рабочую силу, оборудование и материалы сосредоточить на стр-ве ж.д. Волочаевка—Комсомольск, Тунгузского моста, нефтепровода Оха—Циммермановка и достройку аэродромов [11]. Стр-во ж.д. Комсомольск — Сов. Гавань возобновлено в 1943 г. [5].&lt;br&gt;&lt;SUP&gt;7&lt;/SUP&gt; См. АЛТАЙСКИЙ ИТЛ. &lt;br&gt;&lt;SUP&gt;8&lt;/SUP&gt; В составе Стр-ва 500 НКВД и его преемников [5, 6].&lt;br&gt;&lt;SUP&gt;9&lt;/SUP&gt; Дальневосточный металлургический з-д, скорее всего, синоним комб. Амурсталь. Стр-во аэродромов велось по договорам с УАСами [12].&lt;br&gt;&lt;SUP&gt;10&lt;/SUP&gt; Стр-во передано СГУ МВД [29]. Ключи — ныне р.п. Ключевский Могочинского р-на Читинской обл. {45}.&lt;br&gt;&lt;SUP&gt;11&lt;/SUP&gt; Силами Портстроя Нижамурлага, переданного 09.11.50 в состав СТРОИТЕЛЬСТВА 508 И ИТЛ [29].&lt;br&gt;&lt;SUP&gt;12&lt;/SUP&gt; По договору со СТРОИТЕЛЬСТВОМ 508 И ИТЛ [37].&lt;br&gt;&lt;SUP&gt;13&lt;/SUP&gt; С 05.09.41 на Нижнеамурлаг возложено выполнение программы лесозаготовок включенного в его состав НОВО-ТАМБОВСКОГО ИТЛ [41].&lt;br&gt;&lt;SUP&gt;14&lt;/SUP&gt; Ранее — работы Бурлага [9].&lt;br&gt;&lt;SUP&gt;15&lt;/SUP&gt; Совместно с ИТЛ Стр-ва 507 [42. Л. 1–4].&lt;br&gt;&lt;SUP&gt;16&lt;/SUP&gt; Из них 3714 женщин, 21 091 осужденный за к/р преступления [53].&lt;br&gt;&lt;SUP&gt;17&lt;/SUP&gt; На работах ИТЛ использовались в/п (на 01.01.46 — 26 395 [74], на 01.01.47 — 23 999), а также переведенные на спецпереселение немцы (бывшие трудмобилизованные), на 01.01.47 — 440 [75].&lt;br&gt;&lt;SUP&gt;18&lt;/SUP&gt; Одновременно — нач. Алтайлага (с 22.01.43 по 26.05.43) [48, 5].&lt;br&gt;&lt;SUP&gt;19&lt;/SUP&gt; 12.05.50 назначен нач. стр-ва ж.д. Комсомольск — м. Лазарева, оставаясь в должности нач. Нижамурлага [30].&lt;br&gt;&lt;SUP&gt;20&lt;/SUP&gt; На 20.07.53 — нач. Упр. Нижне-Амурского стр-ва МПС [76].&lt;br&gt;&lt;SUP&gt;21&lt;/SUP&gt; Одновременно по 26.05.43 — з/н Упр. АЛТАЙСКОГО ИТЛ [5].</text:p>
          </table:table-cell>
          <table:table-cell/>
          <table:table-cell office:value-type="string" calcext:value-type="string">
            <text:p>&lt;ol compact&gt;&lt;li&gt;Пр. 00955 МВД от 10.09.47.&lt;br&gt;&lt;li&gt;Пр. 0593 МВД от 29.09.48.&lt;br&gt;&lt;li&gt;Пр. 0078 МВД от 15.02.55.&lt;br&gt;&lt;li&gt;Пр. 0014 НКВД от 04.01.40. &lt;br&gt;&lt;li&gt;Пр. 00894 НКВД от 26.05.43.&lt;br&gt;&lt;li&gt;Пр. 032 МВД от 15.01.47.&lt;br&gt;&lt;li&gt;Пр. 0219 МВД от 17.04.54.&lt;br&gt;&lt;li&gt;ГАРФ. Ф. 9414. Оп. 1. Д. 567. Л. 2об.&lt;br&gt;&lt;li&gt;Пр. 0363 НКВД от 08.09.42.&lt;br&gt;&lt;li&gt;Пр. 0250 НКВД от 17.05.41.&lt;br&gt;&lt;li&gt;Пр. 0338 НКВД от 21.08.42.&lt;br&gt;&lt;li&gt;Пр. 00936 НКВД от 08.05.42.&lt;br&gt;&lt;li&gt;Пр. 0150 МВД от 09.03.50.&lt;br&gt;&lt;li&gt;Расп. 912 МВД от 27.08.52.&lt;br&gt;&lt;li&gt;Пр. 00563 МВД от 11.06.49.&lt;br&gt;&lt;li&gt;Пр. 00310 МВД от 12.05.50.&lt;br&gt;&lt;li&gt;Пр. 01298 МВД от 27.11.52. &lt;br&gt;&lt;li&gt;Пр. С-434/ЦЗ/0186/0233 МПС, МВД и МСП от 07.07.54.&lt;br&gt;&lt;li&gt;Расп. 1164 МВД от 30.08.52.&lt;br&gt;&lt;li&gt;Пр. 0761 МВД от 03.11.49.&lt;br&gt;&lt;li&gt;Расп. 521 МВД от 17.05.52.&lt;br&gt;&lt;li&gt;Пр. 001311 МВД 29.11.52.&lt;br&gt;&lt;li&gt;Пр. 0464 МВД от 22.03.52. &lt;br&gt;&lt;li&gt;Пр. 00797 МВД от 06.12.50.&lt;br&gt;&lt;li&gt;Пр. 00185 МВД от 14.04.51. &lt;br&gt;&lt;li&gt;Пр. 116 НКВД от 12.02.41.&lt;br&gt;&lt;li&gt;Пр. 001101 НКВД от 18.08.41.&lt;br&gt;&lt;li&gt;Пр. 0029 НКВД от 08.01.43.&lt;br&gt;&lt;li&gt;Пр. 0132 МВД от 02.03.50.&lt;br&gt;&lt;li&gt;Пр. 0081 МВД от 28.01.50. &lt;br&gt;&lt;li&gt;Пр. 00671 МВД от 09.11.50. &lt;br&gt;&lt;li&gt;ГАРФ. Ф. 9414. Оп. 1д. Д. 131. &lt;br&gt;&lt;li&gt;Там же. Д. 132. &lt;br&gt;&lt;li&gt;Расп. 561 МВД от 28.05.52. &lt;br&gt;&lt;li&gt;Пр. 0197 МВД от 20.03.50. &lt;br&gt;&lt;li&gt;Пр. 00928 МВД от 29.12.52. &lt;br&gt;&lt;li&gt;Расп. 830 МВД от 06.06.52. &lt;br&gt;&lt;li&gt;Пр. 00106 НКВД от 22.01.43.&lt;br&gt;&lt;li&gt;Пр. 001483 НКВД от 04.09.43. &lt;br&gt;&lt;li&gt;ГАРФ. Ф. 9414. Оп. 1. Д. 49. Л. 791.&lt;br&gt;&lt;li&gt;Пр. 00726 МВД от 17.04.43. &lt;br&gt;&lt;li&gt;ГАРФ. Ф. 9414. Оп. 1. Д. 64. &lt;br&gt;&lt;li&gt;Пр. 0112 МВД от 03.03.49. &lt;br&gt;&lt;li&gt;Пр. 220 МВД от 20.03.51. &lt;br&gt;&lt;li&gt;ГАРФ. Ф.9414. Оп.1д. Д.99. Л.183–226.&lt;br&gt;&lt;li&gt;Пр. 001212 НКВД от 05.09.41. &lt;br&gt;&lt;li&gt;Пр. 0192 МВД от 20.03.50. &lt;br&gt;&lt;li&gt;Пр. 0592 МВД от 30.09.48. &lt;br&gt;&lt;li&gt;ГАРФ. Ф. 9414. Оп. 1д. Д. 41.&lt;br&gt;&lt;li&gt;Там же. Оп. 1. Д. 377. &lt;br&gt;&lt;li&gt;Там же. Оп. 1д. Д. 371. Л. 1, 56. &lt;br&gt;&lt;li&gt;Там же. Д. 372. Л. 8об., 9.&lt;br&gt;&lt;li&gt;Там же. Д. 378. Л. 112об. &lt;br&gt;&lt;li&gt;Пр. 1866лс НКВД от 05.10.39. &lt;br&gt;&lt;li&gt;Пр. 001546 НКВД от 30.12.39. &lt;br&gt;&lt;li&gt;Пр. 001133 НКВД от 0410.45. &lt;br&gt;&lt;li&gt;Пр. 00180 НКВД от 03.03.46. &lt;br&gt;&lt;li&gt;Пр. 0121 НКВД от 03.03.41. &lt;br&gt;&lt;li&gt;Пр. 00186 НКВД от 25.01.42. &lt;br&gt;&lt;li&gt;Пр. 1493лс НКВД от 07.05.42. &lt;br&gt;&lt;li&gt;Пр. 2848лс НКВД от 08.09.42. &lt;br&gt;&lt;li&gt;ГАРФ. Ф. 9414. Оп. 1д. Д. 27. &lt;br&gt;&lt;li&gt;Пр. 0420 МВД от 12.12.46. &lt;br&gt;&lt;li&gt;Пр. 1330лс МВД от 03.10.47. &lt;br&gt;&lt;li&gt;Пр. 662лс МВД от 02.06.52. &lt;br&gt;&lt;li&gt;Пр. 022/л МЮ от 01.04.53. &lt;br&gt;&lt;li&gt;ГАРФ. Ф.9414. Оп. 1. Д. 2779. Л. 76, 77.&lt;br&gt;&lt;li&gt;Там же. Оп. 1д. Д. 147. Л. 16. &lt;br&gt;&lt;li&gt;Пр. 00601 МВД от 25.08.51. &lt;br&gt;&lt;li&gt;Пр. 1379лс МВД от 12.10.51. &lt;br&gt;&lt;li&gt;Пр. 1371лс МВД от 13.10.51. &lt;br&gt;&lt;li&gt;Письмо ГА Хабаровского кр. № 2–11/8 от 20.02.97.&lt;br&gt;&lt;li&gt;ГАРФ. Ф. 9414. Оп. 1д. Д. 81. &lt;br&gt;&lt;li&gt;Там же. Д. 447. Л. 2об. &lt;br&gt;&lt;li&gt;Там же. Д. 457. Л. 3об. &lt;br&gt;&lt;li&gt;Там же. Оп. 1. Д. 192. Л. 288.&lt;/ol&gt;</text:p>
          </table:table-cell>
          <table:table-cell office:value-type="string" calcext:value-type="string">
            <text:p>Нижнеамурлагу 04.01.40 переданы л.с., имущество и выполнение плана работ расформированных ВОСТОЧНОГО и ЮГО-ВОСТОЧНОГО ИТ лагерей [4], а 08.09.42 он объединен с БУРЕИНСКИМ ИТЛ в единый НИЖНЕ-АМУРСКИЙ ИТЛ [9]. В 1943 г. в состав УИТЛК УНКВД по Хабаровскому кр. переданы: предприятия НИЖНЕ-АМУРСКОГО ИТЛ, выпускающие боеприпасы (см. Производство;&lt;br&gt; передача — 26.05.43) [42. Л. 2–42];&lt;br&gt; совхозы Кульдур, Ургал, Волочаевка;&lt;br&gt; Хурмулинский с/х ОЛП;&lt;br&gt; ОЛПы № 2 и 3 [42. Л. 71–71об.]. В 1945–1955 гг. Нижнеамурлагу переданы: 04.10.45 — аппарат, рабочая сила и имущество ликвидированного ПЕРЕВАЛЬНОГО ИТЛ [55];&lt;br&gt; 03.11.49 — ЛО № 1 УИТЛК УМВД по Хабаровскому кр. (акт от 22.11.49) [20], [73. Л. 32–104];&lt;br&gt; 05.02.54 — ЛО № 4 и 7 УИТЛК УМВД по Хабаровскому кр. [32. Л. 1–119], [33. Л. 1–225]. 02.03.50 Могочинское отделение ИТЛ и стр-ва Нижнеамурстроя передано СГУ МВД с л.с., жилыми и производственными зданиями, вспомогательными предприятиями, оборудованием и т.п. [29].</text:p>
          </table:table-cell>
          <table:table-cell office:value-type="string" calcext:value-type="string">
            <text:p>&lt;a href=r3-7.html&gt;АЛТАЙСКИЙ ИТЛ&lt;/a&gt;,&lt;br&gt; &lt;a href=r3-47.html&gt;БУРЕИНСКИЙ ИТЛ&lt;/a&gt;,&lt;br&gt; &lt;a href=r3-69.html&gt;ВОСТОЧНЫЙ ИТЛ В СОСТАВЕ СТРОИТЕЛЬСТВА 500&lt;/a&gt;,&lt;br&gt; &lt;a href=r3-353.html&gt;СТРОИТЕЛЬСТВО 507 И ИТЛ&lt;/a&gt;,&lt;br&gt; &lt;a href=r3-354.html&gt;СТРОИТЕЛЬСТВО 508 И ИТЛ&lt;/a&gt;,&lt;br&gt; &lt;a href=r3-467.html&gt;ЮГО-ВОСТОЧНЫЙ ИТЛ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НИЖНЕ-ВОЛЖСКИЙ ИТЛ</text:p>
          </table:table-cell>
          <table:table-cell/>
          <table:table-cell office:value-type="string" calcext:value-type="string">
            <text:p>организован 09.06.42 (переименован из СТАЛИНГРАДСКОГО ИТЛ) [1];&lt;br&gt; закрыт 11.09.42 (при реорг. объединен с САРАТОВСКИМ ИТЛ и Упр. Волгожелдорстроя с образованием ПРИВОЛЖСКОГО ИТЛ) [2].</text:p>
          </table:table-cell>
          <table:table-cell/>
          <table:table-cell office:value-type="string" calcext:value-type="string">
            <text:p>ГУЛЖДС {1}.</text:p>
          </table:table-cell>
          <table:table-cell office:value-type="string" calcext:value-type="string">
            <text:p>Сталинградская (ныне Волгоградская) обл., Ольховский р-н, с.Ольховка [3, 4]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Сталинградская обл., Ольховский р-н, с.Ольховка, п/я 107 [3].</text:p>
          </table:table-cell>
          <table:table-cell office:value-type="string" calcext:value-type="string">
            <text:p>стр-во ж.д. Саратов—Сталинград на участке Сталинград—Камышин [5]&lt;SUP&gt;1&lt;/SUP&gt;.</text:p>
          </table:table-cell>
          <table:table-cell office:value-type="string" calcext:value-type="string">
            <text:p>01.07.42 — 7751 [6]&lt;SUP&gt;2&lt;/SUP&gt;.</text:p>
          </table:table-cell>
          <table:table-cell office:value-type="string" calcext:value-type="string">
            <text:p>?&lt;SUP&gt;3&lt;/SUP&gt;</text:p>
          </table:table-cell>
          <table:table-cell office:value-type="string" calcext:value-type="string">
            <text:p>В архивном отделении УМЗ МВД Коми АССР (г. Ухта): л/д офицеров и вольнонаемных;&lt;br&gt; в ОИТК УМВД по Саратовской обл. в фонде ПРИВОЛЖСКОГО ИТЛ: л/д з/к {1}.</text:p>
          </table:table-cell>
          <table:table-cell office:value-type="string" calcext:value-type="string">
            <text:p>&lt;SUP&gt;1&lt;/SUP&gt; Работы СТАЛИНГРАДСКОГО ИТЛ [5].&lt;br&gt;&lt;SUP&gt;2&lt;/SUP&gt; Из них 571 женщина, 1090 осужденных за к/р преступления [6];&lt;br&gt; кроме того, на 21.07.42 — 1080 мобилизованных немцев (б. военнослужащих) [7].&lt;br&gt;&lt;SUP&gt;3&lt;/SUP&gt; По-видимому, нач. НИЖНЕ-ВОЛЖСКОГО ИТЛ оставался нач. СТАЛИНГРАДСКОГО ИТЛ М.В.Филимонов.</text:p>
          </table:table-cell>
          <table:table-cell/>
          <table:table-cell office:value-type="string" calcext:value-type="string">
            <text:p>&lt;ol compact&gt;&lt;li&gt;Пр-ние 39 НКВД от 09.06.42.&lt;br&gt;&lt;li&gt;Пр. 0367 НКВД от 11.09.42.&lt;br&gt;&lt;li&gt;Пр. 001721 НКВД от 17.08.42.&lt;br&gt;&lt;li&gt;Пр. 002435 НКВД от 06.11.42. &lt;br&gt;&lt;li&gt;Пр. 00186 НКВД от 25.01.42.&lt;br&gt;&lt;li&gt;ГАРФ. Ф. 9414. Оп. 1д. Д. 378. Л. 41об.&lt;br&gt;&lt;li&gt;Там же. Д. 379. Л. 71, 72.&lt;/ol&gt;</text:p>
          </table:table-cell>
          <table:table-cell/>
          <table:table-cell office:value-type="string" calcext:value-type="string">
            <text:p>&lt;a href=r3-61.html&gt;ВОЛЖСКИЙ ЖЕЛЕЗНОДОРОЖНЫЙ ИТЛ&lt;/a&gt;,&lt;br&gt; &lt;a href=r3-281.html&gt;ПРИВОЛЖСКИЙ ИТЛ&lt;/a&gt;,&lt;br&gt; &lt;a href=r3-296.html&gt;&lt;a href=r3-297.html&gt;САРАТОВСКИЙ ИТЛ&lt;/a&gt;&lt;/a&gt;,&lt;br&gt; &lt;a href=r3-322.html&gt;СТАЛИНГРАДСКИЙ ИТЛ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НИЖНЕ-ДОНСКОЙ ИТЛ</text:p>
          </table:table-cell>
          <table:table-cell office:value-type="string" calcext:value-type="string">
            <text:p>Нижнедонлаг, ИТЛ и Строительство оросительных и гидротехнических сооружений, УГОГС&lt;SUP&gt;1&lt;/SUP&gt;</text:p>
          </table:table-cell>
          <table:table-cell office:value-type="string" calcext:value-type="string">
            <text:p>организован 04.08.52 [1]&lt;SUP&gt;1&lt;/SUP&gt;;&lt;br&gt; закрыт 05.10.53 (с 15.10.53 лаг. подр. переданы в УИТЛК УМЮ по Ростовской обл.) [2].</text:p>
          </table:table-cell>
          <table:table-cell/>
          <table:table-cell office:value-type="string" calcext:value-type="string">
            <text:p>ГУЛАГ с 01.09.52 [4];&lt;br&gt; ГУЛАГ МЮ с 02.04.53 {33}.</text:p>
          </table:table-cell>
          <table:table-cell office:value-type="string" calcext:value-type="string">
            <text:p>Ростовская обл., Романовский р-н, р.п. Ново-Соленовский (ныне г.Волгодонск) {30, 37}.</text:p>
          </table:table-cell>
          <table:table-cell office:value-type="string" calcext:value-type="string">
            <text:p>ИУ с 20.09.52 [5], {3, 30, 37}.</text:p>
          </table:table-cell>
          <table:table-cell office:value-type="string" calcext:value-type="string">
            <text:p>Луна {30, 37}.</text:p>
          </table:table-cell>
          <table:table-cell office:value-type="string" calcext:value-type="string">
            <text:p>Ростовская обл., Романовский р-н, р.п. Ново-Соленовский, п/я ИУ-250 {30, 37}.</text:p>
          </table:table-cell>
          <table:table-cell office:value-type="string" calcext:value-type="string">
            <text:p>продолжение стр-ва Донского магистрального канала, стр-во распределительных каналов: Верхне-Сальского, Богачевского и Садковского;&lt;br&gt; гидроузлов на Нижнем Дону и Усть-Донецкого речного порта, окончание остаточных объемов работ по стр-ву Цимлянского гидроузла, Нижне-Донского и Азовского каналов, эксплуатация Цимлянской ГЭС и судоходных сооружений Цимлянского гидроузла [1], стр-во жилых, коммунально-бытовых и пром. зданий, адм. помещений Донтоннельстроя МПС, обслуживание ЦРМЗ, авторем. и деревообрабатывающего з-дов, гл. конторы ж/д транспорта, добыча камня и щебня, погрузочно-разгрузочные работы [4. Разд. 3. Л. 2–46], обслуживание Чалтырского кирп. з-да [4. Разд. 5. Л. 8].</text:p>
          </table:table-cell>
          <table:table-cell office:value-type="string" calcext:value-type="string">
            <text:p>01.09.52 — 37 679&lt;SUP&gt;2&lt;/SUP&gt; [4. Разд. 5. Л. 9];&lt;br&gt; 01.01.53 — 23 607&lt;SUP&gt;3&lt;/SUP&gt; (УРО);&lt;br&gt; 15.03.53 — 23 760, 15.07.53 — 6558 [4. Разд. 4. Л. 23];&lt;br&gt; 11.53 — 4002 (последние данные) (УРО).</text:p>
          </table:table-cell>
          <table:table-cell office:value-type="string" calcext:value-type="string">
            <text:p>нач.— инж.-полк. Александров А.П., с 04.08.52 — ? [1];&lt;br&gt; и.о. нач. — п/п в/с Гарин А.К., с 01.04.53 по 05.10.53 [6, 2]&lt;SUP&gt;4&lt;/SUP&gt;;&lt;br&gt; з/н — п/п Гарин А.К. (упом. в 1952 г.) [4. Разд. 1. Л. 2об.].</text:p>
          </table:table-cell>
          <table:table-cell office:value-type="string" calcext:value-type="string">
            <text:p>В ОИТК УМВД по Ростовской обл. (все материалы) {1}.</text:p>
          </table:table-cell>
          <table:table-cell office:value-type="string" calcext:value-type="string">
            <text:p>&lt;SUP&gt;1&lt;/SUP&gt; ИТЛ и Стр-во оросительных и гидротех. сооружений организовано слиянием МАРТЫНОВСКОГО ИТЛ и ЦИМЛЯНСКОГО ИТЛ. 30.09.52 переименован в НИЖНЕ-ДОНСКОЙ ИТЛ [7].&lt;br&gt;&lt;SUP&gt;2&lt;/SUP&gt; Из них 1514 осужденных за к/р преступления [4. Разд. 5. Л. 9].&lt;br&gt;&lt;SUP&gt;3&lt;/SUP&gt; Согласно [4. Разд. 3. Л. 1об.–45об.], на 01.01.53 — 21 087, из них 973 женщины, 1127 осужденных за к/р преступления.&lt;br&gt;&lt;SUP&gt;4&lt;/SUP&gt; Формально освобожден от должности 10.03.54 [8].</text:p>
          </table:table-cell>
          <table:table-cell/>
          <table:table-cell office:value-type="string" calcext:value-type="string">
            <text:p>&lt;ol compact&gt;&lt;li&gt;Пр. 0916 МВД от 04.08.52.&lt;br&gt;&lt;li&gt;Пр. 00237 МЮ от 05.10.53. &lt;br&gt;&lt;li&gt;Пр. 01017 МВД от 01.09.52.&lt;br&gt;&lt;li&gt;ГАРФ. Ф. 9414. Оп. 1. Д. 568. &lt;br&gt;&lt;li&gt;Расп. 255 МВД от 20.09.52.&lt;br&gt;&lt;li&gt;Пр. 023/л МЮ от 01.04.53.&lt;br&gt;&lt;li&gt;Пр. 01118 МВД от 20.09.52.&lt;br&gt;&lt;li&gt;Пр. 679лс МВД от 10.03.54.&lt;/ol&gt;</text:p>
          </table:table-cell>
          <table:table-cell/>
          <table:table-cell office:value-type="string" calcext:value-type="string">
            <text:p>&lt;a href=r3-236.html&gt;МАРТЫНОВСКИЙ ИТЛ&lt;/a&gt;,&lt;br&gt; &lt;a href=r3-449.html&gt;ЦИМЛЯНСКИЙ ИТЛ&lt;/a&gt;.</text:p>
          </table:table-cell>
          <table:table-cell office:value-type="string" calcext:value-type="string">
            <text:p>С.Филиппов, 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НОВО-ТАМБОВСКИЙ ИТЛ</text:p>
          </table:table-cell>
          <table:table-cell office:value-type="string" calcext:value-type="string">
            <text:p>Новотамбовлаг</text:p>
          </table:table-cell>
          <table:table-cell office:value-type="string" calcext:value-type="string">
            <text:p>организован 19.08.38 [1]&lt;SUP&gt;1&lt;/SUP&gt;;&lt;br&gt; закрыт 05.09.41 (включен в состав НИЖНЕ-АМУРСКОГО ИТЛ&lt;SUP&gt;2&lt;/SUP&gt;) [2].</text:p>
          </table:table-cell>
          <table:table-cell/>
          <table:table-cell office:value-type="string" calcext:value-type="string">
            <text:p>ГУЛАГ с 19.08.38 [1];&lt;br&gt; ГУЛАГ и УИТЛК НКВД по Хабаровскому кр. с 13.04.39&lt;SUP&gt;3&lt;/SUP&gt; {8};&lt;br&gt; УИТЛК НКВД по Хабаровскому кр. с 28.02.40 [3];&lt;br&gt; ГУЛАГ с 15.08.40 [4];&lt;br&gt; УЛЛП с 26.02.41 [5].</text:p>
          </table:table-cell>
          <table:table-cell office:value-type="string" calcext:value-type="string">
            <text:p>Хабаровский кр., г.Комсомольск-на-Амуре {10, 11}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Хабаровский кр., г.Комсомольск-на-Амуре, п/я 237 {10, 11}.</text:p>
          </table:table-cell>
          <table:table-cell office:value-type="string" calcext:value-type="string">
            <text:p>лесозаготовки (в том числе обеспечение лесоматериалами Стр-ва 199 в г.Комсомольске) [1, 2].</text:p>
          </table:table-cell>
          <table:table-cell office:value-type="string" calcext:value-type="string">
            <text:p>01.01.40 — 15 000, 01.07.40 — 11 267 (УРО);&lt;br&gt; 01.01.41 — 14 168, 01.07.41 — 12 963 [6].</text:p>
          </table:table-cell>
          <table:table-cell office:value-type="string" calcext:value-type="string">
            <text:p>нач. — кап. ГБ Борисов-Лендерман С.И., с 19.08.38 по 16.03.40 [1, 7];&lt;br&gt; Ориентлихерман Г.М., с 17.04.40 по 05.09.41&lt;SUP&gt;4&lt;/SUP&gt; [8, 2];&lt;br&gt; зам. нач. — кап. ГБ Грицук А.М., с 13.03.41 — ? [9].</text:p>
          </table:table-cell>
          <table:table-cell office:value-type="string" calcext:value-type="string">
            <text:p>В УИТЛК УМВД по Хабаровскому кр.: л/д з/к, картотека формы № 2 з/к, материалы делопроизводства {1}.</text:p>
          </table:table-cell>
          <table:table-cell office:value-type="string" calcext:value-type="string">
            <text:p>&lt;SUP&gt;1&lt;/SUP&gt; Для укомплектования ИТЛ выделено 2000 з/к из КРАСНОЯРСКОГО ИТЛ, 1500 — из ДАЛЬНЕ-ВОСТОЧНОГО, 1000 — из ТОМСКО-АСИНСКОГО [1].&lt;br&gt;&lt;SUP&gt;2&lt;/SUP&gt; В составе упр. НИЖНЕ-АМУРСКОГО ИТЛ создан лесной отдел на самостоятельном балансе, с подчинением УЛЛП НКВД [2].&lt;br&gt;&lt;SUP&gt;3&lt;/SUP&gt; Передан в ведение УИТЛК УНКВД по Хабаровскому кр. общим пр. о подчинении этому УИТЛК всех лагерей на территории кр., включая вновь созданные при реорг. Дальлага. При этом все ИТ лагеря оставались самостоятельными лаг. и хозяйственно-производственными единицами ГУЛАГа (на УИТЛК возложен постоянный систематический контроль за деятельностью ИТЛ, на ГУЛАГ — общее руководство) {8}.&lt;br&gt;&lt;SUP&gt;4&lt;/SUP&gt; Назначен зам. нач. Нижамурлага по лесной пром. [2].</text:p>
          </table:table-cell>
          <table:table-cell/>
          <table:table-cell office:value-type="string" calcext:value-type="string">
            <text:p>&lt;ol compact&gt;&lt;li&gt;Пр. 0159 НКВД от 19.08.38.&lt;br&gt;&lt;li&gt;Пр. 001212 НКВД от 05.09.41.&lt;br&gt;&lt;li&gt;Пр. 00267 НКВД от 28.02.40.&lt;br&gt;&lt;li&gt;Пр. 00993 НКВД от 15.08.40. &lt;br&gt;&lt;li&gt;Пр. 00212 НКВД от 26.02.41.&lt;br&gt;&lt;li&gt;ГАРФ. Ф. 9414. Оп. 1д. Д. 371. Л. 3, 54.&lt;br&gt;&lt;li&gt;Пр. 349лс НКВД от 16.03.40.&lt;br&gt;&lt;li&gt;Пр. 505лс НКВД от 17.04.40. &lt;br&gt;&lt;li&gt;Пр. 346лс НКВД от 13.03.41.&lt;/ol&gt;</text:p>
          </table:table-cell>
          <table:table-cell/>
          <table:table-cell office:value-type="string" calcext:value-type="string">
            <text:p>&lt;a href=r3-84.html&gt;ДАЛЬНЕ-ВОСТОЧНЫЙ ИТЛ&lt;/a&gt;,&lt;br&gt; &lt;a href=r3-253.html&gt;НИЖНЕ-АМУРСКИЙ ИТЛ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НОРИЛЬСКИЙ ИТЛ</text:p>
          </table:table-cell>
          <table:table-cell office:value-type="string" calcext:value-type="string">
            <text:p>Норильлаг, Норильстрой</text:p>
          </table:table-cell>
          <table:table-cell office:value-type="string" calcext:value-type="string">
            <text:p>организован 25.06.35 [1];&lt;br&gt; закрыт 22.08.56 [2, 3]&lt;SUP&gt;1&lt;/SUP&gt;.</text:p>
          </table:table-cell>
          <table:table-cell/>
          <table:table-cell office:value-type="string" calcext:value-type="string">
            <text:p>ГУЛАГ с 25.06.35;&lt;br&gt; ГУЛГМП с 26.02.41 [4];&lt;br&gt; ГУЛАГ МЮ с 02.04.53 {33};&lt;br&gt; ГУЛАГ МВД с 28.01.54 {38}.</text:p>
          </table:table-cell>
          <table:table-cell office:value-type="string" calcext:value-type="string">
            <text:p>Красноярский кр., пос. (г.) Норильск [1], [5];&lt;br&gt; {6, 10, 11, 13, 17, 19, 29, 37}.</text:p>
          </table:table-cell>
          <table:table-cell office:value-type="string" calcext:value-type="string">
            <text:p>Ч с 25.12.45 {16, 17, 19, 29, 37}.</text:p>
          </table:table-cell>
          <table:table-cell office:value-type="string" calcext:value-type="string">
            <text:p>Янтарь {19, 29, 37}.</text:p>
          </table:table-cell>
          <table:table-cell office:value-type="string" calcext:value-type="string">
            <text:p>Красноярский кр., г.Норильск, п/я 224 {11, 13, 17, 19}, [5];&lt;br&gt; п/я Ч-224 {29, 37}.</text:p>
          </table:table-cell>
          <table:table-cell office:value-type="string" calcext:value-type="string">
            <text:p>стр-во и эксплуатация Норильского медно-никелевого комб. и освоение района расположения стр-ва;&lt;br&gt; стр-во г.Норильска [1], стр-во рудников Угольный Ручей и Гора Рудная, никелевого, кобальтового и медного з-дов, коксохимических батарей, теплоэлектрической ст., водопровода от р.Норилки до оз.Долгое с насосной станцией на р.Норилке, жилья [6], стр-во рудника открытых работ Медвежий Ручей, подземного рудника № 7, 4-й секции Большой обогатительной ф-ки, цеха электролиза никеля, реконструкция и расширение кобальтового и медеплавильного з-дов [7], производство никеля [8], стр-во (с 06.51) и обслуживание Красноярского аффинажного з-да (с 14.09.51)&lt;SUP&gt;2&lt;/SUP&gt; [7, 9], добыча платины, производство электролитического кобальта [10], добыча слюды на Бирулинском месторождении (Таймыр) [11], стр-во и обслуживание Дудинского и Красноярского портов [12], расширение и реконструкция хлорного цеха з-да № 25, выпускающего каустическую соду [13], стр-во Норильской ТЭЦ [14], стр-во судостроит. з-да в Подтесове и речного вокзала в Красноярске [15], обслуживание судорем. мастерских в Игарке, Дудинке, Красноярске, Подтесове и Череди [16], обслуживание оксиликвитного з-да, стр-во объектов соцкультбыта и реставрация домика, в котором во время ссылки жил тов. Сталин И.В. в с.Курейка [17], обслуживание Горнопром. упр. № 21 (геологопоисковые, геологоразведочные работы, разведочно-эксплуатационный рудник, с 28.12.49 по 01.10.52) [18, 19], стр-во и обслуживание ж.д. Норильск—Дудинка, стр-во и обслуживание угольных шахт, гипсовой шахты, разработка каменно-бутового карьера, добыча известняков в р-не ст. Коларгон, обслуживание Большой обогатительной ф-ки, деревообделочного з-да, автотракторной конторы, рем.-мех. з-да, ТЭЦ, з-да № 26, электрорем. з-да, з-да им. Ворошилова в Красноярске, базы Норильскснаба, геологоразведочные работы, стр-во и обслуживание авиапорта Надежда, стр-во и обслуживание автодорог, стр-во дома отдыха в р-не с.Атаманово, обслуживание рыбпромхоза Норильского комб., с/х работы, в том числе в с.Курейка и в с.Шушенское [20. Разд. 3. Л. 4–86].</text:p>
          </table:table-cell>
          <table:table-cell office:value-type="string" calcext:value-type="string">
            <text:p>01.10.35 — 1200, 01.01.36 — 1251, 01.01.37 — 9139, 01.01.38 — 7927, 01.01.39 — 11 560&lt;SUP&gt;3&lt;/SUP&gt;, 01.01.40 — 19 500 (УРО);&lt;br&gt; 01.01.41 — 20 535, 15.06.41 — 17 491 [21];&lt;br&gt; 01.01.42 — 23 779 [22];&lt;br&gt; 01.04.42 — 22 322, 01.01.43 — 30 757&lt;SUP&gt;4&lt;/SUP&gt; [23];&lt;br&gt; 01.01.44 — 34 570, 01.45 — 31 822, 01.01.46 — 33 797, 01.01.47 — 37 443, 01.01.48 — 47 732, 01.01.49 — 57 463, 01.01.50 — 58 651, 01.01.51 — 72 490, 01.01.52 — 68 849, 01.01.53 — 67 889, 01.01.54 — 36 734, 01.07.55 — 21 214, 01.01.56 — 13 629;&lt;br&gt; 09.56 — 69 (последние данные) (УРО).</text:p>
          </table:table-cell>
          <table:table-cell office:value-type="string" calcext:value-type="string">
            <text:p>нач. стр.-ва и ИТЛ — Матвеев В.З., с 25.06.35 по 13.04.38&lt;SUP&gt;5&lt;/SUP&gt; [1, 24];&lt;br&gt; нач. стр-ва — Завенягин А.П., с 08.04.38 по 29.03.41 [25, 26];&lt;br&gt; нач. ИТЛ — ст. лейт. ГБ Цуринов Н.С., с 26.04.38 по 21.08.38&lt;SUP&gt;6&lt;/SUP&gt; [27, 28];&lt;br&gt; майор ГБ Валик В.С., с 15.09.38 по 01.39 [29, 30];&lt;br&gt; нач. стр-ва и ИТЛ — ст. лейт. ГБ (г/м) Панюков А.А., с 02.04.41 по 08.07.48 [31, 32];&lt;br&gt; нач. ИТЛ и комб. — инж.-полк. Зверев В.С., с 08.07.48 по 01.04.53 [32], [20. Разд. 1. Л. 2об.];&lt;br&gt; и.о. нач. ИТЛ — полк. в/с Морозов Н.В., с 01.04.53 — ? [33];&lt;br&gt; нач. — п/п Кузнецов П.И., с 18.01.54 по 12.03.55 [33, 34];&lt;br&gt; полк. Павлючек С.И., с 12.03.55 — ? [35];&lt;br&gt; и.о. з/н — п/п Воронин А.А., ? — по 08.02.49 [35], з/н — г/м Попков И.Г., с 08.02.49 по 02.06.52 [36, 37];&lt;br&gt; п/п Корольков И.П., с 02.06.52 по 07.08.53 [37], [20. Разд. 1. Л. 2об.];&lt;br&gt; майор Тельцов А.Ф., с 07.08.53 — ? [20. Разд. 1. Л. 2об.].</text:p>
          </table:table-cell>
          <table:table-cell office:value-type="string" calcext:value-type="string">
            <text:p>Включает архивы НОРИЛЬСКОГО ИТЛ и ГОРНОГО ЛАГЕРЯ. Хранился в 15-м ЛО УИТЛК УМВД по Красноярскому кр. (г. Норильск): л/д и картотека з/к, приказы, материалы делопроизводства;&lt;br&gt; в 1-м Спецотделе УМВД по Красноярскому кр. (только материалы оперативного отдела) {1}.</text:p>
          </table:table-cell>
          <table:table-cell office:value-type="string" calcext:value-type="string">
            <text:p>&lt;SUP&gt;1&lt;/SUP&gt; Приказано ИТЛ ликвидировать с 01.09.56, закончить ликвидацию к 01.01.57 [2]. Ликвидком расформирован 16.05.57 [3].&lt;br&gt;&lt;SUP&gt;2&lt;/SUP&gt; 14.09.51 ИТЛ АФФИНАЖНОГО ЗАВОДА № 169 реорг. в ЛП Норильлага [6].&lt;br&gt;&lt;SUP&gt;3&lt;/SUP&gt; На 01.10.38 — 8791, из них 3253 осужденных за к/р преступления, 610 — как СОЭ и СВЭ [41].&lt;br&gt;&lt;SUP&gt;4&lt;/SUP&gt; Из них 594 женщины, 10 584 осужденных за к/р преступления [23].&lt;br&gt;&lt;SUP&gt;5&lt;/SUP&gt; Арестован [42]. Точная дата ареста не установлена;&lt;br&gt; вероятно, это произошло по крайнем мере до назначения нач. А.П.Завенягина.&lt;br&gt;&lt;SUP&gt;6&lt;/SUP&gt; Дата ареста.</text:p>
          </table:table-cell>
          <table:table-cell/>
          <table:table-cell office:value-type="string" calcext:value-type="string">
            <text:p>&lt;ol compact&gt;&lt;li&gt;Пр. 00239 НКВД от 25.06.35.&lt;br&gt;&lt;li&gt;Пр. 0348 МВД от 22.08.56.&lt;br&gt;&lt;li&gt;Пр. 361 МВД от 16.05.57.&lt;br&gt;&lt;li&gt;Пр. 00212 НКВД от 26.02.41. &lt;br&gt;&lt;li&gt;Пр. 00635 НКВД от 08.06.45.&lt;br&gt;&lt;li&gt;Пр. 00358 МВД от 05.04.48.&lt;br&gt;&lt;li&gt;Пр. 00299 МВД от 01.06.51.&lt;br&gt;&lt;li&gt;Пр. 0175 НКВД от 23.05.42.&lt;br&gt;&lt;li&gt;Пр. 00641 МВД от 14.09.51.&lt;br&gt;&lt;li&gt;Расп. 560 МВД от 31.03.52.&lt;br&gt;&lt;li&gt;Пр. 009 МВД от 03.01.50.&lt;br&gt;&lt;li&gt;Пр. 414 МВД от 21.04.52.&lt;br&gt;&lt;li&gt;Пр. 0366 МВД от 09.06.49. &lt;br&gt;&lt;li&gt;Пр. 0424 МВД от 28.10.42.&lt;br&gt;&lt;li&gt;Пр. 0268 МВД от 05.05.49.&lt;br&gt;&lt;li&gt;Пр. 0339 МВД от 31.05.49.&lt;br&gt;&lt;li&gt;Пр. 0569 МВД от 19.08.50.&lt;br&gt;&lt;li&gt;Пр. 001133 МВД от 28.12.49.&lt;br&gt;&lt;li&gt;Пр. 00617 от 24.10.52.&lt;br&gt;&lt;li&gt;ГАРФ. Ф. 9414. Оп. 1. Д. 569.&lt;br&gt;&lt;li&gt;Там же. Оп. 1д. Д. 371. Л. 2, 54.&lt;br&gt;&lt;li&gt;Там же. Д. 372. Л. 7об., 8. &lt;br&gt;&lt;li&gt;Там же. Д. 378. Л. 3, 111.&lt;br&gt;&lt;li&gt;Пр. 909лс НКВД от 13.04.38. &lt;br&gt;&lt;li&gt;Пр. 840лс НКВД от 08.04.38.&lt;br&gt;&lt;li&gt;Пр. 427лс НКВД от 29.03.41. &lt;br&gt;&lt;li&gt;Пр. 1004лс НКВД от 26.04.38.&lt;br&gt;&lt;li&gt;ЦА ФСБ. &lt;br&gt;&lt;li&gt;Шифротелеграмма, исходящий № 1696, от 21.08.38.&lt;br&gt;&lt;li&gt;Пр. 2132лс НКВД от 15.09.38.&lt;br&gt;&lt;li&gt;ЦА ФСБ. Ф. 3-ос. Оп. 6. Д. 8. Л. 57. &lt;br&gt;&lt;li&gt;Пр. 448лс НКВД от 02.04.41. &lt;br&gt;&lt;li&gt;Пр. 855лс МВД от 08.07.48. &lt;br&gt;&lt;li&gt;Пр. 025/л МЮ от 01.04.53. &lt;br&gt;&lt;li&gt;Пр. 056/лг МЮ от 18.01.54. &lt;br&gt;&lt;li&gt;Пр. 337лс МВД от 12.03.55. &lt;br&gt;&lt;li&gt;Пр. 152лс МВД от 08.02.49. &lt;br&gt;&lt;li&gt;Пр. 666лс МВД от 02.06.52. &lt;br&gt;&lt;li&gt;Расп. 67 МВД от 19.01.51. &lt;br&gt;&lt;li&gt;ГАРФ. Ф. 9414. Оп. 1. Д. 172. Л. 230. &lt;br&gt;&lt;li&gt;Пр. 00551 МВД от 25.06.54. &lt;br&gt;&lt;li&gt;ГАРФ. Ф. 9414. Оп. 1. Д. 1140. Л. 141. &lt;br&gt;&lt;li&gt;ЦА ФСБ. Ф. 3-ос. Оп. 6. Д. 13. Л. 214.&lt;/ol&gt;</text:p>
          </table:table-cell>
          <table:table-cell office:value-type="string" calcext:value-type="string">
            <text:p>В НОРИЛЬСКОМ ИТЛ имелись ктр [38]. 08.07.53 лаг. подр. Норильлага, расположенные на юге Красноярского кр. (в Красноярске, Атаманове и Шушенском), переданы ТАЕЖНОМУ ИТЛ [39]. 25.06.54 в Норильлаг влит ГОРНЫЙ ЛАГЕРЬ [40].</text:p>
          </table:table-cell>
          <table:table-cell office:value-type="string" calcext:value-type="string">
            <text:p>&lt;a href=r3-79.html&gt;ГОРНЫЙ ЛАГЕРЬ&lt;/a&gt;,&lt;br&gt; &lt;a href=r3-111.html&gt;ИТЛ АФФИНАЖНОГО ЗАВОДА № 169&lt;/a&gt;,&lt;br&gt; &lt;a href=r3-411.html&gt;ТАЕЖНЫЙ ИТЛ&lt;/a&gt;.</text:p>
          </table:table-cell>
          <table:table-cell office:value-type="string" calcext:value-type="string">
            <text:p>С.Филиппов, 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НЫРОБСКИЙ ИТЛ</text:p>
          </table:table-cell>
          <table:table-cell office:value-type="string" calcext:value-type="string">
            <text:p>Ныроблаг</text:p>
          </table:table-cell>
          <table:table-cell office:value-type="string" calcext:value-type="string">
            <text:p>организован 04.01.45 — выделен из УСОЛЬСКОГО ИТЛ [1]&lt;SUP&gt;1&lt;/SUP&gt;;&lt;br&gt; действующий на 01.01.60 {46}.</text:p>
          </table:table-cell>
          <table:table-cell/>
          <table:table-cell office:value-type="string" calcext:value-type="string">
            <text:p>УЛЛП с 04.01.45 [1];&lt;br&gt; ГУЛЛП с 04.03.47 {18};&lt;br&gt; ГУЛАГ МЮ с 02.04.53 {33};&lt;br&gt; ГУЛАГ МВД с 28.01.54 {38};&lt;br&gt; ГУЛЛП с 02.08.54 {40};&lt;br&gt; ГУЛАГ МВД с 13.06.56 [2];&lt;br&gt; ГУИТК МВД СССР с 27.10.56 [3];&lt;br&gt; МВД РСФСР с 01.12.57 {44};&lt;br&gt; ГСЛ МВД РСФСР с 05.02.58&lt;SUP&gt;2&lt;/SUP&gt; [4].</text:p>
          </table:table-cell>
          <table:table-cell office:value-type="string" calcext:value-type="string">
            <text:p>Молотовская (ныне Пермская) обл., Ныробский р-н, с.Ныроб {15, 17, 19, 23, 37}.</text:p>
          </table:table-cell>
          <table:table-cell office:value-type="string" calcext:value-type="string">
            <text:p>Ш с 25.12.45 {16}, {17, 19, 23, 37}.</text:p>
          </table:table-cell>
          <table:table-cell office:value-type="string" calcext:value-type="string">
            <text:p>Кама {19, 23, 37}.</text:p>
          </table:table-cell>
          <table:table-cell office:value-type="string" calcext:value-type="string">
            <text:p>Молотовская обл., с.Ныроб, п/я 320 {15, 17, 19};&lt;br&gt; п/я Ш-320 {23, 37}.</text:p>
          </table:table-cell>
          <table:table-cell office:value-type="string" calcext:value-type="string">
            <text:p>лесозаготовки [1], обслуживание судорем. мастерских в Березовском затоне [5], деревообработка, выпуск шпал, мебельное, швейное, обувное и гончарное производства [6], погрузочно-разгрузочные, сплавные и строит. работы, обслуживание лесовозных ж.д. и мех. мастерских, с/х работы [7. Разд. 3. Л. 2–88], стр-во домостроит. цеха, узкоколейных ж.д. и автодорог, производство кирпича [8].</text:p>
          </table:table-cell>
          <table:table-cell office:value-type="string" calcext:value-type="string">
            <text:p>07.45 — 13 414, 01.01.46 — 12 475, 01.01.47 — 14 065, 01.01.48 — 24 870, 01.01.50 — 20 282, 01.01.52 — 24 810&lt;SUP&gt;3&lt;/SUP&gt;, 01.01.53 — 25 113 (УРО), 15.07.53 — 15 819 [7. Разд. 4. Л. 16];&lt;br&gt; 01.01.54 — 15 043, 01.01.55 — 16 851, 01.01.56 — 17 552, 01.01.58 — 19 073, 01.01.59 — 19 618, 01.01.60 — 14 362 (УРО).</text:p>
          </table:table-cell>
          <table:table-cell office:value-type="string" calcext:value-type="string">
            <text:p>нач. — майор ГБ (п/п) Цапалин П.И., с 04.01.45 по 26.07.47 [1, 9];&lt;br&gt; п/п (полк.) Юшманов А.М., с 26.07.47 по 01.04.53 [9, 10];&lt;br&gt; и.о.нач. — майор в/с Дубровин В.П., с 01.04.53 по 23.02.54 [11, 12];&lt;br&gt; полк. Юшманов А.М., с 23.02.54 по 1956 [12, 10];&lt;br&gt; п/п Дубровин В.П., с 13.06.56;&lt;br&gt; нач. — он же, с 12.09.56 по 03.03.58 [13–15], полк. Евдокимов И.И., с 03.03.58 — ? [15];&lt;br&gt; з/н — майор ГБ Штеренберг И.Н., с 04.01.45 — не ранее 08.07.49 [1, 16];&lt;br&gt; зам. нач. — майор в/с Янков А.Н., с 19.06.53 [17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В Ныроблаг выделены Ныробское и Бондюгское ЛО, Бубыльский ЛП, Колвинский сельхоз и Березовские ЦРМ [1].&lt;br&gt;&lt;SUP&gt;2&lt;/SUP&gt; Объявлены штаты ИТ лагерей ГСЛ МВД РСФСР.&lt;br&gt;&lt;SUP&gt;3&lt;/SUP&gt; На 12.04.52 из 23 353 з/к — 4172 женщины, 4065 осужденных за к/р преступления [7. Разд. 3. Л. 1–87].</text:p>
          </table:table-cell>
          <table:table-cell/>
          <table:table-cell office:value-type="string" calcext:value-type="string">
            <text:p>&lt;ol compact&gt;&lt;li&gt;Пр. 01 НКВД от 04.01.45.&lt;br&gt;&lt;li&gt;Пр. 0231 МВД от 13.06.56. &lt;br&gt;&lt;li&gt;Пр. 500 МВД от 27.10.56.&lt;br&gt;&lt;li&gt;Пр. 049 МВД РСФСР от 05.02.58.&lt;br&gt;&lt;li&gt;Пр. 1019лс МВД от 26.07.47.&lt;br&gt;&lt;li&gt;Пр. 03 НКВД от 05.01.46.&lt;br&gt;&lt;li&gt;ГАРФ. Ф. 9414. Оп. 1. Д. 570.&lt;br&gt;&lt;li&gt;Пр. 00553 МВД от 25.06.54.&lt;br&gt;&lt;li&gt;Пр. 0339 МВД от 31.05.49. &lt;br&gt;&lt;li&gt;ГАРФ. Служебная карточка ГУЛАГа.&lt;br&gt;&lt;li&gt;Пр. 026/л МЮ от 01.04.53. &lt;br&gt;&lt;li&gt;Пр. 428лс МВД от 23.02.54.&lt;br&gt;&lt;li&gt;Пр. 0231 МВД от 13.06.56.&lt;br&gt;&lt;li&gt;Пр. 1024лс МВД от 12.09.56.&lt;br&gt;&lt;li&gt;Пр. 263лс МВД от 03.03.58.&lt;br&gt;&lt;li&gt;Пр. 0466 МВД от 08.07.49.&lt;br&gt;&lt;li&gt;Пр. 522/лг МЮ от 19.06.53.&lt;/ol&gt;</text:p>
          </table:table-cell>
          <table:table-cell/>
          <table:table-cell office:value-type="string" calcext:value-type="string">
            <text:p>&lt;a href=r3-434.html&gt;УСОЛЬСКИЙ ИТЛ&lt;/a&gt;.</text:p>
          </table:table-cell>
          <table:table-cell office:value-type="string" calcext:value-type="string">
            <text:p>С.Филиппов, 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ОБСКИЙ ИТЛ</text:p>
          </table:table-cell>
          <table:table-cell/>
          <table:table-cell office:value-type="string" calcext:value-type="string">
            <text:p>организован 28.04.47 [1];&lt;br&gt; закрыт 29.09.48 (руководство работами возложено непосредственно на СЕВЕРНОЕ УПР. ЛАГЕРЕЙ ЖЕЛЕЗНОДОРОЖНОГО СТРОИТЕЛЬСТВА) [2].</text:p>
          </table:table-cell>
          <table:table-cell/>
          <table:table-cell office:value-type="string" calcext:value-type="string">
            <text:p>СЕВЕРНОЕ УПР. ЛАГЕРЕЙ ЖЕЛЕЗНОДОРОЖНОГО СТРОИТЕЛЬСТВА с 28.04.47 [1, 2].</text:p>
          </table:table-cell>
          <table:table-cell office:value-type="string" calcext:value-type="string">
            <text:p>Тюменская обл., р-н Салехарда [1].</text:p>
          </table:table-cell>
          <table:table-cell office:value-type="string" calcext:value-type="string">
            <text:p>ВЕ с 19.06.47 [3].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стр-во морского порта в Обской губе на м.Каменном и участка ж/д трассы ст. Чум (Новый) — Обское — Яр-Сале — Новый Порт, восточнее Уральского хребта [1], с 06.05.48 — стр-во западного участка ж.д. от ст. Чум до границы раздела с БАЙДАРСКИМ ИТЛ&lt;SUP&gt;1&lt;/SUP&gt; [4];&lt;br&gt; перевалочной базы МРФ в р-не Салехарда, пересыльного пункта на 5000 чел., складов при Омской конторе ГУЛЖДС (с 10.09.47) [5].</text:p>
          </table:table-cell>
          <table:table-cell office:value-type="string" calcext:value-type="string">
            <text:p>07.47 — 18 133, 12.47 — 34 150, 01.01.48 — 36 935 (УРО).</text:p>
          </table:table-cell>
          <table:table-cell office:value-type="string" calcext:value-type="string">
            <text:p>нач. — ст. лейт. (майор) Никифоров Ф.В., с 28.04.47 по 04.12.48 [1, 6];&lt;br&gt; з/н — кап. Рекин К.А., с 06.05.48 — ? [4].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&lt;SUP&gt;1&lt;/SUP&gt; Стр-во порта и судорем. з-да на м. Каменном возложено на ЗАПОЛЯРНЫЙ ИТЛ И СТРОИТЕЛЬСТВО 503 [7], восточного участка ж.д. — на БАЙДАРСКИЙ ИТЛ. Границу ОБСКОГО и БАЙДАРСКОГО ИТЛ установить в зависимости от характера распределения по трассе и условий транспортировки и разгрузки материальных ресурсов [4]. До 06.05.48 непосредственное руководство стр-вом участка ж.д. на территории Коми АССР от ст. Чум до Уральского хребта осуществляло СЕВЕРНОЕ УПР. ЛАГЕРЕЙ ЖЕЛЕЗНОДОРОЖНОГО СТРОИТЕЛЬСТВА [4].</text:p>
          </table:table-cell>
          <table:table-cell office:value-type="string" calcext:value-type="string">
            <text:p>&lt;ol compact&gt;&lt;li&gt;Пр. 00457 МВД от 28.04.47.&lt;br&gt;&lt;li&gt;Пр. 0591 МВД от 29.09.48.&lt;br&gt;&lt;li&gt;Расп. 383 МВД от 19.06.47.&lt;br&gt;&lt;li&gt;Пр. 00513 МВД от 06.05.48. &lt;br&gt;&lt;li&gt;Пр. 00954 МВД от 10.09.47.&lt;br&gt;&lt;li&gt;Пр. 1591лс МВД от 04.12.48.&lt;br&gt;&lt;li&gt;Пр. 00512 МВД от 06.05.48.&lt;/ol&gt;</text:p>
          </table:table-cell>
          <table:table-cell/>
          <table:table-cell office:value-type="string" calcext:value-type="string">
            <text:p>&lt;a href=r3-20.html&gt;БАЙДАРСКИЙ ИТЛ&lt;/a&gt;,&lt;br&gt; &lt;a href=r3-38.html&gt;БЕРЕЗОВСКИЙ ИТЛ СЕВЕРНОГО УПР. ГУЛЖДС&lt;/a&gt;,&lt;br&gt; &lt;a href=r3-105.html&gt;ЗАПОЛЯРНЫЙ ИТЛ И СТРОИТЕЛЬСТВО 503&lt;/a&gt;,&lt;br&gt; &lt;a href=r3-260.html&gt;ОБСКИЙ ИТЛ И СТРОИТЕЛЬСТВО 501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ОБСКИЙ ИТЛ И СТРОИТЕЛЬСТВО 501</text:p>
          </table:table-cell>
          <table:table-cell office:value-type="string" calcext:value-type="string">
            <text:p>Обское Упр. ГУЛЖДС, ИТЛ при Строительстве 501, Строительство 501</text:p>
          </table:table-cell>
          <table:table-cell office:value-type="string" calcext:value-type="string">
            <text:p>организован 05.02.49 [1]&lt;SUP&gt;1&lt;/SUP&gt;;&lt;br&gt; закрыт 12.02.54 (часть лаг. подр. ликвидирована;&lt;br&gt; часть, занятая на стр-ве участка ж.д. Чум—Лабытнанги, передана в состав ПЕЧОРСКОГО ИТЛ) [2].</text:p>
          </table:table-cell>
          <table:table-cell/>
          <table:table-cell office:value-type="string" calcext:value-type="string">
            <text:p>СЕВЕРНОЕ УПР. ЛАГЕРЕЙ ЖЕЛЕЗНОДОРОЖНОГО СТРОИТЕЛЬСТВА с 05.02.49 [1];&lt;br&gt; ГУЛЖДС с 12.11.49 [3];&lt;br&gt; ГУЛАГ МЮ с 02.04.53 {33};&lt;br&gt; ГУЛАГ МВД с 28.01.54 {38}.</text:p>
          </table:table-cell>
          <table:table-cell office:value-type="string" calcext:value-type="string">
            <text:p>Тюменская обл., г.Салехард [1], [4. Разд. 1. Л. 2], {20, 31, 37};&lt;br&gt; ст. Лабытнанги Печорской ж.д. [5].</text:p>
          </table:table-cell>
          <table:table-cell office:value-type="string" calcext:value-type="string">
            <text:p>ВЕ с 05.02.49 [1], [4, Разд. 1. Л. 1], {20, 31, 37}.</text:p>
          </table:table-cell>
          <table:table-cell office:value-type="string" calcext:value-type="string">
            <text:p>Ангал {20, 31, 37}, [4. Л. 2].</text:p>
          </table:table-cell>
          <table:table-cell office:value-type="string" calcext:value-type="string">
            <text:p>Тюменская обл., г.Салехард, п/я 15 {20}, [4. Разд.1. Л.2];&lt;br&gt; п/я ВЕ-15 {31, 37}.</text:p>
          </table:table-cell>
          <table:table-cell office:value-type="string" calcext:value-type="string">
            <text:p>достройка ж.д. Чум—Салехард (Лабытнанги) [1, 2], стр-во паромной переправы через р. Обь, ж.д. Салехард — р. Пур (исключительно) и перевалочной базы в бух. Новый Порт в Обской губе [1], с 21.07.52 — руководство всеми работами по сооружению ж/д линии Чум—Салехард—Игарка, паромной переправы через Енисей и Обь, порта в р-не Игарки и судорем. мастерских с поселками при них [6]&lt;SUP&gt;2&lt;/SUP&gt;, стр-во вторых путей на участке Печора—Воркута (в том числе работы на ж/д строит. участках: Воркута—Косью, Хановей—Мульда) (с 11.08.53) [4. Разд. 4. Л. 38], [7]&lt;SUP&gt;3&lt;/SUP&gt;, эксплуатация ф-ки минеральной ваты на разъезде Береговом [4. Разд. 4. Л. 38], стр-во лесоперевалочной базы в г.Салехарде (по договору с Минлесбумпромом) [8], углубление подходов к причалам в р-не Лабытнанги и Салехарда [9], стр-во в 1952–1953 гг. по договору с Минрыбпромом СССР ж/д ветки от основной ж/д магистрали к берегу р. Полуй до Салехардского рыбоконсервного комб. и холодильника Главрыбсбыта, складов и жилья в пос. Уренгой на р. Пур [10, 11], холодильника Главрыбсбыта в г.Салехарде, в пункте Долгом на р. Таз: холодильника, складов, льдохранилища и жилых домов [11], лесозаготовки [12], производство извести, добыча камня и песка, пошив и ремонт вещевого довольствия [4. Разд. 3. Л. 2–138].</text:p>
          </table:table-cell>
          <table:table-cell office:value-type="string" calcext:value-type="string">
            <text:p>01.01.49 — 50 019, 01.01.50 — 41 203, 01.01.51 — 41 718, 01.01.52 — 13 499, 01.01.54 — 12 725 (УРО);&lt;br&gt; 15.03.53 — 27 812 [4. Разд. 4. Л. 26];&lt;br&gt; 01.05.53 — 21 436 [13. Л. 146];&lt;br&gt; 15.06.53 — 4200, 15.07.53 — 5390 [4. Разд. 4. Л. 26].</text:p>
          </table:table-cell>
          <table:table-cell office:value-type="string" calcext:value-type="string">
            <text:p>нач. — кап. (п/п в/с) Самодуров В.В., с 05.02.49 по 01.04.53 [1, 14];&lt;br&gt; и.о. нач. — п/п в/с Самуйлов М.В., с 01.04.53 по 19.05.53 [14, 15], [4. Разд. 1. Л. 2 об.];&lt;br&gt; полк. мед. сл. (в/с) Лойдин Д.М., с 19.05.53 по 05.06.54 [15, 16];&lt;br&gt; и.о. нач. — п/п в/с Хромов ?.?. (упом. 30.10..53) [17. Л. 162–173];&lt;br&gt; з/н и врио нач. — п/п Боярский К.М. ? — 08.01.52 [18];&lt;br&gt; з/н — п/п Самуйлов М.В., с 07.05.52 по 01.04.53 и с 19.05.53 — ?&lt;SUP&gt;4&lt;/SUP&gt; [14, 15], [17. Л. 163–171], [19].</text:p>
          </table:table-cell>
          <table:table-cell office:value-type="string" calcext:value-type="string">
            <text:p>В 1-м Спецотделе УМВД по Тюменской обл. [20];&lt;br&gt; в архиве ВОРКУТИНСКОГО ИТЛ: л/д з/к — 61 514, картотека формы № 2, материалы делопроизводства — 9057, картотека вольнонаемных и военизированной охраны;&lt;br&gt; в Дорожном архиве Печорской ж.д. (г.Котлас): л/д вольнонаемных производственного сектора;&lt;br&gt; в архивном отделении УМЗ МВД Коми АССР: материалы делопроизводства и бухгалтерии — 546;&lt;br&gt; в 1-м Спецотделе УМВД по Тюменской обл.: л/д начсостава ИТЛ;&lt;br&gt; в ГА Красноярского кр.: материалы Красноярской конторы Обского стр-ва {1}.</text:p>
          </table:table-cell>
          <table:table-cell office:value-type="string" calcext:value-type="string">
            <text:p>&lt;SUP&gt;1&lt;/SUP&gt; Не путать с одноименным ОБСКИМ ИТЛ, существовавшим в 1947–1948 гг.&lt;br&gt;&lt;SUP&gt;2&lt;/SUP&gt; В связи с ликвидацией СЕВЕРНОГО УПР. ИТЛ И СТРОИТЕЛЬСТВА 503 [6].&lt;br&gt;&lt;SUP&gt;3&lt;/SUP&gt; В связи с передачей участков ж/д стр-ва Воркута—Косью, Хановей—Мульда Печорстроя МПС в ведение СУ 501 МПС, обслуживаемого ОБСКИМ ИТЛ [7] (см. также [4. Разд. 4. Л. 38], [7]).&lt;br&gt;&lt;SUP&gt;4&lt;/SUP&gt; Скорее всего, фактически М.В.Самуйлов исполнял обязанности нач. ИТЛ по крайней мере до середины июля 1953 г. (см. акт передачи ИТЛ от 10.07.53, подписанный прежним нач. ИТЛ В.В.Самодуровым и и.о. нач. Самуйловым [13. Л. 49], а формально назначенный 19.05.53 Д.М.Лойдин (упом. также 18.06.53 [22]) приступил к исполнению обязанностей позднее.</text:p>
          </table:table-cell>
          <table:table-cell/>
          <table:table-cell office:value-type="string" calcext:value-type="string">
            <text:p>&lt;ol compact&gt;&lt;li&gt;Пр. 00102 МВД от 05.02.49.&lt;br&gt;&lt;li&gt;Пр. 091 МВД от 12.02.54. &lt;br&gt;&lt;li&gt;Пр. 0784 МВД от 12.11.49.&lt;br&gt;&lt;li&gt;ГАРФ. Ф. 9414. Оп. 1. Д. 571.&lt;br&gt;&lt;li&gt;Пр. 00273/00942 МЮ и МВД от 20.10.53.&lt;br&gt;&lt;li&gt;Пр. 0863 МВД от 21.07.52. &lt;br&gt;&lt;li&gt;Пр. 00163 МЮ от 11.08.53.&lt;br&gt;&lt;li&gt;Пр. 0483 МВД от 10.07.50.&lt;br&gt;&lt;li&gt;Расп. 1288 МВД от 26.11.51.&lt;br&gt;&lt;li&gt;Расп. 1243 МВД от 14.11.51.&lt;br&gt;&lt;li&gt;Пр. 0105 МВД от 24.01.53.&lt;br&gt;&lt;li&gt;Пр. 0197 МВД от 20.03.50.&lt;br&gt;&lt;li&gt;ГАРФ. Ф. 9414. Оп. 1. Д.183.&lt;br&gt;&lt;li&gt;Пр. 022/л МЮ от 01.04.53.&lt;br&gt;&lt;li&gt;Пр. 368/л МЮ от 19.05.53. &lt;br&gt;&lt;li&gt;Пр. 1497лс МВД от 05.06.54.&lt;br&gt;&lt;li&gt;ГАРФ. Ф. 9414. Оп. 1. Д. 189. &lt;br&gt;&lt;li&gt;Пр. 025 МВД от 08.01.52.&lt;br&gt;&lt;li&gt;Пр. 558лс от 07.05.52.&lt;br&gt;&lt;li&gt;Разъяснение 127сс/372сс КГБ при СМ СССР и МВД от 28.11.54.&lt;br&gt;&lt;li&gt;ГАРФ. Ф. 9414. Оп. 1д. Д. 68.&lt;br&gt;&lt;li&gt;Пр. 517/лг МЮ от 18.06.53.&lt;/ol&gt;</text:p>
          </table:table-cell>
          <table:table-cell office:value-type="string" calcext:value-type="string">
            <text:p>21.07.52 приказано передать лаг. подр. ликвидируемого с 01.10.52 СЕВЕРНОГО УПР. ИТЛ И СТРОИТЕЛЬСТВА 503 ОБСКОМУ ИТЛ И СТРОИТЕЛЬСТВУ 501 [6];&lt;br&gt; 11.08.53 7-е и 8-е ЛО ПЕЧОРСКОГО ИТЛ переданы в состав ОБСКОГО ИТЛ [7], [17. Л. 162–173];&lt;br&gt; 22.03.49 ИТК №3 (г. Салехард) передана из ОИТК УМВД по Тюменской обл. ОБСКОМУ ИТЛ И СТРОИТЕЛЬСТВУ 501 (ЛО №2) [21. Л. 11, 11об.].</text:p>
          </table:table-cell>
          <table:table-cell office:value-type="string" calcext:value-type="string">
            <text:p>&lt;a href=r3-97.html&gt;ЕНИСЕЙСКИЙ ИТЛ И СТРОИТЕЛЬСТВО 503&lt;/a&gt;,&lt;br&gt; &lt;a href=r3-259.html&gt;ОБСКИЙ ИТЛ&lt;/a&gt;,&lt;br&gt; &lt;a href=r3-304.html&gt;СЕВЕРНОЕ УПР. ИТЛ И СТРОИТЕЛЬСТВА 503&lt;/a&gt;,&lt;br&gt; &lt;a href=http://www.memo.ru/history/NKVD/GULAG/r2/r2-5.htm&gt;СЕВЕРНОЕ УПР. ЛАГЕРЕЙ ЖЕЛЕЗНОДОРОЖНОГО СТРОИТЕЛЬСТВА ГУЛЖДС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ОЗЕРНЫЙ ЛАГЕРЬ</text:p>
          </table:table-cell>
          <table:table-cell office:value-type="string" calcext:value-type="string">
            <text:p>Озерный ИТЛ, Озерлаг, Особый лагерь № 7,&lt;BR&gt;Особлаг № 7</text:p>
          </table:table-cell>
          <table:table-cell office:value-type="string" calcext:value-type="string">
            <text:p>организован 07.12.48 [1]&lt;SUP&gt;1&lt;/SUP&gt;;&lt;br&gt; действующий на 01.01.60 {46}.</text:p>
          </table:table-cell>
          <table:table-cell office:value-type="string" calcext:value-type="string">
            <text:p>в 1954 г. в ИТЛ&lt;SUP&gt;2&lt;/SUP&gt;.</text:p>
          </table:table-cell>
          <table:table-cell office:value-type="string" calcext:value-type="string">
            <text:p>ГУЛЖДС с 07.12.48 [1–3]&lt;SUP&gt;3&lt;/SUP&gt;;&lt;br&gt; ГУЛАГ с 19.03.51 [4];&lt;br&gt; ГТУ МВД с 28.03.53 {32};&lt;br&gt; ГУЛАГ МВД с 08.02.54 {39};&lt;br&gt; Главпромстрой МВД с 20.09.54 [5];&lt;br&gt; МВД РСФСР с 01.12.57 {44}, [6. Л. 77–98].</text:p>
          </table:table-cell>
          <table:table-cell office:value-type="string" calcext:value-type="string">
            <text:p>Иркутская обл., г.Тайшет с 07.12.48 по крайней мере до 27.02.53 [1, 2], {19, 30};&lt;br&gt; Иркутская обл., г.Братск на 25.02.54 [7. Л. 76];&lt;br&gt; г.Тайшет на 20.09.54, 03.12.57, 10.03.59 [5], [6. Л. 77–98], [8. Л. 22–38]&lt;SUP&gt;4&lt;/SUP&gt;.</text:p>
          </table:table-cell>
          <table:table-cell office:value-type="string" calcext:value-type="string">
            <text:p>нет на 15.01.49 и 10.02.50 {19, 20}&lt;SUP&gt;5&lt;/SUP&gt;;&lt;br&gt; ЖШ на 27.02.53 {30};&lt;br&gt; он же повторно присвоен 28.02.55 [9], [8. Л. 22–38].</text:p>
          </table:table-cell>
          <table:table-cell office:value-type="string" calcext:value-type="string">
            <text:p>Озерный {19, 30}, [8. Л. 22–38].</text:p>
          </table:table-cell>
          <table:table-cell office:value-type="string" calcext:value-type="string">
            <text:p>Иркутская обл., г.Тайшет п/я 410 [10. Разд. 1. Л. 1], [11. Л. 29], {19};&lt;br&gt; п/я ЖШ-410 {30}, [8. Л. 22–38].</text:p>
          </table:table-cell>
          <table:table-cell office:value-type="string" calcext:value-type="string">
            <text:p>стр-во ж.д. Тайшет—Братск (до 22.12.49 и после 19.03.51 — на контрагентских началах) [1, 2, 4, 12, 13],&lt;SUP&gt;6&lt;/SUP&gt; и далее до Усть-Кута (на конец 1949 г.) [2, 14]&lt;SUP&gt;7&lt;/SUP&gt;, заготовка, переработка и поставка леса, пиломатериалов, шпал и стандартных сборных домов для гидротехнических стр-в и предприятий МВД [4], [10. Разд. 3. Л. 3–124], [12, 13], обслуживание лесоучастков треста Тайшетлес Мин. лесной пром., слюдяных ф-к треста Союзслюда МВД (г.Нижне-Удинск, г.Тайшет), объектов АНГАРСКОГО ИТЛ (в том числе текущее содержание ж/д пути), стройучастка треста Ангарлестрансстрой Мин. лесной пром., промкомб. 3-го Упр. ГУЛАГа МВД в Тайшете (позднее — Упр. № 1 ГУЛАГа МЮ) [10. Разд. 3. Л. 3–124], [12, 15], [16, Разд. 4. Л. 37–40];&lt;br&gt; обслуживание ЦАРМЗ в Тайшете&lt;SUP&gt;8&lt;/SUP&gt; (ремонт техники ГУЛЖДС), ДОК на 142-м км, кирп. з-дов на 62-м и 110-м км, сельхозов Куйтун, № 11–14, Топорковского комб. ширпотреба [2, 12], каменного карьера, производство извести, выпуск ширпотреба [10. Разд. 3. Л. 3–124], [12], стр-во Нижне-Убьского лесозаготовительного предприятия [17], Анзебского и Вихоревского лесокомб. [18–20], обслуживание промкомб., совхозов и Чулымского сенозаготовительного пункта, раскорчевка и вспашка земельных площадей для колхозов Шиткинского (Чунский коммунар, Путь Ленина), Алзамайского и Тайшетского р-нов&lt;SUP&gt;9&lt;/SUP&gt; [12, 21], стр-во комб. № 823 МСМ [5], обслуживание работ: Упр. предприятий п/я 410 Минсредмаша, Упр. стр-ва Братской ГЭС Мин. стр-ва электростанций, Упр. Ангарского стр-ва МТС, Юргинского специализированного Упр. треста Индустрой, Иркутского СМУ треста Гидролизпромстрой (пос.Суетиха), Тайшетского леспромхоза комб. Тайшетлес, Чунского леспромхоза комб. Братсклес [6. Л. 77–98].</text:p>
          </table:table-cell>
          <table:table-cell office:value-type="string" calcext:value-type="string">
            <text:p>01.04.49 — 17 000, 12.04.49 — 19 009 [22. Л. 20];&lt;br&gt; 01.01.50 — 31 881, 01.01.51 — 33 325&lt;SUP&gt;10&lt;/SUP&gt;, 01.01.52 — 37 093 (УРО);&lt;br&gt; 01.01.53 — 31 225 [23];&lt;br&gt; 01.02.53 — 36 152 [24. Л. 30];&lt;br&gt; 01.01.54 — 29 347&lt;SUP&gt;11&lt;/SUP&gt;, 01.01.55 — 15 791, 01.01.56 — 14 047, 01.01.57 — 10 563, 01.01.59 — 12 251, 01.01.60 — 12 039 (УРО);&lt;br&gt; 01.12.57 — 14 193 [6. Л. 77–98]&lt;SUP&gt;12&lt;/SUP&gt;.</text:p>
          </table:table-cell>
          <table:table-cell office:value-type="string" calcext:value-type="string">
            <text:p>нач. — п/п Филимонов М.В. (по совм. нач. Ангарлага), с 07.12.48 по 22.12.49 [1, 2];&lt;br&gt; п/п (полк.) Евстигнеев С.К., с 22.12.49 — не ранее 03.12.57&lt;SUP&gt;13&lt;/SUP&gt; [2, 5], [6. Л. 77–98], [10. Л. 1], [25];&lt;br&gt; и.о. нач. — п/п Крылов А.А. (упом. 26.04.52, 13.07.54) [10. Разд. 4. Л. 1, 3];&lt;br&gt; п/п Кочетков ?.?. (упом. 13.08.55) [26. Л. 11];&lt;br&gt; з/н — п/п (полк.) Марин Г.А., с 07.12.48 по 28.12.50 (повторно назначен 22.12.49) [1, 2, 27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Об организации этого лагеря идет речь в пр. МВД от 28.02.48: начальнику ГУЛЖДС построить в течение 1948 г. и первой половины 1949 г. дополнительно Особые лагери на 45 000 чел. в северной части Иркутской обл. на лесных разработках в р-не Братска [31]. Организован под названием Особый лагерь № 7&amp;quot;&lt;br&gt; [1]. В 1949–1954 гг. равноправно существовали оба названия. В [1] организация и обеспечение лаг. стр-ва возложены на нач. Ангарлага ГУЛЖДС.&lt;br&gt;&lt;SUP&gt;2&lt;/SUP&gt; См. с. 61 Справочника.&lt;br&gt;&lt;SUP&gt;3&lt;/SUP&gt; С 22.12.49 подчинен непосредственно ГУЛЖДС, очевидно, имеется в виду отмена совмещения постов нач. Ангарлага и Озерлага (см. примеч. 2) [2].&lt;br&gt;&lt;SUP&gt;4&lt;/SUP&gt; В [5] приказано перебазировать Упр. из Тайшета в пос. Радищево Иркутской обл. к 01.05.55, однако данных, подтверждающих выполнении этого пр., не найдено.&lt;br&gt;&lt;SUP&gt;5&lt;/SUP&gt; 07.12.48 присвоено условное наименование Озерный [1] (см. также [10. Разд.3. Л. 3]).&lt;br&gt;&lt;SUP&gt;6&lt;/SUP&gt; 22.12.49 титул ж/д стр-ва Тайшет—Братск передан от АНГАРСКОГО ИТЛ Озерлагу, а 19.03.51 передан обратно [4, 12] (см. также [11. Л. 61–62]).&lt;br&gt;&lt;SUP&gt;7&lt;/SUP&gt; 22.12.49 ОЗЕРНОМУ ЛАГЕРЮ предписано выделять Ангарскому стр-ву с 01.50 г. для работы на участке Братск—Усть-Кут на контрагентских условиях 10 000 з/к [2].&lt;br&gt;&lt;SUP&gt;8&lt;/SUP&gt; 17.04.51 передан из состава Озерлага Ангарлагу;&lt;br&gt; на 01.04.52 в составе Ангарлага;&lt;br&gt; обслуживался Озерлагом на основе договора [10. Разд. 3. Л. 3–124], [12].&lt;br&gt;&lt;SUP&gt;9&lt;/SUP&gt; Переданы из Ангарлага с контингентом з/к [21].&lt;br&gt;&lt;SUP&gt;10&lt;/SUP&gt; На 01.04.51 — 36 843 з/к, из них женщин — 8351, особого контингента — 33 225 (из которых ктр — 3999), общего контингента — 3618 [12].&lt;br&gt;&lt;SUP&gt;11&lt;/SUP&gt; На конец февраля содержалось 28 974 з/к особого контингента [7. Л. 2].&lt;br&gt;&lt;SUP&gt;12&lt;/SUP&gt; Штатная численность при организации — 45 000 з/к [1];&lt;br&gt; 21.05.51 сокращена на 5000 [32];&lt;br&gt; на 01.06.54 содержались иноподданные (в 2-х ЛП) [10. Разд. 4. Л. 2].&lt;br&gt;&lt;SUP&gt;13&lt;/SUP&gt; 20.09.54 назначен и.о. нач. стр-ва комб. 823 [5].&lt;br&gt;&lt;SUP&gt;14&lt;/SUP&gt; 24.04.54, в соответствии с [21], из состава Ангарлага Озерлагу переданы все пром. предприятия основной деятельности, подсобные и вспомогательные хозяйства б. 2-го и 3-го ЛО и ДОКа Ангарлага, сельхозы 11, 13 и Чулымский, база отдела тех. снабжения в Тайшете [29. Л. 71–82];&lt;br&gt; 20.09.54 ряд подр., помещений и хозяйств Озерлага предписано передать в состав УИТЛК УМВД по Иркутской обл., 07.10.54 все это передано Ангарлагу [5, 28].</text:p>
          </table:table-cell>
          <table:table-cell/>
          <table:table-cell office:value-type="string" calcext:value-type="string">
            <text:p>&lt;ol compact&gt;&lt;li&gt;Пр. 001443 МВД от 07.12.48.&lt;br&gt;&lt;li&gt;Пр. 001110 МВД от 22.12.49.&lt;br&gt;&lt;li&gt;Пр. 0174 МВД от 17.03.50.&lt;br&gt;&lt;li&gt;Пр. 0187 МВД от 19.03.51. &lt;br&gt;&lt;li&gt;Пр. 0529 МВД от 20.09.54.&lt;br&gt;&lt;li&gt;ГАРФ. Ф. 9414. Оп. 1д. Д. 291. &lt;br&gt;&lt;li&gt;ГАРФ. Ф. 9413. Оп. 1. Д. 186.&lt;br&gt;&lt;li&gt;ГАРФ. Ф. 9414. Оп. 1. Д. 318. &lt;br&gt;&lt;li&gt;Расп. 81сс МВД от 28.02.55.&lt;br&gt;&lt;li&gt;ГАРФ. Ф. 9414. Оп. 1. Д. 572. &lt;br&gt;&lt;li&gt;Там же. Д. 1843.&lt;br&gt;&lt;li&gt;Там же. Оп. 1д. Д. 100. Л. 1–306.&lt;br&gt;&lt;li&gt;Пр. 00847 МВД от 10.09.49.&lt;br&gt;&lt;li&gt;Пр. 001048 МВД от 17.11.49.&lt;br&gt;&lt;li&gt;Пр. 0192 МЮ от 31.08.53.&lt;br&gt;&lt;li&gt;ГАРФ. Ф. 9414. Оп. 1. Д. 549.&lt;br&gt;&lt;li&gt;Пр. 0776 МВД от 23.06.52. &lt;br&gt;&lt;li&gt;Пр. 210 МВД от 11.03.53.&lt;br&gt;&lt;li&gt;Пр. 0777 МВД от 23.06.52.&lt;br&gt;&lt;li&gt;Пр. 211 МВД от 11.03.53.&lt;br&gt;&lt;li&gt;Пр. 00230 МВД от 23.03.54.&lt;br&gt;&lt;li&gt;ГАРФ. Ф. 9414. Оп. 1. Д. 1845.&lt;br&gt;&lt;li&gt;Там же. Д. 1393. Л. 13.&lt;br&gt;&lt;li&gt;Там же. Д. 118. &lt;br&gt;&lt;li&gt;Пр. 0233 МВД от 16.06.56.&lt;br&gt;&lt;li&gt;ГАРФ. Ф. 9414. Оп. 1. Д. 250.&lt;br&gt;&lt;li&gt;Пр. 00730 МВД от 28.12.50.&lt;br&gt;&lt;li&gt;Пр. 0564 МВД от 07.10.54.&lt;br&gt;&lt;li&gt;ГАРФ. Ф. 9414. Оп. 1. Д. 217.&lt;br&gt;&lt;li&gt;Там же. Д. 305. &lt;br&gt;&lt;li&gt;Пр. 00219 МВД от 28.02.48. &lt;br&gt;&lt;li&gt;Пр. 0345 МВД от 21.05.51.&lt;/ol&gt;</text:p>
          </table:table-cell>
          <table:table-cell office:value-type="string" calcext:value-type="string">
            <text:p>30.08.53 промкомб. 3-го Упр. ГУЛАГа МВД в Тайшете (Упр. № 1 ГУЛАГа МЮ) передан в состав Ангарлага с организацией Ангарского ИТЛ и промкомб. ГУЛАГа МЮ [15], [16. Ч. 4. Л. 37–40]. В 1954 г. из АНГАРСКОГО ИТЛ в ОЗЕРНЫЙ ЛАГЕРЬ и обратно передаются ряд лаг. подр. [21, 28, 29], [30. Л. 71–82]&lt;SUP&gt;14&lt;/SUP&gt;;&lt;br&gt; в январе—феврале 1957 г. подр. 2-го ЛО АНГАРСКОГО ИТЛ переданы в состав ОЗЕРНОГО ИТЛ (на основании [24]) [30. Л. 49–52].</text:p>
          </table:table-cell>
          <table:table-cell office:value-type="string" calcext:value-type="string">
            <text:p>&lt;a href=r3-11.html&gt;АНГАРСКИЙ ИТЛ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ОЛП СТРОИТЕЛЬСТВА № 1 ГУЛАГА НКВД СССР</text:p>
          </table:table-cell>
          <table:table-cell/>
          <table:table-cell office:value-type="string" calcext:value-type="string">
            <text:p>организован 12.07.45 [1]&lt;SUP&gt;1&lt;/SUP&gt;;&lt;br&gt; закрыт ?</text:p>
          </table:table-cell>
          <table:table-cell/>
          <table:table-cell office:value-type="string" calcext:value-type="string">
            <text:p>ГУЛАГ [1].</text:p>
          </table:table-cell>
          <table:table-cell office:value-type="string" calcext:value-type="string">
            <text:p>?&lt;SUP&gt;2&lt;/SUP&gt;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нет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стр-во жилого дома в Москве [1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нач. — майор адм. сл. Финкельштейн С.Г., с 12.07.45 — ? [1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Лагпункт выделен из состава УИТЛК УНКВД по Московской обл. и подчинен непосредственно ГУЛАГу [1].&lt;br&gt;&lt;SUP&gt;2&lt;/SUP&gt; Вероятно — г.Москва.</text:p>
          </table:table-cell>
          <table:table-cell/>
          <table:table-cell office:value-type="string" calcext:value-type="string">
            <text:p>&lt;ol compact&gt;&lt;li&gt;Пр. 0193 НКВД от 12.07.45.&lt;/ol&gt;</text:p>
          </table:table-cell>
          <table:table-cell table:number-columns-repeated="2"/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ОЛЬХОВСКИЙ ОЗДОРОВИТЕЛЬНЫЙ ЛАГЕРЬ</text:p>
          </table:table-cell>
          <table:table-cell office:value-type="string" calcext:value-type="string">
            <text:p>Ольховлаг, Ольховский ИТЛ,&lt;BR&gt;Ольховский инвалидный ИТЛ</text:p>
          </table:table-cell>
          <table:table-cell office:value-type="string" calcext:value-type="string">
            <text:p>организован 27.05.46 на базе Сталинградского сельхоза ОИТК УМВД по Сталинградской обл. [1]&lt;SUP&gt;1&lt;/SUP&gt;;&lt;br&gt; закрыт 21.01.48 — реорг. в ЛО ОИТК УМВД по Сталинградской обл. [2, 3].</text:p>
          </table:table-cell>
          <table:table-cell/>
          <table:table-cell office:value-type="string" calcext:value-type="string">
            <text:p>ГУЛАГ [1, 2].</text:p>
          </table:table-cell>
          <table:table-cell office:value-type="string" calcext:value-type="string">
            <text:p>ст. Зензеватка Сталинградской ж.д. (Сталинградская обл.) {17}.</text:p>
          </table:table-cell>
          <table:table-cell office:value-type="string" calcext:value-type="string">
            <text:p>АЭ с 27.05.46 [1], {3, 17}.</text:p>
          </table:table-cell>
          <table:table-cell office:value-type="string" calcext:value-type="string">
            <text:p>нет.</text:p>
          </table:table-cell>
          <table:table-cell office:value-type="string" calcext:value-type="string">
            <text:p>ст. Зензеватка Сталинградской ж.д., п/я 216 {17}.</text:p>
          </table:table-cell>
          <table:table-cell office:value-type="string" calcext:value-type="string">
            <text:p>с.х. (животноводство) [1, 3].</text:p>
          </table:table-cell>
          <table:table-cell office:value-type="string" calcext:value-type="string">
            <text:p>01.01.47 — 1415, 01.01.48 — 1985 (УРО).</text:p>
          </table:table-cell>
          <table:table-cell office:value-type="string" calcext:value-type="string">
            <text:p>нач. — п/п Котов И.П., с 20.07.46 по 19.02.48&lt;SUP&gt;2&lt;/SUP&gt; [4, 3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Согласно [1], организована система оздоровительных лагерей (ОЛЬХОВСКИЙ, ЧИСТЮНЬГСКИЙ, СОЛИКАМСКИЙ) и лагпунктов (во всех ИТЛ и УИТЛ—ОИТК) ГУЛАГа. С 19.11.46 — инвалидный лагерь: в частичное изменение пр. МВД 0154 и 00931 за 1946 г. специализированные лагери — ОЛЬХОВСКИЙ, ЧИСТЮНЬГСКИЙ, СОЛИКАМСКИЙ, МЕДВЕЖЬЕГОРСКИЙ и отделения в Карлаге, Сиблаге, Волголаге и Темлаге — именовать впредь инвалидными, с содержанием в них длительно нетрудоспособных з/к [5].&lt;br&gt;&lt;SUP&gt;2&lt;/SUP&gt; Пр. о снятии не найден. Конец пребывания в должности датирован по упом. в Акте приема-сдачи Ольховского инвалидного ИТЛ в УМВД по Сталинградской обл. от 19.02.48 [3].</text:p>
          </table:table-cell>
          <table:table-cell/>
          <table:table-cell office:value-type="string" calcext:value-type="string">
            <text:p>&lt;ol compact&gt;&lt;li&gt;Пр. 0154 МВД от 27.05.46.&lt;br&gt;&lt;li&gt;Пр. 043 МВД от 21.01.48. &lt;br&gt;&lt;li&gt;ГАРФ. Ф.9414. Оп. 1д. Д. 37. Л.89–124.&lt;br&gt;&lt;li&gt;Пр. 1017лс МВД от 20.07.46. &lt;br&gt;&lt;li&gt;Пр. 0390 МВД от 19.11.46.&lt;/ol&gt;</text:p>
          </table:table-cell>
          <table:table-cell/>
          <table:table-cell office:value-type="string" calcext:value-type="string">
            <text:p>&lt;a href=r3-238.html&gt;МЕДВЕЖЬЕГОРСКИЙ ОЗДОРОВИТЕЛЬНЫЙ ЛАГЕРЬ&lt;/a&gt;,&lt;br&gt; &lt;a href=r3-316.html&gt;СОЛИКАМСКИЙ ОЗДОРОВИТЕЛЬНЫЙ ЛАГЕРЬ&lt;/a&gt;,&lt;br&gt; &lt;a href=r3-459.html&gt;ЧИСТЮНЬГСКИЙ ОЗДОРОВИТЕЛЬНЫЙ ЛАГЕРЬ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ОМСКИЙ ИТЛ И СТРОИТЕЛЬСТВО 166</text:p>
          </table:table-cell>
          <table:table-cell office:value-type="string" calcext:value-type="string">
            <text:p>Омлаг</text:p>
          </table:table-cell>
          <table:table-cell office:value-type="string" calcext:value-type="string">
            <text:p>организован 25.07.41 [1];&lt;br&gt; закрыт 21.05.43 [2].</text:p>
          </table:table-cell>
          <table:table-cell/>
          <table:table-cell office:value-type="string" calcext:value-type="string">
            <text:p>ГУЛПС с 25.07.41 [1];&lt;br&gt; УИТЛК УНКВД по Омской обл. с 29.12.42 [3].</text:p>
          </table:table-cell>
          <table:table-cell office:value-type="string" calcext:value-type="string">
            <text:p>г.Омск {13}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г.Омск, п/я — нет {13}.</text:p>
          </table:table-cell>
          <table:table-cell office:value-type="string" calcext:value-type="string">
            <text:p>стр-во по расширению з-да 166 НКАП [1], автодорог и ж.д., аэродрома, жилья, работа на кирп. з-де и в карьерах, лесозаготовки [4];&lt;br&gt; с/х работы [5].</text:p>
          </table:table-cell>
          <table:table-cell office:value-type="string" calcext:value-type="string">
            <text:p>01.10.41 — 4979, 01.01.42 — 5746 [6];&lt;br&gt; 01.04.42 — 6887, 01.07.42 — 7061 [7];&lt;br&gt; 01.01.43 — 6853&lt;SUP&gt;1&lt;/SUP&gt; (УРО).</text:p>
          </table:table-cell>
          <table:table-cell office:value-type="string" calcext:value-type="string">
            <text:p>нач. — Альпов А.П., с 25.07.41 по 29.12.42 [1, 3]&lt;SUP&gt;2&lt;/SUP&gt;;&lt;br&gt; 21.05.43 упом. б. нач. Омлага Кучин Н.С. [2].</text:p>
          </table:table-cell>
          <table:table-cell office:value-type="string" calcext:value-type="string">
            <text:p>В УИТЛК УМВД по Омской обл.: л/д з/к — 7960 {1, 2}.</text:p>
          </table:table-cell>
          <table:table-cell office:value-type="string" calcext:value-type="string">
            <text:p>&lt;SUP&gt;1&lt;/SUP&gt; По др. данным, 01.01.43 — 7106 [7].&lt;br&gt;&lt;SUP&gt;2&lt;/SUP&gt; В телеграмме от 14.05.42 упом. нач. Стр-ва 166 Агапов [8];&lt;br&gt; согласно [9], Н.В.Агапов в 1941 г. был зам. нач., возможно, в середине мая он был и.о нач.</text:p>
          </table:table-cell>
          <table:table-cell/>
          <table:table-cell office:value-type="string" calcext:value-type="string">
            <text:p>&lt;ol compact&gt;&lt;li&gt;Пр. 00969 НКВД от 25.07.41.&lt;br&gt;&lt;li&gt;Пр. 0192 НКВД от 21.05.43.&lt;br&gt;&lt;li&gt;Пр. 855/521 НКВД и НКАП от 29.12.42.&lt;br&gt;&lt;li&gt;Пр. 00304 НКВД от 12.02.42.&lt;br&gt;&lt;li&gt;ГАРФ. Ф.9414. Оп.1. Д. 50. Л. 128.&lt;br&gt;&lt;li&gt;Там же. Оп. 1д. Д. 372. Л. 7об., 8.&lt;br&gt;&lt;li&gt;Там же. Д. 378. Л. 4, 40.&lt;br&gt;&lt;li&gt;Там же. Оп. 1. Д. 45. Л. 438.&lt;br&gt;&lt;li&gt;ГАРФ. Служебная карточка ГУЛАГа.&lt;/ol&gt;</text:p>
          </table:table-cell>
          <table:table-cell table:number-columns-repeated="2"/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ОМСУКЧАНСКИЙ ИТЛ ДАЛЬСТРОЯ</text:p>
          </table:table-cell>
          <table:table-cell office:value-type="string" calcext:value-type="string">
            <text:p>Омсукчанское ЛО, Омсукчанский ИТЛ УСВИТЛа,&lt;BR&gt;Омсукчанлаг</text:p>
          </table:table-cell>
          <table:table-cell office:value-type="string" calcext:value-type="string">
            <text:p>открыт не позднее 01.02.51 [1]&lt;SUP&gt;1&lt;/SUP&gt;;&lt;br&gt; закрыт 13.06.56 [2].</text:p>
          </table:table-cell>
          <table:table-cell office:value-type="string" calcext:value-type="string">
            <text:p>между 22.05.51 и 20.05.52 — из ЛО в ИТЛ [3, 4]&lt;SUP&gt;2&lt;/SUP&gt;.</text:p>
          </table:table-cell>
          <table:table-cell office:value-type="string" calcext:value-type="string">
            <text:p>ГУ ИТ лагерей Дальстроя в 1951–1952 гг. [1], {21. Л. 447};&lt;br&gt; УСВИТЛ в 1953–1956 гг. {21. Л. 667}, [2].</text:p>
          </table:table-cell>
          <table:table-cell office:value-type="string" calcext:value-type="string">
            <text:p>Магаданская обл., р.п. Омсукчан {21. Л. 732}.</text:p>
          </table:table-cell>
          <table:table-cell office:value-type="string" calcext:value-type="string">
            <text:p>АВ-18 {21. Л. 667}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Магаданская обл., пос. Омсукчан, п/я АВ-261/44 {21. Л. 667, 732}.</text:p>
          </table:table-cell>
          <table:table-cell office:value-type="string" calcext:value-type="string">
            <text:p>работа на рудниках Верхний Сеймчан, Хатарен, Галимый [5. Л. 119], стр-во автодорог Герба—Омсукчан, Пестрая Дресва—Омсукчан, ЛЭП Омсукчан—Останцовый, Омсукчанской эл.-ст., складов в Омсукчане [6], обогатительных ф-к № 7, 14, 14-бис [7], добыча олова и стр-во обогатительной ф-ки на руднике Останцовый, ЛЭП Галимый—Останцовый, работа на угольной шахте № 6 [8].</text:p>
          </table:table-cell>
          <table:table-cell office:value-type="string" calcext:value-type="string">
            <text:p>01.09.51 — 8181 [5. Л. 4];&lt;br&gt; 22.05,51 — 6496;&lt;br&gt; 10.07.52 — 7331&lt;SUP&gt;3&lt;/SUP&gt; {21. Л. 447–460};&lt;br&gt; 01.08.53 — 4571 {21. Л. 732}.</text:p>
          </table:table-cell>
          <table:table-cell office:value-type="string" calcext:value-type="string">
            <text:p>нач. — полк. Логунов Н.М., с 11.05.50 по 15.11.51 [9]&lt;SUP&gt;4&lt;/SUP&gt;;&lt;br&gt; инж.-п/п в/с Жиленко И.М., ? — по 29.10.52 (упом. 28.11.51, 10.07.52) [10, 11], {21. Л. 460};&lt;br&gt; инж.-майор в/с Бочковский В.М., с 29.10.52 — ? (упом. 24.11.52) [11, 12];&lt;br&gt; майор Кратосюк ?.?. (упом. 01.08.53) {21. Л. 732}&lt;SUP&gt;5&lt;/SUP&gt;.</text:p>
          </table:table-cell>
          <table:table-cell office:value-type="string" calcext:value-type="string">
            <text:p>В архиве УСВИТЛа (все материалы) {1}.</text:p>
          </table:table-cell>
          <table:table-cell office:value-type="string" calcext:value-type="string">
            <text:p>&lt;SUP&gt;1&lt;/SUP&gt; Название Омсукчанлаг впервые встречено 01.02.51 (без указания статуса лаг. подр., см. также примеч. 2);&lt;br&gt; согласно [13], ОМСУКЧАНСКИЙ ИТЛ организован в 1952 г.&lt;br&gt;&lt;SUP&gt;2&lt;/SUP&gt; 22.05.51 — последнее известное упом. ЛО, а 20.05.52 впервые встречено упом. ОМСУКЧАНСКОГО ИТЛ.&lt;br&gt;&lt;SUP&gt;3&lt;/SUP&gt; Из них 13 женщин, 1638 осужденных за к/р преступления {21. Л. 447–460}.&lt;br&gt;&lt;SUP&gt;4&lt;/SUP&gt; Согласно [9], Н.М.Логунов был нач. Омсукчанского Горнопром. упр., а в системе Дальстроя нач. упр. был и нач. соответствующего лаг. подр. [14].&lt;br&gt;&lt;SUP&gt;5&lt;/SUP&gt; Согласно {21. Л. 732}, Кратосюк — нач. ИТЛ с 30.04.53, но др. подтверждений этому не обнаружено.</text:p>
          </table:table-cell>
          <table:table-cell/>
          <table:table-cell office:value-type="string" calcext:value-type="string">
            <text:p>&lt;ol compact&gt;&lt;li&gt;ГАРФ. Ф. 9414. Оп. 1д. Д. 159. Л. 26.&lt;br&gt;&lt;li&gt;Пр. 00181 МВД от 13.06.56.&lt;br&gt;&lt;li&gt;ГАРФ. Ф. 9414. Оп. 1д. Д. 107. Л. 2.&lt;br&gt;&lt;li&gt;Пр. 00454 МВД от 20.05.52.&lt;br&gt;&lt;li&gt;ГАРФ. Ф. 9414. Оп. 1д. Д. 161.&lt;br&gt;&lt;li&gt;Пр. 0617 МВД от 11.09.50.&lt;br&gt;&lt;li&gt;Пр. 0731 МВД от 01.11.50.&lt;br&gt;&lt;li&gt;Пр. 0366 МВД от 03.03.52.&lt;br&gt;&lt;li&gt;ГАРФ. Служебная карточка ГУЛАГа.&lt;br&gt;&lt;li&gt;Расп. 1295 МВД от 28.11.51. &lt;br&gt;&lt;li&gt;Пр. 1301лс МВД от 29.10.52.&lt;br&gt;&lt;li&gt;Пр. 01282 МВД от 24.11.52. &lt;br&gt;&lt;li&gt;ГАРФ. Ф. 9414. Оп. 1. Д. 507. Л. 87.&lt;br&gt;&lt;li&gt;Пр. 00872 МВД от 20.09.49.&lt;/ol&gt;</text:p>
          </table:table-cell>
          <table:table-cell table:number-columns-repeated="2"/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ОНЕЖСКИЙ ИТЛ</text:p>
          </table:table-cell>
          <table:table-cell office:value-type="string" calcext:value-type="string">
            <text:p>Онеглаг</text:p>
          </table:table-cell>
          <table:table-cell office:value-type="string" calcext:value-type="string">
            <text:p>организован 5.02.38 [1];&lt;br&gt; закрыт 05.05.42&lt;SUP&gt;1&lt;/SUP&gt; [2].</text:p>
          </table:table-cell>
          <table:table-cell/>
          <table:table-cell office:value-type="string" calcext:value-type="string">
            <text:p>ГУЛАГ с 05.02.38 [1];&lt;br&gt; УЛЛП с 26.02.41 [3].</text:p>
          </table:table-cell>
          <table:table-cell office:value-type="string" calcext:value-type="string">
            <text:p>Архангельская обл., ст. Плесецкая Северной ж.д., {11, 13}, [4].</text:p>
          </table:table-cell>
          <table:table-cell office:value-type="string" calcext:value-type="string">
            <text:p>нет.</text:p>
          </table:table-cell>
          <table:table-cell office:value-type="string" calcext:value-type="string">
            <text:p>нет {11, 13}.</text:p>
          </table:table-cell>
          <table:table-cell office:value-type="string" calcext:value-type="string">
            <text:p>Архангельская обл., ст. Плесецкая Северной ж.д., п/я 238 {11, 13}.</text:p>
          </table:table-cell>
          <table:table-cell office:value-type="string" calcext:value-type="string">
            <text:p>лесозаготовки [1], стр-во целлюлозного з-да упрощенного вида (особая стройка № 1) на 17 км Мехреньгской лесовозной ж.д. с сентября 1938 г. [5] (подготовка к пуску — март 1939 г. [6]), поставка дров в Москву [7].</text:p>
          </table:table-cell>
          <table:table-cell office:value-type="string" calcext:value-type="string">
            <text:p>01.04.38 — 13 352, 01.01.39 — 16 733&lt;SUP&gt;2&lt;/SUP&gt;, 01.01.40 — 19 222 (УРО);&lt;br&gt; 01.01.41 — 19 181, 15.06.41 — 18 367 [8];&lt;br&gt; 01.01.42 — 19 941 [9];&lt;br&gt; 01.04.42 — 16 141&lt;SUP&gt;3&lt;/SUP&gt; [10].</text:p>
          </table:table-cell>
          <table:table-cell office:value-type="string" calcext:value-type="string">
            <text:p>нач. — ст. лейт. ГБ Соколов А.И., с 05.02.38 по 07.09.38 [1, 11];&lt;br&gt; Карклин ?.?. (упом. 14.03.39 и 21.03.39) [12, 13];&lt;br&gt; и.о. нач. — кап. ГБ Мирошниченко А.Г. (упом. 08.09.38) [5], нач. — он же, не позднее 31.08.40 — по 24.03.41 [14, 15]&lt;SUP&gt;4&lt;/SUP&gt;;&lt;br&gt; кап. ГБ Поляков ?.?., с 24.03.41 — не ранее 21.02.42 [15], [16. Л. 133];&lt;br&gt; Огарков ?.?. (упом. 26.04.41) [17]&lt;SUP&gt;5&lt;/SUP&gt;;&lt;br&gt; Филиппов ?.?. (упом. 09.06.42) [16. Л. 628]&lt;SUP&gt;6&lt;/SUP&gt;;&lt;br&gt; з/н — ст. лейт. Аносов ?.?., ? — 05.06.42 [18].</text:p>
          </table:table-cell>
          <table:table-cell office:value-type="string" calcext:value-type="string">
            <text:p>В архиве КАРГОПОЛЬСКОГО ИТЛ: л/д з/к — 14 763, картотека з/к формы № 2 — 42 735, л/д сотрудников;&lt;br&gt; в УИТЛК УМВД Архангельской обл.: л/д и служебные карточки сотрудников {1}.</text:p>
          </table:table-cell>
          <table:table-cell office:value-type="string" calcext:value-type="string">
            <text:p>&lt;SUP&gt;1&lt;/SUP&gt; Пр. издан во исполнение Пост. СНК и ГКО;&lt;br&gt; при расформировании большая часть перешла в Каргопольлаг, меньшая в УИТЛК НКВД по Архангельской обл.&lt;br&gt;&lt;SUP&gt;2&lt;/SUP&gt; На 01.10.38 — 15 248, из них 8035 осужденных за к/р преступления, 2117 — как СОЭ и СВЭ [19].&lt;br&gt;&lt;SUP&gt;3&lt;/SUP&gt; Из них 1174 женщины, 10 735 осужденных за к/р преступления [10].&lt;br&gt;&lt;SUP&gt;4&lt;/SUP&gt; А.Г.Мирошниченко снят и привлечен к уголовной ответственности в связи с высокой смертностью заключенных.&lt;br&gt;&lt;SUP&gt;5&lt;/SUP&gt; Это противоречит др. данным (см. [15], [16. Л. 133];&lt;br&gt; возможно, Огарков был некоторое время и.о. нач.&lt;br&gt;&lt;SUP&gt;6&lt;/SUP&gt; В это время, согласно [2], ИТЛ был уже закрыт и, вероятно, Филиппов возглавлял ликвидационную комиссию.</text:p>
          </table:table-cell>
          <table:table-cell/>
          <table:table-cell office:value-type="string" calcext:value-type="string">
            <text:p>&lt;ol compact&gt;&lt;li&gt;Пр. 020 НКВД от 05.02.38.&lt;br&gt;&lt;li&gt;Пр. 0158 НКВД от 05.05.42.&lt;br&gt;&lt;li&gt;Пр. 00212 НКВД от 26.02.41.&lt;br&gt;&lt;li&gt;Пр. 001303 НКВД от 22.06.42. &lt;br&gt;&lt;li&gt;Пр. 0174 НКВД от 08.09.38.&lt;br&gt;&lt;li&gt;Пр. 057 НКВД от 14.03.39.&lt;br&gt;&lt;li&gt;ГАРФ. Ф. 9414. Оп. 1. Д. 14. Л. 181.&lt;br&gt;&lt;li&gt;Там же. Оп. 1д. Д. 371. Л. 3., 53. &lt;br&gt;&lt;li&gt;Там же. Д. 372. Л. 7об., 8. &lt;br&gt;&lt;li&gt;Там же. Д. 378. Л. 2об.&lt;br&gt;&lt;li&gt;Там же. Служебная карточка ГУЛАГа.&lt;br&gt;&lt;li&gt;Пр. 057 НКВД от 14.03.39.&lt;br&gt;&lt;li&gt;Пр. 065 НКВД от 21.03.39.&lt;br&gt;&lt;li&gt;Пр. 0387 НКВД от 31.08.40.&lt;br&gt;&lt;li&gt;Пр. 00318 НКВД от 24.03.41.&lt;br&gt;&lt;li&gt;ГАРФ. Ф. 9414. Оп. 1. Д. 45.&lt;br&gt;&lt;li&gt;Пр. 373 НКВД от 26.04.41.&lt;br&gt;&lt;li&gt;Пр. 0211 НКВД от 05.06.42.&lt;br&gt;&lt;li&gt;ГАРФ. Ф. 9414. Оп. 1. Д. 1140. Л. 141.&lt;/ol&gt;</text:p>
          </table:table-cell>
          <table:table-cell/>
          <table:table-cell office:value-type="string" calcext:value-type="string">
            <text:p>&lt;a href=r3-192.html&gt;КАРГОПОЛЬСКИЙ ИТЛ&lt;/a&gt;.</text:p>
          </table:table-cell>
          <table:table-cell office:value-type="string" calcext:value-type="string">
            <text:p>С.Филиппов, 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ОПОКСКИЙ ИТЛ</text:p>
          </table:table-cell>
          <table:table-cell office:value-type="string" calcext:value-type="string">
            <text:p>ИТЛ Строительства Опокского гидроузла,&lt;BR&gt;ИТЛ и Строительство Опокского гидроузла, Опокстрой, Опоклаг</text:p>
          </table:table-cell>
          <table:table-cell office:value-type="string" calcext:value-type="string">
            <text:p>организован 11.10.40 [1];&lt;br&gt; закрыт 28.06.41 {12};&lt;br&gt; вновь организован 23.07.43 [2];&lt;br&gt; окончательно закрыт 23.07.47 [3].</text:p>
          </table:table-cell>
          <table:table-cell/>
          <table:table-cell office:value-type="string" calcext:value-type="string">
            <text:p>ГУЛГТС с 11.10.40 [1];&lt;br&gt; ГУЛПС с 23.07.43 [2].</text:p>
          </table:table-cell>
          <table:table-cell office:value-type="string" calcext:value-type="string">
            <text:p>Вологодская обл., Велико-Устюгский р-н, д. Пороги [4, 5], {14, 15, 17}.</text:p>
          </table:table-cell>
          <table:table-cell office:value-type="string" calcext:value-type="string">
            <text:p>Щ с 25.12.45 {20}.</text:p>
          </table:table-cell>
          <table:table-cell office:value-type="string" calcext:value-type="string">
            <text:p>нет [5], {14, 15, 17}.</text:p>
          </table:table-cell>
          <table:table-cell office:value-type="string" calcext:value-type="string">
            <text:p>Вологодская обл., Велико-Устюгский р-н, д. Пороги, п/я 282 [5], {14, 15, 17}.</text:p>
          </table:table-cell>
          <table:table-cell office:value-type="string" calcext:value-type="string">
            <text:p>стр-во Опокского гидроузла на р. Сухоне [1].</text:p>
          </table:table-cell>
          <table:table-cell office:value-type="string" calcext:value-type="string">
            <text:p>01.01.41 — 579, 01.07.41 — 1616 [6];&lt;br&gt; 01.01.44 — 813, 01.01.45 — 2606, 01.01.46 — 3194, 01.01.47 — 1358, 01.08.47 — 470 (УРО).</text:p>
          </table:table-cell>
          <table:table-cell office:value-type="string" calcext:value-type="string">
            <text:p>нач. — лейт. (ст. лейт.) ГБ Салтанов (Салтанов-Салтанович) З.С., с 11.10.40 — не ранее 13.03.41 [1, 7]&lt;SUP&gt;1&lt;/SUP&gt;;&lt;br&gt; Шапошников Н.Ф., с 23.07.43 по 12.12.44 [2, 7];&lt;br&gt; Лисица Д.И., с 12.12.44 — ? [8];&lt;br&gt; и.о. нач. — Кочегаров ?.?., ? — по 23.07.47 [3];&lt;br&gt; з/н — Зубченко М.В. (упом. 31.05.45) [9].</text:p>
          </table:table-cell>
          <table:table-cell office:value-type="string" calcext:value-type="string">
            <text:p>1956 г. — в ОИТК УМВД по Вологодской обл.: л/д з/к — 1131;&lt;br&gt; в ГА Вологодской обл. (495 дел, не расшифрованные) {1}. 1997 г. — в ГА Вологодской обл.: материалы делопроизводства, тех. документация, документы по л.с.;&lt;br&gt; в Вологодском областном архиве новейшей политической истории: материалы первичной организации ВКП(б) Упр. стр-ва и ИТЛ [10].</text:p>
          </table:table-cell>
          <table:table-cell/>
          <table:table-cell office:value-type="string" calcext:value-type="string">
            <text:p>&lt;SUP&gt;1&lt;/SUP&gt; Ст. лейт. ГБ З.С.Салтанов-Салтанович пр. [7] был утвержден в должности нач. УИТЛ и Стр-ва Опокского гидроузла.</text:p>
          </table:table-cell>
          <table:table-cell office:value-type="string" calcext:value-type="string">
            <text:p>&lt;ol compact&gt;&lt;li&gt;Пр. 0440 НКВД от 11.10.40.&lt;br&gt;&lt;li&gt;Пр. 0293 НКВД от 23.07.43.&lt;br&gt;&lt;li&gt;Пр. 0430 МВД от 23.07.47.&lt;br&gt;&lt;li&gt;Пр. 001407 НКВД от 06.11.40. &lt;br&gt;&lt;li&gt;Пр. 001483 НКВД от 04.09.43.&lt;br&gt;&lt;li&gt;ГАРФ. Ф. 9414. Оп. 1д. Д. 371. Л. 2, 56.&lt;br&gt;&lt;li&gt;Пр. 346лс НКВД от 13.03.41.&lt;br&gt;&lt;li&gt;Пр. 1818лс НКВД от 12.12.44. &lt;br&gt;&lt;li&gt;Пр. 0144 НКВД от 31.05.45.&lt;br&gt;&lt;li&gt;Письмо ГА Вологодской обл. № 1–29/43 от 15.04.97.&lt;/ol&gt;</text:p>
          </table:table-cell>
          <table:table-cell/>
          <table:table-cell office:value-type="string" calcext:value-type="string">
            <text:p>&lt;a href=r3-156.html&gt;ИТЛ И СТРОИТЕЛЬСТВО ПО РЕКОНСТРУКЦИИ ШЛЮЗА И ПЛОТИНЫ ЗНАМЕНИТАЯ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ОРЛОВСКИЙ ИТЛ</text:p>
          </table:table-cell>
          <table:table-cell office:value-type="string" calcext:value-type="string">
            <text:p>Орловлаг</text:p>
          </table:table-cell>
          <table:table-cell office:value-type="string" calcext:value-type="string">
            <text:p>организован 31.07.57 [1];&lt;br&gt; действующий на 01.01.60 {46}.</text:p>
          </table:table-cell>
          <table:table-cell/>
          <table:table-cell office:value-type="string" calcext:value-type="string">
            <text:p>ГУИТК МВД СССР с 31.07.57 [1];&lt;br&gt; МВД РСФСР 01.12.57 {44}.</text:p>
          </table:table-cell>
          <table:table-cell office:value-type="string" calcext:value-type="string">
            <text:p>Красноярский кр., Рыбинский р-н, с.Орловка [1].</text:p>
          </table:table-cell>
          <table:table-cell office:value-type="string" calcext:value-type="string">
            <text:p>КС с 31.07.57 [1].</text:p>
          </table:table-cell>
          <table:table-cell office:value-type="string" calcext:value-type="string">
            <text:p>Береза [1].</text:p>
          </table:table-cell>
          <table:table-cell office:value-type="string" calcext:value-type="string">
            <text:p>Красноярский кр., г.Заозерный, п/я КС-327 [1].</text:p>
          </table:table-cell>
          <table:table-cell office:value-type="string" calcext:value-type="string">
            <text:p>обслуживание Стр-ва 604 [1].</text:p>
          </table:table-cell>
          <table:table-cell office:value-type="string" calcext:value-type="string">
            <text:p>01.10.57 — 610, 01.01.58 — 2468, 01.01.59 — 4238, 01.01.60 — 1600 (УРО).</text:p>
          </table:table-cell>
          <table:table-cell office:value-type="string" calcext:value-type="string">
            <text:p>и.о. нач. — полк. в/с Корнейчук И.Е., с 31.07.57 — ? [1];&lt;br&gt; нач. — он же, с 26.08.57 — ? [2].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&lt;ol compact&gt;&lt;li&gt;Пр. 0464 МВД от 31.07.57.Пр 858лс МВД от 26.08.57.&lt;/ol&gt;</text:p>
          </table:table-cell>
          <table:table-cell table:number-columns-repeated="2"/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ОСТРОВСКОЕ ЛО</text:p>
          </table:table-cell>
          <table:table-cell office:value-type="string" calcext:value-type="string">
            <text:p>Островский ИТЛ, Островлаг</text:p>
          </table:table-cell>
          <table:table-cell office:value-type="string" calcext:value-type="string">
            <text:p>организовано 14.05.53 (переименовано из ИТЛ ЕЛ) {36};&lt;br&gt; закрыто 23.07.56 [1].</text:p>
          </table:table-cell>
          <table:table-cell office:value-type="string" calcext:value-type="string">
            <text:p>26.07.54 из ЛО в ИТЛ [2], между 03.02.55 {41} и 01.08.55 [3] — из ИТЛ в ЛО (при реорг. название не изменялось)&lt;SUP&gt;1&lt;/SUP&gt;.</text:p>
          </table:table-cell>
          <table:table-cell office:value-type="string" calcext:value-type="string">
            <text:p>ГУЛАГ МЮ с 14.05.53 {36};&lt;br&gt; ГУЛАГ МВД с 28.01.54 {38};&lt;br&gt; Главпромстрой с 03.02.55 {41};&lt;br&gt; ГУЛАГ МВД не позднее 01.08.55 [3]&lt;SUP&gt;2&lt;/SUP&gt;.</text:p>
          </table:table-cell>
          <table:table-cell office:value-type="string" calcext:value-type="string">
            <text:p>ст. Бородино Западной ж.д. [4. Разд. 1. Л. 3], {37};&lt;br&gt; 125-й км Минского шоссе, в 3 км от шоссе [5. Л. 1].</text:p>
          </table:table-cell>
          <table:table-cell office:value-type="string" calcext:value-type="string">
            <text:p>ЕЛ — перешел от предшественника {36}.</text:p>
          </table:table-cell>
          <table:table-cell office:value-type="string" calcext:value-type="string">
            <text:p>нет {37}.</text:p>
          </table:table-cell>
          <table:table-cell office:value-type="string" calcext:value-type="string">
            <text:p>Московская обл., ст. Бородино, п/я 50/а {1};&lt;br&gt; Москва, а/я 50/а {37};&lt;br&gt; Москва, главпочтамт, п/я ЕЛ-50/а [4. Разд. 1. Л. 3].</text:p>
          </table:table-cell>
          <table:table-cell office:value-type="string" calcext:value-type="string">
            <text:p>стр-во геологоразведочной экспедиции — горные работы, пром. и культурно-бытовое стр-во, удлинение ж/д ветки, реконструкция бетонного з-да [6], обслуживание Стр-ва 714 Главпромстроя [5. Л. 3]&lt;SUP&gt;3&lt;/SUP&gt;, стр-во пром. сооружений и объекта 402, обслуживание бетонного з-да [7].</text:p>
          </table:table-cell>
          <table:table-cell office:value-type="string" calcext:value-type="string">
            <text:p>01.06.53 — 1775, 01.01.54 — 2104, 01.01.55 — 3234, 01.01.56 — 2877 (УРО);&lt;br&gt; 26.12.54 — 3003&lt;SUP&gt;4&lt;/SUP&gt; [4. Разд. 3. Л. 2об.];&lt;br&gt; 02.08.56 — 1857 [5. Л. 1].</text:p>
          </table:table-cell>
          <table:table-cell office:value-type="string" calcext:value-type="string">
            <text:p>и.о. нач., нач. — п/п в/с Тараскин И.П., ? — 10.04.54 [8]&lt;SUP&gt;5&lt;/SUP&gt;;&lt;br&gt; инж.-майор Шевкуненко Г.Д., с 10.04.54 — не ранее 02.05.55 [8, 7];&lt;br&gt; п/п Тараскин И.П. (упом. 02.08.56) [5. Л. 12];&lt;br&gt; з/н — п/п Тараскин И.П., с 10.04.54 — не ранее 15.08.55 [8, 9].</text:p>
          </table:table-cell>
          <table:table-cell office:value-type="string" calcext:value-type="string">
            <text:p>Включает архивы ОСТРОВСКОГО ЛО, Островского ИТЛ и ИТЛ ЕЛ. Хранился в УИТЛК УМВД по Московской обл. {1}.</text:p>
          </table:table-cell>
          <table:table-cell office:value-type="string" calcext:value-type="string">
            <text:p>&lt;SUP&gt;1&lt;/SUP&gt; 03.02.55 — последнее встреченное упом. Островского ИТЛ, а 01.08.55 упом. ОСТРОВСКОЕ ЛО.&lt;br&gt;&lt;SUP&gt;2&lt;/SUP&gt; Скорее всего, переподчинение ГУЛАГу МВД произошло 24.03.55, когда Главпромстрой был передан в МСМ [10].&lt;br&gt;&lt;SUP&gt;3&lt;/SUP&gt; Возможно, что стр-во геологоразведочной экспедиции и Стр-во 714 — это одно и то же.&lt;br&gt;&lt;SUP&gt;4&lt;/SUP&gt; В том числе 35 женщин.&lt;br&gt;&lt;SUP&gt;5&lt;/SUP&gt; По всей вероятности, И.П.Тараскин стал и.о. нач. ОСТРОВСКОГО ЛО с момента его организации, так как именно он стал 30.04.53 и.о. нач. ИТЛ-предшественника [11].</text:p>
          </table:table-cell>
          <table:table-cell/>
          <table:table-cell office:value-type="string" calcext:value-type="string">
            <text:p>&lt;ol compact&gt;&lt;li&gt;Пр. 0283 МВД от 23.07.56.&lt;br&gt;&lt;li&gt;Пр. 00599 МВД от 26.07.54.&lt;br&gt;&lt;li&gt;Пр. 00327 МВД от 01.08.55.&lt;br&gt;&lt;li&gt;ГАРФ. Ф. 9414. Оп. 1. Д. 770.&lt;br&gt;&lt;li&gt;Там же. Д. 276.&lt;br&gt;&lt;li&gt;Пр. 00632 МВД от 26.07.54.&lt;br&gt;&lt;li&gt;Пр. 0062 МВД от 05.02.55.&lt;br&gt;&lt;li&gt;Пр. 00317 МВД от 10.04.54.&lt;br&gt;&lt;li&gt;ГАРФ. Ф. 9414. Оп. 1д. Д. 678. Л. 169.&lt;br&gt;&lt;li&gt;Пр. 00135 МВД от 24.03.55.&lt;br&gt;&lt;li&gt;Пр. 0040/л МЮ от 30.04.53.&lt;/ol&gt;</text:p>
          </table:table-cell>
          <table:table-cell/>
          <table:table-cell office:value-type="string" calcext:value-type="string">
            <text:p>&lt;a href=r3-123.html&gt;ИТЛ Е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ПАВЛОВСКОЕ ЛО</text:p>
          </table:table-cell>
          <table:table-cell/>
          <table:table-cell office:value-type="string" calcext:value-type="string">
            <text:p>организовано 05.02.58 (пр. 002 МВД РСФСР — организовать на базе ЛО 15 УИТЛК УВД по Московской обл.) {1};&lt;br&gt; действующее на 01.01.60 {46}.</text:p>
          </table:table-cell>
          <table:table-cell/>
          <table:table-cell office:value-type="string" calcext:value-type="string">
            <text:p>ГУИТК.</text:p>
          </table:table-cell>
          <table:table-cell office:value-type="string" calcext:value-type="string">
            <text:p>Московская обл., г.Электросталь [2].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обслуживание спец. стр-ва {1}.</text:p>
          </table:table-cell>
          <table:table-cell office:value-type="string" calcext:value-type="string">
            <text:p>01.01.59 — 1027, 01.01.60 — 821 (УРО).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&lt;ol compact&gt;&lt;li&gt;ГАРФ. Ф. 9414. Оп. 1. Д. 1429. Л. 121об.&lt;br&gt;&lt;li&gt;Там же. Д. 2697. Л. 16.&lt;/ol&gt;</text:p>
          </table:table-cell>
          <table:table-cell table:number-columns-repeated="2"/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ПАВЛОДАРСКИЙ ИТЛ</text:p>
          </table:table-cell>
          <table:table-cell office:value-type="string" calcext:value-type="string">
            <text:p>Павлодарлаг</text:p>
          </table:table-cell>
          <table:table-cell office:value-type="string" calcext:value-type="string">
            <text:p>организован 28.05.55 на базе ПАНИНСКОГО ЛО [1];&lt;br&gt; закрыт 03.09.56 (реорг. в Павлодарское Упр. ИТК МВД Казахской ССР) [2]&lt;SUP&gt;1&lt;/SUP&gt;.</text:p>
          </table:table-cell>
          <table:table-cell/>
          <table:table-cell office:value-type="string" calcext:value-type="string">
            <text:p>ГУЛАГ с 28.05.55 [1];&lt;br&gt; УИТЛК МВД Казахской ССР с 17.09.55 [3]&lt;SUP&gt;2&lt;/SUP&gt;.</text:p>
          </table:table-cell>
          <table:table-cell office:value-type="string" calcext:value-type="string">
            <text:p>Казахская ССР, р-н г.Павлодара [1];&lt;br&gt; г.Павлодар {1}.</text:p>
          </table:table-cell>
          <table:table-cell office:value-type="string" calcext:value-type="string">
            <text:p>ИЩ — перешел от предшественника {3}, [1].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стр-во Павлодарского комбайнового з-да [1].</text:p>
          </table:table-cell>
          <table:table-cell office:value-type="string" calcext:value-type="string">
            <text:p>01.10.55 — 4948 [4. Л. 2];&lt;br&gt; 01.01.56 — 4808, 01.01.57 — 8680 (УРО).</text:p>
          </table:table-cell>
          <table:table-cell office:value-type="string" calcext:value-type="string">
            <text:p>нач. — п/п тех. сл. Латышев П.Г., с 28.05.55 — не ранее 13.10.55 [1], [4. Л. 22];&lt;br&gt; п/п Самодуров В.В., с 08.07.56 — ? [5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Несмотря на то, что с 03.09.56 этот лагерь существовал под названием Павлодарское Упр. ИТК Казахской ССР и тем самым формально получил статус территориального упр., УРО и в 1957 г. включал его в состав действующих ИТЛ (см. Численность). Согласно {1}, был действующим (в составе УИТЛК МВД Казахской ССР) на 01.01.60.&lt;br&gt;&lt;SUP&gt;2&lt;/SUP&gt; Несмотря на подчиненность этого лагеря УИТЛК МВД Казахской ССР, штаты его Упр. объявлялись 07.08.57 пр. МВД СССР [6];&lt;br&gt; возможно, он изменил к этому времени подчиненность, но, вероятнее, имел двойное подчинение. Согласно {3}, ПАВЛОДАРСКИЙ ИТЛ был подчинен ГУЛПС, но это, скорее, относилось к его предшественнику — ПАНИНСКОМУ ЛО.</text:p>
          </table:table-cell>
          <table:table-cell/>
          <table:table-cell office:value-type="string" calcext:value-type="string">
            <text:p>&lt;ol compact&gt;&lt;li&gt;Пр. 00215 МВД от 28.05.55.&lt;br&gt;&lt;li&gt;Пр. 00303 МВД от 03.09.56.&lt;br&gt;&lt;li&gt;Пр. 00379 МВД от 17.09.55.&lt;br&gt;&lt;li&gt;ГАРФ. Ф. 9414. Оп. 1. Д. 242.&lt;br&gt;&lt;li&gt;Пр. 743лс МВД от 08.07.56.&lt;br&gt;&lt;li&gt;Пр. 0483 МВД от 07.08.57.&lt;/ol&gt;</text:p>
          </table:table-cell>
          <table:table-cell/>
          <table:table-cell office:value-type="string" calcext:value-type="string">
            <text:p>&lt;a href=r3-272.html&gt;ПАНИНСКОЕ ЛО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ПАНИНСКОЕ ЛО</text:p>
          </table:table-cell>
          <table:table-cell office:value-type="string" calcext:value-type="string">
            <text:p>Панинлаг</text:p>
          </table:table-cell>
          <table:table-cell office:value-type="string" calcext:value-type="string">
            <text:p>организовано 13.12.54 [1];&lt;br&gt; закрыто 28.05.55 (реорг. в ПАВЛОДАРСКИЙ ИТЛ) [2].</text:p>
          </table:table-cell>
          <table:table-cell/>
          <table:table-cell office:value-type="string" calcext:value-type="string">
            <text:p>ГУЛАГ и Главпромстрой с 13.12.54 [1];&lt;br&gt; Главпромстрой с 03.02.55 {41}.</text:p>
          </table:table-cell>
          <table:table-cell office:value-type="string" calcext:value-type="string">
            <text:p>Казахская ССР, г.Павлодар {1}.</text:p>
          </table:table-cell>
          <table:table-cell office:value-type="string" calcext:value-type="string">
            <text:p>ИЩ с 13.12.54 [1].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стр-во Павлодарского комбайнового з-да [1].</text:p>
          </table:table-cell>
          <table:table-cell office:value-type="string" calcext:value-type="string">
            <text:p>01.01.55 — 3674 (УРО)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В архиве ПАВЛОДАРСКОГО ИТЛ {1}.</text:p>
          </table:table-cell>
          <table:table-cell table:number-columns-repeated="2"/>
          <table:table-cell office:value-type="string" calcext:value-type="string">
            <text:p>&lt;ol compact&gt;&lt;li&gt;Пр. 0676 МВД от 13.12.54.&lt;br&gt;&lt;li&gt;Пр. 00215 МВД от 28.05.55.&lt;/ol&gt;</text:p>
          </table:table-cell>
          <table:table-cell/>
          <table:table-cell office:value-type="string" calcext:value-type="string">
            <text:p>&lt;a href=r3-271.html&gt;ПАВЛОДАРСКИЙ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ПЕРЕВАЛЬНЫЙ ИТЛ</text:p>
          </table:table-cell>
          <table:table-cell office:value-type="string" calcext:value-type="string">
            <text:p>Переваллаг</text:p>
          </table:table-cell>
          <table:table-cell office:value-type="string" calcext:value-type="string">
            <text:p>организован 18.05.44 [1]&lt;SUP&gt;1&lt;/SUP&gt;;&lt;br&gt; закрыт 04.10.45 (рабочая сила и аппарат переданы НИЖНЕ-АМУРСКОМУ ИТЛ) [2].</text:p>
          </table:table-cell>
          <table:table-cell/>
          <table:table-cell office:value-type="string" calcext:value-type="string">
            <text:p>УПР. СТРОИТЕЛЬСТВА 500 [1, 2], {15}.</text:p>
          </table:table-cell>
          <table:table-cell office:value-type="string" calcext:value-type="string">
            <text:p>Хабаровский кр., ст. Мули Стр-ва 500 НКВД (ныне р.п. Высокогорный) {15}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Хабаровский кр., ст. Мули, Стр-во 500 НКВД, п/я 349 {15}.</text:p>
          </table:table-cell>
          <table:table-cell office:value-type="string" calcext:value-type="string">
            <text:p>стр-во ж/д линии Комсомольск-на-Амуре — Советская Гавань (Стр-во 500) на участке пересечения Сихотэ-Алиньского хр.&lt;SUP&gt;2&lt;/SUP&gt; [1].</text:p>
          </table:table-cell>
          <table:table-cell office:value-type="string" calcext:value-type="string">
            <text:p>01.06.44 — 6994, 01.12.44 — 14 926, 01.01.45 — 18 129 (УРО).</text:p>
          </table:table-cell>
          <table:table-cell office:value-type="string" calcext:value-type="string">
            <text:p>нач. — п/п ГБ Успенский Д.В., с 18.05.44 — ? [1].</text:p>
          </table:table-cell>
          <table:table-cell office:value-type="string" calcext:value-type="string">
            <text:p>1954 г. — в архиве НИЖНЕ-АМУРСКОГО ИТЛ УИТЛК УМВД по Хабаровскому кр. (г. Комсомольск-на-Амуре) [3]. В УИТЛК УМВД по Хабаровскому кр.: л/д з/к — 12 925 (материалы делопроизводства по истечении срока хранения — уничтожены) {1}.</text:p>
          </table:table-cell>
          <table:table-cell office:value-type="string" calcext:value-type="string">
            <text:p>&lt;SUP&gt;1&lt;/SUP&gt; Организован как третий ИТЛ в составе Стр-ва 500.&lt;br&gt;&lt;SUP&gt;2&lt;/SUP&gt; Подробнее о производстве см. в кн.: Еланцева О.П. Строительство № 500 НКВД: железная дорога Комсомольск—Советская Гавань (1930—40-е гг.). Владивосток: Изд-во Дальневосточного университета, 1995. 100 с.</text:p>
          </table:table-cell>
          <table:table-cell/>
          <table:table-cell office:value-type="string" calcext:value-type="string">
            <text:p>&lt;ol compact&gt;&lt;li&gt;Пр. 00595 НКВД от 18.05.44.&lt;br&gt;&lt;li&gt;Пр. 001133 НКВД от 04.10.45.&lt;br&gt;&lt;li&gt;Разъяснение 127сс/372сс КГБ при СМ СССР и МВД от 28.11.54.&lt;/ol&gt;</text:p>
          </table:table-cell>
          <table:table-cell/>
          <table:table-cell office:value-type="string" calcext:value-type="string">
            <text:p>&lt;a href=r3-69.html&gt;ВОСТОЧНЫЙ ИТЛ В СОСТАВЕ СТРОИТЕЛЬСТВА 500&lt;/a&gt;,&lt;br&gt; &lt;a href=r3-253.html&gt;НИЖНЕ-АМУРСКИЙ ИТЛ&lt;/a&gt;,&lt;br&gt; &lt;a href=http://www.memo.ru/history/NKVD/GULAG/r2/r2-9.htm&gt;УПР. СТРОИТЕЛЬСТВА 500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ПЕСЧАНЫЙ ЛАГЕРЬ</text:p>
          </table:table-cell>
          <table:table-cell office:value-type="string" calcext:value-type="string">
            <text:p>Особый лагерь № 8, Особлаг № 8, Песчанлаг,&lt;BR&gt;Песчаный ИТЛ</text:p>
          </table:table-cell>
          <table:table-cell office:value-type="string" calcext:value-type="string">
            <text:p>организован 05.09.49 на базе лагеря № 99 МВД для в/п [1]&lt;SUP&gt;1&lt;/SUP&gt;;&lt;br&gt; закрыт 24.08.55 (лаг. подр. и производство переданы в КАРАГАНДИНСКИЙ ИТЛ) [2].</text:p>
          </table:table-cell>
          <table:table-cell office:value-type="string" calcext:value-type="string">
            <text:p>в 1954 в ИТЛ&lt;SUP&gt;2&lt;/SUP&gt;.</text:p>
          </table:table-cell>
          <table:table-cell office:value-type="string" calcext:value-type="string">
            <text:p>ГУЛАГ [3], [4. Разд. 1. Л. 1], {3, 30};&lt;br&gt; ГТУ МВД с 28.03.53 {32};&lt;br&gt; ГУЛАГ МВД с 08.02.54 {39}.</text:p>
          </table:table-cell>
          <table:table-cell office:value-type="string" calcext:value-type="string">
            <text:p>Казахская ССР, г.Караганда [1, 5], [6. Л. 76], {20, 30}.</text:p>
          </table:table-cell>
          <table:table-cell office:value-type="string" calcext:value-type="string">
            <text:p>нет на 10.02.50 {20};&lt;br&gt; ЖЮ на 27.02.53 {30}, он же повторно присвоен 28.02.55 [7].</text:p>
          </table:table-cell>
          <table:table-cell office:value-type="string" calcext:value-type="string">
            <text:p>Песчаный [1], {20, 30}.</text:p>
          </table:table-cell>
          <table:table-cell office:value-type="string" calcext:value-type="string">
            <text:p>г.Караганда, п/я — нет [1];&lt;br&gt; п/я 419 [4. Разд. 1. Л. 2–5], {20};&lt;br&gt; п/я ЖЮ-419 {30}.</text:p>
          </table:table-cell>
          <table:table-cell office:value-type="string" calcext:value-type="string">
            <text:p>работы на Карагандинском и Экибастузском угольных бассейнах на шахтах, др. предприятиях и стр-вах Главкарагандашахтостроя (Карагандашахтостроя) и комб. Карагандауголь МУП (на контрагентских началах), в том числе на шахте № 20, ДОКе, кирп. з-дах № 5 и 7 треста Ленинуголь, шахте № 3 треста Кировуголь, шахтах № 107, 108, Дубовка Сараньшахтостроя, шахтах № 2, 4 и каменном карьере Долинскшахтостроя, шахте № 64 и каменном карьере Молотовугля, шахте № 23, кирп. з-дах № 4 и 5, каменном карьере и Белоглинищенском з-де треста Карагандастройматериалы, шахте № 1-Вертикальная [4. Разд. 3. Л. 3–20], [4. Разд. 5. Л. 5–9], [8. Л. 197], [1, 9, 10], [11. Л. 1–190]&lt;SUP&gt;3&lt;/SUP&gt;, стр-во обогатительной ф-ки шахты № 105 [12], с 17.11.50 по 24.04.52 — стр-во экибастузских угольных разрезов&lt;SUP&gt;4&lt;/SUP&gt; [5, 13], стр-во и обслуживание кирп. з-дов № 3–5 [4. Разд. 3. Л. 3–20], [14], стр-во мясокомб. [13], объектов соцкультбыта, жилищное стр-во (в том числе — жилого дома обкома КПСС, инвалидного дома) [8. Л. 197], [12. Л. 1–190].</text:p>
          </table:table-cell>
          <table:table-cell office:value-type="string" calcext:value-type="string">
            <text:p>01.02.50 — 6682, 01.12.50 — 9517, 01.01.51 — 21 170, 01.01.52 — 39 612 (УРО);&lt;br&gt; 01.01.53 — 29 905 [15];&lt;br&gt; 01.01.54 — 23 626&lt;SUP&gt;5&lt;/SUP&gt;, 01.01.55 — 10 822 (УРО)&lt;SUP&gt;6&lt;/SUP&gt;.</text:p>
          </table:table-cell>
          <table:table-cell office:value-type="string" calcext:value-type="string">
            <text:p>нач. — полк. Борисов П.А., с 05.09.49 по 14.01.52 [1, 16]&lt;SUP&gt;7&lt;/SUP&gt;;&lt;br&gt; г/л Сергиенко В.Т., с 14.01.52 по 21.05.54 [16, 17]&lt;SUP&gt;8&lt;/SUP&gt;;&lt;br&gt; полк. Звонов М.П., с 04.09.54 по 24.08.55 [2, 18], [19. Л. 1];&lt;br&gt; и.о. нач. — майор Абрамов И.А. (упом. 24.05.51) [20. Л. 5];&lt;br&gt; з/н — майор Абрамов И.А., с 31.12.49 по 30.04.52 [21, 22];&lt;br&gt; полк. Звонов М.П., с 30.04.52 — ? [22].</text:p>
          </table:table-cell>
          <table:table-cell office:value-type="string" calcext:value-type="string">
            <text:p>Передан в архив КАРАГАНДИНСКОГО ИТЛ: л/д з/к — 21 717 {1}.</text:p>
          </table:table-cell>
          <table:table-cell office:value-type="string" calcext:value-type="string">
            <text:p>&lt;SUP&gt;1&lt;/SUP&gt; За особлагом закреплены л.с., жилые, служебные и др. помещения, инвентарь, транспорт и др. материальные ценности лагеря № 99;&lt;br&gt; передачу подразделений лагеря № 99 приказано проводить по мере репатриации из них в/п [1] (см. также [9, 12]).&lt;br&gt;&lt;SUP&gt;2&lt;/SUP&gt; См. с. 61 Справочника.&lt;br&gt;&lt;SUP&gt;3&lt;/SUP&gt; Помимо указанных, в тех же источниках упомянуты тресты Иртышуглестрой, Казметаллургстрой, Кировошахтстрой, Промжилстрой, Сталинуголь.&lt;br&gt;&lt;SUP&gt;4&lt;/SUP&gt; Ранее работы проводились Луглагом и Экибастузским ЛО Степлага (см. Доп. сведения) [5, 13].&lt;br&gt;&lt;SUP&gt;5&lt;/SUP&gt; По др. данным, 23 602, из них 23 160 — особого режима и 442 — общего [6. Л. 2].&lt;br&gt;&lt;SUP&gt;6&lt;/SUP&gt; Лимит наполнения: 05.09.49 — 15 000 [1], 17.11.50 — 35 000 [5].&lt;br&gt;&lt;SUP&gt;7&lt;/SUP&gt; Оставался одновременно нач. лагеря МВД для в/п № 99 [1].&lt;br&gt;&lt;SUP&gt;8&lt;/SUP&gt; Уволен из органов МВД по фактам, дискредитирующим звание начсостава МВД [17].</text:p>
          </table:table-cell>
          <table:table-cell/>
          <table:table-cell office:value-type="string" calcext:value-type="string">
            <text:p>&lt;ol compact&gt;&lt;li&gt;Пр. 00828 МВД от 05.09.49.&lt;br&gt;&lt;li&gt;Пр. 0430 МВД от 24.08.55.&lt;br&gt;&lt;li&gt;Пр. 0174 МВД от 17.03.50.&lt;br&gt;&lt;li&gt;ГАРФ. Ф. 9414. Оп. 1. Д. 573.&lt;br&gt;&lt;li&gt;Пр. 00680 МВД от 17.11.50.&lt;br&gt;&lt;li&gt;ГАРФ. Ф. 9413. Оп. 1. Д. 186. &lt;br&gt;&lt;li&gt;Расп. 81сс МВД от 28.02.55.&lt;br&gt;&lt;li&gt;ГАРФ. Ф. 9413. Оп. 1. Д. 170. &lt;br&gt;&lt;li&gt;Пр. 001035 МВД от 12.11.49.&lt;br&gt;&lt;li&gt;Пр. 0497 МВД от 16.07.51.&lt;br&gt;&lt;li&gt;ГАРФ. Ф. 9414. Оп. 1. Д. 464.&lt;br&gt;&lt;li&gt;Пр. 00103 МВД от 07.02.50.&lt;br&gt;&lt;li&gt;Пр. 00414 МВД от 24.04.52.&lt;br&gt;&lt;li&gt;Пр. 005 МВД от 04.01.51.&lt;br&gt;&lt;li&gt;ГАРФ. Ф. 9414. Оп. 1. Д. 1393. Л. 13.&lt;br&gt;&lt;li&gt;Пр. 0021 МВД от 14.01.52.&lt;br&gt;&lt;li&gt;Пр. 1389лс МВД от 21.05.54.&lt;br&gt;&lt;li&gt;Пр. 2210лс МВД от 04.09.54.&lt;br&gt;&lt;li&gt;ГАРФ. Ф 9414. Оп. 1. Д. 243.&lt;br&gt;&lt;li&gt;Там же. Д. 386.&lt;br&gt;&lt;li&gt;Пр. 1635лс МВД от 31.12.49. &lt;br&gt;&lt;li&gt;Пр. 545лс МВД от 30.04.52.&lt;/ol&gt;</text:p>
          </table:table-cell>
          <table:table-cell office:value-type="string" calcext:value-type="string">
            <text:p>17.11.50 в целях улучшения руководства особыми лагерями, расположенными в Карагандинской обл., усиления режима и трудового использования з/к и сокращения расходов все действующие и строящиеся ЛО ЛУГОВОГО ЛАГЕРЯ, а также Экибастузское ЛО СТЕПНОГО ЛАГЕРЯ переданы в состав ПЕСЧАНОГО ЛАГЕРЯ [5]. 24.04.52 на базе ЛО № 6 ПЕСЧАНОГО ЛАГЕРЯ (пос. Экибастуз) организован ДАЛЬНИЙ ЛАГЕРЬ МВД [13]. 04.01.51 в состав ПЕСЧАНОГО ЛАГЕРЯ приняты ОЛПы № 1 и 2 ОИТК УМВД по Карагандинской обл. [14].</text:p>
          </table:table-cell>
          <table:table-cell office:value-type="string" calcext:value-type="string">
            <text:p>&lt;a href=r3-190.html&gt;КАРАГАНДИНСКИЙ ИТЛ&lt;/a&gt;,&lt;br&gt; &lt;a href=r3-228.html&gt;ЛУГОВОЙ ЛАГЕРЬ&lt;/a&gt;,&lt;br&gt; &lt;a href=r3-324.html&gt;СТЕПНОЙ ЛАГЕРЬ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ПЕЧОРСКИЙ ИТЛ</text:p>
          </table:table-cell>
          <table:table-cell office:value-type="string" calcext:value-type="string">
            <text:p>Печорлаг</text:p>
          </table:table-cell>
          <table:table-cell office:value-type="string" calcext:value-type="string">
            <text:p>организован 24.07.50 (объединены Печорстрой и Севжелдорстрой ГУЛЖДС) [1]&lt;SUP&gt;1&lt;/SUP&gt;;&lt;br&gt; закрыт 05.08.59 (часть лаг. подр. передана ВОРКУТИНСКОМУ ИТЛ, часть — в УМЗ МВД Коми АССР) [2].</text:p>
          </table:table-cell>
          <table:table-cell/>
          <table:table-cell office:value-type="string" calcext:value-type="string">
            <text:p>ГУЛЖДС с 24.07.50 [1];&lt;br&gt; ГУЛАГ МЮ с 02.04.53 {21};&lt;br&gt; ГУЛАГ МВД с 28.01.54 {23};&lt;br&gt; МВД Коми АССР с 07.10.55 [3];&lt;br&gt; ГУИТК МВД СССР с 31.01.57 {28}, [4. Л. 1–193];&lt;br&gt; МВД РСФСР с 01.12.57 {29}.</text:p>
          </table:table-cell>
          <table:table-cell office:value-type="string" calcext:value-type="string">
            <text:p>Коми АССР, ст. Печора Печорской ж.д. {18, 19};&lt;br&gt; г.Печора [5], [6. Разд. 1. Л. 1], [7. Л. 281], [8. Л. 1–5], [9].</text:p>
          </table:table-cell>
          <table:table-cell office:value-type="string" calcext:value-type="string">
            <text:p>АА с 17.11.50 [10], {18, 19}, [9].</text:p>
          </table:table-cell>
          <table:table-cell office:value-type="string" calcext:value-type="string">
            <text:p>Звезда {18, 19}, [9].</text:p>
          </table:table-cell>
          <table:table-cell office:value-type="string" calcext:value-type="string">
            <text:p>ст. Печора Печорской ж.д., п/я АА-274 {18}, [6. Разд. 1. Л. 1];&lt;br&gt; Коми АССР, г.Печора, п/я АА-274 [9]&lt;SUP&gt;2&lt;/SUP&gt;.</text:p>
          </table:table-cell>
          <table:table-cell office:value-type="string" calcext:value-type="string">
            <text:p>стр-во вторых путей на участке Вельск—Воркута Печорской ж.д. [11, 12], стр-во ж.д. Воркута—Хальмер-Ю&lt;SUP&gt;3&lt;/SUP&gt; и Хановей—Шахта, вторых путей на участке Белки—Иоссер, вагонорем. депо и эл.-ст. в Сольвычегодске, депо на ст. Печора и Инта, жилья [13], обслуживание работ Вельского СУ МПС (стр-во ж.д. Вельск—Коноша) Вельским ЛО Печорлага (на 30.07.51) [14. Л. 130–138], строит. отделений и подсобных предприятий Упр. Южнопечорского стр-ва ГУЖДС Дальнего Востока и Сибири Минтрансстроя (строит.-монтажные, лесозаготовительные, погрузочно-разгрузочные работы, частично — до 30.10.55), обслуживание Печорстроя Минтрансстроя, комб. Воркутауголь, Печорского пароходства, [12], [15. Л. 1–48], стр-во ж.д. Чум—Лабытнанги (с 12.02.54) [16]&lt;SUP&gt;4&lt;/SUP&gt;;&lt;br&gt; обслуживание Ракпасского пром. комб. (лесозаготовки, деревообработка, выпуск ширпотреба) (до 31.01.57) [17], [18. Л. 1–16], с 18.05.55 — обслуживание по договорам объектов б. УХТО-ИЖЕМСКОГО ИТЛ (Ухтинского комб. МНП, Упр. рабочего снабжения Главнефтеурса МНП, предприятия п/я 3179 организации п/я 979 МСМ, Ухтинского кирп. з-да треста Котласбумстрой [19], [20. Л. 1–37], с 06.03.57 — все работы Минерального ИТЛ [5], [8. Л. 1–5], [21. Л. 1–25], обустройство порта Нарьян-Мар (причалы, склады, жилье, эл.-ст.), стр-во причала в р.п. Печора, эл.-ст., жилья (09.08.51) [22], [6. Разд. 4. Л. 17], угольного склада на ст. Ира-Иоль (Ира-Ель) Печорской ж.д. (с 01.09.51) [23], производство алебастра, извести, кирпича, лесозаготовки, с/х работы, добыча гравия, камня, песка, грунта, изготовление тарных ящиков [6. Разд. 3. Л. 1], [12], работы по организации и обустройству Стр-ва 509 [24].</text:p>
          </table:table-cell>
          <table:table-cell office:value-type="string" calcext:value-type="string">
            <text:p>01.01.51 — 59 408, 01.01.52 — 38 926, 01.01.53— 47 001, 01.01.54 — 23 678, 01.01.55 — 18 505&lt;SUP&gt;5&lt;/SUP&gt;, 01.01.56 — 10 046, 01.01.57 — 7389, 01.01.59 — 12 773 (УРО).</text:p>
          </table:table-cell>
          <table:table-cell office:value-type="string" calcext:value-type="string">
            <text:p>нач. — полк. Ключкин И.И., с 24.07.50 — не ранее 18.10.52 [1, 7, 25]&lt;SUP&gt;6&lt;/SUP&gt;;&lt;br&gt; и.о. нач. — п/п в/с Бабаев Н.В., с 01.04.53 по 26.06.53 (упом. 13.07.54) [26, 27], [28. Л. 265–278];&lt;br&gt; и.о. нач. — полк. в/с Уразов И.И., с 26.06.53 по 13.12.54 [26, 29];&lt;br&gt; нач. — п/п Титов П.Я., с 13.12.54 по 30.01.59 [29, 30];&lt;br&gt; инж.-п/п в/с Гарбуз Б.К., с 30.01.59 — ? [30];&lt;br&gt; и.о. нач. — полк. Князев Н.Г. (упом. 10.11.55) [14. Л. 1];&lt;br&gt; з/н — кап. Сретенский С.С., с 24.07.50 — ? [1];&lt;br&gt; майор инт.с. (п/п) Бабаев Н.В., с 17.07.51 — ? (упом. 30.07.51) и с 26.06.53 по 07.07.54 [14. Л. 130–138], [26, 31, 32];&lt;br&gt; полк. Князев Н.Г., с 07.07.54 — ? [32].</text:p>
          </table:table-cell>
          <table:table-cell office:value-type="string" calcext:value-type="string">
            <text:p>1956 г. — в архивном отделении УИТЛК МВД Коми АССР (г. Ухта): включает архивы СЕВЕРНЫХ ЛАГЕРЕЙ ОГПУ ОСОБОГО НАЗНАЧЕНИЯ, УХТИНСКОЙ ЭКСПЕДИЦИИ ОГПУ, УХТИНСКО-ПЕЧОРСКОГО, ВЕРХНЕ-ИЖЕМСКОГО, УХТО-ИЖЕМСКОГО ИТЛ, СТРОИТЕЛЬСТВА 105 И ИТЛ, СТРОИТЕЛЬСТВА 106 И ИТЛ, ИНТИНСКОГО, ПЕЧОРСКОГО, СЕВЕРНОГО ЖЕЛЕЗНОДОРОЖНОГО и СЕВЕРО-ПЕЧОРСКОГО ИТЛ {1}, [4. Л. 2–38], [20. Л. 1–37]. 1996 г. — в Центр. ГА Республики Коми: л/д з/к 1-го ЛО [33].</text:p>
          </table:table-cell>
          <table:table-cell office:value-type="string" calcext:value-type="string">
            <text:p>&lt;SUP&gt;1&lt;/SUP&gt; Организован на базе обслуживавшего Печорстрой СЕВЕРО-ПЕЧОРСКОГО ИТЛ, к которому присоединены лаг. подр. ликвидированного Севжелдорлага;&lt;br&gt; за новым ИТЛ сохранено лит. обозначение, принадлежавшее Севпечлагу [8].&lt;br&gt;&lt;SUP&gt;2&lt;/SUP&gt; В 1950–1952 гг., скорее всего, п/я 274, так как литер начали вводить в почтовый адрес не ранее осени 1952 г.&lt;br&gt;&lt;SUP&gt;3&lt;/SUP&gt; 30.01.53 с целью ускорения стр-ва новых шахт Халмерюского месторождения коксующихся углей ж.д. передана на баланс комб. Воркутауголь МВД со всем имуществом, сооружениями и рабочей силой для достройки и последующей эксплуатации [35].&lt;br&gt;&lt;SUP&gt;4&lt;/SUP&gt; Ранее — объект ОБСКОГО ИТЛ [15].&lt;br&gt;&lt;SUP&gt;5&lt;/SUP&gt; По др. данным, на 01.01.55 — 19 686 [28. Л. 2].&lt;br&gt;&lt;SUP&gt;6&lt;/SUP&gt; На 30.04.53 — нач. Печорского ж/д стр-ва ГУЖДС МПС [8. Л. 8–23];&lt;br&gt;&lt;br&gt;&lt;SUP&gt;7&lt;/SUP&gt; В связи с передачей ж/д строит. участка Воркута—Косью—Хановей—Мульда Печорстроя МПС в ведение СУ 501 МПС, обслуживаемого ОБСКИМ ИТЛ [34].</text:p>
          </table:table-cell>
          <table:table-cell/>
          <table:table-cell office:value-type="string" calcext:value-type="string">
            <text:p>&lt;ol compact&gt;&lt;li&gt;Пр. 0507 МВД от 24.07.50.&lt;br&gt;&lt;li&gt;Пр. 0311 МВД от 05.08.59. &lt;br&gt;&lt;li&gt;Пр. 00396 МВД от 07.10.55.&lt;br&gt;&lt;li&gt;ГАРФ. Ф. 9414. Оп. 1. Д. 298. &lt;br&gt;&lt;li&gt;Пр. 0163 МВД от 06.03.57.&lt;br&gt;&lt;li&gt;ГАРФ. Ф. 9414. Оп. 1. Д. 574.&lt;br&gt;&lt;li&gt;Там же. Д. 189.&lt;br&gt;&lt;li&gt;Там же. Д. 291.&lt;br&gt;&lt;li&gt;Там же. Д. 318. Л. 22–38.&lt;br&gt;&lt;li&gt;Расп. 927 МВД от 17.11.50.&lt;br&gt;&lt;li&gt;Пр. 0729 МВД от 31.05.52.&lt;br&gt;&lt;li&gt;ГАРФ. Ф.9414. Оп. 1. Д. 244. Л. 28–30.&lt;br&gt;&lt;li&gt;Пр. 0623 МВД от 07.05.52.&lt;br&gt;&lt;li&gt;ГАРФ. Ф. 9414. Оп. 1д. Д. 101.&lt;br&gt;&lt;li&gt;Там же. Оп. 1. Д. 245.&lt;br&gt;&lt;li&gt;Пр. 091 МВД от 12.02.54.&lt;br&gt;&lt;li&gt;Пр. 075 МВД от 31.01.57.&lt;br&gt;&lt;li&gt;ГАРФ. Ф. 9414. Оп. 1. Д. 299.&lt;br&gt;&lt;li&gt;Пр. 0255 МВД от 18.05.55.&lt;br&gt;&lt;li&gt;ГАРФ. Ф. 9414. Оп. 1. Д. 247. &lt;br&gt;&lt;li&gt;Там же. Д. 297.&lt;br&gt;&lt;li&gt;Пр. 0562 МВД от 09.08.51.&lt;br&gt;&lt;li&gt;Расп. 1037 МВД от 01.09.51.&lt;br&gt;&lt;li&gt;Расп. 1030 МВД от 20.09.51.&lt;br&gt;&lt;li&gt;Пр. 01178 МВД от 18.10.52.&lt;br&gt;&lt;li&gt;Пр. 022/л МЮ от 01.04.53.&lt;br&gt;&lt;li&gt;Пр. 570/лг МЮ от 26.06.53. &lt;br&gt;&lt;li&gt;ГАРФ. Ф. 9414. Оп. 1. Д. 220.&lt;br&gt;&lt;li&gt;Пр. 2838лс МВД от 13.12.54. &lt;br&gt;&lt;li&gt;Пр. 76лс МВД от 30.01.59. &lt;br&gt;&lt;li&gt;Пр. 1013лс МВД от 17.07.51. &lt;br&gt;&lt;li&gt;Пр. 1765лс МВД от 07.07.54. &lt;br&gt;&lt;li&gt;Письмо &lt;br&gt;&lt;li&gt;Центр. ГА Республики Коми № 96 от 06.12.96. &lt;br&gt;&lt;li&gt;Пр. 00163 МЮ от 11.08.53.&lt;br&gt;&lt;li&gt;Пр. 0133 МВД от 30.01.53.&lt;/ol&gt;</text:p>
          </table:table-cell>
          <table:table-cell office:value-type="string" calcext:value-type="string">
            <text:p>11.08.53 7-е и 8-е ЛО ПЕЧОРСКОГО ИТЛ переданы в состав ОБСКОГО ИТЛ [7. Л. 281–298], [34]&lt;SUP&gt;7&lt;/SUP&gt;;&lt;br&gt; 12.02.54 лаг. подр. ликвидированного ОБСКОГО ИТЛ, строившие ж.д. Чум—Лабытнанги, включены в состав ПЕЧОРСКОГО ИТЛ [16]. 13.07.54 ЛО № 72 Воркутлага передано в состав Печорлага [28. Л. 265–278]. 18.05.55 лаг. подр. расформированного УХТО-ИЖЕМСКОГО ИТЛ переданы ПЕЧОРСКОМУ ИТЛ [18], [20. Л. 1–37]. 24.10.55 и 30.10.55 в соответствии с пр. [3] ЛО № 1 и ряд ЛП ЛО № 4 Печорлага переданы в УИТЛК УМВД по Архангельской обл. [15. Л. 1–48];&lt;br&gt; 08.02.57 во исполнение пр. [17] ЛО 4 (с Ракпасским комб.) передано в УИТК МВД Коми АССР [16], [18. Л. 1–16];&lt;br&gt; 06.03.57 ПЕЧОРСКОМУ ИТЛ переданы объекты и хозяйство расформированного Минерального ИТЛ [5], [8. Л. 1–5], [20. Л. 1–25].</text:p>
          </table:table-cell>
          <table:table-cell office:value-type="string" calcext:value-type="string">
            <text:p>&lt;a href=r3-64.html&gt;ВОРКУТИНСКИЙ ИТЛ&lt;/a&gt;,&lt;br&gt; &lt;a href=r3-241.html&gt;МИНЕРАЛЬНЫЙ ЛАГЕРЬ&lt;/a&gt;,&lt;br&gt; &lt;a href=r3-259.html&gt;ОБСКИЙ ИТЛ&lt;/a&gt;,&lt;br&gt; &lt;a href=r3-306.html&gt;СЕВЕРНЫЙ ЖЕЛЕЗНОДОРОЖНЫЙ ИТЛ&lt;/a&gt;,&lt;br&gt; &lt;a href=r3-311.html&gt;СЕВЕРО-ПЕЧОРСКИЙ ИТЛ&lt;/a&gt;,&lt;br&gt; &lt;a href=r3-443.html&gt;УХТО-ИЖЕМСКИЙ ИТЛ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ПОДГОРНЫЙ ИТЛ</text:p>
          </table:table-cell>
          <table:table-cell office:value-type="string" calcext:value-type="string">
            <text:p>Подгорное ЛО, Подгорлаг</text:p>
          </table:table-cell>
          <table:table-cell office:value-type="string" calcext:value-type="string">
            <text:p>организован 14.05.53 (переименован из СТРОИТЕЛЬСТВА 612 И ИТЛ) {36};&lt;br&gt; закрыт 24.11.53 [1];&lt;br&gt; вновь организован 10.06.54 на базе существующих лаг. подр. при СУ 612 [2];&lt;br&gt; окончательно закрыт 09.03.56 (расп. 1837/Е — передан в ОИТК МВД Киргизской ССР) [3. Разд. 4. Л. 29].&lt;br&gt;Реорганизация: между 03.02.55 {41} и 01.08.55 [4] — в Подгорное ЛО&lt;SUP&gt;1&lt;/SUP&gt;.</text:p>
          </table:table-cell>
          <table:table-cell/>
          <table:table-cell office:value-type="string" calcext:value-type="string">
            <text:p>ГУЛАГ МЮ с 14.05.53 {36};&lt;br&gt; ГУЛАГ МВД с 10.06.54 [2];&lt;br&gt; Главпромстрой с 03.02.55 {41};&lt;br&gt; ГУЛАГ МВД — не позднее 01.08.55&lt;SUP&gt;2&lt;/SUP&gt; [4].</text:p>
          </table:table-cell>
          <table:table-cell office:value-type="string" calcext:value-type="string">
            <text:p>Киргизская ССР, Фрунзенская обл., с.Калининское {37}, [2];&lt;br&gt; г.Фрунзе [3. Разд. 1. Л. 3].</text:p>
          </table:table-cell>
          <table:table-cell office:value-type="string" calcext:value-type="string">
            <text:p>ДД — перешел от предшественника {37}, [2], [3. Разд. 1. Л. 1].</text:p>
          </table:table-cell>
          <table:table-cell office:value-type="string" calcext:value-type="string">
            <text:p>Ветла {37}, [3. Разд. 1. Л. 3].</text:p>
          </table:table-cell>
          <table:table-cell office:value-type="string" calcext:value-type="string">
            <text:p>Киргизская ССР, Фрунзенская обл., с.Калининское, п/я ДД-16 {37}, [2];&lt;br&gt; г.Фрунзе, п/я 141–2 [3. Разд. 1. Л. 3];&lt;br&gt; г.Фрунзе, 25, п/я ДД-16 {1}.</text:p>
          </table:table-cell>
          <table:table-cell office:value-type="string" calcext:value-type="string">
            <text:p>обслуживание Стр-ва 612 [2], стр-во цехa в пос. Кара-Балта, сооружений на Курдайском руднике, ЛЭП, жилья [5], дороги Кочкорка—объект [6], есть бетонный з-д, стр-во 6-ти совхозов в Казахской ССР [7], МТС в Нарыме&lt;SUP&gt;3&lt;/SUP&gt; [3. Разд. 4. Л. 24], [8].</text:p>
          </table:table-cell>
          <table:table-cell office:value-type="string" calcext:value-type="string">
            <text:p>15.07.53 — 4427 [3. Разд. 4. Л. 20];&lt;br&gt; 01.08.54 — 3472, 01.12.54 — 3810, 01.01.55 — 2268&lt;SUP&gt;4&lt;/SUP&gt;, 01.08.55 — 2161, 01.01.56 — 1531, 01.03.56 — 1392 (УРО).</text:p>
          </table:table-cell>
          <table:table-cell office:value-type="string" calcext:value-type="string">
            <text:p>нач. — п/п Тунчик Е.Д. (упом. 14.05.53) [3. Разд. 4. Л. 11];&lt;br&gt; и.о. нач. (нач.) — майор в/с Глущенко П.А., с 10.06.53 по 24.11.53 [9, 1];&lt;br&gt; нач. — майор (инж.-майор) Сухов М.А., с 10.06.54 — не ранее 24.02.55 [3. Разд. 1. Л. 3об.;&lt;br&gt; Разд. 3. Л. 7];&lt;br&gt; кап. Павелко А.В. ? — по 09.03.56 (упом. 17.02.56) [3. Разд. 4. Л. 26, 29];&lt;br&gt; з/н — полк. Кокшаев В.И., с 15.06.53 — ? [10];&lt;br&gt; кап. Павелко А.В., с 10.06.54 — ? [2].</text:p>
          </table:table-cell>
          <table:table-cell office:value-type="string" calcext:value-type="string">
            <text:p>Включает архивы Стр-ва 665, Стр-ва 612, ПОДГОРНОГО ИТЛ и Подгорного ЛО. Хранился в ОИТК МВД Киргизской ССР (все материалы) {1}.</text:p>
          </table:table-cell>
          <table:table-cell office:value-type="string" calcext:value-type="string">
            <text:p>&lt;SUP&gt;1&lt;/SUP&gt; 03.02.55 — последнее известное упом. ПОДГОРНОГО ИТЛ, 01.08.55 — первое встреченное упом. Подгорного ЛО.&lt;br&gt;&lt;SUP&gt;2&lt;/SUP&gt; Скорее всего, переход в ведение ГУЛАГа можно датировать 24.03.55, когда Главпромстрой был передан в МСМ [11].&lt;br&gt;&lt;SUP&gt;3&lt;/SUP&gt; Возможно, имеется в виду г.Нарын (см. {45}).&lt;br&gt;&lt;SUP&gt;4&lt;/SUP&gt; По данным лит. дела Подгорлага, на 01.01.55 — 3531, из них 2 осужденных за к/р преступления [3. Разд. 3. Л. 8об. и 12об.]. Отметим, что численность на 01.01.55 в разных источниках различна;&lt;br&gt; данные лит. дела вызывают больше доверия, так как даны на основании справок-характеристик, составленных непосредственно в ИТЛ, и лучше согласуются с данными на 01.12.54.</text:p>
          </table:table-cell>
          <table:table-cell/>
          <table:table-cell office:value-type="string" calcext:value-type="string">
            <text:p>&lt;ol compact&gt;&lt;li&gt;Пр. 00297 МЮ от 24.11.53.&lt;br&gt;&lt;li&gt;Пр. 00513 МВД от 10.06.54.&lt;br&gt;&lt;li&gt;ГАРФ. Ф. 9414. Оп. 1. Д. 1874.&lt;br&gt;&lt;li&gt;Пр. 00327 МВД от 01.08.55. &lt;br&gt;&lt;li&gt;Пр. 00633 МВД от 26.07.54.&lt;br&gt;&lt;li&gt;Пр. 0505 МВД от 31.08.54.&lt;br&gt;&lt;li&gt;Пр. 87 МВД от 04.02.55.&lt;br&gt;&lt;li&gt;Пр. 635 МВД от 27.11.54.&lt;br&gt;&lt;li&gt;Пр. 480/лг МЮ от 10.06.53.&lt;br&gt;&lt;li&gt;Пр. 072/л МЮ от 15.06.53.&lt;br&gt;&lt;li&gt;Пр. 00135 МВД от 24.03.55.&lt;/ol&gt;</text:p>
          </table:table-cell>
          <table:table-cell office:value-type="string" calcext:value-type="string">
            <text:p>В лит. дело [3] вложен непрошитый листок с надписью: для секрет. кор. с.Чаек Джумгальского р-на Киргизской ССР.</text:p>
          </table:table-cell>
          <table:table-cell office:value-type="string" calcext:value-type="string">
            <text:p>&lt;a href=r3-366.html&gt;СТРОИТЕЛЬСТВО 612 И ИТЛ&lt;/a&gt;,&lt;br&gt; &lt;a href=r3-369.html&gt;СТРОИТЕЛЬСТВО 665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ПОДЛЕСНОЕ ЛО</text:p>
          </table:table-cell>
          <table:table-cell office:value-type="string" calcext:value-type="string">
            <text:p>Подлеслаг</text:p>
          </table:table-cell>
          <table:table-cell office:value-type="string" calcext:value-type="string">
            <text:p>организовано 14.05.53 (переименовано из СТРОИТЕЛЬСТВА 620 И ИТЛ) {36};&lt;br&gt; закрыто 02.02.55 (лаг. подр. переданы БАКОВСКОМУ ИТЛ) {42}.</text:p>
          </table:table-cell>
          <table:table-cell/>
          <table:table-cell office:value-type="string" calcext:value-type="string">
            <text:p>ГУЛАГ МЮ с 14.05.53 {36}&lt;SUP&gt;1&lt;/SUP&gt;;&lt;br&gt; ГУЛАГ МВД с 28.01.54 {38}.</text:p>
          </table:table-cell>
          <table:table-cell office:value-type="string" calcext:value-type="string">
            <text:p>Калининская обл., г.Кимры {37};&lt;br&gt; г.Кимры, Б. Волга {1}.</text:p>
          </table:table-cell>
          <table:table-cell office:value-type="string" calcext:value-type="string">
            <text:p>БЕ — перешел от предшественника {37}.</text:p>
          </table:table-cell>
          <table:table-cell office:value-type="string" calcext:value-type="string">
            <text:p>Радуга {37}.</text:p>
          </table:table-cell>
          <table:table-cell office:value-type="string" calcext:value-type="string">
            <text:p>Калининская обл., г.Кимры, п/я БЕ-1 {37}.</text:p>
          </table:table-cell>
          <table:table-cell office:value-type="string" calcext:value-type="string">
            <text:p>обслуживание Стр-ва 620 {42}, стр-во установки КМ АН СССР, гидротех. лаборатории МСМ [1].</text:p>
          </table:table-cell>
          <table:table-cell office:value-type="string" calcext:value-type="string">
            <text:p>15.07.53 — 741 [2. Разд. 4. Л. 6];&lt;br&gt; 01.01.54 — 1233 (УРО);&lt;br&gt; 01.01.55 — 1565 [2. Разд. 3. Л. 4об.].</text:p>
          </table:table-cell>
          <table:table-cell office:value-type="string" calcext:value-type="string">
            <text:p>и.о. нач. (нач.) — кап. в/с Пушкин Ф.А., с 14.05.53 по 10.04.54&lt;SUP&gt;2&lt;/SUP&gt; [2. Разд. 1. Л. 3об.], [3];&lt;br&gt; инж.-полк. Анисков В.И., с 10.04.54 — не ранее 20.01.55 [3], [2. Разд. 4. Л. 8].</text:p>
          </table:table-cell>
          <table:table-cell office:value-type="string" calcext:value-type="string">
            <text:p>В архиве БАКОВСКОГО ИТЛ {1}.</text:p>
          </table:table-cell>
          <table:table-cell office:value-type="string" calcext:value-type="string">
            <text:p>&lt;SUP&gt;1&lt;/SUP&gt; Согласно [4], с 22.05.53 ПОДЛЕСНОЕ ЛО переходит из подчинения УИТЛК УМЮ по Калининской обл. в непосредственное подчинение ГУЛАГу.&lt;br&gt;&lt;SUP&gt;2&lt;/SUP&gt; А.Ф.Пушкин назначен и.о. нач. СТРОИТЕЛЬСТВА 620 И ИТЛ 01.04.53 [5] и оставался на этой должности после переименования.</text:p>
          </table:table-cell>
          <table:table-cell/>
          <table:table-cell office:value-type="string" calcext:value-type="string">
            <text:p>&lt;ol compact&gt;&lt;li&gt;Пр. 004 МВД от 05.01.55.&lt;br&gt;&lt;li&gt;ГАРФ. Ф.9414. Оп. 1д. Д. 300.&lt;br&gt;&lt;li&gt;Пр. 00317 МВД от 10.04.54.&lt;br&gt;&lt;li&gt;Пр. 056 МЮ от 22.05.53. &lt;br&gt;&lt;li&gt;Пр. 021/л МЮ от 01.04.53.&lt;/ol&gt;</text:p>
          </table:table-cell>
          <table:table-cell/>
          <table:table-cell office:value-type="string" calcext:value-type="string">
            <text:p>&lt;a href=r3-23.html&gt;БАКОВСКИЙ ИТЛ&lt;/a&gt;,&lt;br&gt; &lt;a href=r3-367.html&gt;СТРОИТЕЛЬСТВО 620 И ИТЛ&lt;/a&gt;,&lt;br&gt; &lt;a href=r3-375.html&gt;СТРОИТЕЛЬСТВО 833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ПОДОЛЬСКИЙ ИТЛ</text:p>
          </table:table-cell>
          <table:table-cell office:value-type="string" calcext:value-type="string">
            <text:p>Спецстроительство № 4, Подольлаг</text:p>
          </table:table-cell>
          <table:table-cell office:value-type="string" calcext:value-type="string">
            <text:p>организован 05.07.37 [1];&lt;br&gt; закрыт 20.11.38 [2]&lt;SUP&gt;1&lt;/SUP&gt;.</text:p>
          </table:table-cell>
          <table:table-cell/>
          <table:table-cell office:value-type="string" calcext:value-type="string">
            <text:p>ГУЛАГ [3].</text:p>
          </table:table-cell>
          <table:table-cell office:value-type="string" calcext:value-type="string">
            <text:p>Московская обл.(?)&lt;SUP&gt;2&lt;/SUP&gt;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стр-во Подольского аэропорта [1, 2].</text:p>
          </table:table-cell>
          <table:table-cell office:value-type="string" calcext:value-type="string">
            <text:p>01.10.37 — 4939, 01.01.38 — 4352, 01.07.38 — 1782 (последние данные) (УРО).</text:p>
          </table:table-cell>
          <table:table-cell office:value-type="string" calcext:value-type="string">
            <text:p>нач. — Рудминский Л.И., ? — по 09.11.37&lt;SUP&gt;3&lt;/SUP&gt; [4];&lt;br&gt; Кричмар Я.Н., ? — по 20.11.38 [2]&lt;SUP&gt;4&lt;/SUP&gt;.</text:p>
          </table:table-cell>
          <table:table-cell office:value-type="string" calcext:value-type="string">
            <text:p>Согласно {1}, в марте 1942 г. находился в архиве ЛИКОВСКОГО ИТЛ И СТРОИТЕЛЬСТВА 204. Видимо, уничтожен был вместе с материалами Ликовлага.</text:p>
          </table:table-cell>
          <table:table-cell office:value-type="string" calcext:value-type="string">
            <text:p>&lt;SUP&gt;1&lt;/SUP&gt; При организации ЛИКОВСКОГО ИТЛ И СТРОИТЕЛЬСТВА 204 всех з/к и вольнонаемных, занятых на стр-ве Подольского аэродрома, по завершении работ (но не позднее 15.09.38) приказано перевести на стр-во Центр. аэропорта ГУГВФ [5].&lt;br&gt;&lt;SUP&gt;2&lt;/SUP&gt; По-видимому, в р-не г.Подольска Московской обл. (см. Производство).&lt;br&gt;&lt;SUP&gt;3&lt;/SUP&gt; Освобожден от должности с одновременным назначением нач. Вяземлага [4].&lt;br&gt;&lt;SUP&gt;4&lt;/SUP&gt; 16.08.38 Я.Н.Кричмар назначен нач. ЛИКОВСКОГО ИТЛ И СТРОИТЕЛЬСТВА 204 с оставлением его по совместительству в должности нач. Подольлага до окончания стр-ва Подольского аэропорта [5].</text:p>
          </table:table-cell>
          <table:table-cell/>
          <table:table-cell office:value-type="string" calcext:value-type="string">
            <text:p>&lt;ol compact&gt;&lt;li&gt;Пр. 91 НКВД от 05.07.37.&lt;br&gt;&lt;li&gt;Пр. 00750 НКВД от 20.11.38.&lt;br&gt;&lt;li&gt;ГАРФ. Ф. 9414. Оп. 1. Д. 11. Л. 59.&lt;br&gt;&lt;li&gt;Пр. 478 НКВД от 09.11.37.&lt;br&gt;&lt;li&gt;Пр. 0157 НКВД от 16.08.38.&lt;/ol&gt;</text:p>
          </table:table-cell>
          <table:table-cell/>
          <table:table-cell office:value-type="string" calcext:value-type="string">
            <text:p>&lt;a href=r3-221.html&gt;ЛИКОВСКИЙ ИТЛ И СТРОИТЕЛЬСТВО 204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ПОЛЯНСКИЙ ИТЛ</text:p>
          </table:table-cell>
          <table:table-cell office:value-type="string" calcext:value-type="string">
            <text:p>Полянлаг</text:p>
          </table:table-cell>
          <table:table-cell office:value-type="string" calcext:value-type="string">
            <text:p>организован 14.05.53 (переименован из ИТЛ СТРОИТЕЛЬСТВА ЖЕЛЕЗНЫХ РУДНИКОВ) {36};&lt;br&gt; на 01.01.60 — действующий {46}.</text:p>
          </table:table-cell>
          <table:table-cell/>
          <table:table-cell office:value-type="string" calcext:value-type="string">
            <text:p>ГУЛАГ МЮ с 14.05.53 {36};&lt;br&gt; ГУЛАГ МВД с 28.01.54 {23};&lt;br&gt; Главпромстрой с 03.02.55 {41};&lt;br&gt; ГУЛАГ МВД с 1955 г. (?)&lt;SUP&gt;1&lt;/SUP&gt;;&lt;br&gt; МВД РСФСР с 01.12.57 {43}.</text:p>
          </table:table-cell>
          <table:table-cell office:value-type="string" calcext:value-type="string">
            <text:p>г.Красноярск {37}.</text:p>
          </table:table-cell>
          <table:table-cell office:value-type="string" calcext:value-type="string">
            <text:p>ДФ — перешел от предшественника {36, 37}.</text:p>
          </table:table-cell>
          <table:table-cell office:value-type="string" calcext:value-type="string">
            <text:p>Рудник {37}.</text:p>
          </table:table-cell>
          <table:table-cell office:value-type="string" calcext:value-type="string">
            <text:p>г.Красноярск 17, п/я ДФ-9 {37}.</text:p>
          </table:table-cell>
          <table:table-cell office:value-type="string" calcext:value-type="string">
            <text:p>стр-во объектов 980 и 970, горные работы комб. 815 МСМ, стр-во жилья, школы, больничного городка комб. 815 [1], МТС [2], есть ДОК [3], производство сборных ЖБК [4], лесозаготовки [5], подсобные с/х работы, работа в авторем. мастерских и на кирп. з-де [6. Разд. 4. Л. 3].</text:p>
          </table:table-cell>
          <table:table-cell office:value-type="string" calcext:value-type="string">
            <text:p>15.05.53 — 16 099 [6. Разд. 4. Л. 15];&lt;br&gt; 01.01.54 — 11 657&lt;SUP&gt;2&lt;/SUP&gt;, 01.01.55 — 8479&lt;SUP&gt;3&lt;/SUP&gt;, 01.01.56 — 7454, 01.01.57 — 7914, 01.01.58 — 9577, 01.01.59 — 9047, 01.01.60 — 5496 (УРО).</text:p>
          </table:table-cell>
          <table:table-cell office:value-type="string" calcext:value-type="string">
            <text:p>и.о. нач. (нач.) — г/м Шамарин А.В., ? — 20.01.54 [7. Л. 281]&lt;SUP&gt;4&lt;/SUP&gt;;&lt;br&gt; полк. в/с Решетников И.Я., с 20.01.54 по 10.04.54 [7. Л. 281], [8]&lt;SUP&gt;5&lt;/SUP&gt;;&lt;br&gt; инж.-полк. Андреев А.Г., с 10.04.54 — не ранее 10.02.55 [8, 9];&lt;br&gt; майор Золотарев Е.А., с 29.04.56 — не ранее 02.12.57 [10, 11];&lt;br&gt; з/н — полк. в/с Решетников И.Я., с 07.08.53 — ? [12] и с 10.04.54 — ? [10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По-видимому, снова перешел в ведение ГУЛАГа МВД с 24.03.55, когда Главпромстрой был передан в МСМ [13].&lt;br&gt;&lt;SUP&gt;2&lt;/SUP&gt; По др. данным, на 01.01.54 — 10 361 (1296 женщин) [7. Л. 283].&lt;br&gt;&lt;SUP&gt;3&lt;/SUP&gt; Из них 932 женщины. По др. данным, 01.01.55 — 10 064 (1 163 женщины) [6. Разд. 3. Л. 2об.–22об.].&lt;br&gt;&lt;SUP&gt;4&lt;/SUP&gt; Скорее всего, А.В.Шамарин стал и.о. нач. ПОЛЯНСКОГО ИТЛ со дня переименования, так как именно он был назначен 01.04.53 на эту должность в ИТЛ-предшественнике [14].&lt;br&gt;&lt;SUP&gt;5&lt;/SUP&gt; Акт приема-передачи от А.В.Шамарина И.Я.Решетникову датирован 14.03.54 [7. Л. 281].</text:p>
          </table:table-cell>
          <table:table-cell/>
          <table:table-cell office:value-type="string" calcext:value-type="string">
            <text:p>&lt;ol compact&gt;&lt;li&gt;Пр. 00631 МВД от 26.07.54.&lt;br&gt;&lt;li&gt;Пр. 635 МВД от 27.11.54. &lt;br&gt;&lt;li&gt;Пр. 282 МВД от 18.06.54.&lt;br&gt;&lt;li&gt;Пр. 650 МВД от 04.12.54.&lt;br&gt;&lt;li&gt;Пр. 211 МВД от 12.05.54.&lt;br&gt;&lt;li&gt;ГАРФ. Ф. 9414. Оп. 1. Д. 771.&lt;br&gt;&lt;li&gt;Там же. Д. 221. Л. 281.&lt;br&gt;&lt;li&gt;Пр. 00317 МВД от 10.04.54.&lt;br&gt;&lt;li&gt;Пр. 45 МВД от 10.02.55. &lt;br&gt;&lt;li&gt;Пр. 425лс МВД от 29.04.56.&lt;br&gt;&lt;li&gt;ГАРФ. Ф.9414. Оп. 1д. Д. 348д. Л. 328.&lt;br&gt;&lt;li&gt;Пр. 796/лг МЮ от 07.08.53.&lt;br&gt;&lt;li&gt;Пр. 00135 МВД от 24.03.55. &lt;br&gt;&lt;li&gt;Пр. 021/л МЮ от 01.04.53.&lt;/ol&gt;</text:p>
          </table:table-cell>
          <table:table-cell/>
          <table:table-cell office:value-type="string" calcext:value-type="string">
            <text:p>&lt;a href=r3-173.html&gt;ИТЛ СТРОИТЕЛЬСТВА ГОРНО-МЕТАЛЛУРГИЧЕСКИХ ПРЕДПРИЯТИЙ&lt;/a&gt;,&lt;br&gt; &lt;a href=r3-174.html&gt;ИТЛ СТРОИТЕЛЬСТВА ЖЕЛЕЗНЫХ РУДНИКОВ&lt;/a&gt;,&lt;br&gt; &lt;a href=r3-389.html&gt;СТРОИТЕЛЬСТВО 994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ПОНЫШСКИЙ ИТЛ</text:p>
          </table:table-cell>
          <table:table-cell office:value-type="string" calcext:value-type="string">
            <text:p>ИТЛ и Строительство Понышской ГЭС, Понышстрой</text:p>
          </table:table-cell>
          <table:table-cell office:value-type="string" calcext:value-type="string">
            <text:p>организован 27.11.42 [1], закрыт не позднее 26.02.45 [2]&lt;SUP&gt;1&lt;/SUP&gt;;&lt;br&gt; вновь открыт 22.01.46&lt;SUP&gt;2&lt;/SUP&gt; [3];&lt;br&gt; окончательно закрыт 15.05.48 (реорг. в ЛО УИТЛК УМВД по Молотовской обл.) [4].</text:p>
          </table:table-cell>
          <table:table-cell/>
          <table:table-cell office:value-type="string" calcext:value-type="string">
            <text:p>ГУЛПС с 27.11.42 [1];&lt;br&gt; УИТЛК УМВД по Молотовской обл. с 22.01.46 [3].</text:p>
          </table:table-cell>
          <table:table-cell office:value-type="string" calcext:value-type="string">
            <text:p>Молотовская (ныне Пермская) обл., г.Чусовой [5], {14, 17}.</text:p>
          </table:table-cell>
          <table:table-cell office:value-type="string" calcext:value-type="string">
            <text:p>нет {17}.</text:p>
          </table:table-cell>
          <table:table-cell office:value-type="string" calcext:value-type="string">
            <text:p>Понышстрой [5], {14, 17}.</text:p>
          </table:table-cell>
          <table:table-cell office:value-type="string" calcext:value-type="string">
            <text:p>Молотовская обл., г.Чусовой, п/я 305 [5];&lt;br&gt; п/я 205 {14, 17}.</text:p>
          </table:table-cell>
          <table:table-cell office:value-type="string" calcext:value-type="string">
            <text:p>стр-во Понышской ГЭС на р.Чусовая [1], жилищное стр-во [6].</text:p>
          </table:table-cell>
          <table:table-cell office:value-type="string" calcext:value-type="string">
            <text:p>01.01.43 — 1239&lt;SUP&gt;3&lt;/SUP&gt;, 01.01.44 — 3866, 01.01.45 — 94, 01.03.45 — 46, 01.01.47 — 4424&lt;SUP&gt;4&lt;/SUP&gt; (УРО).</text:p>
          </table:table-cell>
          <table:table-cell office:value-type="string" calcext:value-type="string">
            <text:p>нач. — инж.-полк. Цесарский С.Г., с 27.11.42 по 17.02.44 [1, 7];&lt;br&gt; и.о. нач. — кап. ГБ Нехороших А.З., с 17.02.44 — ? [7];&lt;br&gt; нач. — Квесис К.К., с 18.05.44 по 20.12.44 [8, 9];&lt;br&gt; п/п Ремнев С.П., с 22.01.46 по 30.10.47 [3, 10].</text:p>
          </table:table-cell>
          <table:table-cell office:value-type="string" calcext:value-type="string">
            <text:p>В архиве УИТЛК УМВД по Пермской обл.: л/д з/к — 3042, картотека з/к — 7330, л/д сотрудников, служебные карточки. В архиве КИЗЕЛОВСКОГО ИТЛ — л/д вольнонаемных {1}.</text:p>
          </table:table-cell>
          <table:table-cell office:value-type="string" calcext:value-type="string">
            <text:p>&lt;SUP&gt;1&lt;/SUP&gt; Этим пр. отменены штаты ИТЛ и стр-ва Понышской ГЭС.&lt;br&gt;&lt;SUP&gt;2&lt;/SUP&gt; Повторно открыт — для содержания ктр [3].&lt;br&gt;&lt;SUP&gt;3&lt;/SUP&gt; По др. данным, на 01.01.43 — 1098 [11].&lt;br&gt;&lt;SUP&gt;4&lt;/SUP&gt; Из них 3788 ктр.</text:p>
          </table:table-cell>
          <table:table-cell/>
          <table:table-cell office:value-type="string" calcext:value-type="string">
            <text:p>&lt;ol compact&gt;&lt;li&gt;Пр. 002592 НКВД от 27.11.42.&lt;br&gt;&lt;li&gt;Пр. 00107 НКВД от 26.02.45.&lt;br&gt;&lt;li&gt;Пр. 0076 НКВД от 22.01.46.&lt;br&gt;&lt;li&gt;Пр. 0286 МВД от 10.05.48. &lt;br&gt;&lt;li&gt;Пр. 00129 НКВД от 28.01.43.&lt;br&gt;&lt;li&gt;Пр. 001259 НКВД от 17.07.43. &lt;br&gt;&lt;li&gt;Пр. 237лс НКВД от 17.02.44.&lt;br&gt;&lt;li&gt;Пр. 229 НКВД от 18.05.44.&lt;br&gt;&lt;li&gt;Пр. 1849лс НКВД от 20.12.44.&lt;br&gt;&lt;li&gt;Пр. 1468лс МВД от 30.10.47.&lt;br&gt;&lt;li&gt;ГАРФ. Ф. 9414. Оп. 1д. Д. 381. Л. 14.&lt;/ol&gt;</text:p>
          </table:table-cell>
          <table:table-cell/>
          <table:table-cell office:value-type="string" calcext:value-type="string">
            <text:p>&lt;a href=r3-464.html&gt;ШИРОКОВСКИЙ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ПРИВОЛЖСКИЙ ИТЛ</text:p>
          </table:table-cell>
          <table:table-cell office:value-type="string" calcext:value-type="string">
            <text:p>Приволжлаг</text:p>
          </table:table-cell>
          <table:table-cell office:value-type="string" calcext:value-type="string">
            <text:p>организован 11.09.42 — при слиянии Волгожелдорстроя НКВД, САРАТОВСКОГО и НИЖНЕ-ВОЛЖСКОГО ИТЛ [1];&lt;br&gt; закрыт 11.12.44 [2]&lt;SUP&gt;1&lt;/SUP&gt;.</text:p>
          </table:table-cell>
          <table:table-cell/>
          <table:table-cell office:value-type="string" calcext:value-type="string">
            <text:p>ГУЛЖДС [2, 3].</text:p>
          </table:table-cell>
          <table:table-cell office:value-type="string" calcext:value-type="string">
            <text:p>Саратовская обл., г.Красноармейск на 06.11.42 [4];&lt;br&gt; г.Саратов с 28.01.43 [5];&lt;br&gt; г.Саратов, Автодорожный институт Саратовской обл. на 13.03.44 {14}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Саратовская обл., г.Красноармейск, п/я 303 на 06.11.42 [4];&lt;br&gt; г.Саратов, п/я 303 на 28.01.43 [5];&lt;br&gt; г.Саратов, п/я 331 на 13.03.44 {14}.</text:p>
          </table:table-cell>
          <table:table-cell office:value-type="string" calcext:value-type="string">
            <text:p>стр-во ж.д. Саратов—Сталинград, окончание стр-ва объекта 1002 [1]&lt;SUP&gt;2&lt;/SUP&gt;, достройка ж.д. Саратов—Вольск с 29.09.42 [6]&lt;SUP&gt;3&lt;/SUP&gt;, стр-во участка ж.д. Паншино—Калач-на-Дону (25 км), с 10.01.43 [7], достройка ж.д. Свияжск—Ульяновск (с 02.01.44, после ликвидации ВОЛЖСКОГО ЖЕЛЕЗНОДОРОЖНОГО ИТЛ) [8], работы ЦАРМ (г.Вольск), сельхозработы (совхозы: им. 8 Марта, № 595, Николаевский, Сталинградский, Пролетарий);&lt;br&gt; водные перевозки, мастерские по производству ширпотреба [2, 9, 10].</text:p>
          </table:table-cell>
          <table:table-cell office:value-type="string" calcext:value-type="string">
            <text:p>01.10.42 — 33 520, 01.01.43 — 27 402&lt;SUP&gt;4&lt;/SUP&gt; [11];&lt;br&gt; 01.01.44 — 8783 (УРО);&lt;br&gt; 01.07.44 — 9696 [12]&lt;SUP&gt;5&lt;/SUP&gt;.</text:p>
          </table:table-cell>
          <table:table-cell office:value-type="string" calcext:value-type="string">
            <text:p>нач. — Гвоздевский Ф.А., с 11.09.42&lt;SUP&gt;6&lt;/SUP&gt; — не ранее 03.10.42 [1, 13, 14];&lt;br&gt; п/п ГБ Шемель И.Д., с 05.06.43 по 19.01.44 [15, 16]&lt;SUP&gt;7&lt;/SUP&gt;;&lt;br&gt; и.о.нач. майор ГБ Кучин ?.?., ? — по 11.12.44 [2];&lt;br&gt; з/н — кап. ГБ Филимонов М.В., ? — по 26.05.43 [17]&lt;SUP&gt;8&lt;/SUP&gt;;&lt;br&gt; нач. ликвидкома — майор ГБ Кучин ?.?. (упом. 19.12.44) [9. Л. 2].</text:p>
          </table:table-cell>
          <table:table-cell office:value-type="string" calcext:value-type="string">
            <text:p>В ОИТК УМВД по Саратовской обл.: л/д з/к — 32 000, картотека з/к, некоторые данные на мобилизованных немцев, материалы делопроизводства — 150;&lt;br&gt; в Саратовском областном ГА: только пр. по л.с.;&lt;br&gt; в 1-м Спецотделе УМВД Саратовской обл.: л/д офицерского и вольнонаемного состава лагерного сектора;&lt;br&gt; в Дорожном архиве Печорской ж.д. (г. Котлас): л/д и служебные карточки сотрудников производственного сектора {1};&lt;br&gt; в архиве Упр. ПЕЧОРСКОГО ИТЛ (г. Печора) {2}.</text:p>
          </table:table-cell>
          <table:table-cell office:value-type="string" calcext:value-type="string">
            <text:p>&lt;SUP&gt;1&lt;/SUP&gt; После ликвидации большая часть работников направлена в Ангренстрой {1};&lt;br&gt; совхозы им.8 Марта и № 595, мастерские ширпотреба, речные суда переданы УИТЛК УНКВД по Саратовской обл.;&lt;br&gt; совхозы Николаевский и Сталинградский — ОИТК УНКВД по Сталинградской обл.;&lt;br&gt; совхоз Пролетарий — Упр. стр-ва газопровода Саратов—Москва НКВД;&lt;br&gt; ЦАРМ и приданный им водный транспорт Приволжлага — ГУЛЖДС [2, 9, 10].&lt;br&gt;&lt;SUP&gt;2&lt;/SUP&gt; Объект 1002 — ямные емкости для хранения нефти и/или мазута в Саратове.&lt;br&gt;&lt;SUP&gt;3&lt;/SUP&gt; Передано Стр-вом 60 НКПС;&lt;br&gt; достройка — за счет титулов и материальных ресурсов НКПС [6].&lt;br&gt;&lt;SUP&gt;4&lt;/SUP&gt; Из них 3080 женщин, 5193 осужденных за к/р преступления [11].&lt;br&gt;&lt;SUP&gt;5&lt;/SUP&gt; На 11.11.42 — 3974 мобилизованных немца (б. военннослужащие) [18].&lt;br&gt;&lt;SUP&gt;6&lt;/SUP&gt; Оставался в должности нач. Упр. Стр-ва ж.д. Саратов—Сталинград и зам. нач. ГУЛЖДС.&lt;br&gt;&lt;SUP&gt;7&lt;/SUP&gt; Исключен за смертью [16].&lt;br&gt;&lt;SUP&gt;8&lt;/SUP&gt; Назначен нач. ВОСТОЧНОГО ИТЛ В СОСТАВЕ СТРОИТЕЛЬСТВА 500 [17].</text:p>
          </table:table-cell>
          <table:table-cell/>
          <table:table-cell office:value-type="string" calcext:value-type="string">
            <text:p>&lt;ol compact&gt;&lt;li&gt;Пр. 0367 НКВД от 11.09.42.&lt;br&gt;&lt;li&gt;Пр. 543 НКВД от 11.12.44.&lt;br&gt;&lt;li&gt;Пр. 02 ГУЛЖДС от 18.03.44.&lt;br&gt;&lt;li&gt;Пр. 002435 НКВД от 06.11.42. &lt;br&gt;&lt;li&gt;Пр. 00129 НКВД от 28.01.43.&lt;br&gt;&lt;li&gt;Пр. 002127сс/1061ц НКВД и НКПС от 29.09.42.&lt;br&gt;&lt;li&gt;Пр. 0044 НКВД от 10.01.43.&lt;br&gt;&lt;li&gt;Пр. 8 НКВД от 02.01.44. &lt;br&gt;&lt;li&gt;ГАРФ. Ф. 9414. Оп. 1д. Д. 25.&lt;br&gt;&lt;li&gt;Там же. Д. 26.&lt;br&gt;&lt;li&gt;Там же. Д. 378. Л. 77, 113.&lt;br&gt;&lt;li&gt;Там же. Оп. 1. Д. 325. Л. 107–110.&lt;br&gt;&lt;li&gt;Пр. 2880лс НКВД от 10.09.42.&lt;br&gt;&lt;li&gt;ГАРФ. Ф. 9414. Оп. 1. Д. 50. Л. 108.&lt;br&gt;&lt;li&gt;Пр. 1242лс НКВД от 05.06.43.&lt;br&gt;&lt;li&gt;Пр. 87лс НКВД от 19.01.44.&lt;br&gt;&lt;li&gt;Пр. 00894 НКВД от 26.05.43.&lt;br&gt;&lt;li&gt;ГАРФ. Ф. 9414. Оп. 1д. Д. 379. Л. 103.&lt;/ol&gt;</text:p>
          </table:table-cell>
          <table:table-cell office:value-type="string" calcext:value-type="string">
            <text:p>С/х отделения (совхозы) Сталинградский, Саратовский, им. 8 Марта приняты в систему НКВД в 1942 г. (Саратовский — в апреле, им. 8 Марта — 15.03.42) от Наркомата совхозов, № 595 — от Наркомата Мясомолочных совхозов (1942 г.) [9. Л. 4–6], [10. Л. 12, 43].</text:p>
          </table:table-cell>
          <table:table-cell office:value-type="string" calcext:value-type="string">
            <text:p>&lt;a href=r3-61.html&gt;ВОЛЖСКИЙ ЖЕЛЕЗНОДОРОЖНЫЙ ИТЛ&lt;/a&gt;,&lt;br&gt; &lt;a href=r3-254.html&gt;НИЖНЕ-ВОЛЖСКИЙ ИТЛ&lt;/a&gt;,&lt;br&gt; &lt;a href=r3-296.html&gt;&lt;a href=r3-297.html&gt;САРАТОВСКИЙ ИТЛ&lt;/a&gt;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ПРИКАСПИЙСКИЙ ИТЛ И СТРОИТЕЛЬСТВО 107</text:p>
          </table:table-cell>
          <table:table-cell office:value-type="string" calcext:value-type="string">
            <text:p>Строительство 107</text:p>
          </table:table-cell>
          <table:table-cell office:value-type="string" calcext:value-type="string">
            <text:p>организован 11.10.40 [1];&lt;br&gt; закрыт 25.01.42 [2], 22.02.42 [3], 12.03.42 [4]&lt;SUP&gt;1&lt;/SUP&gt;.</text:p>
          </table:table-cell>
          <table:table-cell/>
          <table:table-cell office:value-type="string" calcext:value-type="string">
            <text:p>ГУЛЖДС [1].</text:p>
          </table:table-cell>
          <table:table-cell office:value-type="string" calcext:value-type="string">
            <text:p>Азербайджанская ССР, г.Сальяны [1, 5]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Азербайджанская ССР, г.Сальяны, п/я 107 [5].</text:p>
          </table:table-cell>
          <table:table-cell office:value-type="string" calcext:value-type="string">
            <text:p>стр-во ж/д линии № 107 Османлы—Астара&lt;SUP&gt;2&lt;/SUP&gt; и подъездной ж/д ветки до Нефтечала (40 км, закончить к концу 1941 г.) (с 11.10.40) [1], ж/д линии Аджикабул&lt;SUP&gt;3&lt;/SUP&gt; — ст. Папанино (с 12.03.41) [6], стр-во ж/д ветки Сальяны—Нефтечала (упом. 24.08.41) [7]&lt;SUP&gt;4&lt;/SUP&gt;.</text:p>
          </table:table-cell>
          <table:table-cell office:value-type="string" calcext:value-type="string">
            <text:p>01.01.41 — 54 336, 01.07.41 — 36 533 [8];&lt;br&gt; 01.01.42 — 14 003 [9];&lt;br&gt; 01.04.42 — 7509 [10].</text:p>
          </table:table-cell>
          <table:table-cell office:value-type="string" calcext:value-type="string">
            <text:p>нач. Стр-ва 107 и ИТЛ — Филимонов М.В., с 11.10.40 по 22.02.42&lt;SUP&gt;5&lt;/SUP&gt; [1, 3];&lt;br&gt; з/н — Крылов А.А., с 11.10.40 — ? [1].</text:p>
          </table:table-cell>
          <table:table-cell office:value-type="string" calcext:value-type="string">
            <text:p>В УИТЛК МВД Азербайджанской ССР: л/д з/к — 8451, картотека з/к {1, 2};&lt;br&gt; в 1-м Спецотделе МВД Азербайджанской ССР: л/д сотрудников и служебные карточки, пр. по л.с. Оперчекотдела {1}.</text:p>
          </table:table-cell>
          <table:table-cell office:value-type="string" calcext:value-type="string">
            <text:p>&lt;SUP&gt;1&lt;/SUP&gt; Согласно [2], весь л. с., оборудование, материалы и проч. обращены на формирование СТАЛИНГРАДСКОГО ИТЛ. 22.02.42 приказано перебросить все на новое стр-во [3]. 12.03.41 — последний пр. о ликвидации ПРИКАСПИЙСКОГО ИТЛ [4].&lt;br&gt;&lt;SUP&gt;2&lt;/SUP&gt; В {1} — стр-во ж.д. Баку—Астара.&lt;br&gt;&lt;SUP&gt;3&lt;/SUP&gt; На 01.01.41 и до настоящего времени — г.Кази-Магомед {45}.&lt;br&gt;&lt;SUP&gt;4&lt;/SUP&gt; По-видимому, др. название подъездной ветки до Нефтечала [1].&lt;br&gt;&lt;SUP&gt;5&lt;/SUP&gt; 25.01.42 назначен нач. СТАЛИНГРАДСКОГО ИТЛ [2] (см. также [3]).</text:p>
          </table:table-cell>
          <table:table-cell/>
          <table:table-cell office:value-type="string" calcext:value-type="string">
            <text:p>&lt;ol compact&gt;&lt;li&gt;Пр. 0442 НКВД от 11.10.40.&lt;br&gt;&lt;li&gt;Пр. 00186 НКВД от 25.01.42.&lt;br&gt;&lt;li&gt;Пр. 00372 НКВД от 22.02.42.&lt;br&gt;&lt;li&gt;Пр. 081 НКВД от 12.03.42. &lt;br&gt;&lt;li&gt;Пр. 001407 НКВД от 06.11.40.&lt;br&gt;&lt;li&gt;Пр. 00278 НКВД от 12.03.41. &lt;br&gt;&lt;li&gt;Пр. 0384 НКВД от 24.08.41.&lt;br&gt;&lt;li&gt;ГАРФ. Ф. 9414. Оп. 1д. Д. 371. Л. 1, 56.&lt;br&gt;&lt;li&gt;Там же. Д. 372. Л. 8об., 9. &lt;br&gt;&lt;li&gt;Там же. Д. 378. Л. 5об.&lt;/ol&gt;</text:p>
          </table:table-cell>
          <table:table-cell/>
          <table:table-cell office:value-type="string" calcext:value-type="string">
            <text:p>&lt;a href=r3-322.html&gt;СТАЛИНГРАДСКИЙ ИТЛ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ПРИМОРСКИЙ ЖЕЛЕЗНОДОРОЖНЫЙ ИТЛ&lt;BR&gt;И СТРОИТЕЛЬСТВО 206</text:p>
          </table:table-cell>
          <table:table-cell office:value-type="string" calcext:value-type="string">
            <text:p>Приморлаг</text:p>
          </table:table-cell>
          <table:table-cell office:value-type="string" calcext:value-type="string">
            <text:p>организован не позднее 15.02.39 [1] (см. также [2])&lt;SUP&gt;1&lt;/SUP&gt;;&lt;br&gt; закрыт 04.01.40 (л.с. и имущество переданы АМУРСКОМУ ЖЕЛЕЗНОДОРОЖНОМУ ИТЛ) [3].</text:p>
          </table:table-cell>
          <table:table-cell/>
          <table:table-cell office:value-type="string" calcext:value-type="string">
            <text:p>УЖДС на ДВ [1, 2, 3].</text:p>
          </table:table-cell>
          <table:table-cell office:value-type="string" calcext:value-type="string">
            <text:p>ст. Раздольная&lt;SUP&gt;2&lt;/SUP&gt; Приморской ж.д. (Приморский кр.) [2], {10}.</text:p>
          </table:table-cell>
          <table:table-cell office:value-type="string" calcext:value-type="string">
            <text:p>нет.</text:p>
          </table:table-cell>
          <table:table-cell office:value-type="string" calcext:value-type="string">
            <text:p>нет {10}.</text:p>
          </table:table-cell>
          <table:table-cell office:value-type="string" calcext:value-type="string">
            <text:p>ст. Раздольная&lt;SUP&gt;2&lt;/SUP&gt; Приморской ж.д., п/я 227 {10}.</text:p>
          </table:table-cell>
          <table:table-cell office:value-type="string" calcext:value-type="string">
            <text:p>обслуживание Стр-ва 206 (ж/д линии Раздольная—Посьет) [1. Л. 172], [2]&lt;SUP&gt;3&lt;/SUP&gt;.</text:p>
          </table:table-cell>
          <table:table-cell office:value-type="string" calcext:value-type="string">
            <text:p>01.07.39 — 62 123 [1. Л. 187];&lt;br&gt; 01.01.40 — 58 028 (последние данные) (УРО)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В ОИТК УМВД по Амурской обл.;&lt;br&gt; в ГА Приморского кр. {1}.</text:p>
          </table:table-cell>
          <table:table-cell office:value-type="string" calcext:value-type="string">
            <text:p>&lt;SUP&gt;1&lt;/SUP&gt; Первое упом. Приморлага (лагерь в составе ЖЕЛЕЗНОДОРОЖНОГО СТРОИТЕЛЬНОГО УПР. ГУЛАГА НКВД НА ДАЛЬНЕМ ВОСТОКЕ) — 15.02.39 [1. Л. 172];&lt;br&gt; первые данные о численности — на 01.07.39 [1. Л. 187]. В [2] объявлены ИТ лагеря, входящие в УЖДС, в том числе Приморлаг. Отдельных приказов об открытии этих ИТ лагерей не найдено. Сведения об организации Приморлага в {1} ошибочны.&lt;br&gt;&lt;SUP&gt;2&lt;/SUP&gt; Согласно [1. Л. 172] — ст. Барановское Приморской ж.д. (и, соответственно, ж/д линия именовалась: Барановское—Посьет).&lt;br&gt;&lt;SUP&gt;3&lt;/SUP&gt; Позднее Стр-во 206 обслуживал АМУРСКИЙ ЖЕЛЕЗНОДОРОЖНЫЙ ИТЛ [3], еще позднее — БУРЕИНСКИЙ ИТЛ [4].</text:p>
          </table:table-cell>
          <table:table-cell/>
          <table:table-cell office:value-type="string" calcext:value-type="string">
            <text:p>&lt;ol compact&gt;&lt;li&gt;ГАРФ. Ф. 9414. Оп. 1. Д. 1140.&lt;br&gt;&lt;li&gt;Пр. 001029 НКВД от 31.08.39.&lt;br&gt;&lt;li&gt;Пр. 0014 НКВД от 04.01.40.&lt;br&gt;&lt;li&gt;Пр. 043 НКВД от 30.01.41.&lt;/ol&gt;</text:p>
          </table:table-cell>
          <table:table-cell/>
          <table:table-cell office:value-type="string" calcext:value-type="string">
            <text:p>&lt;a href=r3-10.html&gt;АМУРСКИЙ ЖЕЛЕЗНОДОРОЖНЫЙ ИТЛ&lt;/a&gt;,&lt;br&gt; &lt;a href=r3-47.html&gt;БУРЕИНСКИЙ ИТЛ&lt;/a&gt;,&lt;br&gt; &lt;a href=r3-69.html&gt;ВОСТОЧНЫЙ ИТЛ В СОСТАВЕ СТРОИТЕЛЬСТВА 500&lt;/a&gt;,&lt;br&gt; &lt;a href=http://www.memo.ru/history/NKVD/GULAG/r2/r2-3.htm&gt;ЖЕЛЕЗНОДОРОЖНОЕ СТРОИТЕЛЬНОЕ УПР. ГУЛАГА НКВД НА ДАЛЬНЕМ ВОСТОКЕ&lt;/a&gt;,&lt;br&gt; &lt;a href=r3-253.html&gt;НИЖНЕ-АМУРСКИЙ ИТЛ&lt;/a&gt;,&lt;br&gt; &lt;a href=r3-467.html&gt;ЮГО-ВОСТОЧНЫЙ ИТЛ&lt;/a&gt;,&lt;br&gt; &lt;a href=r3-472.html&gt;ЮЖНЫЙ ИТЛ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ПРИМОРСКИЙ ИТЛ</text:p>
          </table:table-cell>
          <table:table-cell office:value-type="string" calcext:value-type="string">
            <text:p>Приморское ЛО, Приморлаг</text:p>
          </table:table-cell>
          <table:table-cell office:value-type="string" calcext:value-type="string">
            <text:p>организован 07.06.47 [1];&lt;br&gt; закрыт 29.04.53 {35}.</text:p>
          </table:table-cell>
          <table:table-cell office:value-type="string" calcext:value-type="string">
            <text:p>01.01.49 в Приморское ЛО [2].</text:p>
          </table:table-cell>
          <table:table-cell office:value-type="string" calcext:value-type="string">
            <text:p>СГУ, в составе УИТЛК УМВД по Хабаровскому кр. с 07.06.47 [1, 2];&lt;br&gt; ГУЛАГ МЮ с 02.04.53 {33}.</text:p>
          </table:table-cell>
          <table:table-cell office:value-type="string" calcext:value-type="string">
            <text:p>г.Хабаровск [1].</text:p>
          </table:table-cell>
          <table:table-cell office:value-type="string" calcext:value-type="string">
            <text:p>БЭ с 07.06.47 [1].</text:p>
          </table:table-cell>
          <table:table-cell office:value-type="string" calcext:value-type="string">
            <text:p>нет [3. Л. 110].</text:p>
          </table:table-cell>
          <table:table-cell office:value-type="string" calcext:value-type="string">
            <text:p>г.Хабаровск, п/я 82 [3. Л. 110].</text:p>
          </table:table-cell>
          <table:table-cell office:value-type="string" calcext:value-type="string">
            <text:p>работы в тресте Приморзолото [1], горные работы, капитальное стр-во, обслуживание з-да п/я 38 Мин. вооруженных сил, лесодровозаготовки [3. Л. 111, 112об.].</text:p>
          </table:table-cell>
          <table:table-cell office:value-type="string" calcext:value-type="string">
            <text:p>01.08.47 — 1117, 01.01.48 — 1449 (УРО);&lt;br&gt; 01.03.52 — 1515&lt;SUP&gt;1&lt;/SUP&gt; [3. Л. 110об.].</text:p>
          </table:table-cell>
          <table:table-cell office:value-type="string" calcext:value-type="string">
            <text:p>нач. — инж.-п/п Шемякин Н.И. (управляющий треста Приморзолото), с 07.06.47 — ? [1]&lt;SUP&gt;2&lt;/SUP&gt;;&lt;br&gt; инж.-кап. (инж.-майор) Шевцов Д.Н., с 26.06.49 — не ранее 01.02.52 [4], [3. Л. 112об.].</text:p>
          </table:table-cell>
          <table:table-cell office:value-type="string" calcext:value-type="string">
            <text:p>Включает материалы ПРИМОРСКОГО ИТЛ и Приморского ЛО. Хранился в УИТЛК УМВД по Хабаровскому кр. {1}.</text:p>
          </table:table-cell>
          <table:table-cell office:value-type="string" calcext:value-type="string">
            <text:p>&lt;SUP&gt;1&lt;/SUP&gt; В том числе 108 осужденных за к/р преступления.&lt;br&gt;&lt;SUP&gt;2&lt;/SUP&gt; По-видимому, Н.И.Шемякин оставался нач. ИТЛ до 25.05.49, когда он был освобожден от должности управляющего треста Приморзолото [5].</text:p>
          </table:table-cell>
          <table:table-cell/>
          <table:table-cell office:value-type="string" calcext:value-type="string">
            <text:p>&lt;ol compact&gt;&lt;li&gt;Пр. 00611 МВД от 07.06.47.&lt;br&gt;&lt;li&gt;Пр. 001453 МВД от 13.12.48.&lt;br&gt;&lt;li&gt;ГАРФ. Ф. 9414. Оп. 1. Д. 548. Разд. 3. &lt;br&gt;&lt;li&gt;Пр. 793лс МВД от 26.06.49.&lt;br&gt;&lt;li&gt;Пр. 653лс МВД от 25.05.49.&lt;/ol&gt;</text:p>
          </table:table-cell>
          <table:table-cell table:number-columns-repeated="2"/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ПРИМОРСКИЙ ИТЛ ДАЛЬСТРОЯ</text:p>
          </table:table-cell>
          <table:table-cell office:value-type="string" calcext:value-type="string">
            <text:p>Приморлаг, Примлаг, Приморское ЛО</text:p>
          </table:table-cell>
          <table:table-cell office:value-type="string" calcext:value-type="string">
            <text:p>открыт не позднее 01.02.51 [1]&lt;SUP&gt;1&lt;/SUP&gt;;&lt;br&gt; закрыт между 01.08.53 и 03.09.53 {21. Л. 733}, [2]&lt;SUP&gt;2&lt;/SUP&gt;.</text:p>
          </table:table-cell>
          <table:table-cell office:value-type="string" calcext:value-type="string">
            <text:p>между 22.05.51 [3] и 01.06.52 {21. Л. 302} из ЛО в ИТЛ.</text:p>
          </table:table-cell>
          <table:table-cell office:value-type="string" calcext:value-type="string">
            <text:p>ГУ ИТ лагерей Дальстроя в 1951–1952 гг. [3], {21. Л. 302};&lt;br&gt; УСВИТЛ в 1953 г. {21. Л. 733}.</text:p>
          </table:table-cell>
          <table:table-cell office:value-type="string" calcext:value-type="string">
            <text:p>Приморский кр., бух. Находка {21. Л. 733}.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Приморский кр., бух. Находка, п/я АВ-261/98 {21. Л. 733}.</text:p>
          </table:table-cell>
          <table:table-cell office:value-type="string" calcext:value-type="string">
            <text:p>погрузочно-разгрузочные, с/х, рем. работы, стр-во складов, работа в бондарно-ящичном цехе {21. Л. 302–317}.</text:p>
          </table:table-cell>
          <table:table-cell office:value-type="string" calcext:value-type="string">
            <text:p>22.05.51 — 3635 [3];&lt;br&gt; 01.09.51 — 4337&lt;SUP&gt;3&lt;/SUP&gt; [4];&lt;br&gt; 01.06.52 — 3760&lt;SUP&gt;4&lt;/SUP&gt; {21. Л. 302–317};&lt;br&gt; 01.08.53 — 2658 {21. Л. 733}.</text:p>
          </table:table-cell>
          <table:table-cell office:value-type="string" calcext:value-type="string">
            <text:p>нач. — полк. Иванов А.Ф., не позднее 16.06.51 [5] — ранее 14.08.52 [6]&lt;SUP&gt;5&lt;/SUP&gt;;&lt;br&gt; п/п Богданов ?.?. (упом. 01.06.52) {21. Л. 317об.};&lt;br&gt; майор Лекшаров ?.?., с 23.05.53 {21. Л. 733}.</text:p>
          </table:table-cell>
          <table:table-cell office:value-type="string" calcext:value-type="string">
            <text:p>В УИТЛК УМВД по Приморскому кр. {1}.</text:p>
          </table:table-cell>
          <table:table-cell office:value-type="string" calcext:value-type="string">
            <text:p>&lt;SUP&gt;1&lt;/SUP&gt; 01.02.51 — первое известное упом. Примлага;&lt;br&gt; согласно [6], ПРИМОРСКИЙ ИТЛ был организован в 1952 г.&lt;br&gt;&lt;SUP&gt;2&lt;/SUP&gt; 01.08.53 — последнее встреченное упом. ПРИМОРСКОГО ИТЛ, в списке лагерей УСВИТЛа от 03.09.53 этот ИТЛ отсутствует.&lt;br&gt;&lt;SUP&gt;3&lt;/SUP&gt; Из них 1532 женщины, 19 ктр [4].&lt;br&gt;&lt;SUP&gt;4&lt;/SUP&gt; Из них 1999 женщин и 134 осужденных за к/р преступления {21. Л. 302–317}.&lt;br&gt;&lt;SUP&gt;5&lt;/SUP&gt; 14.08.52 А.Ф.Иванов упом. как б. нач. Приморского упр. Дальстроя.</text:p>
          </table:table-cell>
          <table:table-cell/>
          <table:table-cell office:value-type="string" calcext:value-type="string">
            <text:p>&lt;ol compact&gt;&lt;li&gt;ГАРФ. Ф. 9414. Оп. 1д. Д. 159. Л. 26.&lt;br&gt;&lt;li&gt;Пр. 00202 МВД от 03.09.53.&lt;br&gt;&lt;li&gt;ГАРФ. Ф. 9414. Оп. 1д. Д. 107. Л. 2.&lt;br&gt;&lt;li&gt;Там же. Оп. 1. Д. 650. Л. 9.&lt;br&gt;&lt;li&gt;Пр. 0415 МВД от 16.06.51.&lt;br&gt;&lt;li&gt;Пр. 0959 МВД от 14.08.52.&lt;br&gt;&lt;li&gt;ГАРФ. Ф. 9414. Оп. 1. Д. 507. Л. 87.&lt;/ol&gt;</text:p>
          </table:table-cell>
          <table:table-cell table:number-columns-repeated="2"/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ПРИМОРСКИЙ РАЙОН ДАЛЬСТРОЯ</text:p>
          </table:table-cell>
          <table:table-cell office:value-type="string" calcext:value-type="string">
            <text:p>Приморский район Севвостлага</text:p>
          </table:table-cell>
          <table:table-cell office:value-type="string" calcext:value-type="string">
            <text:p>организован не позднее 01.42 [1]&lt;SUP&gt;1&lt;/SUP&gt;;&lt;br&gt; закрыт не ранее 11.05.47&lt;SUP&gt;2&lt;/SUP&gt; [2].</text:p>
          </table:table-cell>
          <table:table-cell/>
          <table:table-cell office:value-type="string" calcext:value-type="string">
            <text:p>ГУСДС [1].</text:p>
          </table:table-cell>
          <table:table-cell office:value-type="string" calcext:value-type="string">
            <text:p>Приморский кр. (?)&lt;SUP&gt;3&lt;/SUP&gt;.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ср./м. 01.42 — 7000, 01.01.43 — 2958&lt;SUP&gt;4&lt;/SUP&gt;, 01.01.44 — 3700, 01.01.45 — 6207&lt;SUP&gt;5&lt;/SUP&gt;, 01.01.46 — 3671, 01.01.47 — 12 709&lt;SUP&gt;6&lt;/SUP&gt;, 11.05.47 — 7058 (УРО).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&lt;SUP&gt;1&lt;/SUP&gt; Первое встреченное упом. ПРИМОРСКОГО РАЙОНА — в сводках УРО за январь 1942 г. (см. также примеч. 2 в статье ВЛАДИВОСТОКСКИЙ ПЕРЕСЫЛЬНЫЙ ПУНКТ ДАЛЬСТРОЯ).&lt;br&gt;&lt;SUP&gt;2&lt;/SUP&gt; Датировано по последнему упом. ПРИМОРСКОГО РАЙОНА в сводках УРО.&lt;br&gt;&lt;SUP&gt;3&lt;/SUP&gt; Наиболее вероятные места дислокации — Владивосток и Находка.&lt;br&gt;&lt;SUP&gt;4&lt;/SUP&gt; По др. данным, на 01.01.43 — 3628, из них 598 женщин, 381 осужденный за к/р преступления [3].&lt;br&gt;&lt;SUP&gt;5&lt;/SUP&gt; Из них 880 ктр.&lt;br&gt;&lt;SUP&gt;6&lt;/SUP&gt; Из них 75 ктр.</text:p>
          </table:table-cell>
          <table:table-cell/>
          <table:table-cell office:value-type="string" calcext:value-type="string">
            <text:p>&lt;ol compact&gt;&lt;li&gt;ГАРФ. Ф. 9414. Оп.1. Д. 1178. Л. 4.&lt;br&gt;&lt;li&gt;Там же. Д. 1283. Л. 20, 20об.&lt;br&gt;&lt;li&gt;ГАРФ. Ф. 9414. Оп. 1д. Д. 378. Л. 113об.&lt;/ol&gt;</text:p>
          </table:table-cell>
          <table:table-cell/>
          <table:table-cell office:value-type="string" calcext:value-type="string">
            <text:p>&lt;a href=r3-58.html&gt;ВЛАДИВОСТОКСКИЙ ПЕРЕСЫЛЬНЫЙ ПУНКТ ДАЛЬСТРОЯ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ПРОРВИНСКИЙ ИТЛ</text:p>
          </table:table-cell>
          <table:table-cell office:value-type="string" calcext:value-type="string">
            <text:p>Прорвлаг</text:p>
          </table:table-cell>
          <table:table-cell office:value-type="string" calcext:value-type="string">
            <text:p>организован 05.09.32 [1];&lt;br&gt; закрыт 17.04.40 (переименован в АСТРАХАНСКИЙ ИТЛ) [2].</text:p>
          </table:table-cell>
          <table:table-cell/>
          <table:table-cell office:value-type="string" calcext:value-type="string">
            <text:p>ГУЛАГ ОГПУ с 05.09.32 [1];&lt;br&gt; ПП ОГПУ по Нижне-Волжскому кр. с 11.12.32 [3]&lt;SUP&gt;1&lt;/SUP&gt;;&lt;br&gt; ОЛТПиМЗ УНКВД по Сталинградскому кр. с 08.05.35 [4];&lt;br&gt; ГУЛАГ НКВД с 29.09.36&lt;SUP&gt;2&lt;/SUP&gt; [5].</text:p>
          </table:table-cell>
          <table:table-cell office:value-type="string" calcext:value-type="string">
            <text:p>Казахстан, о. Прорва в Каспийском море с 05.09.32 [1];&lt;br&gt; г.Астрахань не позднее 07.09.35 {5}, [5];&lt;br&gt; г.Гурьев с 29.09.36 [5, 6], {6};&lt;br&gt; г.Астрахань с 21.04.39 [2, 6], {10}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г.Астрахань, п/я 249 {10}.</text:p>
          </table:table-cell>
          <table:table-cell office:value-type="string" calcext:value-type="string">
            <text:p>рыбная ловля [6]&lt;SUP&gt;3&lt;/SUP&gt;, гражданское стр-во в лагере [7].</text:p>
          </table:table-cell>
          <table:table-cell office:value-type="string" calcext:value-type="string">
            <text:p>12.32 — 2000, 01.01.34 — 7780, 01.01.35 — 10 342, 01.01.36 — 10 345, 01.01.37 — 7717, 01.01.38 — 6953, 01.10.38 — 5328&lt;SUP&gt;4&lt;/SUP&gt;, 01.01.39 — 4877;&lt;br&gt; 01.01.40 — 5044;&lt;br&gt; ср./г. 1933 — 7524 (УРО).</text:p>
          </table:table-cell>
          <table:table-cell office:value-type="string" calcext:value-type="string">
            <text:p>нач. — Теплов Н.В., с 03.12.32 по 23.05.33 [8, 9];&lt;br&gt; Сорокин ?.?. (упом. 01.06.33, 10.08.33) [10, 11];&lt;br&gt; врид нач. — Зальмарсон Е.А., с 04.12.33 по 20.02.34 [12, 13];&lt;br&gt; нач. — ст. лейт. ГБ Соколов А.И., с 20.02.34 по 04.02.38 [13, 14];&lt;br&gt; Балашов В.А., с 04.02.38 по 17.04.40 [15, 14].</text:p>
          </table:table-cell>
          <table:table-cell office:value-type="string" calcext:value-type="string">
            <text:p>1956 г. — в ОИТК УМВД по Астраханской обл. (возможно, в архиве АСТРАХАНСКОГО ИТЛ): л/д з/к — 7425, приказы — 43, материалы делопроизводства — 517, л/д сотрудников;&lt;br&gt; в 1-м Спецотделе УМВД по Астраханской обл.: материалы оперотдела {1}. 1996 г. — и ИЦ УВД Астраханской обл.: документы Прорвлага [16].</text:p>
          </table:table-cell>
          <table:table-cell office:value-type="string" calcext:value-type="string">
            <text:p>&lt;SUP&gt;1&lt;/SUP&gt; Переподчинен пр. [3] в порядке выполнения пр. [17].&lt;br&gt;&lt;SUP&gt;2&lt;/SUP&gt; В связи с переводом ИТЛ из Астрахани в Гурьев (на территорию Казахской АССР) Прорвлаг изъят из подчинения УНКВД по Сталинградскому кр. и подчинен непосредственно ГУЛАГу.&lt;br&gt;&lt;SUP&gt;3&lt;/SUP&gt; В 1932 г. весь списочный состав з/к (2000 чел.) был занят рыбной ловлей [18].&lt;br&gt;&lt;SUP&gt;4&lt;/SUP&gt; Из них 744 осужденных за к/р преступления, 362 — как СОЭ и СВЭ [19].</text:p>
          </table:table-cell>
          <table:table-cell/>
          <table:table-cell office:value-type="string" calcext:value-type="string">
            <text:p>&lt;ol compact&gt;&lt;li&gt;Пр. 858/с ОГПУ от 05.09.32.&lt;br&gt;&lt;li&gt;Пр. 0156 НКВД от 17.04.40.&lt;br&gt;&lt;li&gt;Пр. 1149/с ОГПУ от 11.12.32.&lt;br&gt;&lt;li&gt;Пр. 00169 НКВД от 08.05.35. &lt;br&gt;&lt;li&gt;Пр. 00324 НКВД от 29.09.36.&lt;br&gt;&lt;li&gt;Пр. 203 НКВД от 21.04.39.&lt;br&gt;&lt;li&gt;Пр. 206 ОГПУ от 28.12.33.&lt;br&gt;&lt;li&gt;Пр. 1114лс ОГПУ от 03.12.32.&lt;br&gt;&lt;li&gt;Пр. 229лс ОГПУ от 25.03.33.&lt;br&gt;&lt;li&gt;ГАРФ. Ф. 9414. Оп. 1. Д. 3. Л. 91.&lt;br&gt;&lt;li&gt;Там же. Д. 4. Л. 45об.&lt;br&gt;&lt;li&gt;Пр. 442лс ОГПУ от 04.12.33.&lt;br&gt;&lt;li&gt;Пр. 2082лс ОГПУ от 20.02.34.&lt;br&gt;&lt;li&gt;ГАРФ. Служебная карточка ГУЛАГа.&lt;br&gt;&lt;li&gt;Пр. 209лс НКВД от 04.02.38.&lt;br&gt;&lt;li&gt;Письмо ИЦ УВД Астраханской обл. № 3/4008 от 31.10.96. &lt;br&gt;&lt;li&gt;Пр. 169/81 ОГПУ от 23.05.30.&lt;br&gt;&lt;li&gt;ГАРФ. Ф. 9414. Оп. 1. Д. 2920. Л. 179.&lt;br&gt;&lt;li&gt;Там же. Д. 1140. Л. 140.&lt;/ol&gt;</text:p>
          </table:table-cell>
          <table:table-cell/>
          <table:table-cell office:value-type="string" calcext:value-type="string">
            <text:p>&lt;a href=r3-16.html&gt;АСТРАХАНСКИЙ ИТЛ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ПУДОЖГОРСКИЙ ИТЛ</text:p>
          </table:table-cell>
          <table:table-cell office:value-type="string" calcext:value-type="string">
            <text:p>Пудожстрой, ИТЛ и Строительство Пудожгорского металлургического комбината</text:p>
          </table:table-cell>
          <table:table-cell office:value-type="string" calcext:value-type="string">
            <text:p>организован 05.07.40 [1]&lt;SUP&gt;1&lt;/SUP&gt;;&lt;br&gt; закрыт 28.06.41 {12}.</text:p>
          </table:table-cell>
          <table:table-cell/>
          <table:table-cell office:value-type="string" calcext:value-type="string">
            <text:p>ГУЛАГ с 05.07.40 [1];&lt;br&gt; ГУЛПС с 26.02.41 [2];&lt;br&gt; УЛСПЧМ с 14.05.41 [3].</text:p>
          </table:table-cell>
          <table:table-cell office:value-type="string" calcext:value-type="string">
            <text:p>Карело-Финская ССР, с.Пудож на 05.07.40 [1];&lt;br&gt; г.Медвежьегорск на 17.10.40 {11};&lt;br&gt; с.Римское на берегу Онежского оз. в 150 км от Медвежьегорска [4]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Карело-Финская ССР, г.Медвежьегорск, п/я 275 {11}.</text:p>
          </table:table-cell>
          <table:table-cell office:value-type="string" calcext:value-type="string">
            <text:p>стр-во Пудожгорского металлургического (ферро-ванадиевого) комб. [1, 3], {12}.</text:p>
          </table:table-cell>
          <table:table-cell office:value-type="string" calcext:value-type="string">
            <text:p>01.04.41 — 2610, 01.07.41 — 2574 [5].</text:p>
          </table:table-cell>
          <table:table-cell office:value-type="string" calcext:value-type="string">
            <text:p>нач. стр-ва — ст. майор ГБ Тимофеев М.М., с 05.07.40 — ? [1]&lt;SUP&gt;2&lt;/SUP&gt;;&lt;br&gt; нач. — полк. Воронов И.П. (упом. 15.04.41) [6. Л. 12];&lt;br&gt; Жуковский М.В. (упом. 31.05.41) [6. Л. 34].</text:p>
          </table:table-cell>
          <table:table-cell office:value-type="string" calcext:value-type="string">
            <text:p>В архиве УСОЛЬСКОГО ИТЛ (Упр. п/я АМ-244, г.Соликамск Пермской обл.): л/д з/к, вольнонаемных и охраны, материалы делопроизводства;&lt;br&gt; в архиве КАРГОПОЛЬСКОГО ИТЛ: картотека формы № 2 {1}.</text:p>
          </table:table-cell>
          <table:table-cell office:value-type="string" calcext:value-type="string">
            <text:p>&lt;SUP&gt;1&lt;/SUP&gt; Организован во исполнение Пост. ЦК ВКП(б) и СНК СССР 1040 от 15.06.40. В [1] ИТЛ не упом.;&lt;br&gt; в сводках УРО первые известные данные — на 01.04.41 [5]. Дата организации ИТЛ в {1} ошибочна.&lt;br&gt;&lt;SUP&gt;2&lt;/SUP&gt; По совместительству с должностью нач. Беломоро-Балтийского комб. НКВД.</text:p>
          </table:table-cell>
          <table:table-cell/>
          <table:table-cell office:value-type="string" calcext:value-type="string">
            <text:p>&lt;ol compact&gt;&lt;li&gt;Пр. 0279 НКВД от 05.07.40.&lt;br&gt;&lt;li&gt;Пр. 00212 НКВД от 26.02.41.&lt;br&gt;&lt;li&gt;Пр. 00576 НКВД от 14.05.41.&lt;br&gt;&lt;li&gt;ГАРФ. Ф. 8361. Оп. 1. Д. 4. Л. 2–3.&lt;br&gt;&lt;li&gt;ГАРФ. Ф.9414. Оп. 1д. Д. 371. Л. 30, 55.&lt;br&gt;&lt;li&gt;Там же. Оп. 1. Д. 45.&lt;/ol&gt;</text:p>
          </table:table-cell>
          <table:table-cell/>
          <table:table-cell office:value-type="string" calcext:value-type="string">
            <text:p>&lt;a href=r3-31.html&gt;БЕЛОМОРО-БАЛТИЙСКИЙ ИТЛ&lt;/a&gt;.</text:p>
          </table:table-cell>
          <table:table-cell office:value-type="string" calcext:value-type="string">
            <text:p>С.Филип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ПУДОЖСКОЕ ЛО</text:p>
          </table:table-cell>
          <table:table-cell/>
          <table:table-cell office:value-type="string" calcext:value-type="string">
            <text:p>организовано 18.09.41 [1]&lt;SUP&gt;1&lt;/SUP&gt;;&lt;br&gt; закрыто 07.04.43 [2]&lt;SUP&gt;2&lt;/SUP&gt;.</text:p>
          </table:table-cell>
          <table:table-cell/>
          <table:table-cell office:value-type="string" calcext:value-type="string">
            <text:p>УЛЛП с 18.09.41 [1]&lt;SUP&gt;3&lt;/SUP&gt;.</text:p>
          </table:table-cell>
          <table:table-cell office:value-type="string" calcext:value-type="string">
            <text:p>Карело-Финская ССР, г.Пудож [1]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лесозаготовки [1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нач. — Ламберт ?.?., с 18.09.41 — ? [1].</text:p>
          </table:table-cell>
          <table:table-cell office:value-type="string" calcext:value-type="string">
            <text:p>В Центр. ГА Республики Карелия: приказы по Пудожскому ЛО [3].</text:p>
          </table:table-cell>
          <table:table-cell office:value-type="string" calcext:value-type="string">
            <text:p>&lt;SUP&gt;1&lt;/SUP&gt; Выделено из Белбалтлага в самостоятельное ЛО при ликвидации первого [1].&lt;br&gt;&lt;SUP&gt;2&lt;/SUP&gt; Переподчинено КАРГОПОЛЬСКОМУ ИТЛ [2].&lt;br&gt;&lt;SUP&gt;3&lt;/SUP&gt; ЛО не значится ни в одной сводке УРО за 1941–1943 гг., так что, возможно, фактически оно подчинялось Отделу по охране и управлению законсервированного хозяйства б. Беломоро-Балтийского комб. УЛЛП, ликвидированному тем же пр. [2], что и ЛО.</text:p>
          </table:table-cell>
          <table:table-cell/>
          <table:table-cell office:value-type="string" calcext:value-type="string">
            <text:p>&lt;ol compact&gt;&lt;li&gt;Пр. 0416 НКВД от 18.09.41.&lt;br&gt;&lt;li&gt;Пр. 242 НКВД от 07.04.43.&lt;br&gt;&lt;li&gt;Письмо &lt;br&gt;&lt;li&gt;Центр. ГА Республики Карелия № 1/249 от 28.10.96.&lt;/ol&gt;</text:p>
          </table:table-cell>
          <table:table-cell/>
          <table:table-cell office:value-type="string" calcext:value-type="string">
            <text:p>&lt;a href=r3-31.html&gt;БЕЛОМОРО-БАЛТИЙСКИЙ ИТЛ&lt;/a&gt;,&lt;br&gt; &lt;a href=r3-192.html&gt;КАРГОПОЛЬСКИЙ ИТЛ&lt;/a&gt;.</text:p>
          </table:table-cell>
          <table:table-cell office:value-type="string" calcext:value-type="string">
            <text:p>С.Филип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РАЙЧИХИНСКИЙ ИТЛ</text:p>
          </table:table-cell>
          <table:table-cell office:value-type="string" calcext:value-type="string">
            <text:p>Райчихлаг</text:p>
          </table:table-cell>
          <table:table-cell office:value-type="string" calcext:value-type="string">
            <text:p>организован 26.02.38 [1];&lt;br&gt; закрыт 04.06.42 (?) [2]&lt;SUP&gt;1&lt;/SUP&gt;.</text:p>
          </table:table-cell>
          <table:table-cell/>
          <table:table-cell office:value-type="string" calcext:value-type="string">
            <text:p>ГУЛАГ с 26.02.38 [1];&lt;br&gt; УТП с 26.02.38 [3];&lt;br&gt; ГУЛГМП с 02.07.41 [4].</text:p>
          </table:table-cell>
          <table:table-cell office:value-type="string" calcext:value-type="string">
            <text:p>Хабаровский кр., Амурская обл., Буреинский район, с.Райчиха (ныне г.Райчихинск) {11, 13}.</text:p>
          </table:table-cell>
          <table:table-cell office:value-type="string" calcext:value-type="string">
            <text:p>нет.</text:p>
          </table:table-cell>
          <table:table-cell office:value-type="string" calcext:value-type="string">
            <text:p>нет {11, 13}.</text:p>
          </table:table-cell>
          <table:table-cell office:value-type="string" calcext:value-type="string">
            <text:p>Хабаровский кр., Амурская обл., п/о Райчиха, п/я 225 {11, 13}.</text:p>
          </table:table-cell>
          <table:table-cell office:value-type="string" calcext:value-type="string">
            <text:p>разработка Райчихинского угольного месторождения [1].</text:p>
          </table:table-cell>
          <table:table-cell office:value-type="string" calcext:value-type="string">
            <text:p>01.07.38 — 4843, 01.01.39 — 8711&lt;SUP&gt;2&lt;/SUP&gt;, 01.01.40 — 11 034 (УРО);&lt;br&gt; 01.01.41 — 9956, 01.07.41 — 9828 [5];&lt;br&gt; 01.01.42 — 7696 [6];&lt;br&gt; 01.04.42 — 5060&lt;SUP&gt;3&lt;/SUP&gt; [7].</text:p>
          </table:table-cell>
          <table:table-cell office:value-type="string" calcext:value-type="string">
            <text:p>нач. — Передерий ?.?., с 26.02.38 по 15.06.38 [1, 8]&lt;SUP&gt;4&lt;/SUP&gt;;&lt;br&gt; и.о. нач. — ст. лейт. ГБ Закарьян Г.П., с 23.05.38 по 04.10.38 [9]&lt;SUP&gt;5&lt;/SUP&gt;;&lt;br&gt; нач. — бр. комиссар Алекшинский Н.А., с 16.11.38 — ? [10];&lt;br&gt; ст. лейт. ГБ Саруханян М.М., с 02.11.39 — не ранее 04.06.42 [11, 2].</text:p>
          </table:table-cell>
          <table:table-cell office:value-type="string" calcext:value-type="string">
            <text:p>1956 г. — в УИТЛК УМВД по Хабаровскому кр.: л/д з/к — 13 562;&lt;br&gt; в ОИТК УМВД по Амурской обл. (небольшое количество материалов) {1}. 1997 г. — в ГА Хабаровского кр.: документы политотдела ИТЛ, в том числе личные и персональные дела членов КПСС и ВЛКСМ [12].</text:p>
          </table:table-cell>
          <table:table-cell office:value-type="string" calcext:value-type="string">
            <text:p>&lt;SUP&gt;1&lt;/SUP&gt; Согласно [2], РАЙЧИХИНСКИЙ ИТЛ переподчинен УИТЛК УНКВД по Хабаровского кр., а 28.01.43 он был исключен из списка дислокации действующих ИТЛ [13];&lt;br&gt; скорее всего, при переподчинении лагеря его упр. было ливидировано.&lt;br&gt;&lt;SUP&gt;2&lt;/SUP&gt; На 01.10.38 — 8017, из них 1114 осужденных за к/р преступления, 3129 — как СОЭ и СВЭ [14].&lt;br&gt;&lt;SUP&gt;3&lt;/SUP&gt; Из них 243 женщины, 488 осужденных за к/р преступления [7].&lt;br&gt;&lt;SUP&gt;4&lt;/SUP&gt; Согласно [15], снят с работы и арестован за развал Райчихи.&lt;br&gt;&lt;SUP&gt;5&lt;/SUP&gt; Арестован не позднее 11.38 [16]. Пр. об увольнении в связи с арестом — от 05.10.39 [17].</text:p>
          </table:table-cell>
          <table:table-cell/>
          <table:table-cell office:value-type="string" calcext:value-type="string">
            <text:p>&lt;ol compact&gt;&lt;li&gt;Пр. 0084 НКВД от 26.02.38.&lt;br&gt;&lt;li&gt;Пр. 0207/215с НКВД—НКУП от 04.06.42.&lt;br&gt;&lt;li&gt;Пр. 00212 НКВД от 26.02.41.&lt;br&gt;&lt;li&gt;Пр. 00885 НКВД от 02.07.41. &lt;br&gt;&lt;li&gt;ГАРФ. Ф.9414. Оп. 1д.. Д. 371. Л. 2, 54.&lt;br&gt;&lt;li&gt;Там же. Д. 372. Л. 7об., 8.&lt;br&gt;&lt;li&gt;Там же. Д. 378. Л. 3.&lt;br&gt;&lt;li&gt;ЦА ФСБ. &lt;br&gt;&lt;li&gt;Шифротелеграмма. Исходящий № 1328 от 15.06.38.&lt;br&gt;&lt;li&gt;ГАРФ. Служебная карточка ГУЛАГа.&lt;br&gt;&lt;li&gt;Пр. 2401 НКВД от 16.11.38.&lt;br&gt;&lt;li&gt;Пр. 2014 НКВД от 02.11.39.&lt;br&gt;&lt;li&gt;Письмо ГА Хабаровского кр. № 2–11/8 от 20.02.97.&lt;br&gt;&lt;li&gt;Пр. 00129 НКВД от 28.01.43.&lt;br&gt;&lt;li&gt;ГАРФ. Ф. 9414. Оп. 1. Д. 1140. Л. 140.&lt;br&gt;&lt;li&gt;Там же. Д. 12. Л. 201.&lt;br&gt;&lt;li&gt;ЦА ФСБ. Ф. 3-ос. Оп. 6. Д. 13. Л. 214.&lt;br&gt;&lt;li&gt;Пр. НКВД 1866 от 05.10.39.&lt;/ol&gt;</text:p>
          </table:table-cell>
          <table:table-cell table:number-columns-repeated="2"/>
          <table:table-cell office:value-type="string" calcext:value-type="string">
            <text:p>С.Филиппов, 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РЕЧНОЙ ЛАГЕРЬ</text:p>
          </table:table-cell>
          <table:table-cell office:value-type="string" calcext:value-type="string">
            <text:p>Особый лагерь № 6, Особлаг № 6, Речлаг</text:p>
          </table:table-cell>
          <table:table-cell office:value-type="string" calcext:value-type="string">
            <text:p>организован 27.08.48 на базе лаг. подр. Воркутлага [1]&lt;SUP&gt;1&lt;/SUP&gt;;&lt;br&gt; закрыт 26.05.54 (Упр. Особлага № 6 и ВОРКУТИНСКОГО ИТЛ объединены в Упр. ВОРКУТИНСКОГО ИТЛ) [2].</text:p>
          </table:table-cell>
          <table:table-cell/>
          <table:table-cell office:value-type="string" calcext:value-type="string">
            <text:p>ГУЛГМП&lt;SUP&gt;2&lt;/SUP&gt; [3], [4. Разд. 1. Л. 1], {3, 29};&lt;br&gt; ГТУ МВД с 28.03.53 {32};&lt;br&gt; ГУЛАГ МВД с 08.02.54 {39}.</text:p>
          </table:table-cell>
          <table:table-cell office:value-type="string" calcext:value-type="string">
            <text:p>Коми АССР, г.Воркута [1], [4. Разд. 1. Л. 2], {19, 29}.</text:p>
          </table:table-cell>
          <table:table-cell office:value-type="string" calcext:value-type="string">
            <text:p>нет на 15.01.49 {19};&lt;br&gt; ЖЯ на 28.02.53 {29}.</text:p>
          </table:table-cell>
          <table:table-cell office:value-type="string" calcext:value-type="string">
            <text:p>Река [1];&lt;br&gt; Речка {19, 29};&lt;br&gt; Речной [4. Разд. 1. Л. 2].</text:p>
          </table:table-cell>
          <table:table-cell office:value-type="string" calcext:value-type="string">
            <text:p>Коми АССР, г.Воркута, п/я — нет [1];&lt;br&gt; п/я 407 [4. Разд. 1. Л. 2], [5. Л. 29], {19};&lt;br&gt; п/я ЖЯ-407 {29}.</text:p>
          </table:table-cell>
          <table:table-cell office:value-type="string" calcext:value-type="string">
            <text:p>пром. и гражданское стр-во [1], обслуживание и стр-во объектов комб. Воркутауголь&lt;SUP&gt;3&lt;/SUP&gt;: добыча угля на шахтах № 1, 8 (с открытия), 7, 12, 14 (с 16.10.48), 9–11, 40 (с 15.04.49), 6 (на 21.11.49), 29 (на 07.05.51) [1, 6–9], обслуживание шахтоуправлений № 1 и 2 [6], сельхоза (совхоза) Заполярный (ст. Никита на ж.д. Стр-ва 501), кирп. з-дов № 1 и 2 [4. Разд. 3. Л. 1–80], [6, 8, 9], стр-во ТЭЦ-2 МВД (ст. Аяч-Яга ж.д. комб.), работы на гравийном карьере дорожного стр-ва, на глиняном карьере кирп. з-да № 2, в пошивочных мастерских (ст. Новая Воркутинской ж.д. МПС), обслуживание стройконторы шахты № 30 и Дорожно-строит.упр. № 4 (ст. Северная), ДОКа № 3 (г.Воркута, пос. Октябрьский), работы транспортного упр. комб. Воркутауголь, упр. Дорстроя, стройконторы Горстроя № 2 и базы торгового упр. КВУ&lt;SUP&gt;4&lt;/SUP&gt; МВД СССР, работы РЭМЗ-1&lt;SUP&gt;5&lt;/SUP&gt; и мастерских геологоразведочного упр. Воркутлага (ст. Рудник) [4. Разд. 3. Л. 1–80].</text:p>
          </table:table-cell>
          <table:table-cell office:value-type="string" calcext:value-type="string">
            <text:p>11.48 — 6654, 01.01.49 — 7474, 01.01.50 — 25 024, 01.01.51 — 27 547, 01.01.52 — 35 459 (УРО);&lt;br&gt; 01.01.53 — 35 451 [10];&lt;br&gt; 01.08.54 — 37 654 (УРО)&lt;SUP&gt;6&lt;/SUP&gt;.</text:p>
          </table:table-cell>
          <table:table-cell office:value-type="string" calcext:value-type="string">
            <text:p>нач. — п/п Шунькин Ф.И., с 27.08.48&lt;SUP&gt;7&lt;/SUP&gt; по 03.04.50 [1, 11];&lt;br&gt; полк. Кухтиков А.Д., с 03.04.50&lt;SUP&gt;8&lt;/SUP&gt; — не ранее 02.09.51 [11], [4, Разд. 1. Л. 2], [12], [13. Л. 248];&lt;br&gt; г/м Деревянко А.А., с 16.06.53 по 26.05.54&lt;SUP&gt;9&lt;/SUP&gt; [14, 15];&lt;br&gt; и.о. нач. — полк. Фадеев А.Н. (упом. 21.02.52, 31.03.52) [16. Л. 54, 113–117];&lt;br&gt; з/н — майор Захватов Г.В. (упом. в [4. Разд. 1. Л. 2]);&lt;br&gt; з/н Воркутпечлага по РЕЧНОМУ ЛАГЕРЮ г/м Деревянко А.А., с 15.12.51 — ? [17].</text:p>
          </table:table-cell>
          <table:table-cell office:value-type="string" calcext:value-type="string">
            <text:p>Передан в архив ВОРКУТИНСКОГО ИТЛ: все материалы {1}.</text:p>
          </table:table-cell>
          <table:table-cell office:value-type="string" calcext:value-type="string">
            <text:p>&lt;SUP&gt;1&lt;/SUP&gt; Во исполнение Пост. СМ 416–159сс от 21.02.48 и в развитие пр. от 28.02.48 [18];&lt;br&gt; организация лагеря возложена на нач. Упр. Воркутинского ИТЛ и комб. МВД [1].&lt;br&gt;&lt;SUP&gt;2&lt;/SUP&gt; 09.12.48 в целях установления большего порядка и укрепления руководства особлагом, а также обеспечения максимального трудового использования з/к начальнику ВОРКУТИНСКОГО ИТЛ приказано принять на себя полностью руководство особлагом, руководя через своего з/н особлага [19] (см. также [17]).&lt;br&gt;&lt;SUP&gt;3&lt;/SUP&gt; Работы на предприятиях комб. Воркутауголь (то же — Воркутинский комб.) производилось на контрагентских началах [1].&lt;br&gt;&lt;SUP&gt;4&lt;/SUP&gt; Так в источнике;&lt;br&gt; по-видимому, КВУ — комб. Воркутауголь.&lt;br&gt;&lt;SUP&gt;5&lt;/SUP&gt; Так в источнике;&lt;br&gt; скорее всего РЭМЗ — это рем. электромех. з-д.&lt;br&gt;&lt;SUP&gt;6&lt;/SUP&gt; Лимит наполнения: 1948 г.— 10 000, 1949 г. — 25 000 [1];&lt;br&gt; 21.11.49 — 25 100 [6];&lt;br&gt; 21.05.51 — 35 000 (за счет сокращения лимита Особлага № 7 на 5000 [12].&lt;br&gt;&lt;SUP&gt;7&lt;/SUP&gt; Освобожден от обязанностей зам. нач. ВОРКУТИНСКОГО ИТЛ по каторжным работам, назначен по совместительству з/н Воркутинского ИТЛ и комб. МВД [1].&lt;br&gt;&lt;SUP&gt;8&lt;/SUP&gt; Оставался нач. ВОРКУТИНСКОГО ИТЛ и комб. до 15.04.52 [11, 20].&lt;br&gt;&lt;SUP&gt;9&lt;/SUP&gt; Уволен как б. нач. Упр. РЕЧНОГО ЛАГЕРЯ по служебному несоответствию [15].</text:p>
          </table:table-cell>
          <table:table-cell/>
          <table:table-cell office:value-type="string" calcext:value-type="string">
            <text:p>&lt;ol compact&gt;&lt;li&gt;Пр. 001040 МВД от 27.08.48.&lt;br&gt;&lt;li&gt;Пр. 00445 МВД от 26.05.48.&lt;br&gt;&lt;li&gt;Пр. 0174 МВД от 17.03.50.&lt;br&gt;&lt;li&gt;ГАРФ. Ф. 9414. Оп. 1. Д. 575.&lt;br&gt;&lt;li&gt;Там же. Д. 1843.&lt;br&gt;&lt;li&gt;Пр. 001061 МВД от 21.11.49.&lt;br&gt;&lt;li&gt;Пр. 001227 МВД от 16.10.48.&lt;br&gt;&lt;li&gt;Пр. 00344 МВД от 15.04.49.&lt;br&gt;&lt;li&gt;Пр. 00237 МВД от 07.05.51.&lt;br&gt;&lt;li&gt;ГАРФ. Ф. 9414. Оп. 1. Д. 1393. Л. 13.&lt;br&gt;&lt;li&gt;Пр. 0221 МВД от 03.04.50.&lt;br&gt;&lt;li&gt;Пр. 0345 МВД от 21.05.51.&lt;br&gt;&lt;li&gt;ГАРФ. Ф. 9414. Оп. 1. Д. 386.&lt;br&gt;&lt;li&gt;Пр. 494лс МВД от 16.06.53.&lt;br&gt;&lt;li&gt;Пр. 2521лс МВД от 23.10.54. &lt;br&gt;&lt;li&gt;ГАРФ. Ф. 9414. Оп. 1. Д. 545.&lt;br&gt;&lt;li&gt;Пр. 1732лс МВД от 15.12.51. &lt;br&gt;&lt;li&gt;Пр. 00219 МВД от 28.02.48.&lt;br&gt;&lt;li&gt;Расп. 754 МВД от 09.12.48. &lt;br&gt;&lt;li&gt;Пр. 470лс МВД от 15.04.52.&lt;/ol&gt;</text:p>
          </table:table-cell>
          <table:table-cell office:value-type="string" calcext:value-type="string">
            <text:p>16.10.48, 15.04.49 в состав Особлага № 6 включены дополнительно лаг. подр. ВОРКУТИНСКОГО ИТЛ [7, 8].</text:p>
          </table:table-cell>
          <table:table-cell office:value-type="string" calcext:value-type="string">
            <text:p>&lt;a href=r3-64.html&gt;ВОРКУТИНСКИЙ ИТЛ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РУДБАКАЛСТРОЙ И ИТЛ</text:p>
          </table:table-cell>
          <table:table-cell office:value-type="string" calcext:value-type="string">
            <text:p>ИТЛ Рудбакалстроя</text:p>
          </table:table-cell>
          <table:table-cell office:value-type="string" calcext:value-type="string">
            <text:p>организован 22.01.42 [1];&lt;br&gt; закрыт 17.03.42 [2].</text:p>
          </table:table-cell>
          <table:table-cell/>
          <table:table-cell office:value-type="string" calcext:value-type="string">
            <text:p>ГУЛПС [3].</text:p>
          </table:table-cell>
          <table:table-cell office:value-type="string" calcext:value-type="string">
            <text:p>ст. Бакал Южно-Уральской ж.д. (Челябинская обл.) {13}.</text:p>
          </table:table-cell>
          <table:table-cell office:value-type="string" calcext:value-type="string">
            <text:p>нет.</text:p>
          </table:table-cell>
          <table:table-cell office:value-type="string" calcext:value-type="string">
            <text:p>нет {13}.</text:p>
          </table:table-cell>
          <table:table-cell office:value-type="string" calcext:value-type="string">
            <text:p>ст. Бакал Южно-Уральской ж.д., п/я — нет {13}.</text:p>
          </table:table-cell>
          <table:table-cell office:value-type="string" calcext:value-type="string">
            <text:p>стр-во Бакальских рудников — рудной базы Бакальского металлургического з-да [1]&lt;SUP&gt;1&lt;/SUP&gt;.</text:p>
          </table:table-cell>
          <table:table-cell office:value-type="string" calcext:value-type="string">
            <text:p>предполагалось направить в ИТЛ Рудбакалстроя в I квартале 1942 г. 3000 з/к [1]&lt;SUP&gt;2&lt;/SUP&gt;.</text:p>
          </table:table-cell>
          <table:table-cell office:value-type="string" calcext:value-type="string">
            <text:p>нач. — Шапошников Н.Ф., с 22.01.42 по 17.03.42 [1, 2].</text:p>
          </table:table-cell>
          <table:table-cell office:value-type="string" calcext:value-type="string">
            <text:p>В архиве БАКАЛЬСКОГО ИТЛ {1}.</text:p>
          </table:table-cell>
          <table:table-cell office:value-type="string" calcext:value-type="string">
            <text:p>&lt;SUP&gt;1&lt;/SUP&gt; С 17.03.42 стр-во Бакальских рудников возложено на БАКАЛЬСКИЙ ИТЛ [2].&lt;br&gt;&lt;SUP&gt;2&lt;/SUP&gt; Вероятно, ИТЛ фактически не был организован (в сводках УРО данные о нем отсутствуют).</text:p>
          </table:table-cell>
          <table:table-cell/>
          <table:table-cell office:value-type="string" calcext:value-type="string">
            <text:p>&lt;ol compact&gt;&lt;li&gt;Пр. 00159 НКВД от 22.01.42.&lt;br&gt;&lt;li&gt;Пр. 00536 НКВД от 17.03.42.&lt;br&gt;&lt;li&gt;Пр. 00183 НКВД от 25.01.42.&lt;/ol&gt;</text:p>
          </table:table-cell>
          <table:table-cell/>
          <table:table-cell office:value-type="string" calcext:value-type="string">
            <text:p>&lt;a href=r3-22.html&gt;БАКАЛЬСКИЙ ИТЛ&lt;/a&gt;,&lt;br&gt; &lt;a href=r3-180.html&gt;ИТЛ ЧЕЛЯБМЕТАЛЛУРГСТРОЯ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РЫБИНСКИЙ ИТЛ</text:p>
          </table:table-cell>
          <table:table-cell office:value-type="string" calcext:value-type="string">
            <text:p>Рыбинлаг</text:p>
          </table:table-cell>
          <table:table-cell office:value-type="string" calcext:value-type="string">
            <text:p>организован 24.02.42 [1]&lt;SUP&gt;1&lt;/SUP&gt;;&lt;br&gt; закрыт 26.02.44 [2]&lt;SUP&gt;2&lt;/SUP&gt;.</text:p>
          </table:table-cell>
          <table:table-cell/>
          <table:table-cell office:value-type="string" calcext:value-type="string">
            <text:p>ГУЛАГ [1, 2].</text:p>
          </table:table-cell>
          <table:table-cell office:value-type="string" calcext:value-type="string">
            <text:p>Ярославская обл., г.Рыбинск {13}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Ярославская обл., г. Рыбинск, п/я — нет {13};&lt;br&gt; то же, п/я 229 (с 04.09.43) [3].</text:p>
          </table:table-cell>
          <table:table-cell office:value-type="string" calcext:value-type="string">
            <text:p>лесозаготовки (по плану Волгостроя на 1942 г.), обеспечение рабочей силой Угличского з-да, работ Волгостроя по Рыбинскому водохранилищу и ГЭС, Наркомречфлота и Наркомата эл.-ст. [4], заготовка и поставка для НКВД в Москве дров и деловой древесины [2], производство спецукупорки и корпусов для 120-мм мин [5], деревообработка и металлообработка, швейное, пенько-джутовое, обувное, кожевенное производства;&lt;br&gt; с.х. рыболовство [6, 7].</text:p>
          </table:table-cell>
          <table:table-cell office:value-type="string" calcext:value-type="string">
            <text:p>01.04.42 — 34 441&lt;SUP&gt;3&lt;/SUP&gt;, 01.01.43 — 29 634 [8];&lt;br&gt; 01.01.44 — 22 584 (УРО);&lt;br&gt; 01.03.44 — 24 844&lt;SUP&gt;4&lt;/SUP&gt; [7]&lt;SUP&gt;5&lt;/SUP&gt;.</text:p>
          </table:table-cell>
          <table:table-cell office:value-type="string" calcext:value-type="string">
            <text:p>нач. — мл. лейт. ГБ (ст. лейт.) Клюшин ?.?., с 24.02.42 — ? (упом. 07.07.42) [1, 9];&lt;br&gt; полк. ГБ Иноземцев К.Д., с 27.04.43 по 02.02.44 [10, 11];&lt;br&gt; п/п ГБ Заикин И.Ф., с 02.02.44 по 26.02.44 [11, 2].</text:p>
          </table:table-cell>
          <table:table-cell office:value-type="string" calcext:value-type="string">
            <text:p>В УИТЛК УМВД по Ярославской обл.: л/д сотрудников и служебные карточки {1}.</text:p>
          </table:table-cell>
          <table:table-cell office:value-type="string" calcext:value-type="string">
            <text:p>&lt;SUP&gt;1&lt;/SUP&gt; Организован на базе Рыбинского, Угличского, Вольского и Камениковского ЛО ВОЛЖСКОГО ИТЛ для размещения и трудового использования лаг. контингентов пониженной трудоспособности, больных и инвалидов. Комплектование приказано производить за счет инвалидов, ослабленных и т.п. из лагерей, в первую очередь расположенных в прифронтовой полосе, занятых на работах Главоборонстроя и др. стройках НКВД [1]. Вскоре, однако, Волголаг был ликвидирован и весь лаг. контингент Волголага, имущество, сельхозы и вольнонаемный аппарат лаг. сектора передан Рыбинскому ИТЛ [4].&lt;br&gt;&lt;SUP&gt;2&lt;/SUP&gt; Упр. РЫБИНСКОГО ИТЛ объединено с УС гидротех. узлов на р. Волге — Волгостроем НКВД с образованием ИТЛ ВОЛГОСТРОЯ. Все работы РЫБИНСКОГО ИТЛ переданы Волгострою [2]. См. также Акт передачи Рыблага в состав УС Главпромстроя НКВД и ИТЛ от 25.04.44&amp;quot;&lt;br&gt; [7].&lt;br&gt;&lt;SUP&gt;3&lt;/SUP&gt; Из них 2177 женщин, 8674 осужденных за к/р преступления [8].&lt;br&gt;&lt;SUP&gt;4&lt;/SUP&gt; Из них 7206 женщин [7].&lt;br&gt;&lt;SUP&gt;5&lt;/SUP&gt; При организации Рыбинлага штатная численность — 20 000 з/к [1].</text:p>
          </table:table-cell>
          <table:table-cell/>
          <table:table-cell office:value-type="string" calcext:value-type="string">
            <text:p>&lt;ol compact&gt;&lt;li&gt;Пр. 00387 НКВД от 24.02.42.&lt;br&gt;&lt;li&gt;Пр. 85 НКВД от 26.02.44.&lt;br&gt;&lt;li&gt;Пр. 001483 НКВД от 04.09.43.&lt;br&gt;&lt;li&gt;Пр. 00565 НКВД от 20.03.42. &lt;br&gt;&lt;li&gt;Пр. 001770 НКВД от 25.11.43.&lt;br&gt;&lt;li&gt;ГАРФ. Ф. 9414. Оп. 1. Д. 49. Л. 615.&lt;br&gt;&lt;li&gt;Там же. Д. 72.&lt;br&gt;&lt;li&gt;Там же. Оп. 1д. Д. 378. Л. 2, 110.&lt;br&gt;&lt;li&gt;Пр. 001430 НКВД от 07.07.42.&lt;br&gt;&lt;li&gt;ГАРФ. Служебная карточка ГУЛАГа. &lt;br&gt;&lt;li&gt;Пр. 160лс НКВД от 02.02.44.&lt;/ol&gt;</text:p>
          </table:table-cell>
          <table:table-cell/>
          <table:table-cell office:value-type="string" calcext:value-type="string">
            <text:p>&lt;a href=r3-63.html&gt;ВОЛЖСКИЙ ИТЛ&lt;/A&gt;,&lt;br&gt; &lt;a href=r3-115.html&gt;ИТЛ ВОЛГОСТРОЯ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АМАРСКИЙ ИТЛ И СТРОИТЕЛЬСТВО&lt;BR&gt;КУЙБЫШЕВСКОГО ГИДРОУЗЛА</text:p>
          </table:table-cell>
          <table:table-cell office:value-type="string" calcext:value-type="string">
            <text:p>Самарский ИТЛ, Самарлаг</text:p>
          </table:table-cell>
          <table:table-cell office:value-type="string" calcext:value-type="string">
            <text:p>организован 02.09.37 [1];&lt;br&gt; закрыт 11.10.40 [2]&lt;SUP&gt;1&lt;/SUP&gt;.</text:p>
          </table:table-cell>
          <table:table-cell/>
          <table:table-cell office:value-type="string" calcext:value-type="string">
            <text:p>ГУЛАГ [1, 2].</text:p>
          </table:table-cell>
          <table:table-cell office:value-type="string" calcext:value-type="string">
            <text:p>г.Куйбышев, Дом промышленности {10, 11}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г.Куйбышев, п/я 230 {10, 11}.</text:p>
          </table:table-cell>
          <table:table-cell office:value-type="string" calcext:value-type="string">
            <text:p>обслуживание работ Куйбышевстроя НКВД&lt;SUP&gt;2&lt;/SUP&gt;, в том числе — стр-ва Куйбышевской ГЭС (не окончено), Безымянской и Куйбышевской ТЭЦ, дизельной эл.-ст., Жигулевской подстанции, цементного, кирп. и мех. з-дов, ж.д. Безымянка—Красная Глинка (42,5 км), Сызрань—Переволоки (59 км), дорожных магистралей Красноглинского узла, жилищное стр-во [1–5].</text:p>
          </table:table-cell>
          <table:table-cell office:value-type="string" calcext:value-type="string">
            <text:p>01.10.37 — 2159, 01.01.38 — 15 894, 01.10.38 — 30 233&lt;SUP&gt;3&lt;/SUP&gt;, 01.01.39 — 36 761, 01.01.40 — 29 546&lt;SUP&gt;4&lt;/SUP&gt; (УРО)</text:p>
          </table:table-cell>
          <table:table-cell office:value-type="string" calcext:value-type="string">
            <text:p>нач. — майор ГБ Чистов П.В., с 08.03.39 по 11.10.40&lt;SUP&gt;5&lt;/SUP&gt; [6, 7];&lt;br&gt; пом. нач. — Кузнецов М.М., с 02.09.37 по 02.40 [1, 8].</text:p>
          </table:table-cell>
          <table:table-cell office:value-type="string" calcext:value-type="string">
            <text:p>1956 г. — в УИТЛК УМВД по Куйбышевской обл.: л/д з/к и вольнонаемных;&lt;br&gt; в ГА Куйбышевской обл.: часть материалов делопроизводства {1}. 1997 г. — в ГА Самарской обл.: материалы делопроизводства, справки о состоянии здоровья, заболеваемости и смертности з/к [9].</text:p>
          </table:table-cell>
          <table:table-cell office:value-type="string" calcext:value-type="string">
            <text:p>&lt;SUP&gt;1&lt;/SUP&gt; 11.10.40 приказано в связи с временным приостановлением стр-ва Куйбышевского гидроузла 8000 з/к, весь инж.-техн. и адм.-хозяйственный состав стр-ва обратить на укомплектование стр-ва Волго-Балтийского и Северо-Двинского водного пути (см. ГУЛГТС НКВД), остальную рабочую силу Самарлага передать Особому стр-ву НКВД;&lt;br&gt; работы по временной консервации Куйбышевского и Соликамского гидроузлов поручены вновь созданному ГУЛГТС НКВД [10]. Однако Самарский ИТЛ упомянут 17.10.40 в пр. с объявлением дислокаций ИТ лагерей {11};&lt;br&gt; исключен из списка дислокаций ИТ лагерей 06.11.40 [11].&lt;br&gt;&lt;SUP&gt;2&lt;/SUP&gt; Для стр-ва Куйбышевского гидроузла была создана строит. организация — УС Куйбышевского гидроузла (Куйбышевстрой) НКВД. С 14.04.38 нач. Куйбышевстроя — комиссар ГБ 1-го ранга Л.М.Заковский [12, 13], арестованный 29.04.38 [14];&lt;br&gt; див. инж. С.Я.Жук (дата назначения неизвестна) оставался нач. Куйбышевстроя до 17.06.39, когда на эту должность был назначен П.В.Чистов [15].&lt;br&gt;&lt;SUP&gt;3&lt;/SUP&gt; Из них 5988 осужденных за к/р преступления, 9910 — как СОЭ и СВЭ [16].&lt;br&gt;&lt;SUP&gt;4&lt;/SUP&gt; Согласно сводкам УРО о трудовом использовании з/к (телеграфные сообщения) за 1940 г., численность з/к выросла с 23 637 в августе до 41 219 в декабре [17].&lt;br&gt;&lt;SUP&gt;5&lt;/SUP&gt; Ранее — нач. УНКВД по Донецкой обл.;&lt;br&gt; 11.10.40 переведен на должность нач. ВЫТЕГОРСКОГО ИТЛ [6, 7].</text:p>
          </table:table-cell>
          <table:table-cell/>
          <table:table-cell office:value-type="string" calcext:value-type="string">
            <text:p>&lt;ol compact&gt;&lt;li&gt;Пр. 369 НКВД от 02.09.37.&lt;br&gt;&lt;li&gt;Пр. 0441 НКВД от 11.10.40.&lt;br&gt;&lt;li&gt;Пр. 00612 НКВД от 27.09.37.&lt;br&gt;&lt;li&gt;ГАРФ. Ф.9414. Оп.1д. Д. 641. Л. 22–50.&lt;br&gt;&lt;li&gt;Пр. 0158 НКВД от 11.06.39.&lt;br&gt;&lt;li&gt;Пр. 410лс НКВД от 08.03.39.&lt;br&gt;&lt;li&gt;Пр. 0440 НКВД от 11.10.40.&lt;br&gt;&lt;li&gt;ГАРФ. Служебная карточка ГУЛАГа.&lt;br&gt;&lt;li&gt;Письмо ГА Самарской обл. № 7/5–2 от 23.07.97.&lt;br&gt;&lt;li&gt;Пр. 001159 НКВД от 13.09.40.&lt;br&gt;&lt;li&gt;Пр. 001407 НКВД от 06.11.40.&lt;br&gt;&lt;li&gt;ЦА ФСБ. Ф. 3ос. Оп. 6. Д. 13. Л. 210.&lt;br&gt;&lt;li&gt;Пр. 967лс НКВД от 20.04.38.&lt;br&gt;&lt;li&gt;Сведения &lt;br&gt;&lt;li&gt;ГИЦ МВД.&lt;br&gt;&lt;li&gt;Пр. 1386лс НКВД от 17.06.39.&lt;br&gt;&lt;li&gt;ГАРФ. Ф. 9414. Оп. 1. Д. 1140. Л. 140&lt;br&gt;&lt;li&gt;Там же. Д. 1151.&lt;br&gt;&lt;li&gt;&lt;/ol&gt;</text:p>
          </table:table-cell>
          <table:table-cell/>
          <table:table-cell office:value-type="string" calcext:value-type="string">
            <text:p>&lt;a href=r3-28.html&gt;БЕЗЫМЯНСКИЙ ИТЛ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АРАНСКИЙ ИТЛ И СТРОИТЕЛЬСТВО ГУЛЖДС</text:p>
          </table:table-cell>
          <table:table-cell office:value-type="string" calcext:value-type="string">
            <text:p>Саранский ИТЛ, Сараньстрой, Саранстрой</text:p>
          </table:table-cell>
          <table:table-cell office:value-type="string" calcext:value-type="string">
            <text:p>организован 06.04.45 (переименован из АЛТАЙСКОГО ИТЛ [1]&lt;SUP&gt;1&lt;/SUP&gt;;&lt;br&gt; закрыт 22.09.45&lt;SUP&gt;2&lt;/SUP&gt; (включен в КАРАГАНДИНСКИЙ ИТЛ) [2. Л. 111].</text:p>
          </table:table-cell>
          <table:table-cell/>
          <table:table-cell office:value-type="string" calcext:value-type="string">
            <text:p>ГУЛЖДС [1], {15}.</text:p>
          </table:table-cell>
          <table:table-cell office:value-type="string" calcext:value-type="string">
            <text:p>Казахская ССР, г.Караганда [1], {15}.</text:p>
          </table:table-cell>
          <table:table-cell office:value-type="string" calcext:value-type="string">
            <text:p>нет&lt;SUP&gt;3&lt;/SUP&gt;.</text:p>
          </table:table-cell>
          <table:table-cell office:value-type="string" calcext:value-type="string">
            <text:p>нет.</text:p>
          </table:table-cell>
          <table:table-cell office:value-type="string" calcext:value-type="string">
            <text:p>Казахская ССР, г.Караганда, п/я 21 {15}.</text:p>
          </table:table-cell>
          <table:table-cell office:value-type="string" calcext:value-type="string">
            <text:p>стр-во р.п. на Саранском угольном месторождении, ж/д ветки от ст. Б. Михайловка до ст. Пришахтная (13 км), кирп. з-да, водопровода;&lt;br&gt; лесозаготовки в Юринском лесхозе Марийской АССР [1].</text:p>
          </table:table-cell>
          <table:table-cell office:value-type="string" calcext:value-type="string">
            <text:p>12.45 — 385, 01.01.46 — 368, 02.46 — 360 (УРО).</text:p>
          </table:table-cell>
          <table:table-cell office:value-type="string" calcext:value-type="string">
            <text:p>нач. — майор ГБ Кучин Н.С., с 06.04.45 — не ранее 09.10.45 [1], [2. Л. 112–113 об.].</text:p>
          </table:table-cell>
          <table:table-cell office:value-type="string" calcext:value-type="string">
            <text:p>В архиве КАРАГАНДИНСКОГО ИТЛ: картотека з/к — 4349, картотека трудмобилизованных немцев — 2316, материалы делопроизводства — 85;&lt;br&gt; в ГА Карагандинской обл.: приказы по упр.&lt;SUP&gt;4&lt;/SUP&gt; {1}, [2. Л. 112–113].</text:p>
          </table:table-cell>
          <table:table-cell office:value-type="string" calcext:value-type="string">
            <text:p>&lt;SUP&gt;1&lt;/SUP&gt; Переименован и перебазирован на стр-во Саранского р.п. (ныне г.Сарань Карагандинской обл.) [1].&lt;br&gt;&lt;SUP&gt;2&lt;/SUP&gt; Фактически з/к, лаг. работники и хозяйство переданы в состав Карлага 09.10.45 и 20.11.45 (на основании телеграфных расп. зам. наркома внутренних дел г/п Чернышева 47/-277/777 от 22.09.45 и нач. ГУЛАГа г/л Наседкина 36 826 от 28.09.45) [2. Л. 111–113 об.];&lt;br&gt; последние сведения в УРО — за 02.46 [3].&lt;br&gt;&lt;SUP&gt;3&lt;/SUP&gt; Не упом. среди ИТЛ, которым присваивали первые лит. обозначения пр. от 25.12.45 {16} и в {3}.&lt;br&gt;&lt;SUP&gt;4&lt;/SUP&gt; Вероятно, в {1} приведены сводные данные по архивам АЛТАЙСКОГО ИТЛ и Саранского ИТЛ (ср. Численность).</text:p>
          </table:table-cell>
          <table:table-cell/>
          <table:table-cell office:value-type="string" calcext:value-type="string">
            <text:p>&lt;ol compact&gt;&lt;li&gt;Пр.067 НКВД от 06.04.45.&lt;br&gt;&lt;li&gt;ГАРФ. Ф. 9414. Оп. 1д. Д. 28.&lt;br&gt;&lt;li&gt;Там же. Оп. 1. Д. 1257. Л. 18.&lt;/ol&gt;</text:p>
          </table:table-cell>
          <table:table-cell/>
          <table:table-cell office:value-type="string" calcext:value-type="string">
            <text:p>&lt;a href=r3-7.html&gt;АЛТАЙСКИЙ ИТЛ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АРАТОВСКИЙ ИТЛ</text:p>
          </table:table-cell>
          <table:table-cell office:value-type="string" calcext:value-type="string">
            <text:p>Саратовлаг, Саратовстрой</text:p>
          </table:table-cell>
          <table:table-cell office:value-type="string" calcext:value-type="string">
            <text:p>организован 25.01.42 [1]&lt;SUP&gt;1&lt;/SUP&gt;;&lt;br&gt; закрыт 11.09.42 (слит с Упр. Волгожелдорстроя и НИЖНЕ-ВОЛЖСКИМ ИТЛ с образованием единого ПРИВОЛЖСКОГО ИТЛ) [2].</text:p>
          </table:table-cell>
          <table:table-cell/>
          <table:table-cell office:value-type="string" calcext:value-type="string">
            <text:p>ГУЛЖДС с 25.01.42 [1].</text:p>
          </table:table-cell>
          <table:table-cell office:value-type="string" calcext:value-type="string">
            <text:p>Саратовская обл., г.Саратов на 24.03.42 {13};&lt;br&gt; г.Красноармейск на 17.08.42 и до закрытия [3, 4]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Саратовская обл., г.Саратов, п/я — нет на 24.03.42 {13};&lt;br&gt; г.Красноармейск, п/я 303 на 17.08.42 [3].</text:p>
          </table:table-cell>
          <table:table-cell office:value-type="string" calcext:value-type="string">
            <text:p>стр-во участка ж.д. Саратов—Сталинград от Саратова до Камышина [1], подсобное с.х. [5. Л. 769].</text:p>
          </table:table-cell>
          <table:table-cell office:value-type="string" calcext:value-type="string">
            <text:p>01.07.42 — 24 231&lt;SUP&gt;2&lt;/SUP&gt; [6]&lt;SUP&gt;3&lt;/SUP&gt;.</text:p>
          </table:table-cell>
          <table:table-cell office:value-type="string" calcext:value-type="string">
            <text:p>нач.— ст. лейт. ГБ Барабанов В.А., с 25.01.42 по 05.09.42 [1, 7]&lt;SUP&gt;4&lt;/SUP&gt;.</text:p>
          </table:table-cell>
          <table:table-cell office:value-type="string" calcext:value-type="string">
            <text:p>В ОИТК УМВД по Саратовской обл.: л/д з/к — 2314, материалы делопроизводства — 624 {1, 2}.</text:p>
          </table:table-cell>
          <table:table-cell office:value-type="string" calcext:value-type="string">
            <text:p>&lt;SUP&gt;1&lt;/SUP&gt; На укомплектование ИТЛ переданы кадры, рабочая сила и материально-тех. ресурсы из Дальневосточных ж/д ИТ лагерей и Саратовского стр-ва ямных емкостей (Стр-ва 1002).&lt;br&gt;&lt;SUP&gt;2&lt;/SUP&gt; Из них 1953 женщины, 3930 осужденных за к/р преступления [6].&lt;br&gt;&lt;SUP&gt;3&lt;/SUP&gt; На 21.07.42 — 4441 мобилизованный немец (бывшие военнослужащие) [9].&lt;br&gt;&lt;SUP&gt;4&lt;/SUP&gt; Назначен с одновременным освобождением от должности нач. НИЖНЕ-АМУРСКОГО ИТЛ.</text:p>
          </table:table-cell>
          <table:table-cell/>
          <table:table-cell office:value-type="string" calcext:value-type="string">
            <text:p>&lt;ol compact&gt;&lt;li&gt;Пр. 00186 НКВД от 25.01.42.&lt;br&gt;&lt;li&gt;Пр. 0367 НКВД от 11.09.42.&lt;br&gt;&lt;li&gt;Пр. 001721 НКВД от 17.08.42.&lt;br&gt;&lt;li&gt;Пр. 002435 НКВД от 06.11.42. &lt;br&gt;&lt;li&gt;ГАРФ. Ф. 9414. Оп. 1. Д. 49.&lt;br&gt;&lt;li&gt;Там же. Оп. 1д. Д. 378. Л. 41об. &lt;br&gt;&lt;li&gt;Пр. 2829лс НКВД от 05.09.42.&lt;br&gt;&lt;li&gt;ГАРФ. Ф. 9414. Оп. 1. Д. 45. Л. 597.&lt;br&gt;&lt;li&gt;Там же. Оп. 1д. Д. 379. Л. 71, 72.&lt;/ol&gt;</text:p>
          </table:table-cell>
          <table:table-cell office:value-type="string" calcext:value-type="string">
            <text:p>Согласно [8], 04.06.42 в Саратовлаг направлено 9300 з/к и, дополнительно, 1000 человек из ЮЖНОГО ИТЛ не позднее 10.06.42. Из Саратовлага 22.08.42 отправлено 2000 инвалидов и ослабленных в Южлаг, 2000 — в Котласские совхозы ГУЛЖДС, 1000 ограниченно годных — в Ухтижемлаг [5. Л. 656].</text:p>
          </table:table-cell>
          <table:table-cell office:value-type="string" calcext:value-type="string">
            <text:p>&lt;a href=r3-254.html&gt;НИЖНЕ-ВОЛЖСКИЙ ИТЛ&lt;/a&gt;,&lt;br&gt; &lt;a href=r3-281.html&gt;ПРИВОЛЖСКИЙ ИТЛ&lt;/a&gt;,&lt;br&gt; &lt;a href=r3-322.html&gt;СТАЛИНГРАДСКИЙ ИТЛ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АРАТОВСКИЙ ИТЛ</text:p>
          </table:table-cell>
          <table:table-cell office:value-type="string" calcext:value-type="string">
            <text:p>ИТЛ при Саратовстрое, Саратовлаг</text:p>
          </table:table-cell>
          <table:table-cell office:value-type="string" calcext:value-type="string">
            <text:p>организован 31.10.46 [1];&lt;br&gt; закрыт 30.03.48 [2];&lt;br&gt; вновь организован 05.05.49 [3];&lt;br&gt; закрыт 29.04.53;&lt;br&gt; вновь организован 07.08.54 [4];&lt;br&gt; окончательно закрыт 07.06.56 [5].</text:p>
          </table:table-cell>
          <table:table-cell/>
          <table:table-cell office:value-type="string" calcext:value-type="string">
            <text:p>ГУЛПС с 31.10.46 [1, 3], {38};&lt;br&gt; ГУЛАГ МЮ с 02.04.53 {33};&lt;br&gt; ГУЛАГ МВД с 07.08.54 [4];&lt;br&gt; Главспецстрой с 02.02.55 {42}.</text:p>
          </table:table-cell>
          <table:table-cell office:value-type="string" calcext:value-type="string">
            <text:p>г.Саратов {17, 22};&lt;br&gt; в 16 км к северо-западу от Саратова, в р-не разъезда Трофимовский-II [6. Л. 4].</text:p>
          </table:table-cell>
          <table:table-cell office:value-type="string" calcext:value-type="string">
            <text:p>БИ с 31.10.46 [1], {17, 20, 22}.</text:p>
          </table:table-cell>
          <table:table-cell office:value-type="string" calcext:value-type="string">
            <text:p>Аврора в 1946 {17} и 1954 гг. [4];&lt;br&gt; Степь в 1950 и 1952 гг. {20, 22}.</text:p>
          </table:table-cell>
          <table:table-cell office:value-type="string" calcext:value-type="string">
            <text:p>г.Саратов, п/я 435 в 1946 и 1950 гг. {17, 20};&lt;br&gt; п/я БИ-435 в 1952 и 1954 г. {22}, [4].</text:p>
          </table:table-cell>
          <table:table-cell office:value-type="string" calcext:value-type="string">
            <text:p>стр-во Саратовских з-дов: электровакуумного, машиностроит. [1], з-да 375 МПСС [7], з-да 338 МПСС, з-да 887, НИИ-401 МПСС, жилищное и соцкультбытовое стр-во [8], реконструкция Энгельсского кирп. з-да [9], стр-во предприятия по производству шлакоблоков [10], стр-во канализации и водопровода в г.Саратове [11], стр-во з-да ЖБИ [12], разработка Пугачевского карьера с 15.09.54 [13], стр-во МТС [14], совхозов, жилого дома Саратовского обкома ВКП(б) [15], работа на лесозаводе и бетонном з-де [6. Л. 8].</text:p>
          </table:table-cell>
          <table:table-cell office:value-type="string" calcext:value-type="string">
            <text:p>01.10.46 — 302, 01.01.47 — 816, 01.01.48 — 2629, 01.12.49 — 3469, 01.01.50 — 3401, 01.01.51 — 3064, 01.01.52 — 4153, 01.01.53 — 3225, 01.01.56 — 2277 (УРО);&lt;br&gt; 25.06.52 — 3697&lt;SUP&gt;1&lt;/SUP&gt; [16. Разд. 3. Л. 1об.–5об.];&lt;br&gt; 01.01.55 — 2733&lt;SUP&gt;2&lt;/SUP&gt; [16. Разд. 3. Л. 8об.].</text:p>
          </table:table-cell>
          <table:table-cell office:value-type="string" calcext:value-type="string">
            <text:p>нач. — инж.-п/п Погарский С.И., с 09.09.46 по 04.10.47 [17, 18]&lt;SUP&gt;3&lt;/SUP&gt;;&lt;br&gt; майор Дрыгин А.П., не позднее 30.03.48 — по 30.03.50 [4, 19];&lt;br&gt; инж.-майор (инж.-п/п) Кузьменко И.Н., с 26.05.50 по 01.04.53 [20], [16. Разд. 1. Л. 2об.];&lt;br&gt; и.о. нач. — полк. в/с Микаелян Г.П., с 01.04.53 — ? [21];&lt;br&gt; нач. — инж.-п/п Кузьменко И.Н., с 07.08.54 по 07.06.56 [4, 5];&lt;br&gt; з/н — майор Сопьянченко ?.?. (упом. 27.04.50) [19];&lt;br&gt; кап. Камаев К.П. в 1950–1951 гг., полк. Баранников А.В. в 1951–1952 гг.;&lt;br&gt; полк. в/с Микаелян Г.П. в 1952–1953 гг.&lt;SUP&gt;4&lt;/SUP&gt; [16. Разд. 1. Л. 2об.].</text:p>
          </table:table-cell>
          <table:table-cell office:value-type="string" calcext:value-type="string">
            <text:p>В ОИТК УМВД по Саратовской обл. {1}.</text:p>
          </table:table-cell>
          <table:table-cell office:value-type="string" calcext:value-type="string">
            <text:p>&lt;SUP&gt;1&lt;/SUP&gt; В том числе 409 осужденных за к/р преступления.&lt;br&gt;&lt;SUP&gt;2&lt;/SUP&gt; В том числе 107 осужденных за к/р преступления.&lt;br&gt;&lt;SUP&gt;3&lt;/SUP&gt; С.И.Погарский по совместительству был нач. ИТЛ и Стр-ва Широкстроя [17, 18].&lt;br&gt;&lt;SUP&gt;4&lt;/SUP&gt; Уволен по болезни после второго закрытия ИТЛ [22].</text:p>
          </table:table-cell>
          <table:table-cell/>
          <table:table-cell office:value-type="string" calcext:value-type="string">
            <text:p>&lt;ol compact&gt;&lt;li&gt;Пр. 00960 МВД от 31.10.46.&lt;br&gt;&lt;li&gt;Пр. 0271 МВД от 05.05.49. &lt;br&gt;&lt;li&gt;Пр. 0452 МВД от 07.08.54.&lt;br&gt;&lt;li&gt;Пр. 00333 МВД от 30.03.48. &lt;br&gt;&lt;li&gt;Пр. 0226 МВД от 07.06.56.&lt;br&gt;&lt;li&gt;ГАРФ. Ф. 9414. Оп. 1. Д. 164.&lt;br&gt;&lt;li&gt;Пр. 0159 МВД от 11.03.50.&lt;br&gt;&lt;li&gt;Пр. 00899 МВД от 18.12.51.&lt;br&gt;&lt;li&gt;Расп. 516 МВД от 15.05.51.&lt;br&gt;&lt;li&gt;Пр. 482 МВД от 24.10.47.&lt;br&gt;&lt;li&gt;Пр. 0447 МВД от 20.03.52. &lt;br&gt;&lt;li&gt;Пр. 0185 МВД от 13.02.53.&lt;br&gt;&lt;li&gt;Пр. 0521 МВД от 15.09.54.&lt;br&gt;&lt;li&gt;Пр. 635 МВД от 27.11.54.&lt;br&gt;&lt;li&gt;Пр. 004 МВД от 05.01.51.&lt;br&gt;&lt;li&gt;ГАРФ. Ф. 9414. Оп. 1. Д. 576.&lt;br&gt;&lt;li&gt;Пр. 1290лс МВД от 09.09.46.&lt;br&gt;&lt;li&gt;Пр. 1335лс МВД от 04.10.47.&lt;br&gt;&lt;li&gt;ГАРФ. Ф. 9414. Оп.1д. Д. 149. Л. 111.&lt;br&gt;&lt;li&gt;Пр. 683лс МВД от 26.05.50.&lt;br&gt;&lt;li&gt;Пр. 021/л МЮ от 01.04.53.&lt;br&gt;&lt;li&gt;Пр. 676/лг МЮ от 16.07.53.&lt;/ol&gt;</text:p>
          </table:table-cell>
          <table:table-cell table:number-columns-repeated="2"/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АРОВСКИЙ ИТЛ</text:p>
          </table:table-cell>
          <table:table-cell/>
          <table:table-cell office:value-type="string" calcext:value-type="string">
            <text:p>организован 22.08.34&lt;SUP&gt;1&lt;/SUP&gt; [1];&lt;br&gt; закрыт 30.12.35&lt;SUP&gt;2&lt;/SUP&gt; [2].</text:p>
          </table:table-cell>
          <table:table-cell/>
          <table:table-cell office:value-type="string" calcext:value-type="string">
            <text:p>УНКВД по Горьковскому кр. [1–3], {5}.</text:p>
          </table:table-cell>
          <table:table-cell office:value-type="string" calcext:value-type="string">
            <text:p>Горьковский кр., н.п. Сарово (в монастыре Саровская пустынь) [1, 4], {5}&lt;SUP&gt;3&lt;/SUP&gt;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лесозаготовки [5].</text:p>
          </table:table-cell>
          <table:table-cell office:value-type="string" calcext:value-type="string">
            <text:p>ср./г.: 1934 — 3277, 1935 — 2850;&lt;br&gt; 01.01.35 — 3349, 01.01.36 — 2310 (УРО).</text:p>
          </table:table-cell>
          <table:table-cell office:value-type="string" calcext:value-type="string">
            <text:p>нач. — Тарашкевич И.В., с 11.12.34 — ? (упом. 20.03.35) [6, 4].</text:p>
          </table:table-cell>
          <table:table-cell office:value-type="string" calcext:value-type="string">
            <text:p>В ИЦ УВД Нижегородской обл.: приказы по Арзамасскому отделению САРОВСКОГО ИТЛ, л/д сотрудников и умерших з/к [7].</text:p>
          </table:table-cell>
          <table:table-cell office:value-type="string" calcext:value-type="string">
            <text:p>&lt;SUP&gt;1&lt;/SUP&gt; Выделить из ТЕМНИКОВСКОГО ИТЛ Саровское ЛО, реорганизовав его в самостоятельный ИТЛ [1].&lt;br&gt;&lt;SUP&gt;2&lt;/SUP&gt; Ликвидировать САРОВСКИЙ ИТЛ в целях развертывания Саровской трудколонии для несовершеннолетних с 01.01.36&amp;quot;&lt;br&gt; [2].&lt;br&gt;&lt;SUP&gt;3&lt;/SUP&gt; На 1991 г. — в Горьковской обл.</text:p>
          </table:table-cell>
          <table:table-cell/>
          <table:table-cell office:value-type="string" calcext:value-type="string">
            <text:p>&lt;ol compact&gt;&lt;li&gt;Пр. 0048 НКВД от 22.08.34.&lt;br&gt;&lt;li&gt;Пр. 0166 НКВД от 30.12.35.&lt;br&gt;&lt;li&gt;Пр. 00307 НКВД от 21.08.35.&lt;br&gt;&lt;li&gt;ГАРФ. Ф. 9414. Оп. 1. Д. 2923. Л. 35.&lt;br&gt;&lt;li&gt;Там же. Д. 2922. Л. 29.&lt;br&gt;&lt;li&gt;Пр. 331лс НКВД от 11.12.34. &lt;br&gt;&lt;li&gt;Письмо ИЦ УВД Нижегородской обл. № 7/1511 от 29.04.97.&lt;/ol&gt;</text:p>
          </table:table-cell>
          <table:table-cell/>
          <table:table-cell office:value-type="string" calcext:value-type="string">
            <text:p>&lt;a href=r3-299.html&gt;САРОВСКИЙ ОСОБЫЙ КАРАНТИННЫЙ ЛАГЕРЬ ОГПУ&lt;/a&gt;,&lt;br&gt; &lt;a href=r3-417.html&gt;ТЕМНИКОВСКИЙ ИТЛ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АРОВСКИЙ ОСОБЫЙ КАРАНТИННЫЙ ЛАГЕРЬ ОГПУ</text:p>
          </table:table-cell>
          <table:table-cell/>
          <table:table-cell office:value-type="string" calcext:value-type="string">
            <text:p>организован 17.11.31 [1]&lt;SUP&gt;1&lt;/SUP&gt;;&lt;br&gt; закрыт 14.01.34 [2]&lt;SUP&gt;2&lt;/SUP&gt;.</text:p>
          </table:table-cell>
          <table:table-cell/>
          <table:table-cell office:value-type="string" calcext:value-type="string">
            <text:p>ГУЛАГ ОГПУ [1, 2].</text:p>
          </table:table-cell>
          <table:table-cell office:value-type="string" calcext:value-type="string">
            <text:p>Горьковский кр., н.п. Сарово (в монастыре Саровская пустынь)&lt;SUP&gt;3&lt;/SUP&gt;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лесозаготовки [3].</text:p>
          </table:table-cell>
          <table:table-cell office:value-type="string" calcext:value-type="string">
            <text:p>12.32 — 400;&lt;br&gt; 01.01.34 — 1936 (УРО).</text:p>
          </table:table-cell>
          <table:table-cell office:value-type="string" calcext:value-type="string">
            <text:p>нач. — Дукис К.Я., с 20.11.31 по 03.08.32 [4, 5]&lt;SUP&gt;4&lt;/SUP&gt;;&lt;br&gt; врид нач. — Волжский Н.Н., с 01.09.32 по 10.09.33 [6, 7]&lt;SUP&gt;5&lt;/SUP&gt;;&lt;br&gt; нач. — Тарашкевич В.И., с 17.09.33 по 14.01.34 [8, 2].</text:p>
          </table:table-cell>
          <table:table-cell office:value-type="string" calcext:value-type="string">
            <text:p>В ОИТК МВД Мордовской АССР {1}.</text:p>
          </table:table-cell>
          <table:table-cell office:value-type="string" calcext:value-type="string">
            <text:p>&lt;SUP&gt;1&lt;/SUP&gt; Организовать в декадный срок для предварительной изоляции нарушителей границы [1].&lt;br&gt;&lt;SUP&gt;2&lt;/SUP&gt; Реорг. с 25.01.34 в Саровское ЛО ТЕМНИКОВСКОГО ИТЛ [2];&lt;br&gt; секретно-оперативное отделение Саровского ЛО расформировано лишь 29.08.34 [9], когда Саровское ЛО реорг. в САРОВСКИЙ ИТЛ [10].&lt;br&gt;&lt;SUP&gt;3&lt;/SUP&gt; На 1991 г. — в Горьковской обл.&lt;br&gt;&lt;SUP&gt;4&lt;/SUP&gt; Снят за непринятие мер к устранению безобразий в лагере [4].&lt;br&gt;&lt;SUP&gt;5&lt;/SUP&gt; Отстранен за неумелое руководство [7].</text:p>
          </table:table-cell>
          <table:table-cell/>
          <table:table-cell office:value-type="string" calcext:value-type="string">
            <text:p>&lt;ol compact&gt;&lt;li&gt;Пр. 671/362 ОГПУ от 17.11.31.&lt;br&gt;&lt;li&gt;Пр. 001011 ОГПУ от 14.01.34.&lt;br&gt;&lt;li&gt;Пр. 206 ОГПУ от 28.12.33.&lt;br&gt;&lt;li&gt;Пр. 737 ОГПУ от 03.08.32. &lt;br&gt;&lt;li&gt;Пр. 680лс ОГПУ от 20.11.31.&lt;br&gt;&lt;li&gt;Пр. 838лс ОГПУ от 01.09.32.&lt;br&gt;&lt;li&gt;Пр. 153 ОГПУ от 10.09.33.&lt;br&gt;&lt;li&gt;Пр. 221 УД ОГПУ от 25.09.33.&lt;br&gt;&lt;li&gt;Пр. 0055 НКВД от 29.08.34.&lt;br&gt;&lt;li&gt;Пр. 0048 НКВД от 22.08.34.&lt;/ol&gt;</text:p>
          </table:table-cell>
          <table:table-cell/>
          <table:table-cell office:value-type="string" calcext:value-type="string">
            <text:p>&lt;a href=r3-298.html&gt;САРОВСКИЙ ИТЛ&lt;/a&gt;,&lt;br&gt; &lt;a href=r3-417.html&gt;ТЕМНИКОВСКИЙ ИТЛ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АХАЛИНСКИЙ ИТЛ</text:p>
          </table:table-cell>
          <table:table-cell office:value-type="string" calcext:value-type="string">
            <text:p>Сахалинлаг, Сахалинстрой</text:p>
          </table:table-cell>
          <table:table-cell office:value-type="string" calcext:value-type="string">
            <text:p>организован 20.08.48 [1];&lt;br&gt; закрыт 19.11.54 (лаг. подр. переданы УИТЛК УМВД по Сахалинской обл.) [2].</text:p>
          </table:table-cell>
          <table:table-cell/>
          <table:table-cell office:value-type="string" calcext:value-type="string">
            <text:p>ГУЛАГ с 20.08.48 [1];&lt;br&gt; ГУЛЖДС с 17.04.50 [3];&lt;br&gt; ГСНС с 27.12.51 [4];&lt;br&gt; ГУЛАГ МЮ с 02.04.53 {33};&lt;br&gt; УИТЛК УМЮ по Сахалинской обл. с 05.10.53 [5];&lt;br&gt; УИТЛК УМВД по Сахалинской обл. с 28.01.54 {38}.</text:p>
          </table:table-cell>
          <table:table-cell office:value-type="string" calcext:value-type="string">
            <text:p>Сахалинская обл., г.Оха [1], [6. Разд. 1. Л. 2], {19, 22, 26, 37}.</text:p>
          </table:table-cell>
          <table:table-cell office:value-type="string" calcext:value-type="string">
            <text:p>ГЛ с 20.08.48 [1].</text:p>
          </table:table-cell>
          <table:table-cell office:value-type="string" calcext:value-type="string">
            <text:p>Восток [6. Разд. 1. Л. 2], {19, 22, 26, 37}.</text:p>
          </table:table-cell>
          <table:table-cell office:value-type="string" calcext:value-type="string">
            <text:p>Сахалинская обл., г.Оха, п/я 2322 на 15.01.49 {19};&lt;br&gt; п/я ГЛ-2322 в 1952–1953 гг. {22, 26, 37}.</text:p>
          </table:table-cell>
          <table:table-cell office:value-type="string" calcext:value-type="string">
            <text:p>обслуживание работ объединения Дальнефть на Сахалине [1], стр-во узкоколейной ж.д. Оха—Катангли и автодорог (в том числе шоссейной дороги Траптун—Оха) для объединения Дальнефть МНП по договору с объединением Дальнефть за счет МНП [3], [7. Л. 312–370], нефтепровода Паромай—Эрри—Гиляко Абунан, магистрального нефтепровода Оха—Софийское (до III кв. 1953 г.), жилых домов для нефтепромысла Паромай, изыскания и проектные работы по узкоколейной ж.д. на нефтепромысле Паромай (с 14.11.51) [8], рем. работы на участке нефтепровода Оха—Софийское и его достройка [9], содержание ж/д путей, лесоэксплуатация, буровые и погрузочно-разгрузочные работы, работа на каменном карьере и в ДОКе [6. Разд. 3. Л. 2–50].</text:p>
          </table:table-cell>
          <table:table-cell office:value-type="string" calcext:value-type="string">
            <text:p>01.01.50 — 15 873, 01.01.51 — 13 867, 01.01.52 — 12 355, 01.01.53 — 11 433, 01.11.53 — 3544 (УРО);&lt;br&gt; 01.04.52 — 11 657&lt;SUP&gt;1&lt;/SUP&gt; [6. Разд. 3. Л. 1об.–49об.];&lt;br&gt; 01.04.53 — 10 073 [6. Разд. 4. Л. 7];&lt;br&gt; 01.08.53 — 4350&lt;SUP&gt;2&lt;/SUP&gt; [6. Разд. 3. Л. 43].</text:p>
          </table:table-cell>
          <table:table-cell office:value-type="string" calcext:value-type="string">
            <text:p>нач. — п/п Успенский Д.В., с 20.08.48 по 26.07.52 [1, 10];&lt;br&gt; п/п (полк., полк. в/с) Князев Н.Г., не позднее 17.07.52 — не ранее 30.01.53 [11, 12];&lt;br&gt; и.о. нач. — он же, с 01.04.53 по 26.11.53 [13, 14];&lt;br&gt; и.о. нач. — ст. лейт. Козленко С.Я., с 26.11.53 по 04.07.54 [14, 15];&lt;br&gt; п/п в/с Ершов В.К., ? — 19.11.54 [16]&lt;SUP&gt;3&lt;/SUP&gt;;&lt;br&gt; з/н — п/п Бадьин А.И., с 20.08.48 по 17.04.51 [1], [6. Разд. 1. Л. 2об.];&lt;br&gt; п/п Князев Н.Г., с 17.04.51 — ? [6. Разд. 1. Л. 2об.];&lt;br&gt; п/п в/с Филаткин П.Д., с 22.06.53 — ? [17].</text:p>
          </table:table-cell>
          <table:table-cell office:value-type="string" calcext:value-type="string">
            <text:p>В УИТЛК УМВД по Сахалинской обл.:&amp;quot;&lt;br&gt;все материалы, кроме ЛП № 23, архивы которого находятся в УИТЛК УМВД Хабаровского кр.&amp;quot;&lt;br&gt; {1}.</text:p>
          </table:table-cell>
          <table:table-cell office:value-type="string" calcext:value-type="string">
            <text:p>&lt;SUP&gt;1&lt;/SUP&gt; В том числе 497 осужденных за к/р преступления, 1496 женщин.&lt;br&gt;&lt;SUP&gt;2&lt;/SUP&gt; В том числе 390 женщин.&lt;br&gt;&lt;SUP&gt;3&lt;/SUP&gt; Формально освобожден от занимаемой должности 26.01.55 [16].</text:p>
          </table:table-cell>
          <table:table-cell/>
          <table:table-cell office:value-type="string" calcext:value-type="string">
            <text:p>&lt;ol compact&gt;&lt;li&gt;Пр. 001014 МВД от 20.08.48.&lt;br&gt;&lt;li&gt;Пр. 00854 МВД от 19.11.54.&lt;br&gt;&lt;li&gt;Пр. 0254 МВД от 17.04.50.&lt;br&gt;&lt;li&gt;Пр. 0900 МВД от 27.12.51. &lt;br&gt;&lt;li&gt;Пр. 00237 МЮ от 05.10.53.&lt;br&gt;&lt;li&gt;ГАРФ. Ф. 9414. Оп. 1. Д. 577.&lt;br&gt;&lt;li&gt;Там же. Оп. 1д. Д. 82.&lt;br&gt;&lt;li&gt;Пр. 0800 МВД от 14.11.51.&lt;br&gt;&lt;li&gt;Пр. 0464 МВД от 22.03.52.&lt;br&gt;&lt;li&gt;Пр. 879лс МВД от 26.07.52.&lt;br&gt;&lt;li&gt;ГАРФ. Ф. 9414. Оп. 1. Д. 466. Л. 263.&lt;br&gt;&lt;li&gt;Там же. Д. 736. Л. 36.&lt;br&gt;&lt;li&gt;Пр. 027/л МЮ от 01.04.53. &lt;br&gt;&lt;li&gt;ГАРФ. Ф. 9414. Оп. 1. Д. 176.&lt;br&gt;&lt;li&gt;Пр. 2220лс МВД от 04.07.54. &lt;br&gt;&lt;li&gt;Пр. 114лс МВД от 26.01.55.&lt;br&gt;&lt;li&gt;Пр. 544/лг МЮ от 22.06.53. &lt;br&gt;&lt;li&gt;Пр. 00439 МВД от 10.05.49.&lt;/ol&gt;</text:p>
          </table:table-cell>
          <table:table-cell office:value-type="string" calcext:value-type="string">
            <text:p>В ЛО 1 САХАЛИНСКОГО ИТЛ в 1949 г. содержались в/п [18].</text:p>
          </table:table-cell>
          <table:table-cell office:value-type="string" calcext:value-type="string">
            <text:p>&lt;a href=r3-253.html&gt;НИЖНЕ-АМУРСКИЙ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ВИРЬСКИЙ ИТЛ</text:p>
          </table:table-cell>
          <table:table-cell office:value-type="string" calcext:value-type="string">
            <text:p>Свирьлаг</text:p>
          </table:table-cell>
          <table:table-cell office:value-type="string" calcext:value-type="string">
            <text:p>организован 17.09.31 [1]&lt;SUP&gt;1&lt;/SUP&gt;;&lt;br&gt; закрыт не позднее 07.37 г.&lt;SUP&gt;2&lt;/SUP&gt;</text:p>
          </table:table-cell>
          <table:table-cell/>
          <table:table-cell office:value-type="string" calcext:value-type="string">
            <text:p>ГУЛАГ ОГПУ с 17.09.31 [1];&lt;br&gt; ОЛТПиМЗ УНКВД по Ленинградской обл. с 08.05.35 [2].</text:p>
          </table:table-cell>
          <table:table-cell office:value-type="string" calcext:value-type="string">
            <text:p>Ленинградская обл., ст. Лодейное Поле Кировской ж.д. [3], {6, 5}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заготовка дров для Ленинграда и производство ширпотреба&lt;SUP&gt;3&lt;/SUP&gt;, работа на лесозаводе, деревообделочном з-де, гражданское и ж/д стр-во, с.х. [4–6].</text:p>
          </table:table-cell>
          <table:table-cell office:value-type="string" calcext:value-type="string">
            <text:p>ср./г.: 1932 — 30 935, 1933 — 41 975, 1934 — 38 490, 1935 — 40 132, 1936 — 25 082;&lt;br&gt; 12.32 — 47 400;&lt;br&gt; 01.01.34 — 43 770, 01.01.35 — 40 761 (УРО);&lt;br&gt; 01.06.35 — 44 273 [6];&lt;br&gt; 01.01.36 — 34 856, 01.01.37 — 22 774 (УРО).</text:p>
          </table:table-cell>
          <table:table-cell office:value-type="string" calcext:value-type="string">
            <text:p>нач. Сенкевич Э.И., с 17.09.31 по 06.11.31 [1, 7]&lt;SUP&gt;4&lt;/SUP&gt;;&lt;br&gt; врид нач. — Кадушкин И.А., с 06.11.31 по 28.08.32 [7, 8];&lt;br&gt; нач. — Мартинелли А.Я., с 28.08.32 по 20.05.34 [8, 9]&lt;SUP&gt;5&lt;/SUP&gt;;&lt;br&gt; Лапидус Н.М., врид нач. — с 20.05.34, нач. — он же, с 04.08.34 по 25.12.34 [9–11];&lt;br&gt; ст. лейт. ГБ Тизенберг Э.Ю., с 25.12.34&lt;SUP&gt;6&lt;/SUP&gt; по 01.07.37&lt;SUP&gt;7&lt;/SUP&gt; [11, 5].</text:p>
          </table:table-cell>
          <table:table-cell office:value-type="string" calcext:value-type="string">
            <text:p>Документы не сохранились {1}.</text:p>
          </table:table-cell>
          <table:table-cell office:value-type="string" calcext:value-type="string">
            <text:p>&lt;SUP&gt;1&lt;/SUP&gt; Организован на базе 9-го и 10-го лесозаготовительных ЛО СОЛОВЕЦКОГО ИТЛ ОГПУ [1].&lt;br&gt;&lt;SUP&gt;2&lt;/SUP&gt; Пр. о закрытии не найден. Закрытие ИТЛ датируется по упом. в [5] времени окончания производственной деятельности (01.07.37);&lt;br&gt; передача имущества лагеря тресту Ленлес и ОЛМЗ УНКВД по Ленинградской обл. осуществлялась с апреля по сентябрь 1937 г.;&lt;br&gt; з/к вывезены в другие лагеря НКВД, часть из них передана ОЛМЗ УНКВД по Ленинградской обл. [5]. С 07.37 в сводках УРО нет данных о численности з/к в ИТЛ [12].&lt;br&gt;&lt;SUP&gt;3&lt;/SUP&gt; В 1932 г. 38 200 з/к было занято на заготовке дров для Ленинграда, остальные 7700 — на производстве ширпотреба [4].&lt;br&gt;&lt;SUP&gt;4&lt;/SUP&gt; До 17.09.31 Э.И.Сенкевич состоял в должности нач. ТЕМНИКОВСКОГО ИТЛ [1, 13];&lt;br&gt; 16.11.31 назначен нач. Белбалтлага [14].&lt;br&gt;&lt;SUP&gt;5&lt;/SUP&gt; А.Е.Мартинелли осенью 1931 г. занимал должность нач. Дальлага [15];&lt;br&gt; пр. [9] вновь назначен нач. Дальлага.&lt;br&gt;&lt;SUP&gt;6&lt;/SUP&gt; До 25.12.34 — нач. ТЕМНИКОВСКОГО ИТЛ [11].&lt;br&gt;&lt;SUP&gt;7&lt;/SUP&gt; Датируется по подписанию Э.Ю.Тизенбергом Объяснительной записки к ликвидационному отчету Свирьлага [5] (см. также Акт приема-передачи Свирьлага в ведение ОЛТПиМЗ УНКВД по Ленинградской обл. [6]).</text:p>
          </table:table-cell>
          <table:table-cell/>
          <table:table-cell office:value-type="string" calcext:value-type="string">
            <text:p>&lt;ol compact&gt;&lt;li&gt;Пр. 529/287 ОГПУ от 17.09.31.&lt;br&gt;&lt;li&gt;Пр. 00169 НКВД от 08.05.35.&lt;br&gt;&lt;li&gt;ГАРФ. Ф. 9401. Оп. 1а. Д. 14. Л. 226.&lt;br&gt;&lt;li&gt;Там же. Ф. 9414. Оп. 1. Д. 2920. Л. 134–179.&lt;br&gt;&lt;li&gt;Там же. Оп. 1д. Д. 937. Л. 1–39.&lt;br&gt;&lt;li&gt;Там же. Оп. 1. Д. 9. Л. 1–238.&lt;br&gt;&lt;li&gt;Пр. 647лс ОГПУ от 06.11.31. &lt;br&gt;&lt;li&gt;Пр. 821лс ОГПУ от 28.08.32.&lt;br&gt;&lt;li&gt;Пр. 2237лс ОГПУ от 20.05.34.&lt;br&gt;&lt;li&gt;Пр. 25лс НКВД от 04.08.34.&lt;br&gt;&lt;li&gt;Пр. 361лс НКВД от 25.12.34.&lt;br&gt;&lt;li&gt;ГАРФ. Ф. 9414. Оп. 1. Д. 2740. Л. 1–42.&lt;br&gt;&lt;li&gt;Пр. 404лс ОГПУ от 01.08.31. &lt;br&gt;&lt;li&gt;Пр. 667/359 ОГПУ от 16.11.31.&lt;br&gt;&lt;li&gt;Цирк. ОГПУ от 01.09.31.&lt;/ol&gt;</text:p>
          </table:table-cell>
          <table:table-cell/>
          <table:table-cell office:value-type="string" calcext:value-type="string">
            <text:p>&lt;a href=r3-317.html&gt;СОЛОВЕЦКИЙ ИТЛ ОГПУ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ВИЯЖСКОЕ ЛО</text:p>
          </table:table-cell>
          <table:table-cell office:value-type="string" calcext:value-type="string">
            <text:p>ЛО при Свияжском заводе № 1 ГУЛЖДС</text:p>
          </table:table-cell>
          <table:table-cell office:value-type="string" calcext:value-type="string">
            <text:p>организовано 17.06.47 (для высвобождения вольнонаемых, работающих на Свияжском з-де № 1 ГУЛЖДС, и укомплектования з-да необходимой рабочей силой)&lt;SUP&gt;1&lt;/SUP&gt; [1];&lt;br&gt; закрыто 30.09.48 [2]&lt;SUP&gt;2&lt;/SUP&gt;.</text:p>
          </table:table-cell>
          <table:table-cell/>
          <table:table-cell office:value-type="string" calcext:value-type="string">
            <text:p>ГУЛАГ и ГУЛЖДС [1].</text:p>
          </table:table-cell>
          <table:table-cell office:value-type="string" calcext:value-type="string">
            <text:p>ст. Свияжск Казанской ж.д. (Татарская АССР) [2].</text:p>
          </table:table-cell>
          <table:table-cell office:value-type="string" calcext:value-type="string">
            <text:p>ВЦ с 26.12.47 [3].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обслуживание Свияжского з-да № 1 ГУЛЖДС [1].</text:p>
          </table:table-cell>
          <table:table-cell office:value-type="string" calcext:value-type="string">
            <text:p>08.47 — 72, 12.47 — 346 [4];&lt;br&gt; 01.48 — 388, 11.48 — 476 [5].</text:p>
          </table:table-cell>
          <table:table-cell office:value-type="string" calcext:value-type="string">
            <text:p>нач.— Чабан Г.Л., с 17.06.47 — ? (упом. 26.12.47) [1, 3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Ранее упом. Свияжский ОЛП при РЕМЗ 1&amp;quot;&lt;br&gt; (13.03.46) [4].&lt;br&gt;&lt;SUP&gt;2&lt;/SUP&gt; Предписано ликвидировать рем. з-д № 1 в Свияжске (Свияжск — ст. Казанской ж.д., н.п. при этой ст. — Нижние Вязовые) с Чебоксарским лесозаготовительным отделением (?);&lt;br&gt; здания Рем. з-да передать МВД Татарской АССР, здания лесозаготовительного отделения — МВД Чувашской АССР;&lt;br&gt; оборудование, кадры специалистов и рабочую силу (з/к) — АНГАРСКОМУ ИТЛ для укомплектования его рем. з-да [2].</text:p>
          </table:table-cell>
          <table:table-cell/>
          <table:table-cell office:value-type="string" calcext:value-type="string">
            <text:p>&lt;ol compact&gt;&lt;li&gt;Пр. 0346 МВД от 17.06.47.&lt;br&gt;&lt;li&gt;Пр. 0592 МВД от 30.09.48. &lt;br&gt;&lt;li&gt;Расп. 834 МВД от 26.12.47.&lt;br&gt;&lt;li&gt;ГАРФ. Ф. 9414. Оп. 1. Д. 1282. &lt;br&gt;&lt;li&gt;Там же. Д. 1302. Л. 24.&lt;br&gt;&lt;li&gt;Пр. 047 НКВД от 13.03.45.&lt;/ol&gt;</text:p>
          </table:table-cell>
          <table:table-cell/>
          <table:table-cell office:value-type="string" calcext:value-type="string">
            <text:p>&lt;a href=r3-11.html&gt;АНГАРСКИЙ ИТЛ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ВОБОДНЕНСКИЙ ИТЛ</text:p>
          </table:table-cell>
          <table:table-cell office:value-type="string" calcext:value-type="string">
            <text:p>Свободлаг</text:p>
          </table:table-cell>
          <table:table-cell office:value-type="string" calcext:value-type="string">
            <text:p>организован 30.01.41 на базе ряда лаг. подр. АМУРСКОГО ЖЕЛЕЗНОДОРОЖНОГО ИТЛ&lt;SUP&gt;1&lt;/SUP&gt; [1];&lt;br&gt; закрыт в 1946 г. {3}&lt;SUP&gt;2&lt;/SUP&gt;.</text:p>
          </table:table-cell>
          <table:table-cell/>
          <table:table-cell office:value-type="string" calcext:value-type="string">
            <text:p>ГУЛАГ с 30.01.41 [1];&lt;br&gt; УИТЛК УНКВД по Хабаровскому кр. с 15.02.44 [2].</text:p>
          </table:table-cell>
          <table:table-cell office:value-type="string" calcext:value-type="string">
            <text:p>Хабаровский кр., Амурская обл., г.Свободный [1] {13–15}.</text:p>
          </table:table-cell>
          <table:table-cell office:value-type="string" calcext:value-type="string">
            <text:p>Э с 25.12.45 {16}.</text:p>
          </table:table-cell>
          <table:table-cell office:value-type="string" calcext:value-type="string">
            <text:p>нет.</text:p>
          </table:table-cell>
          <table:table-cell office:value-type="string" calcext:value-type="string">
            <text:p>Хабаровский кр., г.Свободный, п/я 210 {13–15}.</text:p>
          </table:table-cell>
          <table:table-cell office:value-type="string" calcext:value-type="string">
            <text:p>обслуживание лесокомб. в г.Свободный Желунского совхоза;&lt;br&gt; изготовление с/х машин, орудий и запасных частей [1, 3].</text:p>
          </table:table-cell>
          <table:table-cell office:value-type="string" calcext:value-type="string">
            <text:p>01.07.41 — 6069 [4];&lt;br&gt; 01.01.42 — 15 333 [5];&lt;br&gt; 01.07.42 — 11 056, 01.01.43 — 11 941&lt;SUP&gt;3&lt;/SUP&gt; [6];&lt;br&gt; 01.01.44 — 9875 (УРО).</text:p>
          </table:table-cell>
          <table:table-cell office:value-type="string" calcext:value-type="string">
            <text:p>нач. — Прокопьев ?.?. (упом. 05.08.42) [7].</text:p>
          </table:table-cell>
          <table:table-cell office:value-type="string" calcext:value-type="string">
            <text:p>1956 г. — в ОИТК УМВД по Амурской обл.: все материалы {1}. 1997 г. — в ГА Хабаровского кр.: документы политотдела и первичной партийной организации ИТЛ, в том числе личные и персональные дела членов КПСС и ВЛКСМ [8].</text:p>
          </table:table-cell>
          <table:table-cell office:value-type="string" calcext:value-type="string">
            <text:p>&lt;SUP&gt;1&lt;/SUP&gt; Организован в целях рационального размещения актированных инвалидов из лагерей Дальнего Востока [1].&lt;br&gt;&lt;SUP&gt;2&lt;/SUP&gt; Пр. о закрытии не найден. Упом. 25.12.45 {16}, но отсутствует в {17} от 31.10.46 с объявлением дислокаций всех ИТ лагерей.&lt;br&gt;&lt;SUP&gt;3&lt;/SUP&gt; Из них 1069 женщин, 6557 — осужденных за к/р преступления [6].</text:p>
          </table:table-cell>
          <table:table-cell/>
          <table:table-cell office:value-type="string" calcext:value-type="string">
            <text:p>&lt;ol compact&gt;&lt;li&gt;Пр. 043 НКВД от 30.01.41.&lt;br&gt;&lt;li&gt;Пр. 64 НКВД от 15.02.44. &lt;br&gt;&lt;li&gt;Пр. 113/165 НКВД и НКЗ от 09.03.44.&lt;br&gt;&lt;li&gt;ГАРФ. Ф. 9414. Оп. 1д. Д. 371. Л. 8.&lt;br&gt;&lt;li&gt;Там же. Д. 372. Л. 7об., 8.&lt;br&gt;&lt;li&gt;Там же. Д. 378. Л. 74, 110.&lt;br&gt;&lt;li&gt;Там же. Д. 49. Л. 450.&lt;br&gt;&lt;li&gt;Письмо ГА Хабаровского кр. № 2-11/8 от 20.02.97.&lt;/ol&gt;</text:p>
          </table:table-cell>
          <table:table-cell/>
          <table:table-cell office:value-type="string" calcext:value-type="string">
            <text:p>&lt;a href=r3-10.html&gt;АМУРСКИЙ ЖЕЛЕЗНОДОРОЖНЫЙ ИТЛ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ЕВЕРНОЕ УПР. ИТЛ И СТРОИТЕЛЬСТВА 503</text:p>
          </table:table-cell>
          <table:table-cell office:value-type="string" calcext:value-type="string">
            <text:p>ИТЛ и Строительство 503, Строительство 503 и ИТЛ,&lt;BR&gt;Северное упр. Строительства 503, Северное упр. и Строительство 503</text:p>
          </table:table-cell>
          <table:table-cell office:value-type="string" calcext:value-type="string">
            <text:p>организовано 12.11.49 при реорг. СЕВЕРНОГО УПР. ЛАГЕРЕЙ ЖЕЛЕЗНОДОРОЖНОГО СТРОИТЕЛЬСТВА [1]&lt;SUP&gt;1&lt;/SUP&gt;;&lt;br&gt; закрыто 21.07.52 (все лаг. подр. и производственные объекты переданы ОБСКОМУ ИТЛ И СТРОИТЕЛЬСТВУ 501) [2].</text:p>
          </table:table-cell>
          <table:table-cell/>
          <table:table-cell office:value-type="string" calcext:value-type="string">
            <text:p>ГУЛЖДС [1, 2], [3. Л. 1].</text:p>
          </table:table-cell>
          <table:table-cell office:value-type="string" calcext:value-type="string">
            <text:p>Красноярский кр., Игарский р-н, пос. (с.) Ермаково {20}, [3. Л. 2], [4], [5. Л. 1–190].</text:p>
          </table:table-cell>
          <table:table-cell office:value-type="string" calcext:value-type="string">
            <text:p>ГШ [3. Л. 1]&lt;SUP&gt;2&lt;/SUP&gt;;&lt;br&gt; ГР {20}&lt;SUP&gt;3&lt;/SUP&gt;.</text:p>
          </table:table-cell>
          <table:table-cell office:value-type="string" calcext:value-type="string">
            <text:p>Радуга {20} [3. Л. 2].</text:p>
          </table:table-cell>
          <table:table-cell office:value-type="string" calcext:value-type="string">
            <text:p>Красноярский кр., Игарский р-н, пос. (с.) Ермаково, п/я 5 {20}, [3. Л. 2].</text:p>
          </table:table-cell>
          <table:table-cell office:value-type="string" calcext:value-type="string">
            <text:p>стр-во восточного участка ж.д. ст.Чум—Салехард—р.Пур—Игарка: от р.Пур (включительно) через р.Таз, пос.Ермаково до морского порта в р-не Игарки с паромной переправой через Енисей, морского порта в Игарке и поселка при нем [1, 2], [5. Л. 1–190], постоянной линии связи до р.Пур и укладка кабеля через р.Енисей, в пос. Ермаково: стр-во кирп. и домостроит. з-дов, ЦРМ [6], ремонт судов [5. Л. 1–190], стр-во в пункте Долгом на р. Таз при пересечении ее ж.д. в 1952 г. холодильника, складов, льдохранилища и жилого дома [7], лесозаготовки, деревообработка [5. Л. 1–190], [8], автомобильные и тракторные перевозки [5. Л. 1–190].</text:p>
          </table:table-cell>
          <table:table-cell office:value-type="string" calcext:value-type="string">
            <text:p>11.49 — 29 034, 01.01.50 — 29 126, 01.01.51 — 28 774, 01.01.52 — 14 191, с 12.52 — нет данных (УРО).</text:p>
          </table:table-cell>
          <table:table-cell office:value-type="string" calcext:value-type="string">
            <text:p>нач. — полк. Барабанов В.А., с 12.11.49 по 14.07.50 [1, 9]&lt;SUP&gt;4&lt;/SUP&gt;;&lt;br&gt; п/п Боровицкий А.И., с 14.07.50 — не ранее 21.07.52 [9, 10];&lt;br&gt; и.о. нач. — п/п Долгушин Г.А. (упом. 24.12.51) [5. Л. 107];&lt;br&gt; з/н — полк. Грановский Г.М., с 12.11.49 по 17.02.50 [11, 12];&lt;br&gt; майор (п/п) мед. сл. Долгушин Г.А., с 20.06.50 — не ранее 17.10.52 [5. Л. 1, 169–182], [13, 14].</text:p>
          </table:table-cell>
          <table:table-cell office:value-type="string" calcext:value-type="string">
            <text:p>Включает архивы ЕНИСЕЙСКОГО ИТЛ И СТРОИТЕЛЬСТВА 503 и СЕВЕРНОГО УПР. ИТЛ И СТРОИТЕЛЬСТВА 503 (?)&lt;SUP&gt;5&lt;/SUP&gt;. Хранился в архивном отделении УМЗ МВД Коми АССР: л/д вольнонаемных и охраны, лицевые счета рабочих и служащих;&lt;br&gt; в Дорожном архиве Печорской ж.д. (г. Котлас);&lt;br&gt; в 1-м Спецотделе УМВД по Тюменской обл.: материалы режимно-оперативного отдела, л/д офицеров {1}.</text:p>
          </table:table-cell>
          <table:table-cell office:value-type="string" calcext:value-type="string">
            <text:p>&lt;SUP&gt;1&lt;/SUP&gt; При реорг. СЕВЕРНОГО УПР. ЛАГЕРЕЙ ЖЕЛЕЗНОДОРОЖНОГО СТРОИТЕЛЬСТВА выделен ОБСКИЙ ИТЛ И СТРОИТЕЛЬСТВО 501. Для оставшейся части, названной Северное упр. и строительство 503&amp;quot;&lt;br&gt;, приказано в месячный срок пересмотреть структуру и штаты [1]. По-видимому, организован вместо ЕНИСЕЙСКОГО ИТЛ И СТРОИТЕЛЬСТВА 503 (см. также примеч. 2 и &lt;SUP&gt;3&lt;/SUP&gt; [15, 16]). 21.12.49 обьявлены штаты СЕВЕРНОГО УПР. ИТЛ И СТРОИТЕЛЬСТВА 503 [17], которое под этим названием 10.02.50 включено в дислокацию ИТ лагерей {20}.&lt;br&gt;&lt;SUP&gt;2&lt;/SUP&gt; Ранее принадлежал СЕВЕРНОМУ УПР. ЛАГЕРЕЙ ЖЕЛЕЗНОДОРОЖНОГО СТРОИТЕЛЬСТВА.&lt;br&gt;&lt;SUP&gt;3&lt;/SUP&gt; Ранее принадлежал ЕНИСЕЙСКОМУ ИТЛ И СТРОИТЕЛЬСТВУ 503.&lt;br&gt;&lt;SUP&gt;4&lt;/SUP&gt; 12.11.49 назначен одновременно зам. нач. ГУЛЖДС [1].&lt;br&gt;&lt;SUP&gt;5&lt;/SUP&gt; В {1} не различаются ЕНИСЕЙСКИЙ ИТЛ И СТРОИТЕЛЬСТВО 503 и СЕВЕРНОЕ УПР. ИТЛ И СТРОИТЕЛЬСТВА 503.</text:p>
          </table:table-cell>
          <table:table-cell/>
          <table:table-cell office:value-type="string" calcext:value-type="string">
            <text:p>&lt;ol compact&gt;&lt;li&gt;Пр. 0784 МВД от 12.11.49.&lt;br&gt;&lt;li&gt;Пр. 0863 МВД от 21.07.52. &lt;br&gt;&lt;li&gt;ГАРФ. Ф. 9414. Оп. 1д. Д. 291.&lt;br&gt;&lt;li&gt;Пр. 0415 МВД от 15.06.50. &lt;br&gt;&lt;li&gt;ГАРФ. Ф. 9414. Оп. 1. Д. 481.&lt;br&gt;&lt;li&gt;Пр. 0106 МВД от 18.02.50.&lt;br&gt;&lt;li&gt;Расп. 1243 МВД от 14.11.51.&lt;br&gt;&lt;li&gt;Пр. 0197 МВД от 20.03.50.&lt;br&gt;&lt;li&gt;Пр. 849лс МВД от 14.07.50.&lt;br&gt;&lt;li&gt;Пр. 0866 МВД от 21.07.52.&lt;br&gt;&lt;li&gt;ГАРФ. Служебная карточка ГУЛАГа.&lt;br&gt;&lt;li&gt;Пр. 00129 МВД от 17.02.50.&lt;br&gt;&lt;li&gt;Пр. 710лс МВД от 20.06.50. &lt;br&gt;&lt;li&gt;Пр. 0738 МВД от 02.06.52.&lt;br&gt;&lt;li&gt;Пр. 00129 МВД от 17.02.50.&lt;br&gt;&lt;li&gt;Пр. 0174 МВД от 17.03.50.&lt;br&gt;&lt;li&gt;Пр. 001105 МВД от 21.12.49.&lt;/ol&gt;</text:p>
          </table:table-cell>
          <table:table-cell/>
          <table:table-cell office:value-type="string" calcext:value-type="string">
            <text:p>&lt;a href=r3-97.html&gt;ЕНИСЕЙСКИЙ ИТЛ И СТРОИТЕЛЬСТВО 503&lt;/a&gt;,&lt;br&gt; &lt;a href=r3-105.html&gt;ЗАПОЛЯРНЫЙ ИТЛ И СТРОИТЕЛЬСТВО 503&lt;/a&gt;,&lt;br&gt; &lt;a href=r3-260.html&gt;ОБСКИЙ ИТЛ И СТРОИТЕЛЬСТВО 501&lt;/a&gt;,&lt;br&gt; &lt;a href=http://www.memo.ru/history/NKVD/GULAG/r2/r2-5.htm&gt;СЕВЕРНОЕ УПР. ЛАГЕРЕЙ ЖЕЛЕЗНОДОРОЖНОГО СТРОИТЕЛЬСТВА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ЕВЕРНЫЕ ЛАГЕРЯ ОГПУ ОСОБОГО НАЗНАЧЕНИЯ</text:p>
          </table:table-cell>
          <table:table-cell office:value-type="string" calcext:value-type="string">
            <text:p>УСЕВЛОН, Севлаг, СЕВЛОН</text:p>
          </table:table-cell>
          <table:table-cell office:value-type="string" calcext:value-type="string">
            <text:p>организованы 28.06.29 [1]&lt;SUP&gt;1&lt;/SUP&gt;;&lt;br&gt; закрыты 06.06.31 [2]&lt;SUP&gt;2&lt;/SUP&gt;.</text:p>
          </table:table-cell>
          <table:table-cell/>
          <table:table-cell office:value-type="string" calcext:value-type="string">
            <text:p>УЛАГ–ГУЛАГ ОГПУ (до образования УЛАГа — 3-му отделению Спецотдела ОГПУ) [1–3].</text:p>
          </table:table-cell>
          <table:table-cell office:value-type="string" calcext:value-type="string">
            <text:p>Коми АССР, г.Усть-Сысольск (ныне Сыктывкар), с 28.06.29 — не ранее 18.11.29 [1, 3];&lt;br&gt; г.Котлас (упом. 14.11.30) [4];&lt;br&gt; Архангельская обл., г.Сольвычегодск, с ? — до закрытия [5]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эксплуатация природных богатств в р-нах Ухты и Печоры, изыскание нефти в Усть-Ухтижемском р-не [1], лесоразработки на территории Архангельской обл. и Коми АССР&lt;SUP&gt;3&lt;/SUP&gt;, стр-во ж.д. Пинюг—Усть-Сысольск (289 км), тракта Усть-Сысольск—Ухта (330 км), рыбный промысел, с.х. [3, 6].</text:p>
          </table:table-cell>
          <table:table-cell office:value-type="string" calcext:value-type="string">
            <text:p>01.10.29 — 9250, 01.01.30 — 20 276 [3];&lt;br&gt; ср./г.: 1929 — 24 700, 1930 — 42 832 [6];&lt;br&gt; 01.01.31 — 49 716&lt;SUP&gt;4&lt;/SUP&gt; [7];&lt;br&gt; ср. за январь—май 1931 г. — 41 300 [8].</text:p>
          </table:table-cell>
          <table:table-cell office:value-type="string" calcext:value-type="string">
            <text:p>нач. — Бокша В.В., с 28.06.29 — не позднее 19.08.30 [1, 9]&lt;SUP&gt;5&lt;/SUP&gt;;&lt;br&gt; Сенкевич Э.И., ? — по 01.08.31&lt;SUP&gt;6&lt;/SUP&gt; [10].</text:p>
          </table:table-cell>
          <table:table-cell office:value-type="string" calcext:value-type="string">
            <text:p>В архивном отделении УМЗ МВД Коми АССР (г. Ухта): л/д з/к — 6792, картотека з/к по форме № 2 — 74 350, материалы делопроизводства — 253, л/д вольнонаемных {1}.</text:p>
          </table:table-cell>
          <table:table-cell office:value-type="string" calcext:value-type="string">
            <text:p>&lt;SUP&gt;1&lt;/SUP&gt; Организованы во исполнение решения правительства об использовании труда з/к при колонизации отдаленных р-нов СССР и эксплуатации их природных богатств, оформленного Пост. СНК от 11.07.29 [11]. По сведениям Производственного отдела ГУЛАГа ОГПУ, лагерь фактически начал функционировать с 01.08.29&amp;quot;&lt;br&gt; [6]. Штаты ИТЛ объявлены 27.10.30 [12].&lt;br&gt;&lt;SUP&gt;2&lt;/SUP&gt; Фактически проведена реорг. ИТЛ. Приказано расформировать УСЕВЛОН (в составе Котласского, Пинюгского, Сыктывкарского, Усть-Вымского, Архангельского отделений, Ухтинской и Вайгачской экспедиций) с 20.06.31;&lt;br&gt; на его базе организовать УХТИНСКО-ПЕЧОРСКИЙ, УСТЬ-ВЫМСКИЙ, ТЕМНИКОВСКИЙ ИТ лагеря ОГПУ, ВАЙГАЧСКУЮ ЭКСПЕДИЦИЮ ОГПУ и Архангельский перевалочный пункт ГУЛАГа;&lt;br&gt; см. также пр. 25 ГУЛАГа ОГПУ от 28.05.31, где сказано: Все возрастающее экономическое значение Ухтинского и Печорского р-нов вынуждает ОГПУ центральное Управление Северным лагерем перенести из Сольвычегодска на Ухту и Печору... тов. Сенкевичу приступить к формированию нового лагеря в Средневолжском крае [5].&lt;br&gt;&lt;SUP&gt;3&lt;/SUP&gt; В том числе работы по разделке сплавляемого по Северной Двине леса, а также погрузочные работы в Архангельском порту (осенью 1929 г. Архангельское отделение УСЕВЛОНа по просьбе Севкрайбюро ЦК было срочно брошено на погрузочные работы в порт, в результате удалось избежать срыва лесоэкспортной программы и ликвидировать одновременный простой десяти иностранных пароходов) [3].&lt;br&gt;&lt;SUP&gt;4&lt;/SUP&gt; Из них 2514 женщин [7].&lt;br&gt;&lt;SUP&gt;5&lt;/SUP&gt; Пр. [9] Бокша зачислен в резерв назначения адм. отдела ОГПУ.&lt;br&gt;&lt;SUP&gt;6&lt;/SUP&gt; Назначен нач. ТЕМНИКОВСКОГО ИТЛ [10].</text:p>
          </table:table-cell>
          <table:table-cell/>
          <table:table-cell office:value-type="string" calcext:value-type="string">
            <text:p>&lt;ol compact&gt;&lt;li&gt;Пр. 136/68 ОГПУ от 28.06.29.&lt;br&gt;&lt;li&gt;Пр. 296/173 ОГПУ от 06.06.31.&lt;br&gt;&lt;li&gt;ЦА ФСБ. Ф. 2. Оп. 8. Д. 104. Л. 27–28, 37–40, 54, 55.&lt;br&gt;&lt;li&gt;Пр. 387/181 ОГПУ от 14.11.30.&lt;br&gt;&lt;li&gt;ГАРФ. Ф. 9414. Оп. 1. Д. 2. Л. 13.&lt;br&gt;&lt;li&gt;Там же. Д. 2919. Л. 3, Л. 65.&lt;br&gt;&lt;li&gt;ЦА ФСБ. Ф. 2. Оп. 9. Д. 955. Л. 79.&lt;br&gt;&lt;li&gt;ГАРФ. Ф. 9414. Оп. 1. Д. 2740.&lt;br&gt;&lt;li&gt;Пр. 230 АОУ ОГПУ от 21.08.30.&lt;br&gt;&lt;li&gt;Пр. 404лс ОГПУ от 01.08.31.&lt;br&gt;&lt;li&gt;ГАРФ. Ф.5446. Оп.1. Д. 48. Л. 210–212.&lt;br&gt;&lt;li&gt;Пр. 363/166 ОГПУ от 27.10.30.&lt;/ol&gt;</text:p>
          </table:table-cell>
          <table:table-cell/>
          <table:table-cell office:value-type="string" calcext:value-type="string">
            <text:p>&lt;a href=r3-49.html&gt;ВАЙГАЧСКАЯ ЭКСПЕДИЦИЯ ОГПУ&lt;/a&gt;,&lt;br&gt; &lt;a href=r3-417.html&gt;ТЕМНИКОВСКИЙ ИТЛ&lt;/a&gt;,&lt;br&gt; &lt;a href=r3-437.html&gt;УСТЬ-ВЫМСКИЙ ИТЛ ОГПУ&lt;/a&gt;,&lt;br&gt; &lt;a href=r3-441.html&gt;УХТИНСКАЯ ЭКСПЕДИЦИЯ ОГПУ&lt;/a&gt;,&lt;br&gt; &lt;a href=r3-442.html&gt;УХТИНСКО-ПЕЧОРСКИЙ ИТЛ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ЕВЕРНЫЙ ЖЕЛЕЗНОДОРОЖНЫЙ ИТЛ</text:p>
          </table:table-cell>
          <table:table-cell office:value-type="string" calcext:value-type="string">
            <text:p>Севжелдорлаг, Севжелдорстрой</text:p>
          </table:table-cell>
          <table:table-cell office:value-type="string" calcext:value-type="string">
            <text:p>организован 10.05.38 [1];&lt;br&gt; закрыт 24.07.50 (объединен с СЕВЕРО-ПЕЧОРСКИМ ИТЛ с образованием ПЕЧОРСКОГО ИТЛ) [2].</text:p>
          </table:table-cell>
          <table:table-cell/>
          <table:table-cell office:value-type="string" calcext:value-type="string">
            <text:p>ГУЛАГ с 10.05.38 [1];&lt;br&gt; ГУЛЖДС (ГУЖДС) с 04.01.40 [3];&lt;br&gt; СЕВЕРНОЕ УПР. ЛАГЕРЕЙ ЖЕЛЕЗНОДОРОЖНОГО СТРОИТЕЛЬСТВА с 28.04.47 [4];&lt;br&gt; ГУЛЖДС с 06.05.48 [5, 2].</text:p>
          </table:table-cell>
          <table:table-cell office:value-type="string" calcext:value-type="string">
            <text:p>Коми АССР, Усть-Вымский р-н, пос. Княжпогост (Княж-Погост) [1], {10};&lt;br&gt; Коми АССР, Железнодорожный р-н, р.п. Железнодорожный (ныне г.Емва) {11, 13–15, 17, 19}.</text:p>
          </table:table-cell>
          <table:table-cell office:value-type="string" calcext:value-type="string">
            <text:p>Я с 25.12.45 {16, 17, 19}.</text:p>
          </table:table-cell>
          <table:table-cell office:value-type="string" calcext:value-type="string">
            <text:p>Сосна {19}.</text:p>
          </table:table-cell>
          <table:table-cell office:value-type="string" calcext:value-type="string">
            <text:p>Коми АССР, Усть-Вымский р-н, пос. Княж-Погост, п/я 219 {10};&lt;br&gt; Железнодорожный р-н, пос. Железнодорожный, п/я 219 {11, 13–15, 17, 19}.</text:p>
          </table:table-cell>
          <table:table-cell office:value-type="string" calcext:value-type="string">
            <text:p>стр-во ж.д. Котлас—Воркута [1] (с 14.05.40 — участка Котлас—Усть-Кожва (728 км) Северо-Печорской ж.д. магистрали [6]), окончание работ на участке ж.д. Коноша—Котлас ликвидированного Севдвинлага (с 04.09.46) [7] и работы по увеличению пропускной способности участка Вельск—Котлас—Кожва Печорской ж.д. [8], обслуживание мех. з-да в Княж-Погосте (с 30.09.48) и Котласского мостозавода [9]&lt;SUP&gt;1&lt;/SUP&gt;, производственное и жилищное стр-во, подсобные с/х работы&lt;SUP&gt;2&lt;/SUP&gt;, производство извести на Сырочаевском з-де Севжелдорстроя, кирпича, лесозаготовки [10, 11].</text:p>
          </table:table-cell>
          <table:table-cell office:value-type="string" calcext:value-type="string">
            <text:p>01.10.38 — 25 199&lt;SUP&gt;3&lt;/SUP&gt;, 01.01.39 — 29 405, 01.01.40 — 26 310 (УРО);&lt;br&gt; 01.01.41 — 84 893, 01.07.41 — 66 926 [12];&lt;br&gt; 01.01.42 — 53 344 [13];&lt;br&gt; 01.01.43 — 29 741&lt;SUP&gt;4&lt;/SUP&gt; [14];&lt;br&gt; 01.44 — 14 757, 01.45 — 12 418, 01.01.46 — 13 546, 01.01.47 — 26 599, 01.01.48 — 23 728, 01.01.49 — 29 156, 01.01.50 — 27 686 (УРО)&lt;SUP&gt;5&lt;/SUP&gt;.</text:p>
          </table:table-cell>
          <table:table-cell office:value-type="string" calcext:value-type="string">
            <text:p>нач. — кап. ГБ Шемена С.И., с 10.05.38 — не ранее 07.01.44 [1, 15];&lt;br&gt; полк. Ключкин И.И., с 04.04.45 по 24.07.50 [16, 2].</text:p>
          </table:table-cell>
          <table:table-cell office:value-type="string" calcext:value-type="string">
            <text:p>В архивном отделении УМЗ МВД Коми АССР (г. Ухта): л/д з/к — 120 709, материалы делопроизводства — 18 027, л/д сотрудников, служебные карточки;&lt;br&gt; в Дорожном архиве Печорской ж.д. (г.Котлас): л/д и служебные карточки сотрудников производственного сектора {1}.</text:p>
          </table:table-cell>
          <table:table-cell office:value-type="string" calcext:value-type="string">
            <text:p>&lt;SUP&gt;1&lt;/SUP&gt; Мех. з-д 03.05.49 перебазирован в р-н расположения ЕНИСЕЙСКОГО ИТЛ И СТРОИТЕЛЬСТВА 503 [17];&lt;br&gt; Котласский мостозавод принят от СЕВЕРНОГО УПР. ЛАГЕРЕЙ ЖЕЛЕЗНОДОРОЖНОГО СТРОИТЕЛЬСТВА 05.02.49 [9].&lt;br&gt;&lt;SUP&gt;2&lt;/SUP&gt; На 06.04.49 в составе Севжелдорлага Котласская группа совхозов [18].&lt;br&gt;&lt;SUP&gt;3&lt;/SUP&gt; Из них 13 906 осужденных за к/р преступления, 3158 — как СОЭ и СВЭ [19].&lt;br&gt;&lt;SUP&gt;4&lt;/SUP&gt; Из них 2709 женщин, 17 114 осужденных за к/р преступления [14].&lt;br&gt;&lt;SUP&gt;4&lt;/SUP&gt; В 1942, 1945, 1947 гг. есть рабочие колонны немцев: на 01.07.42 — 4954 человек, 01.11.42 — 5411;&lt;br&gt; на 01.01.47 — 1130 б. трудмобилизованных немцев, переведенных на спецпоселение. На 01.08.48 — 95 немцев-спецпоселенцев [20–24].</text:p>
          </table:table-cell>
          <table:table-cell/>
          <table:table-cell office:value-type="string" calcext:value-type="string">
            <text:p>&lt;ol compact&gt;&lt;li&gt;Пр. 090 НКВД от 10.05.38.&lt;br&gt;&lt;li&gt;Пр. 0507 МВД от 24.07.50. &lt;br&gt;&lt;li&gt;Пр. 0014 НКВД от 04.01.40.&lt;br&gt;&lt;li&gt;Пр. 00457 МВД от 28.04.47.&lt;br&gt;&lt;li&gt;Пр. 00513 МВД от 06.05.48.&lt;br&gt;&lt;li&gt;Пр. 00597 НКВД от 14.05.40.&lt;br&gt;&lt;li&gt;Пр. 349 МВД от 04.09.46.&lt;br&gt;&lt;li&gt;Пр. 062 НКВД от 05.02.49.&lt;br&gt;&lt;li&gt;Пр. 00102 МВД от 05.02.49. &lt;br&gt;&lt;li&gt;Пр. с-219-ц/0354 МПС и МВД от 07–13.06.49.&lt;br&gt;&lt;li&gt;Пр. 0197 МВД от 20.03.50.&lt;br&gt;&lt;li&gt;ГАРФ. Ф. 9414. Оп. 1д. Д. 371. Л. 1, 56.&lt;br&gt;&lt;li&gt;Там же. Д. 372. Л. 8об., 9. &lt;br&gt;&lt;li&gt;Там же. Д. 378. Л. 113.&lt;br&gt;&lt;li&gt;Пр. 04 НКВД от 07.01.44.&lt;br&gt;&lt;li&gt;Пр. 284лс МВД от 04.04.45.&lt;br&gt;&lt;li&gt;Пр. 0261 МВД от 03.05.49. &lt;br&gt;&lt;li&gt;ГАРФ. Ф. 9414. Оп. 1. Д. 101. Л. 97.&lt;br&gt;&lt;li&gt;Там же. Д. 1140. Л. 140. &lt;br&gt;&lt;li&gt;Там же. Д. 45. Л. 608.&lt;br&gt;&lt;li&gt;Там же. Оп. 1д. Д. 379. Л. 57, 58, 103.&lt;br&gt;&lt;li&gt;Пр. 001025 НКВД от 08.09.45.&lt;br&gt;&lt;li&gt;ГАРФ. Ф. 9414. Оп. 1д. Д. 457. Л. 3об.&lt;br&gt;&lt;li&gt;Там же. Оп. 1. Д.1845. Л. 14.&lt;/ol&gt;</text:p>
          </table:table-cell>
          <table:table-cell/>
          <table:table-cell office:value-type="string" calcext:value-type="string">
            <text:p>&lt;a href=r3-275.html&gt;ПЕЧОРСКИЙ ИТЛ&lt;/a&gt;,&lt;br&gt; &lt;a href=http://www.memo.ru/history/NKVD/GULAG/r2/r2-5.htm&gt;СЕВЕРНОЕ УПР. ЛАГЕРЕЙ ЖЕЛЕЗНОДОРОЖНОГО СТРОИТЕЛЬСТВА&lt;/a&gt;,&lt;br&gt; &lt;a href=r3-309.html&gt;СЕВЕРО-ДВИНСКИЙ ИТЛ&lt;/a&gt;,&lt;br&gt; &lt;a href=r3-311.html&gt;СЕВЕРО-ПЕЧОРСКИЙ ИТЛ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ЕВЕРНЫЙ ИТЛ ДАЛЬСТРОЯ</text:p>
          </table:table-cell>
          <table:table-cell office:value-type="string" calcext:value-type="string">
            <text:p>Севлаг, Северный ИТЛ УСВИТЛа</text:p>
          </table:table-cell>
          <table:table-cell office:value-type="string" calcext:value-type="string">
            <text:p>организован 20.09.49 (?)&lt;SUP&gt;1&lt;/SUP&gt; [1];&lt;br&gt; закрыт 16.04.57 [2].</text:p>
          </table:table-cell>
          <table:table-cell/>
          <table:table-cell office:value-type="string" calcext:value-type="string">
            <text:p>ГУ ИТ лагерей Дальстроя в 1949–1952 гг. [1], {21. Л. 29};&lt;br&gt; УСВИТЛ в 1953–1957 гг. {21. Л. 732}, [2].</text:p>
          </table:table-cell>
          <table:table-cell office:value-type="string" calcext:value-type="string">
            <text:p>Магаданская обл., пос.Ягодный (ныне р.п.Ягодное) {21. Л.732}.</text:p>
          </table:table-cell>
          <table:table-cell office:value-type="string" calcext:value-type="string">
            <text:p>АВ-5 {21. Л. 664}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Магаданская обл., пос. Ягодный, п/я АВ-261/15 {21. Л. 664, 732}.</text:p>
          </table:table-cell>
          <table:table-cell office:value-type="string" calcext:value-type="string">
            <text:p>работы на приисках Бурхала, Спокойный, Штурмовой, Туманный, Хатыннах, Верхний Ат-Урях, Дебин, Верхний Дебин, Тангара, Горный [3. Л. 10, 11, 53, 56, 64], Мякит [4]&lt;SUP&gt;2&lt;/SUP&gt;.</text:p>
          </table:table-cell>
          <table:table-cell office:value-type="string" calcext:value-type="string">
            <text:p>22.05.51 — 15 802 [5];&lt;br&gt; 01.09.51 — 11 689&lt;SUP&gt;3&lt;/SUP&gt; [3. Л. 4];&lt;br&gt; 01.06.52 — 11 683&lt;SUP&gt;4&lt;/SUP&gt; {21. Л. 29–54};&lt;br&gt; 01.08.53 — 9071 {21. Л. 732};&lt;br&gt; 25.10.53 — 8822 [6]&lt;SUP&gt;5&lt;/SUP&gt;;&lt;br&gt; 15.07.54 — 8430 [7].</text:p>
          </table:table-cell>
          <table:table-cell office:value-type="string" calcext:value-type="string">
            <text:p>нач. — п/п (полк.) Туманов А.Д. (упом. 22.12.49 и 10.07.50) [4, 8];&lt;br&gt; п/п Сиволапов ?.?. (упом. 01.08.53) {21. Л. 732}&lt;SUP&gt;6&lt;/SUP&gt;;&lt;br&gt; нач. Северного ГПУ — Сергеев ?.?., не позднее 17.03.51 — не ранее 24.11.52 [9, 10].</text:p>
          </table:table-cell>
          <table:table-cell office:value-type="string" calcext:value-type="string">
            <text:p>В УИТЛК УМВД по Магаданской обл. {1}.</text:p>
          </table:table-cell>
          <table:table-cell office:value-type="string" calcext:value-type="string">
            <text:p>&lt;SUP&gt;1&lt;/SUP&gt; Согласно этому пр., создано лаг. подр. при Северном ГПУ, но статус его не обозначен (см. ГЛАВНОЕ УПРАВЛЕНИЕ СТРОИТЕЛЬСТВА ДАЛЬНЕГО СЕВЕРА);&lt;br&gt; впервые Севлаг упом. 01.02.51 [11].&lt;br&gt;&lt;SUP&gt;2&lt;/SUP&gt; Подробнее см. в [12].&lt;br&gt;&lt;SUP&gt;3&lt;/SUP&gt; Из них 565 женщин, 1062 мужчины-ктр, 1187 мужчин особого контингента [3. Л. 4].&lt;br&gt;&lt;SUP&gt;4&lt;/SUP&gt; Из них 485 женщин, 3028 осужденных за к/р преступления {21. Л. 29–54}.&lt;br&gt;&lt;SUP&gt;5&lt;/SUP&gt; Из них 2645 ктр, 2254 осужденных за к/р преступления, 1306 женщин.&lt;br&gt;&lt;SUP&gt;6&lt;/SUP&gt; Согласно {21. Л. 732}, Сиволапов стал нач. Севлага с 09.04.51, но это противоречит др. данным.</text:p>
          </table:table-cell>
          <table:table-cell/>
          <table:table-cell office:value-type="string" calcext:value-type="string">
            <text:p>&lt;ol compact&gt;&lt;li&gt;Пр. 00872 МВД от 20.09.49.&lt;br&gt;&lt;li&gt;Пр. 0271 МВД от 16.04.57.&lt;br&gt;&lt;li&gt;ГАРФ. Ф. 9414. Оп. 1д. Д. 161.&lt;br&gt;&lt;li&gt;Пр. 001108 МВД от 22.12.49. &lt;br&gt;&lt;li&gt;ГАРФ. Ф. 9414. Оп. 1д. Д. 107. Л. 2.&lt;br&gt;&lt;li&gt;Там же. Ф.8131. Оп. 32. Д. 3033. Л. 60.&lt;br&gt;&lt;li&gt;Там же. Ф. 8031. Оп. 32. Д. 3769. Л. 11.&lt;br&gt;&lt;li&gt;Пр. 823лс МВД от 10.07.50.&lt;br&gt;&lt;li&gt;Пр. 00138 МВД от 17.03.51.&lt;br&gt;&lt;li&gt;Пр. 01282 МВД от 24.11.52.&lt;br&gt;&lt;li&gt;ГАРФ. Ф. 9414. Оп. 1д. Д. 159. Л. 26.&lt;br&gt;&lt;li&gt;Паникаров И.А. История поселков центральной Колымы. Магадан: АО МАОБТИ, 1995. С. 125–130.&lt;/ol&gt;</text:p>
          </table:table-cell>
          <table:table-cell table:number-columns-repeated="2"/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ЕВЕРО-ВОСТОЧНЫЙ ИТЛ</text:p>
          </table:table-cell>
          <table:table-cell office:value-type="string" calcext:value-type="string">
            <text:p>СВИТЛ, Северо-Восточные исправительно-трудовые лагеря, Севвостлаг, Исправительно-трудовые лагеря Дальстроя</text:p>
          </table:table-cell>
          <table:table-cell office:value-type="string" calcext:value-type="string">
            <text:p>организован 01.04.32 [1];&lt;br&gt; закрыт не ранее 20.09.49 [2] и не позднее 20.05.52 [3]&lt;SUP&gt;1&lt;/SUP&gt;.</text:p>
          </table:table-cell>
          <table:table-cell/>
          <table:table-cell office:value-type="string" calcext:value-type="string">
            <text:p>ОГПУ с 01.04.32&lt;SUP&gt;2&lt;/SUP&gt; [1];&lt;br&gt; НКВД {6};&lt;br&gt; ГУЛАГ НКВД в 1938 г. [4]&lt;SUP&gt;3&lt;/SUP&gt;;&lt;br&gt; Дальстрой не позднее 1942 г.&lt;SUP&gt;4&lt;/SUP&gt;.</text:p>
          </table:table-cell>
          <table:table-cell office:value-type="string" calcext:value-type="string">
            <text:p>Дальневосточный кр., пос. Средникан (ныне р.п. Усть-Среднекан) с 01.04.32 [1];&lt;br&gt; Дальневосточный кр., бух. Нагаева (в 1937 г.) {6};&lt;br&gt; Хабаровский кр., г.Магадан {11, 13–15, 17, 19}.</text:p>
          </table:table-cell>
          <table:table-cell office:value-type="string" calcext:value-type="string">
            <text:p>АВ с 25.12.45 {16}.</text:p>
          </table:table-cell>
          <table:table-cell office:value-type="string" calcext:value-type="string">
            <text:p>нет {11, 13–15, 17, 19}.</text:p>
          </table:table-cell>
          <table:table-cell office:value-type="string" calcext:value-type="string">
            <text:p>Хабаровский кр., г.Магадан, п/я 261 {11, 13–15, 17, 19}.</text:p>
          </table:table-cell>
          <table:table-cell office:value-type="string" calcext:value-type="string">
            <text:p>обслуживание работ треста Дальстрой: разработка, поиски и разведка золоторудных месторождений на территории Ольско-Сеймчанского р-на ДВК и стр-во автомобильной дороги от бух. Нагаева до р-на золотодобычи [1, 5], добыча золота в бассейнах Колымы и Индигирки (обслуживание Северного, Южного, Юго-Западного, Западного, Тенькинского, Чай-Уринского и Индигирского Горнопромышленных упр., разрабатывалось несколько десятков приисков и рудников — Штурмовой, Пятилетка, Ударник, Мальдяк, Чай-Урья, Юбилейный, им. Тимошенко и др., стр-во и обслуживание обогатительных и золотоизвлекательных ф-к [6–9]), поисковые и разведочные работы на золото на территории Дальстроя [6, 10], поисковые и разведочные работы в Колымо-Тенькинском, Кулинском, Суксуканском, Дерас-Юнегинском и Верхне-Оротуканском оловоносных р-нах (в том числе с попутной добычей на коренных месторождениях Бутугычаг, Кинжал, Пасмурный и на россыпных — Бутугычаг и Таежный), поиски олова в новых р-нах, стр-во и эксплуатация обогатительной ф-ки на Ларюковой и Утинской опытной обогатительной ф-ки (в 1938–1939 гг.) [11], добыча олова и разведка оловорудных месторождений (свыше 30) в бассейнах р. Колымы, Яны, Индигирки и на Чукотке, обслуживание обогатительных ф-к на месторождениях им. Лазо, им. Чапаева, Хета, Кинжал [12], разведка вольфрамового месторождения Омчинкандя и молибденового месторождения Осеннее [7], добыча вольфрама на месторождении Аляскитовый, вольфрама и олова — на месторождении Иультин [7, 13], стр-во Аляскитового вольфрамового комб. [14], добыча кобальта [15] (в частности — на Верхне-Сеймчанском месторождении [16]), стр-во Верхне-Сеймчанской кобальтовой ф-ки [7], разведка кобальтовых месторождений в Омсукчанском р-не [6], добыча и разведка радиоактивного сырья на Северном, Бутугычагском, Сугунском и др. месторождениях [17], добыча угля в Аркагалинском, Эльгенском, Зырянском и Омсукчанском угольном р-нах [8, 13, 18], разведка сапропелитовых углей Хандыгского бассейна и стр-во з-да полукоксования хандыгских углей [19], стр-во и обслуживание ряда тепловых эл.-ст. (Аркагалинских, Магаданских, Певекской, Иультинской, Тенькинской, Хандыгской и др.) [7, 8, 20–22], стр-во гидроэл.-ст. на оз. Джек Лондон [20] и на р.Кюэльсиена [22], стр-во колымской трассы, автодороги на Теньку, дороги Певек—Пыркакай (Красноармейский), автодорог Восточная Хандыга—Эге-Хая&lt;SUP&gt;5&lt;/SUP&gt;, Залив Креста (ныне р.п.Эгвекинот)—Иультин, р. Кулу—прииск Комсомолец, Певек—Куйвивеем, Стрелка—Омсукчан, Ожогино—Омчикандя—Полоусное, Хандыга—Адыгалах, Кюэльсиена—Ягодный, Сичик—Мома и др. [8, 14, 23], узкоколейной ж.д. Магадан—Палатка [8], ЛЭП, в том числе Ягодный—Берелех—Аркагала, Кюэльсиена—Ягодный, Залив Креста—Иультин, Аркагала—Усть-Нера и др. [7, 14, 15, 20, 24, 25], обслуживание Упр. Колымского речного транспорта до 09.03.39 [26], Колымо-Индигирского речного пароходства с 15.04.41 [27], Янского речного пароходства с 21.04.48 [28], стр-во и обслуживание портовых сооружений в бух. Нагаева, Ванино, Мучка, Веселая, в Певеке, Заливе Креста [8, 15, 28, 29];&lt;br&gt; работа во ВНИИ-1 МВД [30], стр-во аэродромов в Магадане, Певеке, на нижней Индигирке и др. [8, 14], стр-во и обслуживание судостроит. и судорем. з-дов на Колыме и в бух. Нагаева [23], жилищное и коммунально-бытовое стр-во в Магадане, др. поселках и городах, стр-во и обслуживание лабораторий, авторем. з-дов, мастерских и автобаз, подсобных предприятий (цементных, стекольных, по регенерации резины, по производству огнеупоров, кирп., сернокислотного, сталелитейных и др.) [6–8, 14, 24, 25, 31], лесоразработки [32], с/х работы [32, 33], рыболовство [32, 34].</text:p>
          </table:table-cell>
          <table:table-cell office:value-type="string" calcext:value-type="string">
            <text:p>12.32 — 11 100 [35];&lt;br&gt; 01.01.34 — 29 659, 01.01.35 — 36 313, 01.01.36 — 48 740, 01.01.37 — 70 414;&lt;br&gt; 01.01.38 — 90 741, 01.01.39 — 138 170&lt;SUP&gt;6&lt;/SUP&gt;, 01.07.40 — 190 309 (УРО);&lt;br&gt; 01.01.41 — 179 041, 01.07.41 — 166 445 [36];&lt;br&gt; 01.01.42 — 147 976 [37];&lt;br&gt; 01.01.43 — 99 843&lt;SUP&gt;7&lt;/SUP&gt; [38];&lt;br&gt; 01.01.44 — 76 388, 01.01.45 — 87 335&lt;SUP&gt;8&lt;/SUP&gt;, 01.01.46 — 69 389, 01.01.47 — 79 613, 01.01.48 — 106 893, 01.01.49 — 108 685, 01.01.50 — 131 773, 01.01.51 — 157 001, 01.01.52 — 170 557 (УРО).</text:p>
          </table:table-cell>
          <table:table-cell office:value-type="string" calcext:value-type="string">
            <text:p>нач. — Васьков Р.И., с 03.11.32 по 28.09.34 [39, 40];&lt;br&gt; кап. ГБ Филиппов И.Г., с 28.09.34 по 21.12.37 [40, 41];&lt;br&gt; полк. Гаранин С.Н., с 21.12.37 по 27.09.38&lt;SUP&gt;9&lt;/SUP&gt; [41, 42];&lt;br&gt; кап. ГБ Вишневецкий А.А., не позднее 16.02.40 — по 19.02.41 [43, 44];&lt;br&gt; батальонный комиссар (п/п, полк. ГБ) Драбкин Е.И., с 19.05.41 по 13.03.45 [45, 46];&lt;br&gt; г/м Титов Н.Ф., с 13.03.45 по 27.07.48 [46, 47];&lt;br&gt; г/м Деревянко А.А., с 27.07.48 по 03.05.51 [47, 48].</text:p>
          </table:table-cell>
          <table:table-cell office:value-type="string" calcext:value-type="string">
            <text:p>1956 г. — в УИТЛК УМВД по Магаданской обл. и в УИТЛК МВД Якутской АССР {1}. 1996 г. — в ГА Магаданской обл.: приказы, материалы делопроизводства, справки и докладные записки по работе лагерей, справки о трудовом использовании з/к, оперативные сводки и спец. сообщения охраны [49];&lt;br&gt; в ИЦ УВД Магаданской обл.: л/д з/к, приказы по л.с. [50].</text:p>
          </table:table-cell>
          <table:table-cell office:value-type="string" calcext:value-type="string">
            <text:p>&lt;SUP&gt;1&lt;/SUP&gt; О реорг. системы управления лагерями Дальстроя см. — ГЛАВНОЕ УПРАВЛЕНИЕ СТРОИТЕЛЬСТВА ДАЛЬНЕГО СЕВЕРА.&lt;br&gt;&lt;SUP&gt;2&lt;/SUP&gt; Согласно [1], СЕВЕРО-ВОСТОЧНЫЙ ИТЛ организуется как лагерь ОГПУ, контроль и адм. руководство лагерем возложено на ПП ОГПУ по ДВК (позднее на УНКВД по ДВК), но в то же время в хозяйственно-финансовом и адм. отношении Севвостлаг подчиняется директору Дальстроя, на Дальстрой же возложены все расходы по содержанию лагеря.&lt;br&gt;&lt;SUP&gt;3&lt;/SUP&gt; Согласно [3], Севвостлаг ГУЛАГа непосредственно подчинялся нач. Дальстроя ст. майору ГБ К.А.Павлову.&lt;br&gt;&lt;SUP&gt;4&lt;/SUP&gt; Пр. о подчинении Севвостлага Дальстрою не обнаружен, однако, начиная с 1942 г., в сводках УРО Севвостлаг проходит под рубрикой лагеря Дальстроя [51, 52].&lt;br&gt;&lt;SUP&gt;5&lt;/SUP&gt; Ныне р.п. Эсэ-Хайя {45}.&lt;br&gt;&lt;SUP&gt;6&lt;/SUP&gt; На 01.10.38 — 106 325, из них 43 072 осужденных за к/р преступления, 11 682 — как СОЭ и СВЭ [53].&lt;br&gt;&lt;SUP&gt;7&lt;/SUP&gt; Из них 32 665 женщины, 42 051 осужденный за к/р преступления [39].&lt;br&gt;&lt;SUP&gt;8&lt;/SUP&gt; Включая ктр, численность которых составляла на 01.01.45 — 1446, 01.01.46 — 5371, 01.01.47 — 6835, 01.01.48 — 5455 (УРО).&lt;br&gt;&lt;SUP&gt;9&lt;/SUP&gt; 27.09.38 — дата ареста [42].</text:p>
          </table:table-cell>
          <table:table-cell/>
          <table:table-cell office:value-type="string" calcext:value-type="string">
            <text:p>&lt;ol compact&gt;&lt;li&gt;Пр. 287/с ОГПУ от 01.04.32.&lt;br&gt;&lt;li&gt;Пр. 00872 МВД от 20.09.49.&lt;br&gt;&lt;li&gt;Пр. 00454 МВД от 20.05.52.Пост. 260 СНК от 04.03.38. Пост. 516 СТО от 13.11.31.&lt;br&gt;&lt;li&gt;Пр. 0016 МВД от 07.01.48.&lt;br&gt;&lt;li&gt;Пр. 00248 МВД от 09.03.48.&lt;br&gt;&lt;li&gt;Пр. 069 НКВД от 16.02.40.&lt;br&gt;&lt;li&gt;Историческая хроника Магаданской области. События и факты. 1917–1972. Магадан, 1975. 340 с.&lt;br&gt;&lt;li&gt;Пр. 001334 МВД от 06.11.48.&lt;br&gt;&lt;li&gt;Пр. 18 НКВД от 21.05.38. &lt;br&gt;&lt;li&gt;Пр. 00525 НКВД от 24.04.41.&lt;br&gt;&lt;li&gt;Пр. 00110 НКВД от 25.01.43. &lt;br&gt;&lt;li&gt;Пр. 00125 МВД от 10.02.49.&lt;br&gt;&lt;li&gt;Пр. 00192 МВД от 28.02.47.&lt;br&gt;&lt;li&gt;Пр. 001524 МВД от 31.12.48.&lt;br&gt;&lt;li&gt;Пр. 0095 МВД от 04.02.49.&lt;br&gt;&lt;li&gt;Пр. 01352 МВД от 12.12.52.&lt;br&gt;&lt;li&gt;Пр. 0329 МВД от 04.06.48.&lt;br&gt;&lt;li&gt;Пр. 0330 МВД от 04.06.48.&lt;br&gt;&lt;li&gt;Пр. 032 МВД от 16.01.48.&lt;br&gt;&lt;li&gt;Пр. 001373 МВД от 17.11.48. &lt;br&gt;&lt;li&gt;Пр. 00627 МВД от 04.06.48.&lt;br&gt;&lt;li&gt;Пр. 001141 МВД от 31.12.49. &lt;br&gt;&lt;li&gt;Пр. 0915 МВД от 26.12.49.&lt;br&gt;&lt;li&gt;Пр. 053 НКВД от 09.03.39.&lt;br&gt;&lt;li&gt;Пр. 324/Р-100 НКВД и Главсевморпути от 15.04.41.&lt;br&gt;&lt;li&gt;Пр. 0239 МВД от 21.04.48. &lt;br&gt;&lt;li&gt;Пр. 0799 МВД от 17.11.49.&lt;br&gt;&lt;li&gt;Пр. 001374 МВД от 17.11.48. &lt;br&gt;&lt;li&gt;Пр. 0075 НКВД от 26.01.44. &lt;br&gt;&lt;li&gt;Пр. 00363 НКВД от 09.06.38. &lt;br&gt;&lt;li&gt;ГАРФ. Ф. 9414. Оп. 1д. Д. 161. Л. 109. &lt;br&gt;&lt;li&gt;Пр. 215–310 НКВД и Народного комиссариата рыбной пром. от 11.05.44.&lt;br&gt;&lt;li&gt;ГАРФ. Ф. 9414. Оп. 1. Д. 2920. Л.179. &lt;br&gt;&lt;li&gt;Там же. Оп. 1д. Д. 371. Л. 3, 57. &lt;br&gt;&lt;li&gt;Там же. Д. 372. Л. 8об., 9. &lt;br&gt;&lt;li&gt;Там же. Д. 378. Л. 113об. &lt;br&gt;&lt;li&gt;Там же. Служебная карточка ГУЛАГа.&lt;br&gt;&lt;li&gt;Пр. 159лс НКВД от 28.09.34. &lt;br&gt;&lt;li&gt;Пр. 2474лс НКВД от 21.12.37. &lt;br&gt;&lt;li&gt;Справка &lt;br&gt;&lt;li&gt;ГИЦ МВД.&lt;br&gt;&lt;li&gt;Пр. 069 НКВД от 16.02.40. &lt;br&gt;&lt;li&gt;Пр. 218лс НКВД от 19.02.41. &lt;br&gt;&lt;li&gt;Пр. 708лс НКВД от 19.05.41. &lt;br&gt;&lt;li&gt;Пр. 204лс НКВД от 13.03.45. &lt;br&gt;&lt;li&gt;Пр. 953лс МВД от 27.07.48. &lt;br&gt;&lt;li&gt;Пр. 542лс МВД от 03.05.51. &lt;br&gt;&lt;li&gt;Письмо ГА Магаданской обл. № 56 от 29.10.96. &lt;br&gt;&lt;li&gt;Письмо ИЦ УВД Магаданской обл. № 3/937 от 14.10.96. &lt;br&gt;&lt;li&gt;ГАРФ. Ф. 9414. Оп. 1. Д. 1252. &lt;br&gt;&lt;li&gt;Там же. Оп. 1д. Д. 337. &lt;br&gt;&lt;li&gt;Там же. Оп. 1. Д. 1140. Л. 140.&lt;/ol&gt;</text:p>
          </table:table-cell>
          <table:table-cell/>
          <table:table-cell office:value-type="string" calcext:value-type="string">
            <text:p>&lt;a href=r3-1.html&gt;АВТОТРАНСПОРТНЫЙ ИТЛ&lt;/A&gt;,&lt;br&gt; &lt;a href=r3-50.html&gt;ВАНИНСКИЙ ИТЛ&lt;/A&gt;,&lt;br&gt; &lt;a href=r3-92.html&gt;ДОРОЖНЫЙ ИТЛ&lt;/A&gt;,&lt;br&gt; &lt;a href=r3-102.html&gt;ЗАПАДНЫЙ ИТЛ&lt;/A&gt;,&lt;br&gt; &lt;a href=r3-108.html&gt;ИНДИГИРСКИЙ ИТЛ&lt;/A&gt;,&lt;br&gt; &lt;a href=r3-113.html&gt;ИТЛ БЕРЕЛЕХСКОГО РАЙОННОГО ГЕОЛОГОРАЗВЕДОЧНОГО УПР.&lt;/A&gt;,&lt;br&gt; &lt;a href=r3-163.html&gt;ИТЛ КОЛЫМО-ИНДИГИРСКОГО РЕЧНОГО ПАРОХОДСТВА&lt;/A&gt;,&lt;br&gt; &lt;a href=r3-171.html&gt;ИТЛ ПРОМЖИЛСТРОЙ&lt;/A&gt;,&lt;br&gt; &lt;a href=r3-177.html&gt;ИТЛ УПР. ПОДСОБНЫХ ХОЗЯЙСТВ&lt;/A&gt;,&lt;br&gt; &lt;a href=r3-178.html&gt;ИТЛ УПР. ШОССЕЙНЫХ ДОРОГ&lt;/A&gt;,&lt;br&gt; &lt;a href=r3-181.html&gt;ИТЛ ЯНСТРОЯ&lt;/A&gt;,&lt;br&gt; &lt;a href=r3-223.html&gt;ЛО НИЖНЕ-ИНДИГИРСКОГО РАЙОННОГО ГЕОЛОГОРАЗВЕДОЧНОГО УПР.&lt;/A&gt;,&lt;br&gt; &lt;a href=r3-225.html&gt;ЛО ЦЕНТРАЛЬНОЙ БОЛЬНИЦЫ&lt;/A&gt;,&lt;br&gt; &lt;a href=r3-231.html&gt;МАГАДАНСКИЙ ИТЛ&lt;/A&gt;,&lt;br&gt; &lt;a href=r3-265.html&gt;ОМСУКЧАНСКИЙ ИТЛ&lt;/A&gt;,&lt;br&gt; &lt;a href=r3-285.html&gt;ПРИМОРСКИЙ ИТЛ&lt;/a&gt;,&lt;br&gt; &lt;a href=r3-307.html&gt;СЕВЕРНЫЙ ИТЛ&lt;/A&gt;,&lt;br&gt; &lt;a href=r3-418.html&gt;ТЕНЬКИНСКИЙ ИТЛ&lt;/A&gt;,&lt;br&gt; &lt;a href=r3-423.html&gt;ТРАНЗИТНОЕ ЛО&lt;/A&gt;,&lt;br&gt; &lt;a href=r3-439.html&gt;УСТЬ-КУТСКИЙ ИТЛ И ПЕРЕВАЛОЧНАЯ БАЗА ДАЛЬСТРОЯ&lt;/a&gt;,&lt;br&gt; &lt;a href=r3-451.html&gt;ЧАУНСКИЙ ИТЛ&lt;/A&gt;,&lt;br&gt; &lt;a href=r3-452.html&gt;ЧАУН-ЧУКОТСКИЙ ИТЛ&lt;/A&gt;,&lt;br&gt; &lt;a href=r3-460.html&gt;ЧУКОТСКИЙ ИТЛ&lt;/A&gt;,&lt;br&gt; &lt;a href=r3-469.html&gt;ЮГО-ЗАПАДНЫЙ ИТЛ&lt;/A&gt;,&lt;br&gt; &lt;a href=r3-475.html&gt;ЯНСКИЙ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ЕВЕРО-ДВИНСКИЙ ИТЛ</text:p>
          </table:table-cell>
          <table:table-cell office:value-type="string" calcext:value-type="string">
            <text:p>Севдвинлаг</text:p>
          </table:table-cell>
          <table:table-cell office:value-type="string" calcext:value-type="string">
            <text:p>организован 25.09.40 [1]&lt;SUP&gt;1&lt;/SUP&gt;;&lt;br&gt; закрыт 04.09.46 [2]&lt;SUP&gt;2&lt;/SUP&gt;.</text:p>
          </table:table-cell>
          <table:table-cell/>
          <table:table-cell office:value-type="string" calcext:value-type="string">
            <text:p>ГУЛЖДС не позднее 03.03.41 [3].</text:p>
          </table:table-cell>
          <table:table-cell office:value-type="string" calcext:value-type="string">
            <text:p>Архангельская обл., г.Вельск [1, 2, 4], {13, 14}.</text:p>
          </table:table-cell>
          <table:table-cell office:value-type="string" calcext:value-type="string">
            <text:p>Ю с 25.12.45 {16}.</text:p>
          </table:table-cell>
          <table:table-cell office:value-type="string" calcext:value-type="string">
            <text:p>нет.</text:p>
          </table:table-cell>
          <table:table-cell office:value-type="string" calcext:value-type="string">
            <text:p>Архангельская обл., г.Вельск, п/я 283 на 22.11.40 и 24.03.42 [4], {13};&lt;br&gt; п/я 32 на 13.03.44 и 08.06.45 {14, 15}.</text:p>
          </table:table-cell>
          <table:table-cell office:value-type="string" calcext:value-type="string">
            <text:p>стр-во ж.д. Коноша—Котлас [1, 3], стр-во ж.д. Коноша—Кожва с 12.03.41 [5], подсобное с.х. [6].</text:p>
          </table:table-cell>
          <table:table-cell office:value-type="string" calcext:value-type="string">
            <text:p>01.01.41 — 15 365, 01.07.41 — 42 117 [7];&lt;br&gt; 01.01.42 — 34 425 [8];&lt;br&gt; 01.01.43 — 20 663&lt;SUP&gt;3&lt;/SUP&gt; [9];&lt;br&gt; 01.01.44 — 9549, 01.01.45 — 7822, 01.01.46 — 6969 (УРО).</text:p>
          </table:table-cell>
          <table:table-cell office:value-type="string" calcext:value-type="string">
            <text:p>нач.— майор ГБ Макаров И.Д., с 26.02.41 по 24.05.43 [9, 10];&lt;br&gt; майор ГБ Умов И.А., не позднее 07.01.44 — по 01.12.45 [11, 12];&lt;br&gt; кап. Мосевич А.А. (упом. в 1946 г.) [9].</text:p>
          </table:table-cell>
          <table:table-cell office:value-type="string" calcext:value-type="string">
            <text:p>В архивном отделении ОМЗ МВД Коми АССР (г. Ухта): л/д з/к — 56 191, материалы делопроизводства — 4660, л/д и служебные карточки работников лаг. сектора и вольнонаемных;&lt;br&gt; в Дорожном архиве Печорской ж.д. (г. Котлас): л/д и служебные карточки работников производственного сектора;&lt;br&gt; в 1-м Спецотделе УМВД по Архангельской обл.: материалы оперчекотдела {1}. В архиве Упр. ПЕЧОРСКОГО ИТЛ (г. Печора) {2}.</text:p>
          </table:table-cell>
          <table:table-cell office:value-type="string" calcext:value-type="string">
            <text:p>&lt;SUP&gt;1&lt;/SUP&gt; Для комплектования ИТЛ перебросить 30 000 человек в октябре—декабре со... строек Дальнего Востока;&lt;br&gt; 20 000 — со стр-ва ж.д. Сорокская—Обозерская, Севжелдорлага и др. строек ГУЛЖДС [1].&lt;br&gt;&lt;SUP&gt;2&lt;/SUP&gt; Участок стр-ва ж.д. Коноша—Котлас включен в состав СЕВЕРНОГО ЖЕЛЕЗНОДОРОЖНОГО ИТЛ. Аппарат с частью ресурсов направлен на стр-ва Карагандажилстрой и Кемеровожилстрой [2].&lt;br&gt;&lt;SUP&gt;3&lt;/SUP&gt; Из них 1289 женщин, 5047 осужденных за к/р преступления.</text:p>
          </table:table-cell>
          <table:table-cell/>
          <table:table-cell office:value-type="string" calcext:value-type="string">
            <text:p>&lt;ol compact&gt;&lt;li&gt;Пр. 001204 НКВД от 25.09.40.&lt;br&gt;&lt;li&gt;Пр. 349 НКВД от 04.09.46.&lt;br&gt;&lt;li&gt;Пр. 0121 НКВД от 03.03.41.&lt;br&gt;&lt;li&gt;Пр. 001466 НКВД от 22.11.40. &lt;br&gt;&lt;li&gt;Пр. 00277 НКВД от 12.03.41.&lt;br&gt;&lt;li&gt;ГАРФ. Ф. 9414. Оп. 1. Д. 49. Л. 769.&lt;br&gt;&lt;li&gt;Там же. Оп. 1д. Д. 371. Л. 1, 56.&lt;br&gt;&lt;li&gt;Там же. Д. 372. Л. 8об., 9.&lt;br&gt;&lt;li&gt;Там же. Д. 378. Л. 113.&lt;br&gt;&lt;li&gt;Там же. Служебная карточка ГУЛАГа.&lt;br&gt;&lt;li&gt;Пр. 1189лс НКВД от 24.05.43.&lt;br&gt;&lt;li&gt;Пр. 04 НКВД от 07.01.44. &lt;br&gt;&lt;li&gt;Пр. 1409лс МВД от 01.12.45.&lt;br&gt;&lt;li&gt;Расп. 20 НКВД от 26.02.42.&lt;/ol&gt;</text:p>
          </table:table-cell>
          <table:table-cell office:value-type="string" calcext:value-type="string">
            <text:p>После ликвидации ИТЛ при 1-м армейском СУ (см. ИТЛ ПРИ ОБОРОНСТРОЕ) 2000 з/к направлены в Севдвинлаг [13].</text:p>
          </table:table-cell>
          <table:table-cell office:value-type="string" calcext:value-type="string">
            <text:p>&lt;a href=r3-169.html&gt;ИТЛ ПРИ ОБОРОНСТРОЕ&lt;/a&gt;,&lt;br&gt; &lt;a href=r3-189.html&gt;КАРАГАНДАЖИЛСТРОЙ И ИТЛ&lt;/a&gt;,&lt;br&gt; &lt;a href=r3-195.html&gt;КЕМЕРОВОЖИЛСТРОЙ И ИТЛ&lt;/a&gt;,&lt;br&gt; &lt;a href=r3-318.html&gt;СОРОКСКИЙ ИТЛ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ЕВЕРО-КУЗБАССКИЙ ИТЛ</text:p>
          </table:table-cell>
          <table:table-cell office:value-type="string" calcext:value-type="string">
            <text:p>Севкузбасслаг</text:p>
          </table:table-cell>
          <table:table-cell office:value-type="string" calcext:value-type="string">
            <text:p>организован 04.03.47 {18}&lt;SUP&gt;1&lt;/SUP&gt;;&lt;br&gt; действующий на 01.01.60 {46}.</text:p>
          </table:table-cell>
          <table:table-cell/>
          <table:table-cell office:value-type="string" calcext:value-type="string">
            <text:p>ГУЛЛП с 04.03.47 {18};&lt;br&gt; ГУЛАГ МЮ с 02.04.53 {33};&lt;br&gt; ГУЛАГ МВД с 28.01.54 {38};&lt;br&gt; ГУЛЛП с 02.08.54 {40};&lt;br&gt; ГУЛАГ МВД с 13.06.56 [1];&lt;br&gt; ГУИТК МВД СССР с 27.10.56 [2];&lt;br&gt; МВД РСФСР с 01.12.57 {44};&lt;br&gt; ГСЛ МВД РСФСР с 05.02.58&lt;SUP&gt;2&lt;/SUP&gt; [3].</text:p>
          </table:table-cell>
          <table:table-cell office:value-type="string" calcext:value-type="string">
            <text:p>ст. Яя Томской ж.д. {18};&lt;br&gt; Кемеровская обл., Анжеро-Судженский р-н, р.п. Яя {19, 23, 37}.</text:p>
          </table:table-cell>
          <table:table-cell office:value-type="string" calcext:value-type="string">
            <text:p>ВГ с 19.06.47 [4].</text:p>
          </table:table-cell>
          <table:table-cell office:value-type="string" calcext:value-type="string">
            <text:p>Смола {19, 23, 37}.</text:p>
          </table:table-cell>
          <table:table-cell office:value-type="string" calcext:value-type="string">
            <text:p>Кемеровская обл., Анжеро-Судженский р-н, р.п. Яя, п/я 391 {19};&lt;br&gt; п/я ВГ–391 {23, 37}.</text:p>
          </table:table-cell>
          <table:table-cell office:value-type="string" calcext:value-type="string">
            <text:p>лесозаготовки {18}, обслуживание лесокомб., ЦРМ, автогаражные, погрузочно-разгрузочные, с/х и строит. работы, швейное производство [5. Разд. 3. Л. 4–124], стр-во домостроит. цеха, узкоколейных ж.д. и автодорог, производство кирпича [6].</text:p>
          </table:table-cell>
          <table:table-cell office:value-type="string" calcext:value-type="string">
            <text:p>01.06.47 — 4207, 01.01.48 — 15 107, 01.01.49 — 19 790, 01.01.50 — 18 168, 01.01.51 — 18 930, 01.01.52 — 17 520&lt;SUP&gt;3&lt;/SUP&gt;, 01.01.53 — 18 174 (УРО), 15.07.53 — 9643 [5. Разд. 4. Л. 10];&lt;br&gt; 01.01.54 — 8976, 01.07.55 — 11 948, 01.01.56 — 12 379, 01.01.57 — 12 880, 01.01.59 — 11 341, 01.01.60 — 10 260 (УРО).</text:p>
          </table:table-cell>
          <table:table-cell office:value-type="string" calcext:value-type="string">
            <text:p>нач. — п/п Автономов Ф.И., с 04.03.47 по 24.08.48 {18}, [7];&lt;br&gt; майор, п/п Выползов Г.М., с 24.08.48 по 18.11.50 [7, 8];&lt;br&gt; майор (п/п в/с) Леликов Е.В., с 18.11.50 — не ранее 10.12.52 [8], [5. Разд. 5. Л. 9];&lt;br&gt; и.о. нач. — п/п в/с Гришков Г.И., с 01.04.53 — ? [9];&lt;br&gt; полк. в/с Сувалов П.К., и.о. нач. — с 10.06.53 [10], нач. — с 24.07.53 по 23.02.54 [11, 12];&lt;br&gt; нач. — п/п в/с Леликов Е.В., с 23.02.54 по 01.07.56 [12, 13];&lt;br&gt; п/п Еремеев В.К., и.о. нач. — с 13.06.56 [1], нач. — с 08.09.56 — ? [14];&lt;br&gt; з/н — п/п (полк.) Голов И.С., с 03.47 по 04.52 [5. Разд. 1. Л. 2 об.];&lt;br&gt; п/п Гришков Г.И., с 20.05.52 — ? [15];&lt;br&gt; кап. Комаров М.А., ? — по 23.02.54 [5. Разд. 1. Л. 2об.];&lt;br&gt; полк. Сувалов П.К., с 23.02.54 — ? [5. Разд. 1. Л. 2об.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Организован на базе предприятий треста Севкузбасслес и Анжерского мехлеспункта, принятых от МУП Восточных р-нов [1].&lt;br&gt;&lt;SUP&gt;2&lt;/SUP&gt; В [3] объявлены штаты ИТ лагерей ГСЛ МВД РСФСР.&lt;br&gt;&lt;SUP&gt;3&lt;/SUP&gt; На 01.03.52 — 16 240, из них 3287 женщин, 1748 осужденных за к/р преступления [5. Разд. 3. Л. 3об.–123 об.].</text:p>
          </table:table-cell>
          <table:table-cell/>
          <table:table-cell office:value-type="string" calcext:value-type="string">
            <text:p>&lt;ol compact&gt;&lt;li&gt;Пр. 0231 МВД от 13.06.56.&lt;br&gt;&lt;li&gt;Пр. 500 МВД от 27.10.56. &lt;br&gt;&lt;li&gt;Пр. 049 МВД РСФСР от 05.02.58.&lt;br&gt;&lt;li&gt;Расп. 383 МВД от 19.06.47. &lt;br&gt;&lt;li&gt;ГАРФ. Ф. 9414. Оп. 1. Д. 578.&lt;br&gt;&lt;li&gt;Пр. 00553 МВД от 25.06.54.&lt;br&gt;&lt;li&gt;Пр. 1079лс МВД от 24.08.48.&lt;br&gt;&lt;li&gt;Пр. 1637лс МВД от 18.11.50.&lt;br&gt;&lt;li&gt;Пр. 026/л МЮ от 01.04.53.&lt;br&gt;&lt;li&gt;Пр. 480/лг МЮ от 10.06.53.&lt;br&gt;&lt;li&gt;Пр. 720/лг МЮ от 24.07.53.&lt;br&gt;&lt;li&gt;Пр. 428лс МВД от 23.02.54.&lt;br&gt;&lt;li&gt;ГАРФ. Служебная карточка ГУЛАГа.&lt;br&gt;&lt;li&gt;Пр. 1001лс МВД от 08.09.56.&lt;br&gt;&lt;li&gt;Пр. 610лс МВД от 20.05.52.&lt;/ol&gt;</text:p>
          </table:table-cell>
          <table:table-cell table:number-columns-repeated="2"/>
          <table:table-cell office:value-type="string" calcext:value-type="string">
            <text:p>С.Филиппов, 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ЕВЕРО-ПЕЧОРСКИЙ ИТЛ&lt;SUP&gt;1&lt;/SUP&gt;</text:p>
          </table:table-cell>
          <table:table-cell office:value-type="string" calcext:value-type="string">
            <text:p>Севпечлаг, Печорский железнодорожный ИТЛ,&lt;BR&gt;Печорский ИТЛ, Печорстрой, Печорлаг&lt;SUP&gt;&lt;/SUP&gt;</text:p>
          </table:table-cell>
          <table:table-cell office:value-type="string" calcext:value-type="string">
            <text:p>организован 14.05.40 [1]&lt;SUP&gt;1&lt;/SUP&gt;;&lt;br&gt; закрыт 24.07.50 (Печорстрой слит с Севжелдорстроем) [2].</text:p>
          </table:table-cell>
          <table:table-cell/>
          <table:table-cell office:value-type="string" calcext:value-type="string">
            <text:p>ГУЛЖДС с 14.05.40 [1];&lt;br&gt; СЕВЕРНОЕ УПР. ЛАГЕРЕЙ ЖЕЛЕЗНОДОРОЖНОГО СТРОИТЕЛЬСТВА с 28.04.47 [3];&lt;br&gt; ГУЛЖДС с 06.05.48 [4, 2].</text:p>
          </table:table-cell>
          <table:table-cell office:value-type="string" calcext:value-type="string">
            <text:p>Коми АССР, Кожвинский р-н, с.Абезь {11, 13–15, 17};&lt;br&gt; ст. Печора Северо-Печорской ж.д. {19}.</text:p>
          </table:table-cell>
          <table:table-cell office:value-type="string" calcext:value-type="string">
            <text:p>АА с 25.12.45 {16}, {17, 19}&lt;SUP&gt;2&lt;/SUP&gt;.</text:p>
          </table:table-cell>
          <table:table-cell office:value-type="string" calcext:value-type="string">
            <text:p>Звезда {19}.</text:p>
          </table:table-cell>
          <table:table-cell office:value-type="string" calcext:value-type="string">
            <text:p>Коми АССР, с.Абезь, п/я 274 {11, 13–15, 17};&lt;br&gt; ст. Печора Северо-Печорской ж.д., п/я 274 {19}.</text:p>
          </table:table-cell>
          <table:table-cell office:value-type="string" calcext:value-type="string">
            <text:p>стр-во участка ж.д. Котлас—Воркута от Усть-Кожвы до Воркуты [1], окончание работ ликвидированного Заполярлага [5] и работы по достройке и увеличению пропускной способности Печорской ж/д магистрали на участках Кожва—Воркута, Воркута—Хальмер-Ю, Хановей—Шахта № 7 [6, 7], стр-во первых 40 км ж.д. ст. Чум—порт на м. Каменный (Обская губа) (с 28.04.47 по 06.05.48) [3, 4], стр-во верфи в р-не Печоры, судостроит. з-да и причалов в г.Печора, судорем. пункта, угольных складов, эл.-ст., жилья (в том числе в Нарьян-Маре), производство извести на Джинтуйском з-де, кирпича, лесозаготовки, обслуживание авторем. з-да № 4 ГУЛЖДС&lt;SUP&gt;3&lt;/SUP&gt; [7–10], с/x работы (Котласский с/х отдел Печорлага) [11]&lt;SUP&gt;4&lt;/SUP&gt;.</text:p>
          </table:table-cell>
          <table:table-cell office:value-type="string" calcext:value-type="string">
            <text:p>01.07.40 — 3851 (УРО);&lt;br&gt; 01.01.41 — 34 959, 15.06.41 — 91 664 [12];&lt;br&gt; 01.01.42 — 102 354 [13];&lt;br&gt; 01.01.43 — 58 825&lt;SUP&gt;5&lt;/SUP&gt; [14];&lt;br&gt; 01.44 — 23 019, 01.45 — 33 598, 01.01.46 — 34 826, 01.01.47 — 56 615&lt;SUP&gt;6&lt;/SUP&gt;, 01.01.48 — 47 815&lt;SUP&gt;7&lt;/SUP&gt;, 01.01.49 — 39 436, 01.01.50 — 42 028 (УРО).</text:p>
          </table:table-cell>
          <table:table-cell office:value-type="string" calcext:value-type="string">
            <text:p>нач. — Большаков Г.П., с 14.05.40 — ? [1]&lt;SUP&gt;8&lt;/SUP&gt;;&lt;br&gt; врио нач. — Чесноков ?.?., ? — по 30.04.41 (упом. 03.03.41) [15, 16]&lt;SUP&gt;9&lt;/SUP&gt;;&lt;br&gt; нач. — Потемкин Н.Ф., с 30.04.41 — ? (упом. 21.02.42) [16, 17]&lt;SUP&gt;10&lt;/SUP&gt;;&lt;br&gt; Успенский Д.В., с 25.01.42 по 05.09.42 [5, 18];&lt;br&gt; ст. лейт. ГБ (майор ГБ, полк.) Барабанов В.А., с 05.09.42 по 26.12.46 [18, 19];&lt;br&gt; майор (п/п) Боровицкий А.И., с 26.12.46 по 14.07.50 [19, 20]&lt;SUP&gt;11&lt;/SUP&gt;;&lt;br&gt; врио нач. — Касперович И.И. (упом. 24.06.50) [21].</text:p>
          </table:table-cell>
          <table:table-cell office:value-type="string" calcext:value-type="string">
            <text:p>Хранился в Дорожном архиве Печорской ж.д. (г. Котлас): л/д и учетные карточки только на работников производственного сектора. Материалы лагерного сектора были переданы ПЕЧОРСКОМУ ИТЛ {1}.</text:p>
          </table:table-cell>
          <table:table-cell office:value-type="string" calcext:value-type="string">
            <text:p>&lt;SUP&gt;1&lt;/SUP&gt; В пр. об организации название — ПЕЧОРСКИЙ ИТЛ. В дальнейшем в документах употребляются оба названия.&lt;br&gt;&lt;SUP&gt;2&lt;/SUP&gt; 17.11.50 лит. обозначение АА, ранее принадлежавшее Севпечлагу, сохранено за организованным на его базе ПЕЧОРСКИМ ИТЛ [22].&lt;br&gt;&lt;SUP&gt;3&lt;/SUP&gt; До 07.01.44 — Печорский авторем. з-д Печорлага [10].&lt;br&gt;&lt;SUP&gt;4&lt;/SUP&gt; Организован для руководства Котласской группой совхозов после ликвидации КОТЛАССКОГО СЕЛЬСКОХОЗЯЙСТВЕННОГО ИТЛ [11].&lt;br&gt;&lt;SUP&gt;5&lt;/SUP&gt; Из них 1874 женщины, 22 327 осужденных за к/р преступления [14].&lt;br&gt;&lt;SUP&gt;6&lt;/SUP&gt; На 01.01.47 — 3601 [23] переведенный на спецпоселение (репатрианты).&lt;br&gt;&lt;SUP&gt;7&lt;/SUP&gt; На 01.07.48 — 2336 спецпоселенцев-&amp;quot;&lt;br&gt;власовцев&amp;quot;&lt;br&gt; [24].&lt;br&gt;&lt;SUP&gt;8&lt;/SUP&gt; 30.04.41 упом. преступные действия... б. нач. Печорлага Большакова и др. руководителей ИТЛ, в том числе нач. Санотдела, приведшие к тяжелому состоянию и срыву выполнения программы работ. Указанные лица преданы суду [15].&lt;br&gt;&lt;SUP&gt;9&lt;/SUP&gt; 03.03.41 упом. как нач. Печорлага [16].&lt;br&gt;&lt;SUP&gt;10&lt;/SUP&gt; С 25.01.42 до 26.05.43 — зам. нач. Печорлага [5].&lt;br&gt;&lt;SUP&gt;11&lt;/SUP&gt; С 28.04.47 по 06.05.48 по совместительству — зам. нач. СЕВЕРНОГО УПР. ЛАГЕРЕЙ ЖЕЛЕЗНОДОРОЖНОГО СТРОИТЕЛЬСТВА [3, 4].</text:p>
          </table:table-cell>
          <table:table-cell/>
          <table:table-cell office:value-type="string" calcext:value-type="string">
            <text:p>&lt;ol compact&gt;&lt;li&gt;Пр. 00597 НКВД от 14.05.40.&lt;br&gt;&lt;li&gt;Пр. 0507 МВД от 24.07.50.&lt;br&gt;&lt;li&gt;Пр. 00457 МВД от 28.04.47.&lt;br&gt;&lt;li&gt;Пр. 00513 МВД от 06.05.48. &lt;br&gt;&lt;li&gt;Пр. 00185 НКВД от 25.01.42.&lt;br&gt;&lt;li&gt;Пр. 062 МВД от 05.02.49.&lt;br&gt;&lt;li&gt;Пр. 001311 НКВД от 24.10.44.&lt;br&gt;&lt;li&gt;Пр. 0332 МВД от 15.04.50.&lt;br&gt;&lt;li&gt;Пр. 0197 МВД от 20.03.50.&lt;br&gt;&lt;li&gt;Пр. 04 НКВД от 07.01.44.&lt;br&gt;&lt;li&gt;Пр. 0175 НКВД от 29.06.45.&lt;br&gt;&lt;li&gt;ГАРФ. Ф. 9414. Оп. 1д. Д. 371. Л. 1, 56.&lt;br&gt;&lt;li&gt;Там же. Д. 372. Л. 8об., 9. &lt;br&gt;&lt;li&gt;Там же. Д. 378. Л. 113.&lt;br&gt;&lt;li&gt;Пр. 0220 НКВД от 30.04.41.&lt;br&gt;&lt;li&gt;Пр. 0121 НКВД от 03.03.41.&lt;br&gt;&lt;li&gt;ГАРФ. Ф. 9414. Оп. 1. Д. 45. Л. 134.&lt;br&gt;&lt;li&gt;Пр. 2829лс НКВД от 05.09.42.&lt;br&gt;&lt;li&gt;Пр. 1779лс МВД от 26.12.46.&lt;br&gt;&lt;li&gt;Пр. 849лс МВД от 14.07.50.&lt;br&gt;&lt;li&gt;Пр. 0442 МВД от 24.06.50.&lt;br&gt;&lt;li&gt;Расп. 927 МВД от 17.11.50.&lt;br&gt;&lt;li&gt;ГАРФ. Ф. 9414. Оп. 1д. Д. 457. Л. 3об.&lt;br&gt;&lt;li&gt;Там же. Оп. 1. Д. 1845. Л. 14.&lt;/ol&gt;</text:p>
          </table:table-cell>
          <table:table-cell office:value-type="string" calcext:value-type="string">
            <text:p>25.01.42 объединен с Заполярлагом с сохранением названия СЕВЕРО-ПЕЧОРСКИЙ (Печорский) ИТЛ [5].</text:p>
          </table:table-cell>
          <table:table-cell office:value-type="string" calcext:value-type="string">
            <text:p>&lt;a href=r3-105.html&gt;ЗАПОЛЯРНЫЙ ИТЛ И СТРОИТЕЛЬСТВО 503&lt;/a&gt;,&lt;br&gt; &lt;a href=r3-275.html&gt;ПЕЧОРСКИЙ ИТЛ&lt;/a&gt;,&lt;br&gt; &lt;a href=http://www.memo.ru/history/NKVD/GULAG/r2/r2-5.htm&gt;СЕВЕРНОЕ УПР. ЛАГЕРЕЙ ЖЕЛЕЗНОДОРОЖНОГО СТРОИТЕЛЬСТВА&lt;/a&gt;,&lt;br&gt; &lt;a href=r3-306.html&gt;СЕВЕРНЫЙ ЖЕЛЕЗНОДОРОЖНЫЙ ИТЛ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ЕВЕРО-УРАЛЬСКИЙ ИТЛ</text:p>
          </table:table-cell>
          <table:table-cell office:value-type="string" calcext:value-type="string">
            <text:p>Севураллаг</text:p>
          </table:table-cell>
          <table:table-cell office:value-type="string" calcext:value-type="string">
            <text:p>организован 05.02.38 [1];&lt;br&gt; действующий на 01.01.60 {46}.</text:p>
          </table:table-cell>
          <table:table-cell/>
          <table:table-cell office:value-type="string" calcext:value-type="string">
            <text:p>ГУЛАГ с 05.02.38 [1];&lt;br&gt; УЛЛП с 26.02.41 [2];&lt;br&gt; ГУЛЛП с 04.03.47 {18};&lt;br&gt; ГУЛАГ МЮ с 02.04.53 {33};&lt;br&gt; ГУЛАГ МВД с 28.01.54 {38};&lt;br&gt; ГУЛЛП с 02.08.54 {40};&lt;br&gt; ГУЛАГ МВД с 13.06.56 [3];&lt;br&gt; ГУИТК МВД СССР с 27.10.56 [4];&lt;br&gt; МВД РСФСР с 01.12.57 {44};&lt;br&gt; ГСЛ МВД РСФСР с 05.02.58 [5].</text:p>
          </table:table-cell>
          <table:table-cell office:value-type="string" calcext:value-type="string">
            <text:p>Свердловская обл., г.Ирбит {11};&lt;br&gt; Свердловская обл., Серовский р-н, пос. Сосьва {13–15, 19, 23, 37}.</text:p>
          </table:table-cell>
          <table:table-cell office:value-type="string" calcext:value-type="string">
            <text:p>АБ с 25.12.45 {16}, {19, 23, 37}.</text:p>
          </table:table-cell>
          <table:table-cell office:value-type="string" calcext:value-type="string">
            <text:p>Мотор {19, 23, 37}.</text:p>
          </table:table-cell>
          <table:table-cell office:value-type="string" calcext:value-type="string">
            <text:p>Свердловская обл., г.Ирбит, п/я 239 {11};&lt;br&gt; Серовский р-н, пос. Сосьва, п/я 239 {14, 15, 19};&lt;br&gt; то же, п/я АБ-239 {23, 37}.</text:p>
          </table:table-cell>
          <table:table-cell office:value-type="string" calcext:value-type="string">
            <text:p>лесозаготовки [1];&lt;br&gt; стр-во целлюлозного з-да упрощенного типа в р-не г.Туринска (особая стройка № 3) [6, 7]&lt;SUP&gt;1&lt;/SUP&gt;, Тавдинского гидролизного з-да и Тавдинского комб. по выработке дельта-древесины (с 16.11.40 по 17.04.41) [8, 9]&lt;SUP&gt;2&lt;/SUP&gt;, двух углевыжигательных печей (для развития древесноугольной металлургии Урала) [10], заготовка лыжных болванок и изготовление лыж [11], деревообработка, выпуск шпал, мебельное, швейное и обувное производства, с/х работы [12], стр-во Центр. рем.-мех. мастерских ГУЛЛП [13], обслуживание судорем. мастерских в Сосьвинском затоне [14], мех. и рем.-мех. мастерских, автогаражей, паровозного депо и мотофлота, стр-во и обслуживание узкоколейных ж.д., сплавные и погрузочно-разгрузочные работы, дровозаготовки [15. Разд. 3. Л. 4–102].</text:p>
          </table:table-cell>
          <table:table-cell office:value-type="string" calcext:value-type="string">
            <text:p>01.04.38 — 18 571, 01.01.39 — 26 963&lt;SUP&gt;3&lt;/SUP&gt;, 01.01.40 — 32 019 (УРО);&lt;br&gt; 01.01.41 — 27 327, 01.07.41 — 25 933 [16];&lt;br&gt; 01.01.42 — 33 757 [17];&lt;br&gt; 01.04.42 — 27 012&lt;SUP&gt;4&lt;/SUP&gt;, 01.01.43 — 9054 [18];&lt;br&gt; 01.01.44 — 6133, 01.01.45 — 9500, 01.01.46 — 7498, 01.01.48 — 17 839, 01.01.50 — 18 362, 01.01.52 — 21 621&lt;SUP&gt;5&lt;/SUP&gt;, 01.01.53 — 23 824 (УРО);&lt;br&gt; 15.07.53 — 14 751 [15. Разд. 4. Л. 36];&lt;br&gt; 01.01.54 — 16 489, 01.01.55 — 16 833, 01.01.56 — 16 592, 01.01.57 — 17 473, 01.01.59 — 17 294, 01.01.60 — 13 201 (УРО).</text:p>
          </table:table-cell>
          <table:table-cell office:value-type="string" calcext:value-type="string">
            <text:p>нач. — ст. лейт. ГБ Богуславский Е.А., с 05.02.38 — ? [1];&lt;br&gt; ст. лейт. ГБ Магера (Магер) С.Л., с 29.07.38 — по 04.41 [19, 20];&lt;br&gt; ст. лейт. ГБ Васильев ?.?., не позднее 17.04.41 — не ранее 25.06.42 [9], [21. Л. 150]&lt;SUP&gt;6&lt;/SUP&gt;;&lt;br&gt; ст. лейт. ГБ Черепанов А.С. (упом. 23.04.42, 03.06.42) [22. Л. 333, 571];&lt;br&gt; Васин Л.З., с 08.05.42 по 11.04.51 [23, 24];&lt;br&gt; кап. Галузин В.В. (упом. 13.03.51) [25]&lt;SUP&gt;7&lt;/SUP&gt;;&lt;br&gt; п/п (полк.) Агафонов П.Е., с 11.04.51 — не ранее 02.01.53 [24], [15. Разд. 5. Л. 5];&lt;br&gt; и.о. нач. — п/п в/с Репин А.И., с 01.04.53 по 30.04.53 [26, 27];&lt;br&gt; п/п в/с Скоркин С.М., с 30.04.53 — ? [27];&lt;br&gt; нач. — п/п Слюсаренко А.И., с 14.05.53 по 23.02.54 [28, 29]&lt;SUP&gt;8&lt;/SUP&gt;;&lt;br&gt; полк. Агафонов П.Е., с 23.02.54 по 01.07.56 [29, 20];&lt;br&gt; и.о. нач. — п/п Бычков П.С., с 13.06.56 по 08.09.56 [30, 31], нач. — он же, с 08.09.56 — ? [31];&lt;br&gt; з/н — кап. Галузин В.В., с 1947 г. — ? [15. Разд. 1. Л. 2об.], п/п Соловьев ?.?., с 1951 г. — не ранее 19.06.52 [15. Разд. 1. Л. 2об], [15. Разд. 4. Л. 3];&lt;br&gt; п/п Скоркин С.М., с 29.10.52 — ? [15. Разд. 1. Л. 2об.], он же, ? — по 01.10.53 [32];&lt;br&gt; п/п Слюсаренко А.И., с 23.02.54 — ? [29];&lt;br&gt; кап. Комаров М.А., с 16.04.54 — ? [15. Разд. 1. Л. 2об.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Начало стр-ва — сентябрь 1938 г., ввод в действие планировался в 1939 г. [6, 7];&lt;br&gt; 22.09.41 это стр-во передано ТАВДИНСКОМУ ИТЛ [35].&lt;br&gt;&lt;SUP&gt;2&lt;/SUP&gt; Работы переданы ТАВДИНСКОМУ ИТЛ [9].&lt;br&gt;&lt;SUP&gt;3&lt;/SUP&gt; На 01.10.38 — 24 539, из них 12 357 осужденных за к/р преступления, 4670 — как СОЭ и СВЭ [36].&lt;br&gt;&lt;SUP&gt;4&lt;/SUP&gt; Из них 2552 женщины, 12 389 осужденных за к/р преступления [18].&lt;br&gt;&lt;SUP&gt;5&lt;/SUP&gt; На 01.04.52 — 21 156, из них 4139 женщин, 3360 осужденных за к/р преступления [15. Разд. 3. Л. 3об.–101об.].&lt;br&gt;&lt;SUP&gt;6&lt;/SUP&gt; 08.05.42 назначен нач. ВОСТОЧНО-УРАЛЬСКОГО ИТЛ [23]. Однако, вероятно, в мае—июне 1942 г. Васильев лишь формально значился нач. Востураллага (фактически оставаясь нач. Севураллага). А.С.Черепанов, упоминаемый в материалах переписки ГУЛАГа с ИТ лагерями за апрель—июнь 1942 г. в качестве нач. Севураллага, скорее всего, оставался з/н, Л.З.Васин же в этот период фактически исполнял обязанности нач. Востураллага и переведен на должность нач. Севураллага в конце июня 1942 г. (ср. [23], [21. Л. 97. 150, 179, 645–647, 762] и [22. Л. 333, 393, 545, 571]).&lt;br&gt;&lt;SUP&gt;7&lt;/SUP&gt; Вероятно, В.В.Галузин — и.о. нач. (ср. [24] и [25]).&lt;br&gt;&lt;SUP&gt;8&lt;/SUP&gt; Повторный пр. о назначении — от 08.09.53 [37].</text:p>
          </table:table-cell>
          <table:table-cell/>
          <table:table-cell office:value-type="string" calcext:value-type="string">
            <text:p>&lt;ol compact&gt;&lt;li&gt;Пр. 020 НКВД от 05.02.38.&lt;br&gt;&lt;li&gt;Пр. 00212 НКВД от 26.02.41.&lt;br&gt;&lt;li&gt;Пр. 0231 МВД от 13.06.56.&lt;br&gt;&lt;li&gt;Пр. 500 МВД от 27.10.56. &lt;br&gt;&lt;li&gt;Пр. 049 МВД РСФСР от 05.02.58.&lt;br&gt;&lt;li&gt;Пр. 0174 НКВД от 08.09.38. &lt;br&gt;&lt;li&gt;Пр. 057 НКВД от 14.03.39.&lt;br&gt;&lt;li&gt;Пр. 0484 НКВД от 16.11.40.&lt;br&gt;&lt;li&gt;Пр. 0187 НКВД от 17.04.41.&lt;br&gt;&lt;li&gt;Пр. 523 НКВД от 04.06.41.&lt;br&gt;&lt;li&gt;Пр. 001440 НКВД от 21.08.43.&lt;br&gt;&lt;li&gt;Пр. 03 НКВД от 05.01.46.&lt;br&gt;&lt;li&gt;Расп. 351 МВД от 05.06.47. &lt;br&gt;&lt;li&gt;Пр. 0339 МВД от 31.05.49.&lt;br&gt;&lt;li&gt;ГАРФ. Ф. 9414. Оп. 1. Д. 579. &lt;br&gt;&lt;li&gt;Там же. Оп. 1д. Д. 371. Л. 3, 54.&lt;br&gt;&lt;li&gt;Там же. Д. 372. Л. 7об., 8. &lt;br&gt;&lt;li&gt;Там же. Д. 378. Л. 2об., 110об.&lt;br&gt;&lt;li&gt;Пр. 1703лс НКВД от 29.07.38. &lt;br&gt;&lt;li&gt;ГАРФ. Служебная карточка ГУЛАГа. &lt;br&gt;&lt;li&gt;Там же. Ф. 9414. Oп. 1. Д. 49.&lt;br&gt;&lt;li&gt;Там же. Д. 45.&lt;br&gt;&lt;li&gt;Пр. 245 НКВД от 08.05.42.&lt;br&gt;&lt;li&gt;Пр. 455лс МВД от 11.04.51.&lt;br&gt;&lt;li&gt;Пр. 194 МВД от 13.03.51.&lt;br&gt;&lt;li&gt;Пр. 026/л МЮ от 01.04.53.&lt;br&gt;&lt;li&gt;Пр. 284/л МЮ от 30.04.53.&lt;br&gt;&lt;li&gt;Пр. 342/л МЮ от 14.05.53.&lt;br&gt;&lt;li&gt;Пр. 428лс МВД от 23.02.54.&lt;br&gt;&lt;li&gt;Пр. 0231 МВД от 13.06.56.&lt;br&gt;&lt;li&gt;Пр. 1001лс МВД от 08.09.56.&lt;br&gt;&lt;li&gt;Пр. 1075/лг МЮ от 01.10.53.&lt;br&gt;&lt;li&gt;Пр-ние 205 ГУЛАГа от 22.12.38.&lt;br&gt;&lt;li&gt;Пр. 0083 НКВД от 12.01.42.&lt;br&gt;&lt;li&gt;Пр. 0417 НКВД от 22.09.41.&lt;br&gt;&lt;li&gt;ГАРФ. Ф. 9414. Оп. 1. Д. 1140. Л. 141.&lt;br&gt;&lt;li&gt;Пр. 952/лг МЮ от 08.09.53.&lt;/ol&gt;</text:p>
          </table:table-cell>
          <table:table-cell office:value-type="string" calcext:value-type="string">
            <text:p>08.05.42 разукрупнен на СЕВЕРО-УРАЛЬСКИЙ и ВОСТОЧНО-УРАЛЬСКИЙ ИТЛ [23]. 27.08.38 произошли массовые выступления несовершеннолетних з/к на Верхотурском ЛП 8-го ЛО [33]. 12.01.42 в Севураллаге были организованы отряды из мобилизованных немцев [34].</text:p>
          </table:table-cell>
          <table:table-cell office:value-type="string" calcext:value-type="string">
            <text:p>&lt;a href=r3-67.html&gt;ВОСТОЧНО-УРАЛЬСКИЙ ИТЛ&lt;/a&gt;,&lt;br&gt; &lt;a href=r3-408.html&gt;ТАВДИНСКИЙ ИТЛ&lt;/a&gt;.</text:p>
          </table:table-cell>
          <table:table-cell office:value-type="string" calcext:value-type="string">
            <text:p>С.Филиппов, 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ЕГЕЖСКИЙ ИТЛ</text:p>
          </table:table-cell>
          <table:table-cell office:value-type="string" calcext:value-type="string">
            <text:p>Сегежлаг</text:p>
          </table:table-cell>
          <table:table-cell office:value-type="string" calcext:value-type="string">
            <text:p>организован 21.10.39 (реорг. из ЛО № 4 БЕЛОМОРО-БАЛТИЙСКОГО ИТЛ) [1]&lt;SUP&gt;1&lt;/SUP&gt;;&lt;br&gt; закрыт 28.06.41 {12}.</text:p>
          </table:table-cell>
          <table:table-cell/>
          <table:table-cell office:value-type="string" calcext:value-type="string">
            <text:p>ГУЛАГ с 21.10.39 [1];&lt;br&gt; ГУЛПС с 26.02.41 [2;&lt;br&gt; 3. Л. 10].</text:p>
          </table:table-cell>
          <table:table-cell office:value-type="string" calcext:value-type="string">
            <text:p>ст. Сегежа Кировской ж.д. (Карело-Финская ССР) [1], {10, 11}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ст. Сегежа Кировской ж.д., п/я 252 {10, 11}.</text:p>
          </table:table-cell>
          <table:table-cell office:value-type="string" calcext:value-type="string">
            <text:p>стр-во Сегежского лесобумхимкомб. [4, 5], Сегежского гидролизного з-да с 16.11.40 [5], Кондопожского сульфитно-спиртового з-да с 19.03.41 [6], обслуживание первой очереди лесохимбумкомб., лесопильного, пенобетонного, бетонного, асфальтного з-дов, з-да бетонных изделий, стр-во железных и грунтовых дорог, жилых и бытовых объектов, с/х работы [7].</text:p>
          </table:table-cell>
          <table:table-cell office:value-type="string" calcext:value-type="string">
            <text:p>01.01.40 — 7951, 01.01.41 — 6785, 01.07.41 — 7724 [3. Л. 2, 55].</text:p>
          </table:table-cell>
          <table:table-cell office:value-type="string" calcext:value-type="string">
            <text:p>нач. — кап. ГБ Боечин А.Ф., с 08.04.39 по 22.09.41 [8, 9];&lt;br&gt; пом. нач. по лаг. — Климин ?.?. (упом. 16.04.40) [10].</text:p>
          </table:table-cell>
          <table:table-cell office:value-type="string" calcext:value-type="string">
            <text:p>В УИТЛК УМВД по Свердловской обл.: л/д з/к — 4703, картотека з/к — 26 370, л/д начсостава и вольнонаемных {1, 2}.</text:p>
          </table:table-cell>
          <table:table-cell/>
          <table:table-cell office:value-type="string" calcext:value-type="string">
            <text:p>&lt;SUP&gt;1&lt;/SUP&gt; Согласно {1}, ИТЛ открыт пр. 348 от 10.10.35, что ошибочно. Этим пр. в составе Беломор-Балтийского комб. орг. Упр. Стр-ва Сегежского лесобумхимкомб. [11]. Однако следует отметить, что ИТЛ упоминался еще до официального открытия — 08.04.39 [8] и 10.09.39 {10}.</text:p>
          </table:table-cell>
          <table:table-cell office:value-type="string" calcext:value-type="string">
            <text:p>&lt;ol compact&gt;&lt;li&gt;Пр. 001273 НКВД от 21.10.39.&lt;br&gt;&lt;li&gt;Пр. 00212 НКВД от 26.02.41.&lt;br&gt;&lt;li&gt;ГАРФ. Ф. 9414. Оп. 1д. Д. 371.&lt;br&gt;&lt;li&gt;Пр. 00308 НКВД от 20.05.38.&lt;br&gt;&lt;li&gt;Пр. 0484 НКВД от 16.11.40.&lt;br&gt;&lt;li&gt;Пр. 0137 НКВД от 19.03.41. &lt;br&gt;&lt;li&gt;ГАРФ. Ф.9414. Оп.1. Д. 853. Л.169–171.&lt;br&gt;&lt;li&gt;Пр. 745лс НКВД от 08.04.39.&lt;br&gt;&lt;li&gt;Пр. 1812лс НКВД от 22.09.41.&lt;br&gt;&lt;li&gt;Пр. 0155 НКВД от 16.04.40. &lt;br&gt;&lt;li&gt;Пр. 348 НКВД от 10.11.35.&lt;/ol&gt;</text:p>
          </table:table-cell>
          <table:table-cell/>
          <table:table-cell office:value-type="string" calcext:value-type="string">
            <text:p>&lt;a href=r3-31.html&gt;БЕЛОМОРО-БАЛТИЙСКИЙ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ЕЛЕНГИНСКИЙ ИТЛ</text:p>
          </table:table-cell>
          <table:table-cell office:value-type="string" calcext:value-type="string">
            <text:p>Селенгинлаг</text:p>
          </table:table-cell>
          <table:table-cell office:value-type="string" calcext:value-type="string">
            <text:p>организован 14.05.53 — переименован из СТРОИТЕЛЬСТВА 505 И ИТЛ {36};&lt;br&gt; закрыт 05.10.53 [1]&lt;SUP&gt;1&lt;/SUP&gt;.</text:p>
          </table:table-cell>
          <table:table-cell/>
          <table:table-cell office:value-type="string" calcext:value-type="string">
            <text:p>ГУЛАГ МЮ {37}.</text:p>
          </table:table-cell>
          <table:table-cell office:value-type="string" calcext:value-type="string">
            <text:p>ст. Наушки Восточно-Сибирской ж.д. (Бурят-Монгольская АССР) {37}.</text:p>
          </table:table-cell>
          <table:table-cell office:value-type="string" calcext:value-type="string">
            <text:p>ВТ (перешел от предшественника) {36}, {37}.</text:p>
          </table:table-cell>
          <table:table-cell office:value-type="string" calcext:value-type="string">
            <text:p>Север {37}.</text:p>
          </table:table-cell>
          <table:table-cell office:value-type="string" calcext:value-type="string">
            <text:p>ст. Наушки Восточно-Сибирской ж.д., п/я ВТ-1 {37}.</text:p>
          </table:table-cell>
          <table:table-cell office:value-type="string" calcext:value-type="string">
            <text:p>работы на обогатительных ф-ках и стр-во ГОКа АО Совмонголметалл, строит.-монтажные работы Стр-ва 505 МПС [1], [2. Разд. 4. Л. 17].</text:p>
          </table:table-cell>
          <table:table-cell office:value-type="string" calcext:value-type="string">
            <text:p>25.05.53 — 7044&lt;SUP&gt;2&lt;/SUP&gt; [3. Л.3–15];&lt;br&gt; 15.07.53 — 6020 [2. Разд. 4. Л. 17].</text:p>
          </table:table-cell>
          <table:table-cell office:value-type="string" calcext:value-type="string">
            <text:p>и.о. нач.— полк. в/с Виссарионов К.Ф., с 14.05.53 (?)&lt;SUP&gt;3&lt;/SUP&gt; по 05.10.53 [1, 4];&lt;br&gt; з/н — майор в/с Сретенский С.С., с 19.05.53 — ? [5].</text:p>
          </table:table-cell>
          <table:table-cell office:value-type="string" calcext:value-type="string">
            <text:p>Включает архив СТРОИТЕЛЬСТВА 505 И ИТЛ и СЕЛЕНГИНСКОГО ИТЛ. 1956 г. — хранился в ОИТК МВД Бурят-Монгольской АССР: л/д з/к — 41 763, материалы делопроизводства — 1861;&lt;br&gt; в 1-м Спецотделе МВД Бурят-Монгольской АССР: л/д офицеров;&lt;br&gt; в отделе кадров КУНЕЕВСКОГО ИТЛ: л/д {1}. 1996 г. — в ИЦ МВД Республики Бурятия: приказы, материалы делопроизводства, акты проверок, материалы на умерших з/к и детей, алфавитная картотека з/к (81 000), акты на списание и уничтожение л/д з/к [6].</text:p>
          </table:table-cell>
          <table:table-cell office:value-type="string" calcext:value-type="string">
            <text:p>&lt;SUP&gt;1&lt;/SUP&gt; Постановлением СМ 2500–1032с от 23.09.53 предписано: МЮ направить дополнительно 17 500 з/к в КУНЕЕВСКИЙ ИТЛ, в том числе из обслуживающих ГОК советско-монгольского АО Совмонголметалл (до 01.11.53) и Стр-во 505 МПС в Монгольской Народной Республике (в декабре 1953 г.);&lt;br&gt; МПС в IV кв. 1953 г. направить для Стр-ва 505 взамен з/к недостающее количество рабочих ж/д военно-строит. частям и произвести оргнабор 4000 человек для ГОК [2. Разд. 4. Л. 24–25], [7]. Приказано ликвидировать с 01.01.54;&lt;br&gt; производственные объекты передать ж/д и военно-строит. частям МО СССР [1]. Согласно [1], в КУНЕЕВСКИЙ ИТЛ приказано перевести з/к — мужчин с остатком срока более 6 мес., остальных — в ОИТК Бурят-Монгольской АССР.&lt;br&gt;&lt;SUP&gt;2&lt;/SUP&gt; Из них 152 женщины.&lt;br&gt;&lt;SUP&gt;3&lt;/SUP&gt; Назначен до переименования ИТЛ (01.04.53) [4], данных о его замене не найдено.</text:p>
          </table:table-cell>
          <table:table-cell/>
          <table:table-cell office:value-type="string" calcext:value-type="string">
            <text:p>&lt;ol compact&gt;&lt;li&gt;Пр. 0238 МЮ от от 05.10.53.&lt;br&gt;&lt;li&gt;ГАРФ. Ф. 9414. Оп. 1. Д. 580.&lt;br&gt;&lt;li&gt;Там же. Д. 165.&lt;br&gt;&lt;li&gt;Пр. 022/л МЮ от 01.04.53. &lt;br&gt;&lt;li&gt;Пр. 368/л МЮ от 19.05.53.&lt;br&gt;&lt;li&gt;Письмо ИЦ МВД Республики Бурятия № 2/3448 от 26.12.96.&lt;br&gt;&lt;li&gt;Пр. 0221 МЮ от 28.09.53.&lt;/ol&gt;</text:p>
          </table:table-cell>
          <table:table-cell/>
          <table:table-cell office:value-type="string" calcext:value-type="string">
            <text:p>&lt;a href=r3-218.html&gt;КУНЕЕВСКИЙ ИТЛ&lt;/a&gt;,&lt;br&gt; &lt;a href=r3-351.html&gt;СТРОИТЕЛЬСТВО 505 И ИТЛ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ИБИРСКИЙ ИТЛ</text:p>
          </table:table-cell>
          <table:table-cell office:value-type="string" calcext:value-type="string">
            <text:p>СИБУЛОН, Сиблаг</text:p>
          </table:table-cell>
          <table:table-cell office:value-type="string" calcext:value-type="string">
            <text:p>организован осенью 1929 г.&lt;SUP&gt;1&lt;/SUP&gt;;&lt;br&gt; действующий на 01.01.60 {46}.</text:p>
          </table:table-cell>
          <table:table-cell/>
          <table:table-cell office:value-type="string" calcext:value-type="string">
            <text:p>ОГПУ с момента образования, УЛАГ—ГУЛАГ ОГПУ и ПП ОГПУ по Западно-Сибирскому кр. с 25.04.30 [1–5];&lt;br&gt; ОЛТПиМЗ&lt;SUP&gt;2&lt;/SUP&gt; УНКВД по Западно-Сибирскому кр. с 08.05.35 [6];&lt;br&gt; ГУЛАГ НКВД с 21.10.37 [7];&lt;br&gt; УИТЛК УНКВД по Новосибирской обл. с 29.07.39 [8] {10, 11};&lt;br&gt; ГУЛАГ с 07.04.42 [9];&lt;br&gt; ГУЛАГ МЮ с 02.04.53 {33};&lt;br&gt; УИТЛК МВД РСФСР с 09.04.56 [10]&lt;SUP&gt;3&lt;/SUP&gt;.</text:p>
          </table:table-cell>
          <table:table-cell office:value-type="string" calcext:value-type="string">
            <text:p>г.Новосибирск до 15.12.33 [5];&lt;br&gt; г.Мариинск&lt;SUP&gt;4&lt;/SUP&gt;, с 15.12.33 — не позднее 07.08.35 [5, 11] {5};&lt;br&gt; г.Новосибирск, не позднее 07.08.35 — не ранее 28.02.37 [11], {5, 6};&lt;br&gt; г.Мариинск, не ранее 28.02.37 — по 29.07.39 {6}, [8];&lt;br&gt; г.Новосибирск, с 29.07.39 по 04.09.43 [8, 12] {10, 11};&lt;br&gt; г.Мариинск, с 04.09.43 [12], {13–15, 17, 19, 37}, [13].</text:p>
          </table:table-cell>
          <table:table-cell office:value-type="string" calcext:value-type="string">
            <text:p>АГ с 25.12.45 {16, 17, 19, 37}.</text:p>
          </table:table-cell>
          <table:table-cell office:value-type="string" calcext:value-type="string">
            <text:p>Стрела {19, 37}.</text:p>
          </table:table-cell>
          <table:table-cell office:value-type="string" calcext:value-type="string">
            <text:p>г.Новосибирск, п/я — нет {6, 5};&lt;br&gt; то же, п/я 247 {10, 11}&lt;SUP&gt;5&lt;/SUP&gt;;&lt;br&gt; г.Мариинск, п/я — нет {13};&lt;br&gt; то же, п/я 247 {14, 15, 17, 19};&lt;br&gt; то же, п/я АГ-247 {37}.</text:p>
          </table:table-cell>
          <table:table-cell office:value-type="string" calcext:value-type="string">
            <text:p>с.х.(полеводство и животноводство&lt;SUP&gt;6&lt;/SUP&gt;), лесозаготовки, угледобыча, договорные работы с Союззолотом, дорожное стр-во, в том числе лесовозной ж/д ветки Итатка—Ксеньевка&lt;SUP&gt;7&lt;/SUP&gt;—р. Чулым (42,5 км), Нифантьевского шоссе (174 км, в Туруханском кр.), Горно-Шорской ж.д.&lt;SUP&gt;8&lt;/SUP&gt; и Чуйского тракта, обеспечение Стр-ва № 392 в г.Кемерово рабочей силой [14], стр-во кирп. з-да в Мариинске [15], обслуживание кирп. з-дов, Яйской швейной ф-ки&lt;SUP&gt;9&lt;/SUP&gt;, рыболовство, выпуск швейной, трикотажной, валяльной, овчинно-шубной, кожевенно-обувной продукции, металлообработка [13, 15–22]&lt;SUP&gt;10&lt;/SUP&gt;.</text:p>
          </table:table-cell>
          <table:table-cell office:value-type="string" calcext:value-type="string">
            <text:p>01.01.30 — 4592 [4];&lt;br&gt; 01.06.30 — 24 284 [16];&lt;br&gt; 01.01.31 — 21 149 [23];&lt;br&gt; ср./г.: 1931 — 30 100, 1932 — 28 073, 1933 — 48 136, 1934 — 45 752 [24];&lt;br&gt; 01.01.34 — 45 422, 01.01.35 — 58 609, 01.01.36 — 65 447, 01.01.37 — 51 473, 01.01.38 — 78 838, 01.10.38 — 45 295&lt;SUP&gt;11&lt;/SUP&gt;, 01.01.39 — 46 382&lt;SUP&gt;12&lt;/SUP&gt;, 01.01.40 — 40 275 (УРО);&lt;br&gt; 01.01.41 — 43 857, 01.07.41 — 51 828 [25];&lt;br&gt; 01.01.42 — 77 919 [26];&lt;br&gt; 01.04.42 — 70 370&lt;SUP&gt;13&lt;/SUP&gt;, 01.01.43 — 30 463 [27];&lt;br&gt; 01.01.44 — 29 627, 01.45 — 39 455, 01.01.47 — 41 075 (УРО);&lt;br&gt; 01.10.47 — 37 595&lt;SUP&gt;14&lt;/SUP&gt; [15];&lt;br&gt; 01.01.48 — 37 554, 31.01.49 — 39 437, 01.01.51 — 36 565 (УРО), 01.03.51 — 33 225&lt;SUP&gt;15&lt;/SUP&gt; [21];&lt;br&gt; 01.01.53 — 30 114, 01.01.54 — 17 410, 01.01.55 — 12 503, 01.01.56 — 9268 (УРО);&lt;br&gt; 20.05.56 — 10 069&lt;SUP&gt;16&lt;/SUP&gt; [13];&lt;br&gt; 01.01.57 — 10 908, 01.01.58 — 10 150, 01.01.60 — 6929 (УРО).</text:p>
          </table:table-cell>
          <table:table-cell office:value-type="string" calcext:value-type="string">
            <text:p>нач. — Чунтонов М.М., с 01.09.29 по 28.10.31 [28, 29];&lt;br&gt; Биксон И.М., с 28.10.31 по 23.08.32 [29, 30];&lt;br&gt; Горшков А.А., с 23.08.32 по 22.11.33 [30, 5];&lt;br&gt; врид нач. — Соколов П.П., с 22.11.33 — ? [5];&lt;br&gt; нач. — Чунтонов М.М., с 19.02.34 по 22.04.36 [31, 32]&lt;SUP&gt;17&lt;/SUP&gt;;&lt;br&gt; ст. лейт. ГБ Шишмарев А.П., с 03.10.36 по 14.09.38 [33, 34]&lt;SUP&gt;18&lt;/SUP&gt;;&lt;br&gt; ст. лейт. ГБ Свиридов А.С., с 14.09.38 по 04.40 [34, 35];&lt;br&gt; п/п ГБ Филимонов Р.П., с 07.04.42&lt;SUP&gt;19&lt;/SUP&gt; по 07.07.45 [9, 36];&lt;br&gt; майор Прокопьев Г.М. (упом. 10.10.45) [37], с 27.02.46 по 17.09.47 [38, 39];&lt;br&gt; и.о. нач. — Черкашин ?.?., с 17.09.47 — ? [39]&lt;SUP&gt;20&lt;/SUP&gt;;&lt;br&gt; п/п Прокопьев Г.М., ? — по 20.02.51 [40]&lt;SUP&gt;21&lt;/SUP&gt;;&lt;br&gt; майор (п/п, полк.) Великанов И.М., с 20.02.51 — не ранее 03.58&lt;SUP&gt;22&lt;/SUP&gt; [40, 33];&lt;br&gt; и.о. нач. майор Зуев ?.?. (упом. 29.05.56) [13];&lt;br&gt; з/н — Черноталов Ф.Я., с 07.04.42 — ? [9];&lt;br&gt; п/п в/с Лудченков П.М., с 06.06.53 — ? [41].</text:p>
          </table:table-cell>
          <table:table-cell office:value-type="string" calcext:value-type="string">
            <text:p>В ГА Новосибирской обл.: документы политотдела ИТЛ (1935–1942 гг.), докладные записки и справки по результатам обследования ИТЛ, постановления и циркуляры по работе Сиблага [42].</text:p>
          </table:table-cell>
          <table:table-cell office:value-type="string" calcext:value-type="string">
            <text:p>&lt;SUP&gt;1&lt;/SUP&gt; Пр. об открытии не найден;&lt;br&gt; организован во исполнение решения правительства об использовании труда з/к при колонизации отдаленных р-нов СССР и эксплуатации их природных богатств (решение оформлено Пост. СНК от 11.07.29 [43]). Первое найденное упом. Сибулона — осень 1929 г. [4], [16. Л. 41];&lt;br&gt; нач. назначен с 01.09.29&amp;quot;&lt;br&gt; [28];&lt;br&gt; штат ИТЛ объявлен 27.10.30 [44].&lt;br&gt;&lt;SUP&gt;2&lt;/SUP&gt; Отдел реорг. в Упр. пр. [11].&lt;br&gt;&lt;SUP&gt;3&lt;/SUP&gt; Передан в соответствии с Расп. 8146-рс СМ СССР от 03.12.55 [10];&lt;br&gt; см. также Акт приема-передачи Сибирского ИТЛ МВД в состав УИТЛК МВД РСФСР от 29.05.56&amp;quot;&lt;br&gt; [13].&lt;br&gt;&lt;SUP&gt;4&lt;/SUP&gt; Новосибирской (с 1943 г. Кемеровской) обл..&lt;br&gt;&lt;SUP&gt;5&lt;/SUP&gt; Согласно {10, 11}, п/я 247 принадлежал УИТЛК УНКВД по Новосибирской обл. Отметим, что в сводках УРО за 1939–1942 гг. лагерь назван УИТЛК УНКВД по Новосибирской обл. (Сиблаг).&lt;br&gt;&lt;SUP&gt;6&lt;/SUP&gt; В 1951 г. в хозяйстве Сиблага — 8400 голов крупного рогатого скота, 29 406 свиней, 5504 лошади [21].&lt;br&gt;&lt;SUP&gt;7&lt;/SUP&gt; В 1938 г. Итатка и Ксеньевка — н.п. Новосибирской обл., ныне в Томской обл.&lt;br&gt;&lt;SUP&gt;8&lt;/SUP&gt; Дорогу строили с 1933 г. от ст. Кулеп Томской ж.д. до ст. Таштагол (95 км) для перевозки руды с Таштагольских месторождений на Кузнецкий металлургический комб. [19]. В 1938 г. для стр-ва дороги организован ГОРНОШОРСКИЙ ИТЛ. &lt;br&gt;&lt;SUP&gt;9&lt;/SUP&gt; Яйская швейная ф-ка (р.п. Яя) — крупнейшее пошивочное предприятие ГУЛАГа по изготовлению предметов вещевого довольствия для з/к (сведения на 1940 г.) [22].&lt;br&gt;&lt;SUP&gt;10&lt;/SUP&gt; В 1932 г. лесозаготовками занято 6000 з/к, угледобычей — 6800, с.х. — 6000, производством товаров ширпотреба — 3600 [17].&lt;br&gt;&lt;SUP&gt;11&lt;/SUP&gt; Из них 14 171 осужденный за к/р преступления, 11 261 — как СОЭ и СВЭ [45].&lt;br&gt;&lt;SUP&gt;12&lt;/SUP&gt; 21.05.39 в лагере ликвидированы спецотделения (с особым режимом). Наиболее социально-опасные з/к переводятся в отдаленные лагеря: Севвостлаг, Норильлаг, Воркутлаг и р-ны Ухто-Печорских лагерей [46].&lt;br&gt;&lt;SUP&gt;13&lt;/SUP&gt; Из них 16 610 женщин и 24 388 осужденных за к/р преступления [27].&lt;br&gt;&lt;SUP&gt;14&lt;/SUP&gt; Из них 7848 женщин, 4657 ктр (765 женщин-ктр) [15].&lt;br&gt;&lt;SUP&gt;15&lt;/SUP&gt; Из них 13 845 женщин, 3699 ктр (884 женщины-ктр) [21].&lt;br&gt;&lt;SUP&gt;16&lt;/SUP&gt; Из них 7573 женщины [13].&lt;br&gt;&lt;SUP&gt;17&lt;/SUP&gt; Фактически прекратил исполнять обязанности позднее, так как упом. 19.06.36 [47].&lt;br&gt;&lt;SUP&gt;18&lt;/SUP&gt; Арестован в 1938 г. [48].&lt;br&gt;&lt;SUP&gt;19&lt;/SUP&gt; При назначении нач. Сиблага освобожден от должности нач. УИТЛК УНКВД по Красноярскому кр.&lt;br&gt;&lt;SUP&gt;20&lt;/SUP&gt; См. также Акт приема-сдачи дел СИБИРСКОГО ИТЛ от б. нач. Упр. майора Г.М.Прокопьева вновь назначенному и.о. нач. Упр. Черкашину от 01.10.47&amp;quot;&lt;br&gt; [15].&lt;br&gt;&lt;SUP&gt;21&lt;/SUP&gt; См. также Акт приема-сдачи дел СИБИРСКОГО ИТЛ от б. нач. Упр. п/п Г.М.Прокопьева вновь назначенному на должность нач. Упр. майору И.М.Великанову от 16.03.51&amp;quot;&lt;br&gt; [21].&lt;br&gt;&lt;SUP&gt;22&lt;/SUP&gt; При передаче ГУЛАГа в МЮ подтверждено пр. [49].</text:p>
          </table:table-cell>
          <table:table-cell/>
          <table:table-cell office:value-type="string" calcext:value-type="string">
            <text:p>&lt;ol compact&gt;&lt;li&gt;Пр. ОГПУ 130/63 от 25.04.30.&lt;br&gt;&lt;li&gt;Пр. 169/81 ОГПУ от 23.05.30.&lt;br&gt;&lt;li&gt;Пр. 8 НКВД от 15.07.34.&lt;br&gt;&lt;li&gt;ЦА ФСБ. Ф. 2. Оп. 8. Д. 104. Л. 27.&lt;br&gt;&lt;li&gt;Пр. 00369 ОГПУ от 22.11.33.&lt;br&gt;&lt;li&gt;Пр. 00169 НКВД от 08.05.35. &lt;br&gt;&lt;li&gt;Пр. 0128 НКВД от 21.10.37.&lt;br&gt;&lt;li&gt;Пр. 00871 НКВД от 29.07.39.&lt;br&gt;&lt;li&gt;Пр. 0116 НКВД от 07.04.42.&lt;br&gt;&lt;li&gt;Пр. 0118 МВД от 09.04.56.&lt;br&gt;&lt;li&gt;Пр. 00288 НКВД от 07.08.35.&lt;br&gt;&lt;li&gt;Пр. 001483 НКВД от 04.09.43.&lt;br&gt;&lt;li&gt;ГАРФ. Ф.9414. Оп.1. Д.270. Л.365–378.&lt;br&gt;&lt;li&gt;Пр. 152 НКВД от 29.09.38.&lt;br&gt;&lt;li&gt;ГАРФ. Ф. 9414. Оп. 1д. Д. 36. Л. 31–52.&lt;br&gt;&lt;li&gt;Там же. Оп. 1. Д. 2919. Л. 53. &lt;br&gt;&lt;li&gt;Там же. Д. 2920. Л. 170.&lt;br&gt;&lt;li&gt;Там же. Д. 2922. Л. 21.&lt;br&gt;&lt;li&gt;Там же. Д. 2927. Л. 69.&lt;br&gt;&lt;li&gt;Пр. 107 НКВД от 20.03.39.&lt;br&gt;&lt;li&gt;ГАРФ. Ф.9414. Оп.1д. Д.93. Л.214–239.&lt;br&gt;&lt;li&gt;Там же. Оп. 1. Д. 28. Л. 88.&lt;br&gt;&lt;li&gt;ЦА ФСБ. Ф. 2. Оп. 9. Д. 955. Л. 95.&lt;br&gt;&lt;li&gt;ГАРФ. Ф.9414. Оп.1. Д.2740. Л.1–8, 14.&lt;br&gt;&lt;li&gt;Там же. Оп. 1д. Д. 371. Л. 3, 53.&lt;br&gt;&lt;li&gt;Там же. Д. 372. Л. 7об., 8. &lt;br&gt;&lt;li&gt;Там же. Д. 378. Л. 1об., 109об.&lt;br&gt;&lt;li&gt;Пр. 87лс ОГПУ от 13.03.30.&lt;br&gt;&lt;li&gt;Пр. 629лс ОГПУ от 28.10.31.&lt;br&gt;&lt;li&gt;Пр. 810лс ОГПУ от 23.08.32. &lt;br&gt;&lt;li&gt;Пр. 2079лс ОГПУ от 19.02.34. &lt;br&gt;&lt;li&gt;Пр. 305лс НКВД от 22.04.36. &lt;br&gt;&lt;li&gt;ГАРФ. Служебная карточка ГУЛАГа. &lt;br&gt;&lt;li&gt;Там же. Ф. 9414. Оп. 1. Д. 2925. Л. 2. &lt;br&gt;&lt;li&gt;Пр. 2138лс НКВД от 14.09.38. &lt;br&gt;&lt;li&gt;Пр. 632лс НКВД от 07.07.45. &lt;br&gt;&lt;li&gt;Пр. 001186 НКВД от 10.10.45. &lt;br&gt;&lt;li&gt;Пр. 282лс НКВД от 27.02.46. &lt;br&gt;&lt;li&gt;Пр. 0565 МВД от 17.09.47. &lt;br&gt;&lt;li&gt;Пр. 224лс МВД от 20.02.51. &lt;br&gt;&lt;li&gt;Пр. 460/лг МЮ от 06.06.53.&lt;br&gt;&lt;li&gt;Письмо ГА Новосибирской обл. № 4-т от 30.01.97.&lt;br&gt;&lt;li&gt;ГАРФ. Ф.5446. Оп.1. Д. 48. Л. 210–212.&lt;br&gt;&lt;li&gt;Пр. 363/166 ОГПУ от 27.10.30.&lt;br&gt;&lt;li&gt;Там же. Д. 1140. Л. 140.&lt;br&gt;&lt;li&gt;Пр. 00577 НКВД от 21.05.39.&lt;br&gt;&lt;li&gt;Пр. 219 НКВД от 19.06.36.&lt;br&gt;&lt;li&gt;ЦА ФСБ. Ф. 3-ос. Оп. 6. Д. 13. Л. 214.&lt;br&gt;&lt;li&gt;Пр. 031/л МЮ от 07.04.53.&lt;/ol&gt;</text:p>
          </table:table-cell>
          <table:table-cell/>
          <table:table-cell office:value-type="string" calcext:value-type="string">
            <text:p>&lt;a href=r3-78.html&gt;ГОРНОШОРСКИЙ ИТЛ&lt;/a&gt;,&lt;br&gt; &lt;a href=r3-190.html&gt;КАРАГАНДИНСКИЙ ИТЛ&lt;/a&gt;,&lt;br&gt; &lt;a href=r3-417.html&gt;ТЕМНИКОВСКИЙ ИТЛ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ОЛИКАМСКИЙ ОЗДОРОВИТЕЛЬНЫЙ ЛАГЕРЬ</text:p>
          </table:table-cell>
          <table:table-cell office:value-type="string" calcext:value-type="string">
            <text:p>Cоликамоздорлаг, Соликамский инвалидный ИТЛ</text:p>
          </table:table-cell>
          <table:table-cell office:value-type="string" calcext:value-type="string">
            <text:p>организован 27.05.46 на базе лаг. подр. ИТЛ СТРОИТЕЛЬСТВА СОЛИКАМСКОГО ЦБК [1]&lt;SUP&gt;1&lt;/SUP&gt;;&lt;br&gt; закрыт 03.03.48 (лаг. подр. включены в состав УИТЛК УМВД по Молотовской обл.) [2].</text:p>
          </table:table-cell>
          <table:table-cell/>
          <table:table-cell office:value-type="string" calcext:value-type="string">
            <text:p>ГУЛАГ [1, 2].</text:p>
          </table:table-cell>
          <table:table-cell office:value-type="string" calcext:value-type="string">
            <text:p>Молотовская обл., Соликамский р-н, пос. Боровск {17}.</text:p>
          </table:table-cell>
          <table:table-cell office:value-type="string" calcext:value-type="string">
            <text:p>АЯ с 27.05.46 [1] {3, 17}.</text:p>
          </table:table-cell>
          <table:table-cell office:value-type="string" calcext:value-type="string">
            <text:p>нет.</text:p>
          </table:table-cell>
          <table:table-cell office:value-type="string" calcext:value-type="string">
            <text:p>Молотовская обл., г.Соликамск, п/я 209 {17}.</text:p>
          </table:table-cell>
          <table:table-cell office:value-type="string" calcext:value-type="string">
            <text:p>с.х., контрагентские работы на з-де № 577, заготовка дров, работа на подсобных предприятиях, производство ширпотреба [3].</text:p>
          </table:table-cell>
          <table:table-cell office:value-type="string" calcext:value-type="string">
            <text:p>01.01.47 — 3107, 01.01.48 — 4492 (УРО);&lt;br&gt; 18.03.48 — 3842&lt;SUP&gt;2&lt;/SUP&gt; [3].</text:p>
          </table:table-cell>
          <table:table-cell office:value-type="string" calcext:value-type="string">
            <text:p>нач. — ст. лейт. Борисов М.И., с 20.07.46 по 03.03.48 [4, 5].</text:p>
          </table:table-cell>
          <table:table-cell office:value-type="string" calcext:value-type="string">
            <text:p>В УИТЛК УМВД по Пермской обл. {1}.</text:p>
          </table:table-cell>
          <table:table-cell office:value-type="string" calcext:value-type="string">
            <text:p>&lt;SUP&gt;1&lt;/SUP&gt; Согласно [1], организуется система оздоровительных лагерей (ОЛЬХОВСКИЙ, ЧИСТЮНЬГСКИЙ, СОЛИКАМСКИЙ) и лагпунктов (во всех ИТЛ и УИТЛ—ОИТК ГУЛАГа). С 19.11.46 — инвалидный лагерь: в частичное изменение пр. МВД № 0154 и 00931 за 1946 г. специализированные лагери — ОЛЬХОВСКИЙ, ЧИСТЮНЬГСКИЙ, СОЛИКАМСКИЙ, МЕДВЕЖЬЕГОРСКИЙ и отделения в Карлаге, Сиблаге, Волголаге и Темлаге именовать впредь инвалидными, с содержанием в них длительно нетрудоспособных з/к [6].&lt;br&gt;&lt;SUP&gt;2&lt;/SUP&gt; Из них 402 женщины [3].</text:p>
          </table:table-cell>
          <table:table-cell/>
          <table:table-cell office:value-type="string" calcext:value-type="string">
            <text:p>&lt;ol compact&gt;&lt;li&gt;Пр. 0154 МВД от 27.05.46.&lt;br&gt;&lt;li&gt;Пр. 00234 МВД от 03.03.48.&lt;br&gt;&lt;li&gt;ГАРФ. Ф. 9414. Оп. 1д. Д. 38. Л. 1–150.&lt;br&gt;&lt;li&gt;Пр. 1017лс МВД от 20.07.46.&lt;br&gt;&lt;li&gt;Пр. 519лс МВД от 29.04.48.&lt;br&gt;&lt;li&gt;Пр. 0390 МВД от 19.11.46.&lt;/ol&gt;</text:p>
          </table:table-cell>
          <table:table-cell/>
          <table:table-cell office:value-type="string" calcext:value-type="string">
            <text:p>&lt;a href=r3-175.html&gt;ИТЛ И СТРОИТЕЛЬСТВО СОЛИКАМСКОГО ЦБК&lt;/a&gt;,&lt;br&gt; &lt;a href=r3-238.html&gt;МЕДВЕЖЬЕГОРСКИЙ ОЗДОРОВИТЕЛЬНЫЙ ЛАГЕРЬ&lt;/a&gt;,&lt;br&gt; &lt;a href=r3-263.html&gt;ОЛЬХОВСКИЙ ОЗДОРОВИТЕЛЬНЫЙ ЛАГЕРЬ&lt;/a&gt;,&lt;br&gt; &lt;a href=r3-459.html&gt;ЧИСТЮНЬГСКИЙ ОЗДОРОВИТЕЛЬНЫЙ ЛАГЕРЬ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ОЛОВЕЦКИЙ ИТЛ ОГПУ</text:p>
          </table:table-cell>
          <table:table-cell office:value-type="string" calcext:value-type="string">
            <text:p>Соловецкие лагеря особого назначения, Соловецкий лагерь принудительных работ особого назначения ОГПУ, СЛОН, СЛАГ, Соловецкие и Карело-Мурманские лагеря, СКМИТЛ&lt;SUP&gt;1&lt;/SUP&gt;</text:p>
          </table:table-cell>
          <table:table-cell office:value-type="string" calcext:value-type="string">
            <text:p>организован 13.10.23&lt;SUP&gt;2&lt;/SUP&gt; [1];&lt;br&gt; закрыт 16.11.31 (с организацией на его базе БЕЛОМОРО-БАЛТИЙСКОГО ИТЛ)&lt;SUP&gt;3&lt;/SUP&gt; [2];&lt;br&gt; вновь организован 01.01.32 [3];&lt;br&gt; окончательно закрыт 04.12.33 (считать расформированным с 01.11.33&amp;quot;&lt;br&gt;, з/к, аппарат и имущество переданы БЕЛОМОРО-БАЛТИЙСКОМУ ИТЛ&lt;SUP&gt;4&lt;/SUP&gt;) [4].</text:p>
          </table:table-cell>
          <table:table-cell/>
          <table:table-cell office:value-type="string" calcext:value-type="string">
            <text:p>ОГПУ с 13.10.23&lt;SUP&gt;5&lt;/SUP&gt; [1, 5];&lt;br&gt; ГПУ Карельской АССР и ГУЛАГ ОГПУ с 23.05.30 [6];&lt;br&gt; ГУЛАГ ОГПУ с 01.01.32 [3].</text:p>
          </table:table-cell>
          <table:table-cell office:value-type="string" calcext:value-type="string">
            <text:p>Архангельская обл., Б.Соловецкий о., с 1923 г. по крайней мере до 30.03.28 [1], [7. Л. 67];&lt;br&gt; Карельская АССР, г.Кемь [8];&lt;br&gt; ст. Медвежья Гора Мурманской ж.д. с 17.09.31 [8];&lt;br&gt; г.Кемь с 01.01.32 [3];&lt;br&gt; Б.Соловецкий о. не позднее 01.08.32&lt;SUP&gt;6&lt;/SUP&gt; [9]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в 1926–1927 гг. — лесозаготовки (на Соловецких островах и в Карелии — в р-не Пан-озера), торфоразработки, ловля озерной и морской рыбы, забой морского зверя, с.х., обслуживание кирп., кожевенного, гончарного, смолокуренного, известкового, салотопенного з-дов и мех. з-да, погрузочно-разгрузочные работы на Мурманской ж.д., дорожное стр-во [7], в 1928–1931 гг.&lt;SUP&gt;7&lt;/SUP&gt; — лесозаготовки, обслуживание лесозавода в Ковде, лесопильных з-дов в Карелии, погрузочные и разделочные работы на Мурманской ж.д., дорожное стр-во (в том числе ж/д ветки Белая—Апатиты, трактов Кемь—Ухта (протяженность 300 км), Лоухи—Кестеньга, Восточная Губа—Кармасельга, Парандово—Тишкозеро&lt;SUP&gt;8&lt;/SUP&gt;), рыболовство, с.х., производство ширпотреба&lt;SUP&gt;9&lt;/SUP&gt; [10. Л. 2, 39, 42, 65], [11. Л. 10], начало стр-ва Северного участка Беломорско-Балтийского водного пути [8], [11. Л. 133], [12. Л. 2–28об.]&lt;SUP&gt;10&lt;/SUP&gt;, в 1932–1933 гг. основное производство — рыбная промышленность и производство ширпотреба [11. Л.178 —188].</text:p>
          </table:table-cell>
          <table:table-cell office:value-type="string" calcext:value-type="string">
            <text:p>20.09.23 — 3049 [13. Л. 46]&lt;SUP&gt;11&lt;/SUP&gt;;&lt;br&gt; ср./кв.: IV кв. 1923 — 2557;&lt;br&gt; 1924: I кв.— 3531, II кв. — 3741, III кв. — 4145, IV кв. — 5044;&lt;br&gt; 1925: I кв. — 5872, II кв. — 6369, III кв. — 7093, IV кв. — 7727;&lt;br&gt; 1926: I кв. — 8289, II кв. — 8741, III кв. — 9578, IV кв. — 10 682;&lt;br&gt; 1927: I кв. — 10 943, II кв. — 11 831, III кв. — 13 326, IV кв. — 14 810&lt;SUP&gt;12&lt;/SUP&gt;;&lt;br&gt; 1928: I кв. — 12 909;&lt;br&gt; 01.04.28 — 13 366 [14];&lt;br&gt; ср./г.: 1928/29 — 21 900, 1929/30 — 65 000 [10. Л. 2];&lt;br&gt; 01.01.30 — 53 123 [5];&lt;br&gt; 01.06.30 — 63 000 [10. Л. 42]&lt;SUP&gt;13&lt;/SUP&gt;;&lt;br&gt; 01.01.31 — 71 800&lt;SUP&gt;14&lt;/SUP&gt; [15];&lt;br&gt; ср./г.: 1932 — 15 130&lt;SUP&gt;15&lt;/SUP&gt;, 1933 — 19 287 [16].</text:p>
          </table:table-cell>
          <table:table-cell office:value-type="string" calcext:value-type="string">
            <text:p>нач. — Ногтев А.П., с момента организации лагеря&lt;SUP&gt;16&lt;/SUP&gt;;&lt;br&gt; Эйхманс Ф.И., не позднее 30.03.28 — по 20.05.29 [7. Л. 37, 67], [17]&lt;SUP&gt;17&lt;/SUP&gt;;&lt;br&gt; Ногтев А.П., с 20.05.29 по 19.05.30 [18, 19];&lt;br&gt; Иванченко А.А., с 19.05.30 по 25.09.31 [19, 20];&lt;br&gt; врио нач. — Дукис К.Я., с 25.09.31 по 06.11.31 [20, 21];&lt;br&gt; нач. — Сенкевич Э.И., с 06.11.31 по 16.11.31 [21, 2] и с 16.01.32 по 21.03.33 [22, 23]&lt;SUP&gt;18&lt;/SUP&gt;;&lt;br&gt; врид нач. — Бояр ?.?. (упом. 27.08.32) [24];&lt;br&gt; нач. — Бухбанд ?.?., с 28.01.33 — ? (упом. 13.08.33) [25, 26];&lt;br&gt; Иевлев ?.?. (упом. как врид нач. 08.10.33) [27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Организован под названием Соловецкий лагерь принудительных работ особого назначения (СЛОН) [1] (в начале 1924 г. использовалось также двойное наименование (см. примеч. 2) — Северные (Соловецкие) лагеря ОГПУ [29. Л. 35]). По-видимому, с момента организации УЛАГа ОГПУ и выхода Положения об ИТЛ ОГПУ [30] стал именоваться СОЛОВЕЦКИЙ ИТЛ ОГПУ (СЛАГ), а во время подчинения ГПУ Карельской АССР — Соловецкие и Карело-Мурманские лагеря ОГПУ (СКМИТЛ), хотя употреблялось и сокращение СЛАГ, см., напр., [8, 11]). После выделения из ББЛ вновь именовался СОЛОВЕЦКИЙ ИТЛ ОГПУ.&lt;br&gt;&lt;SUP&gt;2&lt;/SUP&gt; Организован Пост. СНК от 13.10.23 (протокол № 15) [1] на основе Северных лагерей принудительных работ ГПУ и ГУПР НКВД РСФСР (использовалось также наименование Северные концентрационные лагеря [13. Л. 33]), переведенных из Архангельска, Холмогор и Пертоминска на Соловецкие острова (отделение Пертоминского лагеря размещалось там, по-видимому, уже с 1922 г., сам Северный концлагерь переведен на Соловецкие острова в конце июля 1923 г., Упр. лагеря переехало туда же в августе) [1, 31] (см. также [32. Л. 2–4, 64], [33, 13]). При организации все угодья, здания, живой и мертвый ивентарь б. Соловецкого монастыря переданы безвозмездно ОГПУ;&lt;br&gt; с/х, рыбные, лесные и прочие промыслы, вновь организуемые ОГПУ, освобождены от уплаты гос. и местных налогов и сборов [1]. Согласно проекту пост. ВЦИК, подготовленному ОГПУ в июне 1923 г., в лагере предполагалось разместить 8000 чел. [32. Л. 2–4]. Положение о Соловецких лагерях Особого назначения ОГПУ утверждено Коллегией ОГПУ 03.03.24 [29. Л. 40–50].&lt;br&gt;&lt;SUP&gt;3&lt;/SUP&gt; При образовании ББЛ ОГПУ руководство лаг. подр. СЛАГа на о-вах и в Кеми возложено на Кемское и Соловецкое лаг. отделения ББЛ [2, 16]. 01.01.32 эти ЛО выведены из состава ББЛ с организацией Упр. СОЛОВЕЦКОГО ИТЛ [3].&lt;br&gt;&lt;SUP&gt;4&lt;/SUP&gt; На Б.Соловецком о. организовано специальное ЛО ББЛ для содержания контингентов... по особой инструкции [4]. В соответствии с пр. НКВД от 28.11.36 [34] Соловецкое ЛО ББЛ 20.02.37 [35] передано 10-му отделу ГУГБ НКВД и реорганизовано в Соловецкую тюрьму особого назначения ГУГБ, закрытую 02.11.39 [36].&lt;br&gt;&lt;SUP&gt;5&lt;/SUP&gt; До образования УЛАГа ОГПУ подчинялся 3-му отделению Спецотдела при ОГПУ [5].&lt;br&gt;&lt;SUP&gt;6&lt;/SUP&gt; Кемское ЛО СОЛОВЕЦКОГО ИТЛ расформировано с 01.08.32, его л.с. передан оставшимся ЛО (Соловецкому и Сорокскому) [9].&lt;br&gt;&lt;SUP&gt;7&lt;/SUP&gt; УСЛОН (а также ВИШЕРСКИЙ ИТЛ и УСЕВЛОН) с 01.10.29 переведен на полную самоокупаемость [5].&lt;br&gt;&lt;SUP&gt;8&lt;/SUP&gt; Тракты вели к границе с Финляндией, так что их стр-во имело стратегическое значение [10. Л. 65]. Стр-во тракта Кемь—Ухта начато еще в 1926 г. (см. Доклад о деятельности Упр. Соловецких лагерей особого назначения ОГПУ за 1926–1927 операционный год [7];&lt;br&gt; Ухта — н.п. в Кемском р-не).&lt;br&gt;&lt;SUP&gt;9&lt;/SUP&gt; В том числе продолжалось обслуживание собственных производств (кожзавода, мех. з-да и т.д.), а также велась работа на сортоиспытательных пунктах в совхозах и в лучшем в Союзе питомнике для промышленного разведения ценных пушных зверей [5].&lt;br&gt;&lt;SUP&gt;10&lt;/SUP&gt; Весной 1930 г. был создан Особый комитет по сооружению ББВП при СТО (председатель — нарком водного транспорта Янсон) для наблюдения за ходом работы по сооружению ББВП и для содействия наискорейшему выполнению этих работ [37. Л. 6], [38]. Решение о стр-ве Беломорско-Балтийского канала утверждено Пост. СТО от 03.06.30 [37. Л. 4];&lt;br&gt; пр. НКПС от 26.05.30 для выполнения работ по изысканиям, проектированию и сооружению ББВП создано Упр. Беломорстроя НКПС [37. Л. 10, 24]. Предполагаемая трасса канала была подразделена на Северный и Южный р-ны (граница — по Онежскому оз.), производство работ в Северном р-не возложено на УСЛОН под тех. руководством Упр. Северного р-на Беломорстроя НКПС [12. Л. 2–4об., Л. 17]. Изыскания на Северном участке начались 14.06.30 (прибытие первых партий);&lt;br&gt; всего летом 1930 г. работало около 300 инженеров и геологов, свыше 600 поставленных УСЛОНом рабочих [12. Л. 28об.]. УС Северного р-на Беломорстроя НКПС 16.11.31 передано ОГПУ и реорг. в УС ББВП и ИТЛ [2, 39], которое и осуществляло дальнейшие работы по стр-ву ББК.&lt;br&gt;&lt;SUP&gt;11&lt;/SUP&gt; Приведена численность з/к Северных лагерей (см. примеч. 2) (располагавшихся к тому времени уже на Соловецких островах), из них 335 женщин. Членов антисоветских партий всего 331, в том числе: анархистов — 36, меньшевиков — 75, правых эсеров — 141, правых партий (монархистов, кадетов) — 4, левых эсеров — 34, духовенства — 40, интеллигенции — 1 (разбивка приведена по [13. Л. 31]).&lt;br&gt;&lt;SUP&gt;12&lt;/SUP&gt; На 01.10.26 — 9830, из них на 01.10.26 на Соловецких островах — 6753, на материке — 3077;&lt;br&gt; на 01.10.27 — 12 896, из них на Соловецких островах — 7445, на материке 5451 [7. Л. 3];&lt;br&gt; с 01.10.26 по 01.10.27 в СЛОНе умерло 728 чел. [7. Л. 65].&lt;br&gt;&lt;SUP&gt;13&lt;/SUP&gt; Из них на самих Соловецких островах — около 10 000 з/к [10. Л. 39].&lt;br&gt;&lt;SUP&gt;14&lt;/SUP&gt; Из них — 3240 женщин [15].&lt;br&gt;&lt;SUP&gt;15&lt;/SUP&gt; По др. данным, ср./г. в 1932 г. — 15 800 [11. Л. 178].&lt;br&gt;&lt;SUP&gt;16&lt;/SUP&gt; Пр. о назначении А.П.Ногтева нач. Соловецкого лагеря не обнаружен;&lt;br&gt; в 1923 г. А.П.Ногтев — нач. Северных лагерей принудительных работ ГПУ и ГУПР НКВД РСФСР (как до переезда Упр. на Б.Соловецкий о., так и после) [40], [13. Л. 34об.];&lt;br&gt; последнее (по времени) найденное упом. А.П.Ногтева в должности нач. СЛОНа датируется 10.07.24 [29. Л. 55]. После этой должности, вплоть до 20.05.29 он — нач. 3-го отделения Спецотдела ОГПУ [41].&lt;br&gt;&lt;SUP&gt;17&lt;/SUP&gt; С 20.05.29 Ф.И.Эйхманс — нач. 3-го отделения Спецотдела ОГПУ [17];&lt;br&gt; назначен нач. УЛАГа ОГПУ с момента его организации 25.04.30 [42], однако вскоре от занимаемой должности освобожден [43] и назначен нач. ВАЙГАЧСКОЙ ЭКСПЕДИЦИИ ОГПУ [44].&lt;br&gt;&lt;SUP&gt;18&lt;/SUP&gt; С 16.11.31 по 16.01.32 Э.И.Сенкевич — нач. Белбалтлага ОГПУ [2, 21].</text:p>
          </table:table-cell>
          <table:table-cell/>
          <table:table-cell office:value-type="string" calcext:value-type="string">
            <text:p>&lt;ol compact&gt;&lt;li&gt;ГАРФ. Ф. 5446. Оп. 1д. Л. 31, 43.&lt;br&gt;&lt;li&gt;Пр. 667/359 ОГПУ от 16.11.31.&lt;br&gt;&lt;li&gt;ГАРФ. Ф. 9401. Оп. 1а. Д. 14. Л. 225.&lt;br&gt;&lt;li&gt;Пр. 00381 ОГПУ от 04.12.33.&lt;br&gt;&lt;li&gt;ЦА ФСБ. Ф. 2. Оп. 8. Д. 104. Л. 27–28.&lt;br&gt;&lt;li&gt;Пр. 169/81 ОГПУ от 23.05.30.&lt;br&gt;&lt;li&gt;ГАРФ. Ф. 9414. Оп. 1. Д. 2818. &lt;br&gt;&lt;li&gt;Пр. 530/288 ОГПУ от 17.09.31.&lt;br&gt;&lt;li&gt;Пр. 844/с ОГПУ от 03.09.32.&lt;br&gt;&lt;li&gt;ГАРФ. Ф. 9414. Оп. 1. Д. 2919.&lt;br&gt;&lt;li&gt;Там же. Д. 2920. Л. 40&lt;br&gt;&lt;li&gt;Там же. Д. 1805.&lt;br&gt;&lt;li&gt;ЦА ФСБ. Ф. 2. Оп. 1. Д. 154.&lt;br&gt;&lt;li&gt;Там же. Ф. Статистики. Пор. 13. Л. 1.&lt;br&gt;&lt;li&gt;Там же. Ф. 2. Оп. 9. Д. 955. Л. 2.&lt;br&gt;&lt;li&gt;ГАРФ. Ф. 9414. Оп. 1. Д. 2740. Л. 1.&lt;br&gt;&lt;li&gt;Пр. 133 АОУ ОГПУ от 13.06.29.&lt;br&gt;&lt;li&gt;Пр. 114лс ОГПУ от 20.05.29.&lt;br&gt;&lt;li&gt;Пр. 136 АОУ ОГПУ от 19.05.30.&lt;br&gt;&lt;li&gt;ГАРФ. Ф. 9414. Оп. 1. Д. 2. Л. 34об.&lt;br&gt;&lt;li&gt;Пр. 647лс ОГПУ от 06.11.31.&lt;br&gt;&lt;li&gt;Пр. 48лс ОГПУ от 16.01.32.&lt;br&gt;&lt;li&gt;Пр. 113лс ОГПУ от 21.03.33.&lt;br&gt;&lt;li&gt;ГАРФ. Ф. 9414. Оп. 1. Д. 2. Л. 90.&lt;br&gt;&lt;li&gt;Пр. 87лс ОГПУ от 28.01.33.&lt;br&gt;&lt;li&gt;ГАРФ. Ф. 9414. Оп. 1. Д. 4. Л. 46об.&lt;br&gt;&lt;li&gt;ГА общественно-политических движений и формирований Карелии. Ф. 1033. Оп. 1. Д. 166. Л. 29–30. (цит. по [44. С. 97]).&lt;br&gt;&lt;li&gt;Пр. 529/287 ОГПУ от 17.09.31.&lt;br&gt;&lt;li&gt;ЦА ФСБ. Ф. 2. Оп. 2. Д. 10.&lt;br&gt;&lt;li&gt;ГАРФ. Ф. 5446. Оп. 57. Д. 12. Л. 91.&lt;br&gt;&lt;li&gt;Пр. 527 ОГПУ от 15.12.23. &lt;br&gt;&lt;li&gt;ГАРФ. Ф. 4042. Оп. 1. Д. 4. &lt;br&gt;&lt;li&gt;Там же. Ф.5446. Оп. 57. Д. 2. Л.54–56.&lt;br&gt;&lt;li&gt;Пр. 00383 НКВД от 28.11.36. &lt;br&gt;&lt;li&gt;Пр. 0076 НКВД от 20.02.37. &lt;br&gt;&lt;li&gt;Пр. 001335 НКВД от 02.11.39. &lt;br&gt;&lt;li&gt;ГАРФ. Ф. 9414. Оп. 1. Д. 1806. &lt;br&gt;&lt;li&gt;Центр. ГА Республики Карелия. Ф. 690. Оп. 1. Д. 210. Л. 34 (цит. по [44. С. 7]).&lt;br&gt;&lt;li&gt;ГАРФ. Ф. 9414. Оп. 1. Д. 2. Л. 49. &lt;br&gt;&lt;li&gt;Там же. Ф. 5446. Оп. 5а. Д. 1. Л. 15.&lt;br&gt;&lt;li&gt;Пр. 115 АОУ ОГПУ от 23.05.29. &lt;br&gt;&lt;li&gt;Пр. 130/63 ОГПУ от 25.04.30. &lt;br&gt;&lt;li&gt;Пр. 200 ОГПУ от 16.07.30. &lt;br&gt;&lt;li&gt;Пр. 191 АОУ ОГПУ от 13.07.30. &lt;br&gt;&lt;li&gt;ГУЛАГ в Карелии: Сборник документов и материалов, 1930–1941. Петрозаводск, 1992. 225 с.&lt;/ol&gt;</text:p>
          </table:table-cell>
          <table:table-cell office:value-type="string" calcext:value-type="string">
            <text:p>В 1926–1927 гг. в состав СЛОНа входило Вишерское отделение [7. Л. 155]. Численность з/к Вишерского отделения появляется в отчетах с 01.04.26 [14]. На базе Свирского отделения СЛАГа 17.09.31 организован СВИРЬСКИЙ ИТЛ [28, 16].</text:p>
          </table:table-cell>
          <table:table-cell office:value-type="string" calcext:value-type="string">
            <text:p>&lt;a href=r3-31.html&gt;БЕЛОМОРО-БАЛТИЙСКИЙ ИТЛ&lt;/a&gt;,&lt;br&gt; &lt;a href=r3-56.html&gt;ВИШЕРСКИЙ ИТЛ&lt;/a&gt;,&lt;br&gt; &lt;a href=r3-301.html&gt;СВИРЬСКИЙ ИТЛ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ОРОКСКИЙ ИТЛ</text:p>
          </table:table-cell>
          <table:table-cell office:value-type="string" calcext:value-type="string">
            <text:p>Сороклаг, Сороко-Обозерский ИТЛ</text:p>
          </table:table-cell>
          <table:table-cell office:value-type="string" calcext:value-type="string">
            <text:p>организован 07.05.38 [1];&lt;br&gt; закрыт 08.04.42 [2]&lt;SUP&gt;1&lt;/SUP&gt;.</text:p>
          </table:table-cell>
          <table:table-cell/>
          <table:table-cell office:value-type="string" calcext:value-type="string">
            <text:p>ГУЛАГ с 07.05.38 [1];&lt;br&gt; ГУЛЖДС (ГУЖДС) с 04.01.40 [3].</text:p>
          </table:table-cell>
          <table:table-cell office:value-type="string" calcext:value-type="string">
            <text:p>Карело-Финская ССР (Карельская АССР), г.Беломорск {11, 10};&lt;br&gt; Архангельская обл., с.Кодино {13} [4]&lt;SUP&gt;2&lt;/SUP&gt;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Карело-Финская ССР, г.Беломорск, п/я 220 {11, 10};&lt;br&gt; Архангельская обл., с.Кодино, п/я 220 {13}.</text:p>
          </table:table-cell>
          <table:table-cell office:value-type="string" calcext:value-type="string">
            <text:p>стр-во вторых путей ж.д. Сорока—Мурманск и ж/д ветки Сорока—Плесецкая [1], ж/д линии Сорока (Кировской ж.д.) — Обозерская (Северной ж.д.) [5, 6]&lt;SUP&gt;3&lt;/SUP&gt;, стр-во Сорокского и Онежского гидролизных з-дов (16.11.40) [7]&lt;SUP&gt;4&lt;/SUP&gt;, Онежской (27,5 км) и Хизаварской (8,4 км) ж/д веток [8], с/х работы&lt;SUP&gt;5&lt;/SUP&gt; [9].</text:p>
          </table:table-cell>
          <table:table-cell office:value-type="string" calcext:value-type="string">
            <text:p>01.07.38 — 476, 01.10.38 — 17 360&lt;SUP&gt;6&lt;/SUP&gt;, 01.01.39 — 17 458, 01.01.40 — 17 941 (УРО);&lt;br&gt; 01.01.41 — 52 379, 01.07.41 — 40 164 [10];&lt;br&gt; 01.01.42 — 21 725 [11];&lt;br&gt; 01.04.42 — 22 289&lt;SUP&gt;7&lt;/SUP&gt; [12].</text:p>
          </table:table-cell>
          <table:table-cell office:value-type="string" calcext:value-type="string">
            <text:p>нач. — ст. майор ГБ Гарин В.Н., с 16.06.38 по 30.12.39 [5, 13]&lt;SUP&gt;8&lt;/SUP&gt;;&lt;br&gt; Успенский Д.В., с 30.12.39 по 20.07.41 [5, 14];&lt;br&gt; Орловский И.И., с 28.07.41 по 08.04.42 [15, 2];&lt;br&gt; председатель ликвидкома — Воевода М.?. (упом. 02.06.42) [16].</text:p>
          </table:table-cell>
          <table:table-cell office:value-type="string" calcext:value-type="string">
            <text:p>В 1947 г. фонды Сороклага находились в архиве ГУЛАГа [17. Л. 37–39]. Согласно {1}, позднее они хранились в архиве УСТЬВЫМСКОГО ИТЛ: л/д з/к — 46 573, картотека з/к формы № 2 — 102 328, материалы делопроизводства — 50;&lt;br&gt; в 1-м Спецотделе МВД Коми АССР;&lt;br&gt; в Дорожном архиве Печорской ж.д. (г. Котлас): приказы по ИТЛ, бухгалтерские документы;&lt;br&gt; в отделе кадров УИТЛК УМВД по Архангельской обл.: л/д вольнонаемных;&lt;br&gt; в 1-м Спецотделе УМВД по Архангельской обл.: часть материалов Оперчекотдела ИТЛ.</text:p>
          </table:table-cell>
          <table:table-cell office:value-type="string" calcext:value-type="string">
            <text:p>&lt;SUP&gt;1&lt;/SUP&gt; По окончании работ I кв. на линии Сорока—Обозерская приказано СОРОКСКИЙ ИТЛ со всем имуществом и з/к перебросить на стр-во ж.д. Свияжск—Ульяновск, оставив только подразделение для стр-ва Онежского моста и пропуска паводков [18];&lt;br&gt; исключен из дислокации ИТ лагерей 17.08.42 [4].&lt;br&gt;&lt;SUP&gt;2&lt;/SUP&gt; Согласно {1}, в 1942 г. — Буинск Татарской АССР, что, очевидно, ошибочно (ср. примеч. 1).&lt;br&gt;&lt;SUP&gt;3&lt;/SUP&gt; По-видимому, первоначальный и окончательный варианты соединения Кировской и Северной ж.д.&lt;br&gt;&lt;SUP&gt;4&lt;/SUP&gt; Стр-во Онежского гидролизного з-да передано из ведения ГУССиГП при СНК СССР в ведение ГУЖДС НКВД (СОРОКСКОМУ ИТЛ) 13.12.40 [19]. Сорокский з-д, возможно, не гидролизный, а сульфитно-спиртовой.&lt;br&gt;&lt;SUP&gt;5&lt;/SUP&gt; Совхоз Маткожстроя Выг Остров передан Сороклагу 02.04.42 [9].&lt;br&gt;&lt;SUP&gt;6&lt;/SUP&gt; Из них 3472 осужденных за к/р преступления, 5749 — как СОЭ и СВЭ [20].&lt;br&gt;&lt;SUP&gt;7&lt;/SUP&gt; Из них 740 женщин, 7332 осужденных за к/р преступления [12].&lt;br&gt;&lt;SUP&gt;8&lt;/SUP&gt; Исключен за смертью 17.04.40 [21].</text:p>
          </table:table-cell>
          <table:table-cell/>
          <table:table-cell office:value-type="string" calcext:value-type="string">
            <text:p>&lt;ol compact&gt;&lt;li&gt;Пр. 00299 НКВД от 07.05.38.&lt;br&gt;&lt;li&gt;Пр. 0117 НКВД от 08.04.42.&lt;br&gt;&lt;li&gt;Пр. 0014 НКВД от 04.01.40.&lt;br&gt;&lt;li&gt;Пр. 001721 НКВД от 17.08.42. &lt;br&gt;&lt;li&gt;Пр. 001546 НКВД от 30.12.39.&lt;br&gt;&lt;li&gt;Пр. 0160 НКВД от 11.06.39.&lt;br&gt;&lt;li&gt;Пр. 0484 НКВД от 16.11.40.&lt;br&gt;&lt;li&gt;Пр. 0121 НКВД от 03.03.41.&lt;br&gt;&lt;li&gt;Расп. 22 НКВД от 02.04.42.&lt;br&gt;&lt;li&gt;ГАРФ. Ф. 9414. Оп. 1д. Д. 371. Л. 1, 56.&lt;br&gt;&lt;li&gt;Там же. Д. 372. Л. 8об., 9. &lt;br&gt;&lt;li&gt;Там же. Д. 378. Л. 5.&lt;br&gt;&lt;li&gt;Пр. 1515лс НКВД от 16.06.38.&lt;br&gt;&lt;li&gt;Пр. 1028лс НКВД от 20.07.41.&lt;br&gt;&lt;li&gt;ГАРФ. Служебная карточка МВД.&lt;br&gt;&lt;li&gt;ГАРФ. Ф. 9414. Оп. 1. Д. 2779. Л. 16.&lt;br&gt;&lt;li&gt;Там же. Д. 86.&lt;br&gt;&lt;li&gt;Пр. 00373 НКВД от 22.02.42.&lt;br&gt;&lt;li&gt;Пр. 0531/6с НКВД и ГУССиГП при СНК СССР от 13.12.40.&lt;br&gt;&lt;li&gt;ГАРФ. Ф. 9414. Оп. 1. Д. 1140. Л. 140.&lt;br&gt;&lt;li&gt;Пр. 505лс НКВД от 17.04.40.&lt;/ol&gt;</text:p>
          </table:table-cell>
          <table:table-cell/>
          <table:table-cell office:value-type="string" calcext:value-type="string">
            <text:p>&lt;a href=r3-61.html&gt;ВОЛЖСКИЙ ЖЕЛЕЗНОДОРОЖНЫЙ ИТЛ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ОСНОВСКИЙ ИТЛ</text:p>
          </table:table-cell>
          <table:table-cell office:value-type="string" calcext:value-type="string">
            <text:p>Сосновлаг</text:p>
          </table:table-cell>
          <table:table-cell office:value-type="string" calcext:value-type="string">
            <text:p>организован 12.05.54 на базе ЛО 5 и 7 КУЗНЕЦКОГО ИТЛ [1];&lt;br&gt; закрыт 19.04.56 (лаг. подр. переданы в состав КУЗНЕЦКОГО ИТЛ) [2].</text:p>
          </table:table-cell>
          <table:table-cell/>
          <table:table-cell office:value-type="string" calcext:value-type="string">
            <text:p>ГУЛАГ с 12.05.54 [1];&lt;br&gt; Главпромстрой с 03.02.55 {41};&lt;br&gt; ГУЛАГ не позднее 01.08.55 [3]&lt;SUP&gt;1&lt;/SUP&gt;.</text:p>
          </table:table-cell>
          <table:table-cell office:value-type="string" calcext:value-type="string">
            <text:p>Челябинская обл., г.Юрюзань [4. Разд. 1. Л. 2].</text:p>
          </table:table-cell>
          <table:table-cell office:value-type="string" calcext:value-type="string">
            <text:p>ИХ с 12.05.54 [1].</text:p>
          </table:table-cell>
          <table:table-cell office:value-type="string" calcext:value-type="string">
            <text:p>Бурелом [4. Разд. 1. Л. 2].</text:p>
          </table:table-cell>
          <table:table-cell office:value-type="string" calcext:value-type="string">
            <text:p>г.Юрюзань Челябинской обл., п/я ИХ-202 [4. Разд. 1. Л. 2];&lt;br&gt; Златоуст–20, п/я ИХ-202 {1}.</text:p>
          </table:table-cell>
          <table:table-cell office:value-type="string" calcext:value-type="string">
            <text:p>обслуживание Стр-ва 587 [1], стр-во учебного комб. [5], добыча нерудных строит. материалов [6], производство сборных ЖБК [7].</text:p>
          </table:table-cell>
          <table:table-cell office:value-type="string" calcext:value-type="string">
            <text:p>01.01.55 — 3514, 01.01.56 — 2411 (УРО);&lt;br&gt; 01.01.55 — 5217 [4. Разд. 3. Л. 2об.–10об.].</text:p>
          </table:table-cell>
          <table:table-cell office:value-type="string" calcext:value-type="string">
            <text:p>нач. — инж.-полк. Иванов Н.М., с 12.05.54 — не ранее 04.02.55 [1, 8];&lt;br&gt; и.о. нач. — полк. в/с Кабаков С.И., ? — по 19.04.56&lt;SUP&gt;2&lt;/SUP&gt; [2, 9];&lt;br&gt; з/н — полк. в/с Кабаков С.И., с 12.05.54 — не ранее 17.01.55 [1], [4. Разд. 3. Л. 1].</text:p>
          </table:table-cell>
          <table:table-cell office:value-type="string" calcext:value-type="string">
            <text:p>В архиве КУЗНЕЦКОГО ИТЛ {1}.</text:p>
          </table:table-cell>
          <table:table-cell office:value-type="string" calcext:value-type="string">
            <text:p>&lt;SUP&gt;1&lt;/SUP&gt; Скорее всего, переход в ведение ГУЛАГа можно датировать 24.03.55, когда Главпромстрой был передан в ведение МСМ СССР [10].&lt;br&gt;&lt;SUP&gt;2&lt;/SUP&gt; Формально освобожден от занимаемой должности 28.08.56 [9].</text:p>
          </table:table-cell>
          <table:table-cell/>
          <table:table-cell office:value-type="string" calcext:value-type="string">
            <text:p>&lt;ol compact&gt;&lt;li&gt;Пр. 00389 МВД от 12.05.54.&lt;br&gt;&lt;li&gt;Пр. 0133 МВД от 19.04.56.&lt;br&gt;&lt;li&gt;Пр. 00327 МВД от 01.08.55.&lt;br&gt;&lt;li&gt;ГАРФ. Ф. 9414. Оп. 1. Д. 1876.&lt;br&gt;&lt;li&gt;Пр. 0415 МВД от 26.07.54.&lt;br&gt;&lt;li&gt;Пр. 529 МВД от 06.10.54. &lt;br&gt;&lt;li&gt;Пр. 650 МВД от 04.12.54.&lt;br&gt;&lt;li&gt;Пр. 86 МВД от 04.02.55.&lt;br&gt;&lt;li&gt;Пр. 933лс МВД от 19.04.56.&lt;br&gt;&lt;li&gt;Пр. 00135 МВД от 24.03.55.&lt;/ol&gt;</text:p>
          </table:table-cell>
          <table:table-cell/>
          <table:table-cell office:value-type="string" calcext:value-type="string">
            <text:p>&lt;a href=r3-215.html&gt;КУЗНЕЦКИЙ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РЕДНЕАЗИАТСКИЙ ИТЛ</text:p>
          </table:table-cell>
          <table:table-cell office:value-type="string" calcext:value-type="string">
            <text:p>Сазлаг, Сазулон, Средне-Азиатские лагеря,&lt;BR&gt;Упр. Среднеазиатского ИТЛ и колоний НКВД Узбекской ССР, УИТЛК НКВД Узбекской ССР</text:p>
          </table:table-cell>
          <table:table-cell office:value-type="string" calcext:value-type="string">
            <text:p>организован в 1930 г.&lt;SUP&gt;1&lt;/SUP&gt;;&lt;br&gt; закрыт в 1943 г. (?)&lt;SUP&gt;2&lt;/SUP&gt;.</text:p>
          </table:table-cell>
          <table:table-cell office:value-type="string" calcext:value-type="string">
            <text:p>29.07.39 — в Упр. Среднеазиатского ИТЛ и колоний НКВД Узбекской ССР [1].</text:p>
          </table:table-cell>
          <table:table-cell office:value-type="string" calcext:value-type="string">
            <text:p>ПП ОГПУ по Средней Азии и УЛАГ—ГУЛАГ ОГПУ [2, 3];&lt;br&gt; НКВД Узбекской ССР с 08.02.35 [4]&lt;SUP&gt;3&lt;/SUP&gt;;&lt;br&gt; ГУЛАГ НКВД с 21.10.37 [5];&lt;br&gt; УИТЛК НКВД Узбекской ССР с 29.07.39 [1].</text:p>
          </table:table-cell>
          <table:table-cell office:value-type="string" calcext:value-type="string">
            <text:p>Узбекская ССР, г.Ташкент [6], {5, 6}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Узбекская ССР, г.Ташкент, п/я 248 {10};&lt;br&gt; п/я 123/124 {11}&lt;SUP&gt;4&lt;/SUP&gt;.</text:p>
          </table:table-cell>
          <table:table-cell office:value-type="string" calcext:value-type="string">
            <text:p>работа в совхозах (в основном — хлопководство), на хлопковых з-дах, на собственных предприятиях, мелиоративные работы, производство ширпотреба, погрузочно-разгрузочные работы для Водтранса на Аральском море (1930 г.) [7–10]&lt;SUP&gt;5&lt;/SUP&gt;.</text:p>
          </table:table-cell>
          <table:table-cell office:value-type="string" calcext:value-type="string">
            <text:p>01.06.30 — 2660 [7];&lt;br&gt; ср./г.: 1931 — 11 700, 1932 — 17 723, 1933 — 18 286, 1934 — 20 494 [11];&lt;br&gt; 01.01.34 — 22 170, 01.01.35 — 25 831, 01.01.36 — 26 308, 01.01.37 — 26 865, 01.01.38 — 33 936, 01.10.38 — 36 601&lt;SUP&gt;6&lt;/SUP&gt;, 01.01.39 — 34 240, 01.01.40 — 31 087 (УРО);&lt;br&gt; 01.01.41 — 12 034, 01.07.41 — 15 403 [12];&lt;br&gt; 01.01.42 — 29 446 [13];&lt;br&gt; 01.04.42 — 25 780&lt;SUP&gt;7&lt;/SUP&gt;, 01.01.43 — 36 125 [14].</text:p>
          </table:table-cell>
          <table:table-cell office:value-type="string" calcext:value-type="string">
            <text:p>нач.— Литвин Д.И., с 25.01.31 — ? [15];&lt;br&gt; Солоницын А.Е., с 01.08.31 по 13.01.32 [16, 17];&lt;br&gt; Гротов Н.А., с 03.02.32 по 20.04.33 [18, 19];&lt;br&gt; врид нач. — Озолс К.П., с 20.04.33 — ?, нач. — он же, с 15.07.34 по 20.01.35 [19–21];&lt;br&gt; ст. лейт. ГБ Шишмарев А.П., с 25.12.34 по 03.10.36 [22, 18]&lt;SUP&gt;8&lt;/SUP&gt;;&lt;br&gt; врид нач. — мл. лейт. ГБ Копаев Г.Н., не позднее 05.08.37 по 03.01.38 [23, 24]&lt;SUP&gt;9&lt;/SUP&gt;;&lt;br&gt; нач. — лейт. ГБ Левшин А.В., с 03.01.38 — ? [24];&lt;br&gt; ст. лейт. ГБ Лебин Д.Е., с 07.06.39 — ? [25].</text:p>
          </table:table-cell>
          <table:table-cell office:value-type="string" calcext:value-type="string">
            <text:p>В УИТЛК МВД Узбекской ССР {1}.</text:p>
          </table:table-cell>
          <table:table-cell office:value-type="string" calcext:value-type="string">
            <text:p>&lt;SUP&gt;1&lt;/SUP&gt; Пр. об открытии не найден;&lt;br&gt; организован во исполнение решения правительства об использовании труда з/к при колонизации отдаленных р-нов СССР и эксплуатации их природных богатств (решение оформлено Пост. СНК от 11.07.29 [26]). К 01.01.30 лагерь организован не был [3];&lt;br&gt; согласно данным производственного отдела УЛАГа ОГПУ, САЗУЛОН и КАЗУЛОН начали развивать хозяйственную деятельность лишь со II полугодия 1929/30 операционного г. [7. Л. 1];&lt;br&gt; штат лагеря объявлен 27.10.30 [27] и 01.08.31 [28]. Нач. лагеря (Д.И.Литвин) откомандирован в ПП ОГПУ по Средней Азии с 07.02.30 для назначения на должность нач. вновь организованных Средне-Азиатских лагерей ОГПУ [29].&lt;br&gt;&lt;SUP&gt;2&lt;/SUP&gt; Упр. Сазлага и ОИТК НКВД Узбекской ССР реорганизованы в самостоятельное УИТЛК НКВД Узбекской ССР 29.07.39 [1];&lt;br&gt; в пр. {10} с перечнем дислокаций всех УИТЛ и cтр-в НКВД от 10.09.39 Сазлаг уже отсутствует, а упом. Управление лагеря и ИТК НКВД Узбекской ССР. В сводках УРО, однако, Сазлаг упоминается до 1943 г. (по всей видимости, как синоним УИТЛК НКВД Узбекской ССР).&lt;br&gt;&lt;SUP&gt;3&lt;/SUP&gt; С 08.02.35 организован ОЛТПиМЗ НКВД Узбекской ССР, куда вошли Упр. Сазлага и существовавший до того ОМЗ НКВД Узбекской ССР [4].&lt;br&gt;&lt;SUP&gt;4&lt;/SUP&gt; Приводим данные для УИТЛК НКВД Узбекской ССР. Номер п/я собственно Упр. лагеря не найден.&lt;br&gt;&lt;SUP&gt;5&lt;/SUP&gt; В 1932 г. на с/х работах занято 6500 з/к, на производстве товаров ширпотреба — 7000 з/к [8];&lt;br&gt; впервые посев хлопка в совхозах Сазлага произведен в 1932 г. [30], в 1934 г. собрано 3320 т [10].&lt;br&gt;&lt;SUP&gt;6&lt;/SUP&gt; Из них 7739 осужденных за к/р преступления, 12 904 — как СОЭ и СВЭ [31].&lt;br&gt;&lt;SUP&gt;7&lt;/SUP&gt; Из них 3850 женщин, 5509 осужденных за к/р преступления [14].&lt;br&gt;&lt;SUP&gt;8&lt;/SUP&gt; 29.05.35 Шишмарев назначен нач. ОЛТПиМЗ НКВД Узбекской ССР [32].&lt;br&gt;&lt;SUP&gt;9&lt;/SUP&gt; Арестован в 1938 г. [33].</text:p>
          </table:table-cell>
          <table:table-cell/>
          <table:table-cell office:value-type="string" calcext:value-type="string">
            <text:p>&lt;ol compact&gt;&lt;li&gt;Пр. 00870 НКВД от 29.07.39.&lt;br&gt;&lt;li&gt;Пр. 169/81 ОГПУ от 23.05.30.&lt;br&gt;&lt;li&gt;ЦА ФСБ. Ф. 2. Оп. 8. Д. 104. Л. 27.&lt;br&gt;&lt;li&gt;Пр. 0051 ОГПУ от 08.02.35.&lt;br&gt;&lt;li&gt;Пр. 0128 НКВД от 21.10.37.&lt;br&gt;&lt;li&gt;Пр. 387/181 ОГПУ от 14.11.30.&lt;br&gt;&lt;li&gt;ГАРФ. Ф. 9414. Оп. 1. Д. 2919.&lt;br&gt;&lt;li&gt;Там же. Д. 2920. Л. 179.&lt;br&gt;&lt;li&gt;Пр. 107 НКВД от 20.03.39.&lt;br&gt;&lt;li&gt;ГАРФ. Ф. 9414. Оп. 1. Д. 2922. Л. 24&lt;br&gt;&lt;li&gt;Там же. Д. 2740.&lt;br&gt;&lt;li&gt;Там же. Оп. 1д. Д. 371. Л. 3, 53. &lt;br&gt;&lt;li&gt;Там же. Д. 372. Л. 7об., 8. &lt;br&gt;&lt;li&gt;Там же. Д. 378. Л. 109об.&lt;br&gt;&lt;li&gt;Пр. 41лс ОГПУ от 25.01.31.&lt;br&gt;&lt;li&gt;Пр. 404лс ОГПУ от 01.08.31.&lt;br&gt;&lt;li&gt;Пр. 31лс ОГПУ от 13.01.32.&lt;br&gt;&lt;li&gt;ГАРФ. Служебная карточка ГУЛАГа.&lt;br&gt;&lt;li&gt;Пр. 163лс ОГПУ от 20.04.33.&lt;br&gt;&lt;li&gt;Пр. 8 НКВД от 15.07.34.&lt;br&gt;&lt;li&gt;Пр. 36лс НКВД от 20.01.35.&lt;br&gt;&lt;li&gt;Пр. 361лс НКВД от 25.12.34.&lt;br&gt;&lt;li&gt;ЦА ФСБ. Ф. 3. Оп. 4. Д. 148. Л. 47–82.&lt;br&gt;&lt;li&gt;Пр. 21лс НКВД от 03.01.38.&lt;br&gt;&lt;li&gt;Пр. 1356лс НКВД от 07.06.39.&lt;br&gt;&lt;li&gt;ГАРФ. Ф.5446. Оп. 1. Д. 48. Л.210–212.&lt;br&gt;&lt;li&gt;Пр. 363/166 ОГПУ от 27.10.30.&lt;br&gt;&lt;li&gt;Пр. 415/243 ОГПУ от 01.08.31.&lt;br&gt;&lt;li&gt;Пр. 39 АОУ ОГПУ от 09.02.30.&lt;br&gt;&lt;li&gt;ГАРФ. Ф. 9414. Оп. 1. Д. 4. Л. 16. &lt;br&gt;&lt;li&gt;Там же. Д. 1140. Л. 140. &lt;br&gt;&lt;li&gt;Пр. 348лс НКВД от 29.05.35. &lt;br&gt;&lt;li&gt;ЦА ФСБ. Ф. 3-ос. Оп. 6. Д. 13. Л. 214.&lt;/ol&gt;</text:p>
          </table:table-cell>
          <table:table-cell/>
          <table:table-cell office:value-type="string" calcext:value-type="string">
            <text:p>&lt;a href=r3-182.html&gt;КАЗАКСТАНСКИЙ ИТЛ ОГПУ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РЕДНЕ-БЕЛЬСКИЙ ИТЛ</text:p>
          </table:table-cell>
          <table:table-cell office:value-type="string" calcext:value-type="string">
            <text:p>Среднебеллаг</text:p>
          </table:table-cell>
          <table:table-cell office:value-type="string" calcext:value-type="string">
            <text:p>организован 13.04.39 при реорг. ДАЛЬНЕ-ВОСТОЧНОГО ИТЛ {8};&lt;br&gt; закрыт 15.02.49 (реорг. в ЛО УИТЛК УМВД по Амурской обл.) [1].</text:p>
          </table:table-cell>
          <table:table-cell/>
          <table:table-cell office:value-type="string" calcext:value-type="string">
            <text:p>ГУЛАГ и УИТЛК НКВД по Хабаровскому кр. с 13.04.39 {8, 10}&lt;SUP&gt;1&lt;/SUP&gt;;&lt;br&gt; УИТЛК НКВД по Хабаровскому кр. с 28.02.40 [2];&lt;br&gt; ГУЛАГ с 14.09.40 [3] {11, 13};&lt;br&gt; УИТЛК УНКВД по Хабаровскому кр. с 26.04.45 [4], {15, 17, 19};&lt;br&gt; УИТЛК УМВД по Амурской обл. с 06.12.48 [5]&lt;SUP&gt;2&lt;/SUP&gt;.</text:p>
          </table:table-cell>
          <table:table-cell office:value-type="string" calcext:value-type="string">
            <text:p>ст. Средне-Белая Амурской ж.д. (Хабаровский кр., Амурская обл. {8}) {10, 11, 13–15, 17, 19, 20}.</text:p>
          </table:table-cell>
          <table:table-cell office:value-type="string" calcext:value-type="string">
            <text:p>АЕ с 25.12.45 {3, 16, 17, 19, 20}.</text:p>
          </table:table-cell>
          <table:table-cell office:value-type="string" calcext:value-type="string">
            <text:p>Плуг {19, 20}.</text:p>
          </table:table-cell>
          <table:table-cell office:value-type="string" calcext:value-type="string">
            <text:p>ст. Средне-Белая Амурской ж.д., п/я 259 {10, 11, 13–15, 17, 19, 20}.</text:p>
          </table:table-cell>
          <table:table-cell office:value-type="string" calcext:value-type="string">
            <text:p>с.х. (растениеводство и животноводство)&lt;SUP&gt;3&lt;/SUP&gt; {8} [6].</text:p>
          </table:table-cell>
          <table:table-cell office:value-type="string" calcext:value-type="string">
            <text:p>01.01.40 — 3783 (УРО);&lt;br&gt; 01.01.41 — 4892, 01.07.41 — 5741 [7];&lt;br&gt; 01.01.42 — 4487 [8];&lt;br&gt; 01.04.42 — 2642, 01.10.42 — 4997&lt;SUP&gt;4&lt;/SUP&gt;, 01.01.43 — 4087&lt;SUP&gt;5&lt;/SUP&gt; [9];&lt;br&gt; 01.01.44 — 4283, 01.45 — 4682, 01.01.47 — 5189 (УРО).</text:p>
          </table:table-cell>
          <table:table-cell office:value-type="string" calcext:value-type="string">
            <text:p>нач. — ст. лейт. ГБ Машков ?.?. (упом. 29.01.41) [10];&lt;br&gt; Рекин ?.?. (упом. 29.04.42, 15.10.42) [11, 12];&lt;br&gt; майор ГБ Низюлько С.Н., с 28.04.43 по 07.08.46 [13, 14].</text:p>
          </table:table-cell>
          <table:table-cell office:value-type="string" calcext:value-type="string">
            <text:p>1956 г. — в ОИТК УМВД по Амурской обл. {1}. 1997 г. — в ГА Хабаровского кр.: документы политотдела и первичной партийной организации ИТЛ, в том числе личные и персональные дела членов КПСС и ВЛКСМ [15].</text:p>
          </table:table-cell>
          <table:table-cell office:value-type="string" calcext:value-type="string">
            <text:p>&lt;SUP&gt;1&lt;/SUP&gt; Все лагеря, образованные при реорг. Дальлага, а также уже существовавшие ШОСДОРЛАГ и Новотамбовлаг пр. {8} подчинены организованному тем же пр. УИТЛК НКВД по Хабаровскому кр. При этом все ИТ лагеря оставались самостоятельными лаг. и хозяйственно-производственными единицами ГУЛАГа (на УИТЛК возложен постоянный систематический контроль за деятельностью ИТЛ, на ГУЛАГ — общее руководство).&lt;br&gt;&lt;SUP&gt;2&lt;/SUP&gt; В пр. {19} с объявлением дислокаций всех лагерей от 15.01.49 Среднебеллаг упом. в подчинении УИТЛК УМВД по Хабаровскому кр. Акт передачи лаг. подр. СРЕДНЕ-БЕЛЬСКОГО ИТЛ в состав УИТЛК УМВД по Амурской обл. подписан 25.01.49 [6].&lt;br&gt;&lt;SUP&gt;3&lt;/SUP&gt; В 1949 г. с/х угодья лагеря — 22 479,4 га;&lt;br&gt; в хозяйстве содержалось 1377 голов крупного рогатого скота [6].&lt;br&gt;&lt;SUP&gt;4&lt;/SUP&gt; По др. данным, на 05.10.42 — 6326 [16].&lt;br&gt;&lt;SUP&gt;5&lt;/SUP&gt; Из них 1089 женщин, 1065 осужденных за к/р преступления [9].</text:p>
          </table:table-cell>
          <table:table-cell/>
          <table:table-cell office:value-type="string" calcext:value-type="string">
            <text:p>&lt;ol compact&gt;&lt;li&gt;Пр. 00143 МВД от 15.02.49.&lt;br&gt;&lt;li&gt;Пр. 00267 НКВД от 28.02.40.&lt;br&gt;&lt;li&gt;Пр. 001161 НКВД от 14.09.40.&lt;br&gt;&lt;li&gt;Пр. 098 МВД от 26.04.45. &lt;br&gt;&lt;li&gt;Пр. 001440 МВД от 06.12.48.&lt;br&gt;&lt;li&gt;ГАРФ. Ф.9414. Оп. 1д. Д. 67. Л.86–126.&lt;br&gt;&lt;li&gt;Там же. Д. 371. Л. 3, 53.&lt;br&gt;&lt;li&gt;Там же. Д. 372. Л. 7об., 8.&lt;br&gt;&lt;li&gt;Там же. Д. 378. Л. 1об., 73об., 109об.&lt;br&gt;&lt;li&gt;Пр. 036 НКВД от 29.01.41. &lt;br&gt;&lt;li&gt;ГАРФ. Ф. 9414. Оп. 1. Д. 45. Л. 365.&lt;br&gt;&lt;li&gt;Там же. Д. 50. Л. 198. &lt;br&gt;&lt;li&gt;Пр. 1020лс НКВД от 28.04.43.&lt;br&gt;&lt;li&gt;Пр. 1140лс МВД от 07.08.46. &lt;br&gt;&lt;li&gt;Письмо ГА Хабаровского кр. № 2–11/8 от 20.02.97.&lt;br&gt;&lt;li&gt;ГАРФ. Ф. 9414. Оп. 1. Д. 1181. Л. 9–11.&lt;/ol&gt;</text:p>
          </table:table-cell>
          <table:table-cell/>
          <table:table-cell office:value-type="string" calcext:value-type="string">
            <text:p>&lt;a href=r3-40.html&gt;БИРСКИЙ ИТЛ&lt;/a&gt;,&lt;br&gt; &lt;a href=r3-47.html&gt;БУРЕИНСКИЙ ИТЛ&lt;/a&gt;,&lt;br&gt; &lt;a href=r3-57.html&gt;ВЛАДИВОСТОКСКИЙ ИТЛ&lt;/a&gt;,&lt;br&gt; &lt;a href=r3-84.html&gt;ДАЛЬНЕ-ВОСТОЧНЫЙ ИТЛ&lt;/a&gt;,&lt;br&gt; &lt;a href=r3-256.html&gt;НОВО-ТАМБОВСКИЙ ИТЛ&lt;/a&gt;,&lt;br&gt; &lt;a href=r3-335.html&gt;СТРОИТЕЛЬСТВО 201 И ИТЛ&lt;/a&gt;,&lt;br&gt; &lt;a href=r3-444.html&gt;ХАБАРОВСКИЙ ИТЛ&lt;/a&gt;,&lt;br&gt; &lt;a href=r3-465.html&gt;ШОСДОРЛАГ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АЛИНГРАДСКИЙ ИТЛ</text:p>
          </table:table-cell>
          <table:table-cell office:value-type="string" calcext:value-type="string">
            <text:p>Сталинградлаг</text:p>
          </table:table-cell>
          <table:table-cell office:value-type="string" calcext:value-type="string">
            <text:p>организован 25.01.42 [1]&lt;SUP&gt;1&lt;/SUP&gt;;&lt;br&gt; закрыт 09.06.42 — переименован в НИЖНЕ-ВОЛЖСКИЙ ИТЛ [2]&lt;SUP&gt;2&lt;/SUP&gt;.</text:p>
          </table:table-cell>
          <table:table-cell/>
          <table:table-cell office:value-type="string" calcext:value-type="string">
            <text:p>ГУЛЖДС с 25.01.42 [1].</text:p>
          </table:table-cell>
          <table:table-cell office:value-type="string" calcext:value-type="string">
            <text:p>г.Сталинград (ныне Волгоград) {13}, [3]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г.Сталинград, п/я — нет {13}, [3].</text:p>
          </table:table-cell>
          <table:table-cell office:value-type="string" calcext:value-type="string">
            <text:p>стр-во ж.д. Саратов—Сталинград на участке Сталинград—Камышин [1], подсобное с.х. [4].</text:p>
          </table:table-cell>
          <table:table-cell office:value-type="string" calcext:value-type="string">
            <text:p>15.04.42 — 1341, 01.05.42 — 2853, 15.05.42 — 7188 [5].</text:p>
          </table:table-cell>
          <table:table-cell office:value-type="string" calcext:value-type="string">
            <text:p>нач. — Филимонов М.В., с 25.01.42 — не ранее 10.03.42 [1, 6, 7]&lt;SUP&gt;3&lt;/SUP&gt;.</text:p>
          </table:table-cell>
          <table:table-cell office:value-type="string" calcext:value-type="string">
            <text:p>В архиве ПРИВОЛЖСКОГО ИТЛ (л/д з/к);&lt;br&gt; в ГА Сталинградской обл.: материалы прокурора лагеря;&lt;br&gt; в 1-м Спецотделе УМВД по Саратовской обл.: материалы на л.с. (пересланы из Печорлага) {1};&lt;br&gt; в ПЕЧОРСКОМ ИТЛ (г.Печора) {2}.</text:p>
          </table:table-cell>
          <table:table-cell office:value-type="string" calcext:value-type="string">
            <text:p>&lt;SUP&gt;1&lt;/SUP&gt; На формирование ИТЛ обращены весь состав и материальная часть Стр-ва 107 и Стр-ва 1003 МВД. Переброска Стр-ва 107 и ИТЛ на стр-во ж.д. Саратов—Сталинград проводилась согласно [6].&lt;br&gt;&lt;SUP&gt;2&lt;/SUP&gt; Исключен из дислокации 17.08.42 [3].&lt;br&gt;&lt;SUP&gt;3&lt;/SUP&gt; Б. нач. ПРИКАСПИЙСКОГО ИТЛ И СТРОИТЕЛЬСТВА 107 (до 22.02.42 [6]).</text:p>
          </table:table-cell>
          <table:table-cell/>
          <table:table-cell office:value-type="string" calcext:value-type="string">
            <text:p>&lt;ol compact&gt;&lt;li&gt;Пр. 00186 НКВД от 25.01.42.&lt;br&gt;&lt;li&gt;Пр-ние 39 НКВД от 17.08.42.&lt;br&gt;&lt;li&gt;Пр. 001721 НКВД от 17.08.42.&lt;br&gt;&lt;li&gt;ГАРФ. Ф. 9414. Оп. 1. Д. 49. Л. 762.&lt;br&gt;&lt;li&gt;Там же. Оп. 1д. Д. 379. Л. 22, 26, 31, 36.&lt;br&gt;&lt;li&gt;Пр. 00372 НКВД от 22.02.42.&lt;br&gt;&lt;li&gt;Пр. 00500 НКВД от 10.03.42.&lt;/ol&gt;</text:p>
          </table:table-cell>
          <table:table-cell/>
          <table:table-cell office:value-type="string" calcext:value-type="string">
            <text:p>&lt;a href=r3-254.html&gt;НИЖНЕ-ВОЛЖСКИЙ ИТЛ&lt;/a&gt;,&lt;br&gt; &lt;a href=r3-281.html&gt;ПРИВОЛЖСКИЙ ИТЛ&lt;/a&gt;,&lt;br&gt; &lt;a href=r3-282.html&gt;ПРИКАСПИЙСКИЙ ИТЛ И СТРОИТЕЛЬСТВО 107&lt;/a&gt;,&lt;br&gt; &lt;a href=r3-296.html&gt;&lt;a href=r3-297.html&gt;САРАТОВСКИЙ ИТЛ&lt;/a&gt;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АРОСЕЛЬСКОЕ ЛО</text:p>
          </table:table-cell>
          <table:table-cell office:value-type="string" calcext:value-type="string">
            <text:p>Старосельлаг</text:p>
          </table:table-cell>
          <table:table-cell office:value-type="string" calcext:value-type="string">
            <text:p>организовано 21.10.54 пр. 00817 МВД на базе ЛО 1 ОИТК УМВД по Костромской обл. [1. Разд. 1. Л. без №], [1. Разд. 3. Л. 1]&lt;SUP&gt;1&lt;/SUP&gt;;&lt;br&gt; закрыто 21.04.55 (указанием зам. министра С.Е.Егорова 17/к—2711) {1, 3}.</text:p>
          </table:table-cell>
          <table:table-cell/>
          <table:table-cell office:value-type="string" calcext:value-type="string">
            <text:p>ГУЛАГ МВД [1. Разд. 3. Л. 7];&lt;br&gt; Главспецстрой с 02.02.55 {42}&lt;SUP&gt;2&lt;/SUP&gt;.</text:p>
          </table:table-cell>
          <table:table-cell office:value-type="string" calcext:value-type="string">
            <text:p>Костромская обл., г.Кострома [1. Разд. 3. Л. 1].</text:p>
          </table:table-cell>
          <table:table-cell office:value-type="string" calcext:value-type="string">
            <text:p>ИЮ с 21.10.54 {3}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г.Кострома, п/я ИЮ-325 [1. Разд. 3. Л. 3].</text:p>
          </table:table-cell>
          <table:table-cell office:value-type="string" calcext:value-type="string">
            <text:p>обслуживание Стр-ва 591 [1. Разд. 3. Л. 7].</text:p>
          </table:table-cell>
          <table:table-cell office:value-type="string" calcext:value-type="string">
            <text:p>17.12.54 — 290 [1. Разд. 3. Л. 1];&lt;br&gt; 01.03.55 — 405 [1. Разд. 3. Л. 3об.].</text:p>
          </table:table-cell>
          <table:table-cell office:value-type="string" calcext:value-type="string">
            <text:p>нач. — полк. Ермилов ?.?., с 21.11.54 — не ранее 02.03.55 [1. Л. без №], [1. Разд. 3. Л. 2].</text:p>
          </table:table-cell>
          <table:table-cell office:value-type="string" calcext:value-type="string">
            <text:p>В ОИТК УМВД по Костромской обл. (только документы лагерного сектора;&lt;br&gt; документы стр-ва сданы Главпромстрою);&lt;br&gt; в архиве УМВД по Костромской обл. (л/д сотрудников) {1}.</text:p>
          </table:table-cell>
          <table:table-cell office:value-type="string" calcext:value-type="string">
            <text:p>&lt;SUP&gt;1&lt;/SUP&gt; Согласно справке по пр. 00817, он был издан 22.10.54 [2].&lt;br&gt;&lt;SUP&gt;2&lt;/SUP&gt; Согласно {3}, ЛО подчинено ГУЛПСу, что весьма сомнительно, так как в пр. {42} о передаче ряда лаг. подр. из ГУЛАГа в Главспецстрой упомянуто СТАРОСЕЛЬСКОЕ ЛО и никаких данных о переводе его в Главпромстрой нет.</text:p>
          </table:table-cell>
          <table:table-cell/>
          <table:table-cell office:value-type="string" calcext:value-type="string">
            <text:p>&lt;ol compact&gt;&lt;li&gt;ГАРФ. Ф. 9414. Оп. 1д. Д. 567.&lt;br&gt;&lt;li&gt;Там же. Ф. 9401. Оп. 1. Д. 1366.&lt;/ol&gt;</text:p>
          </table:table-cell>
          <table:table-cell/>
          <table:table-cell office:value-type="string" calcext:value-type="string">
            <text:p>&lt;a href=r3-406.html&gt;СУХОДОЛЬСКОЕ ЛО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ЕПНОЙ ЛАГЕРЬ</text:p>
          </table:table-cell>
          <table:table-cell office:value-type="string" calcext:value-type="string">
            <text:p>Особлаг № 4, Степлаг, Особый лагерь № 4, Степной ИТЛ</text:p>
          </table:table-cell>
          <table:table-cell office:value-type="string" calcext:value-type="string">
            <text:p>организован 28.02.48 в помещениях Спасозаводского лагеря МВД для в/п [1]&lt;SUP&gt;1&lt;/SUP&gt;;&lt;br&gt; закрыт 24.04.56 (лаг. подр. переданы в УИТЛК МВД Казахской ССР) [2].</text:p>
          </table:table-cell>
          <table:table-cell office:value-type="string" calcext:value-type="string">
            <text:p>в 1954 г. в ИТЛ&lt;SUP&gt;2&lt;/SUP&gt;.</text:p>
          </table:table-cell>
          <table:table-cell office:value-type="string" calcext:value-type="string">
            <text:p>ГУЛАГ с 28.02.48 [1, 3] [4. Разд. 1. Л. 1], {3, 30};&lt;br&gt; ГТУ МВД с 28.03.53 {32};&lt;br&gt; ГУЛАГ МВД с 08.02.54 {39};&lt;br&gt; УИТЛК МВД Казахской ССР с 17.09.55 [5], [6. Л. 1–22].</text:p>
          </table:table-cell>
          <table:table-cell office:value-type="string" calcext:value-type="string">
            <text:p>Казахская ССР, в р-не Караганды [1];&lt;br&gt; Казахская ССР, г.Караганда [7];&lt;br&gt; Казахская ССР, пос.Рудник — ст.Новорудная Карагандинской ж.д. (с 21.05.48) [8];&lt;br&gt; Карагандинская обл., Джезказган Рудник {19};&lt;br&gt; пос.Джезказган Кенгир {30};&lt;br&gt; пос.Джезказган [4. Разд. 1. Л. 2];&lt;br&gt; г.Джезказган&lt;SUP&gt;3&lt;/SUP&gt; [6. Л. 1–22], [9. Л. 76].</text:p>
          </table:table-cell>
          <table:table-cell office:value-type="string" calcext:value-type="string">
            <text:p>нет на 15.01.49 {19};&lt;br&gt; ИА на 27.02.53 {30}, повторно присвоен 28.02.55 [10].</text:p>
          </table:table-cell>
          <table:table-cell office:value-type="string" calcext:value-type="string">
            <text:p>Степной с 10.05.48 [4. Разд. 1. Л. 2], [7], {19, 30}.</text:p>
          </table:table-cell>
          <table:table-cell office:value-type="string" calcext:value-type="string">
            <text:p>Казахская ССР, г.Караганда, п/я — нет [6];&lt;br&gt; Карагандинская обл., пос. Джезказган, п/я 392 [4. Разд. 1. Л. 2], [11. Л. 29], {19};&lt;br&gt; пос. Джезказган Кенгир, п/я ИА-392 {30}.</text:p>
          </table:table-cell>
          <table:table-cell office:value-type="string" calcext:value-type="string">
            <text:p>обслуживание на контрагентских началах Джезказганского медного комб. МЦМ (с 21.05.48 — пос. Рудник, на 01.05.52 пос. Рудник-Джезказган, Крестовский) [4. Разд. 1. Л. 1], [4. Разд. 3. Л. 1–70], [8], включая работы на угольных шахтах Байконурского рудника комб. (пос. Байконур, с 29.07.48 по 07.10.50)&lt;SUP&gt;4&lt;/SUP&gt; [12, 13], Балхашского медеплавильного з-да, включая Восточный рудник&lt;SUP&gt;5&lt;/SUP&gt; (с 1949 г.) и шахты в г.Балхаш (1952 г.) [14], [4. Разд. 3. Л. 1–70], Экибастузского угольного разреза МУП (с 11.08.49 по 17.11.50) [15, 16], Алтайсвинецшахтостроя, Карсакпайского медьзавода (15.10.55) [6. Л. 1–22], работы на стр-ве производственных и жилых объектов трестов Казмедьстрой МСПТИ (пос.Джезказган Кенгир с 1948 г. [12], на 01.05.52 дополнительно — пос.Крестовский и ст.Теректы, то же, кроме пос.Крестовский, — на 01.01.54 [4. Разд. 3. Л. 1–70]), Прибалхашстрой, объектов Сибспецстроя (пос. Крестовский) Главсибсредазстроя Мин. тяжелой индустрии (все — на 01.05.52)&lt;SUP&gt;6&lt;/SUP&gt;, стр-во жилых зданий Мин. тяжелой индустрии в г.Балхаш (01.05.52) [4. Разд. 3. Л. 1–70], разработка залежей марганца в пос.Джезды (с 29.07.48)&lt;SUP&gt;7&lt;/SUP&gt; [12], [4. Разд. 3. Л. 1–70], работы на собственных объектах лагеря: каменных карьерах в пос. Джезказган Рудник, Крестовский, Джезды (на 01.05.52, на 01.01.54 — пос. Джезды&lt;SUP&gt;8&lt;/SUP&gt;), кирп. з-де (пос.Джезды), поделка самана, стр-во в пос.Кенгир и на ст.Теректы, с/х работы (пос.Кенгир, ст.Теректы), производство ширпотреба, керамики, мебели, работы столярной, швейной, сапожной и сапожно-портняжной мастерских (пос. Джезказган Рудник, Крестовский, Джезды) (1952–1954 гг.) [4. Разд. 3. Л. 1–70].</text:p>
          </table:table-cell>
          <table:table-cell office:value-type="string" calcext:value-type="string">
            <text:p>ср./кв. в IV кв. 1948 г. — 5713 [17. Л. 88];&lt;br&gt; 01.01.49 — 18 572, 01.01.50 — 27 855, 01.01.51 — 18 572, 01.01.52 — 23 089 (УРО);&lt;br&gt; 01.01.53 — 20 869 [18];&lt;br&gt; 01.01.54 — 21 090, 01.01.55 — 10 481, 01.07.56 — 7603 (УРО)&lt;SUP&gt;10&lt;/SUP&gt;.</text:p>
          </table:table-cell>
          <table:table-cell office:value-type="string" calcext:value-type="string">
            <text:p>нач. — полк. Чечев А.А., с 08.04.48 — не ранее 07.04.54 [4. Разд. 3. Л. 1–70], [9. Л. 9], [19], [20. Л. 179], [21, 22], и.о. нач. — он же, с ? по 11.08.54 [23];&lt;br&gt; п/п Бурдюг В.С., с 11.08.54 по 07.03.56 [23, 24];&lt;br&gt; и.о. нач. — п/п Буркин Н.Н. (упом. 26.10.51) [20. Л. 174, 175];&lt;br&gt; з/н — майор (п/п) Буркин Н.Н., с 29.04.48 — ? [25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Организован под названием Особый лагерь № 4&amp;quot;&lt;br&gt; [1]. Условное наименование Степной&amp;quot;&lt;br&gt; присвоено 10.05.48 [7]. В 1949–1954 гг. равноправно существовали оба названия. Организация особлага возложена на нач. Спасозаводского лагеря МВД для в/п [1].&lt;br&gt;&lt;SUP&gt;2&lt;/SUP&gt; См. с. 61 Справочника.&lt;br&gt;&lt;SUP&gt;3&lt;/SUP&gt; Нормативное наименование — р.п. Б. Джезказган, переименованный в г.Джезказган в 1954 г. {45}.&lt;br&gt;&lt;SUP&gt;4&lt;/SUP&gt; 07.10.50 в связи с прекращением добычи угля на копях Байконурского рудника Джезказганского медькомбината ликвидировано ЛО № 7 Степлага [13].&lt;br&gt;&lt;SUP&gt;5&lt;/SUP&gt; Вероятно, он же упом. в [4. Разд. 3. Л. 1–70] (1952–1954 гг.) под названием Восточно-Коунрадский рудник МЦМ (г. Балхаш).&lt;br&gt;&lt;SUP&gt;6&lt;/SUP&gt; На основании договора с трестом Прибалхашстрой (г.Балхаш).&lt;br&gt;&lt;SUP&gt;7&lt;/SUP&gt; В 1952–1954 гг. — Джездинское марганцевое рудоуправление МЧМ [4. Разд. 3. Л. 1–70].&lt;br&gt;&lt;SUP&gt;8&lt;/SUP&gt; На 01.01.54 карьер в пос. Джезказган Рудник — объект треста Казмедьстрой, обслуживался Степлагом на контрагентских началах [4. Разд. 3. Л. 1–70].&lt;br&gt;&lt;SUP&gt;9&lt;/SUP&gt; На 01.02.53 из 21 827 з/к — 1037 з/к общего контингента [27].&lt;br&gt;&lt;SUP&gt;10&lt;/SUP&gt; Лимит наполнения: с 28.02.48 — 10 000 [1];&lt;br&gt; с 29.07.48 — 16 000 [12];&lt;br&gt; с 12.04.49 — 23 400 [28];&lt;br&gt; с 11.08.49 — 28 000 [15];&lt;br&gt; с 17.11.50 — 19 000 [16];&lt;br&gt; с 16.07.51 — 25 000 (за счет сокращения лимита Особлага № 7 на 6000) [29];&lt;br&gt; СМ обязал МВД завезти в марте—апреле 1954 г. 3000 з/к особого контингента и 1000 — общего [22].</text:p>
          </table:table-cell>
          <table:table-cell/>
          <table:table-cell office:value-type="string" calcext:value-type="string">
            <text:p>&lt;ol compact&gt;&lt;li&gt;Пр. 00219 МВД от 28.02.48.&lt;br&gt;&lt;li&gt;Пр. 0148 МВД от 24.04.56.&lt;br&gt;&lt;li&gt;Пр. 0174 МВД от 17.03.50.&lt;br&gt;&lt;li&gt;ГАРФ. Ф. 9414. Оп. 1. Д. 582.&lt;br&gt;&lt;li&gt;Пр. 00379 МВД от 17.09.55.&lt;br&gt;&lt;li&gt;ГАРФ. Ф. 9414. Оп. 1. Д. 246. &lt;br&gt;&lt;li&gt;Пр. 00508 МВД от 10.05.48.&lt;br&gt;&lt;li&gt;Пр. 00564 МВД от 21.05.48.&lt;br&gt;&lt;li&gt;ГАРФ. Ф. 9413. Оп. 1. Д.186.&lt;br&gt;&lt;li&gt;Расп. 81сс МВД от 28.02.55.&lt;br&gt;&lt;li&gt;ГАРФ. Ф. 9414. Оп. 1. Д. 1843.&lt;br&gt;&lt;li&gt;Пр. 00895 МВД от 29.07.48.&lt;br&gt;&lt;li&gt;Пр. 00622 МВД от 07.10.50.&lt;br&gt;&lt;li&gt;Пр. 0448 МВД от 14.05.49.&lt;br&gt;&lt;li&gt;Пр. 00764 МВД от 11.08.49.&lt;br&gt;&lt;li&gt;Пр. 00680 МВД от 17.11.50.&lt;br&gt;&lt;li&gt;ГАРФ. Ф. 9414. Оп. 1. Д. 1845.&lt;br&gt;&lt;li&gt;Там же. Д. 1393. Л. 13.&lt;br&gt;&lt;li&gt;Пр. 409лс МВД от 08.04.48. &lt;br&gt;&lt;li&gt;ГАРФ. Ф. 9414. Оп. 1. Д. 386.&lt;br&gt;&lt;li&gt;Пр. 245сс/00861/00225 Ген. прокурора, МВД и МЮ от 30.09.53.&lt;br&gt;&lt;li&gt;Пр. 0192 МВД от 07.04.54.&lt;br&gt;&lt;li&gt;Пр. 2048лс МВД от 11.08.54.&lt;br&gt;&lt;li&gt;Пр. 224лс МВД от 07.03.56.&lt;br&gt;&lt;li&gt;Пр. 519лс МВД от 29.04.48.&lt;br&gt;&lt;li&gt;ГАРФ. Ф. 9414. Оп. 1д. Д. 86.&lt;br&gt;&lt;li&gt;Там же. Оп. 1. Д. 118. Л. 30.&lt;br&gt;&lt;li&gt;Пр. 00329 МВД от 12.04.49.&lt;br&gt;&lt;li&gt;Пр. 0498 МВД от 16.07.51.&lt;/ol&gt;</text:p>
          </table:table-cell>
          <table:table-cell office:value-type="string" calcext:value-type="string">
            <text:p>21.05.48 из КАРАГАНДИНСКОГО ИТЛ в СТЕПНОЙ ЛАГЕРЬ приказано передать ЛО № 2 Джезказганского лаг. р-на со всеми служебными помещениями [7];&lt;br&gt; 29.07.48 в состав Степлага включены ОЛПы № 1, 5 (пос. Кенгир), 2 (пос. Байконур), 3 (пос. Джезды), 4 (пос. Джезказган), с/х участок 2 Долинского отделения Джумабек КАРАГАНДИНСКОГО ИТЛ с заменой общего контингента на особый [12];&lt;br&gt; 17.11.50 Экибастузское ЛО Степлага передано в состав ПЕСЧАНОГО ЛАГЕРЯ, Спасское ЛО и лаг. участок (пос. Джумабек) — в состав ЛУГОВОГО ЛАГЕРЯ [16] (см. также [26. Л. 18]).</text:p>
          </table:table-cell>
          <table:table-cell office:value-type="string" calcext:value-type="string">
            <text:p>&lt;a href=r3-87.html&gt;ДЖЕЗКАЗГАНСКИЙ ИТЛ&lt;/a&gt;,&lt;br&gt; &lt;a href=r3-190.html&gt;КАРАГАНДИНСКИЙ ИТЛ&lt;/a&gt;,&lt;br&gt; &lt;a href=r3-228.html&gt;ЛУГОВОЙ ЛАГЕРЬ&lt;/a&gt;,&lt;br&gt; &lt;a href=r3-274.html&gt;ПЕСЧАНЫЙ ЛАГЕРЬ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ЕПНЯКСКОЕ ЛО</text:p>
          </table:table-cell>
          <table:table-cell/>
          <table:table-cell office:value-type="string" calcext:value-type="string">
            <text:p>организовано 14.07.47 [1];&lt;br&gt; закрыто 29.04.53 {35}.</text:p>
          </table:table-cell>
          <table:table-cell/>
          <table:table-cell office:value-type="string" calcext:value-type="string">
            <text:p>СГУ, в составе УИТЛК МВД Казахской ССР с 14.07.47 [1];&lt;br&gt; ГУЛАГ МЮ с 02.04.53 {33}.</text:p>
          </table:table-cell>
          <table:table-cell office:value-type="string" calcext:value-type="string">
            <text:p>Казахская ССР, г.Степняк [1];&lt;br&gt; Акмолинская обл., Шортандинский р-н, рудник Жолымбет-угольная [2. Л. 91].</text:p>
          </table:table-cell>
          <table:table-cell office:value-type="string" calcext:value-type="string">
            <text:p>ЗЛ [2. Л. 91]&lt;SUP&gt;1&lt;/SUP&gt;.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обслуживание работ треста Каззолото [1], в том числе на рудниках Бестюбе, Джелымбет, Даниловский, им. Сталина, Степняк [3], добыча руды и угля, стр-во, работа на карьерах [2. Л. 93]&lt;SUP&gt;2&lt;/SUP&gt;.</text:p>
          </table:table-cell>
          <table:table-cell office:value-type="string" calcext:value-type="string">
            <text:p>предполагаемый лимит наполнения в 1947 г. — 1700 чел., с доведением до 7000 [1];&lt;br&gt; 20.03.52 — 1351 [2. Л. 91].</text:p>
          </table:table-cell>
          <table:table-cell office:value-type="string" calcext:value-type="string">
            <text:p>нач. — инж.-п/п Лукинский М.А. (управляющий треста Каззолото), с 14.07.47 по 20.04.49 [1, 4];&lt;br&gt; инж.-майор Синицкий В.С., с 07.05.49 — не ранее конца 1951 г. [4, 5].</text:p>
          </table:table-cell>
          <table:table-cell office:value-type="string" calcext:value-type="string">
            <text:p>В УИТЛК МВД Казахской ССР: л/д з/к — 3170, материалы делопроизводства — 167;&lt;br&gt; в ГА Акмолинской обл.&lt;SUP&gt;3&lt;/SUP&gt;: материалы делопроизводства — 450 {1}.</text:p>
          </table:table-cell>
          <table:table-cell office:value-type="string" calcext:value-type="string">
            <text:p>&lt;SUP&gt;1&lt;/SUP&gt; В {3} лит. обозначение этого ЛО отсутствует и вообще нет лит. обозначений, начинающихся на З.&lt;br&gt;&lt;SUP&gt;2&lt;/SUP&gt; Согласно [6], ряд объектов треста Каззолото с 01.11.47 (стр-во комб. им. Сталина, в том числе золотоизвлекательной ф-ки, Богумбаевской и Джеламбетской ЦЭС) был передан на подрядных условиях ГУЛЖДС.&lt;br&gt;&lt;SUP&gt;3&lt;/SUP&gt; Акмолинская обл. была упразднена 26.12.60;&lt;br&gt; восстановлена под названием Целиноградская обл. 24.04.61 {45}.</text:p>
          </table:table-cell>
          <table:table-cell/>
          <table:table-cell office:value-type="string" calcext:value-type="string">
            <text:p>&lt;ol compact&gt;&lt;li&gt;Пр. 00735 МВД от 14.07.47.&lt;br&gt;&lt;li&gt;ГАРФ. Ф. 9414. Оп. 1. Д. 528. Разд. 3.&lt;br&gt;&lt;li&gt;Пр. 0486 МВД от 10.07.50.&lt;br&gt;&lt;li&gt;Пр. 476лс МВД от 20.04.49.&lt;br&gt;&lt;li&gt;ГАРФ. Ф. 9414. Оп. 1. Д. 117. Л. 70.&lt;br&gt;&lt;li&gt;Пр. 0614 МВД от 07.10.47.&lt;/ol&gt;</text:p>
          </table:table-cell>
          <table:table-cell table:number-columns-repeated="2"/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НО-ЭКСПЛУАТАЦИОННОЕ УПР. 11 И ИТЛ</text:p>
          </table:table-cell>
          <table:table-cell office:value-type="string" calcext:value-type="string">
            <text:p>Алданский ИТЛ 11, ИТЛ № 11, СЭУ 11 и ИТЛ</text:p>
          </table:table-cell>
          <table:table-cell office:value-type="string" calcext:value-type="string">
            <text:p>организован 03.05.48 [1]&lt;SUP&gt;1&lt;/SUP&gt;;&lt;br&gt; закрыт между 15.02.51 [2] и 27.03.52 [3]&lt;SUP&gt;2&lt;/SUP&gt;.</text:p>
          </table:table-cell>
          <table:table-cell/>
          <table:table-cell office:value-type="string" calcext:value-type="string">
            <text:p>СГУ в 1948 г., ГУВС в 1949 г. (УРО);&lt;br&gt; ГУЛПС {3};&lt;br&gt; 6-й Cпецотдел МВД [4].</text:p>
          </table:table-cell>
          <table:table-cell office:value-type="string" calcext:value-type="string">
            <text:p>Якутская АССР, г.Алдан [1], {20};&lt;br&gt; пос. Чульман с лета 1949 г. (?) [4]&lt;SUP&gt;3&lt;/SUP&gt;.</text:p>
          </table:table-cell>
          <table:table-cell office:value-type="string" calcext:value-type="string">
            <text:p>ГЦ с 09.05.49 [5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Якутская АССР, г.Алдан, п/я 11 на 15.01.49 {20}.</text:p>
          </table:table-cell>
          <table:table-cell office:value-type="string" calcext:value-type="string">
            <text:p>добыча Б-9 в Алданском р-не [1], геологоразведочные работы на россыпных месторождениях, разведка Чульманского угольного месторождения, стр-во и эксплуатация шлиходоводочной ф-ки и обогатительных ф-к, стр-во жилых и производственных помещений в пос. Чульман, лесозаготовки [4], стр-во ЛЭП Чульман — объект № 5 [6].</text:p>
          </table:table-cell>
          <table:table-cell office:value-type="string" calcext:value-type="string">
            <text:p>01.07.48 — 1022, 01.01.49 — 3056, 01.01.50 — 4612, 01.01.51 — 1393 (УРО).</text:p>
          </table:table-cell>
          <table:table-cell office:value-type="string" calcext:value-type="string">
            <text:p>нач. — инж.-п/п Мальцев С.Ф., с 03.05.48 по 04.03.49 [1, 7]&lt;SUP&gt;4&lt;/SUP&gt;;&lt;br&gt; г/м Калинин А.С., с 04.03.49 по 14.02.50 [7, 8];&lt;br&gt; и.о. нач. — п/п инт.с. Виноградов В.А. (упом. 12.02.49) [9], нач. — он же (упом. 15.02.51) [2].</text:p>
          </table:table-cell>
          <table:table-cell office:value-type="string" calcext:value-type="string">
            <text:p>Хранился в Немнырском ЛО УИТЛК МВД Якутской АССР (р.п. Чульман Тимптонского р-на): л/д з/к и др. материалы;&lt;br&gt; в 1-м Спецотделе МВД Якутской АССР: л/д офицеров, сержантов и вольнонаемных;&lt;br&gt; в 1-м Спецотделе МВД СССР: материалы делопроизводства;&lt;br&gt; МЦМ СССР (?)&lt;SUP&gt;5&lt;/SUP&gt; {1}.</text:p>
          </table:table-cell>
          <table:table-cell office:value-type="string" calcext:value-type="string">
            <text:p>&lt;SUP&gt;1&lt;/SUP&gt; Согласно {1}, организован 09.05.49 пр. 00427 МВД, но это противоречит др. данным (см., напр., {20}, материалы УРО).&lt;br&gt;&lt;SUP&gt;2&lt;/SUP&gt; 15.02.51 последнее встреченное упом. действующего СЭУ 11 и ИТЛ;&lt;br&gt; 27.03.52 этот ИТЛ упом. как закрытый. Согласно {1}, законсервирован в мае 1950 г., а согласно [2], приказано до 01.05.51 предприятия СЭУ 11 законсервировать, а з/к перевести на Норильский комб. и в УИТЛК МВД Якутской АССР.&lt;br&gt;&lt;SUP&gt;3&lt;/SUP&gt; 01.02.49 приказано передислоцировать Упр. ИТЛ в пос. Чульман к 10.05.49 [4]. Неизвестно, был ли выполнен этот приказ.&lt;br&gt;&lt;SUP&gt;4&lt;/SUP&gt; С.Ф.Мальцев по совместительству был нач. АЛДАНСКОГО ИТЛ [7].&lt;br&gt;&lt;SUP&gt;5&lt;/SUP&gt; Согласно {1}, из МВД Якутской АССР документы в 1953 г. сданы в 6-й Спецотдел МВД СССР, который позднее был передан в МЦМ СССР, куда, по-видимому, были переданы все материалы.</text:p>
          </table:table-cell>
          <table:table-cell/>
          <table:table-cell office:value-type="string" calcext:value-type="string">
            <text:p>&lt;ol compact&gt;&lt;li&gt;Пр. 00486 МВД от 03.05.48.&lt;br&gt;&lt;li&gt;Пр. 0069 МВД от 15.02.51.&lt;br&gt;&lt;li&gt;Пр. 0484 МВД от 27.03.52.&lt;br&gt;&lt;li&gt;Пр. 0080 МВД от 01.02.49. &lt;br&gt;&lt;li&gt;Пр. 00427 МВД от 09.05.49.&lt;br&gt;&lt;li&gt;Пр. 00362 МВД от 05.06.50.&lt;br&gt;&lt;li&gt;Пр. 263лс МВД от 04.03.49.&lt;br&gt;&lt;li&gt;Пр. 1760лс МВД от 14.02.50.&lt;br&gt;&lt;li&gt;Пр. 00133/30сс МВД и Ген. прокурора СССР от 12.02.49.&lt;/ol&gt;</text:p>
          </table:table-cell>
          <table:table-cell/>
          <table:table-cell office:value-type="string" calcext:value-type="string">
            <text:p>&lt;a href=r3-5.html&gt;АЛДАНСКИЙ ИТЛ&lt;/a&gt;,&lt;br&gt; &lt;a href=r3-257.html&gt;НОРИЛЬСКИЙ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6 И ИТЛ</text:p>
          </table:table-cell>
          <table:table-cell/>
          <table:table-cell office:value-type="string" calcext:value-type="string">
            <text:p>организован 14.11.52 [1]&lt;SUP&gt;1&lt;/SUP&gt;;&lt;br&gt; закрыт 29.04.53 — лаг. подр. переданы в НИЖНЕ-АМУРСКИЙ ИТЛ {35}.</text:p>
          </table:table-cell>
          <table:table-cell/>
          <table:table-cell office:value-type="string" calcext:value-type="string">
            <text:p>ГУЛЖДС с 14.11.52 [1], [2. Разд. 1. Л. 1];&lt;br&gt; ГУЛАГ МЮ с 02.04.53 {33}.</text:p>
          </table:table-cell>
          <table:table-cell office:value-type="string" calcext:value-type="string">
            <text:p>Хабаровский кр., Нижне-Амурская обл., мыс Лазарева {31}.</text:p>
          </table:table-cell>
          <table:table-cell office:value-type="string" calcext:value-type="string">
            <text:p>КД с 14.11.52 [1], [2. Разд. 1. Л. 1];&lt;br&gt; КВ на 27.02.53&lt;SUP&gt;2&lt;/SUP&gt; {31}.</text:p>
          </table:table-cell>
          <table:table-cell office:value-type="string" calcext:value-type="string">
            <text:p>Охота {31}.</text:p>
          </table:table-cell>
          <table:table-cell office:value-type="string" calcext:value-type="string">
            <text:p>Хабаровский кр., Нижне-Амурская обл., мыс Лазарева, п/я КВ-1 (см. примеч. 2) {31}.</text:p>
          </table:table-cell>
          <table:table-cell office:value-type="string" calcext:value-type="string">
            <text:p>стр-во тоннельного перехода через Татарский пролив на ж/д линии Комсомольск—Победино [1], [2. Разд. 1. Л. 1], [3], постоянной паротурбинной эл.-ст. на оз. Кизи (с 07.02.53) [3]&lt;SUP&gt;3&lt;/SUP&gt;, лесозаготовки и работы на лесозаводе [2. Разд. 3. Л. 1], обслуживание рем.-мех. мастерских [4. Л. 210–220].</text:p>
          </table:table-cell>
          <table:table-cell office:value-type="string" calcext:value-type="string">
            <text:p>01.04.53 — 3700 [5].</text:p>
          </table:table-cell>
          <table:table-cell office:value-type="string" calcext:value-type="string">
            <text:p>нач. — Ермолаев Н.А.&lt;SUP&gt;4&lt;/SUP&gt;, с 14.11.52 — ? (упом. 07.02.53) [1, 3];&lt;br&gt; з/н — Глухов Г.В., с 14.11.52 — ? (упом. 04.53) [1], [2. Разд. 4. Л. 5].</text:p>
          </table:table-cell>
          <table:table-cell office:value-type="string" calcext:value-type="string">
            <text:p>В УИТЛК УМВД по Хабаровскому кр. (г. Комсомольск-на-Амуре) — л/д з/к {1, 2};&lt;br&gt; в Упр. НИЖНЕ-АМУРСКОГО ИТЛ {2};&lt;br&gt; в Упр. Нижне-Амурского Стр-ва Минтрансстроя (г. Комсомольск-на-Амуре, п/о 10, Архив консервации ж/д линий): материалы делопроизводства — все, л/д вольнонаемных {1}.</text:p>
          </table:table-cell>
          <table:table-cell office:value-type="string" calcext:value-type="string">
            <text:p>&lt;SUP&gt;1&lt;/SUP&gt; СМ обязал МПС передать МВД строит. организацию № 6, ведущую стр-во тоннельного перехода, со всеми штатами рабочих, инж.-тех. работников, служащих и военнослужащих, а также имуществом;&lt;br&gt; включить ее в ГУЛЖДС и организовать при ней ИТЛ [1].&lt;br&gt;&lt;SUP&gt;2&lt;/SUP&gt; Возможно, ошибка и правильно — КД. &lt;br&gt;&lt;SUP&gt;3&lt;/SUP&gt; СТРОИТЕЛЬСТВО 507 И ИТЛ, ранее строившее эл.-ст., освобождено от подрядных работ [3].&lt;br&gt;&lt;SUP&gt;4&lt;/SUP&gt; Б. нач. Стр-ва № 6 МПС [2. Разд. 4. Л. 4].</text:p>
          </table:table-cell>
          <table:table-cell/>
          <table:table-cell office:value-type="string" calcext:value-type="string">
            <text:p>&lt;ol compact&gt;&lt;li&gt;Пр.00903 МВД от 14.11.52.&lt;br&gt;&lt;li&gt;ГАРФ. Ф. 9414. Оп. 1д. Д. 285.&lt;br&gt;&lt;li&gt;Пр. 0060 МВД от 07.02.53.&lt;br&gt;&lt;li&gt;ГАРФ. Ф. 9414. Оп. 1. Д. 165.&lt;br&gt;&lt;li&gt;Там же. Оп. 1д. Д. 500.&lt;br&gt;&lt;li&gt;Пр. 00472 МВД от 03.06.52.&lt;/ol&gt;</text:p>
          </table:table-cell>
          <table:table-cell office:value-type="string" calcext:value-type="string">
            <text:p>Стр-во жилых и производственных помещений на м. Лазарева и м. Погиби для Стр-ва № 6 МПС было поручено МВД Пост. СМ СССР 1795–702 от 05.05.50 [6].</text:p>
          </table:table-cell>
          <table:table-cell office:value-type="string" calcext:value-type="string">
            <text:p>&lt;a href=r3-253.html&gt;НИЖНЕ-АМУРСКИЙ ИТЛ&lt;/a&gt;,&lt;br&gt; &lt;a href=r3-353.html&gt;СТРОИТЕЛЬСТВО 507 И ИТЛ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16 И ИТЛ</text:p>
          </table:table-cell>
          <table:table-cell office:value-type="string" calcext:value-type="string">
            <text:p>ИТЛ Строительства 16</text:p>
          </table:table-cell>
          <table:table-cell office:value-type="string" calcext:value-type="string">
            <text:p>организован 06.07.48 [1]&lt;SUP&gt;1&lt;/SUP&gt;;&lt;br&gt; закрыт 14.05.53 (переименован в КИТОЙСКИЙ ИТЛ) {36}.</text:p>
          </table:table-cell>
          <table:table-cell/>
          <table:table-cell office:value-type="string" calcext:value-type="string">
            <text:p>ГУЛПС с 06.07.48 [1];&lt;br&gt; ГСНС с 06.10.51 [2];&lt;br&gt; ГУЛАГ МЮ с 02.04.53 {33}.</text:p>
          </table:table-cell>
          <table:table-cell office:value-type="string" calcext:value-type="string">
            <text:p>Иркутская обл., р-н ст. Китой [1];&lt;br&gt; г.Иркутск, ул. Литвина, д. 1 {19};&lt;br&gt; г.Ангарск {22, 26}.</text:p>
          </table:table-cell>
          <table:table-cell office:value-type="string" calcext:value-type="string">
            <text:p>ВМ — перешел от КИТОЙСКОГО ИТЛ {19, 26}.</text:p>
          </table:table-cell>
          <table:table-cell office:value-type="string" calcext:value-type="string">
            <text:p>Двина {22, 26}.</text:p>
          </table:table-cell>
          <table:table-cell office:value-type="string" calcext:value-type="string">
            <text:p>г.Иркутск, ул.Литвина, д.1, п/я — нет {19};&lt;br&gt; г.Ангарск, п/я ВМ-16 {22, 26}.</text:p>
          </table:table-cell>
          <table:table-cell office:value-type="string" calcext:value-type="string">
            <text:p>стр-во комб. 16 Главгазтоппрома в р-не ст. Китой [1], Черногорского з-да гидрирования до 10.11.50 [3], Усольского кирп. з-да [4], жилищное стр-во [5], стр-во водозабора [6], рем.-мех. з-да [7], з-дов минеральной пробки, ферробитуминозных плит, пенобетона, авторем. цеха и цеха металлоконструкций [8], ТЭЦ [9], водопровода и канализации, кислородного з-да [10], автомобильных и железных дорог, путепроводов [11], углеобогатительной ф-ки [12], паровозо-вагонного депо [13], есть лесозаготовительная контора [14], соцкультбытовое стр-во в Ангарске, поселках Майск и им. Куйбышева [15], стр-во барж на Шумиловской судоверфи, обслуживание кирп. з-да в Улан-Уде, Делюрского гипсового рудника, подсобное с.х. и рыболовный промысел [16].</text:p>
          </table:table-cell>
          <table:table-cell office:value-type="string" calcext:value-type="string">
            <text:p>01.08.48 — 10 576, 01.01.49 — 23 167, 01.01.50 — 37 573, 01.01.51 — 38 640, 01.01.52 — 58 768, 01.01.53 — 49 031, 01.04.53 — 45 278 (УРО);&lt;br&gt; 25.05.51 — 51 687&lt;SUP&gt;2&lt;/SUP&gt; [17. Л. 186].</text:p>
          </table:table-cell>
          <table:table-cell office:value-type="string" calcext:value-type="string">
            <text:p>нач. — г/м Бурдаков С.Н., с 06.07.48 по 01.04.53 [1, 18], и.о. нач. — полк. в/с Ефимов Н.Л., с 01.04.53 — ? [19];&lt;br&gt; з/н — п/п Черняев П.А., с 06.07.48 — ? [1]);&lt;br&gt; г/м Маркеев М.И., не позднее 15.05.51 — по 03.06.52 [17. Л. 35], [20];&lt;br&gt; полк. Ефимов Н.Л., с 03.06.52 — ? [20].</text:p>
          </table:table-cell>
          <table:table-cell office:value-type="string" calcext:value-type="string">
            <text:p>В архиве КИТОЙСКОГО ИТЛ {1}.</text:p>
          </table:table-cell>
          <table:table-cell office:value-type="string" calcext:value-type="string">
            <text:p>&lt;SUP&gt;1&lt;/SUP&gt; В его состав передан КИТОЙСКИЙ ИТЛ. &lt;br&gt;&lt;SUP&gt;2&lt;/SUP&gt; В том числе 5314 осужденных за к/р преступления.</text:p>
          </table:table-cell>
          <table:table-cell/>
          <table:table-cell office:value-type="string" calcext:value-type="string">
            <text:p>&lt;ol compact&gt;&lt;li&gt;Пр. 0405 МВД от 06.07.48.&lt;br&gt;&lt;li&gt;Пр. 0720 МВД от 06.10.51. &lt;br&gt;&lt;li&gt;Пр. 0747 МВД от 10.11.50.&lt;br&gt;&lt;li&gt;Пр. 0834 МВД от 29.11.49.&lt;br&gt;&lt;li&gt;Пр. 68 МВД от 27.01.51.&lt;br&gt;&lt;li&gt;Пр. 0595 МВД от 04.09.50.&lt;br&gt;&lt;li&gt;Пр. 0170 МВД от 12. 03.51.&lt;br&gt;&lt;li&gt;Пр. 00143 МВД от 20.03.51.&lt;br&gt;&lt;li&gt;Пр. 0241 МВД от 10.04.51. &lt;br&gt;&lt;li&gt;Пр. 0592 МВД от 28.08.51.&lt;br&gt;&lt;li&gt;Пр. 681 МВД от 28.09.51.&lt;br&gt;&lt;li&gt;Пр. 685 МВД от 27.09.51.&lt;br&gt;&lt;li&gt;Пр. 690 МВД от 01.10.51.&lt;br&gt;&lt;li&gt;Пр. 1014 МВД от 25.10.52.&lt;br&gt;&lt;li&gt;Пр. 219 МВД от 06.03.53.&lt;br&gt;&lt;li&gt;Пр. 0637 МВД от 18.10.48. &lt;br&gt;&lt;li&gt;ГАРФ. Ф. 9414. Оп. 1. Д. 654.&lt;br&gt;&lt;li&gt;Там же. Д. 766. Л. 2об. &lt;br&gt;&lt;li&gt;Пр. 027/л МЮ от 01.04.53.&lt;br&gt;&lt;li&gt;Пр. 00479 МВД от 03.06.52.&lt;/ol&gt;</text:p>
          </table:table-cell>
          <table:table-cell/>
          <table:table-cell office:value-type="string" calcext:value-type="string">
            <text:p>&lt;a href=r3-198.html&gt;КИТОЙСКИЙ ИТЛ&lt;/a&gt;,&lt;br&gt; &lt;a href=r3-456.html&gt;ЧЕРНОГОРСКИЙ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18 И ИТЛ</text:p>
          </table:table-cell>
          <table:table-cell office:value-type="string" calcext:value-type="string">
            <text:p>ИТЛ Строительства 18</text:p>
          </table:table-cell>
          <table:table-cell office:value-type="string" calcext:value-type="string">
            <text:p>организован 08.01.49 [1]&lt;SUP&gt;1&lt;/SUP&gt;, 07.02.49 [2];&lt;br&gt; закрыт 14.05.53 (переименован в ХАКАССКИЙ ИТЛ) {36}.</text:p>
          </table:table-cell>
          <table:table-cell/>
          <table:table-cell office:value-type="string" calcext:value-type="string">
            <text:p>ГУЛПС с 07.02.49 [2];&lt;br&gt; ГСНС с 06.10.51 [3];&lt;br&gt; ГУЛАГ МЮ с 02.04.53 {33}.</text:p>
          </table:table-cell>
          <table:table-cell office:value-type="string" calcext:value-type="string">
            <text:p>Башкирская АССР, г.Ишимбай, Садовая, д. 5 — в 1951 г. [4];&lt;br&gt; Башкирская АССР, г.Ишимбай — в 1952–1953 гг. {22, 26}.</text:p>
          </table:table-cell>
          <table:table-cell office:value-type="string" calcext:value-type="string">
            <text:p>ВН {20, 22, 26}&lt;SUP&gt;2&lt;/SUP&gt;.</text:p>
          </table:table-cell>
          <table:table-cell office:value-type="string" calcext:value-type="string">
            <text:p>Кама {22, 26}.</text:p>
          </table:table-cell>
          <table:table-cell office:value-type="string" calcext:value-type="string">
            <text:p>Башкирская АССР, г.Ишимбай, Садовая, д.5, п/я — нет в 1950 г. {20}, г.Ишимбай 4, п/я ВН-26 — в 1952–1953 гг. {22, 26}.</text:p>
          </table:table-cell>
          <table:table-cell office:value-type="string" calcext:value-type="string">
            <text:p>стр-во комб. 18 МНП [2], стр-во и эксплуатация нефтепромыслов [4], стр-во ямной емкости для мазута объемом 1,5 млн куб. м [5], Салаватской ТЭЦ и ЛЭП&lt;SUP&gt;3&lt;/SUP&gt; [6, 7], водозаборных сооружений на р. Белой [8], рем.-мех. з-да [9], з-да минеральной ваты [10], кирп. з-да [11], стр-во и эксплуатация асфальтобетонного з-да, кирп. з-дов и з-да карбонизированных изделий [12], бетонного, известкового, шлакоблочного з-дов и ДОКа [13], стр-во водопровода и канализации [14], объектов соцкультбыта [15], жилищное стр-во [16].</text:p>
          </table:table-cell>
          <table:table-cell office:value-type="string" calcext:value-type="string">
            <text:p>01.05.49 — 3620, 01.01.50 — 14 858, 01.01.51 — 17 968, 01.01.52 — 25 840, 01.01.53 — 29 422, 01.04.53 — 29 873 (УРО);&lt;br&gt; 01.03.52 — 27 540&lt;SUP&gt;4&lt;/SUP&gt; [17. Разд. 3. Л. 2об.–24об.].</text:p>
          </table:table-cell>
          <table:table-cell office:value-type="string" calcext:value-type="string">
            <text:p>нач. — инж.-майор (инж.-п/п) Меркурьев В.Д., с 07.02.49 [2] по 09.12.50 (исключен за смертью) [18];&lt;br&gt; и.о. нач. — инж.-кап. Пономарев С.А., с 31.10.50 — не ранее 06.04.51 [19, 20];&lt;br&gt; нач. — инж.-полк. Василенко Г.В., с 22.02.51 — не ранее 17.03.53 [21], [22. Л. 5];&lt;br&gt; и.о. нач. — п/п в/с Сайко П.И., с 01.04.53 по 14.05.53 [23], [22. Л. 8];&lt;br&gt; з/н — полк. Цивьян Г.Я., с 07.02.49 по 30.08.49 [2, 24];&lt;br&gt; кап. Камаев К.П., ? — 28.03.50 [25];&lt;br&gt; майор (п/п) Шубин Н.С., 28.03.50 — 1951 г. [2], [17. Разд. 1. Л. 2об.];&lt;br&gt; п/п в/с Сайко П.И. (упом. 19.03.53) [22. Л. 15].</text:p>
          </table:table-cell>
          <table:table-cell office:value-type="string" calcext:value-type="string">
            <text:p>Cм. ХАКАССКИЙ ИТЛ.</text:p>
          </table:table-cell>
          <table:table-cell office:value-type="string" calcext:value-type="string">
            <text:p>&lt;SUP&gt;1&lt;/SUP&gt; Согласно этому пр., ИТЛ на базе треста Ишимбайгазстрой следовало организовать в течение месяца, организация лагеря была подтверждена пр. [2].&lt;br&gt;&lt;SUP&gt;2&lt;/SUP&gt; Лит. обозначение ВН ранее принадлежало ХАКАССКОМУ ИТЛ;&lt;br&gt; по просьбе Главнефтегазстроя на базе ресурсов последнего и был организован ИТЛ Стр-ва 18 [26].&lt;br&gt;&lt;SUP&gt;3&lt;/SUP&gt; В [6] не указано название ТЭЦ, но стр-во 2-х разных ТЭЦ в одном р-не за столь короткий срок представляется маловероятным.&lt;br&gt;&lt;SUP&gt;4&lt;/SUP&gt; В том числе 2968 женщин, 3324 осужденных за к/р преступления.</text:p>
          </table:table-cell>
          <table:table-cell/>
          <table:table-cell office:value-type="string" calcext:value-type="string">
            <text:p>&lt;ol compact&gt;&lt;li&gt;Пр. 06 МВД от 08.01.49.&lt;br&gt;&lt;li&gt;Пр. 065 МВД от 07.02.49. &lt;br&gt;&lt;li&gt;Пр. 0720 МВД от 06.10.51.&lt;br&gt;&lt;li&gt;ГАРФ. Ф. 9414. Оп. 1. Д. 480. Л. 88.&lt;br&gt;&lt;li&gt;Пр. 0222 МВД от 03.04.51.&lt;br&gt;&lt;li&gt;Пр. 0342 МВД от 21.05.51.&lt;br&gt;&lt;li&gt;Расп. 1366 МВД от 21.10.52.&lt;br&gt;&lt;li&gt;Пр. 0719 МВД от 06.10.51.&lt;br&gt;&lt;li&gt;Пр. 016 МВД от 04.01.52.&lt;br&gt;&lt;li&gt;Пр. 0310 МВД от 09.02.52.&lt;br&gt;&lt;li&gt;Пр. 0654 МВД от 23.09.50. &lt;br&gt;&lt;li&gt;Пр. 0597 МВД от 29.08.51.&lt;br&gt;&lt;li&gt;Пр. 20 МВД от 04.01.52.&lt;br&gt;&lt;li&gt;Пр. 647 МВД от 26.06.52.&lt;br&gt;&lt;li&gt;Пр. 645 МВД от 26.06.52.&lt;br&gt;&lt;li&gt;Пр. 69 МВД от 27.01.51.&lt;br&gt;&lt;li&gt;ГАРФ. Ф. 9414. Оп. 1. Д. 589.&lt;br&gt;&lt;li&gt;Пр. 1736лс МВД от 09.12.50.&lt;br&gt;&lt;li&gt;Пр. 1542лс МВД от 31.10.50.&lt;br&gt;&lt;li&gt;ГАРФ. Ф. 9414. Оп. 1д. Д. 153. Л. 150.&lt;br&gt;&lt;li&gt;Пр. 243лс МВД от 22.02.51.&lt;br&gt;&lt;li&gt;ГАРФ. Ф. 9414. Оп. 1. Д. 743.&lt;br&gt;&lt;li&gt;Пр. 027/л МЮ от 01.04.53.&lt;br&gt;&lt;li&gt;ГАРФ. Служебная карточка ГУЛАГа.&lt;br&gt;&lt;li&gt;Пр. 394лс МВД от 28.03.50.&lt;br&gt;&lt;li&gt;ГАРФ. Ф. 9414. Оп. 1. Д. 350. Л. 23.&lt;/ol&gt;</text:p>
          </table:table-cell>
          <table:table-cell/>
          <table:table-cell office:value-type="string" calcext:value-type="string">
            <text:p>&lt;a href=r3-445.html&gt;ХАКАССКИЙ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90 И ИТЛ</text:p>
          </table:table-cell>
          <table:table-cell/>
          <table:table-cell office:value-type="string" calcext:value-type="string">
            <text:p>организован 31.12.47 (переименован из ИТЛ СПЕЦСТРОЯ) [1];&lt;br&gt; закрыт между 17.03.49 [2] и 15.04.49 [3] (переименован в СТРОИТЕЛЬСТВО 560 И ИТЛ)&lt;SUP&gt;1&lt;/SUP&gt;.</text:p>
          </table:table-cell>
          <table:table-cell/>
          <table:table-cell office:value-type="string" calcext:value-type="string">
            <text:p>ГУЛПС [1].</text:p>
          </table:table-cell>
          <table:table-cell office:value-type="string" calcext:value-type="string">
            <text:p>г.Москва {19}.</text:p>
          </table:table-cell>
          <table:table-cell office:value-type="string" calcext:value-type="string">
            <text:p>АЧ — перешел от ИТЛ СПЕЦСТРОЯ {19}.</text:p>
          </table:table-cell>
          <table:table-cell office:value-type="string" calcext:value-type="string">
            <text:p>нет в 1949 г. {19}.</text:p>
          </table:table-cell>
          <table:table-cell office:value-type="string" calcext:value-type="string">
            <text:p>г.Москва 49, Б. Серпуховка, д. 14, п/я — нет {19}.</text:p>
          </table:table-cell>
          <table:table-cell office:value-type="string" calcext:value-type="string">
            <text:p>стр-во объекта 392 ГУО МГБ до 30.10.48 [4], с 01.01.49 — объекта В&lt;SUP&gt;2&lt;/SUP&gt;, перешедшее от расформированного ИТЛ В-1&lt;br&gt; [5], НИИ-9&lt;SUP&gt;3&lt;/SUP&gt; [6], лаборатории № 3 АН СССР&lt;SUP&gt;4&lt;/SUP&gt; [7], здания МГУ, производственной базы в Карачарове, керамзитового з-да в Тучково, рабочего поселка в Кунцево, жилых домов на Остаповском шоссе, обслуживание з-да № 6 в Водниках, базы производственных предприятий УС Дворца Советов в Лужниках [8], стр-во зданий Центр. гос. архивов до 16.06.48 [9], лесозаготовки [10], работа на Васильевском карьере в Калужской обл. и стр-во ж/д ветки к нему [11], работа на Дубенском известняковом карьере в Коломенском р-не Московской обл. [12].</text:p>
          </table:table-cell>
          <table:table-cell office:value-type="string" calcext:value-type="string">
            <text:p>01.01.48 — 11 194, 01.01.49 — 11 603 (УРО).</text:p>
          </table:table-cell>
          <table:table-cell office:value-type="string" calcext:value-type="string">
            <text:p>нач. — полк. Хархардин А.И., не позднее 26.02.48 — не ранее 22.02.49 [6, 12]&lt;SUP&gt;5&lt;/SUP&gt;.</text:p>
          </table:table-cell>
          <table:table-cell office:value-type="string" calcext:value-type="string">
            <text:p>Cм. СТРОИТЕЛЬСТВО 560 И ИТЛ.</text:p>
          </table:table-cell>
          <table:table-cell office:value-type="string" calcext:value-type="string">
            <text:p>&lt;SUP&gt;1&lt;/SUP&gt; 17.03.49 — последнее известное упом. Стр-ва 90, а 15.04.53 впервые упомянуто Стр-во 560.&lt;br&gt;&lt;SUP&gt;2&lt;/SUP&gt; Ныне Физико-энергетический ин-т в Обнинске [13. С. 359].&lt;br&gt;&lt;SUP&gt;3&lt;/SUP&gt; Ныне Научно-исследовательский институт новых материалов [13. С. 348, 351].&lt;br&gt;&lt;SUP&gt;4&lt;/SUP&gt; Ныне Институт теоретической и экспериментальной физики [13. С. 390].&lt;br&gt;&lt;SUP&gt;5&lt;/SUP&gt; А.И.Хархардин, по всей вероятности, был нач. УИТЛ все время его существования, так как он был нач. и ИТЛ-предшественника, и ИТЛ-преемника.&lt;br&gt;&lt;SUP&gt;6&lt;/SUP&gt; Согласно {1}, включил в себя также реорг. в ОЛП ИТЛ-131&amp;quot;&lt;br&gt;. Однако это единственное известное упом. ИТЛ-131. Вероятно, это описка и имеется в виду ИТЛ Стр-ва В-1&lt;br&gt;.</text:p>
          </table:table-cell>
          <table:table-cell/>
          <table:table-cell office:value-type="string" calcext:value-type="string">
            <text:p>&lt;ol compact&gt;&lt;li&gt;Пр. 001316 МВД от 31.12.47.&lt;br&gt;&lt;li&gt;ГАРФ. Ф. 9414. Оп. 1. Д. 95. Л. 129.&lt;br&gt;&lt;li&gt;Там же. Д. 96. Л. 12б.&lt;br&gt;&lt;li&gt;Пр. 0659/0143 МВД и МГБ от 30.10.47.&lt;br&gt;&lt;li&gt;Пр. 001514 МВД от 29.12.48.&lt;br&gt;&lt;li&gt;Пр. 00256/94сс МВД и нач. 1 ГУ при СМ СССР от 26.02.48.&lt;br&gt;&lt;li&gt;Пр. 00475 МВД от 29.04.48. &lt;br&gt;&lt;li&gt;Пр. 0636 МВД от 18.10.48.&lt;br&gt;&lt;li&gt;Пр. 233 МВД от 16.06.48.&lt;br&gt;&lt;li&gt;Пр. 557 МВД от 22.12.48.&lt;br&gt;&lt;li&gt;Пр. 0775 МВД от 22.12.48.&lt;br&gt;&lt;li&gt;Пр. 96 МВД от 22.02.49. &lt;br&gt;&lt;li&gt;Создание первой советской ядерной бомбы. М.: Энергоатомиздат, 1995. С. 348, 351.&lt;/ol&gt;</text:p>
          </table:table-cell>
          <table:table-cell office:value-type="string" calcext:value-type="string">
            <text:p>В СТРОИТЕЛЬСТВО 90 И ИТЛ с 26.02.48 вошел ИТЛ И СТРОИТЕЛЬСТВО В-1, реорганизованный в ОЛП [6]&lt;SUP&gt;6&lt;/SUP&gt;.</text:p>
          </table:table-cell>
          <table:table-cell office:value-type="string" calcext:value-type="string">
            <text:p>&lt;a href=r3-143.html&gt;ИТЛ И СТРОИТЕЛЬСТВО В-1&lt;/A&gt;,&lt;br&gt; &lt;a href=r3-172.html&gt;ИТЛ СПЕЦСТРОЯ&lt;/a&gt;,&lt;br&gt; &lt;a href=r3-361.html&gt;СТРОИТЕЛЬСТВО 560 И ИТЛ&lt;/a&gt;,&lt;br&gt; &lt;a href=r3-377.html&gt;СТРОИТЕЛЬСТВО 859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105 И ИТЛ</text:p>
          </table:table-cell>
          <table:table-cell/>
          <table:table-cell office:value-type="string" calcext:value-type="string">
            <text:p>организован 19.01.40 [1]&lt;SUP&gt;1&lt;/SUP&gt;;&lt;br&gt; закрыт 30.01.41 (реорг. в Упр. СТРОИТЕЛЬСТВА 106 И ИТЛ) [2].</text:p>
          </table:table-cell>
          <table:table-cell/>
          <table:table-cell office:value-type="string" calcext:value-type="string">
            <text:p>ГУЛЖДС на 30.01.41 [2].</text:p>
          </table:table-cell>
          <table:table-cell office:value-type="string" calcext:value-type="string">
            <text:p>Мурманская обл., ст. Кандалакша, с 19.01.40 — по крайней мере до 17.10.40 [1], {11} пос. Алакуртти на 30.01.41 [2]&lt;SUP&gt;2&lt;/SUP&gt;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Мурманская обл., г.Кандалакша, п/я 105 на 17.10.40 {11}.</text:p>
          </table:table-cell>
          <table:table-cell office:value-type="string" calcext:value-type="string">
            <text:p>стр-во ж/д линии ст. Ручьи Карельские—Алакуртти—Куоярви (ж/д линии № 105) [1].</text:p>
          </table:table-cell>
          <table:table-cell office:value-type="string" calcext:value-type="string">
            <text:p>05.40 — 58 198, 08.40 — 31 808, 11.40 — 26 469 (УРО);&lt;br&gt; 01.01.41 — 31 618 [3].</text:p>
          </table:table-cell>
          <table:table-cell office:value-type="string" calcext:value-type="string">
            <text:p>нач. — кап. ГБ Афанасьев Г.Д., с 19.01.40 — ? [1]&lt;SUP&gt;3&lt;/SUP&gt;;&lt;br&gt; Орловский И.И. (упом. 23.12.40) [4].</text:p>
          </table:table-cell>
          <table:table-cell office:value-type="string" calcext:value-type="string">
            <text:p>Архив Стр-в 105 и 106 передан из СЕВЕРО-ПЕЧОРСКОГО в УХТО-ИЖЕМСКИЙ ИТЛ 10.07.42 [5], а 09.08.55 — в архив ПЕЧОРСКОГО ИТЛ [6. Л. 1–37]. Согласно {1}, позднее хранился в архиве ПЕЧОРСКОГО ИТЛ: л/д з/к —1820, картотека з/к формы № 2 — 68 000, тех. материалы, материалы делопроизводства;&lt;br&gt; в Дорожном архиве Печорской ж.д. (г.Котлас).</text:p>
          </table:table-cell>
          <table:table-cell office:value-type="string" calcext:value-type="string">
            <text:p>&lt;SUP&gt;1&lt;/SUP&gt; Сведения об организации ИТЛ в {1} ошибочны (ср. [1] и [7]).&lt;br&gt;&lt;SUP&gt;2&lt;/SUP&gt; Ср. [8].&lt;br&gt;&lt;SUP&gt;3&lt;/SUP&gt; С оставлением в должности нач. Стр-ва 200 И ИТЛ, передав обязанности заместителю [1].</text:p>
          </table:table-cell>
          <table:table-cell/>
          <table:table-cell office:value-type="string" calcext:value-type="string">
            <text:p>&lt;ol compact&gt;&lt;li&gt;Пр. 029 НКВД от 19.01.40.&lt;br&gt;&lt;li&gt;Пр. 00106 НКВД от 30.01.41. &lt;br&gt;&lt;li&gt;ГАРФ. Ф. 9414. Оп. 1д. Д. 371. Л. 1.&lt;br&gt;&lt;li&gt;Пр. 0545 НКВД от 23.12.40.&lt;br&gt;&lt;li&gt;ГАРФ. Ф. 9414. Оп. 1. Д. 49. Л. 227.&lt;br&gt;&lt;li&gt;Там же. Д. 247.&lt;br&gt;&lt;li&gt;Пр. 017 НКВД от 14.01.40.&lt;br&gt;&lt;li&gt;Пр. 00153 НКВД от 13.02.41.&lt;/ol&gt;</text:p>
          </table:table-cell>
          <table:table-cell/>
          <table:table-cell office:value-type="string" calcext:value-type="string">
            <text:p>&lt;a href=r3-98.html&gt;ЕНСКОЕ СТРОИТЕЛЬСТВО И ИТЛ&lt;/a&gt;,&lt;br&gt; &lt;a href=r3-202.html&gt;КОЛЬСКИЙ ИТЛ И ОСОБОЕ СТРОИТЕЛЬСТВО 33&lt;/a&gt;,&lt;br&gt; &lt;a href=r3-229.html&gt;ЛУЖСКИЙ ИТЛ И СТРОИТЕЛЬСТВО 200&lt;/a&gt;,&lt;br&gt; &lt;a href=r3-311.html&gt;СЕВЕРО-ПЕЧОРСКИЙ ИТЛ&lt;/a&gt;,&lt;br&gt; &lt;a href=r3-332.html&gt;СТРОИТЕЛЬСТВО 106 И ИТЛ&lt;/a&gt;,&lt;br&gt; &lt;a href=r3-443.html&gt;УХТО-ИЖЕМСКИЙ ИТЛ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106 И ИТЛ</text:p>
          </table:table-cell>
          <table:table-cell/>
          <table:table-cell office:value-type="string" calcext:value-type="string">
            <text:p>организован 30.01.41 — на базе СТРОИТЕЛЬСТВА 105 И ИТЛ [1]&lt;SUP&gt;1&lt;/SUP&gt;;&lt;br&gt; закрыт 28.06.41 {12}.</text:p>
          </table:table-cell>
          <table:table-cell/>
          <table:table-cell office:value-type="string" calcext:value-type="string">
            <text:p>ГУЛЖДС [1, 2].</text:p>
          </table:table-cell>
          <table:table-cell office:value-type="string" calcext:value-type="string">
            <text:p>ст. Пин-Озеро (Пинозеро) Кировской ж.д. (Мурманская обл.) [1, 3]&lt;SUP&gt;2&lt;/SUP&gt;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ст. Пинозеро Кировской ж.д., п/я 106 [3]&lt;SUP&gt;2&lt;/SUP&gt;.</text:p>
          </table:table-cell>
          <table:table-cell office:value-type="string" calcext:value-type="string">
            <text:p>стр-во ж/д линии к Енскому месторождению (ж/д линия № 106 ст. Пин-Озеро—Уполокша—Ковдорово), достройка ж/д линии № 105 [1], объектов Упр. Стр-ва 33 [4]&lt;SUP&gt;3&lt;/SUP&gt;.</text:p>
          </table:table-cell>
          <table:table-cell office:value-type="string" calcext:value-type="string">
            <text:p>01.02.41 — 34 702, 01.06.41 — 34 084 [5].</text:p>
          </table:table-cell>
          <table:table-cell office:value-type="string" calcext:value-type="string">
            <text:p>врио нач., нач. — Орловский И.И., с 30.01.41 — не ранее 03.03.41 [2, 4, 6]&lt;SUP&gt;4&lt;/SUP&gt;.</text:p>
          </table:table-cell>
          <table:table-cell office:value-type="string" calcext:value-type="string">
            <text:p>Архив Стр-в 105 и 106 передан из СЕВЕРО-ПЕЧОРСКОГО в УХТО-ИЖЕМСКИЙ ИТЛ 10.07.42 [7], а 09.08.55 — в архив ПЕЧОРСКОГО ИТЛ [8. Л. 1–37]. Согласно {1}, позднее хранился в архиве ПЕЧОРСКОГО ИТЛ: л/д з/к — 1820, картотека з/к формы № 2 — 68 000, тех. материалы, материалы делопроизводства;&lt;br&gt; в Дорожном архиве Печорской ж.д. (г. Котлас);&lt;br&gt; в 1-м Спецотделе МВД Карельской АССР: приказы, материалы ликвидкома СТРОИТЕЛЬСТВА 106 И ИТЛ.</text:p>
          </table:table-cell>
          <table:table-cell office:value-type="string" calcext:value-type="string">
            <text:p>&lt;SUP&gt;1&lt;/SUP&gt; Образовано путем реорг. СТРОИТЕЛЬСТВА 105 И ИТЛ с переводом Упр. на ст. Пин-Озеро и присвоением ему наименования Упр. СТРОИТЕЛЬСТВА 106 И ИТЛ [1].&lt;br&gt;&lt;SUP&gt;2&lt;/SUP&gt; Согласно {1}, адрес — Мурманская обл., пос. Ковдорово (ныне г.Ковдор), п/я 20. Не исключено, что это справедливо на момент ликвидации ИТЛ. &lt;br&gt;&lt;SUP&gt;3&lt;/SUP&gt; В связи с ликвидацией Упр. Стр-ва 33 [4].&lt;br&gt;&lt;SUP&gt;4&lt;/SUP&gt; Ранее упом. как нач. ИТЛ-предшественника (СТРОИТЕЛЬСТВО 105 И ИТЛ) [6]. В [1] нач. ИТЛ не поименован. Впервые в качестве врио нач. СТРОИТЕЛЬСТВА 106 И ИТЛ упом. 07.02.41 [4].</text:p>
          </table:table-cell>
          <table:table-cell/>
          <table:table-cell office:value-type="string" calcext:value-type="string">
            <text:p>&lt;ol compact&gt;&lt;li&gt;Пр. 00106 НКВД от 30.01.41.&lt;br&gt;&lt;li&gt;Пр. 0121 НКВД от 03.03.41.&lt;br&gt;&lt;li&gt;Пр. 00153 НКВД от 13.02.41.&lt;br&gt;&lt;li&gt;Пр. 069 НКВД от 07.02.41. &lt;br&gt;&lt;li&gt;ГАРФ. Ф. 9414. Оп. 1д. Д. 371. Л. 11, 56.&lt;br&gt;&lt;li&gt;Пр. 0545 НКВД от 23.12.40. &lt;br&gt;&lt;li&gt;ГАРФ. Ф. 9414. Оп. 1. Д. 49. Л. 227.&lt;br&gt;&lt;li&gt;Там же. Д. 247.&lt;/ol&gt;</text:p>
          </table:table-cell>
          <table:table-cell/>
          <table:table-cell office:value-type="string" calcext:value-type="string">
            <text:p>&lt;a href=r3-98.html&gt;ЕНСКОЕ СТРОИТЕЛЬСТВО И ИТЛ&lt;/a&gt;,&lt;br&gt; &lt;a href=r3-202.html&gt;КОЛЬСКИЙ ИТЛ И ОСОБОЕ СТРОИТЕЛЬСТВО 33&lt;/a&gt;,&lt;br&gt; &lt;a href=r3-311.html&gt;СЕВЕРО-ПЕЧОРСКИЙ ИТЛ&lt;/a&gt;,&lt;br&gt; &lt;a href=r3-331.html&gt;СТРОИТЕЛЬСТВО 105 И ИТЛ&lt;/a&gt;,&lt;br&gt; &lt;a href=r3-443.html&gt;УХТО-ИЖЕМСКИЙ ИТЛ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108 И ИТЛ</text:p>
          </table:table-cell>
          <table:table-cell/>
          <table:table-cell office:value-type="string" calcext:value-type="string">
            <text:p>организован 18.05.44 [1, 2]&lt;SUP&gt;1&lt;/SUP&gt;;&lt;br&gt; закрыт 24.10.50 [3]&lt;SUP&gt;2&lt;/SUP&gt;.</text:p>
          </table:table-cell>
          <table:table-cell/>
          <table:table-cell office:value-type="string" calcext:value-type="string">
            <text:p>ГУЛЖДС с 27.05.44 [1–3].</text:p>
          </table:table-cell>
          <table:table-cell office:value-type="string" calcext:value-type="string">
            <text:p>Азербайджанская ССР, г.Кировабад на 08.06.45 {15};&lt;br&gt; г.Ханлар на 31.10.46 и до закрытия {17, 19}, [3. Л. 1–83].</text:p>
          </table:table-cell>
          <table:table-cell office:value-type="string" calcext:value-type="string">
            <text:p>АЖ с 25.12.45 {16}.</text:p>
          </table:table-cell>
          <table:table-cell office:value-type="string" calcext:value-type="string">
            <text:p>нет.</text:p>
          </table:table-cell>
          <table:table-cell office:value-type="string" calcext:value-type="string">
            <text:p>Азербайджанская ССР, г.Кировабад, п/я 1 {36};&lt;br&gt; г.Ханлар, п/я 1 {17, 19}.</text:p>
          </table:table-cell>
          <table:table-cell office:value-type="string" calcext:value-type="string">
            <text:p>стр-во ж.д. Кировабад—Дашкесан (48 км), шоссе Кущи—Дашкесан (15 км) [1, 2], ж/д линии Алабашлы — Кущинский мост (38,7 км), подвесной канатной дороги и бункеров от ст. Кущинский мост до обогатительной фабрики (4,12 км), автодороги 5-го класса Кущинский мост — Верхний Дашкесан, ввод в действие энергопоезда на Дашкесанском железном руднике [2], [4. Л. 1–83], [5, 6], обслуживание рыболовных промыслов в Каспийском м. [2], лесозаготовки (Чебоксарское ЛО) [6]&lt;SUP&gt;3&lt;/SUP&gt;, заготовка дров (Самухская лесная дача), добыча камня, щебня, песка, обслуживание авторем. базы (ст.Кызылджа), Центр. рем.-мех. мастерских (ст.Кущинский мост), столярной мастерской [4. Л. 1–83].</text:p>
          </table:table-cell>
          <table:table-cell office:value-type="string" calcext:value-type="string">
            <text:p>01.12.44 — 5568 [7];&lt;br&gt; 01.01.45 — 5624, 01.01.46 — 2295, 01.01.47 — 3200&lt;SUP&gt;4&lt;/SUP&gt;, 01.01.48 — 3760, 01.01.49 — 2707, 01.01.50 — 2142 (УРО)&lt;SUP&gt;5&lt;/SUP&gt;.</text:p>
          </table:table-cell>
          <table:table-cell office:value-type="string" calcext:value-type="string">
            <text:p>нач. — майор Крылов А.А., с 18.05.44 по 22.11.50 [1], [4. Л. 1–83];&lt;br&gt; з/н — майор Люблин С.Н., с 11.47 по 12.09.49 [8].</text:p>
          </table:table-cell>
          <table:table-cell office:value-type="string" calcext:value-type="string">
            <text:p>В УИТЛК МВД Азербайджанской ССР: л/д з/к — 7561, материалы делопроизводства — 1678;&lt;br&gt; в 1-м Спецотделе МВД Азербайджанской ССР: л/д сотрудников, пр. по л.с.;&lt;br&gt; в Дорожном архиве (г. Котлас): л/д и служебные карточки работников производственного сектора {1}.</text:p>
          </table:table-cell>
          <table:table-cell office:value-type="string" calcext:value-type="string">
            <text:p>&lt;SUP&gt;1&lt;/SUP&gt; Сведения об организации ИТЛ в {3} ошибочны.&lt;br&gt;&lt;SUP&gt;2&lt;/SUP&gt; Передано со всеми ресурсами, рабочей силой из ГУЛЖДС в ГУЛАГ в непосредственное подчинение УИТЛК МВД Азербайджанской ССР в связи с окончанием основных работ УС 108 и ИТЛ (смета по ж.д. выполнена на 96,5%;&lt;br&gt; по канатно-подвесной дороге — на 43,8%). СУ 108 при УИТЛК МВД Азербайджанской ССР сохранено до полного окончания стр-ва, ИТЛ закрыт [3], [4. Л. 1–83].&lt;br&gt;&lt;SUP&gt;3&lt;/SUP&gt; Передано в ведение ОИТК МВД Чувашской АССР [9].&lt;br&gt;&lt;SUP&gt;4&lt;/SUP&gt; Контингент в/п на 01.01.47 — 9534 [10].&lt;br&gt;&lt;SUP&gt;5&lt;/SUP&gt; Данные о численности в начальный период существования ИТЛ противоречивы: согласно [7], 01.07.44 — 51, 01.08.44 — 552, 31.08.44 — 3051;&lt;br&gt; согласно [11], 01.07.44 — 3029.</text:p>
          </table:table-cell>
          <table:table-cell/>
          <table:table-cell office:value-type="string" calcext:value-type="string">
            <text:p>&lt;ol compact&gt;&lt;li&gt;Пр. 00594 НКВД от 18.05.44.&lt;br&gt;&lt;li&gt;Пр. 0107 МВД от 27.05.44.&lt;br&gt;&lt;li&gt;Пр. 0718 МВД от 24.10.50.&lt;br&gt;&lt;li&gt;ГАРФ. Ф. 9414. Оп. 1д. Д. 105.&lt;br&gt;&lt;li&gt;Пр. 0137 МВД от 08.03.48.&lt;br&gt;&lt;li&gt;Пр. 0103 МВД от 17.02.50. &lt;br&gt;&lt;li&gt;ГАРФ. Ф. 9414. Оп. 1д. Д. 415. Л. 13.&lt;br&gt;&lt;li&gt;ГАРФ. Служебная карточка ГУЛАГа.&lt;br&gt;&lt;li&gt;Пр. 070 МВД от 30.04.46.&lt;br&gt;&lt;li&gt;ГАРФ. Ф. 9414. Оп. 1д. Д. 457. Л. 3об.&lt;br&gt;&lt;li&gt;Там же. Оп. 1. Д. 325. Л. 107–110.&lt;/ol&gt;</text:p>
          </table:table-cell>
          <table:table-cell/>
          <table:table-cell office:value-type="string" calcext:value-type="string">
            <text:p>&lt;a href=r3-150.html&gt;ИТЛ И СТРОИТЕЛЬСТВО ЗАКАВКАЗСКОГО МЕТАЛЛУРГИЧЕСКОГО ЗАВОДА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159 И ИТЛ</text:p>
          </table:table-cell>
          <table:table-cell office:value-type="string" calcext:value-type="string">
            <text:p>ИТЛ Строительства 159</text:p>
          </table:table-cell>
          <table:table-cell office:value-type="string" calcext:value-type="string">
            <text:p>организован не позднее 24.09.49 [1]&lt;SUP&gt;1&lt;/SUP&gt;;&lt;br&gt; закрыт 02.06.50 [2]&lt;SUP&gt;2&lt;/SUP&gt;.</text:p>
          </table:table-cell>
          <table:table-cell/>
          <table:table-cell office:value-type="string" calcext:value-type="string">
            <text:p>ГУЛПС на 30.12.49 [3].</text:p>
          </table:table-cell>
          <table:table-cell office:value-type="string" calcext:value-type="string">
            <text:p>Грузинская ССР, г.Гагры&lt;SUP&gt;3&lt;/SUP&gt; на 12.10.49 [4];&lt;br&gt; Ставропольский кр., г.Кисловодск на 10.02.50 {20};&lt;br&gt; Грузинская ССР, г.Сухуми {1}.</text:p>
          </table:table-cell>
          <table:table-cell office:value-type="string" calcext:value-type="string">
            <text:p>ДУ с 08.10.49 [5].</text:p>
          </table:table-cell>
          <table:table-cell office:value-type="string" calcext:value-type="string">
            <text:p>нет (10.02.50) {20}.</text:p>
          </table:table-cell>
          <table:table-cell office:value-type="string" calcext:value-type="string">
            <text:p>Грузинская ССР, г.Гагры, п/я 50 [4];&lt;br&gt; Ставропольский кр., г.Кисловодск, п/я 50 {20}&lt;SUP&gt;4&lt;/SUP&gt;.</text:p>
          </table:table-cell>
          <table:table-cell office:value-type="string" calcext:value-type="string">
            <text:p>стр-во гос. дач в Кисловодске, Ессентуках и Железноводске с 24.09.49 [1], гостиницы и ванного корпуса на курорте Цхалтубо с 30.12.49 [3], канала р. Жоэквера, подпорной стенки в г.Сухуми [6].</text:p>
          </table:table-cell>
          <table:table-cell office:value-type="string" calcext:value-type="string">
            <text:p>01.01.50 — 2953, 01.07.50 — 3664 (УРО).</text:p>
          </table:table-cell>
          <table:table-cell office:value-type="string" calcext:value-type="string">
            <text:p>нач. — инж.-майор Майсурадзе Ш.Х., не позднее 24.09.49 — по 02.06.50 [1, 7]&lt;SUP&gt;5&lt;/SUP&gt;;&lt;br&gt; з/н — п/п Окаемов И.В., с 28.03.50 — ? [8].</text:p>
          </table:table-cell>
          <table:table-cell office:value-type="string" calcext:value-type="string">
            <text:p>Включает архивы СТРОИТЕЛЬСТВА 791 И ИТЛ и СТРОИТЕЛЬСТВА 159 И ИТЛ. Хранился в УИТЛК МВД Грузинской ССР (все материалы) {1}.</text:p>
          </table:table-cell>
          <table:table-cell office:value-type="string" calcext:value-type="string">
            <text:p>&lt;SUP&gt;1&lt;/SUP&gt; В этом пр. впервые встречено упоминание о з/к, занятых на работах УС 159;&lt;br&gt; УС 159 упом. ранее — 25.05.49 [9].&lt;br&gt;&lt;SUP&gt;2&lt;/SUP&gt; В этом пр. сказано о переподчинении ЛО при СУ 159&amp;quot;&lt;br&gt; по лаг. вопросам МВД Грузинской ССР (СУ 159 оставлено в подчинении Главпромстроя). Неясно, почему ИТЛ назван ЛО — данных о реорг. этого ИТЛ не обнаружено, а согласно [10], ИТЛ Стр-ва 159 закрыт 02.06.50. Само СУ 159 05.01.53 реорг. в строит. р-н, подчиненный СУ 940 [11].&lt;br&gt;&lt;SUP&gt;3&lt;/SUP&gt; Современное нормативное написание — Гагра.&lt;br&gt;&lt;SUP&gt;4&lt;/SUP&gt; Согласно {1} — г.Сухуми, п/я 50.&lt;br&gt;&lt;SUP&gt;5&lt;/SUP&gt; Освобожден от должности 09.04.51 (скорее всего — нач. СУ 159, так как ИТЛ закрыт раньше — ср. [7] и [2, 11]).</text:p>
          </table:table-cell>
          <table:table-cell/>
          <table:table-cell office:value-type="string" calcext:value-type="string">
            <text:p>&lt;ol compact&gt;&lt;li&gt;Пр. 00898 МВД от 24.09.49.&lt;br&gt;&lt;li&gt;Пр. 0385 МВД от 02.06.50.&lt;br&gt;&lt;li&gt;Пр. 0920 МВД от 30.12.49.&lt;br&gt;&lt;li&gt;Пр. 00953 МВД от 12.10.49. &lt;br&gt;&lt;li&gt;Пр. 00938 МВД от 08.10.49.&lt;br&gt;&lt;li&gt;Пр. 0499 МВД от 19.07.50.&lt;br&gt;&lt;li&gt;Пр. 436лс МВД от 09.04.51.&lt;br&gt;&lt;li&gt;Пр. 304лс МВД от 28.03.50.&lt;br&gt;&lt;li&gt;Пр. 00492 МВД от 25.05.49.&lt;br&gt;&lt;li&gt;ГАРФ. Ф. 9414. Оп. 1. Д. 326. Л. 47.&lt;br&gt;&lt;li&gt;Пр. 021 МВД от 05.01.53.&lt;/ol&gt;</text:p>
          </table:table-cell>
          <table:table-cell office:value-type="string" calcext:value-type="string">
            <text:p>СУ 159 было наследником СУ 791 [9].</text:p>
          </table:table-cell>
          <table:table-cell office:value-type="string" calcext:value-type="string">
            <text:p>&lt;a href=r3-374.html&gt;СТРОИТЕЛЬСТВО 791 И ИТЛ&lt;/a&gt;,&lt;br&gt; &lt;a href=r3-388.html&gt;СТРОИТЕЛЬСТВО 940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201 И ИТЛ</text:p>
          </table:table-cell>
          <table:table-cell office:value-type="string" calcext:value-type="string">
            <text:p>Николаевский ИТЛ</text:p>
          </table:table-cell>
          <table:table-cell office:value-type="string" calcext:value-type="string">
            <text:p>организован 13.04.39 [1]&lt;SUP&gt;1&lt;/SUP&gt;;&lt;br&gt; закрыт 23.09.42 (?) [2]&lt;SUP&gt;2&lt;/SUP&gt;.</text:p>
          </table:table-cell>
          <table:table-cell/>
          <table:table-cell office:value-type="string" calcext:value-type="string">
            <text:p>ГУЛАГ и УИТЛК УНКВД по Хабаровскому кр. с 13.04.39 [1];&lt;br&gt; ГУЛАГ с 09.04.40 [3];&lt;br&gt; ГУЛГТС с 13.09.40 [4];&lt;br&gt; ГУЛПС с 24.10.41 [5].</text:p>
          </table:table-cell>
          <table:table-cell office:value-type="string" calcext:value-type="string">
            <text:p>Хабаровский кр., г.Николаевск-на-Амуре [1, 6], {11, 13}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Хабаровский кр., г.Николаевск-на-Амуре, п/я 201 {11, 13}.</text:p>
          </table:table-cell>
          <table:table-cell office:value-type="string" calcext:value-type="string">
            <text:p>улучшение судоходных условий нижнего течения Амура на участке от г.Комсомольска до г.Николаевска, обеспечение судоходных глубин на Восточном фарватере лимана Амура и на Сахалинском фарватере (по Татарскому проливу), на подходах к Николаевскому порту [2, 7], стр-во судорем. з-да, порта, дока, жилпоселка [2, 8], обслуживание кирп. з-да, лесозавода, карьеров, лесозаготовки, стр-во дноуглубительных снарядов и деревянных судов в Хабаровске [9].</text:p>
          </table:table-cell>
          <table:table-cell office:value-type="string" calcext:value-type="string">
            <text:p>01.01.40 — 4476, 01.07.40 — 4504 (УРО);&lt;br&gt; 01.01.41 — 5605, 01.07.41 — 4965 [10];&lt;br&gt; 01.01.42 — 3589 [11], 01.07.42 — 3136, 01.10.42 — 3213 [12].</text:p>
          </table:table-cell>
          <table:table-cell office:value-type="string" calcext:value-type="string">
            <text:p>нач. — кап. ГБ Рассказов А.Е., с 25.07.39 по 27.07.40 [13, 14];&lt;br&gt; Литвак ?.?. (упом. 05.03.41) [9];&lt;br&gt; Окаемов И.В. (упом. 13.09.42) [15].</text:p>
          </table:table-cell>
          <table:table-cell office:value-type="string" calcext:value-type="string">
            <text:p>1956 г. — в УИТЛК УМВД по Хабаровскому кр.: материалы делопроизводства — 61, л/д вольнонаемных — 1764, л/д з/к {1}. 1997 г. — в ГА Хабаровского кр.: документы политотдела ИТЛ [16].</text:p>
          </table:table-cell>
          <table:table-cell office:value-type="string" calcext:value-type="string">
            <text:p>&lt;SUP&gt;1&lt;/SUP&gt; Выделен в самостоятельный ИТЛ при реорг. Дальлага [1]. Производство работ по Амуру возложено на Дальлаг 25.08.37 [17];&lt;br&gt; с 29.09.37 во изменение [17] эти работы выделены в самостоятельное Упр. Стр-ва 201 (производственное) [18], которое, скорее всего, обслуживали з/к Дальлага на контрагентских началах.&lt;br&gt;&lt;SUP&gt;2&lt;/SUP&gt; Этим пр. СУ 201 передается Наркомречфлоту;&lt;br&gt; о закрытии ИТЛ не сказано, но, вероятно, одновременно ликвидировался и ИТЛ. Последние известные распоряжения НКВД Стр-ву 201 — от 04.10.42 и 07.10.42 [19];&lt;br&gt; последние данные статотчетов УРО — на 10.10.42 [20];&lt;br&gt; исключен из списка дислокаций ИТ лагерей 06.11.42 [6]. Сведения о закрытии ИТЛ в {1} ошибочны.</text:p>
          </table:table-cell>
          <table:table-cell/>
          <table:table-cell office:value-type="string" calcext:value-type="string">
            <text:p>&lt;ol compact&gt;&lt;li&gt;Пр. 00370 НКВД от 13.04.39.&lt;br&gt;&lt;li&gt;Пр. 0378/281с НКВД и НКРФ от 23.09.42.&lt;br&gt;&lt;li&gt;Пр. 00435 НКВД от 09.04.40.&lt;br&gt;&lt;li&gt;Пр. 001159 НКВД от 13.09.40.&lt;br&gt;&lt;li&gt;Пр. 0450 НКВД от 24.10.41.&lt;br&gt;&lt;li&gt;Пр. 002435 НКВД от 06.11.42. &lt;br&gt;&lt;li&gt;ГАРФ. Ф.9414. Оп.1. Д. 28. Л. 103–104.&lt;br&gt;&lt;li&gt;Пр. 130 НКВД от 28.02.40. &lt;br&gt;&lt;li&gt;ГАРФ. Ф.9414. Оп.1. Д.853. Л.187–190.&lt;br&gt;&lt;li&gt;Там же. Оп. 1д. Д. 371. Л. 1, 56. &lt;br&gt;&lt;li&gt;Там же. Д. 372. Л. 8об., 9. &lt;br&gt;&lt;li&gt;Там же. Д. 378. Л. 40, 76.&lt;br&gt;&lt;li&gt;Пр. 1521лс НКВД от 25.07.39.&lt;br&gt;&lt;li&gt;Пр. 999лс НКВД от 27.07.40.&lt;br&gt;&lt;li&gt;ГАРФ. Ф. 9414. Оп. 1. Д. 49. Л. 804.&lt;br&gt;&lt;li&gt;Письмо ГА Хабаровского кр. № 2–11/8 от 20.02.97.&lt;br&gt;&lt;li&gt;Пр. 088 НКВД от 25.08.37.&lt;br&gt;&lt;li&gt;Пр. 00633 НКВД от 29.09.37.&lt;br&gt;&lt;li&gt;ГАРФ. Ф.9414. Оп. 1. Д. 50. Л. 110, 128.&lt;br&gt;&lt;li&gt;Там же. Оп. 1д. Д. 381. Л. 9.&lt;/ol&gt;</text:p>
          </table:table-cell>
          <table:table-cell/>
          <table:table-cell office:value-type="string" calcext:value-type="string">
            <text:p>&lt;a href=r3-84.html&gt;ДАЛЬНЕ-ВОСТОЧНЫЙ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210 И ИТЛ</text:p>
          </table:table-cell>
          <table:table-cell/>
          <table:table-cell office:value-type="string" calcext:value-type="string">
            <text:p>организован 04.09.38 [1];&lt;br&gt; закрыт 15.01.39 [2]&lt;SUP&gt;1&lt;/SUP&gt;.</text:p>
          </table:table-cell>
          <table:table-cell/>
          <table:table-cell office:value-type="string" calcext:value-type="string">
            <text:p>ГУЛАГ [1, 2].</text:p>
          </table:table-cell>
          <table:table-cell office:value-type="string" calcext:value-type="string">
            <text:p>Украинская ССР, ? [1, 2]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стр-во дороги стратегического назначения Черкассы—Котюжаны&lt;SUP&gt;2&lt;/SUP&gt; в Киевском военном округе [1, 2]&lt;SUP&gt;3&lt;/SUP&gt;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нач. — майор ГБ Евгеньев Е.А., с 04.09.38 по 19.10.38 [1, 3];&lt;br&gt; кап. ГБ Коробицын М.В., с 19.10.38 по 23.02.39 [3, 4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Стр-во передано ГУШОСДОРу, з/к — в УМЗ УНКВД Украинской ССР, с последующим обслуживанием стр-ва УМЗ УНКВД Украинской ССР на основе генерального договора ГУЛАГа с ГУШОСДОРом [2].&lt;br&gt;&lt;SUP&gt;2&lt;/SUP&gt; В период существования ИТЛ Котюжаны — с. на территории Румынии;&lt;br&gt; в последующем — в Молдавской ССР.&lt;br&gt;&lt;SUP&gt;3&lt;/SUP&gt; Стр-во дорог стратегического назначения (Стр-во 210 и Стр-во 211) передано ГУЛАГу пр. [5].</text:p>
          </table:table-cell>
          <table:table-cell/>
          <table:table-cell office:value-type="string" calcext:value-type="string">
            <text:p>&lt;ol compact&gt;&lt;li&gt;Пр. 0170 НКВД от 04.09.38.&lt;br&gt;&lt;li&gt;Пр. 0034 НКВД от 15.01.39.&lt;br&gt;&lt;li&gt;Пр. 2310лс НКВД от 19.10.38.&lt;br&gt;&lt;li&gt;Пр. 325лс НКВД от 23.02.39. &lt;br&gt;&lt;li&gt;Пр. 00557 НКВД от 23.08.38.&lt;/ol&gt;</text:p>
          </table:table-cell>
          <table:table-cell/>
          <table:table-cell office:value-type="string" calcext:value-type="string">
            <text:p>&lt;a href=r3-337.html&gt;СТРОИТЕЛЬСТВО 211 И ИТЛ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211 И ИТЛ</text:p>
          </table:table-cell>
          <table:table-cell/>
          <table:table-cell office:value-type="string" calcext:value-type="string">
            <text:p>организован 04.09.38 [1];&lt;br&gt; закрыт 31.12.40 [2]&lt;SUP&gt;1&lt;/SUP&gt;.</text:p>
          </table:table-cell>
          <table:table-cell/>
          <table:table-cell office:value-type="string" calcext:value-type="string">
            <text:p>ГУЛАГ с 04.09.38 [1], ГУЖДС с 04.01.40 [3].</text:p>
          </table:table-cell>
          <table:table-cell office:value-type="string" calcext:value-type="string">
            <text:p>Украинская ССР, Винницкая обл., пос. Стрижавка {10, 11}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Винницкая обл., пос. Стрижавка, п/я 211 {10, 11}.</text:p>
          </table:table-cell>
          <table:table-cell office:value-type="string" calcext:value-type="string">
            <text:p>стр-во стратегической дороги Емильчино&lt;SUP&gt;2&lt;/SUP&gt;—Могилев-Подольский [4]&lt;SUP&gt;3&lt;/SUP&gt;.</text:p>
          </table:table-cell>
          <table:table-cell office:value-type="string" calcext:value-type="string">
            <text:p>01.01.39 — 1911;&lt;br&gt; 01.01.40 — 5489, 01.07.40 — 6576 (УРО);&lt;br&gt; 01.01.41 — 2188, 01.04.41 — 33 (последние данные) [5].</text:p>
          </table:table-cell>
          <table:table-cell office:value-type="string" calcext:value-type="string">
            <text:p>нач. — лейт. ГБ Конрадов М.В., с 04.09.38 по 07.01.39 [1, 6];&lt;br&gt; кап. ГБ Бережков А.Г., с 07.01.39 по 26.04.39 [6, 7];&lt;br&gt; ст. майор ГБ Леонюк Ф.А., с 26.04.39 по 31.12.40 [2, 7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Согласно [2], закончить работы к 31.12.40, ликвидацию стр-ва — к 20.01.41;&lt;br&gt; всех з/к сдать УИТК Украинской ССР, оборудование — ГУШОСДОРу.&lt;br&gt;&lt;SUP&gt;2&lt;/SUP&gt; То же — Эмильчино.&lt;br&gt;&lt;SUP&gt;3&lt;/SUP&gt; Стр-во дорог стратегического назначения (Стр-во 210 и Стр-во 211) передано ГУЛАГу пр. [8].</text:p>
          </table:table-cell>
          <table:table-cell/>
          <table:table-cell office:value-type="string" calcext:value-type="string">
            <text:p>&lt;ol compact&gt;&lt;li&gt;Пр. 0170 НКВД от 04.09.38.&lt;br&gt;&lt;li&gt;Пр. 0576 НКВД от 31.12.40.&lt;br&gt;&lt;li&gt;Пр. 0014 НКВД от 04.01.40.&lt;br&gt;&lt;li&gt;Пр. 010 НКВД от 15.01.39. &lt;br&gt;&lt;li&gt;ГАРФ. Ф. 9414. Оп. 1д. Д. 371.&lt;br&gt;&lt;li&gt;Пр. 38лс НКВД от 07.01.39. &lt;br&gt;&lt;li&gt;Пр. 0101 НКВД от 26.04.39.&lt;br&gt;&lt;li&gt;Пр. 00557 НКВД от 23.08.38.&lt;/ol&gt;</text:p>
          </table:table-cell>
          <table:table-cell/>
          <table:table-cell office:value-type="string" calcext:value-type="string">
            <text:p>&lt;a href=r3-336.html&gt;СТРОИТЕЛЬСТВО 210 И ИТЛ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213 И ИТЛ</text:p>
          </table:table-cell>
          <table:table-cell office:value-type="string" calcext:value-type="string">
            <text:p>Бухта Находка</text:p>
          </table:table-cell>
          <table:table-cell office:value-type="string" calcext:value-type="string">
            <text:p>организован 14.12.39 [1];&lt;br&gt; закрыт в 1941 г. {1}&lt;SUP&gt;1&lt;/SUP&gt;.</text:p>
          </table:table-cell>
          <table:table-cell/>
          <table:table-cell office:value-type="string" calcext:value-type="string">
            <text:p>ГУЛАГ с 14.12.39 [1]&lt;SUP&gt;2&lt;/SUP&gt;;&lt;br&gt; ГУЛГТС с 13.09.40 [2].</text:p>
          </table:table-cell>
          <table:table-cell office:value-type="string" calcext:value-type="string">
            <text:p>Приморский кр., Буденновский р-н, бух. Находка {11}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Приморский кр., бух. Находка, п/я 76 {11}.</text:p>
          </table:table-cell>
          <table:table-cell office:value-type="string" calcext:value-type="string">
            <text:p>стр-во в бух. Находка гражданского порта с пром. предприятиями и подсобными хозяйствами [2–4].</text:p>
          </table:table-cell>
          <table:table-cell office:value-type="string" calcext:value-type="string">
            <text:p>05.40 — 3545 (первые данные) (УРО);&lt;br&gt; 01.01.41 — 7556, 01.07.41 — 8589 [5].</text:p>
          </table:table-cell>
          <table:table-cell office:value-type="string" calcext:value-type="string">
            <text:p>нач. — Окаемов И.В., с 14.12.39 — не ранее 05.07.40 [1, 3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Пр. о закрытии не найден;&lt;br&gt; согласно {1}, ИТЛ объединен с лагерем ДАЛЬСТРОЯ (см. ПРИМОРСКИЙ РАЙОН ДАЛЬСТРОЯ);&lt;br&gt; последние сведения в сводках УРО — на 01.07.41 [5]. Возможно, закрыт во исполнение {12}.&lt;br&gt;&lt;SUP&gt;2&lt;/SUP&gt; Пр. [6] стр-во передано в ведение Отдела морского стр-ва ГУЛАГа.</text:p>
          </table:table-cell>
          <table:table-cell/>
          <table:table-cell office:value-type="string" calcext:value-type="string">
            <text:p>&lt;ol compact&gt;&lt;li&gt;Пр. 001475 НКВД от 14.12.39.&lt;br&gt;&lt;li&gt;Пр. 001159 НКВД от 13.09.40.&lt;br&gt;&lt;li&gt;Пр. 0278 НКВД от 05.07.40.&lt;br&gt;&lt;li&gt;ГАРФ. Ф. 9414. Оп. 1. Д. 28. Л. 110.&lt;br&gt;&lt;li&gt;Там же. Оп. 1д. Д. 371. Л. 2, 56.&lt;br&gt;&lt;li&gt;Пр. 0110 НКВД от 19.03.40.&lt;/ol&gt;</text:p>
          </table:table-cell>
          <table:table-cell/>
          <table:table-cell office:value-type="string" calcext:value-type="string">
            <text:p>&lt;a href=r3-286.html&gt;ПРИМОРСКИЙ РАЙОН ДАЛЬСТРОЯ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247 И ИТЛ</text:p>
          </table:table-cell>
          <table:table-cell office:value-type="string" calcext:value-type="string">
            <text:p>ИТЛ Строительства 247</text:p>
          </table:table-cell>
          <table:table-cell office:value-type="string" calcext:value-type="string">
            <text:p>организован 31.01.49 (переименован из СТРОИТЕЛЬСТВА 859 И ИТЛ) [1];&lt;br&gt; закрыт 14.05.53 (переименован в КУЗНЕЦКИЙ ИТЛ) {36}.</text:p>
          </table:table-cell>
          <table:table-cell/>
          <table:table-cell office:value-type="string" calcext:value-type="string">
            <text:p>ГУЛПС с 31.01.49 [1];&lt;br&gt; ГУЛАГ МЮ с 02.04.53 {33}.</text:p>
          </table:table-cell>
          <table:table-cell office:value-type="string" calcext:value-type="string">
            <text:p>Челябинск 40, ул.Строителей, 24 [2. Разд.1. Л.3];&lt;br&gt; г.Челябинск {34}.</text:p>
          </table:table-cell>
          <table:table-cell office:value-type="string" calcext:value-type="string">
            <text:p>БП — перешел от СТРОИТЕЛЬСТВА И ИТЛ 859 [2. Разд.1. Л.1];&lt;br&gt; ИВ {36}&lt;SUP&gt;1&lt;/SUP&gt;.</text:p>
          </table:table-cell>
          <table:table-cell office:value-type="string" calcext:value-type="string">
            <text:p>Скала [2. Разд. 1. Л. 3].</text:p>
          </table:table-cell>
          <table:table-cell office:value-type="string" calcext:value-type="string">
            <text:p>Челябинск 40, ул. Строителей, 24 [2. Разд. 1. Л. 3];&lt;br&gt; г.Челябинск-40, п/я 404 {34};&lt;br&gt; г.Челябинск, п/я 40 на 12.10.49 [3].</text:p>
          </table:table-cell>
          <table:table-cell office:value-type="string" calcext:value-type="string">
            <text:p>обслуживание Стр-ва 247 (комб. МСМ), а также стр-во ТЭЦ химического з-да им. Менделеева [4], автомобильных и железных дорог и объектов 933 и 943 [5], ЛЭП-110 от Уфалейской подстанции до Южно-Уральской конторы Главгорстроя [6], медного рудника, объекта 950, обслуживание шахты Пионерская, известкового карьера, стр-во жилья в р-не Карабаша [7], водосброса на плотине оз. Касли, Каслинской электроподстанции [8], опытного корпуса на комб. 817&lt;SUP&gt;2&lt;/SUP&gt; [9], капитальный ремонт и частичная реконструкция химического з-да [10], стр-во служебных и казарменных помещений для спец. частей ГУВО МГБ на комб. 817 [11], работа на Юрюзанском лесопильном з-де с 14.05.52 [12], обслуживание стр-ва п/я 101 [13], ДОКа [14], лесозаготовки [15], стр-во з-да шлакоблоков в Челябинске [16], Южно-Уральской ТЭЦ, жилья и объектов соцкультбыта;&lt;br&gt; работа на Потанинском кирп. з-де [17], стр-во дорог [18].</text:p>
          </table:table-cell>
          <table:table-cell office:value-type="string" calcext:value-type="string">
            <text:p>01.01.50 — 7774;&lt;br&gt; 01.01.51 — 9578;&lt;br&gt; 01.01.52 — 5627, 01.01.53 — 13 163 (УРО);&lt;br&gt; 01.05.53 — 9274 [2. Разд. 4. Л. 7].</text:p>
          </table:table-cell>
          <table:table-cell office:value-type="string" calcext:value-type="string">
            <text:p>нач. — г/м инж.-тех. сл. Царевский М.М., не позднее 12.02.49 — по 16.03.50 [19, 20];&lt;br&gt; полк. в/с Честных П.П., с 16.03.50 по 01.04.53 [20], [2. Разд. 1. Л. 3об.];&lt;br&gt; и.о. нач. — полк. в/с Кузнецов Е.А., с 01.04.53 — ? [21]&lt;SUP&gt;3&lt;/SUP&gt;;&lt;br&gt; з/н — полк. Честных П.П., не позднее 04.11.49 — по 16.03.50 [22, 20];&lt;br&gt; Кузнецов Е.А., с 04.04.50 по 01.04.53 [23].</text:p>
          </table:table-cell>
          <table:table-cell office:value-type="string" calcext:value-type="string">
            <text:p>В архиве КУЗНЕЦКОГО ИТЛ {1}.</text:p>
          </table:table-cell>
          <table:table-cell office:value-type="string" calcext:value-type="string">
            <text:p>&lt;SUP&gt;1&lt;/SUP&gt; Лит. обозначение ИВ было присвоено 22.07.52 вновь организуемому ИТЛ и СУ в составе Упр. Стр-ва 247 [26];&lt;br&gt; когда и при каких обстоятельствах это лит. обозначение перешло к ИТЛ Стр-ва 247 — неясно.&lt;br&gt;&lt;SUP&gt;2&lt;/SUP&gt; Комб. 817 выпускал плутоний для ядерных бомб [27].&lt;br&gt;&lt;SUP&gt;3&lt;/SUP&gt; По-видимому, Е.А.Кузнецов оставался и.о. нач. до переименования ИТЛ, так как он занимал ту же должность в ИТЛ-преемнике.</text:p>
          </table:table-cell>
          <table:table-cell/>
          <table:table-cell office:value-type="string" calcext:value-type="string">
            <text:p>&lt;ol compact&gt;&lt;li&gt;Пр. 0076 МВД от 31.01.49.&lt;br&gt;&lt;li&gt;ГАРФ. Ф.9414. Оп. 1. Д. 768.&lt;br&gt;&lt;li&gt;Пр. 00953 МВД от 12.10.49.&lt;br&gt;&lt;li&gt;Пр. 00487 МВД от 11.06.52. &lt;br&gt;&lt;li&gt;Пр. 00898 МВД от 10.11.52.&lt;br&gt;&lt;li&gt;Пр. 00672/74сс МВД и МЭС от 15.07.51.&lt;br&gt;&lt;li&gt;Пр. 00298 МВД от 14.08.52.&lt;br&gt;&lt;li&gt;Пр. 0050 МВД от 30.01.53.&lt;br&gt;&lt;li&gt;Пр. 00283 МВД от 07.07.52.&lt;br&gt;&lt;li&gt;Пр. 00288 МВД от 12.07.52.&lt;br&gt;&lt;li&gt;Пр. 00125 МВД от 02.02.52.&lt;br&gt;&lt;li&gt;Пр. 0664 МВД от 14.05.52.&lt;br&gt;&lt;li&gt;Пр. 00298 МВД от 14.08.52.&lt;br&gt;&lt;li&gt;Пр. 0026 МВД от 16.01.53.&lt;br&gt;&lt;li&gt;Пр. 00510 МВД от 10.08.50. &lt;br&gt;&lt;li&gt;Пр. 00322 МВД от 06.04.49.&lt;br&gt;&lt;li&gt;Пр. 00209 МВД от 17.01.52. &lt;br&gt;&lt;li&gt;Пр. 00294 МВД от 11.08.52.&lt;br&gt;&lt;li&gt;Пр. 00156 МВД от 12.02.49.&lt;br&gt;&lt;li&gt;Пр. 250лс МВД от 16.03.50.&lt;br&gt;&lt;li&gt;Пр. 021/л МЮ от 01.04.53.&lt;br&gt;&lt;li&gt;Пр. 001016 МВД от 04.11.49.&lt;br&gt;&lt;li&gt;ГАРФ. Служебная карточка ГУЛАГа.&lt;br&gt;&lt;li&gt;Расп. 650 МВД от 18.04.52.&lt;br&gt;&lt;li&gt;Пр. 00404 МВД от 18.04.52.&lt;br&gt;&lt;li&gt;Пр. 00541 МВД от 22.07.52.&lt;br&gt;&lt;li&gt;Создание первой советской ядерной бомбы. М.: Энергоатомиздат, 1995. С.69.&lt;/ol&gt;</text:p>
          </table:table-cell>
          <table:table-cell office:value-type="string" calcext:value-type="string">
            <text:p>ИТЛ Стр-ва 247 установлена 18.04.52 первая категория секретности [24], выезд из зоны разрешен под подписку о неразглашении [25].</text:p>
          </table:table-cell>
          <table:table-cell office:value-type="string" calcext:value-type="string">
            <text:p>&lt;a href=r3-215.html&gt;КУЗНЕЦКИЙ ИТЛ&lt;/a&gt;,&lt;br&gt; &lt;a href=r3-377.html&gt;СТРОИТЕЛЬСТВО 859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258 И ИТЛ</text:p>
          </table:table-cell>
          <table:table-cell office:value-type="string" calcext:value-type="string">
            <text:p>ИТЛ и Строительство 258</text:p>
          </table:table-cell>
          <table:table-cell office:value-type="string" calcext:value-type="string">
            <text:p>организовано между 17.03.49 [1] и 06.04.49 [2] (переименовано из СТРОИТЕЛЬСИВА 496 И ИТЛ)&lt;SUP&gt;1&lt;/SUP&gt;;&lt;br&gt; закрыто 29.04.53 {22}.</text:p>
          </table:table-cell>
          <table:table-cell/>
          <table:table-cell office:value-type="string" calcext:value-type="string">
            <text:p>ГУЛПС с момента организации [3], ГУЛАГ МЮ с 02.04.53 {33}.</text:p>
          </table:table-cell>
          <table:table-cell office:value-type="string" calcext:value-type="string">
            <text:p>г.Ленинград [4. Разд. 1. Л. 3], {22};&lt;br&gt; ст. Ижоры Ленинградской обл. на 12.10.49 [5].</text:p>
          </table:table-cell>
          <table:table-cell office:value-type="string" calcext:value-type="string">
            <text:p>БД — перешел от предшественника [4. Разд. 1. Л. 1].</text:p>
          </table:table-cell>
          <table:table-cell office:value-type="string" calcext:value-type="string">
            <text:p>Ленмашстрой [4. Разд. 1. Л. 3], {22}.</text:p>
          </table:table-cell>
          <table:table-cell office:value-type="string" calcext:value-type="string">
            <text:p>г.Ленинград 36, п/я 214 [4. Разд. 1. Л. 3];&lt;br&gt; п/я БД-214 {22}.</text:p>
          </table:table-cell>
          <table:table-cell office:value-type="string" calcext:value-type="string">
            <text:p>стр-во з-да 496 [6], строит.-монтажные работы по Таллинскому з-ду Двигатель (до 07.05.51 [7]) и комб. № 7&lt;SUP&gt;2&lt;/SUP&gt; [8], стр-во Онежского гидролизного з-да (до 08.10.51) [9], совхозов № 1, 9 и 10 (ст. Боровичи, ст. Андреаполь Калининской ж.д., ст. Череповец) с 06.10.51 [10], обслуживание гравийного карьера на ст. Вайвара Эстонской ж.д. (до 13.07.50) [11] и кирп. з-дов Красный кирпичник и Азери [12, 13], стр-во дач для научных и инж.-тех. работников в Комарово [14], лесоразработки в р-не Медвежьегорска [4. Разд. 3. Л. 17об.].</text:p>
          </table:table-cell>
          <table:table-cell office:value-type="string" calcext:value-type="string">
            <text:p>01.01.50 — 8453, 01.01.51 — 10 535, 01.01.52 — 6350&lt;SUP&gt;3&lt;/SUP&gt;, 01.01.53 — 3713 (УРО);&lt;br&gt; 15.04.53 — 2004 [4. Разд. 4. Л. 7].</text:p>
          </table:table-cell>
          <table:table-cell office:value-type="string" calcext:value-type="string">
            <text:p>нач. — полк. Вдовин П.Ф., с открытия по 17.11.52 [4. Разд. 1. Л. 3об., 15];&lt;br&gt; и.о. нач. — майор в/с Жучилин П.К., с 17.11.52 — не ранее 07.02.53 [15, 6];&lt;br&gt; п/п в/с Бадьин А.И., с 01.04.53 по 29.04.53&lt;SUP&gt;4&lt;/SUP&gt; [16, 17];&lt;br&gt; з/н — полк. Королев В.С., ? — 14.06.51 [18];&lt;br&gt; п/п Бадьин А.И., с 07.51 по 01.04.53 [4. Разд. 1. Л. 3об.].</text:p>
          </table:table-cell>
          <table:table-cell office:value-type="string" calcext:value-type="string">
            <text:p>Включает архивы СТРОИТЕЛЬСТВА 496 И ИТЛ, СТРОИТЕЛЬСТВА 447 И ИТЛ (частично?), СТРОИТЕЛЬСТВА 907 И ИТЛ (частично) и СТРОИТЕЛЬСТВА 258 И ИТЛ. Хранился в ОИТК УМВД по Ленинградской обл.: материалы делопроизводства — 2951, л/д з/к, служебные карточки и л/д вольнонаемных лаг. сектора;&lt;br&gt; в 1-м Спецотделе УМВД по Ленинградской обл.: л/д работников производственного сектора;&lt;br&gt; в ГА Октябрьской революции Ленинградской обл.: приказы, книги, журналы учета по л.с.;&lt;br&gt; в ОИТК МВД Эстонской ССР: л/д з/к ОЛПа Силламяэ;&lt;br&gt; в ОИТК МВД Карельской АССР: л/д з/к — 181, материалы делопроизводства — 299 (все — по 7-му ЛО);&lt;br&gt; в отделе кадров УИТЛК УМВД по Архангельской обл.: служебные карточки ОЛПа № 8 {1}.</text:p>
          </table:table-cell>
          <table:table-cell office:value-type="string" calcext:value-type="string">
            <text:p>&lt;SUP&gt;1&lt;/SUP&gt; 17.03.49 — последнее известное упом. Стр-ва 496, а 06.04.49 — первое встреченное упом. Стр-ва 258.&lt;br&gt;&lt;SUP&gt;2&lt;/SUP&gt; Переданы 17.04.50 из ликвидируемого СУ 447 [8].&lt;br&gt;&lt;SUP&gt;3&lt;/SUP&gt; Согласно [4. Разд. 3. Л. 4об.–22об.], на 01.03.52 — 5810, из них 1494 женщины, 207 осужденных за к/р преступления.&lt;br&gt;&lt;SUP&gt;4&lt;/SUP&gt; Формально освобожден от должности (по выслуге срока) 01.10.53 [17].</text:p>
          </table:table-cell>
          <table:table-cell/>
          <table:table-cell office:value-type="string" calcext:value-type="string">
            <text:p>&lt;ol compact&gt;&lt;li&gt;ГАРФ. Ф. 9414. Оп. 1. Д. 95. Л. 129.&lt;br&gt;&lt;li&gt;Пр. 0202 МВД от 06.04.49.&lt;br&gt;&lt;li&gt;Пр. 00941 МВД от 23.09.49.&lt;br&gt;&lt;li&gt;ГАРФ. Ф. 9414. Оп. 1д. Д. 287.&lt;br&gt;&lt;li&gt;Пр. 00953 МВД от 12.10.49.&lt;br&gt;&lt;li&gt;Пр. 0058 МВД от 07.02.53. &lt;br&gt;&lt;li&gt;Пр. 0310 МВД от 07.05.51.&lt;br&gt;&lt;li&gt;Пр. 00251 МВД от 17.04.50.&lt;br&gt;&lt;li&gt;Пр. 00724 МВД от 08.10.51.&lt;br&gt;&lt;li&gt;Пр. 00718 МВД от 06.10.51.&lt;br&gt;&lt;li&gt;Пр. 0496 МВД от 13.07.50.&lt;br&gt;&lt;li&gt;Пр. 00205 МВД от 17.01.52.&lt;br&gt;&lt;li&gt;Пр. 00102 МВД от 09.03.53.&lt;br&gt;&lt;li&gt;Пр. 00133 МВД от 21.02.50.&lt;br&gt;&lt;li&gt;Пр. 1386лс МВД от 17.11.52.&lt;br&gt;&lt;li&gt;Пр. 021/л МЮ от 01.04.53.&lt;br&gt;&lt;li&gt;Пр. 1074/лг МЮ от 01.10.53. &lt;br&gt;&lt;li&gt;Пр. 729лс МВД от 14.06.51.&lt;/ol&gt;</text:p>
          </table:table-cell>
          <table:table-cell/>
          <table:table-cell office:value-type="string" calcext:value-type="string">
            <text:p>&lt;a href=r3-347.html&gt;СТРОИТЕЛЬСТВО 447 И ИТЛ&lt;/a&gt;,&lt;br&gt; &lt;a href=r3-349.html&gt;СТРОИТЕЛЬСТВО 496 И ИТЛ&lt;/a&gt;,&lt;br&gt; &lt;a href=r3-386.html&gt;СТРОИТЕЛЬСТВО 907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263 И ИТЛ</text:p>
          </table:table-cell>
          <table:table-cell office:value-type="string" calcext:value-type="string">
            <text:p>Совгавань, ИТЛ Строительства 263</text:p>
          </table:table-cell>
          <table:table-cell office:value-type="string" calcext:value-type="string">
            <text:p>организован между 09.04.40 [1] и 01.07.40 [2]&lt;SUP&gt;1&lt;/SUP&gt;;&lt;br&gt; закрыт после 26.01.44 [3]&lt;SUP&gt;2&lt;/SUP&gt;.</text:p>
          </table:table-cell>
          <table:table-cell/>
          <table:table-cell office:value-type="string" calcext:value-type="string">
            <text:p>ГУЛАГ с открытия;&lt;br&gt; ГУЛПС с 26.02.41 [4], [5. Л. 10];&lt;br&gt; ГУЛЖДС с 28.08.43 [6].</text:p>
          </table:table-cell>
          <table:table-cell office:value-type="string" calcext:value-type="string">
            <text:p>Приморский кр., г.Совгавань {11, 13}.</text:p>
          </table:table-cell>
          <table:table-cell office:value-type="string" calcext:value-type="string">
            <text:p>нет.</text:p>
          </table:table-cell>
          <table:table-cell office:value-type="string" calcext:value-type="string">
            <text:p>нет {11, 13}.</text:p>
          </table:table-cell>
          <table:table-cell office:value-type="string" calcext:value-type="string">
            <text:p>Приморский кр., Совгавань, п/я 260/23 {11, 13}.</text:p>
          </table:table-cell>
          <table:table-cell office:value-type="string" calcext:value-type="string">
            <text:p>стр-во судостроит. з-да 263 НКСП (филиал з-да 202), временного причала, жилья [7], лесопереработка, работа на кирп. з-де и в мех. мастерских, разработка карьеров местных строит. материалов [8], рыболовство [7], подсобные с/х работы в 1940–1943 гг. [7, 9].</text:p>
          </table:table-cell>
          <table:table-cell office:value-type="string" calcext:value-type="string">
            <text:p>01.07.40 — 2157, 01.12.40 — 2566 (УРО);&lt;br&gt; 01.01.41 — 3405, 01.07.41 — 2933 [5. Л. 2, 55];&lt;br&gt; 01.01.42 — 2961 [10];&lt;br&gt; 01.01.43 — 1633&lt;SUP&gt;3&lt;/SUP&gt;, 01.12.43 — 1225 (УРО).</text:p>
          </table:table-cell>
          <table:table-cell office:value-type="string" calcext:value-type="string">
            <text:p>нач. — Бородов Г.М., не позднее 12.12.40 — не ранее 17.04.43 [8, 11]&lt;SUP&gt;4&lt;/SUP&gt;.</text:p>
          </table:table-cell>
          <table:table-cell office:value-type="string" calcext:value-type="string">
            <text:p>В УИТЛК УМВД по Хабаровскому кр. {1}.</text:p>
          </table:table-cell>
          <table:table-cell office:value-type="string" calcext:value-type="string">
            <text:p>&lt;SUP&gt;1&lt;/SUP&gt; Отсутствует в [1], где перечислены все ИТ лагеря, существовавшие на 09.04.40;&lt;br&gt; присутствует в сводке УРО за 01.07.40. Стр-во 263 11.03.40 было выведено из ведения Владлага и подчинено Отделу морского стр-ва ГУЛАГа [9].&lt;br&gt;&lt;SUP&gt;2&lt;/SUP&gt; Последнее встреченное упом. этого ИТЛ;&lt;br&gt; в то же время следует отметить, что в сводках УРО за 01.01.44 ИТЛ Стр-ва 263 отсутствует. Сведения об организации и закрытии ИТЛ в {1} ошибочны.&lt;br&gt;&lt;SUP&gt;3&lt;/SUP&gt; По др. данным, 01.01.43 в ИТЛ было 1713 з/к, в том числе 66 женщин, 154 осужденных за к/р преступления [12].&lt;br&gt;&lt;SUP&gt;4&lt;/SUP&gt; По всей вероятности, Г.М.Бородов был нач. ИТЛ с момента открытия лагеря — уже 11.03.40 он был нач. Стр-ва 263 [9].</text:p>
          </table:table-cell>
          <table:table-cell/>
          <table:table-cell office:value-type="string" calcext:value-type="string">
            <text:p>&lt;ol compact&gt;&lt;li&gt;Пр. 00434 НКВД от 09.04.40.&lt;br&gt;&lt;li&gt;ГАРФ, Ф. 9414, Оп. 1, Д. 1151.&lt;br&gt;&lt;li&gt;Пр. 0080 НКВД от 26.01.44.&lt;br&gt;&lt;li&gt;Пр. 00212 НКВД от 26.02.41.&lt;br&gt;&lt;li&gt;ГАРФ. Ф. 9414. Оп. 1д. Д. 371.&lt;br&gt;&lt;li&gt;Пр. 0347 НКВД от 28.08.43. &lt;br&gt;&lt;li&gt;Пр. 146/277 НКСП и НКВД от 17.04.43.&lt;br&gt;&lt;li&gt;ГАРФ. Ф.9414. Оп.1. Д.853. Л.192, 192об.&lt;br&gt;&lt;li&gt;Пр. 0100 НКВД от 11.03.40.&lt;br&gt;&lt;li&gt;ГАРФ. Ф.9414. Оп.1д. Д. 372. Л.7об., 8.&lt;br&gt;&lt;li&gt;Там же. Оп. 1. Д. 32. Л. 25.&lt;br&gt;&lt;li&gt;Там же Оп. 1д. Д. 378. Л. 111об.&lt;/ol&gt;</text:p>
          </table:table-cell>
          <table:table-cell/>
          <table:table-cell office:value-type="string" calcext:value-type="string">
            <text:p>&lt;a href=r3-57.html&gt;ВЛАДИВОСТОКСКИЙ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304 И ИТЛ</text:p>
          </table:table-cell>
          <table:table-cell/>
          <table:table-cell office:value-type="string" calcext:value-type="string">
            <text:p>организован 29.01.52 [1];&lt;br&gt; закрыт 29.04.53 {35}&lt;SUP&gt;1&lt;/SUP&gt;.</text:p>
          </table:table-cell>
          <table:table-cell/>
          <table:table-cell office:value-type="string" calcext:value-type="string">
            <text:p>ХОЗУ МВД [1].</text:p>
          </table:table-cell>
          <table:table-cell office:value-type="string" calcext:value-type="string">
            <text:p>Челябинская обл., г.Миасс [2. Разд. 1. Л. 2].</text:p>
          </table:table-cell>
          <table:table-cell office:value-type="string" calcext:value-type="string">
            <text:p>нет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Челябинская обл., г.Миасс, п/я 8 [2. Разд. 1. Л. 2].</text:p>
          </table:table-cell>
          <table:table-cell office:value-type="string" calcext:value-type="string">
            <text:p>обслуживание Стр-ва 304 и Особого проектного бюро [1].</text:p>
          </table:table-cell>
          <table:table-cell office:value-type="string" calcext:value-type="string">
            <text:p>нет — спецконтингент на стр-во вообще не завозился (09.06.53) [2. Разд. 4. Л. 1]&lt;SUP&gt;1&lt;/SUP&gt;.</text:p>
          </table:table-cell>
          <table:table-cell office:value-type="string" calcext:value-type="string">
            <text:p>нач. — инж.-п/п Филиппов Л.В., с 31.03.52 — ? [3];&lt;br&gt; г/м Кравченко В.А., с 16.11.53 по 18.06.56 (исключен за смертью) [4, 5];&lt;br&gt; з/н — п/п Кравец П.С., с 31.03.52 — ? [3].</text:p>
          </table:table-cell>
          <table:table-cell office:value-type="string" calcext:value-type="string">
            <text:p>В УИТЛК УМВД по Свердловской обл. {1}.</text:p>
          </table:table-cell>
          <table:table-cell/>
          <table:table-cell office:value-type="string" calcext:value-type="string">
            <text:p>&lt;SUP&gt;1&lt;/SUP&gt; По-видимому, ИТЛ фактически организован не был. Стр-во 304 05.05.55 было открыто вторично, но ИТЛ при этом, по-видимому, также не организовывался [6], а 17.05.56 работы по объекту 304 МВД были переданы Минтрансстрою [7].</text:p>
          </table:table-cell>
          <table:table-cell office:value-type="string" calcext:value-type="string">
            <text:p>&lt;ol compact&gt;&lt;li&gt;Пр. 0068 МВД от 20.01.52.&lt;br&gt;&lt;li&gt;ГАРФ. Ф. 9414. Оп. 1д. Д. 288.&lt;br&gt;&lt;li&gt;Пр. 410лс МВД от 31.03.52.&lt;br&gt;&lt;li&gt;Пр. 2014лс МВД от 16.11.53. &lt;br&gt;&lt;li&gt;Пр. 644лс МВД от 18.06.56.&lt;br&gt;&lt;li&gt;Пр. 0231 МВД от 05.05.55.&lt;br&gt;&lt;li&gt;Пр. 0180 МВД от 17.05.56.&lt;/ol&gt;</text:p>
          </table:table-cell>
          <table:table-cell table:number-columns-repeated="2"/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313 И ИТЛ</text:p>
          </table:table-cell>
          <table:table-cell office:value-type="string" calcext:value-type="string">
            <text:p>ИТЛ-100, ИТЛ и Строительство 313</text:p>
          </table:table-cell>
          <table:table-cell office:value-type="string" calcext:value-type="string">
            <text:p>организован между 17.03.49 [1] и 06.04.49 [2] (переименован из СТРОИТЕЛЬСТВА 865 И ИТЛ)&lt;SUP&gt;1&lt;/SUP&gt;;&lt;br&gt; закрыт 14.05.53 (переименован в БОБРОВСКОЕ ЛО) {36}.</text:p>
          </table:table-cell>
          <table:table-cell/>
          <table:table-cell office:value-type="string" calcext:value-type="string">
            <text:p>ГУЛПС (как преемник СТРОИТЕЛЬСТВА 865 И ИТЛ);&lt;br&gt; ГУЛАГ МЮ с 02.04.53 {33}.</text:p>
          </table:table-cell>
          <table:table-cell office:value-type="string" calcext:value-type="string">
            <text:p>Свердловская обл., р.п. Верхне-Нейвинск&lt;SUP&gt;2&lt;/SUP&gt; [3. Разд. 1. Л. 3];&lt;br&gt; г.Свердловск [4], {39}.</text:p>
          </table:table-cell>
          <table:table-cell office:value-type="string" calcext:value-type="string">
            <text:p>100 — перешел от предшественника [3. Разд. 1. Л. 3];&lt;br&gt; ИЕ с 1952 г. {3}.</text:p>
          </table:table-cell>
          <table:table-cell office:value-type="string" calcext:value-type="string">
            <text:p>Луч [3. Разд. 1. Л. 3];&lt;br&gt; нет {34}.</text:p>
          </table:table-cell>
          <table:table-cell office:value-type="string" calcext:value-type="string">
            <text:p>р.п. Верхне-Нейвинск Свердловской обл., п/я 200 [3. Разд. 1. Л. 3];&lt;br&gt; г.Свердловск—44, п/я 200 [4], {34}.</text:p>
          </table:table-cell>
          <table:table-cell office:value-type="string" calcext:value-type="string">
            <text:p>стр-во ЛЭП-220 от Нижне-Туринской ГРЭС [5], комб. 813&lt;SUP&gt;3&lt;/SUP&gt; [6], добыча песка на Мысковском карьере до 16.04.52 [7], расширение Уфалейской электроподстанции [8], стр-во караульных помещений спец. частей ГУВО МГБ при комб. 813 [9], Уральского политех. ин-та, лесозаготовки, обслуживание кирп. з-дов [10], жилых и культурно-бытовых объектов, перевалочной базы, Свердловского кирп. з-да [11], подсобные с/х работы [12], реконструкция Камышловского кирп. з-да [2], стр-во Елизаветинского кирп. з-да [13], изготовление кирпича на Невьянском, Елизаветинском, Камышловском з-дах, шлакоблоков на собственном шлакоблочном з-де [11].</text:p>
          </table:table-cell>
          <table:table-cell office:value-type="string" calcext:value-type="string">
            <text:p>01.01.50 — 10 290, 01.01.51 — 18 767, 01.01.52 — 15 844, 01.01.53 — 7474 (УРО);&lt;br&gt; 01.04.53 — 6533 [3. Разд. 4. Л. 1];&lt;br&gt; 01.05.53 — 1578 [3. Разд. 4. Л. 6].</text:p>
          </table:table-cell>
          <table:table-cell office:value-type="string" calcext:value-type="string">
            <text:p>нач.— г/м Бойков И.П., не позднее 06.04.49 — по 28.10.50 [2, 14]&lt;SUP&gt;4&lt;/SUP&gt;;&lt;br&gt; инж.-п/п (инж.-полк.) Пономарев А.С., с 28.10.50 по 16.01.52 [14, 15];&lt;br&gt; инж.-майор Консулов А.Н., с 16.01.52 — не ранее 26.01.53 [15, 16];&lt;br&gt; и.о. нач.— инж.-полк. Пономарев А.С. (упом. 31.07.50) [13];&lt;br&gt; полк. в/с Козодаев М.И., с 01.04.53 — ? [17];&lt;br&gt; з/н — полк. Козодаев М.И., с 12.50 — ? [3. Разд. 1. Л. 3об.];&lt;br&gt; полк. Кабаков ?.?. (упом. 18.07.51) [18].</text:p>
          </table:table-cell>
          <table:table-cell office:value-type="string" calcext:value-type="string">
            <text:p>В архиве БОБРОВСКОГО ЛО {1}.</text:p>
          </table:table-cell>
          <table:table-cell office:value-type="string" calcext:value-type="string">
            <text:p>&lt;SUP&gt;1&lt;/SUP&gt; 17.03.49 — последнее известное упом. Стр-ва 865, 06.04.49 — первое встреченное упом. ИТЛ Стр-ва 313.&lt;br&gt;&lt;SUP&gt;2&lt;/SUP&gt; Согласно {45}, в 1949 г. нормативное написание — р.п. Верх-Нейвинский (Невьянского р-на);&lt;br&gt; ныне г.Верх-Нейвинский.&lt;br&gt;&lt;SUP&gt;3&lt;/SUP&gt; Комб. 813 выпускал уран-235 для ядерных бомб [21].&lt;br&gt;&lt;SUP&gt;4&lt;/SUP&gt; С 11.04 по 01.06.49 И.П.Бойков был по совместительству нач. СТРОИТЕЛЬСТВА 514 И ИТЛ [22, 23].</text:p>
          </table:table-cell>
          <table:table-cell/>
          <table:table-cell office:value-type="string" calcext:value-type="string">
            <text:p>&lt;ol compact&gt;&lt;li&gt;ГАРФ. Ф. 9414. Оп. 1. Д. 95. Л. 129.&lt;br&gt;&lt;li&gt;Пр. 00322 МВД от 06.04.49.&lt;br&gt;&lt;li&gt;ГАРФ. Ф. 9414. Оп. 1д. Д. 335.&lt;br&gt;&lt;li&gt;Там же. Оп. 1. Д. 118. Л. 164.&lt;br&gt;&lt;li&gt;Пр. 0274 МВД от 23.04.51.&lt;br&gt;&lt;li&gt;Пр. 001066 МВД от 21.11.52.&lt;br&gt;&lt;li&gt;Расп. 637 МВД от 16.04.52.&lt;br&gt;&lt;li&gt;Пр. 00672/74сс МВД и МЭС от 15.07.49.&lt;br&gt;&lt;li&gt;Пр. 00124 МВД от 02.02.52.&lt;br&gt;&lt;li&gt;Пр. 00790 МВД от 09.10.52.&lt;br&gt;&lt;li&gt;Пр. 00213 МВД от 17.01.52.&lt;br&gt;&lt;li&gt;Пр. 0032 МВД от 17.01.53. &lt;br&gt;&lt;li&gt;Пр. 00482 МВД от 31.07.50.&lt;br&gt;&lt;li&gt;Пр. 1525лс МВД от 28.10.50. &lt;br&gt;&lt;li&gt;Пр. 68лс МВД от 16.01.52.&lt;br&gt;&lt;li&gt;Пр. 0114 МВД от 26.01.53.&lt;br&gt;&lt;li&gt;Пр. 021/л МЮ от 01.04.53.&lt;br&gt;&lt;li&gt;ГАРФ. Ф. 9414. Оп. 1д. Д. 153. Л. 184.&lt;br&gt;&lt;li&gt;Расп. 650 МВД от 18.04.52.&lt;br&gt;&lt;li&gt;Пр. 00404 МВД от 18.04.52.&lt;br&gt;&lt;li&gt;Создание первой советской ядерной бомбы. М.: Энергоатомиздат, 1995. С.69.&lt;br&gt;&lt;li&gt;Пр. 424лс МВД от 11.04.49.&lt;br&gt;&lt;li&gt;Пр. 690лс МВД от 01.06.49.&lt;/ol&gt;</text:p>
          </table:table-cell>
          <table:table-cell office:value-type="string" calcext:value-type="string">
            <text:p>С 18.04.52 Стр-ву 313 установлена первая категория секретности [19], с этого же числа выезд из зоны разрешен только под подписку о неразглашении [20].</text:p>
          </table:table-cell>
          <table:table-cell office:value-type="string" calcext:value-type="string">
            <text:p>&lt;a href=r3-41.html&gt;БОБРОВСКОЕ ЛО&lt;/a&gt;,&lt;br&gt; &lt;a href=r3-359.html&gt;СТРОИТЕЛЬСТВО 514 И ИТЛ&lt;/a&gt;,&lt;br&gt; &lt;a href=r3-378.html&gt;СТРОИТЕЛЬСТВО 865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352 И ИТЛ</text:p>
          </table:table-cell>
          <table:table-cell office:value-type="string" calcext:value-type="string">
            <text:p>Ногинский ИТЛ, ИТЛ и Строительство 352</text:p>
          </table:table-cell>
          <table:table-cell office:value-type="string" calcext:value-type="string">
            <text:p>организован между 17.03.49 [1] и 06.04.49 [2] (переименован из СТРОИТЕЛЬСТВА 713 И ИТЛ)&lt;SUP&gt;1&lt;/SUP&gt;;&lt;br&gt; закрыт 29.04.53 {35}.</text:p>
          </table:table-cell>
          <table:table-cell/>
          <table:table-cell office:value-type="string" calcext:value-type="string">
            <text:p>ГУЛПС (как преемник СТРОИТЕЛЬСТВА 713 И ИТЛ);&lt;br&gt; ГУЛАГ МЮ с 02.04.53 {33}.</text:p>
          </table:table-cell>
          <table:table-cell office:value-type="string" calcext:value-type="string">
            <text:p>Московская обл., г.Электросталь [3. Разд. 1. Л. 3], {22}.</text:p>
          </table:table-cell>
          <table:table-cell office:value-type="string" calcext:value-type="string">
            <text:p>БВ — перешел от предшественника [3. Разд. 1. Л. 3].</text:p>
          </table:table-cell>
          <table:table-cell office:value-type="string" calcext:value-type="string">
            <text:p>Алмаз [3. Разд. 1. Л. 3], {22}.</text:p>
          </table:table-cell>
          <table:table-cell office:value-type="string" calcext:value-type="string">
            <text:p>г.Электросталь Московской обл., п/я 14 [3. Разд. 1. Л. 3];&lt;br&gt; п/я БВ-14 {22}.</text:p>
          </table:table-cell>
          <table:table-cell office:value-type="string" calcext:value-type="string">
            <text:p>стр-во ж.д. Шатки—Тупиковая с 06.03.50 по 10.02.51 [4, 5], объекта В с 30.11.50 по 18.09.51&lt;SUP&gt;2&lt;/SUP&gt; [6, 7], строймонтажные работы на Московском комб. твердых сплавов [8], стр-во з-да 395 МХП и техникума [9], разработка Васильевского карьера в Калужской обл. до 15.09.50 [10], стр-во подсобных предприятий Главпромстроя, изготовление сборных конструкций жилпоселка и нового ДОКа на Московском ДОКе, стр-во лагеря на Люблинских полях орошения [11], служебных и казарменных помещений спец. частей ГУВО МГБ при з-де № 12 [12], обслуживание строит. организаций Упр. стр-ва Дворца Советов в Текстильщиках, Лобне, Катуарах, Реутове, на Полярной ул. и стр-ва з-да № 12 1-го ГУ при СМ СССР&lt;SUP&gt;3&lt;/SUP&gt; [13], стр-во совхозов п/я 14/1, 14/2, 14/3 соответственно в р-нах ст. Брянск-Льговский, Россолово Северной ж.д. (Костромская обл.), Линда Горьковской ж.д. (Горьковская обл.) [14], бараков для автобатальона СУ 565 [15].</text:p>
          </table:table-cell>
          <table:table-cell office:value-type="string" calcext:value-type="string">
            <text:p>01.01.50 — 8221, 01.01.51 — 7131, 01.01.52 — 10 646&lt;SUP&gt;4&lt;/SUP&gt;, 01.01.53 — 4611 (УРО);&lt;br&gt; в 1951 г. — 13 702 [16. Л. 3].</text:p>
          </table:table-cell>
          <table:table-cell office:value-type="string" calcext:value-type="string">
            <text:p>нач. — п/п Иванов ?.?. (упом. 10.07.50, 26.10.50) [17, 8];&lt;br&gt; и.о. нач. — г/м Горшков А.П. (упом. 30.11.50) [6], нач. — он же, с 13.01.51 — не ранее 08.01.53 [18, 19];&lt;br&gt; и.о. нач. — майор в/с Бугрименко М.М., с 01.04.53 по 29.04.53 [20], {35}&lt;SUP&gt;5&lt;/SUP&gt;;&lt;br&gt; з/н — майор Тараскин И.П., с 08.50 — ? [3. Разд. 1. Л. 3об.];&lt;br&gt; кап. (майор) Бугрименко М.М. в 1951–1953 гг. [3. Разд. 1. Л. 3об.].</text:p>
          </table:table-cell>
          <table:table-cell office:value-type="string" calcext:value-type="string">
            <text:p>Включает архивы СТРОИТЕЛЬСТВА 713 И ИТЛ и СТРОИТЕЛЬСТВА 352 И ИТЛ. Хранился в УИТЛК УМВД по Московской обл.: л/д з/к — 20 097, материалы делопроизводства — 701 {1}.</text:p>
          </table:table-cell>
          <table:table-cell office:value-type="string" calcext:value-type="string">
            <text:p>&lt;SUP&gt;1&lt;/SUP&gt; 17.03.49 упом. Стр-во 713, а 06.04.49 — первое встреченное упом. Стр-ва 352.&lt;br&gt;&lt;SUP&gt;2&lt;/SUP&gt; Ныне Физико-энергетический ин-т в Обнинске [21. С. 359].&lt;br&gt;&lt;SUP&gt;3&lt;/SUP&gt; З-д № 12 производил металлический уран для наработки плутония [21. С. 316].&lt;br&gt;&lt;SUP&gt;4&lt;/SUP&gt; На 01.04.52 — 5515, в том числе 500 женщин и 40 осужденных за к/р преступления [3. Разд.3. Л. 2об.–6об.].&lt;br&gt;&lt;SUP&gt;5&lt;/SUP&gt; Формально освобожден от должности 26.06.53 [22].</text:p>
          </table:table-cell>
          <table:table-cell/>
          <table:table-cell office:value-type="string" calcext:value-type="string">
            <text:p>&lt;ol compact&gt;&lt;li&gt;ГАРФ. Ф. 9414. Оп. 1. Д. 95. Л. 129.&lt;br&gt;&lt;li&gt;Пр. 0202 МВД от 06.04.49.&lt;br&gt;&lt;li&gt;ГАРФ. Ф. 9414. Оп. 1д. Д. 289.&lt;br&gt;&lt;li&gt;Пр. 00172 МВД от 06.03.50.&lt;br&gt;&lt;li&gt;Пр. 095 МВД от 10.02.51.&lt;br&gt;&lt;li&gt;Пр. 00699 МВД от 30.11.50. &lt;br&gt;&lt;li&gt;Пр. 0685 МВД от 18.09.51.&lt;br&gt;&lt;li&gt;Расп. 860 МВД от 26.10.50.&lt;br&gt;&lt;li&gt;Пр. 00210 МВД от 17.01.52.&lt;br&gt;&lt;li&gt;Пр. 0625 МВД от 15.09.50.&lt;br&gt;&lt;li&gt;Пр. 0644 МВД от 21.09.50.&lt;br&gt;&lt;li&gt;Пр. 00133 МВД от 12.02.52.&lt;br&gt;&lt;li&gt;Пр. 00627 МВД от 11.09.51.&lt;br&gt;&lt;li&gt;Пр. 00713 МВД от 05.10.51.&lt;br&gt;&lt;li&gt;Пр. 0101 МВД от 04.01.52. &lt;br&gt;&lt;li&gt;ГАРФ. Ф. 9414. Оп. 1. Д. 655. Л. 3.&lt;br&gt;&lt;li&gt;Пр. 00449 МВД от 10.07.50. &lt;br&gt;&lt;li&gt;Пр. 65лс МВД от 13.01.51.&lt;br&gt;&lt;li&gt;Пр. 043 МВД от 08.01.53.&lt;br&gt;&lt;li&gt;Пр. 021/л МЮ от 01.04.53.&lt;br&gt;&lt;li&gt;Создание первой советской ядерной бомбы. М.: Энергоатомиздат, 1995.&lt;br&gt;&lt;li&gt;Пр. 579/лг МЮ от 26.06.53.&lt;/ol&gt;</text:p>
          </table:table-cell>
          <table:table-cell office:value-type="string" calcext:value-type="string">
            <text:p>В феврале 1951 г. в ИТЛ была организована пересылка Главпромстроя для заполнения ИТЛ ЕЛ, ЕМ, ЕН, ЕО, в которую поступили 7782 з/к, а отправлено 6200 з/к [16. Л. 5].</text:p>
          </table:table-cell>
          <table:table-cell office:value-type="string" calcext:value-type="string">
            <text:p>&lt;a href=r3-123.html&gt;ИТЛ ЕЛ&lt;/a&gt;,&lt;br&gt; &lt;a href=r3-124.html&gt;ИТЛ ЕМ&lt;/a&gt;,&lt;br&gt; &lt;a href=r3-125.html&gt;ИТЛ ЕН&lt;/a&gt;,&lt;br&gt; &lt;a href=r3-126.html&gt;ИТЛ ЕО&lt;/a&gt;,&lt;br&gt; &lt;a href=r3-361.html&gt;СТРОИТЕЛЬСТВО 560 И ИТЛ&lt;/a&gt;,&lt;br&gt; &lt;a href=r3-370.html&gt;СТРОИТЕЛЬСТВО 713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384 И ИТЛ</text:p>
          </table:table-cell>
          <table:table-cell office:value-type="string" calcext:value-type="string">
            <text:p>Глазовлаг, Глазовский ИТЛ, ИТЛ Строительства 384</text:p>
          </table:table-cell>
          <table:table-cell office:value-type="string" calcext:value-type="string">
            <text:p>организован между 17.03.49 [1] и 06.04.49 [2] (переименован из СТРОИТЕЛЬСТВА 904 И ИТЛ)&lt;SUP&gt;1&lt;/SUP&gt;;&lt;br&gt; закрыт 29.04.53 {35}.</text:p>
          </table:table-cell>
          <table:table-cell/>
          <table:table-cell office:value-type="string" calcext:value-type="string">
            <text:p>ГУЛПС (как преемник СТРОИТЕЛЬСТВА 904 И ИТЛ);&lt;br&gt; ГУЛАГ МЮ с 02.04.53 {33}.</text:p>
          </table:table-cell>
          <table:table-cell office:value-type="string" calcext:value-type="string">
            <text:p>Удмуртская АССР, г.Глазов [3. Разд. 1. Л. 3], {22}.</text:p>
          </table:table-cell>
          <table:table-cell office:value-type="string" calcext:value-type="string">
            <text:p>ВШ — перешел от предшественника [3. Разд. 1. Л. 1].</text:p>
          </table:table-cell>
          <table:table-cell office:value-type="string" calcext:value-type="string">
            <text:p>Сосна [3. Разд. 1. Л. 3], {22}.</text:p>
          </table:table-cell>
          <table:table-cell office:value-type="string" calcext:value-type="string">
            <text:p>Удмуртская АССР, г.Глазов, п/я 22 [3. Разд. 1. Л. 3];&lt;br&gt; п/я ВШ-22 {22, 1}.</text:p>
          </table:table-cell>
          <table:table-cell office:value-type="string" calcext:value-type="string">
            <text:p>стр-во з-да 752 МХП (Кирово-Чепецк) и пром. стр-во в Глазове, обслуживание Главэлектромонтажа МСПТИ в р-не г.Глазова [3. Разд. 3. Л. 2], стр-во з-да сухой штукатурки, ТЭЦ, цеха переработки рядовой руды, жилья и объектов соцкультбыта для Прикамской конторы Главгорстроя СССР [4], служебных и хозяйственных помещений при з-де 544 и казарм спец. частей ГУВО МГБ при з-де 752 [5], обслуживание Глазовского кирп. з-да [4], лесозаготовки в Омутнинском р-не Кировской обл. до 16.05.51 [6], обслуживание ДОКа [7], стр-во в г.Молотове [8].</text:p>
          </table:table-cell>
          <table:table-cell office:value-type="string" calcext:value-type="string">
            <text:p>01.01.50 — 10 448, 01.01.51 — 6948, 01.01.52 — 5735, 01.01.53 — 5571 (УРО);&lt;br&gt; 10.04.52 — 4583&lt;SUP&gt;2&lt;/SUP&gt; [3. Разд. 3. Л. 1об.–5об.];&lt;br&gt; 15.04.53 — 5501 [3. Разд. 4. Л. 4].</text:p>
          </table:table-cell>
          <table:table-cell office:value-type="string" calcext:value-type="string">
            <text:p>нач. — инж.-полк. Теплицкий Ш.Л., не позднее 28.06.49 — по 24.01.51 [9, 10];&lt;br&gt; инж.-п/п (инж.-полк.) Захаров Д.С., с 24.01.51 — не ранее 23.10.52 [10], [3. Разд. 5. Л. 1];&lt;br&gt; и.о. нач. — г/м Маркеев М.И. (упом. 18.12.52, 30.01.53, 01.04.53) [3. Разд. 5. Л. 5], [11, 12]&lt;SUP&gt;3&lt;/SUP&gt;;&lt;br&gt; з/н — ст. лейт. (кап.) Гудков В.П. в 1951–1952 гг.;&lt;br&gt; г/м Маркеев М.И. в 1952 г. [3. Разд. 1. Л. 3об.].</text:p>
          </table:table-cell>
          <table:table-cell office:value-type="string" calcext:value-type="string">
            <text:p>Cм. ГЛАЗОВСКОЕ ЛО.</text:p>
          </table:table-cell>
          <table:table-cell office:value-type="string" calcext:value-type="string">
            <text:p>&lt;SUP&gt;1&lt;/SUP&gt; 17.03.49 — последнее найденное упом. Стр-ва 904, 06.04.49 — первое встреченное упом. Стр-ва 384.&lt;br&gt;&lt;SUP&gt;2&lt;/SUP&gt; В том числе 1858 женщин, 124 осужденных за к/р преступления.&lt;br&gt;&lt;SUP&gt;3&lt;/SUP&gt; Согласно [12], М.И.Маркеев назначен и.о. нач. ИТЛ Стр-ва 384 01.04.53;&lt;br&gt; по-видимому, этим пр. подтверждено более раннее назначение.</text:p>
          </table:table-cell>
          <table:table-cell/>
          <table:table-cell office:value-type="string" calcext:value-type="string">
            <text:p>&lt;ol compact&gt;&lt;li&gt;ГАРФ. Ф. 9414. Оп. 1. Д. 95. Л. 129.&lt;br&gt;&lt;li&gt;Пр. 0202 МВД от 06.04.49.&lt;br&gt;&lt;li&gt;ГАРФ. Ф. 9414. Оп. 1д. Д. 290.&lt;br&gt;&lt;li&gt;Пр. 00202 МВД от 17.01.52.&lt;br&gt;&lt;li&gt;Пр. 00126 МВД от 02.02.52.&lt;br&gt;&lt;li&gt;Расп. 519 МВД от 16.05.51. &lt;br&gt;&lt;li&gt;Пр. 0032 МВД от 17.01.53.&lt;br&gt;&lt;li&gt;Пр. 0367 МВД от 30.05.51.&lt;br&gt;&lt;li&gt;ГАРФ. Ф. 9414. Оп. 1. Д. 97. Л. 135.&lt;br&gt;&lt;li&gt;Пр. 99лс МВД от 24.01.51.&lt;br&gt;&lt;li&gt;Пр. 0128 МВД от 30.01.53.&lt;br&gt;&lt;li&gt;Пр. 021/л МЮ от 01.04.53.&lt;/ol&gt;</text:p>
          </table:table-cell>
          <table:table-cell/>
          <table:table-cell office:value-type="string" calcext:value-type="string">
            <text:p>&lt;a href=r3-77.html&gt;ГЛАЗОВСКОЕ ЛО&lt;/a&gt;,&lt;br&gt; &lt;a href=r3-385.html&gt;СТРОИТЕЛЬСТВО И ИТЛ 904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442 И ИТЛ</text:p>
          </table:table-cell>
          <table:table-cell office:value-type="string" calcext:value-type="string">
            <text:p>ИТЛ Строительства 442</text:p>
          </table:table-cell>
          <table:table-cell office:value-type="string" calcext:value-type="string">
            <text:p>организован 18.09.51 на базе ОЛП ИТЛ и Стр-ва 352 [1];&lt;br&gt; закрыт 14.05.53 (переименован в ГОРОДСКОЕ ЛО ГУЛАГа) {36}.</text:p>
          </table:table-cell>
          <table:table-cell/>
          <table:table-cell office:value-type="string" calcext:value-type="string">
            <text:p>ГУЛПС с 18.09.51 [1];&lt;br&gt; ГУЛАГ МЮ с 02.04.53 {33}.</text:p>
          </table:table-cell>
          <table:table-cell office:value-type="string" calcext:value-type="string">
            <text:p>вблизи ст. Обнино Московско-Киевской ж.д.&lt;SUP&gt;1&lt;/SUP&gt; [1];&lt;br&gt; ст. Обнино Московско-Киевской ж.д. [2. Разд. 1. Л. 3];&lt;br&gt; г.Малоярославец Калужской обл. {22, 1}.</text:p>
          </table:table-cell>
          <table:table-cell office:value-type="string" calcext:value-type="string">
            <text:p>ЖГ с 18.09.51 [1].</text:p>
          </table:table-cell>
          <table:table-cell office:value-type="string" calcext:value-type="string">
            <text:p>Гранит [2. Разд. 1. Л. 3], {22}.</text:p>
          </table:table-cell>
          <table:table-cell office:value-type="string" calcext:value-type="string">
            <text:p>г.Малоярославец Калужской обл., п/я 10/10 [2. Разд. 1. Л. 3];&lt;br&gt; г.Малоярославец Калужской обл., п/я ЖГ-10 {22, 1}.</text:p>
          </table:table-cell>
          <table:table-cell office:value-type="string" calcext:value-type="string">
            <text:p>стр-во объекта В [3], ТЭЦ, водозабора, жилых домов [4], объекта В-10&lt;br&gt;, ЛЭП от Голицыно до Наро-Фоминска, ветки газопровода (10 км), установки АМ&amp;quot;&lt;br&gt; [5], совхоза п/я 10/10 в районе ст. Гнездово Западной ж.д. (Смоленская обл.) [6], военного городка спец. частей ГУВО МГБ при установке В-10&lt;br&gt; [7].</text:p>
          </table:table-cell>
          <table:table-cell office:value-type="string" calcext:value-type="string">
            <text:p>01.12.51 — 2008, 01.01.52 — 2252, 01.01.53 — 2533 (УРО);&lt;br&gt; 01.03.52 — 2652 [2. Разд. 3. Л. 1об., 3об.].</text:p>
          </table:table-cell>
          <table:table-cell office:value-type="string" calcext:value-type="string">
            <text:p>нач. — г/м Юхимович С.П., с 18.09.51 по 17.11.52 [1, 8];&lt;br&gt; инж.-полк. Анисков В.И., с 17.11.52 — не ранее 07.02.53 [8, 5];&lt;br&gt; и.о. нач. — п/п в/с Чернышев Д.Г., с 01.04.53 — ? [9].</text:p>
          </table:table-cell>
          <table:table-cell office:value-type="string" calcext:value-type="string">
            <text:p>В архиве ГОРОДСКОГО ЛО {1}.</text:p>
          </table:table-cell>
          <table:table-cell/>
          <table:table-cell office:value-type="string" calcext:value-type="string">
            <text:p>&lt;SUP&gt;1&lt;/SUP&gt; Скорее всего, ныне г.Обнинск Калужской обл.</text:p>
          </table:table-cell>
          <table:table-cell office:value-type="string" calcext:value-type="string">
            <text:p>&lt;ol compact&gt;&lt;li&gt;Пр. 0685 МВД от 18.09.51.&lt;br&gt;&lt;li&gt;ГАРФ. Ф. 9414. Оп. 1. Д. 769.&lt;br&gt;&lt;li&gt;Пр. 00699 МВД от 30.11.50.&lt;br&gt;&lt;li&gt;Пр. 01100 МВД от 25.09.52. &lt;br&gt;&lt;li&gt;Пр. 0059 МВД от 07.02.53.&lt;br&gt;&lt;li&gt;Пр. 00715 МВД от 05.10.51.&lt;br&gt;&lt;li&gt;Пр. 00129 МВД от 02.02.52.&lt;br&gt;&lt;li&gt;Пр. 1386лс МВД от 17.11.52.&lt;br&gt;&lt;li&gt;Пр. 021/л МЮ от 01.04.53.&lt;/ol&gt;</text:p>
          </table:table-cell>
          <table:table-cell/>
          <table:table-cell office:value-type="string" calcext:value-type="string">
            <text:p>&lt;a href=r3-80.html&gt;ГОРОДСКОЕ ЛО&lt;/a&gt;,&lt;br&gt; &lt;a href=r3-143.html&gt;ИТЛ И СТРОИТЕЛЬСТВО В-1&lt;/A&gt;,&lt;br&gt; &lt;a href=r3-330.html&gt;СТРОИТЕЛЬСТВО 90 И ИТЛ&lt;/a&gt;,&lt;br&gt; &lt;a href=r3-344.html&gt;СТРОИТЕЛЬСТВО 352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447 И ИТЛ</text:p>
          </table:table-cell>
          <table:table-cell office:value-type="string" calcext:value-type="string">
            <text:p>ИТЛ Строительства 447</text:p>
          </table:table-cell>
          <table:table-cell office:value-type="string" calcext:value-type="string">
            <text:p>организован между 17.03.49 [1] и 06.04.49 [2] (переименован из СТРОИТЕЛЬСТВА 907 И ИТЛ)&lt;SUP&gt;1&lt;/SUP&gt;;&lt;br&gt; закрыт 17.04.50 [3]&lt;SUP&gt;2&lt;/SUP&gt;.</text:p>
          </table:table-cell>
          <table:table-cell/>
          <table:table-cell office:value-type="string" calcext:value-type="string">
            <text:p>ГУЛПС (как преемник ИТЛ Стр-ва 907).</text:p>
          </table:table-cell>
          <table:table-cell office:value-type="string" calcext:value-type="string">
            <text:p>Эстонская ССР, г.Усть-Нарва (ныне Нарва-Йыэсуу) {1};&lt;br&gt; г.Нарва на 12.10.49 [4].</text:p>
          </table:table-cell>
          <table:table-cell office:value-type="string" calcext:value-type="string">
            <text:p>БО — перешел от предшественника {3}.</text:p>
          </table:table-cell>
          <table:table-cell office:value-type="string" calcext:value-type="string">
            <text:p>по-видимому, Дуб (см. ИТЛ Стр-ва 907).</text:p>
          </table:table-cell>
          <table:table-cell office:value-type="string" calcext:value-type="string">
            <text:p>Эстонская ССР, г.Усть-Нарва, п/я 1&lt;SUP&gt;3&lt;/SUP&gt; {1};&lt;br&gt; г.Нарва, п/я 210/2 [4];&lt;br&gt; Ленинград, п/о 210/2, п/я 1/8 [5].</text:p>
          </table:table-cell>
          <table:table-cell office:value-type="string" calcext:value-type="string">
            <text:p>строит.-монтажные работы по з-ду Двигатель и комб. № 7 [3], работа в мех. мастерских и на авторем. базе [6], стр-во камнеобрабатывающего з-да, жилья, коммуникаций, добыча известняка на Вазалеммском месторождении, в том числе облицовочного для стр-ва МГУ [7].</text:p>
          </table:table-cell>
          <table:table-cell office:value-type="string" calcext:value-type="string">
            <text:p>01.07.49 — 3186, 01.01.50 — 4922, 01.04.50 — 4407 (УРО).</text:p>
          </table:table-cell>
          <table:table-cell office:value-type="string" calcext:value-type="string">
            <text:p>нач. — инж.-майор Кузьменко И.Н., с 09.08.49 по 26.05.50 [8, 9].</text:p>
          </table:table-cell>
          <table:table-cell office:value-type="string" calcext:value-type="string">
            <text:p>Включает архивы СТРОИТЕЛЬСТВА 907 И ИТЛ и СТРОИТЕЛЬСТВА 447 И ИТЛ. Хранился частично — в архиве СТРОИТЕЛЬСТВА 258 И ИТЛ;&lt;br&gt; в ОИТК МВД Эстонской ССР: л/д з/к ОЛП 1 {1}.</text:p>
          </table:table-cell>
          <table:table-cell office:value-type="string" calcext:value-type="string">
            <text:p>&lt;SUP&gt;1&lt;/SUP&gt; 17.03.49 — последнее обнаруженное упом. Стр-ва 907, 06.04.49 — первое встреченное упом. Стр-ва 447.&lt;br&gt;&lt;SUP&gt;2&lt;/SUP&gt; При ликвидации производственные объекты переданы ИТЛ Стр-ва 258.&lt;br&gt;&lt;SUP&gt;3&lt;/SUP&gt; В {1} — п/я БО-1. Скорее всего, правильно — п/я 1, так как лит. обозначения стали вводить в номер п/я с конца 1952 г.</text:p>
          </table:table-cell>
          <table:table-cell/>
          <table:table-cell office:value-type="string" calcext:value-type="string">
            <text:p>&lt;ol compact&gt;&lt;li&gt;ГАРФ. Ф. 9414. Оп. 1. Д. 95. Л. 129.&lt;br&gt;&lt;li&gt;Пр. 0202 МВД от 06.04.49.&lt;br&gt;&lt;li&gt;Пр. 00251 МВД от 17.04.50.&lt;br&gt;&lt;li&gt;Пр. 00953 МВД от 12.10.49.&lt;br&gt;&lt;li&gt;ГАРФ. Ф. 9414. Оп. 1. Д. 99, Л. 77.&lt;br&gt;&lt;li&gt;Пр. 0377 МВД от 31.05.50.&lt;br&gt;&lt;li&gt;Пр. 0577 МВД от 18.08.49.&lt;br&gt;&lt;li&gt;Пр. 1032лс МВД от 09.08.49. &lt;br&gt;&lt;li&gt;Пр. 683лс МВД от 26.05.50.&lt;/ol&gt;</text:p>
          </table:table-cell>
          <table:table-cell/>
          <table:table-cell office:value-type="string" calcext:value-type="string">
            <text:p>&lt;a href=r3-340.html&gt;СТРОИТЕЛЬСТВО 258 И ИТЛ&lt;/a&gt;,&lt;br&gt; &lt;a href=r3-386.html&gt;СТРОИТЕЛЬСТВО 907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462 И ИТЛ</text:p>
          </table:table-cell>
          <table:table-cell office:value-type="string" calcext:value-type="string">
            <text:p>ИТЛ и Строительство 462, ИТЛ при Строительстве 462</text:p>
          </table:table-cell>
          <table:table-cell office:value-type="string" calcext:value-type="string">
            <text:p>организован 27.10.51 [1]&lt;SUP&gt;1&lt;/SUP&gt;;&lt;br&gt; закрыт 14.05.53 (переименован в АЗОВСКИЙ ИТЛ) {36}.</text:p>
          </table:table-cell>
          <table:table-cell/>
          <table:table-cell office:value-type="string" calcext:value-type="string">
            <text:p>ГУЛПС с 27.10.51 [1];&lt;br&gt; ГУЛАГ МЮ с 02.04.53 {33}.</text:p>
          </table:table-cell>
          <table:table-cell office:value-type="string" calcext:value-type="string">
            <text:p>Днепропетровская обл., г.Кривой Рог [1], {22}.</text:p>
          </table:table-cell>
          <table:table-cell office:value-type="string" calcext:value-type="string">
            <text:p>ЖЛ с 26.12.51 [2].</text:p>
          </table:table-cell>
          <table:table-cell office:value-type="string" calcext:value-type="string">
            <text:p>Арктика {22}.</text:p>
          </table:table-cell>
          <table:table-cell office:value-type="string" calcext:value-type="string">
            <text:p>г.Кривой Рог, 2-е городское отделение связи, п/я 38 [3. Разд. 1. Л. 3];&lt;br&gt; г.Кривой Рог, п/я ЖЛ-38 {22, 1}.</text:p>
          </table:table-cell>
          <table:table-cell office:value-type="string" calcext:value-type="string">
            <text:p>стр-во комб. № 9 2-го ГУ при СМ СССР, 3-х шахт, рем.-мех. з-да, добыча песка и камня, стр-во дорог, жилых объектов [4], коммунальных объектов [5].</text:p>
          </table:table-cell>
          <table:table-cell office:value-type="string" calcext:value-type="string">
            <text:p>01.02.52 — 4996, 01.01.53 — 7180 (УРО);&lt;br&gt; 01.04.52 — 5181&lt;SUP&gt;2&lt;/SUP&gt; [3. Разд. 3. Л. 2об.–6об.];&lt;br&gt; 15.04.53 — 6895 [3. Разд. 4. Л. 9].</text:p>
          </table:table-cell>
          <table:table-cell office:value-type="string" calcext:value-type="string">
            <text:p>нач. — полк. Минаев Г.Е., с 26.12.51 по 01.04.53 [2], [3. Разд. 1. Л. 3об.]&lt;SUP&gt;3&lt;/SUP&gt;;&lt;br&gt; и.о. нач. — полк. Гриднев Н.А., с 01.04.53 — ? [6];&lt;br&gt; з/н — полк. Гриднев Н.А. в 1952–1953 гг. [3. Разд. 1. Л. 3об.].</text:p>
          </table:table-cell>
          <table:table-cell office:value-type="string" calcext:value-type="string">
            <text:p>В архиве АЗОВСКОГО ИТЛ {1}.</text:p>
          </table:table-cell>
          <table:table-cell office:value-type="string" calcext:value-type="string">
            <text:p>&lt;SUP&gt;1&lt;/SUP&gt; 26.12.51 издан повторный пр. об организации ИТЛ [2].&lt;br&gt;&lt;SUP&gt;2&lt;/SUP&gt; Из них 879 женщин.&lt;br&gt;&lt;SUP&gt;3&lt;/SUP&gt; Одновременно по совместительству — нач. СТРОИТЕЛЬСТВА 940 И ИТЛ с 26.12.51 по 07.05.52 [2, 7].</text:p>
          </table:table-cell>
          <table:table-cell/>
          <table:table-cell office:value-type="string" calcext:value-type="string">
            <text:p>&lt;ol compact&gt;&lt;li&gt;Пр. 00758 МВД от 27.10.51.&lt;br&gt;&lt;li&gt;Пр. 00918 МВД от 26.12.51.&lt;br&gt;&lt;li&gt;ГАРФ. Ф. 9414. Оп. 1д. Д. 243.&lt;br&gt;&lt;li&gt;Пр. 00348 МВД от 23.06.52. &lt;br&gt;&lt;li&gt;Пр. 005 МВД от 03.01.53.&lt;br&gt;&lt;li&gt;Пр. 021/л МЮ от 01.04.53.&lt;br&gt;&lt;li&gt;Пр. 556лс МВД от 07.05.52.&lt;/ol&gt;</text:p>
          </table:table-cell>
          <table:table-cell/>
          <table:table-cell office:value-type="string" calcext:value-type="string">
            <text:p>&lt;a href=r3-388.html&gt;СТРОИТЕЛЬСТВО 940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496 И ИТЛ</text:p>
          </table:table-cell>
          <table:table-cell office:value-type="string" calcext:value-type="string">
            <text:p>ИТЛ Строительства 496</text:p>
          </table:table-cell>
          <table:table-cell office:value-type="string" calcext:value-type="string">
            <text:p>организован 22.08.46 (пр. 00784 МВД) [1];&lt;br&gt; закрыт между 17.03.49 [2] и 15.04.49 [3] (переименован в СТРОИТЕЛЬСТВО 258 И ИТЛ)&lt;SUP&gt;1&lt;/SUP&gt;.</text:p>
          </table:table-cell>
          <table:table-cell/>
          <table:table-cell office:value-type="string" calcext:value-type="string">
            <text:p>ГУЛПС с 22.08.46 [1].</text:p>
          </table:table-cell>
          <table:table-cell office:value-type="string" calcext:value-type="string">
            <text:p>г.Ленинград {17}, г.Ленинград, 36 {19}.</text:p>
          </table:table-cell>
          <table:table-cell office:value-type="string" calcext:value-type="string">
            <text:p>БД {17, 19}.</text:p>
          </table:table-cell>
          <table:table-cell office:value-type="string" calcext:value-type="string">
            <text:p>Ленмашстрой {17, 19}.</text:p>
          </table:table-cell>
          <table:table-cell office:value-type="string" calcext:value-type="string">
            <text:p>г.Ленинград 36;&lt;br&gt; п/я 214 {17}, г.Ленинград, п/я 214 {19}.</text:p>
          </table:table-cell>
          <table:table-cell office:value-type="string" calcext:value-type="string">
            <text:p>достройка объектов Беломорстроя [4], стр-во з-да 496 с 05.09.46 [5], стр-во жилья, автомобильных и железных дорог [6];&lt;br&gt; лесозаготовки [7].</text:p>
          </table:table-cell>
          <table:table-cell office:value-type="string" calcext:value-type="string">
            <text:p>01.11.46 — 571, 01.01.47 — 1579, 01.01.48 — 12 358, 01.01.49 — 12 185 (УРО).</text:p>
          </table:table-cell>
          <table:table-cell office:value-type="string" calcext:value-type="string">
            <text:p>и.о. нач. (нач.) — инж.-полк. Бусыгин В.П., с 27.08.46 по 28.01.48 [8, 9];&lt;br&gt; нач. — п/п Вдовин П.Ф., не позднее 10.03.48 — не ранее 22.12.12 [10, 7].</text:p>
          </table:table-cell>
          <table:table-cell office:value-type="string" calcext:value-type="string">
            <text:p>См. СТРОИТЕЛЬСТВО 258 И ИТЛ.</text:p>
          </table:table-cell>
          <table:table-cell/>
          <table:table-cell office:value-type="string" calcext:value-type="string">
            <text:p>&lt;SUP&gt;1&lt;/SUP&gt; 17.03.49 — последнее отмеченное упом. Стр-ва 496, 23.09.49 — первое встреченное упом. Стр-ва 258 (в [3] ошибочно названо Стр-вом 252).</text:p>
          </table:table-cell>
          <table:table-cell office:value-type="string" calcext:value-type="string">
            <text:p>&lt;ol compact&gt;&lt;li&gt;ГАРФ. Ф. 9414. Оп. 1д. Д. 287. Л. 1.&lt;br&gt;&lt;li&gt;Там же. Оп. 1. Д. 95. Л. 129.&lt;br&gt;&lt;li&gt;Там же. Д. 96. Л. 12б.&lt;br&gt;&lt;li&gt;Пр. 0397 МВД от 25.11.46.&lt;br&gt;&lt;li&gt;Пр. 063/00810 МЭП и МВД от 05.09.46.&lt;br&gt;&lt;li&gt;Пр. 00105 МВД от 01.02.47.&lt;br&gt;&lt;li&gt;Пр. 557 МВД от 22.12.48.&lt;br&gt;&lt;li&gt;Пр. 1235лс МВД от 27.08.46.&lt;br&gt;&lt;li&gt;ГАРФ. Служебная карточка ГУЛАГа.&lt;br&gt;&lt;li&gt;Пр. 00266/050 МВД и МЭП от 10.03.48.&lt;/ol&gt;</text:p>
          </table:table-cell>
          <table:table-cell/>
          <table:table-cell office:value-type="string" calcext:value-type="string">
            <text:p>&lt;a href=r3-32.html&gt;БЕЛОМОРСТРОЙ И ИТЛ&lt;/a&gt;,&lt;br&gt; &lt;a href=r3-349.html&gt;СТРОИТЕЛЬСТВО 496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505 И ИТЛ ГУЛЖДС</text:p>
          </table:table-cell>
          <table:table-cell/>
          <table:table-cell office:value-type="string" calcext:value-type="string">
            <text:p>организован 10.09.47 [1]&lt;SUP&gt;1&lt;/SUP&gt;;&lt;br&gt; закрыт 14.05.53 (переименован в СЕЛЕНГИНСКИЙ ИТЛ) {36}&lt;SUP&gt;2&lt;/SUP&gt;.</text:p>
          </table:table-cell>
          <table:table-cell/>
          <table:table-cell office:value-type="string" calcext:value-type="string">
            <text:p>ГУЛЖДС с 10.09.47 [1–4];&lt;br&gt; СГУ с 25.04.52 [5];&lt;br&gt; ГУЛЖДС на 27.02.53 {31}.</text:p>
          </table:table-cell>
          <table:table-cell office:value-type="string" calcext:value-type="string">
            <text:p>Монголия (МНР), в р-не г.Сухэ-Батор (8 км к югу от советско-монгольской границы) [1];&lt;br&gt; Бурят-Монгольская АССР, ст. Наушки Восточно-Сибирской ж.д. {19, 31}, [6. Разд. 1. Л. 1].</text:p>
          </table:table-cell>
          <table:table-cell office:value-type="string" calcext:value-type="string">
            <text:p>ВТ с 17.10.47 [7], {3, 19, 31}.</text:p>
          </table:table-cell>
          <table:table-cell office:value-type="string" calcext:value-type="string">
            <text:p>Север {31}.</text:p>
          </table:table-cell>
          <table:table-cell office:value-type="string" calcext:value-type="string">
            <text:p>ст. Наушки Восточно-Сибирской ж.д., п/я 1 на 15.01.49, 07.52 {19}, [6. Разд. 1. Л. 1];&lt;br&gt; п/я ВТ-1 на 27.02.53 {31}.</text:p>
          </table:table-cell>
          <table:table-cell office:value-type="string" calcext:value-type="string">
            <text:p>стр-во ж.д. Наушки—Улан-Батор (до 29.09.48 — только участка Наушки—250-й км, позднее — до Улан-Батора) [1, 2, 5]&lt;SUP&gt;3&lt;/SUP&gt;, стр-во Дзунбаинского нефтепромысла, крекинг-установки на Дзунбаинском НПЗ треста № 54 МНП&lt;SUP&gt;4&lt;/SUP&gt;, ремонт дороги Улан-Батор—Саиншанда—Дзунбаин, стр-во вдоль нее автобаз [5], [6. Разд. 3. Л. 3–16], [8], стр-во аэропорта ГУГВФ [6. Разд. 3. Л. 3–16], обеспечение перевозки экспортно-импортных грузов по Улан-Баторской ж.д. [9], стр-во и эксплуатация оловянных и вольфрамовых месторождений в МНР (в том числе — стр-во обогатительных ф-к ГОКа 505) [4, 5], [6. Разд. 3. Л. 3–16], [10–12]&lt;SUP&gt;5&lt;/SUP&gt;, подготовка к стр-ву ж.д. Улан-Батор—монголо-китайская граница в р-не Дзамын-Удэ [13]&lt;SUP&gt;6&lt;/SUP&gt;, ремонт и реконструкция Посольства СССР в МНР [14]&lt;SUP&gt;7&lt;/SUP&gt;, производство кирпича и извести, строит. работы, лесозаготовки, деревообработка (ДОК, ст. Мандал), авторемонт (в том числе ЦАРМ в г.Сухэ-Батор), автоперевозка транспортных грузов и песка, обслуживание каменного карьера [6. Разд. 3. Л. 3–16], [15].</text:p>
          </table:table-cell>
          <table:table-cell office:value-type="string" calcext:value-type="string">
            <text:p>01.01.48 — 8856, 01.01.49 — 45 917 [16];&lt;br&gt; 01.07.51 — 26 918 [17. Л. 57–58]&lt;SUP&gt;8&lt;/SUP&gt;;&lt;br&gt; 01.52 — 22 200, 12.52 — 16 129 [18].</text:p>
          </table:table-cell>
          <table:table-cell office:value-type="string" calcext:value-type="string">
            <text:p>нач. — г/м инж.-тех. сл. Гвоздевский Ф.А., с 10.09.47 по 05.08.48 [1, 19];&lt;br&gt; полк. Потемкин Н.Ф., с 28.09.48 — не ранее 26.05.50 [20–22];&lt;br&gt; и.о. нач. — Жамойдо И.М. (упом. 23.07.48) [23];&lt;br&gt; Федоров ?.?. (упом. 16.01.51) [24];&lt;br&gt; нач. — г/м Буянов Л.С., с 18.01.51 — не ранее 25.09.52 [4, 25–27, 10, 13]&lt;SUP&gt;9&lt;/SUP&gt;;&lt;br&gt; и.о. нач. — полк. в/с Виссарионов К.Ф., с 01.04.53 — ? [28];&lt;br&gt; з/н — п/п (полк.) Виссарионов К.Ф., с 13.12.50 — ? (упом. 12.10.51) [29, 30];&lt;br&gt; майор в/с Сретенский С.С., с 19.05.53 — ? [31].</text:p>
          </table:table-cell>
          <table:table-cell office:value-type="string" calcext:value-type="string">
            <text:p>В архиве СЕЛЕНГИНСКОГО ИТЛ {1}.</text:p>
          </table:table-cell>
          <table:table-cell office:value-type="string" calcext:value-type="string">
            <text:p>&lt;SUP&gt;1&lt;/SUP&gt; Для осуществления стр-ва ж.д. Наушки—Улан-Батор (Стр-во 505) на базе ЗАПАДНОГО УПР. СТРОИТЕЛЬСТВА И ЛАГЕРЕЙ БАМ создано СУ 505, в составе которого организованы 2 ИТ лагеря (один — в непосредственном подчинении Упр. Стр-ва 505, второй — ЮЖНЫЙ ИТЛ ПРИ СТРОИТЕЛЬСТВЕ 505 ГУЛЖДС), а также лагерь в/п (японцев). В распоряжение СУ 505 приказано перебросить с участков БАМ (Известковая—Ургал, Тайшет—Братск) и Стр-ва 500 строит. организации и до 40 000 чел., в том числе 20 000 в/п — японцев (последних использовать только на участке Наушки—250-й км). Непосредственно подчиненные Упр. Стр-ва 505 лагеря организовать на 25–30 тыс. чел.;&lt;br&gt; содержать в IV кв. 1947 г. 50% штатной положенности [1].&lt;br&gt;&lt;SUP&gt;2&lt;/SUP&gt; Сведения о закрытии ИТЛ в {1} ошибочны (ср. ЮЖНЫЙ ИТЛ ПРИ СТРОИТЕЛЬСТВЕ 505 ГУЛЖДС).&lt;br&gt;&lt;SUP&gt;3&lt;/SUP&gt; До 29.09.48 стр-во участка 250-й км — Улан-Батор вел ЮЖНЫЙ ИТЛ ПРИ СТРОИТЕЛЬСТВЕ 505 ГУЛЖДС [2].&lt;br&gt;&lt;SUP&gt;4&lt;/SUP&gt; По договору с трестом № 54 МНП [8].&lt;br&gt;&lt;SUP&gt;5&lt;/SUP&gt; Месторождение Модото. Для его разработки в составе УС 505 организован ГОК № 505. К 01.05.51 приказано построить и ввести в действие 8 обогатительных ф-к, дизельную эл.-ст., жилые дома, капитально отремонтировать автодорогу Улан-Батор—Модото [4, 10].&lt;br&gt;&lt;SUP&gt;6&lt;/SUP&gt; По договору с АО Улан-Баторская железная дорога [9].&lt;br&gt;&lt;SUP&gt;7&lt;/SUP&gt; По договору с МИД СССР [14].&lt;br&gt;&lt;SUP&gt;8&lt;/SUP&gt; В марте—апреле 1951 г. для ГОКа поступило 5661 з/к, в том числе 4048 из Ангарлага и Печорлага [17. Л. 25–31].&lt;br&gt;&lt;SUP&gt;9&lt;/SUP&gt; Одновременно — нач. Упр. ГОКа № 505 (с оставлением в должности зам. нач. ГУЛЖДС) [4];&lt;br&gt; кроме того, с 20.03.51 — ген. директор АО Совмонголметалл [31];&lt;br&gt; на 25.05.53 — нач. Упр. стр-ва 505 МПС [32. Л. 3–15].</text:p>
          </table:table-cell>
          <table:table-cell/>
          <table:table-cell office:value-type="string" calcext:value-type="string">
            <text:p>&lt;ol compact&gt;&lt;li&gt;Пр. 00955 МВД от 10.09.47.&lt;br&gt;&lt;li&gt;Пр. 0589 МВД от 29.09.48.&lt;br&gt;&lt;li&gt;Пр. 0174 МВД от 17.03.50.&lt;br&gt;&lt;li&gt;Пр. 0029 МВД от 18.01.51. &lt;br&gt;&lt;li&gt;Пр. 00415 МВД от 25.04.52.&lt;br&gt;&lt;li&gt;ГАРФ. Ф. 9414. Оп. 1. Д. 580. &lt;br&gt;&lt;li&gt;Расп. 661 МВД от 17.10.47.&lt;br&gt;&lt;li&gt;Пр. 0825 МВД от 25.11.49.&lt;br&gt;&lt;li&gt;Пр. 0895 МВД от 20.12.49.&lt;br&gt;&lt;li&gt;Расп. 727 МВД от 10.07.51.&lt;br&gt;&lt;li&gt;Пр. 00303 МВД от 20.02.52.&lt;br&gt;&lt;li&gt;Пр. 0051 МВД от 29.01.53.&lt;br&gt;&lt;li&gt;Пр. 01097 МВД от 25.09.52. &lt;br&gt;&lt;li&gt;Расп. 817 МВД от 11.10.50.&lt;br&gt;&lt;li&gt;Пр. 0197 МВД от 20.03.50.&lt;br&gt;&lt;li&gt;ГАРФ. Ф. 9414. Оп. 1д. Д. 466.&lt;br&gt;&lt;li&gt;Там же. Д. 147.&lt;br&gt;&lt;li&gt;Там же. Оп. 1. Д. 1384. Л. 90.&lt;br&gt;&lt;li&gt;Пр. 994лс МВД от 05.08.48.&lt;br&gt;&lt;li&gt;Пр. 1255лс МВД от 28.09.48.&lt;br&gt;&lt;li&gt;Пр. 00336 МВД от 26.05.50.&lt;br&gt;&lt;li&gt;Пр. 0334 МВД от 30.05.49. &lt;br&gt;&lt;li&gt;Расп. 444 МВД от 23.07.48.&lt;br&gt;&lt;li&gt;Расп. 52 МВД от 16.01.51.&lt;br&gt;&lt;li&gt;Расп. 682 МВД от 29.06.51.&lt;br&gt;&lt;li&gt;Пр. 0525 МВД от 07.04.52.&lt;br&gt;&lt;li&gt;Пр. 00527 МВД от 17.07.52.&lt;br&gt;&lt;li&gt;Пр.022/л МЮ от 01.04.53.&lt;br&gt;&lt;li&gt;Пр. 1749лс МВД от 13.12.50. &lt;br&gt;&lt;li&gt;Пр. 1379лс МВД от 12.10.51. &lt;br&gt;&lt;li&gt;Пр. 00171 МВД от 20.03.51. &lt;br&gt;&lt;li&gt;ГАРФ. Ф. 9414. Оп. 1. Д. 165.&lt;/ol&gt;</text:p>
          </table:table-cell>
          <table:table-cell office:value-type="string" calcext:value-type="string">
            <text:p>29.09.48 ЮЖНЫЙ ИТЛ ПРИ СТРОИТЕЛЬСТВЕ 505 ГУЛЖДС ликвидирован, вместо него организовано строит. отделение, подчиненное непосредственно Упр. Стр-ва 505 [2]. 26.05.50 в составе Стр-ва 505 организован ГРАНИТНЫЙ ИТЛ И СПЕЦИАЛЬНОЕ УПР. СТРОИТЕЛЬСТВА 505 МВД [22].</text:p>
          </table:table-cell>
          <table:table-cell office:value-type="string" calcext:value-type="string">
            <text:p>&lt;a href=r3-81.html&gt;ГРАНИТНЫЙ ИТЛ И СПЕЦИАЛЬНОЕ УПР. СТРОИТЕЛЬСТВА 505&lt;/a&gt;,&lt;br&gt; &lt;a href=r3-314.html&gt;СЕЛЕНГИНСКИЙ ИТЛ&lt;/a&gt;,&lt;br&gt; &lt;a href=http://www.memo.ru/history/NKVD/GULAG/r2/r2-9.htm&gt;УПР. СТРОИТЕЛЬСТВА 500&lt;/a&gt;,&lt;br&gt; &lt;a href=r3-473.html&gt;ЮЖНЫЙ ИТЛ ПРИ СТРОИТЕЛЬСТВЕ 505 ГУЛЖДС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505 И ИТЛ ГУЛПС</text:p>
          </table:table-cell>
          <table:table-cell office:value-type="string" calcext:value-type="string">
            <text:p>ИТЛ Строительства 505</text:p>
          </table:table-cell>
          <table:table-cell office:value-type="string" calcext:value-type="string">
            <text:p>организован между 17.03.49 [1] и 15.04.49 [2] (переименован из СТРОИТЕЛЬСТВА 880 И ИТЛ)&lt;SUP&gt;1&lt;/SUP&gt;;&lt;br&gt; закрыт между 23.05.49 [3. Л. 34] и 24.06.49 [3. Л. 129] (переименован в СТРОИТЕЛЬСТВО 585 И ИТЛ)&lt;SUP&gt;2&lt;/SUP&gt;.</text:p>
          </table:table-cell>
          <table:table-cell/>
          <table:table-cell office:value-type="string" calcext:value-type="string">
            <text:p>ГУЛПС с открытия (как преемник СТРОИТЕЛЬСТВА 880 И ИТЛ).</text:p>
          </table:table-cell>
          <table:table-cell office:value-type="string" calcext:value-type="string">
            <text:p>Мордовская АССР, пос. Саров (на 1991 г. — в Горьковской обл.) [2].</text:p>
          </table:table-cell>
          <table:table-cell office:value-type="string" calcext:value-type="string">
            <text:p>БГ — перешел от предшественника&lt;SUP&gt;3&lt;/SUP&gt;.</text:p>
          </table:table-cell>
          <table:table-cell office:value-type="string" calcext:value-type="string">
            <text:p>Мотор (г. Саранск)&lt;SUP&gt;3&lt;/SUP&gt;.</text:p>
          </table:table-cell>
          <table:table-cell office:value-type="string" calcext:value-type="string">
            <text:p>пос. Шатки Горьковской обл., п/я 3/5 или п/я 3&lt;SUP&gt;3&lt;/SUP&gt;.</text:p>
          </table:table-cell>
          <table:table-cell office:value-type="string" calcext:value-type="string">
            <text:p>обслуживание Стр-ва 505 [2].</text:p>
          </table:table-cell>
          <table:table-cell office:value-type="string" calcext:value-type="string">
            <text:p>01.05.49 — 2509, 01.06.49 — 2463 (УРО).</text:p>
          </table:table-cell>
          <table:table-cell office:value-type="string" calcext:value-type="string">
            <text:p>нач. — инж.-п/п Анисков В.И.&lt;SUP&gt;3&lt;/SUP&gt;</text:p>
          </table:table-cell>
          <table:table-cell office:value-type="string" calcext:value-type="string">
            <text:p>См. БЕЛОГОРСКИЙ ИТЛ.</text:p>
          </table:table-cell>
          <table:table-cell office:value-type="string" calcext:value-type="string">
            <text:p>&lt;SUP&gt;1&lt;/SUP&gt; 17.03.49 — последнее встреченное упом. Стр-ва 880, 15.04.49 — первое отмеченное упом. Стр-ва 505.&lt;br&gt;&lt;SUP&gt;2&lt;/SUP&gt; 23.05.49 — последнее известное упом. Стр-ва 505 (Саров), 24.06.49 — первое отмеченное упом. стр-ва 585.&lt;br&gt;&lt;SUP&gt;3&lt;/SUP&gt; Ср. СТРОИТЕЛЬСТВО 880 И ИТЛ и СТРОИТЕЛЬСТВО 585 И ИТЛ.</text:p>
          </table:table-cell>
          <table:table-cell/>
          <table:table-cell office:value-type="string" calcext:value-type="string">
            <text:p>&lt;ol compact&gt;&lt;li&gt;ГАРФ. Ф. 9414. Оп. 1. Д. 95. Л. 142об.&lt;br&gt;&lt;li&gt;Там же. Д. 96. Л. 12б.&lt;br&gt;&lt;li&gt;Там же. Д. 97.&lt;/ol&gt;</text:p>
          </table:table-cell>
          <table:table-cell/>
          <table:table-cell office:value-type="string" calcext:value-type="string">
            <text:p>&lt;a href=r3-29.html&gt;БЕЛОГОРСКИЙ ИТЛ&lt;/a&gt;,&lt;br&gt; &lt;a href=r3-363.html&gt;СТРОИТЕЛЬСТВО 585 И ИТЛ&lt;/a&gt;,&lt;br&gt; &lt;a href=r3-379.html&gt;СТРОИТЕЛЬСТВО 880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506 И ИТЛ</text:p>
          </table:table-cell>
          <table:table-cell/>
          <table:table-cell office:value-type="string" calcext:value-type="string">
            <text:p>организован 12.05.50 [1];&lt;br&gt; закрыт 29.04.53 (лаг. подр. переданы в ОИТК УМЮ по Сахалинской обл., реорг. в УИТЛК УМЮ) {35}.</text:p>
          </table:table-cell>
          <table:table-cell/>
          <table:table-cell office:value-type="string" calcext:value-type="string">
            <text:p>ГУЛЖДС {18}, [2. Разд. 1. Л. 1];&lt;br&gt; ГУЛАГ МЮ с 02.04.53 {33}.</text:p>
          </table:table-cell>
          <table:table-cell office:value-type="string" calcext:value-type="string">
            <text:p>Сахалинская обл., в р-не н.п. Дербинское на 12.05.50 [1];&lt;br&gt; г.Александровск-Сахалинский на 11.09.51 [2. Разд. 1. Л. 2], [3]&lt;SUP&gt;1&lt;/SUP&gt;;&lt;br&gt; Сахалинская обл., Кировский р-н, пос. Тымовск на 27.02.53 {31}, [2. Разд. 1. Л. 2].</text:p>
          </table:table-cell>
          <table:table-cell office:value-type="string" calcext:value-type="string">
            <text:p>ДШ с 12.05.50 [1], [2. Разд. 1. Л. 1], {3, 31}.</text:p>
          </table:table-cell>
          <table:table-cell office:value-type="string" calcext:value-type="string">
            <text:p>Ручей {31}.</text:p>
          </table:table-cell>
          <table:table-cell office:value-type="string" calcext:value-type="string">
            <text:p>Сахалинская обл., Кировский р-н, пос. Тымовск, п/я 5 [2. Разд. 1. Л. 2];&lt;br&gt; п/я ДШ-5 на 27.02.53 {31}.</text:p>
          </table:table-cell>
          <table:table-cell office:value-type="string" calcext:value-type="string">
            <text:p>стр-во на Сахалине ж.д. Комсомольск—Победино с паромной переправой и тоннельным переходом через Татарский пролив [1], [2. Разд. 1. Л. 2], [2. Разд. 3. Л. 3–62], [4], лесозаготовки, лесосплавные работы, автотранспортные перевозки, производство кирпича и извести, добыча камня, работы ДОК (р-н ст. Тымовская), ремонт механизмов и автомашин, швейные и обувные предприятия, с.х. (растениеводство) [2. Разд. 3. Л. 3–62], [5. Л. 125–174].</text:p>
          </table:table-cell>
          <table:table-cell office:value-type="string" calcext:value-type="string">
            <text:p>10.50 — 1519, 01.01.51 — 3761, 01.01.52 — 12 533, 01.01.53 — 14 165 (УРО);&lt;br&gt; 19.05.53 — 8910 [6. Л. 65–94].</text:p>
          </table:table-cell>
          <table:table-cell office:value-type="string" calcext:value-type="string">
            <text:p>нач. — полк. Потемкин Н.Ф., с 12.05.50 — не ранее 27.11.52 [1, 7, 8, 4];&lt;br&gt; и.о. нач. — полк. в/с Потемкин Н.Ф., с 01.04.53 — ? [9];&lt;br&gt; з/н — полк. Седов А.М., с 31.01.51 по 29.04.52 [10, 11];&lt;br&gt; полк. Жамойдо И.М., с 29.04.52 — ? [11].</text:p>
          </table:table-cell>
          <table:table-cell office:value-type="string" calcext:value-type="string">
            <text:p>В УИТЛК УМВД по Сахалинской обл.: л/д з/к — 10 771, материалы делопроизводства — 24, служебные карточки;&lt;br&gt; в 1-м Спецотделе УМВД Омской обл.: л/д офицеров;&lt;br&gt; в Центр. ГА РСФСР Дальнего Востока (г.Томск): л/д вольнонаемных, рядового и сержантского состава;&lt;br&gt; в Дорожном архиве на Печорской ж.д. (г. Котлас): л/д вольнонаемных сотрудников производственного сектора;&lt;br&gt; в архиве УВД Сахалинского облисполкома (г.Южно-Сахалинск): л/д сотрудников {1}.</text:p>
          </table:table-cell>
          <table:table-cell/>
          <table:table-cell office:value-type="string" calcext:value-type="string">
            <text:p>&lt;SUP&gt;1&lt;/SUP&gt; Упр. Стр-ва 506 все еще дислоцируется в г.Александровске и практически лишено возможности руководить низовыми подразделениями [3].</text:p>
          </table:table-cell>
          <table:table-cell office:value-type="string" calcext:value-type="string">
            <text:p>&lt;ol compact&gt;&lt;li&gt;Пр. 00310 МВД от 12.05.50.&lt;br&gt;&lt;li&gt;ГАРФ. Ф. 9414. Оп. 1д. Д. 292.&lt;br&gt;&lt;li&gt;Пр. 00630 МВД от 11.09.51.&lt;br&gt;&lt;li&gt;Пр. 01298 МВД от 27.11.52. &lt;br&gt;&lt;li&gt;ГАРФ. Ф. 9401. Оп. 12. Д. 500.&lt;br&gt;&lt;li&gt;Там же. Ф. 9414. Оп. 1. Д. 165.&lt;br&gt;&lt;li&gt;Пр. 059 МВД от 19.01.52.&lt;br&gt;&lt;li&gt;Пр. 00560 МВД от 26.07.52.&lt;br&gt;&lt;li&gt;Пр. 022/л МЮ от 01.04.53.&lt;br&gt;&lt;li&gt;Пр. 124лс МВД от 31.01.51.&lt;br&gt;&lt;li&gt;Пр. 00423 МВД от 29.04.52.&lt;/ol&gt;</text:p>
          </table:table-cell>
          <table:table-cell/>
          <table:table-cell office:value-type="string" calcext:value-type="string">
            <text:p>&lt;a href=r3-253.html&gt;НИЖНЕ-АМУРСКИЙ ИТЛ&lt;/a&gt;,&lt;br&gt; &lt;a href=r3-327.html&gt;СТРОИТЕЛЬСТВО 6 И ИТЛ&lt;/a&gt;,&lt;br&gt; &lt;a href=r3-353.html&gt;СТРОИТЕЛЬСТВО 507 И ИТЛ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507 И ИТЛ</text:p>
          </table:table-cell>
          <table:table-cell office:value-type="string" calcext:value-type="string">
            <text:p>ИТЛ и Строительство 507</text:p>
          </table:table-cell>
          <table:table-cell office:value-type="string" calcext:value-type="string">
            <text:p>организован 12.05.50 [1];&lt;br&gt; закрыт 29.04.53 — лаг. подр. переданы в НИЖНЕ-АМУРСКИЙ ИТЛ и УИТЛК УМЮ по Сахалинской обл. {35}, [2. Разд. 4. Л. 7], [3. Л. 223–236]&lt;SUP&gt;1&lt;/SUP&gt;.</text:p>
          </table:table-cell>
          <table:table-cell/>
          <table:table-cell office:value-type="string" calcext:value-type="string">
            <text:p>ГУЛЖДС с 12.05.50&lt;SUP&gt;2&lt;/SUP&gt; [1], [2. Разд. 1. Л. 1];&lt;br&gt; ГУЛАГ МЮ с 02.04.53 {31, 33}.</text:p>
          </table:table-cell>
          <table:table-cell office:value-type="string" calcext:value-type="string">
            <text:p>Хабаровский кр., Нижне-Амурская обл., с.Софийское (ныне пос. Софийск) [2. Л. 2];&lt;br&gt; пос. Де-Кастри [2. Разд. 1. Л. 2], [4. Л. 1], {31}&lt;SUP&gt;3&lt;/SUP&gt;.</text:p>
          </table:table-cell>
          <table:table-cell office:value-type="string" calcext:value-type="string">
            <text:p>ЕА с 12.05.50 [1].</text:p>
          </table:table-cell>
          <table:table-cell office:value-type="string" calcext:value-type="string">
            <text:p>Кристалл {31}.</text:p>
          </table:table-cell>
          <table:table-cell office:value-type="string" calcext:value-type="string">
            <text:p>Нижне-Амурская обл., пос. Де-Кастри, п/я 2 [2. Разд. 1. Л. 2];&lt;br&gt; п/я ЕА-2 {31}&lt;SUP&gt;4&lt;/SUP&gt;.</text:p>
          </table:table-cell>
          <table:table-cell office:value-type="string" calcext:value-type="string">
            <text:p>стр-во паромной переправы через Татарский пролив (участка стр-ва ж.д. Комсомольск—Победино) [1, 5, 6], тоннеля под Татарским проливом [2. Разд. 1. Л. 2], постоянной паротурбинной эл.-ст. в р-не оз. Кизи и Чильба для обеспечения энергией объекта № 6 МПС&lt;SUP&gt;5&lt;/SUP&gt; (до 07.02.53)&lt;SUP&gt;6&lt;/SUP&gt;, жилья, коммунально-бытовых, производственных зданий для Стр-ва № 6 МПС (на м. Лазарева, до 03.06.52) [2. Разд. 3. Л. 2–45], [4. Л. 52–69], [7–10] (см. примеч. 6), рем. работы (кап. ремонт) на участке Софийское—Татарский пролив действующего нефтепровода Оха—Софийское [11], отсыпка земляного полотна ж.д., отсыпка пирса (м. Лазарева);&lt;br&gt; работы ДОКа и его стр-во (м. Лазарева), лесозаготовки, стр-во жилых бараков и домов (м.Лазарева), добыча камня, погрузочно-разгрузочные работы, стр-во жилого городка и здания Упр., складов перевалбазы в пос. Де-Кастри, ж/д полотна, гидротех. сооружений (о. Сахалин, Рыбновский р-н, с.Погиби), лесозаготовки, с.х. [2. Разд. 3. Л. 2–45], [3. Л. 223–236], [12. Л. 3–17], [13], стр-во пересыльного пункта и перевалочной базы в Софийском [14. Л. 1–4]&lt;SUP&gt;7&lt;/SUP&gt;.</text:p>
          </table:table-cell>
          <table:table-cell office:value-type="string" calcext:value-type="string">
            <text:p>10.50 — 1958, 01.01.51 — 3814, 01.01.52 — 11 207, 01.01.53 — 13 030 (УРО).</text:p>
          </table:table-cell>
          <table:table-cell office:value-type="string" calcext:value-type="string">
            <text:p>нач. — п/п Арайс Я.Ф., с 12.05.50 — не ранее 03.06.52 [1, 11, 9, 15, 6]&lt;SUP&gt;8&lt;/SUP&gt;;&lt;br&gt; и.о. нач. — полк. в/с Кокшаев В.И. (упом. 18.08.51) [4. Л. 49];&lt;br&gt; нач. — он же, с 01.04.53 по 29.04.53&lt;SUP&gt;9&lt;/SUP&gt; [16, 17];&lt;br&gt; з/н — полк. Кокшаев В.И., с 14.04.51 — ? [18].</text:p>
          </table:table-cell>
          <table:table-cell office:value-type="string" calcext:value-type="string">
            <text:p>1956 г. — в УИТЛК УМВД по Хабаровскому кр.: л/д з/к — 9821, материалы делопроизводства — 748;&lt;br&gt; в Дорожном архиве (г. Котлас): л/д вольнонаемных производственного сектора;&lt;br&gt; в УИТЛК УМВД по Сахалинской обл.: л/д и служебные карточки сотрудников ЛО № 3;&lt;br&gt; в 1-м Спецотделе УМВД по Омской обл.: л/д офицеров;&lt;br&gt; в Центр. ГА РСФСР Дальнего Востока (г. Томск): л/д вольнонаемных, рядовых и сержантов {1}. 1997 г. — в ГА Хабаровского кр.: документы политотдела ИТЛ [19].</text:p>
          </table:table-cell>
          <table:table-cell office:value-type="string" calcext:value-type="string">
            <text:p>&lt;SUP&gt;1&lt;/SUP&gt; Сведения о закрытии ИТЛ в {3} ошибочны.&lt;br&gt;&lt;SUP&gt;2&lt;/SUP&gt; Согласно [20], Упр. ИТЛ и Стр-ва 507 подчинено нач. НИЖНЕ-АМУРСКОГО ИТЛ. Отменен 14.04.51 [5].&lt;br&gt;&lt;SUP&gt;3&lt;/SUP&gt; Сведения о дислокации ИТЛ в {1} ошибочны (ср. СТРОИТЕЛЬСТВО 6 И ИТЛ).&lt;br&gt;&lt;SUP&gt;4&lt;/SUP&gt; Скорее всего, в 1950–1952 гг. п/я 2, так как литер включали в № п/я не ранее конца 1952 г.&lt;br&gt;&lt;SUP&gt;5&lt;/SUP&gt; Объект № 6 МПС — тоннель под Татарским проливом.&lt;br&gt;&lt;SUP&gt;6&lt;/SUP&gt; Передано СТРОИТЕЛЬСТВУ 6 И ИТЛ МВД [9, 10].&lt;br&gt;&lt;SUP&gt;7&lt;/SUP&gt; Совместно с Нижнеамурлагом [14. Л. 1–4].&lt;br&gt;&lt;SUP&gt;8&lt;/SUP&gt; На 10.05.53 — нач. Стр-ва 507 МПС [12. Л. 3–17].&lt;br&gt;&lt;SUP&gt;9&lt;/SUP&gt; Формально уволен позднее, так как упом. 17.06.53 [17].</text:p>
          </table:table-cell>
          <table:table-cell/>
          <table:table-cell office:value-type="string" calcext:value-type="string">
            <text:p>&lt;ol compact&gt;&lt;li&gt;Пр. 00310 МВД от 12.05.50.&lt;br&gt;&lt;li&gt;ГАРФ. Ф. 9414. Оп. 1д. Д. 293.&lt;br&gt;&lt;li&gt;Там же. Оп. 1. Д. 165.&lt;br&gt;&lt;li&gt;Там же. Д. 484.&lt;br&gt;&lt;li&gt;Пр. 00185 МВД от 14.04.51.&lt;br&gt;&lt;li&gt;Пр. 01298 МВД от 27.11.52.&lt;br&gt;&lt;li&gt;Пр. 00514 МВД от 29.07.50.&lt;br&gt;&lt;li&gt;Пр. 00186 МВД от 14.04.51.&lt;br&gt;&lt;li&gt;Пр. 00472 МВД от 03.06.52. &lt;br&gt;&lt;li&gt;Пр. 0060 МВД от 07.02.53.&lt;br&gt;&lt;li&gt;Пр. 0464 МВД от 22.03.52.&lt;br&gt;&lt;li&gt;ГАРФ. Ф. 9414. Оп. 1. Д. 166.&lt;br&gt;&lt;li&gt;Пр. 033 МВД от 07.01.53.&lt;br&gt;&lt;li&gt;ГАРФ. Ф. 9414. Оп. 1. Д. 377.&lt;br&gt;&lt;li&gt;Пр. 01178 МВД от 18.10.52.&lt;br&gt;&lt;li&gt;Пр. 022/л МЮ от 01.04.53.&lt;br&gt;&lt;li&gt;ГАРФ. Ф.9414. Оп.1. Д.183. Л.168–205.&lt;br&gt;&lt;li&gt;Пр. 478лс МВД от 14.04.51.&lt;br&gt;&lt;li&gt;Письмо ГА Хабаровского кр. № 2–11/8 от 20.02.97.&lt;br&gt;&lt;li&gt;Пр. 0797 МВД от 06.12.50.&lt;/ol&gt;</text:p>
          </table:table-cell>
          <table:table-cell office:value-type="string" calcext:value-type="string">
            <text:p>07.02.53 2-е строит.-лаг. отделение ИТЛ и Стр-ва 507 передано ИТЛ и Стр-ву 6 со всем контингентом з/к, кроме ЛП в Де-Кастри и ЛП в Софийском [10].</text:p>
          </table:table-cell>
          <table:table-cell office:value-type="string" calcext:value-type="string">
            <text:p>&lt;a href=r3-253.html&gt;НИЖНЕ-АМУРСКИЙ ИТЛ&lt;/a&gt;,&lt;br&gt; &lt;a href=r3-327.html&gt;СТРОИТЕЛЬСТВО 6 И ИТЛ&lt;/a&gt;,&lt;br&gt; &lt;a href=r3-352.html&gt;СТРОИТЕЛЬСТВО 506 И ИТЛ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508 И ИТЛ</text:p>
          </table:table-cell>
          <table:table-cell office:value-type="string" calcext:value-type="string">
            <text:p>ИТЛ и Строительство 508</text:p>
          </table:table-cell>
          <table:table-cell office:value-type="string" calcext:value-type="string">
            <text:p>организован 09.11.50 [1]&lt;SUP&gt;1&lt;/SUP&gt;;&lt;br&gt; закрыт 14.05.53 — переименован в УЛЬМИНСКИЙ ИТЛ {22}.</text:p>
          </table:table-cell>
          <table:table-cell/>
          <table:table-cell office:value-type="string" calcext:value-type="string">
            <text:p>ГУЛЖДС с 09.11.50 [1];&lt;br&gt; ГУЛАГ МЮ с 02.04.53 {18, 21}&lt;SUP&gt;2&lt;/SUP&gt;.</text:p>
          </table:table-cell>
          <table:table-cell office:value-type="string" calcext:value-type="string">
            <text:p>Хабаровский кр., г.Советская Гавань [1], {18}.</text:p>
          </table:table-cell>
          <table:table-cell office:value-type="string" calcext:value-type="string">
            <text:p>ЕК с 17.11.50 [2].</text:p>
          </table:table-cell>
          <table:table-cell office:value-type="string" calcext:value-type="string">
            <text:p>Море {18}.</text:p>
          </table:table-cell>
          <table:table-cell office:value-type="string" calcext:value-type="string">
            <text:p>Хабаровский кр., г.Советская Гавань, п/о 5, п/я 143 [3. Л. 16–21];&lt;br&gt; п/я ЕК-143 {18}.</text:p>
          </table:table-cell>
          <table:table-cell office:value-type="string" calcext:value-type="string">
            <text:p>развитие и стр-во порта Ванино, участие в стр-ве з-да № 372 [1, 4–6]&lt;SUP&gt;3&lt;/SUP&gt;, стр-во ж/д ветки и автодороги Совгавань-Сортировочная до з-да 372 [7], кирп. з-дов на ст. Пивань и в бух. Фальшивая&lt;SUP&gt;4&lt;/SUP&gt;, з-да сборных ЖБК [8], лесогородков для обеспечения нужд стр-ва з-да № 372 [9], развитие и стр-во ж/д ст. Токи, Ванино, Сортировочная и вторых путей ж/д линии Ванино—Токи МПС [4], ТЭЦ в г.Совгавань [5], договорные работы с з-дами № 1 Мин. морского флота (до 15.03.52) и № 263 [3. Л. 16–21], [10], стр-во зданий аэропорта на аэродроме Знаменская в Совгавани для гражданского воздушного флота [11], жилищное и культурно-бытовое стр-во, добыча гравия, песка, щебня [6], лесозаготовки (передан леспромхоз и лесопильный з-д № 20 Минлеспрома с 25.03.52) [12], проектно-изыскательские работы на будущей ж/д линии Варфоломеевка—Чугуевка—бух. Ольга и ж.д. Чугуевка—Сергеевка (с привлечением стройбатов) [13], подсобное с.х. (отделение совхоза Ванинской базы Уська-Русская&lt;SUP&gt;5&lt;/SUP&gt;) [14], стр-во военно-продовольственного пункта на ст. Совгавань-Сортировочная (для МПС) [15].</text:p>
          </table:table-cell>
          <table:table-cell office:value-type="string" calcext:value-type="string">
            <text:p>05.51 — 5199, 12.51 — 14 882, 01.01.52 — 14 599 (УРО).</text:p>
          </table:table-cell>
          <table:table-cell office:value-type="string" calcext:value-type="string">
            <text:p>нач.— Свиридов А.С., с 08.02.51 по 12.01.52 [16, 17];&lt;br&gt; г/м Егоров С.Е., с 12.01.52 — ?[17];&lt;br&gt; и.о. нач. — полк. в/с Строителев Н.П., с 01.04.53&lt;SUP&gt;6&lt;/SUP&gt; — ?&lt;SUP&gt;7&lt;/SUP&gt; [18].</text:p>
          </table:table-cell>
          <table:table-cell office:value-type="string" calcext:value-type="string">
            <text:p>См. УЛЬМИНСКИЙ ИТЛ.</text:p>
          </table:table-cell>
          <table:table-cell office:value-type="string" calcext:value-type="string">
            <text:p>&lt;SUP&gt;1&lt;/SUP&gt; Разрешить ГУЛЖДС передислоцировать освобождающийся 15.11.50 л.с. спец. Упр. ИТЛ и Стр-ва 505 МВД из г.Красноярска в г.Сов. Гавань [1].&lt;br&gt;&lt;SUP&gt;2&lt;/SUP&gt; По производственным вопросам — ГУЖДС МПС (на 04.53) [22].&lt;br&gt;&lt;SUP&gt;3&lt;/SUP&gt; Для работ в порту Ванино из НИЖНЕ-АМУРСКОГО ИТЛ переданы стройотделение и лагпункты Портстроя, занятые на этих работах [1].&lt;br&gt;&lt;SUP&gt;4&lt;/SUP&gt; Позднее вместо стр-ва кирп. з-да в бух. Фальшивая предусмотрено расширение по договору с НИЖНЕ-АМУРСКИМ ИТЛ Хапсальского кирп. з-да в г.Комсомольске-на-Амуре (за счет части сметы на стр-во з-да 372 МСП) [23].&lt;br&gt;&lt;SUP&gt;5&lt;/SUP&gt; Передано Стр-ву 508 от Дальстроя [14].&lt;br&gt;&lt;SUP&gt;6&lt;/SUP&gt; С.Е.Егоров упом. также 11.04.53 [22]. Скорее всего, Н.П.Строителев фактически к этому времени еще не вступил в должность нач. ИТЛ.&lt;br&gt;&lt;SUP&gt;7&lt;/SUP&gt; Скорее всего, оставался и.о. нач. ИТЛ до его переименования, так как позднее назначен нач. УЛЬМИНСКОГО ИТЛ.</text:p>
          </table:table-cell>
          <table:table-cell/>
          <table:table-cell office:value-type="string" calcext:value-type="string">
            <text:p>&lt;ol compact&gt;&lt;li&gt;Пр. 00671 МВД от 09.11.50.&lt;br&gt;&lt;li&gt;Пр. 0759 МВД от 17.11.50.&lt;br&gt;&lt;li&gt;ГАРФ. Ф. 9414. Оп. 1. Д. 500.&lt;br&gt;&lt;li&gt;Пр. 0296 МВД от 07.02.52. &lt;br&gt;&lt;li&gt;Пр. 00355 МВД от 15.03.52.&lt;br&gt;&lt;li&gt;Пр. 00384 МВД от 05.04.52.&lt;br&gt;&lt;li&gt;Пр. 00655 МВД от 11.10.51.&lt;br&gt;&lt;li&gt;Пр. 00928 МВД от 29.12.51.&lt;br&gt;&lt;li&gt;Пр. 00929 МВД от 29.12.51.&lt;br&gt;&lt;li&gt;Расп. 495 МВД от 15.03.52&lt;br&gt;&lt;li&gt;Пр. 00439 МВД от 14.05.52.&lt;br&gt;&lt;li&gt;Пр. 0419 МВД от 25.03.52.&lt;br&gt;&lt;li&gt;Пр. 0861 МВД от 21.07.52. &lt;br&gt;&lt;li&gt;Расп. 1008 МВД от 17.09.51.&lt;br&gt;&lt;li&gt;Расп. 478 МВД от 17.06.52. &lt;br&gt;&lt;li&gt;Пр. 162лс МВД от 08.02.51.&lt;br&gt;&lt;li&gt;Пр. 46лс МВД от 12.01.52.&lt;br&gt;&lt;li&gt;Пр. 022/л МЮ от 01.04.53.&lt;br&gt;&lt;li&gt;Пр. 00420 МВД от 26.04.52.&lt;br&gt;&lt;li&gt;Пр. 00510 МВД от 07.07.52.&lt;br&gt;&lt;li&gt;Пр. 00911 МВД от 18.11.52.&lt;br&gt;&lt;li&gt;ГАРФ. Ф. 9414. Оп. 1. Д. 183. Л. 206.&lt;br&gt;&lt;li&gt;Расп. 830 МВД от 06.06.52.&lt;/ol&gt;</text:p>
          </table:table-cell>
          <table:table-cell office:value-type="string" calcext:value-type="string">
            <text:p>В составе УИТЛ И Стр-ва 508 находились ВСЧ. На 26.04.52 — 7 отдельных военно-строит. батальонов;&lt;br&gt; тогда же приказано сформировать еще 23 [19] (см. также [20, 21]).</text:p>
          </table:table-cell>
          <table:table-cell office:value-type="string" calcext:value-type="string">
            <text:p>&lt;a href=r3-253.html&gt;НИЖНЕ-АМУРСКИЙ ИТЛ&lt;/a&gt;,&lt;br&gt; &lt;a href=r3-351.html&gt;СТРОИТЕЛЬСТВО 505 И ИТЛ&lt;/a&gt;,&lt;br&gt; &lt;a href=r3-358.html&gt;СТРОИТЕЛЬСТВО 513 И ИТЛ&lt;/a&gt;,&lt;br&gt; &lt;a href=r3-359.html&gt;СТРОИТЕЛЬСТВО 514 И ИТЛ&lt;/a&gt;,&lt;br&gt; &lt;a href=r3-429.html&gt;УЛЬМИНСКИЙ ИТЛ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509 И ИТЛ</text:p>
          </table:table-cell>
          <table:table-cell/>
          <table:table-cell office:value-type="string" calcext:value-type="string">
            <text:p>организован 25.08.51 [1]&lt;SUP&gt;1&lt;/SUP&gt;;&lt;br&gt; закрыт 29.04.53 (передан в состав БЕЛОРЕЧЕНСКОГО ИТЛ&lt;SUP&gt;2&lt;/SUP&gt;) {35}.</text:p>
          </table:table-cell>
          <table:table-cell/>
          <table:table-cell office:value-type="string" calcext:value-type="string">
            <text:p>ГУЛЖДС с 25.08.51 [1], {31};&lt;br&gt; ГУЛАГ МЮ с 02.04.53 {33}.</text:p>
          </table:table-cell>
          <table:table-cell office:value-type="string" calcext:value-type="string">
            <text:p>временно — ст. Апатиты (в р-не г.Кировска)&lt;SUP&gt;3&lt;/SUP&gt; [1], [2. Л. 2];&lt;br&gt; ст. Титан Кировской ж.д. [2. Л. 2];&lt;br&gt; Мурманская обл., г.Кировск {31}, [2. Л. 2].</text:p>
          </table:table-cell>
          <table:table-cell office:value-type="string" calcext:value-type="string">
            <text:p>ЖВ с 25.08.51 [1], {31}, [2. Л. 1].</text:p>
          </table:table-cell>
          <table:table-cell office:value-type="string" calcext:value-type="string">
            <text:p>Ключ {31}.</text:p>
          </table:table-cell>
          <table:table-cell office:value-type="string" calcext:value-type="string">
            <text:p>Мурманская обл., г.Кировск, п/я ЖВ-16&lt;SUP&gt;4&lt;/SUP&gt; {31}, [2. Л. 2].</text:p>
          </table:table-cell>
          <table:table-cell office:value-type="string" calcext:value-type="string">
            <text:p>стр-во ж.д. Апатиты—Кейва&lt;SUP&gt;5&lt;/SUP&gt;—Поной с веткой к бух. Иоканьга [1], [2. Л. 2] и ж.д. Умбозеро—Лесной (с 12.10.51)&lt;SUP&gt;6&lt;/SUP&gt; [3], лесозаготовки, деревообработка и производство стройматериалов, швейные и обувные предприятия [4. Л. 125–174], предполагалось стр-во военно-морских баз в бух. Поной и Иоканьга в 1953–1955 гг. [5].</text:p>
          </table:table-cell>
          <table:table-cell office:value-type="string" calcext:value-type="string">
            <text:p>12.51 — 814, 01.01.52 — 805, 01.01.53 — 4856 (УРO).</text:p>
          </table:table-cell>
          <table:table-cell office:value-type="string" calcext:value-type="string">
            <text:p>нач. — инж.-майор (инж.-п/п) Мельник И.Г., с 25.08.51 — не ранее 21.07.52 [1, 6];&lt;br&gt; и.о. нач. — п/п в/с Свиридов А.С., с 01.04.53 — ? [7];&lt;br&gt; з/н — п/п Ефимов Н.Л., с 25.08.51 по 03.06.52 [1, 8];&lt;br&gt; п/п в/с Свиридов А.С., с 03.09.52 по 07.10.53 [9, 10].</text:p>
          </table:table-cell>
          <table:table-cell office:value-type="string" calcext:value-type="string">
            <text:p>1956 г. — в ОИТК УМВД по Мурманской обл. в фонде БЕЛОРЕЧЕНСКОГО ИТЛ: л/д з/к — 2676, материалы делопроизводства — 733, л/д и служебные карточки сотрудников;&lt;br&gt; в ГА Мурманской обл.: пр. Упр. по л.с. и организационным вопросам;&lt;br&gt; в Дорожном архиве Печорской ж.д. (г. Котлас): л/д вольнонаемных производственного сектора {1}. 1997 г. — в ГА Мурманской обл.: приказы нач. Упр. по основной деятельности и л.с., планы и отчеты, отдельные списки работников Упр. и з/к, акты о смерти з/к, документы об условиях содержания з/к [11].</text:p>
          </table:table-cell>
          <table:table-cell office:value-type="string" calcext:value-type="string">
            <text:p>&lt;SUP&gt;1&lt;/SUP&gt; Для обеспечения работ в период организации Стр-ва 509 из Печорлага вывезено 500 з/к (полностью организованный ЛП) [12].&lt;br&gt;&lt;SUP&gt;2&lt;/SUP&gt; Одновременно туда же передан ИТЛ КОМБИНАТА АПАТИТ {35}.&lt;br&gt;&lt;SUP&gt;3&lt;/SUP&gt; С последующим переводом Упр. на деповскую станцию ж/д линии Апатиты—Кейва—Поной [1].&lt;br&gt;&lt;SUP&gt;4&lt;/SUP&gt; Скорее всего, по крайней мере до осени 1952 г., п/я 16, так как литеры начали включать в номер п/я не ранее этого времени. В {1} п/я указан ошибочно.&lt;br&gt;&lt;SUP&gt;5&lt;/SUP&gt; Кейва — река бассейна р. Поной.&lt;br&gt;&lt;SUP&gt;6&lt;/SUP&gt; Часть (бОльшая?) работ выполнялась ВСЧ: планировалось к 01.12.51 иметь 5 батальонов, к 25.03.52 — еще 4, а всего 15 [13].</text:p>
          </table:table-cell>
          <table:table-cell/>
          <table:table-cell office:value-type="string" calcext:value-type="string">
            <text:p>&lt;ol compact&gt;&lt;li&gt;Пр. 00601 МВД от 25.08.51.&lt;br&gt;&lt;li&gt;ГАРФ. Ф. 9414. Оп. 1д. Д. 294.&lt;br&gt;&lt;li&gt;Пр. 00730 МВД от 12.10.51.&lt;br&gt;&lt;li&gt;ГАРФ. Ф. 9401. Оп. 12. Д. 500.&lt;br&gt;&lt;li&gt;Пр. 00455 МВД от 26.05.52.&lt;br&gt;&lt;li&gt;Пр. 0866 МВД от 21.07.52. &lt;br&gt;&lt;li&gt;Пр. 022/л от 01.04.53.&lt;br&gt;&lt;li&gt;Пр. 00479 МВД от 03.06.52.&lt;br&gt;&lt;li&gt;Пр. 1024лс МВД от 03.09.52.&lt;br&gt;&lt;li&gt;Пр. 1101/лг МЮ от 07.10.53.&lt;br&gt;&lt;li&gt;Письмо ГА Мурманской обл. № 2 от 31.01.97.&lt;br&gt;&lt;li&gt;Расп. 1030 МВД от 20.09.51.&lt;br&gt;&lt;li&gt;Пр. 00745 МВД от 20.10.51.&lt;/ol&gt;</text:p>
          </table:table-cell>
          <table:table-cell table:number-columns-repeated="2"/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510 И ИТЛ</text:p>
          </table:table-cell>
          <table:table-cell/>
          <table:table-cell office:value-type="string" calcext:value-type="string">
            <text:p>организован 12.10.51 [1];&lt;br&gt; закрыт 29.04.53 {35}.</text:p>
          </table:table-cell>
          <table:table-cell/>
          <table:table-cell office:value-type="string" calcext:value-type="string">
            <text:p>ГУЛЖДС с 12.10.51 [1] {31};&lt;br&gt; ГУЛАГ МЮ с 02.04.53 {33}.</text:p>
          </table:table-cell>
          <table:table-cell office:value-type="string" calcext:value-type="string">
            <text:p>в р-не г.Архангельска (временно)&lt;SUP&gt;1&lt;/SUP&gt; [1];&lt;br&gt; Архангельская обл., г.Архангельск {31}, [2. Разд. 1. Л. 2], [3. Л. 90–99].</text:p>
          </table:table-cell>
          <table:table-cell office:value-type="string" calcext:value-type="string">
            <text:p>ЖЖ с 12.10.51 [1] {31}, [2. Разд. 1. Л. 1].</text:p>
          </table:table-cell>
          <table:table-cell office:value-type="string" calcext:value-type="string">
            <text:p>Антенна {31}.</text:p>
          </table:table-cell>
          <table:table-cell office:value-type="string" calcext:value-type="string">
            <text:p>г.Архангельск, п/я 4 [2. Разд. 1. Л. 2];&lt;br&gt; п/я ЖЖ-4 {31}.</text:p>
          </table:table-cell>
          <table:table-cell office:value-type="string" calcext:value-type="string">
            <text:p>стр-во ж.д. Архангельск—Ручьи—Мезень, подъездных путей к 2-м объектам в р-не Инцы и Ручьи, паромной переправы в р-не Архангельска&lt;SUP&gt;2&lt;/SUP&gt; [1], восстановление Уемского кирп. з-да (с 29.01.53) [4], лесозаготовки, лесовывоз, производство стройматериалов, швейные, обувные и рем.-мех. предприятия [5].</text:p>
          </table:table-cell>
          <table:table-cell office:value-type="string" calcext:value-type="string">
            <text:p>12.51 — 500, 01.01.52 — 496, 01.01.53 — 3036 (УРО) 01.04.53 — 2962, 01.05.53 — 1423 &lt;SUP&gt;3&lt;/SUP&gt; [2. Разд. 3. Л. 3, 4].</text:p>
          </table:table-cell>
          <table:table-cell office:value-type="string" calcext:value-type="string">
            <text:p>нач. — инж.-п/п Касперович И.И., с 12.10.51 — не ранее 29.01.53 [1, 2]&lt;SUP&gt;4&lt;/SUP&gt;;&lt;br&gt; и.о. нач. — полк. мед. сл. Лойдин Д.М. (упом. 21.07.52) [6];&lt;br&gt; майор в/с Редченко Н.А., с 01.04.53 по 10.11.53 [7, 8];&lt;br&gt; з/н — полк. мед. сл. Лойдин Д.М., с 24.12.51 по 19.05.53 [9, 10].</text:p>
          </table:table-cell>
          <table:table-cell office:value-type="string" calcext:value-type="string">
            <text:p>В УИТЛК УМВД по Архангельской обл.: л/д з/к — 1624, материалы делопроизводства — 217, служебные карточки сотрудников;&lt;br&gt; в отделе кадров УИТЛК УМВД по Архангельской обл.: л/д сотрудников;&lt;br&gt; в архиве ПЕЧОРСКОГО ИТЛ: материалы делопроизводства, тех. материалы;&lt;br&gt; в Дорожном архиве Печорской ж.д. (г. Котлас): л/д вольнонаемных производственного сектора {1}.</text:p>
          </table:table-cell>
          <table:table-cell office:value-type="string" calcext:value-type="string">
            <text:p>&lt;SUP&gt;1&lt;/SUP&gt; Согласно [1], предполагалось впоследствии перевести Упр. на деповскую станцию ж/д линии Архангельск—Ручьи—Мезень [1].&lt;br&gt;&lt;SUP&gt;2&lt;/SUP&gt; Часть (бОльшая?) работ выполнялась ВСЧ: планировалось к 01.01.52 иметь 5 батальонов, к 15.06.52 — еще 5 [11, 12].&lt;br&gt;&lt;SUP&gt;3&lt;/SUP&gt; 24.11.51 из КУРЬЯНОВСКОГО и МАРКОВСКОГО ИТЛ принято 500 з/к [13].&lt;br&gt;&lt;SUP&gt;4&lt;/SUP&gt; На 09.05.53 — нач. Стр-ва 510 МПС [3. Л. 90–99].</text:p>
          </table:table-cell>
          <table:table-cell/>
          <table:table-cell office:value-type="string" calcext:value-type="string">
            <text:p>&lt;ol compact&gt;&lt;li&gt;Пр. 00730 МВД от 12.10.51.&lt;br&gt;&lt;li&gt;ГАРФ. Ф. 9414. Оп. 1д. Д. 295.&lt;br&gt;&lt;li&gt;Там же. Оп. 1. Д. 166.&lt;br&gt;&lt;li&gt;Пр. 95 МВД от 29.01.53. &lt;br&gt;&lt;li&gt;Пр. 033 МВД от 07.01.53.&lt;br&gt;&lt;li&gt;Пр. 517/лг МЮ от 18.06.53.&lt;br&gt;&lt;li&gt;Пр. 022/л МЮ от 01.04.53.&lt;br&gt;&lt;li&gt;Пр. 0108/л МЮ от 26.12.53.&lt;br&gt;&lt;li&gt;Пр. 1775лс МВД от 24.12.51.&lt;br&gt;&lt;li&gt;Пр. 368/л МЮ от 19.05.53.&lt;br&gt;&lt;li&gt;Пр. 0802 МВД от 15.11.51. &lt;br&gt;&lt;li&gt;Пр. 00432 МВД от 12.05.52.&lt;br&gt;&lt;li&gt;ГАРФ. Ф. 9414. Оп. 1д. Д. 163.&lt;/ol&gt;</text:p>
          </table:table-cell>
          <table:table-cell table:number-columns-repeated="2"/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511 И ИТЛ</text:p>
          </table:table-cell>
          <table:table-cell/>
          <table:table-cell office:value-type="string" calcext:value-type="string">
            <text:p>организован 23.04.51 [1];&lt;br&gt; закрыт 29.04.53 (передан в ОИТК Мурманской обл. с реорг. последнего в УИТЛК) {35}, [2. Л. 105–109].</text:p>
          </table:table-cell>
          <table:table-cell/>
          <table:table-cell office:value-type="string" calcext:value-type="string">
            <text:p>ГУЛЖДС с 23.04.51 [1], [3. Разд. 1. Л. 1], {31};&lt;br&gt; ГУЛАГ МЮ с 02.04.53 {31, 33}.</text:p>
          </table:table-cell>
          <table:table-cell office:value-type="string" calcext:value-type="string">
            <text:p>г.Мурманск на 23.04.51 [1], [3. Разд. 1. Л. 2]&lt;SUP&gt;1&lt;/SUP&gt;;&lt;br&gt; Мурманская обл., Кольский р-н, пос. Мурмаши на 27.02.53 {31}, [2. Л. 105–109, 164–179], [3. Разд. 1. Л. 1], [4. Л. 1–18].</text:p>
          </table:table-cell>
          <table:table-cell office:value-type="string" calcext:value-type="string">
            <text:p>ДВ с 23.04.51 [1], [3. Разд. 1. Л. 1], {31}.</text:p>
          </table:table-cell>
          <table:table-cell office:value-type="string" calcext:value-type="string">
            <text:p>Трактор {31}.</text:p>
          </table:table-cell>
          <table:table-cell office:value-type="string" calcext:value-type="string">
            <text:p>Мурманская обл., Кольский р-н, пос. Мурмаши, п/я 10&lt;SUP&gt;2&lt;/SUP&gt; [3. Разд. 1. Л. 2];&lt;br&gt; п/я ДВ-10 на 27.02.53 {31}.</text:p>
          </table:table-cell>
          <table:table-cell office:value-type="string" calcext:value-type="string">
            <text:p>стр-во ж.д. Кица—Печенга—Линахамари (Лиинахамари) [1], [3. Разд. 1. Л. 2], [4. Л. 1–18]&lt;SUP&gt;3&lt;/SUP&gt;, ж/д ветки широкой колеи к аэродромам ВВС Северного Флота Килп-Явр (ныне Килпъявр) и Луостари (8–10 км каждая) с присоединением этих веток к строящейся ж.д. Кица—Печенга—Линахамари [5], лесозаготовки, земляные и карьерные работы, строит. и дорожные работы [3. Разд. 3. Л. 2–19], [4. Л. 1–18].</text:p>
          </table:table-cell>
          <table:table-cell office:value-type="string" calcext:value-type="string">
            <text:p>07.51 — 1888, 12.51 — 5162, 01.01.52 — 5105, 01.01.53 — 5318, 07.53 — нет (УРО);&lt;br&gt; 25.05.53 — 1573 [2. Л. 105–109].</text:p>
          </table:table-cell>
          <table:table-cell office:value-type="string" calcext:value-type="string">
            <text:p>нач. — инж.-майор Цвелодуб Б.И., с 23.04.51 — не ранее 16.02.53 [1], [3. Разд. 4. Л. 2], [5]&lt;SUP&gt;4&lt;/SUP&gt;;&lt;br&gt; и.о. нач. — майор в/с Сретенский С.С. (упом. 01.03.52) [3. Разд. 1. Л. 3] и с 01.04.53 по 19.05.53 [6, 7];&lt;br&gt; з/н — майор Сретенский С.С. с 23.4.51 — ? [1].</text:p>
          </table:table-cell>
          <table:table-cell office:value-type="string" calcext:value-type="string">
            <text:p>В ОИТК УМВД по Мурманской обл.: л/д з/к — 5403, материалы делопроизводства — 82, л/д и служебные карточки вольнонаемных {1}.</text:p>
          </table:table-cell>
          <table:table-cell office:value-type="string" calcext:value-type="string">
            <text:p>&lt;SUP&gt;1&lt;/SUP&gt; Временная дислокация, позднее — перевести на деповскую станцию строящейся ж.д. [1].&lt;br&gt;&lt;SUP&gt;2&lt;/SUP&gt; Вероятно, по крайней мере до осени 1952 г., п/я 10, так как литеры начали включать в номер п/я не ранее этого времени.&lt;br&gt;&lt;SUP&gt;3&lt;/SUP&gt; Стр-во северного участка ж.д., примыкающего к гос. границе с Норвегией, от перехода через р. Западная Лица до Линахамари осуществлялось силами 5 строит. батальонов (2-е строит. отд.) [4. Л. 1–18].&lt;br&gt;&lt;SUP&gt;4&lt;/SUP&gt; Б. гл. инж. СТРОИТЕЛЬСТВА 503 И ИТЛ [1];&lt;br&gt; на 10.05.53 — нач. Стр-ва 511 ГУЖДС МПС [2. Л. 164–179].</text:p>
          </table:table-cell>
          <table:table-cell/>
          <table:table-cell office:value-type="string" calcext:value-type="string">
            <text:p>&lt;ol compact&gt;&lt;li&gt;Пр. 00207 МВД от 23.04.51.&lt;br&gt;&lt;li&gt;ГАРФ. Ф. 9414. Оп. 1. Д. 166.&lt;br&gt;&lt;li&gt;Там же. Оп. 1д. Д. 296.&lt;br&gt;&lt;li&gt;Там же. Оп. 1. Д. 657. 00294 МВД от 02.02.52.&lt;br&gt;&lt;li&gt;Пр. 022/л МЮ от 01.04.53.&lt;br&gt;&lt;li&gt;Пр. 368/л МЮ от 19.05.53.&lt;/ol&gt;</text:p>
          </table:table-cell>
          <table:table-cell table:number-columns-repeated="2"/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513 И ИТЛ</text:p>
          </table:table-cell>
          <table:table-cell/>
          <table:table-cell office:value-type="string" calcext:value-type="string">
            <text:p>организован 03.09.52 [1] и 30.09.52 [2]&lt;SUP&gt;1&lt;/SUP&gt;;&lt;br&gt; закрыт 29.04.53 — лаг. подр. переданы в УИТЛК УМЮ по Приморскому кр. {35}, [3. Л. 339–352].</text:p>
          </table:table-cell>
          <table:table-cell/>
          <table:table-cell office:value-type="string" calcext:value-type="string">
            <text:p>ГУЛЖДС с момента организации;&lt;br&gt; ГУЛАГ МЮ с 02.04.53 {18, 21}.</text:p>
          </table:table-cell>
          <table:table-cell office:value-type="string" calcext:value-type="string">
            <text:p>Приморский кр., Чугуевский р-н, с.Чугуевка [1, 2], [4. Разд. 1. Л. 2], {18}.</text:p>
          </table:table-cell>
          <table:table-cell office:value-type="string" calcext:value-type="string">
            <text:p>ИД с 03.09.52 [1], [4. Разд. 1. Л. 1], {18}.</text:p>
          </table:table-cell>
          <table:table-cell office:value-type="string" calcext:value-type="string">
            <text:p>Молния {18}.</text:p>
          </table:table-cell>
          <table:table-cell office:value-type="string" calcext:value-type="string">
            <text:p>Приморский кр., Чугуевский р-н, с.Чугуевка, п/я ИД-28 {18}.</text:p>
          </table:table-cell>
          <table:table-cell office:value-type="string" calcext:value-type="string">
            <text:p>стр-во ж.д. Варфоломеевка—Чугуевка—бух. Ольга [1, 2], [4. Разд. 1. Л. 1], погрузочно-разгрузочные работы, обустройство поселков и лагпунктов на стр-ве ж.д. [4. Разд. 3. Л. 2].</text:p>
          </table:table-cell>
          <table:table-cell office:value-type="string" calcext:value-type="string">
            <text:p>15.04.53 — 3173, 15.05.53 — 1456 [4. Разд. 4. Л. 25–29]&lt;SUP&gt;2&lt;/SUP&gt;.</text:p>
          </table:table-cell>
          <table:table-cell office:value-type="string" calcext:value-type="string">
            <text:p>нач. — п/п Боровицкий А.И.&lt;SUP&gt;3&lt;/SUP&gt;, с 30.09.52 — ? (упом. 19.01.53) [2], [4. Разд. 4. Л. 11, 11 об.];&lt;br&gt; и.о. нач. — п/п в/с Кислицин П.М.&lt;SUP&gt;4&lt;/SUP&gt;, с 01.04.53 по 29.04.53 [5], {35};&lt;br&gt; з/н — п/п Кислицин П.М., с 30.09.52 — не ранее 01.01.53 [2], [4. Разд. 3. Л. 1].</text:p>
          </table:table-cell>
          <table:table-cell office:value-type="string" calcext:value-type="string">
            <text:p>В УИТЛК УМВД по Приморскому кр.: материалы делопроизводства — 702, л/д офицеров, охраны, вольнонаемных;&lt;br&gt; в отделе кадров Печорстроя Минтрансстроя: л/д вольнонаемных {1, 2}.</text:p>
          </table:table-cell>
          <table:table-cell office:value-type="string" calcext:value-type="string">
            <text:p>&lt;SUP&gt;1&lt;/SUP&gt; Пр. [2] было продублировано решение об организации на базе ликвидируемого Упр. Стр-ва 503 и ИТЛ Упр. СТРОИТЕЛЬСТВА 513 И ИТЛ. На укомплектование ИТЛ Стр-ва 513 приказано обратить л.с. ликвидируемого Упр. ИТЛ и Стр-ва 503 [1].&lt;br&gt;&lt;SUP&gt;2&lt;/SUP&gt; 09.11.52 на стр-во прибыли 948 чел. з/к, в основном специалистов, переброшенных со Стр-ва 503 [4. Разд. 1. Л. 1].&lt;br&gt;&lt;SUP&gt;3&lt;/SUP&gt; А.И.Боровицкий — б. нач. СЕВЕРНОГО УПР. ИТЛ И СТРОИТЕЛЬСТВА 503 (на 10.05.53 — нач. Стр-ва 513 ГУЖДС МПС).&lt;br&gt;&lt;SUP&gt;4&lt;/SUP&gt; П.М.Кислицин — б. нач. отдела режима и оперативной работы того же Упр. [3. Л. 263–277].</text:p>
          </table:table-cell>
          <table:table-cell/>
          <table:table-cell office:value-type="string" calcext:value-type="string">
            <text:p>&lt;ol compact&gt;&lt;li&gt;Пр. 00733 МВД от 03.09.52.&lt;br&gt;&lt;li&gt;Пр. 00776 МВД от 30.09.52.&lt;br&gt;&lt;li&gt;ГАРФ. Ф. 9414. Оп. 1. Д. 166.&lt;br&gt;&lt;li&gt;Там же. Оп. 1д. Д. 297. &lt;br&gt;&lt;li&gt;Пр. 022/л МЮ от 01.04.53.&lt;/ol&gt;</text:p>
          </table:table-cell>
          <table:table-cell/>
          <table:table-cell office:value-type="string" calcext:value-type="string">
            <text:p>&lt;a href=r3-304.html&gt;СЕВЕРНОЕ УПР. ИТЛ И СТРОИТЕЛЬСТВА 503&lt;/a&gt;,&lt;br&gt; &lt;a href=r3-359.html&gt;СТРОИТЕЛЬСТВО 514 И ИТЛ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514 И ИТЛ</text:p>
          </table:table-cell>
          <table:table-cell/>
          <table:table-cell office:value-type="string" calcext:value-type="string">
            <text:p>организован между 17.03.49 [1] и 06.04.49 [2]&lt;SUP&gt;1&lt;/SUP&gt; (переименован из СТРОИТЕЛЬСТВА 1418 И ИТЛ);&lt;br&gt; закрыт 14.05.53 (переименован в КРАСНОГОРСКИЙ ИТЛ) {36}.</text:p>
          </table:table-cell>
          <table:table-cell/>
          <table:table-cell office:value-type="string" calcext:value-type="string">
            <text:p>ГУЛПС (как преемник СТРОИТЕЛЬСТВА 1418 И ИТЛ);&lt;br&gt; ГУЛАГ МЮ с 02.04.53 {33}.</text:p>
          </table:table-cell>
          <table:table-cell office:value-type="string" calcext:value-type="string">
            <text:p>Свердловская обл., г.Нижняя Тура [3. Разд. 1. Л. 2];&lt;br&gt; г.Свердловск {1, 34}, [4].</text:p>
          </table:table-cell>
          <table:table-cell office:value-type="string" calcext:value-type="string">
            <text:p>ВО — перешел от предшественника {3}.</text:p>
          </table:table-cell>
          <table:table-cell office:value-type="string" calcext:value-type="string">
            <text:p>Гора [3. Разд. 1. Л. 2];&lt;br&gt; Кама {34}.</text:p>
          </table:table-cell>
          <table:table-cell office:value-type="string" calcext:value-type="string">
            <text:p>Свердловская обл., г.Нижняя Тура, п/я 10 [3. Разд. 1. Л. 2];&lt;br&gt; Свердловская обл., г.Нижняя Тура, п/я 20 на 12.10.49 [5];&lt;br&gt; г.Свердловск, п/я ВО-20 {1};&lt;br&gt; г.Свердловск-45, п/я 20 [4], {34}.</text:p>
          </table:table-cell>
          <table:table-cell office:value-type="string" calcext:value-type="string">
            <text:p>стр-во Нижне-Туринской ГРЭС до 21.09.49 [6], ЛЭП-220 от Нижне-Туринской ГРЭС [7], з-да 718, бетонного, камнедробильного, асфальтобетонного з-дов, электровозных депо, проходка штолен и шахт, ж/д туннелей [8], стр-во з-да 418 [9], первой очереди объекта 917 [10], з-да минеральной ваты, цеха проката, изготовление шлакоблоков, лесозаготовки [11], стр-во казарм спец. частей ГУВО МГБ при з-де 718 [12], помольных установок для производства молотой негашеной извести [13], моста через р.Именную, з-да 814, работы по карьеру № 2 [14], стр-во ж/д ветки и автодороги [15], реконструкция установки СУ-20 и цеха ДМ [16], добыча строит. камня [17], работа на з-де ЖБИ и шлакоблочном з-де [18], подсобное с.х. [19], стр-во лесхоза [20], жилое и культурно-бытовое стр-во [21].</text:p>
          </table:table-cell>
          <table:table-cell office:value-type="string" calcext:value-type="string">
            <text:p>01.01.50 — 11 452, 01.01.51 — 11 324, 01.01.52 — 8278, 01.01.53 — 13 705 (УРО);&lt;br&gt; 01.05.53 — 8934 [3. Разд. 4. Л. 6].</text:p>
          </table:table-cell>
          <table:table-cell office:value-type="string" calcext:value-type="string">
            <text:p>нач. — инж.-полк. Зарицкий М.А., со дня переименования — по 11.04.49 [22];&lt;br&gt; г/м Бойков И.П., с 11.04.49 по 01.06.49 [22, 23]&lt;SUP&gt;2&lt;/SUP&gt;;&lt;br&gt; и.о. нач. — инж.-майор Захаров Д.С., с 01.06.49 по 24.08.49 [23, 24];&lt;br&gt; нач. — инж.-п/п Захаров Д.С., с 24.08.49 по 24.01.51 [24, 25];&lt;br&gt; инж.-майор Щебетовский С.Е., с 24.01.51 по 19.11.52 [25, 26];&lt;br&gt; полк. Штефан П.Т., с 19.11.52 — не ранее 17.01.53 [26, 27];&lt;br&gt; и.о. нач. — п/п в/с Артамонов А.В., с 01.04.53 — ? [28];&lt;br&gt; з/н — п/п Окаемов ?.?., ? — по 06.03.50 [29];&lt;br&gt; полк. Соколов В.П., с 06.03.50 — ? [29];&lt;br&gt; п/п Артамонов А.В., с 27.04.50 по 01.04.53 [3. Разд. 1. Л. 3об.].</text:p>
          </table:table-cell>
          <table:table-cell office:value-type="string" calcext:value-type="string">
            <text:p>В архиве КРАСНОГОРСКОГО ИТЛ {1}.</text:p>
          </table:table-cell>
          <table:table-cell office:value-type="string" calcext:value-type="string">
            <text:p>&lt;SUP&gt;1&lt;/SUP&gt; 17.03.49 — последнее отмеченное упом. Стр-ва 1418, 06.04.49 — первое встреченное упом. Стр-ва 514.&lt;br&gt;&lt;SUP&gt;2&lt;/SUP&gt; И.П.Бойков по совместительству был нач. СТРОИТЕЛЬСТВА 313 И ИТЛ [22].</text:p>
          </table:table-cell>
          <table:table-cell/>
          <table:table-cell office:value-type="string" calcext:value-type="string">
            <text:p>&lt;ol compact&gt;&lt;li&gt;ГАРФ. Ф. 9414. Оп. 1. Д. 95. Л. 129.&lt;br&gt;&lt;li&gt;Пр. 0202 МВД от 06.04.49.&lt;br&gt;&lt;li&gt;ГАРФ. Ф. 9414. Оп. 1. Д. 767.&lt;br&gt;&lt;li&gt;Там же. Д. 118. Л. 164.&lt;br&gt;&lt;li&gt;Пр. 00953 МВД от 12.10.49.&lt;br&gt;&lt;li&gt;Пр. 0640 МВД от 21.09.49. &lt;br&gt;&lt;li&gt;Пр. 0274 МВД от 23.04.51.&lt;br&gt;&lt;li&gt;Пр. 00299 МВД от 15.08.52.&lt;br&gt;&lt;li&gt;Пр. 00494 МВД от 25.06.52.&lt;br&gt;&lt;li&gt;Пр. 00611 МВД от 23.09.52.&lt;br&gt;&lt;li&gt;Пр. 00201 МВД от 17.01.52.&lt;br&gt;&lt;li&gt;Пр. 00132 МВД от 12.02.52.&lt;br&gt;&lt;li&gt;Пр. 0359 МВД от 25.05.50.&lt;br&gt;&lt;li&gt;Пр. 00576 МВД от 15.09.50.&lt;br&gt;&lt;li&gt;Пр. 0133 МВД от 27.02.51. &lt;br&gt;&lt;li&gt;Пр. 00295 МВД от 11.08.52.&lt;br&gt;&lt;li&gt;Пр. 00761 МВД от 20.09.52. &lt;br&gt;&lt;li&gt;Пр. 00603 МВД от 26.08.52.&lt;br&gt;&lt;li&gt;Пр. 1061 МВД от 15.11.52.&lt;br&gt;&lt;li&gt;Пр. 0016 МВД от 08.01.53.&lt;br&gt;&lt;li&gt;Пр. 00173 МВД от 06.03.50.&lt;br&gt;&lt;li&gt;Пр. 422лс МВД от 11.04.49.&lt;br&gt;&lt;li&gt;Пр. 609лс МВД от 01.06.49.&lt;br&gt;&lt;li&gt;Пр. 1136лс МВД от 24.08.49.&lt;br&gt;&lt;li&gt;Пр. 99лс МВД от 24.01.51.&lt;br&gt;&lt;li&gt;Пр. 1404лс МВД от 19.11.52. &lt;br&gt;&lt;li&gt;Пр. 0032 МВД от 17.01.53.&lt;br&gt;&lt;li&gt;Пр. 021/л МЮ от 01.04.53.&lt;br&gt;&lt;li&gt;Пр. 0145 МВД от 06.03.50.&lt;br&gt;&lt;li&gt;Расп. 650 МВД от 18.04.52. &lt;br&gt;&lt;li&gt;Пр. 00404 МВД от 18.04.52.&lt;/ol&gt;</text:p>
          </table:table-cell>
          <table:table-cell office:value-type="string" calcext:value-type="string">
            <text:p>18.04.52 Стр-ву 514 установлена 1-я степень секретности [30];&lt;br&gt; в тот же день объявлено, что выезд из зоны возможен только под подписку о неразглашении [31].</text:p>
          </table:table-cell>
          <table:table-cell office:value-type="string" calcext:value-type="string">
            <text:p>&lt;a href=r3-210.html&gt;КРАСНОГОРСКИЙ ИТЛ&lt;/a&gt;,&lt;br&gt; &lt;a href=r3-343.html&gt;СТРОИТЕЛЬСТВО 313 И ИТЛ&lt;/a&gt;,&lt;br&gt; &lt;a href=r3-391.html&gt;СТРОИТЕЛЬСТВО 1418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514 И ИТЛ ГУЛЖДС</text:p>
          </table:table-cell>
          <table:table-cell/>
          <table:table-cell office:value-type="string" calcext:value-type="string">
            <text:p>организован 30.09.52 [1]&lt;SUP&gt;1&lt;/SUP&gt;;&lt;br&gt; закрыт 29.04.53 {35} (вместе со СТРОИТЕЛЬСТВОМ 513 И ИТЛ — переданы в УИТЛК УМЮ по Приморскому кр.)&lt;SUP&gt;2&lt;/SUP&gt;.</text:p>
          </table:table-cell>
          <table:table-cell/>
          <table:table-cell office:value-type="string" calcext:value-type="string">
            <text:p>ГУЛЖДС с 30.09.52 [1], [2. Л. 1];&lt;br&gt; ГУЛАГ МЮ с 02.04.53 {33}.</text:p>
          </table:table-cell>
          <table:table-cell office:value-type="string" calcext:value-type="string">
            <text:p>Приморский кр., пос. Сергеевка [1], [2. Л. 2].</text:p>
          </table:table-cell>
          <table:table-cell table:number-columns-repeated="2" office:value-type="string" calcext:value-type="string">
            <text:p>нет {31}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стр-во ж.д. Чугуевка—Сергеевка [1], [2. Л. 2].</text:p>
          </table:table-cell>
          <table:table-cell office:value-type="string" calcext:value-type="string">
            <text:p>в сводках УРО не значится.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&lt;SUP&gt;1&lt;/SUP&gt; Организовывался на базе Упр. ИТЛ и Стр-ва 503. Согласно {1}, фактически организован не был;&lt;br&gt; в пр. с объявлением дислокаций ИТ лагерей ГУЛЖДС на 27.02.53 не упом. {31}.&lt;br&gt;&lt;SUP&gt;2&lt;/SUP&gt; Согласно {1}, ликвидация проведена формально.</text:p>
          </table:table-cell>
          <table:table-cell/>
          <table:table-cell office:value-type="string" calcext:value-type="string">
            <text:p>&lt;ol compact&gt;&lt;li&gt;Пр. 00766 МВД от 30.09.52.&lt;br&gt;&lt;li&gt;ГАРФ. Ф. 9414. Оп. 1д. Д. 298.&lt;/ol&gt;</text:p>
          </table:table-cell>
          <table:table-cell/>
          <table:table-cell office:value-type="string" calcext:value-type="string">
            <text:p>&lt;a href=r3-304.html&gt;СЕВЕРНОЕ УПР. ИТЛ И СТРОИТЕЛЬСТВА 503&lt;/a&gt;,&lt;br&gt; &lt;a href=r3-358.html&gt;СТРОИТЕЛЬСТВО 513 И ИТЛ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560 И ИТЛ</text:p>
          </table:table-cell>
          <table:table-cell office:value-type="string" calcext:value-type="string">
            <text:p>ИТЛ и Строительство 560</text:p>
          </table:table-cell>
          <table:table-cell office:value-type="string" calcext:value-type="string">
            <text:p>организован между 17.03.49 [1] и 06.04.49 [2] (переименован из СТРОИТЕЛЬСТВА 90 И ИТЛ)&lt;SUP&gt;1&lt;/SUP&gt;;&lt;br&gt; закрыт 15.11.52 (СУ 560 расформировано с 15.11.52 и передано в состав СУ 565) [3]&lt;SUP&gt;2&lt;/SUP&gt;.</text:p>
          </table:table-cell>
          <table:table-cell/>
          <table:table-cell office:value-type="string" calcext:value-type="string">
            <text:p>ГУЛПС [4].</text:p>
          </table:table-cell>
          <table:table-cell office:value-type="string" calcext:value-type="string">
            <text:p>г.Москва, Б. Серпуховка, 14 [5. Разд. 1. Л. 3].</text:p>
          </table:table-cell>
          <table:table-cell office:value-type="string" calcext:value-type="string">
            <text:p>АЧ — перешел от СТРОИТЕЛЬСТВА 90 И ИТЛ [5. Разд. 1. Л. 1].</text:p>
          </table:table-cell>
          <table:table-cell office:value-type="string" calcext:value-type="string">
            <text:p>нет [5. Разд. 1. Л. 3].</text:p>
          </table:table-cell>
          <table:table-cell office:value-type="string" calcext:value-type="string">
            <text:p>г.Москва, п/я 1437 и п/я 3081 {1};&lt;br&gt; г.Москва 49, п/я 3081 [5. Разд. 1. Л. 3].</text:p>
          </table:table-cell>
          <table:table-cell office:value-type="string" calcext:value-type="string">
            <text:p>стр-во установки С-25&amp;quot;&lt;br&gt; ФИАН [6], лаборатории № 6 АН СССР, гл. корпуса ФИАН, пром., лабораторных и бытовых помещений КБ-1 МВ (то же — предприятие п/я 1323) [7, 3], химического и физического ф-тов и лаборатории строения вещества МГУ с 12.11.49 [8], объектов Московского комб. твердых сплавов [9], Теплотехнической лаборатории АН СССР, Научно-исследовательского вакуумного ин-та, Ин-та геохимии, НИИ-20 МПСС, Московской проектной конторы Главгорстроя [10], обслуживание Стр-ва 442 в Калужской обл. (до 21.02.50) [11], стр-во служебных помещений и казарм охранных войск МГБ, обслуживающих КБ-1 МВ [12], стр-во объектов НИИ Главгорстроя, Гознака, з-дов им. Войкова и электротермического оборудования, Московского электролизного з-да, Ин-та им. Карпова, Карачаровского комб. Дворца Советов [13], НИИ-9&lt;SUP&gt;3&lt;/SUP&gt;, Ин-та биофизики, з-да 528 МПСС, гидротех. лаборатории АН СССР, зданий на Миусской площади, д.3, на проезде Владимирова, базы подсобных предприятий в пос. Сокол [3], стр-во жилого пос. в Тушино, жилых домов в Коптево и на Новоподмосковной ул., канализации и водопровода в тех же р-нах [14], жилых домов Гидропроекта — на Октябрьском поле, в Тушино и Измайлово [15], жилых поселков в Кунцево и Черемушках [16], городка охраны в Коптево, культурно-бытовых объектов, домов 21–25 по Волоколамскому шоссе, объекта в Кратово, больницы на северо-западе Москвы, ангара и эл.-ст. на аэродроме в Химках [17], жилого пос. в Барвихе [7], жилого дома в Подлипках (до 09.04.51) [18], дач в Жуковке (Московская обл.) [19], жилого пос. МГУ [5. Разд. 3. Л. 4, 8, 12], стр-во Калужской ТЭЦ в Москве (до 01.07.49 и с 12.06.50) [20, 21], ТЭЦ-13 Ленинского р-на г.Москвы для теплоснабжения МГУ [22], обслуживание бетонного з-да, з-да ЖБИ, цеха крупнопанельных перегородок&lt;SUP&gt;4&lt;/SUP&gt; [23], ДОКа Главпромстроя в г.Дмитрове [24], стр-во керамзитового цеха и гравийно-сортировочной ф-ки в Тучково, мастерской по производству сухой штукатурки в Черемушках [25], обслуживание карьера, кирп. з-да и гравийной ф-ки в Тучково, сапожной и портновской мастерских, тарного цеха в Черемушках (силами инвалидов) [5. Разд. 3. Л. 4, 8, 12]&lt;SUP&gt;5&lt;/SUP&gt;, лесозаготовки в Горьковской обл. [26].</text:p>
          </table:table-cell>
          <table:table-cell office:value-type="string" calcext:value-type="string">
            <text:p>01.01.50 — 18 293, 01.01.51 — 21 971, 01.01.52 — 13 190 (УРО);&lt;br&gt; 01.03.52 — 6469&lt;SUP&gt;6&lt;/SUP&gt; [5. Разд. 3. Л. 1об.–13об.].</text:p>
          </table:table-cell>
          <table:table-cell office:value-type="string" calcext:value-type="string">
            <text:p>нач. — полк. Хархардин А.И., не позднее 06.04.49 — по 16.06.50 [2, 27];&lt;br&gt; полк. Смирнов И.И., с 15.09.50 — не ранее 26.09.52 [28, 24];&lt;br&gt; и.о. нач. — полк. Смирнов И.И. (упом. 10.07.50) [29];&lt;br&gt; з/н — полк. Соколов В.Ф., не позднее 15.06.51 — по 15.11.52 [30, 3]&lt;SUP&gt;7&lt;/SUP&gt;.</text:p>
          </table:table-cell>
          <table:table-cell office:value-type="string" calcext:value-type="string">
            <text:p>Хранился в архиве БАКОВСКОГО ИТЛ: л/д з/к — 13 125, материалы делопроизводства — 498;&lt;br&gt; в архиве Главспецстроя МВД — л/д вольнонаемных {1}.</text:p>
          </table:table-cell>
          <table:table-cell office:value-type="string" calcext:value-type="string">
            <text:p>&lt;SUP&gt;1&lt;/SUP&gt; 17.03.49 — упом. Стр-во 90, а 06.04.49 — первое известное упом. Стр-ва 560.&lt;br&gt;&lt;SUP&gt;2&lt;/SUP&gt; По-видимому, одновременно был расформирован и ИТЛ с передачей лаг. подр. СТРОИТЕЛЬСТВУ 565 И ИТЛ.&lt;br&gt;&lt;SUP&gt;3&lt;/SUP&gt; Ныне НИИ новых материалов [31].&lt;br&gt;&lt;SUP&gt;4&lt;/SUP&gt; Переданы с 31.07.52 из УИТЛК УМВД по Московской обл. [23].&lt;br&gt;&lt;SUP&gt;5&lt;/SUP&gt; Ныне Коптево, Кунцево, Тушино, Черемушки — в составе г.Москвы.&lt;br&gt;&lt;SUP&gt;6&lt;/SUP&gt; В том числе 970 женщин, 5 осужденных за к/р преступления.&lt;br&gt;&lt;SUP&gt;7&lt;/SUP&gt; Формально В.Ф.Соколов освобожден от должности 11.12.52.</text:p>
          </table:table-cell>
          <table:table-cell/>
          <table:table-cell office:value-type="string" calcext:value-type="string">
            <text:p>&lt;ol compact&gt;&lt;li&gt;ГАРФ. Ф. 9414. Оп. 1. Д. 95. Л. 129.&lt;br&gt;&lt;li&gt;Пр. 0202 МВД от 06.04.49.&lt;br&gt;&lt;li&gt;Пр. 00812 МВД от 01.11.52.&lt;br&gt;&lt;li&gt;Пр. 00941 МВД от 23.09.49.&lt;br&gt;&lt;li&gt;ГАРФ. Ф. 9414. Оп. 1д. Д. 299.&lt;br&gt;&lt;li&gt;Расп. 587 МВД от 05.06.51. &lt;br&gt;&lt;li&gt;Пр. 0176 МВД от 14.03.51.&lt;br&gt;&lt;li&gt;Пр. 0781 МВД от 12.11.49.&lt;br&gt;&lt;li&gt;Пр. 001102 МВД от 19.12.49.&lt;br&gt;&lt;li&gt;Пр. 00697 МВД от 29.09.51.&lt;br&gt;&lt;li&gt;Пр. 00135 МВД от 21.02.50.&lt;br&gt;&lt;li&gt;Пр. 0677 МВД от 04.10.50.&lt;br&gt;&lt;li&gt;Пр. 0419 МВД от 24.06.49. &lt;br&gt;&lt;li&gt;Пр. 00681 МВД от 25.09.51.&lt;br&gt;&lt;li&gt;Пр. 628 МВД от 24.06.52.&lt;br&gt;&lt;li&gt;Пр. 0937 МВД от 08.08.52.&lt;br&gt;&lt;li&gt;Пр. 00577 МВД от 08.08.52.&lt;br&gt;&lt;li&gt;Пр. 00176 МВД от 09.04.51.&lt;br&gt;&lt;li&gt;Пр. 00133 МВД от 21.02.50.&lt;br&gt;&lt;li&gt;Пр. 0257 МВД от 29.04.49.&lt;br&gt;&lt;li&gt;Пр. 0408 МВД от 12.06.50.&lt;br&gt;&lt;li&gt;Пр. 0720 МВД от 25.10.50. &lt;br&gt;&lt;li&gt;Пр. 0911 МВД от 31.07.52.&lt;br&gt;&lt;li&gt;Пр. 01105 МВД от 26.09.52.&lt;br&gt;&lt;li&gt;Пр. 0425 МВД от 24.06.49.&lt;br&gt;&lt;li&gt;Пр. 0688 МВД от 15.09.51.&lt;br&gt;&lt;li&gt;Пр. 699лс МВД от 16.06.50.&lt;br&gt;&lt;li&gt;Пр. 1267 МВД от 15.09.50.&lt;br&gt;&lt;li&gt;Пр. 00449 МВД от 10.07.50.&lt;br&gt;&lt;li&gt;Пр. 0409 МВД от 15.06.51.&lt;br&gt;&lt;li&gt;Создание первой советской ядерной бомбы. М.: Энергоатомиздат, 1995. С. 348, 351.&lt;/ol&gt;</text:p>
          </table:table-cell>
          <table:table-cell/>
          <table:table-cell office:value-type="string" calcext:value-type="string">
            <text:p>&lt;a href=r3-172.html&gt;ИТЛ СПЕЦСТРОЯ&lt;/a&gt;,&lt;br&gt; &lt;a href=r3-330.html&gt;СТРОИТЕЛЬСТВО 90 И ИТЛ&lt;/a&gt;,&lt;br&gt; &lt;a href=r3-346.html&gt;СТРОИТЕЛЬСТВО 442 И ИТЛ&lt;/a&gt;,&lt;br&gt; &lt;a href=r3-362.html&gt;СТРОИТЕЛЬСТВО 565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565 И ИТЛ</text:p>
          </table:table-cell>
          <table:table-cell office:value-type="string" calcext:value-type="string">
            <text:p>ИТЛ и Строительство 565</text:p>
          </table:table-cell>
          <table:table-cell office:value-type="string" calcext:value-type="string">
            <text:p>организован 14.07.51 [1];&lt;br&gt; закрыт 14.05.53 (переименован в БАКОВСКИЙ ИТЛ) {36}.</text:p>
          </table:table-cell>
          <table:table-cell/>
          <table:table-cell office:value-type="string" calcext:value-type="string">
            <text:p>ГУЛПС с 14.07.51 [1];&lt;br&gt; ГУЛАГ МЮ с 02.04.53 {33}.</text:p>
          </table:table-cell>
          <table:table-cell office:value-type="string" calcext:value-type="string">
            <text:p>г.Москва, Б.Ордынка, 22 на 16.12.52 {22};&lt;br&gt; г.Москва на 07.04.53 {34}.</text:p>
          </table:table-cell>
          <table:table-cell office:value-type="string" calcext:value-type="string">
            <text:p>ЖБ с 04.07.51 [1].</text:p>
          </table:table-cell>
          <table:table-cell office:value-type="string" calcext:value-type="string">
            <text:p>Траверс (Москва, Главпочтамт) — 16.12.52 {22};&lt;br&gt; нет — 07.04.53 {34}.</text:p>
          </table:table-cell>
          <table:table-cell office:value-type="string" calcext:value-type="string">
            <text:p>г.Москва 57, п/я ЖБ-863 на 16.12.52 {22};&lt;br&gt; п/я 863 на 07.04.53 {34}.</text:p>
          </table:table-cell>
          <table:table-cell office:value-type="string" calcext:value-type="string">
            <text:p>работы на 64-х строит.-монтажных участках в Москве и Московской обл. [2], стр-во НИИ-20 МПСС, НИИ-9, Ин-та биофизики, предприятия п/я 1323, ГСПИ-12, стр-во в пос. Барвиха, дома летчиков и дома з-да № 82 в Тушино, базы подсобных предприятий в пос. Сокол (передано из ликвидируемого СТРОИТЕЛЬСТВА И ИТЛ 560 с 15.11.52) [3], подготовка тех. документации для стр-ва совхозов в ряде СУ ГУЛПСа [4–8], стр-во спецобъектов п/я 10/1 и 10/2 в Орловской и Тамбовской обл., переданное из СТРОИТЕЛЬСТВА 940 И ИТЛ 07.01.52 [9], ЛЭП, автодорог и складов в Московской обл., кабельных сетей, подземные горные работы [10], стр-во средств маскировки объектов системы Беркут [11], жилых домов в Измайлово, на Октябрьском поле (г.Москва) и в Тушино [12], шлакоблочного з-да в Кашире, жилых домов в Кунцево&lt;SUP&gt;1&lt;/SUP&gt;, материально-тех. базы Белая дача, расширение Тучковского комб. [13], стр-во ЛЭП для Полотнянозаводского карьероуправления [14].</text:p>
          </table:table-cell>
          <table:table-cell office:value-type="string" calcext:value-type="string">
            <text:p>01.11.51 — 10 718, 01.12.51 — 20 444, 01.01.52 — 32 589, 01.01.53 — 54 566(УРО);&lt;br&gt; 15.03.53 — 53 000&lt;SUP&gt;2&lt;/SUP&gt; [15. Разд. 4. Л. 3], 01.05.53 — 25 000 [15. Разд. 4. Л. 6].</text:p>
          </table:table-cell>
          <table:table-cell office:value-type="string" calcext:value-type="string">
            <text:p>нач. — г/м Мальцев М.М., с 12.06.51 — не ранее 06.12.52 [16, 12];&lt;br&gt; и.о. нач. — полк. в/с Горлов И.И., с 01.04.53 — ? [17];&lt;br&gt; з/н — полк. Горлов И.И., с 16.10.51 — ? [18].</text:p>
          </table:table-cell>
          <table:table-cell/>
          <table:table-cell office:value-type="string" calcext:value-type="string">
            <text:p>&lt;SUP&gt;1&lt;/SUP&gt; Кунцево и Тушино ныне территория г.Москвы {45}.&lt;br&gt;&lt;SUP&gt;2&lt;/SUP&gt; Данные на 01.01. и 15.03.53, по-видимому, включают и з/к ИТЛ, находившихся в ведении СУ 565.</text:p>
          </table:table-cell>
          <table:table-cell/>
          <table:table-cell office:value-type="string" calcext:value-type="string">
            <text:p>&lt;ol compact&gt;&lt;li&gt;Пр. 00514 МВД от 14.07.51.&lt;br&gt;&lt;li&gt;Пр. 00479 МВД от 14.07.51.&lt;br&gt;&lt;li&gt;Пр. 00812 МВД от 01.11.52.&lt;br&gt;&lt;li&gt;Пр. 00702 МВД от 04.10.51. &lt;br&gt;&lt;li&gt;Пр. 00712 МВД от 04.10.51.&lt;br&gt;&lt;li&gt;Пр. 00713 МВД от 05.10.51.&lt;br&gt;&lt;li&gt;Пр. 00715 МВД от 05.10.51.&lt;br&gt;&lt;li&gt;Пр. 00718 МВД от 06.10.51.&lt;br&gt;&lt;li&gt;Пр. 00104 МВД от 07.01.52.&lt;br&gt;&lt;li&gt;Пр. 00281 МВД от 26.06.52.&lt;br&gt;&lt;li&gt;Пр. 00291 МВД от 31.07.52.&lt;br&gt;&lt;li&gt;Пр. 1115 МВД от 06.12.52.&lt;br&gt;&lt;li&gt;Пр. 00821 МВД от 03.12.52. &lt;br&gt;&lt;li&gt;Пр. 00147 МВД от 24.04.52.&lt;br&gt;&lt;li&gt;ГАРФ. Ф. 9414. Оп. 1. Д. 761. &lt;br&gt;&lt;li&gt;Пр. 726лс МВД от 12.06.51.&lt;br&gt;&lt;li&gt;Пр. 021/л МЮ от 01.04.53.&lt;br&gt;&lt;li&gt;Пр. 1388лс МВД от 16.10.51.&lt;br&gt;&lt;li&gt;ГАРФ. Ф. 9414. Оп. 1. Д. 659. Л. 1–324.&lt;br&gt;&lt;li&gt;Пр. 00880 МВД от 12.12.51.&lt;/ol&gt;</text:p>
          </table:table-cell>
          <table:table-cell office:value-type="string" calcext:value-type="string">
            <text:p>В ведении СУ 565 (а может, и его УИТЛ) в 1952–1953 гг. находились ИТЛ: АШ, БЖ, ВЧ, ГА, ГБ, ДТ, ДЮ, ЕЩ, ЕЯ, ЖК, ЖР, ИН, КА [19], с 12.12.51 — КУРЬЯНОВСКИЙ ИТЛ [20];&lt;br&gt; в СУ 565 и ИТЛ переданы лаг. подр. расформированного с 15.11.52 ИТЛ Строительства 560 [3], а с 29.04.53 — КУРЬЯНОВСКОГО ИТЛ, а также ИТЛ: АШ, БЖ, ГА, ДТ, ЕЩ, ЕЯ, ЖР, ИН, КА;&lt;br&gt; в строит. работах участвовали и ВСЧ [2].</text:p>
          </table:table-cell>
          <table:table-cell office:value-type="string" calcext:value-type="string">
            <text:p>&lt;a href=r3-23.html&gt;БАКОВСКИЙ ИТЛ&lt;/a&gt;,&lt;br&gt; &lt;a href=r3-112.html&gt;ИТЛ АШ&lt;/a&gt;,&lt;br&gt; &lt;a href=r3-114.html&gt;ИТЛ БЖ&lt;/a&gt;,&lt;br&gt; &lt;a href=r3-116.html&gt;ИТЛ ВЧ&lt;/a&gt;,&lt;br&gt; &lt;a href=r3-117.html&gt;ИТЛ ГА&lt;/a&gt;,&lt;br&gt; &lt;a href=r3-118.html&gt;ИТЛ ГБ&lt;/a&gt;,&lt;br&gt; &lt;a href=r3-121.html&gt;ИТЛ ДТ&lt;/a&gt;,&lt;br&gt; &lt;a href=r3-122.html&gt;ИТЛ ДЮ&lt;/a&gt;,&lt;br&gt; &lt;a href=r3-127.html&gt;ИТЛ ЕЩ&lt;/a&gt;,&lt;br&gt; &lt;a href=r3-128.html&gt;ИТЛ ЕЯ&lt;/a&gt;,&lt;br&gt; &lt;a href=r3-129.html&gt;ИТЛ ЖК&lt;/a&gt;,&lt;br&gt; &lt;a href=r3-130.html&gt;ИТЛ ЖР&lt;/a&gt;,&lt;br&gt; &lt;a href=r3-161.html&gt;ИТЛ ИН&lt;/a&gt;,&lt;br&gt; &lt;a href=r3-162.html&gt;ИТЛ КА&lt;/a&gt;,&lt;br&gt; &lt;a href=r3-219.html&gt;КУРЬЯНОВСКИЙ ИТЛ&lt;/a&gt;,&lt;br&gt; &lt;a href=r3-361.html&gt;СТРОИТЕЛЬСТВО 560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585 И ИТЛ</text:p>
          </table:table-cell>
          <table:table-cell/>
          <table:table-cell office:value-type="string" calcext:value-type="string">
            <text:p>организован между 23.05.49 [1. Л. 34] и 24.06.49 [1. Л. 129] (переименован из СТРОИТЕЛЬСТВА 505 И ИТЛ)&lt;SUP&gt;1&lt;/SUP&gt;;&lt;br&gt; закрыт 14.05.53 (переименован в БЕЛОГОРСКИЙ ИТЛ) {36}.</text:p>
          </table:table-cell>
          <table:table-cell/>
          <table:table-cell office:value-type="string" calcext:value-type="string">
            <text:p>ГУЛПС с открытия (как преемник СТРОИТЕЛЬСТВА 505 И ИТЛ);&lt;br&gt; ГУЛАГ МЮ с 02.04.53 {33}.</text:p>
          </table:table-cell>
          <table:table-cell office:value-type="string" calcext:value-type="string">
            <text:p>Мордовская АССР, пос. Саров [2. Разд. 1. Л. 4];&lt;br&gt; Горьковская обл., пос. Шатки {34}, {1};&lt;br&gt; Горьковская обл., пос. Саров на 12.10.49 [3].</text:p>
          </table:table-cell>
          <table:table-cell office:value-type="string" calcext:value-type="string">
            <text:p>БГ — перешел от предшественника {3}.</text:p>
          </table:table-cell>
          <table:table-cell office:value-type="string" calcext:value-type="string">
            <text:p>Мотор (Саранск Мордовской) [2. Разд. 1. Л. 4].</text:p>
          </table:table-cell>
          <table:table-cell office:value-type="string" calcext:value-type="string">
            <text:p>ст. Шатки Горьковской обл., п/я 3 [2. Разд. 1. Л. 4];&lt;br&gt; п/я БГ-3 {1};&lt;br&gt; п/я 3/5 {34};&lt;br&gt; Горьковская обл., пос. Саров, п/я 3/5 [3].</text:p>
          </table:table-cell>
          <table:table-cell office:value-type="string" calcext:value-type="string">
            <text:p>стр-во ж/д линии Шатки—Тупиковая (Первомайск) [4], з-да № 550, реконструкция шоссе [5], стр-во для Приволжской конторы Главгорстроя&lt;SUP&gt;2&lt;/SUP&gt; [6], стр-во совхоза и жилпоселка в районе ст. Потьма Рязанской ж.д. [7], жилья, объектов соцкультбыта [8], дома отдыха на ст. Берещино [9], обслуживание лесозавода, ДОКа, кирп. з-да [10].</text:p>
          </table:table-cell>
          <table:table-cell office:value-type="string" calcext:value-type="string">
            <text:p>01.01.50 — 3829, 01.01.51 — 6675, 01.01.52 — 7874, 01.01.53 — 5288 (УРО);&lt;br&gt; 15.03.53 — 5070 [2. Разд.4. Л.2], 15.05.53 — 2134 [2. Разд.4. Л.12].</text:p>
          </table:table-cell>
          <table:table-cell office:value-type="string" calcext:value-type="string">
            <text:p>нач. — инж.-п/п (инж.-полк.) Анисков В.И., не позднее 28.06.49 по 17.11.52 [1. Л. 135], [11];&lt;br&gt; полк. в/с Вдовин П.Ф., с 17.11.52 — не ранее 15.03.53 [11], [2. Разд. 4. Л. 2];&lt;br&gt; и.о. нач. — полк. в/с Здунис М.С., с 01.04.53 — ? [12];&lt;br&gt; з/н — г/л Кривенко М.С., ? — 09.11.51 [13].</text:p>
          </table:table-cell>
          <table:table-cell office:value-type="string" calcext:value-type="string">
            <text:p>См. БЕЛОГОРСКИЙ ИТЛ.</text:p>
          </table:table-cell>
          <table:table-cell office:value-type="string" calcext:value-type="string">
            <text:p>&lt;SUP&gt;1&lt;/SUP&gt; 23.05.49 — последнее известное упом. Стр-ва 505 (Саров), а 24.06.49 — первое встреченное упом. Стр-ва 585.&lt;br&gt;&lt;SUP&gt;2&lt;/SUP&gt; Приволжская контора Главгорстроя — условное наименование КБ-11, созданного для изготовления атомных бомб [16].</text:p>
          </table:table-cell>
          <table:table-cell/>
          <table:table-cell office:value-type="string" calcext:value-type="string">
            <text:p>&lt;ol compact&gt;&lt;li&gt;ГАРФ. Ф. 9414. Оп. 1. Д. 97.&lt;br&gt;&lt;li&gt;Там же. Д. 762. &lt;br&gt;&lt;li&gt;Пр. 00953 МВД от 12.10.49.&lt;br&gt;&lt;li&gt;Пр. 00172 МВД от 06.03.50.&lt;br&gt;&lt;li&gt;Пр. 00315 МВД от 06.06.51.&lt;br&gt;&lt;li&gt;Пр. 00208 МВД от 17.01.52.&lt;br&gt;&lt;li&gt;Пр. 00712 МВД от 04.10.51.&lt;br&gt;&lt;li&gt;Пр. 01286 МВД от 06.12.52.&lt;br&gt;&lt;li&gt;Пр. 00239 МВД от 22.03.52.&lt;br&gt;&lt;li&gt;Пр. 0032 МВД от 17.01.53.&lt;br&gt;&lt;li&gt;Пр. 1386лс МВД от 17.11.52. &lt;br&gt;&lt;li&gt;Пр. 021/л МЮ от 01.04.53.&lt;br&gt;&lt;li&gt;Пр. 1503лс МВД от 09.11.51. &lt;br&gt;&lt;li&gt;Расп. 650 МВД от 18.04.52.&lt;br&gt;&lt;li&gt;Пр. 00404 МВД от 18.04.52.&lt;br&gt;&lt;li&gt;Создание первой советской ядерной бомбы. М.: Энергоатомиздат, 1995. С. 200, 208.&lt;/ol&gt;</text:p>
          </table:table-cell>
          <table:table-cell office:value-type="string" calcext:value-type="string">
            <text:p>18.04.52 Стр-ву 585 установлена 1-я степень секретности [14];&lt;br&gt; в тот же день объявлено, что выезд из зоны возможен только под подписку о неразглашении [15].</text:p>
          </table:table-cell>
          <table:table-cell office:value-type="string" calcext:value-type="string">
            <text:p>&lt;a href=r3-29.html&gt;БЕЛОГОРСКИЙ ИТЛ&lt;/a&gt;,&lt;br&gt; &lt;a href=r3-351.html&gt;СТРОИТЕЛЬСТВО 505 И ИТЛ&lt;/a&gt;,&lt;br&gt; &lt;a href=r3-379.html&gt;СТРОИТЕЛЬСТВО 880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600 И ИТЛ</text:p>
          </table:table-cell>
          <table:table-cell/>
          <table:table-cell office:value-type="string" calcext:value-type="string">
            <text:p>организован 02.04.49 [1];&lt;br&gt; закрыт 14.05.53 (переименован в КАМЕНСКИЙ ИТЛ) {36}.</text:p>
          </table:table-cell>
          <table:table-cell/>
          <table:table-cell office:value-type="string" calcext:value-type="string">
            <text:p>ГУЛПС с 02.04.49 [1];&lt;br&gt; ГУЛАГ МЮ с 02.04.53 {33}.</text:p>
          </table:table-cell>
          <table:table-cell office:value-type="string" calcext:value-type="string">
            <text:p>г.Новосибирск [2. Разд. 1. Л. 2], {20, 22}.</text:p>
          </table:table-cell>
          <table:table-cell office:value-type="string" calcext:value-type="string">
            <text:p>ГЧ с 09.05.49 [3].</text:p>
          </table:table-cell>
          <table:table-cell office:value-type="string" calcext:value-type="string">
            <text:p>Береза [2. Разд. 1. Л. 2], {20, 22}.</text:p>
          </table:table-cell>
          <table:table-cell office:value-type="string" calcext:value-type="string">
            <text:p>г.Новосибирск, п/я 53 [2. Разд. 1. Л. 2];&lt;br&gt; п/я ГЧ-53 {20, 22}.</text:p>
          </table:table-cell>
          <table:table-cell office:value-type="string" calcext:value-type="string">
            <text:p>стр-во з-да 250 1-го ГУ при СМ СССР [4], служебных и казарменных помещений спец. частей ГУВО МГБ при з-де 250 [5], з-да металлоконструкций, складов, изготовление шлакоблоков [6], работа на авторем. з-де [7], жилищное и коммунально-бытовое стр-во [8], стр-во ТЭЦ [9], лесозаготовки [10].</text:p>
          </table:table-cell>
          <table:table-cell office:value-type="string" calcext:value-type="string">
            <text:p>01.06.49 — 3469, 01.01.50 — 11 566, 01.01.51 — 12 824, 01.01.52 — 15 753, 01.01.53 — 9999 (УРО);&lt;br&gt; 10.04.52 — 13 510&lt;SUP&gt;1&lt;/SUP&gt; [2. Разд. 3. Л. 2об.–14об.];&lt;br&gt; 01.04.53 — 9216 [11];&lt;br&gt; 01.05.53 — 5531 [2. Разд. 4. Л. 14].</text:p>
          </table:table-cell>
          <table:table-cell office:value-type="string" calcext:value-type="string">
            <text:p>нач. — инж.-п/п Погарский С.И., ? — по 06.04.49 [12];&lt;br&gt; и.о. нач. (нач.) — инж.-майор Соколов Г.Д., с 01.06.49 — не ранее 23.02.50 [13, 14];&lt;br&gt; нач. — полк. Штефан П.Т., с 16.06.50 по 19.11.52 [15, 16];&lt;br&gt; п/п Кучин Н.С., с 19.11.52 — не ранее 17.01.53 [16, 17];&lt;br&gt; и.о. нач. — кап. Гудков В.П., с 01.04.53 — ? [18];&lt;br&gt; з/н — майор Шубин Н.С., с 02.04.49 — ? [1];&lt;br&gt; полк. Буланов Н.М., с 1949 г. по 14.04.52 [2. Разд. 1. Л. 2об.];&lt;br&gt; кап. Гудков В.П., с 14.04.52 по 01.04.53 [2. Разд. 1. Л. 2об.].</text:p>
          </table:table-cell>
          <table:table-cell office:value-type="string" calcext:value-type="string">
            <text:p>См. КАМЕНСКИЙ ИТЛ.</text:p>
          </table:table-cell>
          <table:table-cell/>
          <table:table-cell office:value-type="string" calcext:value-type="string">
            <text:p>&lt;SUP&gt;1&lt;/SUP&gt; В том числе 3612 женщин, 43 осужденных за к/р преступления.</text:p>
          </table:table-cell>
          <table:table-cell office:value-type="string" calcext:value-type="string">
            <text:p>&lt;ol compact&gt;&lt;li&gt;Пр. 0188 МВД от 02.04.49.&lt;br&gt;&lt;li&gt;ГАРФ. Ф. 9414. Оп. 1. Д. 1873.&lt;br&gt;&lt;li&gt;Пр. 00427 МВД от 09.05.49.&lt;br&gt;&lt;li&gt;Пр. 001359 МВД от 16.11.48. &lt;br&gt;&lt;li&gt;Пр. 00128 МВД от 02.02.52.&lt;br&gt;&lt;li&gt;Пр. 00212 МВД от 17.01.52.&lt;br&gt;&lt;li&gt;Пр. 0708 МВД от 24.05.52.&lt;br&gt;&lt;li&gt;Пр. 022 МВД от 11.01.51.&lt;br&gt;&lt;li&gt;Пр. 00142 МВД от 19.03.51.&lt;br&gt;&lt;li&gt;ГАРФ. Ф.9414. Оп. 1. Д. 488. Л. 51–55.&lt;br&gt;&lt;li&gt;Там же. Д. 180. Л. 3.&lt;br&gt;&lt;li&gt;Пр. 400лс МВД от 06.04.49.&lt;br&gt;&lt;li&gt;Пр. 690лс МВД от 01.06.49.&lt;br&gt;&lt;li&gt;ГАРФ. Ф. 9414. Оп. 1д. Д. 149. Л. 10.&lt;br&gt;&lt;li&gt;Пр. 699лс МВД от 16.06.50.&lt;br&gt;&lt;li&gt;Пр. 1404лс МВД от 19.11.52.&lt;br&gt;&lt;li&gt;Пр. 0032 МВД от 17.01.53.&lt;br&gt;&lt;li&gt;Пр. 021/л МЮ от 01.04.53.&lt;/ol&gt;</text:p>
          </table:table-cell>
          <table:table-cell/>
          <table:table-cell office:value-type="string" calcext:value-type="string">
            <text:p>&lt;a href=r3-185.html&gt;&lt;a href=r3-186.html&gt;КАМЕНСКИЙ ИТЛ&lt;/a&gt;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601 И ИТЛ</text:p>
          </table:table-cell>
          <table:table-cell office:value-type="string" calcext:value-type="string">
            <text:p>ИТЛ и Строительство 601</text:p>
          </table:table-cell>
          <table:table-cell office:value-type="string" calcext:value-type="string">
            <text:p>организован 25.04.49 [1];&lt;br&gt; закрыт 14.05.53 (переименован в ВОРОНИНСКИЙ ИТЛ) {36}.</text:p>
          </table:table-cell>
          <table:table-cell/>
          <table:table-cell office:value-type="string" calcext:value-type="string">
            <text:p>ГУЛПС с 25.04.49 [1];&lt;br&gt; ГУЛАГ МЮ с 02.04.53 {33}.</text:p>
          </table:table-cell>
          <table:table-cell office:value-type="string" calcext:value-type="string">
            <text:p>г.Томск [2. Разд. 1. Л. 3], {34}.</text:p>
          </table:table-cell>
          <table:table-cell office:value-type="string" calcext:value-type="string">
            <text:p>ГХ с 25.04.49 [1].</text:p>
          </table:table-cell>
          <table:table-cell office:value-type="string" calcext:value-type="string">
            <text:p>Перевал (?)&lt;SUP&gt;1&lt;/SUP&gt; {37};&lt;br&gt; нет {34}.</text:p>
          </table:table-cell>
          <table:table-cell office:value-type="string" calcext:value-type="string">
            <text:p>г.Томск, п/я 5 [2. Разд. 1. Л. 3], {34};&lt;br&gt; г.Томск, п/я ГХ-5 {1}.</text:p>
          </table:table-cell>
          <table:table-cell office:value-type="string" calcext:value-type="string">
            <text:p>стр-во Зауральского машиностроит. з-да, ТЭЦ, расширение Томской ГЭС [3], стр-во з-да Д-6&amp;quot;&lt;br&gt; [4], з-дов СУ-1&amp;quot;&lt;br&gt;, Б и И, жилпоселка [5], обслуживание шпалопропиточного з-да МПС в Томске до 23.06.50&lt;SUP&gt;2&lt;/SUP&gt;, стр-во лагеря для ОИТК УМВД по Томской обл. [6], казарм спец. частей ГУВО МГБ при комб. 816 [7], Политех. ин-та, жилых домов, 2-х ДОКов, 3-х кирп. и шлакоблочного з-дов, з-да ЖБИ [8], объектов Томского гос. университета [9], водонасосной станции, лесозаготовки и деревообработка, гравийный карьер, авторем. мастерские, рем.-мех. з-д, с/х работы в совхозе Заварзино [10] и в подсобном хозяйстве Межениновка [11], стр-во ж/д ветки и тупиков, автодорог, растворного з-да, з-да армопенобетонных изделий и военного городка на 2 полка [12], обслуживание з-дов по производству стройматериалов [13].</text:p>
          </table:table-cell>
          <table:table-cell office:value-type="string" calcext:value-type="string">
            <text:p>01.12.49 — 11 007, 01.01.50 — 10 912, 01.01.51 — 16 669, 01.01.52 — 22 238, 01.01.53 — 33 983 (УРО), 01.04.53 — 31 808 [2. Разд. 4. Л. 4]&lt;SUP&gt;3&lt;/SUP&gt;.</text:p>
          </table:table-cell>
          <table:table-cell office:value-type="string" calcext:value-type="string">
            <text:p>нач. — п/п Пономарев А.С., с 10.06.49 по 10.06.50 [10] (согласно [14] — по 28.10.50);&lt;br&gt; инж.-майор (инж.-п/п) Иорданский ?.?., с 10.06.50 по 25.11.50 [10];&lt;br&gt; п/п Иванов Н.М., с 25.11.50 по 25.01.52 [10, 15] (согласно [14] — с 28.10.50);&lt;br&gt; г/л Любый И.С., с 25.01.52 по 01.04.53 [15], [2. Разд. 1. Л. 3об.];&lt;br&gt; и.о. нач. — п/п Пономарев А.С., 25.04.49 — ? [1];&lt;br&gt; п/п Клюшев А.П., с 01.04.53 — ? [16];&lt;br&gt; з/н — п/п Бородов Г.М., с 25.04.49 по 27.07.51 [1, 17];&lt;br&gt; п/п Клюшев А.П., в 1951–1953 гг. [2. Разд. 1. Л. 3об.].</text:p>
          </table:table-cell>
          <table:table-cell office:value-type="string" calcext:value-type="string">
            <text:p>В архиве ВОРОНИНСКОГО ИТЛ {1}.</text:p>
          </table:table-cell>
          <table:table-cell office:value-type="string" calcext:value-type="string">
            <text:p>&lt;SUP&gt;1&lt;/SUP&gt; Приводим код прeемника — ВОРОНИНСКОГО ИТЛ, поскольку, как правило, при переименованиях литер и телегр. код сохранялись.&lt;br&gt;&lt;SUP&gt;2&lt;/SUP&gt; Шпалопропиточный з-д обслуживался ктр (800 чел.), с 23.06.50 ОЛП при шпалопропиточном з-де вместе с ктр передан в ОИТК УМВД по Томской области.&lt;br&gt;&lt;SUP&gt;3&lt;/SUP&gt; На 10.06.50 — 17 356 з/к, из них 3317 женщин [10]. На 01.05.50 в ИТЛ было 2385 ктр [19], на 01.01.51 — 2279 ктр-инвалидов [20].</text:p>
          </table:table-cell>
          <table:table-cell/>
          <table:table-cell office:value-type="string" calcext:value-type="string">
            <text:p>&lt;ol compact&gt;&lt;li&gt;Пр. 00394 МВД от 25.04.49.&lt;br&gt;&lt;li&gt;ГАРФ. Ф. 9414. Оп. 1. Д. 764.&lt;br&gt;&lt;li&gt;Пр. 00310 МВД от 06.04.49.&lt;br&gt;&lt;li&gt;Пр. 00412 МВД от 23.04.52. &lt;br&gt;&lt;li&gt;Пр. 00453 МВД от 26.05.52.&lt;br&gt;&lt;li&gt;Пр. 00409 МВД от 23.06.50.&lt;br&gt;&lt;li&gt;Пр. 00135 МВД от 12.02.52.&lt;br&gt;&lt;li&gt;Пр. 0519 МВД от 31.07.50.&lt;br&gt;&lt;li&gt;Пр. 0029 МВД от 16.01.52.&lt;br&gt;&lt;li&gt;ГАРФ. Ф.9414. Оп. 1. Д. 489. Л. 26–28.&lt;br&gt;&lt;li&gt;Пр. 0104 МВД от 14.02.51.&lt;br&gt;&lt;li&gt;Пр. 029 МВД от 20.06.51.&lt;br&gt;&lt;li&gt;Пр. 0756 МВД от 13.06.52.&lt;br&gt;&lt;li&gt;Пр. 1525лс МВД от 28.10.50.&lt;br&gt;&lt;li&gt;Пр. 99лс МВД от 25.01.52. &lt;br&gt;&lt;li&gt;Пр. 021/л МЮ от 04.01.53.&lt;br&gt;&lt;li&gt;ГАРФ. Служебная карточка ГУЛАГа.&lt;br&gt;&lt;li&gt;Расп. 650 МВД от 18.04.52.&lt;br&gt;&lt;li&gt;ГАРФ. Ф. 9414. Оп. 1. Д. 368. Л. 85.&lt;br&gt;&lt;li&gt;Там же. Д. 378. Л. 2.&lt;/ol&gt;</text:p>
          </table:table-cell>
          <table:table-cell office:value-type="string" calcext:value-type="string">
            <text:p>18.04.52 Стр-ву 601 установлена 1-я степень секретности [18].</text:p>
          </table:table-cell>
          <table:table-cell office:value-type="string" calcext:value-type="string">
            <text:p>&lt;a href=r3-65.html&gt;ВОРОНИНСКИЙ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612 И ИТЛ</text:p>
          </table:table-cell>
          <table:table-cell office:value-type="string" calcext:value-type="string">
            <text:p>ИТЛ Строительства комбината № 11</text:p>
          </table:table-cell>
          <table:table-cell office:value-type="string" calcext:value-type="string">
            <text:p>организован 04.05.51 [1]&lt;SUP&gt;1&lt;/SUP&gt;;&lt;br&gt; закрыт 14.05.53 (переименован в ПОДГОРНЫЙ ИТЛ) {36}.</text:p>
          </table:table-cell>
          <table:table-cell/>
          <table:table-cell office:value-type="string" calcext:value-type="string">
            <text:p>ГУЛПС с 04.05.51 [1];&lt;br&gt; ГУЛАГ МЮ с 02.04.53 {33}.</text:p>
          </table:table-cell>
          <table:table-cell office:value-type="string" calcext:value-type="string">
            <text:p>Киргизская ССР, г.Кара-Балта [2. Л. 3];&lt;br&gt; с.Калининское Фрунзенской обл. [3. Разд. 1. Л. 3], {22}.</text:p>
          </table:table-cell>
          <table:table-cell office:value-type="string" calcext:value-type="string">
            <text:p>ДД с 04.05.51 [1]&lt;SUP&gt;2&lt;/SUP&gt;.</text:p>
          </table:table-cell>
          <table:table-cell office:value-type="string" calcext:value-type="string">
            <text:p>Ветла [3. Разд. 1. Л. 3], {22}.</text:p>
          </table:table-cell>
          <table:table-cell office:value-type="string" calcext:value-type="string">
            <text:p>Фрунзенская обл., с.Калининское, п/я 16 [3. Разд. 1. Л. 3];&lt;br&gt; то же, п/я ДД-16 {22};&lt;br&gt; г.Фрунзе, п/я ДД-16 {1}.</text:p>
          </table:table-cell>
          <table:table-cell office:value-type="string" calcext:value-type="string">
            <text:p>стр-во объектов комб. № 11 2-го ГУ при СМ СССР [1], в том числе — химического з-да, обогатительной ф-ки, 2-х ТЭЦ, разработка и стр-во рудников, стр-во автодорог, добыча песка и камня, погрузочно-разгрузочные работы [4], стр-во и эксплуатация кирп. з-да, разработка Туроковакского месторождения [5], деревообработка в г.Рыбачьем [6].</text:p>
          </table:table-cell>
          <table:table-cell office:value-type="string" calcext:value-type="string">
            <text:p>01.10.51 — 1937, 01.01.52 — 2025, 01.01.53 — 3852 (УРО);&lt;br&gt; 15.04.52 — 2229 [3. Разд. 3. Л. 1об.–5об.]&lt;SUP&gt;3&lt;/SUP&gt;;&lt;br&gt; 15.04.53 — 3500 [3. Разд. 4. Л. 14].</text:p>
          </table:table-cell>
          <table:table-cell office:value-type="string" calcext:value-type="string">
            <text:p>и.о. нач. — инж.-майор Яковлев Н.Г., с 04.05.51 по 31.07.51&lt;SUP&gt;4&lt;/SUP&gt; [1, 7];&lt;br&gt; нач. — майор Назаренко Г.Г., с 31.07.51 — ? [7];&lt;br&gt; кап. (инж.-майор) Сухов М.А., с 20.03.52 — не ранее 17.01.53 [8, 9];&lt;br&gt; и.о. нач. — п/п в/с Тунчик Е.Д., с 01.04.53 — ? [10];&lt;br&gt; з/н — кап. (майор) Красилов Н.В., с 07.51 — не ранее 20.09.52 [3. Разд. 1. Л. 3об.], [11];&lt;br&gt; п/п Тунчик Е.Д., с 02.01.53 — ? [3. Разд. 1. Л. 3об.].</text:p>
          </table:table-cell>
          <table:table-cell office:value-type="string" calcext:value-type="string">
            <text:p>См. ПОДГОРНЫЙ ИТЛ.</text:p>
          </table:table-cell>
          <table:table-cell office:value-type="string" calcext:value-type="string">
            <text:p>&lt;SUP&gt;1&lt;/SUP&gt; ИТЛ выделен из СТРОИТЕЛЬСТВА 665 И ИТЛ в связи с увеличением объема работ и удаленностью СУ 665 от стройплощадки комб. № 11 (880 км) под наименованием ИТЛ Стр-ва комбината № 11. С июля по октябрь 1951 г. оба названия употреблялись параллельно, после чего окончательно установилось название СТРОИТЕЛЬСТВО И ИТЛ 612 [1, 2, 7].&lt;br&gt;&lt;SUP&gt;2&lt;/SUP&gt; Согласно {3}, пр. 00685 МВД от 20.07.49 лит. обозначение ДД было присвоено КРАСНОЯРСКОМУ СТРОИТЕЛЬСТВУ И ИТЛ ЕНИСЕЙСТРОЯ.&lt;br&gt;&lt;SUP&gt;3&lt;/SUP&gt; В том числе 37 осужденных за к/р преступления.&lt;br&gt;&lt;SUP&gt;4&lt;/SUP&gt; Инж.-майор Н.Г.Яковлев упом. в качестве нач. ИТЛ Стр-ва комб. № 11 также 06.10.51 [2. Л. 2];&lt;br&gt; не исключено, что действие пр. [7] было приостановлено.</text:p>
          </table:table-cell>
          <table:table-cell/>
          <table:table-cell office:value-type="string" calcext:value-type="string">
            <text:p>&lt;ol compact&gt;&lt;li&gt;Пр. 00228 МВД от 04.05.51.&lt;br&gt;&lt;li&gt;ГАРФ. Ф. 9414. Оп. 1. Д. 498.&lt;br&gt;&lt;li&gt;Там же. Д. 1874.&lt;br&gt;&lt;li&gt;Пр. 00350 МВД от 23.06.52.&lt;br&gt;&lt;li&gt;Пр. 00747 МВД от 11.09.52.&lt;br&gt;&lt;li&gt;Пр. 00865 МВД от 22.10.52.&lt;br&gt;&lt;li&gt;Пр. 984лс МВД от 31.07.51.&lt;br&gt;&lt;li&gt;Пр. 349лс МВД от 20.03.52.&lt;br&gt;&lt;li&gt;Пр. 0032 МВД от 17.01.53.&lt;br&gt;&lt;li&gt;Пр. 021/л МЮ от 01.04.53.&lt;br&gt;&lt;li&gt;ГАРФ. Ф. 9414. Оп. 1д. Д. 178. Л. 16.&lt;/ol&gt;</text:p>
          </table:table-cell>
          <table:table-cell/>
          <table:table-cell office:value-type="string" calcext:value-type="string">
            <text:p>&lt;a href=r3-212.html&gt;КРАСНОЯРСКОЕ СТРОИТЕЛЬСТВО И ИТЛ ЕНИСЕЙСТРОЯ&lt;/a&gt;,&lt;br&gt; &lt;a href=r3-276.html&gt;ПОДГОРНЫЙ ИТЛ&lt;/a&gt;,&lt;br&gt; &lt;a href=r3-369.html&gt;СТРОИТЕЛЬСТВО 665 И ИТЛ&lt;/a&gt;,&lt;br&gt; &lt;a href=r3-384.html&gt;СТРОИТЕЛЬСТВО 896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620 И ИТЛ</text:p>
          </table:table-cell>
          <table:table-cell office:value-type="string" calcext:value-type="string">
            <text:p>ИТЛ Строительства 620</text:p>
          </table:table-cell>
          <table:table-cell office:value-type="string" calcext:value-type="string">
            <text:p>организован между 17.03.49 [1] и 15.04.49 [2] (переименован из СТРОИТЕЛЬСТВА 833 И ИТЛ)&lt;SUP&gt;1&lt;/SUP&gt;;&lt;br&gt; закрыт 14.05.53 (переименован в ПОДЛЕСНОЕ ЛО) {36}&lt;SUP&gt;2&lt;/SUP&gt;.</text:p>
          </table:table-cell>
          <table:table-cell/>
          <table:table-cell office:value-type="string" calcext:value-type="string">
            <text:p>ГУЛПС (как преемник СТРОИТЕЛЬСТВА И ИТЛ 833);&lt;br&gt; ГУЛАГ МЮ с 02.04.53 {33}.</text:p>
          </table:table-cell>
          <table:table-cell office:value-type="string" calcext:value-type="string">
            <text:p>Калининская обл., пос. Б. Волга {22}.</text:p>
          </table:table-cell>
          <table:table-cell office:value-type="string" calcext:value-type="string">
            <text:p>БЕ — перешел от предшественника {1, 3, 22}.</text:p>
          </table:table-cell>
          <table:table-cell office:value-type="string" calcext:value-type="string">
            <text:p>Радуга [3. Л. 3], {22}.</text:p>
          </table:table-cell>
          <table:table-cell office:value-type="string" calcext:value-type="string">
            <text:p>Калининская обл., г.Кимры (или пос. Б. Волга), п/я 1 [3. Л. 3]&lt;SUP&gt;3&lt;/SUP&gt;;&lt;br&gt; Б. Волга, п/я БЕ-1 {1, 4, 22};&lt;br&gt; п/я 1а на 12.10.49 [4].</text:p>
          </table:table-cell>
          <table:table-cell office:value-type="string" calcext:value-type="string">
            <text:p>стр-во гидроакустической ст. ФИАН [5], доп. работы для лаборатории измерительных приборов АН [6], работы по объекту КМ [7], стр-во водопровода из р. Дубна [8], экспериментальных мастерских, асфальтирование дорог жилого поселка Гидротех. лаборатории и территории установки КМ [9].</text:p>
          </table:table-cell>
          <table:table-cell office:value-type="string" calcext:value-type="string">
            <text:p>01.01.50 — 1537, 01.01.51 — 1349, 01.01.52 — 1520, 01.01.53 — 1027, 01.04.53 — 1205 (УРО).</text:p>
          </table:table-cell>
          <table:table-cell office:value-type="string" calcext:value-type="string">
            <text:p>нач. — г/м инж.-тех. сл. Лепилов А.П., не позднее 28.06.49 — не ранее 17.01.53 [10, 9]&lt;SUP&gt;4&lt;/SUP&gt;;&lt;br&gt; и.о. нач. — кап. в/с Пушкин Ф.А., с 01.04.53 — ? [11].</text:p>
          </table:table-cell>
          <table:table-cell office:value-type="string" calcext:value-type="string">
            <text:p>Передан в БАКОВСКИЙ ИТЛ {1}.</text:p>
          </table:table-cell>
          <table:table-cell office:value-type="string" calcext:value-type="string">
            <text:p>&lt;SUP&gt;1&lt;/SUP&gt; 17.03.49 — последнее отмеченное упом. Стр-ва 833, 15.04.49 — первое встреченное упом. Стр-ва 620. Согласно {1}, ИТЛ Стр-ва 620 в апреле 1949 г. переименован в ИТЛ Стр-ва 833, что явно ошибочно, но дата переименования вполне вероятна.&lt;br&gt;&lt;SUP&gt;2&lt;/SUP&gt; 29.04.53 приказано ликвидировать ИТЛ с передачей лаг. подр. в ОИТК УМЮ по Калининской обл. {35}, но пр. выполнен не был. Следствием этого, по-видимому, явилась реорг. ИТЛ в ЛО (см. [12] — ЛО Стр-ва 620, во изменение пр. {35}, вместо УИТЛК УМЮ по Калининской обл. подчиняется непосредственно ГУЛАГу).&lt;br&gt;&lt;SUP&gt;3&lt;/SUP&gt; В лит. деле первоначальный адрес Б. Волга зачеркнут и вписано Кимры, но, возможно, это относится к ПОДЛЕСНОМУ ЛО. Скорее всего, работы проводились на месте современного г.Дубна Московской обл.&lt;br&gt;&lt;SUP&gt;4&lt;/SUP&gt; Скорее всего, А.П.Лепилов был нач. ИТЛ со дня открытия, так как он же был нач. ИТЛ-предшественника.</text:p>
          </table:table-cell>
          <table:table-cell/>
          <table:table-cell office:value-type="string" calcext:value-type="string">
            <text:p>&lt;ol compact&gt;&lt;li&gt;ГАРФ. Ф. 9414. Оп. 1. Д. 95. Л. 129.&lt;br&gt;&lt;li&gt;Там же. Д. 96. Л. 12б.&lt;br&gt;&lt;li&gt;Там же. Оп. 1д. Д. 300.&lt;br&gt;&lt;li&gt;Пр. 00953 МВД от 12.10.49. &lt;br&gt;&lt;li&gt;Пр. 00345 МВД от 30.05.50.&lt;br&gt;&lt;li&gt;Расп. 814 МВД от 10.10.50.&lt;br&gt;&lt;li&gt;Пр. 00706 МВД от 09.12.50.&lt;br&gt;&lt;li&gt;Пр. 0032 МВД от 17.01.53.&lt;br&gt;&lt;li&gt;Пр. 0035 МВД от 17.01.53.&lt;br&gt;&lt;li&gt;ГАРФ. Ф. 9414. Оп. 1. Д. 97. Л. 135.&lt;br&gt;&lt;li&gt;Пр. 021/л от 01.04.53.&lt;br&gt;&lt;li&gt;Пр. 056 МЮ от 22.05.53.&lt;/ol&gt;</text:p>
          </table:table-cell>
          <table:table-cell/>
          <table:table-cell office:value-type="string" calcext:value-type="string">
            <text:p>&lt;a href=r3-23.html&gt;БАКОВСКИЙ ИТЛ&lt;/a&gt;,&lt;br&gt; &lt;a href=r3-277.html&gt;ПОДЛЕСНОЕ ЛО&lt;/a&gt;,&lt;br&gt; &lt;a href=r3-375.html&gt;СТРОИТЕЛЬСТВО 833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621 И ИТЛ</text:p>
          </table:table-cell>
          <table:table-cell office:value-type="string" calcext:value-type="string">
            <text:p>ИТЛ при СУ по строительству рудоуправления № 10</text:p>
          </table:table-cell>
          <table:table-cell office:value-type="string" calcext:value-type="string">
            <text:p>организован 04.05.51 под названием ИТЛ при СУ по стр-ву рудоуправления № 10&amp;quot;&lt;br&gt; [1]&lt;SUP&gt;1&lt;/SUP&gt;;&lt;br&gt; закрыт 29.04.53 {35}.</text:p>
          </table:table-cell>
          <table:table-cell/>
          <table:table-cell office:value-type="string" calcext:value-type="string">
            <text:p>ГУЛПС с 04.05.51 [1];&lt;br&gt; ГУЛАГ МЮ с 02.04.53 {33}.</text:p>
          </table:table-cell>
          <table:table-cell office:value-type="string" calcext:value-type="string">
            <text:p>Ставропольский кр., г.Пятигорск [2. Разд. 1. Л. 3], {22}.</text:p>
          </table:table-cell>
          <table:table-cell office:value-type="string" calcext:value-type="string">
            <text:p>ДГ с 04.05.51 [1]&lt;SUP&gt;2&lt;/SUP&gt;.</text:p>
          </table:table-cell>
          <table:table-cell office:value-type="string" calcext:value-type="string">
            <text:p>Казбек {22}.</text:p>
          </table:table-cell>
          <table:table-cell office:value-type="string" calcext:value-type="string">
            <text:p>Ставропольский кр., г.Пятигорск, п/я 21 [2. Разд. 1. Л. 3];&lt;br&gt; п/я ДГ-21 {22}.</text:p>
          </table:table-cell>
          <table:table-cell office:value-type="string" calcext:value-type="string">
            <text:p>стр-во рудоуправления № 10 2-го ГУ при СМ СССР и Эшкаконского водопровода [3], з-да по переработке руд [4], ЛЭП-35 от подстанции Бештау до месторождения г.Бык и ЛЭП-6 от г.Бык до разведочного участка на г.Верблюд [5], ТЭЦ, бетонно-растворного з-да, з-да шлакоблоков, цеха ЖБИ, автомобильной дороги, ж/д ветки [6], производственных и жилых зданий, добыча камня и песка, погрузочно-разгрузочные работы [7]&lt;SUP&gt;3&lt;/SUP&gt;.</text:p>
          </table:table-cell>
          <table:table-cell office:value-type="string" calcext:value-type="string">
            <text:p>01.07.51 — 1780, 01.01.52 — 1869, 01.01.53 — 3756 (УРО);&lt;br&gt; 01.04.52 — 2592&lt;SUP&gt;4&lt;/SUP&gt; [2. Разд. 3. Л. 1об.–5об.], 15.03.53 — 4634 [2. Разд. 4. Л. 5].</text:p>
          </table:table-cell>
          <table:table-cell office:value-type="string" calcext:value-type="string">
            <text:p>нач. — ст. тех.-лейт. Булия Ш.Г., с 04.05.51 по 23.01.53 [1, 8]&lt;SUP&gt;5&lt;/SUP&gt;;&lt;br&gt; полк. Быков А.Д., с 23.01.53 — ? [8];&lt;br&gt; и.о. нач. — п/п в/с Железников А.В., с 01.04.53 — ? [9];&lt;br&gt; з/н — п/п Шишкин А.С., в 1951–1952 гг.;&lt;br&gt; п/п Железников А.В., в 1952–1953 гг. [2. Разд. 1. Л. 3об.].</text:p>
          </table:table-cell>
          <table:table-cell office:value-type="string" calcext:value-type="string">
            <text:p>В ОИТК УМВД по Ставропольскому кр.: л/д з/к — 4881, л/д офицеров, вольнонаемных, военных строителей;&lt;br&gt; материалы делопроизводства {1}.</text:p>
          </table:table-cell>
          <table:table-cell office:value-type="string" calcext:value-type="string">
            <text:p>&lt;SUP&gt;1&lt;/SUP&gt; ИТЛ создан для обслуживания СУ, вновь организованного на базе отдельного строит. р-на СУ 940;&lt;br&gt; в дальнейшем первоначальное название не использовалось.&lt;br&gt;&lt;SUP&gt;2&lt;/SUP&gt; Согласно {3}, пр. 00685 МВД от 20.07.49 лит. обозначение ДГ было присвоено ТАЕЖНОМУ ГОРНОПРОМЫШЛЕННОМУ УПР. И ИТЛ ЕНИСЕЙСТРОЯ. &lt;br&gt;&lt;SUP&gt;3&lt;/SUP&gt; По всей вероятности, ИТЛ занимался освоением месторождения и стр-вом г.Лермонтова.&lt;br&gt;&lt;SUP&gt;4&lt;/SUP&gt; В том числе 537 женщин.&lt;br&gt;&lt;SUP&gt;5&lt;/SUP&gt; Снят за беспорядки в лагере [8].</text:p>
          </table:table-cell>
          <table:table-cell/>
          <table:table-cell office:value-type="string" calcext:value-type="string">
            <text:p>&lt;ol compact&gt;&lt;li&gt;Пр. 00227 МВД от 04.05.51.&lt;br&gt;&lt;li&gt;ГАРФ. Ф. 9414. Оп. 1д. Д. 301.&lt;br&gt;&lt;li&gt;Пр. 720 МВД от 09.05.52.&lt;br&gt;&lt;li&gt;Пр. 00226 МВД от 07.02.52. &lt;br&gt;&lt;li&gt;Пр. 00289 МВД от 22.07.52.&lt;br&gt;&lt;li&gt;Пр. 00200 МВД от 25.09.52.&lt;br&gt;&lt;li&gt;Пр. 00349 МВД от 23.06.52.&lt;br&gt;&lt;li&gt;Пр. 87лс МВД от 23.01.53.&lt;br&gt;&lt;li&gt;Пр. 021/л МЮ от 01.04.53.&lt;/ol&gt;</text:p>
          </table:table-cell>
          <table:table-cell office:value-type="string" calcext:value-type="string">
            <text:p>После закрытия этого ИТЛ обслуживанием Стр-ва 621 занимался ОИТК УМЮ (УМВД) по Ставропольскому кр., а в 1954–1955 гг. — ЛЫСОГОРСКОЕ ЛО.</text:p>
          </table:table-cell>
          <table:table-cell office:value-type="string" calcext:value-type="string">
            <text:p>&lt;a href=r3-230.html&gt;ЛЫСОГОРСКОЕ ЛО&lt;/a&gt;,&lt;br&gt; &lt;a href=r3-388.html&gt;СТРОИТЕЛЬСТВО 940 И ИТЛ&lt;/a&gt;,&lt;br&gt; &lt;a href=r3-410.html&gt;ТАЕЖНОЕ ГОРНОПРОМЫШЛЕННОЕ УПР. И ИТЛ ЕНИСЕЙСТРОЯ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665 И ИТЛ</text:p>
          </table:table-cell>
          <table:table-cell office:value-type="string" calcext:value-type="string">
            <text:p>ИТЛ и Строительство 665</text:p>
          </table:table-cell>
          <table:table-cell office:value-type="string" calcext:value-type="string">
            <text:p>организован между 17.03.49 [1] и 15.04.49 [2] (переименован из СТРОИТЕЛЬСТВА 896 И ИТЛ)&lt;SUP&gt;1&lt;/SUP&gt;;&lt;br&gt; закрыт 29.04.53 {35}.</text:p>
          </table:table-cell>
          <table:table-cell/>
          <table:table-cell office:value-type="string" calcext:value-type="string">
            <text:p>ГУЛПС (как преемник СТРОИТЕЛЬСТВА 896 И ИТЛ);&lt;br&gt; ГУЛАГ МЮ с 02.04.53 {33}.</text:p>
          </table:table-cell>
          <table:table-cell office:value-type="string" calcext:value-type="string">
            <text:p>Таджикская ССР, г.Ленинабад [3. Л. 3], {22}&lt;SUP&gt;2&lt;/SUP&gt;.</text:p>
          </table:table-cell>
          <table:table-cell office:value-type="string" calcext:value-type="string">
            <text:p>ВЩ — перешел от предшественника [3. Разд. 1. Л. 1].</text:p>
          </table:table-cell>
          <table:table-cell office:value-type="string" calcext:value-type="string">
            <text:p>Турбина [3. Разд. 1. Л. 3], {22}.</text:p>
          </table:table-cell>
          <table:table-cell office:value-type="string" calcext:value-type="string">
            <text:p>Таджикская ССР, г.Ленинабад, п/я 325 [3. Л. 3];&lt;br&gt; п/я ВЩ-325 {22}&lt;SUP&gt;3&lt;/SUP&gt;.</text:p>
          </table:table-cell>
          <table:table-cell office:value-type="string" calcext:value-type="string">
            <text:p>стр-во Ленинабадского горно-химического комб., Западного горно-обогатительного комб. в г.Майли-Сай {1}, Чирчикского электрохимического комб. до 14.03.50 [4], Комб. № 11 с 04.11.50 по 04.05.51 [5, 6], Комб. № 6 2-го ГУ при СМ СССР [7]&lt;SUP&gt;5&lt;/SUP&gt;, жилья в р-не Туракавакского месторождения и в р-не ст. Кара-Балта, перевалочной базы на ст. Кара-Балта, шоссе от ст. Кара-Балта до месторождения [5], казарм и служебных помещений для спец. частей ГУВО МГБ [8].</text:p>
          </table:table-cell>
          <table:table-cell office:value-type="string" calcext:value-type="string">
            <text:p>01.01.50 — 7206, 01.01.51 — 4591, 01.01.52 — 2928&lt;SUP&gt;5&lt;/SUP&gt;, 01.01.53 — 1777 (УРО);&lt;br&gt; 15.04.53 — 893 [3. Разд. 4. Л. 10].</text:p>
          </table:table-cell>
          <table:table-cell office:value-type="string" calcext:value-type="string">
            <text:p>нач. — п/п (полк.) Штефан П.Т., ? — по 16.06.50 [9];&lt;br&gt; инж.-майор Консулов А.Н., с 16.06.50 по 16.01.52 [9, 10];&lt;br&gt; п/п (полк.) Полосков К.Н., с 16.01.52 — не ранее 17.01.53 [10, 11];&lt;br&gt; и.о. нач. — п/п в/с Шеблаев Т.В., с 01.04.53 по 29.04.53 [12],{35}&lt;SUP&gt;6&lt;/SUP&gt;;&lt;br&gt; з/н — кап. Бугрименко М.М. (упом. в 1951 г.) [3. Разд. 1. Л. 3об.];&lt;br&gt; п/п Бородов Г.М., с 27.07.51 — ? [13];&lt;br&gt; п/п Шеблаев Т.В., с 02.01.53 — ? [3. Разд. 1. Л. 3об.].</text:p>
          </table:table-cell>
          <table:table-cell office:value-type="string" calcext:value-type="string">
            <text:p>Включает архивы СТРОИТЕЛЬСТВА 883 И ИТЛ, СТРОИТЕЛЬСТВА 896 И ИТЛ, СТРОИТЕЛЬСТВА 665 И ИТЛ (и, возможно, ИТЛ КОМБИНАТА № 6). Хранился в ОИТК МВД Таджикской ССР: л/д з/к — 11 600, материалы делопроизводства и бухгалтерская документация — 600;&lt;br&gt; в 1-м Спецотделе МВД Таджикской ССР: л/д вольнонаемных.</text:p>
          </table:table-cell>
          <table:table-cell office:value-type="string" calcext:value-type="string">
            <text:p>&lt;SUP&gt;1&lt;/SUP&gt; 17.03.49 последнее обнаруженное упом. Стр-ва 896, а 15.04.49 — первое встреченное упом. Стр-ва 665.&lt;br&gt;&lt;SUP&gt;2&lt;/SUP&gt; Ряд лаг. подр. этого ИТЛ находился в 1952 г. в Узбекской ССР [3. Разд. 3. Л. 3 и 5].&lt;br&gt;&lt;SUP&gt;3&lt;/SUP&gt; В {1} ошибочно указано: п/я Т-275. Литер Т и п/я 275 принадлежали Упр. Стр-ва комб. № 6 и ПФЛ 0333 МВД {17}.&lt;br&gt;&lt;SUP&gt;4&lt;/SUP&gt; Комб. № 6 был создан для добычи и переработки урановых руд [14]. Не исключено, что Ленинабадский горно-химический комб. и комб. № 6 — одно и то же.&lt;br&gt;&lt;SUP&gt;5&lt;/SUP&gt; На 01.04.52 — 2095, в том числе 7 осужденных за к/р преступления [3. Разд. 3. Л. 1об.–5об.].&lt;br&gt;&lt;SUP&gt;6&lt;/SUP&gt; Формально освобожден от занимаемой должности (уволен по болезни) 07.08.53 [15].</text:p>
          </table:table-cell>
          <table:table-cell/>
          <table:table-cell office:value-type="string" calcext:value-type="string">
            <text:p>&lt;ol compact&gt;&lt;li&gt;ГАРФ. Ф. 9414. Оп. 1. Д. 95. Л. 129.&lt;br&gt;&lt;li&gt;Там же. Д. 96. Л. 12б.&lt;br&gt;&lt;li&gt;Там же. Оп. 1д. Д. 302.&lt;br&gt;&lt;li&gt;Пр. 0187 МВД от 14.03.50. &lt;br&gt;&lt;li&gt;Пр. 00665 МВД от 04.11.50.&lt;br&gt;&lt;li&gt;Пр. 00228 МВД от 04.05.51.&lt;br&gt;&lt;li&gt;Пр. 00548 МВД от 23.06.52.&lt;br&gt;&lt;li&gt;Пр. 00123 МВД от 02.02.52.&lt;br&gt;&lt;li&gt;Пр. 699лс МВД от 16.06.50.&lt;br&gt;&lt;li&gt;Пр. 68лс МВД от 16.01.52.&lt;br&gt;&lt;li&gt;Пр. 0032 МВД от 17.01.53.&lt;br&gt;&lt;li&gt;Пр. 021/л МЮ от 01.04.53.&lt;br&gt;&lt;li&gt;ГАРФ. Служебная карточка ГУЛАГа.&lt;br&gt;&lt;li&gt;Создание первой советской ядерной бомбы. М.: Энергоатомиздат, 1995. С.179.&lt;br&gt;&lt;li&gt;Пр. 805/лг МЮ от 07.08.53.&lt;/ol&gt;</text:p>
          </table:table-cell>
          <table:table-cell/>
          <table:table-cell office:value-type="string" calcext:value-type="string">
            <text:p>&lt;a href=r3-382.html&gt;СТРОИТЕЛЬСТВО 883 И ИТЛ&lt;/a&gt;,&lt;br&gt; &lt;a href=r3-384.html&gt;СТРОИТЕЛЬСТВО 896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713 И ИТЛ</text:p>
          </table:table-cell>
          <table:table-cell office:value-type="string" calcext:value-type="string">
            <text:p>Ногинский ИТЛ, ИТЛ Строительства 713,&lt;BR&gt;ИТЛ и Строительство 713</text:p>
          </table:table-cell>
          <table:table-cell office:value-type="string" calcext:value-type="string">
            <text:p>организован 03.06.46&lt;SUP&gt;1&lt;/SUP&gt; на базе ЛО ИТЛ СПЕЦСТРОЯ [1];&lt;br&gt; закрыт между 06.04.49 [2] и 15.04.49 [3] (переименован в СТРОИТЕЛЬСТВО 352 И ИТЛ)&lt;SUP&gt;2&lt;/SUP&gt;.</text:p>
          </table:table-cell>
          <table:table-cell/>
          <table:table-cell office:value-type="string" calcext:value-type="string">
            <text:p>ГУЛПС [4].</text:p>
          </table:table-cell>
          <table:table-cell office:value-type="string" calcext:value-type="string">
            <text:p>Московская обл., г.Электросталь {19}.</text:p>
          </table:table-cell>
          <table:table-cell office:value-type="string" calcext:value-type="string">
            <text:p>БВ {19}.</text:p>
          </table:table-cell>
          <table:table-cell office:value-type="string" calcext:value-type="string">
            <text:p>Алмаз {19}.</text:p>
          </table:table-cell>
          <table:table-cell office:value-type="string" calcext:value-type="string">
            <text:p>Московская обл., г.Электросталь, п/я 14 {19}.</text:p>
          </table:table-cell>
          <table:table-cell office:value-type="string" calcext:value-type="string">
            <text:p>обслуживание Стр-ва 713 [1], стр-во объекта НИФИ-2 в Москве [5], реконструкция объектов з-да № 12&lt;SUP&gt;3&lt;/SUP&gt; [4].</text:p>
          </table:table-cell>
          <table:table-cell office:value-type="string" calcext:value-type="string">
            <text:p>01.07.46 — 2319, 01.01.47 — 3150, 01.01.48 — 8282, 01.01.49 — 8269 (УРО).</text:p>
          </table:table-cell>
          <table:table-cell office:value-type="string" calcext:value-type="string">
            <text:p>нач. — п/п (полк.) Волгин Н.Н., с 03.06.46 по 06.04.49 [1, 2].</text:p>
          </table:table-cell>
          <table:table-cell office:value-type="string" calcext:value-type="string">
            <text:p>В архиве СТРОИТЕЛЬСТВА 352 И ИТЛ {1}.</text:p>
          </table:table-cell>
          <table:table-cell office:value-type="string" calcext:value-type="string">
            <text:p>&lt;SUP&gt;1&lt;/SUP&gt; Ногинское Упр. Волгостроя ГУЛПСа 01.04.46 (еще до организации УИТЛ) реорг. в СУ 713 [4].&lt;br&gt;&lt;SUP&gt;2&lt;/SUP&gt; 06.04.49 — последнее обнаруженное упом. ИТЛ Стр-ва 713, а 15.04.49 — первое встреченное упом. Стр-ва 352.&lt;br&gt;&lt;SUP&gt;3&lt;/SUP&gt; З-д № 12 производил металлический уран для наработки плутония [6].</text:p>
          </table:table-cell>
          <table:table-cell/>
          <table:table-cell office:value-type="string" calcext:value-type="string">
            <text:p>&lt;ol compact&gt;&lt;li&gt;Пр. 00518 МВД от 03.06.46.&lt;br&gt;&lt;li&gt;Пр. 400лс МВД от 06.04.49.&lt;br&gt;&lt;li&gt;Пр. 00941 МВД от 15.04.49.&lt;br&gt;&lt;li&gt;Пр. 00261 МВД от 01.04.46. &lt;br&gt;&lt;li&gt;ГАРФ. Ф. 9414. Оп. 1. Д. 85. Л. 272.&lt;br&gt;&lt;li&gt;Создание первой советской ядерной бомбы. М.: Энергоатомиздат, 1995. С.316.&lt;/ol&gt;</text:p>
          </table:table-cell>
          <table:table-cell/>
          <table:table-cell office:value-type="string" calcext:value-type="string">
            <text:p>&lt;a href=r3-172.html&gt;ИТЛ СПЕЦСТРОЯ&lt;/a&gt;,&lt;br&gt; &lt;a href=r3-344.html&gt;СТРОИТЕЛЬСТВО 352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730 И ИТЛ</text:p>
          </table:table-cell>
          <table:table-cell office:value-type="string" calcext:value-type="string">
            <text:p>Белозерское ЛО</text:p>
          </table:table-cell>
          <table:table-cell office:value-type="string" calcext:value-type="string">
            <text:p>организован 31.05.51 [1];&lt;br&gt; закрыт 22.05.53 [2]&lt;SUP&gt;1&lt;/SUP&gt;.</text:p>
          </table:table-cell>
          <table:table-cell office:value-type="string" calcext:value-type="string">
            <text:p>14.05.53 из СТРОИТЕЛЬСТВА 730 И ИТЛ в Белозерское ЛО {36}&lt;SUP&gt;2&lt;/SUP&gt;.</text:p>
          </table:table-cell>
          <table:table-cell office:value-type="string" calcext:value-type="string">
            <text:p>ГУЛПС с 31.05.51 [3. Разд. 1. Л. 1.];&lt;br&gt; ГУЛАГ МЮ с 02.04.53 {33}.</text:p>
          </table:table-cell>
          <table:table-cell office:value-type="string" calcext:value-type="string">
            <text:p>Куйбышевская обл., г.Сызрань {1, 34}.</text:p>
          </table:table-cell>
          <table:table-cell office:value-type="string" calcext:value-type="string">
            <text:p>ЕР с 02.08.51 [4].</text:p>
          </table:table-cell>
          <table:table-cell office:value-type="string" calcext:value-type="string">
            <text:p>нет {34}.</text:p>
          </table:table-cell>
          <table:table-cell office:value-type="string" calcext:value-type="string">
            <text:p>Куйбышевская обл., г.Сызрань 100, п/я 260 на 07.04.53 {34};&lt;br&gt; п/я 250 (Белозерское ЛО)&lt;SUP&gt;3&lt;/SUP&gt; {4. Л. 25}.</text:p>
          </table:table-cell>
          <table:table-cell office:value-type="string" calcext:value-type="string">
            <text:p>обслуживание СУ 730 Главпромстроя МВД [1], буровые работы [5], стр-во служебных и казарменных помещений для частей ГУВО МГБ на Комб. 818 [6].</text:p>
          </table:table-cell>
          <table:table-cell office:value-type="string" calcext:value-type="string">
            <text:p>01.01.53 — 2323 [7];&lt;br&gt; 15.03.53 — 2189 [3. Разд. 4. Л. 2].</text:p>
          </table:table-cell>
          <table:table-cell office:value-type="string" calcext:value-type="string">
            <text:p>нач. — полк. Королев В.С., с 14.06.51 по 05.04.52 (исключен за смертью) [8, 9];&lt;br&gt; полк. Моргунов М.А., с 16.04.52 — не ранее 30.12.52 [10, 11];&lt;br&gt; и.о. нач. — инж.-майор Прохоров ?.?. (упом. 30.04.53) [3. Разд. 4. Л. 1];&lt;br&gt; майор Блинков А.А., с 30.04.53 — ? (упом. 08.05.53, 28.08.53) [12, 7];&lt;br&gt; з/н — он же, с 05.09.52 — ? [13].</text:p>
          </table:table-cell>
          <table:table-cell office:value-type="string" calcext:value-type="string">
            <text:p>В ОИТК УМВД по Саратовской обл.: л/д з/к и переписка по этапированию;&lt;br&gt; в УИТЛК УМВД по Куйбышевской обл.: материалы делопроизводства {1}.</text:p>
          </table:table-cell>
          <table:table-cell office:value-type="string" calcext:value-type="string">
            <text:p>&lt;SUP&gt;1&lt;/SUP&gt; Приказано ликвидировать до 01.07.53 [2].&lt;br&gt;&lt;SUP&gt;2&lt;/SUP&gt; Согласно {35}, ИТЛ 29.04.53 был реорг. в ЛО (наименование — ЛО при Строительстве 730), однако в {36} — реорганизовать ИТЛ в Белозерское ЛО. Несоответствие {35} и {36}, по-видимому, объясняется тем, что {35} к 14.05.53 еще не был фактически выполнен.&lt;br&gt;&lt;SUP&gt;3&lt;/SUP&gt; Возможно, в {4} — ошибка (см. СТРОИТЕЛЬСТВО 790 И ИТЛ).</text:p>
          </table:table-cell>
          <table:table-cell/>
          <table:table-cell office:value-type="string" calcext:value-type="string">
            <text:p>&lt;ol compact&gt;&lt;li&gt;Пр. 00297 МВД от 31.05.51.&lt;br&gt;&lt;li&gt;Пр. 056 МЮ от 22.05.53. &lt;br&gt;&lt;li&gt;ГАРФ. Ф. 9414. Оп. 1д. Д. 303.&lt;br&gt;&lt;li&gt;Пр. 00518 МВД от 02.08.51. &lt;br&gt;&lt;li&gt;Пр. 00781 МВД от 09.11.51.&lt;br&gt;&lt;li&gt;Пр. 00241 МВД от 27.03.52.&lt;br&gt;&lt;li&gt;ГАРФ. Ф.9414. Оп.1. Д. 178. Л.223, 224.&lt;br&gt;&lt;li&gt;Пр. 1659лс МВД от 31.11.51. &lt;br&gt;&lt;li&gt;Пр. 432лс МВД от 05.04.52.&lt;br&gt;&lt;li&gt;Пр. 479лс МВД от 16.04.52.&lt;br&gt;&lt;li&gt;Расп. 1572 МВД от 30.12.52.&lt;br&gt;&lt;li&gt;Пр. 0040/л МЮ от 30.04.53.&lt;br&gt;&lt;li&gt;Пр. 0139 МВД от 05.09.52.&lt;br&gt;&lt;li&gt;Расп. 650 МВД от 18.04.52.&lt;/ol&gt;</text:p>
          </table:table-cell>
          <table:table-cell office:value-type="string" calcext:value-type="string">
            <text:p>18.04.52 Стр-ву 730 установлена 1-я степень секретности [14];&lt;br&gt; 30.12.52 объявлено, что выезд из зоны возможен только под подписку о неразглашении [11].</text:p>
          </table:table-cell>
          <table:table-cell office:value-type="string" calcext:value-type="string">
            <text:p>&lt;a href=r3-372.html&gt;СТРОИТЕЛЬСТВО 770 И ИТЛ&lt;/a&gt;,&lt;br&gt; &lt;a href=r3-373.html&gt;СТРОИТЕЛЬСТВО 790 И ИТЛ&lt;/a&gt;,&lt;br&gt; &lt;a href=r3-376.html&gt;СТРОИТЕЛЬСТВО 855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770 И ИТЛ</text:p>
          </table:table-cell>
          <table:table-cell/>
          <table:table-cell office:value-type="string" calcext:value-type="string">
            <text:p>организован 31.05.51 [1]&lt;SUP&gt;1&lt;/SUP&gt;;&lt;br&gt; закрыт до 18.04.52 [2]&lt;SUP&gt;2&lt;/SUP&gt;.</text:p>
          </table:table-cell>
          <table:table-cell/>
          <table:table-cell office:value-type="string" calcext:value-type="string">
            <text:p>ГУЛПС [3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ЕС с 02.08.51 [3].</text:p>
          </table:table-cell>
          <table:table-cell table:number-columns-repeated="6" office:value-type="string" calcext:value-type="string">
            <text:p>?</text:p>
          </table:table-cell>
          <table:table-cell office:value-type="string" calcext:value-type="string">
            <text:p>&lt;SUP&gt;1&lt;/SUP&gt; Этим пр. организовано СУ 770, ИТЛ не упом.;&lt;br&gt; первое и единственное встреченное упом. СТРОИТЕЛЬСТВА 770 И ИТЛ — 02.08.51 [3].&lt;br&gt;&lt;SUP&gt;2&lt;/SUP&gt; Отсутствует в [2], где упом. все действовавшие к 18.04.52 стр-ва Главпромстроя, в том числе и открытые одновремено со Стр-вом 770 Стр-ва 730 и 790. Скорее всего, ИТЛ фактически организован не был.</text:p>
          </table:table-cell>
          <table:table-cell/>
          <table:table-cell office:value-type="string" calcext:value-type="string">
            <text:p>&lt;ol compact&gt;&lt;li&gt;Пр. 00298 МВД от 31.05.51.&lt;br&gt;&lt;li&gt;Расп. 650 МВД от 18.04.52.&lt;br&gt;&lt;li&gt;Пр. 00518 МВД от 02.08.51.&lt;/ol&gt;</text:p>
          </table:table-cell>
          <table:table-cell/>
          <table:table-cell office:value-type="string" calcext:value-type="string">
            <text:p>&lt;a href=r3-371.html&gt;СТРОИТЕЛЬСТВО 730 И ИТЛ&lt;/a&gt;,&lt;br&gt; &lt;a href=r3-373.html&gt;СТРОИТЕЛЬСТВО 790 И ИТЛ&lt;/a&gt;,&lt;br&gt; &lt;a href=r3-376.html&gt;СТРОИТЕЛЬСТВО 855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790 И ИТЛ</text:p>
          </table:table-cell>
          <table:table-cell/>
          <table:table-cell office:value-type="string" calcext:value-type="string">
            <text:p>организован 31.05.51 [1];&lt;br&gt; закрыт 14.05.53 (переименован в ЕРМАКОВСКОЕ ЛО) {36}&lt;SUP&gt;1&lt;/SUP&gt;.</text:p>
          </table:table-cell>
          <table:table-cell/>
          <table:table-cell office:value-type="string" calcext:value-type="string">
            <text:p>ГУЛПС [2].</text:p>
          </table:table-cell>
          <table:table-cell office:value-type="string" calcext:value-type="string">
            <text:p>ст. Аврора Туркестано-Сибирской ж.д. {34}.</text:p>
          </table:table-cell>
          <table:table-cell office:value-type="string" calcext:value-type="string">
            <text:p>ЕУ с 02.08.51 [2].</text:p>
          </table:table-cell>
          <table:table-cell office:value-type="string" calcext:value-type="string">
            <text:p>нет {34}.</text:p>
          </table:table-cell>
          <table:table-cell office:value-type="string" calcext:value-type="string">
            <text:p>Казахская ССР, Восточно-Казахстанская обл., г.Усть-Каменогорск, п/я 250 {34}&lt;SUP&gt;2&lt;/SUP&gt;;&lt;br&gt; г.Усть-Каменогорск, п/я ЕУ-60 {1}&lt;SUP&gt;3&lt;/SUP&gt;.</text:p>
          </table:table-cell>
          <table:table-cell office:value-type="string" calcext:value-type="string">
            <text:p>обслуживание СУ 790 [1], буровые работы [3], стр-во служебных и казарменных помещений для частей ГУВО МГБ на комб. 820 [4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нач. — майор Шебанов С.И., ? — по 14.06.51 [5];&lt;br&gt; ст. тех.-лейт. Голубев И.Н., с 31.05.51 — не ранее 29.12.52&lt;SUP&gt;4&lt;/SUP&gt; [6, 7];&lt;br&gt; и.о. нач. — ст. лейт. в/с Васьковский Г.М., с 30.04.53 — ? [8].</text:p>
          </table:table-cell>
          <table:table-cell office:value-type="string" calcext:value-type="string">
            <text:p>См. ЕРМАКОВСКОЕ ЛО.</text:p>
          </table:table-cell>
          <table:table-cell office:value-type="string" calcext:value-type="string">
            <text:p>&lt;SUP&gt;1&lt;/SUP&gt; Согласно {35}, ИТЛ 29.04.53 был реорг. в ЛО (наименование — ЛО при Строительстве 790);&lt;br&gt; несоответствие с {36}, по-видимому, объясняется тем, что {35} к 14.05.53 не был фактически выполнен.&lt;br&gt;&lt;SUP&gt;2&lt;/SUP&gt; Согласно {4. Л. 25}, п/я 250 имело (позднее?) БЕЛОЗЕРСКОЕ ЛО.&lt;br&gt;&lt;SUP&gt;3&lt;/SUP&gt; По-видимому, этот адрес относится к ЕРМАКОВСКОМУ ЛО, к тому же в нем очевидная описка — п/я БУ-60&amp;quot;&lt;br&gt; (в {1}) вместо п/я ЕУ-60&amp;quot;&lt;br&gt;.&lt;br&gt;&lt;SUP&gt;4&lt;/SUP&gt; Пр. 729лс МВД от 14.06.51 з/н назначен полк. В.С.Королев, но этот пр. был отменен пр. [6];&lt;br&gt; этим же пр. задним числом нач. УИТЛ и стр-ва назначен И.Н.Голубев.</text:p>
          </table:table-cell>
          <table:table-cell/>
          <table:table-cell office:value-type="string" calcext:value-type="string">
            <text:p>&lt;ol compact&gt;&lt;li&gt;Пр. 00295 МВД от 31.05.51.&lt;br&gt;&lt;li&gt;Пр. 00518 МВД от 02.08.51.&lt;br&gt;&lt;li&gt;Пр. 00780 МВД от 09.11.51.&lt;br&gt;&lt;li&gt;Пр. 00242 МВД от 27.03.52. &lt;br&gt;&lt;li&gt;Пр. 729лс МВД от 14.06.51.&lt;br&gt;&lt;li&gt;Пр. 1659лс МВД от 30.11.51.&lt;br&gt;&lt;li&gt;Расп. 650 МВД от 18.04.52.&lt;br&gt;&lt;li&gt;Пр. 0040/л МЮ от 30.04.53.&lt;br&gt;&lt;li&gt;Расп. 1571 МВД от 29.12.52.&lt;/ol&gt;</text:p>
          </table:table-cell>
          <table:table-cell office:value-type="string" calcext:value-type="string">
            <text:p>18.04.52 Стр-ву 790 установлена 1-я степень секретности [7];&lt;br&gt; 29.12.52 объявлено, что выезд из зоны возможен только под подписку о неразглашении [9].</text:p>
          </table:table-cell>
          <table:table-cell office:value-type="string" calcext:value-type="string">
            <text:p>&lt;a href=r3-371.html&gt;БЕЛОЗЕРСКОЕ ЛО&lt;/a&gt;,&lt;br&gt; &lt;a href=r3-99.html&gt;ЕРМАКОВСКОЕ ЛО&lt;/a&gt;,&lt;br&gt; &lt;a href=r3-371.html&gt;СТРОИТЕЛЬСТВО 730 И ИТЛ&lt;/a&gt;,&lt;br&gt; &lt;a href=r3-372.html&gt;СТРОИТЕЛЬСТВО 770 И ИТЛ&lt;/a&gt;,&lt;br&gt; &lt;a href=r3-376.html&gt;СТРОИТЕЛЬСТВО 855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791 И ИТЛ</text:p>
          </table:table-cell>
          <table:table-cell/>
          <table:table-cell office:value-type="string" calcext:value-type="string">
            <text:p>организован не ранее 19.02.46 [1]&lt;SUP&gt;1&lt;/SUP&gt;;&lt;br&gt; закрыт после 09.03.49 [2]&lt;SUP&gt;2&lt;/SUP&gt;.</text:p>
          </table:table-cell>
          <table:table-cell/>
          <table:table-cell office:value-type="string" calcext:value-type="string">
            <text:p>ГУЛПС [3]&lt;SUP&gt;3&lt;/SUP&gt;.</text:p>
          </table:table-cell>
          <table:table-cell office:value-type="string" calcext:value-type="string">
            <text:p>Грузинская ССР, ст. Сухуми Закавказской ж.д. в 1946 г. {17};&lt;br&gt; г.Гагры&lt;SUP&gt;4&lt;/SUP&gt; с 21.01.49 [4].</text:p>
          </table:table-cell>
          <table:table-cell office:value-type="string" calcext:value-type="string">
            <text:p>на 31.10.46 — нет {17}.</text:p>
          </table:table-cell>
          <table:table-cell office:value-type="string" calcext:value-type="string">
            <text:p>Стрела {17}.</text:p>
          </table:table-cell>
          <table:table-cell office:value-type="string" calcext:value-type="string">
            <text:p>Грузинская ССР, г.Сухуми, п/я 50 {17}.</text:p>
          </table:table-cell>
          <table:table-cell office:value-type="string" calcext:value-type="string">
            <text:p>стр-во ин-тов А и Г в Ангузерах [4], их вспомогательных объектов, жилья [5], Очемчирского моста [4], гидростанции на р. Мюссери, объектов гос. дачи № 5 в р-не оз. Рица [6], гос. дачи № 11 в том же р-не [7].</text:p>
          </table:table-cell>
          <table:table-cell office:value-type="string" calcext:value-type="string">
            <text:p>?&lt;SUP&gt;1&lt;/SUP&gt;</text:p>
          </table:table-cell>
          <table:table-cell office:value-type="string" calcext:value-type="string">
            <text:p>нач. — инж.-п/п Зарицкий М.А., не позднее 18.10.46 — по 07.08.47 [6, 8];&lt;br&gt; инж.-кап. (инж.-майор) Харатов С.Н., с 07.10.47 по 02.09.48 [9, 10];&lt;br&gt; г/м Ратушный Н.Т., с 02.09.48 по 21.01.49 [10, 4];&lt;br&gt; Майсурадзе Ш.Х., с 21.01.49 — ? [4].</text:p>
          </table:table-cell>
          <table:table-cell office:value-type="string" calcext:value-type="string">
            <text:p>Передан в архив СТРОИТЕЛЬСТВА 159 И ИТЛ {1}.</text:p>
          </table:table-cell>
          <table:table-cell office:value-type="string" calcext:value-type="string">
            <text:p>&lt;SUP&gt;1&lt;/SUP&gt; По-видимому, ИТЛ при СУ 791 не существовал. В [1] — стр-ву объектов А и Г присвоить наименование Упр. Стр-ва 791, ИТЛ при этом не упом. Согласно [11], для обслуживания СУ 791 организовано ЛО в составе УИТЛК МВД Грузинской ССР;&lt;br&gt; использовались также ВСЧ, спецпереселенцы [12] и в/п [13]. Обнаружено единственное упом. ИТЛ при СУ 791 — в пр. с объявлением дислокаций ИТ лагерей от 31.10.46 {17}.&lt;br&gt;&lt;SUP&gt;2&lt;/SUP&gt; Последнее встреченное упом. СУ 791 (ИТЛ не упом.) в пр. с объявлением дислокаций ИТ лагерей от 15.01.49 {19}). Позже работы на Северном Кавказе и в г.Гагры вело СУ 159, нач. которого был тот же Ш.Х.Майсурадзе. Не исключено, что СТРОИТЕЛЬСТВО 159 И ИТЛ унаследовало структуры СУ 791.&lt;br&gt;&lt;SUP&gt;3&lt;/SUP&gt; Стр-во объектов А и Г возложено на ГУЛПС.&lt;br&gt;&lt;SUP&gt;4&lt;/SUP&gt; Современное нормативное написание — Гагра.</text:p>
          </table:table-cell>
          <table:table-cell/>
          <table:table-cell office:value-type="string" calcext:value-type="string">
            <text:p>&lt;ol compact&gt;&lt;li&gt;Пр. 00130 МВД от 19.02.46.&lt;br&gt;&lt;li&gt;Пр. 00220 МВД от 09.03.49.&lt;br&gt;&lt;li&gt;Пр. 0077 МВД от 23.01.46.&lt;br&gt;&lt;li&gt;Пр. 0061 МВД от 21.01.49. &lt;br&gt;&lt;li&gt;Пр. 001077 МВД от 05.12.46.&lt;br&gt;&lt;li&gt;Пр. 00929 МВД от 18.10.46.&lt;br&gt;&lt;li&gt;Пр. 0613 МВД от 06.10.47.&lt;br&gt;&lt;li&gt;Пр. 00851 МВД от 07.08.47.&lt;br&gt;&lt;li&gt;Пр. 1545лс МВД от 07.10.47.&lt;br&gt;&lt;li&gt;Пр. 1118лс МВД от 02.09.48.&lt;br&gt;&lt;li&gt;Пр. 070 МВД от 01.02.47.&lt;br&gt;&lt;li&gt;Пр. 182 МВД от 12.05.48.&lt;br&gt;&lt;li&gt;Пр. 001161 МВД от 11.11.47.&lt;/ol&gt;</text:p>
          </table:table-cell>
          <table:table-cell/>
          <table:table-cell office:value-type="string" calcext:value-type="string">
            <text:p>&lt;a href=r3-334.html&gt;СТРОИТЕЛЬСТВО 159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833 И ИТЛ</text:p>
          </table:table-cell>
          <table:table-cell office:value-type="string" calcext:value-type="string">
            <text:p>ИТЛ и Строительство 833, ИТЛ Строительства 833</text:p>
          </table:table-cell>
          <table:table-cell office:value-type="string" calcext:value-type="string">
            <text:p>организован 20.08.46 [1];&lt;br&gt; закрыт между 17.03.49 [2] и 15.04.49 [3] (переименован в СТРОИТЕЛЬСТВО 620 И ИТЛ)&lt;SUP&gt;1&lt;/SUP&gt;.</text:p>
          </table:table-cell>
          <table:table-cell/>
          <table:table-cell office:value-type="string" calcext:value-type="string">
            <text:p>ГУЛПС [4].</text:p>
          </table:table-cell>
          <table:table-cell office:value-type="string" calcext:value-type="string">
            <text:p>Калининская обл., пос. Б. Волга {7, 8}.</text:p>
          </table:table-cell>
          <table:table-cell office:value-type="string" calcext:value-type="string">
            <text:p>БЕ с 31.10.46 {3}.</text:p>
          </table:table-cell>
          <table:table-cell office:value-type="string" calcext:value-type="string">
            <text:p>Радуга {17}.</text:p>
          </table:table-cell>
          <table:table-cell office:value-type="string" calcext:value-type="string">
            <text:p>Калининская обл., пос. Б. Волга, п/я 1 {17};&lt;br&gt; п/я 1а {19}.</text:p>
          </table:table-cell>
          <table:table-cell office:value-type="string" calcext:value-type="string">
            <text:p>работы по сооружению установки М [5], обслуживание Спец. упр. № 1 [6], ДОКа [7]&lt;SUP&gt;2&lt;/SUP&gt;.</text:p>
          </table:table-cell>
          <table:table-cell office:value-type="string" calcext:value-type="string">
            <text:p>01.12.46 — 206, 01.01.47 — 362, 01.01.48 — 4992, 01.01.49 — 3508 (УРО).</text:p>
          </table:table-cell>
          <table:table-cell office:value-type="string" calcext:value-type="string">
            <text:p>нач. — г/м Лепилов А.П., с 20.08.46 — ? (упом. в 1948 или 1949 г.) [1, 8]&lt;SUP&gt;3&lt;/SUP&gt;.</text:p>
          </table:table-cell>
          <table:table-cell office:value-type="string" calcext:value-type="string">
            <text:p>В архиве БАКОВСКОГО ИТЛ {1}.</text:p>
          </table:table-cell>
          <table:table-cell office:value-type="string" calcext:value-type="string">
            <text:p>&lt;SUP&gt;1&lt;/SUP&gt; 17.03.49 — последнее отмеченное упом. Стр-ва 833, 15.04.49 — первое встреченное упом. Стр-ва 620. Согласно {1}, ИТЛ Стр-ва 620 в апреле 1949 г. переименован в ИТЛ Стр-ва 833, что явно ошибочно, но сама дата переименования вполне вероятна.&lt;br&gt;&lt;SUP&gt;2&lt;/SUP&gt; Предположительно — стр-во объектов нынешнего Ин-та ядерных исследований в г.Дубне.&lt;br&gt;&lt;SUP&gt;3&lt;/SUP&gt; Скорее всего, А.П.Лепилов был нач. УИТЛ все время существования этого лагеря. Так, в 1948–1949 гг. ряду нач. УИТЛ, в том числе нач. УИТЛ и Стр-ва 833 Лепилову, рассылался для ознакомления проект Устава службы ИТ лагерей и колоний [8];&lt;br&gt; 28.06.49 он упом. как нач. СТРОИТЕЛЬСТВА 620 И ИТЛ [9].</text:p>
          </table:table-cell>
          <table:table-cell/>
          <table:table-cell office:value-type="string" calcext:value-type="string">
            <text:p>&lt;ol compact&gt;&lt;li&gt;Пр. 00783 МВД от 20.08.46.&lt;br&gt;&lt;li&gt;ГАРФ. Ф. 9414. Оп. 1. Д. 95. Л. 129.&lt;br&gt;&lt;li&gt;Там же. Д. 96. Л. 12б.&lt;br&gt;&lt;li&gt;Пр. 001183 МВД от 02.10.48. &lt;br&gt;&lt;li&gt;Пр. 00385 МВД от 03.04.47.&lt;br&gt;&lt;li&gt;Пр. 00266/050 МВД и МЭП от 10.03.48. &lt;br&gt;&lt;li&gt;Пр. 0179 МВД от 18.03.48.&lt;br&gt;&lt;li&gt;ГАРФ. Ф. 9414. Оп. 1. Д. 368. Л. 266. &lt;br&gt;&lt;li&gt;Там же. Д. 97. Л. 135.&lt;/ol&gt;</text:p>
          </table:table-cell>
          <table:table-cell/>
          <table:table-cell office:value-type="string" calcext:value-type="string">
            <text:p>&lt;a href=r3-23.html&gt;БАКОВСКИЙ ИТЛ&lt;/a&gt;,&lt;br&gt; &lt;a href=r3-277.html&gt;ПОДЛЕСНОЕ ЛО&lt;/a&gt;,&lt;br&gt; &lt;a href=r3-367.html&gt;СТРОИТЕЛЬСТВО 620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855 И ИТЛ</text:p>
          </table:table-cell>
          <table:table-cell/>
          <table:table-cell office:value-type="string" calcext:value-type="string">
            <text:p>организован 31.05.51 [1]&lt;SUP&gt;1&lt;/SUP&gt;;&lt;br&gt; закрыт до 18.04.52&lt;SUP&gt;2&lt;/SUP&gt;.</text:p>
          </table:table-cell>
          <table:table-cell/>
          <table:table-cell office:value-type="string" calcext:value-type="string">
            <text:p>ГУЛПС {3}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ЕФ с 02.08.51 [2].</text:p>
          </table:table-cell>
          <table:table-cell table:number-columns-repeated="6" office:value-type="string" calcext:value-type="string">
            <text:p>?</text:p>
          </table:table-cell>
          <table:table-cell office:value-type="string" calcext:value-type="string">
            <text:p>&lt;SUP&gt;1&lt;/SUP&gt; В справке по этому пр. ошибочно указано Стр-во 885 (ср. [1] с [2], где со ссылкой на [1] говорится о СТРОИТЕЛЬСТВЕ 855 И ИТЛ).&lt;br&gt;&lt;SUP&gt;2&lt;/SUP&gt; Отсутствует в [3], где упом. все существующие к 18.04.52 стр-ва ГУЛПС, в том числе и открытые одновременно со Стр-вом 855 Стр-ва 730 и 790. Скорее всего, ИТЛ фактически организован не был.</text:p>
          </table:table-cell>
          <table:table-cell/>
          <table:table-cell office:value-type="string" calcext:value-type="string">
            <text:p>&lt;ol compact&gt;&lt;li&gt;Пр. 00296 МВД от 31.05.51.&lt;br&gt;&lt;li&gt;Пр. 00518 МВД от 02.08.51.&lt;br&gt;&lt;li&gt;Расп. 650 МВД от 18.04.52.&lt;/ol&gt;</text:p>
          </table:table-cell>
          <table:table-cell/>
          <table:table-cell office:value-type="string" calcext:value-type="string">
            <text:p>&lt;a href=r3-371.html&gt;СТРОИТЕЛЬСТВО 730 И ИТЛ&lt;/a&gt;,&lt;br&gt; &lt;a href=r3-372.html&gt;СТРОИТЕЛЬСТВО 770 И ИТЛ&lt;/a&gt;,&lt;br&gt; &lt;a href=r3-373.html&gt;СТРОИТЕЛЬСТВО 790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859 И ИТЛ</text:p>
          </table:table-cell>
          <table:table-cell office:value-type="string" calcext:value-type="string">
            <text:p>ИТЛ и Строительство 859, ИТЛ Строительства 859</text:p>
          </table:table-cell>
          <table:table-cell office:value-type="string" calcext:value-type="string">
            <text:p>организован 03.10.46&lt;SUP&gt;1&lt;/SUP&gt; [1];&lt;br&gt; закрыт 31.01.49 (переименован в СТРОИТЕЛЬСТВО 247 И ИТЛ) [2].</text:p>
          </table:table-cell>
          <table:table-cell/>
          <table:table-cell office:value-type="string" calcext:value-type="string">
            <text:p>ГУЛПС с 03.10.46 [1].</text:p>
          </table:table-cell>
          <table:table-cell office:value-type="string" calcext:value-type="string">
            <text:p>Челябинская обл., г.Кыштым в 1946 г. {17};&lt;br&gt; Челябинск в 1949 г. {19}.</text:p>
          </table:table-cell>
          <table:table-cell office:value-type="string" calcext:value-type="string">
            <text:p>БП с 20.02.47 [3].</text:p>
          </table:table-cell>
          <table:table-cell office:value-type="string" calcext:value-type="string">
            <text:p>Озеро {17};&lt;br&gt; Скала {19}.</text:p>
          </table:table-cell>
          <table:table-cell office:value-type="string" calcext:value-type="string">
            <text:p>г.Кыштым Челябинской обл., п/я 2 {7};&lt;br&gt; Челябинск 40, ул. Строителей, д. 24 {19}.</text:p>
          </table:table-cell>
          <table:table-cell office:value-type="string" calcext:value-type="string">
            <text:p>обслуживание Стр-ва 859 МВД, жилищное и коммунально-бытовое стр-во [4], стр-во з-да № 817&lt;SUP&gt;2&lt;/SUP&gt; [5], есть 2 подсобных с.х. [1], в ИТЛ Стр-ва 859 из ИТЛ ЧЕЛЯБМЕТАЛЛУРГСТРОЯ 11.10.46 переданы 2 кирп. з-да, угольная шахта, известковый карьер на ст. Федоровка и ДОК [6], добыча мрамора на Прохорово-Баландинском месторождении, в том числе для стр-ва МГУ [7].</text:p>
          </table:table-cell>
          <table:table-cell office:value-type="string" calcext:value-type="string">
            <text:p>01.10.46 — 5926;&lt;br&gt; 01.01.47 — 7584;&lt;br&gt; 01.01.48 — 20 376;&lt;br&gt; 01.01.49 — 10 566 (УРО).</text:p>
          </table:table-cell>
          <table:table-cell office:value-type="string" calcext:value-type="string">
            <text:p>нач. — г/м инж.-тех. сл. Рапопорт Я.Д., с 11.10.46 по 12.07.47 [6, 8]&lt;SUP&gt;3&lt;/SUP&gt;;&lt;br&gt; г/м инж.-тех. сл. Царевский М.М., с 12.07.47 — не ранее 10.06.48 [8, 9];&lt;br&gt; и.о. нач. — инж.-полк. Сапрыкин ?.?. (упом. 18.02.47) [10];&lt;br&gt; з/н — ст. лейт. Камаев К.П., с 03.10.46 — 07.02.47 [1, 11];&lt;br&gt; полк. Честных П.П., с 07.02.47 — ? [11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04.06.46 в составе ИТЛ ЧЕЛЯБМЕТАЛЛУРГСТРОЯ организован отдельный лаг. р-н для обслуживания Стр-ва 859 [12]. 11.10.46 (уже после организации ИТЛ) Челябметаллургстрой разделен на 2 самостоятельных стр-ва: Стр-во 859 и Челябметаллургстрой [6].&lt;br&gt;&lt;SUP&gt;2&lt;/SUP&gt; З-д (комб.) № 817 изготавливал плутоний для ядерных бомб [13].&lt;br&gt;&lt;SUP&gt;3&lt;/SUP&gt; Я.Д.Рапопорт назначен нач. Упр. Стр-ва 859 (ИТЛ не упом.) по совместительству с должностями нач. Челябметаллургстроя и Челяблага [6]. Хотя в пр. о назначении ИТЛ и не был упомянут, но в тот же день в др. приказе [14] Я.Д.Рапопорт назван нач. лагеря и стр-ва.</text:p>
          </table:table-cell>
          <table:table-cell/>
          <table:table-cell office:value-type="string" calcext:value-type="string">
            <text:p>&lt;ol compact&gt;&lt;li&gt;Пр. 00899 МВД от 03.10.46.&lt;br&gt;&lt;li&gt;Пр. 0076 МВД от 31.01.49.&lt;br&gt;&lt;li&gt;Пр. 00163 МВД от 20.02.47.&lt;br&gt;&lt;li&gt;Пр. 00975 МВД от 17.09.47. &lt;br&gt;&lt;li&gt;Пр. 00946/256сс МВД и 1-го ГУ при СМ от 05.09.47.&lt;br&gt;&lt;li&gt;Пр. 00911 МВД от 11.10.46.&lt;br&gt;&lt;li&gt;Пр. 032 МВД от 21.01.49.&lt;br&gt;&lt;li&gt;Пр. 946лс МВД от 12.07.47. &lt;br&gt;&lt;li&gt;Пр. 00645 МВД от 10.06.48.&lt;br&gt;&lt;li&gt;Пр. 091 МВД от 18.02.47.&lt;br&gt;&lt;li&gt;Пр. 166лс МВД от 07.02.47.&lt;br&gt;&lt;li&gt;Пр. 00522 МВД от 04.06.46.&lt;br&gt;&lt;li&gt;Создание первой советской ядерной бомбы. М.: Энергоатомиздат, 1995. С. 69.&lt;br&gt;&lt;li&gt;Пр. 00909 МВД от 11.10.46.&lt;/ol&gt;</text:p>
          </table:table-cell>
          <table:table-cell/>
          <table:table-cell office:value-type="string" calcext:value-type="string">
            <text:p>&lt;a href=r3-180.html&gt;ИТЛ ЧЕЛЯБМЕТАЛЛУРГСТРОЯ&lt;/a&gt;,&lt;br&gt; &lt;a href=r3-215.html&gt;КУЗНЕЦКИЙ ИТЛ&lt;/a&gt;,&lt;br&gt; &lt;a href=r3-339.html&gt;СТРОИТЕЛЬСТВО 247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865 И ИТЛ</text:p>
          </table:table-cell>
          <table:table-cell office:value-type="string" calcext:value-type="string">
            <text:p>ИТЛ МВД Спецстроя 100, ИТЛ-100,&lt;BR&gt;ИТЛ и Строительство 865</text:p>
          </table:table-cell>
          <table:table-cell office:value-type="string" calcext:value-type="string">
            <text:p>организован 04.06.46 [1]&lt;SUP&gt;1&lt;/SUP&gt;;&lt;br&gt; закрыт между 17.03.49 [2] и 06.04.49 [3] (переименован в СТРОИТЕЛЬСТВО 313 И ИТЛ)&lt;SUP&gt;2&lt;/SUP&gt;.</text:p>
          </table:table-cell>
          <table:table-cell/>
          <table:table-cell office:value-type="string" calcext:value-type="string">
            <text:p>ГУЛПС [1].</text:p>
          </table:table-cell>
          <table:table-cell office:value-type="string" calcext:value-type="string">
            <text:p>Свердловская обл., р.п. Верхне-Нейвинск&lt;SUP&gt;3&lt;/SUP&gt; {17, 19}.</text:p>
          </table:table-cell>
          <table:table-cell office:value-type="string" calcext:value-type="string">
            <text:p>100 {17, 19}.</text:p>
          </table:table-cell>
          <table:table-cell office:value-type="string" calcext:value-type="string">
            <text:p>Луч {17, 19}.</text:p>
          </table:table-cell>
          <table:table-cell office:value-type="string" calcext:value-type="string">
            <text:p>Свердловская обл., Кировоградский р-н, р.п. Верхне-Нейвинск, п/я 200 {17};&lt;br&gt; Свердловская обл., р.п. Верхне-Нейвинск, п/я 200 {19}&lt;SUP&gt;4&lt;/SUP&gt;.</text:p>
          </table:table-cell>
          <table:table-cell office:value-type="string" calcext:value-type="string">
            <text:p>обслуживание стр-ва 865 [1], стр-во и эксплуатация Камышлинскго кирп. з-да [4], стр-во з-да № 813&lt;SUP&gt;5&lt;/SUP&gt; [5], обслуживание стр-ва объектов комб. Березовзолото с 28.04.48 [6].</text:p>
          </table:table-cell>
          <table:table-cell office:value-type="string" calcext:value-type="string">
            <text:p>01.07.46 — 2292, 01.01.47 — 7721, 01.01.48 — 19 671, 01.01.49 — 10 423 (УРО).</text:p>
          </table:table-cell>
          <table:table-cell office:value-type="string" calcext:value-type="string">
            <text:p>нач. — г/м Бойков И.П., с 04.06.46 — не ранее 26.02.48 [1, 4]&lt;SUP&gt;6&lt;/SUP&gt;;&lt;br&gt; з/н — кап. Зубченко М.В., не позднее 11.10.46 — 07.02.47 [7, 8];&lt;br&gt; полк. Строкин П.А., с 07.02.47 — ? [8].</text:p>
          </table:table-cell>
          <table:table-cell office:value-type="string" calcext:value-type="string">
            <text:p>В архиве БОБРОВСКОГО ЛО {1}.</text:p>
          </table:table-cell>
          <table:table-cell office:value-type="string" calcext:value-type="string">
            <text:p>&lt;SUP&gt;1&lt;/SUP&gt; При СУ 865 организован ИТЛ, ему присвоено наименование — ИТЛ МВД Спецстроя 100 [1]. Сведения об организации ИТЛ в {3} ошибочны — пр. [9] организовано СУ 865.&lt;br&gt;&lt;SUP&gt;2&lt;/SUP&gt; 17.03.49 — последнее обнаруженное упом. Стр-ва 865, а 06.04.49 — первое отмеченное упом. Стр-ва 313.&lt;br&gt;&lt;SUP&gt;3&lt;/SUP&gt; Согласно {45} за 1941, 1946, 1947, 1949 гг. и Указам ВС СССР, Кировоградский р-н, в который входил р.п. Верх-Нейвинский, в 1941 г. переименован в Невьянский р-н (Верх-Нейвинск — нормативное написание).&lt;br&gt;&lt;SUP&gt;4&lt;/SUP&gt; Согласно {1}, этот ИТЛ имел п/я 100, потом п/я 200.&lt;br&gt;&lt;SUP&gt;5&lt;/SUP&gt; З-д (комб.) № 813 выпускал уран-235 для ядерных бомб [10].&lt;br&gt;&lt;SUP&gt;6&lt;/SUP&gt; Скорее всего, И.П.Бойков оставался нач. СТРОИТЕЛЬСТВА И ИТЛ 865 до переименования, так как 06.04.49 он упом. как нач. Стр-ва 313 [3].</text:p>
          </table:table-cell>
          <table:table-cell/>
          <table:table-cell office:value-type="string" calcext:value-type="string">
            <text:p>&lt;ol compact&gt;&lt;li&gt;Пр. 00522 МВД от 04.06.46.&lt;br&gt;&lt;li&gt;ГАРФ. Ф. 9414. Оп. 1. Д. 95. Л. 129.&lt;br&gt;&lt;li&gt;Пр. 00322 МВД от 06.04.49.&lt;br&gt;&lt;li&gt;Пр. 00256/94сс МВД и 1-го ГУ при СМ СССР от 26.02.48.&lt;br&gt;&lt;li&gt;Пр. 00956/0334 МВД и 1-го ГУ при СМ СССР от 28.10.46.&lt;br&gt;&lt;li&gt;Пр. 00645 МВД от 28.04.48.&lt;br&gt;&lt;li&gt;Пр. 00909 МВД от 11.10.46.&lt;br&gt;&lt;li&gt;Пр. 166лс МВД от 07.02.47.&lt;br&gt;&lt;li&gt;Пр. 041 НКВД от 01.03.46.&lt;br&gt;&lt;li&gt;Создание первой советской ядерной бомбы. М.: Энергоатомиздат, 1995. С.69.&lt;/ol&gt;</text:p>
          </table:table-cell>
          <table:table-cell/>
          <table:table-cell office:value-type="string" calcext:value-type="string">
            <text:p>&lt;a href=r3-41.html&gt;БОБРОВСКОЕ ЛО&lt;/a&gt;,&lt;br&gt; &lt;a href=r3-343.html&gt;СТРОИТЕЛЬСТВО 313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880 И ИТЛ</text:p>
          </table:table-cell>
          <table:table-cell office:value-type="string" calcext:value-type="string">
            <text:p>Саровский ИТЛ</text:p>
          </table:table-cell>
          <table:table-cell office:value-type="string" calcext:value-type="string">
            <text:p>организован 04.05.46 [1]&lt;SUP&gt;1&lt;/SUP&gt;;&lt;br&gt; закрыт между 17.03.49 [2] и 15.04.49 [3] (переименован в СТРОИТЕЛЬСТВО 505 И ИТЛ ГУЛПС)&lt;SUP&gt;2&lt;/SUP&gt;.</text:p>
          </table:table-cell>
          <table:table-cell/>
          <table:table-cell office:value-type="string" calcext:value-type="string">
            <text:p>ГУЛПС [4].</text:p>
          </table:table-cell>
          <table:table-cell office:value-type="string" calcext:value-type="string">
            <text:p>Мордовская АССР, пос. Саров (на 1991 г. — Горьковская обл.) [2], {17, 19};&lt;br&gt; Горьковская обл., ст. Шатки {1}.</text:p>
          </table:table-cell>
          <table:table-cell office:value-type="string" calcext:value-type="string">
            <text:p>БГ — присвоен не позднее 31.10.46 {17}.</text:p>
          </table:table-cell>
          <table:table-cell office:value-type="string" calcext:value-type="string">
            <text:p>Мотор (Саранск Мордовской) {17}.</text:p>
          </table:table-cell>
          <table:table-cell office:value-type="string" calcext:value-type="string">
            <text:p>Мордовская АССР, Саровский р-н, пос. Саров, п/я 5 в 1946 г. {17};&lt;br&gt; Горьковская обл., Шатки, п/я 3/5 в 1949 г. {19};&lt;br&gt; п/я БГ-3 {1}&lt;SUP&gt;3&lt;/SUP&gt;.</text:p>
          </table:table-cell>
          <table:table-cell office:value-type="string" calcext:value-type="string">
            <text:p>обслуживание Стр-ва 880 [1], стр-во КБ-11&lt;SUP&gt;4&lt;/SUP&gt;, жилья [5].</text:p>
          </table:table-cell>
          <table:table-cell office:value-type="string" calcext:value-type="string">
            <text:p>01.06.46 — 2884, 01.01.47 — 9593, 01.01.48 — 10 296, 01.01.49 — 2586 (УРО).</text:p>
          </table:table-cell>
          <table:table-cell office:value-type="string" calcext:value-type="string">
            <text:p>и.о. нач. (нач.) — п/п Пономарев ?.?. (упом. 12.12.46, 14.04.47) [6, 7];&lt;br&gt; инж.-п/п Анисков В.И., с 30.05.47 — ? [8]&lt;SUP&gt;5&lt;/SUP&gt;.</text:p>
          </table:table-cell>
          <table:table-cell office:value-type="string" calcext:value-type="string">
            <text:p>См. БЕЛОГОРСКИЙ ИТЛ.</text:p>
          </table:table-cell>
          <table:table-cell office:value-type="string" calcext:value-type="string">
            <text:p>&lt;SUP&gt;1&lt;/SUP&gt; Согласно {1}, ИТЛ организован в апреле 1946 г. Возможно, было 2 пр. об организации ИТЛ. &lt;br&gt;&lt;SUP&gt;2&lt;/SUP&gt; 17.03.49 — последнее отмеченное упом. Стр-ва 880, а 15.04.49 — первое встреченное упом. Стр-ва 505.&lt;br&gt;&lt;SUP&gt;3&lt;/SUP&gt; Адрес в {1} ошибочен, так как лит. обозначения стали вводиться в номер п/я не раньше 1952 г.&lt;br&gt;&lt;SUP&gt;4&lt;/SUP&gt; Согласно [9], КБ-11 было организовано для создания атомной бомбы.&lt;br&gt;&lt;SUP&gt;5&lt;/SUP&gt; Скорее всего, В.И.Анисков оставался нач. ИТЛ до его переименования, так как он упом. 28.06.49 [10] как нач. СТРОИТЕЛЬСТВА И ИТЛ 585 — одного из преемников данного лагеря. Следует отметить, что п/п Пономарев упом. в качестве нач. еще и 25.08.47 [11].</text:p>
          </table:table-cell>
          <table:table-cell/>
          <table:table-cell office:value-type="string" calcext:value-type="string">
            <text:p>&lt;ol compact&gt;&lt;li&gt;Пр. 00392 МВД от 04.05.46.&lt;br&gt;&lt;li&gt;ГАРФ. Ф. 9414. Оп. 1. Д. 95. Л. 142об.&lt;br&gt;&lt;li&gt;Там же. Д. 96. Л. 12б.&lt;br&gt;&lt;li&gt;Пр. 0243 МВД от 05.08.46. &lt;br&gt;&lt;li&gt;Пр. 00938 МВД от 04.09.47.&lt;br&gt;&lt;li&gt;Пр. 0420 МВД от 12.12.46.&lt;br&gt;&lt;li&gt;ГАРФ. Ф. 9414. Оп. 1. Д. 84. Л. 98.&lt;br&gt;&lt;li&gt;Пр. 744лс МВД от 30.05.47.&lt;br&gt;&lt;li&gt;Создание первой советской ядерной бомбы. М.: Энергоатомиздат, 1995. С.200.&lt;br&gt;&lt;li&gt;ГАРФ. Ф. 9414. Оп. 1. Д. 97. Л. 135.&lt;br&gt;&lt;li&gt;Расп. 534 МВД от 25.08.47.&lt;/ol&gt;</text:p>
          </table:table-cell>
          <table:table-cell/>
          <table:table-cell office:value-type="string" calcext:value-type="string">
            <text:p>&lt;a href=r3-29.html&gt;БЕЛОГОРСКИЙ ИТЛ&lt;/a&gt;,&lt;br&gt; &lt;a href=r3-351.html&gt;СТРОИТЕЛЬСТВО 5О5 И ИТЛ ГУЛПС&lt;/A&gt;,&lt;br&gt; &lt;a href=r3-363.html&gt;СТРОИТЕЛЬСТВО 585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881 И ИТЛ</text:p>
          </table:table-cell>
          <table:table-cell office:value-type="string" calcext:value-type="string">
            <text:p>ИТЛ при Строительстве 881,&lt;BR&gt;ИТЛ при Спецстроительстве 881</text:p>
          </table:table-cell>
          <table:table-cell office:value-type="string" calcext:value-type="string">
            <text:p>организован между 06.06.46 [1] и 13.07.46 [2]&lt;SUP&gt;1&lt;/SUP&gt;;&lt;br&gt; закрыт между 17.03.49 [3] и 15.04.49 [4] (переименован в СТРОИТЕЛЬСТВО 915 И ИТЛ)&lt;SUP&gt;2&lt;/SUP&gt;.</text:p>
          </table:table-cell>
          <table:table-cell/>
          <table:table-cell office:value-type="string" calcext:value-type="string">
            <text:p>ГУЛПС [5].</text:p>
          </table:table-cell>
          <table:table-cell office:value-type="string" calcext:value-type="string">
            <text:p>Молотовская (ныне Пермская) обл., г.Березники {17, 19}, [6].</text:p>
          </table:table-cell>
          <table:table-cell office:value-type="string" calcext:value-type="string">
            <text:p>АД с открытия, перешел от ИТЛ СТРОИТЕЛЬСТВА СОЛИКАМСКОГО ЦБК {3, 17, 19}.</text:p>
          </table:table-cell>
          <table:table-cell office:value-type="string" calcext:value-type="string">
            <text:p>Гроза {17, 19}.</text:p>
          </table:table-cell>
          <table:table-cell office:value-type="string" calcext:value-type="string">
            <text:p>Молотовская обл., г.Березники, п/о 6, п/я 41 {17, 19}.</text:p>
          </table:table-cell>
          <table:table-cell office:value-type="string" calcext:value-type="string">
            <text:p>стр-во цеха Г на Березниковском азотно-туковом з-де [1], работа на Соликамском комб. стройматериалов с 21.10.47, лесозаготовки [7].</text:p>
          </table:table-cell>
          <table:table-cell office:value-type="string" calcext:value-type="string">
            <text:p>01.01.47 — 2254, 01.01.48 — 3455, 01.01.49 — 3135 (УРО).</text:p>
          </table:table-cell>
          <table:table-cell office:value-type="string" calcext:value-type="string">
            <text:p>нач. — кап. Кузьменко И.Н., с 07.02.47 — не ранее 21.10.47 [8, 7].</text:p>
          </table:table-cell>
          <table:table-cell office:value-type="string" calcext:value-type="string">
            <text:p>См. СТРОИТЕЛЬСТВО 915 И ИТЛ.</text:p>
          </table:table-cell>
          <table:table-cell office:value-type="string" calcext:value-type="string">
            <text:p>&lt;SUP&gt;1&lt;/SUP&gt; 06.06.46 организовано СУ 881, но ИТЛ не упом.;&lt;br&gt; в докладной записке нач. ГУЛАГа от 13.07.46 говорится о вновь организованном ИТЛ при Спецстроительстве 881. Сведения об открытии ИТЛ в {1} ошибочны (относятся к ИТЛ Соликамбумстроя).&lt;br&gt;&lt;SUP&gt;2&lt;/SUP&gt; В разнарядке на рассылку документов от 17.03.49 упомянут ИТЛ при Стр-ве 881, а в разнарядке от 15.04.49 № 881 зачеркнут и вместо него вписан № 915. Сведения о закрытии ИТЛ в {1} ошибочны (относятся к ИТЛ Стр-ва 915).&lt;br&gt;&lt;SUP&gt;3&lt;/SUP&gt; Согласно {1} — п/я АД-41, что ошибочно, так как лит. обозначения стали вводить в название п/я с конца 1952 г.</text:p>
          </table:table-cell>
          <table:table-cell/>
          <table:table-cell office:value-type="string" calcext:value-type="string">
            <text:p>&lt;ol compact&gt;&lt;li&gt;Пр. 00524 МВД от 06.06.46.&lt;br&gt;&lt;li&gt;ГАРФ. Ф. 9414. Оп. 1. Д. 330. Л. 18.&lt;br&gt;&lt;li&gt;Там же. Д. 95. Л. 129.&lt;br&gt;&lt;li&gt;Там же. Д. 96. Л. 12б. &lt;br&gt;&lt;li&gt;Пр. 0243 МВД от 05.08.46.&lt;br&gt;&lt;li&gt;Пр. 001184 МВД от 18.11.47.&lt;br&gt;&lt;li&gt;Пр-ние 666 МВД от 21.10.47.&lt;br&gt;&lt;li&gt;Пр. 166лс МВД от 07.02.47.&lt;/ol&gt;</text:p>
          </table:table-cell>
          <table:table-cell/>
          <table:table-cell office:value-type="string" calcext:value-type="string">
            <text:p>&lt;a href=r3-175.html&gt;ИТЛ СТРОИТЕЛЬСТВА СОЛИКАМСКОГО ЦБК&lt;/a&gt;,&lt;br&gt; &lt;a href=r3-387.html&gt;СТРОИТЕЛЬСТВО 915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882 И ИТЛ</text:p>
          </table:table-cell>
          <table:table-cell office:value-type="string" calcext:value-type="string">
            <text:p>ИТЛ и Строительство 882, ИТЛ при Строительстве 882</text:p>
          </table:table-cell>
          <table:table-cell office:value-type="string" calcext:value-type="string">
            <text:p>организован между 01.02.47 и 01.06.47 [1, 2]&lt;SUP&gt;1&lt;/SUP&gt;;&lt;br&gt; закрыт между 17.03.49 [3] и 15.04.49 [4] (переименован в СТРОИТЕЛЬСТВО 940 И ИТЛ)&lt;SUP&gt;2&lt;/SUP&gt;.</text:p>
          </table:table-cell>
          <table:table-cell/>
          <table:table-cell office:value-type="string" calcext:value-type="string">
            <text:p>ГУЛПС [5].</text:p>
          </table:table-cell>
          <table:table-cell office:value-type="string" calcext:value-type="string">
            <text:p>Украинская ССР, г.Днепродзержинск {17, 19}.</text:p>
          </table:table-cell>
          <table:table-cell office:value-type="string" calcext:value-type="string">
            <text:p>ВФ — присвоен 17.10.47 [6].</text:p>
          </table:table-cell>
          <table:table-cell office:value-type="string" calcext:value-type="string">
            <text:p>Маяк {17, 19}.</text:p>
          </table:table-cell>
          <table:table-cell office:value-type="string" calcext:value-type="string">
            <text:p>г.Днепродзержинск, п/я 10 {17, 19}&lt;SUP&gt;3&lt;/SUP&gt;.</text:p>
          </table:table-cell>
          <table:table-cell office:value-type="string" calcext:value-type="string">
            <text:p>стр-во цеха Г на Днепродзержинском азотно-туковом з-де [7], цеха по переработке доменных шлаков при з-де им. Дзержинского [8].</text:p>
          </table:table-cell>
          <table:table-cell office:value-type="string" calcext:value-type="string">
            <text:p>01.06.47 — 1702, 01.01.48 — 5025, 01.01.49 — 5973 (УРО).</text:p>
          </table:table-cell>
          <table:table-cell office:value-type="string" calcext:value-type="string">
            <text:p>нач. — инж.-майор Озиранский М.Б., ? — по 09.02.48 [9];&lt;br&gt; п/п Минаев Г.Е., с 09.02.48 — ? [9]&lt;SUP&gt;4&lt;/SUP&gt;.</text:p>
          </table:table-cell>
          <table:table-cell office:value-type="string" calcext:value-type="string">
            <text:p>В архиве СТРОИТЕЛЬСТВА 940 И ИТЛ {1}.</text:p>
          </table:table-cell>
          <table:table-cell office:value-type="string" calcext:value-type="string">
            <text:p>&lt;SUP&gt;1&lt;/SUP&gt; Согласно [7], 06.06.46 стр-во цеха Г на Днепродзержинском азотно-туковом з-де получило наименование СУ 882, 31.10.46 в пр. с объявлением дислокаций ИТ лагерей упом. СУ 882 {19};&lt;br&gt; в обоих пр. ИТЛ не упом. 01.02.47 приказано организовать в составе ОИТК УМВД по Днепропетровской обл. ЛО для обслуживания СУ 882 [1], а 01.06.47 в сводках УРО [2] появляются данные о численности з/к в ИТЛ при Стр-ве 882. По-видимому, в этот промежуток времени ЛО было реорг. в ИТЛ и переподчинено ГУЛПС. Сведения об организации ИТЛ в {3} ошибочны.&lt;br&gt;&lt;SUP&gt;2&lt;/SUP&gt; 15.04.49 в разнарядке на рассылку циркуляра вычеркнуто Стр-во 882 и заменено на Стр-во 940;&lt;br&gt; последнее перед этим упом. Стр-ва 882 в разнарядке на рассылку датировано 17.03.49. Следует отметить, что и после 15.04.49 иногда встречались упом. Стр-ва 882 (напр., 23.07.49 [10]). По-видимому, некоторое время использовались оба названия.&lt;br&gt;&lt;SUP&gt;3&lt;/SUP&gt; Согласно {1} — п/я ВФ-10, что ошибочно, так как лит. обозначения стали включать в номер п/я не ранее 1952 г.&lt;br&gt;&lt;SUP&gt;4&lt;/SUP&gt; Скорее всего, Г.Е.Минаев оставался нач. Упр. до момента переименования, так как занимал должность нач. СУ 940 и ИТЛ по крайней мере с 17.05.49 по 07.05.52 [11, 12].</text:p>
          </table:table-cell>
          <table:table-cell/>
          <table:table-cell office:value-type="string" calcext:value-type="string">
            <text:p>&lt;ol compact&gt;&lt;li&gt;Пр. 070 МВД от 01.02.47.&lt;br&gt;&lt;li&gt;ГАРФ. Ф. 9414. Оп. 1. Д. 1287. Л. 10.&lt;br&gt;&lt;li&gt;Там же. Д. 95. Л. 142об.&lt;br&gt;&lt;li&gt;Там же. Д. 96. Л. 12б.&lt;br&gt;&lt;li&gt;Пр. 0243 МВД от 05.08.46.&lt;br&gt;&lt;li&gt;Расп. 661 МВД от 17.10.47. &lt;br&gt;&lt;li&gt;Пр. 00524 МВД от 06.06.46.&lt;br&gt;&lt;li&gt;Пр. 00383 МВД от 05.04.47.&lt;br&gt;&lt;li&gt;Пр. 142лс МВД от 09.02.48.&lt;br&gt;&lt;li&gt;Пр. 0498 МВД от 23.07.49.&lt;br&gt;&lt;li&gt;ГАРФ. Ф. 9414. Оп. 1. Д. 97. Л. 135.&lt;br&gt;&lt;li&gt;Пр. 556лс МВД от 07.05.52.&lt;/ol&gt;</text:p>
          </table:table-cell>
          <table:table-cell/>
          <table:table-cell office:value-type="string" calcext:value-type="string">
            <text:p>&lt;a href=r3-388.html&gt;СТРОИТЕЛЬСТВО И ИТЛ 940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883 И ИТЛ</text:p>
          </table:table-cell>
          <table:table-cell office:value-type="string" calcext:value-type="string">
            <text:p>ИТЛ и Строительство 883, ИТЛ Строительства 883</text:p>
          </table:table-cell>
          <table:table-cell office:value-type="string" calcext:value-type="string">
            <text:p>организован между 06.06.46 [1] и 09.09.46 [2]&lt;SUP&gt;1&lt;/SUP&gt;;&lt;br&gt; закрыт 27.02.48 [3]&lt;SUP&gt;2&lt;/SUP&gt;.</text:p>
          </table:table-cell>
          <table:table-cell/>
          <table:table-cell office:value-type="string" calcext:value-type="string">
            <text:p>ГУЛПС [4].</text:p>
          </table:table-cell>
          <table:table-cell office:value-type="string" calcext:value-type="string">
            <text:p>Узбекская ССР, г.Чирчик {17}.</text:p>
          </table:table-cell>
          <table:table-cell office:value-type="string" calcext:value-type="string">
            <text:p>БР с 20.02.47 [5].</text:p>
          </table:table-cell>
          <table:table-cell office:value-type="string" calcext:value-type="string">
            <text:p>Ядро {17}.</text:p>
          </table:table-cell>
          <table:table-cell office:value-type="string" calcext:value-type="string">
            <text:p>Узбекская ССР, г.Чирчик, п/я 8 {17}.</text:p>
          </table:table-cell>
          <table:table-cell office:value-type="string" calcext:value-type="string">
            <text:p>стр-во цеха Г на Чирчикском электромех. комб. [1]&lt;SUP&gt;3&lt;/SUP&gt;.</text:p>
          </table:table-cell>
          <table:table-cell office:value-type="string" calcext:value-type="string">
            <text:p>01.10.46 — 1687, 01.01.47 — 2098, 01.01.48 — 2520 (УРО).</text:p>
          </table:table-cell>
          <table:table-cell office:value-type="string" calcext:value-type="string">
            <text:p>нач. — п/п Чирков Б.Н., ? — по 09.09.46 [2];&lt;br&gt; и.о. нач. (нач.) — майор Гольман С.О., с 09.09.46 по 27.02.48 [2, 3].</text:p>
          </table:table-cell>
          <table:table-cell office:value-type="string" calcext:value-type="string">
            <text:p>В архиве СТРОИТЕЛЬСТВА 665 И ИТЛ {1}.</text:p>
          </table:table-cell>
          <table:table-cell office:value-type="string" calcext:value-type="string">
            <text:p>&lt;SUP&gt;1&lt;/SUP&gt; СУ 883 организовано 06.06.46 (впредь именовать стр-во цеха Г&amp;quot;&lt;br&gt; на Чирчикском электромеханическом комб. Строительным управлением 883&amp;quot;&lt;br&gt;, ИТЛ при этом не упом.);&lt;br&gt; первое упом. ИТЛ Стр-ва 883 — 09.09.46 [2]. Возможно, ИТЛ был открыт 20.08.46 пр. 00783 — см. [6].&lt;br&gt;&lt;SUP&gt;2&lt;/SUP&gt; 27.02.48 СУ 883 влито в состав СУ 896 на правах р-на, по-видимому, и ИТЛ в это же время был влит в ИТЛ Стр-ва 896.&lt;br&gt;&lt;SUP&gt;3&lt;/SUP&gt; Этот цех выпускал тяжелую воду для ядерных реакторов [7].</text:p>
          </table:table-cell>
          <table:table-cell/>
          <table:table-cell office:value-type="string" calcext:value-type="string">
            <text:p>&lt;ol compact&gt;&lt;li&gt;Пр. 00524 МВД от 06.06.46.&lt;br&gt;&lt;li&gt;Пр. 1291 МВД от 09.09.46.&lt;br&gt;&lt;li&gt;Пр. 0121 МВД от 27.02.48.&lt;br&gt;&lt;li&gt;Пр. 0243 МВД от 05.08.46. &lt;br&gt;&lt;li&gt;Пр. 00163 МВД от 20.02.47.&lt;br&gt;&lt;li&gt;Пр. 001018 МВД от 20.11.46.&lt;br&gt;&lt;li&gt;Создание первой советской ядерной бомбы. М.: Энергоатомиздат, 1995. С.296.&lt;/ol&gt;</text:p>
          </table:table-cell>
          <table:table-cell/>
          <table:table-cell office:value-type="string" calcext:value-type="string">
            <text:p>&lt;a href=r3-369.html&gt;СТРОИТЕЛЬСТВО 665 И ИТЛ&lt;/a&gt;,&lt;br&gt; &lt;a href=r3-384.html&gt;СТРОИТЕЛЬСТВО 896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885 И ИТЛ</text:p>
          </table:table-cell>
          <table:table-cell office:value-type="string" calcext:value-type="string">
            <text:p>ИТЛ и Строительство 885, ИТЛ Строительства 885</text:p>
          </table:table-cell>
          <table:table-cell office:value-type="string" calcext:value-type="string">
            <text:p>организован между 25.12.45 и 31.10.46 {16, 17}&lt;SUP&gt;1&lt;/SUP&gt;;&lt;br&gt; закрыт 03.12.48 [1]&lt;SUP&gt;2&lt;/SUP&gt;.</text:p>
          </table:table-cell>
          <table:table-cell/>
          <table:table-cell office:value-type="string" calcext:value-type="string">
            <text:p>ГУЛПС [2].</text:p>
          </table:table-cell>
          <table:table-cell office:value-type="string" calcext:value-type="string">
            <text:p>Кировская обл., г.Киров {17}.</text:p>
          </table:table-cell>
          <table:table-cell office:value-type="string" calcext:value-type="string">
            <text:p>БС с 20.02.47 [3].</text:p>
          </table:table-cell>
          <table:table-cell office:value-type="string" calcext:value-type="string">
            <text:p>Салют {17}.</text:p>
          </table:table-cell>
          <table:table-cell office:value-type="string" calcext:value-type="string">
            <text:p>г.Киров областной, п/я 218 {17}.</text:p>
          </table:table-cell>
          <table:table-cell office:value-type="string" calcext:value-type="string">
            <text:p>стр-во з-да 752 МХП и дороги на Балезино и Кирово-Чепецк [4].</text:p>
          </table:table-cell>
          <table:table-cell office:value-type="string" calcext:value-type="string">
            <text:p>01.12.46 — 1057, 01.01.47 — 1082, 01.01.48 — 4122, 01.12.48 — 3243 (УРО).</text:p>
          </table:table-cell>
          <table:table-cell office:value-type="string" calcext:value-type="string">
            <text:p>нач. — Лисица Д.И., не позднее 11.07.47 — по 09.02.48 [5, 6];&lt;br&gt; кап. Канахистов В.И., с 09.02.48 по 03.12.48 [5, 1].</text:p>
          </table:table-cell>
          <table:table-cell office:value-type="string" calcext:value-type="string">
            <text:p>В УМВД по Кировской обл. {1}.</text:p>
          </table:table-cell>
          <table:table-cell office:value-type="string" calcext:value-type="string">
            <text:p>&lt;SUP&gt;1&lt;/SUP&gt; 31.10.46 — первое известное упом. СТРОИТЕЛЬСТВА 885 И ИТЛ (в пр. с объявлением дислокаций ИТ лагерей), а 25.12.45 в пр. с объявлением лит. обозначений этого ИТЛ еще не было. В справке по пр. [7] об организации СТРОИТЕЛЬСТВА 855 И ИТЛ (см. ГАРФ. Ф. 9401. Оп. 12. Д. 312. Том 2) последнее ошибочно названо Стр-вом 885.&lt;br&gt;&lt;SUP&gt;2&lt;/SUP&gt; 03.12.48 СУ 885 было влито в состав СУ 904 на правах р-на;&lt;br&gt; по-видимому, тогда же ИТЛ Стр-ва 885 вошел в состав ИТЛ Стр-ва 904.</text:p>
          </table:table-cell>
          <table:table-cell/>
          <table:table-cell office:value-type="string" calcext:value-type="string">
            <text:p>&lt;ol compact&gt;&lt;li&gt;Пр. 0739 МВД от 03.12.48.&lt;br&gt;&lt;li&gt;Пр. 001183 МВД от 02.10.48.&lt;br&gt;&lt;li&gt;Пр. 00163 МВД от 20.02.47.&lt;br&gt;&lt;li&gt;Пр-ние 481 МВД от 07.08.48. &lt;br&gt;&lt;li&gt;Пр. 142лс МВД от 09.02.48.&lt;br&gt;&lt;li&gt;Расп. 443 МВД от 11.07.47.&lt;br&gt;&lt;li&gt;Пр. 00296 МВД от 31.05.51.&lt;/ol&gt;</text:p>
          </table:table-cell>
          <table:table-cell/>
          <table:table-cell office:value-type="string" calcext:value-type="string">
            <text:p>&lt;a href=r3-376.html&gt;СТРОИТЕЛЬСТВО 855 И ИТЛ&lt;/a&gt;,&lt;br&gt; &lt;a href=r3-385.html&gt;СТРОИТЕЛЬСТВО 904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896 И ИТЛ</text:p>
          </table:table-cell>
          <table:table-cell office:value-type="string" calcext:value-type="string">
            <text:p>ИТЛ Строительства 896</text:p>
          </table:table-cell>
          <table:table-cell office:value-type="string" calcext:value-type="string">
            <text:p>организован 23.12.47 [1];&lt;br&gt; закрыт между 17.03.49 [2] и 15.04.49 [3] (переименован в СТРОИТЕЛЬСТВО 665 И ИТЛ)&lt;SUP&gt;1&lt;/SUP&gt;.</text:p>
          </table:table-cell>
          <table:table-cell/>
          <table:table-cell office:value-type="string" calcext:value-type="string">
            <text:p>ГУЛПС [1].</text:p>
          </table:table-cell>
          <table:table-cell office:value-type="string" calcext:value-type="string">
            <text:p>Таджикская ССР, г.Ленинабад [1], {19}.</text:p>
          </table:table-cell>
          <table:table-cell office:value-type="string" calcext:value-type="string">
            <text:p>ВЩ с 23.12.47 [1].</text:p>
          </table:table-cell>
          <table:table-cell office:value-type="string" calcext:value-type="string">
            <text:p>Турбина {19}.</text:p>
          </table:table-cell>
          <table:table-cell office:value-type="string" calcext:value-type="string">
            <text:p>Таджикская ССР, г.Ленинабад, п/я 325 {19}&lt;SUP&gt;2&lt;/SUP&gt;.</text:p>
          </table:table-cell>
          <table:table-cell office:value-type="string" calcext:value-type="string">
            <text:p>обслуживание Стр-ва 896 [1], стр-во Ленинабадского горно-химического комб. {1}, комб. № 6 [4]&lt;SUP&gt;3&lt;/SUP&gt;, продолжение стр-ва на Чирчикском электромех. комб. с 27.02.48 [5]&lt;SUP&gt;4&lt;/SUP&gt;.</text:p>
          </table:table-cell>
          <table:table-cell office:value-type="string" calcext:value-type="string">
            <text:p>01.02.48 — 924, 01.01.49 — 7210 (УРО).</text:p>
          </table:table-cell>
          <table:table-cell office:value-type="string" calcext:value-type="string">
            <text:p>нач. — п/п Штефан П.Т., с 23.12.47 — не ранее 27.02.48 [1, 5];&lt;br&gt; з/н — кап. Роговский Е.А., с 23.12.47 — ? [1].</text:p>
          </table:table-cell>
          <table:table-cell office:value-type="string" calcext:value-type="string">
            <text:p>В архиве СТРОИТЕЛЬСТВА 665 И ИТЛ {1}.</text:p>
          </table:table-cell>
          <table:table-cell office:value-type="string" calcext:value-type="string">
            <text:p>&lt;SUP&gt;1&lt;/SUP&gt; 17.03.49 — последнее отмеченное упом. Стр-ва 896, а 15.04.49 — первое встреченное упом. Стр-ва 665.&lt;br&gt;&lt;SUP&gt;2&lt;/SUP&gt; Согласно {1} — п/я ВЩ-325, что ошибочно, так как лит. обозначения стали вводиться в номер п/я не раньше 1952 г.&lt;br&gt;&lt;SUP&gt;3&lt;/SUP&gt; Комб. № 6 был создан для добычи и переработки урановых руд [6. С. 179].Скорее всего, Ленинабадский горно-химический комб. и комб. № 6 — одно и то же стр-во.&lt;br&gt;&lt;SUP&gt;4&lt;/SUP&gt; Проводившее эти работы СУ 883 влито в СУ 896 на правах строит. р-на. Этот комб. выпускал тяжелую воду для ядерных реакторов [6. С. 296].</text:p>
          </table:table-cell>
          <table:table-cell/>
          <table:table-cell office:value-type="string" calcext:value-type="string">
            <text:p>&lt;ol compact&gt;&lt;li&gt;Пр. 001294 МВД от 23.12.47.&lt;br&gt;&lt;li&gt;ГАРФ. Ф. 9414. Оп. 1. Д. 95. Л. 129.&lt;br&gt;&lt;li&gt;Там же. Д. 96. Л. 12б.&lt;br&gt;&lt;li&gt;Пр. 00256/94сс МВД и 1-го ГУ при СМ СССР от 26.02.48.&lt;br&gt;&lt;li&gt;Пр. 0121 МВД от 27.02.48. &lt;br&gt;&lt;li&gt;Создание первой советской ядерной бомбы. М.: Энергоатомиздат, 1995.&lt;/ol&gt;</text:p>
          </table:table-cell>
          <table:table-cell office:value-type="string" calcext:value-type="string">
            <text:p>В этом ИТЛ было проверочно-фильтрационное отделение, реорг. из ПФЛ 0333 [1], ранее обслуживавшего стр-во комб. № 6 {17}.</text:p>
          </table:table-cell>
          <table:table-cell office:value-type="string" calcext:value-type="string">
            <text:p>&lt;a href=r3-165.html&gt;ИТЛ КОМБИНАТА № 6&lt;/a&gt;,&lt;br&gt; &lt;a href=r3-369.html&gt;СТРОИТЕЛЬСТВО 665 И ИТЛ&lt;/a&gt;,&lt;br&gt; &lt;a href=r3-382.html&gt;СТРОИТЕЛЬСТВО 883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904 И ИТЛ</text:p>
          </table:table-cell>
          <table:table-cell office:value-type="string" calcext:value-type="string">
            <text:p>Глазовский ИТЛ, Глазовлаг, ИТЛ Строительства 904</text:p>
          </table:table-cell>
          <table:table-cell office:value-type="string" calcext:value-type="string">
            <text:p>организован 24.02.48 [1]&lt;SUP&gt;1&lt;/SUP&gt;;&lt;br&gt; закрыт между 17.03.49 [2] и 15.04.49 [3] (переименован в СТРОИТЕЛЬСТВО 384 И ИТЛ)&lt;SUP&gt;2&lt;/SUP&gt;.</text:p>
          </table:table-cell>
          <table:table-cell/>
          <table:table-cell office:value-type="string" calcext:value-type="string">
            <text:p>ГУЛПС с 25.02.48 [4].</text:p>
          </table:table-cell>
          <table:table-cell office:value-type="string" calcext:value-type="string">
            <text:p>Удмуртская АССР, г.Глазов [1], {19}.</text:p>
          </table:table-cell>
          <table:table-cell office:value-type="string" calcext:value-type="string">
            <text:p>ВШ с 24.02.48 [1].</text:p>
          </table:table-cell>
          <table:table-cell office:value-type="string" calcext:value-type="string">
            <text:p>Сосна {19}.</text:p>
          </table:table-cell>
          <table:table-cell office:value-type="string" calcext:value-type="string">
            <text:p>Удмуртская АССР, г.Глазов, п/я 22 {19}&lt;SUP&gt;3&lt;/SUP&gt;.</text:p>
          </table:table-cell>
          <table:table-cell office:value-type="string" calcext:value-type="string">
            <text:p>стр-во з-да 544 [4], обслуживание карьеров Широкстроя и Хорошевского месторождения нерудных полезных ископаемых с 24.11.48 [5], обслуживание СУ 885 с 03.12.48 [6], стр-во цехов з-да 752 МХП [7]&lt;SUP&gt;4&lt;/SUP&gt;.</text:p>
          </table:table-cell>
          <table:table-cell office:value-type="string" calcext:value-type="string">
            <text:p>01.04.48 — 5134, 01.01.49 — 11 365 (УРО).</text:p>
          </table:table-cell>
          <table:table-cell office:value-type="string" calcext:value-type="string">
            <text:p>и.о. нач. (нач.) — инж.-полк. Теплицкий Ш.Л., с 24.02.48 — не ранее 12.01.49 [1, 7].</text:p>
          </table:table-cell>
          <table:table-cell office:value-type="string" calcext:value-type="string">
            <text:p>В архиве ГЛАЗОВСКОГО ЛО {1}.</text:p>
          </table:table-cell>
          <table:table-cell office:value-type="string" calcext:value-type="string">
            <text:p>&lt;SUP&gt;1&lt;/SUP&gt; 25.02.48 СУ 904 передано в ГУЛПС из 1-го ГУ при СМ СССР [4].&lt;br&gt;&lt;SUP&gt;2&lt;/SUP&gt; 17.03.49 — последнее отмеченное упом. Стр-ва 904, 15.04.49 — первое встреченное упом. Стр-ва 384.&lt;br&gt;&lt;SUP&gt;3&lt;/SUP&gt; Согласно {1} — п/я ВШ-22, что, вероятно, ошибочно, так как лит. обозначения стали вводиться в номер п/я не ранее 1952 г.&lt;br&gt;&lt;SUP&gt;4&lt;/SUP&gt; Вероятно, последние два — одно и то же стр-во: ср. СТРОИТЕЛЬСТВО 885 И ИТЛ.</text:p>
          </table:table-cell>
          <table:table-cell/>
          <table:table-cell office:value-type="string" calcext:value-type="string">
            <text:p>&lt;ol compact&gt;&lt;li&gt;Пр. 00198 МВД от 24.02.48.&lt;br&gt;&lt;li&gt;ГАРФ. Ф. 9414. Оп. 1. Д. 95. Л. 142об.&lt;br&gt;&lt;li&gt;Там же. Д. 96. Л. 12б.&lt;br&gt;&lt;li&gt;Пр. 75сс/00207 1-го ГУ при СМ СССР и МВД от 25.02.48.&lt;br&gt;&lt;li&gt;Пр. 001407 МВД от 24.11.48. &lt;br&gt;&lt;li&gt;Пр. 0739 МВД от 03.12.48.&lt;br&gt;&lt;li&gt;Пр. 011 МВД от 12.01.49.&lt;/ol&gt;</text:p>
          </table:table-cell>
          <table:table-cell/>
          <table:table-cell office:value-type="string" calcext:value-type="string">
            <text:p>&lt;a href=r3-77.html&gt;ГЛАЗОВСКОЕ ЛО&lt;/a&gt;,&lt;br&gt; &lt;a href=r3-383.html&gt;СТРОИТЕЛЬСТВО 885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907 И ИТЛ</text:p>
          </table:table-cell>
          <table:table-cell office:value-type="string" calcext:value-type="string">
            <text:p>ИТЛ Строительства 907</text:p>
          </table:table-cell>
          <table:table-cell office:value-type="string" calcext:value-type="string">
            <text:p>организован 23.08.47 (переименован из ИТЛ И СТРОИТЕЛЬСТВА КОМБИНАТА № 7) [1];&lt;br&gt; закрыт между 02.04.49 [2] и 15.04.49 [3] (переименован в СТРОИТЕЛЬСТВО 447 И ИТЛ)&lt;SUP&gt;1&lt;/SUP&gt;.</text:p>
          </table:table-cell>
          <table:table-cell/>
          <table:table-cell office:value-type="string" calcext:value-type="string">
            <text:p>ГУЛПС (как преемник ИТЛ И СТРОИТЕЛЬСТВА КОМБИНАТА № 7).</text:p>
          </table:table-cell>
          <table:table-cell office:value-type="string" calcext:value-type="string">
            <text:p>Эстонская ССР, г.Усть-Нарва (ныне Нарва-Йыэсуу) {19}.</text:p>
          </table:table-cell>
          <table:table-cell office:value-type="string" calcext:value-type="string">
            <text:p>БО — перешел от предшественника {3, 19}.</text:p>
          </table:table-cell>
          <table:table-cell office:value-type="string" calcext:value-type="string">
            <text:p>Дуб (Нарва Эстонской) {19}.</text:p>
          </table:table-cell>
          <table:table-cell office:value-type="string" calcext:value-type="string">
            <text:p>Эстонская ССР, г.Усть-Нарва, п/я 1 {19}&lt;SUP&gt;2&lt;/SUP&gt;.</text:p>
          </table:table-cell>
          <table:table-cell office:value-type="string" calcext:value-type="string">
            <text:p>обслуживание Стр-ва 907 ГУЛПС МВД [1], стр-во вспомогательных производств на з-де Двигатель [4], комб. № 7 [5], работа на кирп. з-де Азери [6], расширение и реконструкция карьера и камнеобрабатывающего з-да [7].</text:p>
          </table:table-cell>
          <table:table-cell office:value-type="string" calcext:value-type="string">
            <text:p>01.09.47 — 9354, 01.01.48 — 11 185, 01.01.49 — 6319 (УРО).</text:p>
          </table:table-cell>
          <table:table-cell office:value-type="string" calcext:value-type="string">
            <text:p>нач. — инж.-п/п Погарский С.И., с 04.10.47 — не ранее 03.04.48 [4, 8];&lt;br&gt; инж.-майор Кузьменко И.Н. (упом. 22.12.48, 12.02.49) [6, 9]&lt;SUP&gt;3&lt;/SUP&gt;;&lt;br&gt; з/н — майор Шубин Н.С., ? — по 02.04.49 [2].</text:p>
          </table:table-cell>
          <table:table-cell office:value-type="string" calcext:value-type="string">
            <text:p>В архиве СТРОИТЕЛЬСТВА 447 И ИТЛ {1}.</text:p>
          </table:table-cell>
          <table:table-cell office:value-type="string" calcext:value-type="string">
            <text:p>&lt;SUP&gt;1&lt;/SUP&gt; 02.04.49 — последнее отмеченное упом. ИТЛ Стр-ва 907, а 15.04.49 — первое встреченное упом. Стр-ва 447.&lt;br&gt;&lt;SUP&gt;2&lt;/SUP&gt; Согласно {1} — п/я БО-1, что, вероятно, ошибочно, так как лит. обозначения стали вводиться в номер п/я не ранее 1952 г.&lt;br&gt;&lt;SUP&gt;3&lt;/SUP&gt; В этом пр. И.Н.Кузьменко упом. в качестве нач.Стр-ва 907, но в системе ГУЛПС нач. стр-ва, как правило, был и нач. ИТЛ.</text:p>
          </table:table-cell>
          <table:table-cell/>
          <table:table-cell office:value-type="string" calcext:value-type="string">
            <text:p>&lt;ol compact&gt;&lt;li&gt;Пр. 00890 МВД от 23.08.47.&lt;br&gt;&lt;li&gt;Пр. 0188 МВД от 02.04.49.&lt;br&gt;&lt;li&gt;ГАРФ. Ф. 9414. Оп. 1. Д. 96. Л. 12б.&lt;br&gt;&lt;li&gt;Пр. 0209 МВД от 03.04.48.&lt;br&gt;&lt;li&gt;Пр. 00256/94сс МВД и 1-го ГУ при СМ СССР от 26.02.48. &lt;br&gt;&lt;li&gt;Пр. 557 МВД от 22.12.48.&lt;br&gt;&lt;li&gt;Пр. 0218 МВД от 14.04.49.&lt;br&gt;&lt;li&gt;Пр. 1335лс МВД от 04.10.47.&lt;br&gt;&lt;li&gt;Пр. 081 МВД от 12.02.49.&lt;/ol&gt;</text:p>
          </table:table-cell>
          <table:table-cell/>
          <table:table-cell office:value-type="string" calcext:value-type="string">
            <text:p>&lt;a href=r3-152.html&gt;ИТЛ И СТРОИТЕЛЬСТВО КОМБИНАТА № 7&lt;/a&gt;,&lt;br&gt; &lt;a href=r3-340.html&gt;СТРОИТЕЛЬСТВО 258 И ИТЛ&lt;/a&gt;,&lt;br&gt; &lt;a href=r3-347.html&gt;СТРОИТЕЛЬСТВО 447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915 И ИТЛ</text:p>
          </table:table-cell>
          <table:table-cell/>
          <table:table-cell office:value-type="string" calcext:value-type="string">
            <text:p>организован между 17.03.49 [1] и 06.04.49 [2] (переименован из СТРОИТЕЛЬСТВА 881 И ИТЛ)&lt;SUP&gt;1&lt;/SUP&gt;;&lt;br&gt; закрыт 08.09.50 [3].</text:p>
          </table:table-cell>
          <table:table-cell/>
          <table:table-cell office:value-type="string" calcext:value-type="string">
            <text:p>ГУЛПС (как преемник СТРОИТЕЛЬСТВА 881 И ИТЛ).</text:p>
          </table:table-cell>
          <table:table-cell office:value-type="string" calcext:value-type="string">
            <text:p>Молотовская (ныне Пермская) обл., г.Березники {1}.</text:p>
          </table:table-cell>
          <table:table-cell office:value-type="string" calcext:value-type="string">
            <text:p>АД — перешел от предшественника {1, 3}.</text:p>
          </table:table-cell>
          <table:table-cell office:value-type="string" calcext:value-type="string">
            <text:p>Гроза (?)&lt;SUP&gt;2&lt;/SUP&gt;.</text:p>
          </table:table-cell>
          <table:table-cell office:value-type="string" calcext:value-type="string">
            <text:p>Молотовская обл., г.Березники, п/я 41 {1}&lt;SUP&gt;3&lt;/SUP&gt;.</text:p>
          </table:table-cell>
          <table:table-cell office:value-type="string" calcext:value-type="string">
            <text:p>стр-во Березниковского азотно-тукового и Березниковского ново-содового з-дов, лесозаготовки [3].</text:p>
          </table:table-cell>
          <table:table-cell office:value-type="string" calcext:value-type="string">
            <text:p>01.01.50 — 4492, 01.08.50 — 2900 (УРО).</text:p>
          </table:table-cell>
          <table:table-cell office:value-type="string" calcext:value-type="string">
            <text:p>и.о. нач. — кап. Гриневский П.М. (упом. 28.06.49 и 03.11.51 — как б. и.о. нач.) [4, 5].</text:p>
          </table:table-cell>
          <table:table-cell office:value-type="string" calcext:value-type="string">
            <text:p>Включает архивы СТРОИТЕЛЬСТВА 881 И ИТЛ и СТРОИТЕЛЬСТВА 915 И ИТЛ. Хранился в УИТЛК УМВД по Молотовской обл.: л/д з/к — 1016, картотека з/к — 3130, л/д и картотека вольнонаемных, материалы делопроизводства {1}.</text:p>
          </table:table-cell>
          <table:table-cell office:value-type="string" calcext:value-type="string">
            <text:p>&lt;SUP&gt;1&lt;/SUP&gt; 17.03.49 — последнее отмеченное в пр. упом. Стр-ва 881, а 06.04.49 — первое встреченное упом. Стр-ва 915;&lt;br&gt; в апреле и мае 1949 г. встречаются оба этих наименования попеременно.&lt;br&gt;&lt;SUP&gt;2&lt;/SUP&gt; Данных о телегр. коде не обнаружено, но, вероятно, он перешел от предшественника (Гроза). В перечне изменений дислокации ИТ лагерей от 10.02.50 {19} данный ИТЛ отсутствует.&lt;br&gt;&lt;SUP&gt;3&lt;/SUP&gt; В {1} — п/я АД-41, однако лит. обозначения стали включаться в номер п/я не ранее 1952 г. У предшественника — п/я 41.</text:p>
          </table:table-cell>
          <table:table-cell/>
          <table:table-cell office:value-type="string" calcext:value-type="string">
            <text:p>&lt;ol compact&gt;&lt;li&gt;ГАРФ. Ф. 9414. Оп. 1. Д. 95. Л. 142об.&lt;br&gt;&lt;li&gt;Пр. 0213 МВД от 06.04.49.&lt;br&gt;&lt;li&gt;Пр. 0397 МВД от 08.09.50.&lt;br&gt;&lt;li&gt;ГАРФ. Ф. 9414. Оп. 1. Д. 97. Л. 135.&lt;br&gt;&lt;li&gt;Пр. 1477лс МВД от 03.11.51.&lt;/ol&gt;</text:p>
          </table:table-cell>
          <table:table-cell/>
          <table:table-cell office:value-type="string" calcext:value-type="string">
            <text:p>&lt;a href=r3-380.html&gt;СТРОИТЕЛЬСТВО 881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940 И ИТЛ</text:p>
          </table:table-cell>
          <table:table-cell office:value-type="string" calcext:value-type="string">
            <text:p>ИТЛ Строительства 940</text:p>
          </table:table-cell>
          <table:table-cell office:value-type="string" calcext:value-type="string">
            <text:p>организован между 17.03.49 [1] и 15.04.49 [2] (переименован из СТРОИТЕЛЬСТВА 882 И ИТЛ)&lt;SUP&gt;1&lt;/SUP&gt;;&lt;br&gt; закрыт 29.04.53 {35}.</text:p>
          </table:table-cell>
          <table:table-cell/>
          <table:table-cell office:value-type="string" calcext:value-type="string">
            <text:p>ГУЛПС [3. Разд. 1. Л. 1].</text:p>
          </table:table-cell>
          <table:table-cell office:value-type="string" calcext:value-type="string">
            <text:p>Украинская ССР, Днепропетровская обл., г.Днепродзержинск [3. Разд. 1. Л. 3], {22}.</text:p>
          </table:table-cell>
          <table:table-cell office:value-type="string" calcext:value-type="string">
            <text:p>ВФ — перешел от предшественника {3}.</text:p>
          </table:table-cell>
          <table:table-cell office:value-type="string" calcext:value-type="string">
            <text:p>Маяк [3. Разд. 1. Л. 3], {22}.</text:p>
          </table:table-cell>
          <table:table-cell office:value-type="string" calcext:value-type="string">
            <text:p>г.Днепродзержинск, п/я 10 в 1949 г. [3. Разд. 1. Л. 3];&lt;br&gt; г.Днепродзержинск 6, п/я ВФ-10 — 16.12.52 {22}.</text:p>
          </table:table-cell>
          <table:table-cell office:value-type="string" calcext:value-type="string">
            <text:p>стр-во рудоуправления № 10 в Пятигорске до 04.05.51 [4], з-да 906 [5, 6], комб. № 9 2-го ГУ при СМ с 02.08.51 [7]&lt;SUP&gt;2&lt;/SUP&gt;, Желтореченского и Первомайского рудоуправлений с 14.09.51 [8]&lt;SUP&gt;3&lt;/SUP&gt;, совхозов п/я 10/1 и 10/2 (на ст. Русский Брод Московско-Курской ж.д. и на ст. Никифоровка Московско-Рязанской ж.д. — соответственно в Орловской и Тамбовской обл.) с 04.10.51 по 07.01.52 [9, 10], казарм для спец. частей ГУВО МВД при з-де 906 [11], обслуживание объектов реорг. СУ 159 с 05.01.53 [12], бетонных и лесозаводов [13], проектирование работ по расширению Днепродзержинского азотно-тукового з-да [14], рудника на месторождении Бештау, с/х работы в р-не Пятигорска с 01.09.50 [15], стр-во дач для научных и инж.-тех. работников на Южном берегу Крыма [16], с 05.01.53 обслуживание объектов ликвидированного СУ 159 [17], Романковского водопровода [18], жилищное и соцкультбытовое стр-во [14].</text:p>
          </table:table-cell>
          <table:table-cell office:value-type="string" calcext:value-type="string">
            <text:p>01.01.50 — 5601, 01.01.51 — 6256, 01.01.52 — 9142&lt;SUP&gt;4&lt;/SUP&gt;, 01.01.53 — 4917 (УРО);&lt;br&gt; 15.04.53 — 3673 [3. Разд. 4. Л. 5].</text:p>
          </table:table-cell>
          <table:table-cell office:value-type="string" calcext:value-type="string">
            <text:p>нач. — полк. Минаев Г.Е., не позднее 17.05.49 — по 07.05.52 [19, 20]&lt;SUP&gt;5&lt;/SUP&gt;;&lt;br&gt; инж.-полк. в/с Иванов Н.М., с 07.05.52 — не ранее 05.01.53 [20, 12];&lt;br&gt; и.о. нач. — кап. в/с Николаев А.Г., с 01.04.53 — ? [21];&lt;br&gt; з/н — ст. лейт. (кап.) Николаев А.Г., с открытия — по 01.04.53 [3. Разд. 1. Л. 3об.].</text:p>
          </table:table-cell>
          <table:table-cell office:value-type="string" calcext:value-type="string">
            <text:p>В ОИТК УМВД по Днепропетровской обл.: л/д з/к — 16 380, материалы делопроизводства — 715 {1}.</text:p>
          </table:table-cell>
          <table:table-cell office:value-type="string" calcext:value-type="string">
            <text:p>&lt;SUP&gt;1&lt;/SUP&gt; 17.03.49 — последнее отмеченное упом. Стр-ва 882, а 15.04.49 — первое встреченное упом. Стр-ва 940.&lt;br&gt;&lt;SUP&gt;2&lt;/SUP&gt; По-видимому, ИТЛ Стр-ва 940 обслуживал стр-во комб. № 9 до открытия ИТЛ Стр-ва 462, т.е. до 26.12.51 [22], так как в 1952 г. оно велось силами ИТЛ Стр-ва 462 [6].&lt;br&gt;&lt;SUP&gt;3&lt;/SUP&gt; Стр-во и обслуживание этих рудоуправлений с момента открытия ИТЛ Стр-ва 462, скорее всего, перешло к нему (см., например, [14]: СУ 462 получает оборотный парк вагонов и грузы на ст. Желтая Река Сталинской ж.д.).&lt;br&gt;&lt;SUP&gt;4&lt;/SUP&gt; На 01.04.52 — 6414, из них 2019 женщин, 31 осужденный за к/р преступления [3. Разд. 3. Л. 1об.–5об.].&lt;br&gt;&lt;SUP&gt;5&lt;/SUP&gt; Скорее всего, с момента переименования, так как занимал должность нач. СУ 882 и ИТЛ с 09.02.48 [23]. С 26.12.51 — одновременно нач. СТРОИТЕЛЬСТВА 462 И ИТЛ [22].</text:p>
          </table:table-cell>
          <table:table-cell/>
          <table:table-cell office:value-type="string" calcext:value-type="string">
            <text:p>&lt;ol compact&gt;&lt;li&gt;ГАРФ. Ф. 9414. Оп. 1. Д. 95. Л. 129.&lt;br&gt;&lt;li&gt;Там же. Д. 96. Л. 12б.&lt;br&gt;&lt;li&gt;Там же. Оп. 1д. Д. 304.&lt;br&gt;&lt;li&gt;Пр. 00227 МВД от 04.05.51. &lt;br&gt;&lt;li&gt;Пр. 00190 МВД от 16.04.51.&lt;br&gt;&lt;li&gt;Пр. 00548 МВД от 23.06.52.&lt;br&gt;&lt;li&gt;Пр. 00519 МВД от 02.08.51.&lt;br&gt;&lt;li&gt;Пр. 00640 МВД от 14.09.51.&lt;br&gt;&lt;li&gt;Пр. 00702 МВД от 04.10.51.&lt;br&gt;&lt;li&gt;Пр. 00104 МВД от 07.01.52.&lt;br&gt;&lt;li&gt;Пр. 00127 МВД от 02.02.52.&lt;br&gt;&lt;li&gt;Пр. 021 МВД от 05.01.53.&lt;br&gt;&lt;li&gt;Пр. 0032 МВД от 17.01.53. &lt;br&gt;&lt;li&gt;Пр. 0099 МВД от 04.03.53.&lt;br&gt;&lt;li&gt;Пр. 00543 МВД от 01.09.50.&lt;br&gt;&lt;li&gt;Пр. 00133 МВД от 21.02.50.&lt;br&gt;&lt;li&gt;Пр. 021 МВД от 05.01.53.&lt;br&gt;&lt;li&gt;Пр. 00460 МВД от 17.07.50.&lt;br&gt;&lt;li&gt;ГАРФ. Ф. 9414. Оп. 1. Д. 97. Л. 135.&lt;br&gt;&lt;li&gt;Пр. 556лс МВД от 07.05.52.&lt;br&gt;&lt;li&gt;Пр. 021/л МЮ от 01.04.53.&lt;br&gt;&lt;li&gt;Пр. 00918 МВД от 26.12.51.&lt;br&gt;&lt;li&gt;Пр. 142лс МВД от 09.02.48.&lt;/ol&gt;</text:p>
          </table:table-cell>
          <table:table-cell/>
          <table:table-cell office:value-type="string" calcext:value-type="string">
            <text:p>&lt;a href=r3-2.html&gt;АЗОВСКИЙ ИТЛ&lt;/a&gt;,&lt;br&gt; &lt;a href=r3-334.html&gt;СТРОИТЕЛЬСТВО 159 И ИТЛ&lt;/a&gt;,&lt;br&gt; &lt;a href=r3-348.html&gt;СТРОИТЕЛЬСТВО 462 И ИТЛ&lt;/a&gt;,&lt;br&gt; &lt;a href=r3-368.html&gt;СТРОИТЕЛЬСТВО 621 И ИТЛ&lt;/a&gt;,&lt;br&gt; &lt;a href=r3-381.html&gt;СТРОИТЕЛЬСТВО 882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994 И ИТЛ</text:p>
          </table:table-cell>
          <table:table-cell/>
          <table:table-cell office:value-type="string" calcext:value-type="string">
            <text:p>организован 20.03.50 [1];&lt;br&gt; закрыт 07.09.50 (переименован в ИТЛ СТРОИТЕЛЬСТВА ГОРНО-МЕТАЛЛУРГИЧЕСКИХ ПРЕДПРИЯТИЙ) [2].</text:p>
          </table:table-cell>
          <table:table-cell/>
          <table:table-cell office:value-type="string" calcext:value-type="string">
            <text:p>ГУЛПС [1].</text:p>
          </table:table-cell>
          <table:table-cell office:value-type="string" calcext:value-type="string">
            <text:p>Красноярский кр. [1]&lt;SUP&gt;1&lt;/SUP&gt;.</text:p>
          </table:table-cell>
          <table:table-cell office:value-type="string" calcext:value-type="string">
            <text:p>ДФ с 20.03.50 [1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г.Красноярск, п/я 9 {1}&lt;SUP&gt;2&lt;/SUP&gt;.</text:p>
          </table:table-cell>
          <table:table-cell office:value-type="string" calcext:value-type="string">
            <text:p>стр-во Восточной конторы Главгорстроя МВД СССР [3], обслуживание Стр-ва 994, стр-во ж/д ветки, ЛЭП-110, автодороги, вспомогательных сооружений, временного и постоянного жилпоселков [4].</text:p>
          </table:table-cell>
          <table:table-cell office:value-type="string" calcext:value-type="string">
            <text:p>01.06.50 — 1622 (УРО).</text:p>
          </table:table-cell>
          <table:table-cell office:value-type="string" calcext:value-type="string">
            <text:p>нач. — г/м инж.-тех. сл. Царевский М.М., с 16.03.50 — не ранее 10.08.50 [5, 4];&lt;br&gt; з/н — г/м Шамарин А.В., с 20.03.50 — ? [1].</text:p>
          </table:table-cell>
          <table:table-cell office:value-type="string" calcext:value-type="string">
            <text:p>В архиве ПОЛЯНСКОГО ИТЛ {1}.</text:p>
          </table:table-cell>
          <table:table-cell office:value-type="string" calcext:value-type="string">
            <text:p>&lt;SUP&gt;1&lt;/SUP&gt; СУ 994 12.10.49 располагалось в г.Красноярске [6].&lt;br&gt;&lt;SUP&gt;2&lt;/SUP&gt; В {1} — п/я ДФ-9, однако лит. обозначения стали вводить в номер п/я не ранее 1952 г. (см. также [6], согласно которому СУ 994 на 12.10.49 имело п/я 9).</text:p>
          </table:table-cell>
          <table:table-cell/>
          <table:table-cell office:value-type="string" calcext:value-type="string">
            <text:p>&lt;ol compact&gt;&lt;li&gt;Пр. 00196 МВД от 20.03.50.&lt;br&gt;&lt;li&gt;Пр. 00557 МВД от 07.09.50.&lt;br&gt;&lt;li&gt;Пр. 00797 МВД от 18.08.49.&lt;br&gt;&lt;li&gt;Пр. 00510 МВД от 10.08.50. &lt;br&gt;&lt;li&gt;Пр. 250лс МВД от 16.03.50.&lt;br&gt;&lt;li&gt;Пр. 00953 МВД от 12.10.49.&lt;/ol&gt;</text:p>
          </table:table-cell>
          <table:table-cell/>
          <table:table-cell office:value-type="string" calcext:value-type="string">
            <text:p>&lt;a href=r3-173.html&gt;ИТЛ СТРОИТЕЛЬСТВА ГОРНО-МЕТАЛЛУРГИЧЕСКИХ ПРЕДПРИЯТИЙ&lt;/a&gt;,&lt;br&gt; &lt;a href=r3-174.html&gt;ИТЛ СТРОИТЕЛЬСТВА ЖЕЛЕЗНЫХ РУДНИКОВ&lt;/a&gt;,&lt;br&gt; &lt;a href=r3-279.html&gt;ПОЛЯНСКИЙ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1001 И ИТЛ</text:p>
          </table:table-cell>
          <table:table-cell office:value-type="string" calcext:value-type="string">
            <text:p>ИТЛ Строительства 1001</text:p>
          </table:table-cell>
          <table:table-cell office:value-type="string" calcext:value-type="string">
            <text:p>организован 30.08.41 [1]&lt;SUP&gt;1&lt;/SUP&gt;;&lt;br&gt; закрыт между 09.09.42 [2] и 28.01.43 [3]&lt;SUP&gt;2&lt;/SUP&gt;.</text:p>
          </table:table-cell>
          <table:table-cell/>
          <table:table-cell office:value-type="string" calcext:value-type="string">
            <text:p>ГУЛГТС с 30.08.41 [1];&lt;br&gt; ГУЛПС — не позднее 24.10.41 [4].</text:p>
          </table:table-cell>
          <table:table-cell office:value-type="string" calcext:value-type="string">
            <text:p>Куйбышевская обл., г.Сызрань [1, 3], {6}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Куйбышевская обл, г.Сызрань, п/я — нет {13}.</text:p>
          </table:table-cell>
          <table:table-cell office:value-type="string" calcext:value-type="string">
            <text:p>стр-во ямных емкостей для хранения нефти и мазута и вспомогательных сооружений к ним по договору с НКПС [1].</text:p>
          </table:table-cell>
          <table:table-cell office:value-type="string" calcext:value-type="string">
            <text:p>01.10.41 — 2720, 01.01.42 — 2303 [5];&lt;br&gt; 01.04.42 — 1542&lt;SUP&gt;3&lt;/SUP&gt;, 01.07.42 — 1339 [6];&lt;br&gt; 20.08.42 — 1585 [7].</text:p>
          </table:table-cell>
          <table:table-cell office:value-type="string" calcext:value-type="string">
            <text:p>нач.— кап. ГБ Баламутов А.Д., с 26.08.41&lt;SUP&gt;4&lt;/SUP&gt; по 26.01.42&lt;SUP&gt;5&lt;/SUP&gt; [8, 9];&lt;br&gt; ст. лейт. (кап.) ГБ Лебедев И.Д., с 26.01.42 по 25.08.42 [9, 10];&lt;br&gt; з/н — Гаврилов В.В., ? — по 26.01.42 [9];&lt;br&gt; сержант ГБ Архангельский А.А., с 26.01.42 — ? [9]&lt;SUP&gt;6&lt;/SUP&gt;.</text:p>
          </table:table-cell>
          <table:table-cell office:value-type="string" calcext:value-type="string">
            <text:p>В УИТЛК УМВД по Куйбышевской обл.: л/д з/к — 3357, картотека формы № 2 — 3346, материалы делопроизводства — 3 {1}.</text:p>
          </table:table-cell>
          <table:table-cell office:value-type="string" calcext:value-type="string">
            <text:p>&lt;SUP&gt;1&lt;/SUP&gt; В [1] говорится об организации стр-ва, ИТЛ не упомянут. Нач. назначен 26.08.41 [8]. Сведения об организации ИТЛ в {1} ошибочны.&lt;br&gt;&lt;SUP&gt;2&lt;/SUP&gt; Пр. о ликвидации ИТЛ не найден. 09.09.42 ИТЛ упом. в пр. о типовых штатах военизированной охраны;&lt;br&gt; 24.10.41 упом. УС 1001, но не ИТЛ при нем [4];&lt;br&gt; 28.01.43 ИТЛ Стр-ва 1001 исключен из дислокации действующих ИТ лагерей. Последние данные в сводках УРО — на 20.08.42 [5–7];&lt;br&gt; в частности, согласно [6], на 31.10.42 з/к в ИТЛ отсутствуют. Сведения о закрытии ИТЛ в {1} ошибочны.&lt;br&gt;&lt;SUP&gt;3&lt;/SUP&gt; Из них 1 женщина, 95 осужденных за к/р преступления [7].&lt;br&gt;&lt;SUP&gt;4&lt;/SUP&gt; Датировано на основании сведений из личной карточки работника НКВД Баламутова А.Д. [8];&lt;br&gt; пр. о назначении на должность не найден.&lt;br&gt;&lt;SUP&gt;5&lt;/SUP&gt; Этим пр. А.Д.Баламутов снят с работы и привлечен к уголовной ответственности за развал лагеря и доведение лагерного контингента до полной неработоспособности, за допущение массовой смертности среди з/к (согласно [11] и [6], в 1941 г. умерло 1132 з/к, а в 1942 г. — 546).&lt;br&gt;&lt;SUP&gt;6&lt;/SUP&gt; Вступление в должность также оформлено пр. по л.с. [12].</text:p>
          </table:table-cell>
          <table:table-cell/>
          <table:table-cell office:value-type="string" calcext:value-type="string">
            <text:p>&lt;ol compact&gt;&lt;li&gt;Пр. 0397 НКВД от 30.08.41.&lt;br&gt;&lt;li&gt;Пр. 001935 НКВД от 09.09.42.&lt;br&gt;&lt;li&gt;Пр. 00129 НКВД от 28.01.43.&lt;br&gt;&lt;li&gt;Пр. 0450 НКВД от 24.10.41. &lt;br&gt;&lt;li&gt;ГАРФ. Ф.9414. Оп.1д. Д.372. Л.8об., 9.&lt;br&gt;&lt;li&gt;Там же. Д. 378. Л. 4об., 40.&lt;br&gt;&lt;li&gt;Там же. Д. 381. Л. 10.&lt;br&gt;&lt;li&gt;Справка &lt;br&gt;&lt;li&gt;ГИЦ МВД.&lt;br&gt;&lt;li&gt;Пр. 00184 НКВД от 26.01.42.&lt;br&gt;&lt;li&gt;Пр. 2752лс НКВД от 25.08.42.&lt;br&gt;&lt;li&gt;ГАРФ. Ф. 9414. Оп. 1д. Д. 372. Л. 11.&lt;br&gt;&lt;li&gt;Пр. 2624лс НКВД от 17.08.42.&lt;/ol&gt;</text:p>
          </table:table-cell>
          <table:table-cell table:number-columns-repeated="2"/>
          <table:table-cell office:value-type="string" calcext:value-type="string">
            <text:p>С.Филиппов, 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1418 И ИТЛ</text:p>
          </table:table-cell>
          <table:table-cell office:value-type="string" calcext:value-type="string">
            <text:p>ИТЛ Строительства 1418</text:p>
          </table:table-cell>
          <table:table-cell office:value-type="string" calcext:value-type="string">
            <text:p>организован 07.08.47 [1];&lt;br&gt; закрыт между 17.03.49 [2] и 06.04.49 [3] (переименован в СТРОИТЕЛЬСТВО 514 И ИТЛ)&lt;SUP&gt;1&lt;/SUP&gt;.</text:p>
          </table:table-cell>
          <table:table-cell/>
          <table:table-cell office:value-type="string" calcext:value-type="string">
            <text:p>ГУЛПС [1].</text:p>
          </table:table-cell>
          <table:table-cell office:value-type="string" calcext:value-type="string">
            <text:p>Свердловская обл., пос. Нижняя Тура [1], {19}&lt;SUP&gt;2&lt;/SUP&gt;.</text:p>
          </table:table-cell>
          <table:table-cell office:value-type="string" calcext:value-type="string">
            <text:p>ВО с 07.08.47 [1].</text:p>
          </table:table-cell>
          <table:table-cell office:value-type="string" calcext:value-type="string">
            <text:p>Гора {19}.</text:p>
          </table:table-cell>
          <table:table-cell office:value-type="string" calcext:value-type="string">
            <text:p>Свердловская обл., Нижняя Тура, п/я 10 {19}.</text:p>
          </table:table-cell>
          <table:table-cell office:value-type="string" calcext:value-type="string">
            <text:p>стр-во з-да № 814, лесоразработки, обслуживание шлакоблочного з-да, изготовление стройдеталей и печного литья, спецукупорки [1], стр-во завода минеральной ваты [4], стр-во автодорог, разведка и карьерная разработка стройматериалов, работа на ДОКе, с/х работы [5], стр-во бетонного з-да, еще одного ДОКа, водопровода, канализации, жилья и культурно-бытовых объектов [6].</text:p>
          </table:table-cell>
          <table:table-cell office:value-type="string" calcext:value-type="string">
            <text:p>01.09.47 — 2913, 01.01.48 — 8784, 01.01.49 — 7514 (УРО).</text:p>
          </table:table-cell>
          <table:table-cell office:value-type="string" calcext:value-type="string">
            <text:p>нач. — инж.-п/п (инж.-полк.) Зарицкий М.А., с 07.08.47 — до переименования [1, 7].</text:p>
          </table:table-cell>
          <table:table-cell office:value-type="string" calcext:value-type="string">
            <text:p>См. КРАСНОГОРСКИЙ ИТЛ.</text:p>
          </table:table-cell>
          <table:table-cell office:value-type="string" calcext:value-type="string">
            <text:p>&lt;SUP&gt;1&lt;/SUP&gt; 17.03.49 — последнее известное упом. Стр-ва 1418, 06.04.49 — первое встреченное упом. Стр-ва 514.&lt;br&gt;&lt;SUP&gt;2&lt;/SUP&gt; Согласно {1} — г.Свердловск.</text:p>
          </table:table-cell>
          <table:table-cell/>
          <table:table-cell office:value-type="string" calcext:value-type="string">
            <text:p>&lt;ol compact&gt;&lt;li&gt;Пр. 00851 МВД от 07.08.47.&lt;br&gt;&lt;li&gt;ГАРФ. Ф. 9414. Оп. 1. Д. 95. Л.129.&lt;br&gt;&lt;li&gt;Пр. 0202 МВД от 06.04.49.&lt;br&gt;&lt;li&gt;Пр. 0270 МВД от 30.04.48. &lt;br&gt;&lt;li&gt;Пр. 0065 МВД от 23.01.48.&lt;br&gt;&lt;li&gt;Пр. 00250 МВД от 21.03.49.&lt;br&gt;&lt;li&gt;Пр. 422лс МВД от 11.04.49.&lt;/ol&gt;</text:p>
          </table:table-cell>
          <table:table-cell/>
          <table:table-cell office:value-type="string" calcext:value-type="string">
            <text:p>&lt;a href=r3-210.html&gt;КРАСНОГОРСКИЙ ИТЛ&lt;/a&gt;,&lt;br&gt; &lt;a href=r3-359.html&gt;СТРОИТЕЛЬСТВО 514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ГУШОСДОРА МВД № 1 И ИТЛ</text:p>
          </table:table-cell>
          <table:table-cell/>
          <table:table-cell office:value-type="string" calcext:value-type="string">
            <text:p>организован 12.10.49 [1]&lt;SUP&gt;1&lt;/SUP&gt;;&lt;br&gt; закрыт 29.04.53 (лаг. подр. переданы БАКОВСКОМУ ИТЛ) {35}.</text:p>
          </table:table-cell>
          <table:table-cell/>
          <table:table-cell office:value-type="string" calcext:value-type="string">
            <text:p>ГУШОСДОР [1], {27}.</text:p>
          </table:table-cell>
          <table:table-cell office:value-type="string" calcext:value-type="string">
            <text:p>Курская обл., г.Обоянь с 12.10.49&lt;SUP&gt;2&lt;/SUP&gt; — не ранее 10.02.50 [1], {20};&lt;br&gt; Украинская ССР, Ворошиловградская обл., г.Красный Луч с 1950 г.&lt;SUP&gt;3&lt;/SUP&gt; — не ранее 03.01.52 [2, 3];&lt;br&gt; г.Москва, Сокольнический вал, д. 37 на 27.02.53 {27}.</text:p>
          </table:table-cell>
          <table:table-cell office:value-type="string" calcext:value-type="string">
            <text:p>ДИ с 12.10.49 [1], {3, 20, 27}&lt;SUP&gt;4&lt;/SUP&gt;.</text:p>
          </table:table-cell>
          <table:table-cell office:value-type="string" calcext:value-type="string">
            <text:p>Пихта {20, 27}.</text:p>
          </table:table-cell>
          <table:table-cell office:value-type="string" calcext:value-type="string">
            <text:p>Курская обл., г.Обоянь, п/я 411 на 10.02.50 {20};&lt;br&gt; Украинская ССР, Ворошиловградская обл., г.Красный Луч, п/я — ? [4];&lt;br&gt; г.Москва 113, п/я ДИ-197 на 27.02.53 {27}.</text:p>
          </table:table-cell>
          <table:table-cell office:value-type="string" calcext:value-type="string">
            <text:p>реконструкция дороги Москва—Харьков на участке Курск—Харьков [5, 6], стр-во дороги Киев—Харьков—Ростов-на-Дону на участке Дебальцово—Ново-Шахтинск [2, 4], стр-во автодорог в Московской обл., в том числе участков: Наугольное—Жуклино, Дмитров—Рогачево, Дмитров—Кузнецово, Селевкино—Голицыно, Клин—Рогачево, Клин—Караваево, моста через р. Москву у г.Воскресенск [7, 8].</text:p>
          </table:table-cell>
          <table:table-cell office:value-type="string" calcext:value-type="string">
            <text:p>01.12.49 — 904, 01.01.50 — 1798, 01.01.51 — 4602, 01.01.52 — 4709, 01.01.53 — 4334 (УРО)&lt;SUP&gt;5&lt;/SUP&gt;.</text:p>
          </table:table-cell>
          <table:table-cell office:value-type="string" calcext:value-type="string">
            <text:p>нач. — инж.-майор Бражник Б.П., с 12.10.49&lt;SUP&gt;6&lt;/SUP&gt; по 15.03.52 [1, 9];&lt;br&gt; Федоткин Д.К., не позднее 03.09.52 — не ранее 25.02.53 [7, 8];&lt;br&gt; и.о. нач. — п/п в/с Прохоров Н.И., с 01.04.53 по 29.04.53&lt;SUP&gt;7&lt;/SUP&gt; [10, 11];&lt;br&gt; з/н— майор Прохоров Н.И., с 12.10.49 — ? [1].</text:p>
          </table:table-cell>
          <table:table-cell office:value-type="string" calcext:value-type="string">
            <text:p>В архиве БАКОВСКОГО ИТЛ: л/д з/к — 9441, картотека з/к — 9441, материалы делопроизводства — 1417, л/д и картотека вольнонаемных {1}.</text:p>
          </table:table-cell>
          <table:table-cell office:value-type="string" calcext:value-type="string">
            <text:p>&lt;SUP&gt;1&lt;/SUP&gt; Ранее это Стр-во обслуживал лагерь в/п № 395 МВД СССР [1] (см. также ГЛАВНОЕ УПРАВЛЕНИЕ ШОССЕЙНЫХ ДОРОГ).&lt;br&gt;&lt;SUP&gt;2&lt;/SUP&gt; Само УС № 1 (с лагерем в/п) передислоцировано в г.Обоянь в октябре 1948 г., когда Пост. СМ № 3551–1424 от 22.09.48 на него были возложены работы по реконструкции дороги Москва—Харьков—Симферополь [5, 12, 13].&lt;br&gt;&lt;SUP&gt;3&lt;/SUP&gt; Передислокацию Упр. ИТЛ и Стр-ва (в связи с началом стр-ва дороги Киев—Харьков—Ростов-на-Дону) приказано производить по мере высвобождения от выполняемых работ по дороге Москва—Харьков—Симферополь [2].&lt;br&gt;&lt;SUP&gt;4&lt;/SUP&gt; Согласно {3}, Стр-во № 1 ГУШОСДОРа имело также литер ГИ. Скорее всего, это описка.&lt;br&gt;&lt;SUP&gt;5&lt;/SUP&gt; Лимит з/к при открытии — 6100 чел.;&lt;br&gt; в ИТЛ запрещено направлять осужденных за особо опасные преступления (к/р преступления, бандитизм, разбой, воровство) и рецидивистов [1].&lt;br&gt;&lt;SUP&gt;6&lt;/SUP&gt; Б.П.Бражник как нач. УС № 1 упом. 23.09.48 [5].&lt;br&gt;&lt;SUP&gt;7&lt;/SUP&gt; Формально оставался в должности и позднее, так как упом. 28.05.53 [11].</text:p>
          </table:table-cell>
          <table:table-cell/>
          <table:table-cell office:value-type="string" calcext:value-type="string">
            <text:p>&lt;ol compact&gt;&lt;li&gt;Пр. 00950 МВД от 12.10.49.&lt;br&gt;&lt;li&gt;Пр. 001076 МВД от 28.11.49.&lt;br&gt;&lt;li&gt;Пр. 18 МВД от 03.01.52.&lt;br&gt;&lt;li&gt;ГАРФ. Ф.9414. Оп. 1д. Д. 156. Л. 11–36.&lt;br&gt;&lt;li&gt;Пр. 001141 МВД от 23.09.48.&lt;br&gt;&lt;li&gt;Пр. 364 МВД от 01.06.50. &lt;br&gt;&lt;li&gt;Пр. 0133 МВД от 03.09.52.&lt;br&gt;&lt;li&gt;Пр. 001041 МВД от 25.02.53.&lt;br&gt;&lt;li&gt;Пр. 331лс МВД от 15.03.52.&lt;br&gt;&lt;li&gt;Пр. 020/л МЮ от 01.04.53.&lt;br&gt;&lt;li&gt;Пр. 445/лг МЮ от 28.05.53.&lt;br&gt;&lt;li&gt;Пр. 0623 МВД от 09.10.48.&lt;br&gt;&lt;li&gt;Пр. 0526 МВД от 30.07.49.&lt;/ol&gt;</text:p>
          </table:table-cell>
          <table:table-cell/>
          <table:table-cell office:value-type="string" calcext:value-type="string">
            <text:p>&lt;a href=r3-23.html&gt;БАКОВСКИЙ ИТЛ&lt;/a&gt;,&lt;br&gt; &lt;a href=r3-393.html&gt;СТРОИТЕЛЬСТВО ГУШОСДОРА МВД № 2 И ИТЛ&lt;/a&gt;,&lt;br&gt; &lt;a href=r3-394.html&gt;СТРОИТЕЛЬСТВО ГУШОСДОРА МВД № 3 И ИТЛ&lt;/a&gt;,&lt;br&gt; &lt;a href=r3-398.html&gt;СТРОИТЕЛЬСТВО ГУШОСДОРА МВД № 7 И ИТЛ&lt;/a&gt;,&lt;br&gt; &lt;a href=r3-399.html&gt;СТРОИТЕЛЬСТВО ГУШОСДОРА МВД № 8 И ИТЛ&lt;/a&gt;,&lt;br&gt; &lt;a href=r3-401.html&gt;СТРОИТЕЛЬСТВО ГУШОСДОРА МВД № 19 И ИТЛ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ГУШОСДОРА МВД № 2 И ИТЛ</text:p>
          </table:table-cell>
          <table:table-cell/>
          <table:table-cell office:value-type="string" calcext:value-type="string">
            <text:p>организован 12.10.49 [1]&lt;SUP&gt;1&lt;/SUP&gt;;&lt;br&gt; закрыт 29.04.53 (лаг. подр. переданы УИТЛК УМЮ по Краснодарскому кр.) {35}.</text:p>
          </table:table-cell>
          <table:table-cell/>
          <table:table-cell office:value-type="string" calcext:value-type="string">
            <text:p>ГУШОСДОР [1], {35}.</text:p>
          </table:table-cell>
          <table:table-cell office:value-type="string" calcext:value-type="string">
            <text:p>Украинская ССР, г.Харьков [1], {20, 27}&lt;SUP&gt;2&lt;/SUP&gt;;&lt;br&gt; Краснодарский кр., г.Армавир [2]&lt;SUP&gt;3&lt;/SUP&gt;.</text:p>
          </table:table-cell>
          <table:table-cell office:value-type="string" calcext:value-type="string">
            <text:p>ДК с 12.10.49 [1], {3, 20, 27}.</text:p>
          </table:table-cell>
          <table:table-cell office:value-type="string" calcext:value-type="string">
            <text:p>Ольха {20, 27}.</text:p>
          </table:table-cell>
          <table:table-cell office:value-type="string" calcext:value-type="string">
            <text:p>г.Харьков, п/я 412 {20};&lt;br&gt; п/я ДК-412 {27}.</text:p>
          </table:table-cell>
          <table:table-cell office:value-type="string" calcext:value-type="string">
            <text:p>стр-во дорог Харьков—Симферополь на участке Харьков—Новомосковск [3, 4] и Киев—Харьков—Ростов-на-Дону на участке Полтава—Харьков—Закомельская [5].</text:p>
          </table:table-cell>
          <table:table-cell office:value-type="string" calcext:value-type="string">
            <text:p>01.01.50 — 2303, 01.01.51 — 5248, 01.01.52 — 2524, 01.01.53 — 1830 (УРО)&lt;SUP&gt;4&lt;/SUP&gt;.</text:p>
          </table:table-cell>
          <table:table-cell office:value-type="string" calcext:value-type="string">
            <text:p>нач. — инж.-полк. Гурарий М.С., с 12.10.49 — ? [1]&lt;SUP&gt;5&lt;/SUP&gt;;&lt;br&gt; инж.-п/п Матейчук С.П., с 11.04.51 по 15.03.52 [6, 7];&lt;br&gt; инж.-п/п Бражник Б.П., с 15.03.52 — ? [7];&lt;br&gt; и.о. нач. майор в/с Коренчук И.Т., с 01.04.53 по 26.06.53 [8, 9];&lt;br&gt; з/н — п/п Строителев Н.П., с 12.10.49 — ? [1];&lt;br&gt; майор Коренчук И.Т. (упом. в 1951 г.) [2].</text:p>
          </table:table-cell>
          <table:table-cell office:value-type="string" calcext:value-type="string">
            <text:p>В УИТЛК УМВД по Краснодарскому кр.: л/д з/к — 3753, материалы делопроизводства — 338, л/д вольнонаемных {1}.</text:p>
          </table:table-cell>
          <table:table-cell office:value-type="string" calcext:value-type="string">
            <text:p>&lt;SUP&gt;1&lt;/SUP&gt; Ранее это Стр-во обслуживал лагерь в/п № 401 МВД СССР [1] (см.также ГЛАВНОЕ УПРАВЛЕНИЕ ШОССЕЙНЫХ ДОРОГ). Ранний пр. об организации ИТЛ при УС № 2 ГУШОСДОРа [10] вскоре был отменен [11].&lt;br&gt;&lt;SUP&gt;2&lt;/SUP&gt; УС № 2 (с лагерем в/п) передислоцировано в Харьков в начале 1948 г. для производства работ на дорогах Харьков—Белгород и Харьков—Симферополь (на участке Харьков—Новомосковск) [11, 12].&lt;br&gt;&lt;SUP&gt;3&lt;/SUP&gt; Пр. о передислокации не найден. Перевод Упр. ИТЛ в Армавир (по-видимому, незадолго до закрытия) подтверждается местонахождением его архива [2], {1}.&lt;br&gt;&lt;SUP&gt;4&lt;/SUP&gt; Лимит з/к при открытии — 6000 чел., в ИТЛ запрещено направлять осужденных за особо опасные преступления (к/р преступления, бандитизм, разбой, воровство) и рецидивистов [1].&lt;br&gt;&lt;SUP&gt;5&lt;/SUP&gt; М.С.Гурарий назначен нач. УС № 2 и лагеря в/п № 401 пр. [13].</text:p>
          </table:table-cell>
          <table:table-cell/>
          <table:table-cell office:value-type="string" calcext:value-type="string">
            <text:p>&lt;ol compact&gt;&lt;li&gt;Пр. 00950 МВД от 12.10.49.&lt;br&gt;&lt;li&gt;ГАРФ. Ф. 9414. Оп. 1д. Д. 280. Л. 1–26.&lt;br&gt;&lt;li&gt;Пр. 001141 МВД от 23.09.48.&lt;br&gt;&lt;li&gt;Пр. 364 МВД от 01.06.50.&lt;br&gt;&lt;li&gt;Пр. 001076 МВД от 28.11.49.&lt;br&gt;&lt;li&gt;Пр. 453лс МВД от 11.04.51. &lt;br&gt;&lt;li&gt;Пр. 331лс МВД от 15.03.52.&lt;br&gt;&lt;li&gt;Пр. 020лс МВД от 01.04.53.&lt;br&gt;&lt;li&gt;Пр. 570/лг МЮ от 26.06.53.&lt;br&gt;&lt;li&gt;Пр. 0713 МВД от 24.11.47.&lt;br&gt;&lt;li&gt;Пр. 07 МВД от 08.01.48.&lt;br&gt;&lt;li&gt;Пр. 0526 МВД от 30.07.49.&lt;br&gt;&lt;li&gt;Пр. 001136 НКВД от 04.10.45.&lt;/ol&gt;</text:p>
          </table:table-cell>
          <table:table-cell/>
          <table:table-cell office:value-type="string" calcext:value-type="string">
            <text:p>&lt;a href=r3-392.html&gt;СТРОИТЕЛЬСТВО ГУШОСДОРА МВД № 1 И ИТЛ&lt;/a&gt;,&lt;br&gt; &lt;a href=r3-394.html&gt;СТРОИТЕЛЬСТВО ГУШОСДОРА МВД № 3 И ИТЛ&lt;/a&gt;,&lt;br&gt; &lt;a href=r3-398.html&gt;СТРОИТЕЛЬСТВО ГУШОСДОРА МВД № 7 И ИТЛ&lt;/a&gt;,&lt;br&gt; &lt;a href=r3-399.html&gt;СТРОИТЕЛЬСТВО ГУШОСДОРА МВД № 8 И ИТЛ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ГУШОСДОРА МВД № 3 И ИТЛ</text:p>
          </table:table-cell>
          <table:table-cell/>
          <table:table-cell office:value-type="string" calcext:value-type="string">
            <text:p>организован 12.10.49 [1]&lt;SUP&gt;1&lt;/SUP&gt;;&lt;br&gt; закрыт 29.04.53 (лаг. подр. переданы БАКОВСКОМУ ИТЛ) {35}.</text:p>
          </table:table-cell>
          <table:table-cell/>
          <table:table-cell office:value-type="string" calcext:value-type="string">
            <text:p>ГУШОСДОР [1], {35}.</text:p>
          </table:table-cell>
          <table:table-cell office:value-type="string" calcext:value-type="string">
            <text:p>г.Орел, с 12.10.49 — не ранее 10.02.50 [1], {20};&lt;br&gt; Сталинская (ныне Донецкая) обл., г.Артемовск [2], с 1950 г.&lt;SUP&gt;2&lt;/SUP&gt; — не ранее 26.07.52 [3, 4];&lt;br&gt; Московская обл., пос. Голицыно — на 27.02.53 {27}.</text:p>
          </table:table-cell>
          <table:table-cell office:value-type="string" calcext:value-type="string">
            <text:p>ДЛ с 12.10.49 [1], {3, 20, 27}.</text:p>
          </table:table-cell>
          <table:table-cell office:value-type="string" calcext:value-type="string">
            <text:p>Липа {20, 27}.</text:p>
          </table:table-cell>
          <table:table-cell office:value-type="string" calcext:value-type="string">
            <text:p>г.Орел, п/я 413 {20};&lt;br&gt; ст. Голицыно Западной ж.д., п/я ДЛ-413 {27}.</text:p>
          </table:table-cell>
          <table:table-cell office:value-type="string" calcext:value-type="string">
            <text:p>реконструкция дороги Москва—Харьков на участке Москва—Курск&lt;SUP&gt;3&lt;/SUP&gt; [5–7], стр-во дороги Киев—Харьков—Ростов-на-Дону на участке Закомельская—Дебальцево [3], стр-во автодорог в Московской обл., мостов через р.Москва у г.Звенигорода и через канал им. Москвы у ст.Икша [8, 9].</text:p>
          </table:table-cell>
          <table:table-cell office:value-type="string" calcext:value-type="string">
            <text:p>01.01.50 — 3903, 01.01.51 — 4476, 01.01.52 — 3815, 01.01.53 — 5210 (УРО)&lt;SUP&gt;4&lt;/SUP&gt;.</text:p>
          </table:table-cell>
          <table:table-cell office:value-type="string" calcext:value-type="string">
            <text:p>нач. — инж.-п/п Алексеев В.А., с 12.10.49&lt;SUP&gt;5&lt;/SUP&gt; по 18.11.50 [1, 10] и не позднее 03.09.52 — не ранее 25.02.53 [8, 9, 2];&lt;br&gt; и.о.нач. — полк. в/с Щетинин А.П., с 01.04.53 — ? [11];&lt;br&gt; з/н — полк. Котилевский ?.?., с 12.10.49 — ? [1];&lt;br&gt; полк. в/с Щетинин А.П., ? — по 01.04.53 (упом. с 1950 г.) [2].</text:p>
          </table:table-cell>
          <table:table-cell office:value-type="string" calcext:value-type="string">
            <text:p>В ОИТК УМВД по Орловской обл.: л/д з/к;&lt;br&gt; в 1-м Спецотделе УМВД по Орловской обл.: л/д сотрудников;&lt;br&gt; в архиве БАКОВСКОГО ИТЛ: л/д з/к — 8722, материалы делопроизводства — 1764, л/д вольнонаемных&lt;SUP&gt;6&lt;/SUP&gt; {1}.</text:p>
          </table:table-cell>
          <table:table-cell office:value-type="string" calcext:value-type="string">
            <text:p>&lt;SUP&gt;1&lt;/SUP&gt; Ранее это Стр-во обслуживал лагерь в/п № 406 МВД СССР [1]. (см. также ГЛАВНОЕ УПРАВЛЕНИЕ ШОССЕЙНЫХ ДОРОГ).&lt;br&gt;&lt;SUP&gt;2&lt;/SUP&gt; Передислокацию Упр. ИТЛ и Стр-ва приказано производить по мере высвобождения от работ на дороге Москва—Харьков—Симферополь (в связи с началом стр-ва дороги Киев—Харьков—Ростов-на-Дону) [3].&lt;br&gt;&lt;SUP&gt;3&lt;/SUP&gt; УС № 3 (с лагерем в/п) в 1947–1948 гг. реконструировало участок Москва—Тула [5], с осени 1948 до лета 1950 г. вело работы на участке Горбачево—Курск [6, 7, 12].&lt;br&gt;&lt;SUP&gt;4&lt;/SUP&gt; Лимит з/к при открытии — 5500 чел., в ИТЛ запрещено направлять осужденных за особо опасные преступления (к/р преступления, бандитизм, разбой, воровство) и рецидивистов [1].&lt;br&gt;&lt;SUP&gt;5&lt;/SUP&gt; Инж.-майор В.А.Алексеев как нач. УС № 3 упом. 08.09.47 [5].&lt;br&gt;&lt;SUP&gt;6&lt;/SUP&gt; Материалы УС № 3 ГУШОСДОРа за 1943–1947 гг., включая следственные материалы и акты приема-передачи лагерей в/п № 396, 397 и 407 хранились в архиве УМВД по Орловской обл. {1}.</text:p>
          </table:table-cell>
          <table:table-cell/>
          <table:table-cell office:value-type="string" calcext:value-type="string">
            <text:p>&lt;ol compact&gt;&lt;li&gt;Пр. 00950 МВД от 12.10.49.&lt;br&gt;&lt;li&gt;ГАРФ. Ф. 9414. Оп. 1д. Д. 281. Л. 1–46.&lt;br&gt;&lt;li&gt;Пр. 001076 МВД от 28.11.49.&lt;br&gt;&lt;li&gt;Пр. 0894 МВД от 26.07.52.&lt;br&gt;&lt;li&gt;Пр. 0545 МВД от 08.09.47.&lt;br&gt;&lt;li&gt;Пр. 001141 МВД от 23.09.48. &lt;br&gt;&lt;li&gt;Пр. 364 МВД от 01.06.50.&lt;br&gt;&lt;li&gt;Пр. 0132 МВД от 03.09.52.&lt;br&gt;&lt;li&gt;Пр. 001039 МВД от 25.02.53.&lt;br&gt;&lt;li&gt;Пр. 1630лс МВД от 18.11.50.&lt;br&gt;&lt;li&gt;Пр. 020/л МВД от 01.04.53.&lt;br&gt;&lt;li&gt;Пр. 0526 МВД от 30.07.49.&lt;/ol&gt;</text:p>
          </table:table-cell>
          <table:table-cell/>
          <table:table-cell office:value-type="string" calcext:value-type="string">
            <text:p>&lt;a href=r3-392.html&gt;СТРОИТЕЛЬСТВО ГУШОСДОРА МВД № 1 И ИТЛ&lt;/a&gt;,&lt;br&gt; &lt;a href=r3-393.html&gt;СТРОИТЕЛЬСТВО ГУШОСДОРА МВД № 2 И ИТЛ&lt;/a&gt;,&lt;br&gt; &lt;a href=r3-398.html&gt;СТРОИТЕЛЬСТВО ГУШОСДОРА МВД № 7 И ИТЛ&lt;/a&gt;,&lt;br&gt; &lt;a href=r3-399.html&gt;СТРОИТЕЛЬСТВО ГУШОСДОРА МВД № 8 И ИТЛ&lt;/a&gt;,&lt;br&gt; &lt;a href=r3-401.html&gt;СТРОИТЕЛЬСТВО ГУШОСДОРА МВД № 19 И ИТЛ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ГУШОСДОРА МВД № 4 И ИТЛ</text:p>
          </table:table-cell>
          <table:table-cell/>
          <table:table-cell office:value-type="string" calcext:value-type="string">
            <text:p>организован 12.10.49 [1]&lt;SUP&gt;1&lt;/SUP&gt;;&lt;br&gt; закрыт 29.04.53 (лаг. подр. переданы КУНЕЕВСКОМУ ИТЛ) {35}.</text:p>
          </table:table-cell>
          <table:table-cell/>
          <table:table-cell office:value-type="string" calcext:value-type="string">
            <text:p>ГУШОСДОР [1].</text:p>
          </table:table-cell>
          <table:table-cell office:value-type="string" calcext:value-type="string">
            <text:p>г.Куйбышев [1], {20, 27};&lt;br&gt; г.Куйбышев, 485-й квартал, ул. Ново-Сызранская, д. 1 [2].</text:p>
          </table:table-cell>
          <table:table-cell office:value-type="string" calcext:value-type="string">
            <text:p>ДМ с 12.10.49 [1], {3, 20, 27}.</text:p>
          </table:table-cell>
          <table:table-cell office:value-type="string" calcext:value-type="string">
            <text:p>Коса {20, 27}.</text:p>
          </table:table-cell>
          <table:table-cell office:value-type="string" calcext:value-type="string">
            <text:p>Куйбышев, п/я 414 {20};&lt;br&gt; п/я ДМ-414 {27}.</text:p>
          </table:table-cell>
          <table:table-cell office:value-type="string" calcext:value-type="string">
            <text:p>стр-во дорог в нефтедобывающих р-нах Куйбышевской обл. [3, 4], в частности: Сызрань—Крекинг, Кряж—Липяги [5], автодороги Куйбышев—Ставрополь&lt;SUP&gt;2&lt;/SUP&gt; (ныне Тольятти) [6].</text:p>
          </table:table-cell>
          <table:table-cell office:value-type="string" calcext:value-type="string">
            <text:p>01.01.50 — 836, 01.01.51 — 1733, 01.01.52 — 2092, 01.01.53 — 2068 (УРО)&lt;SUP&gt;3&lt;/SUP&gt;.</text:p>
          </table:table-cell>
          <table:table-cell office:value-type="string" calcext:value-type="string">
            <text:p>нач. — инж.-кап. (инж.-майор) Николаев А.А., с 12.10.49 — ? (упом. 20.02.51) [1, 7]&lt;SUP&gt;4&lt;/SUP&gt;;&lt;br&gt; и.о. нач. — п/п в/с Бучин В.Ф., с 01.04.53 по 29.04.53&lt;SUP&gt;5&lt;/SUP&gt; [8, 9];&lt;br&gt; з/н — инж.-майор Пономарев В.А., с 12.10.49 — ? (упом. 20.02.51) [1, 7];&lt;br&gt; п/п в/с Бучин В.Ф., с 10.10.51 по 01.04.53 [2, 8].</text:p>
          </table:table-cell>
          <table:table-cell office:value-type="string" calcext:value-type="string">
            <text:p>В архиве КУНЕЕВСКОГО ИТЛ: л/д з/к — 6121, пр. МВД и ГУЛАГа — 33, материалы делопроизводства — 729;&lt;br&gt; в 1-м Спецотделе УМВД по Куйбышевской обл.: л/д офицеров и вольнонаемных;&lt;br&gt; в Упр. Стр-ва № 4 Главдорстроя (г.Куйбышев): секретное делопроизводство отдела кадров {1}.</text:p>
          </table:table-cell>
          <table:table-cell office:value-type="string" calcext:value-type="string">
            <text:p>&lt;SUP&gt;1&lt;/SUP&gt; Ранее это Стр-во обслуживал лагерь в/п № 399 МВД СССР [1] (см. также ГЛАВНОЕ УПРАВЛЕНИЕ ШОССЕЙНЫХ ДОРОГ).&lt;br&gt;&lt;SUP&gt;2&lt;/SUP&gt; Последняя — в связи с началом стр-ва Куйбышевской ГЭС [6].&lt;br&gt;&lt;SUP&gt;3&lt;/SUP&gt; Лимит з/к при открытии — 4000, в ИТЛ запрещено направлять осужденных за особо опасные преступления (к/р преступления, бандитизм, разбой, воровство) и рецидивистов [1].&lt;br&gt;&lt;SUP&gt;4&lt;/SUP&gt; Назначен нач. УС № 4 при его организации 09.10.48 [2].&lt;br&gt;&lt;SUP&gt;5&lt;/SUP&gt; Формально освобожден от должности (по болезни) 01.10.53 [9].</text:p>
          </table:table-cell>
          <table:table-cell/>
          <table:table-cell office:value-type="string" calcext:value-type="string">
            <text:p>&lt;ol compact&gt;&lt;li&gt;Пр. 00950 МВД от 12.10.49.&lt;br&gt;&lt;li&gt;ГАРФ. Ф. 9414. Оп. 1д. Д. 282. Л. 1–22.&lt;br&gt;&lt;li&gt;Пр. 0623 МВД 09.10.48.&lt;br&gt;&lt;li&gt;Пр. 0740 МВД от 27.10.49.&lt;br&gt;&lt;li&gt;Пр. 746 МВД от 14.11.49.&lt;br&gt;&lt;li&gt;Пр. 0319 МВД от 11.05.50. &lt;br&gt;&lt;li&gt;ГАРФ. Ф. 9414. Оп. 1д. Д. 156. Л. 49.&lt;br&gt;&lt;li&gt;Пр. 020/л МВД от 01.04.53. &lt;br&gt;&lt;li&gt;Пр. 1074/лг МЮ от 01.10.53.&lt;/ol&gt;</text:p>
          </table:table-cell>
          <table:table-cell table:number-columns-repeated="2"/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ГУШОСДОРА МВД № 5 И ИТЛ</text:p>
          </table:table-cell>
          <table:table-cell office:value-type="string" calcext:value-type="string">
            <text:p>Небитдагский ИТЛ, ИТЛ при Упр. Строительства № 5 ГУШОСДОРа</text:p>
          </table:table-cell>
          <table:table-cell office:value-type="string" calcext:value-type="string">
            <text:p>организован 30.04.49 [1];&lt;br&gt; закрыт 10.06.50 [2]&lt;SUP&gt;1&lt;/SUP&gt;.</text:p>
          </table:table-cell>
          <table:table-cell/>
          <table:table-cell office:value-type="string" calcext:value-type="string">
            <text:p>ГУШОСДОР [1, 2].</text:p>
          </table:table-cell>
          <table:table-cell office:value-type="string" calcext:value-type="string">
            <text:p>Туркменская ССР, г.Небит-Даг [1, 2], {20}.</text:p>
          </table:table-cell>
          <table:table-cell office:value-type="string" calcext:value-type="string">
            <text:p>ГЯ с 22.09.49 [3], {3, 20}&lt;SUP&gt;2&lt;/SUP&gt;.</text:p>
          </table:table-cell>
          <table:table-cell office:value-type="string" calcext:value-type="string">
            <text:p>Свет {20}.</text:p>
          </table:table-cell>
          <table:table-cell office:value-type="string" calcext:value-type="string">
            <text:p>Туркменская ССР, г.Небит-Даг, п/я 125 {20}.</text:p>
          </table:table-cell>
          <table:table-cell office:value-type="string" calcext:value-type="string">
            <text:p>стр-во дорог в Туркменской ССР для МНП СССР [1, 2, 4].</text:p>
          </table:table-cell>
          <table:table-cell office:value-type="string" calcext:value-type="string">
            <text:p>01.12.49 — 3170&lt;SUP&gt;3&lt;/SUP&gt;, 01.01.50 — 3088 (УРО);&lt;br&gt; 01.07.50 — 2541&lt;SUP&gt;4&lt;/SUP&gt; [5].</text:p>
          </table:table-cell>
          <table:table-cell office:value-type="string" calcext:value-type="string">
            <text:p>нач. — инж.-майор Стрельцов П.А., с 30.04.49 — не позднее&lt;SUP&gt;5&lt;/SUP&gt; 21.03.50 [1];&lt;br&gt; гв. майор Рыбников ?.?., ? — по 05.07.50&lt;SUP&gt;6&lt;/SUP&gt;;&lt;br&gt; з/н — п/п Токарев ?.?., с 30.04.49 — ? [1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Л.с. и з/к передаются ОИТК МВД Туркменской ССР, который организует ОЛПы при каждом дорожно-строит. р-не Упр. Стр-ва № 5 для обслуживания Стр-ва на контрагентских началах (см. также Акт от 05.07.50 о передаче ИТЛ при УС № 5 ГУШОСДОРа МВД в ведение ОИТК МВД Туркменской ССР [5]). УС № 5 ликвидировано 21.03.51 [6].&lt;br&gt;&lt;SUP&gt;2&lt;/SUP&gt; Присвоен пр. [3]. В {3} упом. также Небитдагский ИТЛ как синоним СТРОИТЕЛЬСТВА ГУШОСДОРА МВД № 5 И ИТЛ, но с литером ГТ.&lt;br&gt;&lt;SUP&gt;3&lt;/SUP&gt; Лимит з/к при открытии — 5500 [1].&lt;br&gt;&lt;SUP&gt;4&lt;/SUP&gt; Из них 359 женщин [5].&lt;br&gt;&lt;SUP&gt;5&lt;/SUP&gt; Уволен из МВД за злоупотребления по службе 21.03.50 [7].&lt;br&gt;&lt;SUP&gt;6&lt;/SUP&gt; Пр. о снятии не найден;&lt;br&gt; датировка основана на упом. в [5].</text:p>
          </table:table-cell>
          <table:table-cell/>
          <table:table-cell office:value-type="string" calcext:value-type="string">
            <text:p>&lt;ol compact&gt;&lt;li&gt;Пр. 00414 МВД от 30.04.49.&lt;br&gt;&lt;li&gt;Пр. 00379МВД от 10.06.50.&lt;br&gt;&lt;li&gt;Пр. 00878 МВД от 22.09.49.&lt;br&gt;&lt;li&gt;Пр. 0740 МВД от 27.10.49. &lt;br&gt;&lt;li&gt;ГАРФ. Ф.9414. Оп. 1д. Д. 83. Л.84–116.&lt;br&gt;&lt;li&gt;Пр. 0191 МВД от 21.03.51. &lt;br&gt;&lt;li&gt;Пр. 282лс МВД от 21.03.50.&lt;/ol&gt;</text:p>
          </table:table-cell>
          <table:table-cell table:number-columns-repeated="2"/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ГУШОСДОРА МВД № 6 И ИТЛ</text:p>
          </table:table-cell>
          <table:table-cell/>
          <table:table-cell office:value-type="string" calcext:value-type="string">
            <text:p>организован 30.04.49 [1]&lt;SUP&gt;1&lt;/SUP&gt;;&lt;br&gt; закрыт 10.06.50&lt;SUP&gt;2&lt;/SUP&gt; [2].</text:p>
          </table:table-cell>
          <table:table-cell/>
          <table:table-cell office:value-type="string" calcext:value-type="string">
            <text:p>ГУШОСДОР [1, 2].</text:p>
          </table:table-cell>
          <table:table-cell office:value-type="string" calcext:value-type="string">
            <text:p>Азербайджанская ССР, г.Баку [1, 2], {20}.</text:p>
          </table:table-cell>
          <table:table-cell office:value-type="string" calcext:value-type="string">
            <text:p>ДБ с 22.09.49 [3].</text:p>
          </table:table-cell>
          <table:table-cell office:value-type="string" calcext:value-type="string">
            <text:p>Настил {20}.</text:p>
          </table:table-cell>
          <table:table-cell office:value-type="string" calcext:value-type="string">
            <text:p>г.Баку, п/я 10 {20}.</text:p>
          </table:table-cell>
          <table:table-cell office:value-type="string" calcext:value-type="string">
            <text:p>стр-во дорог в Азербайджанской ССР для МНП СССР [1, 2, 4].</text:p>
          </table:table-cell>
          <table:table-cell office:value-type="string" calcext:value-type="string">
            <text:p>01.12.49 — 2634, 01.01.50 — 2607 (УРО)&lt;SUP&gt;3&lt;/SUP&gt;.</text:p>
          </table:table-cell>
          <table:table-cell office:value-type="string" calcext:value-type="string">
            <text:p>нач. — инж.-п/п Хачикян Г.А., с 30.04.49 по 09.02.50 [1, 5];&lt;br&gt; инж.-майор Сергеев В.С., с 09.02.50 — ? [5];&lt;br&gt; з/н — Мамедов ?.?, с 30.04.49 — ? [1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На укомплектование обращены ОЛП № 5 и ИТК № 9 МВД Азербайджанской ССР, ОЛП № 6 Дагестанской АССР [1].&lt;br&gt;&lt;SUP&gt;2&lt;/SUP&gt; Л.с. и з/к передаются в УИТЛК МВД Азербайджанской ССР, которое организует ОЛПы при каждом дорожно-строит. р-не УС № 6 для обслуживания Стр-ва на контрагентских началах.&lt;br&gt;&lt;SUP&gt;3&lt;/SUP&gt; Лимит з/к при открытии — 5000 чел. [1].</text:p>
          </table:table-cell>
          <table:table-cell/>
          <table:table-cell office:value-type="string" calcext:value-type="string">
            <text:p>&lt;ol compact&gt;&lt;li&gt;Пр. 00414 МВД от 30.04.49.&lt;br&gt;&lt;li&gt;Пр. 00379 МВД от 10.06.50.&lt;br&gt;&lt;li&gt;Пр. 00878 МВД от 22.09.49.&lt;br&gt;&lt;li&gt;Пр. 0740 МВД от 27.10.49. &lt;br&gt;&lt;li&gt;Пр. 142лс МВД от 09.02.50.&lt;/ol&gt;</text:p>
          </table:table-cell>
          <table:table-cell table:number-columns-repeated="2"/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ГУШОСДОРА МВД № 7 И ИТЛ</text:p>
          </table:table-cell>
          <table:table-cell/>
          <table:table-cell office:value-type="string" calcext:value-type="string">
            <text:p>организован 12.10.49 [1]&lt;SUP&gt;1&lt;/SUP&gt;;&lt;br&gt; закрыт 29.04.53 (лаг. подр. переданы УИТЛК УМЮ по Ставропольскому краю) {35}.</text:p>
          </table:table-cell>
          <table:table-cell/>
          <table:table-cell office:value-type="string" calcext:value-type="string">
            <text:p>ГУШОСДОР [1].</text:p>
          </table:table-cell>
          <table:table-cell office:value-type="string" calcext:value-type="string">
            <text:p>Украинская ССР, Запорожская обл., г.Мелитополь, с 12.10.49&lt;SUP&gt;2&lt;/SUP&gt; — не ранее 10.02.50 [1], {20};&lt;br&gt; г.Полтава, ул. Гоголя, д. 6, с 1950 г.&lt;SUP&gt;3&lt;/SUP&gt; — не ранее 27.02.53 [2–4], {27};&lt;br&gt; Ставропольский кр., г.Пятигорск, проспект Кирова, д. 62 [5].</text:p>
          </table:table-cell>
          <table:table-cell office:value-type="string" calcext:value-type="string">
            <text:p>ДН с 12.10.49 [1], {3, 20, 27}.</text:p>
          </table:table-cell>
          <table:table-cell office:value-type="string" calcext:value-type="string">
            <text:p>Стебель {20, 27}.</text:p>
          </table:table-cell>
          <table:table-cell office:value-type="string" calcext:value-type="string">
            <text:p>Запорожская обл., г.Мелитополь, п/я 415, с 12.10.49 — не ранее 10.02.50 [1], {20};&lt;br&gt; г.Полтава, п/я ДН-415 на 27.02.53 {27}.</text:p>
          </table:table-cell>
          <table:table-cell office:value-type="string" calcext:value-type="string">
            <text:p>стр-во дороги Харьков—Симферополь на участке р. Конская—Сальково [6, 7], стр-во дороги Киев—Харьков—Ростов-на-Дону на участке Лубны—Полтава [2, 3], стр-во автомагистрали Армавир—Минеральные Воды, Ростов—Дзауджикау&lt;SUP&gt;4&lt;/SUP&gt; [5].</text:p>
          </table:table-cell>
          <table:table-cell office:value-type="string" calcext:value-type="string">
            <text:p>1950 — 4226, 01.01.51 — 3618, 01.01.52 — 2923, 01.01.53 — 2444 (УРО)&lt;SUP&gt;5&lt;/SUP&gt;.</text:p>
          </table:table-cell>
          <table:table-cell office:value-type="string" calcext:value-type="string">
            <text:p>нач. — полк. Федосеев С.П., с 12.10.49&lt;SUP&gt;6&lt;/SUP&gt; — не ранее 09.02.51 [1, 3];&lt;br&gt; и.о. нач. — полк. в/с Сырма Г.И., с 01.04.53 — ? [8];&lt;br&gt; з/н — полк. в/с Сырма Г.И., с 12.10.49 по 01.04.53 [1, 5, 8].</text:p>
          </table:table-cell>
          <table:table-cell office:value-type="string" calcext:value-type="string">
            <text:p>В ОИТК УМВД по Ставропольскому краю: л/д з/к — 1747, материалы делопроизводства — 2410, л/д нач. состава и вольнонаемных;&lt;br&gt; в УМВД по Полтавской обл. {1}.</text:p>
          </table:table-cell>
          <table:table-cell office:value-type="string" calcext:value-type="string">
            <text:p>&lt;SUP&gt;1&lt;/SUP&gt; Ранее это Стр-во обслуживал лагерь в/п № 424 МВД СССР [1] (см. также ГЛАВНОЕ УПРАВЛЕНИЕ ШОССЕЙНЫХ ДОРОГ).&lt;br&gt;&lt;SUP&gt;2&lt;/SUP&gt; Само УС № 7 (с лагерем в/п) передислоцировано в г.Мелитополь в октябре 1948 г., когда Пост. СМ № 3551–1424 от 22.09.48 на него были возложены работы по реконструкции дороги Москва—Харьков—Симферополь [6, 9].&lt;br&gt;&lt;SUP&gt;3&lt;/SUP&gt; Передислокацию Упр. ИТЛ и Стр-ва приказано производить по мере высвобождения от работ по дороге Москва—Харьков—Симферополь (в связи с началом стр-ва дороги Киев—Харьков—Ростов-на-Дону) [2].&lt;br&gt;&lt;SUP&gt;4&lt;/SUP&gt; Дзауджикау с 1954 г. г.Орджоникидзе, ныне Владикавказ {45}.&lt;br&gt;&lt;SUP&gt;5&lt;/SUP&gt; Лимит з/к при открытии 6300, в ИТЛ запрещено направлять осужденных за особо опасные преступления (к/р преступления, бандитизм, разбой, воровство) и рецидивистов [1];&lt;br&gt; 09.02.51 лимит з/к увеличен до 7500 [3].&lt;br&gt;&lt;SUP&gt;6&lt;/SUP&gt; С.П.Федосеев как нач. УС № 7 упом. 23.09.48 [6].</text:p>
          </table:table-cell>
          <table:table-cell/>
          <table:table-cell office:value-type="string" calcext:value-type="string">
            <text:p>&lt;ol compact&gt;&lt;li&gt;Пр. 00950 МВД от 12.10.49.&lt;br&gt;&lt;li&gt;Пр. 001076 МВД от 28.11.49.&lt;br&gt;&lt;li&gt;Пр. 086 МВД от 09.02.51.&lt;br&gt;&lt;li&gt;Пр. 0894 МВД от 26.07.52. &lt;br&gt;&lt;li&gt;ГАРФ. Ф. 9414. Оп. 1д. Д. 283. Л. 1–45.&lt;br&gt;&lt;li&gt;Пр. 001141 МВД от 23.09.48. &lt;br&gt;&lt;li&gt;Пр. 364 МВД от 01.06.50.&lt;br&gt;&lt;li&gt;Пр. 020/л МВД от 01.04.53.&lt;br&gt;&lt;li&gt;Пр. 0623 МВД от 09.10.48.&lt;/ol&gt;</text:p>
          </table:table-cell>
          <table:table-cell/>
          <table:table-cell office:value-type="string" calcext:value-type="string">
            <text:p>&lt;a href=r3-392.html&gt;СТРОИТЕЛЬСТВО ГУШОСДОРА МВД № 1 И ИТЛ&lt;/a&gt;,&lt;br&gt; &lt;a href=r3-393.html&gt;СТРОИТЕЛЬСТВО ГУШОСДОРА МВД № 2 И ИТЛ&lt;/a&gt;,&lt;br&gt; &lt;a href=r3-394.html&gt;СТРОИТЕЛЬСТВО ГУШОСДОРА МВД № 3 И ИТЛ&lt;/a&gt;,&lt;br&gt; &lt;a href=r3-399.html&gt;СТРОИТЕЛЬСТВО ГУШОСДОРА МВД № 8 И ИТЛ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ГУШОСДОРА МВД № 8 И ИТЛ</text:p>
          </table:table-cell>
          <table:table-cell/>
          <table:table-cell office:value-type="string" calcext:value-type="string">
            <text:p>организован 12.10.49 [1]&lt;SUP&gt;1&lt;/SUP&gt;;&lt;br&gt; закрыт 09.02.51&lt;SUP&gt;2&lt;/SUP&gt; [2].</text:p>
          </table:table-cell>
          <table:table-cell/>
          <table:table-cell office:value-type="string" calcext:value-type="string">
            <text:p>ГУШОСДОР [1, 2].</text:p>
          </table:table-cell>
          <table:table-cell office:value-type="string" calcext:value-type="string">
            <text:p>Украинская ССР, Запорожская обл., г.Запорожье на 12.10.49&lt;SUP&gt;3&lt;/SUP&gt; и 10.02.50 [1], {20};&lt;br&gt; г.Киев в 1950 г.&lt;SUP&gt;4&lt;/SUP&gt; [3].</text:p>
          </table:table-cell>
          <table:table-cell office:value-type="string" calcext:value-type="string">
            <text:p>ДО с 12.10.49 [1].</text:p>
          </table:table-cell>
          <table:table-cell office:value-type="string" calcext:value-type="string">
            <text:p>Перекат {20}.</text:p>
          </table:table-cell>
          <table:table-cell office:value-type="string" calcext:value-type="string">
            <text:p>Украинская ССР, г.Запорожье, п/я 416 на 10.02.50 {20}.</text:p>
          </table:table-cell>
          <table:table-cell office:value-type="string" calcext:value-type="string">
            <text:p>стр-во дороги Харьков—Симферополь на участке Новомосковск—р. Конская [4–6], дороги Киев—хутор Чабаны [7], Киев—Харьков—Ростов-на-Дону на участке Киев—Лубны [2, 3].</text:p>
          </table:table-cell>
          <table:table-cell office:value-type="string" calcext:value-type="string">
            <text:p>01.12.49 — 485, 01.01.50 — 7555, 01.01.51 — 2367 (УРО)&lt;SUP&gt;5&lt;/SUP&gt;.</text:p>
          </table:table-cell>
          <table:table-cell office:value-type="string" calcext:value-type="string">
            <text:p>нач. — инж.-п/п Матейчук С.П., с 12.10.49 по 09.02.51 [1, 2];&lt;br&gt; з/н — п/п Злобинский ?.?., с 12.10.49 — ? [1].</text:p>
          </table:table-cell>
          <table:table-cell office:value-type="string" calcext:value-type="string">
            <text:p>В архиве Северокавказского треста автодорожного стр-ва Главдорстроя (г. Пятигорск, Университетская ул., д. 2а) {1}.</text:p>
          </table:table-cell>
          <table:table-cell office:value-type="string" calcext:value-type="string">
            <text:p>&lt;SUP&gt;1&lt;/SUP&gt; Ранее это Стр-во обслуживал лагерь в/п № 414 МВД СССР [1] (см. также ГЛАВНОЕ УПРАВЛЕНИЕ ШОССЕЙНЫХ ДОРОГ).&lt;br&gt;&lt;SUP&gt;2&lt;/SUP&gt; Дорожно-строит. р-ны (ДСР) № 1, 10, 12 и ОЛПы при них переданы УИТЛ и Стр-ва ГУШОСДОРа № 7. ДСР № 8 выделен в Отдельный ДСР № 11 ГУШОСДОРа (для производства капитального стр-ва автодороги Киев—Чабаны). ОЛП при этом ДСР передан в состав УИТЛК УМВД Украинской ССР с задачей обеспечить на контрагентских началах рабочей силой Отдельный ДСР № 11.&lt;br&gt;&lt;SUP&gt;3&lt;/SUP&gt; Само УС № 8 (с лагерем в/п) передислоцировано в г.Запорожье в октябре 1948 г. [4, 5].&lt;br&gt;&lt;SUP&gt;4&lt;/SUP&gt; Передислокацию (в связи с началом стр-ва дороги Киев—Харьков—Ростов-на-Дону) УИТЛ И Стр-ва приказано производить по мере высвобождения от работ на дороге Москва—Харьков—Симферополь.&lt;br&gt;&lt;SUP&gt;5&lt;/SUP&gt; Лимит з/к при открытии — 6300, в ИТЛ запрещено направлять осужденных за особо опасные преступления (к/р преступления, бандитизм, разбой, воровство) и рецидивистов [1].</text:p>
          </table:table-cell>
          <table:table-cell/>
          <table:table-cell office:value-type="string" calcext:value-type="string">
            <text:p>&lt;ol compact&gt;&lt;li&gt;Пр. 00950 МВД от 12.10.49.&lt;br&gt;&lt;li&gt;Пр. 086 МВД от 09.02.51. &lt;br&gt;&lt;li&gt;Пр. 001076 МВД от 28.11.49.&lt;br&gt;&lt;li&gt;Пр. 0623 МВД от 09.10.48.&lt;br&gt;&lt;li&gt;Пр. 001141 МВД от 23.09.48.&lt;br&gt;&lt;li&gt;Пр. 364 МВД от 01.06.50.&lt;br&gt;&lt;li&gt;Пр. 714 МВД от 24.10.49.&lt;/ol&gt;</text:p>
          </table:table-cell>
          <table:table-cell/>
          <table:table-cell office:value-type="string" calcext:value-type="string">
            <text:p>&lt;a href=r3-392.html&gt;СТРОИТЕЛЬСТВО ГУШОСДОРА МВД № 1 И ИТЛ&lt;/a&gt;,&lt;br&gt; &lt;a href=r3-393.html&gt;СТРОИТЕЛЬСТВО ГУШОСДОРА МВД № 2 И ИТЛ&lt;/a&gt;,&lt;br&gt; &lt;a href=r3-394.html&gt;СТРОИТЕЛЬСТВО ГУШОСДОРА МВД № 3 И ИТЛ&lt;/a&gt;,&lt;br&gt; &lt;a href=r3-398.html&gt;СТРОИТЕЛЬСТВО ГУШОСДОРА МВД № 7 И ИТЛ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ГУШОСДОРА МВД № 17 И ИТЛ</text:p>
          </table:table-cell>
          <table:table-cell office:value-type="string" calcext:value-type="string">
            <text:p>ИТЛ № 17 ГУШОСДОРа</text:p>
          </table:table-cell>
          <table:table-cell office:value-type="string" calcext:value-type="string">
            <text:p>организован 12.10.49 [1]&lt;SUP&gt;1&lt;/SUP&gt;;&lt;br&gt; закрыт 03.02.51 [2]&lt;SUP&gt;2&lt;/SUP&gt;;&lt;br&gt; вновь организован 14.12.51 [3]&lt;SUP&gt;3&lt;/SUP&gt;;&lt;br&gt; окончательно закрыт 29.04.53 {35}&lt;SUP&gt;4&lt;/SUP&gt;.</text:p>
          </table:table-cell>
          <table:table-cell/>
          <table:table-cell office:value-type="string" calcext:value-type="string">
            <text:p>ГУШОСДОР [1, 2], {35}.</text:p>
          </table:table-cell>
          <table:table-cell office:value-type="string" calcext:value-type="string">
            <text:p>г.Ленинград, Малая Садовая, д. 6 [1–4], {20, 27}.</text:p>
          </table:table-cell>
          <table:table-cell office:value-type="string" calcext:value-type="string">
            <text:p>ДП с 12.10.49 [1, 3], {3, 20, 27}.</text:p>
          </table:table-cell>
          <table:table-cell office:value-type="string" calcext:value-type="string">
            <text:p>Автомагистраль {20, 27}.</text:p>
          </table:table-cell>
          <table:table-cell office:value-type="string" calcext:value-type="string">
            <text:p>Ленинград 11, п/я 135 на 10.02.50 {20};&lt;br&gt; п/я ДП-135 на 27.02.53 {27}.</text:p>
          </table:table-cell>
          <table:table-cell office:value-type="string" calcext:value-type="string">
            <text:p>работы по восстановлению дорог и мостов союзного значения Ленинградской обл., обслуживание работ Онежского и Приозерского леспромкомб. ГУШОСДОРа [2, 3], Кикеринского каменного карьера [5], заготовка лесных материалов для стр-в ГУШОСДОРа [4], кап. ремонт автодороги Москва—Ленинград, дорожные работы по автомагистрали Ленинград—Нарва (на участке Ленинград—Кингисепп) [6].</text:p>
          </table:table-cell>
          <table:table-cell office:value-type="string" calcext:value-type="string">
            <text:p>01.12.49 — 1205, 01.01.50 — 1496, 01.01.51 — 1602 (УРО) 08.03.51 — 1519 [5];&lt;br&gt; с 04.51 по 03.52 — нет данных;&lt;br&gt; 01.04.52 — 3208, 01.12.52 — 5945, 01.01.53 — 4128 (УРО)&lt;SUP&gt;5&lt;/SUP&gt;.</text:p>
          </table:table-cell>
          <table:table-cell office:value-type="string" calcext:value-type="string">
            <text:p>нач. — инж.-п/п Николаев П.Г., с 12.10.49 по 08.03.51&lt;SUP&gt;6&lt;/SUP&gt; [1, 5];&lt;br&gt; инж.-полк. Мороз И.П., с 14.12.51 — ? (упом. 30.04.52) [3, 7];&lt;br&gt; и.о. нач. — п/п в/с Сидоренко В.А., с 01.04.53 — ? [8];&lt;br&gt; з/н — инж.-майор Каратаев Д.Ф., с 12.10.49 — ? [1];&lt;br&gt; п/п Сидоренко В.А., с 05.04.52 по 01.04.53 [4, 8].</text:p>
          </table:table-cell>
          <table:table-cell office:value-type="string" calcext:value-type="string">
            <text:p>В ОИТК УМВД по Ленинградской обл.: материалы делопроизводства — 1297, л/д и картотека вольнонаемных {1}.</text:p>
          </table:table-cell>
          <table:table-cell office:value-type="string" calcext:value-type="string">
            <text:p>&lt;SUP&gt;1&lt;/SUP&gt; Ранее это Стр-во обслуживал лагерь в/п № 393 МВД СССР [1] (см. также ГЛАВНОЕ УПРАВЛЕНИЕ ШОССЕЙНЫХ ДОРОГ).&lt;br&gt;&lt;SUP&gt;2&lt;/SUP&gt; Лаг. подр. (6 ОЛПов) переданы в УМВД по Ленинградской обл., которому поручено организовать в составе УИТЛК колонии при каждом дорожно-строит. р-не УС № 17 для обслуживания Стр-ва на контрагентских началах (см. также [5]).&lt;br&gt;&lt;SUP&gt;3&lt;/SUP&gt; При повторной организации в ИТЛ переданы ИТК № 3, 5 и 27 УИТЛК УМВД по Ленинградской обл., ИТК № 3 и 4 УИТЛК УМВД по Архангельской обл. (см. также [7]).&lt;br&gt;&lt;SUP&gt;4&lt;/SUP&gt; Лаг. подр. переданы УИТЛК УМЮ по Ленинградской обл. [4].&lt;br&gt;&lt;SUP&gt;5&lt;/SUP&gt; Лимит з/к при первом открытии — 3000, при повторном — 5500;&lt;br&gt; в ИТЛ запрещено направлять осужденных за особо опасные преступления (к/р преступления, бандитизм, разбой, воровство) и рецидивистов [1, 3].&lt;br&gt;&lt;SUP&gt;6&lt;/SUP&gt; Датировано по упом. в Акте приема-сдачи ИТЛ № 17 ГУШОСДОРа в УИТЛК УМВД по Ленинградской обл. от 08.03.51&amp;quot;&lt;br&gt; [5];&lt;br&gt; пр. об освобождении от должности не найден.</text:p>
          </table:table-cell>
          <table:table-cell/>
          <table:table-cell office:value-type="string" calcext:value-type="string">
            <text:p>&lt;ol compact&gt;&lt;li&gt;Пр. 00950 МВД от 12.10.49.&lt;br&gt;&lt;li&gt;Пр. 075 МВД от 03.02.51. &lt;br&gt;&lt;li&gt;Пр. 00888 МВД от 14.12.51.&lt;br&gt;&lt;li&gt;ГАРФ. Ф.9414. Оп. 1д. Д. 284. Л. 1–44.&lt;br&gt;&lt;li&gt;Там же. Д. 99. Л. 92–93.&lt;br&gt;&lt;li&gt;Пр. 0531 МВД от 07.08.50. &lt;br&gt;&lt;li&gt;ГАРФ. Ф. 9414. Оп. 1д. Д. 122. Л. 2–4.&lt;br&gt;&lt;li&gt;Пр. 020/л МВД от 01.04.53.&lt;/ol&gt;</text:p>
          </table:table-cell>
          <table:table-cell/>
          <table:table-cell office:value-type="string" calcext:value-type="string">
            <text:p>&lt;a href=r3-392.html&gt;СТРОИТЕЛЬСТВО ГУШОСДОРА МВД № 1 И ИТЛ&lt;/a&gt;,&lt;br&gt; &lt;a href=r3-401.html&gt;СТРОИТЕЛЬСТВО ГУШОСДОРА МВД № 19 И ИТЛ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ГУШОСДОРА МВД № 19 И ИТЛ</text:p>
          </table:table-cell>
          <table:table-cell/>
          <table:table-cell office:value-type="string" calcext:value-type="string">
            <text:p>организован 12.10.49 [1];&lt;br&gt; закрыт 15.04.50 [2]&lt;SUP&gt;1&lt;/SUP&gt;.</text:p>
          </table:table-cell>
          <table:table-cell/>
          <table:table-cell office:value-type="string" calcext:value-type="string">
            <text:p>ГУШОСДОР [1, 2].</text:p>
          </table:table-cell>
          <table:table-cell office:value-type="string" calcext:value-type="string">
            <text:p>г.Москва [1], {20}.</text:p>
          </table:table-cell>
          <table:table-cell office:value-type="string" calcext:value-type="string">
            <text:p>ДР с 12.10.49 [1].</text:p>
          </table:table-cell>
          <table:table-cell office:value-type="string" calcext:value-type="string">
            <text:p>Аллея {20}.</text:p>
          </table:table-cell>
          <table:table-cell office:value-type="string" calcext:value-type="string">
            <text:p>г.Москва, п/я 418 {20}.</text:p>
          </table:table-cell>
          <table:table-cell office:value-type="string" calcext:value-type="string">
            <text:p>реконструкция выездов из г.Москвы [3], восстановление и развитие автомобильных дорог Московской обл. (Рязанское, Ярославское, Дмитровское, Горьковское и Волоколамское шоссе на территории Московской обл.) [4], асфальтирование дороги от Рязанского шоссе до г.Жуковский [5]&lt;SUP&gt;2&lt;/SUP&gt;.</text:p>
          </table:table-cell>
          <table:table-cell office:value-type="string" calcext:value-type="string">
            <text:p>01.01.50 — 1068 (УРО)&lt;SUP&gt;3&lt;/SUP&gt;.</text:p>
          </table:table-cell>
          <table:table-cell office:value-type="string" calcext:value-type="string">
            <text:p>нач. — г/м Смирнов В.И., с 12.10.49 по 15.04.50 [1, 6], з/н — п/п Кузнецов ?.?., с 12.10.49 — ? [1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Ранее это Стр-во обслуживал лагерь в/п № 453 МВД СССР [1] (см. также ГЛАВНОЕ УПРАВЛЕНИЕ ШОССЕЙНЫХ ДОРОГ). Однако вскоре вместо ИТЛ было приказано организовать в составе УИТЛК УМВД по Московской обл. колонии при каждом дорожно-строит. р-не УС № 19 для обслуживания Стр-ва на контрагентских началах [2] (согласно [7], ИТЛ вообще фактически организован не был).&lt;br&gt;&lt;SUP&gt;2&lt;/SUP&gt; Перечисленные работы были возложены на УС № 19, з/к обслуживали только часть из них [3, 4].&lt;br&gt;&lt;SUP&gt;3&lt;/SUP&gt; Лимит з/к при открытии — 6700, в ИТЛ запрещено направлять осужденных за особо опасные преступления (к/р преступления, бандитизм, разбой, воровство) и рецидивистов [1].</text:p>
          </table:table-cell>
          <table:table-cell/>
          <table:table-cell office:value-type="string" calcext:value-type="string">
            <text:p>&lt;ol compact&gt;&lt;li&gt;Пр. 00950 МВД от 12.10.49.&lt;br&gt;&lt;li&gt;Пр. 0285 МВД от 15.04.50.&lt;br&gt;&lt;li&gt;Пр. 0907 МВД от 24.12.49.&lt;br&gt;&lt;li&gt;Пр. 584 МВД от 30.08.49. &lt;br&gt;&lt;li&gt;Пр. 0430 МВД от 28.06.49.&lt;br&gt;&lt;li&gt;Пр. 1757лс МВД от 14.12.50.&lt;br&gt;&lt;li&gt;ГАРФ. Ф. 9414. Оп. 1. Д. 326. Л. 187.&lt;/ol&gt;</text:p>
          </table:table-cell>
          <table:table-cell/>
          <table:table-cell office:value-type="string" calcext:value-type="string">
            <text:p>&lt;a href=r3-392.html&gt;СТРОИТЕЛЬСТВО ГУШОСДОРА МВД № 1 И ИТЛ&lt;/a&gt;,&lt;br&gt; &lt;a href=r3-393.html&gt;СТРОИТЕЛЬСТВО ГУШОСДОРА МВД № 2 И ИТЛ&lt;/a&gt;,&lt;br&gt; &lt;a href=r3-394.html&gt;СТРОИТЕЛЬСТВО ГУШОСДОРА МВД № 3 И ИТЛ&lt;/a&gt;,&lt;br&gt; &lt;a href=r3-398.html&gt;СТРОИТЕЛЬСТВО ГУШОСДОРА МВД № 7 И ИТЛ&lt;/a&gt;,&lt;br&gt; &lt;a href=r3-399.html&gt;СТРОИТЕЛЬСТВО ГУШОСДОРА МВД № 8 И ИТЛ&lt;/a&gt;,&lt;br&gt; &lt;a href=r3-400.html&gt;СТРОИТЕЛЬСТВО ГУШОСДОРА МВД № 17 И ИТЛ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ГУШОСДОРА НКВД № 1 И ИТЛ&lt;SUP&gt;1&lt;/SUP&gt;</text:p>
          </table:table-cell>
          <table:table-cell/>
          <table:table-cell office:value-type="string" calcext:value-type="string">
            <text:p>организован 22.07.42 — переименован из Упр. Стр-ва и Вяземлага ГУШОСДОРа [1];&lt;br&gt; закрыт 04.11.45 [2, 3]&lt;SUP&gt;2&lt;/SUP&gt;.</text:p>
          </table:table-cell>
          <table:table-cell/>
          <table:table-cell office:value-type="string" calcext:value-type="string">
            <text:p>ГУШОСДОР [1, 2].</text:p>
          </table:table-cell>
          <table:table-cell office:value-type="string" calcext:value-type="string">
            <text:p>ст. Вад Ленинской ж.д. (Рязанская обл.) на 17.08.42 [4];&lt;br&gt; Пензенская обл., г.Беднодемьяновск (не позднее, чем с 28.01.43) [5, 6], {14, 15}&lt;SUP&gt;3&lt;/SUP&gt;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ст. Вад Ленинской ж.д., п/я 221 на 17.08.42 [4];&lt;br&gt; Пензенская обл., г.Беднодемьяновск, п/я 221 [5], {14, 15}.</text:p>
          </table:table-cell>
          <table:table-cell office:value-type="string" calcext:value-type="string">
            <text:p>стр-во дороги Рязань—Пенза—Куйбышев на участках Рязань—Шацк [1] и Нижний Ломов—Пенза [6]&lt;SUP&gt;4&lt;/SUP&gt;.</text:p>
          </table:table-cell>
          <table:table-cell office:value-type="string" calcext:value-type="string">
            <text:p>01.01.43 — 8440&lt;SUP&gt;5&lt;/SUP&gt; [7];&lt;br&gt; 01.05.43 — 7642, 01.44 — 6738 (УРО).</text:p>
          </table:table-cell>
          <table:table-cell office:value-type="string" calcext:value-type="string">
            <text:p>нач. — кап. ГБ (п/п ГБ) Лебедев И.Д., с 25.08.42 по 14.09.43 [8, 9];&lt;br&gt; Горбатов И.А., с 31.12.43 по 02.04.44 [6, 10]&lt;SUP&gt;6&lt;/SUP&gt;;&lt;br&gt; инж.-майор Александров А.П. (упом. 18.10.44) [11];&lt;br&gt; з/н — ? Вишневский К.А., ? — по 10.03.43 [9];&lt;br&gt; Зальмарсон Е.А., с 31.12.43 — — ? [6].</text:p>
          </table:table-cell>
          <table:table-cell office:value-type="string" calcext:value-type="string">
            <text:p>Включает архивы ВЯЗЕМСКОГО ИТЛ и СТРОИТЕЛЬСТВА ГУШОСДОРА НКВД № 1 И ИТЛ. Хранился в ОИТК УМВД по Пензенской обл.: л/д з/к и картотека з/к формы № 2;&lt;br&gt; в УИТЛК УМВД по Куйбышевской обл.: л/д вольнонаемных, картотека формы № 2 на сотрудников;&lt;br&gt; в 1-м Спецотделе УМВД по Пензенской обл.: л/д сотрудников, материалы делопроизводства Оперчекотдела {1}.</text:p>
          </table:table-cell>
          <table:table-cell office:value-type="string" calcext:value-type="string">
            <text:p>&lt;SUP&gt;1&lt;/SUP&gt; Наименование УС ГУШОСДОРа № 1 в 1939–1940 гг. использовалось как синоним УС Западно-Украинской дороги № 1 и лагеря в/п (стр-во дороги Проскуров—Тарнополь—Львов—Яворов—госграница силами польских в/п;&lt;br&gt; лагерь в/п организован 25.09.39 [12] и закрыт 28.06.41 {12} в связи с началом Великой Отечественной войны).&lt;br&gt;&lt;SUP&gt;2&lt;/SUP&gt; Во исполнение Пост. ГКО № 8924сс от 04.06.45 и № 9846с от 13.08.45 (см. также ГЛАВНОЕ УПРАВЛЕНИЕ ШОССЕЙНЫХ ДОРОГ)&lt;br&gt;&lt;SUP&gt;3&lt;/SUP&gt; В [5] — г.Беднодемьянск. При этом в [4, 5] объявлена дислокация УС № 1 ГУШОСДОРа без упоминания при нем ИТЛ.&lt;br&gt;&lt;SUP&gt;4&lt;/SUP&gt; Для продолжения работ после закрытия ИТЛ организовано УС № 1 дороги Нижний Ломов—Куйбышев ГУШОСДОРа НКВД и лагерь в/п № 399 (с дислокацией в Пензе) и УС № 15 дороги Москва—Нижний Ломов ГУШОСДОРа НКВД и лагерь в/п № 398 (с дислокацией в Рязани) [3].&lt;br&gt;&lt;SUP&gt;5&lt;/SUP&gt; Из них 6450 женщин, 594 осужденных за к/р преступления [7]. Предполагалось довести количество з/к в 1942 г. до 13 000 [1], в 1943 г. — до 12 000 [14].&lt;br&gt;&lt;SUP&gt;6&lt;/SUP&gt; Пр. [10] И.А.Горбатов назначен зам. нач. ГУШОСДОРа.</text:p>
          </table:table-cell>
          <table:table-cell/>
          <table:table-cell office:value-type="string" calcext:value-type="string">
            <text:p>&lt;ol compact&gt;&lt;li&gt;Пр. 0278 НКВД от 22.07.42.&lt;br&gt;&lt;li&gt;Пр. 001331 НКВД от 04.11.45.&lt;br&gt;&lt;li&gt;Пр. 001136 НКВД от 04.10.45.&lt;br&gt;&lt;li&gt;Пр. 001721 НКВД от 17.08.42.&lt;br&gt;&lt;li&gt;Пр. 00129 НКВД от 28.01.43.&lt;br&gt;&lt;li&gt;Пр. 0465 НКВД от 31.12.43. &lt;br&gt;&lt;li&gt;ГАРФ. Ф.9414. Оп. 1д. Д. 378. Л. 113об.&lt;br&gt;&lt;li&gt;Пр. 2752лс НКВД от 25.08.42.&lt;br&gt;&lt;li&gt;ГАРФ. Служебная карточка ГУЛАГа.&lt;br&gt;&lt;li&gt;Пр. 809лс НКВД от 02.06.44.&lt;br&gt;&lt;li&gt;Пр. 0233 НКВД от 18.10.44.&lt;br&gt;&lt;li&gt;Пр. 0315 НКВД от 25.09.39. &lt;br&gt;&lt;li&gt;Пр. 00894 НКВД от 22.07.45.&lt;br&gt;&lt;li&gt;Пр. 0077 НКВД от 18.01.43.&lt;/ol&gt;</text:p>
          </table:table-cell>
          <table:table-cell/>
          <table:table-cell office:value-type="string" calcext:value-type="string">
            <text:p>&lt;a href=r3-72.html&gt;ВЯЗЕМСКИЙ ИТЛ&lt;/a&gt;,&lt;br&gt; &lt;a href=r3-403.html&gt;СТРОИТЕЛЬСТВО ГУШОСДОРА НКВД № 2 И ИТЛ&lt;/a&gt;,&lt;br&gt; &lt;a href=r3-404.html&gt;СТРОИТЕЛЬСТВО ГУШОСДОРА НКВД № 3 И ИТЛ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ГУШОСДОРА НКВД № 2 И ИТЛ</text:p>
          </table:table-cell>
          <table:table-cell/>
          <table:table-cell office:value-type="string" calcext:value-type="string">
            <text:p>организован 31.12.43 — реорг. из СТРОИТЕЛЬСТВА ГУШОСДОРА НКВД № 4 И ИТЛ [1]&lt;SUP&gt;1&lt;/SUP&gt;;&lt;br&gt; закрыт 04.11.45 [2, 3]&lt;SUP&gt;2&lt;/SUP&gt;.</text:p>
          </table:table-cell>
          <table:table-cell/>
          <table:table-cell office:value-type="string" calcext:value-type="string">
            <text:p>ГУШОСДОР [1, 2].</text:p>
          </table:table-cell>
          <table:table-cell office:value-type="string" calcext:value-type="string">
            <text:p>ст. Голицыно Западной ж.д. (Московская обл.) на 13.03.44 и 08.06.45 {14, 15}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ст. Голицыно Западной ж.д., п/я 111 {14, 15}.</text:p>
          </table:table-cell>
          <table:table-cell office:value-type="string" calcext:value-type="string">
            <text:p>стр-во и восстановление автомагистрали Москва—Минск [1]&lt;SUP&gt;3&lt;/SUP&gt;.</text:p>
          </table:table-cell>
          <table:table-cell office:value-type="string" calcext:value-type="string">
            <text:p>01.44 — 4225 (УРО).</text:p>
          </table:table-cell>
          <table:table-cell office:value-type="string" calcext:value-type="string">
            <text:p>нач. — инж.-майор (инж.-полк.) Гурарий М.С., с 31.12.43 по 04.11.45&lt;SUP&gt;4&lt;/SUP&gt; [1–3];&lt;br&gt; з/н — майор ГБ Мурашев Г.С., с 31.12.43 — ? [1];&lt;br&gt; п/п Лебедев И.Д., ? — по 07.07.45 [4].</text:p>
          </table:table-cell>
          <table:table-cell office:value-type="string" calcext:value-type="string">
            <text:p>В УИТЛК УМВД по Московской обл.: л/д з/к — 2238, картотека з/к — 7784 {1}.</text:p>
          </table:table-cell>
          <table:table-cell office:value-type="string" calcext:value-type="string">
            <text:p>&lt;SUP&gt;1&lt;/SUP&gt; Упом. также 04.09.43 [5] — см. примеч. 2 к статье СТРОИТЕЛЬСТВО ГУШОСДОРА НКВД № 4 И ИТЛ.&lt;br&gt;&lt;SUP&gt;2&lt;/SUP&gt; Во исполнение Пост. ГКО № 8924сс от 04.06.45 и № 9846с от 13.08.45 (см. также ГЛАВНОЕ УПРАВЛЕНИЕ ШОССЕЙНЫХ ДОРОГ).&lt;br&gt;&lt;SUP&gt;3&lt;/SUP&gt; Для продолжения работ после закрытия ИТЛ организовано УС № 2 автомагистрали Москва—Минск ГУШОСДОРа НКВД и лагерь в/п № 401 (с дислокацией в Смоленске) [3].&lt;br&gt;&lt;SUP&gt;4&lt;/SUP&gt; Пр. [3] М.С.Гурарий назначен нач. УС № 2 ГУШОСДОРа и лагеря в/п № 401.</text:p>
          </table:table-cell>
          <table:table-cell/>
          <table:table-cell office:value-type="string" calcext:value-type="string">
            <text:p>&lt;ol compact&gt;&lt;li&gt;Пр. 0465 НКВД от 31.12.43.&lt;br&gt;&lt;li&gt;Пр. 001331 НКВД от 04.11.45.&lt;br&gt;&lt;li&gt;Пр. 001136 НКВД от 04.10.45.&lt;br&gt;&lt;li&gt;Пр. 632лс НКВД от 07.07.45.&lt;br&gt;&lt;li&gt;Пр. 001483 НКВД от 04.09.43.&lt;br&gt;&lt;li&gt;Пр. 00894 НКВД от 22.07.45.&lt;/ol&gt;</text:p>
          </table:table-cell>
          <table:table-cell/>
          <table:table-cell office:value-type="string" calcext:value-type="string">
            <text:p>&lt;a href=r3-402.html&gt;СТРОИТЕЛЬСТВО ГУШОСДОРА НКВД № 1 И ИТЛ&lt;/a&gt;,&lt;br&gt; &lt;a href=r3-404.html&gt;СТРОИТЕЛЬСТВО ГУШОСДОРА НКВД № 3 И ИТЛ&lt;/a&gt;,&lt;br&gt; &lt;a href=r3-405.html&gt;СТРОИТЕЛЬСТВО ГУШОСДОРА НКВД № 4 И ИТЛ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ГУШОСДОРА НКВД № 3 И ИТЛ</text:p>
          </table:table-cell>
          <table:table-cell/>
          <table:table-cell office:value-type="string" calcext:value-type="string">
            <text:p>организован 05.11.43 [1];&lt;br&gt; закрыт 04.11.45 [2, 3]&lt;SUP&gt;1&lt;/SUP&gt;.</text:p>
          </table:table-cell>
          <table:table-cell/>
          <table:table-cell office:value-type="string" calcext:value-type="string">
            <text:p>ГУШОСДОР [1, 2].</text:p>
          </table:table-cell>
          <table:table-cell office:value-type="string" calcext:value-type="string">
            <text:p>г.Орел {14, 15}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г.Орел, п/я 216 {14, 15}.</text:p>
          </table:table-cell>
          <table:table-cell office:value-type="string" calcext:value-type="string">
            <text:p>стр-во автодороги Москва—Харьков (в 1944 г. — на участке Щекино—Орел) [1, 4]&lt;SUP&gt;2&lt;/SUP&gt;.</text:p>
          </table:table-cell>
          <table:table-cell office:value-type="string" calcext:value-type="string">
            <text:p>02.44 — 1511, 12.44 — 4438 (УРО).</text:p>
          </table:table-cell>
          <table:table-cell office:value-type="string" calcext:value-type="string">
            <text:p>нач. — инж.-майор Федоткин Д.К., с 05.11.43 по 04.11.45&lt;SUP&gt;3&lt;/SUP&gt; [1–3];&lt;br&gt; з/н — Платонов М.Н., с 05.11.43 — ? [1].</text:p>
          </table:table-cell>
          <table:table-cell office:value-type="string" calcext:value-type="string">
            <text:p>В ОИТК УМВД по Орловской обл.: л/д з/к;&lt;br&gt; в 1-м Спецотделе УМВД Орловской обл.: л/д сотрудников;&lt;br&gt; в Государственном архиве УМВД по Орловской обл.: следственные материалы, списки л.с. {1}.</text:p>
          </table:table-cell>
          <table:table-cell office:value-type="string" calcext:value-type="string">
            <text:p>&lt;SUP&gt;1&lt;/SUP&gt; Во исполнение Пост. ГКО № 8924сс от 04.06.45 и № 9846с от 13.08.45.&lt;br&gt;&lt;SUP&gt;2&lt;/SUP&gt; Для продолжения работ после закрытия ИТЛ организовано УС № 3 ГУШОСДОРа НКВД и лагерь в/п № 406 (с дислокацией в Орле) [3].&lt;br&gt;&lt;SUP&gt;3&lt;/SUP&gt; Пр. [3] Д.К.Федоткин назначен нач. УС № 3 ГУШОСДОРа и нач. лагеря в/п № 406.</text:p>
          </table:table-cell>
          <table:table-cell/>
          <table:table-cell office:value-type="string" calcext:value-type="string">
            <text:p>&lt;ol compact&gt;&lt;li&gt;Пр. 0414 НКВД от 05.11.43.&lt;br&gt;&lt;li&gt;Пр. 001331 НКВД от 04.11.45.&lt;br&gt;&lt;li&gt;Пр. 001136 НКВД от 04.10.45.&lt;br&gt;&lt;li&gt;Пр. 0465 НКВД от 31.12.43. &lt;br&gt;&lt;li&gt;Пр. 00894 НКВД от 22.07.45.&lt;/ol&gt;</text:p>
          </table:table-cell>
          <table:table-cell/>
          <table:table-cell office:value-type="string" calcext:value-type="string">
            <text:p>&lt;a href=r3-402.html&gt;СТРОИТЕЛЬСТВО ГУШОСДОРА НКВД № 1 И ИТЛ&lt;/a&gt;,&lt;br&gt; &lt;a href=r3-403.html&gt;СТРОИТЕЛЬСТВО ГУШОСДОРА НКВД № 2 И ИТЛ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ТРОИТЕЛЬСТВО ГУШОСДОРА НКВД № 4 И ИТЛ</text:p>
          </table:table-cell>
          <table:table-cell/>
          <table:table-cell office:value-type="string" calcext:value-type="string">
            <text:p>организован 08.07.43 [1]&lt;SUP&gt;1&lt;/SUP&gt;;&lt;br&gt; закрыт 31.12.43 (реорг. в СТРОИТЕЛЬСТВО ГУШОСДОРА НКВД № 2 И ИТЛ) [2].</text:p>
          </table:table-cell>
          <table:table-cell/>
          <table:table-cell office:value-type="string" calcext:value-type="string">
            <text:p>ГУШОСДОР [1, 2].</text:p>
          </table:table-cell>
          <table:table-cell office:value-type="string" calcext:value-type="string">
            <text:p>Чувашская АССР, г.Чебоксары [1, 3]&lt;SUP&gt;2&lt;/SUP&gt;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Чувашская АССР, г.Чебоксары [1];&lt;br&gt; то же, п/я 111 [3]&lt;SUP&gt;2&lt;/SUP&gt;.</text:p>
          </table:table-cell>
          <table:table-cell office:value-type="string" calcext:value-type="string">
            <text:p>стр-во автодороги Горький—Чебоксары—Казань [1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нач. — инж.-майор Гурарий М.С., с 08.07.43 — ?&lt;SUP&gt;3&lt;/SUP&gt;;&lt;br&gt; з/н — майор ГБ Мурашев Г.С., с 08.07.43 — ? [1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Ранее Стр-во № 4 ГУШОСДОРа обслуживали ИТ колонии УНКВД по Горьковской обл. и ИТ колонии НКВД Татарской и Чувашской АССР [1], еще раньше — з/к Чебоксарлага.&lt;br&gt;&lt;SUP&gt;2&lt;/SUP&gt; В пр. о включении в дислокацию Упр. ИТ лагерей от 04.09.43 [3] СТРОИТЕЛЬСТВО ГУШОСДОРА № 4 И ИТЛ отсутствует;&lt;br&gt; упом. СТРОИТЕЛЬСТВО ГУШОСДОРА № 2 И ИТЛ с дислокацией в г.Чебоксары и адресом г.Чебоксары, п/я 111 (ср. [1]). Вероятно, либо в [3] ошибка (следует читать Стр-во № 4&amp;quot;&lt;br&gt;), либо переименование УС № 4 в УС № 2 планировалось еще летом 1943 г., но произошло позднее (см. [2]).&lt;br&gt;&lt;SUP&gt;3&lt;/SUP&gt; М.С.Гурарий, назначенный нач. ИТЛ Стр-ва № 4, по совместительству был нач. Стр-ва ГУШОСДОРа НКВД № 4.</text:p>
          </table:table-cell>
          <table:table-cell/>
          <table:table-cell office:value-type="string" calcext:value-type="string">
            <text:p>&lt;ol compact&gt;&lt;li&gt;Пр. 001154 НКВД от 08.07.43.&lt;br&gt;&lt;li&gt;Пр. 0465 НКВД от 31.12.43.&lt;br&gt;&lt;li&gt;Пр. 001483 НКВД от 04.09.43.&lt;/ol&gt;</text:p>
          </table:table-cell>
          <table:table-cell/>
          <table:table-cell office:value-type="string" calcext:value-type="string">
            <text:p>&lt;a href=r3-403.html&gt;СТРОИТЕЛЬСТВО ГУШОСДОРА НКВД № 2 И ИТЛ&lt;/a&gt;,&lt;br&gt; &lt;a href=r3-453.html&gt;ЧЕБОКСАРСКИЙ ИТЛ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УХОДОЛЬСКОЕ ЛО</text:p>
          </table:table-cell>
          <table:table-cell office:value-type="string" calcext:value-type="string">
            <text:p>Суходольский ИТЛ</text:p>
          </table:table-cell>
          <table:table-cell office:value-type="string" calcext:value-type="string">
            <text:p>организовано 21.10.54 (пр. 00819 МВД) [1. Разд. 1. Л. 1];&lt;br&gt; закрыто 21.05.55 (указание зам. министра г/м Егорова С.Е. № 11/6–212) [1. Разд. 2. Л. 7].</text:p>
          </table:table-cell>
          <table:table-cell/>
          <table:table-cell office:value-type="string" calcext:value-type="string">
            <text:p>ГУЛАГ с открытия;&lt;br&gt; Главспецстрой с 02.02.55 {42}&lt;SUP&gt;1&lt;/SUP&gt;.</text:p>
          </table:table-cell>
          <table:table-cell office:value-type="string" calcext:value-type="string">
            <text:p>ст.Селикса Куйбышевской ж.д. (Пензенская обл.) [1. Разд. 1. Л. 2].</text:p>
          </table:table-cell>
          <table:table-cell office:value-type="string" calcext:value-type="string">
            <text:p>ИЧ с 21.10.54 {3}.</text:p>
          </table:table-cell>
          <table:table-cell office:value-type="string" calcext:value-type="string">
            <text:p>нет [1. Разд. 1. Л. 2].</text:p>
          </table:table-cell>
          <table:table-cell office:value-type="string" calcext:value-type="string">
            <text:p>г.Пенза, п/я 41 [1. Разд. 1. Л. 2];&lt;br&gt; п/я ИЧ-324 {4}.</text:p>
          </table:table-cell>
          <table:table-cell office:value-type="string" calcext:value-type="string">
            <text:p>обслуживание Стр-ва 592 [1. Разд. 2. Л. 7].</text:p>
          </table:table-cell>
          <table:table-cell office:value-type="string" calcext:value-type="string">
            <text:p>01.03.55 — 98 [1. Разд. 2. Л. 3];&lt;br&gt; 01.05.55 — 502 (УРО).</text:p>
          </table:table-cell>
          <table:table-cell office:value-type="string" calcext:value-type="string">
            <text:p>нач. — п/п Мухин В.Г., ? — по 21.05.55 (упом. 10.03.55) [1. Разд. 2. Л. 1, 7].</text:p>
          </table:table-cell>
          <table:table-cell office:value-type="string" calcext:value-type="string">
            <text:p>В ОИТК УМВД по Пензенской обл. {1}.</text:p>
          </table:table-cell>
          <table:table-cell/>
          <table:table-cell office:value-type="string" calcext:value-type="string">
            <text:p>&lt;SUP&gt;1&lt;/SUP&gt; Согласно {3}, подчинено ГУЛПС, что ошибочно, так как этого ЛО нет в списке лагерей, передаваемых Главпромстрою 03.02.55 {41}.</text:p>
          </table:table-cell>
          <table:table-cell office:value-type="string" calcext:value-type="string">
            <text:p>&lt;ol compact&gt;&lt;li&gt;ГАРФ. Ф. 9414. Оп. 1д. Д. 568.&lt;/ol&gt;</text:p>
          </table:table-cell>
          <table:table-cell table:number-columns-repeated="2"/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СЫЗРАНСКИЙ ИТЛ</text:p>
          </table:table-cell>
          <table:table-cell office:value-type="string" calcext:value-type="string">
            <text:p>Инза-Сызранский ИТЛ, Инзасызраньлаг, Сызраньлаг</text:p>
          </table:table-cell>
          <table:table-cell office:value-type="string" calcext:value-type="string">
            <text:p>организован 05.01.31 [1, 2]&lt;SUP&gt;1&lt;/SUP&gt;;&lt;br&gt; закрыт 17.09.31 [3]&lt;SUP&gt;2&lt;/SUP&gt;.</text:p>
          </table:table-cell>
          <table:table-cell/>
          <table:table-cell office:value-type="string" calcext:value-type="string">
            <text:p>ГУЛАГ ОГПУ [1, 2, 4].</text:p>
          </table:table-cell>
          <table:table-cell office:value-type="string" calcext:value-type="string">
            <text:p>ст. Барыш Московско-Казанской ж.д.&lt;SUP&gt;3&lt;/SUP&gt; [1, 2]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стр-во ж.д. по договору с НКПС [5. Л. 30, 39].</text:p>
          </table:table-cell>
          <table:table-cell office:value-type="string" calcext:value-type="string">
            <text:p>15.04.31 — 7500 [5. Л. 40].</text:p>
          </table:table-cell>
          <table:table-cell office:value-type="string" calcext:value-type="string">
            <text:p>пом. нач. упр., врио нач. упр. — Блавдзевич Н.А., с 18.01.31 — ? [6].</text:p>
          </table:table-cell>
          <table:table-cell office:value-type="string" calcext:value-type="string">
            <text:p>Хранился в архиве БЕЛОМОРО-БАЛТИЙСКОГО ИТЛ {1}.</text:p>
          </table:table-cell>
          <table:table-cell office:value-type="string" calcext:value-type="string">
            <text:p>&lt;SUP&gt;1&lt;/SUP&gt; Организация лагеря, объявленная пр. [1], подтверждена пр. [2]: считать лагерь организованным с 05.01.31&amp;quot;&lt;br&gt;; штаты лагеря объявлены пр. 4 ГУЛАГа ОГПУ от 15.01.31 [7], пом. нач. лагеря назначен пр. 6 ГУЛАГа ОГПУ от 18.01.31 [6];&lt;br&gt; (см. также пр. 14 ГУЛАГа ОГПУ от 20.03.31 [4]).&lt;br&gt;&lt;SUP&gt;2&lt;/SUP&gt; Ликвидирован в связи с окончанием работ;&lt;br&gt; весь л.с., з/к и охрана переведены на Беломорстрой [3].&lt;br&gt;&lt;SUP&gt;3&lt;/SUP&gt; Ныне территория Ульяновской обл.</text:p>
          </table:table-cell>
          <table:table-cell/>
          <table:table-cell office:value-type="string" calcext:value-type="string">
            <text:p>&lt;ol compact&gt;&lt;li&gt;Пр. 84/47 ОГПУ от 25.02.31.&lt;br&gt;&lt;li&gt;Пр. 194/119 ОГПУ от 21.04.31.&lt;br&gt;&lt;li&gt;Пр. 528/256 ОГПУ от 17.09.31.&lt;br&gt;&lt;li&gt;ГАРФ. Ф. 9414. Оп. 1. Д. 1. Л. 50.&lt;br&gt;&lt;li&gt;Там же. Д. 2920.&lt;br&gt;&lt;li&gt;Там же. Д. 1. Л. 40.&lt;br&gt;&lt;li&gt;Там же. Л. 36–37об.&lt;/ol&gt;</text:p>
          </table:table-cell>
          <table:table-cell/>
          <table:table-cell office:value-type="string" calcext:value-type="string">
            <text:p>&lt;a href=r3-217.html&gt;КУНГУРСКИЙ ИТЛ&lt;/a&gt;,&lt;br&gt; &lt;a href=r3-234.html&gt;МАРИЙСКИЙ ИТЛ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ТАВДИНСКИЙ ИТЛ</text:p>
          </table:table-cell>
          <table:table-cell office:value-type="string" calcext:value-type="string">
            <text:p>Тавдинлаг</text:p>
          </table:table-cell>
          <table:table-cell office:value-type="string" calcext:value-type="string">
            <text:p>организован 17.04.41 [1];&lt;br&gt; закрыт 29.08.45 [2].</text:p>
          </table:table-cell>
          <table:table-cell/>
          <table:table-cell office:value-type="string" calcext:value-type="string">
            <text:p>ГУЛПС с 17.04.41 [1].</text:p>
          </table:table-cell>
          <table:table-cell office:value-type="string" calcext:value-type="string">
            <text:p>Свердловская обл., г.Тавда [3], {14, 15}.</text:p>
          </table:table-cell>
          <table:table-cell office:value-type="string" calcext:value-type="string">
            <text:p>нет.</text:p>
          </table:table-cell>
          <table:table-cell office:value-type="string" calcext:value-type="string">
            <text:p>нет {13–15}.</text:p>
          </table:table-cell>
          <table:table-cell office:value-type="string" calcext:value-type="string">
            <text:p>г.Тавда Свердловской обл., п/я 298 в 1941 г. [3];&lt;br&gt; п/я 239 в 1942 г. {13};&lt;br&gt; г.Тавда Свердловской обл., п/я 239/15 в 1944–1945 гг. {14, 15}.</text:p>
          </table:table-cell>
          <table:table-cell office:value-type="string" calcext:value-type="string">
            <text:p>стр-во Тавдинского комб. по выработке дельтадревесины и Тавдинского гидролизного з-да [1], стр-во артиллерийского з-да № 8 НКВ&lt;SUP&gt;1&lt;/SUP&gt; и переоборудование Дормашзавода в г.Свердловске с 09.12.41 [4, 5], изготовление газогенераторных установок для автомобилей [6], обслуживание Особого стр-ва № 3 с 22.09.41 [7], стр-во цеха пищевых дрожжей [8], подсобные с/х работы [9].</text:p>
          </table:table-cell>
          <table:table-cell office:value-type="string" calcext:value-type="string">
            <text:p>01.07.41 — 5671 [10];&lt;br&gt; 01.01.42 — 4253, 01.04.42 — 11 701, 01.01.43 — 4901, 01.01.44 — 2349, 01.01.45 — 3272 (УРО)&lt;SUP&gt;2&lt;/SUP&gt;.</text:p>
          </table:table-cell>
          <table:table-cell office:value-type="string" calcext:value-type="string">
            <text:p>нач. — кап. ГБ Петров М.А., с 17.04.41 до 08.10.41 [1, 11];&lt;br&gt; Фролов И.К., с 08.10.41 по 11.11.41 [11, 12];&lt;br&gt; кап. (п/п) ГБ Петров М.А., с 11.11.41 по 16.08.45 [12, 13].</text:p>
          </table:table-cell>
          <table:table-cell office:value-type="string" calcext:value-type="string">
            <text:p>В УИТЛК УМВД по Свердловской обл. {1}.</text:p>
          </table:table-cell>
          <table:table-cell office:value-type="string" calcext:value-type="string">
            <text:p>&lt;SUP&gt;1&lt;/SUP&gt; До 10.07.42, когда для стр-ва этого з-да организован ИТЛ И СТРОИТЕЛЬСТВО ЗАВОДА № 8 НКВ [5].&lt;br&gt;&lt;SUP&gt;2&lt;/SUP&gt; За 1941 г. в Тавдинском ИТЛ умер 81 з/к [15], за 1942 г. — 2742 [16];&lt;br&gt; на 01.04.42 в ИТЛ было 2378 осужденных за к/р преступления;&lt;br&gt; в рабочих колоннах трудмобилизованных немцев в ИТЛ на 01.07.42 было 1946 чел., на 01.11.42 — 460 чел. [17].</text:p>
          </table:table-cell>
          <table:table-cell/>
          <table:table-cell office:value-type="string" calcext:value-type="string">
            <text:p>&lt;ol compact&gt;&lt;li&gt;Пр. 0181 НКВД от 17.04.40.&lt;br&gt;&lt;li&gt;Пр. 0223/43с НКВД и ГУССиГП от 29.08.45.&lt;br&gt;&lt;li&gt;Пр. 00589 НКВД от 15.05.41.&lt;br&gt;&lt;li&gt;Пр. 001677 НКВД от 09.12.41.&lt;br&gt;&lt;li&gt;Пр. 001458 НКВД от 10.07.42.&lt;br&gt;&lt;li&gt;Пр. 577 НКВД от 17.09.42.&lt;br&gt;&lt;li&gt;Пр. 0417 НКВД от 22.09.41.&lt;br&gt;&lt;li&gt;Пр. 0420 НКВД от 22.10.42. &lt;br&gt;&lt;li&gt;Пр. 001565 НКВД от 31.07.42.&lt;br&gt;&lt;li&gt;ГАРФ. Ф. 9414. Оп. 1д. Д. 371. Л. 55.&lt;br&gt;&lt;li&gt;Пр. 001471 НКВД от 08.10.41.&lt;br&gt;&lt;li&gt;Пр. 0464/у НКВД от 11.11.41. &lt;br&gt;&lt;li&gt;Пр. 808лс НКВД от 16.08.45.&lt;br&gt;&lt;li&gt;Пр. 001896 НКВД от 05.09.42. &lt;br&gt;&lt;li&gt;ГАРФ. Ф. 9414. Оп. 1д. Д. 381. Л. 4, 4а.&lt;br&gt;&lt;li&gt;Там же. Д. 372. Л. 10.&lt;br&gt;&lt;li&gt;Там же. Д. 379. Л. 57, 104.&lt;/ol&gt;</text:p>
          </table:table-cell>
          <table:table-cell office:value-type="string" calcext:value-type="string">
            <text:p>05.09.42 организовано отдельное ЛО в с.Верхняя Тавда для заключенных-инвалидов и неработающих слабосильных, переводимых из дислоцированных на Урале лагерей Главпромстроя [14].</text:p>
          </table:table-cell>
          <table:table-cell office:value-type="string" calcext:value-type="string">
            <text:p>&lt;a href=r3-149.html&gt;ИТЛ И СТРОИТЕЛЬСТВО ЗАВОДА № 8 НКВ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ТАГИЛЬСКИЙ ИТЛ</text:p>
          </table:table-cell>
          <table:table-cell office:value-type="string" calcext:value-type="string">
            <text:p>Нижнетагильский ИТЛ, Тагиллаг, Тагилстрой</text:p>
          </table:table-cell>
          <table:table-cell office:value-type="string" calcext:value-type="string">
            <text:p>организован 27.01.42 [1];&lt;br&gt; закрыт 29.04.53 {35}.</text:p>
          </table:table-cell>
          <table:table-cell/>
          <table:table-cell office:value-type="string" calcext:value-type="string">
            <text:p>ГУЛПС с 27.01.42 [1];&lt;br&gt; УИТЛК УМВД по Свердловской обл. с 24.04.46 [2];&lt;br&gt; ГУЛАГ МВД в составе УИТЛК УМВД по Свердловской обл. 27.02.53 {30};&lt;br&gt; ГУЛАГ МЮ с 02.04.53 {33}.</text:p>
          </table:table-cell>
          <table:table-cell office:value-type="string" calcext:value-type="string">
            <text:p>Свердловская обл., г.Нижний Тагил {13–15, 17, 19}.</text:p>
          </table:table-cell>
          <table:table-cell office:value-type="string" calcext:value-type="string">
            <text:p>АИ с 25.12.45 {16}.</text:p>
          </table:table-cell>
          <table:table-cell office:value-type="string" calcext:value-type="string">
            <text:p>Алмаз {19, 30}.</text:p>
          </table:table-cell>
          <table:table-cell office:value-type="string" calcext:value-type="string">
            <text:p>г.Нижний Тагил Свердловской обл., п/я — нет в 1942–1944 гг. {13, 14};&lt;br&gt; г.Нижний Тагил Свердловской обл., п/я 59 в 1945–1952 гг. {15, 19};&lt;br&gt; п/я АИ-59 в 1952–1953 гг. {22, 30}.</text:p>
          </table:table-cell>
          <table:table-cell office:value-type="string" calcext:value-type="string">
            <text:p>стр-во Ново-Тагильского металлургического и коксо-химического з-дов, цехов металлоконструкций (з/к участвовали и в проектных работах) [1, 2], стр-во огнеупорного з-да, Высокогорского рудоуправления, Северо-Лебяжского рудника, дробильно-обогатительной и агломерационной ф-к [3], Гороблагодатского рудоуправления, жилья [4], обслуживание Стр-ва 865 с 10.06.46 [5], мастерских по производству газогенераторов [6], работа на з-де 63 НКБ (100 з/к) с 17.06.42 [7], стр-во танкодрома и дорог на з-де 183 Наркомтанкпрома [8], работа на бутовом карьере, кирп. и известковом з-дах, на з-де шлакоблочных камней, изготовление цемента [9], стр-во дрожжевых установок [10], ТЭЦ [11], водошламохранилища с дамбой на р. Черемшанке, ремонт плотин [12], обслуживание песчаного карьера, подсобного с.х., лесозаготовки [1], с/х работы в совхозах Аксариха Камышловского р-на Свердловской обл. и Таманкул Далматовского р-на Курганской обл. с 06.05.43 [13], стр-во ж/д ветки [14], обслуживание Лобвинского лесокомб. [15], реконструкция Черноисточинской плотины [16], в январе 1953 г. — строит., лесозаготовительные, земляные, деревообрабатывающие, эксплуатационные и погрузочные работы для Тагилстроя, лесозаготовительные, строит. и эксплуатационные работы для Стройтреста 88 Мин. машиностроит.предприятий, строит. и лесозаготовительные работы для Челябметаллургстроя, работа на з-де 56 Мин. с/х машиностроения, добыча руды для Гороблагодатского рудоуправления МЧМ, эксплуатационные работы для Уралвагонзавода Мин. транспортного машиностроения, швейные, валяльные, с/х работы, изготовление мебели [17. Разд. 3. Л. 3–61].</text:p>
          </table:table-cell>
          <table:table-cell office:value-type="string" calcext:value-type="string">
            <text:p>01.04.42 — 24 025&lt;SUP&gt;1&lt;/SUP&gt;, 01.01.43 — 43 423&lt;SUP&gt;2&lt;/SUP&gt; [18];&lt;br&gt; 01.01.44 — 25 712, 01.01.45 — 17 003, 01.01.47 — 16 329 (УРО);&lt;br&gt; 01.01.51 — 20 005&lt;SUP&gt;3&lt;/SUP&gt;, 01.01.52 — 18 945 [19];&lt;br&gt; 01.03.53 — 17 875&lt;SUP&gt;4&lt;/SUP&gt; [17. Разд. 3. Л. 2об.–60об.].</text:p>
          </table:table-cell>
          <table:table-cell office:value-type="string" calcext:value-type="string">
            <text:p>нач. — ст. майор ГБ (г/м инж.-тех. сл.) Рапопорт Я.Д., с 27.01.42 по 17.04.43 [1, 20];&lt;br&gt; г/м инж.-тех. сл. Царевский М.М., с 17.04.43 — не ранее 14.12.44 [20, 21];&lt;br&gt; полк. Шварц Э.Е., с 24.04.46 — не ранее 01.10.51 [2], [22. Л. 252];&lt;br&gt; п/п Левенок В.И., с 09.11.51 — ? [23], з/н — полк. ГБ Уралец-Кетов А.К., не позднее 02.06.42 — по 23.05.44 [24, 25];&lt;br&gt; полк. ГБ Окаемов И.В., ? — по 07.07.45 [26];&lt;br&gt; ст. лейт. Иванов В.А., с 07.51 — ? [17, Л. 2об.] (согласно [22. Л. 8, 252] — упом. 23.05.51 и 01.10.51).</text:p>
          </table:table-cell>
          <table:table-cell office:value-type="string" calcext:value-type="string">
            <text:p>В УИТЛК УМВД по Свердловской обл.: л/д з/к — 114 709, картотека з/к — 114 709, л/д трудмобилизованных немцев — 10 196, материалы делопроизводства — 4200, л/д офицеров и вольнонаемных {1}.</text:p>
          </table:table-cell>
          <table:table-cell office:value-type="string" calcext:value-type="string">
            <text:p>&lt;SUP&gt;1&lt;/SUP&gt; В 1942 г. умерло 10 630 з/к [30].&lt;br&gt;&lt;SUP&gt;2&lt;/SUP&gt; Из них 5378 женщин, 7719 осужденных за к/р преступления [18].&lt;br&gt;&lt;SUP&gt;3&lt;/SUP&gt; Из них 5085 женщин, 4876 осужденных за к/р преступления.&lt;br&gt;&lt;SUP&gt;4&lt;/SUP&gt; Из них 4711 женщин, 3187 осужденных за к/р преступления.</text:p>
          </table:table-cell>
          <table:table-cell/>
          <table:table-cell office:value-type="string" calcext:value-type="string">
            <text:p>&lt;ol compact&gt;&lt;li&gt;Пр. 00211 НКВД от 27.01.42.&lt;br&gt;&lt;li&gt;Пр. 00350 МВД от 24.04.46.&lt;br&gt;&lt;li&gt;Пр. 0135 НКВД от 19.04.42.&lt;br&gt;&lt;li&gt;Пр. 0139 НКВД от 25.05.45. &lt;br&gt;&lt;li&gt;Пр. 041 МВД от 10.06.46.&lt;br&gt;&lt;li&gt;Пр. 577 НКВД от 17.09.42.&lt;br&gt;&lt;li&gt;ГАРФ. Ф. 9414. Оп. 1. Д. 49. Л. 18.&lt;br&gt;&lt;li&gt;Пр. 001215 НКВД от 14.07.43.&lt;br&gt;&lt;li&gt;Пр. 0193 НКВД от 02.06.42.&lt;br&gt;&lt;li&gt;Расп. 17 НКВД от 21.06.43.&lt;br&gt;&lt;li&gt;Пр. 0424 НКВД от 28.10.42.&lt;br&gt;&lt;li&gt;Пр. 0170 НКВД от 03.05.43.&lt;br&gt;&lt;li&gt;Пр. 274с/0178 НКАП и НКВД от 06.05.43.&lt;br&gt;&lt;li&gt;Пр. 0392 НКВД от 12.10.43.&lt;br&gt;&lt;li&gt;Пр. 0147 НКВД от 15.07.44.&lt;br&gt;&lt;li&gt;Пр. 0222 НКВД от 01.09.45.&lt;br&gt;&lt;li&gt;ГАРФ. Ф. 9414. Оп. 1д. Д. 226.&lt;br&gt;&lt;li&gt;Там же. Д. 378. Л. 4об., 112.&lt;br&gt;&lt;li&gt;Там же. Оп. 1. Д. 425. Л. 50.&lt;br&gt;&lt;li&gt;Пр. 920лс НКВД от 17.04.43.&lt;br&gt;&lt;li&gt;Пр. 0290 НКВД от 14.12.44.&lt;br&gt;&lt;li&gt;ГАРФ. Ф. 9414. Оп. 1. Д. 424.&lt;br&gt;&lt;li&gt;Пр. 1500лс МВД от 09.11.51.&lt;br&gt;&lt;li&gt;Пр. 0192 НКВД от 02.06.42.&lt;br&gt;&lt;li&gt;Пр. 752лс НКВД от 23.05.44.&lt;br&gt;&lt;li&gt;Пр. 632лс НКВД от 07.07.45.&lt;br&gt;&lt;li&gt;Пр. 0143 НКВД от 15.04.43. &lt;br&gt;&lt;li&gt;ГАРФ. Ф.9414. Оп.1д. Д. 379. Л.13, 104.&lt;br&gt;&lt;li&gt;Пр. 001113 НКВД от 06.09.44.&lt;br&gt;&lt;li&gt;ГАРФ. Ф. 9414. Оп. 1д. Д. 381. Л. 8.&lt;/ol&gt;</text:p>
          </table:table-cell>
          <table:table-cell office:value-type="string" calcext:value-type="string">
            <text:p>С 15.04.43 в состав Тагиллага включен реорг. ЧЕРНОИСТОЧИНСКИЙ ИТЛ для инвалидов и слабосильных [27];&lt;br&gt; на Тагилстрое были рабочие колонны немцев: 15.03.42 — 3607, 01.11.42 — 3765 чел. [28];&lt;br&gt; с 06.09.44 нач. Тагилстроя М.М.Царевский по совместительству был назначен нач. лагеря 153 для в/п [29].</text:p>
          </table:table-cell>
          <table:table-cell office:value-type="string" calcext:value-type="string">
            <text:p>&lt;a href=r3-378.html&gt;СТРОИТЕЛЬСТВО 865 И ИТЛ&lt;/a&gt;,&lt;br&gt; &lt;a href=r3-458.html&gt;ЧЕРНОИСТОЧИНСКИЙ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ТАЕЖНОЕ ГОРНОПРОМЫШЛЕННОЕ УПР. И ИТЛ&lt;BR&gt;ЕНИСЕЙСТРОЯ</text:p>
          </table:table-cell>
          <table:table-cell office:value-type="string" calcext:value-type="string">
            <text:p>ИТЛ п/я 55</text:p>
          </table:table-cell>
          <table:table-cell office:value-type="string" calcext:value-type="string">
            <text:p>организован 20.07.49 [1];&lt;br&gt; закрыт 16.10.51 (преобразован в ЛО п/я 55 с подчинением УИТЛ ДС ЕНИСЕЙСТРОЯ) [2].</text:p>
          </table:table-cell>
          <table:table-cell/>
          <table:table-cell office:value-type="string" calcext:value-type="string">
            <text:p>Енисейстрой МВД с 20.07.49 [1].</text:p>
          </table:table-cell>
          <table:table-cell office:value-type="string" calcext:value-type="string">
            <text:p>Красноярский кр., Канский р-н, с.Таежное [1];&lt;br&gt; пос.Таежный [3]&lt;SUP&gt;1&lt;/SUP&gt;.</text:p>
          </table:table-cell>
          <table:table-cell office:value-type="string" calcext:value-type="string">
            <text:p>ДГ с 20.07.49 [1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Красноярский кр., г.Канск, п/я 55 [1].</text:p>
          </table:table-cell>
          <table:table-cell office:value-type="string" calcext:value-type="string">
            <text:p>обслуживание Таежного горнопром. упр. в составе Таракского комб., 8 приисков, 8 обогатительных ф-к, 2-х дражных полигонов, доводочной ф-ки, 2 действующих эл.-ст., стр-во Камалинской эл.-ст. (на ст. Камала Красноярской ж.д.), обслуживание 3-х лесозаготовительных участков, лесозавода, деревообделочных мастерских, 3-х СМУ, совхоза [1].</text:p>
          </table:table-cell>
          <table:table-cell office:value-type="string" calcext:value-type="string">
            <text:p>штатная в 1949 г. — 5000 [1].</text:p>
          </table:table-cell>
          <table:table-cell office:value-type="string" calcext:value-type="string">
            <text:p>нач.— Бурдинский Н.И., с 20.07.49 по 11.05.50 [1, 4];&lt;br&gt; п/п Шунькин Ф.И., с 11.05.50 — ? [4].</text:p>
          </table:table-cell>
          <table:table-cell office:value-type="string" calcext:value-type="string">
            <text:p>В УИТЛК УМВД по Красноярскому кр. (все материалы) {1}.</text:p>
          </table:table-cell>
          <table:table-cell/>
          <table:table-cell office:value-type="string" calcext:value-type="string">
            <text:p>&lt;SUP&gt;1&lt;/SUP&gt; Дана по дислокации ЛО п/я 55 на конец мая 1953 г.</text:p>
          </table:table-cell>
          <table:table-cell office:value-type="string" calcext:value-type="string">
            <text:p>&lt;ol compact&gt;&lt;li&gt;Пр. 00685 МВД от 20.07.49.&lt;br&gt;&lt;li&gt;Пр. 00735 МВД от 16.10.51.&lt;br&gt;&lt;li&gt;ГАРФ. Ф. 9414. Оп. 1. Д. 172. Л. 244.&lt;br&gt;&lt;li&gt;Пр. 508 МВД от 11.05.50.&lt;/ol&gt;</text:p>
          </table:table-cell>
          <table:table-cell/>
          <table:table-cell office:value-type="string" calcext:value-type="string">
            <text:p>&lt;a href=r3-120.html&gt;ИТЛ ДС ЕНИСЕЙСТРОЯ&lt;/a&gt;.</text:p>
          </table:table-cell>
          <table:table-cell office:value-type="string" calcext:value-type="string">
            <text:p>С.Филиппов, 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ТАЕЖНЫЙ ИТЛ</text:p>
          </table:table-cell>
          <table:table-cell office:value-type="string" calcext:value-type="string">
            <text:p>Таежлаг</text:p>
          </table:table-cell>
          <table:table-cell office:value-type="string" calcext:value-type="string">
            <text:p>организован 14.05.53 (переименован из ИТЛ ДС Енисейстроя) {36};&lt;br&gt; закрыт 10.07.53 (лаг. подр. переданы в УИТЛК УМЮ по Красноярскому кр.) [1].</text:p>
          </table:table-cell>
          <table:table-cell/>
          <table:table-cell office:value-type="string" calcext:value-type="string">
            <text:p>ГУЛАГ МЮ с 14.05.53 {36}.</text:p>
          </table:table-cell>
          <table:table-cell office:value-type="string" calcext:value-type="string">
            <text:p>Красноярский кр., г.Красноярск {37}.</text:p>
          </table:table-cell>
          <table:table-cell office:value-type="string" calcext:value-type="string">
            <text:p>ДС с 14.05.53 {36}.</text:p>
          </table:table-cell>
          <table:table-cell office:value-type="string" calcext:value-type="string">
            <text:p>Салют {37}.</text:p>
          </table:table-cell>
          <table:table-cell office:value-type="string" calcext:value-type="string">
            <text:p>г.Красноярск, п/я ДС-23 {37}.</text:p>
          </table:table-cell>
          <table:table-cell office:value-type="string" calcext:value-type="string">
            <text:p>см. ИТЛ ДС ЕНИСЕЙСТРОЯ [1];&lt;br&gt; погрузочно-разгрузочные работы на стр-ве Красноярского порта, дома отдыха в р-не с.Атаманово, работа в совхозе в с.Шушенское с 08.07.53 [2, 3]&lt;SUP&gt;1&lt;/SUP&gt;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и.о. нач. — полк. в/с Племянников В.В., ? — 10.07.53 [1]&lt;SUP&gt;2&lt;/SUP&gt;.</text:p>
          </table:table-cell>
          <table:table-cell office:value-type="string" calcext:value-type="string">
            <text:p>Включает архивы ИТЛ ДС, ТАЕЖНОГО ИТЛ и, возможно, др. ИТ лагерей Енисейстроя. Хранился в УИТЛК УМВД по Красноярскому кр. (все материалы) {1}.</text:p>
          </table:table-cell>
          <table:table-cell office:value-type="string" calcext:value-type="string">
            <text:p>&lt;SUP&gt;1&lt;/SUP&gt; Поскольку эти объекты перешли от НОРИЛЬСКОГО ИТЛ за два дня до пр. о закрытии ТАЕЖНОГО ИТЛ, последний, по-видимому не успел приступить к работам на них.&lt;br&gt;&lt;SUP&gt;2&lt;/SUP&gt; В.В.Племянников, очевидно, был и.о. нач. ТАЕЖНОГО ИТЛ с момента переименования, так как он был и и.о. нач. ИТЛ-предшественника [4].</text:p>
          </table:table-cell>
          <table:table-cell/>
          <table:table-cell office:value-type="string" calcext:value-type="string">
            <text:p>&lt;ol compact&gt;&lt;li&gt;Пр. 0114 МЮ от 10.07.53.&lt;br&gt;&lt;li&gt;ГАРФ. Ф. 9414. Оп. 1. Д. 172. Л. 230.&lt;br&gt;&lt;li&gt;Там же. Д. 569. Л. 72, 78, 84.&lt;br&gt;&lt;li&gt;Пр. 025/л МЮ от 01.04.53.&lt;/ol&gt;</text:p>
          </table:table-cell>
          <table:table-cell/>
          <table:table-cell office:value-type="string" calcext:value-type="string">
            <text:p>&lt;a href=r3-120.html&gt;ИТЛ ДС ЕНИСЕЙСТРОЯ&lt;/a&gt;,&lt;br&gt; &lt;a href=r3-257.html&gt;НОРИЛЬСКИЙ ИТЛ&lt;/a&gt;.</text:p>
          </table:table-cell>
          <table:table-cell office:value-type="string" calcext:value-type="string">
            <text:p>С.Филиппов, 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ТАЙШЕТСКИЙ ИТЛ ГУЛАГА</text:p>
          </table:table-cell>
          <table:table-cell/>
          <table:table-cell office:value-type="string" calcext:value-type="string">
            <text:p>организован 16.08.37 [1];&lt;br&gt; закрыт 08.10.39 [2]&lt;SUP&gt;1&lt;/SUP&gt;.</text:p>
          </table:table-cell>
          <table:table-cell/>
          <table:table-cell office:value-type="string" calcext:value-type="string">
            <text:p>ГУЛАГ [1].</text:p>
          </table:table-cell>
          <table:table-cell office:value-type="string" calcext:value-type="string">
            <text:p>г.Тайшет {10}&lt;SUP&gt;2&lt;/SUP&gt;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г.Тайшет, п/я 240 {10}.</text:p>
          </table:table-cell>
          <table:table-cell office:value-type="string" calcext:value-type="string">
            <text:p>лесозаготовки [1], {1}.</text:p>
          </table:table-cell>
          <table:table-cell office:value-type="string" calcext:value-type="string">
            <text:p>01.01.38 — 13 333, 01.07.38 — 17 018, 01.10.38 — 14 583&lt;SUP&gt;3&lt;/SUP&gt;, 01.01.39 — 14 365, 01.01.40 — 6759 (последние данные) (УРО).</text:p>
          </table:table-cell>
          <table:table-cell office:value-type="string" calcext:value-type="string">
            <text:p>нач. — кап. ГБ Ивонин П.П., с 04.09.37 — ? [3].</text:p>
          </table:table-cell>
          <table:table-cell office:value-type="string" calcext:value-type="string">
            <text:p>В УИТЛК УМВД по Иркутской обл.;&lt;br&gt; возможно, частично — в архиве АНГАРСКОГО ИТЛ {1}.</text:p>
          </table:table-cell>
          <table:table-cell office:value-type="string" calcext:value-type="string">
            <text:p>&lt;SUP&gt;1&lt;/SUP&gt; Упр. ТАЙШЕТСКОГО ИТЛ объединено с ОИТК УНКВД по Иркутской обл. с образованием УИТЛК УНКВД по Иркутской обл. (с дислокацией в г.Иркутске) [2].&lt;br&gt;&lt;SUP&gt;2&lt;/SUP&gt; Согласно {1} — г.Иркутск.&lt;br&gt;&lt;SUP&gt;3&lt;/SUP&gt; Из них 6498 осужденных за к/р преступления, 4345 — как СОЭ и СВЭ [4].</text:p>
          </table:table-cell>
          <table:table-cell/>
          <table:table-cell office:value-type="string" calcext:value-type="string">
            <text:p>&lt;ol compact&gt;&lt;li&gt;Пр. 078 НКВД от 16.08.37.&lt;br&gt;&lt;li&gt;Пр. 001201 НКВД от 08.10.39.&lt;br&gt;&lt;li&gt;Пр. 1579лс НКВД от 04.09.37.&lt;br&gt;&lt;li&gt;ГАРФ. Ф. 9414. Оп. 1. Д. 1140. Л. 141.&lt;/ol&gt;</text:p>
          </table:table-cell>
          <table:table-cell table:number-columns-repeated="2"/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ТАЙШЕТСКИЙ ИТЛ ГУЛЖДС</text:p>
          </table:table-cell>
          <table:table-cell office:value-type="string" calcext:value-type="string">
            <text:p>Тайшетстрой</text:p>
          </table:table-cell>
          <table:table-cell office:value-type="string" calcext:value-type="string">
            <text:p>организован 21.04.48 [1]&lt;SUP&gt;1&lt;/SUP&gt;;&lt;br&gt; закрыт 29.09.48 — объединен с Ангарлагом в единый АНГАРСКИЙ ИТЛ [2].</text:p>
          </table:table-cell>
          <table:table-cell/>
          <table:table-cell office:value-type="string" calcext:value-type="string">
            <text:p>ГУЛЖДС [1].</text:p>
          </table:table-cell>
          <table:table-cell office:value-type="string" calcext:value-type="string">
            <text:p>Иркутская обл., г.Тайшет [1].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достройка ж.д. Тайшет—Братск, стр-во Усольского з-да горного оборудования Главспеццветмета, обслуживание рем. з-дов и мастерских, производство кирпича и извести [1, 3].</text:p>
          </table:table-cell>
          <table:table-cell office:value-type="string" calcext:value-type="string">
            <text:p>10.05.48 — 24 878, 01.08.48 — 21 246, 01.11.48 — 17 882 [4]&lt;SUP&gt;2&lt;/SUP&gt;.</text:p>
          </table:table-cell>
          <table:table-cell office:value-type="string" calcext:value-type="string">
            <text:p>и.о. нач. — п/п Орловский И.И., с 21.04.48 — ? [1];&lt;br&gt; нач. — он же, с 16.07.48 по 29.09.48 [5, 6];&lt;br&gt; з/н — п/п Евстигнеев С.К., с 21.04.48 — ? [1].</text:p>
          </table:table-cell>
          <table:table-cell office:value-type="string" calcext:value-type="string">
            <text:p>В архиве АНГАРСКОГО ИТЛ {2}.</text:p>
          </table:table-cell>
          <table:table-cell office:value-type="string" calcext:value-type="string">
            <text:p>&lt;SUP&gt;1&lt;/SUP&gt; ЗАПАДНОЕ УПР. СТРОИТЕЛЬСТВА И ЛАГЕРЕЙ БАМ после выделения из него АНГАРСКОГО ИТЛ именовать впредь ТАЙШЕТСКИМ ИТЛ [1]. Однако ТАЙШЕТСКИЙ ИТЛ упом. 13.01.47: п/п Орловский И.И. освобожден от должности нач. ТАЙШЕТСКОГО ИТЛ [7]. Скорее всего, в [7] имеется в виду Упр. БРАТСКОГО ИТЛ И ТАЙШЕТСКОГО СТРОИТЕЛЬСТВА. Тайшетское стр-во ГУЛЖДС организовано 04.10.45 (ИТЛ не упом.) [8].&lt;br&gt;&lt;SUP&gt;2&lt;/SUP&gt; Из них ктр: 10.05.48 — 2138, 01.08.48 — 1971, 01.11.48 — 1699 [4].</text:p>
          </table:table-cell>
          <table:table-cell/>
          <table:table-cell office:value-type="string" calcext:value-type="string">
            <text:p>&lt;ol compact&gt;&lt;li&gt;Пр. 0243 МВД от 21.04.48.&lt;br&gt;&lt;li&gt;Пр. 0590 МВД от 29.09.48. &lt;br&gt;&lt;li&gt;Пр. 0610 МВД от 02.10.48.&lt;br&gt;&lt;li&gt;ГАРФ. Ф.9414. Оп.1д. Д. 466. Л. 77об., 117 об., 152об.&lt;br&gt;&lt;li&gt;Пр. 908лс МВД от 16.07.48.&lt;br&gt;&lt;li&gt;ГАРФ. Служебная карточка МВД.&lt;br&gt;&lt;li&gt;Пр. 025 МВД от 13.01.47.&lt;br&gt;&lt;li&gt;Пр. 001133 НКВД от 04.10.45.&lt;/ol&gt;</text:p>
          </table:table-cell>
          <table:table-cell/>
          <table:table-cell office:value-type="string" calcext:value-type="string">
            <text:p>&lt;a href=r3-11.html&gt;АНГАРСКИЙ ИТЛ&lt;/a&gt;,&lt;br&gt; &lt;a href=r3-45.html&gt;БРАТСКИЙ ИТЛ И ТАЙШЕТСКОЕ СТРОИТЕЛЬСТВО&lt;/a&gt;,&lt;br&gt; &lt;a href=http://www.memo.ru/history/NKVD/GULAG/r2/r2-4.htm&gt;ЗАПАДНОЕ УПР. СТРОИТЕЛЬСТВА И ЛАГЕРЕЙ БАМ&lt;/a&gt;,&lt;br&gt; &lt;a href=r3-176.html&gt;ИТЛ СТРОИТЕЛЬСТВА УСОЛЬСКОГО ЗАВОДА ГОРНОГО ОБОРУДОВАНИЯ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ТАЙШЕТСКИЙ ИТЛ УИТЛК УНКВД&lt;BR&gt;ПО ИРКУТСКОЙ ОБЛАСТИ</text:p>
          </table:table-cell>
          <table:table-cell office:value-type="string" calcext:value-type="string">
            <text:p>Тайшетлаг, Тайшетский лагерь НКВД</text:p>
          </table:table-cell>
          <table:table-cell office:value-type="string" calcext:value-type="string">
            <text:p>организован 26.04.43 на базе ЮЖНОГО ИТЛ [1];&lt;br&gt; закрыт 29.04.46 [2]&lt;SUP&gt;1&lt;/SUP&gt;.</text:p>
          </table:table-cell>
          <table:table-cell office:value-type="string" calcext:value-type="string">
            <text:p>25.06.45 в Тайшетский лагерь НКВД для содержания ктр [3];&lt;br&gt; 08.09.45 восстановлен в прежнем качестве [4]&lt;SUP&gt;2&lt;/SUP&gt;.</text:p>
          </table:table-cell>
          <table:table-cell office:value-type="string" calcext:value-type="string">
            <text:p>УИТЛК УНКВД по Иркутской обл. с 26.04.43 [1, 3], {14, 15};&lt;br&gt; ГУЛАГ с 25.06.45 [3, 4];&lt;br&gt; УИТЛК УНКВД по Иркутской обл. с 08.09.45 [4, 2].</text:p>
          </table:table-cell>
          <table:table-cell office:value-type="string" calcext:value-type="string">
            <text:p>Иркутская обл., г.Тайшет {14, 15}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нет.</text:p>
          </table:table-cell>
          <table:table-cell office:value-type="string" calcext:value-type="string">
            <text:p>Иркутская обл., г.Тайшет, п/я 216 {14, 15}.</text:p>
          </table:table-cell>
          <table:table-cell office:value-type="string" calcext:value-type="string">
            <text:p>с.х., лесозаготовки, ж/д и автодорожное стр-во, контрагентские работы на Бирюсинском лесозаводе, деревообработка, мебельное, швейное, обувное производства [5, 6].</text:p>
          </table:table-cell>
          <table:table-cell office:value-type="string" calcext:value-type="string">
            <text:p>07.45 — 12 577 (УРО);&lt;br&gt; 01.10.45 — 16 980 [5];&lt;br&gt; 01.04.46 — 5157&lt;SUP&gt;3&lt;/SUP&gt; [6].</text:p>
          </table:table-cell>
          <table:table-cell office:value-type="string" calcext:value-type="string">
            <text:p>нач. — Цывьян Г.Я., с 26.04.43 — по 09.12.43 [1, 7];&lt;br&gt; майор ГБ Бармин И.Н., с 25.06.45 по 03.12.45 [3, 5]&lt;SUP&gt;4&lt;/SUP&gt;;&lt;br&gt; Кучменко М.Н., не позднее 03.12.45 — по 25.05.46 [5, 6]&lt;SUP&gt;5&lt;/SUP&gt;.</text:p>
          </table:table-cell>
          <table:table-cell office:value-type="string" calcext:value-type="string">
            <text:p>В архиве АНГАРСКОГО ИТЛ;&lt;br&gt; в УИТЛК УМВД по Иркутской обл.;&lt;br&gt; в 1-м Спецотделе УМВД по Иркутской обл.;&lt;br&gt; в архиве ОЗЕРНОГО ЛАГЕРЯ: л/д з/к, картотека формы № 2, частично — материалы делопроизводства, приказы и л/д сотрудников {1}.</text:p>
          </table:table-cell>
          <table:table-cell office:value-type="string" calcext:value-type="string">
            <text:p>&lt;SUP&gt;1&lt;/SUP&gt; Ликвидирован в связи с организацией для стр-ва ж.д. Братского ИТЛ, которому и передан весь л.с. вольнонаемных и з/к, а также все имущество по балансу на 01.04.46. В составе Братского ИТЛ сохранено спец. ЛО для содержания ктр (см. также Акт приема-сдачи Тайшетлага УИТЛК УНКВД по Иркутской обл., переданного Братскому ИТЛ от 22.06.46&amp;quot;&lt;br&gt; [6]).&lt;br&gt;&lt;SUP&gt;2&lt;/SUP&gt; Пр. [3] ТАЙШЕТСКИЙ ИТЛ УИТЛК УНКВД ПО ИРКУТСКОЙ ОБЛАСТИ реорг. в Тайшетский лагерь НКВД для содержания ктр 3-й и 4-й категорий трудоспособности, с непосредственным подчинением лагеря ГУЛАГу НКВД [3]. Однако вскоре каторжный Тайшетлаг был разделен на ТАЙШЕТСКИЙ ИТЛ УИТЛК УНКВД ПО ИРКУТСКОЙ ОБЛАСТИ и Тайшетстрой ГУЛЖДС НКВД [4] (разделительный баланс подписан 03.12.45 [5]). Ктр и з/к общего контингента (13 000 чел.) направлены в Сиблаг и Карлаг (в которых создаются спец. ЛО для содержания ктр). Нетранспортабельные коечные больные — каторжане (4823 чел.) оставлены во вновь образованном ТАЙШЕТСКОМ ИТЛ УИТЛК УНКВД ПО ИРКУТСКОЙ ОБЛАСТИ, а все высвобождающиеся и законсервированные помещения каторжного Тайшетлага переданы Тайшетстрою ГУЛЖДС НКВД [4].&lt;br&gt;&lt;SUP&gt;3&lt;/SUP&gt; Из них 678 женщин, 1273 ктр (в том числе 148 женщин) [6].&lt;br&gt;&lt;SUP&gt;4&lt;/SUP&gt; Назначен нач. Тайшетского лагеря НКВД (каторжного). Окончание нахождения в должности датировано по подписанию И.Н.Барминым Разделительного баланса... [5] (см. примеч. 2), формально освобожден от должности пр. [8].&lt;br&gt;&lt;SUP&gt;5&lt;/SUP&gt; Вступление в должность датировано по подписанию М.Н.Кучменко Разделительного баланса... [5] (см. примеч. 2), окончание нахождения в должности — по подписанию Акта приема-сдачи... (см. примеч. 1) [6].</text:p>
          </table:table-cell>
          <table:table-cell/>
          <table:table-cell office:value-type="string" calcext:value-type="string">
            <text:p>&lt;ol compact&gt;&lt;li&gt;Пр. 0168 НКВД от 26.04.43.&lt;br&gt;&lt;li&gt;Пр. 0116 МВД от 29.04.46.&lt;br&gt;&lt;li&gt;Пр. 00737 НКВД от 25.06.45.&lt;br&gt;&lt;li&gt;Пр. 0231 НКВД от 08.09.45. &lt;br&gt;&lt;li&gt;ГАРФ. Ф. 9414. Оп. 1д. Д. 28. Л. 50.&lt;br&gt;&lt;li&gt;Там же. Д. 44. Л. 193–249.&lt;br&gt;&lt;li&gt;Там же. Служебная карточка ГУЛАГа.&lt;br&gt;&lt;li&gt;Пр. 234лс НКВД от 18.02.46.&lt;/ol&gt;</text:p>
          </table:table-cell>
          <table:table-cell/>
          <table:table-cell office:value-type="string" calcext:value-type="string">
            <text:p>&lt;a href=r3-45.html&gt;БРАТСКИЙ ИТЛ И ТАЙШЕТСКОЕ СТРОИТЕЛЬСТВО&lt;/a&gt;,&lt;br&gt; &lt;a href=r3-472.html&gt;ЮЖНЫЙ ИТЛ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ТАСЕЕВСКИЙ ИТЛ</text:p>
          </table:table-cell>
          <table:table-cell office:value-type="string" calcext:value-type="string">
            <text:p>ИТЛ и Строительство Тасеевского рудника</text:p>
          </table:table-cell>
          <table:table-cell office:value-type="string" calcext:value-type="string">
            <text:p>организован 28.09.50 [1];&lt;br&gt; закрыт 23.05.51 [2]&lt;SUP&gt;1&lt;/SUP&gt;.</text:p>
          </table:table-cell>
          <table:table-cell/>
          <table:table-cell office:value-type="string" calcext:value-type="string">
            <text:p>СГУ [1].</text:p>
          </table:table-cell>
          <table:table-cell office:value-type="string" calcext:value-type="string">
            <text:p>Читинская обл. (?)&lt;SUP&gt;2&lt;/SUP&gt;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стр-во Тасеевского рудника, кирп. з-да, подсобных предприятий по добыче камня, песка, глины, заготовка строевого леса и извести [1].</text:p>
          </table:table-cell>
          <table:table-cell office:value-type="string" calcext:value-type="string">
            <text:p>было намечено выделить для комплектования ИТЛ 5000 з/к [1].</text:p>
          </table:table-cell>
          <table:table-cell office:value-type="string" calcext:value-type="string">
            <text:p>нач. — инж.-майор Витковский И.С., с 28.09.50 — ? [1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Слит с БАЛЕЙСКИМ ИТЛ с образованием Упр. Балейского ИТЛ и Тасеевского стр-ва {1}.&lt;br&gt;&lt;SUP&gt;2&lt;/SUP&gt; Предположительная дислокация дана на основе дислокации БАЛЕЙСКОГО ИТЛ.</text:p>
          </table:table-cell>
          <table:table-cell/>
          <table:table-cell office:value-type="string" calcext:value-type="string">
            <text:p>&lt;ol compact&gt;&lt;li&gt;Пр. 0664 МВД от 23.05.50.&lt;br&gt;&lt;li&gt;Пр. 00267 МВД от 23.05.51.&lt;/ol&gt;</text:p>
          </table:table-cell>
          <table:table-cell/>
          <table:table-cell office:value-type="string" calcext:value-type="string">
            <text:p>&lt;a href=r3-26.html&gt;БАЛЕЙСКИЙ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ТАХТАМЫГДИНСКОЕ ЛО</text:p>
          </table:table-cell>
          <table:table-cell/>
          <table:table-cell office:value-type="string" calcext:value-type="string">
            <text:p>организовано не позднее 03.04.48 [1]&lt;SUP&gt;1&lt;/SUP&gt;;&lt;br&gt; закрыто 29.04.53 {35}&lt;SUP&gt;2&lt;/SUP&gt;.</text:p>
          </table:table-cell>
          <table:table-cell/>
          <table:table-cell office:value-type="string" calcext:value-type="string">
            <text:p>СГУ [1], {1}.</text:p>
          </table:table-cell>
          <table:table-cell office:value-type="string" calcext:value-type="string">
            <text:p>Амурская обл., ст. Тахтамыгда Амурской ж.д. [2. Л. 215].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обслуживание Тахтамыгдинского мех. з-да [2. Л. 215], центр. рем. з-да Главспеццветмета [1].</text:p>
          </table:table-cell>
          <table:table-cell office:value-type="string" calcext:value-type="string">
            <text:p>20.05.53 — 455 [2. Л. 215].</text:p>
          </table:table-cell>
          <table:table-cell office:value-type="string" calcext:value-type="string">
            <text:p>нач. — майор в/с Колотовичев (Калатовичев?) ?.?, не позднее 05.04.50 — не ранее 20.05.53 [3], [2. Л. 214].</text:p>
          </table:table-cell>
          <table:table-cell office:value-type="string" calcext:value-type="string">
            <text:p>В ОИТК УМВД по Амурской обл. {1}.</text:p>
          </table:table-cell>
          <table:table-cell office:value-type="string" calcext:value-type="string">
            <text:p>&lt;SUP&gt;1&lt;/SUP&gt; Первое найденное упом. — в пр. с объявлением штатов лаг. отделений от 03.04.48.&lt;br&gt;&lt;SUP&gt;2&lt;/SUP&gt; Дата закрытия в {1} ошибочна (ср. {35} и {1}).</text:p>
          </table:table-cell>
          <table:table-cell/>
          <table:table-cell office:value-type="string" calcext:value-type="string">
            <text:p>&lt;ol compact&gt;&lt;li&gt;ГАРФ. Ф. 9414. Оп. 1. Д. 971. Л. 72.&lt;br&gt;&lt;li&gt;Там же. Д. 187.&lt;br&gt;&lt;li&gt;Пр. 00226 МВД от 05.04.50.&lt;/ol&gt;</text:p>
          </table:table-cell>
          <table:table-cell table:number-columns-repeated="2"/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ТЕМНИКОВСКИЙ ИТЛ</text:p>
          </table:table-cell>
          <table:table-cell office:value-type="string" calcext:value-type="string">
            <text:p>Темлаг</text:p>
          </table:table-cell>
          <table:table-cell office:value-type="string" calcext:value-type="string">
            <text:p>организован 06.06.31 [1]&lt;SUP&gt;1&lt;/SUP&gt;;&lt;br&gt; закрыт 12.10.48 (реорг. в Особый лагерь № 3) [2]&lt;SUP&gt;2&lt;/SUP&gt;.</text:p>
          </table:table-cell>
          <table:table-cell/>
          <table:table-cell office:value-type="string" calcext:value-type="string">
            <text:p>ГУЛАГ ОГПУ и ПП ОГПУ по Средне-Волжскому кр. с 06.06.31 [1, 3, 4];&lt;br&gt; ПП ОГПУ по Горьковскому кр. с 20.06.34 [3];&lt;br&gt; УНКВД по Средне-Волжскому кр. с 22.08.34 [5];&lt;br&gt; ГУЛАГ с 08.05.35 [6–8], {5}.</text:p>
          </table:table-cell>
          <table:table-cell office:value-type="string" calcext:value-type="string">
            <text:p>Средне-Волжский кр., Мордовская обл., Темниковский р-н [1];&lt;br&gt; Мордовская АССР, Зубово-Полянский р-н, пос.Явас [5], {5, 6, 10, 11, 14, 15, 17}.</text:p>
          </table:table-cell>
          <table:table-cell office:value-type="string" calcext:value-type="string">
            <text:p>АК с 25.12.45 {16}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Мордовская АССР, Зубово-Полянский р-н, пос.Явас, п/я 241 {10, 11, 13–15, 17}.</text:p>
          </table:table-cell>
          <table:table-cell office:value-type="string" calcext:value-type="string">
            <text:p>лесозаготовки&lt;SUP&gt;3&lt;/SUP&gt; (до 12.10.40&lt;SUP&gt;4&lt;/SUP&gt;), производство товаров ширпотреба, в том числе: швейное (в 1942–1943 гг. также пошив обмундирования для Красной Армии), трикотажное, деревообрабатывающее, обувное, лесное, лесохимическое, пеньково-джутовое (в 1942 г. также производство спецукупорки для боеприпасов), постройка вторых путей ж.д. Рязань—Потьма (с 16.11.32), стр-во Унже-Ветлужской ж/д ветки, с.х., обслуживание Промкомб. ГУЛАГа (швейные ф-ки, деревообделочные з-ды&lt;SUP&gt;5&lt;/SUP&gt;, лесозаготовительные участки) [8–13].</text:p>
          </table:table-cell>
          <table:table-cell office:value-type="string" calcext:value-type="string">
            <text:p>ср./г.: 1931 (июнь—декабрь) — 17 000, 1932 — 22 166, 1933 — 30 978, 1934 — 28 329, 1935 — 26 361, 1936 — 19 295;&lt;br&gt; 01.01.34 — 25 541, 01.01.35 — 30 912, 01.01.36 — 20 974, 01.01.37 — 25 544, 01.01.38 — 17 921, 01.10.38 — 20 774, 01.01.39 — 22 821, 01.01.41 — 17 865, 01.07.41 — 16 925 [14];&lt;br&gt; 01.01.42 — 15 391 [15];&lt;br&gt; 01.04.42 — 14 343, 01.01.43 — 14 896 [16];&lt;br&gt; 01.44 — 11 688, 01.45 — 12 859, 01.01.47 — 15 803, 01.01.48 — 19 419 (УРО);&lt;br&gt; 01.08.48 — 13 877 [11]&lt;SUP&gt;6&lt;/SUP&gt;.</text:p>
          </table:table-cell>
          <table:table-cell office:value-type="string" calcext:value-type="string">
            <text:p>нач. — Сенкевич Э.И., с 01.08.31 по 17.09.31 [17]&lt;SUP&gt;7&lt;/SUP&gt;;&lt;br&gt; Зубков С.М., с 19.03.32 — не ранее 27.03.33 [18], [19. Л. 59];&lt;br&gt; Тизенберг Э.Ю., с 22.08.33 по 25.12.34 [20, 21]&lt;SUP&gt;8&lt;/SUP&gt;;&lt;br&gt; Македонский ?.?. (упом. 20.03.35) [22];&lt;br&gt; Израилев А.Н., с 13.04.35 по 14.11.36 [23, 24];&lt;br&gt; Долин М.Л., врид нач. с 14.11.36 [24], нач., с 15.04.37 по 10.12.38 [25, 26];&lt;br&gt; кап. ГБ Каневский Е.Э., с 10.12.38 по 10.05.39 (арест) [26, 27];&lt;br&gt; кап. ГБ Большеменников Б.П., с 25.06.39 по 14.09.39&lt;SUP&gt;9&lt;/SUP&gt; [28, 29];&lt;br&gt; Паперман ?.?. (упом. 04.02.40) [30];&lt;br&gt; кап. ГБ Житомирский И.С., с 01.05.40 по 04.04.42 [31, 32];&lt;br&gt; Кадышев ?.?. (упом. 15.08.41) [33];&lt;br&gt; кап. (полк.) ГБ Карпов И.Я., с 22.05.42 по 26.10.43&lt;SUP&gt;10&lt;/SUP&gt; [34, 35];&lt;br&gt; майор ГБ Кузнецов И.М., врио с 07.10.43 по 27.12.43&lt;SUP&gt;11&lt;/SUP&gt;;&lt;br&gt; п/п ГБ (полк.) Цывьян Г.Я., с 09.12.43 по 11.10.48 [36, 11]&lt;SUP&gt;12&lt;/SUP&gt;;&lt;br&gt; зам. нач. — кап. ГБ Виньке К.И. (упом. 14.06.42) [12];&lt;br&gt; Чебан А.П., ? — по 27.04.48 [37].</text:p>
          </table:table-cell>
          <table:table-cell office:value-type="string" calcext:value-type="string">
            <text:p>Хранился в архиве ДУБРАВНОГО ЛАГЕРЯ: л/д з/к — 59 688, материалы делопроизводства — 3376, л/д сотрудников {1}.</text:p>
          </table:table-cell>
          <table:table-cell office:value-type="string" calcext:value-type="string">
            <text:p>&lt;SUP&gt;1&lt;/SUP&gt; Упр. Темниковского лагеря приказано считать организованным с 25.05.31 [1];&lt;br&gt; этим же пр. ликвидировано Упр. СЕВЕРНЫХ ЛАГЕРЕЙ ОГПУ ОСОБОГО НАЗНАЧЕНИЯ.&lt;br&gt;&lt;SUP&gt;2&lt;/SUP&gt; При ликвидации хозяйство Темлага разделено между Дубравлагом и Промкомб. ГУЛАГа;&lt;br&gt; последний выделяется в самостоятельную производственную структуру — Темниковский комб. ГУЛАГа [2], не имевшую собственных лаг. подр. (см. также Акт разделения хозяйства Темлага между Промкомб. и Дубравлагом от 03.09.48&amp;quot;&lt;br&gt; [40], Акт о ликвидации Темлага от 11.10.48&amp;quot;&lt;br&gt; [11]). Позднее Промкомб. ГУЛАГа вошел в состав Дубравлага [41].&lt;br&gt;&lt;SUP&gt;3&lt;/SUP&gt; В том числе снабжение дровами г.Москвы [42]. В 1932 г. занято: снабжением Москвы дровами — 18 700 з/к, производством ширпотреба — 6300 з/к [43]. В 1934 г. Темлаг поставлял в Москву 30% всего объема завоза дров [9].&lt;br&gt;&lt;SUP&gt;4&lt;/SUP&gt; Темниковский лесозаготовительный лагерь реорг. в пром. по производству товаров широкого потребления 12.10.40 [8]. Предприятия, вырабатывающие ширпотреб, были в его составе и раньше [43, 44]. Лесозаготовки, как неосновное производство, упоминаются и в 1942–1943 гг. [12, 45].&lt;br&gt;&lt;SUP&gt;5&lt;/SUP&gt; Основной ассортимент: шахматы, шашки, мебель, футляры к радиоприемникам [11].&lt;br&gt;&lt;SUP&gt;6&lt;/SUP&gt; Из них на 01.10.38 — 6996 осужденных за к/р преступления, 4816 — как СОЭ и СВЭ [46];&lt;br&gt; на 01.04.42 — 4867 женщин, 6879 осужденных за к/р преступления;&lt;br&gt; на 01.01.43 — 6204 женщины, 4765 осужденных за к/р преступления [16];&lt;br&gt; на 01.08.48 — 4371 женщина [11].&lt;br&gt;&lt;SUP&gt;7&lt;/SUP&gt; До 01.08.31 Э.И.Сенкевич состоял в должности нач. УСЕВЛОНа [47];&lt;br&gt; 17.09.31 назначен нач. Свирлага [17].&lt;br&gt;&lt;SUP&gt;8&lt;/SUP&gt; Фактически вступил в должность ранее, так как упом. как нач. 12.05.33 [19. Л. 74]. До этого Э.Ю.Тизенберг — нач. производственно-планового отдела ГУЛАГа ОГПУ [48];&lt;br&gt; с 25.12.34 — нач. СВИРЬСКОГО ИТЛ [21].&lt;br&gt;&lt;SUP&gt;9&lt;/SUP&gt; Уволен из органов НКВД в связи с арестом.&lt;br&gt;&lt;SUP&gt;10&lt;/SUP&gt; См. также Акт приема-передачи дел от зам. нач. Упр. Темлага К.И.Виньке вновь назназначенному на должность нач. Упр. И.Я.Карпову от 14.06.42&amp;quot;&lt;br&gt; [12]. При снятии с должности нач. Темлага И.Я.Карпов назначен зам. наркома внутренних дел Белорусской ССР [35].&lt;br&gt;&lt;SUP&gt;11&lt;/SUP&gt; Вступление И.М.Кузнецова в должность врио нач. Упр. Темлага произошло 07.10.43 на основании распоряжения зам. наркома внутренних дел № 40/4/2585 от 03.10.43;&lt;br&gt; акт приема-сдачи подписан (И.Я.Карповым и И.М.Кузнецовым) 05.11.43 [13]. Окончание нахождения И.М.Кузнецова в должности врио нач. Упр. датируется по упом. в Акте приема-сдачи дел и должности нач. Упр. Темлага от 27.12.43&amp;quot;&lt;br&gt; [45].&lt;br&gt;&lt;SUP&gt;12&lt;/SUP&gt; Окончание нахождения Г.Я.Цывьяна в должности нач. Упр. Темлага датируется по упом. в [11]. Позднее Г.Я.Цывьян был назначен на должность з/н Упр. СТРОИТЕЛЬСТВА 18 И ИТЛ [49].</text:p>
          </table:table-cell>
          <table:table-cell/>
          <table:table-cell office:value-type="string" calcext:value-type="string">
            <text:p>&lt;ol compact&gt;&lt;li&gt;Пр. 296/173 ОГПУ от 06.06.31.&lt;br&gt;&lt;li&gt;Пр. 00809 МВД от 12.07.48.&lt;br&gt;&lt;li&gt;Пр. 546 ОГПУ от 20.06.34.&lt;br&gt;&lt;li&gt;Пр. 169/81 ОГПУ от 23.05.30. &lt;br&gt;&lt;li&gt;Пр. 0048 НКВД от 22.08.34.&lt;br&gt;&lt;li&gt;Пр. 00169 НКВД от 08.05.35.&lt;br&gt;&lt;li&gt;Пр. 00205 НКВД от 09.03.39.&lt;br&gt;&lt;li&gt;Пр. 001296 НКВД от 12.10.40.&lt;br&gt;&lt;li&gt;ГАРФ. Ф. 9414. Оп. 1. Д. 2922. Л.17.&lt;br&gt;&lt;li&gt;Там же. Д. 45. Л. 367.&lt;br&gt;&lt;li&gt;Там же. Оп. 1д. Д. 63. Л. 1–2.&lt;br&gt;&lt;li&gt;Там же. Д. 13. Л. 1–42.&lt;br&gt;&lt;li&gt;Там же. Д. 15. Л. 52–76.&lt;br&gt;&lt;li&gt;Там же. Д. 371. Л. 3, 53.&lt;br&gt;&lt;li&gt;Там же. Д. 372. Л. 7об., 8.&lt;br&gt;&lt;li&gt;Там же. Д. 378. Л. 2, 110.&lt;br&gt;&lt;li&gt;Пр. 529/287 ОГПУ от 17.09.31.&lt;br&gt;&lt;li&gt;Пр. 241лс ОГПУ от 19.03.32.&lt;br&gt;&lt;li&gt;ГАРФ. Ф. 9414. Оп. 1. Д. 3. &lt;br&gt;&lt;li&gt;Пр. 333лс ОГПУ от 22.08.33.&lt;br&gt;&lt;li&gt;Пр. 361лс ОГПУ от 25.12.34.&lt;br&gt;&lt;li&gt;ГАРФ. Ф. 9414. Оп. 1. Д. 2923. Л. 35.&lt;br&gt;&lt;li&gt;Пр. 223лс НКВД от 13.04.35. &lt;br&gt;&lt;li&gt;Пр. 1105лс НКВД от 14.11.36.&lt;br&gt;&lt;li&gt;Пр. 532лс НКВД от 15.04.37.&lt;br&gt;&lt;li&gt;Пр. 2499лс НКВД от 10.12.38.&lt;br&gt;&lt;li&gt;ГИЦ МВД (10.05.39 — дата ареста).&lt;br&gt;&lt;li&gt;Пр. 1413лс НКВД от 25.06.39.&lt;br&gt;&lt;li&gt;Пр. 1738лс НКВД от 14.09.39. &lt;br&gt;&lt;li&gt;Пр. 058 НКВД от 04.02.40. &lt;br&gt;&lt;li&gt;Пр. 642лс НКВД от 01.05.40. &lt;br&gt;&lt;li&gt;ГАРФ. Служебная карточка ГУЛАГа. &lt;br&gt;&lt;li&gt;Пр. 0371 НКВД от 15.08.41. &lt;br&gt;&lt;li&gt;Пр. 1691лс НКВД от 22.05.42. &lt;br&gt;&lt;li&gt;Пр. 2096лс НКВД от 26.10.43. &lt;br&gt;&lt;li&gt;Пр. 2255лс НКВД от 09.12.43. &lt;br&gt;&lt;li&gt;Пр. 502лс МВД от 27.04.48. &lt;br&gt;&lt;li&gt;ГАРФ. Ф.9414. Оп. 1. Д. 2740. Л.21–42.&lt;br&gt;&lt;li&gt;Пр. 00577 НКВД от 21.05.39. &lt;br&gt;&lt;li&gt;ГАРФ. Ф.9414. Оп.1д. Д.40. Л.290–295.&lt;br&gt;&lt;li&gt;Пр. 001290 МВД от 30.10.48. &lt;br&gt;&lt;li&gt;ГАРФ. Ф. 9414. Оп. 1. Д. 2. Л. 92об.&lt;br&gt;&lt;li&gt;Там же. Д. 2920. Л. 179. &lt;br&gt;&lt;li&gt;Пр. 107 НКВД от 20.03.39. &lt;br&gt;&lt;li&gt;ГАРФ. Ф. 9414. Оп. 1д. Д. 19. Л. 1–27.&lt;br&gt;&lt;li&gt;Там же. Оп. 1. Д. 1140. Л. 141. &lt;br&gt;&lt;li&gt;Пр. 404лс ОГПУ от 01.08.31. &lt;br&gt;&lt;li&gt;Пр. 32 ГУЛАГа ОГПУ от 26.08.32. &lt;br&gt;&lt;li&gt;Пр. 065 МВД от 07.02.49.&lt;/ol&gt;</text:p>
          </table:table-cell>
          <table:table-cell office:value-type="string" calcext:value-type="string">
            <text:p>В 1937 г. в Темлаг вошел Ветлаг [38]. 21.05.39 в Темлаге ликвидируются спецотделения (с особым режимом);&lt;br&gt; наиболее социально-опасные з/к переводятся в отдаленные лагеря: Севвостлаг, Норильлаг, Воркутлаг и р-ны Ухто-Печорских лагерей (аналогичные спецотделения ликвидируются в КАРАГАНДИНСКОМ и СИБИРСКОМ ИТЛ) [39].</text:p>
          </table:table-cell>
          <table:table-cell office:value-type="string" calcext:value-type="string">
            <text:p>&lt;a href=r3-55.html&gt;ВЕТЛУЖСКИЙ ИТЛ&lt;/a&gt;,&lt;br&gt; &lt;a href=r3-94.html&gt;ДУБРАВНЫЙ ЛАГЕРЬ&lt;/a&gt;,&lt;br&gt; &lt;a href=r3-298.html&gt;САРОВСКИЙ ИТЛ&lt;/a&gt;,&lt;br&gt; &lt;a href=r3-299.html&gt;САРОВСКИЙ ОСОБЫЙ КАРАНТИННЫЙ ЛАГЕРЬ ОГПУ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ТЕНЬКИНСКИЙ ИТЛ ДАЛЬСТРОЯ</text:p>
          </table:table-cell>
          <table:table-cell office:value-type="string" calcext:value-type="string">
            <text:p>Теньлаг, Тенькинский ИТЛ УСВИТЛа</text:p>
          </table:table-cell>
          <table:table-cell office:value-type="string" calcext:value-type="string">
            <text:p>организован 20.09.49 (?)&lt;SUP&gt;1&lt;/SUP&gt; [1];&lt;br&gt; закрыт 29.06.56 [2].</text:p>
          </table:table-cell>
          <table:table-cell/>
          <table:table-cell office:value-type="string" calcext:value-type="string">
            <text:p>ГУ ИТ лагерей Дальстроя в 1951–1952 гг. [3], {21. Л. 356};&lt;br&gt; УСВИТЛ в 1953–1956 гг. {21. Л. 732}, [6].</text:p>
          </table:table-cell>
          <table:table-cell office:value-type="string" calcext:value-type="string">
            <text:p>Магаданская обл., р.п. Усть-Омчуг {21. Л. 732}.</text:p>
          </table:table-cell>
          <table:table-cell office:value-type="string" calcext:value-type="string">
            <text:p>АВ-2 {21. Л. 665}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Магаданская обл., пос. Усть-Омчуг, п/я АВ-261/76 {21. Л. 665, 732}.</text:p>
          </table:table-cell>
          <table:table-cell office:value-type="string" calcext:value-type="string">
            <text:p>работа на приисках Гвардеец, им. Гастелло, им. Ворошилова [4. Л. 58, 210, 221], геологосъемочные и геологоразведочные работы (в том числе подземные) Арманского, Бутугычагского, Хениканджинского, Кандычанского, Урчанского и Порожистого месторождений [5], геологоразведочные работы на Инском и Маралинском месторождениях [6], добыча золота на приисках Лесной и Золотой [7, 8], работа на руднике и обогатительной ф-ке Урчан [9], горнодобывающие работы на приисках Дусканья, Пионер, им. Буденного, Ветренный, Бодрый, им. Тимошенко&lt;SUP&gt;2&lt;/SUP&gt;, руднике Хениканджа, лесоразработки, обслуживание эл.-ст. и автотранспорта, строит. и рем-мех. работы {21. Л. 356–381}.</text:p>
          </table:table-cell>
          <table:table-cell office:value-type="string" calcext:value-type="string">
            <text:p>01.09.51 — 17 990&lt;SUP&gt;3&lt;/SUP&gt; [4. Л. 4];&lt;br&gt; 01.03.52 — 15 517&lt;SUP&gt;4&lt;/SUP&gt; {21. Л. 356–381};&lt;br&gt; 01.08.53 — 8863 {21. Л. 732}.</text:p>
          </table:table-cell>
          <table:table-cell office:value-type="string" calcext:value-type="string">
            <text:p>нач. — инж.-полк. Волков ?.?, не позднее 01.11.50 — не ранее 17.03.51 [10, 7];&lt;br&gt; горный директор 1-го ранга Васюнин ?.?., не позднее 24.11.52 — не ранее 05.01.53 [11, 12];&lt;br&gt; майор Четвериков ?.?. (упом. 01.08.53)&lt;SUP&gt;5&lt;/SUP&gt; {21. Л. 732};&lt;br&gt; з/н — п/п Нечаев ?.?. (упом. 01.03.52) {21. Л. 381}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Согласно этому пр., создано лаг. подр. при Тенькинском ГПУ, но статус его не указан (см. ГЛАВНОЕ УПРАВЛЕНИЕ СТРОИТЕЛЬСТВА ДАЛЬНЕГО СЕВЕРА);&lt;br&gt; впервые ТЕНЬКИНСКИЙ ИТЛ упом. 22.05.51 [13].&lt;br&gt;&lt;SUP&gt;2&lt;/SUP&gt; Ныне р.п. Омчак {45}.&lt;br&gt;&lt;SUP&gt;3&lt;/SUP&gt; Из них 1930 женщин (в том числе 338 женщин-ктр), 565 мужчин-ктр [4. Л. 4].&lt;br&gt;&lt;SUP&gt;4&lt;/SUP&gt; Из них 1473 женщины, 3732 осужденных за к/р преступления {21. Л. 356–381}.&lt;br&gt;&lt;SUP&gt;5&lt;/SUP&gt; Согласно {21. Л. 732}, Четвериков — нач. ТЕНЬКИНСКОГО ИТЛ с 25.07.52, что противоречит др. данным.</text:p>
          </table:table-cell>
          <table:table-cell/>
          <table:table-cell office:value-type="string" calcext:value-type="string">
            <text:p>&lt;ol compact&gt;&lt;li&gt;Пр. 00872 МВД от 20.09.49.&lt;br&gt;&lt;li&gt;Пр. 0253 МВД от 29.06.56.&lt;br&gt;&lt;li&gt;ГАРФ. Ф. 9414. Оп. 1д. Д. 159. Л. 26.&lt;br&gt;&lt;li&gt;Там же. Д. 161. &lt;br&gt;&lt;li&gt;Пр. 00656 МВД от 01.11.50.&lt;br&gt;&lt;li&gt;Пр. 00113 МВД от 06.03.51.&lt;br&gt;&lt;li&gt;Пр. 00138 МВД от 17.03.51.&lt;br&gt;&lt;li&gt;Пр. 001108 МВД от 22.12.49.&lt;br&gt;&lt;li&gt;Пр. 0366 МВД от 03.03.52.&lt;br&gt;&lt;li&gt;Пр. 00656 МВД от 01.11.50.&lt;br&gt;&lt;li&gt;Пр. 01282 МВД от 24.11.52.&lt;br&gt;&lt;li&gt;Пр. 006 МВД от 05.01.53.&lt;br&gt;&lt;li&gt;ГАРФ. Ф. 9414. Оп. 1д. Д. 107. Л. 2.&lt;/ol&gt;</text:p>
          </table:table-cell>
          <table:table-cell table:number-columns-repeated="2"/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ТИХВИНСКИЙ ИТЛ</text:p>
          </table:table-cell>
          <table:table-cell office:value-type="string" calcext:value-type="string">
            <text:p>Тихвинлаг</text:p>
          </table:table-cell>
          <table:table-cell office:value-type="string" calcext:value-type="string">
            <text:p>организован 15.11.40 [1];&lt;br&gt; закрыт 28.06.41 (ликвидируется стр-во Тихвинского алюминиевого з-да) {12}.</text:p>
          </table:table-cell>
          <table:table-cell/>
          <table:table-cell office:value-type="string" calcext:value-type="string">
            <text:p>ГУЛАГ с 15.11.40 [1];&lt;br&gt; ГУЛПС с 26.02.41 [2, 3].</text:p>
          </table:table-cell>
          <table:table-cell office:value-type="string" calcext:value-type="string">
            <text:p>Ленинградская обл., Тихвинский р-н, р.п.Бокситогорск [1], {11}.</text:p>
          </table:table-cell>
          <table:table-cell office:value-type="string" calcext:value-type="string">
            <text:p>нет.</text:p>
          </table:table-cell>
          <table:table-cell office:value-type="string" calcext:value-type="string">
            <text:p>нет {11}.</text:p>
          </table:table-cell>
          <table:table-cell office:value-type="string" calcext:value-type="string">
            <text:p>Ленинградская обл., Тихвинский р-н, р.п. Бокситогорск, п/я 285 [1].</text:p>
          </table:table-cell>
          <table:table-cell office:value-type="string" calcext:value-type="string">
            <text:p>стр-во Тихвинского алюминиевого з-да [1], кирп. з-да на ст. Б. Двор, жилья, лесозаготовки [4].</text:p>
          </table:table-cell>
          <table:table-cell office:value-type="string" calcext:value-type="string">
            <text:p>01.01.41 — 1426, 01.07.41 — 6937 [3].</text:p>
          </table:table-cell>
          <table:table-cell office:value-type="string" calcext:value-type="string">
            <text:p>нач. — Самарин И.В., с 15.11.40 по 23.04.41 [1, 4];&lt;br&gt; ст. лейт. ГБ Теплицкий Ш.Л. (А.Л.), с 23.04.41 по 08.41 [4, 5];&lt;br&gt; з/н — кап. ГБ Овчинников Л.И., ? — по 23.04.41 [4];&lt;br&gt; Самарин И.В., с 23.04.41 — ? [4].</text:p>
          </table:table-cell>
          <table:table-cell office:value-type="string" calcext:value-type="string">
            <text:p>В УИТЛК УМВД по Пермской обл.: л/д з/к (умерших) — 27, картотека з/к — 2729 {1}.</text:p>
          </table:table-cell>
          <table:table-cell table:number-columns-repeated="2"/>
          <table:table-cell office:value-type="string" calcext:value-type="string">
            <text:p>&lt;ol compact&gt;&lt;li&gt;Пр. 001433 НКВД от 15.11.40.&lt;br&gt;&lt;li&gt;Пр. 00212 НКВД от 26.02.41.&lt;br&gt;&lt;li&gt;ГАРФ. Ф. 9414. Оп. 1д. Д. 371. Л. 2, 55.&lt;br&gt;&lt;li&gt;Пр. 0205 НКВД от 23.04.41.&lt;br&gt;&lt;li&gt;ГАРФ. Служебная карточка ГУЛАГа.&lt;/ol&gt;</text:p>
          </table:table-cell>
          <table:table-cell table:number-columns-repeated="2"/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ТОМСКИЙ ИТЛ</text:p>
          </table:table-cell>
          <table:table-cell office:value-type="string" calcext:value-type="string">
            <text:p>ИТЛ А ОИТК УМВД по Томской обл.</text:p>
          </table:table-cell>
          <table:table-cell office:value-type="string" calcext:value-type="string">
            <text:p>организован 25.02.46 на базе ИТК № 5 и Прикульского ОЛПа ОИТК УНКВД по Томской обл. [1]&lt;SUP&gt;1&lt;/SUP&gt;;&lt;br&gt; закрыт 26.01.49 (реорг. в ЛО ОИТК УМВД по Томской обл.) [2]&lt;SUP&gt;2&lt;/SUP&gt;.</text:p>
          </table:table-cell>
          <table:table-cell/>
          <table:table-cell office:value-type="string" calcext:value-type="string">
            <text:p>ОИТК УМВД по Томской обл. [1, 2], {17}.</text:p>
          </table:table-cell>
          <table:table-cell office:value-type="string" calcext:value-type="string">
            <text:p>г.Томск {17}.</text:p>
          </table:table-cell>
          <table:table-cell office:value-type="string" calcext:value-type="string">
            <text:p>нет {17}.</text:p>
          </table:table-cell>
          <table:table-cell office:value-type="string" calcext:value-type="string">
            <text:p>нет.</text:p>
          </table:table-cell>
          <table:table-cell office:value-type="string" calcext:value-type="string">
            <text:p>г.Томск, п/я — нет {17}.</text:p>
          </table:table-cell>
          <table:table-cell office:value-type="string" calcext:value-type="string">
            <text:p>работа в литейном, мех., судостроит., деревообделочном и лесопильном цехах собственного производства&lt;SUP&gt;3&lt;/SUP&gt;, контрагентские работы на шпалопропиточном з-де Томской ж.д. и лесоперевалочном комб. треста Томлес [3].</text:p>
          </table:table-cell>
          <table:table-cell office:value-type="string" calcext:value-type="string">
            <text:p>?&lt;SUP&gt;4&lt;/SUP&gt;</text:p>
          </table:table-cell>
          <table:table-cell office:value-type="string" calcext:value-type="string">
            <text:p>нач. — майор Монарх ?.?., с 25.02.46 — ? [1]&lt;SUP&gt;5&lt;/SUP&gt;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Организован для содержания ктр [1].&lt;br&gt;&lt;SUP&gt;2&lt;/SUP&gt; Не упом. в пр. с объявлением дислокаций всех ИТ лагерей от 15.01.49 {19}. Согласно [4], ЛО ОИТК УМВД по Томской обл. (б. ТОМСКИЙ ИТЛ;&lt;br&gt; в пр. назван — ИТЛ А) 27.05.49 передано в ведение СТРОИТЕЛЬСТВА 601 И ИТЛ (в пр. ошибочно названо УС 816 МВД СССР по номеру строившегося комб.) (см. также Акт передачи... от 28.06.49&amp;quot;&lt;br&gt; [3]).&lt;br&gt;&lt;SUP&gt;3&lt;/SUP&gt; С выпуском продукции: печное литье, трубы ребристые, чугунное и цветное литье, бочки железные, сейфы, ящичные комплекты, стройдетали, юрты, срубы домов и т.д. [3].&lt;br&gt;&lt;SUP&gt;4&lt;/SUP&gt; Численность з/к ИТЛ А ОИТК УМВД по Томской обл. (см. примеч. 2) на 18.06.49 — 4602, из них 242 женщины, 3583 ктр (в том числе 1 женщина) [3].&lt;br&gt;&lt;SUP&gt;5&lt;/SUP&gt; Одновременно назначен зам. нач. ОИТК УНКВД по Томской обл. с освобождением от должности нач. отдела учета и распределения з/к Карлага [1].</text:p>
          </table:table-cell>
          <table:table-cell/>
          <table:table-cell office:value-type="string" calcext:value-type="string">
            <text:p>&lt;ol compact&gt;&lt;li&gt;Пр. 00155 НКВД от 25.02.46.&lt;br&gt;&lt;li&gt;Пр. 037 МВД от 26.01.49.&lt;br&gt;&lt;li&gt;ГАРФ. Ф.9414. Оп.1д. Д. 70. Л.86–108.&lt;br&gt;&lt;li&gt;Пр. 0327 МВД от 27.05.49.&lt;/ol&gt;</text:p>
          </table:table-cell>
          <table:table-cell/>
          <table:table-cell office:value-type="string" calcext:value-type="string">
            <text:p>&lt;a href=r3-365.html&gt;СТРОИТЕЛЬСТВО 601 И ИТЛ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ТОМСКО-АСИНСКИЙ ИТЛ</text:p>
          </table:table-cell>
          <table:table-cell office:value-type="string" calcext:value-type="string">
            <text:p>Томасинлаг</text:p>
          </table:table-cell>
          <table:table-cell office:value-type="string" calcext:value-type="string">
            <text:p>организован 16.08.37 {7};&lt;br&gt; закрыт 28.10.40 [1]&lt;SUP&gt;1&lt;/SUP&gt;.</text:p>
          </table:table-cell>
          <table:table-cell/>
          <table:table-cell office:value-type="string" calcext:value-type="string">
            <text:p>ГУЛАГ с 16.08.37 {7}.</text:p>
          </table:table-cell>
          <table:table-cell office:value-type="string" calcext:value-type="string">
            <text:p>Новосибирская обл., Асинский р-н, с.Асино (ныне Томская обл.) {10, 11}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Новосибирская обл., Асинский р-н, с.Асино, п/я 245 {10, 11}.</text:p>
          </table:table-cell>
          <table:table-cell office:value-type="string" calcext:value-type="string">
            <text:p>лесозаготовки {7}.</text:p>
          </table:table-cell>
          <table:table-cell office:value-type="string" calcext:value-type="string">
            <text:p>01.01.38 — 11 912, 01.10.38 — 11 112&lt;SUP&gt;2&lt;/SUP&gt;, 01.01.39— 11 890, 01.01.40 — 13 073 (УРО).</text:p>
          </table:table-cell>
          <table:table-cell office:value-type="string" calcext:value-type="string">
            <text:p>нач. — комиссар ГБ 2-го ранга Карлсон К.М., с 16.08.37 по 11.01.38 {7}, [2];&lt;br&gt; ст. лейт. ГБ Автономов Ф.И., с 11.01.38 — ? [2];&lt;br&gt; Борисов П.Т., с 27.11.39 — не ранее 03.07.40 [3, 4].</text:p>
          </table:table-cell>
          <table:table-cell office:value-type="string" calcext:value-type="string">
            <text:p>В ОИТК УМВД по Томской обл: л/д з/к — 2757, л/д сотрудников {1}.</text:p>
          </table:table-cell>
          <table:table-cell office:value-type="string" calcext:value-type="string">
            <text:p>&lt;SUP&gt;1&lt;/SUP&gt; Фактическая ликвидация лагеря началась в июле 1940 г., когда в Томасинлаг были направлены на расселение 5000 семей беженцев (так в тексте пр.) из западных областей Украины и Белоруссии. При этом имеющийся в лагере контингент з/к было приказано по нарядам УРО ГУЛАГа отправить в Унжлаг (3000 з/к), Усольлаг (200 з/к), Белбалтлаг (3500 з/к), Темлаг (1300 з/к), а з/к-инвалидов, не могущих самостоятельно передвигаться, сконцентрировать на Прикульском ОЛПе [4]. Хозяйство лагеря передано тресту Томлес Наркомлеса пр. [1].&lt;br&gt;&lt;SUP&gt;2&lt;/SUP&gt; Из них 6012 осужденных за к/р преступления, 3259 — как СОЭ и СВЭ [5].</text:p>
          </table:table-cell>
          <table:table-cell/>
          <table:table-cell office:value-type="string" calcext:value-type="string">
            <text:p>&lt;ol compact&gt;&lt;li&gt;Пр. 0458/180 НКВД и Наркомлеса от 28.10.40. &lt;br&gt;&lt;li&gt;Пр. 82лс НКВД от 11.01.38.&lt;br&gt;&lt;li&gt;Пр. 2140лс НКВД от 27.11.39.&lt;br&gt;&lt;li&gt;Пр. 0269 НКВД от 03.07.40.&lt;br&gt;&lt;li&gt;ГАРФ. Ф. 9414. Оп. 1. Д. 1140. Л. 141.&lt;/ol&gt;</text:p>
          </table:table-cell>
          <table:table-cell/>
          <table:table-cell office:value-type="string" calcext:value-type="string">
            <text:p>&lt;a href=r3-31.html&gt;БЕЛОМОРО-БАЛТИЙСКИЙ ИТЛ&lt;/a&gt;,&lt;br&gt; &lt;a href=r3-417.html&gt;ТЕМНИКОВСКИЙ ИТЛ&lt;/a&gt;,&lt;br&gt; &lt;a href=r3-431.html&gt;УНЖЕНСКИЙ ИТЛ&lt;/a&gt;,&lt;br&gt; &lt;a href=r3-434.html&gt;УСОЛЬСКИЙ ИТЛ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ТОМЬ-УСИНСКИЙ ИТЛ</text:p>
          </table:table-cell>
          <table:table-cell/>
          <table:table-cell office:value-type="string" calcext:value-type="string">
            <text:p>организован 25.08.48 [1];&lt;br&gt; закрыт 15.07.49 (лаг. подр. переданы в состав УИТЛК УМВД по Кемеровской обл.) [2].</text:p>
          </table:table-cell>
          <table:table-cell/>
          <table:table-cell office:value-type="string" calcext:value-type="string">
            <text:p>УИТЛК УМВД по Кемеровской обл. {19} [1, 2].</text:p>
          </table:table-cell>
          <table:table-cell office:value-type="string" calcext:value-type="string">
            <text:p>Кемеровская обл., г.Сталинск (ныне Новокузнецк) {19, 20}.</text:p>
          </table:table-cell>
          <table:table-cell office:value-type="string" calcext:value-type="string">
            <text:p>ГМ с 25.08.48 [1], {3, 19, 20}.</text:p>
          </table:table-cell>
          <table:table-cell office:value-type="string" calcext:value-type="string">
            <text:p>Стрела {19, 20}.</text:p>
          </table:table-cell>
          <table:table-cell office:value-type="string" calcext:value-type="string">
            <text:p>Кемеровская обл., г.Сталинск, п/я 409 {19, 20}.</text:p>
          </table:table-cell>
          <table:table-cell office:value-type="string" calcext:value-type="string">
            <text:p>?&lt;SUP&gt;1&lt;/SUP&gt;</text:p>
          </table:table-cell>
          <table:table-cell office:value-type="string" calcext:value-type="string">
            <text:p>?&lt;SUP&gt;2&lt;/SUP&gt;</text:p>
          </table:table-cell>
          <table:table-cell office:value-type="string" calcext:value-type="string">
            <text:p>нач. — кап. Мосевич А.А., с 25.08.48 по 15.07.49 [1, 2].</text:p>
          </table:table-cell>
          <table:table-cell office:value-type="string" calcext:value-type="string">
            <text:p>В ОИТК УМВД по Кемеровской обл.: материалы делопроизводства — 14) {1}.</text:p>
          </table:table-cell>
          <table:table-cell office:value-type="string" calcext:value-type="string">
            <text:p>&lt;SUP&gt;1&lt;/SUP&gt; В [1] — работа в высокогорной местности.&lt;br&gt;&lt;SUP&gt;2&lt;/SUP&gt; При открытии штатная численность — 5000 з/к в 1948 г. [1].</text:p>
          </table:table-cell>
          <table:table-cell/>
          <table:table-cell office:value-type="string" calcext:value-type="string">
            <text:p>&lt;ol compact&gt;&lt;li&gt;Пр. 0519 МВД от 25.08.48.&lt;br&gt;&lt;li&gt;Пр. 0482 МВД от 15.07.49.&lt;/ol&gt;</text:p>
          </table:table-cell>
          <table:table-cell table:number-columns-repeated="2"/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ТРАНЗИТНОЕ ЛО ДАЛЬСТРОЯ</text:p>
          </table:table-cell>
          <table:table-cell office:value-type="string" calcext:value-type="string">
            <text:p>Транзитно-пересыльный ОЛП</text:p>
          </table:table-cell>
          <table:table-cell office:value-type="string" calcext:value-type="string">
            <text:p>организовано не позднее 01.02.51&lt;SUP&gt;1&lt;/SUP&gt; [1];&lt;br&gt; закрыто между 01.08.53 и 03.09.53 {21. Л. 734}, [2]&lt;SUP&gt;2&lt;/SUP&gt;.</text:p>
          </table:table-cell>
          <table:table-cell office:value-type="string" calcext:value-type="string">
            <text:p>между 01.02.51 [1] и 22.05.51 [3] — из ОЛПа в ЛО.</text:p>
          </table:table-cell>
          <table:table-cell office:value-type="string" calcext:value-type="string">
            <text:p>ГУ ИТ лагерей Дальстроя в 1951–1952 гг. [1, 2], {21. Л. 95};&lt;br&gt; УСВИТЛ в 1953 г. {21. Л. 734}.</text:p>
          </table:table-cell>
          <table:table-cell office:value-type="string" calcext:value-type="string">
            <text:p>Магаданская обл., г.Магадан {21. Л. 95, 734}.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г.Магадан, п/я АВ-261/109 {21. Л. 734}.</text:p>
          </table:table-cell>
          <table:table-cell office:value-type="string" calcext:value-type="string">
            <text:p>строит. работы, дровозаготовки, работы в гараже, сапожных и портновских мастерских, с/х работы {21. Л. 95–104}.</text:p>
          </table:table-cell>
          <table:table-cell office:value-type="string" calcext:value-type="string">
            <text:p>01.02.51 — 3721 [1];&lt;br&gt; 22.05.51 — 2962;&lt;br&gt; 01.09.51 — 3706&lt;SUP&gt;3&lt;/SUP&gt; [4];&lt;br&gt; 01.06.52 — 4824&lt;SUP&gt;4&lt;/SUP&gt;, 01.08.53 — 2077 {21. Л. 734}.</text:p>
          </table:table-cell>
          <table:table-cell office:value-type="string" calcext:value-type="string">
            <text:p>01.06.52 — кап. Ручкин ?.?. {21. Л. 104};&lt;br&gt; 01.08.53 — нет {21. Л. 734}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Первое упом. Транзитно-пересыльного ОЛПа встречено 01.02.51.&lt;br&gt;&lt;SUP&gt;2&lt;/SUP&gt; 01.08.53 — последнее встреченное упом. ТРАНЗИТНОГО ЛО;&lt;br&gt; в списке лагерей УСВИТЛа на 03.09.53 отсутствует.&lt;br&gt;&lt;SUP&gt;3&lt;/SUP&gt; Из них 1146 женщин, 85 ктр (в том числе 2 женщины) [4].&lt;br&gt;&lt;SUP&gt;4&lt;/SUP&gt; Из них 1678 женщин, 790 ктр {21. Л. 734}.</text:p>
          </table:table-cell>
          <table:table-cell/>
          <table:table-cell office:value-type="string" calcext:value-type="string">
            <text:p>&lt;ol compact&gt;&lt;li&gt;ГАРФ. Ф. 9414. Оп. 1д. Д. 159. Л. 26.&lt;br&gt;&lt;li&gt;Пр. 00202 МВД от 03.09.53.&lt;br&gt;&lt;li&gt;ГАРФ. Ф. 9414. Оп. 1д. Д. 107. Л. 2.&lt;br&gt;&lt;li&gt;Там же. Оп. 1. Д. 650. Л. 9.&lt;/ol&gt;</text:p>
          </table:table-cell>
          <table:table-cell table:number-columns-repeated="2"/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ТУГАЧИНСКИЙ ИТЛ</text:p>
          </table:table-cell>
          <table:table-cell office:value-type="string" calcext:value-type="string">
            <text:p>Тугачлаг</text:p>
          </table:table-cell>
          <table:table-cell office:value-type="string" calcext:value-type="string">
            <text:p>организован 05.11.52&lt;SUP&gt;1&lt;/SUP&gt; [1];&lt;br&gt; закрыт 29.04.53 (влит в КРАСНОЯРСКИЙ ИТЛ) {35}.</text:p>
          </table:table-cell>
          <table:table-cell/>
          <table:table-cell office:value-type="string" calcext:value-type="string">
            <text:p>ГУЛЛП с 05.11.52 [1];&lt;br&gt; ГУЛАГ МЮ с 02.04.53 {33}.</text:p>
          </table:table-cell>
          <table:table-cell office:value-type="string" calcext:value-type="string">
            <text:p>Красноярский кр., Саянский р-н, пос. Тугач [1], {23}.</text:p>
          </table:table-cell>
          <table:table-cell office:value-type="string" calcext:value-type="string">
            <text:p>ИФ с 05.11.52 [1].</text:p>
          </table:table-cell>
          <table:table-cell office:value-type="string" calcext:value-type="string">
            <text:p>Береза {23}.</text:p>
          </table:table-cell>
          <table:table-cell office:value-type="string" calcext:value-type="string">
            <text:p>Красноярский кр., Саянский р-н, пос. Тугач, п/я ИФ-302 {23}.</text:p>
          </table:table-cell>
          <table:table-cell office:value-type="string" calcext:value-type="string">
            <text:p>лесозаготовки [1], производство ширпотреба, работа в швейной мастерской, погрузочно-разгрузочные и с/х работы [2. Разд. 3. Л. 1–26].</text:p>
          </table:table-cell>
          <table:table-cell office:value-type="string" calcext:value-type="string">
            <text:p>12.01.53 — 4781 [2. Разд. 5. Л. 3];&lt;br&gt; 03.53 — 4620, 05.53 — 2396 (УРО)&lt;SUP&gt;2&lt;/SUP&gt;.</text:p>
          </table:table-cell>
          <table:table-cell office:value-type="string" calcext:value-type="string">
            <text:p>нач.— Карпенко С.Я., с 05.11.52 — ? [1];&lt;br&gt; и.о. нач. — кап. в/с Комаров М.А., с 01.04.53 — ? [3];&lt;br&gt; з/н — он же, с 08.12.52 — ? [2. Разд. 1. Л. 2об.].</text:p>
          </table:table-cell>
          <table:table-cell office:value-type="string" calcext:value-type="string">
            <text:p>В архиве КРАСНОЯРСКОГО ИТЛ: л/д з/к — 2701, материалы делопроизводства — 35, л/д офицеров, охраны и сотрудников {1}.</text:p>
          </table:table-cell>
          <table:table-cell office:value-type="string" calcext:value-type="string">
            <text:p>&lt;SUP&gt;1&lt;/SUP&gt; Создан на базе 8-го Тугачинского ЛО, совхозов Самсоновка, Марьин Клин и 7-го сплавного отделения КРАСНОЯРСКОГО ИТЛ.&lt;br&gt;&lt;SUP&gt;2&lt;/SUP&gt; Штатная численность при организации ИТЛ — 12 000 [1].</text:p>
          </table:table-cell>
          <table:table-cell/>
          <table:table-cell office:value-type="string" calcext:value-type="string">
            <text:p>&lt;ol compact&gt;&lt;li&gt;Пр. 00892 МВД от 05.11.52.&lt;br&gt;&lt;li&gt;ГАРФ. Ф. 9414. Оп. 1д. Д. 259.&lt;br&gt;&lt;li&gt;Пр. 026/л МЮ от 01.04.53.&lt;/ol&gt;</text:p>
          </table:table-cell>
          <table:table-cell/>
          <table:table-cell office:value-type="string" calcext:value-type="string">
            <text:p>&lt;a href=r3-211.html&gt;КРАСНОЯРСКИЙ ИТЛ&lt;/a&gt;.</text:p>
          </table:table-cell>
          <table:table-cell office:value-type="string" calcext:value-type="string">
            <text:p>С.Филиппов, 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ТУИМСКОЕ ГОРНОПРОМЫШЛЕННОЕ УПР. И ИТЛ ЕНИСЕЙСТРОЯ</text:p>
          </table:table-cell>
          <table:table-cell/>
          <table:table-cell office:value-type="string" calcext:value-type="string">
            <text:p>организован 06.04.50 [1];&lt;br&gt; закрыт 16.10.51 (реорг. в Туимское ЛО с подчинением УИТЛ ДС ЕНИСЕЙСТРОЯ) [2].</text:p>
          </table:table-cell>
          <table:table-cell/>
          <table:table-cell office:value-type="string" calcext:value-type="string">
            <text:p>Енисейстрой МВД с 06.04.50 [1].</text:p>
          </table:table-cell>
          <table:table-cell office:value-type="string" calcext:value-type="string">
            <text:p>Красноярский кр., Ширинский р-н, пос. Туим [3]&lt;SUP&gt;1&lt;/SUP&gt;.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разработка месторождений Юлия, Киялых-Узень, Туим и месторождений Карышской группы [1].</text:p>
          </table:table-cell>
          <table:table-cell office:value-type="string" calcext:value-type="string">
            <text:p>Плановая в июле 1951 г. — 1200 [4]&lt;SUP&gt;2&lt;/SUP&gt;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В УИТЛК УМВД по Красноярскому кр., в фонде Енисейстроя (все материалы) {1}.</text:p>
          </table:table-cell>
          <table:table-cell office:value-type="string" calcext:value-type="string">
            <text:p>&lt;SUP&gt;1&lt;/SUP&gt; Дана по дислокации Туимского ЛО на конец мая 1953 г.&lt;br&gt;&lt;SUP&gt;2&lt;/SUP&gt; В ЛО на 05.53 — 2065 [3].</text:p>
          </table:table-cell>
          <table:table-cell/>
          <table:table-cell office:value-type="string" calcext:value-type="string">
            <text:p>&lt;ol compact&gt;&lt;li&gt;Пр. 00232 МВД от 06.04.50.&lt;br&gt;&lt;li&gt;Пр. 00735 МВД от 16.10.51.&lt;br&gt;&lt;li&gt;ГАРФ. Ф. 9414. Оп. 1. Д. 172. Л. 244.&lt;br&gt;&lt;li&gt;Там же. Оп. 1д. Д. 162. Л. 27–28.&lt;/ol&gt;</text:p>
          </table:table-cell>
          <table:table-cell/>
          <table:table-cell office:value-type="string" calcext:value-type="string">
            <text:p>&lt;a href=r3-120.html&gt;ИТЛ ДС ЕНИСЕЙСТРОЯ&lt;/a&gt;.</text:p>
          </table:table-cell>
          <table:table-cell office:value-type="string" calcext:value-type="string">
            <text:p>С.Филиппов, 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ТУЙМАЗИНСКИЙ ИТЛ</text:p>
          </table:table-cell>
          <table:table-cell office:value-type="string" calcext:value-type="string">
            <text:p>Туймазинлаг</text:p>
          </table:table-cell>
          <table:table-cell office:value-type="string" calcext:value-type="string">
            <text:p>организован 11.04.47 на базе ИТК № 8 УИТЛК МВД Башкирской АССР [1];&lt;br&gt; закрыт 02.04.49 (передан в состав УИТЛК МВД Башкирской АССР&lt;SUP&gt;1&lt;/SUP&gt;) [2].</text:p>
          </table:table-cell>
          <table:table-cell/>
          <table:table-cell office:value-type="string" calcext:value-type="string">
            <text:p>УИТЛК МВД Башкирской АССР с 11.04.47 [1];&lt;br&gt; ГУЛАГ МВД с 16.12.47 [3, 2]&lt;SUP&gt;2&lt;/SUP&gt;.</text:p>
          </table:table-cell>
          <table:table-cell office:value-type="string" calcext:value-type="string">
            <text:p>Башкирская АССР, г.Октябрьск [1], {19, 20}.</text:p>
          </table:table-cell>
          <table:table-cell office:value-type="string" calcext:value-type="string">
            <text:p>БХ с 11.04.47 [1], {19, 20}.</text:p>
          </table:table-cell>
          <table:table-cell office:value-type="string" calcext:value-type="string">
            <text:p>нет.</text:p>
          </table:table-cell>
          <table:table-cell office:value-type="string" calcext:value-type="string">
            <text:p>Башкирская АССР, г.Октябрьск, п/я ЛК-9 {19, 20}.</text:p>
          </table:table-cell>
          <table:table-cell office:value-type="string" calcext:value-type="string">
            <text:p>обеспечение работ по стр-ву нефтепромыслов треста Башнефтестрой МСТП СССР [1].</text:p>
          </table:table-cell>
          <table:table-cell office:value-type="string" calcext:value-type="string">
            <text:p>12.47 — 4263, 01.01.48 — 4171, 01.01.49 — 5559 (УРО)&lt;SUP&gt;3&lt;/SUP&gt; 15.04.49 — 3761 [4].</text:p>
          </table:table-cell>
          <table:table-cell office:value-type="string" calcext:value-type="string">
            <text:p>нач. — майор Шадрин ?.?., с 11.04.47&lt;SUP&gt;4&lt;/SUP&gt; по 16.12.47 [1, 3];&lt;br&gt; г/л Бурдаков С.Н., с 16.12.47 — ? [3]&lt;SUP&gt;5&lt;/SUP&gt;;&lt;br&gt; п/п Евдокимов И.И., с 04.08.48 по 02.04.49 [5, 6]&lt;SUP&gt;6&lt;/SUP&gt;.</text:p>
          </table:table-cell>
          <table:table-cell office:value-type="string" calcext:value-type="string">
            <text:p>В УИТЛК МВД Башкирской АССР: все материалы (л/д з/к — 1117 (выбыли), материалы делопроизводства — 196&amp;quot;&lt;br&gt; {1}.</text:p>
          </table:table-cell>
          <table:table-cell office:value-type="string" calcext:value-type="string">
            <text:p>&lt;SUP&gt;1&lt;/SUP&gt; Реорганизован в ЛО УИТЛК [2]. См. также Акт приема-сдачи Туймазинского ИТЛ в систему УИТЛК Башкирской АССР от 22.04.49&amp;quot;&lt;br&gt; [4].&lt;br&gt;&lt;SUP&gt;2&lt;/SUP&gt; Учитывая исключительное значение производимых ТУЙМАЗИНСКИМ ИТЛ работ, а также его территориальную и производственную обособленность, подчинить Туймазинлаг непосредственно ГУЛАГу [3].&lt;br&gt;&lt;SUP&gt;3&lt;/SUP&gt; Во исполнение Пост. СМ СССР 2725–853с от 30.07.47 О мерах по увеличению добычи нефти... МВД Башкирской АССР дается поручение довести число з/к в Туймазинлаге к 01.09.47 до 5000, к 01.12.47 до 8000 и к 01.04.48 до 15 000 [7].&lt;br&gt;&lt;SUP&gt;4&lt;/SUP&gt; Б. зам. нач. УИТЛК УМВД по Куйбышевской обл. [1].&lt;br&gt;&lt;SUP&gt;5&lt;/SUP&gt; По совместительству с должностью нач. ТУЙМАЗИНСКОГО территориального СУ Главнефтегазстроя при СМ СССР.&lt;br&gt;&lt;SUP&gt;6&lt;/SUP&gt; Формально освобожден от занимаемой должности 21.07.49 [6].</text:p>
          </table:table-cell>
          <table:table-cell/>
          <table:table-cell office:value-type="string" calcext:value-type="string">
            <text:p>&lt;ol compact&gt;&lt;li&gt;Пр. 0209 МВД от 11.04.47.&lt;br&gt;&lt;li&gt;Пр. 0192 МВД от 02.04.49. &lt;br&gt;&lt;li&gt;Пр. 0766 МВД от 16.12.47.&lt;br&gt;&lt;li&gt;ГАРФ. Ф. 9414. Оп. 1д. Д. 70. Л. 69–81.&lt;br&gt;&lt;li&gt;Пр. 978лс МВД от 04.08.48.&lt;br&gt;&lt;li&gt;Пр. 927лс МВД от 21.07.49.&lt;br&gt;&lt;li&gt;Пр. 00863 МВД от 14.08.47.&lt;/ol&gt;</text:p>
          </table:table-cell>
          <table:table-cell/>
          <table:table-cell office:value-type="string" calcext:value-type="string">
            <text:p>&lt;a href=r3-132.html&gt;ИТЛ И СТРОИТЕЛЬСТВО № 1 БАШСПЕЦНЕФТЕСТРОЯ&lt;/a&gt;,&lt;br&gt; &lt;a href=r3-134.html&gt;ИТЛ И СТРОИТЕЛЬСТВО № 2 БАШСПЕЦНЕФТЕСТРОЯ&lt;/a&gt;,&lt;br&gt; &lt;a href=r3-136.html&gt;ИТЛ И СТРОИТЕЛЬСТВО № 3 БАШСПЕЦНЕФТЕСТРОЯ&lt;/a&gt;,&lt;br&gt; &lt;a href=r3-137.html&gt;ИТЛ И СТРОИТЕЛЬСТВО № 4 БАШСПЕЦНЕФТЕСТРОЯ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ТЫРНЫ-АУЗСКИЙ КОМБИНАТ И ИТЛ</text:p>
          </table:table-cell>
          <table:table-cell office:value-type="string" calcext:value-type="string">
            <text:p>Тырныаузстрой</text:p>
          </table:table-cell>
          <table:table-cell office:value-type="string" calcext:value-type="string">
            <text:p>организован 08.02.41 [1]&lt;SUP&gt;1&lt;/SUP&gt;;&lt;br&gt; закрыт 24.09.45 [2]&lt;SUP&gt;2&lt;/SUP&gt;.</text:p>
          </table:table-cell>
          <table:table-cell/>
          <table:table-cell office:value-type="string" calcext:value-type="string">
            <text:p>ГУЛГМП с 26.02.41 [3].</text:p>
          </table:table-cell>
          <table:table-cell office:value-type="string" calcext:value-type="string">
            <text:p>Кабардино-Балкарская АССР, Эльбрусский р-н, р.п. Тырны-Ауз [4];&lt;br&gt; то же, пос. Нижний Боксан {13};&lt;br&gt; Кабардинская АССР, пос. Нижний Боксан {15}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Кабардино-Балкарская АССР, Эльбрусский р-н, р.п. Тырны-Ауз, п/я 294 [4];&lt;br&gt; то же, пос. Нижний Боксан, п/я 294 {13};&lt;br&gt; Кабардинская АССР, пос. Нижний Боксан, п/я 294 {15}.</text:p>
          </table:table-cell>
          <table:table-cell office:value-type="string" calcext:value-type="string">
            <text:p>обслуживание Тырны-Аузского комб. — добыча руды, выпуск молибденового концентрата, стр-во 2-й и 3-й очередей комб., стр-во Балымской эл.-ст., обогатительной ф-ки, эксплуатация Балымского угольного месторождения, обслуживание мясо-молочного з-да Тырны-Аузского комб., геологоразведка [1], восстановление вольфрамо-молибденового комб. [5].</text:p>
          </table:table-cell>
          <table:table-cell office:value-type="string" calcext:value-type="string">
            <text:p>01.07.41 — 3900 [6];&lt;br&gt; 01.01.42 — 2415 [7];&lt;br&gt; 01.04.42 — 1826&lt;SUP&gt;3&lt;/SUP&gt; [8];&lt;br&gt; 01.12.43 — 1554, 01.01.44 — 1587, 01.01.45 — 5301 (УРО).</text:p>
          </table:table-cell>
          <table:table-cell office:value-type="string" calcext:value-type="string">
            <text:p>нач. — кап. ГБ Ивашкин С.И., с 10.03.41 по 05.02.42 [9, 10];&lt;br&gt; кап. ГБ Хархардин А.И., с 05.02.42 по 06.07.42 [10, 11];&lt;br&gt; кап. ГБ Чирков Б.Н., с 06.07.42 по 3.01.43 [11, 12];&lt;br&gt; майор ГБ Шиши М.Д., с 15.05.43 по 13.07.45 [13, 14];&lt;br&gt; полк. Драбкин Е.И., с 13.07.45 по 22.10.45 [14, 15].</text:p>
          </table:table-cell>
          <table:table-cell office:value-type="string" calcext:value-type="string">
            <text:p>В ОИТК МВД Кабардино-Балкарской АССР: л/д з/к — 3089, материалы делопроизводства — 116 {1}.</text:p>
          </table:table-cell>
          <table:table-cell office:value-type="string" calcext:value-type="string">
            <text:p>&lt;SUP&gt;1&lt;/SUP&gt; Тырны-Аузский комб. передан из системы НКЦМ и Наркомстроя в НКВД совместным Пост. СНК СССР и ЦК ВКП(б) 227–104сс от 30.01.40.&lt;br&gt;&lt;SUP&gt;2&lt;/SUP&gt; В связи с оккупацией германскими войсками территории Кабардино-Балкарской АССР ИТЛ был эвакуирован и исключен из дислокации 06.11.42 [16].&lt;br&gt;&lt;SUP&gt;3&lt;/SUP&gt; Из них 49 женщин, 33 осужденных за к/р преступления [8].</text:p>
          </table:table-cell>
          <table:table-cell/>
          <table:table-cell office:value-type="string" calcext:value-type="string">
            <text:p>&lt;ol compact&gt;&lt;li&gt;Пр. 074 НКВД от 08.02.41.&lt;br&gt;&lt;li&gt;Пр. 0242 НКВД от 24.09.45.&lt;br&gt;&lt;li&gt;Пр. 00212 НКВД от 26.02.41.&lt;br&gt;&lt;li&gt;Пр. 00427 НКВД от 18.04.41. &lt;br&gt;&lt;li&gt;Пр. 53 НКВД от 15.02.45.&lt;br&gt;&lt;li&gt;ГАРФ. Ф. 9414. Оп. 1д. Д. 371. Л. 54.&lt;br&gt;&lt;li&gt;Там же. Д. 372. Л. 7об., 8.&lt;br&gt;&lt;li&gt;Там же. Д. 378. Л. 3об.&lt;br&gt;&lt;li&gt;Пр. 315 НКВД от 10.03.41.&lt;br&gt;&lt;li&gt;Пр. 472 НКВД от 05.02.42.&lt;br&gt;&lt;li&gt;Пр. 2177 НКВД от 06.07.42.&lt;br&gt;&lt;li&gt;Пр. 3 НКВД от 03.01.43.&lt;br&gt;&lt;li&gt;Пр. 1146 НКВД от 15.05.43. &lt;br&gt;&lt;li&gt;Пр. 652 НКВД от 13.07.45.&lt;br&gt;&lt;li&gt;Пр. 1126 НКВД от 22.10.45.&lt;br&gt;&lt;li&gt;Пр. 002435 НКВД от 06.11.42.&lt;/ol&gt;</text:p>
          </table:table-cell>
          <table:table-cell table:number-columns-repeated="2"/>
          <table:table-cell office:value-type="string" calcext:value-type="string">
            <text:p>С.Филиппов, 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УЛЕНСКОЕ ГОРНОПРОМЫШЛЕННОЕ УПР. И ИТЛ</text:p>
          </table:table-cell>
          <table:table-cell/>
          <table:table-cell office:value-type="string" calcext:value-type="string">
            <text:p>организован 24.11.52 [1];&lt;br&gt; закрыт 29.04.53 {35}&lt;SUP&gt;1&lt;/SUP&gt;.</text:p>
          </table:table-cell>
          <table:table-cell/>
          <table:table-cell office:value-type="string" calcext:value-type="string">
            <text:p>Енисейстрой МВД [2. Л. 244]&lt;SUP&gt;2&lt;/SUP&gt;.</text:p>
          </table:table-cell>
          <table:table-cell office:value-type="string" calcext:value-type="string">
            <text:p>Красноярский кр., Хакасская а.о., Усть-Абаканский р-н, пос. Улень [2. Л. 244].</text:p>
          </table:table-cell>
          <table:table-cell office:value-type="string" calcext:value-type="string">
            <text:p>?&lt;SUP&gt;3&lt;/SUP&gt;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стр-во Уленского медно-молибденового предприятия [1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п/п в/с (полк. в/с) Шунькин Ф.И., с 24.11.52 — ? (упом. 02.12.52) [1, 3];&lt;br&gt; з/н — кап. в/с Урбан И.С., с 24.11.52 — ? [1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Согласно [1. Л. 286], Уленское горнопромышленное упр. не организовывалось и Упр. Уленского ИТЛ не формировалось вовсе. В Улени оставалось ЛО ИТЛ Енисейстроя (ИТЛ ДС) с наполнением до 500 з/к, которое после амнистии 1953 г. ликвидировано.&lt;br&gt;&lt;SUP&gt;2&lt;/SUP&gt; Согласно {33}, 02.04.53 все ИТ лагеря переподчинены ГУЛАГу МЮ;&lt;br&gt; однако данный ИТЛ в {33} не упом., так что, скорее всего, даже формальной его передачи из Енисейстроя до 29.04.53 не было.&lt;br&gt;&lt;SUP&gt;3&lt;/SUP&gt; Вероятно, литер не был присвоен {3}, [2].</text:p>
          </table:table-cell>
          <table:table-cell/>
          <table:table-cell office:value-type="string" calcext:value-type="string">
            <text:p>&lt;ol compact&gt;&lt;li&gt;Пр. 00924 МВД от 24.11.52.&lt;br&gt;&lt;li&gt;ГАРФ. Ф. 9414. Оп. 1. Д. 172. Л. 244.&lt;br&gt;&lt;li&gt;Пр. 1442лс МВД от 02.12.52.&lt;/ol&gt;</text:p>
          </table:table-cell>
          <table:table-cell/>
          <table:table-cell office:value-type="string" calcext:value-type="string">
            <text:p>&lt;a href=r3-120.html&gt;ИТЛ ДС ЕНИСЕЙСТРОЯ&lt;/a&gt;.</text:p>
          </table:table-cell>
          <table:table-cell office:value-type="string" calcext:value-type="string">
            <text:p>С.Филиппов, 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УЛЬМИНСКИЙ ИТЛ</text:p>
          </table:table-cell>
          <table:table-cell office:value-type="string" calcext:value-type="string">
            <text:p>Ульминлаг</text:p>
          </table:table-cell>
          <table:table-cell office:value-type="string" calcext:value-type="string">
            <text:p>организован 14.05.53 (переименован из СТРОИТЕЛЬСТВА 508 И ИТЛ) {36};&lt;br&gt; закрыт 20.09.54 (лаг. подр. переданы в состав УИТЛК УМВД по Хабаровскому кр.)&lt;SUP&gt;1&lt;/SUP&gt; [1].</text:p>
          </table:table-cell>
          <table:table-cell/>
          <table:table-cell office:value-type="string" calcext:value-type="string">
            <text:p>ГУЛАГ МЮ с 14.05.53 {36}, {37};&lt;br&gt; ГУЛАГ МВД с 28.01.54 {38}.</text:p>
          </table:table-cell>
          <table:table-cell office:value-type="string" calcext:value-type="string">
            <text:p>Хабаровский кр, г.Совгавань (Советская Гавань) {37}.</text:p>
          </table:table-cell>
          <table:table-cell office:value-type="string" calcext:value-type="string">
            <text:p>ЕК — перешел от предшественника {37, 3}.</text:p>
          </table:table-cell>
          <table:table-cell office:value-type="string" calcext:value-type="string">
            <text:p>Море {37}.</text:p>
          </table:table-cell>
          <table:table-cell office:value-type="string" calcext:value-type="string">
            <text:p>Хабаровский кр., г.Совгавань, п/я ЕК-143 {37};&lt;br&gt; п/я ЕК-202 {4}&lt;SUP&gt;2&lt;/SUP&gt;.</text:p>
          </table:table-cell>
          <table:table-cell office:value-type="string" calcext:value-type="string">
            <text:p>работы б. СТРОИТЕЛЬСТВА 508 И ИТЛ {36} и, с 12.02.54, ВАНИНСКОГО ТРАНЗИТНО-ПЕРЕСЫЛЬНОГО ЛАГЕРЯ [2], [3. Л. 1–11].</text:p>
          </table:table-cell>
          <table:table-cell office:value-type="string" calcext:value-type="string">
            <text:p>05.53 — 13 882, 12.53 — 6244 [4];&lt;br&gt; 01.54 — 5763, 10.54 — 5465 [5]&lt;SUP&gt;3&lt;/SUP&gt;.</text:p>
          </table:table-cell>
          <table:table-cell office:value-type="string" calcext:value-type="string">
            <text:p>нач. — полк. в/с Строителев Н.П., с 09.10.53 — не ранее 20.09.54 [6, 1] (упом. как и.о. нач. 07.10.53 [7]);&lt;br&gt; и.о. нач. — п/п Глухов Г.В. (упом. 09.03.54) [3. Л. 1];&lt;br&gt; з/н — п/п в/с Глухов Г.В., с 07.08.53 — не ранее 01.03.54 [3. Л. 2], [8].</text:p>
          </table:table-cell>
          <table:table-cell office:value-type="string" calcext:value-type="string">
            <text:p>1956 г. — в УИТЛК УМВД по Хабаровскому кр.: все материалы {1}. 1997 г. — в ГА Хабаровского кр.: документы политотдела ИТЛ [9].</text:p>
          </table:table-cell>
          <table:table-cell office:value-type="string" calcext:value-type="string">
            <text:p>&lt;SUP&gt;1&lt;/SUP&gt; 2-е ЛО б. УЛЬМИНСКОГО ИТЛ в 1954 г. продолжало работать по переотправке з/к в УСВИТЛ и приему освобожденных {1}.&lt;br&gt;&lt;SUP&gt;2&lt;/SUP&gt; В {1} номер п/я указан ошибочно.&lt;br&gt;&lt;SUP&gt;3&lt;/SUP&gt; 06.03.54 переданы 1889 з/к ликвидированного Ванинского ИТЛ [3. Л. 43–49].</text:p>
          </table:table-cell>
          <table:table-cell/>
          <table:table-cell office:value-type="string" calcext:value-type="string">
            <text:p>&lt;ol compact&gt;&lt;li&gt;Пр. 00758 МВД от 20.09.54.&lt;br&gt;&lt;li&gt;Пр. 090 МВД от 12.02.54. &lt;br&gt;&lt;li&gt;ГАРФ. Ф. 9414. Оп. 1д. Д. 130.&lt;br&gt;&lt;li&gt;Там же. Оп. 1. Д. 1395. Л. 65. &lt;br&gt;&lt;li&gt;Там же. Д. 1401. Л. 63.&lt;br&gt;&lt;li&gt;Пр. 1121/лг МЮ от 09.10.53.&lt;br&gt;&lt;li&gt;Пр. 241 МВД от 07.10.53.&lt;br&gt;&lt;li&gt;Пр. 796/лг МЮ от 07.08.53.&lt;br&gt;&lt;li&gt;Письмо ГА Хабаровского кр. № 2–11/8 от 20.02.97.&lt;/ol&gt;</text:p>
          </table:table-cell>
          <table:table-cell office:value-type="string" calcext:value-type="string">
            <text:p>12.02.54 ВАНИНСКИЙ ТРАНЗИТНО-ПЕРЕСЫЛЬНЫЙ ЛАГЕРЬ передан в состав УЛЬМИНСКОГО ИТЛ [2] (см. также [6]).</text:p>
          </table:table-cell>
          <table:table-cell office:value-type="string" calcext:value-type="string">
            <text:p>&lt;a href=r3-51.html&gt;ВАНИНСКИЙ ТРАНЗИТНО-ПЕРЕСЫЛЬНЫЙ ЛАГЕРЬ&lt;/a&gt;,&lt;br&gt; &lt;a href=r3-354.html&gt;СТРОИТЕЛЬСТВО 508 И ИТЛ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УМАЛЬТИНСКИЙ ИТЛ</text:p>
          </table:table-cell>
          <table:table-cell office:value-type="string" calcext:value-type="string">
            <text:p>Умальтлаг, Умальтинское рудоуправление НКВД</text:p>
          </table:table-cell>
          <table:table-cell office:value-type="string" calcext:value-type="string">
            <text:p>организован 13.02.41 [1]&lt;SUP&gt;1&lt;/SUP&gt;;&lt;br&gt; закрыт между 15.05.43 и 04.09.43 [2, 3]&lt;SUP&gt;2&lt;/SUP&gt;.</text:p>
          </table:table-cell>
          <table:table-cell/>
          <table:table-cell office:value-type="string" calcext:value-type="string">
            <text:p>ГУЛГМП с 26.02.41 [4];&lt;br&gt; УИТЛК НКВД по Хабаровскому кр. с 06.03.43 [5]&lt;SUP&gt;3&lt;/SUP&gt;.</text:p>
          </table:table-cell>
          <table:table-cell office:value-type="string" calcext:value-type="string">
            <text:p>Хабаровский кр., Амурская обл., Буреинский р-н, пос. Умальта {11}, [1, 6]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Хабаровский кр., Амурская обл., Буреинский р-н, пос. Умальта, п/я 295 {11}, [6];&lt;br&gt; телегр. адрес — Куйбышево&lt;SUP&gt;4&lt;/SUP&gt; Амурской Умальтстрой {11}.</text:p>
          </table:table-cell>
          <table:table-cell office:value-type="string" calcext:value-type="string">
            <text:p>обслуживание Умальтинского молибденового рудника: выпуск молибденового концентрата, геологоразведка, стр-во обогатительной ф-ки и шахт [1].</text:p>
          </table:table-cell>
          <table:table-cell office:value-type="string" calcext:value-type="string">
            <text:p>01.04.41 — 993 [7. Л. 3об., 4], 01.01.42 — 3218 [7. Л. 6об., 7];&lt;br&gt; 01.01.43 — 2315&lt;SUP&gt;5&lt;/SUP&gt; [8].</text:p>
          </table:table-cell>
          <table:table-cell office:value-type="string" calcext:value-type="string">
            <text:p>нач. — ст. лейт. (майор) ГБ Шиши М.Д., с 02.04.42 по 15.05.43 [9, 2].</text:p>
          </table:table-cell>
          <table:table-cell office:value-type="string" calcext:value-type="string">
            <text:p>1956 г. — в УИТЛК УМВД по Хабаровскому кр.: л/д з/к — 2630, материалы делопроизводства — 252, л/д вольнонаемных {1}. 1997 г. — в ГА Хабаровского кр.: документы политотдела ИТЛ, в том числе личные и персональные дела членов КПСС и ВЛКСМ [10].</text:p>
          </table:table-cell>
          <table:table-cell office:value-type="string" calcext:value-type="string">
            <text:p>&lt;SUP&gt;1&lt;/SUP&gt; Умальтинское рудоуправление передано в НКВД из системы НКЦМ Пост. СНК СССР и ЦК ВКП(б) 227–104сс от 30.01.41.&lt;br&gt;&lt;SUP&gt;2&lt;/SUP&gt; 15.05.43 — последнее встреченное упом. УМАЛЬТИНСКОГО ИТЛ, а 04.09.43 он исключен из списка дислокаций ИТ лагерей.&lt;br&gt;&lt;SUP&gt;3&lt;/SUP&gt; Рудоуправление было передано в НКЦМ, а лагерю предписано выделять з/к рудоуправлению на контрагентских началах.&lt;br&gt;&lt;SUP&gt;4&lt;/SUP&gt; По-видимому, имеется в виду г.Куйбышевка-Восточная, ныне г.Белогорск.&lt;br&gt;&lt;SUP&gt;5&lt;/SUP&gt; Из них 95 женщин, 289 осужденных за к/р преступления [8].</text:p>
          </table:table-cell>
          <table:table-cell/>
          <table:table-cell office:value-type="string" calcext:value-type="string">
            <text:p>&lt;ol compact&gt;&lt;li&gt;Пр. 082 НКВД от 13.02.41.&lt;br&gt;&lt;li&gt;Пр. 1146 НКВД от 15.05.43.&lt;br&gt;&lt;li&gt;Пр. 001483 НКВД от 04.09.43.&lt;br&gt;&lt;li&gt;Пр. 0021 НКВД от 26.02.41. &lt;br&gt;&lt;li&gt;Пр. 171 НКВД от 06.03.43.&lt;br&gt;&lt;li&gt;Пр. 00427 НКВД от 18.04.41.&lt;br&gt;&lt;li&gt;ГАРФ. Ф. 9414. Оп. 1д. Д. 372.&lt;br&gt;&lt;li&gt;Там же. Д. 378. Л. 111.&lt;br&gt;&lt;li&gt;Пр. 1072лс НКВД от 02.04.42.&lt;br&gt;&lt;li&gt;Письмо ГА Хабаровского кр. № 2–11/8 от 20.02.97.&lt;/ol&gt;</text:p>
          </table:table-cell>
          <table:table-cell table:number-columns-repeated="2"/>
          <table:table-cell office:value-type="string" calcext:value-type="string">
            <text:p>С.Филиппов, 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УНЖЕНСКИЙ ИТЛ</text:p>
          </table:table-cell>
          <table:table-cell office:value-type="string" calcext:value-type="string">
            <text:p>Унжлаг</text:p>
          </table:table-cell>
          <table:table-cell office:value-type="string" calcext:value-type="string">
            <text:p>организован 05.02.38 [1];&lt;br&gt; действующий на 01.01.60 {46}.</text:p>
          </table:table-cell>
          <table:table-cell/>
          <table:table-cell office:value-type="string" calcext:value-type="string">
            <text:p>ГУЛАГ с 05.02.38 [1];&lt;br&gt; УЛЛП с 26.02.41 [2];&lt;br&gt; ГУЛЛП с 04.03.47 {18};&lt;br&gt; ГУЛАГ МЮ с 02.04.53 {33};&lt;br&gt; ГУЛАГ МВД с 28.01.54 {38};&lt;br&gt; ГУЛЛП с 02.08.54 {40};&lt;br&gt; МВД РСФСР с 14.11.55 [3];&lt;br&gt; ГУИТК МВД СССР с 31.01.57 {43};&lt;br&gt; МВД РСФСР с 01.12.57 {44};&lt;br&gt; ГСЛ МВД РСФСР с 05.02.58&lt;SUP&gt;1&lt;/SUP&gt; [4].</text:p>
          </table:table-cell>
          <table:table-cell office:value-type="string" calcext:value-type="string">
            <text:p>ст. Сухобезводное Горьковской ж.д. (Горьковская обл.) {10, 11, 13–15, 17, 19, 23, 37}.</text:p>
          </table:table-cell>
          <table:table-cell office:value-type="string" calcext:value-type="string">
            <text:p>АЛ с 25.12.45 {16}.</text:p>
          </table:table-cell>
          <table:table-cell office:value-type="string" calcext:value-type="string">
            <text:p>Унжа {19, 23, 37}.</text:p>
          </table:table-cell>
          <table:table-cell office:value-type="string" calcext:value-type="string">
            <text:p>ст. Сухобезводное Горьковской ж.д., п/я 242 {10, 11, 13–15, 17, 19};&lt;br&gt; п/я АЛ-242 {23, 37};&lt;br&gt; п/я АЛ-242, п/я 241/250 {4}.</text:p>
          </table:table-cell>
          <table:table-cell office:value-type="string" calcext:value-type="string">
            <text:p>лесозаготовки [1], поставка дров в Москву [5, 6];&lt;br&gt; заготовка лыжных болванок и изготовление лыж [7], деревообработка, выпуск шпал, изготовление корпусов для часов, мебельное, швейное, обувное, трикотажное и гончарное производства, с/х работы [8], стр-во домостроит. цеха, железных и автодорог, производство кирпича [9], стр-во и обслуживание ж.д., обслуживание ж/д депо и рем.-мех. мастерских [10. Разд. 3. Л. 3–69].</text:p>
          </table:table-cell>
          <table:table-cell office:value-type="string" calcext:value-type="string">
            <text:p>01.04.38 — 15 245, 01.01.39 — 16 469&lt;SUP&gt;2&lt;/SUP&gt;, 01.01.40 — 19 986 (УРО);&lt;br&gt; 01.01.41 — 23 676, 01.07.41 — 27 278 [11];&lt;br&gt; 01.01.42 — 22 527 [12];&lt;br&gt; 01.04.42 — 24 020, 01.01.43 — 23 904&lt;SUP&gt;3&lt;/SUP&gt; [13];&lt;br&gt; 01.01.44 — 17 488, 01.01.45 — 19 867, 01.01.46 — 17 633, 01.01.48 — 30 146, 01.01.50 — 30 210, 01.01.52 — 29 282&lt;SUP&gt;4&lt;/SUP&gt;, 01.01.53 — 29 551 (УРО);&lt;br&gt; 15.07.53 — 21 100&lt;SUP&gt;5&lt;/SUP&gt; [10. Разд. 4. Л. 12];&lt;br&gt; 01.01.54 — 25 351, 01.01.55 — 23 124, 01.01.56 — 22 355, 01.01.57 — 16 496, 01.01.59 — 14 127, 01.01.60 — 12 968 (УРО).</text:p>
          </table:table-cell>
          <table:table-cell office:value-type="string" calcext:value-type="string">
            <text:p>нач. — Озеров Ф.Т., с 05.02.38 — ? [1];&lt;br&gt; ст. лейт. (п/п) ГБ Автономов Ф.И., с 13.03.41 по 12.08.43 [14, 15];&lt;br&gt; п/п ГБ (полк.) Почтарев Г.М., с 12.08.43 по 01.03.48 [15, 16];&lt;br&gt; инж.-кап. (инж.-майор, п/п тех. сл.) Иванов Г.П., с 07.04.48 — не ранее 14.08.51 [17, 18];&lt;br&gt; и.о. нач. — полк. Алмазов Н.А., с 01.04.53 по 23.02.54 [19, 20];&lt;br&gt; нач. — п/п тех. сл. Иванов Г.П., с 23.02.54 — ? [20];&lt;br&gt; и.о. нач. — п/п Тюленев И.В., с 13.06.56 — ? [21], нач. — он же, с 25.05.57 — ? [22];&lt;br&gt; Лизогуб ?.?. (упом. 22.01.58) [23];&lt;br&gt; з/н — полк. Алмазов Н.А., с 1950 г. — не ранее 01.03.52 [10. Разд. 1. Л. 2об.], [10. Разд. 3. Л. 1];&lt;br&gt; майор в/с Щербаков Г.В., с 04.05.53 — ? [24];&lt;br&gt; полк. Алмазов Н.А., с 23.02.54 — ? [25].</text:p>
          </table:table-cell>
          <table:table-cell office:value-type="string" calcext:value-type="string">
            <text:p>В ИЦ УВД Нижегородской обл.: материалы делопроизводства, личные карточки л.с. и трудмобилизованных, л/д на умерших з/к [26].</text:p>
          </table:table-cell>
          <table:table-cell office:value-type="string" calcext:value-type="string">
            <text:p>&lt;SUP&gt;1&lt;/SUP&gt; В [4] объявлены штаты ИТ лагерей ГСЛ МВД РСФСР.&lt;br&gt;&lt;SUP&gt;2&lt;/SUP&gt; На 01.10.38 — 15 487, из них 8265 осужденных за к/р преступления, 3547 — как СОЭ и СВЭ [28].&lt;br&gt;&lt;SUP&gt;3&lt;/SUP&gt; Из них 4980 женщин, 10 681 осужденный за к/р преступления [13].&lt;br&gt;&lt;SUP&gt;4&lt;/SUP&gt; На 01.05.52 — 28 973, из них 1428 женщин, 8563 осужденных за к/р преступления [10. Разд. 3. Л. 2об.–68об.].&lt;br&gt;&lt;SUP&gt;5&lt;/SUP&gt; Включая з/к ликвидированного ВАРНАВИНСКОГО ИТЛ, чьи лаг. подр. были влиты в УНЖЕНСКИЙ ИТЛ.</text:p>
          </table:table-cell>
          <table:table-cell/>
          <table:table-cell office:value-type="string" calcext:value-type="string">
            <text:p>&lt;ol compact&gt;&lt;li&gt;Пр. 020 НКВД от 05.02.38.&lt;br&gt;&lt;li&gt;Пр. 00212 НКВД от 26.02.41.&lt;br&gt;&lt;li&gt;Пр. 00442 МВД от 14.11.55.&lt;br&gt;&lt;li&gt;Пр. 049 МВД РСФСР от 05.02.58. &lt;br&gt;&lt;li&gt;ГАРФ. Ф. 9414. Оп. 1. Д. 48. Л. 304.&lt;br&gt;&lt;li&gt;Пр. 544 МВД от 29.08.47. &lt;br&gt;&lt;li&gt;Пр. 001440 НКВД от 21.08.43.&lt;br&gt;&lt;li&gt;Пр. 03 НКВД от 05.01.46.&lt;br&gt;&lt;li&gt;Пр. 00553 МВД от 25.06.54.&lt;br&gt;&lt;li&gt;ГАРФ. Ф. 9414. Оп. 1. Д. 585.&lt;br&gt;&lt;li&gt;Там же. Оп. 1д. Д. 371. Л. 3, 54. &lt;br&gt;&lt;li&gt;Там же. Д. 372. Л. 7об., 8. &lt;br&gt;&lt;li&gt;Там же. Д. 378. Л. 2об., 110об.&lt;br&gt;&lt;li&gt;Пр. 346лс НКВД от 13.03.41.&lt;br&gt;&lt;li&gt;Пр. 1690лс НКВД от 12.08.43.&lt;br&gt;&lt;li&gt;Пр. 234лс МВД от 01.03.48.&lt;br&gt;&lt;li&gt;Пр. 405лс МВД от 07.04.48.&lt;br&gt;&lt;li&gt;Пр. 1054лс МВД от 14.08.51.&lt;br&gt;&lt;li&gt;Пр. 026/л МЮ от 01.04.53.&lt;br&gt;&lt;li&gt;Пр. 428лс МВД от 23.02.54.&lt;br&gt;&lt;li&gt;Пр. 0231 МВД от 13.06.56. &lt;br&gt;&lt;li&gt;Пр. 506лс МВД от 25.05.57.&lt;br&gt;&lt;li&gt;ГАРФ. Ф. 9414. Оп. 1. Д. 830. Л. 54.&lt;br&gt;&lt;li&gt;Пр. 292/л МЮ от 04.05.53.&lt;br&gt;&lt;li&gt;Пр. 482лс МВД от 23.02.54. &lt;br&gt;&lt;li&gt;Письмо ИЦ УВД Нижегородской обл. № 7/1511 от 24.04.97.&lt;br&gt;&lt;li&gt;ГАРФ. Ф. 9414. Оп. 1. Д. 1259. Л. 6.&lt;br&gt;&lt;li&gt;Там же. Д. 1140. Л. 141.&lt;/ol&gt;</text:p>
          </table:table-cell>
          <table:table-cell office:value-type="string" calcext:value-type="string">
            <text:p>В Унжлаге на 01.07.46 было 2923 немца-спецпереселенца [27].</text:p>
          </table:table-cell>
          <table:table-cell office:value-type="string" calcext:value-type="string">
            <text:p>&lt;a href=r3-52.html&gt;ВАРНАВИНСКИЙ ИТЛ&lt;/a&gt;.</text:p>
          </table:table-cell>
          <table:table-cell office:value-type="string" calcext:value-type="string">
            <text:p>С.Филиппов, 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УРАЛЬСКИЙ ИТЛ</text:p>
          </table:table-cell>
          <table:table-cell office:value-type="string" calcext:value-type="string">
            <text:p>Ураллаг</text:p>
          </table:table-cell>
          <table:table-cell office:value-type="string" calcext:value-type="string">
            <text:p>организован 07.06.47 [1];&lt;br&gt; закрыт 29.04.53 {35}.</text:p>
          </table:table-cell>
          <table:table-cell/>
          <table:table-cell office:value-type="string" calcext:value-type="string">
            <text:p>СГУ, в составе УИТЛК УМВД по Свердловской обл. с 07.06.47 [1], {28};&lt;br&gt; ГУЛАГ МЮ с 02.04.53 {33}.</text:p>
          </table:table-cell>
          <table:table-cell office:value-type="string" calcext:value-type="string">
            <text:p>г.Свердловск {19, 22, 28}.</text:p>
          </table:table-cell>
          <table:table-cell office:value-type="string" calcext:value-type="string">
            <text:p>БЯ с 07.06.47 [1].</text:p>
          </table:table-cell>
          <table:table-cell office:value-type="string" calcext:value-type="string">
            <text:p>Золото в 1949 г. {19}, Уралзолото в 1952–1953 гг. {22, 28}.</text:p>
          </table:table-cell>
          <table:table-cell office:value-type="string" calcext:value-type="string">
            <text:p>г.Свердловск, п/я 127 в 1949 г. {19};&lt;br&gt; п/я БЯ-127 в 1952–1953 гг. {22, 28}.</text:p>
          </table:table-cell>
          <table:table-cell office:value-type="string" calcext:value-type="string">
            <text:p>добыча руды в тресте Уралзолото, в том числе подземная, лесозаготовки, земляные работы [2. Разд. 3. Л. 2–11], проектные работы в филиале ин-та Гипрозолото — Уралгипрозолото с 16.05.52 [3].</text:p>
          </table:table-cell>
          <table:table-cell office:value-type="string" calcext:value-type="string">
            <text:p>01.08.47 — 1119, 01.01.48 — 1383 (УРО);&lt;br&gt; 10.04.52 — 1858 [2. Разд. 3. Л. 1об.–10об.], 01.03.53 — 1540 [4. Л. 9].</text:p>
          </table:table-cell>
          <table:table-cell office:value-type="string" calcext:value-type="string">
            <text:p>нач. — инж.-п/п Шмаков П.Г. (управляющий треста Уралзолото), с 07.06.47 по 15.01.48 [1, 5];&lt;br&gt; полк. Сенатов А.П., с 18.05.48 по 30.08.52 [6, 7];&lt;br&gt; инж.-майор Татаринов Н.П., с 10.10.52 — ? [8];&lt;br&gt; и.о. нач. — п/п в/с Горбунов С.Т., с 01.04.53 по 29.07.53 [9, 10];&lt;br&gt; з/н — майор Горбунов С.Т. (упом. 28.04.52) [2. Разд. 4. Л. 1]</text:p>
          </table:table-cell>
          <table:table-cell office:value-type="string" calcext:value-type="string">
            <text:p>В УИТЛК УМВД по Свердловской обл: л/д з/к — 5143, картотека з/к — 8071, материалы делопроизводства;&lt;br&gt; в 1-м Спецотделе УМВД по Свердловской обл.: л/д офицеров и вольнонаемных {1}.</text:p>
          </table:table-cell>
          <table:table-cell table:number-columns-repeated="2"/>
          <table:table-cell office:value-type="string" calcext:value-type="string">
            <text:p>&lt;ol compact&gt;&lt;li&gt;Пр. 00611 МВД от 07.06.47.&lt;br&gt;&lt;li&gt;ГАРФ. Ф. 9414. Оп. 1д. Д. 227.&lt;br&gt;&lt;li&gt;Пр. 0677 МВД от 16.05.52.&lt;br&gt;&lt;li&gt;ГАРФ. Ф. 9414. Оп. 1. Д. 188.&lt;br&gt;&lt;li&gt;Пр. 43лс МВД от 15.01.48.&lt;br&gt;&lt;li&gt;Пр. 595лс МВД от 18.05.48. &lt;br&gt;&lt;li&gt;Пр. 1013лс МВД от 30.08.52.&lt;br&gt;&lt;li&gt;Пр. 1209лс МВД от 10.10.52.&lt;br&gt;&lt;li&gt;Пр. 024/л МЮ от 01.04.53.&lt;br&gt;&lt;li&gt;Пр. 748/лг МЮ от 29.07.53.&lt;/ol&gt;</text:p>
          </table:table-cell>
          <table:table-cell table:number-columns-repeated="2"/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УРГАЛЬСКИЙ ИТЛ И СТРОИТЕЛЬСТВО ГУЛЖДС</text:p>
          </table:table-cell>
          <table:table-cell office:value-type="string" calcext:value-type="string">
            <text:p>Ургаллаг</text:p>
          </table:table-cell>
          <table:table-cell office:value-type="string" calcext:value-type="string">
            <text:p>организован 03.03.46 [1]&lt;SUP&gt;1&lt;/SUP&gt;;&lt;br&gt; закрыт 29.09.48 (реорг. в ЛО УИТЛК МВД по Хабаровскому кр.) [2].</text:p>
          </table:table-cell>
          <table:table-cell/>
          <table:table-cell office:value-type="string" calcext:value-type="string">
            <text:p>АМУРСКОЕ УПР. СТРОИТЕЛЬСТВА БАМ И СТРОИТЕЛЬСТВА 500 ГУЛЖДС с 03.03.46 [1], {17}&lt;SUP&gt;2&lt;/SUP&gt;;&lt;br&gt; ВОСТОЧНОЕ УПР. СТРОИТЕЛЬСТВА И ЛАГЕРЕЙ БАМ с 15.01.47 [3]&lt;SUP&gt;3&lt;/SUP&gt;.</text:p>
          </table:table-cell>
          <table:table-cell office:value-type="string" calcext:value-type="string">
            <text:p>Хабаровский кр., ст. Известковая Дальневосточной ж.д. на 31.10.46 {17};&lt;br&gt; перевести на ст. Ургал в 1-м кв. 1947 г. [3].</text:p>
          </table:table-cell>
          <table:table-cell office:value-type="string" calcext:value-type="string">
            <text:p>АФ с 03.03.46 [1].</text:p>
          </table:table-cell>
          <table:table-cell office:value-type="string" calcext:value-type="string">
            <text:p>нет на 31.10.46 {17}.</text:p>
          </table:table-cell>
          <table:table-cell office:value-type="string" calcext:value-type="string">
            <text:p>Хабаровский кр., ст. Известковая Дальневосточной ж.д., п/я 2304 на 31.01.46 {17}.</text:p>
          </table:table-cell>
          <table:table-cell office:value-type="string" calcext:value-type="string">
            <text:p>стр-во ж/д линии Известковая—Ургал [1], ж.д. Ургал—Комсомольск на участке Ургал—Аякит [3]&lt;SUP&gt;4&lt;/SUP&gt;.</text:p>
          </table:table-cell>
          <table:table-cell office:value-type="string" calcext:value-type="string">
            <text:p>01.04.46 — 3086, 01.12.46 — 11 044, 01.01.47 — 11 249&lt;SUP&gt;5&lt;/SUP&gt; (УРО).</text:p>
          </table:table-cell>
          <table:table-cell office:value-type="string" calcext:value-type="string">
            <text:p>нач. — майор (п/п) Ефимов И.Л., с 03.03.46 по 15.01.47 [1, 3]&lt;SUP&gt;6&lt;/SUP&gt;;&lt;br&gt; п/п Потемкин Н.Ф., с 15.01.47 по 25.09.47 [3, 4];&lt;br&gt; п/п Арайс Я.Ф., с 03.10.47 по 04.12.48 [5, 6];&lt;br&gt; з/н — ст. лейт. Никифоров Ф.Л., с 15.01.47 по 28.04.47 [3, 7].</text:p>
          </table:table-cell>
          <table:table-cell office:value-type="string" calcext:value-type="string">
            <text:p>В УИТЛК УМВД по Хабаровскому кр.: все материалы {1}.</text:p>
          </table:table-cell>
          <table:table-cell office:value-type="string" calcext:value-type="string">
            <text:p>&lt;SUP&gt;1&lt;/SUP&gt; Дата организации ИТЛ;&lt;br&gt; Упр. Ургальского стр-ва в составе Амурского упр. ГУЛЖДС организовано 04.10.45 [8]. Отметим, что в сводках УРО Ургальское стр-во как самостоятельная единица упом. с 01.01.46.&lt;br&gt;&lt;SUP&gt;2&lt;/SUP&gt; В соответствии с [1] образовано объединенное Упр. Амурского стр-ва БАМ и Стр-ва 500 ГУЛЖДС. Непосредственная подчиненность УРГАЛЬСКОГО ИТЛ (АМУРСКОЕ УПР. СТРОИТЕЛЬСТВА БАМ И СТРОИТЕЛЬСТВА 500 ГУЛЖДС или прямо ГУЛЖДС) в [1] не указана и предположительно установлена на основании подчиненности Ургальского стр-ва (см. примеч. 1 и {7}). Не исключено и двойное подчинение.&lt;br&gt;&lt;SUP&gt;3&lt;/SUP&gt; Установлено по косвенным данным: руководство участком, обслуживаемым УРГАЛЬСКИМ ИТЛ, возложено на ВОСТОЧНОЕ УПР. СТРОИТЕЛЬСТВА И ЛАГЕРЕЙ БАМ. Не исключено и двойное подчинение.&lt;br&gt;&lt;SUP&gt;4&lt;/SUP&gt; Ранее участок обслуживался АМГУНЬСКИМ ИТЛ. Работы на участке Аякит—Комсомольск возложены непосредственно на ВОСТОЧНОЕ УПР. СТРОИТЕЛЬСТВА И ЛАГЕРЕЙ БАМ.&lt;br&gt;&lt;SUP&gt;5&lt;/SUP&gt; Кроме з/к на Ургальском стр-ве использовали в/п японцев (на 01.07.46 — 22 680, на 01.01.47 — 23 090) и др. спецконтингенты. До организации ИТЛ, на 01.02.46, з/к — 2206, в/п — 22 644, общая численность списочного состава всех контингентов — 28 512 [9, 10].&lt;br&gt;&lt;SUP&gt;6&lt;/SUP&gt; С 04.10.45 — нач. Ургальского стр-ва [8].</text:p>
          </table:table-cell>
          <table:table-cell/>
          <table:table-cell office:value-type="string" calcext:value-type="string">
            <text:p>&lt;ol compact&gt;&lt;li&gt;Пр. 00181 МВД от 03.03.46.&lt;br&gt;&lt;li&gt;Пр. 0593 МВД от 29.09.48.&lt;br&gt;&lt;li&gt;Пр. 032 МВД от 15.01.47.&lt;br&gt;&lt;li&gt;Пр. 1301лс МВД от 25.09.47. &lt;br&gt;&lt;li&gt;Пр. 1330лс МВД от 03.10.47.&lt;br&gt;&lt;li&gt;Пр. 1591лс МВД от 04.12.48.&lt;br&gt;&lt;li&gt;Пр. 00457 МВД от от 28.04.47.&lt;br&gt;&lt;li&gt;Пр. 001133 НКВД от 04.10.45.&lt;br&gt;&lt;li&gt;ГАРФ. Ф.9414. Оп.1д. Д.47. Л.2–4, 25–28.&lt;br&gt;&lt;li&gt;Там же. Д. 457. Л. 1–4.&lt;/ol&gt;</text:p>
          </table:table-cell>
          <table:table-cell/>
          <table:table-cell office:value-type="string" calcext:value-type="string">
            <text:p>&lt;a href=r3-8.html&gt;АМГУНЬСКИЙ ИТЛ&lt;/a&gt;,&lt;br&gt; &lt;a href=r3-253.html&gt;НИЖНЕ-АМУРСКИЙ ИТЛ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УСОЛЬСКИЙ ИТЛ</text:p>
          </table:table-cell>
          <table:table-cell office:value-type="string" calcext:value-type="string">
            <text:p>Усольлаг</text:p>
          </table:table-cell>
          <table:table-cell office:value-type="string" calcext:value-type="string">
            <text:p>организован 05.02.38 [1];&lt;br&gt; действующий на 01.01.60 {46}.</text:p>
          </table:table-cell>
          <table:table-cell/>
          <table:table-cell office:value-type="string" calcext:value-type="string">
            <text:p>ГУЛАГ с 05.02.38 [1];&lt;br&gt; УЛЛП с 26.02.41 [2];&lt;br&gt; ГУЛЛП с 04.03.47 {18};&lt;br&gt; ГУЛАГ МЮ с 02.04.53 {33};&lt;br&gt; ГУЛАГ МВД с 28.01.54 {38};&lt;br&gt; ГУЛЛП с 02.08.54 {40};&lt;br&gt; ГУЛАГ МВД с 13.06.56 [3];&lt;br&gt; ГУИТК МВД СССР с 27.10.56 [4];&lt;br&gt; МВД РСФСР с 01.12.57 {44};&lt;br&gt; ГСЛ МВД РСФСР с 05.02.58&lt;SUP&gt;1&lt;/SUP&gt; [5].</text:p>
          </table:table-cell>
          <table:table-cell office:value-type="string" calcext:value-type="string">
            <text:p>Свердловская обл., г.Соликамск в 1938 г. [1];&lt;br&gt; Молотовская (ныне Пермская) обл., г.Соликамск {11, 13–15, 17, 19, 23, 37}.</text:p>
          </table:table-cell>
          <table:table-cell office:value-type="string" calcext:value-type="string">
            <text:p>АМ с 25.12.45 {16, 17, 19, 23, 37}.</text:p>
          </table:table-cell>
          <table:table-cell office:value-type="string" calcext:value-type="string">
            <text:p>Сосна {19, 23, 37}.</text:p>
          </table:table-cell>
          <table:table-cell office:value-type="string" calcext:value-type="string">
            <text:p>Молотовская обл., г.Соликамск, п/я 244 {11, 13–15, 17, 19};&lt;br&gt; то же, п/я АМ-244 {23, 37}.</text:p>
          </table:table-cell>
          <table:table-cell office:value-type="string" calcext:value-type="string">
            <text:p>лесозаготовки [1], заготовка лыжных болванок и изготовление лыж [6], деревообработка, выпуск шпал, мебельное, швейное и обувное производства, с/х работы [7], обслуживание судорем. мастерских в Соликамском затоне [8], мех. мастерских, узкоколейных ж.д., автобазы, капитальное стр-во, дровозаготовки, сплавные и погрузочно-разгрузочные работы, изготовление тары, спецклепки, ширпотреба [9. Разд. 3. Л. 2–101], стр-во домостроит. цеха, узкоколейных ж.д. и автодорог, производство кирпича [10].</text:p>
          </table:table-cell>
          <table:table-cell office:value-type="string" calcext:value-type="string">
            <text:p>01.04.38 — 10 746, 01.01.39 — 32 714&lt;SUP&gt;2&lt;/SUP&gt;, 01.01.40 — 30 452 (УРО);&lt;br&gt; 01.01.41 — 27 150, 01.07.41 — 27 261 [11];&lt;br&gt; 01.01.42 — 37 111 [12];&lt;br&gt; 01.04.42 — 30 889, 01.01.43 — 25 119&lt;SUP&gt;3&lt;/SUP&gt; [13];&lt;br&gt; 01.01.44 — 20 601, 01.01.45 — 28 849, 01.01.46 — 16 409, 01.01.48 — 25 156, 01.01.50 — 21 537, 01.01.52 — 21 453&lt;SUP&gt;4&lt;/SUP&gt;, 01.01.53 — 22 575 (УРО);&lt;br&gt; 15.07.53 — 13 768 [9. Разд. 4. Л. 26];&lt;br&gt; 01.01.54 — 14 950, 01.01.55 — 19 180, 01.01.56 — 18 926, 01.01.57 — 20 295, 01.01.59 — 17 989, 01.01.60 — 12 998 (УРО).</text:p>
          </table:table-cell>
          <table:table-cell office:value-type="string" calcext:value-type="string">
            <text:p>нач. — Алмазов (Алмазов-Алмазян) З.А., с 05.02.38 по 05.10.39 [1, 14]&lt;SUP&gt;5&lt;/SUP&gt;;&lt;br&gt; кап. ГБ Ивонин П.П., с 27.07.40 — ? [15]&lt;SUP&gt;6&lt;/SUP&gt;;&lt;br&gt; полк. Волков А.М., не позднее 31.08.40 — по 21.03.44 [16, 17];&lt;br&gt; полк. ГБ Тарасюк С.А., с 21.03.44 по 01.03.48&lt;SUP&gt;7&lt;/SUP&gt; [17, 18];&lt;br&gt; п/п (полк.) Семенович М.Ф., с 20.08.48 — не ранее 30.08.52 [19], [9. Разд. 5. Л. 1];&lt;br&gt; и.о. нач. — полк. в/с Варакин В.П., с 01.04.53 [20], нач. — он же, с 18.09.53 по 23.02.54 [21, 22];&lt;br&gt; нач. — полк. Семенович М.Ф., с 23.02.54 — ? [22];&lt;br&gt; полк. Варакин В.П., и.о. нач. — с 13.06.56 [3], нач. — с 22.09.56 — не ранее 12.09.57 [23, 24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В [5] объявлены штаты ИТ лагерей ГСЛ МВД РСФСР.&lt;br&gt;&lt;SUP&gt;2&lt;/SUP&gt; На 01.10.38 — 18 192, из них 7420 осужденных за к/р преступления, 5279 — как СОЭ и СВЭ [26].&lt;br&gt;&lt;SUP&gt;3&lt;/SUP&gt; Из них 2852 женщины, 14 556 осужденных за к/р преступления [13].&lt;br&gt;&lt;SUP&gt;4&lt;/SUP&gt; На 01.04.52 — 23 813, из них 4093 женщины, 5408 осужденных за к/р преступления [9. Разд. 3. Л. 1об.–100об.].&lt;br&gt;&lt;SUP&gt;5&lt;/SUP&gt; Уволен в связи с арестом [14].&lt;br&gt;&lt;SUP&gt;6&lt;/SUP&gt; Согласно [16], на 31.08.40 П.П.Ивонин был снят и арестован.&lt;br&gt;&lt;SUP&gt;7&lt;/SUP&gt; Дата смерти.</text:p>
          </table:table-cell>
          <table:table-cell/>
          <table:table-cell office:value-type="string" calcext:value-type="string">
            <text:p>&lt;ol compact&gt;&lt;li&gt;Пр. 020 НКВД от 05.02.38.&lt;br&gt;&lt;li&gt;Пр. 00212 НКВД от 26.02.41.&lt;br&gt;&lt;li&gt;Пр. 0231 МВД от 13.06.56.&lt;br&gt;&lt;li&gt;Пр. 500 МВД от 27.10.56. &lt;br&gt;&lt;li&gt;Пр. 049 МВД РСФСР от 05.02.58.&lt;br&gt;&lt;li&gt;Пр. 001440 НКВД от 21.08.43. &lt;br&gt;&lt;li&gt;Пр. 03 НКВД от 05.01.46.&lt;br&gt;&lt;li&gt;Пр. 0339 МВД от 31.05.49.&lt;br&gt;&lt;li&gt;ГАРФ. Ф. 9414. Оп. 1. Д. 586.&lt;br&gt;&lt;li&gt;Пр. 00553 МВД от 25.06.54.&lt;br&gt;&lt;li&gt;ГАРФ. Ф. 9414. Оп. 1д. Д. 371. Л. 3, 54.&lt;br&gt;&lt;li&gt;Там же. Д. 372. Л. 7об., 8. &lt;br&gt;&lt;li&gt;Там же. Д. 378. Л. 2об., 110об.&lt;br&gt;&lt;li&gt;Пр. 1866лс НКВД от 05.10.39. &lt;br&gt;&lt;li&gt;Пр. 1010лс НКВД от 29.07.40.&lt;br&gt;&lt;li&gt;Пр. 0387 НКВД от 31.08.40.&lt;br&gt;&lt;li&gt;Пр. 393лс НКВД от 21.03.44.&lt;br&gt;&lt;li&gt;Известия. 1948. 2 марта. [Некролог].&lt;br&gt;&lt;li&gt;Пр. 1072лс МВД от 20.08.48.&lt;br&gt;&lt;li&gt;Пр. 026/л МЮ от 01.04.53. &lt;br&gt;&lt;li&gt;Пр. 999/лг МЮ от 18.09.53.&lt;br&gt;&lt;li&gt;Пр. 428лс МВД от 23.02.54.&lt;br&gt;&lt;li&gt;Пр. 1046лс МВД от 22.09.56.&lt;br&gt;&lt;li&gt;ГАРФ. Ф. 9414. Оп. 1. Д. 830. Л. 156. &lt;br&gt;&lt;li&gt;Пр. 0083 НКВД от 12.01.42.&lt;br&gt;&lt;li&gt;ГАРФ. Ф. 9414. Оп. 1. Д. 1140. Л. 141.&lt;/ol&gt;</text:p>
          </table:table-cell>
          <table:table-cell office:value-type="string" calcext:value-type="string">
            <text:p>12.01.42 в Усольлаге был создан отряд из мобилизованных немцев [25].</text:p>
          </table:table-cell>
          <table:table-cell/>
          <table:table-cell office:value-type="string" calcext:value-type="string">
            <text:p>С.Филиппов, 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УСОЛЬСКИЙ ИТЛ СГУ</text:p>
          </table:table-cell>
          <table:table-cell office:value-type="string" calcext:value-type="string">
            <text:p>Услаг</text:p>
          </table:table-cell>
          <table:table-cell office:value-type="string" calcext:value-type="string">
            <text:p>организован 19.04.49 (реорг. из ИТЛ СТРОИТЕЛЬСТВА УСОЛЬСКОГО ЗАВОДА ГОРНОГО ОБОРУДОВАНИЯ) [1];&lt;br&gt; закрыт 29.04.53 {35}.</text:p>
          </table:table-cell>
          <table:table-cell/>
          <table:table-cell office:value-type="string" calcext:value-type="string">
            <text:p>СГУ [1];&lt;br&gt; СГУ, в составе УИТЛК УМВД по Иркутской обл. {15};&lt;br&gt; ГУЛАГ МЮ с 02.04.53 {21}.</text:p>
          </table:table-cell>
          <table:table-cell office:value-type="string" calcext:value-type="string">
            <text:p>Иркутская обл., г.Усолье-Сибирское {20, 28}.</text:p>
          </table:table-cell>
          <table:table-cell office:value-type="string" calcext:value-type="string">
            <text:p>ВЗ — перешел от предшественника {20, 28}.</text:p>
          </table:table-cell>
          <table:table-cell office:value-type="string" calcext:value-type="string">
            <text:p>Провод {20, 28}.</text:p>
          </table:table-cell>
          <table:table-cell office:value-type="string" calcext:value-type="string">
            <text:p>Иркутская обл., г.Усолье-Сибирское, п/я 387 {20};&lt;br&gt; п/я ВЗ-387 {28}.</text:p>
          </table:table-cell>
          <table:table-cell office:value-type="string" calcext:value-type="string">
            <text:p>эксплуатация пром. объектов и цехов, стр-во Усольского з-да горного оборудования [1], школы в г.Усолье-Сибирское [2].</text:p>
          </table:table-cell>
          <table:table-cell office:value-type="string" calcext:value-type="string">
            <text:p>08.04.50 — 1400 [3];&lt;br&gt; 01.04.52 — 1087 [4. Разд. 1. Л. 1об.]&lt;SUP&gt;1&lt;/SUP&gt;;&lt;br&gt; 01.04.53 — 767 [5].</text:p>
          </table:table-cell>
          <table:table-cell office:value-type="string" calcext:value-type="string">
            <text:p>нач. — инж.-кап. Исаченко А.Г., с 19.04.49 — не ранее 28.01.50 [1, 2];&lt;br&gt; инж.-кап. Гаврилин ?.?. (упом. в 1951 г. и 05.09.52) [6], [4. Разд. 4. Л. 1];&lt;br&gt; и.о. нач. — майор в/с Таскаев Н.А., с 01.04.53 — ? [7];&lt;br&gt; з/н — майор Таскаев Н.А. (упом. 09.04.52) [4. Разд. 4. Л. 1].</text:p>
          </table:table-cell>
          <table:table-cell office:value-type="string" calcext:value-type="string">
            <text:p>В УИТЛК УМВД по Иркутской обл.: л/д з/к — 2172, л/д вольнонаемных, охраны, материалы делопроизводства;&lt;br&gt; в 1-м Спецотделе УМВД по Иркутской обл.: л/д офицеров. Вероятно, включает архив ИТЛ СТРОИТЕЛЬСТВА УСОЛЬСКОГО ЗАВОДА ГОРНОГО ОБОРУДОВАНИЯ и УСОЛЬСКОГО ИТЛ {1}.</text:p>
          </table:table-cell>
          <table:table-cell/>
          <table:table-cell office:value-type="string" calcext:value-type="string">
            <text:p>&lt;SUP&gt;1&lt;/SUP&gt; В том числе 273 женщины, 81 осужденный за к/р преступления.</text:p>
          </table:table-cell>
          <table:table-cell office:value-type="string" calcext:value-type="string">
            <text:p>&lt;ol compact&gt;&lt;li&gt;Пр. 00360 МВД от 19.04.49.&lt;br&gt;&lt;li&gt;Пр. 55 МВД от 28.01.50. &lt;br&gt;&lt;li&gt;ГАРФ. Ф. 9414, Оп. 1. Д. 368. Л. 11.&lt;br&gt;&lt;li&gt;Там же. Оп. 1д. Д. 203. &lt;br&gt;&lt;li&gt;Там же. Оп. 1. Д. 184. Л. 301.&lt;br&gt;&lt;li&gt;Там же. Д. 117. Л. 73.&lt;br&gt;&lt;li&gt;Пр. 024/л МЮ от 01.04.53.&lt;/ol&gt;</text:p>
          </table:table-cell>
          <table:table-cell/>
          <table:table-cell office:value-type="string" calcext:value-type="string">
            <text:p>&lt;a href=r3-176.html&gt;ИТЛ СТРОИТЕЛЬСТВА УСОЛЬСКОГО ЗАВОДА ГОРНОГО ОБОРУДОВАНИЯ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УСТЬ-БОРОВСКИЙ ИТЛ</text:p>
          </table:table-cell>
          <table:table-cell/>
          <table:table-cell office:value-type="string" calcext:value-type="string">
            <text:p>организован 10.07.38 [1];&lt;br&gt; закрыт 03.09.38 [2]&lt;SUP&gt;1&lt;/SUP&gt;.</text:p>
          </table:table-cell>
          <table:table-cell/>
          <table:table-cell office:value-type="string" calcext:value-type="string">
            <text:p>ГУЛАГ [1].</text:p>
          </table:table-cell>
          <table:table-cell office:value-type="string" calcext:value-type="string">
            <text:p>Молотовская (ныне Пермская) обл., Соликамский р-н, р.п. Боровск [1]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стр-во Соликамского целлюлозно-бумажного комб. [1]&lt;SUP&gt;2&lt;/SUP&gt;.</text:p>
          </table:table-cell>
          <table:table-cell office:value-type="string" calcext:value-type="string">
            <text:p>01.10.38 — 4295 [3].</text:p>
          </table:table-cell>
          <table:table-cell office:value-type="string" calcext:value-type="string">
            <text:p>нач. – Алмазов (Алмазов-Алмазян) З.А., с 28.08.38&lt;SUP&gt;3&lt;/SUP&gt; по 05.10.39 [4, 5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Приказано в частичное изменение пр. [1] УСТЬ-БОРОВСКИЙ ИТЛ как самостоятельный ИТЛ ликвидировать и передать УСОЛЬСКОМУ ИТЛ. В составе последнего организовать ЛО по стр-ву Соликамского целлюлозно-бумажного комб. [2].&lt;br&gt;&lt;SUP&gt;2&lt;/SUP&gt; Стр-во Архангельского и Соликамского ЦБК (а также — 10 сульфитно-целлюлозных з-дов упрощенного типа) возложено на ГУЛАГ 20.05.38, для руководства стр-вами организован Целлюлозно-бумажный отдел ГУЛАГа [6];&lt;br&gt; стр-во Архангельского и Соликамского ЦБК поручено ОМЗ УНКВД по Архангельской и Свердловской обл. соответственно [7]. Однако вскоре во изменение [7] для стр-ва Архангельского и Соликамского ЦБК создаются самостоятельные АРХАНГЕЛЬСКИЙ и УСТЬ-БОРОВСКИЙ ИТЛ [1].&lt;br&gt;&lt;SUP&gt;3&lt;/SUP&gt; В 1936–1937 гг. З.А.Алмазов — нач. БЕЛОМОРО-БАЛТИЙСКОГО ИТЛ.</text:p>
          </table:table-cell>
          <table:table-cell/>
          <table:table-cell office:value-type="string" calcext:value-type="string">
            <text:p>&lt;ol compact&gt;&lt;li&gt;Пр. 00437 НКВД от 10.07.38.&lt;br&gt;&lt;li&gt;Пр. 00572 НКВД от 03.09.38.&lt;br&gt;&lt;li&gt;ГАРФ. Ф. 9414. Оп. 1. Д. 1155.&lt;br&gt;&lt;li&gt;Пр. 1952лс НКВД от 28.08.38.&lt;br&gt;&lt;li&gt;ГАРФ. Служебная карточка ГУЛАГа.&lt;br&gt;&lt;li&gt;Пр. 00308 НКВД от 20.05.38.&lt;br&gt;&lt;li&gt;Пр. 00353 НКВД от 05.06.38.&lt;/ol&gt;</text:p>
          </table:table-cell>
          <table:table-cell/>
          <table:table-cell office:value-type="string" calcext:value-type="string">
            <text:p>&lt;a href=r3-14.html&gt;АРХАНГЕЛЬСКИЙ ИТЛ&lt;/a&gt;,&lt;br&gt; &lt;a href=r3-140.html&gt;ИТЛ И СТРОИТЕЛЬСТВО АРХАНГЕЛЬСКОГО ЦБК&lt;/a&gt;,&lt;br&gt; &lt;a href=r3-175.html&gt;ИТЛ СТРОИТЕЛЬСТВА СОЛИКАМСКОГО ЦБК&lt;/a&gt;,&lt;br&gt; &lt;a href=r3-434.html&gt;УСОЛЬСКИЙ ИТЛ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УСТЬ-ВЫМСКИЙ ИТЛ ОГПУ</text:p>
          </table:table-cell>
          <table:table-cell/>
          <table:table-cell office:value-type="string" calcext:value-type="string">
            <text:p>организован 06.06.31 — выделен из ликвидируемого СЕВЛОНа [1];&lt;br&gt; закрыт 05.03.32 [2]&lt;SUP&gt;1&lt;/SUP&gt;.</text:p>
          </table:table-cell>
          <table:table-cell/>
          <table:table-cell office:value-type="string" calcext:value-type="string">
            <text:p>ГУЛАГ ОГПУ [1].</text:p>
          </table:table-cell>
          <table:table-cell office:value-type="string" calcext:value-type="string">
            <text:p>Коми АССР (?) {1}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стр-во тракта Сыктывкар—Ухта и ж.д. Пинюг—Сыктывкар [1, 2].</text:p>
          </table:table-cell>
          <table:table-cell office:value-type="string" calcext:value-type="string">
            <text:p>01.07.31 — 23 056&lt;SUP&gt;2&lt;/SUP&gt; [3];&lt;br&gt; ср./г.: 1931 — 21 300 (УРО).</text:p>
          </table:table-cell>
          <table:table-cell office:value-type="string" calcext:value-type="string">
            <text:p>нач. — Дикой П.И., ? — по 05.03.32 (упом. 02.09.31) [2, 4];&lt;br&gt; пом. нач. — Филлипов М.И., ? — по 05.03.32 [2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В связи с окончанием основных работ по стр-ву тракта на Ухту и консервацией стр-ва ж.д. Пинюг—Сыктывкар, Упр. УСТЬ-ВЫМСКОГО ИТЛ ОГПУ реорг. в ЛО с подчинением его Упр. УХТО-ПЕЧОРСКОГО ИТЛ ОГПУ. Большинство з/к переведены в Белбалтлаг [2]. Вскоре вместо Усть-Вымского ЛО в Усть-Выме приказано сформировать перевалочный пункт с подчинением его Ухтпечлагу [5].&lt;br&gt;&lt;SUP&gt;2&lt;/SUP&gt; Из них 1758 женщин [3].</text:p>
          </table:table-cell>
          <table:table-cell/>
          <table:table-cell office:value-type="string" calcext:value-type="string">
            <text:p>&lt;ol compact&gt;&lt;li&gt;Пр. 296/173 ОГПУ от 06.06.31.&lt;br&gt;&lt;li&gt;Пр. 197с ОГПУ от 05.03.32.&lt;br&gt;&lt;li&gt;ЦА ФСБ. Ф. 2. Оп. 9. Д. 955. Л. 91.&lt;br&gt;&lt;li&gt;ГАРФ. Ф. 9414. Оп. 1. Д. 1133. Л. 1.&lt;br&gt;&lt;li&gt;Пр. 362с ОГПУ от 20.04.32.&lt;/ol&gt;</text:p>
          </table:table-cell>
          <table:table-cell/>
          <table:table-cell office:value-type="string" calcext:value-type="string">
            <text:p>&lt;a href=r3-305.html&gt;СЕВЕРНЫЕ ЛАГЕРЯ ОГПУ ОСОБОГО НАЗНАЧЕНИЯ&lt;/a&gt;,&lt;br&gt; &lt;a href=r3-442.html&gt;УХТО-ПЕЧОРСКИЙ ИТЛ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УСТЬВЫМСКИЙ ИТЛ</text:p>
          </table:table-cell>
          <table:table-cell office:value-type="string" calcext:value-type="string">
            <text:p>Усть-Вымский ИТЛ, Устьвымлаг</text:p>
          </table:table-cell>
          <table:table-cell office:value-type="string" calcext:value-type="string">
            <text:p>организован 16.08.37&lt;SUP&gt;1&lt;/SUP&gt; [1];&lt;br&gt; действующий на 01.01.60 {46}.</text:p>
          </table:table-cell>
          <table:table-cell/>
          <table:table-cell office:value-type="string" calcext:value-type="string">
            <text:p>ГУЛАГ с 16.08.37 [1];&lt;br&gt; УЛЛП с 26.02.41 [2];&lt;br&gt; ГУЛЛП с 04.03.47 {18};&lt;br&gt; ГУЛАГ МЮ с 02.04.53 {33};&lt;br&gt; ГУЛАГ МВД с 28.01.54 {38};&lt;br&gt; ГУЛЛП с 02.08.54 {40};&lt;br&gt; МВД Коми АССР с 07.10.55 [3];&lt;br&gt; ГУИТК МВД СССР с 31.07.57 {43};&lt;br&gt; МВД РСФСР с 01.12.57 {44};&lt;br&gt; ГСЛ МВД РСФСР с 05.02.58&lt;SUP&gt;2&lt;/SUP&gt; [4].</text:p>
          </table:table-cell>
          <table:table-cell office:value-type="string" calcext:value-type="string">
            <text:p>Коми АССР, Усть-Вымский р-н, пос. Вожаель {10, 11, 13, 14, 17}&lt;SUP&gt;3&lt;/SUP&gt;;&lt;br&gt; Коми АССР, Железнодорожный р-н, пос. Вожаель {15, 19, 20, 23, 37}&lt;SUP&gt;4&lt;/SUP&gt;.</text:p>
          </table:table-cell>
          <table:table-cell office:value-type="string" calcext:value-type="string">
            <text:p>АН с 25.12.45 {20}.</text:p>
          </table:table-cell>
          <table:table-cell office:value-type="string" calcext:value-type="string">
            <text:p>Альфа {19, 20, 23, 37}.</text:p>
          </table:table-cell>
          <table:table-cell office:value-type="string" calcext:value-type="string">
            <text:p>Коми АССР, пос. Вожаель, п/я 243 {11, 13–15, 17, 19, 20};&lt;br&gt; п/я АН-243 {23, 37}.</text:p>
          </table:table-cell>
          <table:table-cell office:value-type="string" calcext:value-type="string">
            <text:p>лесозаготовки [1], поставка лесоматериалов для Печорского угольного бассейна [5], заготовка лыжных болванок и изготовление лыж [6], деревообработка, производство шпал, выпуск мебели, швейное, гончарное и обувное производства, с/х работы [7], обслуживание судорем. мастерских в Княж-Погостинском затоне [8], стр-во складских помещений на ст. Ропча [9], сплавные и погрузочно-разгрузочные работы, обслуживание мех. и авторем. мастерских [10. Разд. 3. Л. 4–134], стр-во домостроит. цеха, автодорог и ж.д., производство кирпича [11].</text:p>
          </table:table-cell>
          <table:table-cell office:value-type="string" calcext:value-type="string">
            <text:p>01.01.38 — 5222, 01.01.39 — 11 974&lt;SUP&gt;5&lt;/SUP&gt;, 01.01.40 — 10 928 (УРО);&lt;br&gt; 01.01.41 — 14 056, 01.07.41 — 24 183 [12];&lt;br&gt; 01.01.42 — 21 953 [13];&lt;br&gt; 01.01.43 — 24 245&lt;SUP&gt;6&lt;/SUP&gt; [14];&lt;br&gt; 01.01.44 — 13 615, 01.01.45 — 15 338;&lt;br&gt; 01.01.46 — 12 357, 01.01.47 — 16 639, 01.01.48 — 20 703, 01.01.49 — 20 376, 01.01.50 — 19 893, 01.01.52 — 21 862&lt;SUP&gt;7&lt;/SUP&gt;, 01.01.53 — 23 632 (УРО);&lt;br&gt; 01.08.53 — 15 254 [10. Разд. 4. Л. 20–21];&lt;br&gt; 01.01.54 — 17 863, 01.01.55 — 19 591, 01.01.56 — 19 993, 01.01.57 — 21 483, 01.01.59 — 20 108, 01.01.60 — 17 901 (УРО).</text:p>
          </table:table-cell>
          <table:table-cell office:value-type="string" calcext:value-type="string">
            <text:p>нач. — ст. лейт. ГБ Комраков Н.П., с 16.08.37 по 04.02.38 [1, 15];&lt;br&gt; ст. лейт. ГБ Черепанов А.С., с 10.05.38 по 31.08.40 [16, 17];&lt;br&gt; кап. ГБ Решетников П.М., с 31.08.40 по 02.10.42 [17, 18];&lt;br&gt; полк. ГБ Тарасюк С.А., ? — по 21.03.44 [19];&lt;br&gt; майор ГБ Еремеев М.И., с 21.03.44 по 15.08.45 [19, 18];&lt;br&gt; и.о. нач. — майор Выползов Г.М. (упом. 14.12.45) [20], нач. — он же, с 20.08.45 по 24.08.48 [20, 21];&lt;br&gt; майор (п/п) Шерстнев С.А., с 16.12.48 — не ранее 13.05.51 [22, 23];&lt;br&gt; и.о. нач. — майор в/с Калашников А.Г., с 01.04.53 [24], нач. — он же, с 16.10.53 — ? [25];&lt;br&gt; нач. — кап. Боргунов В.И., с 13.06.56 по 27.05.58 [26, 27];&lt;br&gt; п/п Калашников А.Г., с 27.05.58 — ? [27];&lt;br&gt; з/н — кап. (майор) Калашников А.Г., с 1950 г. по 01.04.53 [10. Разд. 1. Л. 2об.];&lt;br&gt; п/п в/с Шавыр А.М., с 19.06.53 — ? [28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Выделен при разделении Ухтпечлага (см.;&lt;br&gt; см. также [16], изданный в развитие [1]).&lt;br&gt;&lt;SUP&gt;2&lt;/SUP&gt; В [4] объявлены штаты ИТ лагерей ГСЛ МВД РСФСР.&lt;br&gt;&lt;SUP&gt;3&lt;/SUP&gt; Согласно {1}, в первые годы — с.Усть-Вымь.&lt;br&gt;&lt;SUP&gt;4&lt;/SUP&gt; В пр. [31] с объявлением перечня изменений дислокаций ИТ лагерей Устьвымлаг указан как передислоцированный, но без изменения адреса и дислокации, что, вероятно, является ошибкой.&lt;br&gt;&lt;SUP&gt;5&lt;/SUP&gt; На 01.10.38 — 9518, из них 5133 осужденных за к/р преступления, 1895 — как СОЭ и СВЭ [32].&lt;br&gt;&lt;SUP&gt;6&lt;/SUP&gt; Из них 2104 женщины, 14 522 осужденных за к/р преступления [14].&lt;br&gt;&lt;SUP&gt;7&lt;/SUP&gt; На 01.03.52 — 21 796, из них 3480 женщин, 5846 осужденных за к/р преступления [10. Разд. 3. Л. 3об.–137об.].</text:p>
          </table:table-cell>
          <table:table-cell/>
          <table:table-cell office:value-type="string" calcext:value-type="string">
            <text:p>&lt;ol compact&gt;&lt;li&gt;Пр. 078 НКВД от 16.08.37.&lt;br&gt;&lt;li&gt;Пр. 00212 НКВД от 26.02.41.&lt;br&gt;&lt;li&gt;Пр. 00396 МВД от 07.10.55.&lt;br&gt;&lt;li&gt;Пр. 049 МВД РСФСР от 05.02.58. &lt;br&gt;&lt;li&gt;Пр. 00597 НКВД от 26.03.43.&lt;br&gt;&lt;li&gt;Пр. 001440 НКВД от 21.08.43. &lt;br&gt;&lt;li&gt;Пр. 03 НКВД от 05.01.46.&lt;br&gt;&lt;li&gt;Пр. 0339 МВД от 31.05.49.&lt;br&gt;&lt;li&gt;Пр. 0363 МВД от 30.10.46.&lt;br&gt;&lt;li&gt;ГАРФ. Ф. 9414. Оп. 1. Д. 587.&lt;br&gt;&lt;li&gt;Пр. 00553 МВД от 25.06.54.&lt;br&gt;&lt;li&gt;ГАРФ. Ф. 9414. Оп. 1д. Д. 371. Л. 3, 53.&lt;br&gt;&lt;li&gt;Там же. Д. 372. Л. 7об., 8. &lt;br&gt;&lt;li&gt;Там же. Д. 378. Л. 110.&lt;br&gt;&lt;li&gt;Пр. 203лс НКВД от 04.02.38.&lt;br&gt;&lt;li&gt;Пр. 090 НКВД от 10.05.38.&lt;br&gt;&lt;li&gt;Пр. 0387 НКВД от 31.08.40.&lt;br&gt;&lt;li&gt;ГАРФ. Служебная карточка ГУЛАГа.&lt;br&gt;&lt;li&gt;Пр. 393лс НКВД от 21.03.44.&lt;br&gt;&lt;li&gt;Пр. 0300 НКВД от 14.12.45.&lt;br&gt;&lt;li&gt;Пр. 1079лс МВД от 24.08.48.&lt;br&gt;&lt;li&gt;Пр. 1635лс МВД от 16.12.48.&lt;br&gt;&lt;li&gt;Пр. 194лс МВД от 13.05.51. &lt;br&gt;&lt;li&gt;Пр. 026/л МЮ от 01.04.53.&lt;br&gt;&lt;li&gt;Пр. 1145/лг МЮ от 16.10.53. &lt;br&gt;&lt;li&gt;Пр. 0231 МВД от 13.06.56.&lt;br&gt;&lt;li&gt;Пр. 601лс МВД от 27.05.58.&lt;br&gt;&lt;li&gt;Пр. 522/лг МЮ от 19.06.53.&lt;br&gt;&lt;li&gt;Пр. 0083 МВД от 12.01.42.&lt;br&gt;&lt;li&gt;ГАРФ. Ф. 9414. Оп. 1. Д. 1230. Л. 20. &lt;br&gt;&lt;li&gt;Пр. 001290 НКВД от 28.01.43. &lt;br&gt;&lt;li&gt;ГАРФ. Ф. 9414. Оп. 1. Д. 1140. Л. 141.&lt;/ol&gt;</text:p>
          </table:table-cell>
          <table:table-cell office:value-type="string" calcext:value-type="string">
            <text:p>12.01.42 в Устьвымлаге был создан отряд из трудмобилизованных немцев [29]. В апреле 1945 г. в Устьвымлаге находились и в/п [30].</text:p>
          </table:table-cell>
          <table:table-cell office:value-type="string" calcext:value-type="string">
            <text:p>&lt;a href=r3-442.html&gt;УХТО-ПЕЧОРСКИЙ ИТЛ&lt;/a&gt;.</text:p>
          </table:table-cell>
          <table:table-cell office:value-type="string" calcext:value-type="string">
            <text:p>С.Филиппов, 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УСТЬ-КУТСКИЙ ИТЛ И ПЕРЕВАЛОЧНАЯ БАЗА ДАЛЬСТРОЯ</text:p>
          </table:table-cell>
          <table:table-cell/>
          <table:table-cell office:value-type="string" calcext:value-type="string">
            <text:p>организован 05.01.52&lt;SUP&gt;1&lt;/SUP&gt; [1];&lt;br&gt; закрыт 18.04.53 (лаг. подр. и производство переданы в АНГАРСКИЙ ИТЛ) [2].</text:p>
          </table:table-cell>
          <table:table-cell/>
          <table:table-cell office:value-type="string" calcext:value-type="string">
            <text:p>ГУ ИТ лагерей Дальстроя {21. Л. 555–572}.</text:p>
          </table:table-cell>
          <table:table-cell office:value-type="string" calcext:value-type="string">
            <text:p>Иркутская обл., пос. Осетрово {21. Л. 555}.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заготовка и обработка древесины, погрузочно-разгрузочные работы&lt;SUP&gt;2&lt;/SUP&gt; [1], сборка речных судов и барж на судоверфи Дальстроя {21. Л. 555–572}.</text:p>
          </table:table-cell>
          <table:table-cell office:value-type="string" calcext:value-type="string">
            <text:p>01.07.52 — 936&lt;SUP&gt;3&lt;/SUP&gt; {21. Л. 555–572}.</text:p>
          </table:table-cell>
          <table:table-cell office:value-type="string" calcext:value-type="string">
            <text:p>нач. — ст. тех.-лейт. Несмелов ?.?. (упом. 01.07.52) {21. Л. 572};&lt;br&gt; з/н — ст. лейт. Рыбкин А.?., ? — по 18.04.53 [2].</text:p>
          </table:table-cell>
          <table:table-cell office:value-type="string" calcext:value-type="string">
            <text:p>В архиве АНГАРСКОГО ИТЛ (все материалы) {1}.</text:p>
          </table:table-cell>
          <table:table-cell office:value-type="string" calcext:value-type="string">
            <text:p>&lt;SUP&gt;1&lt;/SUP&gt; В момент организации имел статус ЛО. Дата реорг. в ИТЛ не установлена.&lt;br&gt;&lt;SUP&gt;2&lt;/SUP&gt; Погрузочно-разгрузочные работы были переданы из АНГАРСКОГО ИТЛ вместе с частью з/к.&lt;br&gt;&lt;SUP&gt;3&lt;/SUP&gt; Из них 249 осужденных за к/р преступления.</text:p>
          </table:table-cell>
          <table:table-cell/>
          <table:table-cell office:value-type="string" calcext:value-type="string">
            <text:p>&lt;ol compact&gt;&lt;li&gt;Пр. 012 МВД от 05.01.52.&lt;br&gt;&lt;li&gt;ГАРФ. Ф. 9414. Оп. 1. Д. 172. Л. 223.&lt;/ol&gt;</text:p>
          </table:table-cell>
          <table:table-cell/>
          <table:table-cell office:value-type="string" calcext:value-type="string">
            <text:p>&lt;a href=r3-11.html&gt;АНГАРСКИЙ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УСТЬ-КУТСКОЕ ЛО</text:p>
          </table:table-cell>
          <table:table-cell/>
          <table:table-cell office:value-type="string" calcext:value-type="string">
            <text:p>организовано 02.09.50 [1]&lt;SUP&gt;1&lt;/SUP&gt;;&lt;br&gt; закрыто 29.04.53 {35}.</text:p>
          </table:table-cell>
          <table:table-cell/>
          <table:table-cell office:value-type="string" calcext:value-type="string">
            <text:p>СГУ [1];&lt;br&gt; СГУ, в составе УИТЛК УМВД по Иркутской обл. [2];&lt;br&gt; Золотопродснаб СГУ на 01.04.52 [3. Л. 31];&lt;br&gt; ГУЛАГ МЮ с 02.04.53 {33}.</text:p>
          </table:table-cell>
          <table:table-cell office:value-type="string" calcext:value-type="string">
            <text:p>Иркутская обл., пос. Усть-Кут [3. Л. 31].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Иркутская обл., пос. Усть-Кут, п/я 1/2 [3. Л. 31].</text:p>
          </table:table-cell>
          <table:table-cell office:value-type="string" calcext:value-type="string">
            <text:p>стр-во баз Золотопродснаба в Усть-Куте, лесозаготовки, обслуживание карьеров, пилорамы, погрузочно-разгрузочные работы для Севера [3. Л. 32].</text:p>
          </table:table-cell>
          <table:table-cell office:value-type="string" calcext:value-type="string">
            <text:p>01.04.52 — 675&lt;SUP&gt;2&lt;/SUP&gt; [3. Л. 31об.].</text:p>
          </table:table-cell>
          <table:table-cell office:value-type="string" calcext:value-type="string">
            <text:p>нач. — п/п Буцневий А.А., с 02.09.50 — ? [1];&lt;br&gt; ст. лейт. Писикало ?.?. (упом. 29.03.52) [3. Л. 32об.].</text:p>
          </table:table-cell>
          <table:table-cell office:value-type="string" calcext:value-type="string">
            <text:p>В 1-м Спецотделе УМВД по Иркутской обл.: л/д вольнонаемных и работников охраны {1}.</text:p>
          </table:table-cell>
          <table:table-cell office:value-type="string" calcext:value-type="string">
            <text:p>&lt;SUP&gt;1&lt;/SUP&gt; 02.09.50 на базе 4-го отделения Ангарстроя организован Усть-Кутский ОЛП СГУ [1], штат которого был объявлен 16.10.50 [4];&lt;br&gt; пр. [2] ОЛП реорг. в ЛО. Сведения в [3. Л. 31] об открытии Усть-Кутского ОЛПа ошибочны (см. [5]).&lt;br&gt;&lt;SUP&gt;2&lt;/SUP&gt; В том числе 12 осужденных за к/р преступления.</text:p>
          </table:table-cell>
          <table:table-cell/>
          <table:table-cell office:value-type="string" calcext:value-type="string">
            <text:p>&lt;ol compact&gt;&lt;li&gt;Пр. 0594 МВД от 02.09.50.&lt;br&gt;&lt;li&gt;Пр. 0264 МВД от 18.04.51. &lt;br&gt;&lt;li&gt;ГАРФ. Ф. 9414. Оп. 1. Д. 527. Разд.3.&lt;br&gt;&lt;li&gt;Пр. 00635 МВД от 16.10.50. &lt;br&gt;&lt;li&gt;Пр. 863 МВД от 29.12.50.&lt;/ol&gt;</text:p>
          </table:table-cell>
          <table:table-cell/>
          <table:table-cell office:value-type="string" calcext:value-type="string">
            <text:p>&lt;a href=r3-11.html&gt;АНГАРСКИЙ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УХТИНСКАЯ ЭКСПЕДИЦИЯ ОГПУ</text:p>
          </table:table-cell>
          <table:table-cell/>
          <table:table-cell office:value-type="string" calcext:value-type="string">
            <text:p>организована в 1929 г.&lt;SUP&gt;1&lt;/SUP&gt;;&lt;br&gt; закрыта 06.06.31 (реорг. в УХТИНСКО-ПЕЧОРСКИЙ ИТЛ) [1]&lt;SUP&gt;2&lt;/SUP&gt;.</text:p>
          </table:table-cell>
          <table:table-cell/>
          <table:table-cell office:value-type="string" calcext:value-type="string">
            <text:p>УСЕВЛОН, УЛАГ–ГУЛАГ ОГПУ&lt;SUP&gt;3&lt;/SUP&gt;.</text:p>
          </table:table-cell>
          <table:table-cell office:value-type="string" calcext:value-type="string">
            <text:p>Коми АССР, пос. Чибью (ныне г.Ухта) [2, 3]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изыскание нефти в Усть-Ухтинском р-не {1} [2].</text:p>
          </table:table-cell>
          <table:table-cell office:value-type="string" calcext:value-type="string">
            <text:p>09.29 — 125, 01.31 — 824 [4].</text:p>
          </table:table-cell>
          <table:table-cell office:value-type="string" calcext:value-type="string">
            <text:p>нач. — Иоссем-Мороз (Мороз) Я.М., с 02.11.29&lt;SUP&gt;4&lt;/SUP&gt; по 28.05.31&lt;SUP&gt;5&lt;/SUP&gt; [2, 5].</text:p>
          </table:table-cell>
          <table:table-cell office:value-type="string" calcext:value-type="string">
            <text:p>В 1-м Спецотделе МВД Коми АССР {1}.</text:p>
          </table:table-cell>
          <table:table-cell office:value-type="string" calcext:value-type="string">
            <text:p>&lt;SUP&gt;1&lt;/SUP&gt; Пр. об организации не найден;&lt;br&gt; первый этап, отправленный 06.07.29 из Кеми, достиг р. Чибью (притока р. Ухты) 21.08.29 [2].&lt;br&gt;&lt;SUP&gt;2&lt;/SUP&gt; Фактически ликвидация СЕВЛОНа и реорг. Ухтинской экспедиции в Ухтпечлаг началась в мае 1931 г. согласно пр. ГУЛАГа ОГПУ № 25 от 28.05.31 [5].&lt;br&gt;&lt;SUP&gt;3&lt;/SUP&gt; Ухтинская экспедиция ОГПУ, имевшая статус ЛП СЕВЛОНа, 19.07.30 перешла в прямое подчинение УЛАГа ОГПУ [6]. Вскоре, однако, пр. УЛАГа ОГПУ № 22 от 12.10.30 [7] с Положением об Ухтинской и Вайгачской экспедициях ОГПУ установлено двойное подчинение экспедиции: в оперативном (в финансово-хозяйственном смысле) и организационном отношении она подчинена непосредственно УЛАГу ОГПУ, руководство и наблюдение за учетом л.с. (в том числе — комплектование з/к, вольнонаемными и охраной), культурно-воспитательной частью, а также оперативно-чекистской работой перешло к Упр. СЕВЛОНа. Пр. УЛАГа ОГПУ № 22/а от 07.03.31 [3] нач. Ухтинской экспедиции приравнен по правовому положению к нач. Упр. ИТЛ, однако в [1] Ухтинская экспедиция упом. в составе ликвидируемых СЕВЕРНЫХ ЛАГЕРЕЙ ОГПУ ОСОБОГО НАЗНАЧЕНИЯ.&lt;br&gt;&lt;SUP&gt;4&lt;/SUP&gt; Я.М.Иоссем-Мороз, работавший в системе ВЧК–ОГПУ с 1918 г., в феврале 1929 г. коллегией Закавказского ГПУ за превышение власти приговорен к 7 годам лишения свободы и исключен из ВКП(б). Назначен нач. экспедиции, будучи формально з/к. Выведен из положения з/к незадолго до реорг. экспедиции в Ухтпечлаг, восстановлен в партии 18.09.31 [2].&lt;br&gt;&lt;SUP&gt;5&lt;/SUP&gt; Назначен нач. Ухтпечлага [5].</text:p>
          </table:table-cell>
          <table:table-cell/>
          <table:table-cell office:value-type="string" calcext:value-type="string">
            <text:p>&lt;ol compact&gt;&lt;li&gt;Пр. 296/173 ОГПУ от 06.06.31.&lt;br&gt;&lt;li&gt;Канева А.Н. УхтПечлаг, 1929–1938 гг. // Звенья: Исторический альманах. Вып. 1. М., 1991. С. 331–354.&lt;br&gt;&lt;li&gt;ГАРФ. Ф. 9414. Оп. 1. Д. 2. Л. 2, 2об.&lt;br&gt;&lt;li&gt;Центр. ГА Респ. Коми. Ф. 1668. Оп. 1. Д. 12. Л. 3об. (цит. по [2]).&lt;br&gt;&lt;li&gt;ГАРФ. Ф. 9414. Оп. 1. Д. 2. Л. 13.&lt;br&gt;&lt;li&gt;Центр. ГА Респ. Коми. Ф. 1668. Оп. 1. Д. 44. Л. 66об. (цит. по [2]).&lt;br&gt;&lt;li&gt;ГАРФ. Ф.9414. Оп.1. Д.1. Л. 16об–17об.&lt;/ol&gt;</text:p>
          </table:table-cell>
          <table:table-cell/>
          <table:table-cell office:value-type="string" calcext:value-type="string">
            <text:p>&lt;a href=r3-305.html&gt;СЕВЕРНЫЕ ЛАГЕРЯ ОГПУ ОСОБОГО НАЗНАЧЕНИЯ&lt;/a&gt;,&lt;br&gt; &lt;a href=r3-442.html&gt;УХТИНСКО-ПЕЧОРСКИЙ ИТЛ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УХТИНСКО-ПЕЧОРСКИЙ ИТЛ</text:p>
          </table:table-cell>
          <table:table-cell office:value-type="string" calcext:value-type="string">
            <text:p>УПИТЛаг, Ухтпечлаг</text:p>
          </table:table-cell>
          <table:table-cell office:value-type="string" calcext:value-type="string">
            <text:p>организован 06.06.31 на базе УХТИНСКОЙ ЭКСПЕДИЦИИ ОГПУ [1]&lt;SUP&gt;1&lt;/SUP&gt;;&lt;br&gt; закрыт 10.05.38&lt;SUP&gt;2&lt;/SUP&gt; [2].</text:p>
          </table:table-cell>
          <table:table-cell/>
          <table:table-cell office:value-type="string" calcext:value-type="string">
            <text:p>ГУЛАГ [1, 2, 3].</text:p>
          </table:table-cell>
          <table:table-cell office:value-type="string" calcext:value-type="string">
            <text:p>Коми АССР, пос. Чибью (ныне г.Ухта) [3], {6, 5}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разведка и добыча нефти и угля в Ухтинско-Печорском р-не [1], обслуживание работ Ухто-Печорского треста ОГПУ–НКВД&lt;SUP&gt;3&lt;/SUP&gt; — добыча угля в Воркуте и Инте, добыча нефти, радия, газа, асфальтитов (рудник у д.Нямодь), стр-во газового з-да, стр-во автодорог (среди них — тракта Чибью—Крутая), ж.д. Чибью—Усть-Вымь—Котлас, Воркута—Усть-Уса—Кожва и др., баржестроение, лесозаготовки в Троицко-Печорском и Кожвинском леспромхозах, Усть-Вымском лесном массиве, с.х. [3–5]&lt;SUP&gt;4&lt;/SUP&gt;.</text:p>
          </table:table-cell>
          <table:table-cell office:value-type="string" calcext:value-type="string">
            <text:p>ср./г.: 1932 — 9012, 1933 — 20 886, 1934 — 22 612, 1935 — 20 965, 1936 — 23 482 [6];&lt;br&gt; 12.32 — 13 400 [7];&lt;br&gt; 01.01.34 — 23 840, 01.01.35 — 20 730, 01.01.36 — 21 750, 01.01.37 — 31 035, 01.01.38 — 54 792 (УРО).</text:p>
          </table:table-cell>
          <table:table-cell office:value-type="string" calcext:value-type="string">
            <text:p>нач. — ст. майор ГБ Иоссем-Мороз (Мороз) Я.М., с 28.05.31 по 10.05.38 [8, 2]&lt;SUP&gt;5&lt;/SUP&gt;.</text:p>
          </table:table-cell>
          <table:table-cell office:value-type="string" calcext:value-type="string">
            <text:p>В архивном отд. УМЗ МВД Коми АССР (г. Ухта): л/д з/к — 19 954, картотека формы № 2, материалы делопроизводства — 876, л/д вольнонаемных и охраны;&lt;br&gt; в архиве ПЕЧОРСКОГО ИТЛ;&lt;br&gt; в УИТЛК УМВД по Архангельской обл. {1}.</text:p>
          </table:table-cell>
          <table:table-cell office:value-type="string" calcext:value-type="string">
            <text:p>&lt;SUP&gt;1&lt;/SUP&gt; Этим же пр. оформлена окончательная ликвидация Упр. СЕВЕРНЫХ ЛАГЕРЕЙ ОГПУ ОСОБОГО НАЗНАЧЕНИЯ. Фактическая ликвидация СЕВЛОНа и реорг. УХТИНСКОЙ ЭКСПЕДИЦИИ ОГПУ в Ухтпечлаг началась в мае 1931 г. (пр. ГУЛАГа ОГПУ № 25 от 28.05.31) [8].&lt;br&gt;&lt;SUP&gt;2&lt;/SUP&gt; На базе лаг. подр. Ухтпечлага образованы 4 ИТ лагеря: ВОРКУТИНСКИЙ, УХТО-ИЖЕМСКИЙ, СЕВЕРНЫЙ ЖЕЛЕЗНОДОРОЖНЫЙ, УСТЬВЫМСКИЙ [2].&lt;br&gt;&lt;SUP&gt;3&lt;/SUP&gt; Для выполнения поставленных перед Ухтпечлагом задач Пост. СТО № 1423/423сс от 16.11.32 организован Ухто-Печорский трест ОГПУ. Тресту поручены разведка и эксплуатация полезных ископаемых Печорского бассейна и все связанные с этим подсобные работы: стр-во ж.д. и грунтовых дорог, улучшение водных путей сообщения (с возведением причалов и складов), жилищное и культурно-бытовое стр-во, организация рем. з-дов, а также колонизация р-нов работ треста, развитие с.х., промысловой охоты и рыболовства. В качестве рабочей силы предполагалось использовать з/к Ухтпечлага и спецпереселенцев [9]. В конце 1932 г. на добыче нефти и угля занято 13 400 з/к [7. Л. 179].&lt;br&gt;&lt;SUP&gt;4&lt;/SUP&gt; В 1934 г. Ухтпечлагу поручено стр-во южного участка ж.д. Воркута — Югорский Шар (северный участок — ВАЙГАЧСКОЙ ЭКСПЕДИЦИИ ОГПУ) [10]. Проект реализован не был ни в 30-е гг., ни позднее (см. ЮГОРСКИЙ ИТЛ И СТРОИТЕЛЬСТВО 300, ЗАПОЛЯРНЫЙ ИТЛ И СТРОИТЕЛЬСТВО 301).&lt;br&gt;&lt;SUP&gt;5&lt;/SUP&gt; До этого — нач. УХТИНСКОЙ ЭКСПЕДИЦИИ ОГПУ. Вступление в должность также оформлено пр. [11]. При организации Ухто-Печорского треста ОГПУ Я.М.Мороз назначен управляющим трестом [9];&lt;br&gt; при реорг. Ухтпечлага — нач. Ухтижемлага [2]. Арестован в 1938 г. [12].</text:p>
          </table:table-cell>
          <table:table-cell/>
          <table:table-cell office:value-type="string" calcext:value-type="string">
            <text:p>&lt;ol compact&gt;&lt;li&gt;Пр. 296/173 ОГПУ от 06.06.31.&lt;br&gt;&lt;li&gt;Пр. 090 НКВД от 10.05.38.&lt;br&gt;&lt;li&gt;Пр. 00765 НКВД от 10.12.37.&lt;br&gt;&lt;li&gt;Пр. 342 НКВД от 13.08.36. &lt;br&gt;&lt;li&gt;ГАРФ. Ф. 9414. Оп. 1. Д. 2927. Л. 5.&lt;br&gt;&lt;li&gt;Там же. Д. 2740.&lt;br&gt;&lt;li&gt;Там же. Д. 2920.&lt;br&gt;&lt;li&gt;Там же. Д. 2. Л. 13.&lt;br&gt;&lt;li&gt;Там же. Д. 1812. Л. 24–29.&lt;br&gt;&lt;li&gt;Пр. 001109 ОГПУ от 27.03.34.&lt;br&gt;&lt;li&gt;Пр. 491лс ОГПУ от 27.05.32. &lt;br&gt;&lt;li&gt;ЦА ФСБ. Ф. 3ос. Оп. 6. Д. 13. Л. 214.&lt;/ol&gt;</text:p>
          </table:table-cell>
          <table:table-cell/>
          <table:table-cell office:value-type="string" calcext:value-type="string">
            <text:p>&lt;a href=r3-49.html&gt;ВАЙГАЧСКАЯ ЭКСПЕДИЦИЯ ОГПУ&lt;/a&gt;,&lt;br&gt; &lt;a href=r3-64.html&gt;ВОРКУТИНСКИЙ ИТЛ&lt;/a&gt;,&lt;br&gt; &lt;a href=r3-305.html&gt;СЕВЕРНЫЕ ЛАГЕРЯ ОГПУ ОСОБОГО НАЗНАЧЕНИЯ&lt;/a&gt;,&lt;br&gt; &lt;a href=r3-306.html&gt;СЕВЕРНЫЙ ЖЕЛЕЗНОДОРОЖНЫЙ ИТЛ&lt;/a&gt;,&lt;br&gt; &lt;a href=r3-438.html&gt;УСТЬВЫМСКИЙ ИТЛ&lt;/a&gt;,&lt;br&gt; &lt;a href=r3-441.html&gt;УХТИНСКАЯ ЭКСПЕДИЦИЯ ОГПУ&lt;/a&gt;,&lt;br&gt; &lt;a href=r3-443.html&gt;УХТО-ИЖЕМСКИЙ ИТЛ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УХТО-ИЖЕМСКИЙ ИТЛ</text:p>
          </table:table-cell>
          <table:table-cell office:value-type="string" calcext:value-type="string">
            <text:p>Ухтоижемский ИТЛ, Ухтижемлаг, Ухтоижемлаг</text:p>
          </table:table-cell>
          <table:table-cell office:value-type="string" calcext:value-type="string">
            <text:p>организован 10.05.38&lt;SUP&gt;1&lt;/SUP&gt; [1];&lt;br&gt; закрыт 18.05.55 (лаг. подр. переданы в ПЕЧОРСКИЙ ИТЛ) [2].</text:p>
          </table:table-cell>
          <table:table-cell/>
          <table:table-cell office:value-type="string" calcext:value-type="string">
            <text:p>ГУЛАГ с 10.05.38 [1];&lt;br&gt; УТП НКВД с 26.02.41 [3];&lt;br&gt; ГУЛГМП с 02.07.41 [4];&lt;br&gt; ГУЛЖДС с 24.10.41 [5];&lt;br&gt; ГУЛГМП с 05.10.43 [6];&lt;br&gt; ГУЛАГ МЮ с 02.04.53 {33};&lt;br&gt; ГУЛАГ МВД с 28.01.54 {38}.</text:p>
          </table:table-cell>
          <table:table-cell office:value-type="string" calcext:value-type="string">
            <text:p>Коми АССР, пос. Чибью [1];&lt;br&gt; р.п. (г.) Ухта с 1939 г. [1, 7], {11, 13, 14, 17, 19, 22, 29, 37}.</text:p>
          </table:table-cell>
          <table:table-cell office:value-type="string" calcext:value-type="string">
            <text:p>АО с 25.12.45 {16}.</text:p>
          </table:table-cell>
          <table:table-cell office:value-type="string" calcext:value-type="string">
            <text:p>Карьер {19, 29, 37}.</text:p>
          </table:table-cell>
          <table:table-cell office:value-type="string" calcext:value-type="string">
            <text:p>Коми АССР, р.п. (г.) Ухта, п/я 226 [7], {11, 13, 14, 17, 19, 22};&lt;br&gt; п/я АО-226 {29, 37}&lt;SUP&gt;2&lt;/SUP&gt;.</text:p>
          </table:table-cell>
          <table:table-cell office:value-type="string" calcext:value-type="string">
            <text:p>добыча и разведка нефти, асфальтитов {1}, с 16.01.41 по 17.11.41 — стр-во сажевых заводов и газопровода Крутая—Ухта, обустройство газового месторождения Крутая (доп. эксплуатационное бурение) [8], добыча и переработка радиевой воды, геологоразведочные работы [9], стр-во Ухтинского з-да Нефтегаз [10], нефтепровода Войвож—Ухта [11], ямных емкостей на 100 000 куб. м топочного мазута [12], установки по производству дорожного битума [13], Ухтинского спецзавода [14], производство Н-9 из отходов переработанной руды А-9 [15], работа в особом проектном бюро (ОПБ-4) в составе 4-го Спецотдела МВД при Ухтинском комб. [16], строит. работы в Ухте, на ст. 3-й Промысел, в поселках Ветлосян, Асфальтитовый Рудник, Сосновка, Войвож, Дорожный, Озерный, Крутая, в совхозе Ухта, работа на кирп. з-дах в Крутой и Озерном, на з-де стройматериалов в пос. Дежнева, на сажевом з-де в Сосновке (Ижемский з-д), на лесозаводах в поселках Войвож и Озерный, на Ухтинском мех. з-де, лесозаготовки и сплавные работы, буровые и вышко-монтажные работы, разработка каменного карьера в р-не Сосновки и глиняного карьера близ пос. Дорожный, дорожно-строит. и дорожно-эксплуатационные работы, обслуживание рем.-мех. мастерских и автобаз, с/х работы в совхозах Ухта и Седью, погрузочно-разгрузочные работы [17. Разд. 3. Л. 3–111], обслуживание судорем. мастерских в затоне Кожва [18], стр-во детской колонии в Ухте [19], обслуживание Ухтинского комб. и Упр. рабочего снабжения Главнефтеурса МНП, предприятия п/я 3179 организации п/я 979 МСМ&lt;SUP&gt;3&lt;/SUP&gt;, Ухтинского кирп. з-да треста Котласбумстрой Мин. бумажной и деревообрабатывающей пром. [2], [20. Л. 1–37].</text:p>
          </table:table-cell>
          <table:table-cell office:value-type="string" calcext:value-type="string">
            <text:p>01.07.38 — 30 453, 01.01.39 — 27 006&lt;SUP&gt;4&lt;/SUP&gt;, 01.01.40 — 19 493 (УРО), 01.01.41 — 23 214, 01.07.41 — 39 087 [21];&lt;br&gt; 01.01.42 — 25 331 [22];&lt;br&gt; 01.01.43 — 22 827&lt;SUP&gt;5&lt;/SUP&gt; [23];&lt;br&gt; 01.01.44 — 15 304, 01.01.45 — 12 896, 01.01.46 — 11 014, 01.01.47 — 24 651, 01.01.48 — 34 072, 01.01.49 — 35 625, 01.01.50 — 37 180, 01.01.51 — 34 546, 01.01.52 — 33 544&lt;SUP&gt;6&lt;/SUP&gt;, 01.01.53 — 30 275 (УРО);&lt;br&gt; 15.07.53 — 17 398 [17. Разд. 4. Л. 16];&lt;br&gt; 01.01.54 — 16 680, 01.12.54 — 9665 (УРО).</text:p>
          </table:table-cell>
          <table:table-cell office:value-type="string" calcext:value-type="string">
            <text:p>нач. — ст. майор ГБ Мороз (Иоссем-Мороз) Я.М., с 10.05.38 по август 1938 г.&lt;SUP&gt;7&lt;/SUP&gt; [1, 24];&lt;br&gt; ст. майор ГБ Цесарский В.Е., с 15.09.38 — ? [25];&lt;br&gt; кап. ГБ Баламутов А.Д., с 08.04.39 по 08.05.41 [26, 27];&lt;br&gt; ст. майор ГБ (комиссар ГБ, г/л) Бурдаков С.Н., с 08.05.41 по 21.02.47 [27, 28];&lt;br&gt; п/п (полк.) Карасев И.А., с 02.04.47 по 14.06.50 [28, 29];&lt;br&gt; майор (инж.-п/п) Юдин Е.Я., с 14.06.50 — не ранее 15.03.53 [30], [17. Разд. 4. Л. 11];&lt;br&gt; и.о. нач. — п/п инт. сл. Мешков Н.М., с 01.04.53 — ? [31];&lt;br&gt; врио нач. — г/л Врадий ?.?. (упом. 08.08.53) [17. Разд. 4. Л. 19];&lt;br&gt; нач. — п/п инт.с. Мешков Н.М., с 18.09.53 по 03.01.56 [32, 33];&lt;br&gt; з/н — п/п Мешков Н.М., с 1949 г. — не ранее 21.07.52 [17. Разд. 1. Л. 2об.], [17. Разд. 4. Л. 1];&lt;br&gt; полк. в/с Гнедков М.П., с 18.05.53 — не ранее 24.10.53 [34, 35].</text:p>
          </table:table-cell>
          <table:table-cell office:value-type="string" calcext:value-type="string">
            <text:p>В архиве ПЕЧОРСКОГО ИТЛ: л/д з/к, л/д трудмобилизованных — 378, л/д спецконтингента (власовцы и мобилизованные немцы) — 3406, л/д сотрудников и охраны;&lt;br&gt; в 1-м Спецотделе МВД Коми АССР: материалы оперчекотдела {1}.</text:p>
          </table:table-cell>
          <table:table-cell office:value-type="string" calcext:value-type="string">
            <text:p>&lt;SUP&gt;1&lt;/SUP&gt; Выделен при реорганизации Ухтпечлага.&lt;br&gt;&lt;SUP&gt;2&lt;/SUP&gt; Согласно {1}, адрес УХТО-ИЖЕМСКОГО ИТЛ — Коми АССР, пос. Чибью, п/я АО-226, что является очевидной ошибкой, так как лит. обозначения стали вводить в номер п/я лишь в 1952 г., а пос. Чибью был переименован в Ухту в 1939 г.&lt;br&gt;&lt;SUP&gt;3&lt;/SUP&gt; По всей вероятности, предприятие п/я 3179 и упомянутый выше Ухтинский спецзавод — одно и то же.&lt;br&gt;&lt;SUP&gt;4&lt;/SUP&gt; На 01.10.38 — 28 890, из них 15 190 осужденных за к/р преступления, 3711 — как СОЭ и СВЭ [40].&lt;br&gt;&lt;SUP&gt;5&lt;/SUP&gt; Из них 1281 женщина, 11 503 осужденных за к/р преступления [23].&lt;br&gt;&lt;SUP&gt;6&lt;/SUP&gt; На 01.05.52 — 32 188, из них 4614 женщин, 6968 осужденных за к/р преступления [17. Разд. 3. Л. 2об.–112об.].&lt;br&gt;&lt;SUP&gt;7&lt;/SUP&gt; Примерная дата ареста.</text:p>
          </table:table-cell>
          <table:table-cell/>
          <table:table-cell office:value-type="string" calcext:value-type="string">
            <text:p>&lt;ol compact&gt;&lt;li&gt;Пр. 090 НКВД от 10.05.38.&lt;br&gt;&lt;li&gt;Пр. 0255 МВД от 18.05.55. &lt;br&gt;&lt;li&gt;Пр. 00212 НКВД от 26.02.41.&lt;br&gt;&lt;li&gt;Пр. 00855 НКВД от 02.07.41.&lt;br&gt;&lt;li&gt;Пр. 0453 НКВД от 24.10.41.&lt;br&gt;&lt;li&gt;Пр. 0385 НКВД от 05.10.43.&lt;br&gt;&lt;li&gt;Пр. 00927 НКВД от 10.08.39.&lt;br&gt;&lt;li&gt;Пр. 0063 НКВД от 16.01.41.&lt;br&gt;&lt;li&gt;Пр. 00148 НКВД от 08.02.41.&lt;br&gt;&lt;li&gt;Пр. 001465/а НКВД от 19.10.41.&lt;br&gt;&lt;li&gt;Пр. 0246 МВД от 04.05.47.&lt;br&gt;&lt;li&gt;Пр. 0222 МВД от 03.04.51.&lt;br&gt;&lt;li&gt;Пр. 37 МВД от 29.01.48. &lt;br&gt;&lt;li&gt;Пр. 00948 МВД от 08.09.47.&lt;br&gt;&lt;li&gt;Пр. 001452 МВД от 13.12.48. &lt;br&gt;&lt;li&gt;Пр. 001020 МВД от 09.11.49.&lt;br&gt;&lt;li&gt;ГАРФ. Ф. 9414. Оп. 1. Д. 588. &lt;br&gt;&lt;li&gt;Пр. 0339 МВД от 31.05.49.&lt;br&gt;&lt;li&gt;Пр-ние 15 НКВД от 01.02.45.&lt;br&gt;&lt;li&gt;ГАРФ. Ф. 9414. Оп. 1. Д. 247.&lt;br&gt;&lt;li&gt;Там же. Оп. 1д. Д. 371. Л. 2, 54. &lt;br&gt;&lt;li&gt;Там же. Д. 372. Л. 7об., 8. &lt;br&gt;&lt;li&gt;Там же. Д. 378. Л. 112об.&lt;br&gt;&lt;li&gt;В недрах Ухтпечлага. Ухта, 1989. С.4.&lt;br&gt;&lt;li&gt;Пр. 2118 НКВД от 15.09.38. &lt;br&gt;&lt;li&gt;Пр. 746лс НКВД от 08.04.39.&lt;br&gt;&lt;li&gt;Пр. 639 НКВД от 08.05.41.&lt;br&gt;&lt;li&gt;Пр. 228лс МВД от 21.02.47.&lt;br&gt;&lt;li&gt;Пр. 440лс МВД от 02.04.47.&lt;br&gt;&lt;li&gt;Пр. 678 МВД от 14.06.50. &lt;br&gt;&lt;li&gt;Пр. 025/л МЮ от 01.04.53. &lt;br&gt;&lt;li&gt;Пр. 999/лг МЮ от 18.09.53. &lt;br&gt;&lt;li&gt;Пр. 6 МВД от 03.01.56. &lt;br&gt;&lt;li&gt;Пр. 371/л МЮ от 18.05.53. &lt;br&gt;&lt;li&gt;Пр. 00218 МЮ от 24.10.53. &lt;br&gt;&lt;li&gt;Пр. 001583 НКВД от 17.11.41. &lt;br&gt;&lt;li&gt;Пр. 0270 НКВД от 17.06.42. &lt;br&gt;&lt;li&gt;ГАРФ. Ф. 9414. Оп. 1. Д. 1230. Л. 24. &lt;br&gt;&lt;li&gt;Там же. Оп. 1д. Д. 457. Л. 3. &lt;br&gt;&lt;li&gt;Там же. Оп. 1. Д. 1140. Л. 140.&lt;/ol&gt;</text:p>
          </table:table-cell>
          <table:table-cell office:value-type="string" calcext:value-type="string">
            <text:p>17.11.41 из УХТО-ИЖЕМСКОГО ИТЛ был выделен ВЕРХНЕ-ИЖЕМСКИЙ ИТЛ [36], включенный обратно в состав Ухтижемлага 17.06.42 [37]. В 1945–1947 гг. в Ухтоижемлаге находились трудмобилизованные — немцы и представители др. репрессированных народов [38, 39].</text:p>
          </table:table-cell>
          <table:table-cell office:value-type="string" calcext:value-type="string">
            <text:p>&lt;a href=r3-53.html&gt;ВЕРХНЕ-ИЖЕМСКИЙ ИТЛ&lt;/a&gt;,&lt;br&gt; &lt;a href=r3-275.html&gt;ПЕЧОРСКИЙ ИТЛ&lt;/a&gt;,&lt;br&gt; &lt;a href=r3-442.html&gt;УХТО-ПЕЧОРСКИЙ ИТЛ&lt;/a&gt;.</text:p>
          </table:table-cell>
          <table:table-cell office:value-type="string" calcext:value-type="string">
            <text:p>С.Филиппов, 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ХАБАРОВСКИЙ ИТЛ</text:p>
          </table:table-cell>
          <table:table-cell office:value-type="string" calcext:value-type="string">
            <text:p>Хабарлаг</text:p>
          </table:table-cell>
          <table:table-cell office:value-type="string" calcext:value-type="string">
            <text:p>организован 13.04.39 при реорг. ДАЛЬНЕ-ВОСТОЧНОГО ИТЛ {8};&lt;br&gt; закрыт в 1943 г.&lt;SUP&gt;1&lt;/SUP&gt;</text:p>
          </table:table-cell>
          <table:table-cell/>
          <table:table-cell office:value-type="string" calcext:value-type="string">
            <text:p>ГУЛАГ и УИТЛК УНКВД по Хабаровскому кр. с 13.04.39 {8, 10}&lt;SUP&gt;2&lt;/SUP&gt;;&lt;br&gt; УИТЛК УНКВД по Хабаровскому кр. с 14.09.40 [1] {11, 13}.</text:p>
          </table:table-cell>
          <table:table-cell office:value-type="string" calcext:value-type="string">
            <text:p>Хабаровский кр., г.Хабаровск {8, 10, 11, 13}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г.Хабаровск, п/я 253 {10};&lt;br&gt; г.Хабаровск, п/я 257&lt;SUP&gt;3&lt;/SUP&gt; {11, 13}.</text:p>
          </table:table-cell>
          <table:table-cell office:value-type="string" calcext:value-type="string">
            <text:p>стр-во Теплоозерского цементного з-да в Еврейской а.о.&lt;SUP&gt;4&lt;/SUP&gt; [2], стр-во аэродромов в Хабаровском кр., дорожное стр-во [3, 4].</text:p>
          </table:table-cell>
          <table:table-cell office:value-type="string" calcext:value-type="string">
            <text:p>01.01.40 — 10 006, 01.07.40 — 21 661 (УРО);&lt;br&gt; 01.01.41 — 17 510, 01.07.41 — 17 364 [5];&lt;br&gt; 01.01.42 — 20 730 [6];&lt;br&gt; 01.01.43 — 22 453&lt;SUP&gt;5&lt;/SUP&gt; [7]&lt;SUP&gt;6&lt;/SUP&gt;.</text:p>
          </table:table-cell>
          <table:table-cell office:value-type="string" calcext:value-type="string">
            <text:p>нач. — Сусман ?.?. (упом. в 1940 г.) [2];&lt;br&gt; з/н — Орлов ?.?. (упом. в 1940 г.) [2].</text:p>
          </table:table-cell>
          <table:table-cell office:value-type="string" calcext:value-type="string">
            <text:p>1956 г. — в УИТЛК УМВД по Хабаровскому кр.: л/д вольнонаемных, материалы делопроизводства — 834 {1}. 1997 г. — в ГА Хабаровского кр.: документы политотдела и первичной партийной организации ИТЛ, в том числе личные и персональные дела членов КПСС и ВЛКСМ [8].</text:p>
          </table:table-cell>
          <table:table-cell office:value-type="string" calcext:value-type="string">
            <text:p>&lt;SUP&gt;1&lt;/SUP&gt; Пр. о закрытии не найден;&lt;br&gt; последние данные в сводках УРО — на 01.43. В 1941–1942 гг. наименование Хабарлаг и УИТЛК УНКВД по Хабаровскому кр. в сводках УРО использовались как синонимы;&lt;br&gt; в пр. с объявлением дислокаций с октября 1940 г. Хабарлаг отсутствует {11, 13}.&lt;br&gt;&lt;SUP&gt;2&lt;/SUP&gt; Все ИТ лагеря, вновь образованные при реорг. Дальлага, а также ШОСДОРЛАГ и Новотамбовлаг пр. {8} подчинены организованному этим же пр. УИТЛК УНКВД по Хабаровскому кр. При этом все они оставались самостоятельными лаг. и хозяйственно-производственными единицами ГУЛАГа (на УИТЛК возложен постоянный систематический контроль за деятельностью ИТЛ, на ГУЛАГ — общее руководство).&lt;br&gt;&lt;SUP&gt;3&lt;/SUP&gt; В пр. с объявлением дислокаций от 17.10.40 и 24.03.42 {11, 13} — УИТЛК УНКВД по Хабаровскому кр., имевшее тот же № п/я, что и Хабарлаг на 10.09.39 (см. {10}, см. также примеч. 1).&lt;br&gt;&lt;SUP&gt;4&lt;/SUP&gt; Первоначально стр-во з-да возложено на Дальлаг;&lt;br&gt; при его реорганизации работы переданы УИТЛК УНКВД по Хабаровскому кр., сформировавшему для обслуживания стр-ва з-да рабочей силой отдельный строит. лагерь — ХАБАРОВСКИЙ ИТЛ {8}, [2].&lt;br&gt;&lt;SUP&gt;5&lt;/SUP&gt; Из них 1780 женщин, 1358 осужденных за к/р преступления [7].&lt;br&gt;&lt;SUP&gt;6&lt;/SUP&gt; Сведения после 09.40 относятся к Упр. ИТ лагеря и ИТК УНКВД Хабаровского кр. (Хабарлагу) (см. примеч. 1).</text:p>
          </table:table-cell>
          <table:table-cell/>
          <table:table-cell office:value-type="string" calcext:value-type="string">
            <text:p>&lt;ol compact&gt;&lt;li&gt;Пр. 001161 НКВД от 14.09.40.&lt;br&gt;&lt;li&gt;ГАРФ. Ф. 9414. Оп. 1. Д. 30. Л. 23–24.&lt;br&gt;&lt;li&gt;Пр. 00343 НКВД от 02.04.41.&lt;br&gt;&lt;li&gt;ГАРФ. Ф. 9414. Оп. 1. Д. 1181. Л. 9–11.&lt;br&gt;&lt;li&gt;Там же. Оп. 1д. Д. 371. Л. 2, 53. &lt;br&gt;&lt;li&gt;Там же. Д. 372. Л. 7об., 8.&lt;br&gt;&lt;li&gt;Там же. Д. 378. Л. 109об.&lt;br&gt;&lt;li&gt;Письмо ГА Хабаровского кр. № 2–11/8 от 20.02.97.&lt;/ol&gt;</text:p>
          </table:table-cell>
          <table:table-cell/>
          <table:table-cell office:value-type="string" calcext:value-type="string">
            <text:p>&lt;a href=r3-40.html&gt;БИРСКИЙ ИТЛ&lt;/a&gt;,&lt;br&gt; &lt;a href=r3-47.html&gt;БУРЕИНСКИЙ ИТЛ&lt;/a&gt;,&lt;br&gt; &lt;a href=r3-57.html&gt;ВЛАДИВОСТОКСКИЙ ИТЛ&lt;/a&gt;,&lt;br&gt; &lt;a href=r3-84.html&gt;ДАЛЬНЕ-ВОСТОЧНЫЙ ИТЛ&lt;/a&gt;,&lt;br&gt; &lt;a href=r3-256.html&gt;НОВО-ТАМБОВСКИЙ ИТЛ&lt;/a&gt;,&lt;br&gt; &lt;a href=r3-321.html&gt;СРЕДНЕ-БЕЛЬСКИЙ ИТЛ&lt;/a&gt;,&lt;br&gt; &lt;a href=r3-335.html&gt;СТРОИТЕЛЬСТВО 201 И ИТЛ&lt;/a&gt;,&lt;br&gt; &lt;a href=r3-465.html&gt;ШОСДОРЛАГ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ХАКАССКИЙ ИТЛ</text:p>
          </table:table-cell>
          <table:table-cell office:value-type="string" calcext:value-type="string">
            <text:p>Хакасслаг</text:p>
          </table:table-cell>
          <table:table-cell office:value-type="string" calcext:value-type="string">
            <text:p>организован 14.05.53 (переименован из СТРОИТЕЛЬСТВА 18 И ИТЛ) {36};&lt;br&gt; закрыт 28.06.55 [1].</text:p>
          </table:table-cell>
          <table:table-cell/>
          <table:table-cell office:value-type="string" calcext:value-type="string">
            <text:p>ГУЛАГ МЮ с 14.03.53 {36};&lt;br&gt; ГУЛАГ МВД с 28.01.54 {38};&lt;br&gt; УИТЛК МВД Башкирской АССР с 12.02.54 [2].</text:p>
          </table:table-cell>
          <table:table-cell office:value-type="string" calcext:value-type="string">
            <text:p>Башкирская АССР, г.Ишимбай {37}.</text:p>
          </table:table-cell>
          <table:table-cell office:value-type="string" calcext:value-type="string">
            <text:p>ВН — перешел от предшественника {36}.</text:p>
          </table:table-cell>
          <table:table-cell office:value-type="string" calcext:value-type="string">
            <text:p>Кама {37}.</text:p>
          </table:table-cell>
          <table:table-cell office:value-type="string" calcext:value-type="string">
            <text:p>Башкирская АССР, г.Ишимбай 4, п/я ВН-26 {37}.</text:p>
          </table:table-cell>
          <table:table-cell office:value-type="string" calcext:value-type="string">
            <text:p>стр-во комб. 18 МНП, ТЭЦ, есть ДОК (как преемник СТРОИТЕЛЬСТВА 18 И ИТЛ).</text:p>
          </table:table-cell>
          <table:table-cell office:value-type="string" calcext:value-type="string">
            <text:p>01.01.48 — 2138 [3];&lt;br&gt; 01.06.53 — 16 164 [4. Л. 15];&lt;br&gt; 01.12.53 — 20 162&lt;SUP&gt;1&lt;/SUP&gt; [5. Л. 90];&lt;br&gt; 01.01.54 — 18 916 (УРО).</text:p>
          </table:table-cell>
          <table:table-cell office:value-type="string" calcext:value-type="string">
            <text:p>и.о. нач. — п/п в/с Сайко П.И., с 14.05.53 по 26.05.53 [5. Л. 8], [6];&lt;br&gt; нач. — майор в/с Баталов А.И., 26.05.53 — не ранее 12.01.54 [6], [4. Л. 34];&lt;br&gt; п/п в/с Герасимов Е.С. (упом. как б. нач. ИТЛ 27.10.55) [7];&lt;br&gt; з/н — п/п в/с Сайко П.И., с 26.05.53 — ? [6].</text:p>
          </table:table-cell>
          <table:table-cell office:value-type="string" calcext:value-type="string">
            <text:p>1956 г. — в УИТЛК МВД Башкирской АССР архивы ХАКАССКОГО ИТЛ и СТРОИТЕЛЬСТВА 18 И ИТЛ: л/д з/к — 41 694, материалы делопроизводства — 3655, л/д вольнонаемных {1}. 1996 г. — в ИЦ МВД Республики Башкортостан: учетные карточки з/к за 1949–1955 гг. [8].</text:p>
          </table:table-cell>
          <table:table-cell/>
          <table:table-cell office:value-type="string" calcext:value-type="string">
            <text:p>&lt;SUP&gt;1&lt;/SUP&gt; В том числе 7605 осужденных за к/р преступления.</text:p>
          </table:table-cell>
          <table:table-cell office:value-type="string" calcext:value-type="string">
            <text:p>&lt;ol compact&gt;&lt;li&gt;Пр. 00286 МВД от 28.06.55.&lt;br&gt;&lt;li&gt;Пр. 089 МВД от 12.02.54. &lt;br&gt;&lt;li&gt;ГАРФ. Ф. 9414. Оп. 1. Д. 350. Л. 23.&lt;br&gt;&lt;li&gt;Там же. Д. 589. Разд. 4. &lt;br&gt;&lt;li&gt;Там же. Д. 743.&lt;br&gt;&lt;li&gt;Пр. 419/лг МЮ от 26.05.53.&lt;br&gt;&lt;li&gt;Пр. 1377лс МВД от 27.10.55.&lt;br&gt;&lt;li&gt;Письмо ИЦ МВД Республики Башкортостан №3/8–6–224 от 16.10.96.&lt;/ol&gt;</text:p>
          </table:table-cell>
          <table:table-cell/>
          <table:table-cell office:value-type="string" calcext:value-type="string">
            <text:p>&lt;a href=r3-329.html&gt;СТРОИТЕЛЬСТВО 18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ХАКАССКИЙ ИТЛ УИТЛК УМВД&lt;BR&gt;ПО КРАСНОЯРСКОМУ КРАЮ</text:p>
          </table:table-cell>
          <table:table-cell office:value-type="string" calcext:value-type="string">
            <text:p>Хакасслаг</text:p>
          </table:table-cell>
          <table:table-cell office:value-type="string" calcext:value-type="string">
            <text:p>организован 25.07.47 [1];&lt;br&gt; закрыт 21.04.48 (реорг. в ЛО, подчиненное УИТЛК УМВД по Красноярскому кр.) [2]&lt;SUP&gt;1&lt;/SUP&gt;.</text:p>
          </table:table-cell>
          <table:table-cell/>
          <table:table-cell office:value-type="string" calcext:value-type="string">
            <text:p>УИТЛК УМВД по Красноярскому кр. с 25.07.47 [1, 2].</text:p>
          </table:table-cell>
          <table:table-cell office:value-type="string" calcext:value-type="string">
            <text:p>Красноярский кр., Хакасская а.о., г.Черногорск [1].</text:p>
          </table:table-cell>
          <table:table-cell office:value-type="string" calcext:value-type="string">
            <text:p>ВН с 25.07.47 [1].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стр-во комб. 18 Главнефтегазстроя при СМ СССР в г.Черногорске [1], лесозаготовки [2].</text:p>
          </table:table-cell>
          <table:table-cell office:value-type="string" calcext:value-type="string">
            <text:p>01.01.48 — 2138 [3].</text:p>
          </table:table-cell>
          <table:table-cell office:value-type="string" calcext:value-type="string">
            <text:p>нач. — кап. Розваржевский А.А., с 25.07.47 — ? [1].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&lt;SUP&gt;1&lt;/SUP&gt; ХАКАССКИЙ ИТЛ был реорг. в ЛО по просьбе Главнефтегазстроя, а на базе его ресурсов Главнефтегазстрой просил организовать ИТЛ в Ишимбае Башкирской АССР [3], что и было сделано.</text:p>
          </table:table-cell>
          <table:table-cell office:value-type="string" calcext:value-type="string">
            <text:p>&lt;ol compact&gt;&lt;li&gt;Пр. 00782 МВД от 25.07.47.&lt;br&gt;&lt;li&gt;Пр. 0241 МВД от 21.04.48.&lt;br&gt;&lt;li&gt;ГАРФ. Ф. 9414. Оп. 1. Д. 350. Л. 23.&lt;/ol&gt;</text:p>
          </table:table-cell>
          <table:table-cell/>
          <table:table-cell office:value-type="string" calcext:value-type="string">
            <text:p>&lt;a href=r3-329.html&gt;СТРОИТЕЛЬСТВО 18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ХАКАССКОЕ ЛО</text:p>
          </table:table-cell>
          <table:table-cell/>
          <table:table-cell office:value-type="string" calcext:value-type="string">
            <text:p>организовано 14.07.47 [1];&lt;br&gt; закрыто 29.04.53 {35}.</text:p>
          </table:table-cell>
          <table:table-cell/>
          <table:table-cell office:value-type="string" calcext:value-type="string">
            <text:p>СГУ, в составе УИТЛК УНКВД по Красноярскому кр. с 14.07.47 [1].</text:p>
          </table:table-cell>
          <table:table-cell office:value-type="string" calcext:value-type="string">
            <text:p>Красноярский кр., Хакасская а.о., г.Абакан [1].</text:p>
          </table:table-cell>
          <table:table-cell office:value-type="string" calcext:value-type="string">
            <text:p>нет {3}.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обслуживание работ треста Хакассзолото [1], в том числе на руднике Коммунар [2].</text:p>
          </table:table-cell>
          <table:table-cell office:value-type="string" calcext:value-type="string">
            <text:p>проектируемый лимит наполнения в 1947 г. — 1400 чел., с последующим доведением до 4000 [1].</text:p>
          </table:table-cell>
          <table:table-cell office:value-type="string" calcext:value-type="string">
            <text:p>нач. — инж.-майор Бейлин И.Л. (управляющий треста Хакассзолото), с 14.07.47 — не ранее 25.11.49 [1, 3];&lt;br&gt; майор Поляков ?.?. (упом. 23.08.51) [4];&lt;br&gt; инж.-кап. Ласкателев ?.?. (упом. в 1951 г.) [5].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&lt;ol compact&gt;&lt;li&gt;Пр. 00735 МВД от 14.07.47.&lt;br&gt;&lt;li&gt;Пр. 00463 МВД от 12.07.51.&lt;br&gt;&lt;li&gt;Пр. 0824 МВД от 25.11.49.&lt;br&gt;&lt;li&gt;ГАРФ. Ф. 9414. Оп. 1д. Д. 152. Л. 140.&lt;br&gt;&lt;li&gt;Там же. Оп. 1. Д. 117. Л. 74.&lt;/ol&gt;</text:p>
          </table:table-cell>
          <table:table-cell table:number-columns-repeated="2"/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ХИМКИНСКИЙ ОЛП</text:p>
          </table:table-cell>
          <table:table-cell office:value-type="string" calcext:value-type="string">
            <text:p>Химкинский лагерный участок, Химлагучасток,&lt;BR&gt;ЛП Строительства мехбазы Главпромстроя</text:p>
          </table:table-cell>
          <table:table-cell office:value-type="string" calcext:value-type="string">
            <text:p>организован 16.12.42 [1];&lt;br&gt; закрыт 19.12.44 — передан в состав УИТЛК УНКВД по Московской обл. [2].</text:p>
          </table:table-cell>
          <table:table-cell/>
          <table:table-cell office:value-type="string" calcext:value-type="string">
            <text:p>ГУЛПС с 16.12.42 [1].</text:p>
          </table:table-cell>
          <table:table-cell office:value-type="string" calcext:value-type="string">
            <text:p>г.Москва, Ленинградское ш., с.Никольское [3], {14}.</text:p>
          </table:table-cell>
          <table:table-cell office:value-type="string" calcext:value-type="string">
            <text:p>нет.</text:p>
          </table:table-cell>
          <table:table-cell office:value-type="string" calcext:value-type="string">
            <text:p>нет [3], {14}.</text:p>
          </table:table-cell>
          <table:table-cell office:value-type="string" calcext:value-type="string">
            <text:p>Москва 182, Ленинградское ш., с.Никольское, п/я 3402 [3], {14}.</text:p>
          </table:table-cell>
          <table:table-cell office:value-type="string" calcext:value-type="string">
            <text:p>стр-во и обслуживание мехбазы Главпромстроя в составе мех., котельного, литейного и сварочного цехов [1], работы в совхозе Уваровка, на кирп. з-де в Бескудниково, на стр-ве дома 52 по ул. Чкалова, работы в Южной гавани и г.Воскресенске [2].</text:p>
          </table:table-cell>
          <table:table-cell office:value-type="string" calcext:value-type="string">
            <text:p>01.12.43 — 1150, 01.01.44 — 1176, 01.07.44 — 2498, 01.12.44 — 2872 (УРО).</text:p>
          </table:table-cell>
          <table:table-cell office:value-type="string" calcext:value-type="string">
            <text:p>нач. — Загонов А.С., с 16.12.42 — ? [1].</text:p>
          </table:table-cell>
          <table:table-cell office:value-type="string" calcext:value-type="string">
            <text:p>Вероятно, в УИТЛК УМВД по Московской обл. (см. {1}: Химлаг после 1941 г.).</text:p>
          </table:table-cell>
          <table:table-cell table:number-columns-repeated="2"/>
          <table:table-cell office:value-type="string" calcext:value-type="string">
            <text:p>&lt;ol compact&gt;&lt;li&gt;Пр. 825 НКВД от 16.12.42.&lt;br&gt;&lt;li&gt;Пр. 0295 НКВД от 19.12.44.&lt;br&gt;&lt;li&gt;Пр. 00755 НКВД от 23.04.43.&lt;/ol&gt;</text:p>
          </table:table-cell>
          <table:table-cell/>
          <table:table-cell office:value-type="string" calcext:value-type="string">
            <text:p>&lt;a href=r3-159.html&gt;ИТЛ И СТРОИТЕЛЬСТВО ХИМКИНСКОГО РАЙОНА ГУЛАГА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ЦИМЛЯНСКИЙ ИТЛ</text:p>
          </table:table-cell>
          <table:table-cell office:value-type="string" calcext:value-type="string">
            <text:p>Строительство и ИТЛ Цимлянского гидроузла,&lt;BR&gt;ИТЛ при СУ Цимлянского гидроузла</text:p>
          </table:table-cell>
          <table:table-cell office:value-type="string" calcext:value-type="string">
            <text:p>организован 14.01.49 [1] и 28.02.49 [2]&lt;SUP&gt;1&lt;/SUP&gt;;&lt;br&gt; закрыт 04.08.52 (слит с МАРТЫНОВСКИМ ИТЛ с образованием ИТЛ и Стр-ва оросительных и гидротех. сооружений [3].</text:p>
          </table:table-cell>
          <table:table-cell/>
          <table:table-cell office:value-type="string" calcext:value-type="string">
            <text:p>Главгидрострой МВД с 14.01.49 [1];&lt;br&gt; ГГВДС с 05.11.49 [4].</text:p>
          </table:table-cell>
          <table:table-cell office:value-type="string" calcext:value-type="string">
            <text:p>Ростовская обл., станица Цимлянская на 28.02.49 [2];&lt;br&gt; Ростовская обл., Романовский р-н, р.п. Ново-Соленовск&lt;SUP&gt;2&lt;/SUP&gt; на 10.02.50 {20}.</text:p>
          </table:table-cell>
          <table:table-cell office:value-type="string" calcext:value-type="string">
            <text:p>ГС с 28.02.49 [2].</text:p>
          </table:table-cell>
          <table:table-cell office:value-type="string" calcext:value-type="string">
            <text:p>Луна {20}.</text:p>
          </table:table-cell>
          <table:table-cell office:value-type="string" calcext:value-type="string">
            <text:p>Ростовская обл., Романовский р-н, р.п. Ново-Соленовск, п/я 250 {20}.</text:p>
          </table:table-cell>
          <table:table-cell office:value-type="string" calcext:value-type="string">
            <text:p>стр-во Цимлянского гидроузла [1, 2]&lt;SUP&gt;3&lt;/SUP&gt;.</text:p>
          </table:table-cell>
          <table:table-cell office:value-type="string" calcext:value-type="string">
            <text:p>01.11.49 — 13 500, 01.01.50 — 15 829, 01.01.51 — 32 308, 01.01.52 — 47 285 (УРО).</text:p>
          </table:table-cell>
          <table:table-cell office:value-type="string" calcext:value-type="string">
            <text:p>нач. — г/м Горшков А.П., с 15.01.49 по 14.07.50 [5, 6];&lt;br&gt; полк. Барабанов В.А., с 14.07.50 по 11.07.52 [6–8];&lt;br&gt; з/н — полк. Яковец М.А. (упом. в 1950 г.) [8].</text:p>
          </table:table-cell>
          <table:table-cell office:value-type="string" calcext:value-type="string">
            <text:p>В УИТЛК УМВД по Ростовской обл. (все материалы) {1}.</text:p>
          </table:table-cell>
          <table:table-cell office:value-type="string" calcext:value-type="string">
            <text:p>&lt;SUP&gt;1&lt;/SUP&gt; В [1] — организовать Упр. Стр-ва и ИТЛ МВД Цимлянского гидроузла;&lt;br&gt; в [2] — организовывать ИТЛ при СУ Цимлянского гидроузла. Присвоить ему наименование ЦИМЛЯНСКИЙ ИТЛ.&lt;br&gt;&lt;SUP&gt;2&lt;/SUP&gt; В тексте пр. опечатка (Ново-Селеновск). Ныне г.Волгодонск.&lt;br&gt;&lt;SUP&gt;3&lt;/SUP&gt; Согласно {1}, только стр-во ГЭС.</text:p>
          </table:table-cell>
          <table:table-cell/>
          <table:table-cell office:value-type="string" calcext:value-type="string">
            <text:p>&lt;ol compact&gt;&lt;li&gt;Пр. 024 МВД от 14.01.49.&lt;br&gt;&lt;li&gt;Пр. 0105 МВД от 28.02.49. &lt;br&gt;&lt;li&gt;Пр. 0916 МВД от 04.08.52.&lt;br&gt;&lt;li&gt;Пр. 0768 МВД от 05.11.49.&lt;br&gt;&lt;li&gt;Пр. 49лс МВД от 15.01.49.&lt;br&gt;&lt;li&gt;Пр. 849лс МВД от 14.07.50.&lt;br&gt;&lt;li&gt;Пр. 706лс МВД от 11.07.52.&lt;br&gt;&lt;li&gt;ГАРФ. Ф. 9414. Оп. 1д. Д. 262. Л. 2об.&lt;/ol&gt;</text:p>
          </table:table-cell>
          <table:table-cell/>
          <table:table-cell office:value-type="string" calcext:value-type="string">
            <text:p>&lt;a href=r3-147.html&gt;ИТЛ И СТРОИТЕЛЬСТВО ВОЛГО-ДОНСКОГО ВОДНОГО ПУТИ&lt;/a&gt;,&lt;br&gt; &lt;a href=r3-236.html&gt;МАРТЫНОВСКИЙ ИТЛ&lt;/a&gt;,&lt;br&gt; &lt;a href=r3-255.html&gt;НИЖНЕ-ДОНСКОЙ ИТЛ&lt;/a&gt;.</text:p>
          </table:table-cell>
          <table:table-cell office:value-type="string" calcext:value-type="string">
            <text:p>С.Филиппов, 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ЧАПАЕВСКИЙ ИТЛ</text:p>
          </table:table-cell>
          <table:table-cell office:value-type="string" calcext:value-type="string">
            <text:p>Чапаевское строительство, Чапаевстрой,&lt;BR&gt;ИТЛ Упр. восстановительных работ</text:p>
          </table:table-cell>
          <table:table-cell office:value-type="string" calcext:value-type="string">
            <text:p>организован не позднее 08.03.44 [1];&lt;br&gt; закрыт 09.10.44 (Упр. восстановительных работ в г.Чапаевске подчинено Челябметаллургстрою) [2]&lt;SUP&gt;1&lt;/SUP&gt;.</text:p>
          </table:table-cell>
          <table:table-cell/>
          <table:table-cell office:value-type="string" calcext:value-type="string">
            <text:p>ГУЛПС [3].</text:p>
          </table:table-cell>
          <table:table-cell office:value-type="string" calcext:value-type="string">
            <text:p>Куйбышевская обл., г.Чапаевск [1].</text:p>
          </table:table-cell>
          <table:table-cell office:value-type="string" calcext:value-type="string">
            <text:p>нет.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восстановительные работы на з-дах № 15 (производство тротила) и № 309 (капсюльное производство и тротиловые детонаторы) НКБ [1], стр-во второй очереди з-да № 15 НКБ [2].</text:p>
          </table:table-cell>
          <table:table-cell office:value-type="string" calcext:value-type="string">
            <text:p>01.04.44 — 1842, 01.07.44 — 1550, 01.11.44 — 2110 (УРО).</text:p>
          </table:table-cell>
          <table:table-cell office:value-type="string" calcext:value-type="string">
            <text:p>нач. — инж.-полк. Теплицкий Ш.Л. (А.Л.), с 08.03.44 по 09.10.44 [1, 2]&lt;SUP&gt;2&lt;/SUP&gt;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В этом пр. ИТЛ не упомянут, но обычно лаг. подр. при изменении подчиненности хозяйственного органа следовали за ним.&lt;br&gt;&lt;SUP&gt;2&lt;/SUP&gt; Ни в одном из известных документов Ш.Л.Теплицкий не назван нач. УИТЛ, но по обычной практике ГУЛПСа нач. стр-ва являлся и нач. лагеря. До 06.07.44 — Теплицкий по совместительству нач. Соликамстроя [3].</text:p>
          </table:table-cell>
          <table:table-cell/>
          <table:table-cell office:value-type="string" calcext:value-type="string">
            <text:p>&lt;ol compact&gt;&lt;li&gt;Пр. 00253 НКВД от 08.03.44.&lt;br&gt;&lt;li&gt;Пр. 0224 НКВД от 09.10.44.&lt;br&gt;&lt;li&gt;Пр. 00772 НКВД от 06.07.44.&lt;/ol&gt;</text:p>
          </table:table-cell>
          <table:table-cell office:value-type="string" calcext:value-type="string">
            <text:p>Восстановление з-дов в Чапаевске проводилось очень напряженно, для него срочно выделялись все силы и средства [1];&lt;br&gt; в работах участвовали также ВСЧ, а для з/к распоряжением СНК выделялось усиленное диетическое питание [3].</text:p>
          </table:table-cell>
          <table:table-cell office:value-type="string" calcext:value-type="string">
            <text:p>&lt;a href=r3-175.html&gt;ИТЛ СТРОИТЕЛЬСТВА СОЛИКАМСКОГО ЦБК&lt;/a&gt;,&lt;br&gt; &lt;a href=r3-180.html&gt;ИТЛ ЧЕЛЯБМЕТАЛЛУРГСТРОЯ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ЧАУНСКИЙ ИТЛ ДАЛЬСТРОЯ</text:p>
          </table:table-cell>
          <table:table-cell office:value-type="string" calcext:value-type="string">
            <text:p>Чаунлаг, ИТЛ Упр. п/я 14</text:p>
          </table:table-cell>
          <table:table-cell office:value-type="string" calcext:value-type="string">
            <text:p>организован не позднее 01.09.51 [1]&lt;SUP&gt;1&lt;/SUP&gt;;&lt;br&gt; закрыт между 15.03.53 и 01.08.53 {21. Л. 728, 734}.</text:p>
          </table:table-cell>
          <table:table-cell/>
          <table:table-cell office:value-type="string" calcext:value-type="string">
            <text:p>ГУ ИТ лагерей Дальстроя в 1951–1952 гг. [1], {21. Л. 147}.</text:p>
          </table:table-cell>
          <table:table-cell office:value-type="string" calcext:value-type="string">
            <text:p>?&lt;SUP&gt;2&lt;/SUP&gt;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горнопром., геологоразведочные и дорожно-строит. работы {21. Л. 147–172}.</text:p>
          </table:table-cell>
          <table:table-cell office:value-type="string" calcext:value-type="string">
            <text:p>01.09.51 — 10 941 [1];&lt;br&gt; 19.06.52 — 7274&lt;SUP&gt;3&lt;/SUP&gt; {46. Л. 147–172}.</text:p>
          </table:table-cell>
          <table:table-cell office:value-type="string" calcext:value-type="string">
            <text:p>нач. — г/м Шемена С.И., ? — по 22.10.52 [2];&lt;br&gt; полк. в/с Ермилов Н.Н., с 22.10.52 — ? [2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В документах изученных фондов ЧАУНСКИЙ ИТЛ впервые упом. 01.09.51. Однако согласно [2], в 1-м Упр. (оно же Упр. п/я 14) Дальстроя с 20.09.49 была введена должность з/н, что косвенно указывает на организацию при этом Упр. ИТЛ (или ЛО, непосредственно подчиненного Упр. лагерей Дальстроя).&lt;br&gt;&lt;SUP&gt;2&lt;/SUP&gt; ОЛПы ЧАУНСКОГО ИТЛ располагались в пос. Певек и в близлежащих поселках — Северный, Восточный, Западный (Чукотский а. ок. {21. Л. 147–172};&lt;br&gt; по-видимому, УИТЛ дислоцировалось в пос. Певек.&lt;br&gt;&lt;SUP&gt;3&lt;/SUP&gt; Из них 252 осужденных за к/р преступления {21. Л. 147–172}.</text:p>
          </table:table-cell>
          <table:table-cell/>
          <table:table-cell office:value-type="string" calcext:value-type="string">
            <text:p>&lt;ol compact&gt;&lt;li&gt;ГАРФ. Ф. 9414. Оп. 1д. Д. 161. Л. 4.&lt;br&gt;&lt;li&gt;Пр. 1267лс МВД от 22.10.52.&lt;/ol&gt;</text:p>
          </table:table-cell>
          <table:table-cell office:value-type="string" calcext:value-type="string">
            <text:p>В подчинении Упр. п/я 14 находился также ОЛП № 12 комб. № 1, не входивший в состав ЧАУНСКОГО ИТЛ. Лаг. подр. этого ОЛПа, организованного в 1950 г., располагались в Бутугычаге, Нелькобе и в р-не ключа Охотник. Суммарная численность з/к, занятых на горных работах, строит. работах и лесозаготовках, на 01.05.50 — 1204 человека, из них 321 женщина, 541 осужденный за к/р преступления {21. Л. 81–86}.</text:p>
          </table:table-cell>
          <table:table-cell/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ЧАУН-ЧУКОТСКИЙ ИТЛ ДАЛЬСТРОЯ</text:p>
          </table:table-cell>
          <table:table-cell office:value-type="string" calcext:value-type="string">
            <text:p>Чаунчукотлаг, Чаун-Чукотский ИТЛ УСВИТЛа</text:p>
          </table:table-cell>
          <table:table-cell office:value-type="string" calcext:value-type="string">
            <text:p>организован 20.09.49 (?)&lt;SUP&gt;1&lt;/SUP&gt; [1];&lt;br&gt; закрыт 16.04.57 [2].</text:p>
          </table:table-cell>
          <table:table-cell/>
          <table:table-cell office:value-type="string" calcext:value-type="string">
            <text:p>ГУ ИТ лагерей Дальстроя в 1951–1952 гг. [1], {21. Л. 332};&lt;br&gt; УСВИТЛ в 1953–1957 гг. {21. Л. 732}, [2].</text:p>
          </table:table-cell>
          <table:table-cell office:value-type="string" calcext:value-type="string">
            <text:p>Магаданская обл., пос.Певек (Чукотский а. ок.) {21. Л. 668, 732}.</text:p>
          </table:table-cell>
          <table:table-cell office:value-type="string" calcext:value-type="string">
            <text:p>АВ-12 {21. Л. 668}.</text:p>
          </table:table-cell>
          <table:table-cell office:value-type="string" calcext:value-type="string">
            <text:p>нет {46. Л. 732}.</text:p>
          </table:table-cell>
          <table:table-cell office:value-type="string" calcext:value-type="string">
            <text:p>Магаданская обл., пос. Певек, п/я АВ-261/73 {46. Л. 668, 732}.</text:p>
          </table:table-cell>
          <table:table-cell office:value-type="string" calcext:value-type="string">
            <text:p>работа на прииске Красноармейский [3. Л. 78, 222], разведка Валькумейского оловорудного месторождения, добыча олова на приисках Красноармейский, Южный, Куйви-Веем, работа на обогатительных ф-ках 521 и 17 [4], на прииске Восточный [5], стр-во шахты № 4 на руднике Валькумей [6], расширение рудника Валькумей и обогатительной ф-ки 521-бис, работа на прииске Юбилейный, расширение Певекской ТЭЦ, стр-во Чаунской ЦЭС и ЛЭП-35 к приискам Красноармейский и Куйвивеем, автобазы в Певеке [7], расширение порта в Певеке, стр-во автодороги Певек—Красноармейский, школы на прииcке Красноармейский [8], ветровых эл.-ст. в р-не Певека [9], рем. мастерских [10], интерната в Певеке [11].</text:p>
          </table:table-cell>
          <table:table-cell office:value-type="string" calcext:value-type="string">
            <text:p>01.09.51 — 9656 [3. Л. 4];&lt;br&gt; 01.08.53 — 10 397 {21. Л. 732};&lt;br&gt; 01.12.53 — 11 787 [12. Л. 170].</text:p>
          </table:table-cell>
          <table:table-cell office:value-type="string" calcext:value-type="string">
            <text:p>нач.— Бокарев ?.?. (упом. 01.11.50) [4];&lt;br&gt; полк. Туманов А.Д., не позднее 03.03.51 — не ранее 24.01.53 [5, 13];&lt;br&gt; п/п Чебаненко ?.?. (упом. 01.08.53)&lt;SUP&gt;2&lt;/SUP&gt; {21. Л. 732};&lt;br&gt; горный директор Лапин ?.?., не позднее 01.12.53 — не ранее 22.09.54 [12. Л. 197], [14];&lt;br&gt; з/н — п/п Варшавчик ?.?. (упом. 01.05.52, 28.05.54;&lt;br&gt; 22.09.54 — как б. з/н) {21. Л. 355}, [15, 14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Согласно этому пр. создано лаг. подр. при Чаун-Чукотском ГПУ, но статус его не указан (см. ГЛАВНОЕ УПРАВЛЕНИЕ СТРОИТЕЛЬСТВА ДАЛЬНЕГО СЕВЕРА);&lt;br&gt; впервые ЧАУН-ЧУКОТСКИЙ ИТЛ упом. 22.05.51 [16].&lt;br&gt;&lt;SUP&gt;2&lt;/SUP&gt; Согласно {21. Л. 732}, Чебаненко стал нач. ЧАУН-ЧУКОТСКОГО ИТЛ с 25.08.51, но это противоречит др. данным.</text:p>
          </table:table-cell>
          <table:table-cell/>
          <table:table-cell office:value-type="string" calcext:value-type="string">
            <text:p>&lt;ol compact&gt;&lt;li&gt;Пр. 00872 МВД от 20.09.49.&lt;br&gt;&lt;li&gt;Пр. 0271 МВД от 16.04.57.&lt;br&gt;&lt;li&gt;ГАРФ. Ф. 9414. Оп. 1д. Д. 161.&lt;br&gt;&lt;li&gt;Пр. 00656 МВД от 01.11.50. &lt;br&gt;&lt;li&gt;Пр. 00108 МВД от 03.03.51.&lt;br&gt;&lt;li&gt;Пр. 0617 МВД от 11.09.50.&lt;br&gt;&lt;li&gt;Пр. 0366 МВД от 03.03.52.&lt;br&gt;&lt;li&gt;Пр. 001141 МВД от 31.12.49.&lt;br&gt;&lt;li&gt;Пр. 0622 МВД от 04.09.51.&lt;br&gt;&lt;li&gt;Пр. 0915 МВД от 26.12.49.&lt;br&gt;&lt;li&gt;Пр. 618 МВД от 15.09.50. &lt;br&gt;&lt;li&gt;ГАРФ. Ф.8131. Оп. 32. Д. 3033.&lt;br&gt;&lt;li&gt;Пр. 0103 МВД от 24.01.51. &lt;br&gt;&lt;li&gt;Пр. 00765 МВД от 22.09.54.&lt;br&gt;&lt;li&gt;Пр. 00450 МВД от 28.05.54.&lt;br&gt;&lt;li&gt;ГАРФ. Ф. 9414. Оп. 1д. Д. 107. Л. 1.&lt;/ol&gt;</text:p>
          </table:table-cell>
          <table:table-cell table:number-columns-repeated="2"/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ЧЕБОКСАРСКИЙ ИТЛ</text:p>
          </table:table-cell>
          <table:table-cell office:value-type="string" calcext:value-type="string">
            <text:p>Чебоксарлаг</text:p>
          </table:table-cell>
          <table:table-cell office:value-type="string" calcext:value-type="string">
            <text:p>организован в 1941 г.&lt;SUP&gt;1&lt;/SUP&gt;;&lt;br&gt; закрыт 14.02.42&lt;SUP&gt;2&lt;/SUP&gt; [2].</text:p>
          </table:table-cell>
          <table:table-cell/>
          <table:table-cell office:value-type="string" calcext:value-type="string">
            <text:p>ГУЛАГ [1, 2].</text:p>
          </table:table-cell>
          <table:table-cell office:value-type="string" calcext:value-type="string">
            <text:p>Чувашская АССР, г.Чебоксары [1]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г.Чебоксары Чувашской АССР, п/я — ? [1].</text:p>
          </table:table-cell>
          <table:table-cell office:value-type="string" calcext:value-type="string">
            <text:p>ремонт дороги Горький—Чебоксары—Казань, (приведение дороги в проезжее состояние) [1, 2].</text:p>
          </table:table-cell>
          <table:table-cell office:value-type="string" calcext:value-type="string">
            <text:p>01.03.42 — 5955 [3].</text:p>
          </table:table-cell>
          <table:table-cell office:value-type="string" calcext:value-type="string">
            <text:p>нач.— Мороз И.П., с 11.08.41 — ?;&lt;br&gt; з/н — Кудеш С.М., с 11.08.41 — ? [1].</text:p>
          </table:table-cell>
          <table:table-cell office:value-type="string" calcext:value-type="string">
            <text:p>В ОИТК МВД Чувашской АССР (часть л/д з/к, материалов делопроизводства) {1}.</text:p>
          </table:table-cell>
          <table:table-cell office:value-type="string" calcext:value-type="string">
            <text:p>&lt;SUP&gt;1&lt;/SUP&gt; Пр. [1] организовано Упр. нач. работ дороги Горький—Казань;&lt;br&gt; обслуживающий стр-во лагерь упом. без названия, так что не ясно, существовал ли Чебоксарлаг ранее или организован этим же пр.&lt;br&gt;&lt;SUP&gt;2&lt;/SUP&gt; Лаг. подр. Чебоксарлага распределены между ОИТК НКВД Чувашской, Татарской АССР и УИТЛК УНКВД по Горьковской обл., которым было поручено в дальнейшем обслуживать стр-во дороги [2].</text:p>
          </table:table-cell>
          <table:table-cell/>
          <table:table-cell office:value-type="string" calcext:value-type="string">
            <text:p>&lt;ol compact&gt;&lt;li&gt;Пр. 0363 НКВД от 11.08.41.&lt;br&gt;&lt;li&gt;Пр. 050 НКВД от 14.02.42.&lt;br&gt;&lt;li&gt;ГАРФ. Ф. 9414. Оп. 1д. Д. 379. Л. 12.&lt;/ol&gt;</text:p>
          </table:table-cell>
          <table:table-cell/>
          <table:table-cell office:value-type="string" calcext:value-type="string">
            <text:p>&lt;a href=r3-405.html&gt;СТРОИТЕЛЬСТВО ГУШОСДОРА НКВД № 4 И ИТЛ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ЧЕЛЯБИНСКИЙ ИТЛ</text:p>
          </table:table-cell>
          <table:table-cell office:value-type="string" calcext:value-type="string">
            <text:p>Челяблаг</text:p>
          </table:table-cell>
          <table:table-cell office:value-type="string" calcext:value-type="string">
            <text:p>организован 22.05.47 — переименован из ИТЛ ЧЕЛЯБМЕТАЛЛУРГСТРОЯ [1];&lt;br&gt; закрыт 06.10.51 [2].</text:p>
          </table:table-cell>
          <table:table-cell/>
          <table:table-cell office:value-type="string" calcext:value-type="string">
            <text:p>ГУЛАГ с 22.05.47 [1];&lt;br&gt; УИТЛК УМВД по Челябинской обл. с 13.10.50 [3].</text:p>
          </table:table-cell>
          <table:table-cell office:value-type="string" calcext:value-type="string">
            <text:p>г.Челябинск [1], {19}.</text:p>
          </table:table-cell>
          <table:table-cell office:value-type="string" calcext:value-type="string">
            <text:p>БЦ с 22.05.47 [1].</text:p>
          </table:table-cell>
          <table:table-cell office:value-type="string" calcext:value-type="string">
            <text:p>нет на 15.01.49 {19}.</text:p>
          </table:table-cell>
          <table:table-cell office:value-type="string" calcext:value-type="string">
            <text:p>г.Челябинск 17, п/я 50 {19}&lt;SUP&gt;1&lt;/SUP&gt;.</text:p>
          </table:table-cell>
          <table:table-cell office:value-type="string" calcext:value-type="string">
            <text:p>обслуживание треста Челябметаллургстрой [1].</text:p>
          </table:table-cell>
          <table:table-cell office:value-type="string" calcext:value-type="string">
            <text:p>01.01.48 — 15 352, 01.01.49 — 15 343, 01.01.50 — 13 644 (УРО).</text:p>
          </table:table-cell>
          <table:table-cell office:value-type="string" calcext:value-type="string">
            <text:p>и.о. нач. — п/п Люткевич П.О., с 22.05.47 — ? [1];&lt;br&gt; нач. — п/п (полк.) Люткевич П.О., с 19.05.48 по 04.01.51 [4, 5];&lt;br&gt; п/п Нифонтов И.П., с 25.06.51 по 09.10.51 [6, 7];&lt;br&gt; и.о. нач. — п/п Нифонтов И.П. (упом. 22.04.50) [8];&lt;br&gt; з/н — Кравец П.С., ? — 31.03.52 [9].</text:p>
          </table:table-cell>
          <table:table-cell office:value-type="string" calcext:value-type="string">
            <text:p>Включает архив ЧЕЛЯБИНСКОГО ИТЛ и ИТЛ ЧЕЛЯБМЕТАЛЛУРГСТРОЯ. Хранился в УИТЛК УМВД по Челябинской обл.: л/д з/к — 26 442, списки и л/д трудмобилизованных немцев — 21 667, материалы делопроизводства, служебные карточки сотрудников;&lt;br&gt; в 1-м Спецотделе УМВД Челябинской обл. (л/д сотрудников) {1}.</text:p>
          </table:table-cell>
          <table:table-cell/>
          <table:table-cell office:value-type="string" calcext:value-type="string">
            <text:p>&lt;SUP&gt;1&lt;/SUP&gt; В {1} ошибочно указано п/я АТ-50 (до 1952 г. лит. обозначения не включали в номер п/я;&lt;br&gt; лит. обозначение АТ принадлежало предшественнику этого ИТЛ — ИТЛ ЧЕЛЯБМЕТАЛЛУРГСТРОЯ).</text:p>
          </table:table-cell>
          <table:table-cell office:value-type="string" calcext:value-type="string">
            <text:p>&lt;ol compact&gt;&lt;li&gt;Пр. 0290 МВД от 22.05.47.&lt;br&gt;&lt;li&gt;Пр. 00725 МВД от 06.10.51.&lt;br&gt;&lt;li&gt;Пр. 0699 МВД от 13.10.50.&lt;br&gt;&lt;li&gt;Пр. 599лс МВД от 19.05.48. &lt;br&gt;&lt;li&gt;Пр. 3лс МВД от 04.01.51.&lt;br&gt;&lt;li&gt;Пр. 799лс МВД от 25.06.51.&lt;br&gt;&lt;li&gt;Пр. 1337лс МВД от 09.10.51.&lt;br&gt;&lt;li&gt;ГАРФ. Ф. 9414. Оп. 1д. Д. 149. Л. 226.&lt;br&gt;&lt;li&gt;Пр. 410лс МВД от 31.03.52.&lt;/ol&gt;</text:p>
          </table:table-cell>
          <table:table-cell/>
          <table:table-cell office:value-type="string" calcext:value-type="string">
            <text:p>&lt;a href=r3-180.html&gt;ИТЛ ЧЕЛЯБМЕТАЛЛУРГСТРОЯ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ЧЕРЕПОВЕЦКИЙ ИТЛ</text:p>
          </table:table-cell>
          <table:table-cell office:value-type="string" calcext:value-type="string">
            <text:p>Череповецлаг</text:p>
          </table:table-cell>
          <table:table-cell office:value-type="string" calcext:value-type="string">
            <text:p>организован 27.09.40 [1]&lt;SUP&gt;1&lt;/SUP&gt;;&lt;br&gt; закрыт 28.06.41 {12}.</text:p>
          </table:table-cell>
          <table:table-cell/>
          <table:table-cell office:value-type="string" calcext:value-type="string">
            <text:p>ГУЛАГ с 27.09.40 [1];&lt;br&gt; ГУЛПС с 26.02.41 [2;&lt;br&gt; 3. Л. 10];&lt;br&gt; УЛСПЧМ с 14.05.41 [4].</text:p>
          </table:table-cell>
          <table:table-cell office:value-type="string" calcext:value-type="string">
            <text:p>Вологодская обл., г.Череповец [1], {11}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Вологодская обл., г.Череповец, п/я 273 {11}.</text:p>
          </table:table-cell>
          <table:table-cell office:value-type="string" calcext:value-type="string">
            <text:p>стр-во Череповецкого металлургического комб. [1];&lt;br&gt; железных и грунтовых дорог, водопровода, деревообделочных и мех. предприятий, жилья и коммунальных объектов, работа на лесозаводе и в подсобном с. х. [5].</text:p>
          </table:table-cell>
          <table:table-cell office:value-type="string" calcext:value-type="string">
            <text:p>01.01.41 — 997, 01.07.41 — 4821 [3].</text:p>
          </table:table-cell>
          <table:table-cell office:value-type="string" calcext:value-type="string">
            <text:p>нач. — кап. ГБ Хархардин А.И., с 27.09.40 — не ранее 02.06.41 [6, 7].</text:p>
          </table:table-cell>
          <table:table-cell office:value-type="string" calcext:value-type="string">
            <text:p>В архивах МВД материалы не сохранились. В ГА Вологодской обл.: материалы Упр. стр-ва Череповецкого металлургического комб. за 1940–1941 гг. {1}.</text:p>
          </table:table-cell>
          <table:table-cell/>
          <table:table-cell office:value-type="string" calcext:value-type="string">
            <text:p>&lt;SUP&gt;1&lt;/SUP&gt; Возможно, это повторный пр. об открытии, так как временный штат ИТЛ объявлен 01.08.40 [8].</text:p>
          </table:table-cell>
          <table:table-cell office:value-type="string" calcext:value-type="string">
            <text:p>&lt;ol compact&gt;&lt;li&gt;Пр. 0423 НКВД от 27.09.40.&lt;br&gt;&lt;li&gt;Пр. 00212 НКВД от 26.02.41.&lt;br&gt;&lt;li&gt;ГАРФ. Ф. 9414. Оп. 1д. Д. 371. Л. 2, 54.&lt;br&gt;&lt;li&gt;Пр. 00577 НКВД от 14.05.41.&lt;br&gt;&lt;li&gt;ГАРФ. Ф.9414. Оп.1. Д.853. Л.270–273.&lt;br&gt;&lt;li&gt;Пр. 1356лс НКВД от 27.09.40.&lt;br&gt;&lt;li&gt;Пр. 0288 НКВД от 02.06.41.&lt;br&gt;&lt;li&gt;Пр. 0315 НКВД от 01.08.40.&lt;/ol&gt;</text:p>
          </table:table-cell>
          <table:table-cell table:number-columns-repeated="2"/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ЧЕРНОГОРСКИЙ ИТЛ</text:p>
          </table:table-cell>
          <table:table-cell office:value-type="string" calcext:value-type="string">
            <text:p>Черногорскстрой, Черногорлаг</text:p>
          </table:table-cell>
          <table:table-cell office:value-type="string" calcext:value-type="string">
            <text:p>организован 10.11.50 [1]&lt;SUP&gt;1&lt;/SUP&gt;;&lt;br&gt; закрыт 09.06.53 пр. МЮ 075 [2. Разд. 1. Л. 1].</text:p>
          </table:table-cell>
          <table:table-cell/>
          <table:table-cell office:value-type="string" calcext:value-type="string">
            <text:p>ГУЛПС с 10.11.50 [1];&lt;br&gt; ГСНС с 06.10.51 [3];&lt;br&gt; ГУЛАГ МЮ с 02.04.53 {33}.</text:p>
          </table:table-cell>
          <table:table-cell office:value-type="string" calcext:value-type="string">
            <text:p>Красноярский кр., Хакасская а.о., г.Черногорск [1] {26, 37}.</text:p>
          </table:table-cell>
          <table:table-cell office:value-type="string" calcext:value-type="string">
            <text:p>ЕИ с 10.11.50 [1].</text:p>
          </table:table-cell>
          <table:table-cell office:value-type="string" calcext:value-type="string">
            <text:p>Тайга {37}&lt;SUP&gt;2&lt;/SUP&gt;.</text:p>
          </table:table-cell>
          <table:table-cell office:value-type="string" calcext:value-type="string">
            <text:p>г.Черногорск Красноярского кр., п/я 2 [2. Разд. 1. Л. 2];&lt;br&gt; Красноярский кр., Хакасская а.о., г.Черногорск, п/я ЕИ-2 {26}.</text:p>
          </table:table-cell>
          <table:table-cell office:value-type="string" calcext:value-type="string">
            <text:p>стр-во Черногорского з-да гидрирования смолы МНП [1], ТЭЦ [4], 16.04.52 организована проектная группа ин-та Гипронефтестрой [5], изготовление разборных деревянных бараков [6], работа на кирп. и рем.-мех. з-дах, стр-во дома культуры [7], работа на каменном карьере, с/х работы, стр-во Назаровского угольного разреза, лесозаготовки [2. Разд. 3. Л. 1–9].</text:p>
          </table:table-cell>
          <table:table-cell office:value-type="string" calcext:value-type="string">
            <text:p>01.02.51 — 1951, 01.01.52 — 6183, 01.01.53 — 11 938 (УРО);&lt;br&gt; 10.05.52 — 5939 [2. Разд. 3. Л. 1];&lt;br&gt; 15.03.53 — 11 367, 15.05.53 — 6388 [2. Разд. 4. Л. 5, 18].</text:p>
          </table:table-cell>
          <table:table-cell office:value-type="string" calcext:value-type="string">
            <text:p>нач. — г/м Харченко А.В., с 20.12.50 — не ранее 02.03.53 [8, 9];&lt;br&gt; и.о. нач. — майор Соколов ?.?. (упом. 03.01.51 и 25.02.51) [10, 11];&lt;br&gt; майор в/с Щербаков Г.В., с 01.04.53 по 18.05.53 [12, 13];&lt;br&gt; з/н — п/п Чагин С.Е., с 12.50 по 26.03.52 [2. Разд. 1. Л. 2об.], [14];&lt;br&gt; п/п Векшин С.В., с 07.05.52 по 24.11.52 [2. Разд. 1. Л. 2об.];&lt;br&gt; майор в/с Попов ?.?. (упом. 20.05.53) [15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06.03.50 был издан пр. 0149 Об организации ИТЛ и СУ МВД по стр-ву Черногорского з-да гидрирования смолы, но, по-видимому, тогда ИТЛ создан не был, так как, согласно [1], до открытия ЧЕРНОГОРСКОГО ИТЛ 10.11.50 работы по стр-ву велись силами ИТЛ Строительства 16.&lt;br&gt;&lt;SUP&gt;2&lt;/SUP&gt; До переподчинения ГУЛАГу МЮ у этого ИТЛ телегр. кода не было, краткий телегр. адрес — Черногорскстрой [2], {13}.</text:p>
          </table:table-cell>
          <table:table-cell/>
          <table:table-cell office:value-type="string" calcext:value-type="string">
            <text:p>&lt;ol compact&gt;&lt;li&gt;Пр. 0747 МВД от 10.11.50.&lt;br&gt;&lt;li&gt;ГАРФ. Ф. 9414. Оп. 1д. Д. 263.&lt;br&gt;&lt;li&gt;Пр. 0720 МВД от 06.10.51.&lt;br&gt;&lt;li&gt;Пр. 073 МВД от 22.01.52. &lt;br&gt;&lt;li&gt;Пр. 0561 МВД от 16.04.52.&lt;br&gt;&lt;li&gt;Расп. 190 МВД от 28.02.53.&lt;br&gt;&lt;li&gt;Пр. 07 МВД от 03.01.53.&lt;br&gt;&lt;li&gt;Пр. 1781лс МВД от 20.12.50.&lt;br&gt;&lt;li&gt;Пр. 0241 МВД от 02.03.51.&lt;br&gt;&lt;li&gt;Расп. 4 МВД от 03.01.51.&lt;br&gt;&lt;li&gt;ГАРФ. Ф. 9414. Оп. 1д. Д. 153. Л. 199.&lt;br&gt;&lt;li&gt;Пр. 027/л МЮ от 01.04.53.&lt;br&gt;&lt;li&gt;Пр. 371/л МЮ от 18.05.53.&lt;br&gt;&lt;li&gt;Пр. 00367 МВД от 26.03.52.&lt;br&gt;&lt;li&gt;ГАРФ. Ф. 9414. Оп. 1. Д. 164. Л. 124.&lt;/ol&gt;</text:p>
          </table:table-cell>
          <table:table-cell/>
          <table:table-cell office:value-type="string" calcext:value-type="string">
            <text:p>&lt;a href=r3-328.html&gt;СТРОИТЕЛЬСТВО 16 И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ЧЕРНОГОРСКИЙ СПЕЦИАЛЬНЫЙ ИТЛ</text:p>
          </table:table-cell>
          <table:table-cell/>
          <table:table-cell office:value-type="string" calcext:value-type="string">
            <text:p>организован 07.01.44 на базе Черногорской колонии УНКВД по Красноярскому кр. по добыче угля [1]&lt;SUP&gt;1&lt;/SUP&gt;;&lt;br&gt; закрыт между 08.06.45 и 31.10.46 {15, 17}&lt;SUP&gt;2&lt;/SUP&gt;.</text:p>
          </table:table-cell>
          <table:table-cell/>
          <table:table-cell office:value-type="string" calcext:value-type="string">
            <text:p>УИТЛК УНКВД по Красноярскому кр. с 07.01.44 по крайней мере до 08.06.45 [1] {14, 15}.</text:p>
          </table:table-cell>
          <table:table-cell office:value-type="string" calcext:value-type="string">
            <text:p>Красноярский кр., ст. Черногорск Красноярской ж.д. [1], {14, 15}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ст. Черногорск Красноярской ж.д., п/я — нет {14, 15}.</text:p>
          </table:table-cell>
          <table:table-cell office:value-type="string" calcext:value-type="string">
            <text:p>добыча угля [1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нач. — кап. ГБ Зубов Н.И., с 07.01.44 — ? [1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Организован для предателей и пособников немецко-фашистских оккупантов из числа лиц, именующихся фольксдойче&amp;quot;&lt;br&gt; с Украины&amp;quot;&lt;br&gt;. Готовность лагеря к приему новых з/к — к 25.01.44. На формирование ИТЛ приказано передать все здания, хозяйство и л.с. Черногорской колонии;&lt;br&gt; установить особо строгий режим для з/к из состава фольксдойче. Ныне работающих в колонии з/к заменять постепенно по мере прибытия новых з/к согласно настоящего приказа. Всех фольксдойче из Украинской ССР предписано судить ОСО и направлять в этот ИТЛ [1].&lt;br&gt;&lt;SUP&gt;2&lt;/SUP&gt; Последнее известное упом. — 08.06.45 {15};&lt;br&gt; в пр. с объявлением дислокаций всех ИТЛ от 31.10.46 отсутствует {17}.</text:p>
          </table:table-cell>
          <table:table-cell/>
          <table:table-cell office:value-type="string" calcext:value-type="string">
            <text:p>&lt;ol compact&gt;&lt;li&gt;Пр. 0013 НКВД от 07.01.44.&lt;/ol&gt;</text:p>
          </table:table-cell>
          <table:table-cell table:number-columns-repeated="2"/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ЧЕРНОИСТОЧИНСКИЙ ИТЛ</text:p>
          </table:table-cell>
          <table:table-cell office:value-type="string" calcext:value-type="string">
            <text:p>Черноисточенский ИТЛ, Черноисточлаг</text:p>
          </table:table-cell>
          <table:table-cell office:value-type="string" calcext:value-type="string">
            <text:p>организован 25.08.42 [1]&lt;SUP&gt;1&lt;/SUP&gt;;&lt;br&gt; закрыт 15.04.43 — реорг. в самостоятельное ЛО в составе ТАГИЛЬСКОГО ИТЛ [2].</text:p>
          </table:table-cell>
          <table:table-cell/>
          <table:table-cell office:value-type="string" calcext:value-type="string">
            <text:p>ГУЛПС с 25.08.42 [1].</text:p>
          </table:table-cell>
          <table:table-cell office:value-type="string" calcext:value-type="string">
            <text:p>Свердловская обл., Висимский р-н, р.п. Черноисточинск [1, 3]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Свердловская обл., Висимский р-н, р.п.Черноисточинск, п/я 306 [3].</text:p>
          </table:table-cell>
          <table:table-cell office:value-type="string" calcext:value-type="string">
            <text:p>деревообработка, лесозаготовки, рыболовство, изготовление кирпича, сбор дикорастущих, корзино — и лаптеплетение, швейные, рем.-мех. и обувные мастерские [4].</text:p>
          </table:table-cell>
          <table:table-cell office:value-type="string" calcext:value-type="string">
            <text:p>30.11.42 — 874 [5];&lt;br&gt; 01.01.43 — 1541 [6];&lt;br&gt; 01.02.43 — 1610, 01.04.43 — 1542 (УРО).</text:p>
          </table:table-cell>
          <table:table-cell office:value-type="string" calcext:value-type="string">
            <text:p>нач. — майор ГБ Гурвич С.В., с 25.08.42 по 15.04.43 [1, 2].</text:p>
          </table:table-cell>
          <table:table-cell office:value-type="string" calcext:value-type="string">
            <text:p>В УИТЛК УМВД по Свердловской обл.: все материалы {1, 2}.</text:p>
          </table:table-cell>
          <table:table-cell/>
          <table:table-cell office:value-type="string" calcext:value-type="string">
            <text:p>&lt;SUP&gt;1&lt;/SUP&gt; ИТЛ организован для вывоза инвалидов и неработающих слабосильных из ТАГИЛЬСКОГО ИТЛ.</text:p>
          </table:table-cell>
          <table:table-cell office:value-type="string" calcext:value-type="string">
            <text:p>&lt;ol compact&gt;&lt;li&gt;Пр. 001807 НКВД от 25.08.42.&lt;br&gt;&lt;li&gt;Пр. 0143 НКВД от 15.04.43.&lt;br&gt;&lt;li&gt;Пр. 002435 НКВД от 06.11.42.&lt;br&gt;&lt;li&gt;Пр. 011 НКВД от 16.01.43. &lt;br&gt;&lt;li&gt;ГАРФ. Ф. 9414. Оп. 1д. Д. 381. Л. 12.&lt;br&gt;&lt;li&gt;Там же. Д. 378. Л. 112.&lt;/ol&gt;</text:p>
          </table:table-cell>
          <table:table-cell/>
          <table:table-cell office:value-type="string" calcext:value-type="string">
            <text:p>&lt;a href=r3-409.html&gt;ТАГИЛЬСКИЙ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ЧИСТЮНЬГСКИЙ ОЗДОРОВИТЕЛЬНЫЙ ЛАГЕРЬ</text:p>
          </table:table-cell>
          <table:table-cell office:value-type="string" calcext:value-type="string">
            <text:p>Чистюньлаг, Чистюньгский инвалидный ИТЛ</text:p>
          </table:table-cell>
          <table:table-cell office:value-type="string" calcext:value-type="string">
            <text:p>организован 27.05.46 на базе Чистюньгского ЛО УИТЛК УМВД по Алтайскому кр. [1]&lt;SUP&gt;1&lt;/SUP&gt;;&lt;br&gt; закрыт 23.04.51 — реорг. в ЛО УИТЛК УМВД по Алтайскому кр. [2].</text:p>
          </table:table-cell>
          <table:table-cell/>
          <table:table-cell office:value-type="string" calcext:value-type="string">
            <text:p>ГУЛАГ с 27.05.46 [1];&lt;br&gt; УИТЛК УМВД по Алтайскому кр. с 23.09.50 [3] (см. также [4]).</text:p>
          </table:table-cell>
          <table:table-cell office:value-type="string" calcext:value-type="string">
            <text:p>Алтайский кр., Топчихинский р-н, с.Топчиха {17, 19}.</text:p>
          </table:table-cell>
          <table:table-cell office:value-type="string" calcext:value-type="string">
            <text:p>АЮ с 27.05.46 [1], {3, 17, 19}.</text:p>
          </table:table-cell>
          <table:table-cell office:value-type="string" calcext:value-type="string">
            <text:p>Луч {19}.</text:p>
          </table:table-cell>
          <table:table-cell office:value-type="string" calcext:value-type="string">
            <text:p>Алтайский кр., с.Топчиха, п/я 247/19 {17, 19}.</text:p>
          </table:table-cell>
          <table:table-cell office:value-type="string" calcext:value-type="string">
            <text:p>растениеводство и животноводство&lt;SUP&gt;2&lt;/SUP&gt;, заготовка дров для нужд лагеря [4].</text:p>
          </table:table-cell>
          <table:table-cell office:value-type="string" calcext:value-type="string">
            <text:p>01.01.47 — 4569, 01.01.48 — 4100, 01.01.49 — 4567, 01.01.50 — 4050 (УРО);&lt;br&gt; 30.10.50 — 4492&lt;SUP&gt;3&lt;/SUP&gt; [4].</text:p>
          </table:table-cell>
          <table:table-cell office:value-type="string" calcext:value-type="string">
            <text:p>нач. — п/п Низюлько С.Н., с 07.08.46 по 23.04.51 [5, 6].</text:p>
          </table:table-cell>
          <table:table-cell office:value-type="string" calcext:value-type="string">
            <text:p>В ОИТК УМВД по Алтайскому кр.: все материалы, в том числе л/д вольнонаемных сотрудников, л/д з/к, приказы, материалы делопроизводства;&lt;br&gt; в 1-м Спецотделе УМВД по Алтайскому кр.: л/д офицеров {1}.</text:p>
          </table:table-cell>
          <table:table-cell office:value-type="string" calcext:value-type="string">
            <text:p>&lt;SUP&gt;1&lt;/SUP&gt; Согласно [1], организуется система оздоровительных лагерей (ОЛЬХОВСКИЙ, ЧИСТЮНЬГСКИЙ, СОЛИКАМСКИЙ) и лагпунктов (во всех ИТЛ и УИТЛ—ОИТК ГУЛАГа). С 19.11.46 — инвалидный лагерь: в частичное изменение пр. МВД № 0154 и 00931 за 1946 г. специализированные лагери — ОЛЬХОВСКИЙ, ЧИСТЮНЬГСКИЙ, СОЛИКАМСКИЙ, МЕДВЕЖЬЕГОРСКИЙ и отделения в Карлаге, Сиблаге, Волголаге и Темлаге именовать впредь инвалидными, с содержанием в них длительно нетрудоспособных з/к [7].&lt;br&gt;&lt;SUP&gt;2&lt;/SUP&gt; В 1950 г. из 27 207 га общей земельной площади, закрепленной за лагерем, 19 265 га занято под пашню;&lt;br&gt; животноводческое хозяйство состояло из 2630 голов крупного рогатого скота, 6948 свиней, 1071 лошади [4].&lt;br&gt;&lt;SUP&gt;3&lt;/SUP&gt; Из них 1847 женщин [4].</text:p>
          </table:table-cell>
          <table:table-cell/>
          <table:table-cell office:value-type="string" calcext:value-type="string">
            <text:p>&lt;ol compact&gt;&lt;li&gt;Пр. 0154 МВД от 27.05.46.&lt;br&gt;&lt;li&gt;Пр. 00206 МВД от 23.04.51.&lt;br&gt;&lt;li&gt;Пр. 0650 МВД от 23.09.50.&lt;br&gt;&lt;li&gt;ГАРФ. Ф.9414. Оп.1д. Д. 85. Л.156–172.&lt;br&gt;&lt;li&gt;Пр. 1140лс МВД от 07.08.46.&lt;br&gt;&lt;li&gt;ГАРФ. Служебная карточка ГУЛАГа.&lt;br&gt;&lt;li&gt;Пр. 0390 МВД от 19.11.46.&lt;/ol&gt;</text:p>
          </table:table-cell>
          <table:table-cell/>
          <table:table-cell office:value-type="string" calcext:value-type="string">
            <text:p>&lt;a href=r3-238.html&gt;МЕДВЕЖЬЕГОРСКИЙ ОЗДОРОВИТЕЛЬНЫЙ ЛАГЕРЬ&lt;/a&gt;,&lt;br&gt; &lt;a href=r3-263.html&gt;ОЛЬХОВСКИЙ ОЗДОРОВИТЕЛЬНЫЙ ЛАГЕРЬ&lt;/a&gt;,&lt;br&gt; &lt;a href=r3-316.html&gt;СОЛИКАМСКИЙ ОЗДОРОВИТЕЛЬНЫЙ ЛАГЕРЬ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ЧУКОТСКИЙ ИТЛ ДАЛЬСТРОЯ</text:p>
          </table:table-cell>
          <table:table-cell office:value-type="string" calcext:value-type="string">
            <text:p>ИТЛ Чукотстроя, Чукотстройлаг,&lt;BR&gt;Чукотский ИТЛ УСВИТЛа, ЛО Чукотстроя</text:p>
          </table:table-cell>
          <table:table-cell office:value-type="string" calcext:value-type="string">
            <text:p>открыт 20.09.49 (?) [1]&lt;SUP&gt;1&lt;/SUP&gt;;&lt;br&gt; закрыт 29.06.56 [2].</text:p>
          </table:table-cell>
          <table:table-cell office:value-type="string" calcext:value-type="string">
            <text:p>между 22.05.51 [3] и 20.05.52 [4] ЛО Чукотстроя — в ЧУКОТСКИЙ ИТЛ&lt;SUP&gt;2&lt;/SUP&gt;.</text:p>
          </table:table-cell>
          <table:table-cell office:value-type="string" calcext:value-type="string">
            <text:p>ГУ ИТ лагерей Дальстроя в 1951–1952 гг. [1], {21. Л. 511};&lt;br&gt; УСВИТЛ в 1953–1956 гг. {21. Л. 732}, [2].</text:p>
          </table:table-cell>
          <table:table-cell office:value-type="string" calcext:value-type="string">
            <text:p>Магаданская обл., пос.Эгвекинот (Чукотский а.ок.) {21. Л. 732}.</text:p>
          </table:table-cell>
          <table:table-cell office:value-type="string" calcext:value-type="string">
            <text:p>АВ-17 {21. Л. 668}.</text:p>
          </table:table-cell>
          <table:table-cell office:value-type="string" calcext:value-type="string">
            <text:p>нет {21. Л. 668}.</text:p>
          </table:table-cell>
          <table:table-cell office:value-type="string" calcext:value-type="string">
            <text:p>Магаданская обл., пос.Эгвекинот, п/я АВ-261/151 {21. Л. 668, 732}.</text:p>
          </table:table-cell>
          <table:table-cell office:value-type="string" calcext:value-type="string">
            <text:p>стр-во причалов в Заливе Креста [5], Эгвекинотской дизельной эл.-ст. [6], порта Эгвекинот, школы в Заливе Креста [7], аэропорта в Эгвекиноте [8], стр-во ЛЭП Залив Креста—Иультин [6] и автодороги Эгвекинот—Иультин, работа на прииске Иультин [9], стр-во Иультинского горного комб. [10], Иультинской ЦЭС, обслуживание рудника и обогатительной ф-ки Иультин, прииска Полярный [11], получение вольфрамового концентрата [12].</text:p>
          </table:table-cell>
          <table:table-cell office:value-type="string" calcext:value-type="string">
            <text:p>22.05.51 — 6988 [3];&lt;br&gt; 15.07.52 — 6450&lt;SUP&gt;3&lt;/SUP&gt; {46. Л. 511–544}, 01.08.53 — 4853 {21. Л. 732}.</text:p>
          </table:table-cell>
          <table:table-cell office:value-type="string" calcext:value-type="string">
            <text:p>нач. — инж.-п/п Ленков Б.Н., ? — по 15.07.52 (упом. 01.11.50) [13, 14];&lt;br&gt; п/п инт.с. Карпов Б.Н., с 15.07.52 — ? (упом. 24.11.52) [13, 15];&lt;br&gt; майор Гармаш ?.?. (упом. 01.08.53) {21. Л. 732}&lt;SUP&gt;4&lt;/SUP&gt;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Согласно [1], создано лаг. подр. при Чукотстрое, но статус его не обозначен (см. ГЛАВНОЕ УПРАВЛЕНИЕ СТРОИТЕЛЬСТВА ДАЛЬНЕГО СЕВЕРА);&lt;br&gt; впервые после этого Чукотстройлаг упом. 01.02.51 [16].&lt;br&gt;&lt;SUP&gt;2&lt;/SUP&gt; 22.05.51 упом. ЛО Чукотстроя, а 20.05.52 утверждены штаты ЧУКОТСКОГО УИТЛ. &lt;br&gt;&lt;SUP&gt;3&lt;/SUP&gt; Из них 333 осужденных за к/р преступления {46. Л. 511–544}.&lt;br&gt;&lt;SUP&gt;4&lt;/SUP&gt; Согласно этому документу, Гармаш стал нач. ИТЛ с 10.03.53, но др. подтверждений этому не найдено.</text:p>
          </table:table-cell>
          <table:table-cell/>
          <table:table-cell office:value-type="string" calcext:value-type="string">
            <text:p>&lt;ol compact&gt;&lt;li&gt;Пр. 00872 МВД от 20.09.49.&lt;br&gt;&lt;li&gt;Пр. 0253 МВД от 29.06.56.&lt;br&gt;&lt;li&gt;ГАРФ. Ф. 9414. Оп. 1д. Д. 107. Л. 2.&lt;br&gt;&lt;li&gt;Пр. 00454 МВД от 20.05.52.&lt;br&gt;&lt;li&gt;Пр. 0799 МВД от 17.11.49.&lt;br&gt;&lt;li&gt;Пр. 001141 МВД от 31.12.49. &lt;br&gt;&lt;li&gt;Пр. 618 МВД от 15.09.50.&lt;br&gt;&lt;li&gt;Пр. 00860 МВД от 10.12.51.&lt;br&gt;&lt;li&gt;Пр. 00656 МВД от 01.11.50.&lt;br&gt;&lt;li&gt;Пр. 0188 МВД от 19.03.51.&lt;br&gt;&lt;li&gt;Пр. 0330 МВД от 20.02.52.&lt;br&gt;&lt;li&gt;Пр. 00381 МВД от 03.04.52.&lt;br&gt;&lt;li&gt;Пр. 836лс МВД от 15.07.52. &lt;br&gt;&lt;li&gt;Пр. 00656 МВД от 01.11.50.&lt;br&gt;&lt;li&gt;Пр. 01282 МВД от 24.11.52. &lt;br&gt;&lt;li&gt;ГАРФ. Ф. 9414. Оп. 1д. Д. 159. Л. 26.&lt;/ol&gt;</text:p>
          </table:table-cell>
          <table:table-cell table:number-columns-repeated="2"/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ШАХТИНСКИЙ ИТЛ</text:p>
          </table:table-cell>
          <table:table-cell office:value-type="string" calcext:value-type="string">
            <text:p>Шахтлаг</text:p>
          </table:table-cell>
          <table:table-cell office:value-type="string" calcext:value-type="string">
            <text:p>организован 01.03.47 на базе ПФЛ 048 МВД [1]&lt;SUP&gt;1&lt;/SUP&gt;;&lt;br&gt; закрыт 15.12.49 (включен в состав УИТЛК УМВД по Ростовской обл.) [2].</text:p>
          </table:table-cell>
          <table:table-cell/>
          <table:table-cell office:value-type="string" calcext:value-type="string">
            <text:p>УИТЛК УМВД по Ростовской обл. с 01.03.47 [1, 2].</text:p>
          </table:table-cell>
          <table:table-cell office:value-type="string" calcext:value-type="string">
            <text:p>Ростовская обл., г.Шахты {19, 20}.</text:p>
          </table:table-cell>
          <table:table-cell office:value-type="string" calcext:value-type="string">
            <text:p>нет {19, 20}.</text:p>
          </table:table-cell>
          <table:table-cell office:value-type="string" calcext:value-type="string">
            <text:p>Магнит {19, 20}.</text:p>
          </table:table-cell>
          <table:table-cell office:value-type="string" calcext:value-type="string">
            <text:p>Ростовская обл., г.Шахты, п/я 399 {19, 20}.</text:p>
          </table:table-cell>
          <table:table-cell office:value-type="string" calcext:value-type="string">
            <text:p>добыча угля для нужд МВД [3]&lt;SUP&gt;2&lt;/SUP&gt;.</text:p>
          </table:table-cell>
          <table:table-cell office:value-type="string" calcext:value-type="string">
            <text:p>01.01.47 — 1369 (УРО);&lt;br&gt; 14.04.47 — 1351&lt;SUP&gt;3&lt;/SUP&gt; [3].</text:p>
          </table:table-cell>
          <table:table-cell office:value-type="string" calcext:value-type="string">
            <text:p>и.о. нач.— п/п Райберг С.Р., ? — по 15.04.47;&lt;br&gt; кап. Сретенский С.С., с 15.04.47 — ?&lt;SUP&gt;4&lt;/SUP&gt;;&lt;br&gt; з/н — лейт. Марышев Н.И. (упом. 04.03.48) [3].</text:p>
          </table:table-cell>
          <table:table-cell office:value-type="string" calcext:value-type="string">
            <text:p>В УИТЛК УМВД по Ростовской обл. {1}.</text:p>
          </table:table-cell>
          <table:table-cell office:value-type="string" calcext:value-type="string">
            <text:p>&lt;SUP&gt;1&lt;/SUP&gt; Организован в связи с выводом спецконтингента из ПФЛ 048 МВД [1].&lt;br&gt;&lt;SUP&gt;2&lt;/SUP&gt; Годовой план добычи угля, установленный ГУЛАГом на 1947 г., — 120 000 т [3].&lt;br&gt;&lt;SUP&gt;3&lt;/SUP&gt; Все — мужчины [3].&lt;br&gt;&lt;SUP&gt;4&lt;/SUP&gt; Датируется на основании Акта приема-сдачи дел и должности нач. ШАХТИНСКОГО ИТЛ при смене нач. Упр., подписанного 15.04.47 [3].</text:p>
          </table:table-cell>
          <table:table-cell/>
          <table:table-cell office:value-type="string" calcext:value-type="string">
            <text:p>&lt;ol compact&gt;&lt;li&gt;Пр. 0112 МВД от 01.03.47.&lt;br&gt;&lt;li&gt;Пр. 001096 МВД от 15.12.49.&lt;br&gt;&lt;li&gt;ГАРФ. Ф. 9414. Оп. 1. Д. 88. Л. 100.&lt;/ol&gt;</text:p>
          </table:table-cell>
          <table:table-cell table:number-columns-repeated="2"/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ШЕКСНИНСКИЙ ИТЛ ГУЛГТС</text:p>
          </table:table-cell>
          <table:table-cell/>
          <table:table-cell office:value-type="string" calcext:value-type="string">
            <text:p>организован 11.10.40 [1]&lt;SUP&gt;1&lt;/SUP&gt;;&lt;br&gt; закрыт 28.06.41 {12}.</text:p>
          </table:table-cell>
          <table:table-cell/>
          <table:table-cell office:value-type="string" calcext:value-type="string">
            <text:p>ГУЛГТС с 11.10.40 [1].</text:p>
          </table:table-cell>
          <table:table-cell office:value-type="string" calcext:value-type="string">
            <text:p>ст. Шексна Северной ж.д. (Вологодская обл.) [2, 3]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ст. Шексна Северной ж.д., п/я 281 [2].</text:p>
          </table:table-cell>
          <table:table-cell office:value-type="string" calcext:value-type="string">
            <text:p>стр-во Волго-Балтийского водного пути на участке оз.Белое—Рыбинское вдхр. и Северо-Двинского водного пути {1, 12}.</text:p>
          </table:table-cell>
          <table:table-cell office:value-type="string" calcext:value-type="string">
            <text:p>нет&lt;SUP&gt;1&lt;/SUP&gt;.</text:p>
          </table:table-cell>
          <table:table-cell office:value-type="string" calcext:value-type="string">
            <text:p>нач. — Циплаков В.Д., с 11.10.40 — ? [1];&lt;br&gt; з/н — Тумахович И.С., с 11.10.40 — ? [1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Возможно, в 1940–1941 гг. ИТЛ фактически не действовал, так как в сводках УРО за 1941 г. [4, 5] ИТЛ упом. единственный раз (рукописное дополнение в сводке на 01.04.41, в графе численность — прочерк) [4. Л. 30].</text:p>
          </table:table-cell>
          <table:table-cell/>
          <table:table-cell office:value-type="string" calcext:value-type="string">
            <text:p>&lt;ol compact&gt;&lt;li&gt;Пр. 0440 НКВД от 11.10.40.&lt;br&gt;&lt;li&gt;Пр. 001407 НКВД от 06.11.40.&lt;br&gt;&lt;li&gt;Пр. 00145 НКВД от 07.02.41.&lt;br&gt;&lt;li&gt;ГАРФ. Ф. 9414. Оп. 1д. Д. 371.&lt;br&gt;&lt;li&gt;Там же. Оп. 1. Д. 1161.&lt;/ol&gt;</text:p>
          </table:table-cell>
          <table:table-cell/>
          <table:table-cell office:value-type="string" calcext:value-type="string">
            <text:p>&lt;a href=r3-71.html&gt;ВЫТЕГОРСКИЙ ИТЛ НКВД&lt;/a&gt;,&lt;br&gt; &lt;a href=r3-156.html&gt;ИТЛ И СТРОИТЕЛЬСТВО ПО РЕКОНСТРУКЦИИ ШЛЮЗА И ПЛОТИНЫ ЗНАМЕНИТАЯ&lt;/a&gt;,&lt;br&gt; &lt;a href=r3-267.html&gt;ОПОКСКИЙ ИТЛ&lt;/a&gt;,&lt;br&gt; &lt;a href=r3-463.html&gt;ШЕКСНИНСКИЙ ИТЛ МВД&lt;/a&gt;.</text:p>
          </table:table-cell>
          <table:table-cell office:value-type="string" calcext:value-type="string">
            <text:p>С.Филип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ШЕКСНИНСКИЙ ИТЛ МВД</text:p>
          </table:table-cell>
          <table:table-cell office:value-type="string" calcext:value-type="string">
            <text:p>Шекснинлаг</text:p>
          </table:table-cell>
          <table:table-cell office:value-type="string" calcext:value-type="string">
            <text:p>организован 20.02.51 [1];&lt;br&gt; закрыт 31.10.52 (объединен с ВЫТЕГОРСКИМ ИТЛ в единый ВОЛГО-БАЛТИЙСКИЙ ИТЛ) [2].</text:p>
          </table:table-cell>
          <table:table-cell/>
          <table:table-cell office:value-type="string" calcext:value-type="string">
            <text:p>Шекснагидрострой МВД с 20.02.51 [1];&lt;br&gt; Главгидроволгобалтстрой МВД с 03.07.52 [3].</text:p>
          </table:table-cell>
          <table:table-cell office:value-type="string" calcext:value-type="string">
            <text:p>Вологодская обл., с.Никольское (ныне р.п. Шексна) 20.02.51 [1].</text:p>
          </table:table-cell>
          <table:table-cell office:value-type="string" calcext:value-type="string">
            <text:p>ДА с 20.02.51 [1]&lt;SUP&gt;1&lt;/SUP&gt;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Вологодская обл., Пришекснинский р-н, с.Никольское, п/я 405 [1].</text:p>
          </table:table-cell>
          <table:table-cell office:value-type="string" calcext:value-type="string">
            <text:p>стр-во Волго-Балтийского водного пути на участке оз. Белое—Рыбинское вдхр. [1], заготовка леса для нужд стр-ва [4].</text:p>
          </table:table-cell>
          <table:table-cell office:value-type="string" calcext:value-type="string">
            <text:p>01.05.51 — 278, 01.01.52 — 4455&lt;SUP&gt;2&lt;/SUP&gt;;&lt;br&gt; 12.52 — 8169 (УРО).</text:p>
          </table:table-cell>
          <table:table-cell office:value-type="string" calcext:value-type="string">
            <text:p>и.о. нач. — полк. Васин Л.З., с 20.02.51 по 11.04.51 [1, 5], нач. — он же, с 11.04.51 — ? [5];&lt;br&gt; з/н — полк. Ильин П.И., с 02.51 — ? [6. Разд. 1. Л. 2об.].</text:p>
          </table:table-cell>
          <table:table-cell office:value-type="string" calcext:value-type="string">
            <text:p>1956 г. — в архиве УИТЛК УМВД по Вологодской обл, в фонде ВОЛГО-БАЛТИЙСКОГО ИТЛ;&lt;br&gt; в ГА Вологодской обл.;&lt;br&gt; в 1-м Спецотделе УМВД Вологодской обл. {1}. 1997 г. — в ГА Вологодской обл.: материалы делопроизводства, акты о травматизме з/к, списки з/к 1-го и 3-го ЛО;&lt;br&gt; в Вологодском областном архиве новейшей истории: документы Политотдела ИТЛ, в том числе личные и персональные дела [7].</text:p>
          </table:table-cell>
          <table:table-cell office:value-type="string" calcext:value-type="string">
            <text:p>&lt;SUP&gt;1&lt;/SUP&gt; Согласно {3}, литер ДА присвоен 12.03.51 пр. 00129 МВД. Кроме того, там же у Шекснинлага — литер БН, что, вероятно, ошибочно.&lt;br&gt;&lt;SUP&gt;2&lt;/SUP&gt; На 01.03.52 — 4218, из них 267 осужденных за к/р преступления [6. Разд. 3. Л. 2об.–8об.].</text:p>
          </table:table-cell>
          <table:table-cell/>
          <table:table-cell office:value-type="string" calcext:value-type="string">
            <text:p>&lt;ol compact&gt;&lt;li&gt;Пр. 0122 МВД от 20.02.51.&lt;br&gt;&lt;li&gt;Пр. 01233 МВД от 31.10.52.&lt;br&gt;&lt;li&gt;Пр. 0802 МВД от 03.07.52.&lt;br&gt;&lt;li&gt;Пр. 0657 МВД от 13.09.51. &lt;br&gt;&lt;li&gt;Пр. 455лс МВД от 11.04.51.&lt;br&gt;&lt;li&gt;ГАРФ. Ф. 9414. Оп. 1д. Д. 265. &lt;br&gt;&lt;li&gt;Письмо ГА Вологодской обл. № 1–29/43 от 15.04.97.&lt;/ol&gt;</text:p>
          </table:table-cell>
          <table:table-cell/>
          <table:table-cell office:value-type="string" calcext:value-type="string">
            <text:p>&lt;a href=r3-60.html&gt;ВОЛГО-БАЛТИЙСКИЙ ИТЛ&lt;/a&gt;,&lt;br&gt; &lt;a href=r3-70.html&gt;ВЫТЕГОРСКИЙ ИТЛ&lt;/a&gt;,&lt;br&gt; &lt;a href=r3-462.html&gt;ШЕКСНИНСКИЙ ИТЛ ГУЛГТС&lt;/a&gt;.</text:p>
          </table:table-cell>
          <table:table-cell office:value-type="string" calcext:value-type="string">
            <text:p>С.Филиппов, 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ШИРОКОВСКИЙ ИТЛ</text:p>
          </table:table-cell>
          <table:table-cell office:value-type="string" calcext:value-type="string">
            <text:p>Широкстрой, Широк-Вилухстрой, Широклаг</text:p>
          </table:table-cell>
          <table:table-cell office:value-type="string" calcext:value-type="string">
            <text:p>организован 27.11.42 [1]&lt;SUP&gt;1&lt;/SUP&gt;;&lt;br&gt; закрыт 18.10.49 (на его базе организован КОСЬВИНСКИЙ ИТЛ) [2]&lt;SUP&gt;2&lt;/SUP&gt;.</text:p>
          </table:table-cell>
          <table:table-cell/>
          <table:table-cell office:value-type="string" calcext:value-type="string">
            <text:p>ГУЛЖДС с 27.11.42 [1];&lt;br&gt; Особстрой с 26.04.43 [3];&lt;br&gt; ГУЛПС с 18.08.43 [4];&lt;br&gt; ГУЛГТС с 10.11.47 [5].</text:p>
          </table:table-cell>
          <table:table-cell office:value-type="string" calcext:value-type="string">
            <text:p>Молотовская (ныне Пермская) обл., г.Кизел [6], {14, 15, 17}.</text:p>
          </table:table-cell>
          <table:table-cell office:value-type="string" calcext:value-type="string">
            <text:p>АР с 25.12.45 {16}&lt;SUP&gt;3&lt;/SUP&gt;.</text:p>
          </table:table-cell>
          <table:table-cell office:value-type="string" calcext:value-type="string">
            <text:p>Широкстрой {17}.</text:p>
          </table:table-cell>
          <table:table-cell office:value-type="string" calcext:value-type="string">
            <text:p>Молотовская обл., г.Кизел, п/я 200 [6], {14, 15, 17}&lt;SUP&gt;4&lt;/SUP&gt;.</text:p>
          </table:table-cell>
          <table:table-cell office:value-type="string" calcext:value-type="string">
            <text:p>стр-во Широковской ГЭС на р. Косьве и Вилухинской ГЭС на р. Усьве [1], вырубка леса в зоне затопления [7], стр-во ЛЭП-110 [8], ж/д ветки [9], разведка и разработка каменных карьеров [10], с/х работы&lt;SUP&gt;5&lt;/SUP&gt; [11], обслуживание кирп. з-да на ст. Половинка&lt;SUP&gt;6&lt;/SUP&gt; [12], лесозаготовки с 04.03.47 по 06.06.47&lt;SUP&gt;7&lt;/SUP&gt; [13, 14], стр-во Косьвинского гидролизного з-да до 04.11.49&lt;SUP&gt;8&lt;/SUP&gt; [15], авторемонт, лесопиление, пошивочное производство [16].</text:p>
          </table:table-cell>
          <table:table-cell office:value-type="string" calcext:value-type="string">
            <text:p>01.12.43 — 2287, 01.01.44 — 2241, 01.01.45 — 4844, 01.01.46 — 7735, 01.01.47 — 5588, 01.01.48 — 2919;&lt;br&gt; 01.01.49 — 683 (УРО).</text:p>
          </table:table-cell>
          <table:table-cell office:value-type="string" calcext:value-type="string">
            <text:p>нач. — полк. ГБ Афанасьев Г.Д., с 27.11.42 — не ранее 30.08.44 [1, 17];&lt;br&gt; и.о. нач. (нач.) — инж.-п/п Погарский С.И., с 29.11.44 по 04.10.47 [18, 19];&lt;br&gt; нач. — кап. Кузнецов А.С., с 28.10.47 — не ранее 17.08.48 [20, 21].</text:p>
          </table:table-cell>
          <table:table-cell office:value-type="string" calcext:value-type="string">
            <text:p>В архиве КИЗЕЛОВСКОГО ИТЛ (Пермская обл.): л/д з/к — 8200, л/д спецпереселенцев (немцев) — 4800, картотека на немцев — 7253, на калмыков — 3241&amp;quot;&lt;br&gt;, л/д вольнонаемных, материалы делопроизводства {1}.</text:p>
          </table:table-cell>
          <table:table-cell office:value-type="string" calcext:value-type="string">
            <text:p>&lt;SUP&gt;1&lt;/SUP&gt; Сведения об открытии ИТЛ в {1} ошибочны.&lt;br&gt;&lt;SUP&gt;2&lt;/SUP&gt; 17.08.48 приказано расформировать УИТЛ с 01.09.48 [21], но 25.12.48 действие этого пр. приостановлено [22]. Вероятно, этим объясняется отсутствие ИТЛ в пр. о дислокации ИТ лагерей от 15.01.49 {8}.&lt;br&gt;&lt;SUP&gt;3&lt;/SUP&gt; С 13.05.47 лит. обозначение АР принадлежало МОСКОВСКО-УГОЛЬНОМУ ИТЛ [23].&lt;br&gt;&lt;SUP&gt;4&lt;/SUP&gt; Согласно {1} — п/я 50, позднее п/я АР-200. Вероятно, первое — ошибочно (ср. {1} и пр. с января 1943 г. по октябрь 1946 г. [6], {14, 15, 17}), а вместо второго следует читать п/я 200, так как лит. обозначение стали включать в наименование п/я не ранее 1952 г.&lt;br&gt;&lt;SUP&gt;5&lt;/SUP&gt; Этим пр. ШИРОКОВСКОМУ ИТЛ передан совхоз им. Сакко и Ванцетти из ликвидируемого ВОЛЖСКОГО ИТЛ. &lt;br&gt;&lt;SUP&gt;6&lt;/SUP&gt; Для обслуживания этого з-да формировался рабочий батальон мобилизованных немцев.&lt;br&gt;&lt;SUP&gt;7&lt;/SUP&gt; 06.06.47 лесозаготовительные работы были переданы вновь организованному КИЗЕЛОВСКОМУ ИТЛ [14].&lt;br&gt;&lt;SUP&gt;8&lt;/SUP&gt; Стр-во передано на баланс КИЗЕЛОВСКОГО ИТЛ.</text:p>
          </table:table-cell>
          <table:table-cell/>
          <table:table-cell office:value-type="string" calcext:value-type="string">
            <text:p>&lt;ol compact&gt;&lt;li&gt;Пр. 002592 НКВД от 27.11.42.&lt;br&gt;&lt;li&gt;Пр. 0712 МВД от 18.10.49.&lt;br&gt;&lt;li&gt;Пр. 0159 НКВД от 26.04.43.&lt;br&gt;&lt;li&gt;Пр. 0331 НКВД от 18.08.43 .&lt;br&gt;&lt;li&gt;Пр. 0688 МВД от 10.11.47.&lt;br&gt;&lt;li&gt;Пр. 00129 НКВД от 28.01.43.&lt;br&gt;&lt;li&gt;Пр. 0127 НКВД от 22.05.45.&lt;br&gt;&lt;li&gt;Пр. 28/16 МВД и МЭ от 23.01.48.&lt;br&gt;&lt;li&gt;Пр. 303 МВД от 21.07.48.&lt;br&gt;&lt;li&gt;Пр. 229 МВД от 18.05.44.&lt;br&gt;&lt;li&gt;Пр. 304 НКВД от 27.04.43.&lt;br&gt;&lt;li&gt;Пр. 001025 НКВД от 08.09.45.&lt;br&gt;&lt;li&gt;Пр. 00241 МВД от 04.03.47.&lt;br&gt;&lt;li&gt;Пр. 00607 МВД от 06.06.47.&lt;br&gt;&lt;li&gt;Пр. 729 МВД от 04.11.49. &lt;br&gt;&lt;li&gt;Пр-ние 137 НКВД от 22.06.45.&lt;br&gt;&lt;li&gt;Пр. 401 НКВД от 30.08.44. &lt;br&gt;&lt;li&gt;ГАРФ. Служебная карточка ГУЛАГа.&lt;br&gt;&lt;li&gt;Пр. 1335лс МВД от 04.10.47. &lt;br&gt;&lt;li&gt;Пр. 1465лс МВД от 28.10.47.&lt;br&gt;&lt;li&gt;Пр. 0492 МВД от 17.08.48.&lt;br&gt;&lt;li&gt;Пр. 0781 МВД от 25.12.48.&lt;br&gt;&lt;li&gt;Пр. 00503 МВД от 13.05.47.&lt;/ol&gt;</text:p>
          </table:table-cell>
          <table:table-cell office:value-type="string" calcext:value-type="string">
            <text:p>06.06.47 на базе лесозаготовительных лаг. подр. ШИРОКОВСКОГО ИТЛ организован КИЗЕЛОВСКИЙ ИТЛ [14].</text:p>
          </table:table-cell>
          <table:table-cell office:value-type="string" calcext:value-type="string">
            <text:p>&lt;a href=r3-63.html&gt;ВОЛЖСКИЙ ИТЛ&lt;/A&gt;,&lt;br&gt; &lt;a href=r3-196.html&gt;КИЗЕЛОВСКИЙ ИТЛ&lt;/a&gt;,&lt;br&gt; &lt;a href=r3-204.html&gt;КОСЬВИНСКИЙ ИТЛ&lt;/a&gt;,&lt;br&gt; &lt;a href=r3-246.html&gt;МОСКОВСКО-УГОЛЬНЫЙ ИТЛ&lt;/a&gt;,&lt;br&gt; &lt;a href=r3-280.html&gt;ПОНЫШСКИЙ ИТЛ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ШОСДОРЛАГ</text:p>
          </table:table-cell>
          <table:table-cell office:value-type="string" calcext:value-type="string">
            <text:p>Ушосдорлаг, Ушосстройлаг&lt;SUP&gt;1&lt;/SUP&gt;</text:p>
          </table:table-cell>
          <table:table-cell office:value-type="string" calcext:value-type="string">
            <text:p>организован 26.11.37 (выделен из ДАЛЬНЕ-ВОСТОЧНОГО ИТЛ) [1];&lt;br&gt; закрыт 28.02.40&lt;SUP&gt;2&lt;/SUP&gt; [2].</text:p>
          </table:table-cell>
          <table:table-cell/>
          <table:table-cell office:value-type="string" calcext:value-type="string">
            <text:p>ГУЛАГ с 26.11.37 [1];&lt;br&gt; ГУШОСДОР с 04.10.38 [3]&lt;SUP&gt;3&lt;/SUP&gt;;&lt;br&gt; ГУЛАГ с 15.02.39 [4]&lt;SUP&gt;4&lt;/SUP&gt;;&lt;br&gt; ГУЛАГ и УИТЛК НКВД по Хабаровскому кр. с 13.04.39&lt;SUP&gt;5&lt;/SUP&gt; {8, 10} [2].</text:p>
          </table:table-cell>
          <table:table-cell office:value-type="string" calcext:value-type="string">
            <text:p>г.Хабаровск [4], {10}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г.Хабаровск, п/я 228 {1, 10}.</text:p>
          </table:table-cell>
          <table:table-cell office:value-type="string" calcext:value-type="string">
            <text:p>дорожно-строит. работы на Дальнем Востоке [1, 4]&lt;SUP&gt;6&lt;/SUP&gt;.</text:p>
          </table:table-cell>
          <table:table-cell office:value-type="string" calcext:value-type="string">
            <text:p>01.01.38 — 42 853, 01.07.38 — 40 916, 01.01.39 — 36 761&lt;SUP&gt;7&lt;/SUP&gt;, 01.01.40 — 10 940 (УРО).</text:p>
          </table:table-cell>
          <table:table-cell office:value-type="string" calcext:value-type="string">
            <text:p>нач. — Тарасов И.Г., с 26.11.37 по 05.06.38 [1, 5]&lt;SUP&gt;8&lt;/SUP&gt;;&lt;br&gt; майор ГБ Чердак М.Г., с 05.06.38 по 19.10.39 [5, 6]&lt;SUP&gt;9&lt;/SUP&gt;.</text:p>
          </table:table-cell>
          <table:table-cell office:value-type="string" calcext:value-type="string">
            <text:p>1956 г. — в УИТЛК УМВД по Хабаровскому кр.: л/д з/к — 24 699, материалы делопроизводства — 44, л/д вольнонаемных {1}. 1997 г. — в ГА Хабаровского кр.: документы политотдела и первичной партийной организации ИТЛ, в том числе личные и персональные дела членов КПСС и ВЛКСМ [7].</text:p>
          </table:table-cell>
          <table:table-cell office:value-type="string" calcext:value-type="string">
            <text:p>&lt;SUP&gt;1&lt;/SUP&gt; Организован под названием Ушосстройлаг [1];&lt;br&gt; наименование ШОСДОРЛАГ утвердилось с зимы 1939 г. в связи с очередной реорг. системы управления производственными структурами ГУШОСДОРа на Дальнем Востоке [2, 4].&lt;br&gt;&lt;SUP&gt;2&lt;/SUP&gt; Приказано ликвидировать ИТЛ, его Упр. реорг. в Отдел дорожного стр-ва и массовых работ УИТЛК УНКВД по Хабаровскому кр. [2].&lt;br&gt;&lt;SUP&gt;3&lt;/SUP&gt; Еще ранее (11.08.38) на ГУШОСДОР была возложена такая же ответственность за общее состояние лагеря, как и за выполнение строительной программы (нач. ГУЛАГа отвечал за снабжение лагеря и укомплектование его рабочей силой) [8]. Пр. [3] реорг. система дорожных органов ДВК (см. ГЛАВНОЕ УПРАВЛЕНИЕ ШОССЕЙНЫХ ДОРОГ). ШОСДОРЛАГ перешел в подчинение ГУШОСДОРа, за ГУЛАГом осталось руководство культурно-воспитательным, учетно-регистрационным, санитарным и 3-м (оперативно-чекистским) отделами.&lt;br&gt;&lt;SUP&gt;4&lt;/SUP&gt; В отмену пр. [3] ШОСДОРЛАГ вновь перешел в полное ведение ГУЛАГа;&lt;br&gt; взаимоотношения с ГУШОСДОРом должны были регулироваться договором, по которому ГУШОСДОР обеспечивал оплату за предоставляемую ШОСДОРЛАГом рабочую силу (по существующим единым нормам выработки и расценкам) и за фактически выполненные лагерем и принятые ГУШОСДОРом работы [4].&lt;br&gt;&lt;SUP&gt;6&lt;/SUP&gt; ШОСДОРЛАГ передан в ведение УИТЛК УНКВД по Хабаровскому кр. общим пр. о подчинении этому УИТЛК всех лагерей на его территории (в том числе образуемых при реорг. Дальлага), причем ИТ лагеря оставались самостоятельными лагерными и хозяйственно-производственными единицами ГУЛАГа НКВД. На УИТЛК УНКВД по Хабаровскому кр. был возложен постоянный систематический контроль за деятельностью ИТЛ и ИТК, на ГУЛАГ — общее руководство ИТ лагерями {8}.&lt;br&gt;&lt;SUP&gt;7&lt;/SUP&gt; ШОСДОРЛАГ обеспечивал рабочей силой последовательно сменявшие друг друга производственные структуры ГУШОСДОРа на Дальнем Востоке (см. [1–4, 9, 10] и ГЛАВНОЕ УПРАВЛЕНИЕ ШОССЕЙНЫХ ДОРОГ).&lt;br&gt;&lt;SUP&gt;8&lt;/SUP&gt; На 01.10.38 — 40 224, из них 541 осужденный за к/р преступления, 10 216 — как СОЭ и СВЭ [11].&lt;br&gt;&lt;SUP&gt;9&lt;/SUP&gt; Пр. [5] снят с должности нач. лагеря за развал работы и отдан под суд;&lt;br&gt; 16.06.38 — арестован [12].&lt;br&gt;&lt;SUP&gt;10&lt;/SUP&gt; М.Г.Чердак назначен нач. ШОСДОРЛАГа по совместительству с должностью пом. нач. ГУШОСДОРа [5].</text:p>
          </table:table-cell>
          <table:table-cell/>
          <table:table-cell office:value-type="string" calcext:value-type="string">
            <text:p>&lt;ol compact&gt;&lt;li&gt;Пр. 00749 НКВД от 26.11.37.&lt;br&gt;&lt;li&gt;Пр. 00267 НКВД от 28.02.40.&lt;br&gt;&lt;li&gt;Пр. 0196 НКВД от 04.10.38.&lt;br&gt;&lt;li&gt;Пр. 015 НКВД от 21.01.39. &lt;br&gt;&lt;li&gt;Пр. 0114 НКВД от 05.06.38.&lt;br&gt;&lt;li&gt;Пр. 1942лс НКВД от 19.10.39.&lt;br&gt;&lt;li&gt;Письмо ГА Хабаровского кр. № 2–11/8 от 20.02.97.&lt;br&gt;&lt;li&gt;Пр. 00518 НКВД от 11.08.38. &lt;br&gt;&lt;li&gt;Пр. 00112 НКВД от 09.03.38.&lt;br&gt;&lt;li&gt;ГАРФ. Ф. 9414. Оп. 1. Д. 3339. Л. 248–250.&lt;br&gt;&lt;li&gt;Там же. Д. 1140. Л. 140.&lt;br&gt;&lt;li&gt;Шифротелеграмма № 1322 НКВД от 16.06.38.&lt;/ol&gt;</text:p>
          </table:table-cell>
          <table:table-cell/>
          <table:table-cell office:value-type="string" calcext:value-type="string">
            <text:p>&lt;a href=r3-84.html&gt;ДАЛЬНЕ-ВОСТОЧНЫЙ ИТЛ&lt;/a&gt;.</text:p>
          </table:table-cell>
          <table:table-cell office:value-type="string" calcext:value-type="string">
            <text:p>С.Кривенко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ЩУГОРСКИЙ ИТЛ</text:p>
          </table:table-cell>
          <table:table-cell office:value-type="string" calcext:value-type="string">
            <text:p>Щугоруголь, Щугорлаг</text:p>
          </table:table-cell>
          <table:table-cell office:value-type="string" calcext:value-type="string">
            <text:p>организован 15.09.45 (выделен из ИНТИНСКОГО ИТЛ) [1];&lt;br&gt; закрыт 30.12.46 (реорг. в ЛО Инталага) [2].</text:p>
          </table:table-cell>
          <table:table-cell/>
          <table:table-cell office:value-type="string" calcext:value-type="string">
            <text:p>ГУЛГМП с 15.09.45 [1];&lt;br&gt; Упр. ИНТИНСКОГО ИТЛ с 15.11.46 [3].</text:p>
          </table:table-cell>
          <table:table-cell office:value-type="string" calcext:value-type="string">
            <text:p>Коми АССР, Кожвинский р-н, Рудник Еджид-Кырта&lt;SUP&gt;1&lt;/SUP&gt; {17}.</text:p>
          </table:table-cell>
          <table:table-cell office:value-type="string" calcext:value-type="string">
            <text:p>АС с 25.12.45 {16}.</text:p>
          </table:table-cell>
          <table:table-cell office:value-type="string" calcext:value-type="string">
            <text:p>нет.</text:p>
          </table:table-cell>
          <table:table-cell office:value-type="string" calcext:value-type="string">
            <text:p>Коми АССР, Кожвинский р-н, Рудник Еджид-Кырта, п/я 477 {17}.</text:p>
          </table:table-cell>
          <table:table-cell office:value-type="string" calcext:value-type="string">
            <text:p>угледобыча, стр-во шахты № 3 и узкоколейной ж.д. на пристань р. Печоры [1].</text:p>
          </table:table-cell>
          <table:table-cell office:value-type="string" calcext:value-type="string">
            <text:p>01.01.46 — 2286, 01.12.46 — 4491 (УРО)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В архиве МИНЕРАЛЬНОГО ЛАГЕРЯ: все материалы {1}.</text:p>
          </table:table-cell>
          <table:table-cell/>
          <table:table-cell office:value-type="string" calcext:value-type="string">
            <text:p>&lt;SUP&gt;1&lt;/SUP&gt; Вариант наименования — Ыджид-Кырта (н.п.).</text:p>
          </table:table-cell>
          <table:table-cell office:value-type="string" calcext:value-type="string">
            <text:p>&lt;ol compact&gt;&lt;li&gt;Пр. 377 НКВД от 15.09.45.&lt;br&gt;&lt;li&gt;Пр. 0449 МВД от 30.12.46. &lt;br&gt;&lt;li&gt;Пр. 0385 МВД от 15.11.46.&lt;/ol&gt;</text:p>
          </table:table-cell>
          <table:table-cell/>
          <table:table-cell office:value-type="string" calcext:value-type="string">
            <text:p>&lt;a href=r3-109.html&gt;ИНТИНСКИЙ ИТЛ&lt;/a&gt;,&lt;br&gt; &lt;a href=r3-241.html&gt;МИНЕРАЛЬНЫЙ ЛАГЕРЬ&lt;/a&gt;.</text:p>
          </table:table-cell>
          <table:table-cell office:value-type="string" calcext:value-type="string">
            <text:p>С.Филиппов, 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ЮГО-ВОСТОЧНЫЙ ИТЛ</text:p>
          </table:table-cell>
          <table:table-cell/>
          <table:table-cell office:value-type="string" calcext:value-type="string">
            <text:p>организован 22.05.38 [1]&lt;SUP&gt;1&lt;/SUP&gt;, {1};&lt;br&gt; закрыт 04.01.40 [2]&lt;SUP&gt;2&lt;/SUP&gt;.</text:p>
          </table:table-cell>
          <table:table-cell/>
          <table:table-cell office:value-type="string" calcext:value-type="string">
            <text:p>ЖДСУ на ДВ с 22.05.38 [1, 3];&lt;br&gt; УЖДС на ДВ с 31.08.39 [4]&lt;SUP&gt;3&lt;/SUP&gt;.</text:p>
          </table:table-cell>
          <table:table-cell office:value-type="string" calcext:value-type="string">
            <text:p>Хабаровский кр., ст. Волочаевка Дальневосточной ж.д. [1, 4], {10}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Хабаровский кр., ст. Волочаевка Дальневосточной ж.д., п/я 217 {10}.</text:p>
          </table:table-cell>
          <table:table-cell office:value-type="string" calcext:value-type="string">
            <text:p>стр-во ж/д линии Волочаевка—Комсомольск-на-Амуре и линии № 2&lt;SUP&gt;4&lt;/SUP&gt; [1, 2, 5].</text:p>
          </table:table-cell>
          <table:table-cell office:value-type="string" calcext:value-type="string">
            <text:p>01.10.38 — 31 116&lt;SUP&gt;5&lt;/SUP&gt;, 01.01.40 — 25 368 (УРО).</text:p>
          </table:table-cell>
          <table:table-cell office:value-type="string" calcext:value-type="string">
            <text:p>нач.— ст. лейт. ГБ Кузнецов Б.И., с 22.05.38 — ? [1].</text:p>
          </table:table-cell>
          <table:table-cell office:value-type="string" calcext:value-type="string">
            <text:p>В УИТЛК УМВД по Хабаровскому кр.: все материалы {1}.</text:p>
          </table:table-cell>
          <table:table-cell office:value-type="string" calcext:value-type="string">
            <text:p>&lt;SUP&gt;1&lt;/SUP&gt; Согласно [1], организовано ЖДСУ на ДВ, в его состав включены 6 ИТ лагерей, в том числе — ЮГО-ВОСТОЧНЫЙ.&lt;br&gt;&lt;SUP&gt;2&lt;/SUP&gt; Л.с. и имущество переданы НИЖНЕ-АМУРСКОМУ ИТЛ.&lt;br&gt;&lt;SUP&gt;3&lt;/SUP&gt; ЖДСУ и УЖДС — разные названия одного и того же Упр.&lt;br&gt;&lt;SUP&gt;4&lt;/SUP&gt; Ж/д линия Биробиджан—Ленинское [2, 5].&lt;br&gt;&lt;SUP&gt;5&lt;/SUP&gt; Из них 3422 осужденных за к/р преступления, 10 416 — как СОЭ и СВЭ [6].</text:p>
          </table:table-cell>
          <table:table-cell/>
          <table:table-cell office:value-type="string" calcext:value-type="string">
            <text:p>&lt;ol compact&gt;&lt;li&gt;Пр. 0100 НКВД от 22.05.38.&lt;br&gt;&lt;li&gt;Пр. 0014 НКВД от 04.01.40.&lt;br&gt;&lt;li&gt;Пр. 058 НКВД от 17.03.39.&lt;br&gt;&lt;li&gt;Пр. 001029 НКВД от 31.08.39. &lt;br&gt;&lt;li&gt;ГАРФ. Ф. 9414. Оп. 1. Д. 1140. Л. 19.&lt;br&gt;&lt;li&gt;Там же. Л. 140.&lt;/ol&gt;</text:p>
          </table:table-cell>
          <table:table-cell/>
          <table:table-cell office:value-type="string" calcext:value-type="string">
            <text:p>&lt;a href=r3-10.html&gt;АМУРСКИЙ ЖЕЛЕЗНОДОРОЖНЫЙ ИТЛ&lt;/a&gt;,&lt;br&gt; &lt;a href=r3-47.html&gt;БУРЕИНСКИЙ ИТЛ&lt;/a&gt;,&lt;br&gt; &lt;a href=r3-69.html&gt;ВОСТОЧНЫЙ ИТЛ В СОСТАВЕ СТРОИТЕЛЬСТВА 500&lt;/a&gt;,&lt;br&gt; &lt;a href=http://www.memo.ru/history/NKVD/GULAG/r2/r2-3.htm&gt;ЖЕЛЕЗНОДОРОЖНОЕ СТРОИТЕЛЬНОЕ УПР. ГУЛАГА НКВД НА ДАЛЬНЕМ ВОСТОКЕ&lt;/a&gt;,&lt;br&gt; &lt;a href=r3-253.html&gt;НИЖНЕ-АМУРСКИЙ ИТЛ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ЮГО-ЗАПАДНОЕ ГОРНОПРОМЫШЛЕННОЕ УПР. И ИТЛ ЕНИСЕЙСТРОЯ</text:p>
          </table:table-cell>
          <table:table-cell/>
          <table:table-cell office:value-type="string" calcext:value-type="string">
            <text:p>организован 20.07.49 [1];&lt;br&gt; закрыт 08.12.52 (реорг. в Сорское ЛО ИТЛ ДС) [2].</text:p>
          </table:table-cell>
          <table:table-cell/>
          <table:table-cell office:value-type="string" calcext:value-type="string">
            <text:p>Енисейстрой МВД с 20.07.49 [1];&lt;br&gt; УИТЛ ДС Енисейстроя с 16.10.51 [3].</text:p>
          </table:table-cell>
          <table:table-cell office:value-type="string" calcext:value-type="string">
            <text:p>Красноярский кр., Хакасская а.о., Усть-Абаканский р-н, с.Сора (ныне г.Сорск) [4. Л. 2].</text:p>
          </table:table-cell>
          <table:table-cell office:value-type="string" calcext:value-type="string">
            <text:p>ДВ с 20.07.49 [1].</text:p>
          </table:table-cell>
          <table:table-cell office:value-type="string" calcext:value-type="string">
            <text:p>Заря [4. Л. 2].</text:p>
          </table:table-cell>
          <table:table-cell office:value-type="string" calcext:value-type="string">
            <text:p>Хакасская а.о., Усть-Абаканский р-н, с.Сора, п/я 10 [4. Л. 2].</text:p>
          </table:table-cell>
          <table:table-cell office:value-type="string" calcext:value-type="string">
            <text:p>стр-во Сорского молибденового комб., Карашского медного и Туимского вольфрамового рудоуправлений, Киялых-Узеньского медного, Юлинского медно-свинцового, Калтаровского медно-молибденового рудников, обслуживание геологоразведочных и поисковых работ, лесозаготовки, с/х работы [1], стр-во ТЭЦ и обогатительной ф-ки на Сорском молибденовом комб. [5].</text:p>
          </table:table-cell>
          <table:table-cell office:value-type="string" calcext:value-type="string">
            <text:p>штатная на 1949 г.— 5000 [1], плановая на 07.51 — 7500 [6];&lt;br&gt; 25.04.52 — 4746&lt;SUP&gt;1&lt;/SUP&gt; [7. Л. 4об., 6об.].</text:p>
          </table:table-cell>
          <table:table-cell office:value-type="string" calcext:value-type="string">
            <text:p>нач. — кап. Жуков Н.П., с 20.07.49 по 26.05.50 [1, 8];&lt;br&gt; полк. Неизмайлов Ф.М., с 26.05.50 по 21.11.52 [8, 9];&lt;br&gt; п/п (полк. в/с) Бузько М.П. (упом. 02.12.52) [10].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&lt;SUP&gt;1&lt;/SUP&gt; Из них 425 осужденных за к/р преступления [7. Л. 4об., 6об.].</text:p>
          </table:table-cell>
          <table:table-cell office:value-type="string" calcext:value-type="string">
            <text:p>&lt;ol compact&gt;&lt;li&gt;Пр. 00685 МВД от 20.07.49.&lt;br&gt;&lt;li&gt;Пр. 01328 МВД от 08.12.52.&lt;br&gt;&lt;li&gt;Пр. 00735 МВД от 16.10.51.&lt;br&gt;&lt;li&gt;ГАРФ. Ф. 9414. Оп. 1д. Д. 264.&lt;br&gt;&lt;li&gt;Пр. 00358 МВД от 17.03.52.&lt;br&gt;&lt;li&gt;ГАРФ. Ф.9414. Оп. 1д. Д. 162. Л. 27, 28.&lt;br&gt;&lt;li&gt;Там же. Оп. 1. Д. 583.&lt;br&gt;&lt;li&gt;Пр. 573лс МВД от 26.05.50. &lt;br&gt;&lt;li&gt;Пр. 1409лс МВД от 21.11.52.&lt;br&gt;&lt;li&gt;Пр. 1442лс МВД от 02.12.52.&lt;/ol&gt;</text:p>
          </table:table-cell>
          <table:table-cell/>
          <table:table-cell office:value-type="string" calcext:value-type="string">
            <text:p>&lt;a href=r3-120.html&gt;ИТЛ ДС ЕНИСЕЙСТРОЯ&lt;/a&gt;.</text:p>
          </table:table-cell>
          <table:table-cell office:value-type="string" calcext:value-type="string">
            <text:p>С.Филиппов, 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ЮГО-ЗАПАДНЫЙ ИТЛ ДАЛЬСТРОЯ</text:p>
          </table:table-cell>
          <table:table-cell office:value-type="string" calcext:value-type="string">
            <text:p>Юго-Западное ЛО, Юзлаг, Юго-Западное ЛО УСВИТЛа</text:p>
          </table:table-cell>
          <table:table-cell office:value-type="string" calcext:value-type="string">
            <text:p>организован 20.09.49 (?) [1]&lt;SUP&gt;1&lt;/SUP&gt;;&lt;br&gt; закрыт между 01.01.54 и 17.03.55 [2, 3]&lt;SUP&gt;2&lt;/SUP&gt;.</text:p>
          </table:table-cell>
          <table:table-cell office:value-type="string" calcext:value-type="string">
            <text:p>между 22.05.51 и 20.05.52 [4, 5] — из ЛО в ИТЛ&lt;SUP&gt;3&lt;/SUP&gt;;&lt;br&gt; между 01.08.53 {21. Л. 732} и 03.09.53 [6] — из ИТЛ в ЛО&lt;SUP&gt;4&lt;/SUP&gt;.</text:p>
          </table:table-cell>
          <table:table-cell office:value-type="string" calcext:value-type="string">
            <text:p>ГУ ИТ лагерей Дальстроя в 1951–1952 гг. [7], {21. Л. 322};&lt;br&gt; УСВИТЛ в 1953–1954 гг. {21. Л. 732}, [2].</text:p>
          </table:table-cell>
          <table:table-cell office:value-type="string" calcext:value-type="string">
            <text:p>Магаданская обл., пос. Нижний Сеймчан {21. Л. 732}.</text:p>
          </table:table-cell>
          <table:table-cell office:value-type="string" calcext:value-type="string">
            <text:p>АВ-9 {21. Л. 668}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Магаданская обл., пос.Нижний Сеймчан, п/я АВ-261/39 {21. Л.668, 732}.</text:p>
          </table:table-cell>
          <table:table-cell office:value-type="string" calcext:value-type="string">
            <text:p>работа на прииске им. 3-й Пятилетки [2. Л. 221];&lt;br&gt; добыча олова на руднике Верхне-Сеймчанский, расширение обогатительной ф-ки на руднике Днепровский [8], добыча золота на прииске Ороек [9], геологосъемочные работы на территории Юго-Западного горнопром. упр., разведка на месторождениях им. Лазо, им. Чапаева, им. 3-й Пятилетки, Суксукан, Днепровское, в том числе подземные горные работы, стр-во Днепровской ЦЭС, ЛЭП Днепровский—Хета, автодороги от 286-го км Колымской трассы до Днепровского комб. [10], добыча олова на руднике Суксукан [11], стр-во рудника и обогатительной ф-ки Каньон [12], обжиго-плавильного цеха по переработке кобальтовых концентратов на Верхне-Сеймчанском комб. [13], добыча кобальта на Верхне-Сеймчанском комб. [14], работа на оловообогатительных ф-ках № 2 и 3 рудника им. Лазо и № 8 Днепровского рудника, на прииске Хета [15], в разведочных р-нах Чагыдан и Балыгычан {21. Л. 493–500}, лесо — и дровозаготовки, сенозаготовки, обслуживание автотракторного парка {21. Л. 318–331}.</text:p>
          </table:table-cell>
          <table:table-cell office:value-type="string" calcext:value-type="string">
            <text:p>22.05.51 — 5238 [5];&lt;br&gt; 01.09.51 — 5046 [16];&lt;br&gt; 16.06.52 — 5694&lt;SUP&gt;5&lt;/SUP&gt; {21. Л. 322об.};&lt;br&gt; 01.08.53 — 2247 {21. Л. 732}.</text:p>
          </table:table-cell>
          <table:table-cell office:value-type="string" calcext:value-type="string">
            <text:p>нач. — Здунис М.С., не позднее 04.11.49 — не ранее 04.11.51 [17, 18];&lt;br&gt; Королев ?.?., не позднее 28.11.51 — не ранее 24.11.52 [19, 20];&lt;br&gt; ст. лейт. Волков ?.?. (упом. 01.08.53)&lt;SUP&gt;6&lt;/SUP&gt; {21. Л. 732}.</text:p>
          </table:table-cell>
          <table:table-cell office:value-type="string" calcext:value-type="string">
            <text:p>В архиве УСВИТЛа {1}.</text:p>
          </table:table-cell>
          <table:table-cell office:value-type="string" calcext:value-type="string">
            <text:p>&lt;SUP&gt;1&lt;/SUP&gt; Согласно [21], ИТЛ был организован в 1952 г., однако Юго-Западный лагерь в документах неоднократно упом. и ранее, без уточнения его статуса или в качестве ЛО.&lt;br&gt;&lt;SUP&gt;2&lt;/SUP&gt; 01.01.54 — последнее встреченное упом. этого ЛО;&lt;br&gt; 17.03.55 в пр. с объявлением штатов лагерей УСВИТЛ оно отсутствует.&lt;br&gt;&lt;SUP&gt;3&lt;/SUP&gt; 22.05.51 упом. Юго-Западное ЛО, а 20.05.52 впервые встречено упом. ЮГО-ЗАПАДНОГО ИТЛ (объявлены его штаты).&lt;br&gt;&lt;SUP&gt;4&lt;/SUP&gt; 01.08.53 упом. ЮГО-ЗАПАДНЫЙ ИТЛ, а 03.09.53 объявлены штаты Юго-западного ЛО.&lt;br&gt;&lt;SUP&gt;5&lt;/SUP&gt; Из них 1112 женщин, 1167 осужденных за к/р преступления {21. Л. 322 об.}.&lt;br&gt;&lt;SUP&gt;6&lt;/SUP&gt; Согласно {21. Л. 732}, Волков — нач. ЮГО-ЗАПАДНОГО ИТЛ с 24.07.52, что противоречит др. данным.</text:p>
          </table:table-cell>
          <table:table-cell/>
          <table:table-cell office:value-type="string" calcext:value-type="string">
            <text:p>&lt;ol compact&gt;&lt;li&gt;Пр. 00872 МВД от 20.09.49.&lt;br&gt;&lt;li&gt;ГАРФ. Ф. 9414. Оп. 1. Д. 205. Л. 24.&lt;br&gt;&lt;li&gt;Там же. Д. 880. Л. 1–265.&lt;br&gt;&lt;li&gt;Там же. Оп. 1д. Д. 107. Л. 2.&lt;br&gt;&lt;li&gt;Пр. 00454 МВД от 20.05.52.&lt;br&gt;&lt;li&gt;Пр. 00202 МЮ от 03.09.53. &lt;br&gt;&lt;li&gt;ГАРФ. Ф. 9414. Оп. 1д. Д. 159. Л. 26.&lt;br&gt;&lt;li&gt;Пр. 001107 МВД от 22.12.49. &lt;br&gt;&lt;li&gt;Пр. 001108 МВД от 22.12.49.&lt;br&gt;&lt;li&gt;Пр. 00656 МВД от 01.11.50. &lt;br&gt;&lt;li&gt;Пр. 00108 МВД от 03.03.51.&lt;br&gt;&lt;li&gt;Пр. 0366 МВД от 03.03.52.&lt;br&gt;&lt;li&gt;Пр. 00117 МВД от 13.02.50.&lt;br&gt;&lt;li&gt;Пр. 00381 МВД от 03.04.52.&lt;br&gt;&lt;li&gt;Пр. 00191 МВД от 17.04.51.&lt;br&gt;&lt;li&gt;ГАРФ. Ф. 9414. Оп. 1д. Д. 159. Л. 26.&lt;br&gt;&lt;li&gt;Пр. 0764 МВД от 04.11.49.&lt;br&gt;&lt;li&gt;Пр. 00656 МВД от 01.11.50.&lt;br&gt;&lt;li&gt;Расп. 1295 МВД от 28.11.51.&lt;br&gt;&lt;li&gt;Пр. 01282 МВД от 24.11.52.&lt;br&gt;&lt;li&gt;ГАРФ. Ф. 9414. Оп. 1. Д. 507. Л. 87.&lt;/ol&gt;</text:p>
          </table:table-cell>
          <table:table-cell table:number-columns-repeated="2"/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ЮГОРСКИЙ ИТЛ И СТРОИТЕЛЬСТВО 300</text:p>
          </table:table-cell>
          <table:table-cell office:value-type="string" calcext:value-type="string">
            <text:p>Югорлаг, Строительство 300</text:p>
          </table:table-cell>
          <table:table-cell office:value-type="string" calcext:value-type="string">
            <text:p>организован 12.03.41 [1], 25.07.41 [2]&lt;SUP&gt;1&lt;/SUP&gt;;&lt;br&gt; закрыт между 17.08.42 и 09.01.43 [3, 4]&lt;SUP&gt;2&lt;/SUP&gt;.</text:p>
          </table:table-cell>
          <table:table-cell/>
          <table:table-cell office:value-type="string" calcext:value-type="string">
            <text:p>ГУЛПС с 12.03.41 [1];&lt;br&gt; ГУЛЖДС — не позднее 25.07.41 [2].</text:p>
          </table:table-cell>
          <table:table-cell office:value-type="string" calcext:value-type="string">
            <text:p>Архангельская обл., Ненецкий н.ок., пос. Хабарово [1, 6], {13}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Архангельская обл., Ненецкий н.ок., пос. Хабарово, п/я — нет {13}.</text:p>
          </table:table-cell>
          <table:table-cell office:value-type="string" calcext:value-type="string">
            <text:p>стр-во порта и судостроит. з-да в пос. Хабарово [1, 7], зимника и ж.д. со стороны Югорского Шара [7].</text:p>
          </table:table-cell>
          <table:table-cell office:value-type="string" calcext:value-type="string">
            <text:p>конец IV кв. 1941 г. — 5196 [8]&lt;SUP&gt;3&lt;/SUP&gt;;&lt;br&gt; 01.01.42 — 5197;&lt;br&gt; 01.04.42 — 5101 [9] 01.08.42 — 4116, 11.08.42 — 912, 01.09.42 — 646, 01.11.42 — 646 (последнее упоминание) [10].</text:p>
          </table:table-cell>
          <table:table-cell office:value-type="string" calcext:value-type="string">
            <text:p>нач. — Цесарский С.Г., с 25.07.41 — не ранее 04.09.41 [2, 7];&lt;br&gt; Захаров С.Ф., с 27.02.42 — ?&lt;SUP&gt;4&lt;/SUP&gt; [5].</text:p>
          </table:table-cell>
          <table:table-cell office:value-type="string" calcext:value-type="string">
            <text:p>В УИТЛК УМВД по Архангельской обл.: л/д з/к — 1510, картотека з/к — 4045, материалы делопроизводства — 2;&lt;br&gt; в архиве ПЕЧОРСКОГО ИТЛ: л/д и служебные карточки сотрудников лаг. сектора, материалы делопроизводства;&lt;br&gt; в Дорожном архиве Печорской ж.д. (г.Котлас): л/д сотрудников производственного сектора {1, 2}.</text:p>
          </table:table-cell>
          <table:table-cell office:value-type="string" calcext:value-type="string">
            <text:p>&lt;SUP&gt;1&lt;/SUP&gt; Первым пр. ИТЛ создавался для стр-ва порта и з-да в пос. Хабарово, подчинялся ГУЛПСу (по-видимому, фактически пр. не выполнен);&lt;br&gt; вторым пр. созданы 2 ИТЛ в составе ГУЛЖДС для стр-ва порта в р-не Хабарово и ж.д. Воркута — Югорский Шар. Не путать со Стр-вом 300 ГУЛЖДС в Московской обл. (стр-во Поваровских рем. мастерских, организовано в 1944 г.) [11].&lt;br&gt;&lt;SUP&gt;2&lt;/SUP&gt; Пр. о закрытии не найден. 27.02.42 приказано приостановить стр-во, с наступлением навигации лагерь вывезти [5]. Однако Югорлаг упомянут 24.03.42 в пр. с объявлением дислокаций ИТЛ {13} и отсутствует в [3] от 17.08.42 с объявлением изменений в дислокации ИТЛ. Ликвидационная комиссия организована 09.01.43 [4];&lt;br&gt; исключен из дислокации 28.01.43 [6].&lt;br&gt;&lt;SUP&gt;3&lt;/SUP&gt; На конец IV кв. 1941 г. в Югорлаг прибыло из др. лагерей 5723 з/к, из них 525 умерли [8];&lt;br&gt; по др. данным, с 15.07.41 по 15.11.41 в Югорлаг вывезено 14 000 з/к [12].&lt;br&gt;&lt;SUP&gt;4&lt;/SUP&gt; Скорее всего — до закрытия ИТЛ, так как упом. 09.01.43 в пр. об организации ликвидационной комиссии как б. нач. ИТЛ [4].</text:p>
          </table:table-cell>
          <table:table-cell/>
          <table:table-cell office:value-type="string" calcext:value-type="string">
            <text:p>&lt;ol compact&gt;&lt;li&gt;Пр.00275 НКВД от 12.03.41.&lt;br&gt;&lt;li&gt;Пр. 00965 НКВД от 25.07.41.&lt;br&gt;&lt;li&gt;Пр. 001721 НКВД от 17.08.42.&lt;br&gt;&lt;li&gt;Пр. 21 НКВД от 09.01.43. &lt;br&gt;&lt;li&gt;Пр. 058 НКВД от 27.02.42.&lt;br&gt;&lt;li&gt;Пр. 00129 НКВД от 28.01.43.&lt;br&gt;&lt;li&gt;Пр. 001200 НКВД от 04.09.41.&lt;br&gt;&lt;li&gt;ГАРФ. Ф. 9414. Оп. 1д. Д. 372. Л. 8об., 9.&lt;br&gt;&lt;li&gt;Там же. Д. 378. Л. 5об.&lt;br&gt;&lt;li&gt;Там же. Д. 379. Л. 3–103.&lt;br&gt;&lt;li&gt;Пр. 0186 НКВД от 09.09.44.&lt;br&gt;&lt;li&gt;ГАРФ. Ф. 9414. Оп.1. Д. 41. Л. 14.&lt;/ol&gt;</text:p>
          </table:table-cell>
          <table:table-cell/>
          <table:table-cell office:value-type="string" calcext:value-type="string">
            <text:p>&lt;a href=r3-104.html&gt;ЗАПОЛЯРНЫЙ ИТЛ И СТРОИТЕЛЬСТВО 301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ЮЖНО-КУЗБАССКИЙ ИТЛ</text:p>
          </table:table-cell>
          <table:table-cell office:value-type="string" calcext:value-type="string">
            <text:p>Южкузбасслаг</text:p>
          </table:table-cell>
          <table:table-cell office:value-type="string" calcext:value-type="string">
            <text:p>организован 04.03.47&lt;SUP&gt;1&lt;/SUP&gt; {18};&lt;br&gt; действующий на 01.01.60 {46}.</text:p>
          </table:table-cell>
          <table:table-cell/>
          <table:table-cell office:value-type="string" calcext:value-type="string">
            <text:p>ГУЛЛП с 04.03.47 {18};&lt;br&gt; ГУЛАГ МЮ с 02.04.53 {33};&lt;br&gt; ГУЛАГ МВД с 28.01.54 {38};&lt;br&gt; ГУЛЛП с 02.08.54 {40};&lt;br&gt; ГУЛАГ МВД с 13.06.56 [1];&lt;br&gt; ГУИТК МВД СССР с 27.10.56 [2];&lt;br&gt; МВД РСФСР с 01.12.57 {44};&lt;br&gt; ГСЛ МВД РСФСР с 05.02.58&lt;SUP&gt;2&lt;/SUP&gt; [3].</text:p>
          </table:table-cell>
          <table:table-cell office:value-type="string" calcext:value-type="string">
            <text:p>Кемеровская обл., г.Сталинск (ныне Новокузнецк), левый берег р.Томь&lt;SUP&gt;3&lt;/SUP&gt; {19, 23, 37}.</text:p>
          </table:table-cell>
          <table:table-cell office:value-type="string" calcext:value-type="string">
            <text:p>ВД с 19.06.47 [4], {19, 23, 37}.</text:p>
          </table:table-cell>
          <table:table-cell office:value-type="string" calcext:value-type="string">
            <text:p>Алтай {19, 23, 37}.</text:p>
          </table:table-cell>
          <table:table-cell office:value-type="string" calcext:value-type="string">
            <text:p>Кемеровская обл., г.Сталинск, п/я 30 {19};&lt;br&gt; п/я ВД-30 {23, 37}.</text:p>
          </table:table-cell>
          <table:table-cell office:value-type="string" calcext:value-type="string">
            <text:p>лесозаготовки {18}, обслуживание судорем. мастерских в Абагурском затоне [5], деревообработка, выпуск шпал, мебельное, швейное, обувное и гончарное производства, с/х работы [6], сплавные и погрузочно-разгрузочные работы, обслуживание лесозавода, автобазы, рем.-мех. мастерских, стр-во плотины на р. Тутуясс [7. Разд. 3. Л. 3–159], домостроит. цеха, узкоколейных ж.д. и автодорог, производство кирпича [8].</text:p>
          </table:table-cell>
          <table:table-cell office:value-type="string" calcext:value-type="string">
            <text:p>01.05.47 — 1287, 01.01.48 — 13 877, 01.01.49 — 20 072, 01.01.50 — 18 364, 01.01.51 — 21 211, 01.01.52 — 23 539&lt;SUP&gt;4&lt;/SUP&gt;, 01.01.53 — 24 629 (УРО);&lt;br&gt; 15.07.53 — 13 599 [7. Разд. 4. Л. 25];&lt;br&gt; 01.01.54 — 13 902, 01.07.55 — 17 612, 01.01.56 — 18 199, 01.01.57 — 20 084, 01.01.59 — 19 844, 01.01.60 — 17 036 (УРО).</text:p>
          </table:table-cell>
          <table:table-cell office:value-type="string" calcext:value-type="string">
            <text:p>нач. — п/п (полк.) Долгих И.И., с 04.03.47 по 18.11.50 {18}, [9];&lt;br&gt; п/п Выползов Г.М., с 18.11.50 — не ранее 25.12.52 [9], [7. Разд. 5. Л. 7];&lt;br&gt; и.о. нач. — п/п Герус Ф.Д., с 01.04.53 по 23.04.54 [10, 11];&lt;br&gt; п/п (полк.) Выползов Г.М., с 23.02.54 по 12.08.54 [11, 12];&lt;br&gt; нач. — полк. Выползов Г.М., с 12.08.54 — ? [12];&lt;br&gt; и.о. нач. — кап. Лаптев В.И., с 13.06.56 по 08.09.56 [1, 13];&lt;br&gt; нач. — полк. Павловский Н.П., с 08.09.56 — ? [13]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Организован на базе треста Южкузбасслес МУП восточных р-нов.&lt;br&gt;&lt;SUP&gt;2&lt;/SUP&gt; В [3] объявлены штаты ИТ лагерей ГСЛ МВД РСФСР.&lt;br&gt;&lt;SUP&gt;3&lt;/SUP&gt; В {1} ошибочно указана дислокация — г.Сталино.&lt;br&gt;&lt;SUP&gt;4&lt;/SUP&gt; На 01.05.52 — 23 254, из них 4388 женщин, 3816 осужденных за к/р преступления [7. Разд. 3. Л. 2об.–158 об.].</text:p>
          </table:table-cell>
          <table:table-cell/>
          <table:table-cell office:value-type="string" calcext:value-type="string">
            <text:p>&lt;ol compact&gt;&lt;li&gt;Пр. 0231 МВД от 13.06.56.&lt;br&gt;&lt;li&gt;Пр. 500 МВД от 27.10.56. &lt;br&gt;&lt;li&gt;Пр. 049 МВД от 05.08.58.&lt;br&gt;&lt;li&gt;Расп. 383 МВД от 19.06.47.&lt;br&gt;&lt;li&gt;Пр. 0339 МВД от 31.05.49.&lt;br&gt;&lt;li&gt;Пр. 03 НКВД от 05.01.46.&lt;br&gt;&lt;li&gt;ГАРФ. Ф. 9414. Оп. 1. Д. 590.&lt;br&gt;&lt;li&gt;Пр. 00553 МВД от 25.06.54.&lt;br&gt;&lt;li&gt;Пр. 1637лс МВД от 18.11.50. &lt;br&gt;&lt;li&gt;Пр. 026/л МЮ от 01.04.53.&lt;br&gt;&lt;li&gt;Пр. 428лс МВД от 23.02.54.&lt;br&gt;&lt;li&gt;Пр. 2074 МВД от 12.08.54.&lt;br&gt;&lt;li&gt;Пр. 1002 МВД от 08.09.56.&lt;/ol&gt;</text:p>
          </table:table-cell>
          <table:table-cell table:number-columns-repeated="2"/>
          <table:table-cell office:value-type="string" calcext:value-type="string">
            <text:p>С.Филиппов, 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ЮЖНЫЙ ИТЛ</text:p>
          </table:table-cell>
          <table:table-cell office:value-type="string" calcext:value-type="string">
            <text:p>Южлаг</text:p>
          </table:table-cell>
          <table:table-cell office:value-type="string" calcext:value-type="string">
            <text:p>организован 22.05.38 [1]&lt;SUP&gt;1&lt;/SUP&gt;;&lt;br&gt; закрыт 26.04.43 с организацией на его базе ТАЙШЕТСКОГО ИТЛ УИТЛК УНКВД ПО ИРКУТСКОЙ ОБЛАСТИ [2]&lt;SUP&gt;2&lt;/SUP&gt;.</text:p>
          </table:table-cell>
          <table:table-cell/>
          <table:table-cell office:value-type="string" calcext:value-type="string">
            <text:p>ЖДСУ на ДВ с 22.05.38 [1];&lt;br&gt; УЖДС на ДВ на 31.08.39 [3];&lt;br&gt; ГУЛЖДС с 04.01.40 [4, 5]&lt;SUP&gt;2&lt;/SUP&gt;.</text:p>
          </table:table-cell>
          <table:table-cell office:value-type="string" calcext:value-type="string">
            <text:p>Бурят-Монгольская АССР, г.Улан-Удэ, с 22.05.38 — не ранее 10.09.39 [1, 3], {10};&lt;br&gt; ст. Заудинская Восточно-Сибирской ж.д. на 17.10.40 {11};&lt;br&gt; Иркутская обл., г.Тайшет с конца 1940 г. [6, 7], [8. Л. 1], {13}&lt;SUP&gt;3&lt;/SUP&gt;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Бурят-Монгольская АССР, г.Улан-Удэ, п/я 216 на 10.09.39 {45};&lt;br&gt; ст. Заудинская Восточно-Сибирской ж.д., п/я 216, с 22.05.38 [1], {11};&lt;br&gt; Иркутская обл., Тайшет, п/я 216 с 22.11.40 [7], {13}.</text:p>
          </table:table-cell>
          <table:table-cell office:value-type="string" calcext:value-type="string">
            <text:p>стр-во ж/д линии Заудинская—Наушки (Улан-Удэ—Наушки) (Стр-во 202) [4–6, 9]&lt;SUP&gt;4&lt;/SUP&gt;, участка БАМа Тайшет—Братск (с конца 1940 г.) [4, 6], [8. Л. 1], [9, 10], обеспечение инертными материалами спецстроительств ГУЛЖДС (с 21.04.41) [11]&lt;SUP&gt;5&lt;/SUP&gt;, изготовление корпусов противотанковых и противопехотных мин, лесозаготовки, с.х. производство ширпотреба, жилищное стр-во [8. Л. 2].</text:p>
          </table:table-cell>
          <table:table-cell office:value-type="string" calcext:value-type="string">
            <text:p>01.10.38 — 39 772, 01.01.40 — 24 076, 01.07.40 — 12 834 (УРО);&lt;br&gt; 01.01.41 — 7430, 01.07.41 — 12 558 [12];&lt;br&gt; 01.01.42 — 9753 [13];&lt;br&gt; 01.04.42 — 7612&lt;SUP&gt;6&lt;/SUP&gt;, 01.01.43 — 10 558 [14];&lt;br&gt; 21.04.43 — 8345&lt;SUP&gt;7&lt;/SUP&gt; [8. Л. 17].</text:p>
          </table:table-cell>
          <table:table-cell office:value-type="string" calcext:value-type="string">
            <text:p>нач. — кап. ГБ Шеммель (Шемель) И.Д., с 22.05.38 —? [1] и с 04.01.40 по 25.01.42 [4, 15];&lt;br&gt; кап. ГБ Цывьян Г.Я., с 21.02.42 по 26.04.43 [16].</text:p>
          </table:table-cell>
          <table:table-cell office:value-type="string" calcext:value-type="string">
            <text:p>25.05.46 передан БРАТСКОМУ ИТЛ в составе архива ликвидированного ТАЙШЕТСКОГО ИТЛ УИТЛК УМВД ПО ИРКУТСКОЙ ОБЛАСТИ [17. Л. 200–223]. Хранился в архиве АНГАРСКОГО ИТЛ: л/д з/к — 33 275;&lt;br&gt; в 1-м Спецотделе УМВД по Иркутской обл.: л/д сотрудников;&lt;br&gt; в архиве ОЗЕРНОГО ИТЛ: приказы и расчетно-финансовые документы {1}.</text:p>
          </table:table-cell>
          <table:table-cell office:value-type="string" calcext:value-type="string">
            <text:p>&lt;SUP&gt;1&lt;/SUP&gt; В [1] говорится об организации ЖДСУ на ДВ и о включении в его состав 6 ИТ лагерей, в том числе — ЮЖНОГО. Отдельные пр. об открытии этих ИТ лагерей не найдены. Согласно {1}, все они организованы пр. [1].&lt;br&gt;&lt;SUP&gt;2&lt;/SUP&gt; Закрыт в связи с прекращением работ по стр-ву ж.д. Тайшет—Братск. 30.09.42 был реорг. для размещения и трудового использования инвалидов из Приволжских и Дальневосточных лагерей ГУЛЖДС с оставлением в составе ГУЛЖДС [5].&lt;br&gt;&lt;SUP&gt;3&lt;/SUP&gt; Первый пр. о передислокации в Тайшет — от 18.10.40 [6], второй — от 22.11.40 [7].&lt;br&gt;&lt;SUP&gt;4&lt;/SUP&gt; Постройка закончена в октябре 1940 г. [6, 9].&lt;br&gt;&lt;SUP&gt;5&lt;/SUP&gt; Осуществлялось силами переданной Южлагу Слюдянской ИТК УИТЛК УНКВД по Иркутской обл. [11].&lt;br&gt;&lt;SUP&gt;6&lt;/SUP&gt; Из них 204 женщины и 3940 осужденных за к/р преступления.&lt;br&gt;&lt;SUP&gt;7&lt;/SUP&gt; Из них 204 несовершеннолетних [8. Л. 17].</text:p>
          </table:table-cell>
          <table:table-cell/>
          <table:table-cell office:value-type="string" calcext:value-type="string">
            <text:p>&lt;ol compact&gt;&lt;li&gt;Пр. 0100 НКВД от 22.05.38.&lt;br&gt;&lt;li&gt;Пр. 0168 НКВД от 26.04.43.&lt;br&gt;&lt;li&gt;Пр. 001029 НКВД от 31.08.39.&lt;br&gt;&lt;li&gt;Пр. 0014 НКВД от 04.01.40.&lt;br&gt;&lt;li&gt;Пр. 002167 НКВД от 30.09.42.&lt;br&gt;&lt;li&gt;Пр. 0449 НКВД от 18.10.40.&lt;br&gt;&lt;li&gt;Пр. 001466 НКВД от 22.11.40.&lt;br&gt;&lt;li&gt;ГАРФ. Ф. 9414. Оп. 1. Д. 63.&lt;br&gt;&lt;li&gt;Пр. 0501 НКВД от 27.11.40.&lt;br&gt;&lt;li&gt;Пр. 0121 НКВД от 03.03.41.&lt;br&gt;&lt;li&gt;Пр. 0199 НКВД от 21.04.41.&lt;br&gt;&lt;li&gt;ГАРФ. Ф. 9414. Оп. 1д. Д. 371. Л. 1, 56.&lt;br&gt;&lt;li&gt;Там же. Д. 372. Л. 9об., 10.&lt;br&gt;&lt;li&gt;Там же. Д. 378. Л. 5, 12об.&lt;br&gt;&lt;li&gt;Пр. 00186 НКВД от 25.01.42.&lt;br&gt;&lt;li&gt;ГАРФ. Служебная карточка ГУЛАГа.&lt;br&gt;&lt;li&gt;Там же. Ф. 9414. Оп. 1д. Д. 44.&lt;/ol&gt;</text:p>
          </table:table-cell>
          <table:table-cell/>
          <table:table-cell office:value-type="string" calcext:value-type="string">
            <text:p>&lt;a href=r3-414.html&gt;ТАЙШЕТСКИЙ ИТЛ УИТЛК УНКВД ПО ИРКУТСКОЙ ОБЛАСТИ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ЮЖНЫЙ ИТЛ ПРИ СТРОИТЕЛЬСТВЕ 505 ГУЛЖДС</text:p>
          </table:table-cell>
          <table:table-cell office:value-type="string" calcext:value-type="string">
            <text:p>Южлаг</text:p>
          </table:table-cell>
          <table:table-cell office:value-type="string" calcext:value-type="string">
            <text:p>организован 10.09.47 на базе НИЖНЕ-АМУРСКОГО ИТЛ [1]&lt;SUP&gt;1&lt;/SUP&gt;;&lt;br&gt; закрыт 29.09.48&lt;SUP&gt;2&lt;/SUP&gt; [2].</text:p>
          </table:table-cell>
          <table:table-cell/>
          <table:table-cell office:value-type="string" calcext:value-type="string">
            <text:p>ГУЛЖДС в составе Стр-ва 505 с 10.09.47 [1, 2].</text:p>
          </table:table-cell>
          <table:table-cell office:value-type="string" calcext:value-type="string">
            <text:p>Монгольская Народная Республика, в р-не г.Улан-Батор [1].</text:p>
          </table:table-cell>
          <table:table-cell office:value-type="string" calcext:value-type="string">
            <text:p>ВУ с 17.10.47 [3], {3}.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стр-во участка ж/д линии Наушки—Улан-Батор от 250-го км трассы до Улан-Батора [1].</text:p>
          </table:table-cell>
          <table:table-cell office:value-type="string" calcext:value-type="string">
            <text:p>?&lt;SUP&gt;3&lt;/SUP&gt;</text:p>
          </table:table-cell>
          <table:table-cell office:value-type="string" calcext:value-type="string">
            <text:p>нач. — п/п Успенский Д.В., с 10.09.47 по 20.08.48 [1, 4]&lt;SUP&gt;4&lt;/SUP&gt;.</text:p>
          </table:table-cell>
          <table:table-cell office:value-type="string" calcext:value-type="string">
            <text:p>Скорее всего, в архиве СЕЛЕНГИНСКОГО ИТЛ {1}.</text:p>
          </table:table-cell>
          <table:table-cell office:value-type="string" calcext:value-type="string">
            <text:p>&lt;SUP&gt;1&lt;/SUP&gt; Тем же пр. организовано СТРОИТЕЛЬСТВО 505 И ИТЛ и ликвидирован НИЖНЕ-АМУРСКИЙ ИТЛ.&lt;br&gt;&lt;SUP&gt;2&lt;/SUP&gt; Приказано реорг. с 01.10.48 ИТЛ в стройотделение, непосредственно подчиненное УС 505) [2].&lt;br&gt;&lt;SUP&gt;3&lt;/SUP&gt; Согласно [1], з/к и строит. организации переброшены с участков БАМ Известковая—Ургал, Комсомольск—Советская Гавань, Тайшет—Братск. ЮЖНЫЙ ИТЛ должен быть рассчитан на 30–35 тыс. чел.;&lt;br&gt; в IV квартале 1947 г. — 50% штатной положенности. В сводках УРО данные по численности з/к приводятся по всему Стр-ву 505.&lt;br&gt;&lt;SUP&gt;4&lt;/SUP&gt; Переведен в САХАЛИНСКИЙ ИТЛ [4].</text:p>
          </table:table-cell>
          <table:table-cell/>
          <table:table-cell office:value-type="string" calcext:value-type="string">
            <text:p>&lt;ol compact&gt;&lt;li&gt;Пр. 00955 МВД от 10.09.47.&lt;br&gt;&lt;li&gt;Пр. 0589 МВД от 29.09.48.&lt;br&gt;&lt;li&gt;Расп. 661 МВД от 17.10.47.&lt;br&gt;&lt;li&gt;Пр. 001014 МВД от 20.08.48.&lt;/ol&gt;</text:p>
          </table:table-cell>
          <table:table-cell/>
          <table:table-cell office:value-type="string" calcext:value-type="string">
            <text:p>&lt;a href=r3-253.html&gt;НИЖНЕ-АМУРСКИЙ ИТЛ&lt;/a&gt;,&lt;br&gt; &lt;a href=r3-351.html&gt;СТРОИТЕЛЬСТВО 505 И ИТЛ&lt;/a&gt;.</text:p>
          </table:table-cell>
          <table:table-cell office:value-type="string" calcext:value-type="string">
            <text:p>Д.Шкапо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ЯГРИНСКИЙ ИТЛ И СТРОИТЕЛЬСТВО 203</text:p>
          </table:table-cell>
          <table:table-cell office:value-type="string" calcext:value-type="string">
            <text:p>Ягринлаг</text:p>
          </table:table-cell>
          <table:table-cell office:value-type="string" calcext:value-type="string">
            <text:p>организован 13.04.38 [1];&lt;br&gt; закрыт 24.01.53 (на его базе организовано ЛО в составе УИТЛК УМВД по Архангельской обл.) [2].</text:p>
          </table:table-cell>
          <table:table-cell/>
          <table:table-cell office:value-type="string" calcext:value-type="string">
            <text:p>ГУЛАГ с 13.04.38 [1];&lt;br&gt; ГУЛПС с 26.02.41 [3;&lt;br&gt; 4. Л. 30];&lt;br&gt; УИТЛК УМВД по Архангельской обл. с 24.04.46 [5].</text:p>
          </table:table-cell>
          <table:table-cell office:value-type="string" calcext:value-type="string">
            <text:p>Архангельская обл., г.Молотовск (ныне Северодвинск) {10, 11, 13–15, 19}.</text:p>
          </table:table-cell>
          <table:table-cell office:value-type="string" calcext:value-type="string">
            <text:p>АТ с 25.12.45 {16}.</text:p>
          </table:table-cell>
          <table:table-cell office:value-type="string" calcext:value-type="string">
            <text:p>Парус в 1949 г. {19}.</text:p>
          </table:table-cell>
          <table:table-cell office:value-type="string" calcext:value-type="string">
            <text:p>Архангельская обл., г.Молотовск, п/я 203 {10, 11, 13};&lt;br&gt; п/я 50, по крайней мере с 13.03.44 по 15.01.49 {14, 15, 17};&lt;br&gt; АТ-50 {1}.</text:p>
          </table:table-cell>
          <table:table-cell office:value-type="string" calcext:value-type="string">
            <text:p>стр-во судостроит. з-да и города [6], выполнение гидротех. работ по стр-ву з-да 402 [1];&lt;br&gt; стр-во з-да 402 [7], обслуживание стр-ва 203 Мин. стр-ва военных и военно-морских предприятий с 24.04.46 [5], рыбная ловля (1938 г.) [8], дноуглубительные работы [9], производство элементов боеприпасов [10], подсобные с/х работы (1942–1946 гг.) [11. Л. 762], [12], лесоэксплуатация [12], стр-во ж/д ветки Исакогорка—порт Молотовск (до 08.01.42) [13], причалов [14], складов, служебных зданий, подъездных путей [15], жилья [16], Архангельского ЦБК в 1942 г. [17, 18], ремонт жилья в Архангельске и Молотовске, бани и городского театра в Молотовске [19], дерево — и металлообработка, швейное производство, производство стройматериалов, лесозаготовки и сплав, с/х и погрузочно-разгрузочные работы [20].</text:p>
          </table:table-cell>
          <table:table-cell office:value-type="string" calcext:value-type="string">
            <text:p>01.07.38 — 8289, 01.01.39 — 27 680&lt;SUP&gt;1&lt;/SUP&gt;, 01.01.40 — 30 893 (УРО);&lt;br&gt; 01.01.41 — 31 116, 01.07.41 — 25 420 [4. Л. 2, 55];&lt;br&gt; 01.01.42 — 19 378 [21];&lt;br&gt; 01.01.43 — 8297&lt;SUP&gt;2&lt;/SUP&gt; [22];&lt;br&gt; 01.01.44 — 4844, 01.01.45 — 5201, 01.01.47 — 14 087 (УРО).</text:p>
          </table:table-cell>
          <table:table-cell office:value-type="string" calcext:value-type="string">
            <text:p>нач. — полк. Никифоров П.Н., с 13.04.38 — ? [1];&lt;br&gt; инт. 1-го ранга (бр. инж.) Кронов Б.К., не позднее 02.08.38 — по 16.03.42 [7, 23];&lt;br&gt; Протопопов Р.Ю., с 16.03.42 — не ранее 25.06.42 [23], [11. Л. 150];&lt;br&gt; Цесарский С.Г., не позднее 24.07.42 — по 16.04.43 [11. Л. 359], [24];&lt;br&gt; п/п ГБ Хархардин А.И., с 16.04.43 по 04.04.46 [24, 25];&lt;br&gt; кап. Львов Я.Б., не позднее 24.04.46 — исключен за смертью 31.05.48 [5, 26];&lt;br&gt; полк. Котов И.П., с 14.06.51 — ? [27];&lt;br&gt; з/н — кап. ГБ Хархардин А.И. (упом. 02.08.38) [7];&lt;br&gt; Львов Я.Б. (упом. 14.12.45) [28].</text:p>
          </table:table-cell>
          <table:table-cell office:value-type="string" calcext:value-type="string">
            <text:p>В УИТЛК УМВД по Архангельской обл.: л/д з/к — 24 269, прочие материалы — 4235 {1}.</text:p>
          </table:table-cell>
          <table:table-cell office:value-type="string" calcext:value-type="string">
            <text:p>&lt;SUP&gt;1&lt;/SUP&gt; На 01.10.38 из 21 143 з/к — 186 осужденных за к/р преступления, 6611 — как СОЭ и СВЭ [29].&lt;br&gt;&lt;SUP&gt;2&lt;/SUP&gt; Из них 966 женщин, 1507 осужденных за к/р преступления [21].</text:p>
          </table:table-cell>
          <table:table-cell/>
          <table:table-cell office:value-type="string" calcext:value-type="string">
            <text:p>&lt;ol compact&gt;&lt;li&gt;Пр. 00220 НКВД от 13.04.38.&lt;br&gt;&lt;li&gt;Пр. 0042 МВД от 24.01.53.&lt;br&gt;&lt;li&gt;Пр. 00212 НКВД от 26.02.41.&lt;br&gt;&lt;li&gt;ГАРФ. Ф. 9414. Оп. 1д. Д. 371.&lt;br&gt;&lt;li&gt;Пр. 00350 МВД от 24.04.46.&lt;br&gt;&lt;li&gt;Пр. 0187 НКВД от 09.09.44.&lt;br&gt;&lt;li&gt;Пр. 0143 НКВД от 02.08.38.&lt;br&gt;&lt;li&gt;ГАРФ. Ф. 9414. Оп. 1. Д. 14. Л. 68.&lt;br&gt;&lt;li&gt;Там же. Д. 12. Л. 328.&lt;br&gt;&lt;li&gt;Пр. 001178 НКВД от 31.08.41.&lt;br&gt;&lt;li&gt;ГАРФ. Ф. 9414. Оп. 1. Д. 49.&lt;br&gt;&lt;li&gt;Пр. 033/07 НКВД и НКСВВМП от 27.02.46.&lt;br&gt;&lt;li&gt;Пр. 02/с-20ц НКВД и НКПС от 08.01.42.&lt;br&gt;&lt;li&gt;Пр. 047 НКВД от 12.02.42.&lt;br&gt;&lt;li&gt;Пр. 083 НКВД от 13.03.42.&lt;br&gt;&lt;li&gt;Пр. 0138 НКВД от 22.04.42.&lt;br&gt;&lt;li&gt;Пр. 023 НКВД от 26.01.42.&lt;br&gt;&lt;li&gt;Пр. 0475 НКВД от 19.12.42.&lt;br&gt;&lt;li&gt;Пр. 234 НКВД от 18.05.44.&lt;br&gt;&lt;li&gt;Пр. 037 МВД от 07.01.53.&lt;br&gt;&lt;li&gt;ГАРФ. Ф.9414. Оп.1д. Д. 372. Л.7об., 8.&lt;br&gt;&lt;li&gt;Там же. Д. 378. Л. 111об.&lt;br&gt;&lt;li&gt;Пр. 00526 НКВД от 16.03.42.&lt;br&gt;&lt;li&gt;Пр. 916лс НКВД от 16.04.43.&lt;br&gt;&lt;li&gt;Пр. 442лс МВД от 04.04.46.&lt;br&gt;&lt;li&gt;Пр. 674лс МВД от 31.05.48.&lt;br&gt;&lt;li&gt;Пр. 736лс МВД от 14.06.51.&lt;br&gt;&lt;li&gt;Пр. 0300 МВД от 14.12.45.&lt;br&gt;&lt;li&gt;ГАРФ. Ф. 9414. Оп. 1. Д. 1140. Л. 141.&lt;/ol&gt;</text:p>
          </table:table-cell>
          <table:table-cell/>
          <table:table-cell office:value-type="string" calcext:value-type="string">
            <text:p>&lt;a href=r3-140.html&gt;ИТЛ И СТРОИТЕЛЬСТВО АРХАНГЕЛЬСКОГО ЦБК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ЯНСКИЙ ИТЛ ДАЛЬСТРОЯ</text:p>
          </table:table-cell>
          <table:table-cell office:value-type="string" calcext:value-type="string">
            <text:p>Янлаг, ИТЛ Янского горнопромышленного упр.,&lt;BR&gt;Янский ИТЛ УСВИТЛа, Янское ЛО</text:p>
          </table:table-cell>
          <table:table-cell office:value-type="string" calcext:value-type="string">
            <text:p>организован 20.09.49 (?) [1]&lt;SUP&gt;1&lt;/SUP&gt;;&lt;br&gt; закрыт 30.12.56 [2].</text:p>
          </table:table-cell>
          <table:table-cell office:value-type="string" calcext:value-type="string">
            <text:p>между 22.05.51 и 13.12.51 — из ЛО в ИТЛ [3, 4]&lt;SUP&gt;2&lt;/SUP&gt;.</text:p>
          </table:table-cell>
          <table:table-cell office:value-type="string" calcext:value-type="string">
            <text:p>ГУ ИТ лагерей Дальстроя в 1951–1952 гг. [5], {21. Л. 485};&lt;br&gt; УСВИТЛ в 1953–1956 гг. {21. Л. 733}, [2].</text:p>
          </table:table-cell>
          <table:table-cell office:value-type="string" calcext:value-type="string">
            <text:p>Якутская АССР, пос. Эге-Хая (ныне р.п. Эсэ-Хайя) {21. Л. 733}.</text:p>
          </table:table-cell>
          <table:table-cell office:value-type="string" calcext:value-type="string">
            <text:p>АВ-11 {21. Л. 669}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Якутская АССР, пос. Эге-Хая, п/я АВ-261/105 {21. Л. 669, 733}.</text:p>
          </table:table-cell>
          <table:table-cell office:value-type="string" calcext:value-type="string">
            <text:p>геологическая съемка бассейна Яны, геологоразведочные работы, в том числе подземные, на Эге-Хайском, Бургочанском, Алыс-Хайском, Илинтасском, Кестерском, Куйгинском, Хатон-Хайском и Чекурдахском оловорудном месторождениях [6], стр-во Илинтасской обогатительной ф-ки, автодороги Хандыга—Эге-Хая, кирп. з-да в Эге-Хая [7], стр-во и расширение рудников и обогатительных ф-к Эге-Хая, Илинтас, Кестер, Бургочан [8], разработка прииска Бургавли на руч. Северном и прииска Отдаленный на руч. Омчикандя [9], обслуживание автобазы, рем.-мех. мастерских и жилищное стр-во в Эге-Хая, добыча оловянной руды на Батыгайском месторождении, обслуживание обогатительных ф-к, строит. работы в Батыгае&lt;SUP&gt;3&lt;/SUP&gt; и пос. Янский, обслуживание Янского речного пароходства, погрузочно-разгрузочные работы, лесозаготовки, с/х работы {21. Л. 485–490}.</text:p>
          </table:table-cell>
          <table:table-cell office:value-type="string" calcext:value-type="string">
            <text:p>22.05.51 — 4155 [3];&lt;br&gt; 01.09.51 — 5795 [10];&lt;br&gt; 01.08.53 — 7206 {21. Л. 733}.</text:p>
          </table:table-cell>
          <table:table-cell office:value-type="string" calcext:value-type="string">
            <text:p>нач. — Марков ?.?. (упом. 01.08.50, 01.11.50) [11, 12];&lt;br&gt; инж.-полк. в/с Киняшев А.Ф., не позднее 03.03.51 — по 29.10.52 [13, 14];&lt;br&gt; Жиленко И.М., с 29.10.52 — не ранее 24.01.53 [14–16];&lt;br&gt; майор Сорока ?.?., с 06.07.53 — ? {21. Л. 733}.</text:p>
          </table:table-cell>
          <table:table-cell office:value-type="string" calcext:value-type="string">
            <text:p>В ИЦ МВД Республики Саха (Якутия): приказы нач. ЯНСКОГО ИТЛ [17].</text:p>
          </table:table-cell>
          <table:table-cell office:value-type="string" calcext:value-type="string">
            <text:p>&lt;SUP&gt;1&lt;/SUP&gt; Согласно этому пр., создано лаг. подр. при Янском горнопром. упр., но статус его не указан (см. ГЛАВНОЕ УПРАВЛЕНИЕ СТРОИТЕЛЬСТВА ДАЛЬНЕГО СЕВЕРА). Впервые упом. Янлага встречено 01.02.51 [18];&lt;br&gt; согласно [19], ЯНСКИЙ ИТЛ был организован в 1952 г.&lt;br&gt;&lt;SUP&gt;2&lt;/SUP&gt; 22.05.51 Янлаг упом. в качестве ЛО, а 13.12.51 встречено первое упом. ЯНСКОГО ИТЛ. &lt;br&gt;&lt;SUP&gt;3&lt;/SUP&gt; Ныне нормативное наименование — р.п. Батагай {45}.</text:p>
          </table:table-cell>
          <table:table-cell/>
          <table:table-cell office:value-type="string" calcext:value-type="string">
            <text:p>&lt;ol compact&gt;&lt;li&gt;Пр. 00872 МВД от 20.09.49.&lt;br&gt;&lt;li&gt;Пр. 00398 МВД от 30.12.56.&lt;br&gt;&lt;li&gt;ГАРФ. Ф. 9414. Оп. 1д. Д. 107. Л. 2.&lt;br&gt;&lt;li&gt;Пр. 00883 МВД от 13.12.51.&lt;br&gt;&lt;li&gt;ГАРФ. Ф. 9414. Оп. 1д. Д. 159. Л. 26.&lt;br&gt;&lt;li&gt;Пр. 00656 МВД от 01.11.50.&lt;br&gt;&lt;li&gt;Пр. 00191 МВД от 17.04.51.&lt;br&gt;&lt;li&gt;Пр. 0366 МВД от 03.03.52.&lt;br&gt;&lt;li&gt;Пр. 00381 МВД от 03.04.52.&lt;br&gt;&lt;li&gt;ГАРФ. Ф. 9414. Оп. 1д. Д. 161. Л. 4.&lt;br&gt;&lt;li&gt;Пр. 0520 МВД от 01.08.50.&lt;br&gt;&lt;li&gt;Пр. 00656 МВД от 01.11.50.&lt;br&gt;&lt;li&gt;Пр. 00108 МВД от 03.03.51.&lt;br&gt;&lt;li&gt;Пр. 1301лс МВД от 29.10.52.&lt;br&gt;&lt;li&gt;Пр. 01282 МВД от 24.11.52.&lt;br&gt;&lt;li&gt;Пр. 0103 МВД от 24.01.53.&lt;br&gt;&lt;li&gt;Письмо ИЦ МВД Республики Саха (Якутия) № 11–1247 от 13.09.96.&lt;br&gt;&lt;li&gt;ГАРФ. Ф. 9414. Оп. 1д. Д. 159. Л. 26.&lt;br&gt;&lt;li&gt;Там же. Оп. 1. Д. 507. Л. 87.&lt;/ol&gt;</text:p>
          </table:table-cell>
          <table:table-cell table:number-columns-repeated="2"/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  <table:table-row table:style-name="ro1">
          <table:table-cell office:value-type="string" calcext:value-type="string">
            <text:p>ЯНСКОЕ ГОРНОПРОМЫШЛЕННОЕ УПР. И ИТЛ&lt;BR&gt;ДАЛЬСТРОЯ</text:p>
          </table:table-cell>
          <table:table-cell/>
          <table:table-cell office:value-type="string" calcext:value-type="string">
            <text:p>организован 31.03.41 [1]&lt;SUP&gt;1&lt;/SUP&gt;;&lt;br&gt; закрыт — между 01.04.44 и 01.05.44&lt;SUP&gt;2&lt;/SUP&gt; [2].</text:p>
          </table:table-cell>
          <table:table-cell/>
          <table:table-cell office:value-type="string" calcext:value-type="string">
            <text:p>ГУСДС [1, 2].</text:p>
          </table:table-cell>
          <table:table-cell office:value-type="string" calcext:value-type="string">
            <text:p>Якутская АССР (?)&lt;SUP&gt;3&lt;/SUP&gt;.</text:p>
          </table:table-cell>
          <table:table-cell table:number-columns-repeated="2" office:value-type="string" calcext:value-type="string">
            <text:p>нет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разведка и добыча оловянной руды в Эге-Хайском&lt;SUP&gt;4&lt;/SUP&gt; р-не [3].</text:p>
          </table:table-cell>
          <table:table-cell office:value-type="string" calcext:value-type="string">
            <text:p>01.10.41 — 1937, ср. за январь 1942 г. — 1800, 01.01.43 — 1795, 21.03.43 — 2973, 01.01.44 — 1403, 01.04.44 — 1356 (УРО)&lt;SUP&gt;5&lt;/SUP&gt;.</text:p>
          </table:table-cell>
          <table:table-cell office:value-type="string" calcext:value-type="string">
            <text:p>нач. Янского горнопром. упр. — бр. ком. (полк. адм. сл.) Халеев М.И., с 14.05.42 по 02.06.44 [4]&lt;SUP&gt;6&lt;/SUP&gt;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SUP&gt;1&lt;/SUP&gt; Этим пр. Дальстрою выделены з/к для Янского горнопром. упр.&lt;br&gt;&lt;SUP&gt;2&lt;/SUP&gt; Датировано по материалам УРО о численности з/к (на 01.04.44 отмечено наличие з/к, на 01.05.44 — з/к отсутствуют).&lt;br&gt;&lt;SUP&gt;3&lt;/SUP&gt; Дислокация определена условно — р-н работ Янского горнопром. упр. располагался в Якутской АССР [3].&lt;br&gt;&lt;SUP&gt;4&lt;/SUP&gt; Ныне нормативное написание — Эсэ-Хайя (р.п. в Якутии) {42}.&lt;br&gt;&lt;SUP&gt;5&lt;/SUP&gt; На 01.03.42 — 1734, из них 4 женщины, 106 осужденных за к/р преступления [6. Л. 6];&lt;br&gt; согласно той же сводке, на 01.01.43 — 1570 [6. Л. 113об].&lt;br&gt;&lt;SUP&gt;6&lt;/SUP&gt; В [4] не сказано, что М.И.Халеев был нач. ИТЛ, но весьма вероятно, что он совмещал обе должности.</text:p>
          </table:table-cell>
          <table:table-cell/>
          <table:table-cell office:value-type="string" calcext:value-type="string">
            <text:p>&lt;ol compact&gt;&lt;li&gt;Пр. 00336 НКВД от 31.01.41.&lt;br&gt;&lt;li&gt;ГАРФ. Ф. 9414. Оп. 1. Д. 1155. Л. 57об.&lt;br&gt;&lt;li&gt;Пр. 00525 НКВД от 24.04.41.&lt;br&gt;&lt;li&gt;ГАРФ. Служебная карточка ГУЛАГа.&lt;br&gt;&lt;li&gt;Пр. 0276 НКВД от 31.05.41.&lt;br&gt;&lt;li&gt;ГАРФ. Ф. 9414. Оп. 1д. Д. 378.&lt;/ol&gt;</text:p>
          </table:table-cell>
          <table:table-cell office:value-type="string" calcext:value-type="string">
            <text:p>Тындинский ЛП ИТЛ АЛДАНСКОГО ДОРОЖНО-СТРОИТЕЛЬНОГО УПР. ДАЛЬСТРОЯ с 31.05.41 использовался как пересыльный пункт для Янского горнопром. упр. [5].</text:p>
          </table:table-cell>
          <table:table-cell office:value-type="string" calcext:value-type="string">
            <text:p>&lt;a href=r3-110.html&gt;ИТЛ АЛДАНСКОГО ДОРОЖНО-СТРОИТЕЛЬНОГО УПР. ДАЛЬСТРОЯ&lt;/a&gt;.</text:p>
          </table:table-cell>
          <table:table-cell office:value-type="string" calcext:value-type="string">
            <text:p>С.Сигачев</text:p>
          </table:table-cell>
          <table:table-cell office:value-type="string" calcext:value-type="string">
            <text:p>Система исправительно-трудовых лагерей в СССР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16:41:15.750588981</meta:creation-date>
    <dc:date>2015-11-17T16:47:00.526247542</dc:date>
    <meta:editing-duration>PT5M46S</meta:editing-duration>
    <meta:editing-cycles>1</meta:editing-cycles>
    <meta:generator>LibreOffice/5.0.3.2$Linux_X86_64 LibreOffice_project/e5f16313668ac592c1bfb310f4390624e3dbfb75</meta:generator>
    <meta:document-statistic meta:table-count="1" meta:cell-count="8005" meta:object-count="0"/>
  </office:meta>
</office:document-meta>
</file>